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text-properties fo:font-variant="normal" fo:text-transform="none" style:use-window-font-color="true" loext:opacity="0%"/>
    </style:style>
    <style:style style:name="P3" style:family="paragraph" style:parent-style-name="Heading_20_1">
      <style:paragraph-properties fo:break-before="page"/>
      <style:text-properties fo:font-variant="normal" fo:text-transform="none" style:use-window-font-color="true" loext:opacity="0%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officeooo:paragraph-rsid="000787ac"/>
    </style:style>
    <style:style style:name="P6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/>
    </style:style>
    <style:style style:name="P7" style:family="paragraph" style:parent-style-name="Standard">
      <style:paragraph-properties fo:orphans="0" fo:widows="0" fo:break-before="page">
        <style:tab-stops>
          <style:tab-stop style:position="7.105cm"/>
        </style:tab-stops>
      </style:paragraph-properties>
      <style:text-properties fo:font-variant="normal" fo:text-transform="none" style:use-window-font-color="true" loext:opacity="0%"/>
    </style:style>
    <style:style style:name="P8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/>
    </style:style>
    <style:style style:name="P9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/>
    </style:style>
    <style:style style:name="P10" style:family="paragraph" style:parent-style-name="Standard">
      <style:paragraph-properties fo:orphans="0" fo:widows="0" fo:break-before="page">
        <style:tab-stops>
          <style:tab-stop style:position="2.766cm"/>
          <style:tab-stop style:position="4.133cm"/>
          <style:tab-stop style:position="4.531cm"/>
          <style:tab-stop style:position="5.479cm"/>
          <style:tab-stop style:position="5.904cm"/>
        </style:tab-stops>
      </style:paragraph-properties>
      <style:text-properties fo:font-variant="normal" fo:text-transform="none" style:use-window-font-color="true" loext:opacity="0%"/>
    </style:style>
    <style:style style:name="P11" style:family="paragraph" style:parent-style-name="Standard">
      <style:paragraph-properties fo:orphans="0" fo:widows="0"/>
      <style:text-properties fo:font-variant="normal" fo:text-transform="none" style:use-window-font-color="true" loext:opacity="0%"/>
    </style:style>
    <style:style style:name="P12" style:family="paragraph" style:parent-style-name="Standard">
      <style:paragraph-properties fo:margin-left="0.635cm" fo:margin-right="0cm" fo:orphans="0" fo:widows="0" fo:text-indent="-0.635cm" style:auto-text-indent="false" fo:break-before="page"/>
      <style:text-properties fo:font-variant="normal" fo:text-transform="none" style:use-window-font-color="true" loext:opacity="0%"/>
    </style:style>
    <style:style style:name="P13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/>
    </style:style>
    <style:style style:name="P14" style:family="paragraph" style:parent-style-name="Standard">
      <style:paragraph-properties fo:orphans="0" fo:widows="0" fo:break-before="page">
        <style:tab-stops>
          <style:tab-stop style:position="6.865cm"/>
        </style:tab-stops>
      </style:paragraph-properties>
      <style:text-properties fo:font-variant="normal" fo:text-transform="none" style:use-window-font-color="true" loext:opacity="0%"/>
    </style:style>
    <style:style style:name="P15" style:family="paragraph" style:parent-style-name="Standard">
      <style:paragraph-properties fo:orphans="0" fo:widows="0" fo:break-before="page">
        <style:tab-stops>
          <style:tab-stop style:position="7.264cm"/>
        </style:tab-stops>
      </style:paragraph-properties>
      <style:text-properties fo:font-variant="normal" fo:text-transform="none" style:use-window-font-color="true" loext:opacity="0%"/>
    </style:style>
    <style:style style:name="P16" style:family="paragraph" style:parent-style-name="Standard">
      <style:paragraph-properties fo:orphans="0" fo:widows="0" fo:break-before="page">
        <style:tab-stops>
          <style:tab-stop style:position="3.082cm" style:leader-style="dotted" style:leader-text="."/>
        </style:tab-stops>
      </style:paragraph-properties>
      <style:text-properties fo:font-variant="normal" fo:text-transform="none" style:use-window-font-color="true" loext:opacity="0%"/>
    </style:style>
    <style:style style:name="P1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066cm"/>
          <style:tab-stop style:position="5.489cm"/>
          <style:tab-stop style:position="6.717cm"/>
        </style:tab-stops>
      </style:paragraph-properties>
      <style:text-properties fo:font-variant="normal" fo:text-transform="none" style:use-window-font-color="true" loext:opacity="0%"/>
    </style:style>
    <style:style style:name="P18" style:family="paragraph" style:parent-style-name="Standard">
      <style:paragraph-properties fo:orphans="0" fo:widows="0" fo:break-before="page">
        <style:tab-stops>
          <style:tab-stop style:position="0.961cm"/>
          <style:tab-stop style:position="1.937cm"/>
          <style:tab-stop style:position="6.322cm"/>
        </style:tab-stops>
      </style:paragraph-properties>
      <style:text-properties fo:font-variant="normal" fo:text-transform="none" style:use-window-font-color="true" loext:opacity="0%"/>
    </style:style>
    <style:style style:name="P1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547cm"/>
          <style:tab-stop style:position="4.389cm"/>
        </style:tab-stops>
      </style:paragraph-properties>
      <style:text-properties fo:font-variant="normal" fo:text-transform="none" style:use-window-font-color="true" loext:opacity="0%"/>
    </style:style>
    <style:style style:name="P20" style:family="paragraph" style:parent-style-name="Standard">
      <style:paragraph-properties fo:orphans="0" fo:widows="0" fo:break-before="page">
        <style:tab-stops>
          <style:tab-stop style:position="5.08cm"/>
        </style:tab-stops>
      </style:paragraph-properties>
      <style:text-properties fo:font-variant="normal" fo:text-transform="none" style:use-window-font-color="true" loext:opacity="0%"/>
    </style:style>
    <style:style style:name="P21" style:family="paragraph" style:parent-style-name="Standard">
      <style:paragraph-properties fo:orphans="0" fo:widows="0" fo:break-before="page">
        <style:tab-stops>
          <style:tab-stop style:position="2.101cm"/>
        </style:tab-stops>
      </style:paragraph-properties>
      <style:text-properties fo:font-variant="normal" fo:text-transform="none" style:use-window-font-color="true" loext:opacity="0%"/>
    </style:style>
    <style:style style:name="P22" style:family="paragraph" style:parent-style-name="Standard">
      <style:paragraph-properties fo:orphans="0" fo:widows="0" fo:break-before="page">
        <style:tab-stops>
          <style:tab-stop style:position="3.261cm"/>
          <style:tab-stop style:position="4.902cm"/>
          <style:tab-stop style:position="6.445cm"/>
        </style:tab-stops>
      </style:paragraph-properties>
      <style:text-properties fo:font-variant="normal" fo:text-transform="none" style:use-window-font-color="true" loext:opacity="0%"/>
    </style:style>
    <style:style style:name="P23" style:family="paragraph" style:parent-style-name="Standard">
      <style:paragraph-properties fo:orphans="0" fo:widows="0" fo:break-before="page">
        <style:tab-stops>
          <style:tab-stop style:position="6.772cm"/>
        </style:tab-stops>
      </style:paragraph-properties>
      <style:text-properties fo:font-variant="normal" fo:text-transform="none" style:use-window-font-color="true" loext:opacity="0%"/>
    </style:style>
    <style:style style:name="P24" style:family="paragraph" style:parent-style-name="Standard">
      <style:paragraph-properties fo:orphans="0" fo:widows="0" fo:break-before="page">
        <style:tab-stops>
          <style:tab-stop style:position="5.087cm"/>
        </style:tab-stops>
      </style:paragraph-properties>
      <style:text-properties fo:font-variant="normal" fo:text-transform="none" style:use-window-font-color="true" loext:opacity="0%"/>
    </style:style>
    <style:style style:name="P25" style:family="paragraph" style:parent-style-name="Standard">
      <style:paragraph-properties fo:orphans="0" fo:widows="0" fo:break-before="page">
        <style:tab-stops>
          <style:tab-stop style:position="3.782cm"/>
          <style:tab-stop style:position="5.244cm"/>
        </style:tab-stops>
      </style:paragraph-properties>
      <style:text-properties fo:font-variant="normal" fo:text-transform="none" style:use-window-font-color="true" loext:opacity="0%"/>
    </style:style>
    <style:style style:name="P26" style:family="paragraph" style:parent-style-name="Standard">
      <style:paragraph-properties fo:orphans="0" fo:widows="0" fo:break-before="page">
        <style:tab-stops>
          <style:tab-stop style:position="6.645cm"/>
        </style:tab-stops>
      </style:paragraph-properties>
      <style:text-properties fo:font-variant="normal" fo:text-transform="none" style:use-window-font-color="true" loext:opacity="0%"/>
    </style:style>
    <style:style style:name="P2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1.473cm"/>
          <style:tab-stop style:position="4.24cm"/>
          <style:tab-stop style:position="5.119cm"/>
          <style:tab-stop style:position="7.288cm"/>
        </style:tab-stops>
      </style:paragraph-properties>
      <style:text-properties fo:font-variant="normal" fo:text-transform="none" style:use-window-font-color="true" loext:opacity="0%"/>
    </style:style>
    <style:style style:name="P28" style:family="paragraph" style:parent-style-name="Standard">
      <style:paragraph-properties fo:orphans="0" fo:widows="0" fo:break-before="page">
        <style:tab-stops>
          <style:tab-stop style:position="0.755cm"/>
          <style:tab-stop style:position="1.579cm"/>
          <style:tab-stop style:position="2.053cm"/>
          <style:tab-stop style:position="4.957cm"/>
        </style:tab-stops>
      </style:paragraph-properties>
      <style:text-properties fo:font-variant="normal" fo:text-transform="none" style:use-window-font-color="true" loext:opacity="0%"/>
    </style:style>
    <style:style style:name="P29" style:family="paragraph" style:parent-style-name="Standard">
      <style:paragraph-properties fo:orphans="0" fo:widows="0" fo:break-before="page">
        <style:tab-stops>
          <style:tab-stop style:position="6.727cm"/>
        </style:tab-stops>
      </style:paragraph-properties>
      <style:text-properties fo:font-variant="normal" fo:text-transform="none" style:use-window-font-color="true" loext:opacity="0%"/>
    </style:style>
    <style:style style:name="P30" style:family="paragraph" style:parent-style-name="Standard">
      <style:paragraph-properties fo:orphans="0" fo:widows="0" fo:break-before="page">
        <style:tab-stops>
          <style:tab-stop style:position="5.56cm"/>
        </style:tab-stops>
      </style:paragraph-properties>
      <style:text-properties fo:font-variant="normal" fo:text-transform="none" style:use-window-font-color="true" loext:opacity="0%"/>
    </style:style>
    <style:style style:name="P3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085cm"/>
        </style:tab-stops>
      </style:paragraph-properties>
      <style:text-properties fo:font-variant="normal" fo:text-transform="none" style:use-window-font-color="true" loext:opacity="0%" officeooo:paragraph-rsid="00080243"/>
    </style:style>
    <style:style style:name="P32" style:family="paragraph" style:parent-style-name="Standard">
      <style:paragraph-properties fo:orphans="0" fo:widows="0" fo:break-before="page">
        <style:tab-stops>
          <style:tab-stop style:position="6.576cm"/>
          <style:tab-stop style:position="7.14cm"/>
        </style:tab-stops>
      </style:paragraph-properties>
      <style:text-properties fo:font-variant="normal" fo:text-transform="none" style:use-window-font-color="true" loext:opacity="0%"/>
    </style:style>
    <style:style style:name="P33" style:family="paragraph" style:parent-style-name="Standard">
      <style:paragraph-properties fo:orphans="0" fo:widows="0" fo:break-before="page">
        <style:tab-stops>
          <style:tab-stop style:position="3.597cm"/>
        </style:tab-stops>
      </style:paragraph-properties>
      <style:text-properties fo:font-variant="normal" fo:text-transform="none" style:use-window-font-color="true" loext:opacity="0%"/>
    </style:style>
    <style:style style:name="P34" style:family="paragraph" style:parent-style-name="Standard">
      <style:paragraph-properties fo:orphans="0" fo:widows="0" fo:break-before="page">
        <style:tab-stops>
          <style:tab-stop style:position="7.221cm"/>
        </style:tab-stops>
      </style:paragraph-properties>
      <style:text-properties fo:font-variant="normal" fo:text-transform="none" style:use-window-font-color="true" loext:opacity="0%"/>
    </style:style>
    <style:style style:name="P35" style:family="paragraph" style:parent-style-name="Standard">
      <style:paragraph-properties fo:orphans="0" fo:widows="0" fo:break-before="page">
        <style:tab-stops>
          <style:tab-stop style:position="2.766cm"/>
          <style:tab-stop style:position="3.219cm"/>
        </style:tab-stops>
      </style:paragraph-properties>
      <style:text-properties fo:font-variant="normal" fo:text-transform="none" style:use-window-font-color="true" loext:opacity="0%"/>
    </style:style>
    <style:style style:name="P36" style:family="paragraph" style:parent-style-name="Standard">
      <style:paragraph-properties fo:orphans="0" fo:widows="0" fo:break-before="page">
        <style:tab-stops>
          <style:tab-stop style:position="1.861cm"/>
          <style:tab-stop style:position="2.348cm"/>
          <style:tab-stop style:position="6.638cm"/>
        </style:tab-stops>
      </style:paragraph-properties>
      <style:text-properties fo:font-variant="normal" fo:text-transform="none" style:use-window-font-color="true" loext:opacity="0%"/>
    </style:style>
    <style:style style:name="P37" style:family="paragraph" style:parent-style-name="Standard">
      <style:paragraph-properties fo:orphans="0" fo:widows="0" fo:break-before="page">
        <style:tab-stops>
          <style:tab-stop style:position="7.332cm"/>
        </style:tab-stops>
      </style:paragraph-properties>
      <style:text-properties fo:font-variant="normal" fo:text-transform="none" style:use-window-font-color="true" loext:opacity="0%"/>
    </style:style>
    <style:style style:name="P38" style:family="paragraph" style:parent-style-name="Standard">
      <style:paragraph-properties fo:orphans="0" fo:widows="0" fo:break-before="page">
        <style:tab-stops>
          <style:tab-stop style:position="4.538cm"/>
        </style:tab-stops>
      </style:paragraph-properties>
      <style:text-properties fo:font-variant="normal" fo:text-transform="none" style:use-window-font-color="true" loext:opacity="0%"/>
    </style:style>
    <style:style style:name="P3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948cm"/>
          <style:tab-stop style:position="4.724cm"/>
          <style:tab-stop style:position="6.103cm"/>
        </style:tab-stops>
      </style:paragraph-properties>
      <style:text-properties fo:font-variant="normal" fo:text-transform="none" style:use-window-font-color="true" loext:opacity="0%"/>
    </style:style>
    <style:style style:name="P40" style:family="paragraph" style:parent-style-name="Standard">
      <style:paragraph-properties fo:orphans="0" fo:widows="0" fo:break-before="page">
        <style:tab-stops>
          <style:tab-stop style:position="2.395cm"/>
          <style:tab-stop style:position="7.022cm"/>
        </style:tab-stops>
      </style:paragraph-properties>
      <style:text-properties fo:font-variant="normal" fo:text-transform="none" style:use-window-font-color="true" loext:opacity="0%"/>
    </style:style>
    <style:style style:name="P41" style:family="paragraph" style:parent-style-name="Standard">
      <style:paragraph-properties fo:orphans="0" fo:widows="0" fo:break-before="page">
        <style:tab-stops>
          <style:tab-stop style:position="3.974cm"/>
        </style:tab-stops>
      </style:paragraph-properties>
      <style:text-properties fo:font-variant="normal" fo:text-transform="none" style:use-window-font-color="true" loext:opacity="0%"/>
    </style:style>
    <style:style style:name="P42" style:family="paragraph" style:parent-style-name="Standard">
      <style:paragraph-properties fo:orphans="0" fo:widows="0" fo:break-before="page">
        <style:tab-stops>
          <style:tab-stop style:position="4.717cm"/>
        </style:tab-stops>
      </style:paragraph-properties>
      <style:text-properties fo:font-variant="normal" fo:text-transform="none" style:use-window-font-color="true" loext:opacity="0%"/>
    </style:style>
    <style:style style:name="P43" style:family="paragraph" style:parent-style-name="Standard">
      <style:paragraph-properties fo:orphans="0" fo:widows="0" fo:break-before="page">
        <style:tab-stops>
          <style:tab-stop style:position="5.951cm"/>
          <style:tab-stop style:position="6.412cm"/>
          <style:tab-stop style:position="6.865cm"/>
        </style:tab-stops>
      </style:paragraph-properties>
      <style:text-properties fo:font-variant="normal" fo:text-transform="none" style:use-window-font-color="true" loext:opacity="0%"/>
    </style:style>
    <style:style style:name="P44" style:family="paragraph" style:parent-style-name="Standard">
      <style:paragraph-properties fo:orphans="0" fo:widows="0" fo:break-before="page">
        <style:tab-stops>
          <style:tab-stop style:position="4.674cm"/>
        </style:tab-stops>
      </style:paragraph-properties>
      <style:text-properties fo:font-variant="normal" fo:text-transform="none" style:use-window-font-color="true" loext:opacity="0%"/>
    </style:style>
    <style:style style:name="P4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392cm"/>
        </style:tab-stops>
      </style:paragraph-properties>
      <style:text-properties fo:font-variant="normal" fo:text-transform="none" style:use-window-font-color="true" loext:opacity="0%"/>
    </style:style>
    <style:style style:name="P46" style:family="paragraph" style:parent-style-name="Standard">
      <style:paragraph-properties fo:orphans="0" fo:widows="0" fo:break-before="page">
        <style:tab-stops>
          <style:tab-stop style:position="3.461cm"/>
        </style:tab-stops>
      </style:paragraph-properties>
      <style:text-properties fo:font-variant="normal" fo:text-transform="none" style:use-window-font-color="true" loext:opacity="0%"/>
    </style:style>
    <style:style style:name="P47" style:family="paragraph" style:parent-style-name="Standard">
      <style:paragraph-properties fo:orphans="0" fo:widows="0" fo:break-before="page">
        <style:tab-stops>
          <style:tab-stop style:position="6.391cm"/>
        </style:tab-stops>
      </style:paragraph-properties>
      <style:text-properties fo:font-variant="normal" fo:text-transform="none" style:use-window-font-color="true" loext:opacity="0%"/>
    </style:style>
    <style:style style:name="P48" style:family="paragraph" style:parent-style-name="Standard">
      <style:paragraph-properties fo:orphans="0" fo:widows="0" fo:break-before="page">
        <style:tab-stops>
          <style:tab-stop style:position="6.583cm"/>
        </style:tab-stops>
      </style:paragraph-properties>
      <style:text-properties fo:font-variant="normal" fo:text-transform="none" style:use-window-font-color="true" loext:opacity="0%"/>
    </style:style>
    <style:style style:name="P4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48cm"/>
        </style:tab-stops>
      </style:paragraph-properties>
      <style:text-properties fo:font-variant="normal" fo:text-transform="none" style:use-window-font-color="true" loext:opacity="0%"/>
    </style:style>
    <style:style style:name="P50" style:family="paragraph" style:parent-style-name="Standard">
      <style:paragraph-properties fo:orphans="0" fo:widows="0" fo:break-before="page">
        <style:tab-stops>
          <style:tab-stop style:position="7.153cm"/>
        </style:tab-stops>
      </style:paragraph-properties>
      <style:text-properties fo:font-variant="normal" fo:text-transform="none" style:use-window-font-color="true" loext:opacity="0%"/>
    </style:style>
    <style:style style:name="P51" style:family="paragraph" style:parent-style-name="Standard">
      <style:paragraph-properties fo:orphans="0" fo:widows="0" fo:break-before="page">
        <style:tab-stops>
          <style:tab-stop style:position="6.398cm"/>
        </style:tab-stops>
      </style:paragraph-properties>
      <style:text-properties fo:font-variant="normal" fo:text-transform="none" style:use-window-font-color="true" loext:opacity="0%"/>
    </style:style>
    <style:style style:name="P52" style:family="paragraph" style:parent-style-name="Standard">
      <style:paragraph-properties fo:orphans="0" fo:widows="0" fo:break-before="page">
        <style:tab-stops>
          <style:tab-stop style:position="4.503cm"/>
        </style:tab-stops>
      </style:paragraph-properties>
      <style:text-properties fo:font-variant="normal" fo:text-transform="none" style:use-window-font-color="true" loext:opacity="0%"/>
    </style:style>
    <style:style style:name="P5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089cm"/>
          <style:tab-stop style:position="4.394cm"/>
          <style:tab-stop style:position="7.05cm"/>
        </style:tab-stops>
      </style:paragraph-properties>
      <style:text-properties fo:font-variant="normal" fo:text-transform="none" style:use-window-font-color="true" loext:opacity="0%"/>
    </style:style>
    <style:style style:name="P54" style:family="paragraph" style:parent-style-name="Standard">
      <style:paragraph-properties fo:orphans="0" fo:widows="0" fo:break-before="page">
        <style:tab-stops>
          <style:tab-stop style:position="1.764cm"/>
          <style:tab-stop style:position="3.556cm"/>
          <style:tab-stop style:position="3.974cm"/>
        </style:tab-stops>
      </style:paragraph-properties>
      <style:text-properties fo:font-variant="normal" fo:text-transform="none" style:use-window-font-color="true" loext:opacity="0%"/>
    </style:style>
    <style:style style:name="P55" style:family="paragraph" style:parent-style-name="Standard">
      <style:paragraph-properties fo:orphans="0" fo:widows="0">
        <style:tab-stops>
          <style:tab-stop style:position="5.512cm"/>
          <style:tab-stop style:position="7.105cm"/>
        </style:tab-stops>
      </style:paragraph-properties>
      <style:text-properties fo:font-variant="normal" fo:text-transform="none" style:use-window-font-color="true" loext:opacity="0%" officeooo:paragraph-rsid="00080243"/>
    </style:style>
    <style:style style:name="P56" style:family="paragraph" style:parent-style-name="Standard">
      <style:paragraph-properties fo:orphans="0" fo:widows="0" fo:break-before="page">
        <style:tab-stops>
          <style:tab-stop style:position="5.424cm"/>
        </style:tab-stops>
      </style:paragraph-properties>
      <style:text-properties fo:font-variant="normal" fo:text-transform="none" style:use-window-font-color="true" loext:opacity="0%"/>
    </style:style>
    <style:style style:name="P57" style:family="paragraph" style:parent-style-name="Standard">
      <style:paragraph-properties fo:orphans="0" fo:widows="0" fo:break-before="page">
        <style:tab-stops>
          <style:tab-stop style:position="4.325cm"/>
          <style:tab-stop style:position="6.371cm"/>
        </style:tab-stops>
      </style:paragraph-properties>
      <style:text-properties fo:font-variant="normal" fo:text-transform="none" style:use-window-font-color="true" loext:opacity="0%"/>
    </style:style>
    <style:style style:name="P58" style:family="paragraph" style:parent-style-name="Standard">
      <style:paragraph-properties fo:orphans="0" fo:widows="0" fo:break-before="page">
        <style:tab-stops>
          <style:tab-stop style:position="1.572cm"/>
        </style:tab-stops>
      </style:paragraph-properties>
      <style:text-properties fo:font-variant="normal" fo:text-transform="none" style:use-window-font-color="true" loext:opacity="0%"/>
    </style:style>
    <style:style style:name="P5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5.904cm"/>
        </style:tab-stops>
      </style:paragraph-properties>
      <style:text-properties fo:font-variant="normal" fo:text-transform="none" style:use-window-font-color="true" loext:opacity="0%"/>
    </style:style>
    <style:style style:name="P60" style:family="paragraph" style:parent-style-name="Standard">
      <style:paragraph-properties fo:orphans="0" fo:widows="0" fo:break-before="page">
        <style:tab-stops>
          <style:tab-stop style:position="3.57cm"/>
          <style:tab-stop style:position="4.373cm"/>
          <style:tab-stop style:position="4.86cm"/>
          <style:tab-stop style:position="6.371cm"/>
        </style:tab-stops>
      </style:paragraph-properties>
      <style:text-properties fo:font-variant="normal" fo:text-transform="none" style:use-window-font-color="true" loext:opacity="0%"/>
    </style:style>
    <style:style style:name="P61" style:family="paragraph" style:parent-style-name="Standard">
      <style:paragraph-properties fo:orphans="0" fo:widows="0" fo:break-before="page">
        <style:tab-stops>
          <style:tab-stop style:position="1.88cm"/>
          <style:tab-stop style:position="3.096cm"/>
          <style:tab-stop style:position="5.711cm"/>
        </style:tab-stops>
      </style:paragraph-properties>
      <style:text-properties fo:font-variant="normal" fo:text-transform="none" style:use-window-font-color="true" loext:opacity="0%"/>
    </style:style>
    <style:style style:name="P6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167cm"/>
        </style:tab-stops>
      </style:paragraph-properties>
      <style:text-properties fo:font-variant="normal" fo:text-transform="none" style:use-window-font-color="true" loext:opacity="0%"/>
    </style:style>
    <style:style style:name="P63" style:family="paragraph" style:parent-style-name="Standard">
      <style:paragraph-properties fo:orphans="0" fo:widows="0" fo:break-before="page">
        <style:tab-stops>
          <style:tab-stop style:position="7.394cm"/>
        </style:tab-stops>
      </style:paragraph-properties>
      <style:text-properties fo:font-variant="normal" fo:text-transform="none" style:use-window-font-color="true" loext:opacity="0%"/>
    </style:style>
    <style:style style:name="P64" style:family="paragraph" style:parent-style-name="Standard">
      <style:paragraph-properties fo:orphans="0" fo:widows="0" fo:break-before="page">
        <style:tab-stops>
          <style:tab-stop style:position="6.967cm"/>
        </style:tab-stops>
      </style:paragraph-properties>
      <style:text-properties fo:font-variant="normal" fo:text-transform="none" style:use-window-font-color="true" loext:opacity="0%"/>
    </style:style>
    <style:style style:name="P6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174cm"/>
        </style:tab-stops>
      </style:paragraph-properties>
      <style:text-properties fo:font-variant="normal" fo:text-transform="none" style:use-window-font-color="true" loext:opacity="0%"/>
    </style:style>
    <style:style style:name="P6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383cm"/>
          <style:tab-stop style:position="3.104cm"/>
          <style:tab-stop style:position="4.387cm"/>
          <style:tab-stop style:position="5.609cm"/>
        </style:tab-stops>
      </style:paragraph-properties>
      <style:text-properties fo:font-variant="normal" fo:text-transform="none" style:use-window-font-color="true" loext:opacity="0%"/>
    </style:style>
    <style:style style:name="P6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794cm"/>
        </style:tab-stops>
      </style:paragraph-properties>
      <style:text-properties fo:font-variant="normal" fo:text-transform="none" style:use-window-font-color="true" loext:opacity="0%"/>
    </style:style>
    <style:style style:name="P6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186cm"/>
          <style:tab-stop style:position="5.189cm"/>
        </style:tab-stops>
      </style:paragraph-properties>
      <style:text-properties fo:font-variant="normal" fo:text-transform="none" style:use-window-font-color="true" loext:opacity="0%"/>
    </style:style>
    <style:style style:name="P6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039cm"/>
        </style:tab-stops>
      </style:paragraph-properties>
      <style:text-properties fo:font-variant="normal" fo:text-transform="none" style:use-window-font-color="true" loext:opacity="0%"/>
    </style:style>
    <style:style style:name="P7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782cm"/>
        </style:tab-stops>
      </style:paragraph-properties>
      <style:text-properties fo:font-variant="normal" fo:text-transform="none" style:use-window-font-color="true" loext:opacity="0%"/>
    </style:style>
    <style:style style:name="P7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302cm"/>
        </style:tab-stops>
      </style:paragraph-properties>
      <style:text-properties fo:font-variant="normal" fo:text-transform="none" style:use-window-font-color="true" loext:opacity="0%"/>
    </style:style>
    <style:style style:name="P7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632cm"/>
        </style:tab-stops>
      </style:paragraph-properties>
      <style:text-properties fo:font-variant="normal" fo:text-transform="none" style:use-window-font-color="true" loext:opacity="0%"/>
    </style:style>
    <style:style style:name="P73" style:family="paragraph" style:parent-style-name="Standard">
      <style:paragraph-properties fo:orphans="0" fo:widows="0">
        <style:tab-stops>
          <style:tab-stop style:position="4.71cm"/>
        </style:tab-stops>
      </style:paragraph-properties>
      <style:text-properties fo:font-variant="normal" fo:text-transform="none" style:use-window-font-color="true" loext:opacity="0%"/>
    </style:style>
    <style:style style:name="P7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103cm"/>
          <style:tab-stop style:position="4.978cm"/>
          <style:tab-stop style:position="6.775cm"/>
        </style:tab-stops>
      </style:paragraph-properties>
      <style:text-properties fo:font-variant="normal" fo:text-transform="none" style:use-window-font-color="true" loext:opacity="0%"/>
    </style:style>
    <style:style style:name="P75" style:family="paragraph" style:parent-style-name="Standard">
      <style:paragraph-properties fo:orphans="0" fo:widows="0" fo:break-before="page">
        <style:tab-stops>
          <style:tab-stop style:position="4.057cm"/>
        </style:tab-stops>
      </style:paragraph-properties>
      <style:text-properties fo:font-variant="normal" fo:text-transform="none" style:use-window-font-color="true" loext:opacity="0%"/>
    </style:style>
    <style:style style:name="P7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903cm"/>
        </style:tab-stops>
      </style:paragraph-properties>
      <style:text-properties fo:font-variant="normal" fo:text-transform="none" style:use-window-font-color="true" loext:opacity="0%"/>
    </style:style>
    <style:style style:name="P7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279cm"/>
        </style:tab-stops>
      </style:paragraph-properties>
      <style:text-properties fo:font-variant="normal" fo:text-transform="none" style:use-window-font-color="true" loext:opacity="0%"/>
    </style:style>
    <style:style style:name="P7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7.235cm"/>
        </style:tab-stops>
      </style:paragraph-properties>
      <style:text-properties fo:font-variant="normal" fo:text-transform="none" style:use-window-font-color="true" loext:opacity="0%"/>
    </style:style>
    <style:style style:name="P79" style:family="paragraph" style:parent-style-name="Standard">
      <style:paragraph-properties fo:orphans="0" fo:widows="0">
        <style:tab-stops>
          <style:tab-stop style:position="4.695cm"/>
          <style:tab-stop style:position="5.733cm"/>
          <style:tab-stop style:position="6.165cm"/>
        </style:tab-stops>
      </style:paragraph-properties>
      <style:text-properties fo:font-variant="normal" fo:text-transform="none" style:use-window-font-color="true" loext:opacity="0%"/>
    </style:style>
    <style:style style:name="P80" style:family="paragraph" style:parent-style-name="Standard">
      <style:paragraph-properties fo:orphans="0" fo:widows="0" fo:break-before="page">
        <style:tab-stops>
          <style:tab-stop style:position="5.211cm"/>
        </style:tab-stops>
      </style:paragraph-properties>
      <style:text-properties fo:font-variant="normal" fo:text-transform="none" style:use-window-font-color="true" loext:opacity="0%"/>
    </style:style>
    <style:style style:name="P8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304cm"/>
          <style:tab-stop style:position="6.198cm"/>
          <style:tab-stop style:position="7.25cm" style:leader-style="dotted" style:leader-text="."/>
        </style:tab-stops>
      </style:paragraph-properties>
      <style:text-properties fo:font-variant="normal" fo:text-transform="none" style:use-window-font-color="true" loext:opacity="0%"/>
    </style:style>
    <style:style style:name="P8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0.808cm"/>
        </style:tab-stops>
      </style:paragraph-properties>
      <style:text-properties fo:font-variant="normal" fo:text-transform="none" style:use-window-font-color="true" loext:opacity="0%"/>
    </style:style>
    <style:style style:name="P83" style:family="paragraph" style:parent-style-name="Standard">
      <style:paragraph-properties fo:orphans="0" fo:widows="0">
        <style:tab-stops>
          <style:tab-stop style:position="4.798cm"/>
          <style:tab-stop style:position="5.794cm"/>
        </style:tab-stops>
      </style:paragraph-properties>
      <style:text-properties fo:font-variant="normal" fo:text-transform="none" style:use-window-font-color="true" loext:opacity="0%"/>
    </style:style>
    <style:style style:name="P84" style:family="paragraph" style:parent-style-name="Standard">
      <style:paragraph-properties fo:orphans="0" fo:widows="0" fo:break-before="page">
        <style:tab-stops>
          <style:tab-stop style:position="3.501cm"/>
        </style:tab-stops>
      </style:paragraph-properties>
      <style:text-properties fo:font-variant="normal" fo:text-transform="none" style:use-window-font-color="true" loext:opacity="0%"/>
    </style:style>
    <style:style style:name="P8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284cm"/>
        </style:tab-stops>
      </style:paragraph-properties>
      <style:text-properties fo:font-variant="normal" fo:text-transform="none" style:use-window-font-color="true" loext:opacity="0%"/>
    </style:style>
    <style:style style:name="P86" style:family="paragraph" style:parent-style-name="Standard">
      <style:paragraph-properties fo:orphans="0" fo:widows="0" fo:break-before="page">
        <style:tab-stops>
          <style:tab-stop style:position="6.775cm"/>
        </style:tab-stops>
      </style:paragraph-properties>
      <style:text-properties fo:font-variant="normal" fo:text-transform="none" style:use-window-font-color="true" loext:opacity="0%"/>
    </style:style>
    <style:style style:name="P87" style:family="paragraph" style:parent-style-name="Standard">
      <style:paragraph-properties fo:orphans="0" fo:widows="0" fo:break-before="page">
        <style:tab-stops>
          <style:tab-stop style:position="4.648cm"/>
        </style:tab-stops>
      </style:paragraph-properties>
      <style:text-properties fo:font-variant="normal" fo:text-transform="none" style:use-window-font-color="true" loext:opacity="0%"/>
    </style:style>
    <style:style style:name="P88" style:family="paragraph" style:parent-style-name="Standard">
      <style:paragraph-properties fo:orphans="0" fo:widows="0" fo:break-before="page">
        <style:tab-stops>
          <style:tab-stop style:position="1.826cm"/>
        </style:tab-stops>
      </style:paragraph-properties>
      <style:text-properties fo:font-variant="normal" fo:text-transform="none" style:use-window-font-color="true" loext:opacity="0%"/>
    </style:style>
    <style:style style:name="P8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942cm"/>
          <style:tab-stop style:position="5.389cm"/>
        </style:tab-stops>
      </style:paragraph-properties>
      <style:text-properties fo:font-variant="normal" fo:text-transform="none" style:use-window-font-color="true" loext:opacity="0%"/>
    </style:style>
    <style:style style:name="P9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256cm"/>
          <style:tab-stop style:position="3.983cm"/>
        </style:tab-stops>
      </style:paragraph-properties>
      <style:text-properties fo:font-variant="normal" fo:text-transform="none" style:use-window-font-color="true" loext:opacity="0%"/>
    </style:style>
    <style:style style:name="P9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597cm"/>
          <style:tab-stop style:position="6.696cm"/>
          <style:tab-stop style:position="7.23cm"/>
        </style:tab-stops>
      </style:paragraph-properties>
      <style:text-properties fo:font-variant="normal" fo:text-transform="none" style:use-window-font-color="true" loext:opacity="0%"/>
    </style:style>
    <style:style style:name="P9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526cm"/>
          <style:tab-stop style:position="7.14cm"/>
        </style:tab-stops>
      </style:paragraph-properties>
      <style:text-properties fo:font-variant="normal" fo:text-transform="none" style:use-window-font-color="true" loext:opacity="0%"/>
    </style:style>
    <style:style style:name="P9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257cm"/>
        </style:tab-stops>
      </style:paragraph-properties>
      <style:text-properties fo:font-variant="normal" fo:text-transform="none" style:use-window-font-color="true" loext:opacity="0%"/>
    </style:style>
    <style:style style:name="P94" style:family="paragraph" style:parent-style-name="Standard">
      <style:paragraph-properties fo:orphans="0" fo:widows="0" fo:break-before="page">
        <style:tab-stops>
          <style:tab-stop style:position="4.771cm"/>
        </style:tab-stops>
      </style:paragraph-properties>
      <style:text-properties fo:font-variant="normal" fo:text-transform="none" style:use-window-font-color="true" loext:opacity="0%"/>
    </style:style>
    <style:style style:name="P95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officeooo:paragraph-rsid="0007d1a3"/>
    </style:style>
    <style:style style:name="P96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officeooo:paragraph-rsid="00080243"/>
    </style:style>
    <style:style style:name="P97" style:family="paragraph" style:parent-style-name="Standard">
      <style:paragraph-properties fo:orphans="0" fo:widows="0"/>
      <style:text-properties fo:font-variant="normal" fo:text-transform="none" style:use-window-font-color="true" loext:opacity="0%" officeooo:paragraph-rsid="00080243"/>
    </style:style>
    <style:style style:name="T1" style:family="text">
      <style:text-properties fo:font-variant="normal" fo:text-transform="none" fo:color="#474747" loext:opacity="100%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0787ac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07d1a3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07d1a3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080243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4" style:family="text">
      <style:text-properties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5" style:family="text">
      <style:text-properties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6" style:family="text">
      <style:text-properties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7" style:family="text">
      <style:text-properties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8" style:family="text">
      <style:text-properties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9" style:family="text">
      <style:text-properties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0" style:family="text">
      <style:text-properties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1" style:family="text">
      <style:text-properties fo:language="el" fo:country="GR" fo:font-style="italic" style:text-underline-style="none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22" style:family="text">
      <style:text-properties fo:language="el" fo:country="GR" fo:font-style="italic" style:text-underline-style="none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23" style:family="text">
      <style:text-properties style:font-name="Microsoft Sans Serif" fo:font-size="12pt" fo:letter-spacing="normal" style:rfc-language-tag="la-001" fo:language="la" fo:font-style="normal" style:text-underline-style="none" fo:font-weight="normal" officeooo:rsid="000787ac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24" style:family="text">
      <style:text-properties style:font-name="Microsoft Sans Serif" fo:font-size="12pt" fo:letter-spacing="normal" style:rfc-language-tag="la-001" fo:language="la" fo:font-style="normal" style:text-underline-style="none" fo:font-weight="normal" officeooo:rsid="000787ac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25" style:family="text">
      <style:text-properties style:font-name="Microsoft Sans Serif" fo:font-size="12pt" fo:letter-spacing="normal" style:rfc-language-tag="la-001" fo:language="la" fo:font-style="normal" style:text-underline-style="none" fo:font-weight="normal" officeooo:rsid="0007d1a3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26" style:family="text">
      <style:text-properties style:font-name="Microsoft Sans Serif" fo:font-size="12pt" fo:letter-spacing="normal" style:rfc-language-tag="la-001" fo:language="la" fo:font-style="normal" style:text-underline-style="none" fo:font-weight="normal" officeooo:rsid="00080243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2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4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39" style:family="text">
      <style:text-properties style:text-position="super 58%" fo:font-style="italic" style:text-underline-style="none" fo:font-weight="normal" style:font-style-asian="italic" style:font-weight-asian="normal" style:font-style-complex="italic" style:font-weight-complex="normal"/>
    </style:style>
    <style:style style:name="T40" style:family="text">
      <style:text-properties style:text-position="super 58%" fo:font-style="italic" style:text-underline-style="none" fo:font-weight="normal" style:font-style-asian="italic" style:font-weight-asian="normal" style:font-style-complex="italic" style:font-weight-complex="normal"/>
    </style:style>
    <style:style style:name="T41" style:family="text">
      <style:text-properties style:text-position="super 58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2" style:family="text">
      <style:text-properties style:text-position="super 58%" fo:language="el" fo:country="GR" fo:font-style="normal" style:text-underline-style="none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3" style:family="text">
      <style:text-properties fo:language="en" fo:country="US" fo:font-style="normal" style:text-underline-style="none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44" style:family="text">
      <style:text-properties fo:language="en" fo:country="US" fo:font-style="normal" style:text-underline-style="none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45" style:family="text">
      <style:text-properties fo:language="en" fo:country="US" fo:font-style="italic" style:text-underline-style="none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46" style:family="text">
      <style:text-properties fo:language="en" fo:country="US" fo:font-style="italic" style:text-underline-style="none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47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48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49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50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51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52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53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54" style:family="text">
      <style:text-properties style:text-position="sub 58%" fo:font-style="italic" style:text-underline-style="none" fo:font-weight="normal" style:font-style-asian="italic" style:font-weight-asian="normal" style:font-style-complex="italic" style:font-weight-complex="normal"/>
    </style:style>
    <style:style style:name="T55" style:family="text">
      <style:text-properties fo:color="#000000" loext:opacity="100%" style:font-name="Liberation Sans" fo:font-size="18.2000007629395pt" fo:letter-spacing="normal" style:rfc-language-tag="la-001" fo:language="la" fo:font-style="normal" style:text-underline-style="none" fo:font-weight="normal" officeooo:rsid="0007d1a3" fo:background-color="transparent" loext:char-shading-value="0" style:font-name-asian="Noto Sans CJK SC" style:font-size-asian="18.2000007629395pt" style:rfc-language-tag-asian="la-001" style:language-asian="la" style:font-style-asian="normal" style:font-weight-asian="normal" style:font-name-complex="Lohit Devanagari1" style:font-size-complex="18.2000007629395pt" style:rfc-language-tag-complex="la-001" style:language-complex="la" style:font-style-complex="normal" style:font-weight-complex="normal" style:text-scale="100%"/>
    </style:style>
    <style:style style:name="T56" style:family="text">
      <style:text-properties fo:color="#000000" loext:opacity="100%" style:font-name="Liberation Sans" fo:font-size="16.1000003814697pt" fo:letter-spacing="normal" style:rfc-language-tag="la-001" fo:language="la" fo:font-weight="bold" officeooo:rsid="00080243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1" style:font-size-complex="16.1000003814697pt" style:rfc-language-tag-complex="la-001" style:language-complex="la" style:font-weight-complex="bold" style:text-scale="100%"/>
    </style:style>
    <style:style style:name="T57" style:family="text">
      <style:text-properties fo:color="#000000" loext:opacity="100%" style:font-name="Liberation Sans" fo:font-size="16.1000003814697pt" fo:letter-spacing="normal" style:rfc-language-tag="la-001" fo:language="la" fo:font-weight="bold" officeooo:rsid="000948e3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1" style:font-size-complex="16.1000003814697pt" style:rfc-language-tag-complex="la-001" style:language-complex="la" style:font-weight-complex="bold" style:text-scale="100%"/>
    </style:style>
    <style:style style:name="T58" style:family="text">
      <style:text-properties officeooo:rsid="00080243"/>
    </style:style>
    <style:style style:name="T59" style:family="text">
      <style:text-properties officeooo:rsid="000948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bookmark0"/><text:span text:style-name="T2">GALENI AD GLAVCONEM D</text:span><text:span text:style-name="T14">Ε </text:span><text:span text:style-name="T2">ME-</text:span><text:bookmark-end text:name="bookmark0"/><text:span text:style-name="T2"><text:line-break/>DENDI METHODO LIBER </text:span><text:span text:style-name="T23">I.</text:span></text:h>
      <text:h text:style-name="Heading_20_2" text:outline-level="2">Cap. I.</text:h>
      <text:p text:style-name="P5"><text:span text:style-name="T2"/></text:p>
      <text:p text:style-name="P5"><text:span text:style-name="T23">Non</text:span><text:span text:style-name="T2"> communem solum omnium hominum<text:line-break/>naturam o Glauco, sed et cujusque propriam nosse medicum<text:line-break/>oportere et ab’ Hippocrate olim recte enunciatum est et a<text:line-break/>nobis in ipsis artis operibus; ut nosti; studiose obfervatumj<text:line-break/>Fieri tamen non potest ut propria cuiusque perinde atque<text:line-break/>communis scribatur, fed opposito se habent ordine scripta </text:span><text:span text:style-name="T27">ei<text:line-break/></text:span><text:span text:style-name="T2">dpera cum iU aliis plerisque, tum maxime in his quae nunc<text:line-break/></text:span><text:span text:style-name="T27">docere</text:span><text:span text:style-name="T2"> statuimus. Efflagitasti enim ut tibi universalem me-</text:span></text:p>
      <text:p text:style-name="P6"><text:span text:style-name="T2">dendi methodum- delinearemus, haec autem qualitate quan-<text:line-break/>titateque remedii cujusque et utendi modo ac occasione, quae<text:line-break/>horum omnium cognitu difficillima est, perficitur. Citra<text:line-break/>quam admodum praecipitem, ut alicubi auctor nobis </text:span><text:span text:style-name="T2">bono-<text:line-break/></text:span><text:span text:style-name="T2">rum omnium Hippocrates docet, plerumque medicos non<text:line-break/>vulgares modo, sed et certe optimos salli vides. Quin etiam<text:line-break/>recta assequi conjectura medicamenti quantitatem pro </text:span><text:span text:style-name="T27">vi-<text:line-break/>rium</text:span><text:span text:style-name="T2"> ratione corpori accommodandam difficilem esse idem<text:line-break/>vir scripsit. Quum igitur ad recte medendum magnopere<text:line-break/>conferre- tum occasionem tum quantitatem remediorum con-<text:line-break/>stet, sint autem haec singulis aegrotis propria, nihil vero<text:line-break/>quod proprium sit verbis explicari possit, hac ratione quod<text:line-break/>commuue est scribere cogimur, tametsi id usu sit secundum.<text:line-break/>Plerumque enim aegrotus quosdam invisimus, quibuscum<text:line-break/>antea dum sani essent versisti non fuimus, proinde quem </text:span><text:span text:style-name="T2">co-<text:line-break/></text:span><text:span text:style-name="T2">lorem, quam corporis habitudinem, quem iratrvum calorem<text:line-break/>arteriarmnque pulsum ante habuerint ignoramus, quae si<text:line-break/>ante perspecta nobis fuissent, morbi utique magnitudinem</text:span></text:p>
      <text:p text:style-name="P6"><text:span text:style-name="T2">probe </text:span><text:span text:style-name="T2">judicare potuissemus. Cujusque </text:span><text:span text:style-name="T2">enim </text:span><text:span text:style-name="T2">morbi </text:span><text:span text:style-name="T2">magnitudo<text:line-break/>tanta est quantum a naturali statu recedit. Quantum vero<text:line-break/>recedat solus is novit, qui naturalem habitum ad amussim te-<text:line-break/>nuerit. Quod quum iii illis </text:span><text:span text:style-name="T2">ipsis </text:span><text:span text:style-name="T2">ignoremus, ne omnino hae-<text:line-break/>sitemus, </text:span><text:span text:style-name="T2">ad </text:span><text:span text:style-name="T2">id quod </text:span><text:span text:style-name="T2">commune </text:span><text:span text:style-name="T2">est confugimus. Nam lu hoc<text:line-break/>artis peritus imperito plus nonnihil potest. </text:span><text:span text:style-name="T2">Quid </text:span><text:span text:style-name="T2">vero plus ?<text:line-break/>Hippoerates quidem omnium quos novimus </text:span><text:span text:style-name="T2">id </text:span><text:span text:style-name="T2">primus lite-<text:line-break/>ris mandavit. Qui autem post hunc fuerunt, ejusque scripta<text:line-break/>intellectu conscquuti sunt, fusius fiint interpretati, inter<text:line-break/>quos suit Miiesitheus Atheniensis, vir cum in omnibus aliis<text:line-break/>quae ad artem pertinent" non mediocriter eruditus tum in<text:line-break/>exercenda arte quantum via ac ratione .licet nulli peritia<text:line-break/>secundus. Hic Mnesitheus a primis summisque generibus au-<text:line-break/>spicatus, ea in alia item genera, species et differentias fecanda<text:line-break/>esse censuiti Haec denuo in alia similiter, quae rursus eo-<text:line-break/>dem modo distribuerentur, dum ad aliquam talem descen-<text:line-break/>deremus speciem, quae divisa inunnm numero ac indivi-,<text:line-break/>duurn desineret. Mihi vero fatis est tibi sententiam mean</text:span></text:p>
      <text:p text:style-name="P6"><text:span text:style-name="T2">brevibus explicuisse. -Nam ridiculus forem si te tua do cerem J<text:line-break/>tanqnam </text:span><text:span text:style-name="T27">ea</text:span><text:span text:style-name="T2"> pridem ex Platone non didiceris. De hac re: igi-<text:line-break/>tur meminimus, non ut te dividendi rationem doceremus,<text:line-break/>sed quod ad ea quae post dicentur omnia .non inutilem fore<text:line-break/>speraremus, quodque aliter tini causas, ob quas medicorum<text:line-break/>plurimos passim errare contingit, efflagitanti non alia via<text:line-break/>melius indicare possemus., Etenim quicquid turn in aliis tus<text:line-break/>ctis, tum a multis medicis in morborum curationibus delin-<text:line-break/>quitur, primam id niaximamque causam habet vitiosam di-<text:line-break/>visionem. Quidam enim in primis summisque generibus sta-<text:line-break/>tirn consistunt, solis indicationibus quae ab illis desumuntur<text:line-break/>contenti, quidam quadautenus dividendo processerunt, sed<text:line-break/>ad divisionis metam non pervenerunt, multi autem perpe-<text:line-break/>ram diviserunt.- . At- quisquis omnia et quae secundum et<text:line-break/>praeter naturam sunt ad hanc viam ac rationem re.vocarit<text:line-break/>et ex omnibus iis quae per divisionem luventa sunt integras<text:line-break/>sumpserit indicationes, solus is-quantum per humanas vires •,</text:span></text:p>
      <text:p text:style-name="P6"><text:span text:style-name="T2">licet medendo non erraverit, notos quidem aliis melius, igno-<text:line-break/>tos vero- quam fieri poterit maxime secundum illos curaverit.<text:line-break/>Si quis enim probe distinxerit primum aesatum, deinde tem-<text:line-break/>peramentorum differentias et vires multaque </text:span><text:span text:style-name="T2">id </text:span><text:span text:style-name="T2">genus quae<text:line-break/>hominibus insunt, enjusmodi est color, calor, corporis habitus,<text:line-break/>arteriarum motus, consuetudo, studia et animi inores, quibus<text:line-break/>addiderit maris et foeminae diicrimen, et quae ad regiones<text:line-break/>anni tempora et alias ambientis nos aeris constitutiones, ad<text:line-break/>propriam aegrotantis naturam prope accedet. Verum alia<text:line-break/>quidem horum omnium in libris de pulsibus, alia vero in<text:line-break/>libris de temperamentis disputata sunt, quemadmodum et<text:line-break/>quae praeter naturam sunt universa, ut inter se.scrmis ac<text:line-break/>generibus disserant, in libris de affectibus a nobis definita<text:line-break/>funt. Nunc vero omnis nostra disputatio de iis aegrotis erit,<text:line-break/>quos exacte antequam morbum contraherent noveramus,<text:line-break/>onm quibus tamen et reliquos omnes, quorum nobis non<text:line-break/>erat perspecta natura, intelligetuus. Siquidem dllficlle-non</text:span></text:p>
      <text:p text:style-name="P7"><text:span text:style-name="T2">fuerit ex </text:span><text:span text:style-name="T2">eo quod persecte distinctum est id etiam </text:span><text:span text:style-name="T2">quod<text:line-break/>tale non sit invenire.<text:tab/>.</text:span></text:p>
      <text:h text:style-name="Heading_20_2" text:outline-level="2">Cap. <text:span text:style-name="T58">II</text:span>.</text:h>
      <text:p text:style-name="P96"><text:span text:style-name="T2">Igitur a febribus, quoniam harum curanda-<text:line-break/>rum methodum habere cupiebas, auspicemur, primumque de<text:line-break/>simplicissimis, quas Hippocrates ephemeras vocat, disseramus.<text:line-break/>Hae autem ex- lassitudine nascuntur, temulentia, </text:span><text:span text:style-name="T2">ira, </text:span><text:span text:style-name="T2">moerore,<text:line-break/>excandescentia furoreve, aliisque vehementibus animi curis.<text:line-break/>In hoc genere continentur et quae a bnbone originem du-<text:line-break/>cunt, exceptis iis quae fine, manifesto fiunt ulcere. Hae<text:line-break/>namque suspicione non vacant, minimeque mites sunt Sed-<text:line-break/>et pervigilium simplicem febrem saepe attulit, quemadrno-<text:line-break/>dum et algor, noanunquam et ardor. Omnes hae febres fol-<text:line-break/>vi facillime -possunt, siquidem ad balneas aliamque usitatam<text:line-break/>nivendi rationem aegrotum statim ducere oportet. Itaque qui<text:line-break/>multorum sermone celebratam illam diatritoa, </text:span><text:span text:style-name="T27">id esi tridua-<text:line-break/>nam inediam,</text:span><text:span text:style-name="T2"> in omnibus iis admittunt, sebres reddunt saepe<text:line-break/>acriores , tametsi etiam alloqui delinquunt. Quemadmoduni<text:line-break/>ex ipsis videre est non paucos, qui quoties aegrotos invisunt</text:span></text:p>
      <text:p text:style-name="P6"><text:span text:style-name="T2">ita aberrant, ut certe manu factos morbos inducant. Harum<text:line-break/>igitur febrium prorupta est curatio, sed diligentiam exigit<text:line-break/>majorem dignoti©, de qua ante nos nemo quantum res po-<text:line-break/>scebat conscripsit Itaque mirum non eftmultos tantum cu-<text:line-break/>rando hallucinari , qnantum a dignotione aberraut. Nonu<text:line-break/>nulli enim casu quodam in graves saepe morbos inciderunt,<text:line-break/>velet temulenti vel .sole exusti vel refrigerati vel labore, sa-<text:line-break/>tigati vel vigilias passi vel furore concitati, aut alia quavis<text:line-break/>causa quae per se taedere idonea sit-assecti, deinde omnia<text:line-break/>ob causam quae antecessit accidere , neque aliam subesse af-<text:line-break/>sectionem arbitrati, negligentius victus rationem instituentes<text:line-break/>non intellexerunt scsc in incurabilem aut aegre quidem sa-<text:line-break/>nabilem morbum ruere, Ob id igitur adbibenda omnino </text:span><text:span text:style-name="T27">di-<text:line-break/>ligentiae</text:span><text:span text:style-name="T2"> est,, quemadmodum Hippocrates admonet, ut non<text:line-break/>solum futura praenuscamus, sed et praeterita et praesentia<text:line-break/>cognoscamus. Etenim quod nunc proponimus adeam artis<text:line-break/>partem attiiiet,, quod et nos quam dilucide poterimus ur-</text:span></text:p>
      <text:p text:style-name="P6"><text:span text:style-name="T2">plicabimus. Neque parvi refert an aegrotum jam lavere<text:line-break/>ecnfidereque, an sibi cavere ac se tueri jusseris. Acceden-<text:line-break/>tes igitur </text:span><text:span text:style-name="T2">ad </text:span><text:span text:style-name="T2">aegrotum </text:span><text:span text:style-name="T2">in </text:span><text:span text:style-name="T2">primis qqae in ipso snut praecipua,<text:line-break/>deinde vero alia contemplari oportet, ne minimum quid-<text:line-break/>dam, si fieri omnino possit, omittentes. Siquidem ut indica-<text:line-break/>tioni quae </text:span><text:span text:style-name="T27">a</text:span><text:span text:style-name="T2"> maximis sumitur magis aut minus credamus,<text:line-break/>ex aliorum accessione efficitur. Maxima vero signa in febri-<text:line-break/>citantibus omnibus ex pulsibus et urinis petuntur, quibus<text:line-break/>alia omnia quae in facie esse docet Hippocrates et quae ab<text:line-break/>eccuhatione et respiratione, quaeque ab excrementis tum<text:line-break/>fuperioruni tum inferiorum partium Iutnuntur, atque etiam<text:line-break/>si quod appareat symptoma in quacunque corporis parte<text:line-break/>aut ejus actione, qualia ille sexcenta in sexcentis locis scri-<text:line-break/>psit, addenda sunt, i neque ex his ullum oscitanter praeter-<text:line-break/>eundum esu Haec quidem febrium omnium communia sunt.<text:line-break/>Itaque in his etiam simplicissimis, de quibus praesens est '<text:line-break/>disputatio, nullum horum relinquendum est- Perspectis au-</text:span></text:p>
      <text:p text:style-name="P6"><text:span text:style-name="T2">'tem tum ex pulsibus tum urinis febris moribus, - pulsibus<text:line-break/>quidem nullam inflammationis notam, nullamque oninino<text:line-break/>in uno arteriae percussu inaequalitatem habentibus, aut si<text:line-break/>habeant, prorsus obscuram , urinis vero vel eas quae fecun-<text:line-break/>dum naturam habent omnino imitantibus vel a naturali sta-<text:line-break/>tu parum deflectentibus, ad alia quae ante commemoravi-<text:line-break/>mus-omnia veniendum esu Quamque omnia velut concentu<text:line-break/>quodam consonent, jam fidendum </text:span><text:span text:style-name="T2">est </text:span><text:span text:style-name="T2">quaerendumque, si lu—<text:line-break/>bet, ab aegroto, nurn qua causa evidens praecesserit, quod<text:line-break/>si fateatur aeger ,.expectata prima febris solutione protinus<text:line-break/>lavandus est, quum fidelior tibi dignotio fiat ex ipsa solutio-<text:line-break/>nis forma.’ Nam tunc arteriarum motus huic omnino, qui in<text:line-break/>fanis est; assirnilatur.' Quum is in nulla alia febre ad natu-<text:line-break/>-ralem statum redeat; etiamsi temporis spatium inter prioris<text:line-break/>accessionis finem et sequentis initium longum sit, velut in<text:line-break/>tertianis et quartanis, in quibus lernper febris vestigium re-<text:line-break/>,linquitur, ;In drariis vero cessante accessione omnia simul</text:span></text:p>
      <text:p text:style-name="P6"><text:span text:style-name="T2">signa abolentur, harum tamen plurimae lu madores solvun-<text:line-break/>tur, nonnullae in suaves ac lenes sudores, aut omnino ve-<text:line-break/>lut vapor aliquis copiosus ex imo corpore exhalat Sed et<text:line-break/>urinae eo tempore longe quam per initia meliores tibi ap-<text:line-break/>parebunt. Neque vero si quis cum febre caput aut partem<text:line-break/>aliam dolor occuparit, is amplius manet. Si vero et aeger'<text:line-break/>facile morbum ferat, certissimum est indicium, quod velut<text:line-break/>impressum quoddam sigillum omnium maxime febris man-<text:line-break/>suetudinem exprimet. Quod si, dum lavantur, insolitum fri-<text:line-break/>goris horrorem aliamque molestiam non sentiant, ac deinde<text:line-break/>post lavationem facile tolerent et bene ferant, cibus ofleren-<text:line-break/>dus vinumque potui dandum est sine formidine, quantum<text:line-break/>res praesens efflagitat. Nos vero, ut nosti, ab aegroto scisci-<text:line-break/>tari non sustinentes causam quae praecesserit dicere cimae<text:line-break/>mur, quod maximum est argumentum ennrnon errare, qui<text:line-break/>talem sit adeptus facultatem. ..Si vero manentibus adhuc<text:line-break/>animi motibus aegrotum contempleris., maxime ex pulsibus,</text:span></text:p>
      <text:p text:style-name="P6"><text:span text:style-name="T2">ut in libris de pulsibus declaratum est, deinde ex estis di-<text:line-break/>gnotio petenda esu. Quod si hi sedati suerint, affectum vero<text:line-break/>reliquerint, ex pulsibus quidem perturbationum quae </text:span><text:span text:style-name="T27">fe-<text:line-break/>brem</text:span><text:span text:style-name="T2"> attulerunt indicium obscurum habebis, sed reliqua<text:line-break/>sine pulsibus tibi sufficient, in omnibus enim ut plurimum<text:line-break/>urinae rusae apparent. His vero qui ex moerore laborant<text:line-break/>acrimonia potius quam caloris abundantia inest, quemad-<text:line-break/>modum contra iis qui ex iracundia. Sedet corporis macies<text:line-break/>lu his quos moeror quam quos cura conserit manifestior<text:line-break/>conspicitur, oculorumque cavitas et insueta quaedam deco-<text:line-break/>loratio , quae quidem et aliorum qui quomodocunque cogi-<text:line-break/>tationem exercuerint communia funt. Verum ex oculis<text:line-break/>maxime discernere licet, ex quibus et in sanis quoque animi<text:line-break/>mores conjicere possis. At in aegrotis perspicua magis tibi<text:line-break/>signa erunt, si accurate conspicere queas. Sic illi quidem<text:line-break/>ah affectis moerore- distinguendi sunt, qui in disciplinis et<text:line-break/>speculationibus mentem exercuerunt. Eos vero, qui ex per-<text:line-break/>vigiliis- febricitant, tam...decolorationis differentia ab aliis</text:span></text:p>
      <text:p text:style-name="P6"><text:span text:style-name="T2">discriminat, </text:span><text:span text:style-name="T2">ipsis enim subtumida </text:span><text:span text:style-name="T2">facies est, tum manife-<text:line-break/>stus oculorum motus. Vix enim palpebras attollunt, palpe-<text:line-break/>brisque inest humiditas, nam moerore et cura affectis inare-<text:line-break/>scunt. Caelorum cavitas commune omnium symptoma est,<text:line-break/>nempe tristitiae, vigiliarum et cogitationis </text:span><text:span text:style-name="T27">et studii,</text:span><text:span text:style-name="T2"> non ta-<text:line-break/>men iracundlae in qua nec oculorum cavitas nec decolora-<text:line-break/>tio manifesta conspicitur. Calor quoque uberior est, ex alto-.<text:line-break/>que corpore celeriter erumpit</text:span><text:span text:style-name="T2">, </text:span><text:span text:style-name="T2">nec pulsus magnitudo perit,<text:line-break/>quemadmodum in vigiliis, moestitia et cogitationibus. Ab ira-<text:line-break/>cundia itaque evidentissime haec distinguuntur, illa vero in-<text:line-break/>ter sc quemadmodum ante diximus. Quibus autem lassitudo<text:line-break/>febrem intulit, aridior quam in alia quacunque diaria cutis<text:line-break/>redditur. Quod omnium quidem ex lassitudine febricitan-<text:line-break/>tium ad accessionis, usque vigorem est commune, a quo tem-<text:line-break/>pore plurimis qui quidem immoderate non laborarim, hu-<text:line-break/>mor aut vapor calidus ex intimo corporeerumpit., Quibus-<text:line-break/>dam vero post rigorem siccitas perseverat, praeeipueque la-<text:line-break/>bore vexatis supra modum aut refrigeratis aut exustis una</text:span></text:p>
      <text:p text:style-name="P6"><text:span text:style-name="T2">cum defatigatione. Nec,etiam modo eodem habent pulsus in<text:line-break/>utrisque. Siquidem immodice </text:span><text:span text:style-name="T27">defatigati parvos,</text:span><text:span text:style-name="T2"> alii vero<text:line-break/>magnos obtinent. Febres vero quae ex cutis densitate na-<text:line-break/>scuntur, haec autem densatur -aut frigore- aut qualitate affa-<text:line-break/>tim astringente, velut in'eo, qui se aluminosa laverat aqua,<text:line-break/>omnium solae adstricta sunt affectio. Has vero tactu depre-<text:line-break/>hendere licet, quemadmodum et squalidas et quae ex lassi-<text:line-break/>tudine </text:span><text:span text:style-name="T27">et solis</text:span><text:span text:style-name="T2"> ardore contrahuntur. - Neque enim earum<text:line-break/>densitas excercitatum tactum latere potest. Caetenrm caloris<text:line-break/>motus expromitur, quem quidem primo occursu mitem,<text:line-break/>deinde acriorem, si diutius tangendo </text:span><text:span text:style-name="T27">i</text:span><text:span text:style-name="T2"> minor etur, manus sen-<text:line-break/>tiet, urinae tamen rusae non apparent neque corporis moles<text:line-break/>concidit,, proinde neque oculi cari sunt neque aridi, verum<text:line-break/>in quibusdam hurnidiores ac pronrinentiores quam pro na-<text:line-break/>turali constitutione visuntur. Sed nec pulsus ut in moerore,<text:line-break/>cura, , vigiliis aut. immoderatis excercilationibus minores<text:line-break/>sunt. In diariis .vero, quae ex bubone contrahuntur, pulsus</text:span></text:p>
      <text:p text:style-name="P6"><text:span text:style-name="T2">sunt maximi, celeres' ac crebri, calorque multus et a rigore<text:line-break/>statim humor quidam ex alto corpore ad cutem fertur cali-<text:line-break/>dus, sed tamen suavis. Ejusmodi enim febres omnium mi-<text:line-break/>nime acres rnordacesque sunt: in his facies omnino rubi-<text:line-break/>cunda, ac tumidiuscula subalbidaeque urinae apparent. Com-<text:line-break/>munis autem omnibus ephemeris est pulsus aequalitas. In<text:line-break/>harum- enim paucis admodum inaequalitas in uno arteriae<text:line-break/>percussu conspicitur, sed nec ipsa quidem omnino evidens<text:line-break/>neque manifesta. Hactenus de diariarum.notis..</text:span></text:p>
      <text:h text:style-name="Heading_20_2" text:outline-level="2">Cap. III.</text:h>
      <text:p text:style-name="P96"><text:span text:style-name="T2">Omnes quidem balneo curandae sunt.<text:line-break/>Quod si ex cutis densitate aut bubonibus febricitantes in<text:line-break/>balnei aere immorari jusseris, haudquaquam laedes. Reli-<text:line-break/>qui vero omnes ab aere abducendi quam citissime sunt. At<text:line-break/>in aqua diutissime versari, li velint, permittendum. Caete-<text:line-break/>rum amplius fricandi cum oleo sunt tepente ac largo, molli-<text:line-break/>bus manibus rnaximeque qui ex fatigaticne, post hos qui ex<text:line-break/>astricta eute, deinde vero qui ex bubone febricitant. Hi au-</text:span></text:p>
      <text:p text:style-name="P6"><text:span text:style-name="T2">tem quam fieri possit creberrime lavandi </text:span><text:span text:style-name="T2">sunt, </text:span><text:span text:style-name="T2">cibandi vero<text:line-break/>saepe qui ex lassitudine laborant, sed non </text:span><text:span text:style-name="T2">qui </text:span><text:span text:style-name="T2">ex cutis astri-<text:line-break/>ctione </text:span><text:span text:style-name="T2">aut </text:span><text:span text:style-name="T2">bubone, horum </text:span><text:span text:style-name="T2">autem </text:span><text:span text:style-name="T2">utrique tenuem efflagitant<text:line-break/>victum. Fatigatis </text:span><text:span text:style-name="T27">vero ea</text:span><text:span text:style-name="T2"> comesse quae probe conficiant im-<text:line-break/>perare oportet, evitata sola cruditate. Quin </text:span><text:span text:style-name="T2">etiam </text:span><text:span text:style-name="T2">vini tantum<text:line-break/>bibere quantum concoquere possint. Horum autem modum ,<text:line-break/>uti et aliorum omnium ex viribus, </text:span><text:span text:style-name="T2">aetate, </text:span><text:span text:style-name="T2">natura, temperie<text:line-break/>et consuetudine aegrotantis, anui tempore regione et id </text:span><text:span text:style-name="T27">ge-<text:line-break/>nus</text:span><text:span text:style-name="T2"> aliis metiri convenit. A vino vero, qui ex bubone fe-<text:line-break/>brem conceperunt, donec is solutus sit, areendi sunt. At<text:line-break/>astricti vel refrigerati, si quidem affectus lenis sit ac humo-<text:line-break/>rum plenitudo’ minime adsit , prohiberi a vino non debent.<text:line-break/>Quod si vehementius refrigerati sint ani humorum plenitu-<text:line-break/>dine laborent,'vini abstinentia conseri. Qni vero, ex vigiliis<text:line-break/>aut aliquo animi affectu in febrem inciderunt, ubi sc lave-.<text:line-break/>rlut; humido et boni succi victu reficiendi sunt. Vinum au-<text:line-break/>tein maxime quidem omnibus iis qui pervigilarint intrepide</text:span></text:p>
      <text:p text:style-name="P6"><text:span text:style-name="T2">dandum est,- praelerqnarn quibus caput dolore afficitur aut<text:line-break/>tempora pulsant. Quod et in omnibus aliis observandum esti<text:line-break/>Sed et ira, tristitia et </text:span><text:span text:style-name="T2">cura </text:span><text:span text:style-name="T2">affectis, vinum exhibendum est,<text:line-break/>excandescentia vero febricitantibus non ante quam ab eoi<text:line-break/>affectu omnino conquieverint; nam prius vino uti tutu non<text:line-break/>possunt. Perpetuo autem infestanti causae contraria oppo-<text:line-break/>nenda lunt remedia, labori quidem quies, vigiliis somnus;<text:line-break/>irae; tristitiae et excandescentiae </text:span><text:span text:style-name="T27">fertnones, actiones,</text:span><text:span text:style-name="T2"> spectus<text:line-break/>cula et rerum narrationes; quae animo voluptatem asserant;<text:line-break/>Sic et qui cogitatione laborat, ab, hoc omnino cesset; Et qui<text:line-break/>ex bubone febrem contraxit, hunc ipsum curet, atque in<text:line-break/>primis ulcus; ex quo ortum bubo habuit. Haec quidem de'<text:line-break/>diariarum tum signis tum remediis abunde dicta sint. Aliae<text:line-break/>vero febres aut ex inflammatione aut humoribus </text:span><text:span text:style-name="T27">accen-<text:line-break/></text:span><text:span text:style-name="T2">dunturr Et quae ex inflammatione ortum habent; inflamma-<text:line-break/>tarum partium velut symptomate quaedam sunt, morbusque'<text:line-break/>sb affecta parte denominationem fere accipit, ut phrenitis,,</text:span></text:p>
      <text:p text:style-name="P10"><text:span text:style-name="T2">peripneumonia,- pleuritis et alii id genus, de.quibus postea<text:line-break/>disseremus.<text:tab/></text:span><text:span text:style-name="T2">‘<text:tab/>•<text:tab/></text:span><text:span text:style-name="T2">;<text:tab/></text:span><text:span text:style-name="T2">.<text:tab/>.</text:span></text:p>
      <text:h text:style-name="Heading_20_2" text:outline-level="2">Cap. IV.</text:h>
      <text:p text:style-name="P96"><text:span text:style-name="T2">Quae vero ex humoribus accenduntur et<text:line-break/>eo ipso nomine febres vocantur et sunt; non autem morbo-<text:line-break/>rum symptomata, sed iniae morbi, quarum aliae.sine Iym-<text:line-break/>ptornatis, haeque sane mitissimae sunt, aliae vero una cum<text:line-break/>symptomatis infestant. De prioribus quidem 'quae fyrnpto-<text:line-break/>matis carent nostra erit disputatio, in quibus maxime si<text:line-break/>fieri possit primo statim die sebris qualisnam sit dignuscenda<text:line-break/>est, diulurnane an acula, intermittens an continens. Quod<text:line-break/>si die primo id assequi non possis, fecundo saltem ejus spe-<text:line-break/>ciem lu venire lentabis. At fi </text:span><text:span text:style-name="T2">nec </text:span><text:span text:style-name="T2">eo quidem die certi quic-<text:line-break/>quam habueris, tertius certe omnino tibi manifestius quid-<text:line-break/>piam adseret. Nam paucae admodum febres ad exactam fui<text:line-break/>dignotiouem quartum diem desiderant. Quibus vero signis<text:line-break/>febris species deprehendi possit, quam brevissime fieri pote-<text:line-break/>rit tibi explicabo. Nam de his omnibus alibi fusius atque<text:line-break/>manifestius disputatum esu</text:span></text:p>
      <text:h text:style-name="P4" text:outline-level="2">Cap. V.</text:h>
      <text:p text:style-name="P96"><text:span text:style-name="T2">Qdae </text:span><text:span text:style-name="T2">igitur cum rigore invadunt, non abs<text:line-break/>re ex earum numero esse</text:span><text:span text:style-name="T2">, </text:span><text:span text:style-name="T2">quae circuitu quodam repetunt,<text:line-break/>duxeris. Tertianae enim atque quartanae omnino cum ri-<text:line-break/>gore accessionem faciunt. </text:span><text:span text:style-name="T2">Sed </text:span><text:span text:style-name="T2">tertianae saepe eum vehe-<text:line-break/>menti rigore prima statim accessione incipiunt. Quartanam<text:line-break/>vero nunquam cum vehementi rigore incipere vidimus, sed<text:line-break/>temporis progressu rigori vehementiam accedere. Adde quod<text:line-break/>plerumque ab initio statim haec febris </text:span><text:span text:style-name="T27">simul</text:span><text:span text:style-name="T2"> non ingrnit,<text:line-break/>sed aliis antegressis contingit. Quartana igitur erraticis, quas<text:line-break/>vocant, febribus ob pituitam succedit. Vix autem citra oris<text:line-break/>ventriculi iniuriam fit quotidiana, quemadmodum nec sine<text:line-break/>lienis vitio quartana, nec tertiana absque jecoris offensione.<text:line-break/>Quin etiam si cum vehementi rigore febris initium coeperit,<text:line-break/>tertianam magis quam aliquam aliam esse jure fateberis.<text:line-break/>Quod </text:span><text:span text:style-name="T27">si et alia quae</text:span><text:span text:style-name="T2"> deinceps dicentur consentiant, hanc<text:line-break/>quidem statim primo die tertianam esse dignosces. Sin cum<text:line-break/>levi rigore inceperit, tum aliae notae potius considerandae</text:span></text:p>
      <text:p text:style-name="P6"><text:span text:style-name="T2">sunt, quum nou .quotidiana solum aut quartana; sed et se-<text:line-break/>mi terti ana aut alia ex continuarum genere aliqua esse pos-<text:line-break/>sit. Alia vero indicia ex caloris tum qUalitate tum quanti-<text:line-break/>tate arteriarumque motu et ex rigoris sensus fpecie, anni<text:line-break/>tempore, regione, aeris conditione, aegrotantis natura ac ae-<text:line-break/>sate atque ex iis quae praecesserunt ac sequuntur petenda<text:line-break/>sunt. Nam calor quidem multus acrisque esse debet, pulsus<text:line-break/>vero magni et calidi, vehementes; celeres </text:span><text:span text:style-name="T2">ac </text:span><text:span text:style-name="T2">frequentes, om-<text:line-break/>nis inaequalitatis praeter quam febrilis expertes. Rigor<text:line-break/>vero, velut quum corpus ab' aliquo acuto magis quam sii-<text:line-break/>gido pungitur; quum in quartanis et quotidianis frigidus<text:line-break/>rigor sentiatur. Anni vero tempbs aestivum sit; quemadmo-<text:line-break/>dum .et regio calida et praesens aeris conditio; laborantis<text:line-break/>quoque natura calidior ac biliosior sit; aetas adolescentia;<text:line-break/>praecesseritque exercitatio magis quam otium, aestus quam<text:line-break/>refrigeratio, rictus parcus quam largus; Vigiliae quoque et<text:line-break/>moerores et lassitudines pertinacesque curae ad id magirum</text:span></text:p>
      <text:p text:style-name="P6"><text:span text:style-name="T2">habent momentum. Quod si eo tempore multos tertianis cor-<text:line-break/>ripi contigerit, maximum </text:span><text:span text:style-name="T2">ejus febris </text:span><text:span text:style-name="T2">una cum jam declara-<text:line-break/>tis argumentum erit. Haec autem omnia si adfuerint aut<text:line-break/>eorum maxima et praecipua vehemensque sitis, vomitus<text:line-break/>item biliosus vel sudor vel utrumque superveniat, jam turn<text:line-break/></text:span><text:span text:style-name="T27">febris</text:span><text:span text:style-name="T2"> perspicue apparebit </text:span><text:span text:style-name="T2">Quod </text:span><text:span text:style-name="T2">si post haec a febre con-<text:line-break/>quieverit aeger, hac inquam febre, quae ex suo motu omni-<text:line-break/>bus est cognita, relinquatur vero propria febrium in arte-<text:line-break/>riarum motu inaequalitas, aeque pro certo hanc esse tertia-<text:line-break/>nam pronuntiare possis, ac si tertio jam die accessionem vi-<text:line-break/>deas rediisse.</text:span></text:p>
      <text:h text:style-name="Heading_20_2" text:outline-level="2">Cap. VI.</text:h>
      <text:p text:style-name="P96"><text:span text:style-name="T2">Quartana vero ,-nam et hujus notas tibi<text:line-break/>commemorare oportet, evidentissimum quidem fui indicium<text:line-break/>praebet .initio statim accessionis, quando ipsi adhucaegroti<text:line-break/>rigent. Pulsus enim admodum raros ac tardos obtinet, fed<text:line-break/>necessario dunnud rigorem pervenit-vel adhuc etiam incre-</text:span></text:p>
      <text:p text:style-name="P6"><text:span text:style-name="T2">scit celeres ac crebros; servatur tamen et tunc nativa eo-<text:line-break/>rum tarditas ac raritas, si celeritatem et frequentiam adje-<text:line-break/>ctani accessioni confideres. Etenim si quartanae febris vi-<text:line-break/>gorem, cum tertianae rigore compares, multo celerius ac<text:line-break/>frequentius in tertiana arteriae tibi micare videbuntur, at-<text:line-break/>que unius motus in quartana inaequalitas ejus speciem com-<text:line-break/>monstrat. Nam communem omnium febrium in uno appulsu<text:line-break/>arteriae inaequalitatem evidentissimam in hac invenire li-<text:line-break/>cet: multo enim concitatius principium motus et- finem<text:line-break/>quam medium invenies, quod in tertianis non ita habet, in<text:line-break/>his enim celeritatis excessus rnaximeque in vigore brevis<text:line-break/>est. Quin etiam calidilutis notis hae febres distinguuntur.<text:line-break/>Tertianarum enim calorem et ardorem ac tanquam fervo-<text:line-break/>rem in quartanis haudquaquarn reperies. Haec quidem ma-<text:line-break/>xima signa sunt, reliqua vero externa, neque haec sunt omit-<text:line-break/>tenda. Quin aegrotantis natura consideranda est, num ad<text:line-break/>atram bilem magis declinet </text:span><text:span text:style-name="T2">et </text:span><text:span text:style-name="T2">an tempus anni autumnus</text:span></text:p>
      <text:p text:style-name="P6"><text:span text:style-name="T2">sit, praesensque abris constitutio inaequalis. Sic vero et loci<text:line-break/>et morborum tum ingruentium natura inspicienda et num<text:line-break/>lien intumuerit, febresque inordinatae praecesserint et aetas<text:line-break/>nigorem excesserit febrisque rn sudores desierit.; in liac enim<text:line-break/>vomitus bilis expectandus non est, quemadmodum neque in<text:line-break/>quotidianis, qnuni id tertianarum proprium sit. Quod si<text:line-break/>pacata febre febris signum </text:span><text:span text:style-name="T2">adhuc </text:span><text:span text:style-name="T2">permaneat et pulsus natu-<text:line-break/>pali sit rarior ac tardior, palain est ipsam quartanam </text:span><text:span text:style-name="T2">esse.</text:span></text:p>
      <text:h text:style-name="Heading_20_2" text:outline-level="2">Cap. Vll.</text:h>
      <text:p text:style-name="P96"><text:span text:style-name="T2">Quotidianam autem febrem his maxime<text:line-break/>nptis deprehendes. Calor necessaric , humentior est eruo<text:line-break/>quadam acrimonia, quam non protinus admota manus sed<text:line-break/>permanens sentit. Caliditateru enim quandain sumofam cum<text:line-break/>largo vapore commistam exire putabis, igne in multa liumi-<text:line-break/>dstate potius, sussoeato , quam spfc materiam evincente. Sed<text:line-break/>et.harqm pulsus minores funt quartanarum pulsibus, quam<text:line-break/>quartanarum pulsus sini tertianarum. Rursus quotidiana-</text:span></text:p>
      <text:p text:style-name="P6"><text:span text:style-name="T2">rum pulsus tanto sunt tertianarum pulsibus rariores, quanto<text:line-break/>his quartanorum pulsus. At.lu utrisque eadem est tarditas.<text:line-break/>Verum haec scbris minorem adfert sitim: hanc itaque quar-<text:line-break/>tana tantum excedit, quantum quartanam tertiana. Atque<text:line-break/>in tertianis quidem lingua totum que corpus aridissimum<text:line-break/>est, in luis vero febribus humidissirnum, vomitionesque pi-<text:line-break/>tuitosae </text:span><text:span text:style-name="T2">et </text:span><text:span text:style-name="T2">quicquid per ventrem excernitur frigidius, humi-<text:line-break/>dius</text:span><text:span text:style-name="T2">, </text:span><text:span text:style-name="T2">crudius, aquosius et pituitosius est. Et in hisce febri-<text:line-break/>bus univerium corpus crudis humoribus scatet. Siquidem<text:line-break/>hae aetatibus, naturis, anni temporibus et temperaturis hu-<text:line-break/>midioribus accidunt. Nunquam enim adolescentem biliosum<text:line-break/>ac natura siccum hac febre correptum vidimus. Pueri vero<text:line-break/>praesertim natu mluores, et ex grandioribus, qui pituitosi ma-<text:line-break/>gis ac corporis habitu crasso funt, vitamque agunt otiosam<text:line-break/>gulae indulgentes et ebrietati dediti,- crebro balneis maxi-<text:line-break/>rneque </text:span><text:span text:style-name="T27">a</text:span><text:span text:style-name="T2"> cibo utentes quotidianis facile corripiuntur, sed et<text:line-break/>locus humidior et tempus hibernum aerisque constitutio</text:span></text:p>
      <text:p text:style-name="P6"><text:span text:style-name="T2">humidior hanc maxime, febrem invehunt, quae si tunc<text:line-break/>etiam in regione grassetur, praeter ante dicta maximam ad-<text:line-break/>feret cognitionem. Alorum herum febrium declinationes uti<text:line-break/>tertianarum et quartanarum sudoribus non finiuntur, unde<text:line-break/>neque ad manifestam febris remissionem paucis quibusdam,<text:line-break/>exceptis perveniunt. Urinae autem procedente febre totius<text:line-break/>morbi tempora docent, initio vero febris fpecicm ostendunt.?'<text:line-break/>In quotidianis enim aut albae vel tenues vel crassae et tur-.<text:line-break/>buleutae aut rubrae apparent. In tertianis rusae vel lubru-<text:line-break/>fae. In quartanis vero variae, sed crudae omnes. Atque hae<text:line-break/>quidem sunt febrium intermittentium notae.</text:span></text:p>
      <text:h text:style-name="Heading_20_2" text:outline-level="2">Cap. VllI.</text:h>
      <text:p text:style-name="P96"><text:span text:style-name="T2">Febres autem assiduas ex eo quidem ma-<text:line-break/>xime cognosces, quod nullum ex iis signum habeant, quae<text:line-break/>debere inesse intermittentibus docuimus, et si intra quatuor.<text:line-break/>et viginti horas non desinant febres, quae si inaequale fece-<text:line-break/>rint incrementum, praeter alias nolas majorem.temporis<text:line-break/>diuturnitatem praenunciant, atque adeo si </text:span><text:span text:style-name="T27">et,</text:span><text:span text:style-name="T2"> quod proprium</text:span></text:p>
      <text:p text:style-name="P6"><text:span text:style-name="T2">est febrium, evidens in' pulsibus signum obtineant. At si ne-<text:line-break/>que ordinem. neque aequalitatem neque numeros scrvent,<text:line-break/>argumentum erit tum earum magnitudinis tum quod lex<text:line-break/>genere intermittentium non sint. Quod si tales permaneant<text:line-break/>esi tertio die accessio major alvique., excrementa et urinae<text:line-break/>omnino crudae appareant, non possunt septimo ejusmodi<text:line-break/>febres judicari, sii vero dies quartus tertio similis rideatur'<text:line-break/>et febris velut langueat, nec facies nec universa corporis<text:line-break/>habitudo concidat, in longum tempus hoc febris genus pro-<text:line-break/>trahi </text:span><text:span text:style-name="T2">solet. </text:span><text:span text:style-name="T2">Atque hae. quidem sunt febrium differentiae,<text:line-break/>quae sine symptomatis sunt.</text:span></text:p>
      <text:h text:style-name="Heading_20_2" text:outline-level="2">Cap. IX.</text:h>
      <text:p text:style-name="P96"><text:span text:style-name="T2">Deinceps vero singularum curatio trade-<text:line-break/></text:span><text:span text:style-name="T2">tur </text:span><text:span text:style-name="T2">ac primum quidem intermittentium, deinde continua-<text:line-break/></text:span><text:span text:style-name="T2">rum, </text:span><text:span text:style-name="T2">quas vocant febrium. Ex intermittentibus quidem bre-<text:line-break/>vissima simul, et mansuetissima tertiana est, longissima vero<text:line-break/>scd tuta quantum in Ie est quartana. Quotidiana vero longa<text:line-break/>est et periculo non vacat... Itaquc victus, rationem statitn ab:</text:span></text:p>
      <text:p text:style-name="P11"><text:span text:style-name="T27">“ A '</text:span></text:p>
      <text:p text:style-name="P6"><text:span text:style-name="T2">initio instituemus, universum morbi tempus considerantes.<text:line-break/>Nam in acutis et </text:span><text:span text:style-name="T2">qui </text:span><text:span text:style-name="T2">ad statum celeriter perveniunt si quis<text:line-break/>tenuiter omnino </text:span><text:span text:style-name="T2">cibum dare </text:span><text:span text:style-name="T2">velit, haud magnopere laedet.,<text:line-break/>In longioribus vero, nisi </text:span><text:span text:style-name="T2">per </text:span><text:span text:style-name="T2">initia liberaliorem dederis ci-<text:line-break/>bum, aut una cum morbo hominem necabis aut intempestive<text:line-break/>nictus ratio mutanda erit. Neque enim accedente statu ube-<text:line-break/>rior rictus quam prius instituendus est, sed contra omnium<text:line-break/>qui per morbum exhiberi debeant tenuissimus in id tempus<text:line-break/>reservandus est; hoc quidem omnium commune est. Ad haec<text:line-break/>vero quae intermittentibus propria sint, considerare opor-<text:line-break/>tet, velut statim in tertianis, neque enim male ab his </text:span><text:span text:style-name="T27">auspi-<text:line-break/>cabimur,</text:span><text:span text:style-name="T2"> distinguendum per initia est, num exqnisita ac ut<text:line-break/>ita dicam legitima, an minime exquisita, fed velut siparia sit.<text:line-break/>Tertiana enim exquisita septem ut tardissime circuitibus<text:line-break/>judicatur, minimeqne periculosa esu Alteram autem non<text:line-break/>exquisitam aliquando alni autumno incipere et vere desi-<text:line-break/>nere, postea,- ut par erat tanto tempore, tum quod aegrotus</text:span></text:p>
      <text:p text:style-name="P6"><text:span text:style-name="T2">imperanti medico nop magnopere pareret, nonnihil etiam<text:line-break/>delinqueret, tum vero hiemis injuria male afficeretur, ma-<text:line-break/>xime lien intumuit et hypochondria flatu distenta sunt, tu-<text:line-break/>rnor quidem decolor cum </text:span><text:span text:style-name="T2">in </text:span><text:span text:style-name="T2">facie tum maxime rn cruribus<text:line-break/>apparuit, adeo ut adolescenti timuerimus et majoribus uti<text:line-break/>remediis necessum fuerit. Itaque haec febris nihil exquisitae<text:line-break/>tertianae simile habet, quare ab initio distingui oportere<text:line-break/>dico. Nam quantum natura inter fe disserunt, tantum nictus<text:line-break/>rationem variani aequuin est: Ut autem has optime distin-<text:line-break/>guas, satis mihi suerit ea recensere, quae adolescenti accide-<text:line-break/>runt, quae exemplum documentaque tibi futura sint febrium<text:line-break/>non exquisite tertianarum. Medium erat anni tempus inter<text:line-break/>vergiliarum occasum et quod hunc antecesserat aequino-<text:line-break/>ctium , in quo adolescentem circa fere ipsam auroram festris<text:line-break/>cnm horrore corripuerat; quae neque rn calore neqne in<text:line-break/>pulfibus tertianae fimilis esse videbatur, imo nec vomitus<text:line-break/>biliosus sequutirs est nec inultus sudor, postridie vero ad</text:span></text:p>
      <text:p text:style-name="P6"><text:span text:style-name="T2">horam • circiter tertiam </text:span><text:span text:style-name="T2">paucus </text:span><text:span text:style-name="T2">exiit mador, cum quo et fe-<text:line-break/>bris evanuit</text:span><text:span text:style-name="T2">, </text:span><text:span text:style-name="T2">sed adeo sensim, ut circa vesperam vix sebris<text:line-break/>expers aeger rideretur, nimirum relicto tunc in pulsibus'<text:line-break/>evidente admodum sebris figno. Veram reliqua circa ve-<text:line-break/>speram ac per totam noctem facile omnino aeger serebat.<text:line-break/>Rursus vero circa tertii diei auroram secunda accessio<text:line-break/>priori in omnibus praeter quam tempore similis rediit:' se-<text:line-break/>quente enim nocte paulo ante diem exhalato vapore febris<text:line-break/>decessit circa quarti diei auroram, et reliquo toto autumno<text:line-break/>ac hieme, quo tempore aegfotavit, tum reliqua omnia tum<text:line-break/>accessionis et folntionis sebris tempus eadem permanserunt.<text:line-break/>Adolescens- autem annos plus minus octodecim natus erat,<text:line-break/>aspectu albus ac pinguis, vitae deditus otiosiori priusque<text:line-break/>crebris tum crapulis tum lavationibus usus ac satietatibus,<text:line-break/>proinde cibos improbe concoquebat. Accessit vero et hnio<text:line-break/>pulsus durities mediocris quidem in primo et secundo die,<text:line-break/>ini tertio vero et quarto et sequentibus usque ad septimum</text:span></text:p>
      <text:p text:style-name="P6"><text:span text:style-name="T2">ad'tantam pervenit duritiem, ut si quis loli pulsui credidisset,<text:line-break/>multorum esse mensium morbum putasset, ac talis permansit<text:line-break/>.usque ad vernum aequinoctium</text:span><text:span text:style-name="T2">, </text:span><text:span text:style-name="T2">in quo primum mollescere<text:line-break/>coepit. Postea rursus quadragesimo die ab hac tertiana pror-<text:line-break/>sus liberatus est, paulatim pulsu emollescente et accessione<text:line-break/>decrescente, minisque probum sedimentum habentibus, quae<text:line-break/>prius vehementer crudae omnes eranti Haec quidem<text:line-break/>certe, maxime contraria, est exquisitae tertianae. Reli-<text:line-break/>quas vero omnes intermedias quae permultae sunt ex<text:line-break/>definitis extremis haud difficile invenies. Si enim quae<text:line-break/>initio commentationis scripsimus tertianarum signa omnia<text:line-break/>adfuerint, exquisitam tertianam esse testabuntur,! cujus<text:line-break/>accessionis tempus brevissimum quidem omnino quatuor<text:line-break/>aut quinque aut sex horarum est, longissimum vero<text:line-break/>undecim aut duodecim. Atque etiam harum urinae tertio<text:line-break/>aut omnino quarto die concoctionis indicium ostendunt.<text:line-break/>Iliis igitur notis absoluta tertiana et spuria cognoscuntur.</text:span></text:p>
      <text:p text:style-name="P6"><text:span text:style-name="T2">Ad hunb veio iuodum quartana et quotidiana distinguun-<text:line-break/>tur; </text:span><text:span text:style-name="T2">_ </text:span><text:span text:style-name="T2">Cui enim omnia insunt signa, quae prius in febribus<text:line-break/>quartanis scripfinius, germana exquisitaque quartana est. ,<text:line-break/>Sini minus, spuria minimeque exquisita. Et ex quoti-'<text:line-break/>dianis legitima quidem est, cui omnia quae diximus insunt;<text:line-break/>quae si non adsint, exquisita non est. Itaque febres spuriae<text:line-break/>non tam longae sunt quam quartana et quotidiana; Sed<text:line-break/>quemadmodum vera tertiana acuta est, sic quartana et quo-<text:line-break/>tidiana diuturnae. Haec </text:span><text:span text:style-name="T2">quidem </text:span><text:span text:style-name="T2">lu his quae circuitu repe-<text:line-break/>tunt consideranda funt. In aliis vero febribus urinas; alni<text:line-break/>excrementa et universum corporis habitum inspicere opor-<text:line-break/>tet; calorem quoque et arteriarum motum. Ad haec alia<text:line-break/>quaecunque Hippocrates longaque experientia contemplanda<text:line-break/>esse jubent, nempe regiones, anni tempora; aeris .constitui<text:line-break/>tiones, aetates et temperaturas corporum, consuetudines et<text:line-break/>antecedentes causas; quaeque una cum morbis invadunt<text:line-break/>quaeque medio tempore apparent; Omnia quidem ut cui-<text:line-break/>piam videri posset monita fuut; scd revera haud ita res ha-</text:span></text:p>
      <text:p text:style-name="P6"><text:span text:style-name="T2">bet. Quandoquidem quod maximum horum omnium est,<text:line-break/>dictu autem brevissimum, nondum explicatum esu Quid<text:line-break/>vero hoc est? Morbi et virium quantitas, </text:span><text:span text:style-name="T27">rea quidem quae<text:line-break/></text:span><text:span text:style-name="T2">verbo uno explicari possit; ad usum maxima est. Neque.<text:line-break/>enim bene praenoscere poteris, nisi horum cujusque quan-<text:line-break/>titate diligenter explorata. Non enim an morbus lethalis sit<text:line-break/>nec ne nec quando vel mori vel a morbo vindicari potius<text:line-break/>homo debeat nisi omnium qude diximus quantitatem dili-<text:line-break/>gentius contemplatus, lu duo'redegeris capita in morbum ip-<text:line-break/>Ium et laborantis vires, praescire recte poteris; -Nam si vii<text:line-break/>res adetj validae sint. Ut morbum evincant,-.necessario sani-<text:line-break/>tati homo restituetur Sin Contra omnino morietur. Non,<text:line-break/>igitur solum cujusnam fit generis morbus, sed et quantus<text:line-break/>ipse sit inspiciendum est. Hoc autem non parva eget peritia,<text:line-break/>cum propter alia, tum quod nec scribi nec verbis explicari<text:line-break/>ullo modo eorum cujusque quantitas possit. Si quid igitur'<text:line-break/>nostrum est, id non tam ex alia re ulla quam ex crebra con-</text:span></text:p>
      <text:p text:style-name="P12"><text:span text:style-name="T14">. </text:span><text:span text:style-name="T2">jiciendae quantitatis'exercitatione percipitur, quod ex ope-<text:line-break/>ribus et discere et docere possis. Quae vero qualitate distin-<text:line-break/>guuntur , diligenter simul ac dilucide quam brevissime fieri<text:line-break/>poterit scribemus.</text:span></text:p>
      <text:h text:style-name="Heading_20_2" text:outline-level="2">Cap. X.</text:h>
      <text:p text:style-name="P96"><text:span text:style-name="T2">Exquisitam autem tertianam, ut iu qua<text:line-break/>concitata bilis flava domluetur, quoad fieri maxime potest<text:line-break/>hurnectare ac refrigerare oportet. Nam contrariorum con-<text:line-break/>traria sunt remedia, quae quod superat coerceant, quod au-<text:line-break/>tern deest farciant. Elavae autem bilis humor omnium qui<text:line-break/>in corpore sunt humorum calidissimus ac siccissimus est. Ita-<text:line-break/>que adhortandum est, confluentem lu ventriculum vomitu,<text:line-break/>deorsum vero subeuntem peri modo per inferiorem excre-<text:line-break/>tionern vacuari,. quod et sponte exquisitis, tertianis accidit.<text:line-break/>Per, urinas quoque et’ sudores iter moliri oportet, sed com-<text:line-break/>moda per inferna bilis purgatio. At mollibus clysteribus<text:line-break/>venter subducendus est, urinae vero potionibus iis iu qui-<text:line-break/>bus maduerit apium </text:span><text:span text:style-name="T2">et </text:span><text:span text:style-name="T2">anethum provocandae. Et si coctio-</text:span></text:p>
      <text:p text:style-name="P6"><text:span text:style-name="T2">siis holae apparuerint, jam bum fldubia absinthium dabis;<text:line-break/>quod alloqui stomacho quem erodens bilis insesset summum<text:line-break/>remedium est, praesertim si ejus comae quantum usus effla-<text:line-break/>gitat lu </text:span><text:span text:style-name="T2">aqua </text:span><text:span text:style-name="T2">mulsa maceraris. </text:span><text:span text:style-name="T2">Sed </text:span><text:span text:style-name="T2">et balnea calida ex aqua<text:line-break/>potabili prosunt, tum'quod </text:span><text:span text:style-name="T2">bilis </text:span><text:span text:style-name="T2">aliquid educunt; tum quod<text:line-break/>sua qualitate mirifice juvent; eu enim hujusmodi balnea hue<text:line-break/>mectant et facultate refrigerant. Marina vero, salsa; nitrosa;<text:line-break/>et sulphurosa plus quidem bilis erigunt, verum mluus quaui<text:line-break/>ex aqua dnici utilia sunt y praestat vero nec </text:span><text:span text:style-name="T27">ea</text:span><text:span text:style-name="T2"> utilia dicere;<text:line-break/>quando plus sua qualitate laedunt quam vacuando prosunt<text:line-break/>Equidem novi quendam; qui falso adductus judicio hisce’<text:line-break/>balneis usus est ac deinde resiccato corporis habitu ea.veie<text:line-break/>nit exitii, ut tabe luterierit. Reliqua autem nictus ratio illi<text:line-break/>bilis vacuationern adaugebat. Attontraria qualitas qualitati<text:line-break/>praeter naturam excedenti perpetuo objicienda est; etplei.<text:line-break/>riimqne id utilius est quam quovis modo vacuare; verum<text:line-break/>ipse nec'hoc noverat,'neque ex aliis didicerat In balneis</text:span></text:p>
      <text:p text:style-name="P6"><text:span text:style-name="T2">igitur hic scbpus sit; ut corpus abluatur ac humescat;<text:line-break/>prolude neque nitrum neque Ial neque sinapi inspergenda’<text:line-break/>funt, id quod factitare plurimos ridere licet aegrotus </text:span><text:span text:style-name="T27">ene-<text:line-break/>cantes.</text:span><text:span text:style-name="T2"> Ubi autem calente oleo plurimum perfuderis, in<text:line-break/>aquam ducere ac proluere oportet, et si iu ea natare velint,<text:line-break/>iis quantum possunt permittendum est. Qui vero balneis<text:line-break/>delectantur; neque si bis die lavare velis peccabis, sed prae- .<text:line-break/>cipue </text:span><text:span text:style-name="T2">in </text:span><text:span text:style-name="T2">memoria habeto, nt id opportune fiat. Nam si co-<text:line-break/>ctionis morbi signis apparentibus, frequentius laveris, non<text:line-break/>erra veris. A vino vero, antequam morbus concoquatur; pror-<text:line-break/>fus arcendi sunt; -ubi autem coctionis initium habuerit; pau-<text:line-break/>cum, tenue et dilutum initio dandum est; liberalius vero ubi<text:line-break/>in propinquo morbi solutio est. Cibus autem frigidus et hu-<text:line-break/>nridUs omnis' exquisitis tertianis confert Tantus autem dari<text:line-break/>debet quantus optime concoqui possit. Ex oleribus quidem<text:line-break/>atriplex, blitum, rumex, malva, lactuca </text:span><text:span text:style-name="T34">et</text:span><text:span text:style-name="T2"> cucurbita. Ex aliis<text:line-break/>autem cremor hordei et sorbitio ex alica. Ex piscibus vero</text:span></text:p>
      <text:p text:style-name="P14"><text:span text:style-name="T2">faxatiles. Ex avibus quae molli sunt carne </text:span><text:span text:style-name="T2">et </text:span><text:span text:style-name="T2">ex minime<text:line-break/>talibus alae, gallorum quoque testiculi et suum pestes et<text:line-break/>cerebra danda sunt, parvulorumque porcellorum si illique-<text:line-break/>factas coctura carnes dederis, nihli ofscndes.- Sed et ova, sor-<text:line-break/>bilia permittuntur et maxime eorum lutea, ut quae quam<text:line-break/>album facilius coquantur. . Ex. fructuum autem genere ii<text:line-break/>gustari conceduntur, qui omnino coctu difficiles non sinti<text:line-break/>Melle vero, sinapi, ialsarnentis et omnibus acribus abstinere<text:line-break/>debent, et vinis.admodum vetustis, naturaque calidis.' Haed<text:line-break/>quidem victus ratio esto multoruini.ad conjecturam tibi<text:line-break/>tradita et exposita. Qui vero molliter non adurantur, iis vi-<text:line-break/>ctus instituendus est qualem me. aliquando in exquisita ter-<text:line-break/>tianu </text:span><text:span text:style-name="T27">ex</text:span><text:span text:style-name="T2"> Hippocratis sententia dare vidisti, nempe ptisanae<text:line-break/>cremorem usque ad febrisjudicium? Haec quidem in exquisi-<text:line-break/>tis tertianis servanda sunt. </text:span><text:span text:style-name="T2">aevj.;;r<text:tab/></text:span><text:span text:style-name="T27">n. :</text:span></text:p>
      <text:h text:style-name="Heading_20_2" text:outline-level="2">Cap. XI.</text:h>
      <text:p text:style-name="P96"><text:span text:style-name="T2">Maxime vero in his quae exquisitae non<text:line-break/>sunt tertianis, quoad fieri, potest prospiciendum esi, ne mor-<text:line-break/>bus increscat; dejicianturque xires&lt;, ht quas longiore morbi</text:span></text:p>
      <text:p text:style-name="P6"><text:span text:style-name="T2">intervallo afflictum iri oporteat, utrumque enim tenere dif-<text:line-break/>ficile est</text:span><text:span text:style-name="T27">, quod</text:span><text:span text:style-name="T2"> inedia quantum ad morbi coctionem prodest<text:line-break/>tantum vel plus etiam vires offendit, </text:span><text:span text:style-name="T2">cibi </text:span><text:span text:style-name="T2">vero quantum ad<text:line-break/>aegrotantis vires conferunt, tantum: coctionem impediunt.<text:line-break/>Sed et hic noscendum est, ad quam magnitudinem morbus<text:line-break/>perventurus sit et quantum laborantis vires sint duraturae,<text:line-break/></text:span><text:span text:style-name="T2">ut </text:span><text:span text:style-name="T2">ea perspiciendo, quae majori auxilio egent, cibi abstinen-<text:line-break/></text:span><text:span text:style-name="T2">tia </text:span><text:span text:style-name="T2">quidem , ubi valentiores sunt vires et morbus coctu dif-<text:line-break/>ficilis, confidentius utaris, ubi vero imbecilliores vires et<text:line-break/>morbus non omnino . coctioni contumax est, largiori cibo.<text:line-break/>Haec quidem et in omnibus aliis morbis consideranda sunt.<text:line-break/>Neque vero statim per initia in spuriis tertianis lavare salu-<text:line-break/>bre est, sed ubi primum coctionis signa apparuerint. </text:span><text:span text:style-name="T2">- </text:span><text:span text:style-name="T2">Neque<text:line-break/>quotidie cibum dare oportet, sed alternis diebus abunde fue-<text:line-break/>rit. Quies autem et praecordiorum fotus juvat et forbitio-<text:line-break/>nes quae facilem admittant coctionem. -Clysteres quoque<text:line-break/>non admodum molles alvc ludantur. Quod fi sanguinis mif-i</text:span></text:p>
      <text:p text:style-name="P15"><text:span text:style-name="T2">sione. </text:span><text:span text:style-name="T2">opus sit, </text:span><text:span text:style-name="T2">neque </text:span><text:span text:style-name="T2">ea </text:span><text:span text:style-name="T2">omittenda est, sed </text:span><text:span text:style-name="T2">initio </text:span><text:span text:style-name="T2">statim di-<text:line-break/>stinctis iis quas nosti rebus tantum detrahes, quantum sutis'<text:line-break/>esse in praescntia videatur. Tota vero ratio nictus sit, non<text:line-break/>quae ut in exquisita tertiana refrigeret et hnmectet, sed<text:line-break/>quae vim aliquam incidendi et calefaciendi assumat. His igi-<text:line-break/>tur maxime, prodest ptisanae succus cui injectum piper sit;<text:line-break/>autnonnunquam etiam hyssopum et origanum et mulsa cui<text:line-break/>injecta nardi spica est et cocta potui datur., aliaque quae-<text:line-break/>ciendae urinae vim habent, nisi ea vehementer calefaciant<text:line-break/>exsiccentque. Frequentissime vero absinthii coma maxime<text:line-break/>post septimum diem danda est, mulsum acetum etiam multis<text:line-break/>in potu profuit et aliquod ex iis quae blande purgant, qui—<text:line-break/>bus nos saepe uti vidisti. Vomitus autem pust cibum adeo-<text:line-break/>sane- utilis </text:span><text:span text:style-name="T2">est </text:span><text:span text:style-name="T2">illis quibus haec febris inveteraverit, ut mul-<text:line-break/>tos norim statim post vomitiones a febre- prorsus esse li-<text:line-break/>beratos.<text:tab/></text:span><text:span text:style-name="T2">i.</text:span></text:p>
      <text:h text:style-name="Heading_20_2" text:outline-level="2">Cap. XI<text:span text:style-name="T58">I</text:span>.</text:h>
      <text:p text:style-name="P97"><text:span text:style-name="T2">Deinceps autem de- quartanis disseremus',<text:line-break/>quas per initia moderate leniterque tractare oportet, nullum</text:span></text:p>
      <text:p text:style-name="P6"><text:span text:style-name="T2">vehemens medicamentum aut vacnationem adbibentes, nisi<text:line-break/>sanguis adinodum exsuperare videatur. Et si serta vena san-<text:line-break/>guis niger ac crassus, qualis maxime in lienosis conspicitur,<text:line-break/>proflnat, audacter mittendus est, sin flavus ac tenuis, statim<text:line-break/>supprimendus. Secanda vero vel interna vel media sinistri<text:line-break/>•cubiti vena est et rictus deinceps qni status fit expers pro-,<text:line-break/>hurnque succum generet adhibeatur, venterque fi fieri potest<text:line-break/>consuetis emolliatur,' quae si non profecerint, clysteribus per.<text:line-break/>initia quidem mollibus, postea vero acrioribus sollicitandus<text:line-break/>est. A suilla autem carpe cibisque omnibus glutinosis et len-<text:line-break/>tis sieni tarde meantibus, quique refrigerant </text:span><text:span text:style-name="T27">et</text:span><text:span text:style-name="T2"> qni exsiccant<text:line-break/>arcendi sirnt aegroti, vino vero albo, tenui et mediocriter<text:line-break/>calido utantur. Ex axibus autem quae boni succi fint ac.<text:line-break/>non palustres, ex piscibus qni facile coquantur et molli ini--<text:line-break/>nimeque glutinosa sint earne dare oportet. Salsamentis vero<text:line-break/>ac sinapi utendum est et certis diebus interpositis medica-<text:line-break/>mentum quod ex triplici pipere est fumendum, aut diospo-</text:span></text:p>
      <text:p text:style-name="P6"><text:span text:style-name="T2">liticon, folumque piper cum aqua recte quotidie praebebis.<text:line-break/>A frictionibus vero, ambulationibus, balueis assisque consue-<text:line-break/>tis penitus arcendi non sunt. Verum si </text:span><text:span text:style-name="T27">a</text:span><text:span text:style-name="T2"> balneis omnino<text:line-break/>abstinere possent,, sclis contenti frictionibus plurimum juva-<text:line-break/>rentur. Et si brevis qnartana sit minimeque violenta, non<text:line-break/>male per accessionum intermissiones aegroti ad folitas<text:line-break/>exercitationes scsu conferent. Haec quidem per initia usque<text:line-break/>ad vigorem peragenda sunt., Quod si in morbi algore consti-<text:line-break/>tutus aeger jam esse videatur, tunc tenuiori quam ante vel<text:line-break/>post nictus ratione uti debet, statimque longa quies impe-<text:line-break/>randa est, </text:span><text:span text:style-name="T27">ac</text:span><text:span text:style-name="T2"> visceribus providendum fotu ac litu, quibus<text:line-break/>emolliendi laxandique vis lusit. Deinde medicamentis quae<text:line-break/>diuretica vocanti urinas evocare oportet, et si coctionis no-<text:line-break/>tae apparuerint, tunc medicamentis quae atram bilem edu-<text:line-break/>cunt non semel, sed saepe purgare, si res ita exigere videa-~<text:line-break/>tur. A cibo vero aegrotum vomere oportet: tunc autem fi<text:line-break/>nihil velet, album veratrum, saepe dandum,est primum ra-</text:span></text:p>
      <text:p text:style-name="P6"><text:span text:style-name="T2">diculis immistum, quod.si nihil profuerit, ipfum etiam vera-.<text:line-break/>trum. His vero qui vomere nequeunt, vehementius per in-<text:line-break/>feriora purgatis medicamentum, quod ex viperis est tempe-<text:line-break/>ratum, daudum est et alia quae adversus has febres coni-<text:line-break/>mendantur, in quibus omnium probatissimum habetur, quod<text:line-break/>ex liquore Cyrenaico conficitur, nobis usitatum. Qui auscm<text:line-break/>per luitis aliquod ex his, medicamentis dederunt aut omni,<text:line-break/>no ante morbi statum ex simplici quartana duplicem saepe<text:line-break/>aut omnino majorem ac difficiliorem , ex duplici vero tri-<text:line-break/>plicem aut omnino duas ipsas difficiliores </text:span><text:span text:style-name="T27">ac</text:span><text:span text:style-name="T2"> majores red,<text:line-break/>dideruut. Noni enim medicum qnendum, qni tribus quar-<text:line-break/>tanis laboranti medicamentum ex viperis ante morbi rigo-<text:line-break/>rein dare sit ausus: delude omnibus ut' par erat adauctis<text:line-break/>assidua febris successit, quae hominem jugulavit.</text:span></text:p>
      <text:h text:style-name="Heading_20_2" text:outline-level="2">Cap. XIII.</text:h>
      <text:p text:style-name="P96"><text:span text:style-name="T2">In curanda autem quotidiana primis die-<text:line-break/>bus tum aceto mulso tum nis quae probe urinam cieant est<text:line-break/>utendum, ec lu summa yietns ratio, incidendi vi praedita esse</text:span></text:p>
      <text:p text:style-name="P6"><text:span text:style-name="T2">debet Circa statum vero de ventre maximeque ejus ore sulo<text:line-break/>licitum esse oportet: posteaque jubere ut a raphanide et ci-<text:line-break/>bis assumptis aeger vomat: hisque utatur medicamentis,<text:line-break/>quae pituitam eliciant. Reliquam vero vicius rationem ex<text:line-break/>communibus scopis facile invenies.</text:span></text:p>
      <text:h text:style-name="Heading_20_2" text:outline-level="2">Cap. XIV.</text:h>
      <text:p text:style-name="P96"><text:span text:style-name="T2">lu febribus autem continuis, quibus<text:line-break/>morbi vigor non longius septimo futurus est et vices validae<text:line-break/>sunt aetasque consentit, exquisitus, omnino et tenuis rictus<text:line-break/>instituendus esu lu quibus vero, longius septimo totius rnor-<text:line-break/>hi status erit aut virtus imbecilla est, per initia quidem liv<text:line-break/>heralins, instante vero statu parcius, rigente autem morbo<text:line-break/>tenuissime alere oportet. • Postea rursus scmper uberius </text:span><text:span text:style-name="T27">eo-<text:line-break/>dem.</text:span><text:span text:style-name="T2"> modo cibum augendo, quo ante statum minuebatur.<text:line-break/>Sanguis vero et ob morbi magnitudinem et quibus rubor<text:line-break/>major qnam naturae conveniat inest et universum corpus<text:line-break/>plus solitu tumet aut venae eminentes ac distentae sunt mit-<text:line-break/>tendus est, nisi vires, aetas et alia quae luitio commemorata</text:span></text:p>
      <text:p text:style-name="P9"><text:span text:style-name="T2">sunt prohibeant. Quod vero humidns nictus acutis omnibus<text:line-break/>febribus </text:span><text:span text:style-name="T2">conserat olim recte </text:span><text:span text:style-name="T2">dictum esu Cremor igitur pti-<text:line-break/>sanae in quibus non acescit exhibendus est et mussa quibus<text:line-break/>in bilem non vertitur forbitionesque ex alica et panis ex<text:line-break/>aqua aliaque quae aut eundem aut huic proximam facul-.<text:line-break/>tatem obtineant. Quod 'si vehementer calidae sint deurant-<text:line-break/>que febres, . ubi primum coctionis nolae apparuerint, cum<text:line-break/>fiducia danda in potu frigida est,, cujus modum ex tempore,<text:line-break/>regione, aetate, natura et consuetudine metimur. Haec qniv<text:line-break/>dem in .universum est curandarum febrium quae accideu-<text:line-break/>tibus carent ratio'.</text:span></text:p>
      <text:h text:style-name="Heading_20_2" text:outline-level="2">Cap. XV.</text:h>
      <text:p text:style-name="P96"><text:span text:style-name="T2">Quae vero cum symptomatis fiunt febres,<text:line-break/>haud ita simpliciter curantur</text:span><text:span text:style-name="T2">, </text:span><text:span text:style-name="T2">sed quoad fieri potest expen-<text:line-break/>dere oportet, quanta febris sit quantumque symptoma, quod<text:line-break/>periculum, adferat, ac horum vehementiori molestiorique<text:line-break/>insistendum, non neglectu tamen omnino allero. Age igitur<text:line-break/>febricitet quispiam citra humorum redundantiam, scd cuiu<text:line-break/>recenti cruditate os ventris mordente prernenteque rejecerit</text:span></text:p>
      <text:p text:style-name="P9"><text:span text:style-name="T2">vomitione humorem aliquem vitiusum , qui in trausitu ita<text:line-break/>vehementer aegrotum laeserit, ut moleste anxieque ferat.<text:line-break/>Solamne multitudinem ad febrem tam respicientes vacuare<text:line-break/>lentabimus, quod citra molestiam alioqui fecissemus? An<text:line-break/>prius ori ventris prospiciemus </text:span><text:span text:style-name="T2">ac </text:span><text:span text:style-name="T2">postea ubi recte id habue-<text:line-break/>rit universum ! corpus quantum res ipsa exposcit vacuabi-<text:line-break/>mns ? Mihi sane ita videtur. Tales igitur non paucos saepe<text:line-break/>vidimus alios quidem interiisse, alios vero in summum peri-<text:line-break/>culum fuisse adactos, quum eos vacuare ventris ore </text:span><text:span text:style-name="T27">non-<text:line-break/>dum confirmato</text:span><text:span text:style-name="T2"> medici tentassent. Sed nec si cum alui pro-<text:line-break/>fluvio febris suerit alia vacuatione est opus. Verum ipsum<text:line-break/>per se sufficit, etiam si non fit pro plenitudinis ratione. Qui-<text:line-break/>• qunque enim ab lis tanquain majori inanitione egentibus<text:line-break/>vel sanguinem ducere vel ventrem movere aufi sunt, in </text:span><text:span text:style-name="T27">gra-<text:line-break/>via pericula</text:span><text:span text:style-name="T2"> praecipitarunt. .At si quis convulsus sit simul-<text:line-break/>que sanguinis missione egeat, ne sic quidem semel et univer- </text:span><text:span text:style-name="T2">•-<text:line-break/></text:span><text:span text:style-name="T2">sim tantum detrahes quantum affectus exigit, sed et aliquid.</text:span></text:p>
      <text:p text:style-name="P6"><text:span text:style-name="T2">symptomati est relinquendum, quod silerumque sudores mo-<text:line-break/>vet, vigilias adfert et robur </text:span><text:span text:style-name="T2">dejicit </text:span><text:span text:style-name="T2">aegrotantis. Ad eundem</text:span><text:span text:style-name="T2">-<text:line-break/></text:span><text:span text:style-name="T2">autem modum si vehemens vigilia dolorque granis aegrotum<text:line-break/>infestet, subitas ac multas vacuationes vitare oportet. Aeris<text:line-break/>vero ambientis temperatura, quum omnino calida et sicca<text:line-break/>est, qualis inter Canis et Arcturi exortum, fymptomatis Joco<text:line-break/>habenda esu Quocirca omnes quibus medici neglecta tern-<text:line-break/>porum ratione venam secare ausi funt perierunt. Ad eun-<text:line-break/>dem modum, si vehementer admodum frigida sit; nam tum<text:line-break/>quoque, a sanguinis missione, est temperandum, quando ia<text:line-break/>talibus non parva sequi pericula ridemus. Etenim in calidis<text:line-break/>vehementer aeris constitutionibus improbe vacuati syncope,<text:line-break/>ut vocant, ac resolutione intereunt. At in frigidis per acces-<text:line-break/>sionum initia vehementer refrigerati non amplius relevan-<text:line-break/>tur. Igitur neque in calidis neque in frigidis supra modum<text:line-break/>regionibus sanguinem mittere audemus. Quod si regioni<text:line-break/>teinporis conditio. , respondeat, omnino abstinemus, at si non</text:span></text:p>
      <text:p text:style-name="P6"><text:span text:style-name="T2">consentit, ’ vacuamus quidem, sesi longe minus quam si neu-<text:line-break/>trum vetaret. Quin </text:span><text:span text:style-name="T2">etiam velut </text:span><text:span text:style-name="T2">symptoma quoddam ad su-<text:line-break/>scipiendam 'aflectionem </text:span><text:span text:style-name="T2">proclivitas </text:span><text:span text:style-name="T2">consideranda est. Multi<text:line-break/>enim nunquam evacuati , fuerunt, neque ullam pleniorem’<text:line-break/>vacuationem neque </text:span><text:span text:style-name="T2">longiorem </text:span><text:span text:style-name="T2">inediam ferunt, ut quae aliis<text:line-break/>omnes corporis vires facile dejiciant</text:span><text:span text:style-name="T2">, </text:span><text:span text:style-name="T2">aliis statim os ventris<text:line-break/>adeo male afficiant, ut </text:span><text:span text:style-name="T27">a</text:span><text:span text:style-name="T2"> cibis abhorreant et si assumere co-<text:line-break/>gantur, aut non contineant aut improbe coquant. In hao<text:line-break/>dignotionis parte expendenda est aegri temperies. Natura<text:line-break/>enim calidi et sicci omnes ab integra vacuatione prompte<text:line-break/>laeduntur. Consuetudo quoque non parum habet momenti; "<text:line-break/>cum ad alia omnia, tum maxime ad vacuationis indicatio-<text:line-break/>nem. Alii enim nunquam sunt vacuationem ante experti<text:line-break/>neque integram pertulerunt largoque cibo usi sunt. Alii<text:line-break/>contra amplo cibo nec utuntur et vacuationibus sunt assueti.<text:line-break/>Hos igitur intrepide vacuare oportet, modo reliqua id fa- </text:span><text:span text:style-name="T2">.<text:line-break/></text:span><text:span text:style-name="T2">ciendum dictent. Alios vero nempe insolitos non item;</text:span></text:p>
      <text:p text:style-name="P6"><text:span text:style-name="T2">etiamsi reliqua omnia suadeant. Ad eundem vero modum<text:line-break/>et corporis habitus contemplandi sunt. Nam qui densa soli-<text:line-break/>daque sunt carne, haud facile iis injuriis patent. Itaque ve-<text:line-break/>rendum non est eos siemel vacuare si et alia hortentur. Qni<text:line-break/>vero mollem et algae modo teneram prompteque diffluen-<text:line-break/>tem hanc habent, in gravem noxam sacile ruunt. Qiiareab'<text:line-break/>his etiamsi omnia alia suadeant, sanguinem ducere inni<text:line-break/>audemus; verum aliis vacuationibus, quam moderatissime<text:line-break/>promptissimeque fieri potest utimur. Similiter autem et his; </text:span><text:span text:style-name="T2">*<text:line-break/></text:span><text:span text:style-name="T2">qui habitu sunt immodice vel obeso </text:span><text:span text:style-name="T27">vel gracili</text:span><text:span text:style-name="T2"> venam Iae-<text:line-break/>care et alio quovis modo affatim vacuare timendum est.<text:line-break/>His vero aetas tanquam symptoma quoddam, quod affatim'<text:line-break/>vacuare prohibeat, annumerari potest, neque enim pueri<text:line-break/>neque senes fine molestia hanc vacuationem sustinere pol-<text:line-break/>sunt. Hos igitur commemoratus omnes efflagitante vacna-<text:line-break/>tionem -affectu non semel nec affatim sed paulatim vacuare<text:line-break/>oportet, mediocribus inediis,</text:span><text:span text:style-name="T34">1</text:span><text:span text:style-name="T2"> frictionibus, mollibus clysteri-<text:line-break/>bus, fotibus, cataplasinatis et baIneis. Quorum omnium rur-</text:span></text:p>
      <text:p text:style-name="P6"><text:span text:style-name="T2">sus </text:span><text:span text:style-name="T2">indicationes </text:span><text:span text:style-name="T2">ab </text:span><text:span text:style-name="T2">iis quae ante memorata sunt desumere<text:line-break/></text:span><text:span text:style-name="T2">oportet </text:span><text:span text:style-name="T2">Ad eundem </text:span><text:span text:style-name="T27">vero</text:span><text:span text:style-name="T2"> modum, </text:span><text:span text:style-name="T2">si </text:span><text:span text:style-name="T2">quando duo syrnpto-<text:line-break/>mata contraria sequantur, utrum eorum sit vehementius<text:line-break/>considerandum est. Pari ratione si duo morbi iri eodem ho-<text:line-break/></text:span><text:span text:style-name="T2">mine </text:span><text:span text:style-name="T2">pugnantes habent indicationes, tunc enim'urgenti est<text:line-break/></text:span><text:span text:style-name="T2">insistendum, sed altero nequaquam, </text:span><text:span text:style-name="T2">neglecto. Quae autem a<text:line-break/>symptomatis </text:span><text:span text:style-name="T2">et morbis </text:span><text:span text:style-name="T2">sumuntur indicationes, </text:span><text:span text:style-name="T2">non </text:span><text:span text:style-name="T2">simpli-<text:line-break/></text:span><text:span text:style-name="T2">riter, </text:span><text:span text:style-name="T2">sed pro causa quae unumquodque attulit consideran-<text:line-break/></text:span><text:span text:style-name="T27">dae</text:span><text:span text:style-name="T2"> siint, velut </text:span><text:span text:style-name="T2">animi </text:span><text:span text:style-name="T2">defectio ac exlolntio. Sunt enim pro<text:line-break/></text:span><text:span text:style-name="T2">uba </text:span><text:span text:style-name="T2">eadem que re </text:span><text:span text:style-name="T2">ambo </text:span><text:span text:style-name="T2">haec nomina a medicis </text:span><text:span text:style-name="T2">usitata, </text:span><text:span text:style-name="T2">ipsa<text:line-break/></text:span><text:span text:style-name="T2">quidem </text:span><text:span text:style-name="T2">res </text:span><text:span text:style-name="T2">una est, </text:span><text:span text:style-name="T2">sed ejus causae mullae. </text:span><text:span text:style-name="T2">Anima.enim<text:line-break/>deficit </text:span><text:span text:style-name="T2">ex cholera, diarrhoea, dysenteria, lienteria; fluxit<text:line-break/></text:span><text:span text:style-name="T2">muliebri; vulneribus, </text:span><text:span text:style-name="T2">haemorrhoidibus, sanguinis tum ex ore<text:line-break/></text:span><text:span text:style-name="T2">tum e </text:span><text:span text:style-name="T2">naribus profusione, immodicisque ex partu purgatio-<text:line-break/></text:span><text:span text:style-name="T2">nibns. </text:span><text:span text:style-name="T2">Nonuunquam vero animae desectum attulit magna<text:line-break/></text:span><text:span text:style-name="T2">eruditas</text:span><text:span text:style-name="T2">,, praesertim quum alvum immodice subduxit. Et<text:line-break/></text:span><text:span text:style-name="T2">ingens </text:span><text:span text:style-name="T2">fames; quae bulimos dicitur, nihil aliud est quum</text:span></text:p>
      <text:p text:style-name="P6"><text:span text:style-name="T2">animi deliquium. Omnem etiam uteri strangulatum anteice-<text:line-break/></text:span><text:span text:style-name="T2">dit </text:span><text:span text:style-name="T2">lipbthytnia, quemadmodum ejus tum ascensum fum de-<text:line-break/>flexum in latus tum inflammationes saepe sequitur.</text:span><text:span text:style-name="T2">.’ </text:span><text:span text:style-name="T2">Sed et<text:line-break/>apoplexiam, comitialem morbum, si quidem malignus est; rea </text:span><text:span text:style-name="T2">"<text:line-break/></text:span><text:span text:style-name="T2">folutionern, syncopen et marcorem anteit. Nonnunquarn<text:line-break/></text:span><text:span text:style-name="T2">cum </text:span><text:span text:style-name="T2">febrium accessionibus non paucis accessit: maxime </text:span><text:span text:style-name="T2">si<text:line-break/></text:span><text:span text:style-name="T2">corpus summe aridum sit ac </text:span><text:span text:style-name="T2">squalidum </text:span><text:span text:style-name="T2">aut immodice ple.-'<text:line-break/>num. Cum febre quoque ardenti ac maligna;. aliquando et<text:line-break/>quibus per febrium accessiones extrema vehementer rescis-<text:line-break/>gerata sunt, quique ob inflammationis vel jecoris vel sto-<text:line-break/></text:span><text:span text:style-name="T2">machi </text:span><text:span text:style-name="T2">magnitudinem </text:span><text:span text:style-name="T27">febricitant,</text:span><text:span text:style-name="T2"> iis per accessionum initia<text:line-break/></text:span><text:span text:style-name="T2">anima . </text:span><text:span text:style-name="T2">deficit, praesertim ubi crudorum’ minimeque cocto-<text:line-break/></text:span><text:span text:style-name="T2">rum .humorum </text:span><text:span text:style-name="T2">multitudo aut insignis alicujus partis </text:span><text:span text:style-name="T2">ob-<text:line-break/></text:span><text:span text:style-name="T2">structio infestat, item et quihhs </text:span><text:span text:style-name="T2">os </text:span><text:span text:style-name="T2">ventris aut imbecillum<text:line-break/></text:span><text:span text:style-name="T2">est aut </text:span><text:span text:style-name="T2">a vitiosis humoribus mordetur aut. crassis vel glu-'..<text:line-break/></text:span><text:span text:style-name="T2">tinofis vel humidis </text:span><text:span text:style-name="T27">vef</text:span><text:span text:style-name="T2"> frigidis ingravescat. Quin </text:span><text:span text:style-name="T2">et </text:span><text:span text:style-name="T2">non-<text:line-break/>nulli affectuum animi vehementia deficiunt, praecipue </text:span><text:span text:style-name="T2">senes<text:line-break/></text:span><text:span text:style-name="T2">quique ex aliis imbecillitate aliqua laborant. Etenim </text:span><text:span text:style-name="T2">ipso-</text:span></text:p>
      <text:p text:style-name="P16"><text:span text:style-name="T14">, ' - </text:span><text:span text:style-name="T2">; - 1. n</text:span><text:span text:style-name="T2"><text:tab/> . - •.</text:span></text:p>
      <text:p text:style-name="P11"><text:span text:style-name="T2">rum non paucis moeror, laetitia ac excandefcentia hunc<text:line-break/>animi defectum intulerunt. Nonnunquam vero et intempe-<text:line-break/>stive erumpentes vapores hoc modo affectis animi deli-<text:line-break/>quium induxerunt. Quemadmodum et robustioribus immo-<text:line-break/>dici sudores. Praeterea abscessus eruptio vires vehementer<text:line-break/>laedit, maximeque si ni </text:span><text:span text:style-name="T2">ventrem, </text:span><text:span text:style-name="T2">stomachum aut thoracem<text:line-break/>affatim confluit. Et si nos aliquando secto abscessu pus affa-<text:line-break/>tim vacuemus, necessario deficit anima, quemadmodum si<text:line-break/>uberius purgemus vel inaniamus seu clysteribus leu alio<text:line-break/>quovis modo idem malum adscremus, </text:span><text:span text:style-name="T27">neque</text:span><text:span text:style-name="T2"> vero in hy-<text:line-break/>drope humor, etG abundet </text:span><text:span text:style-name="T27">et praeter</text:span><text:span text:style-name="T2"> naturam sit, semel to-<text:line-break/>tus citra noxam vacuari potest, alloqui hominem deficere<text:line-break/>animo necesse esu Sed et doloris vehementia vires proster-<text:line-break/>nit, nimirum si repente vel morsus incidat vel tormina vel<text:line-break/>colicus affectus veI ileos vel aliud malum oboriatur. Porro<text:line-break/>vulneratus nervus et musculi caput animae deliquium in-<text:line-break/>duxerunt, et maligna articulorum ulcera et gangraenosa </text:span><text:span text:style-name="T27">et<text:line-break/></text:span><text:span text:style-name="T2">depascentia omnia ac immoderata quaedam frigiditas aut</text:span></text:p>
      <text:p text:style-name="P6"><text:span text:style-name="T2">caliditas et vitalis roboris solutio. Hae quidem sunt animae<text:line-break/>deficientis causae. Singulae vero earum propriam deside-<text:line-break/>rant curationem, sed nunc de omnibus scribendi locus non<text:line-break/>est. Nam quae affectibus insunt, sine his curari non possuntj<text:line-break/>De- his igitur in hac disputatione eatenus disteram, quatenus<text:line-break/>‘ discat aliquis, quomodo repente incidentibus accessionibus oc-<text:line-break/>currere possit. Frigida exempli gratia iis spargenda est, qni<text:line-break/>ex cholera, alvi profluvio'ac aliis multis subitisque vacua-<text:line-break/>• tionibus exsolvuntur. Nares quoque comprimendae sunt et<text:line-break/>os ventris perfricandum vomitusque imperandus aut sto-<text:line-break/>machus insertis in </text:span><text:span text:style-name="T27">os. vel</text:span><text:span text:style-name="T2"> digitis,vel plumis lacessendus, scd<text:line-break/>brachia et crura vincienda sunt, manus quidem pluribus et<text:line-break/>vehementibus vinculis, quum infernae partes vacuantur ut<text:line-break/>in haemorrhoidibus, alni fluxione et uteri vacuatione. Nam<text:line-break/>tunc crura vehementer revincta deorsum saepe aliquid at-.<text:line-break/>trahunt. Contra vero in sanguinis </text:span><text:span text:style-name="T27">e naribus</text:span><text:span text:style-name="T2"> eruptione et<text:line-break/>in vomitionibus crura et pluribus et valentioribus ligaturis</text:span></text:p>
      <text:p text:style-name="P6"><text:span text:style-name="T2">stringenda </text:span><text:span text:style-name="T2">sunt. </text:span><text:span text:style-name="T2">Quih etiam quibus sanguinem vulnera pro-<text:line-break/>fundunt, siquidem id in superioribus partibus accidat, in-<text:line-break/>fernae, sin infernis, </text:span><text:span text:style-name="T2">superbae </text:span><text:span text:style-name="T2">vinculis adstringendae sunt.<text:line-break/>Invenienda enim vulnerato lobo figura est quae sursum </text:span><text:span text:style-name="T27">ver-<text:line-break/>gat,</text:span><text:span text:style-name="T2"> non tamen supra modum, </text:span><text:span text:style-name="T43">nam.fi </text:span><text:span text:style-name="T2">adeo tendatur ut do-<text:line-break/>lorem sentiat,' noh minus quam si deorsum vergeret fluxio<text:line-break/>irritabitur. In summa autem </text:span><text:span text:style-name="T2">ad </text:span><text:span text:style-name="T2">ea revellere oportet vel<text:line-break/>quae communitatem cum affectis partibus habent, vel a qui-<text:line-break/>bus humor decurrit, proinde vehementes uteri fluxiones<text:line-break/>admotae mammis cucurbitulae celerrime compescunt, san-<text:line-break/>guinis vero e naribus eruptionem, eaedem jecori et lieni<text:line-break/>prij nare sanguinem fundente, aut ambobus visceribus; si<text:line-break/>cruor ex Utraque, nare affatim abundeque profluat, affixae<text:line-break/>cohibent. ViUnm quoque aqua gelida dilutum animi defe-<text:line-break/>ctiones ex immodicis vacuatiouibus sanat, maxime si ad<text:line-break/>ventriculum fluxio repat. Considerandum autem est, num<text:line-break/>id adhiberi aliquid prohibeat; qualis est visceris ali cujus<text:line-break/>inflammatio aut vehemens capitis dolor aut deliratio aut</text:span></text:p>
      <text:p text:style-name="P9"><text:span text:style-name="T2">ardens febris cum morbo crinio. Magnae enim ac propemo-<text:line-break/>dum.lucurabiles ex vini potu noxae sequuntur. Quod fi ni-<text:line-break/>hil prohibeat, deinceps aegrotantis natura, consuetudo, ae-<text:line-break/>tas et ambientis aeris temperies consideranda est, quibus<text:line-break/>perspectis ani calidum aut frigidum potum dabis. Nam<text:line-break/>qni frigidum bibere non consueverunt, aut eo manifeste lae-<text:line-break/>duntur, quique natura frigidiores sunt ac extreme-senes aut<text:line-break/>iu regione naturaliter frigida degunt aut hiberno tempore,<text:line-break/>a 'frigido urcendi sunt Qui vero aliter habent potare intre-<text:line-break/>pide possunt. Quod si ventriculus fluxione lentetur, vinum<text:line-break/>calidum ac tenue, quale Lesbium est, detur. Crassum vero<text:line-break/></text:span><text:span text:style-name="T2">• </text:span><text:span text:style-name="T2">ac nigrum acerbumque in sanguinis eruptione. Locis au-<text:line-break/>tem ipsis ventri quidem et utero et stomacho et thoraci<text:line-break/>quae robur parti inserere idonea sint admovere oportet.<text:line-break/>Capiti vero et fronti tum haec tum quae refrigerent. Et<text:line-break/>si qua in summa cute aut naribus rupta vena est, aliquod<text:line-break/>ex iis quae, sanguinem sistunt medicamentum imponendum<text:line-break/>esu Balneae autem commodissimae sunt, si defluxionis iniu-</text:span></text:p>
      <text:p text:style-name="P6"><text:span text:style-name="T2">riam venter patiatur, sini sanguinis eruptionem vehemen-<text:line-break/>ter irritant. Atque iis etiam adversissima sunt, quibus ex fu-<text:line-break/>doris copia deficit anima, quando his cutis laxanda non<text:line-break/>est, sed adstringenda ac refrigeranda. Vinum quoque frigi-<text:line-break/>dmn maxime est adhibendum, nihil vero quod calidum sit<text:line-break/>omnino , dandum esu </text:span><text:span text:style-name="T2">Sed </text:span><text:span text:style-name="T2">nec membra ligare nec cogere<text:line-break/>ad vomitum nec ullo </text:span><text:span text:style-name="T2">modo </text:span><text:span text:style-name="T2">movere oportet. Domus porro<text:line-break/>aditus refrigeranti aurae expositus sit, aerque in frigidam<text:line-break/>densantemque qualitatem mutetur myrti frondibus, vitium<text:line-break/>capreolis ac rosis humi sparsis, nihil horum fluxionibus<text:line-break/>quae in ventrem feruntur confert, has enim tantum augent<text:line-break/>quantum cutem densant. His igitur qui ex vacuationibus<text:line-break/>exsolvuntur, sic in praesens est succurrendum. Qui vero hu-<text:line-break/>morum multitudine animo deficiunt haud ita curantur, ve-<text:line-break/>rum illorum artus plurimum fricandi sunt, calefaciendi ac<text:line-break/>ligandi. Caeterum a vino et cibis temperare debent, atque<text:line-break/>etiam a balneis si febris adsit, contenti mulsae potu, in qua<text:line-break/>thymum, origanum, pulegium, vel hyssopum concoctum siti</text:span></text:p>
      <text:p text:style-name="P6"><text:span text:style-name="T2">Confert autem et </text:span><text:span text:style-name="T2">acetum </text:span><text:span text:style-name="T2">mullum. Quae, porro ex uteri as-<text:line-break/>suctibus mulieres animo destituuntur, eodem modo curantur,<text:line-break/>excepto aceto mulso. His etiam crura potius, quam brachia<text:line-break/>deliganda sunt-atque perfricanda,' </text:span><text:span text:style-name="T2">et </text:span><text:span text:style-name="T2">quemadmodum in larga<text:line-break/>fluxione mammis cucurbitulas admovemus, sic quibus sur-<text:line-break/>sum revulsus retractusque in latus est uterus 'inguinibus et<text:line-break/>femoribus. Naribus quoque objiciendi furit gravissimi odo-<text:line-break/>res, ulero vero suaves. Adhibenda item sunt laxantia ac<text:line-break/>calefacientia medicamenta. Si vero ex stomachi imbecillitate<text:line-break/>animi deliquium fequatur, imponere quae roborandi vim<text:line-break/>obtineant emplastra, qualia sunt quae ex palmulis confi-<text:line-break/>ciuntur, vino, polentis, croco, aloe et mastiche, perfundere<text:line-break/>vero oleo abfinthino, melino,mastichino, nardino, oenanthino<text:line-break/>et vino oportet. Aestuante autem stomacho, aliquid quod<text:line-break/>refrigeret miscendum eft, qualis est cucurbitae, lactucae, por-<text:line-break/>tulacae, solani, seris et uvae acerbae succus. Haec enim non<text:line-break/>folum refrigerat, sed et adstringit et aqua frigida ardenti sto-<text:line-break/>macho plerumque confert onportune data. alioaui magno-</text:span></text:p>
      <text:p text:style-name="P6"><text:span text:style-name="T2">pere laedit. Imbecillo, autem stomacho vinum calidum potius,<text:line-break/>dandum est, modo nihil aliud prohibeat, ejusmodi, autem<text:line-break/>stomachi frictionibus extremarum partium mirifice juvantur.<text:line-break/>Quod si ex his nihilo melius habeant, exaestuantes quidem<text:line-break/>celerrime ad balneum ducendi funt. His vero qui alienius<text:line-break/>frigoris sensu afficiuntur, medicamentum quod triplici pipere<text:line-break/>constat solumque piper et absinthium in potu dandum est.<text:line-break/>Qni vero ex vitiosis huinoribus os ventris, mordentibus<text:line-break/>exanimantur, epota vel aqua calida vel hydrelaeo vomere<text:line-break/>jubeantur. At si non facile vomant, prius partes stomacho<text:line-break/>adjacentes et manus et pedes calefaciendi sunt. Quod si ne<text:line-break/>sic quidem vomere possint,-immissis in os vel pennis vel di-<text:line-break/>gitis stomachus irritandus est. Sin neque sic vomant, rurfus<text:line-break/>oleum calidum quam optimum adhibendum esu Id autem<text:line-break/>oleum saepe non solum vomitum provocare, scd et ventrem<text:line-break/>mollire solet, id quod non parum ad rem de qua agitur fa-<text:line-break/>cit. Quocirca nisi fponte accidat, arte procurare oportet,<text:line-break/>maxime vero appositis remediis, ex quibus si facilius vomat,</text:span></text:p>
      <text:p text:style-name="P6"><text:span text:style-name="T2">absinthii coma </text:span><text:span text:style-name="T2">aqua </text:span><text:span text:style-name="T2">mulsa </text:span><text:span text:style-name="T2">incocta </text:span><text:span text:style-name="T2">in potu danda est, deinde<text:line-break/>vinum, modisque omnibus roborandae partes sunt tum<text:line-break/>medicamentis forinsecus impositis tum absinthii potu. At<text:line-break/>non per initia quidem, sed post repurgato jam ventre </text:span><text:span text:style-name="T2">id<text:line-break/></text:span><text:span text:style-name="T2">sariendum esse suadeo, quando fi succos contineat, adstrin-<text:line-break/>gendus non est, sed calefaciendus, ut prius dictum est. Si.<text:line-break/>vero multa frigida pituita in ore ventriculi collecta fit, plu-<text:line-break/>rimum fovere oportet oleo, in quo absinthium decoctum sit,<text:line-break/>deinde mulsam dare, in qua veI hyssopum vel id genus<text:line-break/>aliud maduerit et acetiim mulsum et piper, quodque ex tri-<text:line-break/>plici pipere constat medicamentum et diospoliticum. Victus<text:line-break/>autem ratio omnino incidendi facultate fit praedita. Ex ve-<text:line-break/>hementi autem refrigeratione defectiones non aliter atque<text:line-break/>bulimum curamus, nimirum calefacientes modis omnibus.<text:line-break/>Itaque vinum in potu dandum est calida temperatum ribique<text:line-break/>calefacere idonei. Ericare quoque </text:span><text:span text:style-name="T2">ejusmodi </text:span><text:span text:style-name="T2">aegrotos oportet,.<text:line-break/>ad ignemque calefacere. Quae vero ex supervacuo calore<text:line-break/>ortum habent lipothymlae, refrigerantia ac roborantia desi-</text:span></text:p>
      <text:p text:style-name="P6"><text:span text:style-name="T2">derant. His enim maxime accidunt, qui diutius in aere ae-<text:line-break/>stuoso et balneis versati sunt. In praesens igitur robur his<text:line-break/>restitues, si frigidam inspergas ac. ventiles et aurae expo-<text:line-break/></text:span><text:span text:style-name="T2">nas, </text:span><text:span text:style-name="T2">osqne ventris frices ac irrites, postea vino et cibo refi-<text:line-break/>cias. At quibus ob inflammationis magnitudinem aut vehe-<text:line-break/>mentis febris malignitatem in accessionibus animus deficit,<text:line-break/>quique refrigerantur, eorum artus fricare ac calefacere crn-<text:line-break/>raque ac manus ligare, vigilias imperare, cibum potumque<text:line-break/>in totum circumcidere oportet. Optimum porro in his quid<text:line-break/>futurum sit praenosse et ea ante febris accessionem efficere.<text:line-break/>Quique ex siccitate per accessionum initia in fyncopen la-<text:line-break/>buntur praenosse optimum. Nam si duabus trihusve horis<text:line-break/>ante accessionem cibum dederis et pedes et manus contineri<text:line-break/>jusseris, servari poterit. Cibus autem coctu facilis </text:span><text:span text:style-name="T2">sit' </text:span><text:span text:style-name="T2">et sto-'<text:line-break/>macho accommodatus. Quod fi vehemens fore periculum fu-<text:line-break/>fpiceris, vinum maxime.alicae elixae superfusum dare anti-<text:line-break/>cipabis. Loco autem alicae panis eadem utilitate adhiberi</text:span></text:p>
      <text:p text:style-name="P6"><text:span text:style-name="T2">potest. Si vero mediocris Iyncope expectetur, vluo opus non<text:line-break/>est: sed tunc abunde feceris, ss mala puuica vel pyra veI<text:line-break/>mala vel pomum aliud quodpiam, adstringendi facultate do-<text:line-break/>natum, cum cibis miscueris. Post haec </text:span><text:span text:style-name="T27">vero si</text:span><text:span text:style-name="T2"> moderate ac-<text:line-break/>cessionem ferant, quum iterum </text:span><text:span text:style-name="T2">cibus </text:span><text:span text:style-name="T2">datur, pomorum usus<text:line-break/>necessarius non est. Haeo quidem agenda sunt, si quod sutu-<text:line-break/>rum est praeienferis. Si qui vero inopinato in hoc dilori-<text:line-break/>men inciderint, vini calidi, panis et alicae cum eo calidae<text:line-break/>momentum dare debebis. Nam si largiorem aut coctu diffi-<text:line-break/>ciliorem hoc inodo affectis cibum dederis, non Polum in syn-<text:line-break/>copen perducentur, sed omnino suffocabuntur. Quibus au-<text:line-break/>tem animus ex insignis partis obstructione deficit acetum<text:line-break/>mulsum dandum est, potioque ex hyssopo, origano, pulegio<text:line-break/>et mello et cibi ex eorum qui valenter incidnnt genere.<text:line-break/>Crassi enim ac glutinosi magnopere in hoc affectu laedunt.<text:line-break/>Nihil vero obsuerit artus perfricare ac ligare. Sed et utili-<text:line-break/>ter potiones, quae ciendae urinae facultatem habent, adhi-<text:line-break/>bentur, quales ex anetho, foeniculo, apio, petroselino, ammi,</text:span></text:p>
      <text:p text:style-name="P6"><text:span text:style-name="T2">dauco et spica nardi sunt, quae'ubi jam manifeste jqve-<text:line-break/>iint, vino albo, ac tenui non admodum vetere utendum est.<text:line-break/>Noscuntur autem hujusmodi obstructiones cum ex aliis<text:line-break/>pulsuum inaequalitatibus, tum maxime ex his quae in ma-<text:line-break/>gnitudine ef parvitate, vehementia et debilitate inveniuntur,<text:line-break/>modo adjuncta syndrome, </text:span><text:span text:style-name="T27">id, esi concursu,</text:span><text:span text:style-name="T2"> quam plethori-:<text:line-break/>cam vocant, non sit. Ea enlur communes cum obstructione<text:line-break/>inaequalitates obtinet. In ejusmodi autem affectibus, si qui-<text:line-break/>dem magni sunt, pulsus intermittunt. Verum haec fusius in<text:line-break/>libris de Pulsibus sunt explicata. Nunc vero ad reliquarum<text:line-break/>animi defectionum disputationem transeamus, cujusmodi est,<text:line-break/>quae ex abscessus vel ruptione vel sectione et immodica lu<text:line-break/>his qni hydero laborant vacuatione fit. Satis enim ad prae-<text:line-break/>sehs fuerit rebus odoris hos reficere, paulo, post autem for—'<text:line-break/>bitiones coctu faciles adhibere. At fi oh tristitiam, laetitiam,<text:line-break/>timorem, excandefcentiam aut pavorem aniiuo consternan-<text:line-break/>tur, odoramentis et narium comprehensionibus refo,ciliati ad<text:line-break/>vomitum cogendi sunt. Ad euudem modum si qui ex vtil-.</text:span></text:p>
      <text:p text:style-name="P6"><text:span text:style-name="T2">neribus, purgationibus doloribusque articulorum, nervorum<text:line-break/>et tendonum musculorum animo deficiant, in primis reficere,<text:line-break/>postea </text:span><text:span text:style-name="T2">vero </text:span><text:span text:style-name="T2">idoneum </text:span><text:span text:style-name="T2">affectui remedium praestare oportet.<text:line-break/></text:span><text:span text:style-name="T2">Si vero colicos affectus aut lliofos aut eorum aliquem qui •<text:line-break/>vehementer affligunt animi deliquium sequatur, affectarum<text:line-break/>partium fomentis calidis et extremarum frictionibus animus<text:line-break/>restituitur. Quae vero ob propriam facultatum corpus no-<text:line-break/>strum moderantium imbecillitatem animi defectiones fiunt, '<text:line-break/>ab intemperie earum partium unde vires proficiscuntur con-<text:line-break/>tractam, contraria intemperie curari debent, nempe frigidam<text:line-break/>calefaciendo, calidam refrigerando _ atque in aliis eadem ra-<text:line-break/>tione. Vitalis quidem vocata facultas, quam e corde prodire<text:line-break/>docuimus, ex pulsuum debilitate deprehenditur. Quae au-<text:line-break/>tem ex jecore oritur, hanc altricem' vocant, ex cruentis alvi<text:line-break/>dejectionibus initio quidem aquosis et tenuibus, deinde vero<text:line-break/>amurcae in modum crassis. Quae vero ex cerebro originem<text:line-break/>ducit facultas, animalem nonnulli peculiari nomine vocant,</text:span></text:p>
      <text:p text:style-name="P6"><text:span text:style-name="T2">arbitrarii motus imbecillitate </text:span><text:span text:style-name="T2">cognoscitur. </text:span><text:span text:style-name="T2">In alio autem<text:line-break/>opere de ejusmodi affectibus, ex quibus mulla sunt a medi-<text:line-break/>cis praetermissa, seorsum tibi conscribemus.</text:span></text:p>
      <text:h text:style-name="Heading_20_2" text:outline-level="2">Cap. XVI.</text:h>
      <text:p text:style-name="P96"><text:span text:style-name="T2">Quoniam autem hactenus symptomata<text:line-break/>disputando prosequuti sumus, rursus ad ea quae initio pro-<text:line-break/>posita sunt redeamus, unum omnium communem scopum<text:line-break/>habentes, nempe causae </text:span><text:span text:style-name="T2">a </text:span><text:span text:style-name="T2">qua haec omnia fiant contempla-<text:line-break/>tionern, </text:span><text:span text:style-name="T2">ipsa </text:span><text:span text:style-name="T2">enim conveniens remedium tibi ostendet, velut<text:line-break/>rn capitis dolore, si </text:span><text:span text:style-name="T2">quis </text:span><text:span text:style-name="T2">cilunn fastidiat et stomachi rosio-<text:line-break/>nem sentiat, vomere jussus, vel bilem vel pituitam vel<text:line-break/>utrumque vomitione ejiciet. Nulla vero nota ventris affe-<text:line-break/>ctum testanle, considerandum uum repletio vel obstructio<text:line-break/>vel inflammatio aliquam capitis partem obsideat, quod in-<text:line-break/>veniemus primum quidem interrogantes nurn dolor in uni-<text:line-break/>versum caput sparsus fit, an in parte quapiam vehementius<text:line-break/>insideat. Postea vero an cum gravitate, distentione, morsu vel<text:line-break/>pulsu affligat. Si enim cum gravitate urget, multitudinem,<text:line-break/>cum morsu autem, acrimoniam vel vaporis vel humoris,</text:span></text:p>
      <text:p text:style-name="P6"><text:span text:style-name="T2">cum pulsu inflammationem, cum distentione autem citra<text:line-break/>gravitatem quidem, </text:span><text:span text:style-name="T2">ac </text:span><text:span text:style-name="T2">pulsum crudi ac flatulenti spiritus<text:line-break/>copiam, cum pulsu </text:span><text:span text:style-name="T2">vero, </text:span><text:span text:style-name="T2">membranaceae substantiae inflam-<text:line-break/>mationem, cum gravitate vero, retentam in membranis mni- '<text:line-break/>titudinem indicat. His igitur omnibus distinctis causa unde<text:line-break/>fingnia proficiscuntur est consideranda. Si quidem illa cu-<text:line-break/>randi rationem tibi commonstrabit, </text:span><text:span text:style-name="T2">ut </text:span><text:span text:style-name="T2">quum vel vaporis<text:line-break/>vel humoris copia contineatur, considerandum est, an oh fe-<text:line-break/>bris magnitudinem fusi ac velut fervefacti humores caput<text:line-break/>subierint, an propter partis imbecillitatem, an totius corpo-<text:line-break/>ris plenitudinem; hanc etenim facile curaveris nimirum cor-<text:line-break/>poris universi vacuatione. Eam </text:span><text:span text:style-name="T27">vero</text:span><text:span text:style-name="T2"> quae ob partis fit imbe-<text:line-break/>cillitatem partisse quidem revocando in totum corpus, partim<text:line-break/>vero affecto loco remedia adhibendo. Revocamus, quidem<text:line-break/>acribus clysteribus et vinculis ac multis infernarum partium<text:line-break/>frictionibus sanguinis etiam nonnihil, si ita necessitas urget;<text:line-break/>detrahendo. Parti autem medemur, interim dum in corpus</text:span></text:p>
      <text:p text:style-name="P12"><text:span text:style-name="T14">- </text:span><text:span text:style-name="T2">totum revellimus, ea capiti inspergentes 'quae repellendi vim<text:line-break/>obtinent, deinde vacuantes, postea vero roborantes. Re-<text:line-break/>pellit quidem oleum omphacinum dictum aut aliquod aliud<text:line-break/>simile, quale est oxyrodinum et ipsum rosaceum per le et<text:line-break/>qiiae ex papaveris calycibus ac leneris oleae termitibus, he-<text:line-break/>derae corymbis, viridi menta et sisymbrio comparantur, qui-<text:line-break/>bus in crudiore quidem et frigidiore plenitudine tepidis uti<text:line-break/>licet, frigidis vero in calidiore ac biliosiore. Vacuat autem<text:line-break/>ac digerit oleum calidum solum., praesertim si vel vetus vel<text:line-break/>sicyonium sit aut si anethum in ipso fuerit concoctum, haec<text:line-break/>enim abunde vacuant humorum plenitudinem, non quidem<text:line-break/>omnino crassorum ac lentorum, sed et si vel spondylium<text:line-break/>vel scrpyllum oleo incoxeris veI pulegii comam veI cala-<text:line-break/>minthae aut menthae et sisymbrii crassiorem etiam humo-<text:line-break/>rem vacuabis. Eadem quoque robur quoddam partibus in-<text:line-break/>serunt ac debiles confirmant. His itaque continenter usque<text:line-break/>ad integram curationem est utendum. Et si res postulat.</text:span></text:p>
      <text:p text:style-name="P6"><text:span text:style-name="T2">etiam per nares et palatum purgabis sternutamentaque cie-<text:line-break/>his. Quod si ad balnea hominem deduxeris, caput siccis lin-<text:line-break/>teis perfricabis salemque et nitrum ac sinapi fine oleo in-<text:line-break/>sperges. Haec quidem sunt dolojum capitis ex ejus partis<text:line-break/>imbecillitate remedia. Quum vero ex febris magnitudine<text:line-break/>dolor </text:span><text:span text:style-name="T2">accidit* </text:span><text:span text:style-name="T2">remediaque efflagitat, frigidae tum qualitates.,<text:line-break/>tum facultates et quae exhydrelaeo, oxyrodino </text:span><text:span text:style-name="T2">et </text:span><text:span text:style-name="T2">papaveris<text:line-break/>calicibus fiunt perfusiones auxiliantur. Doloris autem capi-<text:line-break/>tis decretoriam vel sanguinis eruptionem vel vomitionem<text:line-break/>nuntiantis curatio vestiganda non est, non enim fymptoma,<text:line-break/>Ied salubre signum’ potius sit existimandus, quemadmodum<text:line-break/>et alia non pauca, quae multos quidem ante </text:span><text:span text:style-name="T2">orifin </text:span><text:span text:style-name="T2">terrent,<text:line-break/>salutem vero promittunt. Optimum autem est posse cogno-<text:line-break/>scere corpus a natura perturbari, tum alias excretiones tum<text:line-break/>maxime vomitum </text:span><text:span text:style-name="T27">ac</text:span><text:span text:style-name="T2"> sanguinis eruptionem moliente, quo-<text:line-break/>rnm inseparabilis nota est capitiis dolor. De omnibus autem<text:line-break/>in alio opere fusius tractatur. Quantum vero ad praesentem<text:line-break/>cognitionem attinet, primum servantes institutum de ipsis</text:span></text:p>
      <text:p text:style-name="P6"><text:span text:style-name="T2">aliquid breviter dicemus. Primum </text:span><text:span text:style-name="T2">igitur </text:span><text:span text:style-name="T2">consideranda se-<text:line-break/>briam species • est, an calidae sint ac ardentes. Solent enim<text:line-break/>hae excretione judicari, quemadmodum mitiores et velut<text:line-break/>languentes diutius durant ac in abscessum plerumque finium.<text:line-break/>tur. Deinde vero an morbus salutaris sit, nam quis bonam<text:line-break/>crisin in pernicioso morbo speraverit? Tertio ad haec uni- </text:span><text:span text:style-name="T2">'<text:line-break/></text:span><text:span text:style-name="T2">versi morbi tempus notare oportet. Nam si principii vel iu-<text:line-break/>crementi, nondum vero status aut coctionis notae apparue-<text:line-break/>rint, per urinas aut sputum aut alvi dejectiones bona crisis<text:line-break/>fieri non potest. Haec quidem sunt ex quibus morbum per<text:line-break/>excretionem judicatum iri sperare possis. Jam vero ejus<text:line-break/>quod adest nec jam suturum est, hae sunt nolae; in tole- -<text:line-break/>rando difficultas universam crisin antecedit, noctu quidem<text:line-break/>si iuterdiu morbus judicari debet, interdiu vero si ncctu.<text:line-break/>Igitur si quid ejusmodi conspexeris, videndum est quotum<text:line-break/>morbi diem ducat aeger. Nam sunt qui vel parvo naturae<text:line-break/>impulsu decernere idonei sunt,. Sed multi ne in vehemeutic<text:line-break/>bus quidem commotionibus cognoscere omnino possunt an</text:span></text:p>
      <text:p text:style-name="P6"><text:span text:style-name="T2">perturbationis magnitudo pro diei natrtra fit. Septimus enim<text:line-break/>veI exiguo naturae instructu crisin per vacuationem movet.<text:line-break/>Sextus vero magno naturae conatu eget atque raro quidem<text:line-break/>decernit. Quod si decernat, id dum periculo et fine fide fit<text:line-break/>Ad eundem modum aliorum etiam dierum lingulis propria<text:line-break/>quaedam natura inest, quam in libris de diebus decretoriis<text:line-break/>explicavimus. Agedum perturbationis magnitudini dies re-<text:line-break/>spondeat, postea considerato qualis futura crisis sit; de aliis<text:line-break/>quidem nunc disputare necesse non est. An vero vomitus<text:line-break/>futurus sit vel sanguis per nares fluxurus, in ejusmodi enim<text:line-break/>crisibus signum unum este'dicebamus, nempe capitis dolo- •<text:line-break/>rem, ex iis maxime deprehendere licet: in primis quidem si<text:line-break/>ab initio statim non invasit dolor, tanquam morbi fym- '<text:line-break/>ptoma quoddam, fed rn perturbatione crisin praecedente.<text:line-break/>Deinde si condolescat collum et hypochondrium retrahatur,<text:line-break/>spirandique difficultas quaedam repentina velut presso'tho-<text:line-break/>race suboriatur. Si ensm “omnibus his incidentibus repente</text:span></text:p>
      <text:p text:style-name="P17"><text:span text:style-name="T21">/<text:tab/>--<text:tab/>•<text:tab/></text:span><text:span text:style-name="T27">‘ i •</text:span></text:p>
      <text:p text:style-name="P11"><text:span text:style-name="T2">ptlsus turgescant nec in parvitatem recidant nec debiles<text:line-break/></text:span><text:span text:style-name="T27">flant</text:span><text:span text:style-name="T2">, .jamjam crisis est exspectanda.- Si vero, praeterquam<text:line-break/>quod non concidunt etiam in altum attollantur vehemeu-<text:line-break/>tioresque reddantur, jam inspicienda aegrotantis facies est,<text:line-break/>in .qua si pars aliqua, palpitet ani temporum venae micent<text:line-break/>aut mala aut naris, aut oculus rubicundior appareat, erisis<text:line-break/>habendae major spes est. Quod si inviti illacriment.aut<text:line-break/>splendores se cernere, sibi .videantur ac manus velut fcaben-<text:line-break/>les naribus admoveant, tunc jam non </text:span><text:span text:style-name="T27">adiore, sed</text:span><text:span text:style-name="T2"> adesse san-<text:line-break/>guinis fluxionem conspicies. Statim enim semel ac.iterum<text:line-break/>scabentibus sanguis erumpit. In his. vero ne perterrearis<text:line-break/>etiamsi delirare ac subsilire hominem rideas. Haec enim<text:line-break/>sunt humorum sursum tendentium indicia.;. .Quemadmodum<text:line-break/>et spirandi difficultas et hypochondria retracta collumque una<text:line-break/>cum capite degravatum, sed et cum. bis deliri,utn, signum<text:line-break/>quoddam sit. Atque haec quidem signa sufficiant. Saepe vero<text:line-break/>et cum his accedit aegrotantis aetas et natura quae spem</text:span></text:p>
      <text:p text:style-name="P6"><text:span text:style-name="T2">confirmat, praeterea anni </text:span><text:span text:style-name="T2">tempus et </text:span><text:span text:style-name="T2">praesens aeris consti-<text:line-break/>tutio. Nam si aeger adolescens est aut alloqui calidae na-<text:line-break/>turae aut copiosi’sanguinis, major spesfueriti Quod si prius<text:line-break/>eidem aut aegrotanti aut sano faepe sanguis per nares efflu-<text:line-break/>xerit, vel hoc solum satis fuerit ad sanguinis profusionis<text:line-break/>fpem habendam. At si anni tempus aestas est aut si aestas<text:line-break/>non est, sed aeris praesens constitutio calida, nonne ex his<text:line-break/>indicium aliquod desumes? Jam vero si et mulli eo tempore<text:line-break/>per sanguinis pfofusionem crisin habuerint, praeterea san-<text:line-break/>guine corpus' redundet et solitae excretiones supprimantur,'<text:line-break/>haec quoque spem tibi auxerint. Mihi quidem neque omnino<text:line-break/>difficile' videtur futuram sanguinis eruptionem posse prae-<text:line-break/>sciri, Ubi </text:span><text:span text:style-name="T27">tot</text:span><text:span text:style-name="T2"> ac talia signa habeas. Absurda vero res est ac<text:line-break/>magna imperitis id non praenosse. Sed sunt qui medicorum<text:line-break/>hujus tempestatis culpa ac incuria ea demirentur, quae ad-<text:line-break/>miratione digna non sunt </text:span><text:span text:style-name="T2">Sive </text:span><text:span text:style-name="T2">enim ex laeva sive dextra<text:line-break/>nare sanguis fluximus sit, ex jam dictis haud difficulter<text:line-break/>praesenties. Verum medicorum non pauci non solum </text:span><text:span text:style-name="T2">id </text:span><text:span text:style-name="T2">dis-</text:span></text:p>
      <text:p text:style-name="P6"><text:span text:style-name="T2">sicile esse, sed omnino fcrri non posse arbitrantur, tametsi<text:line-break/>tum hae tum aliae omnes excretiones pvaevideri possint si<text:line-break/>duo haec consideraveris, nempe unde naturae impetus fiat<text:line-break/>et in quam partem vergat. Quae si noris, defectum supplebis<text:line-break/>et immoderatum motum inhibebis, velut exempli gratia<text:line-break/>magna cucurbita sinistro hypochondrio admota ex liene,<text:line-break/>dextro vero ex jecore profluentem sanguinem facile retra-<text:line-break/>het. Eadem quoque rn estis partibus habenda est ratio. Nam<text:line-break/>ex uno de, omnibus idem colligere licet si universale con-<text:line-break/>templeris. Quocirca hoc loco praefenti libro finem impo-<text:line-break/>nam. Deinceps vero de febribus, quas phlegmonae accen-<text:line-break/>dunt atque de aliis affectibus, qui in singulis corporis par-<text:line-break/>tilius consistunt disseram. Phlegmonae autem quasi phlogo-.<text:line-break/>ses a veteribus dicebantur: a recentioribus vero non omnes.<text:line-break/>Neque enim herpes neque erysipelas neque id genus aliud<text:line-break/>inflammationibus annumerantur, fed ex calidis affectibus<text:line-break/>uni tantum, cujus durus tumor et dolor pulfatilis comes est.</text:span></text:p>
      <text:p text:style-name="P6"><text:span text:style-name="T2">hocrnomen tribuunt, tametsi non talem solum sed simplici-<text:line-break/>ter omnes calidos ac velut fervidos affectus, febres ac dolo-<text:line-break/>res scqui videmus. De </text:span><text:span text:style-name="T27">his</text:span><text:span text:style-name="T2"> igitur atque aliis id genus morbis<text:line-break/>‘deinceps disseremus.</text:span><text:span text:style-name="T45">'\-su-sai.</text:span></text:p>
      <text:h text:style-name="P3" text:outline-level="1"><text:bookmark-start text:name="bookmark3"/>GALENI AD GLAUCONEM DE ME-<text:line-break/>DENDI METHODO LIBER II.<text:bookmark-end text:name="bookmark3"/></text:h>
      <text:h text:style-name="Heading_20_2" text:outline-level="2">Cap. I.</text:h>
      <text:p text:style-name="P96"><text:span text:style-name="T2">De singularum autem corporis partium af-<text:line-break/>fectibus, Glauco, deinceps disseremus ab inflammatione ex-<text:line-break/>orsi. Haec etenim et frequentissime incidit et plurimas ha-<text:line-break/>bet differentias, hisque omnibus febres accedere solent. Ita-<text:line-break/>que omnium communis est immoderatus calor ac velut pblo-<text:line-break/>gosis, i. </text:span><text:span text:style-name="T27">inflammatio,</text:span><text:span text:style-name="T2"> unde et ipsis phlegmones nomen ve-<text:line-break/>teres indidere. Harum autem cuique suam inveneris diffe-<text:line-break/>rentiam, ex qua ejus tum species cognoscitur, tum idoneum<text:line-break/>remedium suppeditatur. Aliam enim herpetes, aliam erysi-</text:span></text:p>
      <text:p text:style-name="P6"><text:span text:style-name="T2">pelata, aliam phygethla et aliam aliae inflammationum spe-<text:line-break/>cies curationem efflagitant. Quocirca hic quoque cognoscen-<text:line-break/>dorum recte affectuum facultas rursus antecedit. Atque hoc<text:line-break/>primum tibi scribere conabor, ubi omnium inflammationum<text:line-break/>differentias ab initio distinctu constituero. Prima itaque in-<text:line-break/>flammationis differentia est, quae in humidam et siccam di-<text:line-break/>stinguitur. Humidam quidem quae in calida defluxione par-<text:line-break/>tem obsidente fit, siccam vero in qua citra ullum deflu-<text:line-break/>vium nativus calor accenditur. Hoc autem quadantenus </text:span><text:span text:style-name="T27">ve-<text:line-break/>tui</text:span><text:span text:style-name="T2"> febris partis ipsius est, quae quum ad immoderatam jani<text:line-break/>caliditatem et siccitatem pervenit, exstinguitur omnino ac<text:line-break/>emoritur. Quocirca neque in plura potest dividi, quemad-<text:line-break/>modum altera disserentia, quae uti dicebamus ex humorum<text:line-break/>defluxu in partem aliquam fit. Ejus enim multae sunt spe-<text:line-break/>cies, una ex sanguinis, altera ex bilis, tertia ex utriusque<text:line-break/>simul defluxione. Atque etiam in harum singulis aut jam<text:line-break/>computruit quod defluit aut putrescit in parte infartum:<text:line-break/>idque vel substantia crassum est vel tenue: vel iuave vel</text:span></text:p>
      <text:p text:style-name="P6"><text:span text:style-name="T27">aere., Si</text:span><text:span text:style-name="T2"> igitur sanguis bonus ac crassitudine mediocris unii-<text:line-break/>versiin in aliquam partem fluxerit ,atque ob multitudinem<text:line-break/>constipetur, dolor vehemens, nisi pars omnino hebetem sen-<text:line-break/>sum habeat, hominem corripit, pulsusque in profundo infe-<text:line-break/>stat et distendi partem ipsam usquequaque ac contundi </text:span><text:span text:style-name="T27">ae-<text:line-break/>ger</text:span><text:span text:style-name="T2"> putat, tantumque sentit calorem, ut deuri rideatur ac<text:line-break/>refrigerari cupiat, rubor quoque qualis ex balneis accedit<text:line-break/>aut ad ignem efflorescit veI alio quovis modo calefactis in<text:line-break/>cute apparet. Affectus hic totius generis appellationem ac-<text:line-break/>cepit vocaturque inflammatio, quemadmodum et aliae mul-<text:line-break/>tae species fui generis nomen adoptarunt. Oriturque fre-<text:line-break/>quenter ex omni fere causa, etenim et vulneribus convulsio-<text:line-break/>nibus, contusionibus, rupturis, lassitudini quam exercitatio at-<text:line-break/>tulit, luxationibus, fracturis et sponte natis ulceribus super-<text:line-break/>venit., praeter haec omnia quum venae immodice plenae in<text:line-break/>eam partem, quae tunc recipere maxime sit idonea, super-<text:line-break/>vacuum humorem fundunt: </text:span><text:span text:style-name="T2">ea </text:span><text:span text:style-name="T2">autem pars caeleris est aut</text:span></text:p>
      <text:p text:style-name="P6"><text:span text:style-name="T2">imbecillior aut rarior et solutior aut" ad attrahendum<text:line-break/>promptior aut immobilior, quacunque de causa ad has </text:span><text:span text:style-name="T27">affe-<text:line-break/>ctiones perducta</text:span><text:span text:style-name="T2"> fuerit </text:span><text:span text:style-name="T2">De hoc . </text:span><text:span text:style-name="T2">enim disceptare nunc non<text:line-break/>•statuimus. Flava bilis, quaudo suam servans naturam per<text:line-break/>universum oorpus cum sanguine fertur, arquatum morbum<text:line-break/>parit. Herpes vero vocatur, quum sola a sanguine secreta<text:line-break/>est, ac in parte aliqua consistit, quae fi crassa sit consistentia<text:line-break/>totam culem usque" </text:span><text:span text:style-name="T47">a</text:span><text:span text:style-name="T2">d subjectam carnem exulcerat, atque<text:line-break/>ejusmodi herpetas Hipp ocrates exedentes vocat. Sin'tenuior<text:line-break/>bilis sit; solam superficiem quasi deurit, atque haec species<text:line-break/>generis nomen accepit, simplieiterque. et fine adjectione her-<text:line-break/>pes nominatur. Harum enim duarum formarum altera modo<text:line-break/>commemorata herpes exedens, altera vero miliaris dicitur,<text:line-break/>quod pustulae parvae ac multae in summa cute excitentur<text:line-break/>milio similes. Fit autem ejiismodi herpes etiam ab ipsa bile,<text:line-break/>sed minus quam priores acri e,t calida. Quod si ex sanguine<text:line-break/>et flava bile justo calidioribus fluxio mista suerit, aut ex</text:span></text:p>
      <text:p text:style-name="P18"><text:span text:style-name="T14">- -<text:tab/></text:span><text:span text:style-name="T14">-<text:tab/>- </text:span><text:span text:style-name="T2">.s- </text:span><text:span text:style-name="T14">...... ,1 </text:span><text:span text:style-name="T14">,<text:tab/></text:span><text:span text:style-name="T2">'•/»&gt;./</text:span></text:p>
      <text:p text:style-name="P11"><text:span text:style-name="T2">sanguine quidem, sed fervido ac substantia tenuissimo affe-<text:line-break/>tus erysipelas vocatur, multo inflammatione calidior aspe-<text:line-break/>ctuque flavior. Et si tetigeris,, sanguis facile suffugit rursus- •<text:line-break/>que affluit exquisite tenuis et visu ruber, non tamen aeque<text:line-break/>cruciat erysipelas atque inflammatio. Neque secundum ni-<text:line-break/>Iam inflammationis speciem aut pulsat aut premit aut dis-<text:line-break/>tenuit. Verum aliquando mcderate omnino infestat et ina-<text:line-break/>xime quum in solam cutem sparsum est, mluimeqne subje-<text:line-break/>ctarn carnem laedit atque magna ex parte tale fit exquifi-<text:line-break/>tumque erysipelas esu Quemadmodum id quod subjectam<text:line-break/>carnem invadit, minimeque ex plane tenui fluxione fit so-<text:line-break/>lurn erysipelas non est; sed jam mistus ex erysipelate et in-<text:line-break/>flammaticne affectus, in quo quum propria erysipelatis sym-<text:line-break/>plumata praevalent a recentioribus medicis erysipelas phle-<text:line-break/>gmonodes, quum vero inflammationis, erysipelatodes inflam-<text:line-break/>matio dicitur. Quod si neutrius luculenter vincant, sied pa-</text:span></text:p>
      <text:p text:style-name="P6"><text:span text:style-name="T2">ria cernantur, inflammatio et erysipelas mista esse dicuntur.<text:line-break/>Itaque exquisitum erysipelas </text:span><text:span text:style-name="T2">solius </text:span><text:span text:style-name="T2">cutis est affectus. At in-<text:line-break/>flammatio non solum' subjecturum cuti partium quamquam<text:line-break/>maxime quidem harum, sed et cutis aliquando affectus est.<text:line-break/>Atque haec quidem non minorem alloqui quam illa dolorem<text:line-break/>invenit, sed pulsatione caret. Quum </text:span><text:span text:style-name="T27">vero</text:span><text:span text:style-name="T2"> sanguis admodum<text:line-break/>calidus ac crassus est, in quamcunque partem confertim stuxe-<text:line-break/>rit', hanc exurit ulcusque cu’m criifta efficit. Quicquid vero<text:line-break/>circumstat, in inflammationem attollit ferventem </text:span><text:span text:style-name="T27">ac</text:span><text:span text:style-name="T2"> dolore<text:line-break/>gravi conflictantem. Vocatur autem hujusmodi affectus car-'<text:line-break/>bunculus. Quod si influens sanguis niger sit, crassus, faecu-<text:line-break/>lentus ac fervidus, qualis est prior, admixtam que saniem<text:line-break/>quandam tenuem habeat, pustulae in cutis superficie oriun-<text:line-break/>tur his quae ex igne fiunt similes, sub quibus ruptis cru-<text:line-break/>stosum ulcus invenitur. • Est et hic affectus etiam carbuncu-<text:line-break/>lus. Tot igitur Iunt inflammationis species secundum affe-<text:line-break/>ctus naturam divllae. Multas vero species quispiam forte pu-</text:span></text:p>
      <text:p text:style-name="P9"><text:span text:style-name="T2">taverit </text:span><text:span text:style-name="T2">esse </text:span><text:span text:style-name="T2">praetermissas, nominum multitudine hallucina-<text:line-break/></text:span><text:span text:style-name="T2">tus, </text:span><text:span text:style-name="T2">cujusmodisunt bubones, phymata, phygethla, ophthalmiae,<text:line-break/>peripneumoniae, pleuritides et alia multa similiter nuncupata.<text:line-break/>Omnia enim haec inflammationes quaedam sunt in antedi-<text:line-break/>ctis speriebus comprehensae, quarum quaeque diversam </text:span><text:span text:style-name="T27">for-<text:line-break/></text:span><text:span text:style-name="T2">tita </text:span><text:span text:style-name="T2">est appellationem. Quoniam qui primi haec nomina in-<text:line-break/>diderunt compositam intelligentiam </text:span><text:span text:style-name="T47">;</text:span><text:span text:style-name="T2"> tnin ipsius affectus tum<text:line-break/>partis hunc, continentis, verbo .uno explicare </text:span><text:span text:style-name="T2">voluerunt.</text:span></text:p>
      <text:p text:style-name="P11"><text:span text:style-name="T2">v </text:span><text:span text:style-name="T2">Sunt enim bubo, phyma et phygethlon glandularum affectus.</text:span></text:p>
      <text:p text:style-name="P8"><text:span text:style-name="T2">Bubo;quidem inflammatio, phyma </text:span><text:span text:style-name="T27">vero</text:span><text:span text:style-name="T2"> affectus </text:span><text:span text:style-name="T2">est, qui </text:span><text:span text:style-name="T2">et<text:line-break/></text:span><text:span text:style-name="T2">q </text:span><text:span text:style-name="T2">celeriter augetur et ad suppurationem festinat, phygethlon</text:span></text:p>
      <text:p text:style-name="P8"><text:span text:style-name="T2">vero </text:span><text:span text:style-name="T2">phlegmouodes, ut vocant, erysipelas est aut inflamma-<text:line-break/></text:span><text:span text:style-name="T2">tio </text:span><text:span text:style-name="T2">erysipelatodes. Ad eundem modum ophthalmia inflam-<text:line-break/>matio est ejus membranae, quae corneae adhaeret</text:span><text:span text:style-name="T2">, </text:span><text:span text:style-name="T2">pleuritis<text:line-break/></text:span><text:span text:style-name="T2">ejus-</text:span><text:span text:style-name="T2">quae costas succingit, angina saucium, peripneumoniae<text:line-break/></text:span><text:span text:style-name="T2">vero pulmonis, </text:span><text:span text:style-name="T2">eadem quoque in reliquis est ratio. Quae<text:line-break/></text:span><text:span text:style-name="T2">igitur in </text:span><text:span text:style-name="T2">conspicuis corporis partibus inflammationes exi-<text:line-break/>stunt prompte, cognosci possunt, quae vero in abditis latent</text:span></text:p>
      <text:p text:style-name="P6"><text:span text:style-name="T2">atque omnino febres adierunt non aeque, sed mini quidem<text:line-break/>videtur ejusmodi cognitio acri judicio egere, peritiaque na-<text:line-break/>tutae partium, quam ex anatome simul et exquisita icientia<text:line-break/>tum actionum tum usuum nobis comparamus, de quibus<text:line-break/>in aliis operibus disputatum esu- Nunc vero de his quidem<text:line-break/>retexere sermonem non vacat,, quando le derepente peregre<text:line-break/>proficisci necessitas urget. Qua ratione autem inflammatio^<text:line-break/>nes, quae in summa cute exoriuntur, optime quis curare<text:line-break/>possit, tibi primum explicabo, ab eo affectu auspicatus, qui<text:line-break/>quod plurimum incidat totius generis appellationem mere-<text:line-break/>tur. In quo id in primis quod et in omnibus aliis maxi-<text:line-break/>mam vim obtinet considerare oportet, nempe ut morbi<text:line-break/>causa inveniatur.</text:span></text:p>
      <text:h text:style-name="Heading_20_2" text:outline-level="2">Cap. II.</text:h>
      <text:p text:style-name="P96"><text:span text:style-name="T2">Igitur inflammationum quae in conspicuo<text:line-break/>sunt causa una quaedam est non admodum occulta, quae<text:line-break/>fluxio appellatur, nisi aliquando cum his copuletur, quae ab<text:line-break/>alia evidente causa fieri videntur. Quando enim nulla ha*</text:span></text:p>
      <text:p text:style-name="P6"><text:span text:style-name="T2">rum </text:span><text:span text:style-name="T2">praecedente </text:span><text:span text:style-name="T2">pars </text:span><text:span text:style-name="T2">repente </text:span><text:span text:style-name="T2">inflammatione </text:span><text:span text:style-name="T2">est </text:span><text:span text:style-name="T2">obfessa,<text:line-break/>causa </text:span><text:span text:style-name="T2">quae </text:span><text:span text:style-name="T2">.affectum </text:span><text:span text:style-name="T2">attulit, rheuma, </text:span><text:span text:style-name="T27">i. fluxio,</text:span><text:span text:style-name="T2"> </text:span><text:span text:style-name="T2">morbus vero<text:line-break/>affectio </text:span><text:span text:style-name="T2">rheumatica dicitur. Atque in his </text:span><text:span text:style-name="T2">praecipue inflam-<text:line-break/>mationibus optima per initia </text:span><text:span text:style-name="T2">curatio </text:span><text:span text:style-name="T2">adhiberi debet. Nam<text:line-break/></text:span><text:span text:style-name="T2">qui </text:span><text:span text:style-name="T2">in'ipsis </text:span><text:span text:style-name="T2">error </text:span><text:span text:style-name="T2">committitur, </text:span><text:span text:style-name="T2">aut </text:span><text:span text:style-name="T2">curatu' difficiles aut<text:line-break/>omnino immedicabiles reddit affectiones. Haec autem duo<text:line-break/>maxima sunt errata, nullam totius corporis rationem habere<text:line-break/>et partem calefacere ac hurnectare. At in his duobus me-<text:line-break/>dici maxime delinquunt. Nonnulli enim ex methodica secta<text:line-break/>persuasi, et inflammationes omnes allectiones astrictas esse<text:line-break/>arbitrati, laxandas esse sibi putaverunt. Sunt, vero qui te-<text:line-break/>mere et inconsiderate illos imitantur, unum mali </text:span><text:span text:style-name="T27">agendi<text:line-break/></text:span><text:span text:style-name="T2">habentes patrocinium</text:span><text:span text:style-name="T2">, </text:span><text:span text:style-name="T2">nimirum se cum multis errare. Sed'<text:line-break/>neque ex dogmaticis medicis neque empiricis quispiam ita<text:line-break/>sensit." Verum quod et </text:span><text:span text:style-name="T2">ratio </text:span><text:span text:style-name="T2">et experientia suadet, corpo-<text:line-break/>ris universi congruas vacuationes moliri jubent, partem<text:line-break/>vero inflammatam perfundere ac illinire his quae influentis</text:span></text:p>
      <text:p text:style-name="P6"><text:span text:style-name="T2">humoris repellendi vim habeant, et qui in affecto loco </text:span><text:span text:style-name="T27">con-<text:line-break/>tinetur</text:span><text:span text:style-name="T2"> vacuare, roburque ac vires affectis jam partibus in-<text:line-break/>serere. Quae autem vacuando observari debeant, antea di-<text:line-break/>ximus , ac nunc quoque paucis explicabimus, ut deinceps<text:line-break/>servata memoria jam te per singulos affectus vacuationis<text:line-break/>indicationes edoceri necesse non siti Aetatem igitur, tempus,<text:line-break/>regionem, praesentem abris constitutionem, robur </text:span><text:span text:style-name="T27">aegrotan-<text:line-break/>tis,</text:span><text:span text:style-name="T2"> habitudinem, consuetudinem atque ipsam morbi speriem<text:line-break/>animadvertendam esse diximus. Haec enim quando vacuan-<text:line-break/>dum iaut minime vacuandum sit et unde et quo'modo do-<text:line-break/>cent, velut iu subjecto affectu: confluat in genu humor at-<text:line-break/>que repente vehementer intumescat. Tibi vero universum<text:line-break/>corpus sanguine plenum esse videatur, valideque aegrotantis<text:line-break/>vires sint, anni tempus ver et regio modice temperata, ado- -<text:line-break/>lescensque vel juvenis sit aeger, huic sanguinem ex supernis<text:line-break/>partibus mittere oportet, sucta cubiti vena vel interna vel<text:line-break/>media. Quod si' superna pars affecta sit, ex inferna dncen-</text:span></text:p>
      <text:p text:style-name="P6"><text:span text:style-name="T2">dus est sanguis. Nunquam enim incommode fluxionis impe-''<text:line-break/>tus in contrarium revellitur. Cataplasma vero ex semper-<text:line-break/>vivo et malicorio iu vino decoctis, rhu polentaque impo-<text:line-break/>nendum est, ut quod’ in bis optimum fit omniaque quibus<text:line-break/>nobis opus </text:span><text:span text:style-name="T27">est</text:span><text:span text:style-name="T2"> praestare possit. Repellit enim quod influit<text:line-break/>et quod jam continetur exsiccat et circumstantes partes con-<text:line-break/>firmat.. Alia autem sexcenta medicamenta eodem modo mi-<text:line-break/>scere potes, quorum componendorum rationem ex libris de<text:line-break/>medicamentis didicisti. Unde in singulis unum aliquod tibi -<text:line-break/>subscribam; futurum monumentum simul et exemplum ejus<text:line-break/>quae in aliis est facultatis. Ejusmodi vero remediis utendum<text:line-break/>est, ubi dolor vehemens non </text:span><text:span text:style-name="T2">est, </text:span><text:span text:style-name="T2">ubi vero graviore cum do-<text:line-break/>lore defluxio inciderit, neque aqua calida neque oleum ne-<text:line-break/>que cataplafmata ex-triticea farina adhibenda sunt. . Haec<text:line-break/>enim omnia affectibus ex humorum influxu contraetis ad-<text:line-break/>verfantur, tametsi levamentum quoddam statim adferre vi-<text:line-break/>deantur. Satis enim fuerit, doloris, vehementiam mitigare</text:span></text:p>
      <text:p text:style-name="P6"><text:span text:style-name="T2">aliquo ex his quae ex passo et rosaceo ac paucula cera cum<text:line-break/>his ambobus liquata conficiuntur. Haec autem lana succida,<text:line-break/>quae oesypi plurimum habeat excipienda sunt, ac aestate<text:line-break/>quidem frigida, hieme vero tepida admovenda. Ad hunc<text:line-break/>modum cataplasmata ex arnoglosso, lenticula, pane et rosa-<text:line-break/></text:span><text:span text:style-name="T27">ceo</text:span><text:span text:style-name="T2"> adhibenda sunt. Paulo vero supra afiectnm locum ad-<text:line-break/>movenda est spongia vino acerbo imbuta aut aqua frigida,<text:line-break/>momentum autem aceti satius fuerit huic immiscere. Quod<text:line-break/>si ex his utilitas aliqua memoratu digna accesserit et nus-<text:line-break/>quam pus appareat, mollibus quae adversus fluxiones pa-<text:line-break/>rantur emplastris utendum est, ex quibus optima sunt, quae<text:line-break/>exsiccare simul ac repellere fluentem sanguinem et citra do-<text:line-break/>lorem possint. Quocirca quae cutem vehementer tendunt<text:line-break/>proindeque dolorem adierunt, haec plus laedunt quam exsic-<text:line-break/>cando prosint. Tale igitur esse debet medicamentum, quale<text:line-break/>nobis in usu crebro est, quod ex chaloite constat rosaceo<text:line-break/>temperatum. Si </text:span><text:span text:style-name="T27">vero</text:span><text:span text:style-name="T2"> lanam mundam vino acerbo madentem<text:line-break/>extrinsecus superposueris, majorem utilitatem attuleris. At</text:span></text:p>
      <text:p text:style-name="P6"><text:span text:style-name="T2">ubi in parte ipsa pus apparuerit, semel aut bis cataplasma<text:line-break/>ex necessitate imponi debet. Ad praesens </text:span><text:span text:style-name="T27">vero</text:span><text:span text:style-name="T2"> quod ex po-<text:line-break/>lenta constat utilius admovetur. Similiter autem his aceti<text:line-break/>quippiam aut vini admiscendum esu Postmodum </text:span><text:span text:style-name="T27">vero</text:span><text:span text:style-name="T2"> fecla<text:line-break/>parte ac pure vacuato cavebis a caeleris; uleum vero sive<text:line-break/>aquam exhibebis. Quod si vulnus forte abluere conveniat,<text:line-break/>mulsa vel posca, vino et vino mulso utendum esu Si vero -<text:line-break/>partem adhuc inflammatio occupet, cataplasma ex lenticula<text:line-break/>imponendum est. Sin ab hac sit libera, aliquod ex aliis me-<text:line-break/>dicamentis quae emplasta dicuntur et quibus rn ejusmodi<text:line-break/>sectionibus utimur, eoque potissimum quod ex chalcite con-<text:line-break/>stati Quibus extrinsecus spongia aut lana vino acerbo im-<text:line-break/>buta superponenda esu At si acerbi vini copia non sit, aqua<text:line-break/>cui tantum aceti admistum sit, ut bibi possit perfundenda<text:line-break/>spongia est. Ad hoc autem sariunt etiam vina marina. </text:span><text:span text:style-name="T2">’ </text:span><text:span text:style-name="T2">Tu<text:line-break/>vero si occasio efflagitet, vinum arte conficere poteris, sale<text:line-break/></text:span><text:span text:style-name="T27">vino,</text:span><text:span text:style-name="T2"> quod in promptu habueris admisto. Vulneri autem<text:line-break/>nullum pingue medicamentum admovendum est, quale est</text:span></text:p>
      <text:p text:style-name="P6"><text:span text:style-name="T2">Macedonicum et quod tetrapharmacum vocant, diligenter<text:line-break/>enim exsiccandum est. .Ad hunc quidem modum inflammatio<text:line-break/>quae ex defluxione est curari debet.</text:span></text:p>
      <text:h text:style-name="Heading_20_2" text:outline-level="2">Cap. III.</text:h>
      <text:p text:style-name="P96"><text:span text:style-name="T2">Quae vero ab aliis caulis fiunt, humectare<text:line-break/>ac calefacere nihil velat. Et fi ad suppurationem has du-<text:line-break/>cere velis, cataplasma ex triticea farina in oleo et aqua de-'<text:line-break/>cocta inducendum esu Neque timenda scarificatio est, si<text:line-break/>quando ea opus fit. Quae vero ex humorum defluxu fiunt<text:line-break/>iusiammationes, non fine magno malo scarificantur, maxime<text:line-break/>per initia. Veterascentibus autem quae post totius corporis<text:line-break/>vacuationem aliamque idoneam curationem duritiem quam-<text:line-break/>dam ac nigrorem in partibus reliquerunt auferre sanguinem<text:line-break/>non est absurdum, nam inflammationes amplius existiman-<text:line-break/>dae non sunt, quemadmodum neque erysipelas, si jam Iivo-<text:line-break/>rem contraxit. Hoc enim per initia refrigerari desiderat, ac<text:line-break/>potissimum quum sine manifesta fit causa. Quando vero </text:span><text:span text:style-name="T27">jam<text:line-break/>fervor</text:span><text:span text:style-name="T2"> abest, confert scarificare et cataplasina ex hordea-</text:span></text:p>
      <text:p text:style-name="P6"><text:span text:style-name="T2">cea farina calidum imponere et ceratum aliudque medica-<text:line-break/>mentum, quod discutiendi vim obtineat. Non tamen ex<text:line-break/></text:span><text:span text:style-name="T2">vena </text:span><text:span text:style-name="T2">sanguis in hisce necessario mittitur, sed ventrem per<text:line-break/>inferiora </text:span><text:span text:style-name="T2">purgare </text:span><text:span text:style-name="T2">sufficit, adhibito medicamento quod </text:span><text:span text:style-name="T2">sta-<text:line-break/>yam </text:span><text:span text:style-name="T2">bilem ducat. Quod si exigua fit affectio, ne hoc quidem<text:line-break/>necessarium est, sed abunde erit acri uti clystere. Quae vero<text:line-break/></text:span><text:span text:style-name="T2">ex </text:span><text:span text:style-name="T2">ulceribus </text:span><text:span text:style-name="T2">fiunt </text:span><text:span text:style-name="T2">erysipelata, quaeque </text:span><text:span text:style-name="T2">similiter </text:span><text:span text:style-name="T2">manifestas<text:line-break/></text:span><text:span text:style-name="T2">habent </text:span><text:span text:style-name="T2">causas</text:span><text:span text:style-name="T2">, neque </text:span><text:span text:style-name="T2">si statim </text:span><text:span text:style-name="T2">cataplasma ex hordeacea </text:span><text:span text:style-name="T2">fa-<text:line-break/></text:span><text:span text:style-name="T2">rina praesertim loco </text:span><text:span text:style-name="T2">antea </text:span><text:span text:style-name="T2">scarificato imposueris</text:span><text:span text:style-name="T2">, laedes.<text:line-break/></text:span><text:span text:style-name="T2">Inflammationi </text:span><text:span text:style-name="T2">vero erysipelatodi et erysipelati phlegmonodi<text:line-break/></text:span><text:span text:style-name="T2">mista, </text:span><text:span text:style-name="T2">quoad </text:span><text:span text:style-name="T2">fieri </text:span><text:span text:style-name="T2">potest, curatio est adbibenda atque ei<text:line-break/>quod magis vinrit semper reluctandum. Bubo vero </text:span><text:span text:style-name="T2">et<text:line-break/></text:span><text:span text:style-name="T2">phyma et phygethlon eadem ratione qua et aliarum par-<text:line-break/></text:span><text:span text:style-name="T2">tium </text:span><text:span text:style-name="T2">similes allectus'curari debent, praeterquam in parti-<text:line-break/></text:span><text:span text:style-name="T2">bus, </text:span><text:span text:style-name="T2">quae iisdem affectibus laborantes acriora medicamenta<text:line-break/></text:span><text:span text:style-name="T2">ferre </text:span><text:span text:style-name="T2">possunt, cujusmodi sunt glandulae. </text:span><text:span text:style-name="T2">Herpetes </text:span><text:span text:style-name="T2">autem<text:line-break/>quatenus ad </text:span><text:span text:style-name="T2">universi </text:span><text:span text:style-name="T2">corporis vacuationem attinet ut erysi-<text:line-break/>pelata curari debent, quatenus vero ad affectam partem,</text:span></text:p>
      <text:p text:style-name="P6"><text:span text:style-name="T2">non eadem omnibus cura </text:span><text:span text:style-name="T2">adhibenda </text:span><text:span text:style-name="T2">est. Exedentes enim<text:line-break/>omnes refrigerari volunt, quemadmodum et alii herpetes et<text:line-break/>erysipelata, non tamen </text:span><text:span text:style-name="T2">medicamenta </text:span><text:span text:style-name="T2">ferunt, quae praeter-<text:line-break/>quain quod refrigerant etiam huinectare idonea sunt, fest<text:line-break/>solum refrigerantia admittunt, praesertim quae exsiccare pos-<text:line-break/>sint. Quocirca neque lactuca neque polygonum neque Ien-<text:line-break/>ticula quae in paludibus nascitur neque palustris lotus aut<text:line-break/>anthyllinm aut pfyllium </text:span><text:span text:style-name="T2">aut </text:span><text:span text:style-name="T2">portulaca aut seris aut scm-<text:line-break/>pervivum aut aliud id genus quod refrigerare ac hume-<text:line-break/>ctare possit est adhibendum, </text:span><text:span text:style-name="T2">quae </text:span><text:span text:style-name="T2">quidem erysipelatibus sunt<text:line-break/>familiaria. Sed nec spongiae frigida imbutae aliquando nec<text:line-break/>solano fidendum est, tametsi refrigerare ac exsiccare possint,<text:line-break/>sed modice. Herpetes vero vehernentiorem quam solani sic-<text:line-break/>citatem expetunt. Igitur per initia imponendi vitium ca-<text:line-break/>preoli sunt ac rubi et canini rubi germina et amoglostum.<text:line-break/>Deinde lenticula admiscenda est, nonnunquam et mel et po-<text:line-break/>lenta, quod pransortptnm est ad inflammationes ex defln-<text:line-break/>xione cataplasma, si ah eo sempervivum detraxeris, Exui-</text:span></text:p>
      <text:p text:style-name="P6"><text:span text:style-name="T2">cerata autem loca medicamentis ad herpetas lu libris phar-<text:line-break/>maceuticis, i. de </text:span><text:span text:style-name="T27">compositione</text:span><text:span text:style-name="T2"> medicamentorum inscriptis,<text:line-break/>inungere oportet. Ejusmodi enim multa passim habentur in<text:line-break/>orbiculos digesta, qui dum Usus efflagitat passo diluuntur-<text:line-break/>Quod fi in promptu passum non sit, vino tenui et albo et<text:line-break/>leviter astringente utendum est, quale Falernum est Massi-<text:line-break/>liense, Sabinum, Adristicum et Arsyinum, quae nondum gu-<text:line-break/>stus acrimoniam vetustate contraxerint. Et si in horum vi-<text:line-break/>cem interdum posca aquosa utaris , nihil minus consequeris.<text:line-break/>Jam vero inveteratis ulceribus neque passo diluendi pastilli<text:line-break/>sunt, neque amplius aquosa posca esse debet. At vina quae<text:line-break/>astringendi vim possident plurimum juvant, maxime quidem<text:line-break/>nigra aut si ea desideremus alba. Ex medicamentis vero<text:line-break/>quae hoc tempcre accommoda sunt optimum est, quod Po-<text:line-break/>lyidae ascribitur, Pasioni, Musae, Androni et alia his similia. •<text:line-break/>Herpetes vero qui tantum lumrnam culem exulcerant, nisi<text:line-break/>admodum veteraverint, nullo horum inungere oportet,<text:line-break/>urunt enim vehementer ac valide exsiccant, fed ejusmodi</text:span></text:p>
      <text:p text:style-name="P6"><text:span text:style-name="T2">herpetibus sufficiunt, quae glaucii vim habent, maxime aqua<text:line-break/>resulnta. Quod si haec nihil profecerint, acetum miscendum<text:line-break/>est, utilius autem fuccus folani et arno lossi additur. Hoc<text:line-break/>porro in summa 'in omni ulcere cognoscendum est, sive id<text:line-break/>sponte sive ex casu sive ex vulnere acciderit, nimirum quod<text:line-break/>femper exsiccari desiderat'medicamento, ut inquit Hippocra-<text:line-break/>tes, non molesto, hoc est neque mordente neque irritante<text:line-break/>vehementer, nisi malignum ac putre siti Nam id genus ulo<text:line-break/>cera acerrima medicamenta efflagitant et quae igni vires<text:line-break/>proximas habent, quale est rnify, chalcitis, arsenicum, calx et </text:span><text:span text:style-name="T2">,<text:line-break/></text:span><text:span text:style-name="T2">sandaracbe, ignis enim modo deurunt ejusmodi medica-<text:line-break/>menta, quae si malo cedunt, saepe ipso igne alendum esu<text:line-break/>Quocirca et carbunculis, ut vocant, super ipsam crustam ubi ,<text:line-break/>pars maxime putrescit commode hoc medicamentorum ge-<text:line-break/>nus adhibebis, intactis tamen vicinis partibus, ne imprudens<text:line-break/>ea ssee ulla necessitate exulceres, sed pastillis ante comme-<text:line-break/>moratis utendum est, qualis est Andronins, , Quod si rubor</text:span></text:p>
      <text:p text:style-name="P6"><text:span text:style-name="T2">aliquando locum ocoupet aut ingens ardor , medicamentum<text:line-break/>passo diluendum est vel arnoglossi succo. Sin tumor magnus<text:line-break/>sit, primum vino acerbo, deinde adjecto aceto dissolvitur. -<text:line-break/>Cataplasma autem ex erviua farina et musso aceto irnponen-<text:line-break/>dum est, atque in primis initio statim tantum sanguinis<text:line-break/>quantum satis esse videbitur, nisi quid vetet, detrahen-<text:line-break/>dum est.</text:span></text:p>
      <text:h text:style-name="Heading_20_2" text:outline-level="2">Cap. IV.</text:h>
      <text:p text:style-name="P96"><text:span text:style-name="T2">Haec quidem generatim sunt ejusmodi af-<text:line-break/>fectuum remedia, quae pro affectorum instrumentorum na- '<text:line-break/>tura mutantur. Quatuor autem ab his sumuntirr indicatio-<text:line-break/>nes, ex eorum temperamento, conformatione, situ et facultate.<text:line-break/>Temperamento quidem, ex iis quaedam sunt natura sic-<text:line-break/>ciora, quaedam humiliora, alia autem'frigidiora, 'alia vero<text:line-break/>.calidiora, et e*x copulatis simplicibus aut hurnidiora et ca-<text:line-break/>lidiora aut hurnidiora et frigidiora ani sicciora et calidiora<text:line-break/>aut sicciora et frigidiora aut omnino temperala. Sitque tibi<text:line-break/>in.curando scopus partis natura. Haec enim docet, quate-<text:line-break/>nus sit refrigerandum aut exsiccandum. Carnosae enim partes</text:span></text:p>
      <text:p text:style-name="P6"><text:span text:style-name="T2">inflammatione, obsessae leviter sunt exsiccandae, et venosae<text:line-break/>quidem licet sint carnosis fictiores, non tamen multum sunt<text:line-break/>exsiccandae. Arteriosae vero natura partes fiunt magis quam<text:line-break/>venosae, atque his magis nervosae, multo vero amplius car-<text:line-break/>tilaginosae et osseae. Non enim ante quam ad propriam<text:line-break/>naturam pars reducta sit, finem curationi impositum esse<text:line-break/>existimandum est. Ad sicciorem autem temperaturam redu-<text:line-break/>cunt medicamento natura sicciora, ad frigidiorem vero fria<text:line-break/>gidiora. Ad eundem quoque modum in reliquis duabus qua-<text:line-break/>litatibus; ad mediocrem vero, quae in singulis sunt medio-<text:line-break/>cria. Sic equidem partium temperamenta affectuum variant<text:line-break/>curationes. Conformationes vero ad hunc modum: </text:span><text:span text:style-name="T27">partes<text:line-break/></text:span><text:span text:style-name="T2">quaedam intra </text:span><text:span text:style-name="T27">fe,</text:span><text:span text:style-name="T2"> quaedam extra, quaedam autem utraque,<text:line-break/>quaedam neutra parte habent spatia, ut ex simplicibus arte-<text:line-break/>riae, venae et nervi, illae in artubus quidem intra se, in<text:line-break/>peritonaeo vero utraque parte, nervi autem in artubus<text:line-break/>neutra, in peritonaeo vero altera parte. Eere autem viscera<text:line-break/>omnia tam intra fe, quam extra ampla spatia obtinent. Ad</text:span></text:p>
      <text:p text:style-name="P6"><text:span text:style-name="T2">haec caro ipsa pulmonis quidem rara,.contra vero- renum<text:line-break/>densissima est post hanc jecoris. Lienis vero substantia tanto<text:line-break/>denfior est quam pulmonis, quanto quam jecoris est rarior.<text:line-break/>Itaque in omnibus his quaecunque neutra ex parte cavitates<text:line-break/>habent, quae fluxionem supervacuam excipiant fortiter sunt<text:line-break/>siccandae, tametsi natura admodum siccae non sunt, cujus-,<text:line-break/>modi sunt nervi et qui in artubus potissimum. Quae vero<text:line-break/>tam extra quam intra nonnihil inflammationis laxare pos-<text:line-break/>sunt, vehementer exsiccantibus n'on egent, praesertim si fun-<text:line-break/>gosa earum caro sit, qualis est pulmo. Neque vero praeter-<text:line-break/>mittenda est ea, quaea partis situ sumitur indicatio, utpote<text:line-break/>quae maxime doceat, per quae </text:span><text:span text:style-name="T2">et </text:span><text:span text:style-name="T2">quomodo et unde fieri de-<text:line-break/>beat vacuatio. Confluentium igitur adhuc </text:span><text:span text:style-name="T27">humorum</text:span><text:span text:style-name="T2"> revulsio,<text:line-break/>quam antispasin Hippocrates vocat, obsidentium vero jam<text:line-break/>partem derivatio estremedium. Utrumque enim vacuationis<text:line-break/>genus per communes venas fieri jubet. Ex utero verbi gra-<text:line-break/>tia revelles, si cubiti venam secueris aut sub mammis cu-</text:span></text:p>
      <text:p text:style-name="P6"><text:span text:style-name="T2">curbitulas admoveris aut manus calefeceris, fricueris </text:span><text:span text:style-name="T2">ac </text:span><text:span text:style-name="T2">li-<text:line-break/>gaveris. Derivabis </text:span><text:span text:style-name="T2">autem </text:span><text:span text:style-name="T2">si </text:span><text:span text:style-name="T2">quae in </text:span><text:span text:style-name="T2">poplite sunt aut mal-,<text:line-break/>leolis venas diviseris, cucurbitulas femori admoveris, crura<text:line-break/>calefeceris, fricueris et ligaveris. Atque si dextra uteri pars<text:line-break/>laboret, sanguis ex dextra manu et crure ducendus est. Sin<text:line-break/>laeva affecta fit, ex membris illi e directo respondentibus.<text:line-break/>Quod enim </text:span><text:span text:style-name="T14">καθ’ ῖξιν </text:span><text:span text:style-name="T2">Hippocrates vocat, hoc ipsum est sc-<text:line-break/>cundum aequalitatem. Secare autem internas venas Hippo-<text:line-break/>cratis' etiam est, quod liae et viciniores sunt et e directo<text:line-break/>magis respondent affectis partibus. Etenim si phlegmone<text:line-break/>affecto liene ducere—sanguinem velis, manus sinistrae lin<text:line-break/>jecore,. dextrae vena interna eodem modo secanda est. Si<text:line-break/>vero aliqua ex superioribus partibus inflammatione lentata<text:line-break/>sit, ut in angina, et 'ophthalmia et alia in quacunque capitis<text:line-break/>parte extiterit, externas et quae e directo respondent </text:span><text:span text:style-name="T27">venas<text:line-break/>sebabit,</text:span><text:span text:style-name="T2"> membris vero ipsis affectis </text:span><text:span text:style-name="T27">a</text:span><text:span text:style-name="T2"> conjugibus venis va-<text:line-break/>cuabis, sive revellere sive derivare velis, nisi inveteratus<text:line-break/>affectus siti Nam tunc ab affecta parte </text:span><text:span text:style-name="T27">sanguinem - duces-</text:span></text:p>
      <text:p text:style-name="P19"><text:span text:style-name="T2">X *'<text:tab/>'<text:tab/>-X</text:span></text:p>
      <text:p text:style-name="P6"><text:span text:style-name="T2">Itaque in angina venae sub lingua incidendae sunt, ubi cor-<text:line-break/>pus universum vacuaverimus et inveteratus suerit allectus.<text:line-break/>Ad hunc modum </text:span><text:span text:style-name="T2">et </text:span><text:span text:style-name="T2">lieni et jecori cucurbitulas admovemus.<text:line-break/>Eadem ratione aliam quamcunque partem affectam scarifi-<text:line-break/>cabis, quum humorum fluxio restiterit, alioquiu enim hos<text:line-break/>magis irritaveris et malum geminaveris. Sed quum jam uni-<text:line-break/>versum ab humore supervacuo corpus liberum est, neque<text:line-break/>jam aliquid affluit, sed ex vetere defluxione impacta loco<text:line-break/>affecto portio aliqua essi Quod vero in gibbis jecoris per<text:line-break/>urinas, simis vero partibus per alni excrementa ducere<text:line-break/>oporteat, visceris- ipsius situs indicati Quodque thoracem<text:line-break/>ac pulmonem tussi repurgare conveniat, ventremque ac sto-.<text:line-break/>macbum vomitu, interanea alni dejectione, quemadmodum<text:line-break/>lienem et renes per urinas, uterum per menses, cerebrum,<text:line-break/>vero ac ejus membranas per palatum, gurgulionem, nares<text:line-break/>et aures, ex </text:span><text:span text:style-name="T27">eorum sedibus palam esi.</text:span><text:span text:style-name="T2"> Sed et quod partibus<text:line-break/>in superficie constitutis tale </text:span><text:span text:style-name="T27">iit</text:span><text:span text:style-name="T2"> adhibendum medicamentum,<text:line-break/>quale affectus efflagitat; quae vero in alto corpore demersae</text:span></text:p>
      <text:p text:style-name="P6"><text:span text:style-name="T2">latent, quaeque ex longo </text:span><text:span text:style-name="T2">intervallo </text:span><text:span text:style-name="T2">medicamenti' virtutem<text:line-break/>experturae sunt, his non </text:span><text:span text:style-name="T2">quale </text:span><text:span text:style-name="T2">nunc est, sed quale cum eo<text:line-break/>pervenerit, tum futurum est, ex situ partium dandum didi-<text:line-break/>cimus. Quocirca medicamenti sive id foris adhiberi sive<text:line-break/>devorari aut hauriri debeat vires non praesentes, sed quas-<text:line-break/>les dum ad allectum locum pervenerint suturae sint, consi-<text:line-break/>derandae sunt. Igitur quae in pulmonis inflammationibus<text:line-break/>pectori forinsecus imponuntur medicamenta, longe vehe-<text:line-break/>mentiora et acriora natura, quam si ipsi visceri adtnoveren»<text:line-break/>tur esse debent. Ejus enim quod per multa corporis membra<text:line-break/>intermedia transiens ad locum affectum perventurum est, vires’<text:line-break/>si quidem per initia essent imbecillae, omnino fatiscerent atque<text:line-break/>evanescerent. Tantum igitur adventitii roboris adjiciendum<text:line-break/>est, quantum transeundo amittunt, ut.quod superest aequale<text:line-break/>existat ei quod tactu juvat. Itaque externis pectoris inflam-<text:line-break/>mationibus abunde faciunt, quae solum laxare possunt, in-<text:line-break/>lemae vero, qualis est membrana costas succingens, acriora<text:line-break/>desiderant Lienis vero et jecoris oinniunrque peritonaei</text:span></text:p>
      <text:p text:style-name="P6"><text:span text:style-name="T2">partium inflammationes eadem ratione curantur. Saepe enim<text:line-break/>cutis ab admotis medicamentis ulceratur, etsi visceribus<text:line-break/>longe durior sit, potentiusque resistat. Quod si ipsis visceri-<text:line-break/>hus medicamenta, quibus assidue egent, admoveri possent, eo<text:line-break/>mitiora essent imponenda, quo eorum natura facilius assici-<text:line-break/>tur. Quae vero et vorare </text:span><text:span text:style-name="T2">et </text:span><text:span text:style-name="T2">haurire medicamenta jubent<text:line-break/>curandis viscerum affectibus idonea, longe acriora et vehe-<text:line-break/>inentiora esse debent, quam quae affectae partes efflagitant,<text:line-break/>exceptis his quae ventri et stomacho conferunt; sola eninr<text:line-break/>haec talia adhibentur, qualia morbus poscit, reliqua vero<text:line-break/>omnia acriora et valentiora viribus esse oportet, ac ea ma-<text:line-break/>xime quae ad renum et pulmonum vitia adhibentur., Con-<text:line-break/>siderare itaque </text:span><text:span text:style-name="T27">oportet,</text:span><text:span text:style-name="T2"> quot numero partes permeat medi-<text:line-break/>camentum, quod ad pulmonee sertur. Primum quidem per<text:line-break/>os transit, deinde fauces et stomachum, postea ventriculum<text:line-break/>ipsum et quaedam ex gracilioribus intestinis,- deinde ad<text:line-break/>mesenterii venas, post ad </text:span><text:span text:style-name="T27">jecoris</text:span><text:span text:style-name="T2"> partium simarum, ex</text:span></text:p>
      <text:p text:style-name="P6"><text:span text:style-name="T2">quibus </text:span><text:span text:style-name="T2">ad </text:span><text:span text:style-name="T2">gibberarum venas pervenit, ex his vero'ad ca-<text:line-break/>vum, post quam ad cor, tandem ad pulmonem. Neque ne-<text:line-break/>gare possumus, quin in singulis hisce partibus humoribus<text:line-break/>quibusdam id misceatur et mutationem quandam alteratio-<text:line-break/>nemque naturae visceris familiarem recipiat. Quapropter ’<text:line-break/>quod de ejus facultate fnperest minus omnino ac hebetius<text:line-break/>est quam ut laesam partem juvare possit. Quae igitur </text:span><text:span text:style-name="T27">a</text:span><text:span text:style-name="T2"> situ<text:line-break/>partis sumitur indicatio, his modis curationem variat, qua-<text:line-break/>tenus autem quae a facultate ducitur,nunc exponemus. Quo-<text:line-break/>niam autem ex corporis partibus alias quidem influentes,<text:line-break/>alias vero congenitae facultates moderantur, atque harum<text:line-break/>ipsarum aliae sibi solis, aliae.estis facultatum sunt origo, et<text:line-break/>ex his quidem aliae proprium, aliae publicum habent offi-<text:line-break/>ciunt , necessario curationis forma in unaquaque harum dif-<text:line-break/>ferentiarum mutanda est. Siquidem multa ,ex commemoratis<text:line-break/>remediis affectumquidem curant, caeterum nativas partium<text:line-break/>facultates offendunt,, quarum noxa in universum corpus<text:line-break/>transfertur, quod bifariam fit, nimirum quatenus riscus est</text:span></text:p>
      <text:p text:style-name="P6"><text:span text:style-name="T2">facultatis origo totius corporis partibus communis, aut ejus<text:line-break/>munus universo corpori </text:span><text:span text:style-name="T2">utile </text:span><text:span text:style-name="T2">est. Jecur enim, </text:span><text:span text:style-name="T2">cor, </text:span><text:span text:style-name="T2">cerebrum<text:line-break/>et testes principia sunt facultatum nniveiso corpori com-<text:line-break/>munia. Venter autem et uterus nativas facultates et nulli<text:line-break/>alteri corporis parti communes habenti Caeterum ventris<text:line-break/>munus toti corpori utile est, uteri vero non. item. Plerum-<text:line-break/>que autem affectionis remedium partis facullatem laedit,<text:line-break/>aliud quidem immodice laxando robur solvit proindeque et<text:line-break/>partis facullatem, aliud vero immodice refrigerando insitum<text:line-break/>calorem exstinguit,, qui fortassis, ut quibusdam tum medicis<text:line-break/>tum philoscpliis celeberrimis visum est, substantia est facul-<text:line-break/>tatum aut certe primarium ac necessarium ipsarum instru-<text:line-break/>mentum. Jam vero et alienae quaedam qualitates nites dis-<text:line-break/>sipare possunt. Nihil igitur horum curando praetermitlen-<text:line-break/>dum est, ne sorte imprudentes dicamus, morbus quidem eu-<text:line-break/>ratus est, homo vero periit, quod accidere plurimis quoti-<text:line-break/>die videmus, qui irrationalem experientiam colunt rnetho-</text:span></text:p>
      <text:p text:style-name="P6"><text:span text:style-name="T2">dicamqrte </text:span><text:span text:style-name="T2">sectam </text:span><text:span text:style-name="T2">omnia </text:span><text:span text:style-name="T2">ipsius artis bona </text:span><text:span text:style-name="T2">pervertentem, quae<text:line-break/>rationes quasdam dogmaticas quidem, sed mullis erroribus<text:line-break/>plenas sectatur. Sub indicatione </text:span><text:span text:style-name="T2">autem </text:span><text:span text:style-name="T2">quae a viribus par-<text:line-break/>tium petitur, sensus hebes acutusque continetur. Nam quae<text:line-break/>insigniter sentiunt acria medicamenta non ferunt, quemad-<text:line-break/>modum nec humores. Si enim aeer quidam humor os ven-<text:line-break/>tris occupet, in syncopen aegri laepe labuntur, quod si per-<text:line-break/>modice afficiantur, anxietate et nausea premuntur, aliquando<text:line-break/>infestum quidem humorem vomentes, aliquando vero fru-<text:line-break/>stra enitentes, quod in his potissimum affectibus accidit, qui-<text:line-break/>bus os ventris vitioso humore imbuitur. Itidernque quum<text:line-break/>in'oculos ejusmodi humor affluit, maximum dolorem inve-<text:line-break/>hit, ulcerosasque pustulas curatuque difficiles excitat. Ea-<text:line-break/>dem ratione neque oculi acrium medicamentorum contactum<text:line-break/>oh sentiendi praestantiam sustinent, quemadmodum nec;os<text:line-break/>ventris. Neque vero quod degravet, si foris imponas, ejus-<text:line-break/>modi partes patiuntur, minusque ventre oculus,, utpote qui<text:line-break/>nonnunquam ab iis quae illinuntur medicamentis gravatur-</text:span></text:p>
      <text:p text:style-name="P6"><text:span text:style-name="T2">Partes vero quae hebetioris sunt sensus tum gravia cata-<text:line-break/>plasmata tum mordentia medicamenta ferunt. • Sive igitur<text:line-break/>quis cum quatuor commemoratis indicationibus eam, quae a<text:line-break/>sentiendi facilitate sumitur, quintam numerare velit, sive in,<text:line-break/>ea comprehendere quae </text:span><text:span text:style-name="T2">a </text:span><text:span text:style-name="T2">facultate sumitur, nihil ad rectam<text:line-break/>curationem refert. Hae igitur indicationes semper memoria<text:line-break/>tenendae sunt in omni parte, quocunque affectu laboret. Nam<text:line-break/>ejus temperamentum, conformatio, situs et facultas particu-<text:line-break/>lares nostras actiones immutabunt, iervalo communi scopo,<text:line-break/>quem perpetuo ex affectu futuendum esse docuimus. Qni<text:line-break/>igitur ex nuda solaque intemperie nascuntur morbi, contra-<text:line-break/>ria qualitate curantur, </text:span><text:span text:style-name="T2">calida </text:span><text:span text:style-name="T2">quidem intemperies frigidis<text:line-break/>seu primario loco seu ex accidente ea refrigerent, frigida<text:line-break/>'vero calidis. Ad eundem modum sicca humidis, humida sic-<text:line-break/>cis.' De </text:span><text:span text:style-name="T27">eo</text:span><text:span text:style-name="T2"> </text:span><text:span text:style-name="T2">autem quod primum aut ex accidente calefacit,<text:line-break/>fusissime, ut nosti, in opere de simplicium medicamentorum<text:line-break/>facultate disseruimus, ostendentes nonnunquarn id ex acri-</text:span></text:p>
      <text:p text:style-name="P6"><text:span text:style-name="T2">dente calefacere, </text:span><text:span text:style-name="T2">quod </text:span><text:span text:style-name="T2">primario </text:span><text:span text:style-name="T27">loeo</text:span><text:span text:style-name="T2"> </text:span><text:span text:style-name="T2">refrigerat, </text:span><text:span text:style-name="T2">ut in frigi-<text:line-break/>dae aspersione, qua intro calor repellitur, et quod calefa-<text:line-break/>cit refrigerare, quum calor calidae afpersione rarefacto cor-<text:line-break/>pore discutitur. Itaque corpus cum a solis agentibus quali-<text:line-break/>talibus alteratur, sola calefaciendi et refrigerandi, hume-<text:line-break/>ctandi ac exsiccandi facultate ad naturalem habitum citra<text:line-break/>ullam fensilem vacuationem reducitur. Quum vero sclo ma-<text:line-break/>teriae ejusque temperatae influxu laborat, fola vacuatione<text:line-break/>est opus. Sin intemperata materia sit, vacuationem simul et<text:line-break/>alterationem per contrarias qualitates desiderat, vacuatio-<text:line-break/>nem quidem ut affectus, qui rheumatici dicuntur, de qui-<text:line-break/>bus librum unum, ut nosti, conscripsimus, in quo ab initio<text:line-break/>statim monstratum est, ejusmodi affectiones fieri facultate<text:line-break/>quae corpus universum alit, imbecillitate laborante, qiium<text:line-break/>collecta multitudo in omnium partium infirmissimas diffluit.<text:line-break/>Quinetiam fluente quidem sanguine quadantenus vitiato in<text:line-break/>ejusmodi partes, in rheumaticis affectionibus promiscuus</text:span></text:p>
      <text:p text:style-name="P6"><text:span text:style-name="T2">oritur affectus, quod perraro fortassis evenit. Semper enim<text:line-break/>mihi sanguis sine pituita aut </text:span><text:span text:style-name="T2">bile </text:span><text:span text:style-name="T2">vel flava vel atra tenuis<text:line-break/>fluere visus est. Quod si alia quapiam causa pars intumescat,<text:line-break/>videndum est, an inflammatio, an scirrhns, an oedema ejus-<text:line-break/>modi affectus sit.. Inflammationem dicimus omnem calidam<text:line-break/>ac quasi flammeam affectionem, cujus differentias paulo ante<text:line-break/>retulimus. Itaque jam tempus est, ut de oedematis pauca<text:line-break/>tibi tradamus, quo in memoriam revoces, quae fusius me<text:line-break/>explicante didicisti.</text:span></text:p>
      <text:h text:style-name="Heading_20_2" text:outline-level="2">Cap. V.</text:h>
      <text:p text:style-name="P96"><text:span text:style-name="T2">Oedema igitur nominemus tumorem mol-<text:line-break/>lem doloris expertem, quem ex pituitoso humore constare<text:line-break/>monstravimus, aut vaporoso' spiritu, qualis in cadaveribus<text:line-break/>evenit et in pedibus saepe ac cruribus eorum qui hydero,<text:line-break/>tabe et alio vitiato corporis habitu laborant. Verum in illis<text:line-break/>periculosis affectibus ejusmodi oedema symptoma est, nullam<text:line-break/>propriam praecipuamque curationem requirens. Sola enim<text:line-break/>frictio alias ex oxyrrhodluo, alias ex oleo cum sale aut</text:span></text:p>
      <text:p text:style-name="P6"><text:span text:style-name="T2">etiam oxyrrhodino salem habente ipsum sedat, atque id ge-<text:line-break/>nus alia inulta- -At si </text:span><text:span text:style-name="T34">ex</text:span><text:span text:style-name="T2"> pituitoso humore in partem af-<text:line-break/>fluente oedema factum sit, spongia aqua, quae aceti aliquid<text:line-break/>acceperit, madefacta aliquando astectum mitigat, qui si non<text:line-break/>quiescat, paulo plus aceti miscebis ita attemperans, ut.bibi<text:line-break/>possit. Hoc autem aquosius initio adhibendum 'est. potissi-<text:line-break/>mum mollibus corporibus, valentius vero robustis ac cu-<text:line-break/>tem duram habentibus et quae primo spongiae impositu<text:line-break/>minime juventur. Esto autem spongia prorsus nova, cujus<text:line-break/>si copia non adsit, curiose abluatur aphronitro, nitro et li-<text:line-break/>xivia dicta stillaticia. Non cedente autem his remediis oede-<text:line-break/>mate, </text:span><text:span text:style-name="T2">- </text:span><text:span text:style-name="T2">aluminis momentum adjiciendum est ac spongia<text:line-break/>omnino nova imponenda. Si </text:span><text:span text:style-name="T2">vero </text:span><text:span text:style-name="T2">aliquos ex artubus oedema<text:line-break/>occupet, </text:span><text:span text:style-name="T27">spongiam</text:span><text:span text:style-name="T2"> deligabimus </text:span><text:span text:style-name="T2">ah </text:span><text:span text:style-name="T2">inferiore parte incipien--<text:line-break/>tes ac superiori finientes, injectionem, compressionem et<text:line-break/>arctationem et omnem distributionem ut in fracturis facien-<text:line-break/>tes. Curationis autem scopus in </text:span><text:span text:style-name="T2">hisce </text:span><text:span text:style-name="T2">affectibus mistus est.</text:span></text:p>
      <text:p text:style-name="P20"><text:span text:style-name="T2">alter </text:span><text:span text:style-name="T2">quidem, </text:span><text:span text:style-name="T2">'ut horam </text:span><text:span text:style-name="T2">substantiae aliquid discutiatur, </text:span><text:span text:style-name="T2">al-<text:line-break/>ter ut </text:span><text:span text:style-name="T2">cogatur </text:span><text:span text:style-name="T2">stringaturqne. </text:span><text:span text:style-name="T2">Si </text:span><text:span text:style-name="T2">igitur jam </text:span><text:span text:style-name="T2">dictis </text:span><text:span text:style-name="T2">remediis<text:line-break/>morbus </text:span><text:span text:style-name="T2">non </text:span><text:span text:style-name="T2">sedetur,, tunc vehementiora mistam temperatu-<text:line-break/>ram habentia ex genere supra relatarum .facultatum adni-<text:line-break/>benda furti Ego vero in inveterato oedematode tumore<text:line-break/>illitae prius oleo parti spongiam dein ex lixivio admovi, ea-<text:line-break/>que </text:span><text:span text:style-name="T2">arctius </text:span><text:span text:style-name="T2">deligata malum vidi percuratum</text:span><text:span text:style-name="T2">, </text:span><text:span text:style-name="T2">non amplius<text:line-break/>scilicet </text:span><text:span text:style-name="T2">hac </text:span><text:span text:style-name="T2">curandi ratione mistam facultatem quasi scopum<text:line-break/>habente, sed ad discutiendam incidendamque materiam de-<text:line-break/>clinante</text:span><text:span text:style-name="T2">, </text:span><text:span text:style-name="T2">quod in omnibus fere diuturnis affectibus probari<text:line-break/>nou ignoramus. Postquam vero abunde ad te quidem de oe-<text:line-break/>dematis scripsimus, de scirrhosis tumoribus deinceps disse-<text:line-break/>rendum esu<text:tab/>-</text:span></text:p>
      <text:h text:style-name="Heading_20_2" text:outline-level="2">Cap. VI.</text:h>
      <text:p text:style-name="P96"><text:span text:style-name="T2">Exquisitus igitur scirrhus tumor est prae-<text:line-break/>ter naturam sensu carens </text:span><text:span text:style-name="T2">ac </text:span><text:span text:style-name="T2">durus. Non exquisitus autem<text:line-break/>non sine sensu quidem omnino est, sed aegre tamen admo-<text:line-break/>dum Ientit. Qui igitur sine sensu est, curationem non ad mit-<text:line-break/>tit- Qni vero hebetis fensus est, </text:span><text:span text:style-name="T2">ut </text:span><text:span text:style-name="T2">infanabilis non est, </text:span><text:span text:style-name="T2">fle</text:span></text:p>
      <text:p text:style-name="P6"><text:span text:style-name="T2">neo curatu </text:span><text:span text:style-name="T2">facilis.' </text:span><text:span text:style-name="T2">Fit autem </text:span><text:span text:style-name="T2">scirrhus </text:span><text:span text:style-name="T2">ex glutinuso et orasse<text:line-break/>humore scirrhosis partibus ita infartus, ut facile solui non<text:line-break/>possit; qni aliquando statim ab initio paulatim concrescit ao’<text:line-break/>augetur. Saepe vero a medicis vehementer erysipelate ac<text:line-break/>inflammationes adstringentibus et , refrigerantibus conflatur.<text:line-break/>Si quis igitur-medicamenta vehementer </text:span><text:span text:style-name="T34">:</text:span><text:span text:style-name="T2"> discutientia partibus<text:line-break/>scirrhosis admoverit et lcirrhum manifeste minuerit, hio<text:line-break/>brevi </text:span><text:span text:style-name="T27">fe</text:span><text:span text:style-name="T2"> persanaturum eum falso sperabit, ignorans quod.<text:line-break/>haec curandi ratio affectum relinquit incurabilem. Resoluta<text:line-break/>enim ex ipso subtiliori humiditate, quod reliquum est exfic- </text:span><text:span text:style-name="T2">,</text:span></text:p>
      <text:p text:style-name="P13"><text:span text:style-name="T2">. catum lapidosum efficitur. Non sunt igitur scirrhosae par-<text:line-break/>tes medicamento vehementer exsiccante curandae, sed tepi-<text:line-break/>dum calorem habente, humorem vero neque multum neque<text:line-break/>omnino paucum. —Quod enim supra modum humidum est,<text:line-break/>nihil prorsus discutit, quod vero minimum, plus quam par<text:line-break/>est exsiccat. Oportet igitur corpus scirrho obsessum a medi-<text:line-break/>camento, pro suturo similiter atque haec quae in. sole liquan-<text:line-break/>tur affici. Vocantur autem hujusmodi medicamenta emol-</text:span></text:p>
      <text:p text:style-name="P9"><text:span text:style-name="T2">lientia, de quibus copiosius in quinto operis de simplicibus<text:line-break/>medicamentis proditum est. Exempla quoque eorum tradita<text:line-break/>sunt, simplicia quidem medullae omnes ac adipes.. Ex me-<text:line-break/>dullis vero, primas tenet cerrina, deinde vitulina. Ex adi-<text:line-break/>pibus volucrtun quidem animalium anserinus, terrestrium<text:line-break/>vero leoninus. Gallinaceum aulem anserinus, pardalium<text:line-break/>vero ao ursinum leoninus </text:span><text:span text:style-name="T27">antecedit,</text:span><text:span text:style-name="T2"> post quos est taurinus.<text:line-break/>His autem crassior est ac siccior caprinus, atque hoc magis<text:line-break/>hircinus. Quod autem ejusmodi affectus vehementer siccanti-<text:line-break/>bus non egeat, dictum est ante. De disserentia autem quae<text:line-break/>ex‘ eorum tenuitate ae crassitudine sumitur, do culmus ' qui-<text:line-break/>dem, sed non perspicue. </text:span><text:span text:style-name="T2">Idcirco </text:span><text:span text:style-name="T2">in memoriam tibi revo-<text:line-break/>canda sunt quae inter nos commentabamur dum Cercyllii<text:line-break/>puerum curabam, cui ex erysipelate vehementer adstricto et<text:line-break/>refrigerato tumor scirrhosus in tuto , femore relictus erat,<text:line-break/>cui curandae tenuium partium medicamenta adhibenda esse<text:line-break/>existimabamus, proinde pueri femur oleo fovebam in pro-</text:span></text:p>
      <text:p text:style-name="P6"><text:span text:style-name="T2">fundo labro sedentis largum oleum Sabinum continentes,,<text:line-break/>quod non ignorarem, majore id partium tenuitate quam<text:line-break/>caetera praepollere. .Balneo </text:span><text:span text:style-name="T2">vero </text:span><text:span text:style-name="T2">nisi pluribus interjectis,<text:line-break/>diebus curandi totius corporis causa prohibebam. Post vero<text:line-break/>dictum fotum medicamenta ex commemoratis medullis, et<text:line-break/>adipibus affecto loco imponebam, admistis nonnunquam<text:line-break/>bdellio Scythico, mastiche Aegyptia et .ammoniaco thymia-<text:line-break/>mate pingui, .non vetere 'nec non et galbano, quibus prae-<text:line-break/>munitum totum femur . pinguissimo animo</text:span><text:span text:style-name="T27">uiapo,</text:span><text:span text:style-name="T2"> aceto acer-t<text:line-break/>rimo </text:span><text:span text:style-name="T2">, </text:span><text:span text:style-name="T2">resoluto .circiunlevi, deinde .per aliquot dies rursum<text:line-break/>panacis liquorem pinguissimum .aceto acerrimo dissolutum<text:line-break/>adieci, eumque recentem, alioqui pinguis non perduraret,<text:line-break/>quemadmodum neque bdellium neque ammoniacum neque<text:line-break/>galbanum. Puerum Vero alteri cruri innixum saltare jussi,<text:line-break/>quo plus lu id alimenti .scrretur. Possea vero redacto </text:span><text:span text:style-name="T27">jam,<text:line-break/></text:span><text:span text:style-name="T2">ad aequalitatem scicrhnso tumore veritus .ne reliquiae su-<text:line-break/>peressent contraria omnia feci, femur aliquo </text:span><text:span text:style-name="T14">θχ </text:span><text:span text:style-name="T2">resinosis</text:span></text:p>
      <text:p text:style-name="P6"><text:span text:style-name="T2">medicamentis illinens. Perspicue enim videbatur scirrhofa<text:line-break/>moles insigniter quidem </text:span><text:span text:style-name="T2">concidisse </text:span><text:span text:style-name="T2">medicamentorum, quae<text:line-break/>ex aceto constant litu, laxantium vero mollescere, ied non<text:line-break/>decrescere. Verum alternatus eorum usus moderatus pue-<text:line-break/>rum curavit. Nam si altero tantum genere medicamentorum<text:line-break/>scirrhum curare tentasses, hunc nequaquam sanasses. Ten-<text:line-break/>dones vero, sic enim nervofas musculorum propagines voco,<text:line-break/>ex commemorato medicamentorum usu evidentissime juvari,<text:line-break/>videmus, si quae pyrite lapide luitur, curandi ratione probe<text:line-break/>utamur, hunc autem oportet igni candentem acerrimo aceto<text:line-break/>inspergere, deinde affectam partem super hunc dimovere, ut<text:line-break/>a vapore sursum exhalante soirrbua solvatur. Multae enim<text:line-break/>partes jam planae repandae curyataeque hac curandi via<text:line-break/>quae sic versando fit integre sanatae Iunt, ita ut incanta-<text:line-break/>mentis similis res esse crederetur. Scirrhcsam autem parurn<text:line-break/>remediis apte dictis emollitam praemunire oportet. Quin-<text:line-break/>etiain in hac quae pyrite sit curatiune largo oleo Sabino per-</text:span></text:p>
      <text:p text:style-name="P6"><text:span text:style-name="T2">quam calido saepe fovendus affectus est, aut aliquo alio ex<text:line-break/>subtilium genere. Nec vero minus proderit anethi potissi-<text:line-break/>mum viridis ac recentis comam oleo incoquere. Quod si py-<text:line-break/>rites in promptu non sit, molari est utendum, sic enim lapi-<text:line-break/>dem ex quo molas parant, quibus frumentum molimus,'<text:line-break/>vocant.</text:span></text:p>
      <text:h text:style-name="Heading_20_2" text:outline-level="2">Cap. VII.</text:h>
      <text:p text:style-name="P96"><text:span text:style-name="T2">Lienem autem scirrho sum non folum fo-<text:line-break/>tis adhibitis vehementibus medicamentis curare oportet, sed<text:line-break/>et validissimis potionibus. Nam et has citra molestiam per-<text:line-break/>fert. Ex his autem optima sunt radicis capparis cortex et<text:line-break/>scolopendrii et myricae tum radices tum ramuli. Haec au-<text:line-break/>tem omnia in aceto et musso aceto incoquenda sunt. Saepe<text:line-break/>vero lien tangenti reniti videtur, tametsi scirrhosus non fit,<text:line-break/>scd potius flatulentus. In quo affectu ubi absinthio prius<text:line-break/>locum perfuderis, imponendum est emplastrum mistae facul-<text:line-break/>tatis, quale est quod ex sulphure et alumine constati Plu-<text:line-break/>rima profecto id genus remedia in medicamentorum libris</text:span></text:p>
      <text:p text:style-name="P6"><text:span text:style-name="T2">scripta sunt.. Non simpliciter autem mistorum medicamento-<text:line-break/>rurn viribus animum intendere oportet, sed et quantum<text:line-break/>misceatur. Quum enim statu lien aut potius oedemate in-<text:line-break/>tumuit, etiamsi aluminis multum injeceris, nihil offenderis.<text:line-break/>At fi scirrho occupetur, discutiendi facultas praepollere de*<text:line-break/>het, adstringendi vero exigua portio admisceri Quum 'vero<text:line-break/>unus ex simplicibus sponteque nascentibus medicamentis sa-<text:line-break/>lis flos hac vi fit praeditus, scirrhosum lienem sanat suris in<text:line-break/>vesica impositus. Jecoris vero scirrhnm recentem saepe cu-<text:line-break/>ravimusinveteratum vero neque ipse sanare potui neque,<text:line-break/>alium qui posset novi. Omnes enim ita affectos omnino<text:line-break/>sequitur hyderus. Plurimi autem longiore temporis spatio<text:line-break/>intereunt- Nonnullos vero brevi perire nidi, quibus alvus<text:line-break/>multa dejiciebat. Palam igitur est his stipata esse vasorum<text:line-break/>ora, per quae cibus ex simis jecoris partibus in convexas<text:line-break/>transmittitur. Quod si qui ex his curati, sunt, non alia ra-<text:line-break/>tione quam quae in musculosarum partium scirrhis mon-<text:line-break/>strata est, sanitatem sunt adepti. Non enim hoc risus ve-</text:span></text:p>
      <text:p text:style-name="P6"><text:span text:style-name="T2">hementia medicamenta, uti lien sustinet. Remollientium igi-<text:line-break/>tur mistura quae inflammationis ratione visceri admoventur<text:line-break/>medicamenta augenda sunt. Erant autem illa ex absinthii<text:line-break/>coma et expresso ex unguentaria glande oleo, rnyrobaianu<text:line-break/></text:span><text:span text:style-name="T27">pie ima vocatur,</text:span><text:span text:style-name="T2"> et utraque nardo, Indica et Celtica, prae-<text:line-break/>turea croco et oenanthe, mastiche Chia et unguentis ex nardi<text:line-break/>fpica temperatis, item mastichino, lentiscino, melino et oe- .<text:line-break/>nantnino. His igitur si ammoniacum thymiama et bdellium<text:line-break/>et commemoratae medullae ac alipes, quaeque incidere ido-<text:line-break/>nea sunt, adjiciantur, jecoris scirrhum sanat commoda vi-<text:line-break/>ctus ratione observata una cum medicamentorum potione,<text:line-break/>quae obstructionem delent </text:span><text:span text:style-name="T2">et </text:span><text:span text:style-name="T2">humorem qui in viscere reti-<text:line-break/>netur absumunt. Haec autem omnia vim habent commi-<text:line-break/>nuendi etiam renum calculi, quorum materiam multi medici<text:line-break/>tractarunt. His autem'quodpiam admiscendum est ex illis,<text:line-break/>qUae urinam movere possunt, quorum materia plurima tum<text:line-break/></text:span><text:span text:style-name="T13">a </text:span><text:span text:style-name="T2">multis aliis, tum a nobis in opere de medicamentis scri-<text:line-break/>pta esu Quocirca quae nunc dicta sunt tibi sufficiant.</text:span></text:p>
      <text:h text:style-name="P4" text:outline-level="2">Cap. VIII.</text:h>
      <text:p text:style-name="P96"><text:span text:style-name="T2">Ad aliud enim tumoris genus jam trans-i<text:line-break/>ire tempus est, cui gignendo flatulentus spiritus materiam<text:line-break/>suggerit. Dicitur autem non solum flatulentus, sed et status<text:line-break/>ejusmodi spiritus crassus ac vaporosus neque aethereus sub-<text:line-break/>stantia neque tenuis, ejus vero naturam intelliges, si qualis<text:line-break/>in austrina qualisque in aquilonia constitutione sit ambiens<text:line-break/>aer </text:span><text:span text:style-name="T27">in memoriam revocaris.</text:span><text:span text:style-name="T2"> Siquidem austrino flatulentus,<text:line-break/>aquilonio vero naturalis in nobis spiritus est sirnllis, ejus-<text:line-break/>modi autem spiritus difflationem corporis etiam densitas<text:line-break/>impedit. Quocirca </text:span><text:span text:style-name="T27">ejus</text:span><text:span text:style-name="T2"> affectus curatio unum ac communem<text:line-break/>utrique scopum habebit, nempe densi corporis rarefactionr<text:line-break/>et crassi spiritus attenuationi. Nam si medicamentis tenni-<text:line-break/>tate partium pollentibus utrumque sufficienter calefeceris,<text:line-break/>densum quidem rarefacies, crassum vero attenuabis. Asse-<text:line-break/>ctarum autem partium natura ad idoneam remediorum ma-<text:line-break/>teriam indicandam conferet, ejusque adhibendae majorem<text:line-break/>minoremve modum. Nam id genus spiritus crassus </text:span><text:span text:style-name="T27">ac vapo-</text:span></text:p>
      <text:p text:style-name="P6"><text:span text:style-name="T2">rosus nonnunquam quidem sub membranis ossa tegentibus<text:line-break/>collectus continetur</text:span><text:span text:style-name="T2">, </text:span><text:span text:style-name="T2">nonnunquam sub peritonaeo, aliquam<text:line-break/>do vero in intestinis et ventre. Interdum et sub membranis<text:line-break/>musculos circumdantibus, quemadmodum et sub membrano-<text:line-break/>sis tendonibus. Nonnunquam autem- et in spatiis quae cogi-<text:line-break/>tatione percipiuntur tum musculorum tum aliarum corporis<text:line-break/>partium, quarum naturam ex anatomicis administrationibus<text:line-break/>didicisti. Ad hunc quidem modum et musculus ipse spiritu<text:line-break/>impletur. In ventre quoque aut intestinis flatulentus spiritus<text:line-break/>concluditur, qui si vehementer frigidus sit, maximum exci-<text:line-break/>tat dolorem.' Haec autem omnia curationem quidem, ut di-<text:line-break/>ximus, habent communem ex tenuium partium materia, quae?-,<text:line-break/>que si doloris particeps sit affectus eam habeat naturam, ut<text:line-break/>dolorem mitigare possit. Pro disterentia vero affectarum<text:line-break/>partium tum curationis materia mutatur tum facultas in-<text:line-break/>tenditur ac remittitur. Quum igitur ejusmodi flatus dolorem<text:line-break/>ininseriore ventre peperit, oleo tenui una cum medicamen-</text:span></text:p>
      <text:p text:style-name="P6"><text:span text:style-name="T2">tis quae in </text:span><text:span text:style-name="T2">eo cocta suerint </text:span><text:span text:style-name="T2">infusu, statim eum sedabis. In- </text:span><text:span text:style-name="T2">•<text:line-break/></text:span><text:span text:style-name="T2">cocta autem in </text:span><text:span text:style-name="T2">oleo medicamenta cum </text:span><text:span text:style-name="T2">partium tenuitate ca-<text:line-break/>lefaciunt,- quale est .cuminum quod apud nos nascitur et eo<text:line-break/>amplius quod Aethiopicum dicitur </text:span><text:span text:style-name="T2">et </text:span><text:span text:style-name="T2">apii petroselinique se-<text:line-break/>rnen, foeniculi; sinonis, anisi, </text:span><text:span text:style-name="T2">libystici, </text:span><text:span text:style-name="T2">seselis, 'dauci et i<text:line-break/>fpondylii. Quod si dolentium partium affectum frigidum esse<text:line-break/>conjeceris, in eo rutam, foeniculurn et lauri baccas incoques<text:line-break/>admifcebisque bitumen </text:span><text:span text:style-name="T2">atque </text:span><text:span text:style-name="T2">ipsum oleum laurinum, quae-=<text:line-break/>que simili calefaciendi facultate sunt praedita. At si inflam-<text:line-break/>mationem cum doloribus junctam esse suspiceris, omnia<text:line-break/>aeria et vehementer calida demes. Ad'ea vero, quae'cum<text:line-break/>his facultatibus mediocribus laxare possunt;’ transibis. Itaque<text:line-break/>in oleo incoquendum anethum est; non ruta, misceudusque<text:line-break/>adeps anserinus aut gallinaceus» Sed haec quidem, in ma=<text:line-break/>gnis doloribus. Medioeres vero foris adbibito lotu juvantur<text:line-break/>maximeque ex milio, ut cujus levitas nullam omnino parti-<text:line-break/>bus'dolentibus molestiam adferat. Aut si ejus copia non sit<text:line-break/>excalefacto side aut lino crudo aut alio quovis modo. At-</text:span></text:p>
      <text:p text:style-name="P6"><text:span text:style-name="T2">que magna cucurbita cum </text:span><text:span text:style-name="T2">larga </text:span><text:span text:style-name="T2">flamma fine cutis scarifica-<text:line-break/>tione praesens dolori saepe remedium attulit. Hac autem<text:line-break/>cingendus est umbilicus. Quod fi post haec dolor perseveret,<text:line-break/>medicamentis ex opio, quale est Philonis Tarsensis omnibus<text:line-break/>medicis cognitum, uti non formidabis, etiamsi necessario no-<text:line-break/>xam aliquam afflictis partibus ex his medicamentis accessu-<text:line-break/>ram non ignores. Sed </text:span><text:span text:style-name="T2">certe </text:span><text:span text:style-name="T2">ei quod magis urget obsistendo,<text:line-break/>hominem doloris vehementia animo delinquentem cum par-<text:line-break/>va noxa servare satius erit. Nam sequentibus deinceps die-<text:line-break/>bus noxam medicamento contractam emendare </text:span><text:span text:style-name="T2">poteris.<text:line-break/></text:span><text:span text:style-name="T2">Ejusmodi autem medicamenta, quod dolores sedent, anodyna<text:line-break/>vocantur? At ipsorum ferias conciliant, non affectus inte-<text:line-break/>gre curant, fed sentiendi facultatem consopiunt.'Utendum<text:line-break/>autem est Philonio et omnibus ex opio consectis medicamen-<text:line-break/>tis non recentibus, sed annotinis aut omnino semestribus.<text:line-break/>Maxime igitur ac celerrime . gracilium intestinorum dolores<text:line-break/>epotis medicamentis sedantur, quemadmodum iisdem in se-</text:span></text:p>
      <text:p text:style-name="P21"><text:span text:style-name="T2">dem immissis, </text:span><text:span text:style-name="T2">crassorum affectus </text:span><text:span text:style-name="T2">prbtintis juvantur. Caelo-<text:line-break/>rum </text:span><text:span text:style-name="T2">non </text:span><text:span text:style-name="T2">exiguam </text:span><text:span text:style-name="T2">facultatis portionem </text:span><text:span text:style-name="T2">epota medicamenta<text:line-break/>infernis affectis partibus et in. sedem indita supernis dispen-<text:line-break/>sant. Quin etiam in. carnosas partes spiritus flatulentus cul-<text:line-break/>ligitur aliquando omnluo sine dolore et diutius durat, prae.,<text:line-break/>cipue juita articulos, ubi musculi 'ipsi tum nervosiores tutu<text:line-break/>compactiores funt, in. medio vero carnosiores afc rariores;<text:line-break/>Tales autem affectus, ni </text:span><text:span text:style-name="T2">nosti, </text:span><text:span text:style-name="T2">medicamentis ex pice, resina,<text:line-break/>terebinthina et adipe leonino et sevo taurino </text:span><text:span text:style-name="T2">curavi. </text:span><text:span text:style-name="T2">Pro-<text:line-break/></text:span><text:span text:style-name="T2">dest </text:span><text:span text:style-name="T2">autem et </text:span><text:span text:style-name="T2">ipsis </text:span><text:span text:style-name="T2">medicamentum; quod ex strigmento<text:line-break/></text:span><text:span text:style-name="T2">et </text:span><text:span text:style-name="T2">calce paratur </text:span><text:span text:style-name="T2">et </text:span><text:span text:style-name="T2">quod ex </text:span><text:span text:style-name="T2">sycomoro </text:span><text:span text:style-name="T2">constat, </text:span><text:span text:style-name="T2">atque </text:span><text:span text:style-name="T2">ut<text:line-break/>semel dicam insigniter tenuia, </text:span><text:span text:style-name="T2">quibus </text:span><text:span text:style-name="T2">remollientia sint per-<text:line-break/>mista.<text:tab/></text:span><text:span text:style-name="T2">...</text:span></text:p>
      <text:h text:style-name="Heading_20_2" text:outline-level="2">Cap. IX.</text:h>
      <text:p text:style-name="P96"><text:span text:style-name="T2">Quoniam et de </text:span><text:span text:style-name="T2">liis </text:span><text:span text:style-name="T2">abunde diiimns; tem-<text:line-break/></text:span><text:span text:style-name="T2">pus </text:span><text:span text:style-name="T2">est, ut de abfcessibus difpUtemus. </text:span><text:span text:style-name="T2">Sic </text:span><text:span text:style-name="T2">autem </text:span><text:span text:style-name="T2">has vocant<text:line-break/>affectiones, lu </text:span><text:span text:style-name="T2">quibus ab invicem partium </text:span><text:span text:style-name="T2">corpora.; quae</text:span></text:p>
      <text:p text:style-name="P6"><text:span text:style-name="T2">prius mutuo sese tangebant abscedunt. Spatium igitur in<text:line-break/>medio vacuum fieri necesse </text:span><text:span text:style-name="T2">est, </text:span><text:span text:style-name="T2">quod materiam aliquam aut<text:line-break/>statuosarn aut humidam aut ex utraque mistam continebit.<text:line-break/>Mutantur autem in abfcessum et inflammationes quaedam et<text:line-break/>erysipelatosi phlegmonosique tumores non pauci. Praeter<text:line-break/>haec autem et abscessus ex quorundam humorum aut spiri-<text:line-break/>tuum vaporosorum abundantia fiunt, sive in affectarum par-<text:line-break/>tium medio gignantur sive aliunde, eorum modo quae apo-<text:line-break/>scemmata dicuntur. Sic enim eas affectiones vocant, quum<text:line-break/>humores loco quem prius infestabant relicto in alterum<text:line-break/>confluunt. Quocunque autem modo fiat abscessus, id spa-<text:line-break/>tium quod abscedentes partes interiacet, humoribus illum<text:line-break/>afficientibus impletur. Qui si diutius aliquando maneant, in<text:line-break/>varias formas mutantur. Etenim lapidibus, arenis, testis,<text:line-break/>lignis, carbonibus, luto, strigmento, amurcae, feci, multis-<text:line-break/>que id genus aliis similia corpora saepe in abscessibus con-<text:line-break/>tenta deprehenduntur. Qui igitur sub cute summa consi-</text:span></text:p>
      <text:p text:style-name="P6"><text:span text:style-name="T2">stunt, facillime dignoscuntur nec aegre curantur. Nam </text:span><text:span text:style-name="T27">ta-<text:line-break/>ctus proprietate</text:span><text:span text:style-name="T2"> prompte innotescunt. Curantur vero medi-<text:line-break/>camentis foris impositis, non quemadmodum qui in imo<text:line-break/>corpore maxirneque in visceribus consistunt ea quae po-<text:line-break/>tantur desiderantes. Quod igitur ad dignotiones attinet, pre-<text:line-break/>meutibus digitis abscessus suppurantes, more obscssarum in-<text:line-break/>flammatione partium non renituntur. Itaque manifestum fui<text:line-break/>indicium praebent. Habitus autem proprietas alia quidem<text:line-break/>in tenuibus, alia vero in crassis humoribus est, quemadmo-<text:line-break/>dum in glutinoso et mucoso humore. Saepe vero qrtae ab-<text:line-break/>scessit pars spiritu distenta nobis subjicitur, qua divisa san-<text:line-break/>guinis grumus invenitur. Itaque quisquis bis aut ter ejusmodi<text:line-break/>affectum viderit, si diligens sit ac memor an grumus in his-<text:line-break/>ce tumoribus' contineatur, cognoscere poterit revocando in<text:line-break/>memoriam tensionis et cessionis proprietatem. At forte prae-<text:line-break/>stat non proprietatem, led quantitatem tensionis et cessionis<text:line-break/>dicere. Curantur autem </text:span><text:span text:style-name="T2">quae </text:span><text:span text:style-name="T2">per summa sunt inflammatio-</text:span></text:p>
      <text:p text:style-name="P6"><text:span text:style-name="T2">nes, </text:span><text:span text:style-name="T2">dum in </text:span><text:span text:style-name="T2">abscessum vertuntur, initio </text:span><text:span text:style-name="T2">quidem </text:span><text:span text:style-name="T2">abfcessionis<text:line-break/>dolorem sedando ac laxando, </text:span><text:span text:style-name="T2">ea </text:span><text:span text:style-name="T2">vero jam procedente ad<text:line-break/>maturandi et suppurandi, sic </text:span><text:span text:style-name="T2">enim </text:span><text:span text:style-name="T2">proprie appellant, ratio-<text:line-break/>nem transire </text:span><text:span text:style-name="T2">oportet, de </text:span><text:span text:style-name="T2">qua </text:span><text:span text:style-name="T2">aliisque </text:span><text:span text:style-name="T2">id genus </text:span><text:span text:style-name="T2">in </text:span><text:span text:style-name="T2">quinto de<text:line-break/>simplicium medicamentorum facultatibus libro disseruimus.<text:line-break/>Aqua igitur liberalius </text:span><text:span text:style-name="T2">fovenda ac </text:span><text:span text:style-name="T2">calente oleo -perfundenda<text:line-break/>est pars inflammata imponendurnve cataplasma ex triticea<text:line-break/>farina in aqua et oleo temperate cocta,. celerius eniui ad<text:line-break/>fuppurationem ducit, quam quod ex pane cataplasma con-<text:line-break/>ficitur, Illud enim maxime discutit, nimirum quod salem et<text:line-break/>fermentum recipiat, exacteque sit coctum. Nihil vero ho-<text:line-break/>rum obtinet, quod ex triticea farina fit . Et quum initio sup-<text:line-break/>putationis inflammationis curationem moliris, si speres lup-<text:line-break/>putationem proluliere posse, panem cum oleo et aqua per-<text:line-break/>mistum plurimum incoques, aquae autem quam olei major<text:line-break/>sit portio. Earina autem'hordeacea eodem modo parata sup-<text:line-break/>purationem magis impedit. In hac autem curatione couco-</text:span></text:p>
      <text:p text:style-name="P6"><text:span text:style-name="T2">cta sit in aqua, qua locus </text:span><text:span text:style-name="T2">fovetur </text:span><text:span text:style-name="T2">althaeae radix. Si vero<text:line-break/>cusis partis, inflammatae vehementer distendatur, hanc sre-<text:line-break/>quentibus incisuris per summa scarificare oportebit, posteo<text:line-break/>hordeaceam farinam </text:span><text:span text:style-name="T2">niodo </text:span><text:span text:style-name="T2">declarato </text:span><text:span text:style-name="T2">coctam </text:span><text:span text:style-name="T2">imponere. Ten-<text:line-break/>tavi autem saepe in superficie leves omnino incisuras facere,<text:line-break/>alias vero his contrarias astas magnasqne et alias tertias<text:line-break/>inter has longitudine etraltitudine medias. Quae igitur in<text:line-break/>fumma cule fiebant, exiguam opem ferebant. Altae </text:span><text:span text:style-name="T2">vero </text:span><text:span text:style-name="T2">ac<text:line-break/>longae plurimum sanguinis fundebant, adeo ut animi </text:span><text:span text:style-name="T27">fere<text:line-break/></text:span><text:span text:style-name="T2">deliquium adferrent, atque hae rurfus propriam curationem<text:line-break/></text:span><text:span text:style-name="T2">uti </text:span><text:span text:style-name="T2">vulnera desiderabant.' Intermedias autem a dictis incoin-<text:line-break/>modis femper </text:span><text:span text:style-name="T2">liberas </text:span><text:span text:style-name="T2">esse deprehendi, quocirca his </text:span><text:span text:style-name="T2">potius<text:line-break/></text:span><text:span text:style-name="T2">quam aliis utendum esse duxi. In-quibus vero tumor aegre<text:line-break/></text:span><text:span text:style-name="T2">ad </text:span><text:span text:style-name="T2">suppurationem ducitur, aegreque </text:span><text:span text:style-name="T2">difcutitur </text:span><text:span text:style-name="T2">infartos hn-<text:line-break/></text:span><text:span text:style-name="T2">mores </text:span><text:span text:style-name="T2">crassiores esse ac tenaciores credendum est. Ejusmodi<text:line-break/>autem affectus foli altis scarificationibus </text:span><text:span text:style-name="T27">recte curari</text:span><text:span text:style-name="T2"> -possunt,<text:line-break/></text:span><text:span text:style-name="T2">quibus et </text:span><text:span text:style-name="T2">cataplasma quod ex decoctis caricis constat </text:span><text:span text:style-name="T2">corive-</text:span></text:p>
      <text:p text:style-name="P6"><text:span text:style-name="T21">&lt;</text:span></text:p>
      <text:p text:style-name="P11"><text:span text:style-name="T2">nit. Non </text:span><text:span text:style-name="T2">autem </text:span><text:span text:style-name="T2">ipstae oarieae, sed aqua iu </text:span><text:span text:style-name="T2">qua </text:span><text:span text:style-name="T2">coquendo<text:line-break/>contabuerint sumenda est. Dulces autem ac pingues sint<text:line-break/>caricae, ut earum humor melli sit similis, </text:span><text:span text:style-name="T2">quod fi </text:span><text:span text:style-name="T2">plurimum<text:line-break/>has concoxeris, tenuis </text:span><text:span text:style-name="T2">mellis </text:span><text:span text:style-name="T2">crassitudinem decoctum reprae-<text:line-break/>fentabit. Huic igitur aquae miscenda est interdum hordeacea<text:line-break/>farina, interdum vero panis fyneomistus, </text:span><text:span text:style-name="T2">sic enim </text:span><text:span text:style-name="T2">dicitur<text:line-break/>medius inter exquisite purum et quem furfuraoeum appel-<text:line-break/>lant, synoomistum nonnulli hunc panem autopynim dicunt,<text:line-break/>quoniam </text:span><text:span text:style-name="T2">in </text:span><text:span text:style-name="T2">puro quidem farinam non </text:span><text:span text:style-name="T2">qualis natura </text:span><text:span text:style-name="T2">est, fed<text:line-break/>repurgatam furfure in panificium assumunt. </text:span><text:span text:style-name="T2">* </text:span><text:span text:style-name="T2">Contra </text:span><text:span text:style-name="T2">in fur-<text:line-break/>suraceo purissima farina eximitur. </text:span><text:span text:style-name="T2">Clbarius </text:span><text:span text:style-name="T2">autem panis<text:line-break/>qualem triticum natura farinam habet, talem fervat. Opor-<text:line-break/>tet </text:span><text:span text:style-name="T2">autem • triticum ex . </text:span><text:span text:style-name="T2">quo farina sumitur ex </text:span><text:span text:style-name="T2">iis esse, </text:span><text:span text:style-name="T2">quae<text:line-break/>generosa dicuntur. Quoddam enim plurimum </text:span><text:span text:style-name="T2">in </text:span><text:span text:style-name="T2">se </text:span><text:span text:style-name="T2">furfuris<text:line-break/>obtinet,</text:span><text:span text:style-name="T2">'idque ignobile dicitur.’ aliud vero similaginis, </text:span><text:span text:style-name="T2">qnod<text:line-break/>ut dixi generofum </text:span><text:span text:style-name="T2">vocant. Triticum igitur, </text:span><text:span text:style-name="T2">ex quo utilis </text:span><text:span text:style-name="T2">ad</text:span></text:p>
      <text:p text:style-name="P6"><text:span text:style-name="T2">cataplasma farina sumenda </text:span><text:span text:style-name="T2">est, sufsuraceum </text:span><text:span text:style-name="T2">non sit, sed ut<text:line-break/>diximus fimilaginosum. Quod fi ex ignobili tritico farina de-<text:line-break/>sumatur, nonnihil furfuris detrahendum erit, atque ita panis<text:line-break/>medius conficietur,. cujus pars media ac tenera ad cata- .<text:line-break/>plasma miscetur, quando ut dixi facultate medium inter hor-<text:line-break/>deaeeam et triticeam farinam cataplasma temperare in animo<text:line-break/>fuerit. Nam triticea farina pus maxime movet ac concq-<text:line-break/>ctionem juvat, hordeacea maxime discutit. . Commemoratus.<text:line-break/></text:span><text:span text:style-name="T2">vero </text:span><text:span text:style-name="T2">panis mediam sortitur facultatem,, quemadmodum ejus<text:line-break/>sarina inter antedictas farinas triticeas est media. Ad hoc<text:line-break/>igitur respiciens caricaturn decoctu mi Coeas, quod commodius<text:line-break/>tibi videbitur, </text:span><text:span text:style-name="T2">sive </text:span><text:span text:style-name="T2">ex farinis sive ex panibus. Quod </text:span><text:span text:style-name="T27">si </text:span><text:span text:style-name="T27">tu-<text:line-break/>mor</text:span><text:span text:style-name="T2"> discutiatur quidem, sed minus quam par sit, cum caricis<text:line-break/>incoquendum hyssopum est aut origanum. Quando autem<text:line-break/>valentius tumorem exsiccare voles decooto </text:span><text:span text:style-name="T2">sal </text:span><text:span text:style-name="T2">adjiciendus est,<text:line-break/>deinde hordeacea farina ei inspergenda, ex qua ubi </text:span><text:span text:style-name="T2">quod<text:line-break/></text:span><text:span text:style-name="T2">fursuraoeum est totum excusseris, diutius coctum cataplasma</text:span></text:p>
      <text:p text:style-name="P6"><text:span text:style-name="T2">impones. At in tumoribus qui facile’non discutiuntur ti-<text:line-break/>inendum est, </text:span><text:span text:style-name="T2">ne reliquiae in scirrhum </text:span><text:span text:style-name="T2">mutentur. Quocirca<text:line-break/>diligenter animadvertendum </text:span><text:span text:style-name="T2">est, </text:span><text:span text:style-name="T2">quoties solvitur cataplasma,<text:line-break/>in quod omnis qui curatur tumor transeat, curandi enim<text:line-break/>ratio quae vehementer exsiccantibus obitur, seirrhosum asse-<text:line-break/>ctum relinquit, </text:span><text:span text:style-name="T2">id </text:span><text:span text:style-name="T2">autem in quaque solutione deprehendes, si<text:line-break/>assectam^partenr tractando praesentem ejus statum cirm<text:line-break/>praecedente comparaveris. Si igitur aliquando hanc cou-<text:line-break/>jecturam habueris, in aqua cucumeris agrestis radicem aut<text:line-break/>btyoniae aut afari incoques, saepe quidem has solas, non-<text:line-break/>nunquam vero et adjectis pinguibus caricis, deinde farina<text:line-break/>cum aqua miscenda est, cui et adipis maxime anserini aut<text:line-break/>gallinacei nonnihil adjicies, quorum si copia non sit, suillus<text:line-break/>est addendus. Dictarum autem herbarum et cum his althaeae<text:line-break/></text:span><text:span text:style-name="T27">radices'</text:span><text:span text:style-name="T2"> post mediocrem coctionem, cum pane et adipe con-<text:line-break/>tritae ejusmodi tumores discutiunt Ilis vero, valentior est •<text:line-break/>dracunculi radix, cum qua si quando uti. .voles, qnnm</text:span></text:p>
      <text:p text:style-name="P6"><text:span text:style-name="T2">inajore partium tenuitate et .discutiendi facultate, quam quas<text:line-break/>modo commemoravimus polleat, admifcendus omnino adeps<text:line-break/>est, nisi, enim humectaveris ac emollieris, fed tantum vehe-<text:line-break/>mentioribus medicamentis fcirrhofos tumores discutere sta-<text:line-break/>tueris, primis quidem diebus hos insigniter minues, simul id<text:line-break/>quod relinquitur indurans, quod ubi in duritiem coactum<text:line-break/>fuerit, aegre difcutietur. Itaque commodius, ut diximus, va-<text:line-break/>lenter difcutientibus emollientia miscebimus, quum in fcir—<text:line-break/>rhum tumores mutari metuimus, cujus curandi ratio siipra<text:line-break/>audita est. Rurfus igitur ad fuppurantes tumores veniamus,<text:line-break/>quos ubi discutere posse parum speraveris, cataplasmatis ex<text:line-break/>triticea farina utere. Nam ad celeritatem suppurationis plu-<text:line-break/>.rimum confert. Deinde plaga facta, si liberae omnino sint<text:line-break/>ab inflammatione partes plagae vicinae, medicamentis em-.</text:span></text:p>
      <text:p text:style-name="P11"><text:span text:style-name="T2">-piastis obeunda curatio esu Ea autem citra morium exsiccari-<text:line-break/>tis sint facultatis ex hrsque temperentur quae minime ad-<text:line-break/>stringant, sed aut solum blande discutiant aut leviter ad-</text:span></text:p>
      <text:p text:style-name="P6"><text:span text:style-name="T2">stringant, lu ejusmodi autem affectibus medicamento quod<text:line-break/>ex fermento et crematis conchis temperatur ego persaepe<text:line-break/>usus sum. Quod si pars aliqua circa plagam inflammatione<text:line-break/>sit obfessa, </text:span><text:span text:style-name="T27">medicamentum</text:span><text:span text:style-name="T2"> quod ex chalcite constat oleo li-<text:line-break/>quatum, ubi fenfim refrixerit, et in pila contemperatum ma-<text:line-break/>niluisqne subactum et vino, ut nosti, perfusum commode im-<text:line-break/>ponitur. Hoc autem in plurimis affectibus utor, ut in libris<text:line-break/>de Compositione medicamentorum proditum esu Opus au-<text:line-break/>tem de affectibus partium corporis si deo placet confcribe-<text:line-break/>mus, in quo medicamentorum omnium quibus uti sulemus .<text:line-break/>facultates diligenter exponere atque idoneum usum expli-<text:line-break/>care oohabimur. Sed tu jam horum medicamentorum de .<text:line-break/>quibus in hoc opere memini miscendorum ae temperando-<text:line-break/>rnm rationem ex me didicisti. Quum vero cutis id suppura-<text:line-break/>tionibus amplius extabuerit, ita ut attritis vestium fragmen-<text:line-break/>tis similis reddatur, haud facile subjectis corporibus eoali-<text:line-break/>scit, itaque emissario largiore saeto uleus necessario curan-<text:line-break/>dum est.</text:span></text:p>
      <text:h text:style-name="P4" text:outline-level="2">Cap. X.</text:h>
      <text:p text:style-name="P96"><text:span text:style-name="T2">At quum amplius subjectis corporibus coa-<text:line-break/>lescere cutis non potest, ejusmodi affectus sinus appellatur,<text:line-break/>cujus curandi rationem, qua ure saepe in multis uti vidisti,<text:line-break/>deinceps memoriae tuae subjiciam, ln hoc igitur affectu sa-<text:line-break/>tius est fistulam aut aeneam aut corneam recto ductu fora-<text:line-break/>tam ad manum esse, aut </text:span><text:span text:style-name="T27">fi hujus</text:span><text:span text:style-name="T2"> lacullas non sit, aliquem<text:line-break/>pyulcum vocatum, qui latissimum habeat foramen, per quod<text:line-break/>medicamenti nostri ex combusta charta temperati exiguam<text:line-break/>portionem cum largo rosaceo mistam in sinus immittere fae-<text:line-break/>pe me vidisti, deinde eorum os </text:span><text:span text:style-name="T27">concerpto</text:span><text:span text:style-name="T2"> linamento clau-<text:line-break/>dere. Emplastra vero rosaceo liquata si in hos injicere ten-<text:line-break/>tes, pyulcum non permeant, sed in his suillae vesicae lati<text:line-break/>foraminis fistula adjungenda esu Quae vero liquantur medi-<text:line-break/>camenta his quae emrnota dicuntur acriora esse debent, qua- ,<text:line-break/>lia sunt apud omnes in usu colore viridia. Haec autem cum<text:line-break/>largo oleo liquare oportet, ut indi in sinum possint. In hifee</text:span></text:p>
      <text:p text:style-name="P6"><text:span text:style-name="T2">autem </text:span><text:span text:style-name="T2">misturis emmotorum vis </text:span><text:span text:style-name="T2">resolvitur. </text:span><text:span text:style-name="T2">Medicamenta<text:line-break/></text:span><text:span text:style-name="T2">igitur </text:span><text:span text:style-name="T2">exquisite ernplasta, quale </text:span><text:span text:style-name="T2">est </text:span><text:span text:style-name="T2">Machaerionis et </text:span><text:span text:style-name="T2">Epigoni<text:line-break/>ei quod Isis </text:span><text:span text:style-name="T2">nuncupatur, quum in usum </text:span><text:span text:style-name="T2">einmotorurn affe-<text:line-break/>runtur, </text:span><text:span text:style-name="T2">cerati admistione egent. </text:span><text:span text:style-name="T2">Haec enim in sinubus ops.<text:line-break/>portuna </text:span><text:span text:style-name="T2">sunt.' </text:span><text:span text:style-name="T2">Nam </text:span><text:span text:style-name="T2">ideo nunc </text:span><text:span text:style-name="T2">sunt commoda, quod admi-<text:line-break/>stum habeant </text:span><text:span text:style-name="T2">ceratum. </text:span><text:span text:style-name="T2">Miscentur autem quoniam si per se<text:line-break/>sola sine cerato liquarentur'viribus mordacia essent. Quum<text:line-break/>autem rosaceum oleum multum sit et quod lu oleo liquatur<text:line-break/>medicamentum paucum; nullam amplius acrimoniam retinet.<text:line-break/>Ubi vero sinus mediocriter cerne repletus est, aliquod ex<text:line-break/>glutinantibus medicamentis adhibere oportet, perinde ac si<text:line-break/>recens vulnus et cruentum curares. Multa autem ejusmodi<text:line-break/>medicamenta inveniuntur, </text:span><text:span text:style-name="T27">alia quidem ex</text:span><text:span text:style-name="T2"> bitumine confe-<text:line-break/>cta vocanturque nescio qua ratione emplastra barbara, alia<text:line-break/>vero’ quia fulvi et fusci sunt coloris . cirrha et phaea nomi-<text:line-break/>'nantur et ex argenti spuma et aerugine liberalius decocta.<text:line-break/>Ad hunc enim modum aerugo fulvescit, quae si pauxillum<text:line-break/>concoquatur, lutea</text:span><text:span text:style-name="T2">, </text:span><text:span text:style-name="T2">ut vocant, reddit einplastra. Minime</text:span></text:p>
      <text:p text:style-name="P6"><text:span text:style-name="T2">vero te latet metallica omnia medicamenta majori partium<text:line-break/>tenuitate </text:span><text:span text:style-name="T27">ac</text:span><text:span text:style-name="T2"> siccandi vi pollere, si plusculum incoquantur.<text:line-break/>Fulva vero medicamenta simul atque reposita fuerint et re-<text:line-break/>condita, fuscam quandarn crustam foris contrahunt, fub qua<text:line-break/>rn profundo medicamentum fulvius quam ab initio esset<text:line-break/>conspicitur. Proinde nonnulli dichroma, alii diprosopa, </text:span><text:span text:style-name="T27">quasi<text:line-break/>bicolora ac bisarmui</text:span><text:span text:style-name="T2"> ejusmodi emplastra vocant. Quo<text:line-break/>autem majori partium tenuitate et siccandi facultate praedita<text:line-break/>suerint, eo efficacius in sinus injiciuntur.' Horum enim vis<text:line-break/>in altum ferri debet, si propositum; scopum assequi velimus.<text:line-break/>Quae vero recentia et cruenta vulnera glutinant, tametsi<text:line-break/>his minus desiccant, labra tamen vulnerum, si quidem parva<text:line-break/>sunt rnnnmeque profunda, glutinant. ' Quocirca facilius ac<text:line-break/>celerius quod agendum est perficiunt. Quod si recens 'vul-<text:line-break/>nus profundum sit, suturis ac fibusis ipsius oras committere<text:line-break/>solemus. Itaque non omnis sinus simplex divisio est, sed<text:line-break/>frequenter alia atque alia parte laceratus est, quod te latere</text:span></text:p>
      <text:p text:style-name="P6"><text:span text:style-name="T2">non debet. Quum igitur sursum sinus tendit, facile per ejus<text:line-break/>os sanies effluit. Quum vero deorsum vergit, intus retenta<text:line-break/>contiguas partes erodit. In quo quidem sinu nisi prius fa-<text:line-break/>cta ad effluxionem Iectione nihil profeceris, sive carnem<text:line-break/>generare sive glutinare velis. In alio vero incisione nihil<text:line-break/>erit opusy mcdo </text:span><text:span text:style-name="T27">situs</text:span><text:span text:style-name="T2"> commodam affectae parti figuram fer-<text:line-break/></text:span><text:span text:style-name="T27">ves,</text:span><text:span text:style-name="T2"> qua figura sinus qui sursum vergit; ut deorsum dedi-<text:line-break/>net, et qui deorsum declinat sursum vergat efficere possis.<text:line-break/>Vidisti quidem aliquando me sinum in cubito, cujus os<text:line-break/>prope flexum erat et situs sursum spectabat, citra ullam ex<text:line-break/>adverso plagam persanasse. Et in coxa itidem sinum deor-<text:line-break/>sum vergentem et ad genu terminatum, cujus os sublime<text:line-break/>•supra femoris medium esset, fine ulla ex adversa parte dis<text:line-break/>visione ad sanitatem perduxisse, substrato popliti molli pul-<text:line-break/>vino , quo demiffius inguen quam genu esset. Hujus porro<text:line-break/>sinus atque aliorum majorum, quamlibet profunditatem ad<text:line-break/>conglutinationem aptam sola reddere potest insusa mulla,</text:span></text:p>
      <text:p text:style-name="P6"><text:span text:style-name="T2">Sunt qui etiam lixivium infundant, suam ipsiorum inscitiam<text:line-break/>fex his quue prins ad carnetn in sinu generandam medica-<text:line-break/>mentis injiciebant prodentes. Nova eniin caro priori adnasci<text:line-break/>non potest; si sordes locuni obsederit. </text:span><text:span text:style-name="T27">Quo</text:span><text:span text:style-name="T2"> modo igitur<text:line-break/>abunde iepleto carne sinu glutinans adhibent medicamen-<text:line-break/>tum, si tanquam vehementer sordidum lixivio detergere<text:line-break/>tentent, quum pura caro ne mulsam quidem acrem ferre'<text:line-break/>possit? Huic enim satisfacit </text:span><text:span text:style-name="T27">ea</text:span><text:span text:style-name="T2"> quae bibi jucunde' possit.<text:line-break/>Post mulsae usum sininn deinceps nunc quidem puro vinu,<text:line-break/>nunc vero musso ante glutinantis medicamenti impositionem<text:line-break/>eluere consuevi. Itaque ad detergendam expurgandamque<text:line-break/>ejus saniem utilior mulsa, ad glutinandiim vero praestantius<text:line-break/>vinum esu Id autem medium sit inter dulce et astringens.<text:line-break/>Quin etiam post glutinantis medicamenti impositionem sola<text:line-break/>spongia nova ex mulso circumponatur quatu fieri potest<text:line-break/>mollissima, et colligatio' a sinus profundo quidem incipiat<text:line-break/>et ejus ore finiat. Fasciarum veru fpirae sinus profundum</text:span></text:p>
      <text:p text:style-name="P6"><text:span text:style-name="T2">sinp </text:span><text:span text:style-name="T2">dolore arctent, quae paulatim usque ad os laxentur;<text:line-break/>idque ipsum laxum deligationem habeat medicamenti, cir-<text:line-break/>cumducto forinsecus emplastro </text:span><text:span text:style-name="T2">ad </text:span><text:span text:style-name="T2">os 'sinus forficibus<text:line-break/>discisse </text:span><text:span text:style-name="T2">, </text:span><text:span text:style-name="T2">ut sanies aliqua effluere possit. </text:span><text:span text:style-name="T2">Effluet, </text:span><text:span text:style-name="T2">autem e<text:line-break/>sinu superposito aliquo alio parvo emplastro ad sulutionem<text:line-break/>usque, quam tertio" quoque die faciens hoc ipsum tanquam<text:line-break/>operculum circumpositum auferes, relicto quod totum ambit<text:line-break/>sinum, medicamento. An </text:span><text:span text:style-name="T2">vero </text:span><text:span text:style-name="T2">altae sinus partes coaluerint,<text:line-break/></text:span><text:span text:style-name="T2">ex </text:span><text:span text:style-name="T2">manente sanie deprehendes, si ea </text:span><text:span text:style-name="T2">multa vel </text:span><text:span text:style-name="T2">pauca, cocta<text:line-break/>vel cruda sit; praeterea fineque in ipso sinu dolor sentia-<text:line-break/></text:span><text:span text:style-name="T2">tur </text:span><text:span text:style-name="T2">nec tumor appareat, sed totus locus, aequabilis sit, siccus<text:line-break/></text:span><text:span text:style-name="T2">ae </text:span><text:span text:style-name="T2">doloris expers. Quod si puris probe cocti, portio exigua<text:line-break/></text:span><text:span text:style-name="T2">in </text:span><text:span text:style-name="T2">ore conspiciatm, multo magis de glutinando sinu speran-<text:line-break/></text:span><text:span text:style-name="T2">dum; </text:span><text:span text:style-name="T2">est, Quurnque spongiam rursus imposueris rursusqne,-<text:line-break/></text:span><text:span text:style-name="T2">ni </text:span><text:span text:style-name="T2">diximus, adalligaveris, postero </text:span><text:span text:style-name="T2">vel .tertlo dic </text:span><text:span text:style-name="T2">solvito, </text:span><text:span text:style-name="T2">ut<text:line-break/>dictum </text:span><text:span text:style-name="T2">est, </text:span><text:span text:style-name="T2">semper linteolum sinus ori adinmtum pefmu-</text:span></text:p>
      <text:p text:style-name="P6"><text:span text:style-name="T2">tans; quod eodem emplastro illitum totum os ambitu citia<text:line-break/>gat; neque vero omnino oppressum esse debet,' sed ita ut<text:line-break/>per id tuta sanies vacuari possit. Itaque si primo vel secundo<text:line-break/>die tenuis quaedam sanies ex sinu manet, non est omnino<text:line-break/>de glutinatione desperandum. </text:span><text:span text:style-name="T2">' </text:span><text:span text:style-name="T2">Saepe enim vis medicamenti<text:line-break/></text:span><text:span text:style-name="T2">affectae parti admoti' </text:span><text:span text:style-name="T2">ex ipsa cute et subjecta carne tenuem<text:line-break/></text:span><text:span text:style-name="T2">humilitatem </text:span><text:span text:style-name="T2">vehementer exprimit, quoties ejus qui cura-<text:line-break/></text:span><text:span text:style-name="T2">tur dorpus ita affectum </text:span><text:span text:style-name="T2">est sive ex </text:span><text:span text:style-name="T2">nativa </text:span><text:span text:style-name="T2">temperie </text:span><text:span text:style-name="T2">sive<text:line-break/>mala </text:span><text:span text:style-name="T2">nictus ratione. Hac hniniditate </text:span><text:span text:style-name="T2">expressa </text:span><text:span text:style-name="T2">loca medio-<text:line-break/></text:span><text:span text:style-name="T2">criter resiccata </text:span><text:span text:style-name="T2">glutinantur. </text:span><text:span text:style-name="T2">Quod si tertio </text:span><text:span text:style-name="T2">aut quarto </text:span><text:span text:style-name="T2">ali<text:line-break/></text:span><text:span text:style-name="T2">initio die sanies cruda in ore apparuerit</text:span><text:span text:style-name="T2">, </text:span><text:span text:style-name="T2">scito sinum non<text:line-break/></text:span><text:span text:style-name="T2">esse' glutinatum. </text:span><text:span text:style-name="T2">In primis autem medicamentum, quod<text:line-break/></text:span><text:span text:style-name="T2">affectae </text:span><text:span text:style-name="T2">parti circumponitur vehementer quidem exiccet;<text:line-break/></text:span><text:span text:style-name="T2">sed </text:span><text:span text:style-name="T2">nec </text:span><text:span text:style-name="T2">mordeat, </text:span><text:span text:style-name="T2">nec contrahat cutem, cujusmodi nostrum<text:line-break/>est, </text:span><text:span text:style-name="T27">quod a fulvo colora</text:span><text:span text:style-name="T2"> cirrhum </text:span><text:span text:style-name="T27">dicitur,</text:span><text:span text:style-name="T2"> ex concoctis me-<text:line-break/>talliris medicamentis </text:span><text:span text:style-name="T27">et</text:span><text:span text:style-name="T2"> </text:span><text:span text:style-name="T2">oleo ricinino et aceto </text:span><text:span text:style-name="T2">sine </text:span><text:span text:style-name="T2">cera<text:line-break/></text:span><text:span text:style-name="T2">consectum. Idem et </text:span><text:span text:style-name="T2">cruenta vnineia nitra molestiam glutinat</text:span></text:p>
      <text:p text:style-name="P6"><text:span text:style-name="T2">et sinus exiccat. Hoc autem medicamento fistulam angusti<text:line-break/>et longi foraminis,, in qua.nqusium callus lutus, sed sola<text:line-break/>sordes mihi apparuerat, persanatam vidisti lususo primum<text:line-break/>lixivio, quod in fistula tantisper continui, dum sordem<text:line-break/>omnem integre extersam esse conjecissem, postea medica-<text:line-break/>mentum imposui Ad hunc autem modum sinus, qui Iub<text:line-break/>sola cute erant, nec carnis generationem requirerent, inscite<text:line-break/>vero </text:span><text:span text:style-name="T2">a </text:span><text:span text:style-name="T2">quibusdam curarentur</text:span><text:span text:style-name="T2">, </text:span><text:span text:style-name="T2">simulatque curandos suscepi,<text:line-break/>hoc medicamento glutinari lixivio, prius ablutos, quum<text:line-break/>qui ulcera curarent nullum ex his quae expurgandi vim<text:line-break/>habent medicamentum adhiberent. Quum vero tumores<text:line-break/>qui </text:span><text:span text:style-name="T2">in </text:span><text:span text:style-name="T2">abscessum vertuntur turde inciduntur, aut medici<text:line-break/>imperitia aut eorum qui curantur timiditate, sectionem non<text:line-break/>admittentium, sed diutius protelando cutem ab ejusmodi<text:line-break/>pure erodi sustinentium, hanc universam a congesto in<text:line-break/>abscessu pure, attriti panniculi </text:span><text:span text:style-name="T27">In</text:span><text:span text:style-name="T2"> modum, vehementer atte-<text:line-break/>nuari saepe contingit; unde a medicis rlracodem appellari</text:span></text:p>
      <text:p text:style-name="P6"><text:span text:style-name="T2">existimo. Ejusmodi igitur cutis aegre coalescit, maxime si<text:line-break/>substantia aridum medicamentum imponatur, ut </text:span><text:span text:style-name="T27">a</text:span><text:span text:style-name="T2"> quo .cutis<text:line-break/>tenuior sicciorque in modum attritae vestis reddatur. Itaque<text:line-break/>mihi commodum esse ridetur, si quis ad ejus conglutinatio-<text:line-break/>nem medicamento fubstantia humido, facultate -vero sicco<text:line-break/>utatur. Diximus autem in libris de medicamentis, medicos<text:line-break/>solere medicamenta facultate sicca appellare, quae exiccare<text:line-break/>suapte natura idonea sint. Omnium autem quae substantia<text:line-break/>funt huinida, facultate </text:span><text:span text:style-name="T2">vero </text:span><text:span text:style-name="T2">sicca, optimum est quod a me ex<text:line-break/>argenti spuma, adipe suillo vetore et chalcite contempera-<text:line-break/>tum est, quibus vetustissimum oleum admistum fit. Ejus<text:line-break/>autem vim in hisce affectibus efficaciorem esse sum'expertus,<text:line-break/>quum neque omnino durum esset, neque plane manus inqui-<text:line-break/>naret. Sed et si ad eundem modum temperetur, cruenta<text:line-break/>quoque vulnera glutinabit, omniaqne ulcera ad cicatricem<text:line-break/>ducet oleo resolutum, postea cum vino mediocriter vetere<text:line-break/>mistum atque his affectibus circumpositum fine molestia saepe</text:span></text:p>
      <text:p text:style-name="P6"><text:span text:style-name="T2">glutinavit Confert autem, ut diximur,. nbi cutis pellis<text:line-break/>attritae modo tenuata est, </text:span><text:span text:style-name="T2">mel </text:span><text:span text:style-name="T2">maxime, si ad emplastri </text:span><text:span text:style-name="T27">erasu<text:line-break/>famentum</text:span><text:span text:style-name="T2"> coctum, .sit. Ejus vero coctionis temperamentum<text:line-break/>necte assequi, nisi animadvertas, difficile esu Ipsum enim<text:line-break/>neque adeo durum,esse debet ut aegre derisiat, neque adeo<text:line-break/>liquidum ut difstnat. Durum enim eadem a.dfert incommoda<text:line-break/>quae dura emplastra. Liquidum vero tanqnam calido corpori<text:line-break/>admotum undiquaque essiuit aridumque linteolum relinquit;<text:line-break/>quod non solum non juvat,, -sed et glutinandae cuti officit.<text:line-break/>Mediocriter autem coctum mel ejusmodi sinibus commodissi-<text:line-break/>mum remedium </text:span><text:span text:style-name="T27">esu.</text:span><text:span text:style-name="T2"> Quoniam autem ejus concoctionis me-<text:line-break/>dnicritas facile conjici </text:span><text:span text:style-name="T14">ηοη </text:span><text:span text:style-name="T2">potest, satius mihi videtur, rnyr-<text:line-break/>rbae pollinern vel aloes vel thuris vel eorum aliquem,<text:line-break/>vel simul omnes inspergere; ac maxime si quod linteolo<text:line-break/>inductum est, liquidius appareat. Hos autem per cribrum<text:line-break/>inspergere oportet, quod supra mel teneatur sublime. Satis<text:line-break/>enim suerit semel aut his cribrum agitare, ut pollen medio,-</text:span></text:p>
      <text:p text:style-name="P6"><text:span text:style-name="T2">cris excutiatur. Aliquando vero et inter coquendum aliquod<text:line-break/>ex ante dictis medicamentis melli inspergo, maxime si sinus,<text:line-break/>et major et altior siti Tenue autem centaurium in hunc,<text:line-break/>usum mirabile esse, remedium furn expertus, deinde sym-<text:line-break/>phytum, postea iris Illyricae radicem,.ad haec ervinam sari-<text:line-break/>nam.. Neque vero dubium est quin haec contundi et tenui<text:line-break/>cribro excerni, postea tenuiter conteri debeant. Melli vero,<text:line-break/>dum ab igne tollendum, est, inspergantur tantisper nobis<text:line-break/>cunctantibus, sium probe cum illo praecocto uniantur.<text:line-break/>Satius autem suerit exempto ab igne carabo omnia haec<text:line-break/>inspergere</text:span><text:span text:style-name="T2">, </text:span><text:span text:style-name="T2">deinde curiose movere, dum mel ita tepidum<text:line-break/>reddatur ut.curando corpori imponi possit.</text:span></text:p>
      <text:h text:style-name="Heading_20_2" text:outline-level="2">Cap. XI.</text:h>
      <text:p text:style-name="P96"><text:span text:style-name="T2">1 Consequens autem est' ut de his quae in<text:line-break/>gangraenam transeunt inflammationibus disseramus, </text:span><text:span text:style-name="T2">i </text:span><text:span text:style-name="T2">Gan-<text:line-break/>graenas autem , ut: nosti, vocant quum pars corporis aliqua<text:line-break/>ob inflammationis magnitudinem nondum emortua est, scd</text:span></text:p>
      <text:p text:style-name="P6"><text:span text:style-name="T2">adhuc </text:span><text:span text:style-name="T2">emoritur. Nam </text:span><text:span text:style-name="T2">quum pars </text:span><text:span text:style-name="T2">omnino emortua </text:span><text:span text:style-name="T2">est, ita<text:line-break/>ut fi hanc pupugeris vel </text:span><text:span text:style-name="T2">secueris </text:span><text:span text:style-name="T2">vel exusseris, ea </text:span><text:span text:style-name="T2">non </text:span><text:span text:style-name="T2">Ien-<text:line-break/>tiat quae patitur, </text:span><text:span text:style-name="T2">ad vivum usque </text:span><text:span text:style-name="T2">recidenda est qua partem<text:line-break/>fanam vicluam attingit. At quae </text:span><text:span text:style-name="T2">sic </text:span><text:span text:style-name="T2">quidem affecta est nigre-<text:line-break/>sint; Quae </text:span><text:span text:style-name="T27">vero</text:span><text:span text:style-name="T2"> </text:span><text:span text:style-name="T2">in </text:span><text:span text:style-name="T2">medio constituta est tenditque ad extin-<text:line-break/>ctionem, gangraenosa vocatur. Curatur autem vacuato quam<text:line-break/>fieri potest plurimo sanguine, in affecta parte impacto;<text:line-break/>cujus occasione ipsa emoritur, arteriis </text:span><text:span text:style-name="T27">ob</text:span><text:span text:style-name="T2"> loci angustiam<text:line-break/>sese dilatare nequeuntibus, reliquo verni corpori perspiratio-<text:line-break/>nem suggerere. Cutis igitur universa yel multis prosundis-<text:line-break/>que sectionibus una cum ‘subjecta substantia secanda </text:span><text:span text:style-name="T2">est, </text:span><text:span text:style-name="T2">vel<text:line-break/>frequentibus ac altis scarificationibus incidenda. </text:span><text:span text:style-name="T2">Ubi vero<text:line-break/>manare </text:span><text:span text:style-name="T2">sangninem permiserimus, aliquod ex </text:span><text:span text:style-name="T2">medicamentis<text:line-break/></text:span><text:span text:style-name="T2">quae ad putria ulcera faciunt imponi debet; </text:span><text:span text:style-name="T2">cujusmodi est<text:line-break/></text:span><text:span text:style-name="T2">quod </text:span><text:span text:style-name="T2">ex. </text:span><text:span text:style-name="T2">mulso acetu constat </text:span><text:span text:style-name="T27">et</text:span><text:span text:style-name="T2"> ervina aut </text:span><text:span text:style-name="T2">loliacea </text:span><text:span text:style-name="T2">farina</text:span><text:span text:style-name="T2">;<text:line-break/></text:span><text:span text:style-name="T2">vel </text:span><text:span text:style-name="T2">si liarum </text:span><text:span text:style-name="T2">facultas non .sit," iabacea,. atqueripsum per </text:span><text:span text:style-name="T27">fe.<text:line-break/></text:span><text:span text:style-name="T2">acetum mulsum. </text:span><text:span text:style-name="T2">Quo si vehementiore uti'velis, </text:span><text:span text:style-name="T2">adjiciendus<text:line-break/>sal </text:span><text:span text:style-name="T2">est </text:span><text:span text:style-name="T2">vel </text:span><text:span text:style-name="T2">aliquis ex pastillis curiose tritus qaulis esu </text:span><text:span text:style-name="T2">An-.</text:span></text:p>
      <text:p text:style-name="P6"><text:span text:style-name="T2">dronis; Polyidae et Pasionis. Quin etiam Musae medicamen--<text:line-break/>tum; quod in Herae tomo• scriptum est, his 'commodissime<text:line-break/>imponitur. His autem et aliis quae ante commemorata sunt,<text:line-break/>considerato aegroti corpore utendum esu Rustici enim cor-<text:line-break/>pus, quod natura durum est,- vehementissima remedia essiav<text:line-break/>gitat, mulieris vero molli came praeditae imbecilliora. Ad<text:line-break/>eundem modumjvirile corpus, quod quidem album sit et<text:line-break/>molle, et balneis assuetum et inexercitatum, mollia exposcit,<text:line-break/>medicamenta. Neque vero dubium est; quin et, pueris haec<text:line-break/>conveniant. Si vero aliquando putrem ac emortuam partum<text:line-break/>excideris securitatis gratia, modo dictis medicamentis utere,<text:line-break/>non neglecta tum corporum tum asseclae' partis natura;<text:line-break/>quaedam enim partus promptissime putrescunt, easque tutius<text:line-break/>est, ubi quod computruit resecueris vel amputaveris tan-<text:line-break/>quam radicem ejus incolumi parti conjunctam adurere, quem-<text:line-break/>admodum saepe in pudendis partibus facere consuerimus.<text:line-break/>Aliquando admoto., quidem partibus affectis candente ferro.</text:span></text:p>
      <text:p text:style-name="P6"><text:span text:style-name="T2">aliquando prius, submisso linamento. Post exustionem vero<text:line-break/>porri succo, ut artisti;, aut si. is </text:span><text:span text:style-name="T2">non </text:span><text:span text:style-name="T2">adsit,, medicamentis paulo<text:line-break/>ante commemoratis uti. consuevimus. .His-autem peractis,:<text:line-break/>quum finem fecisse putredo tibi visa fuerit, ut crusta ortius<text:line-break/>excidat, medicamento quod cephalicum vocant ex melle<text:line-break/>utendmn est... Cataplasma autem quod ex pane in hydrelaeo<text:line-break/>cocto; aut hordeacea farina eodem modo parata, aut cum ea<text:line-break/>admista triticea foris.commodlus.imponituri Quin etianrme-<text:line-break/>dicamentum,. quod. tetrapharmacum dicitur, .praeterea et.<text:line-break/>macedonicum tum ad pus movendum .tum ad crustas refol-j<text:line-break/>vendas idonea lunt, quemadmodmn. et omnia quae adsim-,<text:line-break/>putationem perducunt. Panis vero cum apio aut ociino in—<text:line-break/>tritus; rumpit ac separat crustas a sanis partibus. Ex simpli-<text:line-break/>cibus autem. medicamentis iris ex inelle vel radix panacis»<text:line-break/>aut aristolochiae aut acori.. In mollibus autem corporibus-<text:line-break/>abunde facit ervi farina cuur messe aut thure. Ad eundem<text:line-break/>modum crustas elidit ..Machaerio uis medicamentum et-Ilis</text:span></text:p>
      <text:p text:style-name="P6"><text:span text:style-name="T2">vero crustis ulcera ejusmodi quibuslibet<text:line-break/>fis carne replentur.</text:span></text:p>
      <text:h text:style-name="Heading_20_2" text:outline-level="2">Cap. <text:span text:style-name="T56">XII</text:span>.</text:h>
      <text:p text:style-name="P97"><text:span text:style-name="T2">Quoniam aniem de his satis diximus,: </text:span><text:span text:style-name="T27">de<text:line-break/></text:span><text:span text:style-name="T2">cancrofis tumoribns deinceps est disserendum.,' quircurn in<text:line-break/>omnibus corporis.,partibus, situlli, tum.inaxime innuusierum<text:line-break/>mammis, quaecunque non a,mpli.ns naturali.purgatione pur?-:<text:line-break/>gantur, quae quum opportune, filo, integra sanitate mulieres<text:line-break/>linuntur. Omnes igitur, hujusmodi tumorespiaeter naturam<text:line-break/>ex, atrae bilis redundantia gignuntur,, de qua re in commeu-<text:line-break/>tariis, de facultatibus naturalibus disputatum esu Ubi docui-<text:line-break/>mus faecis vini similem hunc humorem, dum lu jecore sanu<text:line-break/>guis conficitur; generari, repurgari, vero a? liene. Ab' hoc<text:line-break/>enim humore hoc' viscus, ali solet. Quum igitur nativa ani-<text:line-break/>inan.tis temperies hunc humorem pauecrn generat, ad idqite<text:line-break/>confert victus ratio, er lien, ad fe quod gignitur valenter<text:line-break/>trahit, nihil ejusmodi recrementi in venis colligitur.. Quod<text:line-break/>si contraria adsint; multa in venis acervantur, ex quibus</text:span></text:p>
      <text:p text:style-name="P6"><text:span text:style-name="T2">quos docebimus morbos </text:span><text:span text:style-name="T2">iis contrahuntur.. Contraria </text:span><text:span text:style-name="T2">autem<text:line-break/>his quae diximus intelligo jecur quidem ad ejusmodi ex-<text:line-break/>crementi procreationem pronum, rictus autem rationem ex<text:line-break/>iis alimentis, quae sanguinem crassum ac faeculentum gene-<text:line-break/>rare idonea sint, lienem vero natura imbecilliorem, ut qni<text:line-break/></text:span><text:span text:style-name="T43">ad.se </text:span><text:span text:style-name="T2">horuni 'omnium excrementorum proventum attrahere<text:line-break/>non possit. In tali autem corpore turbulentus crassusque esu<text:line-break/>ficitui; qui in venis continetur sanguis. Et nonnunquam ve-<text:line-break/>nae, excernendi quod alienum est, facultate praeditae, quem-<text:line-break/>admodum et omnes aliae partes, hunc humorem per hae-<text:line-break/>morrhoidas effundunt, saepe vero ad varices demittunt, alis,<text:line-break/>quando autem ad universam cutem propellunt. Atque haee<text:line-break/>quidem est affectus origo, quem elephanta vocant. Aliquando<text:line-break/>vero et in alias corporis partes, quae quidem omnium ma-<text:line-break/>xime sunt imbecillae, </text:span><text:span text:style-name="T2">ejusmodi </text:span><text:span text:style-name="T2">succus fertur, atque lu ea<text:line-break/>parte venae luculenter conspiciuntur atro et crasso sanguine<text:line-break/>plenae. Quo autem is crassior </text:span><text:span text:style-name="T2">ac </text:span><text:span text:style-name="T2">nigrior suerit,' eo affectum<text:line-break/>parit deteriorem, ln mammis vero tumorem saepe vidimus</text:span></text:p>
      <text:p text:style-name="P6"><text:span text:style-name="T2">cancro animanti omnino similem. Nam quemadmodum ille<text:line-break/>ex utraque corporis parte pedes, sic et hic affectus venas<text:line-break/>praeter naturam in </text:span><text:span text:style-name="T2">tumescentes </text:span><text:span text:style-name="T2">exporrigit, effigiem que can-<text:line-break/>cro similem redditi Hunc assertum incipientem quidem saepe<text:line-break/>sana vimus. Ubi vero in molem insignem crevit, citra chi-<text:line-break/>rurgiam uon curabis. Itaque universae chirurgiae tumorem<text:line-break/>praeter naturam excidentis scopus est ut ejusmodi tumor,<text:line-break/>qua lanis partibus conjungitur, totus circuncidatur. Verum<text:line-break/>propter vasorum magnitudinem, maximeque arteriarum, sta-<text:line-break/>tim prolusionis sanguinis periculum imminet; quas si laqueis<text:line-break/>intercipias, consurtii jure aliae partes afficientur. Quod si<text:line-break/>ejus mali affectus radices adurere lu animo sit; neque in hoc<text:line-break/>parvum erit periculum, </text:span><text:span text:style-name="T2">si </text:span><text:span text:style-name="T2">juxta principes partes exustio<text:line-break/>fiat. Sed ejusmodi affectum recentem, ut diximus, faepe eu-<text:line-break/>ravimus, maxime ubi melancholicus humor non admodum<text:line-break/>crassus videbatur. Hic </text:span><text:span text:style-name="T2">enim </text:span><text:span text:style-name="T2">purgantibus medicamentis<text:line-break/>prompte cedit, unde fit curatio. Certum autem est quod</text:span></text:p>
      <text:p text:style-name="P6"><text:span text:style-name="T2">quae adhibentur medicamenta </text:span><text:span text:style-name="T2">nim </text:span><text:span text:style-name="T2">vacuandi atri humoris<text:line-break/>habere debent, quod frequenter faciendum est; donec pars<text:line-break/>est naturalem statum omnino sit reducta, victus etiam ra-<text:line-break/>tione observata, quae proburn humorem generet. Itaque in<text:line-break/>Alexandria plurimi elephantiasi tum ob victus rationem<text:line-break/>tum regionis caliditatem laborant, ln Germania vero et<text:line-break/>Mysia' rarissime affectus is grassari visus est.' Et apud lacti-<text:line-break/>potas Scythas nunquam fere apparet. Sed in Alexandria ob<text:line-break/>victus rationem frequenter generatur; vescuntur enim pulte,<text:line-break/>lenticula., cochleis multisque salsamentis; nonnulli vero et<text:line-break/>asinina carne et id genus assis crassem </text:span><text:span text:style-name="T27">ac</text:span><text:span text:style-name="T2"> atram bilem gene-<text:line-break/>rantibus. Quemadmodum si ambiens aer calidus sit, horum<text:line-break/>hnmornm impetus ad cutem fertur.. Igitur huic affectui di-<text:line-break/>ctae purgationes prosunt Quod si aetas et vires suaserint,<text:line-break/>sanguis prius' mittendus esu Neque vero in cancris neque'<text:line-break/>in his, nisi-' quid prohibeasi inutile est venam secare', deinde<text:line-break/>puigare, atque si mulieres sint, iuenses eiere, si 'nimirum</text:span></text:p>
      <text:p text:style-name="P6"><text:span text:style-name="T2">quinquagesimum annum </text:span><text:span text:style-name="T2">nondum attingant. </text:span><text:span text:style-name="T2">In affecta autem<text:line-break/>parte solani succus imponatur, </text:span><text:span text:style-name="T2">hoc </text:span><text:span text:style-name="T2">enim medicamentum<text:line-break/>ejusmodi affectibus utilissimum est. Quod si aegrotus tam<text:line-break/>liquidum medicamentum imponi nolit, praefertim. quum do-<text:line-break/>mo exire, solitaque opera exercere cogitur, medicamentum<text:line-break/>ex pompholyge imponendum est, quo et ad ulceratos can-<text:line-break/>cros uti me vidisti; quod si' in promptu non sit, nostrum<text:line-break/>qnod ex chalcite constat esi </text:span><text:span text:style-name="T27">adhtbendurri.</text:span><text:span text:style-name="T2"> Quatenus vero<text:line-break/>ad victus rationem attinet, pleniore ptisanae cremore, sero<text:line-break/>lactis et ex oleribus malva, atriplice, blito, et quum per<text:line-break/>tempus licuerit, cucurbita utendum est... Ex pifcibus vero<text:line-break/>saxatiles avesqne omnes praeter palustres </text:span><text:span text:style-name="T27">dare convenit.<text:line-break/></text:span><text:span text:style-name="T2">lir elephantiasi vero viperae mira utilitate eduntur. Eas vero<text:line-break/>eodem modo, quo Marsos parare vidisti; quos, </text:span><text:span text:style-name="T27">quia aspidir.<text:line-break/>bus et serpentibus vescuntur,</text:span><text:span text:style-name="T2"> aspidotrophos et theriotrophos<text:line-break/>vocant, comesse oportet,. primum quidem cauda et capite </text:span><text:span text:style-name="T27">ad<text:line-break/></text:span><text:span text:style-name="T2">quaternorum digitorum longitudinem abscissis; deinde lute-</text:span></text:p>
      <text:p text:style-name="P6"><text:span text:style-name="T2">raneis omnibus ac cute etiam’ exeniptis, postea aqua abluto<text:line-break/>eorum corpore. Sed </text:span><text:span text:style-name="T2">hactenus </text:span><text:span text:style-name="T2">quidem </text:span><text:span text:style-name="T2">nec </text:span><text:span text:style-name="T2">aliter sane, quum<text:line-break/>antidotum,' ut vocant, </text:span><text:span text:style-name="T2">theriacanr </text:span><text:span text:style-name="T2">temperantes facimus: cae-<text:line-break/>terum dissimiliter coquimus. In theriaca quidem anethum </text:span><text:span text:style-name="T2">et<text:line-break/></text:span><text:span text:style-name="T2">salis exiguum in aqua miscemus. In elephantiasi vero non<text:line-break/>aliter quam anguillas ex albo jure in olla paramus, quod ad<text:line-break/>hunc, modum flt. Aqua large in </text:span><text:span text:style-name="T27">ollam</text:span><text:span text:style-name="T2"> conjicitur et oiei exi-<text:line-break/>guum, cum quo et anethum et porrum. Certum autem </text:span><text:span text:style-name="T27">&lt;ell<text:line-break/></text:span><text:span text:style-name="T2">viperarum carnes tantisper esse incoquendas, dum plane<text:line-break/>molles reddantur. Compositum autem ex </text:span><text:span text:style-name="T27">his medicamentum,<text:line-break/>quod</text:span><text:span text:style-name="T2"> theriacarn antidotum vocant, utiliter lu ejusmodi affe-<text:line-break/></text:span><text:span text:style-name="T2">ctu </text:span><text:span text:style-name="T2">bibitur, atque etiam si lubuerit cuti illinitur. Peractis<text:line-break/>enim omnibus his aliquando squama e cute, quemadmodum<text:line-break/>quaesimecta dicitur ex anguibus, resolvitur.’</text:span></text:p>
      <text:h text:style-name="Heading_20_2" text:outline-level="2">Cap. XIII.</text:h>
      <text:p text:style-name="P96"><text:span text:style-name="T2">Aliorum autem tumorum piaeter natu-<text:line-break/>ram nullius curandi rationem per chirurgiam </text:span><text:span text:style-name="T2">ad te </text:span><text:span text:style-name="T2">suri-</text:span></text:p>
      <text:p text:style-name="P6"><text:span text:style-name="T2">bendam esse duri, quum tu probatissima medicamenta a no-<text:line-break/>bis acceperis. Ad strumas quidem quae repellere, exiccare et<text:line-break/>pus. movere queant. Ad </text:span><text:span text:style-name="T2">meliceridas </text:span><text:span text:style-name="T27">vero,</text:span><text:span text:style-name="T2"> et quae has discu-<text:line-break/>tiant et medicamenta pus discutientia et aquam in scroto<text:line-break/>et abdomine et ut his in hydropicis uti oporteat didicisti.<text:line-break/>Horum autem geminus scopus est, nempe visceris scirrhum<text:line-break/>curare et collectam humiditatern per discussionem vacuare.<text:line-break/>De scirrhosorum autem viscerum curatione ante disputavi-<text:line-break/>mus. Itaque hyderi curatio ad hos tres scopos reducitur,<text:line-break/>nempe ut visceris scirrhum contrahentis scirrhus sanetur,<text:line-break/>medicamenta quae humiditatern discutiant imponantur, et<text:line-break/>quae urinam cient in potu dentur. Haec quidem tibi ad<text:line-break/>longam peregrinationem accincto sat esse arbitror*. Si vero,<text:line-break/>ut ante diri, opus de medicamentis secundum genera et<text:line-break/>affectos locos scripsero, illud quoque a tua peregrinatione<text:line-break/>reversus ex me accipies. Aliud autem magnum opus de uni-<text:line-break/>verla curandi ratione efflagitantibus amicis conscribetur,</text:span></text:p>
      <text:p text:style-name="P22"><text:span text:style-name="T2">Quod si in ea peregrinatione diutius detinearis, omnes quot-<text:line-break/>q.uot scripserimus commentarios ad t</text:span><text:span text:style-name="T34">e</text:span><text:span text:style-name="T2"> mittere non gra-<text:line-break/>vabimur.</text:span></text:p>
      <text:h text:style-name="P3" text:outline-level="1"><text:bookmark-start text:name="bookmark5"/>GALENI DE VENAE SECTIONE AD-<text:line-break/>VERSVS ERASISTRATVM LIBER.<text:bookmark-end text:name="bookmark5"/></text:h>
      <text:h text:style-name="Heading_20_2" text:outline-level="2">Cap. I.</text:h>
      <text:p text:style-name="P96"><text:span text:style-name="T2">Quaestione haud parva dignum esse mihi<text:line-break/>videtur, cur tandem Erasistratus tum in aliis artis partibus<text:line-break/>abunde versatus, tum in minimis adeo diligens, ut etiam<text:line-break/>olerum quorundam et cataplasmatum coctiones Icriptis man-<text:line-break/>derit; in quibus abunde erat, ubi ad quid conferrent tantum<text:line-break/>explicasset, alteri consectionis modum relinquere, tanquam<text:line-break/>nihil magnum et vulgare inveniendum, de sanguinis mis-<text:line-break/>sione praesidio tam valido ac magno, quodque nihilo minus<text:line-break/>quam essicacissima remedia leniores commendarunt, nullam</text:span></text:p>
      <text:p text:style-name="P6"><text:span text:style-name="T2">mentionem fecerit.. Quippe neque nomen fere detractionis<text:line-break/>sanguinis in nullo ipsius commentario invenias, praeter-<text:line-break/>quam semel in sermone de sanguinis eductione, ubi tamen<text:line-break/>obiter magis, ut alicui rideri possit, quam ex insigni quodam<text:line-break/>studio meminit, id quod- ex verbis ipsius disces, quae hunc<text:line-break/>iti modum habent: </text:span><text:span text:style-name="T27">'Deligaturas moliri oportet ad'alas et<text:line-break/>inguina, non sicut nonnulli qui curationes imitantur, non<text:line-break/>intelligentes sc sunguinis gratia haec sacer e , quem tamen<text:line-break/></text:span><text:span text:style-name="T2">abunde </text:span><text:span text:style-name="T27">vinculis exprimunt. Nam in partibus corporis deli-<text:line-break/>gatis copiosior sanguis recipitur, id quod indicat venarum<text:line-break/>distentio et venae scctio; multo enim largius fluit, quum<text:line-break/>corporis pars, cusus vena secatur, fuerit deligata. At in<text:line-break/>eductione sanguinis plurimum sanguinis recipitur tum in<text:line-break/>cruribus </text:span><text:span text:style-name="T27">tum in </text:span><text:span text:style-name="T27">brachiis, si deligatura facta vinculis ex-<text:line-break/>cipiatur.- </text:span><text:span text:style-name="T27">iNam </text:span><text:span text:style-name="T27">ubi paucior sit is qui in thorace esi, levior<text:line-break/>quaque erit eductio. Idem hoc moliri volunt etiam quisan-<text:line-break/>guinem rejicientibus venirm scoant, sied multo melius Chry-</text:span></text:p>
      <text:p text:style-name="P6"><text:span text:style-name="T27">sippus</text:span><text:span text:style-name="T27">, non </text:span><text:span text:style-name="T27">salum id </text:span><text:span text:style-name="T27">quod praesens </text:span><text:span text:style-name="T27">esi respiciens, verum<text:line-break/>etiam de imminenti periculo salicitus. Etenim periculo<text:line-break/>quod ex eductione sanguinis accidit proximum esi illud,<text:line-break/>quod inflammatio adscrt, in quo offerre cibum sane non<text:line-break/>facile est. At ei qui venae sectionem expertus esi at longe<text:line-break/>tempore inediam toleravit, periculum imminet ne exolvaturr<text:line-break/></text:span><text:span text:style-name="T2">Chrysippus </text:span><text:span text:style-name="T27">autem, qui alimentum quod in corpore inesi<text:line-break/>confectum in locos non solutos transtulerit, quo temobre<text:line-break/>exolutionis periculum esi, ubi autem ex promptu sic tra-<text:line-break/>duxerit, tunc utatur-, offerre</text:span><text:span text:style-name="T2"> id non coactus summe pru-<text:line-break/>deirs et </text:span><text:span text:style-name="T27">laude dignus esi, sibique per totum conjentaneus.<text:line-break/></text:span><text:span text:style-name="T2">Quod exigua haec et vulgaris neque Erasisttati in arte dili-<text:line-break/>gentiam testentur, neque ipsius praesidii viribus digna exi-<text:line-break/>ssent, omnibus manifestum est. At si neque apud Hippocra-<text:line-break/>tem neque Dioclem neque Euryphontem neq</text:span><text:span text:style-name="T47">ue</text:span><text:span text:style-name="T2"> omnino<text:line-break/>alium quemquam Erafistrato seniorem remedium hoc scri-<text:line-break/>ptum esset, invenire scr-te aliquis cogitaret, si nondum usus<text:line-break/>fuerit inventus, neque a claris viris probatus, bona -ratione<text:line-break/>ipsum omisisse. Quia vero inveniuntur </text:span><text:span text:style-name="T47">a</text:span><text:span text:style-name="T2">lli </text:span><text:span text:style-name="T54">ilpu</text:span><text:span text:style-name="T27">g sum, sum-</text:span></text:p>
      <text:p text:style-name="P6"><text:span text:style-name="T27">ptum esi,</text:span><text:span text:style-name="T2"> et multus </text:span><text:span text:style-name="T2">jam </text:span><text:span text:style-name="T2">praesidii usus erat, non </text:span><text:span text:style-name="T2">in </text:span><text:span text:style-name="T2">uno tan- :<text:line-break/>tum neque vulgari affectu, sed </text:span><text:span text:style-name="T2">in </text:span><text:span text:style-name="T2">plurimis et acutissimis, sic<text:line-break/>enim Hippocrates ipse, qui omnium artis bonorum auctor<text:line-break/>nobis est, et alii veteres uti apparent, quid tandem Erasi-<text:line-break/>strato accidit, ut prorsus illius meminisse .neglexerit? Ete-<text:line-break/>nirn num in affectibus quibusdam ipsum adhibere conveniat,<text:line-break/>quemadmodum et alia remedia, et cur conveniat, causam in-<text:line-break/>dicare debebat. Sed </text:span><text:span text:style-name="T27">ne</text:span><text:span text:style-name="T2"> innuit quidem utrum eo utendum<text:line-break/>sit, an minus, tantum abest ut Iermonem de illo instituerit;<text:line-break/>imo non ausus est plane sententiam suam pronunciare, nisi<text:line-break/>semel, ut dixi, in uno affectu licet ex iis quae subticet sen-<text:line-break/>tentiae ipsius summa deprehendatur; non enim si ei place-<text:line-break/>ret, omisisset, neque exigua sane affectuum remedia scriptis<text:line-break/>indigere putasset, adeo vero magna posse aliquem, etiam st<text:line-break/>non ab illo disceret, per se invenire.</text:span></text:p>
      <text:h text:style-name="Heading_20_2" text:outline-level="2"><text:span text:style-name="T2">Cap. </text:span><text:span text:style-name="T26">II</text:span><text:span text:style-name="T2">.</text:span></text:h>
      <text:p text:style-name="P96"><text:span text:style-name="T2">Causa vero propter quam fectione venae<text:line-break/>usus non est, ut sane verissime dicam, alicui forsan divina-</text:span></text:p>
      <text:p text:style-name="P6"><text:span text:style-name="T2">tione indigere ridebitur. Quomodo enim quis </text:span><text:span text:style-name="T2">scire </text:span><text:span text:style-name="T2">possit,<text:line-break/>quid Erasistratus senserit de illis, quorum ipse nusquam late<text:line-break/>fuseque meminit? attamen nonnulli sententiam ipsius divi-<text:line-break/>nare non sunt veriti. Verum iidem errare maxime depre- .<text:line-break/>henduntur, inde quod luter </text:span><text:span text:style-name="T2">se </text:span><text:span text:style-name="T2">sententiis discrepent. Siqui-<text:line-break/>dem nullus ipsurum eadem sentit, et quod omnium gravissi-<text:line-break/>mum est, ne ipsis quidem commilitonibus Erasistrati, disri-<text:line-break/>pulis autem Chrisippi Cnidii eadem videntur, cujus primi<text:line-break/>hoc dogma erat sanguinis detractione non uti, neque enim<text:line-break/>inter illos </text:span><text:span text:style-name="T2">de </text:span><text:span text:style-name="T2">Chrysippi sententia convenit.. Sed quae sane<text:line-break/>ab Apoemante et Stratone dicta sunt, plane ridicula sunt.<text:line-break/>Nam scarificare venam grave esse pronunciant, item digno -<text:line-break/>scere dividereque ipsam arteriam, quod improspere cedit, si<text:line-break/>venae loco arteria dividatur, item quod metu aliquis mor-<text:line-break/>tuus sit, alius etiam antequam vas divideretur, aliquis eo<text:line-break/>sccto non ad sc redierit, item quod alicui sanguis adeo flu-<text:line-break/>xerit, ut sisti non posset; accedunt huc quae ab aliis dieim-<text:line-break/>tur, nempe mensuram evacuationis conjectura assequi esse</text:span></text:p>
      <text:p text:style-name="P6"><text:span text:style-name="T2">dissirile, ut </text:span><text:span text:style-name="T2">necessarium sit, ut vel </text:span><text:span text:style-name="T2">qui </text:span><text:span text:style-name="T2">parum evacuat pro-<text:line-break/></text:span><text:span text:style-name="T2">nioveat nihil</text:span><text:span text:style-name="T2">, vel </text:span><text:span text:style-name="T2">qui </text:span><text:span text:style-name="T2">modum excedit </text:span><text:span text:style-name="T2">haud mediocrem no-<text:line-break/>xam inferat. </text:span><text:span text:style-name="T2">Quid </text:span><text:span text:style-name="T2">enim, inquiunt, </text:span><text:span text:style-name="T2">abest </text:span><text:span text:style-name="T2">immoderata sangui-<text:line-break/>nis missio a </text:span><text:span text:style-name="T2">caede? </text:span><text:span text:style-name="T2">nonussis, quod spiritus ex arteriis in </text:span><text:span text:style-name="T27">ve-<text:line-break/>nas</text:span><text:span text:style-name="T2"> concidentia fieri </text:span><text:span text:style-name="T2">posset; sequetur </text:span><text:span text:style-name="T2">enim necessario spiri-<text:line-break/>tus sanguine per mutuas osculationes evacuato; nonnullis,<text:line-break/>quod affectu inflammationis in arteriis consistente venas<text:line-break/>evacuare sit supervacuum. At ejusmodi quamvis alicui pro-<text:line-break/>babilia esse videantur,, re vera nihil habent probabile et<text:line-break/>salsa manifesto-sunt; multo enim side digniores essent qui<text:line-break/>ea dicunt quae alii nonnulli ex humorum natura impulsi<text:line-break/>pronuntiarunt, et forte aliquis longiorem adversus illos<text:line-break/>orationem requiret, scd hujus temporis non est, quippe in<text:line-break/>prolixitatem ita sermonem incidere esset necesse. Praeterea<text:line-break/>nihil alioquiu cdgit ut vel Erasistrati vel alterius cujusdam<text:line-break/>Chrysippi discipulorum dicta redarguere aggrediamur.</text:span></text:p>
      <text:h text:style-name="Heading_20_2" text:outline-level="2"><text:span text:style-name="T26">Cap</text:span><text:span text:style-name="T2">. </text:span><text:span text:style-name="T26">III</text:span><text:span text:style-name="T2">.</text:span></text:h>
      <text:p text:style-name="P96"><text:span text:style-name="T2">Optime igitur sermo procedere milii vide-</text:span></text:p>
      <text:p text:style-name="P6"><text:span text:style-name="T2">bitur, </text:span><text:span text:style-name="T2">si </text:span><text:span text:style-name="T2">aliis omissis ab ipsis Erasistrati plaritis exordiar;<text:line-break/>dicetur autem quam licet brevissime. Placet ei arteriam vas<text:line-break/>esse spiritus, venam autem sanguinis, majora autem vasa </text:span><text:span text:style-name="T27">in<text:line-break/></text:span><text:span text:style-name="T2">minorem propaginem diffundi et numerosiorem, per totum-<text:line-break/>que corpus deferri; nullum enim esse locum ubi non ex-<text:line-break/>tremum vasis situm in tam exiles terminos desinat, ut extre- .<text:line-break/>morum osculorum conniventia contentus in ipsis sanguis<text:line-break/>coerceatur, atque idcirco licet ora tum venae tum arteriae<text:line-break/>sibi mutuo vicina sint, sanguis </text:span><text:span text:style-name="T2">in </text:span><text:span text:style-name="T2">propriis permanet terminis,<text:line-break/>nusquam spiritus vasa ingrediens. Atque hactenus sane lege<text:line-break/>naturae animal dispensatur, quia vero causa quaedam vio-<text:line-break/>lenta ex venis in arterias sanguinem traducit, aegrotare<text:line-break/>jam necesse est. Jam causas etiam alias quasdam et nihilo<text:line-break/>minus copiam esse sanguinis, a qua dissendi sane venae tuni-<text:line-break/>cam, adaperiri autem extrema, prius conniventia. ac sangui-<text:line-break/>nem in arterias transfundi atque inde in spiritum qui </text:span><text:span text:style-name="T27">a<text:line-break/></text:span><text:span text:style-name="T2">corde fertur illidere, contraque hunc'incumbere motum il-</text:span></text:p>
      <text:p text:style-name="P6"><text:span text:style-name="T2">lius immutantem, ubi prope fuerit et e directo principii,<text:line-break/>atque hanc esse febrem; item propulsum ab eo prorsum in<text:line-break/>arteriarum extremis constringi, atque hanc esse inflamma-<text:line-break/>tionem. Ita sane ex </text:span><text:span text:style-name="T2">copia </text:span><text:span text:style-name="T2">inflammationem effici hac ratione.<text:line-break/>In vulneribus inflammationem causatur sane et hic conci-<text:line-break/>dentiarn sanguinis ex venis in arterias, ipsius porro conci-<text:line-break/>dentiae causam esse dicit consequentiam ad id quod evacua-<text:line-break/>tur. Quum enim ex arteriis in vulnerata parte divisis spiri-<text:line-break/>tus totus inter vulnerandum evanuerit, ac periculum sit ne<text:line-break/>locus fiat vacuus, per mutuas osculationes sanguinem sequi,<text:line-break/>spiritu, qui bafin replet evacuato: itaque vase reserato spiri-<text:line-break/>tumleffundi, clausa autem et connivente intro propulsum a<text:line-break/>spiritu qui a corde emittitur, rursus totum in locis vulneri<text:line-break/>vicinis colligi, atque ita generari inflammationem. Age jam,<text:line-break/>donabimus enim ipsum in praesentia omnia de febribus et<text:line-break/>de inflammatione vera dicere, etsi quod nullum ex ipsis</text:span></text:p>
      <text:p text:style-name="P6"><text:span text:style-name="T2">verum sit alibi demonstraverimus, deinceps nos doceat re-<text:line-break/>media. Ait itaque ipse tum in aliis multis tum in tertio de<text:line-break/>febribus ita ad verbum. </text:span><text:span text:style-name="T27">Circa initia morborum et inflam-<text:line-break/>mationum generationes sorbitiones in totum circumcidendae<text:line-break/>sunt, ac fiunt magna ex parte inflammationes, quae scbres<text:line-break/></text:span><text:span text:style-name="T2">inferunt ex </text:span><text:span text:style-name="T27">plethora, in quibus temporibus quum cibi dan-<text:line-break/>tur et concoctio disiributioque munia sua obeunt, vasis<text:line-break/>alimenti insigniter repletis, validiores inflammationes ge-<text:line-break/>nerantur.</text:span><text:span text:style-name="T2"> Haec sane de inflammationibus, quae ex copia ci-<text:line-break/>tra vulnus nascuntur, quae vero ex vulneribus proveniunt<text:line-break/>in primo rursus libro de febribus hunc lu modum scribit;<text:line-break/></text:span><text:span text:style-name="T27">Curationes his consentaneae, ut vulnera omnia citra in-<text:line-break/>flammationem confervent </text:span><text:span text:style-name="T27">, </text:span><text:span text:style-name="T27">nam medicamentorum alia tus.<text:line-break/>uncta locis fanis, adsiringendo reprirnendoque sanguinis .ex<text:line-break/>superiori parte effusi impetum ad divisos locos fieri prohi-<text:line-break/>bent, ex sanis autem locis, quum multae et arteriae et</text:span><text:span text:style-name="T2"> ve-<text:line-break/></text:span><text:span text:style-name="T27">nae oj'culis hient, in ipsas locos affectos sit transumptio,,</text:span></text:p>
      <text:p text:style-name="P6"><text:span text:style-name="T27">sanguine ex venis in</text:span><text:span text:style-name="T2"> arterias </text:span><text:span text:style-name="T27">elapsa.</text:span><text:span text:style-name="T2"> Deinde rursus con-<text:line-break/>sentaneum his est nihil offerre vulneratis per inflammatio-<text:line-break/>nis tempora, siquidem venae alimento vacuae facilius san-<text:line-break/>guinem in arterias concidentem recipient. Quod ubi fit, mi-*<text:line-break/>nus erunt inflammationes- Proinde quod quidem copia eva-<text:line-break/>cuanda sit, quodque venae plenae et distentae nequeant rur-<text:line-break/>sus sanguinem in fe recipere, id etiam cum ipso. Erasi-<text:line-break/>strato consentit. At quomodo eas vacuare oporteat, de hoc<text:line-break/>ambigitur..</text:span></text:p>
      <text:h text:style-name="Heading_20_2" text:outline-level="2">Cap. IV.</text:h>
      <text:p text:style-name="P96"><text:span text:style-name="T2">Ego itaque putavi, quum sanguinem eva-<text:line-break/>cuari in confesso sit, </text:span><text:span text:style-name="T27">et</text:span><text:span text:style-name="T2"> facillimum jam et promptissimum esse<text:line-break/>venam secare, etenim celerrime ita et ipsas solas inflamma-<text:line-break/>tiones evacuavimus, quum inediae praeterquam quod longo<text:line-break/>tempore indigeant, etiam totum habitum similiter evacuent;<text:line-break/>hoc autem non convenit. Cur enim quis evacuet id quod<text:line-break/>evacuatione non indiget? vel cur carnes eliquet, quum li-<text:line-break/>ceat sanguinem effundere? ut alia incommoda omittam, quae</text:span></text:p>
      <text:p text:style-name="P6"><text:span text:style-name="T2">longas inedias necessario comitantur, vires imbecilles, humo-<text:line-break/>res ad biliosum et amarum conversos, </text:span><text:span text:style-name="T2">multos </text:span><text:span text:style-name="T2">stomachi<text:line-break/>morsus, nauseam, dejectionem impeditam, ac omnia<text:line-break/>fummatim excremerrta acriora malignioraque reddita, quo-<text:line-break/>rufn nullum Erafistratus sciens; quemadmodum caeci, quum<text:line-break/>via laevis, lata et recta propinqua sit, angustam saepe, afpe-<text:line-break/>ram et longam captantes oberrant, ita ipse quoque juxta si-<text:line-break/>tam viam compendiosam admodum et molestia carentem<text:line-break/>praeteriens ad pravam longamque recessit, hoc tantum me-<text:line-break/>ditatus, au ad quod velit ipsa ducat, non item an celeriter<text:line-break/>et citra molestiam </text:span><text:span text:style-name="T27">ducat.</text:span><text:span text:style-name="T2"> Etenim ad copiae evacuationem<text:line-break/>etiam inedia conducit, fateor, verum longo temporis processu,<text:line-break/>praeter quod multum molestet. Attamen tantum praesidium<text:line-break/>sapiens Erasistratus omittens, quem nonnulli Hippocrati<text:line-break/>conferendum censent, non veretur nihil probabile et rationi<text:line-break/>consentaneum adferrle, sed mentionem ipsius tanquam pra-<text:line-break/>vissimi cujusdam et nullius momenti facit. At non Hippo-<text:line-break/>crates, o Erasistrate, nulla lu re inferior te medicus de mis-</text:span></text:p>
      <text:p text:style-name="P6"><text:span text:style-name="T2">sione sanguinis ita sensit, </text:span><text:span text:style-name="T2">sed quae tu admiraris verbis, </text:span><text:span text:style-name="T2">ea re<text:line-break/>facere invenitur. Admiraris enim naturam ut artificiosam<text:line-break/>simul et de animali providam, non autem ipsam ullo in loco<text:line-break/>imiratis ,• quum. scias </text:span><text:span text:style-name="T2">saepe </text:span><text:span text:style-name="T2">sanguinis evacuatione naturam<text:line-break/>multos morbos sanasse; id ne in uno 'quidem- unquam fe-<text:line-break/>cisti. Cur aulem taces naturae opera, quam commendas?<text:line-break/>cur quum apud Hippocratem multa ejusmodi scripta invenias.-<text:line-break/></text:span><text:span text:style-name="T27">Mulieri sanguinem vomenti, menstruis erumpentibus, solu-<text:line-break/>tio-, atra bile infesiatis remedio sunt haemorrhoides ,</text:span><text:span text:style-name="T2"> item,<text:line-break/></text:span><text:span text:style-name="T27">larga sanguinis profluvia magna</text:span><text:span text:style-name="T2"> ex parte per </text:span><text:span text:style-name="T27">nares sol-'<text:line-break/>vuntur,</text:span><text:span text:style-name="T2"> apud te nihil hujusmodi, scd naturam verbo tenus<text:line-break/>tantum commendas, nullum vero opus' ipsius usquam scri-<text:line-break/>pto mandasti? Mihi autem folius naturae opera condiscere<text:line-break/>fatis erat, unde adjutus id quod convenit invenire abunde<text:line-break/>potui. An mihi concedent qui te admirantur ut id quod<text:line-break/>res est dicam, nempe quod aut mentis inops omnino esse<text:line-break/>videaris aut leviter in naturae operibus versatus. Alterutri<text:line-break/>enim obnoxius es; vel neutiquam ea lutelligis,.vel si intelli-</text:span></text:p>
      <text:p text:style-name="P6"><text:span text:style-name="T2">gas, non imitaris, aut ut qui in domo quadam conclusus<text:line-break/>haec scripseris, nullum unquam aegrotum conspicatus, unda<text:line-break/>merito naturae opera ignoras; semper quidem ea admiratus;<text:line-break/>nunquam vero deinde,.</text:span><text:span text:style-name="T2">quae </text:span><text:span text:style-name="T2">tua summa'est dementia, imi-<text:line-break/>taris. Postea liscribere aliquid aggrediaris, scribendi legem<text:line-break/>non servas; Conveniebat enim primum naturae opera milii<text:line-break/>perscribere, deinde explicare qnaenam perfecte ac integre<text:line-break/>proprio impetu concitata efficit, quae vero imperfecte, a<text:line-break/>morbificis causis impedita. Via enim haec est ad remediorum-<text:line-break/>inventionem, ut ubi didiceris quae probe ab ea obeuntur,<text:line-break/>his possis succurrere.id quod deest adjiciens, aut quum neu-<text:line-break/>tiquam movetur, etenim hoc quoque, nonnunquam ei acci-<text:line-break/>dit morbificarum causarum robore evictae, totum ipsi sup-<text:line-break/>pedites; horum nullum ostendisti. Fortassis enim, quod di-<text:line-break/>eunt, negligis quidem aegrotos inspicere , domi autem ma-<text:line-break/>nens opinionem tuum scripto mandasti; attamen etiam si<text:line-break/>ipse non videris, ab Hippocrate certe licebat legenti tibi<text:line-break/>dissiere quaenam absolute </text:span><text:span text:style-name="T2">ac </text:span><text:span text:style-name="T2">persecte, et ut ipsa ille dicere</text:span></text:p>
      <text:p text:style-name="P6"><text:span text:style-name="T2">stolebat, integre natura mota judicantur,, quomodo purius<text:line-break/>ipsam optime quis imitetur ne aggredientem quidem judi-<text:line-break/>cium, et quomodo ei quum aggreditur quidem, sed minus ac<text:line-break/>par est movetur, succurrendum. Si euim in his fuisses </text:span><text:span text:style-name="T27">exer-<text:line-break/>citatus,</text:span><text:span text:style-name="T2"> ejusmodi te consulentem audirem' qualia et Hippo-<text:line-break/>cratem audio: </text:span><text:span text:style-name="T27">Quae judicantur judicataque sunt' integre,<text:line-break/>non movere oportet neque innovare vel medicamentis vel<text:line-break/>aliis irritamentis, scd sinere.</text:span><text:span text:style-name="T2"> Hoc sane est naturae persecte<text:line-break/>motae praeceptum, quod autem sequitur, quum ad judicium<text:line-break/>quidem contendit; sed minus ac convenit, eoque ei opitulan-<text:line-break/>dum praecipiens in hunc modum dicit: </text:span><text:span text:style-name="T27">Quae ducere opor-<text:line-break/>tet, eo ducenda siunt, quo potijsimum vergunt per loca<text:line-break/>convenientia. Cupit enim tunc natura noxium propellere<text:line-break/>tibi siriem operi imponere prae imbecillitate non potesi, no-<text:line-break/>stro auxilio indiget.</text:span><text:span text:style-name="T2"> Idcirco </text:span><text:span text:style-name="T27">et</text:span><text:span text:style-name="T2"> pleuriticos' curans, quo. hu-<text:line-break/>mores vergunt, evacuati Quid enim ait? </text:span><text:span text:style-name="T27">Verum si dolor<text:line-break/>ad jugulum pertingat, aut gravitas brachiion vel: mamil-<text:line-break/>lam vel partes supra septum infestet, in .cubito secanda</text:span></text:p>
      <text:p text:style-name="P6"><text:span text:style-name="T27">esi vend</text:span><text:span text:style-name="T2"> interior, </text:span><text:span text:style-name="T27">at multum detrahere </text:span><text:span text:style-name="T27">J</text:span><text:span text:style-name="T27">anguinis verendum<text:line-break/>non esi, donec inulto rubicundiorsiuxerii, vel loco puri et<text:line-break/>rubri lividus: utrumque enim accidit. Sin autem sub<text:line-break/>septo, dolor urgeat, ad jugulum vero non pertineat, 'divus<text:line-break/>emollienda esi aut veratro nigro dut stepilio.</text:span><text:span text:style-name="T2"> Rursus in<text:line-break/>aliquo nephriticorum affectuum concursu praefatus, ae in<text:line-break/>rene dolor gravis, stupor semotis e directo positi, infert pd-<text:line-break/>plitem secare, h. e. venam in poplite incidere.</text:span></text:p>
      <text:h text:style-name="Heading_20_2" text:outline-level="2">Cap. V.</text:h>
      <text:p text:style-name="P96"><text:span text:style-name="T2">Illud autem quomodo dictum est? </text:span><text:span text:style-name="T27">Stymargi<text:line-break/>ancillae, cui neque sanguis fluxerat, postquam siliarn jpepe-<text:line-break/>tistset, as nutem</text:span><text:span text:style-name="T2"> uteri </text:span><text:span text:style-name="T27">conversum efsei, (tc solor in coxam ei<text:line-break/>crtis parlingarat,</text:span><text:span text:style-name="T2"> ex </text:span><text:span text:style-name="T27">talo sangitis defractus profuit, etsi tre-<text:line-break/>mores totum corpus occuparent.</text:span><text:span text:style-name="T2"> Sed ad causam veniendum<text:line-break/>et causae, fomitem. Hippocrates itaque occasionem morbi<text:line-break/>examinari jubet et occasionis originem; quod non dicere<text:line-break/>possis, ut arbitror, aliud quidpiam ac sanguinis copiam in-<text:line-break/>festantexn a secta vena juvari exponetur. Iu muliere igitur<text:line-break/>fnperius commemorata etsi tremula venam secare non ne-</text:span></text:p>
      <text:p text:style-name="P6"><text:span text:style-name="T2">glexit, quum nemo, alius, detrahere sanguinem in tremore<text:line-break/>ausus fuisset, quemadmodum neque in hydrope, neque in<text:line-break/>alio frigido affectu ullo, quum iu hujusmodi-corpus adhuc<text:line-break/>magis refrigescat, calido humore evacuato, et calor nativus<text:line-break/>corpore, jaui prius aflectu refrigerato extiuguatur. Verum<text:line-break/>Hippocrates considerans, ut ipse inquit, affectus causam co-<text:line-break/>piam esse sanguinis-: non enim purgata est mulier iis quae<text:line-break/>locbia vocantur purgamentis. Fomes occafionis hic est, pri-<text:line-break/>niaque generatio et prima causa, quod non recte purgatassit,<text:line-break/>uteri conversio, ut quae in coxas distorta esset. Quum igitur<text:line-break/>retentio vacuationem ei indicaret, ad uterum autem impetus<text:line-break/>humorum, locum per quem evacuare oportet, venam </text:span><text:span text:style-name="T27">in talo<text:line-break/>fecuit. Talis</text:span><text:span text:style-name="T2"> in omnibus Hippocrates esu Sed ne diutius<text:line-break/>Erafistratios offendam ipsum commendando, siquidem mihi<text:line-break/>videntur tum hi ipsi tum ante eos. Erasistratus cum viro,<text:line-break/>contendere, dicta Hippocratis jam relinquamus: alias enim<text:line-break/>totam ipsius circa vacuationes artem licet indicare. Digre-</text:span></text:p>
      <text:p text:style-name="P6"><text:span text:style-name="T2">diamur autem </text:span><text:span text:style-name="T2">ad </text:span><text:span text:style-name="T2">alios </text:span><text:span text:style-name="T2">utriusque sectae, et empiricae et </text:span><text:span text:style-name="T2">ra-</text:span><text:span text:style-name="T34">:<text:line-break/></text:span><text:span text:style-name="T2">tionalis, </text:span><text:span text:style-name="T2">viros: neque enim ex his ullum a venae </text:span><text:span text:style-name="T2">sectione<text:line-break/>abhorruisse inveuio. Nam </text:span><text:span text:style-name="T2">dogmatictmr </text:span><text:span text:style-name="T2">novi et DiocIem et<text:line-break/>Plistonicum et Dieuchem et Menefitheum et Praxagoram<text:line-break/>et Philotirnum et Herophilum et Asclepiadem sanguinem<text:line-break/>detrahere; etsi AscIepiades </text:span><text:span text:style-name="T2">adeo </text:span><text:span text:style-name="T2">fuerit contentiosus et gloriae<text:line-break/>cupidus;; </text:span><text:span text:style-name="T2">ut </text:span><text:span text:style-name="T2">fere omnia superiorum dogmata submoverit; ,<text:line-break/>neque ulli </text:span><text:span text:style-name="T2">alii </text:span><text:span text:style-name="T2">qui ante ipsum fuerat, neque Hippocrati </text:span><text:span text:style-name="T27">pe-'<text:line-break/></text:span><text:span text:style-name="T2">perierit, </text:span><text:span text:style-name="T2">ut </text:span><text:span text:style-name="T2">qui veterum medicinam mortis curationem di-<text:line-break/>cere non </text:span><text:span text:style-name="T2">sit </text:span><text:span text:style-name="T2">veritus. Attamen adeo non suit impudens, ut<text:line-break/>plane venae sectionem ex medicis praesidiis eximere sit au-'<text:line-break/>sus, imo nec recentiururn aliquis nec veterum, non Mantias,<text:line-break/>non Athenaeus, non Agathinns, non Archigenes, non empi-<text:line-break/>ricorum chorus. At ex his qni rationi nunquam attendunt,<text:line-break/>sed experientiae perpetuo adhaerent; nullum adferre possis,<text:line-break/>qui hoc tentarit. Cur igitur qui in omnibus fere aliis dissen-<text:line-break/>tiunt, in hoc uno sunt coUcurdes </text:span><text:span text:style-name="T27">‘l</text:span><text:span text:style-name="T2"> mihi enim nullum vide-<text:line-break/>tur esse fide dignius, quam Pensus certus et suspicione </text:span><text:span text:style-name="T27">va~</text:span></text:p>
      <text:p text:style-name="P6"><text:span text:style-name="T2">cans. Relinquamus autem </text:span><text:span text:style-name="T2">hos, </text:span><text:span text:style-name="T2">si </text:span><text:span text:style-name="T2">ita </text:span><text:span text:style-name="T2">vis, ne testium </text:span><text:span text:style-name="T2">multitu </text:span><text:span text:style-name="T2">»<text:line-break/></text:span><text:span text:style-name="T2">dine naturae quam commendas opera reddamus dubia. Non<text:line-break/>haec mulieres quidem omnes singulis mensibus evacuat, san-<text:line-break/>guinis superfluum effundens? Conveniebat enim, mea ien-<text:line-break/>lentia, ut muliebre genus quod domi non in magnis degit<text:line-break/>laboribus, neque in sole puro versatur et propter haec ambo<text:line-break/>copiam congregat sovetque, naturale remedium habeat pleni-,<text:line-break/>tudinis evacuationem. Atque unum </text:span><text:span text:style-name="T2">sane </text:span><text:span text:style-name="T2">hoc naturae opus<text:line-break/>est, alterum vero post</text:span><text:span text:style-name="T47">r</text:span><text:span text:style-name="T2">partum purgatio etsi etiam partus<text:line-break/>ipse evacuatio sit. Ex uteri sanguine foetus alitur: postquam<text:line-break/>in lucem editus est, </text:span><text:span text:style-name="T2">lactis in </text:span><text:span text:style-name="T2">mamilla generatio non exigua<text:line-break/>vacuatio mensium copiae respondens existit; una enim am-<text:line-break/>bortim et menstrui et lactis substantia est,' ac communes, ut<text:line-break/>ita dicam, utrorumque rivorum fontes venae existunti Qua<text:line-break/>de causa quibus per aetatem menses non amplius fluunt his<text:line-break/>neque in .mammis lac colligitur, item quae purgationis tem-<text:line-break/>pora quidem non excesserunt, ied laetant, non purgantur,<text:line-break/>et si musieri lactenti per uterum sanguis </text:span><text:span text:style-name="T27">effluit,, lac</text:span><text:span text:style-name="T2"> evaur-</text:span></text:p>
      <text:p text:style-name="P6"><text:span text:style-name="T2">scit: </text:span><text:span text:style-name="T2">et quae </text:span><text:span text:style-name="T2">animantia </text:span><text:span text:style-name="T2">non </text:span><text:span text:style-name="T2">concipiunt, his neque </text:span><text:span text:style-name="T2">lac </text:span><text:span text:style-name="T2">est;<text:line-break/>contra quibus lac est, </text:span><text:span text:style-name="T2">ea </text:span><text:span text:style-name="T2">donec concipiunt lac habent. At si<text:line-break/>etiam'didiceris quantis </text:span><text:span text:style-name="T2">ex hac </text:span><text:span text:style-name="T2">vacuatione bonis foemineum<text:line-break/>genus fruritur, et quae ipsi noxae oboriuntur fi non evacue-<text:line-break/>tur, haud novi quomodo sustines adhuc non omni studio<text:line-break/>sanguinem redundantem evacuare. </text:span><text:span text:style-name="T27">Mulier non podagra cor-,<text:line-break/>ripitur, nisi menses ipsius defecerint,</text:span><text:span text:style-name="T2"> ait Hippocrates. At<text:line-break/>quid opus habeo- verbis Hippocratis contra hominem Hippo-<text:line-break/>crati inimicum ? Puto igitur ipsam veritatem per me praeco-<text:line-break/>nem tibi dicere, mulierem, 'si recte purgetur, non infestari,<text:line-break/>podagra, neque morbo articulario neque pleuritide neque<text:line-break/>peripneumonia, imo neque morbo comitiali neque apople-<text:line-break/>xia, neque respirationis neque vocis defectu in ullo tem-<text:line-break/>pore molestatur, si recte purgetur menstruis. Sed quando-<text:line-break/>que correpta est phrenitide aut lethargo aut convulsione<text:line-break/>aut tremore aut tetano, mensibus emanantibus. Novisti au-<text:line-break/>tem quandoque melancholia laborantem, aut insanientem,<text:line-break/>aut spuentem ex thorace, aut vomentem sanguinem ex ven-</text:span></text:p>
      <text:p text:style-name="P6"><text:span text:style-name="T2">triculo, aut cephalaea aegrotantem,; aut angina suffocatam, aut<text:line-break/>magnum aliqnem validumque affectum sustinentem, si probe<text:line-break/>menstrua excernerenturiis </text:span><text:span text:style-name="T2">autem </text:span><text:span text:style-name="T2">retentis, quolibet vitio<text:line-break/>esse opportunam, eique vacuationes mederi. Relictis autem<text:line-break/>jam mulieribus ad viros accedito discitoque, quotcumque<text:line-break/>per haemorrhoides fuperfluum vacuari consuerit, ni omnes<text:line-break/>a morbis immunes vilam trasigunt, quibuscunque vero re-<text:line-break/>tenta fuit evacuatio, gravissimis morbis conflictati sunt.<text:line-break/>Utruin neque ex his sanguinem evacuatis, neque si angina<text:line-break/>correpti suerint, neque si peripneumonia, anne perperam co-<text:line-break/>gnita ponas, tot pereuntes negliges? Tu sane forsan id facis,<text:line-break/>ego vero non haec tantum, fed etiam convulsionem et hy-<text:line-break/>derum sanguinis vacuatione saepe curari. Sic enim et longa<text:line-break/>me experientia docet,• et ratio sic ad occasionem venire jubet<text:line-break/>occafiouisque incitamentum. Quod autem et experientia ita<text:line-break/>praecipit, empiricorum libris perlectis condisces.</text:span></text:p>
      <text:h text:style-name="Heading_20_2" text:outline-level="2">Cap. VI.</text:h>
      <text:p text:style-name="P96"><text:span text:style-name="T2">Ne igitur adhuc cnm Hippocrate folo te<text:line-break/>conlendere putalo, qni fangninem vacuare praecipit sive</text:span></text:p>
      <text:p text:style-name="P6"><text:span text:style-name="T2">in tremorem sive in hyderum, sive in aliud quoddam frigi-<text:line-break/>dunr affectum, aut vir ex haemorrhoidum suppressione aut<text:line-break/>mulier ex menstruis. suppressis inciderit, sed etiam cum<text:line-break/>omnibus medicis empiricis et vita hominum i nam commu-<text:line-break/>nem omnium rationem subvertere mihi videris, nisi conces-<text:line-break/>seris a natura cuivis concessum esse ut confideret sanguinem<text:line-break/>vacuandum esse, ubi copia ipsius subsit. Quis ignorat con-<text:line-break/>traria contrariorum esse remedia? non enim Hippocratis fo-<text:line-break/>lius sententia est, sed cunctis hominibus communis. Sed mihi<text:line-break/>videris te niiuio cum Hippocrate contendendi studio etiam<text:line-break/>aliis esse stolidiorem, quum haec ipsa natura quotidie tibi<text:line-break/>suggerat et inediam assumptione curet, repletiones evacua-</text:span><text:span text:style-name="T34">:<text:line-break/></text:span><text:span text:style-name="T2">tionihus, frigus caliditale et calorem refrigeratione. Quid<text:line-break/>enim aliud est alimentum assumere quam copiam suppedi-<text:line-break/>tare ? quid autem excernere stercus quam intestinum reple-<text:line-break/>tum evacuare-? quid urinam mittere quam vesicae reple-<text:line-break/>tioni mederi ? Jam pleraque animalia quum frigus sentiunt,<text:line-break/>latebras sibi et quosdam-calentes cuniculos sub terram com- .</text:span></text:p>
      <text:p text:style-name="P6"><text:span text:style-name="T2">parant; quum calore laborant, aestate in aqua frigida natant,<text:line-break/>deguntque in locis umbrosis et vento expolitis. Ego sane<text:line-break/>canem frequenter vidi vomitum sibi provocantem; item<text:line-break/>Aegyptiam avem clysterem imitantem: at hominibus, ut qui<text:line-break/>ratione utantur, haec ipsa omnia facilius praestari possunt.<text:line-break/>Vocato igitur medicinae imperitum ad aegrotum boni habi-<text:line-break/>tus, adolescentem, sanguinolentum, qui ab angina aut peri-<text:line-break/>pneumonia suffocetur, postea hominem interroga si quid ad-<text:line-break/>versus affectum animadvertat: quis adeo demens, ut non<text:line-break/>sanguinis vacuationem pronunciet? Verum Erasistratus prae<text:line-break/>contentione adversus Hippocratem concepta ne communes<text:line-break/>quidem omnium hominum notiones servare videtur, sed<text:line-break/>gruibus etiam adhuc stolidior invenitur. E longinquo igitur<text:line-break/>has quoque, ut aquilas, usque ad terrae fines volantes videre<text:line-break/>licet vicissim et, frigus et calorem subterfugientes curantes-<text:line-break/>que perpetuo contraria contrariis. Hoc igitur </text:span><text:span text:style-name="T2">quod </text:span><text:span text:style-name="T2">dixi<text:line-break/>nondum Hippocratica arte dignum est, nempe sanguinem<text:line-break/>vacuandum esse, quibus ex copia sanguinis periculum immi-</text:span></text:p>
      <text:p text:style-name="P6"><text:span text:style-name="T2">net. Quo autem modo vacuationem moliri conveniat et quo<text:line-break/>tempore et quantam, magis cuperem mihi edisseri. Nam<text:line-break/>scire quando sane frontis vena secanda veniat, quando vero<text:line-break/>ad oculorum angulos sitae, vel sub lingua vel humeralis,<text:line-break/>dicta vel quae per alas excurrit vel quae poplitem aut </text:span><text:span text:style-name="T27">ta-<text:line-break/>lum</text:span><text:span text:style-name="T2"> perreptant, e quibus omnibus mitti sanguinem docuit<text:line-break/>Hippocrates, hanc ego medicorum ratiocinationem esse sen-<text:line-break/>tio, ac quod contraria contrariis curare oporteat, quodque<text:line-break/>copiae vacuatio sit contraria, id etiam bruta intelligere puto,<text:line-break/>tantum abest ut-ego admirer. At si voles auribus paululum<text:line-break/>apertis, imo potius animo verum sermonem recipere, simul-<text:line-break/>tatis erga Hippocratem oblitus dicam tibi quid illius arte<text:line-break/>dignum sit. Hactenus enim Diocles, Plistouicus, Herophilus,<text:line-break/>Praxagoras, Philotimus aliique multi medici non sua qui-<text:line-break/>dem industria verum Hippocratem sequentes invenerunt<text:line-break/>quando singulae quas diximus venae secandae sint. Quod<text:line-break/>autem atra bile vexatis haemorrhoides conferant, id nondum<text:line-break/>omnes intelligunt, etsi manifesto Hippocrates docuerit. Ve-</text:span></text:p>
      <text:p text:style-name="P6"><text:span text:style-name="T2">rum qui sincere in scriptis </text:span><text:span text:style-name="T2">illius </text:span><text:span text:style-name="T2">versati funt, hi soli quo-<text:line-break/>modo haemorrhois fiat </text:span><text:span text:style-name="T2">ab ipso </text:span><text:span text:style-name="T2">didicere. Quomodo autem'<text:line-break/>et dysenteria, quomodo varix, </text:span><text:span text:style-name="T2">item </text:span><text:span text:style-name="T2">quod non semper sin-<text:line-break/>gula haec ne constituantur </text:span><text:span text:style-name="T2">prohibere, </text:span><text:span text:style-name="T2">sed quod interdum<text:line-break/>etiam promovere, vel dum natura conquiescit totum ei eom-<text:line-break/>mittere oportet, quando ita conducit, adeo autem negligunt<text:line-break/>qui haec didicerunt dyscnteriam, varicem et haernorrhoi-<text:line-break/>dem mature curare aggredi, ut etiam ipsi quae non sunt<text:line-break/>convenientia facere machinentur. Ego siquidem.multos novi.<text:line-break/>et melancholia correptos et alias insanientes ob hujusmodi<text:line-break/>evacuationes medicorum inscitia impeditas. Nonnulli </text:span><text:span text:style-name="T27">vero<text:line-break/></text:span><text:span text:style-name="T2">ipsorum pleuritide et nephritide sunt conflictati, alii autem<text:line-break/>fanguinern ex ventriculo vomuerunt, aut ex thorace extus-<text:line-break/>sierunt, . aut paraplexia vel hydero perierunt. Haec ego me-<text:line-break/>dico nuscenda esse censeo, una cum magno illo cicca vacua-<text:line-break/>tiones artificio.</text:span></text:p>
      <text:h text:style-name="Heading_20_2" text:outline-level="2">Cap. VII.</text:h>
      <text:p text:style-name="P96"><text:span text:style-name="T2">Quantum autem ex sanguine exnperante<text:line-break/>vacuare oporteat, res non magni momenti. Cur tandem</text:span></text:p>
      <text:p text:style-name="P6"><text:span text:style-name="T2">Erasistratus omisit, ceu aliquid, grande ? aut quid nugantur<text:line-break/>qui </text:span><text:span text:style-name="T2">ad </text:span><text:span text:style-name="T2">quodvis contendere paratissimi sunt, vacuationis igno- </text:span><text:span text:style-name="T2">&gt;<text:line-break/></text:span><text:span text:style-name="T2">rantem illum esse dicentes , quemadmodum etiam in aliis<text:line-break/>praesidiis idem objicientes? aut cujus per deos mensuram<text:line-break/>exacte tenere ipsum arbitrantur, ut neque excedat quanti-.<text:line-break/>tatem, neque in ea deficiat? nuru clysteris an purgantis eu-<text:line-break/>jusdam medicamenti an urinam cientis vel ribi vel potus<text:line-break/>ullius? Tempestivum igitur ipsis est </text:span><text:span text:style-name="T2">ad </text:span><text:span text:style-name="T2">omnia suspicionem<text:line-break/>moventibus omnino conquiescere ac </text:span><text:span text:style-name="T27">silentium agere.</text:span><text:span text:style-name="T2"> Cur-<text:line-break/>nam igitur Erasistratus ipse purgantibus utitur medicamen-<text:line-break/>tis ac vinum aqua frigida temperatum cum aliis quibusdam<text:line-break/>tum chulericis exhibet? Hic sane Chrysippum praeceptorem<text:line-break/>fuurn satis invidiose laudat, tanquam praesidium a nullo ve-<text:line-break/>terum cognitum invenerit, quod nnum cholericis jam morti •<text:line-break/>proxinijs sufficiat curandis. Non enim id quovis tempore<text:line-break/>propinat, sed in angustum adeo fpatium et brevem occasio-<text:line-break/>nem praesidii usum redegit. Ac id non accuso, si omnes tem-<text:line-break/>poris partes accurate conjectura deprehendat. Admiretur</text:span></text:p>
      <text:p text:style-name="P6"><text:span text:style-name="T2">autem quis istud, quomodo </text:span><text:span text:style-name="T2">in </text:span><text:span text:style-name="T2">illis quae ipse protulit, si<text:line-break/>Chryfippicum quicquam doceat, audax et temerarius admo-<text:line-break/>dum existat, ac nihil cum prorsus nec occasionis celeritas<text:line-break/>nec difficilis mensurae comprehensio nec affectus periculum<text:line-break/>deterreat, sed adeo manifeste simul et exacte mensuram et<text:line-break/>occasionem ipsum id docere autumet, ut non medicis tantum,<text:line-break/>£ed jam etiam idiotis praecepta ipsius utilia esse censeat. Ubi<text:line-break/>vero aliquem ex vetustioribus medicis inventionis nomine<text:line-break/>laudare debet, illic omnino subterfugit. Age jam etiam hoc<text:line-break/>ipsis demonstremus, mensuram in sanguinis missione facilius<text:line-break/>quam in quovis alio remedio deprehendi posse. Vel enim<text:line-break/>coloris mutationem saepe conjicere licet, idque bifariam fieri,<text:line-break/>interdum fluentem quidem sanguinem, interdum etiam ae-<text:line-break/>grotantem ipsum inspiriendo. Jam animi defectio in multis<text:line-break/>affectibus vacuationis terminus est et fluoris sanguinis tenor<text:line-break/>labascens ac . pulsus immutari. Jam medicus hujus solius<text:line-break/>vacuationis sistendae liberam habet potestatem, ubicunque<text:line-break/>voluerit, aliorum mullius. Verum sive medicamentum quod</text:span></text:p>
      <text:p text:style-name="P6"><text:span text:style-name="T2">alvum subducat, exhibueris, sive quod vomitum provocet,<text:line-break/>sive quod urinas ducat, sive quod thoracem aut caput purget,<text:line-break/>prima exhibitio in tua potestate est, sequentia autem-fortuna<text:line-break/>sibi vindicat et magnum periculum comitatur medicamenta<text:line-break/>quae purgant exhibita, ne vel purgatio non moveatur aut<text:line-break/>ne id quod in ventrem confluit prompte excernatur aut<text:line-break/>cum doloribus, rosionibus, torminibus, refrigeratione, pul-'<text:line-break/>sus desectu et animi excernatur, aut totum corpus vehemen-<text:line-break/>ter turbetur, exiguum autem evacuetur vel nimium, etenim<text:line-break/>et hoc multoties malorum gravissimum in hac medicatione<text:line-break/>accidit.. Non enim ut in vena divisa digito imposito statim<text:line-break/>sistis, </text:span><text:span text:style-name="T27">ita quod in, ventrem confluit cohibes.</text:span><text:span text:style-name="T2"> Attamen medi-<text:line-break/>corum nullus supervenientium symptomatum metu a nindi-<text:line-break/>carnentis exhibendis abstinet, sed ubi jam errorem commi-<text:line-break/>sit, non amplius eo uti proponit. Quid dico purgantia et va-<text:line-break/>lidorum medicamentorum mentionem faciens' tempus con-<text:line-break/>tero, quum in cibo quolibet peccatum in mensura admissum<text:line-break/>maxime offendat? Licet autem noxae magnitudinem contem-</text:span></text:p>
      <text:p text:style-name="P6"><text:span text:style-name="T2">plari in effoetis et imbecillis hominibus, qui </text:span><text:span text:style-name="T2">celeri </text:span><text:span text:style-name="T2">resectione<text:line-break/>indigent, in quibus alimentum minus ac par est nutriens<text:line-break/>facultatem marcore consumit,- nimium autem, pondus- potius<text:line-break/>naturae quam alimentum, plane vires strangulat et extinguit.<text:line-break/>An igitur etiam cibum offerre verebimur; quod mensura, ae-<text:line-break/>gre percipi queat ? ita sane etiam a medendo prorsus absti-<text:line-break/>nebis, quippe nullum in re’ medica praesidium invenias,<text:line-break/>quod non cum moderatione quadam usum praebeat. At su-<text:line-break/>lam sanguinis missionem ne in, hoc quidem damnare possis,<text:line-break/>ambo mensurae errata vehementer nocent: etenim excessus<text:line-break/>perniciosissimos esse quis non dixerit? Verum non necessa-<text:line-break/>rium est excedere in quo minus est periculum. Esto ' enim,<text:line-break/>verbi causa; trium heminarum moderata detractio, si qui-</text:span><text:span text:style-name="T34">J<text:line-break/></text:span><text:span text:style-name="T2">dem quatuor abstuleris, maxime, laedes, duae vero si detrac-<text:line-break/>tae sint, plurimum quidem juvant, nihil autem laedunt: licet<text:line-break/>etenim tibi unam veI clysteribus vel inediis vel frictioni-<text:line-break/>bus vel sudoribus evacuare, praeterquam quod neque si<text:line-break/>fecundo sanguinem voles dimittere, prohiberis. Sed quid<text:line-break/>multa affero cum indoctis hominibus contundere instituens,</text:span></text:p>
      <text:p text:style-name="P6"><text:span text:style-name="T2">qui praeterquam quod nihil rationi consentaneum ungentur,<text:line-break/>ne norunt quidem quae ab ipsis commendentur. Admirantur<text:line-break/>enim Erasistrati rationem et nomen sibi ab illo imponunt,<text:line-break/>Erafistrateos appellantes : adeo vero sunt illius praecepturum<text:line-break/>ignari, ut omnia potius quam sententiam illius interpreten-<text:line-break/>tur. De sanguinis itaque missione adeo prolixa et .absurda<text:line-break/>nugantur, ut aliquis non inscitiam modo ipsorum, sed jam<text:line-break/>etiam impudentiam dentiretur. Quum enim manifeste Erasi-<text:line-break/>ftratus dicat in capite de sanguinis eductione, in quo etiam<text:line-break/>solo venae sectionis meminit, Chrysippum sanguinem non<text:line-break/>detrahere, ut aeger qui ob inflammationes necestario inediis<text:line-break/>traducitur, sufficiat. Ipsi omnia potius quam haec dicunt..<text:line-break/>Deinde visne me hominibus attendere, qui de Erasistrato nu-<text:line-break/>gantur, quum Erasistrati verba habeamus ? non puto con-<text:line-break/>venire. Audiamus igitur ipsius verba. </text:span><text:span text:style-name="T27">Multo,</text:span><text:span text:style-name="T2"> inquit, </text:span><text:span text:style-name="T27">rectius<text:line-break/>Chrysippus fecit, qui non modo quod praesens esi injpicit,,<text:line-break/>sed etiam de imminenti periculo spllicitus. Proximum enim</text:span></text:p>
      <text:p text:style-name="P6"><text:span text:style-name="T27">periculo ex sanguinis eductione provenienti illud quod</text:span><text:span text:style-name="T2"> in-<text:line-break/></text:span><text:span text:style-name="T27">siammatio suggerit, in quo cibtim offerre haud facile esi,<text:line-break/>sanguinis autem rnifsionem</text:span><text:span text:style-name="T2"> et </text:span><text:span text:style-name="T27">longo tempore inediam ex-<text:line-break/>perto periculum obvenit </text:span><text:span text:style-name="T27">ne </text:span><text:span text:style-name="T27">vires digsolvantar.</text:span><text:span text:style-name="T2"> Manifesto<text:line-break/>enim hic ex inedia periculum cavere ipsum scribit, quod<text:line-break/>necessario sequuturum arbitratur, ubi homo longiore tern-<text:line-break/>pore propter inflammationem fame sit excruciatus.</text:span></text:p>
      <text:h text:style-name="Heading_20_2" text:outline-level="2">Cap. VIII.</text:h>
      <text:p text:style-name="P96"><text:span text:style-name="T2">Ac non opus habeo hic rurfus Erasistra-<text:line-break/>teerum nugis garrientium, cur cibum hominibus inflamma-<text:line-break/>tionem expertis non offerre juflerit, verum ipsum Erafistra-<text:line-break/>tum per verba quorum antea mentionem feci semel interpre-<text:line-break/>tantem sequor, luprimisque ubi tertio febrium de inflam-<text:line-break/>mationibus quae ex plenitudine fiunt, primo autem ubi de<text:line-break/>vulneribus disserit. Intttrisque enim libris non semel, sed<text:line-break/>saepe venas, quae per inedias evacuatae sint, ut sanguinem<text:line-break/>affluentem denuo recipiant aptiores fieri dicit. Quid enim<text:line-break/>ait i* </text:span><text:span text:style-name="T27">Sis autem consequeris esi ut vulneratis nihil offeramus<text:line-break/>fub insiammationis temporibus. Etenim venae alimento va*</text:span></text:p>
      <text:p text:style-name="P6"><text:span text:style-name="T27">cnae, sacilius sanguinem in arterias concidentem recipiunt-.<text:line-break/></text:span><text:span text:style-name="T2">Itaque inedia tanquam auxilium evacuatorium phlegmonae<text:line-break/>solvit. Non enim ob aliam quandam rem in instammationi-<text:line-break/>bus ipsam adhibendam censet quam ut venae vacuatae san-<text:line-break/>guinem in arterias illabentem facilius recipiant. Deinde, per<text:line-break/>deos, quum quis venas evacuare volet ubi liceat id et sine<text:line-break/>molestia et cito praestare, diu laborat, haud novi quomodo<text:line-break/>potius seipfum circumvenire deprehenditur. </text:span><text:span text:style-name="T27">Non venamjeco -,<text:line-break/></text:span><text:span text:style-name="T2">inquit, </text:span><text:span text:style-name="T27">ut aeger inediis ab inflammationes susceptis fusi<text:line-break/>ficiati</text:span><text:span text:style-name="T2"> -Sed cujus gratia inflammatos fame enecas ? </text:span><text:span text:style-name="T27">ut venas',<text:line-break/></text:span><text:span text:style-name="T2">inquit; evacuem.- Cur igitur non ab initio evacuasti? pudet<text:line-break/>enim me miferetque viri a vero aberrantis. Nam praeterquam<text:line-break/>quod contrarius est non apparentibus tantum in arte operis<text:line-break/>bus, scd etiam suis ipsius sententiis; adhuc etiam haec ignd-<text:line-break/>rare deprehenditur, cujusnam gratia inediae adhibeantur,<text:line-break/>etsi usum ipsarum abunde simul et manifesto Praxagoras scri-<text:line-break/>ptum reliquerit.- Adde quod ne Hippocrates quidem neque<text:line-break/>Diocles omiserit, ille vero </text:span><text:span text:style-name="T2">adeo </text:span><text:span text:style-name="T2">imperitus venia evacuandis-</text:span></text:p>
      <text:p text:style-name="P6"><text:span text:style-name="T2">inedias adhiberi putat, </text:span><text:span text:style-name="T2">atque </text:span><text:span text:style-name="T2">Iiac solum opitulandum censet.<text:line-break/>Postea </text:span><text:span text:style-name="T2">evacuatorio indigens </text:span><text:span text:style-name="T2">auxilio </text:span><text:span text:style-name="T2">ad </text:span><text:span text:style-name="T2">omnium’ mehercule<text:line-break/>imbecillimum descendit, praetergressus efficacia et quae ce-<text:line-break/>leriter ad quodcunque deducere </text:span><text:span text:style-name="T2">velis posses. </text:span><text:span text:style-name="T2">Sed age tibi<text:line-break/>concedamus inflammationes in vulneribus ita etiam curari<text:line-break/>ut eas quae ob copiam contractae sunt; quid faciemus quum<text:line-break/>ipsa copia in venis adhuc subsistit easque distendit, aut<text:line-break/>quum in arteriis ita adest, quomodo curabimus ? Ego sane in<text:line-break/>hujusmodi omnibus promptissimam esse ex vena vacuationem<text:line-break/>censeo.- Jam ad thoracem copia deseratur, pericliteturque<text:line-break/>aliquod vas in hoc rumpi, ne sic quidem venam secabimus,<text:line-break/>sed lanis nimirum! artus excipiemus ? Illi quidem hoc fuffe-<text:line-break/>cerit. Nam quum revulsorio remedio utatur, haud novit<text:line-break/>venae sectionem in revulsione multo esse efficaciorem, quip-<text:line-break/>pe ubi multis sanguis adeo flueret, ut coerceri non posset,<text:line-break/>vena secta profluvium compescuimus, id quod etiam Erasi-<text:line-break/>stratum ignorare arbitror. Neque enim vulgare est, quales<text:line-break/>venae in qualibus partibus sanguinem fundentibus secandae</text:span></text:p>
      <text:p text:style-name="P6"><text:span text:style-name="T2">sint. Quum igitur ipsa venae sectio maxima praestet quibus<text:line-break/>nunc indigemus, ut quae et evacuare et revellere possit,<text:line-break/>quid cunctaris adhuc et tempus teris? hominem conficis,<text:line-break/>quum liceat vitare et ipsam vasorum rupturam inflamma-<text:line-break/>tionemque ob hanc ortam et inediae cruciatus curandae in-<text:line-break/>stammationis gratia adhibitos. Si enim copia rupturam essi-<text:line-break/>cit, evacuata ea quod futurum erat cohibebis; quod fi hoc<text:line-break/>contingit, etiam inflammationem ex ruptura ortam; sin </text:span><text:span text:style-name="T27">au-<text:line-break/>tem</text:span><text:span text:style-name="T2"> hoc, ne inediarum quidem adhuc usus reflat. At tu mini<text:line-break/>videris ceu cupiens inediam consulere ipsos affectus rnachi-<text:line-break/>nari, qui inediae cruciatum requirant. Quid grave erat eo<text:line-break/>quod vexat evacuato ne facessere quidem negotium?</text:span></text:p>
      <text:h text:style-name="Heading_20_2" text:outline-level="2">Cap. IX.</text:h>
      <text:p text:style-name="P96"><text:span text:style-name="T2">At frustra multum laboro, quum liceat<text:line-break/>tui te sermonis admonere. An enim non ipse nos docuisti in<text:line-break/>priore de sanitate tuenda, ubi venarum copiae generationem<text:line-break/>praefatus, deinde scribis remedia, scopum sane ipsorum om-<text:line-break/>niurn statuens evacuationem, aliam vero alii conferre dicens;</text:span></text:p>
      <text:p text:style-name="P6"><text:span text:style-name="T2">quiu et pletlioram, sic enim </text:span><text:span text:style-name="T27">copiam</text:span><text:span text:style-name="T2"> alimenti in venis con-<text:line-break/>tenti appellandam censes, evacuas exercitiaque et balnea<text:line-break/>complura et tenuem victum esse praecipis. Non idem vero<text:line-break/>omnibus conferre praesidium evacuatorium, quoniam neque<text:line-break/>omnes consueverunt omnibus uti, sed alii balneis magis, alii<text:line-break/>exercitiis, alii a cibo vomitu, idem quod non omnes iisdem<text:line-break/>morbis sunt obnoxii, sed hic morbo comitiali, ille sanguinis<text:line-break/>sputo, alius jecoris aut lienis affectibus. Non igitur comitiali<text:line-break/>morbo obnoxium balneis evacuare aggrediemur, ut tu ais,<text:line-break/>recte id praecipiens, neq enm, in quo ne vas aliquod thoracis<text:line-break/>rumpatur metus est, exercemus: periculum enim nimirum<text:line-break/>in exercitiorum validis </text:span><text:span text:style-name="T2">ce </text:span><text:span text:style-name="T2">ratibus ne, etiam fi copia non-fit,<text:line-break/>ob imbecillitatem tamen in thorace vasa rumpantur, quomo-<text:line-break/>do igitur ipsis medebimur nos doceto. Quod etenim vacuan-<text:line-break/>dnm sit tu quoque fateris; habeamus autem praesidia vacua-<text:line-break/>turis, exercitia, balnea copiosiora et tenuem nictum. Verum<text:line-break/>exercitiis ne tu quidem ipse utendum censes: de balneis tu<text:line-break/>omnino obticuisti, utendumne sit an minus in ita </text:span><text:span text:style-name="T2">.</text:span><text:span text:style-name="T2">affectis</text:span></text:p>
      <text:p text:style-name="P6"><text:span text:style-name="T2">hominibus. Ego id ipsum quod apparet experientia eompro-i<text:line-break/>batum exponam: item si de </text:span><text:span text:style-name="T2">te </text:span><text:span text:style-name="T2">quoque vaticinari lieet, quid<text:line-break/>forsan opinatus sis aperiam. Itaque tu ipse in libro de sau-<text:line-break/>guinis rejectione deligaturis simul et inediis uteris, tanqnam<text:line-break/>his quidem revellere copiam, balneis autem vacuare non<text:line-break/>conveniat. Considero enim te balueum in rupta jam vena<text:line-break/>prohibiturum, neque dixisti, si de ruptura suspicio est, velle<text:line-break/>te uti:, sin autem ne sic quidem sensisti, mihi tamen id quod<text:line-break/>apparet abunde est. Maxima namque omnibus sanguinis<text:line-break/>eruptionibus ex balneo laesio existit causaque manifesta est,<text:line-break/>siquidem sanguis, funditur et in vapores spiritusque fulvitur<text:line-break/>balueo calido, adeo ut etiam ad motum incitetur in turno-<text:line-break/>retnque attollatur, corpora autem mollia et imbecillia ex ca-<text:line-break/>lidis lavacris efficiuntur. Quomodo igitur non facile affician-<text:line-break/>tur molliora reddita, quum etiam is qui rupturam vasis ex-<text:line-break/>pertus est, motum simul et tumorem acceperit? Non igitur<text:line-break/>balneis evacuare lentabimus eos quibus venas ob sanguinis<text:line-break/>copiam rumpi metus est. Superest ut ad tertium evacuato-</text:span></text:p>
      <text:p text:style-name="P6"><text:span text:style-name="T2">rium remedium confugiamus, nempe </text:span><text:span text:style-name="T2">ad tenuem nictus </text:span><text:span text:style-name="T2">ratio-<text:line-break/>nem. Age jam quoniam </text:span><text:span text:style-name="T2">et </text:span><text:span text:style-name="T2">hanc ipse tribus </text:span><text:span text:style-name="T2">modis </text:span><text:span text:style-name="T2">moliris,<text:line-break/>tenues, paucos, nec </text:span><text:span text:style-name="T2">nutrientes cibos </text:span><text:span text:style-name="T2">offerens, aut nenti-<text:line-break/>quam exhibens aut vomitum </text:span><text:span text:style-name="T2">a eoena </text:span><text:span text:style-name="T2">imperans. Videamus<text:line-break/>igitur quomodo tenuiter aegrotum cibabimus, num a coena<text:line-break/>vomere j'ubentes ? At quod </text:span><text:span text:style-name="T2">ab </text:span><text:span text:style-name="T2">exercitiorum contentione ab-<text:line-break/>stinuerrmus, si modo vomitu intrepide usuri simus, id nemi-_<text:line-break/>nem vel imperitum latere puto, ln posterum igitur vel ine-<text:line-break/>diam imperabimus, vel. paucos vixque nutrientes cibos of-<text:line-break/>feremus. Verum haec quamvis non insigniter, nutriunt ta-<text:line-break/>men et ipsa, nos vero non addere aliquid, sed auferre potius<text:line-break/>cupimus. Ultimo igitur laboriosam illam ac revera pernicio-<text:line-break/>satn aeque atque sacram aliquam anchorarn, quaeque omni-<text:line-break/>bus affectibus opitulari possit, famem accerscmus, ac deinceps<text:line-break/>et Apollonium et Dexippum ea gratia maledictis incessemus ?<text:line-break/>At hic te recordari percuperern illorum, quae;ipsc de hac re<text:line-break/>docueris: nam tu ipse de.inedia sic rideris fentire, tanquam<text:line-break/>ea ex numero evacuatoriorum auxiliorum nequaquam esse</text:span></text:p>
      <text:p text:style-name="P6"><text:span text:style-name="T2">possit. Verum simul ac prius quod volo demonstravero; tum<text:line-break/>et testimoniorum quae adducis faciam mentionem. Nam<text:line-break/>inedia inter res quae in naturam cadunt nullum obtinet </text:span><text:span text:style-name="T2">lo-<text:line-break/></text:span><text:span text:style-name="T2">cum, nihlloque magis subsistit quam vel caecitas vel surdi-<text:line-break/>tas, quae cmnium rerum existentium privationes sunt. Ipfa<text:line-break/>enim ciborum adjectio ex rebus in usum humanum cadenti-<text:line-break/>bus habetur, unde et hanc opusque ejus corporis nutritio-<text:line-break/>nem </text:span><text:span text:style-name="T2">esse </text:span><text:span text:style-name="T2">invenies; rursum subtractio eorundem </text:span><text:span text:style-name="T2">non </text:span><text:span text:style-name="T2">eadem<text:line-break/>cum rebus existentibus- est, neque etiam proferre poteris<text:line-break/>aliquod opus illius, </text:span><text:span text:style-name="T2">qualis </text:span><text:span text:style-name="T2">scilicet illa est, quae in sudoribus<text:line-break/>venaeque lectione </text:span><text:span text:style-name="T2">ac </text:span><text:span text:style-name="T2">cIysteribus </text:span><text:span text:style-name="T2">contingit </text:span><text:span text:style-name="T2">evacuatio, nec non<text:line-break/>in eduliis nutritio. </text:span><text:span text:style-name="T2">Media </text:span><text:span text:style-name="T2">igitur amborum evacuationis et<text:line-break/>nutritiouis inedia </text:span><text:span text:style-name="T2">est </text:span><text:span text:style-name="T2">v neque enim nutrit neque vacuat.<text:line-break/>Quomodo </text:span><text:span text:style-name="T2">igitur, ait, multi </text:span><text:span text:style-name="T2">ex inedia ciborum inopia inlel-<text:line-break/>lexisse dicemus </text:span><text:span text:style-name="T2">, </text:span><text:span text:style-name="T2">quoniam ita ne </text:span><text:span text:style-name="T2">in </text:span><text:span text:style-name="T2">latebris quidem degentia<text:line-break/>animalia, </text:span><text:span text:style-name="T2">ubi si alimenti </text:span><text:span text:style-name="T2">laborant inopia,, possent perdurare.<text:line-break/></text:span><text:span text:style-name="T2">Perdurant </text:span><text:span text:style-name="T2">autem, </text:span><text:span text:style-name="T2">etiam </text:span><text:span text:style-name="T2">Erasistrato </text:span><text:span text:style-name="T2">asserente, </text:span><text:span text:style-name="T2">qui et causam<text:line-break/></text:span><text:span text:style-name="T2">apponit, </text:span><text:span text:style-name="T2">Omnia </text:span><text:span text:style-name="T2">namque </text:span><text:span text:style-name="T2">illa, quia </text:span><text:span text:style-name="T2">per </text:span><text:span text:style-name="T2">exteriorem cutis </text:span><text:span text:style-name="T2">fu-</text:span></text:p>
      <text:p text:style-name="P6"><text:span text:style-name="T2">persiciem, prout aut magis aut minns rara exssiunt; tran-<text:line-break/>Iphare difstarique </text:span><text:span text:style-name="T27">ait.</text:span><text:span text:style-name="T2"> </text:span><text:span text:style-name="T2">Ejus vero quod superficies ipsorum<text:line-break/>magis minusqqe rara efficitur , cum aliae causae quaedam<text:line-break/>existunt </text:span><text:span text:style-name="T2">tum </text:span><text:span text:style-name="T2">illae non minimae, quae calore, frigore, quiete'<text:line-break/>motuque corpus immutant. Ubi enim ambiens aer </text:span><text:span text:style-name="T2">calidus ‘<text:line-break/></text:span><text:span text:style-name="T2">est et animal exercetur, alimento plusimum destitui dissiari-<text:line-break/>que contingit E contrario qpum ambiens frigidus est et<text:line-break/>animal non movetur, extimam </text:span><text:span text:style-name="T2">culem </text:span><text:span text:style-name="T2">densari contingit </text:span><text:span text:style-name="T2">ac<text:line-break/></text:span><text:span text:style-name="T2">vel nihil vel omnino paucum per latentes «reatus </text:span><text:span text:style-name="T2">effluere,</text:span><text:span text:style-name="T34">1<text:line-break/></text:span><text:span text:style-name="T2">eoque in latebris degentia alimento </text:span><text:span text:style-name="T2">non </text:span><text:span text:style-name="T2">indigent, </text:span><text:span text:style-name="T2">ntpole<text:line-break/></text:span><text:span text:style-name="T2">quum frigida sint, otiola et toto corpore </text:span><text:span text:style-name="T2">crassa </text:span><text:span text:style-name="T2">degantque in<text:line-break/>quiete, cutis autem exterior hiberno algore densetur, quo<text:line-break/>tempore in latebris agunt animalia, </text:span><text:span text:style-name="T2">fit ut nihil foris essiuat.<text:line-break/></text:span><text:span text:style-name="T2">Quare nec eo quod impleat evacuatum </text:span><text:span text:style-name="T2">'indiget, </text:span><text:span text:style-name="T2">alioquin<text:line-break/>alimento opus esset, eamque oh causain id </text:span><text:span text:style-name="T2">animalia expetunt,<text:line-break/></text:span><text:span text:style-name="T2">inediae ex vacuatione feclae medicantia. </text:span><text:span text:style-name="T2">Itaque nemini du-'<text:line-break/></text:span><text:span text:style-name="T2">bium est inediae causam- esse evacuationem', quae per to-<text:line-break/>nim sit' fuperficiem ulumque ciborum, </text:span><text:span text:style-name="T2">ni id </text:span><text:span text:style-name="T2">quod </text:span><text:span text:style-name="T2">vacuatur</text:span></text:p>
      <text:p text:style-name="P9"><text:span text:style-name="T2">r </text:span><text:span text:style-name="T2">epleatur. Quum itaque causa interit, olo quam plane ani-<text:line-break/>malia cibis indigebant, necessarium prorsus est etiam usum<text:line-break/>una aboleri’: unde sit ut qui in latebris agant, cibis non in-<text:line-break/>digeant, quoniam ne appositione quidem. Clare igitur didi-<text:line-break/>cimus inediam vacuare non posse, scd cutis raritatem. Hanc<text:line-break/>autem si densaveris otio et frigore, quae famis cruciatus ad-.<text:line-break/>huc utilitas restat? Atqui necessarium ambo cavere et exer-<text:line-break/>citia et omnem calefactionem, cui de sputo, sanguinis pericu-<text:line-break/>lum est: etenim validus conatus venas disrumpere solet, ca-<text:line-break/>liditas autem qua ratione etiam balnea offendit. Itaque non<text:line-break/>corpus calefaciendo evacuabis, scd veI exercitus vel balneis<text:line-break/>calore excitato maxime laedes venas ipsas rupturae op-<text:line-break/></text:span><text:span text:style-name="T2">' </text:span><text:span text:style-name="T2">portunas. Quid itaque deinceps adhuc ita laborantibus<text:line-break/>consulemus? siquidem inediae, nisi homo exerceatur,<text:line-break/>veI alio quovis modo incalescat, vacuare nequeunti San-<text:line-break/>guinis autem missionem ut consuevimus extreme vitamus,<text:line-break/>sicut, opinor, validas purgationes. Mirum autem est quan-</text:span></text:p>
      <text:p text:style-name="P23"><text:span text:style-name="T2">ta evacuantium praesidiorum quae inediae adjunguntur.co-<text:line-break/>pia suppetat. Si autem hac sola non vacuet, illa vero<text:line-break/>eum quibus vacuare solet, plus noxae quam commodi </text:span><text:span text:style-name="T27">va-<text:line-break/>cuando</text:span><text:span text:style-name="T2"> praestant.</text:span></text:p>
      <text:h text:style-name="P3" text:outline-level="1"><text:bookmark-start text:name="bookmark7"/>GALENI DE UENAE SECTIONE ADUERSUS<text:line-break/>ERASISTRATEOS ROMAE DEGENTES.<text:bookmark-end text:name="bookmark7"/></text:h>
      <text:h text:style-name="Heading_20_2" text:outline-level="2">Cap. I.</text:h>
      <text:p text:style-name="P96"><text:span text:style-name="T2">Quum Romam primum appulissem, com-<text:line-break/>peri quosdam medicos, qui a venae sectione taurum abhor-<text:line-break/>rebant, ut. quum aliquando homo propter plenitudinem prae-<text:line-break/>focaretur, nequaquam tum hoc auxilio uterentur, Quandam<text:line-break/>etiam mulierculam aetate prope viginti uniusque annorum,<text:line-break/>quae ex menstruae purgationis suppressione faciem rubicun-<text:line-break/>dam habebat tussiebatque' paululum et difficile jam spirabat,<text:line-break/>illi artus ipsius laneis vinculis leviter excipiebant et inediam<text:line-break/>fiubire jubebant, venam autem non secabant nosque secare</text:span></text:p>
      <text:p text:style-name="P9"><text:span text:style-name="T2">prohibebant. Quia vero domesticis ipsius mulieris familiares<text:line-break/>erant </text:span><text:span text:style-name="T2">et </text:span><text:span text:style-name="T2">aetate superiores, iis major est habita fides. Illis<text:line-break/>quidem venae sectionem </text:span><text:span text:style-name="T2">deinceps </text:span><text:span text:style-name="T2">suadere non conatus sum,<text:line-break/>scd interrogavi num mihi liceret sanguinem per uterum re-<text:line-break/>mediis id efficiendi facultatem habentibus provocare: quod<text:line-break/>quum concessissent, prorute compertam familiarem ipsius ae-<text:line-break/>grotae obstetricem ad eorum usum exhortatus sum. Verum<text:line-break/>haec remediis hujusmodi, quo tempore decebat, se usum<text:line-break/>suisse narrabat,' quando menstrua purgatio in expectatione<text:line-break/>erat, recitabatque medicamenta quae mulieri admovisset<text:line-break/>probata esse omnia, adeo ut nemo eorum imbecillitate rerre-<text:line-break/>dium esse irritum arbitratus siti Quum igitur ego istis auscul-<text:line-break/>tarem, atque efiamnum suppressionis sanguinis quartum<text:line-break/>mensem completum esse animadverterem, rursum cum me-<text:line-break/>dicis colloquutus, ut ad venae lectionem scse conferrent eis<text:line-break/>persuadere conabar. Quum autem noluissent, observabam<text:line-break/></text:span><text:span text:style-name="T2">• </text:span><text:span text:style-name="T2">stupidus an per utecnm vacuare supervacaneum sanguinem<text:line-break/>studerent, apertis videlicet venis quae illic sunt multis, </text:span><text:span text:style-name="T27">an</text:span></text:p>
      <text:p text:style-name="P6"><text:span text:style-name="T2">vero </text:span><text:span text:style-name="T2">secta altera quadam vena noxiam fore vacuationem<text:line-break/>arbitrarentur. At iis proferentibus inedia sola vacuari posse<text:line-break/>exuperantem sanguinem, etiam citra auxilii ejusmodi cele-<text:line-break/>brationem tacitus discedebam, nihil sperans mulieri tum<text:line-break/>propter tussim tum'propter spirandi difficultatem pro sutu-</text:span><text:span text:style-name="T2">*<text:line-break/></text:span><text:span text:style-name="T2">rum. Aut enim sanguinem sputo ejecturam ipsam e thorace<text:line-break/>vel pulmone, vase rupto, aut omnino synancbicam vel pleu-<text:line-break/>riticam vel peripneumonicam fore praesagiebam, aptabam-<text:line-break/>que magis; veluti </text:span><text:span text:style-name="T2">in </text:span><text:span text:style-name="T2">malorum electione, pleuriticam fieri -<text:line-break/>mulierem, </text:span><text:span text:style-name="T2">veritus </text:span><text:span text:style-name="T2">illi tum in angina et peripneumonia'peri-<text:line-break/></text:span><text:span text:style-name="T2">cusi </text:span><text:span text:style-name="T2">celeritatem, tum ex rupto pulmonis vasc letbale vul-<text:line-break/>nus, quod etiam obortum est. Dum enim ipsa tussiret vehet.<text:line-break/>njentius, sanguis </text:span><text:span text:style-name="T2">sursum </text:span><text:span text:style-name="T2">educebatur, atque jam etiam vul-<text:line-break/>gares </text:span><text:span text:style-name="T2">non </text:span><text:span text:style-name="T2">pauci </text:span><text:span text:style-name="T2">conquerebantur </text:span><text:span text:style-name="T2">de medicis, quod virum<text:line-break/>mulierculae </text:span><text:span text:style-name="T2">venam secare </text:span><text:span text:style-name="T2">prohibuissent, sperabantque omnis-<text:line-break/>no, essi non ante, saltem tunc temporis verecundia ductos<text:line-break/>ipsos hoc auxilium concessuros. Quum autem tunc haud </text:span><text:span text:style-name="T27">con-<text:line-break/>cederent,</text:span><text:span text:style-name="T2"> sed </text:span><text:span text:style-name="T2">et </text:span><text:span text:style-name="T2">artuum vincula vehementius constringere</text:span></text:p>
      <text:p text:style-name="P6"><text:span text:style-name="T2">ac per uterum menstrua provocare </text:span><text:span text:style-name="T2">et </text:span><text:span text:style-name="T2">inediae mulierem.lu-<text:line-break/>cumbere juberent, ego et </text:span><text:span text:style-name="T2">ob </text:span><text:span text:style-name="T2">virorum aetatem et celebrita-<text:line-break/>tem, ut me nihil peracturam credens disijessi. Mulier au-<text:line-break/>tem non multo post tempore insanabili spirandi difficultate<text:line-break/>correptu interiit. Synanchici praeterea quoque ab iis ipsis<text:line-break/>medicis, quod venam secari vetuissent, celeriter occubuerunt.<text:line-break/>Imo et alium quendam, qui per totam hiemem sine exerci-<text:line-break/>uis repletus fuerat, veris tempestate adeo rubentes oculos<text:line-break/>habentem univeriamque faciem, quemadmodum si quis de-<text:line-break/>misso in terram capite protentisque in altum cruribus, hac<text:line-break/>in figura diu moratus fuerit, quintus dies prae spirandi diffi-<text:line-break/>cultate fustocavit. Ad haec quartam mulierem non pauco<text:line-break/>tempore menstrua purgatione suppressa laborantem eodem<text:line-break/>modo ad mortem prope deduxerunt isti venae lectionis ho-<text:line-break/>stes, qui tribus quidem primis diebus eam jejunam retinue-<text:line-break/>runt, quum febris ipsi esset continua, quarto vero pauxillum<text:line-break/>quid lorbitionis exhibuerunt, quinto post rursum cibis eam<text:line-break/>non uti imperarunt, quo tempore ipsa vehementius exacer-</text:span></text:p>
      <text:p text:style-name="P6"><text:span text:style-name="T2">batajdelira prosiliebat et per januam vociferans foras cuire-<text:line-break/>bat, vixque ipsam astantes retinere potuerunt. Verum eam<text:line-break/>natura effuso e naribus copioso sanguine servavit. Atque li-<text:line-break/>cebat admirari, ad' simul edsscere quantam vim habeat ad<text:line-break/>ejusmodi affectum curationem sanguinis detractio, quam-<text:line-break/>primum enim post sanguinis per nares eductionem mulier ab<text:line-break/>omnibus symptomatis liberata esu Prius itaque veritus eram<text:line-break/>ferrnones inire cum medicis, conjiciens quae quo venae se-<text:line-break/>ctionis usus prohiberetur dicturi fuissent, sed manifeste<text:line-break/>omnes mulierem sanguinis evacuatione salvum evasisse cen-<text:line-break/>fueruut. Ipsis in memoriam revocari mortuos, quibus si quis<text:line-break/>sanguinem detraxisset, illi quoque fortassis salvi convaluis-<text:line-break/>fent, afferebamque ad haec quasdam rationes. Hi vero verba<text:line-break/>ultro citroque involventes feipfos implicabant nihllque in-<text:line-break/>ferebant, ied orationi finem imponentes ad Erasistraturn con-<text:line-break/>fugiebant, quem primo de sanguinis eductione libro dice-<text:line-break/>bant declarasse, quod vincire ipsusartus quam venam secare<text:line-break/>praestaret. Illum quoque in opere de febribus a principio</text:span></text:p>
      <text:p text:style-name="P6"><text:span text:style-name="T2">haud meminisse venae </text:span><text:span text:style-name="T2">sectionis, </text:span><text:span text:style-name="T2">quamquam eorum omnium<text:line-break/>meminerit, quae in libro de. sanguinis detractione demon- .<text:line-break/>straverat. Etenim ridiculus esset, inqniehant, si praetermissa<text:line-break/>venae sectione in </text:span><text:span text:style-name="T2">eo </text:span><text:span text:style-name="T2">praesertim, qui ea indigere videbatur,<text:line-break/>assectu de caeteris deinceps esset dicturus. Imo hunc ipsum<text:line-break/>Erasistratum non solum in tractatu de febribus, verum etiam<text:line-break/>in caeteris omnibus affectibus de venae fectione verba con- </text:span><text:span text:style-name="T2">'•<text:line-break/></text:span><text:span text:style-name="T2">licuisse profitebantur. Neque enim in eo qui de aIvi aflectiu<text:line-break/>bus neque in eo qui de resolutionibus neque in eo qui de<text:line-break/>podagra disserit, imo neque in tractatu de sanitate tuenda<text:line-break/>venae sectione usum fuisse;' tametsi copiam .anguinis in. li=<text:line-break/>bris de sanitate tuenda praecipuam morborum esse caufam<text:line-break/>noverit. Quum autem ego quae dicebant demirarer ac tan-<text:line-break/>topere etiamnum ipsos interrogarem, num nunquam venae<text:line-break/>sectione utendum sit, neque etiam si quis peripneumonicus<text:line-break/>fiat aut synanche praefocetur; neque si ex menstruae purga-<text:line-break/>tionis aut haemorrhoidis suppressione in thoracem exnbe-<text:line-break/>raus sanguis impellatur. Atque ad haec respondebant; aegro- -</text:span></text:p>
      <text:p text:style-name="P9"><text:span text:style-name="T2">tos ab Erasistrato in divisionum </text:span><text:span text:style-name="T2">libris </text:span><text:span text:style-name="T2">scriptos in medium<text:line-break/>proferentes, ac praesertim inter eos Critonem ac ex Chio<text:line-break/>puellum. Illi etenim a principio synanche laboranti, fimul-<text:line-break/>que pletborico existenti, quemadmodum ipse scriptis prodi-<text:line-break/>dit Erasistratus, huic vero menstruis suppressis ac ducto lu<text:line-break/>pulmonem redundantis sanguinis impetu, virum haud ve-<text:line-break/>nam secuisse. Quum adhuc illi haec loquerentur, Teuthras<text:line-break/>quidam, meus municeps fimulque condiscipulus, erat autem<text:line-break/>moribus plane ingenuis, Non flectes, inquit, istos unquam<text:line-break/>qui non eo usque temperate se gerunt, ut eos in memoriam<text:line-break/>revocent qui Erasistrato interiere. Quam enim ob causam,<text:line-break/></text:span><text:span text:style-name="T2">-&gt; </text:span><text:span text:style-name="T2">inquit, aliam propositos ab ipsis aegrotos periisse contigit,<text:line-break/>quam quod venae sectionis praetermissum sit auxilium?<text:line-break/>Quam aliam ob causam vacuari ab iis prohibitos ante tempus<text:line-break/>occubuisse ? Et eos deinceps omnes una cum ipsis quos sub-<text:line-break/>ierunt affectibus, quorumque paulo ante memini, nomina'-<text:line-break/>tim ac ordine recensuit, haecque subridens manu nie coma<text:line-break/>prehendit attrahensque invitum a medicis abduxit. Postridie</text:span></text:p>
      <text:p text:style-name="P6"><text:span text:style-name="T2">vero productos in publicum Erasistrati de divisionibus libros<text:line-break/>coram Philosophis omnibus relegit, partim ut demonstraret<text:line-break/>et Critonem et Chienscm puellam per Erasistratum periisse,<text:line-break/>partim ut medicos natu' majores ad colloquium provocaret;<text:line-break/>Verum illi non accesserunt, rati decertare </text:span><text:span text:style-name="T2">cum </text:span><text:span text:style-name="T2">adolescente.<text:line-break/>rem esse fibi deteriorem.</text:span><text:span text:style-name="T34">1</text:span><text:span text:style-name="T2"> Illo namque tempore pro more<text:line-break/>contigit quotidie ad propositas quaestiones coram multitudine<text:line-break/>disserere. Quaesitum ergo est a quodam, utrum decenter<text:line-break/>Erasistratus venae </text:span><text:span text:style-name="T2">sectione </text:span><text:span text:style-name="T2">usus </text:span><text:span text:style-name="T2">non </text:span><text:span text:style-name="T2">suerit. - Hoc problema;<text:line-break/>prout nisum est iis </text:span><text:span text:style-name="T2">qui aderant, auditoribus </text:span><text:span text:style-name="T2">utilissimum ex-<text:line-break/>plicaer? Quamohrem et </text:span><text:span text:style-name="T2">me Teuthras </text:span><text:span text:style-name="T2">hortatus est, prolo-<text:line-break/>quutapuerodictare, </text:span><text:span text:style-name="T2">quem </text:span><text:span text:style-name="T2">ipse ad </text:span><text:span text:style-name="T2">me </text:span><text:span text:style-name="T2">erat missurus. Etenim<text:line-break/>brevi lu Ioniam peregrinaturus erat, </text:span><text:span text:style-name="T2">atque </text:span><text:span text:style-name="T2">profecturus ea<text:line-break/>prorsus habere velle </text:span><text:span text:style-name="T2">dicebat. </text:span><text:span text:style-name="T2">Ego itaque et ab amico perfua-<text:line-break/></text:span><text:span text:style-name="T2">siis </text:span><text:span text:style-name="T2">sum et orationem dictari. Contigit autem ad plerosque'<text:line-break/>librum excidisse </text:span><text:span text:style-name="T14">,ήόη </text:span><text:span text:style-name="T2">ex‘</text:span><text:span text:style-name="T2">mea sententia ab illo divulgatum.<text:line-break/>Nam oratio non operi, </text:span><text:span text:style-name="T2">scd </text:span><text:span text:style-name="T2">auditorio congruenter erat com-<text:line-break/>posita, efflagitante amico ad' eum quo enarrata est modum</text:span></text:p>
      <text:p text:style-name="P6"><text:span text:style-name="T2">sic' eam dictari.' Quamquam et liber ejusmodi prostet et plu-<text:line-break/>res quam perfectum deceat desectus complectatur, is tamen<text:line-break/>quaedam expectatione majora peregisse videtur. Contrariam<text:line-break/>namque methodum ineuntes omnes qui nunc feipscs Erasi-<text:line-break/>strateos nominant, deinceps cunctis non solum quos paulo<text:line-break/>aute commemoravi, verum etiam quocunque modo febrici-<text:line-break/>tantibus venam incidunt. Quapropter secundum Stesicho-<text:line-break/>rum videor quandam palinodiam emeruisse, in qua viros<text:line-break/>exhortabor ut in scrmonum congressu quantumcunque ve-<text:line-break/>lint decertent et aegrotis ignoscant deposita ea quae jn<text:line-break/>utramque partem ruit impetus vehementia. Neque enim<text:line-break/>semper venae sectio prohibenda est neque arbitrandum qui-<text:line-break/>buscunque Erasistratus inediam praescripsit, eos venae sec-<text:line-break/>tione indigere, quod nunc Erasistratei profitentur. Non ta-<text:line-break/>men facilius est omnes qui hoc egeant auxilio dignoscere,<text:line-break/>quemadmodum neque sanguinis mensuram aut venam luci-<text:line-break/>dendam opportunumque tempus invenire. Atque Erasistra-<text:line-break/>tum ipsum oh id opluor in unoquoque affectu adeo illam</text:span></text:p>
      <text:p text:style-name="P6"><text:span text:style-name="T2">omisisse, praesertimque lu eo qui phlebotomiam requirebat,<text:line-break/>ni ea uti vetuerit. </text:span><text:span text:style-name="T2">Imo, </text:span><text:span text:style-name="T2">inquiunt, inediam praescribens in<text:line-break/>ipsis inflammationis temporibus sic ad verbum conscripsit-<text:line-break/></text:span><text:span text:style-name="T27">Quum enim venae evacuantur, sanguinem in arterias insui<text:line-break/>lientem facilius' excipierti' quod quum acdderit, inflammat-.<text:line-break/>tiones minus erunt-</text:span><text:span text:style-name="T2"> Si ergo tanquam evacuatorium auxilium<text:line-break/>inediam consulat, rnultu </text:span><text:span text:style-name="T2">sane </text:span><text:span text:style-name="T2">liberius, ajunt, ad venae le-<text:line-break/>ctionem sese contulisset Quod itaque ad venae sectionem li-<text:line-break/>berius ipium venire oporteat, ubi celeriter vacuare vult;<text:line-break/>perbelle proserunt, praeterquam quod hic eos qui phleboto-<text:line-break/>miam interdum prohibent praetermittunt scopos, quos ego<text:line-break/>procedente oratione recensebo.</text:span></text:p>
      <text:h text:style-name="Heading_20_2" text:outline-level="2">Cap. II.</text:h>
      <text:p text:style-name="P96"><text:span text:style-name="T2">Nunc vero quaeritur, num quid absulute<text:line-break/>praestantius sit, verum an hoc praesidium Erasistratus'usur-<text:line-break/>passe videatur. Hoc autem, quum Romam primum appulis-<text:line-break/>sem, omnes qui ex Erafistrati discipulis erant antea nega-<text:line-break/>bant, nunc vero probatissimi quos ipse noni ab his tanquam<text:line-break/>in re quadam parvi momenti discrepant. Ut enim caetera'</text:span></text:p>
      <text:p text:style-name="P6"><text:span text:style-name="T2">praetermittam, Stratonem commemorabo in omnibus Erasi-<text:line-break/>strato adhaerentem, qui quum ad ejus familiam scriberet<text:line-break/>proptereaque diceret se viro addictum esse, haec luter alia<text:line-break/>ille protulit: Erafistratum laudibus esserre justum est, quod<text:line-break/>etiam citra venae sectionem eos' allectus curaverit, quos cum<text:line-break/>venae incisione sanare veteres conati sunt. Quin etiam et<text:line-break/>Strato ipse suis in commentariis perpetuo curationes citra<text:line-break/>phlebotomiam moliri videtur. Et quid mirum, si Erasistratus<text:line-break/>sectetur in omnibus Chrysippum Cnidium, qui prius asse-<text:line-break/>ruit, quemadmodum ille, se a venae sectione abstinuisse ? Sic<text:line-break/></text:span><text:span text:style-name="T27">vero</text:span><text:span text:style-name="T2"> et Aristogenes et Medius, ut et caeteri omnes Chrysippi<text:line-break/>sectatores, praestare ridentur. Quantum ergo ad aegrotantium<text:line-break/>salutem spectat, multo melius est- credere venae sectione<text:line-break/>usum fuisse Erafistratum, quantum autem ad hodiernos Era-<text:line-break/>sistrateos, id non credere praestiterit. Extremae namque<text:line-break/>opus esset dementiae Erafistratum arbitrari eapropter in af-<text:line-break/>sectibus paulo ante commemoratis venae sectionem silentio</text:span></text:p>
      <text:p text:style-name="P6"><text:span text:style-name="T2">praeteriisse, quod </text:span><text:span text:style-name="T2">'vacuari </text:span><text:span text:style-name="T2">venas </text:span><text:span text:style-name="T2">censeat, </text:span><text:span text:style-name="T2">huncque statuisse<text:line-break/>curationis scopum, cui </text:span><text:span text:style-name="T2">et </text:span><text:span text:style-name="T2">crediderit, his in affectibus Erafi-<text:line-break/>stratum inediam consulere animadverterit. Constat, enim<text:line-break/>istud iis evenire, qui venae sectionem facultate par inediis’<text:line-break/>auxilium esse pronunciant. Quod si facultate par non fit, sed<text:line-break/>quasdam distinctiones postulet, quas doctus comperiet, quan-<text:line-break/>do evacuationem per solum venae sectionem opportunius est<text:line-break/>fieri, et quando vel per inediam solam aut utrumque, evi-<text:line-break/>denter eos ratio convincit. Scripsisset enim Erasistratus di-<text:line-break/>stinctiones illas, fi, ut ipfi loquuntur, de venae sectione recta<text:line-break/>senfisset, adeo. ut eorum oratio in utrumque remedium se-<text:line-break/>ipsam convertat. Si etenim idfacultate par eristatj ea re Erasi-<text:line-break/>stratus in tractatu de febribus aliisque libris quorum paulo<text:line-break/>ante memini, de venae sectione aliquid scriptis mandare<text:line-break/>praetermifit. At si haud omnino par sit venae sectionis auxi-<text:line-break/>lium inediae, non recte illi dijudicant qui nobis ex iis<text:line-break/>quaet de inedia scripsere de - venae sectione conjecturam fa-<text:line-break/>ciendam esse proferunt. Ad hoc equidem rursum eorum ora-</text:span></text:p>
      <text:p text:style-name="P6"><text:span text:style-name="T2">tio seipsam implicat, quae inediam inutilem indicat. Nam si<text:line-break/>propterea inedias ipsas admittamus, quod evacuatis per eas<text:line-break/>venis affectiones imminui sequatur, multo commodius fue-<text:line-break/>rit evacuato scmel. superfluo ab inediis abstinere, utr quae<text:line-break/>inultas aegrotantibus molestias et vigilias</text:span><text:span text:style-name="T34">-</text:span><text:span text:style-name="T2"> concitet, jactatio-<text:line-break/>nem stomachi, vitium, humorum et ventriculi corruptionem<text:line-break/>et interdum urinae suppressionem inferat.</text:span></text:p>
      <text:h text:style-name="Heading_20_2" text:outline-level="2">Cap. III.</text:h>
      <text:p text:style-name="P96"><text:span text:style-name="T2">Quod autem Erasistratus revera venae fe-<text:line-break/>etione non sit orsus, ex aegrotis quos in libris divisionum<text:line-break/>scripsit.manifeste constat, in quibus explicans quaecunque<text:line-break/>in curatione facta suerant, nullibi venae • sectionem comme-<text:line-break/>morasse conspicitur. Caeterum aegrotos omnes in medium<text:line-break/>proferre prolixum, sufficit eos sclos recordari quorum me-<text:line-break/>moriam paulo ante dixi seniores medicos celebrare. Ex il-<text:line-break/>lis unus in priore, alter in posteriore divisionum libro de-<text:line-break/>scriptus esu Jam vero nunc etiam occasio est ipsa ascribendi<text:line-break/>verba,; quibus Erasistratus quaecunque circa aegrotos acta</text:span></text:p>
      <text:p text:style-name="P6"><text:span text:style-name="T2">sunt enarrat. In priore itaque libro ita scripsit: Puellae Chi-<text:line-break/>enh ea acciderunt. Primum menstruae purgationes diutur-<text:line-break/>niori tempore suppressae suerant. Delude subsequutae sunt<text:line-break/>tussiculae ac pituitae ejectio. Tempore procedente -sangui-<text:line-break/>nis rejectio oborta est. Quod ad purgationum circuitum spe-<text:line-break/>ctat, is interdum quarto, nonnunquam secundo mense ipsi<text:line-break/>accedebat; iisdem prope diebus qulbus purgationes fiebant<text:line-break/>rejectio accidebat, quae triduum et quatriduum perdurabat/<text:line-break/>Quare perspicuum omnino erat, loco purgationum eam ex-<text:line-break/>cretionem sortitam esse. Subsequuta autem suerat hisce diebus<text:line-break/>febris, quae postea desinebat. Haec Erasistratus praefatus,<text:line-break/>deinceps de remediis hoc pacto scribit. Primis autem tempo-<text:line-break/>ribus ipsa potionibus et fomentis uteri et subditis pessariis,'<text:line-break/>et reliqua nictus ratione ad haec idonea curari aggressa esti<text:line-break/>Erat enim quaedam circa os uteri non granis durities. Quum<text:line-break/>autem non succederet curatio, imo quum uno quodam cir-<text:line-break/>cuitu in lumbos gravitas incumberet, humiditasque nulla<text:line-break/>adesset, et magis continuae febres obortae sunt, veI etiam</text:span></text:p>
      <text:p text:style-name="P9"><text:span text:style-name="T2">corpori correpto tusses vehementes successerunt. Ab admotis<text:line-break/>igitur circa uterum remediis abstinuimus, arduum esse arbi-<text:line-break/>trari permanentibus febribus rneusiruas purgationes moliri;<text:line-break/>reliquis vero remediis usi sumus, quemadmodum et in hu-<text:line-break/>jusmodi et aliis affectibus consuerimus. Etiam ad curatio-<text:line-break/>nem purgationum circuitu obsarvato, cibaria subtrahebamus<text:line-break/>ac sanguinis ejectio non amplius quam semel et pauxilla su—<text:line-break/>pervenit. Sed certe nihil postea, verum et quandoque recur-<text:line-break/>rebant purulentae rejectiones. Venae sectionis verbum hic<text:line-break/>nullum, atque consentaneum erat, ut omnes norunt operum<text:line-break/>artis periti, principium auxiliorum a venae sectione ducere.<text:line-break/>Fortassis aliquis eorum qui omnia prompte asserere non<text:line-break/>gravantur dicet ab Erasistrato curationis praefecto haec<text:line-break/>facta non fuisse, scd haec nunc ab eo prodita esse, quo nos<text:line-break/>nihil eorum lateat quae acta essent. At hos evincet quod<text:line-break/>infertur, ubi ait: A curatione igitur circa uterum adhiben-<text:line-break/>da abstinuimus, periculosum esse arbitrari febribus duranti-</text:span></text:p>
      <text:p text:style-name="P9"><text:span text:style-name="T2">bus menstruas concitare purgationes, reliquis vero remediis<text:line-break/>usi sumus ad ejusmodi et alios .affectus, atque ad medendi<text:line-break/>rationem, circuitu menstruorum purgationum observato, ci-<text:line-break/>baria subtrahebamus. In,sila </text:span><text:span text:style-name="T2">enim </text:span><text:span text:style-name="T2">Erasistratus aperte indi-,<text:line-break/>cat, se non aliorum curationem recitare, sed suam ipsius<text:line-break/>enumerare, simulque omnia circa aegrotam hominem pera-<text:line-break/></text:span><text:span text:style-name="T2">’ </text:span><text:span text:style-name="T2">cta perscribere. . Nam et </text:span><text:span text:style-name="T27">abstinuimus</text:span><text:span text:style-name="T2"> et arbitrati nec non<text:line-break/></text:span><text:span text:style-name="T27">usi sumus</text:span><text:span text:style-name="T2"> ac </text:span><text:span text:style-name="T27">observato et subtrahebamus</text:span><text:span text:style-name="T2"> cibaria, alterum<text:line-break/>ex duobus manifeste declarat, aut quod Erafistratus curatio-<text:line-break/>nem enarret, aut probet quae ab altero facte furit. Quod si<text:line-break/>certe curationem obeuntes probaverit,. manifesta erit ejus<text:line-break/>quam de venae sectioneliabuit sententiae conjectura. Nam<text:line-break/>cibos subducere ex his. duobus alterum declarat, aut pror-<text:line-break/>sus adimere aut imminuere.; qnod.Erasistratus </text:span><text:span text:style-name="T27">fe ia</text:span><text:span text:style-name="T2"> aegrota<text:line-break/>fecisse profert, quo tempore menstruo purgationis circuitus<text:line-break/>aderat. - Sic caeteris omnibus illius fcriptis consentaneum est<text:line-break/>ipsum venae sectione nequaqaam usum fuisse, scd inediam</text:span></text:p>
      <text:p text:style-name="P6"><text:span text:style-name="T2">consuluisse. Nisi quid rursum hic dicant, mulieri venam<text:line-break/>quidem lectam fuisse, verum, </text:span><text:span text:style-name="T2">id </text:span><text:span text:style-name="T2">auxilium in enarratione<text:line-break/>omissum esse, quum nobis existimandum sit id fuisse adhibi-<text:line-break/>tum, quamquam non fit enarratum. Cur ergo de inedia quo=<text:line-break/>que non conticuit, quum et haec in ea fimiliter animadver-<text:line-break/>tere possimus? Eadem autem riatio est tum de potionibus<text:line-break/>tum de fomentatione et admotis medicamentis. Si namque<text:line-break/>de his nihil quicquam prorsus ah Erasistrato scriptum fuisset,<text:line-break/>omnino tamen </text:span><text:span text:style-name="T27">a</text:span><text:span text:style-name="T2"> medicis ea peracta esse mente deprehendi-<text:line-break/>mus, ut qui quod administratum est licet haud praescriba-<text:line-break/>tur, id universis auxiliis esse commune animadvertimus. At<text:line-break/>Erasistratus accuratae perspicuitatis gratia omnia simul enar-<text:line-break/>rare proposuit, ne quis auctoritatem adeptus haec quidem<text:line-break/>adjiceret auxilia, prout aegrotae adhibita fuissent, illa vero<text:line-break/>velut jam praetermissa Iubtraheret. Praeterea quoque ipsius<text:line-break/>enarratio istorum opiuioni repugnat. Si enim muliercula<text:line-break/>venae sectionem tulerit, inedia frusira est usurpata; quin po-<text:line-break/>tius, </text:span><text:span text:style-name="T2">si </text:span><text:span text:style-name="T2">veritas proferenda sit, non frustra solum, verum</text:span></text:p>
      <text:p text:style-name="P6"><text:span text:style-name="T2">etiam non sine noxa. Sed </text:span><text:span text:style-name="T2">id </text:span><text:span text:style-name="T2">paulo post demonsti-abinrus,<text:line-break/>nunc vero eam frusira congruere praesens explicat oratio.<text:line-break/>Quum enim periodicae purgationis tempore exuberans in<text:line-break/>thoracem reflueret sanguis, periculum erat portionem ejus<text:line-break/>mulierem expuere, Erasistratus plenitudinem minuere cu-<text:line-break/>piens ad inediam se contulit, quae plane supervacanea est<text:line-break/>si venae sectio usurpetur, qua momento temporis exuberan-<text:line-break/>tem sanguinem evacuare facillimum erat. Proinde qui Romae<text:line-break/>mulieribus medebantur, ipsi rei quae contigerat experien-<text:line-break/>tiae potissimum fidem adhibuerunt, ad venae sectionem<text:line-break/>circa id tempus accedentes, </text:span><text:span text:style-name="T2">quo </text:span><text:span text:style-name="T2">celebris menstruorum iunni-<text:line-break/>nebat eruptio. Neque vero </text:span><text:span text:style-name="T2">quitern </text:span><text:span text:style-name="T2">imperabunt, neque ine-<text:line-break/>diam, sed melicratum offerebant nictuque humectante abun-<text:line-break/>de uti ac lavacris concedebant, ’a quibus consueverunt ad id<text:line-break/>mediocri sanguine detracto menstruae purgationes exoriri,<text:line-break/>praescrtimque quum ad poplitem prope malleolum venae<text:line-break/>sectio fit. Quod si quis vena </text:span><text:span text:style-name="T2">secta </text:span><text:span text:style-name="T2">inediam ferre imperaverit,<text:line-break/>non solum menstrua prius fluentia supprimet, verum etiam</text:span></text:p>
      <text:p text:style-name="P6"><text:span text:style-name="T2">purgationes quae innoxie </text:span><text:span text:style-name="T2">vacuabantur </text:span><text:span text:style-name="T2">remorabitur. San-<text:line-break/>guis enim per inedias arefit, </text:span><text:span text:style-name="T27">ac</text:span><text:span text:style-name="T2"> fe </text:span><text:span text:style-name="T2">ipso crassior evadit, ob id-<text:line-break/>que ad fluendum ineptus efficitur. At quae lotae suerint et<text:line-break/>mulsum primum, ac postea cibos quosdam assumpserint et<text:line-break/>vinum neque austerum neque crassum biberint, his men-<text:line-break/>struae purgationes oboriuntur. Ob idque inedias post venae<text:line-break/>sectionem non frustra tantum, verum etiam cum noxa pro-<text:line-break/>moveri dicebam. Caeterurn venae fectionem puellae Chiensi<text:line-break/>non promotam fuisse, etiam ex his quae supervenerant pa-<text:line-break/>tet, sanguinis enim aliquantum expuebat, quem nequaquam<text:line-break/>expuisset, si fuisset vacuata, atque cum spirandi -difficultate<text:line-break/>mortua est, quod ipsi haudquaquam accidisset. Maximum<text:line-break/>autem fui experimentum Romae nostris temporibus exhibuit<text:line-break/>venae sectio ob plenitudinem celebrate, quum mulieres quod<text:line-break/>aquam frigidissimam ex nive potarent, aut nullo prorsus rno-<text:line-break/>do aut diminute purgarentur, b</text:span><text:span text:style-name="T34">as</text:span><text:span text:style-name="T2"> tamen medici venae </text:span><text:span text:style-name="T27">fe-<text:line-break/></text:span><text:span text:style-name="T2">ctione adeo incolumes conservarunt, ut neque sanguinem<text:line-break/>spuerent, neque pleuritide aut peripnettmonia aut angina<text:line-break/>corriperentur. Non ergo puellam Chiensem ah Erasistrato</text:span></text:p>
      <text:p text:style-name="P6"><text:span text:style-name="T2">venae sectione curatam </text:span><text:span text:style-name="T2">suisse </text:span><text:span text:style-name="T2">suspicentur. Neque ille in alia-<text:line-break/>rum rerum enarratione auxilium venae sectionis tanquam<text:line-break/>rem parvi momenti praetermisisset, neque. 6b inediam ille,<text:line-break/>neque omnino a copia sanguinis praefocata mulier interiisset.<text:line-break/>Sed de hac impraesentiarum sufficiat Translato vero jam ad<text:line-break/>Critonem sermone, ipsi orationi Erasistrati enarrationem<text:line-break/>nscribernus de his quos horno patitur affectibus. Sic autem<text:line-break/>fe habet: Critoni quidem plenitudo morbi fuit initium. Con-<text:line-break/>tigit vero ipsum in plenitudinem synanchicam incidisse,<text:line-break/>haec autem est et paristhmiorum ligulaeque inflammatio.<text:line-break/>Accidit itaque, qui in eam inciderint, eos suffocari, ac nisi<text:line-break/>celerrime illis succurratur, brevi interire. Quum autem in<text:line-break/>horum numero esset Crito, primo die illum more consueto<text:line-break/>spongiis foventes opitulati sumus, quo tempore admota cata-<text:line-break/>plasmata reliquimus, ut in curatione perpetuo esset. Exhi-<text:line-break/>bita etiam ei sunt catapotia ex castoreo, ad. alvum subdu-<text:line-break/>cendum, quae his commode subducta esu Neminem latere<text:line-break/>arbitror diligentiam narrationis omnium quae circa Critonem</text:span></text:p>
      <text:p text:style-name="P6"><text:span text:style-name="T2">acta sunt. Nam et.admotos ex spongiis fotus et cataplas-<text:line-break/>matum et praeterea’ catapotionum usum retulit: proindeque<text:line-break/>quod per spongias fotus ac calefactus fuerit manifeste decla-<text:line-break/>favit, ac reliqua' deinceps studiose enarravit, sed de venae<text:line-break/>sectione consulto siluit,'quod scilicet auxilium istud- vilius<text:line-break/>aestimaverit. At quae perexigua his in 'enarrationibus pro-<text:line-break/>stant commemorare mihi iion congruit, verum hic paulo<text:line-break/>post rursum ipse Erasistratus ait:</text:span><text:span text:style-name="T34">:</text:span><text:span text:style-name="T2"> Apparebat itaque nobis ai-<text:line-break/>sectus ipsos ad pulmonem heparque 'translationem cepisse et<text:line-break/>illuc synanchen defluere,'- ac febres aiigeri.' Hic-affectuum<text:line-break/>translationem sine hypochondriorum tensione factam esse<text:line-break/>recensuit; ubi maxime mentem adhibendam esse censeo,<text:line-break/>quae animadvertat quale quid tibi per hanc dictionem, qua<text:line-break/>ipsos affectus translationem cepisse ait, utrum ad ipsas quae<text:line-break/>inflammantur partes permutatas' pertineat; an ad sanguinis<text:line-break/>qui earum, inflammationem concitavit transfluxum. Mihi<text:line-break/>siquidem primum ex praedictis ne cogitari quidem posse vi-<text:line-break/>detur, alterum autem illorum verum esse constat. Ego nams</text:span></text:p>
      <text:p text:style-name="P6"><text:span text:style-name="T2">que interdum decumbentem in partem plenitudinem cohibui,<text:line-break/>quam illa propria facultate deinceps lu aliam quandam pro-<text:line-break/>pellendo transfert. Id ergo Critoni contigisse apparet, vernn-<text:line-break/>tainen neque tunc temporis Erasistratus venae sectionis un-<text:line-break/>quam meminit. Sed quid ait ? se totum thoracem una cum<text:line-break/>hypochondriis ipsis cataplasmatis fovisse. Quemadmodum<text:line-break/>autem ex partibus quae circa lingulam et tonsillas sunt san-<text:line-break/>guinis exnperantis translatio ad loca inferiora fiebat, eodem<text:line-break/>modo contra illo ex inferioribus partibus sursum sublato<text:line-break/>febres quidem fedari contingebat, fed fymptoma fuccedere,<text:line-break/>quod nervorum principium affectum esse indicabat. Verum<text:line-break/>audi et haec Erasistrati verba : Quum autem </text:span><text:span text:style-name="T2">ah </text:span><text:span text:style-name="T2">hujus morbi<text:line-break/>principio, decimus dies adesset, ab infultu vero fextus, quo<text:line-break/>tempore tum febris vehementior rediit, tum cervicis obtortio<text:line-break/>quaedam accidit, et sub horae ferum quidam stupor abortus<text:line-break/>ita est ut et lotium e stragulis emitteret neque multo post<text:line-break/>febris insultus. Delude iuserens ait: Videbatur itaque nobis<text:line-break/>rursum translationem ad caput affectum cepisse, in eaque</text:span></text:p>
      <text:p text:style-name="P6"><text:span text:style-name="T2">translatione febrem </text:span><text:span text:style-name="T2">rediisse </text:span><text:span text:style-name="T2">eamqne postea etiamnum, quum<text:line-break/>partes capiti .ricinae afficerentur, intensam suisse. Nos ali-<text:line-break/>quid jam adversus virum hisce verbis disseramus. Perbelle,<text:line-break/>o Erasistrate, dicis affectuum translationem ad caput factam<text:line-break/>esse. Melius autem fuerat si non affectuum dixisses, sed af-<text:line-break/>fectuum causae plenitudinis. Ut nullus unquam dixerit ipsas<text:line-break/>corporis partes affectus translationem cepisse, eodem modo<text:line-break/>neque ipsos affectus. Praestaret, arbitror, dicere, cellari<text:line-break/>priores affectus et alios rursum procreatos esse translata<text:line-break/></text:span><text:span text:style-name="T27">cauia, quae erat, ut</text:span><text:span text:style-name="T2"> ipse in principio totius narrationis dice-<text:line-break/>bat, plethora. Hanc itaque si evacuasset, nequaquam colu-<text:line-break/>mella fluxio ligulae ab his partibus deorsum translationem<text:line-break/>cepisset, nec rursus illinc ad caput ascendisset. Quapropter<text:line-break/>Critonem eo modo quo et Chienfis mulier oh praetermissam<text:line-break/>venae sectionem interiisse constat. Sed id ipse Erasistratus vi-<text:line-break/>detur praesensisse. Quid enim ait? Huic videntur causa in-<text:line-break/>teritus fuisse ea, quae in pulmonem irruerunt, praeterquam<text:line-break/>quod male non praevenerit haec evacuare, licet quampri-</text:span></text:p>
      <text:p text:style-name="P6"><text:span text:style-name="T2">mnm ab </text:span><text:span text:style-name="T2">initio </text:span><text:span text:style-name="T2">hominem plethorico affectu corripi cogno-<text:line-break/>visset. Si quis igitur velit astruere, quod conscntaneum non'<text:line-break/>erat Erasistraturn, qui medicus praestantissimus habebatur,<text:line-break/>quique certe affectus illos tum Critoni ex repletione tum<text:line-break/>puellae Chiensi ob menstruorum suppressionem accidisse no-<text:line-break/>verat, confulto sanguinis detractionem praetermisisse, imo et<text:line-break/>huic et illi sanguinem detraxisse, sed in enarratione prae-<text:line-break/>termisisse. Quid prohibet et me dicere qualecunque aliud<text:line-break/>velim ex vacuantibus remediis adhibitum quidem aegrotis,<text:line-break/>in enarratione vero praetermissum esse? Et quis mentis<text:line-break/>compos medicus me patietur haec dicentem? Quomodo et<text:line-break/>quae adusque mortem symptomata ipsis apparebant, ea oh<text:line-break/>plenitudinem accidisse, et ipsum interitum non aliam oli cau-<text:line-break/>sam insequutum fuisse quam quod non enarrata fuisset ple-<text:line-break/>nitudo ? Quis etiam fieret homines qui ducunt pauxilla tan-<text:line-break/>tum, eorum quae acta sunt, ah Erasistrato scripte esse, scd<text:line-break/>venae sectionem, et eam quae ex elleboro et scammonio fit<text:line-break/>purgationem, quod haec auxilia penitus conspicha sint, prae-</text:span></text:p>
      <text:p text:style-name="P6"><text:span text:style-name="T2">ter </text:span><text:span text:style-name="T2">misisse? Si namque ex eo </text:span><text:span text:style-name="T2">quod </text:span><text:span text:style-name="T2">vulgus proferat, plethb-<text:line-break/>iam evacuatione indigere, venae Pectio significetur, quod in-<text:line-break/></text:span><text:span text:style-name="T2">ter </text:span><text:span text:style-name="T2">evacuantia remedia sit, quid prohibet et caeterorum eva-<text:line-break/>cuantium quodque intelligi? . Ne igitur solam venae sectio-<text:line-break/>nem aegrotis ab Erasistrato adhibitam esse dicunt, sed cae-<text:line-break/>fera quoque omnia evacuantia, clysteres, vomitiones, pur-<text:line-break/>gationes, balnea, exercitia,-frictiones, gestationes; inunctio-<text:line-break/>nes, calefacientia cataplasmata, quaeque deinceps omnia ab<text:line-break/>illo- usurpata fnnt. Si vero non folurn fulficit quod evacu-<text:line-break/>andus aeger sit, neque declarationis istorum auxiliorum finis<text:line-break/>existit; fed in primis locum vacuationis adjicere, deinde ma-<text:line-break/>teriam derlarure per quam perfici queat, huieque occasionem<text:line-break/></text:span><text:span text:style-name="T2">addere </text:span><text:span text:style-name="T2">et mensuram et utendi rationem oportet. Si enim<text:line-break/>commune quid protulisse suffecerit, is frustra et cataplas-<text:line-break/>mata et medias et fotus per spongias memoravit. </text:span><text:span text:style-name="T2">An </text:span><text:span text:style-name="T2">Uos et<text:line-break/>cataplasma et inediam, nisi nos ille docuerit; indagare non<text:line-break/>possumus? Venae autem sectio, etiamsi Erasistratus non do-<text:line-break/></text:span><text:span text:style-name="T2">ceat, </text:span><text:span text:style-name="T2">omnibus manifesta est.</text:span></text:p>
      <text:h text:style-name="P4" text:outline-level="2">Cap. IV.</text:h>
      <text:p text:style-name="P96"><text:span text:style-name="T2">At quamvis id aliquis ipsis concesserit,<text:line-break/>etsi manifeste absurdum, huic tamen qui hoc auxilio decenter<text:line-break/>usurus est magnae ac multae considerationes supersunt. Pri-<text:line-break/>ma, an quemadmodum quidam autumant; quamlibet venam<text:line-break/>secare niltil disterat, aut propriae venae sint in singulis uf-<text:line-break/>sectis partibus, quae ipsarum plenitudinem celeriter eva-<text:line-break/>cuent. Secunda huic succedens consideratio, utrum semel<text:line-break/>aut multoties sanguinem detrahere conveniat. Ab his tertia,<text:line-break/>scopos invenire, quibus accurate incumbens aliquis vacua-<text:line-break/>tionis mensuram conjecturis assequatur. Quarta denique oc-<text:line-break/>casio, qua potissimum venae sectio, si nihil exceptum sit, fieri<text:line-break/>debeat, haec ipsa cum demonstratione docebitur. Qni igitur<text:line-break/>a- venae sectione prorsus abstinet, apud hunc harum omnium<text:line-break/>rerum consideratio perit, simulque e medio tollitur, eam au-<text:line-break/>tem praescribenti ista succedere aecesse est Etenim et in<text:line-break/>caeteris omnibus praesidiis eadem est ratio, veluti elleboro,<text:line-break/>scammonio, vino,’ balneo et eduliis. Si namque in aegrotis<text:line-break/>quocunque dicturum haudquaquam prorsus utendum sit, ne-</text:span></text:p>
      <text:p text:style-name="P6"><text:span text:style-name="T2">que occasio neque quantitas neque utendi modus- neque<text:line-break/>quicquam aliud etiamuum </text:span><text:span text:style-name="T2">ac </text:span><text:span text:style-name="T2">per fe investigabitur. Appro-<text:line-break/>banti vero usum necessarium est de his omnibus disserere,<text:line-break/>non solum in efficacibus auxiliis, in-quibus si quid parvi<text:line-break/>momenti praetermissum -sit, laesio maxima ob id aegrotanti—<text:line-break/>bus oboritur, verum etiam iu minimis et id ita singulis die-<text:line-break/>bus apud omnes aegrotos evenire conspicitur. Nullus igitur<text:line-break/>medicus qui dixerit, homo hic nutriatur, rem gratam </text:span><text:span text:style-name="T27">facit,<text:line-break/></text:span><text:span text:style-name="T2">qui occafionem etiam non addat, qua nutriendum • esse labo-<text:line-break/>tantem jubet, neque cibumipsirm praefiniat neque quanti-,<text:line-break/>tatem neque praeparationem vel utendi ordinem, scd horum<text:line-break/>unumquodque ut accurate perfici debeat, astantibus explicati<text:line-break/>Proinde etiam- plerique in libris passim luter ea quae admi--<text:line-break/>nistrant auxilia haec uni versa ordine describunt, ipsorum-<text:line-break/>que nonnulli haud loquaeiores in hujusmodi enarratione<text:line-break/>morantur talernque disciplinam, non multiloquium, verum<text:line-break/>sed ulitatem esse ducunt. Hippocrates quidem quum in plu-<text:line-break/>rimis fuis operibus orationis brevitati summopere studeat,</text:span></text:p>
      <text:p text:style-name="P6"><text:span text:style-name="T2">de venae Iectione tamen Icribere non neglexit, neque par-<text:line-break/>tem corporis iu qua vas secari oporteat, neque vacuationis<text:line-break/>mensuram neque occasionem. Erasistratus autem, quem nunc<text:line-break/></text:span><text:span text:style-name="T2">sui </text:span><text:span text:style-name="T2">Erasistratei venae sectione usum fuisse praedicunt, multi-<text:line-break/>loquns fuerit licet, tamen, rrt paulo post indicavero, primum<text:line-break/>jd ipsum venae lectionis nomen caeteris praesidiis ne adscri-<text:line-break/>bere quidem dignatus est, deinde etiam quae recitata sunt<text:line-break/>prnnia, et tempus et mensuram et vasis locum, et utendi </text:span><text:span text:style-name="T2">ra-</text:span><text:span text:style-name="T47">f<text:line-break/></text:span><text:span text:style-name="T2">tionem, praetermisit, is qui neque, ut deceat, cataplasmata<text:line-break/>unicuique aegrotantium efferre aut offam fubactam </text:span><text:span text:style-name="T2">perscri-<text:line-break/></text:span><text:span text:style-name="T2">bere veritus est, qui neque de olerum coctione subticuiti<text:line-break/>Audi itaque quae fercula </text:span><text:span text:style-name="T2">in </text:span><text:span text:style-name="T2">operibus de ventriculo </text:span><text:span text:style-name="T2">scribat,;<text:line-break/>Primum </text:span><text:span text:style-name="T2">quidem ferculum est farina crassior, tosta ac </text:span><text:span text:style-name="T2">probe<text:line-break/></text:span><text:span text:style-name="T2">excussa. ‘ Quum autem eam.offerre volueris, in poculo </text:span><text:span text:style-name="T2">quo-<text:line-break/>dam </text:span><text:span text:style-name="T2">frigido aquae infusam </text:span><text:span text:style-name="T27">ac</text:span><text:span text:style-name="T2"> subactam exhibeto, </text:span><text:span text:style-name="T2">neque le-?<text:line-break/></text:span><text:span text:style-name="T2">meltutum quod daturus es, verum his terve </text:span><text:span text:style-name="T2">subigendo, ut<text:line-break/>ne </text:span><text:span text:style-name="T2">arida facta offa et solutioni inepta inultum </text:span><text:span text:style-name="T2">humiditatis<text:line-break/></text:span><text:span text:style-name="T2">suscipiat. Nihil enim id confert. Asi edendum </text:span><text:span text:style-name="T2">vero exhiben-</text:span></text:p>
      <text:p text:style-name="P6"><text:span text:style-name="T2">da sunt crebro cichoria in aceto non acri macerata, et inter<text:line-break/>clbos consumenda. Pura cichoria coquenda funt, duas ollas<text:line-break/>praeparando. In unam projecta coquenda, quum autem jam<text:line-break/>probe admodum cocta suerint et altera aquae olla ferveat,<text:line-break/>ipsa in alterum elutrianda. Ligata vero sint cichoria; quo fa-<text:line-break/>cille transponi* queant. At perfecte cocta tum effusa aqua<text:line-break/>fale et oleo condenda sunt, et ut offerantur exhibenda. Ita-<text:line-break/>que rursum animadvertis posse accuratius scribi minima ab<text:line-break/>eo qui cichoriorum vincula, quo transpositu facilia sint, con-<text:line-break/>struenda esse non siluit. Constat enim quae soluta sunt, ea<text:line-break/>non transpositu facilia reddi, ob idque qui non folum nos<text:line-break/>medicos, verum etiam et coquos olera coquentes curae ha-<text:line-break/>bet, ipfos ut olera liganda sint edocuit. Talis autem est et<text:line-break/>quum cataplasmatis alicujus scribit praeparationem, vel tot<text:line-break/>stadia obambulare vel tet tantasque moliri frictiones, aut<text:line-break/>hujusmodi aliquid aliud jubet Ob quae jam quidam super-<text:line-break/>fluam curiositatem non solum non laudant; verum etiam<text:line-break/>improbant, tanquam qui terniinos rncdosque in rebus lusi-</text:span></text:p>
      <text:p text:style-name="P9"><text:span text:style-name="T2">nitam quantitatem habentibus constituerit. Quis ergo credi-<text:line-break/>derit hunc ita accuratum caeteris quidem peraeque praesidiis.<text:line-break/>usum suisse, hujus vero venae sectionis nullibi praeterquam<text:line-break/>semel in libro de sanguinis ejectione mentionem fecisse? Ne-<text:line-break/>que igitur tum ea usus est, sed omnino e contra Chrysippum,<text:line-break/>quod, venae sectionem non usurpaverit, laudibus evexit ejus-<text:line-break/>que demonstrationem attulit qua Chrysippi de venae sectione.<text:line-break/>dogma astruere putat,, magis sanguinem spuentibus esse con-<text:line-break/>' suetum asserentis, quam caeteris omnibus, quibus aliqua</text:span></text:p>
      <text:p text:style-name="P8"><text:span text:style-name="T2">pars.corporis in phlegmonem lapsura fit. Verum de his post-<text:line-break/>hac disseretur. Nunc vero quod locutus sum. repetendum est,<text:line-break/>quod Erasistratus etsi universus sermones plurimum non pro-,<text:line-break/>trahat, atque etiam bis terve interdum in diversis libris ean-.<text:line-break/>dem: sententiam </text:span><text:span text:style-name="T27">recenfeai,</text:span><text:span text:style-name="T2"> illis tamen quamquam semel<text:line-break/>quinque syllabas ascribere neglexit, quibus cum caeteris au-<text:line-break/>xiliis phlebotomiae nomen inseruisset, ad hoc et illius quan-<text:line-break/>tilatem ut in aliis fecit et tempus, ejusmodi caetera prout<text:line-break/>ante enarratum est prorsus, explicare debuerit Proinde</text:span></text:p>
      <text:p text:style-name="P9"><text:span text:style-name="T2">nonnulli medici signis vacuationis quantitatem definiunt, ut<text:line-break/>si aut color aut robur aut sanguinis fluxus mutetur aut </text:span><text:span text:style-name="T27">ia<text:line-break/></text:span><text:span text:style-name="T2">imbecillitatem pulsus prolabamur, aut aliqui sudores ipso<text:line-break/>detractionis tempore suboriantur, et ea quae Hippocrates la-<text:line-break/>hores vocat et vehementiores vomitus et immoderatiores<text:line-break/>alvi dejectiones. Altet adusque animi desectum evacuationem<text:line-break/>ducendam asserit, quum quid in ea dum fit pro evacuationis<text:line-break/>portione oboriatur, non ab humore in ventriculi orificium<text:line-break/>fluente. Multoties enim ob bilem, aut pituitam illuc con-<text:line-break/>fluentem animi desectionem fieri manifeste conspicimus. Qui i<text:line-break/>dam vero prorsus negant securius esse, iis quae superveni-,'<text:line-break/>unt prius conjectis eatenus ad laborantis vacuationem acce-<text:line-break/>dere, quam copiosa uti vacuatione. . Alii quidam etiarnnum<text:line-break/>ausi sunt quandam mensuram veluti scilicet duabus heminis<text:line-break/>Atticis circumscribere, </text:span><text:span text:style-name="T2">eamque </text:span><text:span text:style-name="T2">moderatam esse detractio-<text:line-break/>nem, aut paulo ampliorem </text:span><text:span text:style-name="T2">aut </text:span><text:span text:style-name="T2">parciorem censuerunt, qnip-<text:line-break/>pe quum nos </text:span><text:span text:style-name="T2">possimus ex </text:span><text:span text:style-name="T2">commoderata mensura eam inve-</text:span></text:p>
      <text:p text:style-name="P6"><text:span text:style-name="T2">nire, quae singulis quibus venae secanda est pro aetatum,<text:line-break/>naturarum, tempestatum et regionum ratione magis ac' mi-<text:line-break/>nus congruat. Proinde Erasistratus certum frictionum nume-<text:line-break/>rum definit, quo etiamsi ab exquisita commoderatione aber-<text:line-break/>rernus, nulla noxa subsequatur, interea de venae sectione<text:line-break/>nihil prorsus loquitur. Ego siquidem certo scio ipsum et de<text:line-break/>venis ipsis incidendis non pauca scripsisse,learumque maxime,<text:line-break/>Hippocratem saepe meminisse, luterdum ejus quae infra po-<text:line-break/>plitern propeque malleolum est, interdum et illius quae lu<text:line-break/>fronte recta est, earurnque praeterea quae sub lingua jacent-<text:line-break/>De venis enim cubiti quid quoque dicendum est, ut quod<text:line-break/>non conticuisset Erasistratus, utrum omnes in omnibus rnor-<text:line-break/>bis secandae sunt, an, quemadmodum imperavit Hippocra-<text:line-break/>tes, aliae in aliis? Ejus enim ita accurate scribentis univerfa<text:line-break/>id munus proprium fuerat quandam mensurum in tanto<text:line-break/>praesidio, definire, ac quam de venis haberet sententiam,<text:line-break/>quemadmodum caeteri medici factitarunt, ascribere. Quidam<text:line-break/>nihil interesse dicebant quamcunque venam quis secare vo-</text:span></text:p>
      <text:p text:style-name="P6"><text:span text:style-name="T2">luerit: ex earum enim unaquaque universum aequaliter vas<text:line-break/>cuari profitebantur. Nonnulli plurimam ac in ea re contin-<text:line-break/>gere diversitatem arbitrabantur. Nam ipsarum aliquas cele-<text:line-break/>rius, nonnullas longiori tempore partem affectam evacuare<text:line-break/>asserebant. Qni igitur nihil eorum scripserit neque mensu-,<text:line-break/>rae detractionis sanguinis scopos desinierit, perspicuum est<text:line-break/>eum universas has rationes ideo praetermifisse, ’ quod hoc<text:line-break/>praesidio nunquam fit usus. Quemadmodum enim qui nun-<text:line-break/>quanr in aegroto cataplasmatis usus est, is et ipsorum disse-<text:line-break/>rentias aut praeparationes aut </text:span><text:span text:style-name="T27">admovendi</text:span><text:span text:style-name="T2"> occasionem aut<text:line-break/>utendi modum describere nequaquam potest, ad eos vero<text:line-break/>qui illa, ut Erasistratus usus est, usurparunt de horum sin-<text:line-break/>gulis disserere pertinet: eodem pacto quicunque -venae se-<text:line-break/>ctione penitus non utuntur, occasionem et utendi modum et<text:line-break/>mensurae scopos scribere nequeunti. Verum qui illa utuntur,<text:line-break/>eos in primis ac de his rnultoque magis de venarum disse-<text:line-break/>rentia distincte tractare operae pretium est, effi nihil aliud<text:line-break/>saltem tanti momenti, ut nihil intersit hanc ante aliam se-</text:span></text:p>
      <text:p text:style-name="P6"><text:span text:style-name="T2">care, quum cunctae inflammatas partes peraeque evacuare<text:line-break/>possint.</text:span></text:p>
      <text:h text:style-name="Heading_20_2" text:outline-level="2">Cap. V.</text:h>
      <text:p text:style-name="P96"><text:span text:style-name="T2">At nihil quicquam eorum </text:span><text:span text:style-name="T27">quae dicta sunt<text:line-break/></text:span><text:span text:style-name="T2">scribere, ac usum omnem auxilii tollere eo in affectu qui<text:line-break/></text:span><text:span text:style-name="T27">praesidium</text:span><text:span text:style-name="T2"> illud potissimum efflagitare creditus est, qua </text:span><text:span text:style-name="T27">ra-<text:line-break/>tione</text:span><text:span text:style-name="T2"> quis conspicuo exemplo esse non dicere Erafistratum<text:line-break/>hoc auxilio nunquam usum suisse? Quid enim difficultatis<text:line-break/>erat, quum in febrium curatione hisce verbis ita scriberet :.<text:line-break/></text:span><text:span text:style-name="T27">Itaque per initia morborum </text:span><text:span text:style-name="T27">ac </text:span><text:span text:style-name="T27">inflammationum generatio-<text:line-break/>nes omne sorbitionum ciborumque ferculum auferendum<text:line-break/>esi,</text:span><text:span text:style-name="T2"> si hic ascripsisset, utendum vero venae sectione, quo to-<text:line-break/>tius ejus orationis ieries esset ejusmodi: </text:span><text:span text:style-name="T27">Per morborum ini-<text:line-break/>tia et inflammationum generationes omnis sorbitionum ci-.<text:line-break/>borurnque oblatio auferenda, venaeque scotio celebranda esu<text:line-break/>Inflammationes enim scbrium procreatrices plerumque ex<text:line-break/>repletione fiunt. Si ergo in hujusmodi temporibus exhi-<text:line-break/>beantur sarcula, eaque </text:span><text:span text:style-name="T27">tum concoctio </text:span><text:span text:style-name="T27">tum distributio pro<text:line-break/>suis actionibus deserant et </text:span><text:span text:style-name="T27">vasa </text:span><text:span text:style-name="T27">nutrimento impleantur.</text:span></text:p>
      <text:p text:style-name="P6"><text:span text:style-name="T27">etimmnum maximas ac vehementes inflammationes sieri con-<text:line-break/>tinget.</text:span><text:span text:style-name="T2"> Melius itaque fuerit 'cibaria non exhibere et venam<text:line-break/>secare. Talis equidem esset textus series, si ille ut inediis, ita<text:line-break/>et venae sectione uti voluisset; verum quum id scriptis non<text:line-break/>addiderit, quomodo quis virum crediderit ejus remedii usum<text:line-break/>laudasse ? Quum vero neque in alio quodam opere methodi<text:line-break/>medendi hoc fecisse appareat, rurfumque magis aliquis ab<text:line-break/>ipsius sententia fidem recipiet. Quis enim credere pos-<text:line-break/>set prolixae orationis </text:span><text:span text:style-name="T27">virum</text:span><text:span text:style-name="T2"> </text:span><text:span text:style-name="T2">Erafistratum neglexisse vel se-<text:line-break/>mel suis quae scripsit operibus quatuor aut quinque syllabas<text:line-break/>addere? Ego itaque etiamsi nullus Erasistrati liber superes-<text:line-break/>set, sed jam omnes jacturam subiisseut, qualem propernodurn<text:line-break/>subire periclitantur Chrysippi </text:span><text:span text:style-name="T27">libri,</text:span><text:span text:style-name="T2"> in ea re </text:span><text:span text:style-name="T27">tamen</text:span><text:span text:style-name="T2"> discipu-<text:line-break/>lis illius magis crediderim in praeceptoris verba jurantibus<text:line-break/>quam iis qui neque Erafistratum ipsum unqnam viderunt,<text:line-break/>nullumque ejus discipulum, ne etiam ex iis qui discendi gra-<text:line-break/>tia ad </text:span><text:span text:style-name="T27">illum</text:span><text:span text:style-name="T2"> accederent, aut qui cunr his commercium habe-<text:line-break/>rent, scd post tot annorum secula audacter ea pronunciant</text:span></text:p>
      <text:p text:style-name="P6"><text:span text:style-name="T2">quae neque ipsi noverunt </text:span><text:span text:style-name="T2">neque ab aliquo </text:span><text:span text:style-name="T2">qni </text:span><text:span text:style-name="T2">noverit </text:span><text:span text:style-name="T2">audi-<text:line-break/>verunt, neque Erasistiatum adusque quatuor vel quinque<text:line-break/>syllabas, ut protuli, scripsisse animadverterunt. Nam </text:span><text:span text:style-name="T14">τεμνειν<text:line-break/>φλέβα, </text:span><text:span text:style-name="T2">venam </text:span><text:span text:style-name="T27">secare,</text:span><text:span text:style-name="T2"> quatuor syllabis exprimitur: ipsa vere'<text:line-break/>venae sectio quinque. Quod autem paucllluin a me prius<text:line-break/>ejus contextui additum est, pusa, </text:span><text:span text:style-name="T27">utendum vero phlebotomia,<text:line-break/></text:span><text:span text:style-name="T2">novem syllabis effertur. Jam ergo sileant illi qui tum artem<text:line-break/>discentibus tum aegrotis ipsis illudunt, quum Erasistratum<text:line-break/>venae scotione usum fuisse proferunt, fied nullum de ea ser-<text:line-break/>monem sccisse; quod illa cataplasmatum olerumque decoc-<text:line-break/>tionis </text:span><text:span text:style-name="T27">consectione</text:span><text:span text:style-name="T2"> multo evidentior esset. Si namque artis<text:line-break/>candidati ob id venam secare velins, quod quemadmodum<text:line-break/>venae per inedias evacuatae inflammationes solvant, ita ve-<text:line-break/>nae sectiones cunctus deinceps quos Erasistratus inediam<text:line-break/>ferre jubetsanguiuis detractione curabunt. Atque hoc etiam-<text:line-break/>num pauxillum est.</text:span></text:p>
      <text:h text:style-name="Heading_20_2" text:outline-level="2">Cap. VI.</text:h>
      <text:p text:style-name="P96"><text:span text:style-name="T2">Adolescentes autem, qui.neque de venae'<text:line-break/>Pectionis mensura, neque de venis secandis quicquam audi-</text:span></text:p>
      <text:p text:style-name="P6"><text:span text:style-name="T2">verint, ad hoc auxilium </text:span><text:span text:style-name="T2">accedere, </text:span><text:span text:style-name="T2">maximam id aegrotanti-<text:line-break/>bus laesionem adferret, qaemadmodutn retuli statim per ini-<text:line-break/>tia. Praestiterit igitur ipsos neque prorsus venae sectionem<text:line-break/>aggredi quam citra rerum dictarum distinctionem ad auxi-<text:line-break/>lium sese accingere. Plures enim </text:span><text:span text:style-name="T27">ea</text:span><text:span text:style-name="T2"> ratione praecedenti ita<text:line-break/>perierunt quam propter eos qui venas non secant pereunt.<text:line-break/>Nam </text:span><text:span text:style-name="T27">medici</text:span><text:span text:style-name="T2"> seniores venas nequaquam secantes, aliis eva-<text:line-break/>cuatoriis remediis utebantur, quae longiori tempore idem ac<text:line-break/>venae sectio efficere poterant, nisi ob afiectam principem la-<text:line-break/>borantis partem aut plenitudinis exuperantiam mors aegro-<text:line-break/>tum praeoccuparet. Sed qui nunc omne febris principium<text:line-break/>venae sectione indigere putant, aegrotos non parum laedunt.<text:line-break/>Sic enim sibi ipsis de hoc auxilio persuaserunt,. ac si ab Era-<text:line-break/>sistrato scriptum esset, secundum quem ego paulo ante addi-<text:line-break/>tis ipsis orationi novem syllabis modum declaravi, quo sen-<text:line-break/>tentia talis fieret: nam hujus </text:span><text:span text:style-name="T2">ab </text:span><text:span text:style-name="T2">initio meminisse satius fue-<text:line-break/>rit, Itaque circa morborum principia et inflammationum<text:line-break/>generationes omnis sorbitionum ciborumque oblatio auferenda</text:span></text:p>
      <text:p text:style-name="P6"><text:span text:style-name="T2">est, utendum vero venae sectione. Talem enim Erasistrati<text:line-break/>fententiam</text:span><text:span text:style-name="T14">'ηόη </text:span><text:span text:style-name="T2">ad aegrotantium salutemlesse volunt, quum<text:line-break/>alia quidem tempora ficopique sint inediae, alia quoque ve-<text:line-break/>nae sectioni, quae ego omnia in praesenti tractatu decenti<text:line-break/>ordine explicabo. Nunc etenim quemadmodum fi illi a fenio-<text:line-break/>ribus ante persuasi novatu auspicarentur palinodiam: sic<text:line-break/>mihi quoque propositum immutandum est, inducendumque<text:line-break/>eos, qui temere venas secant, venas omnino non incidere.<text:line-break/>Nam ut Plato eloquitur, minus eos aberrare consentaneum<text:line-break/>est, qui quae non norunt, ea non aggrediuntur, quam qui<text:line-break/>moliuntur quae non agnoscunt, quod et nunc isti sariunt, sibi t<text:line-break/>ipsis persuadentes quod ita facilius sit invenire primum eos<text:line-break/>quibus vena secanda esu deinde unumquodque caeterorum,<text:line-break/>quibus in omni morbo per initia ut inediam, sic venae fe-<text:line-break/>clionem usurpant, magis autem, si veritas asserenda sit, Erasi-<text:line-break/>strati sententiam subvertunt. Nam et venas secant et ex-<text:line-break/>templo quibus vena secta est, cibos exhibent, quin ille et<text:line-break/>venas secare prohibeat et haud nutrire consulat.' Quum au-</text:span></text:p>
      <text:p text:style-name="P6"><text:span text:style-name="T2">tem hi veritatem, non Erafistratum amplectantur, ipsis de-<text:line-break/>monstrandum est scriptum </text:span><text:span text:style-name="T2">ab </text:span><text:span text:style-name="T2">eo sermonem in tractatu de-<text:line-break/>sanguinis rejectione non esse illi affectioni proprium, sed<text:line-break/>omni phlegmonae communem. Sic autem se habet sermo.<text:line-break/>iVam </text:span><text:span text:style-name="T27">his imminet in sanguinis rejectione, 'quod in phleg-<text:line-break/>mone periculum in quo offerre nan facile esi. A vanae varo<text:line-break/>sectione inediam longo tempore toleranti, ne virtus ejus<text:line-break/>exolvatur, periculum irnminatt</text:span><text:span text:style-name="T2"> Sic ille de iis qui sanguinem<text:line-break/>vomunt verba sacit et ea de causa eis venam secare probi-<text:line-break/>bet. Caeterum, quod iple inflammationem subsequi suspica-<text:line-break/>tus fit, dum ait: offerre non facile est; hoc est dare cibaria i<text:line-break/>et a venae lectione inediam longo tempore toleranti, ne vir-'<text:line-break/>tus ejus exolvatur periculum imminet unicuique in conspi-<text:line-break/>cuo est. Neque enim illic ad sanguinis rejectionem quic-<text:line-break/>quam proprie spectat, quo quis a venae lectione abflerreri<text:line-break/>possit: verum utraque haec, hoc esi neque propter inflam-<text:line-break/>mationes cibos dare, atque id tempore venae sectionis faci-<text:line-break/>tantibus, periculum de resolutione virium imminere; ctim sca-<text:line-break/>bribus quoque communia sunt Porro si diligentius ahinitun</text:span><text:span text:style-name="T34">1</text:span></text:p>
      <text:p text:style-name="P6"><text:span text:style-name="T2">adverteris, reperies Erasistrati sermonem </text:span><text:span text:style-name="T2">hunc </text:span><text:span text:style-name="T2">venae scctio-<text:line-break/>nem in fabricantibus multo magis quam sanguinem spuenti-<text:line-break/>bus detrectare-, a principio enim dum sanguis rejicitur,<text:line-break/>haudquaquam vas ruptum inflammatione corripitur: at fe-<text:line-break/>briutn luitia vel Erasistrato teste necessario inflammationis<text:line-break/>principium habent. Prolude si ad corroborandam rerum in-<text:line-break/>certarum fidem iis quae manifestae apparent- utendum est,<text:line-break/>vidi ego. plurima vulnera, qUae priusquam </text:span><text:span text:style-name="T2">aegris </text:span><text:span text:style-name="T2">vena' </text:span><text:span text:style-name="T27">fe-<text:line-break/></text:span><text:span text:style-name="T2">caretur, coalescebant. . Fieri ergo nihilo secius potest, quod<text:line-break/>vas ruptum nullo pacto inflammetur, dummodo nos caetera<text:line-break/>rite administraverimus, sanguinisque quantum nobis visum<text:line-break/>fuerit in tempore evacuaverimus. Praeterea </text:span><text:span text:style-name="T2">si </text:span><text:span text:style-name="T2">Erasistratus<text:line-break/>dicit, quod necessarium sit tempore, quo affectae partes in-&gt;<text:line-break/>flammatione corripiuntur, inedias sustinere, ideoque virtutem<text:line-break/>venae pectione antea dissolvere veretur , multo magis ab ipsa<text:line-break/>lu febricitantibus quam in sanguinem rejicientibus nobis ca-<text:line-break/>vendnm est., His etenim venam ruptam priusquam inflam-<text:line-break/>matur coalescere possibile est </text:span><text:span text:style-name="T27">et' multo</text:span><text:span text:style-name="T2"> magis si </text:span><text:span text:style-name="T47">£</text:span><text:span text:style-name="T2"> evacuati</text:span></text:p>
      <text:p text:style-name="P6"><text:span text:style-name="T2">fuerint: febricitantibus autem partem aliquam jam inflam-<text:line-break/>mari uocessc est. - Caeternm .quod possibile sit vas line in-<text:line-break/>flammatione conglutinari, ad. alicui, etiam ex reliquis vulner<text:line-break/>ribus credibile, apparebit. Frequenter enim vidimus, quum<text:line-break/>quibusdam singulari certamine pugnantibus </text:span><text:span text:style-name="T2">integrum crus<text:line-break/></text:span><text:span text:style-name="T2">brachiumye </text:span><text:span text:style-name="T2">abscissum </text:span><text:span text:style-name="T2">esset, coaluisse tamen </text:span><text:span text:style-name="T2">vulnus </text:span><text:span text:style-name="T2">ante-<text:line-break/>quam: inflammatio oboriretur: quod </text:span><text:span text:style-name="T2">quidem, </text:span><text:span text:style-name="T2">multo </text:span><text:span text:style-name="T27">magia<text:line-break/>continget,</text:span><text:span text:style-name="T2"> si, </text:span><text:span text:style-name="T2">ut </text:span><text:span text:style-name="T2">Hippocrates ait, sanguis, copiosus ijlico fin-<text:line-break/>xerit. Saepius.etiam,- foramen in cavas </text:span><text:span text:style-name="T2">thoracis partes </text:span><text:span text:style-name="T2">illa-<text:line-break/>tum in tribus diabus conglutinatum conspeximus. Quin<text:line-break/>etiam nuper </text:span><text:span text:style-name="T2">in </text:span><text:span text:style-name="T2">palaestra aliquis insigni plaga accepta, </text:span><text:span text:style-name="T2">ex-<text:line-break/></text:span><text:span text:style-name="T2">templo vehementer tustiendo duas ferme sanguinis, </text:span><text:span text:style-name="T2">cotylas<text:line-break/></text:span><text:span text:style-name="T2">rejecitscd ille, quia ei statim vena iecta. aliaque </text:span><text:span text:style-name="T2">quilura<text:line-break/></text:span><text:span text:style-name="T2">opus habebat saeta fuissent, .neque </text:span><text:span text:style-name="T2">omnino.deinceps </text:span><text:span text:style-name="T2">tussinit<text:line-break/></text:span><text:span text:style-name="T2">et </text:span><text:span text:style-name="T2">nunc quoque farms incolumisque degit; </text:span><text:span text:style-name="T2">Epiris ilaquo </text:span><text:span text:style-name="T2">dis<text:line-break/></text:span><text:span text:style-name="T2">spicere </text:span><text:span text:style-name="T2">licet, quod siquis vel adhuc Erasistrato, obtemperare<text:line-break/>velit, abstinere magis a venae sectione </text:span><text:span text:style-name="T2">jn </text:span><text:span text:style-name="T2">iis debeat quasi<text:line-break/>jam inflammari inceperint quam </text:span><text:span text:style-name="T2">quae nondum </text:span><text:span text:style-name="T2">inilaminec<text:line-break/>tione sunt correpta.</text:span></text:p>
      <text:h text:style-name="P4" text:outline-level="2">Cap. VII.</text:h>
      <text:p text:style-name="P96"><text:span text:style-name="T2">Praeterea ne </text:span><text:span text:style-name="T2">illud </text:span><text:span text:style-name="T2">quidem minus </text:span><text:span text:style-name="T2">clerum<text:line-break/></text:span><text:span text:style-name="T13">est, </text:span><text:span text:style-name="T2">quod Erasistratus venae sectionem neque </text:span><text:span text:style-name="T2">cum mediis<text:line-break/></text:span><text:span text:style-name="T2">neque ante ipsas inedias unquam </text:span><text:span text:style-name="T2">usurpavit. Veruntarnen<text:line-break/></text:span><text:span text:style-name="T13">nounulli </text:span><text:span text:style-name="T2">eo contentionis dementiaeque pervenerunt, ut<text:line-break/>quum sermones hos audiverint, discutiendorum eorum nul-<text:line-break/>lam sane rationem inveniant: tanquam vero 'nihil </text:span><text:span text:style-name="T2">iliis </text:span><text:span text:style-name="T2">ob-<text:line-break/>jectum esset, propriam sermonum</text:span><text:span text:style-name="T2">' </text:span><text:span text:style-name="T2">farraginem auspicantur<text:line-break/>unam </text:span><text:span text:style-name="T2">illam </text:span><text:span text:style-name="T2">sententiam in ore </text:span><text:span text:style-name="T2">habentes; </text:span><text:span text:style-name="T2">quam Erasistratus<text:line-break/>his verbis asserit: </text:span><text:span text:style-name="T27">Consequens etiam esi, quod circa insiam-<text:line-break/>rnatixmis tempora vulneratis nihil </text:span><text:span text:style-name="T27">sit </text:span><text:span text:style-name="T27">offerendum - venae<text:line-break/>enim evacuatae sanguinem qui in </text:span><text:span text:style-name="T27">arterias </text:span><text:span text:style-name="T27">insilierit </text:span><text:span text:style-name="T27">faci-<text:line-break/></text:span><text:span text:style-name="T27">lius suscipient:' </text:span><text:span text:style-name="T27">quod </text:span><text:span text:style-name="T27">ubi</text:span><text:span text:style-name="T2"> contigerit, </text:span><text:span text:style-name="T27">inflammationes </text:span><text:span text:style-name="T27">minus<text:line-break/></text:span><text:span text:style-name="T27">evenient.</text:span><text:span text:style-name="T2"> </text:span><text:span text:style-name="T2">Et </text:span><text:span text:style-name="T2">sic illi persuasi, quod ipse venae sectione usus<text:line-break/>sit, hinc aperte colligi posse ajunt. Quo enim </text:span><text:span text:style-name="T2">loco </text:span><text:span text:style-name="T2">ipsam ine-<text:line-break/>diam veluti evacuationem praesidium ille accersit, multo </text:span><text:span text:style-name="T2">sane<text:line-break/></text:span><text:span text:style-name="T2">magis, inquiunt,</text:span><text:span text:style-name="T2">.ad </text:span><text:span text:style-name="T2">venae sectionem </text:span><text:span text:style-name="T2">se </text:span><text:span text:style-name="T2">accinget. Adversus<text:line-break/>quos </text:span><text:span text:style-name="T2">siquis </text:span><text:span text:style-name="T34">;</text:span><text:span text:style-name="T2">dicat, quod </text:span><text:span text:style-name="T2">per ea </text:span><text:span text:style-name="T2">quae </text:span><text:span text:style-name="T2">allegant Erasistratuni<text:line-break/>quidem venae </text:span><text:span text:style-name="T2">sectione ante </text:span><text:span text:style-name="T2">inediam usum esse non demon-</text:span></text:p>
      <text:p text:style-name="P6"><text:span text:style-name="T2">strent, sed potius consequens esse ostendant, quod ipse post-<text:line-break/>ea illam usurpaverit: isti hunc ridentes. Tu tandem ajunt<text:line-break/>quid consequens sit cognoscis, Erasistratus autem non cogno-<text:line-break/></text:span><text:span text:style-name="T2">vit? </text:span><text:span text:style-name="T2">quasi vero ille ingenio exercitato non fuerit praeditus,<text:line-break/>tuque </text:span><text:span text:style-name="T2">illo </text:span><text:span text:style-name="T2">multo </text:span><text:span text:style-name="T2">sis </text:span><text:span text:style-name="T2">promptior, ac rationibus magis polleas.<text:line-break/>Si itaque volueris, illi, ut te discendi causa frequentet, con-<text:line-break/>sulemus, quo scllicet quid ad quamque rem vel consequens<text:line-break/>vel pugnans sit cognoscere assuescat. Atque his verbis ha-<text:line-break/>bitis illinc discedunt: in posterum </text:span><text:span text:style-name="T27">vero,</text:span><text:span text:style-name="T2"> ut collocutoribus<text:line-break/>aliquam contumeliam inurant, adjungunt sibi hominum per-<text:line-break/>frictae frontis catervam adeo copiosam, ut prae illorum cla-<text:line-break/>moribus nemo loqui quicquam possit, ejnsmodique finem<text:line-break/>congressuum statuunt. Sed nos impraesentiarum eum non<text:line-break/>quaerimus, qui convicia spargenti vices referat, verum in<text:line-break/>primis quidem num Erasistratus venae sectione aliquando<text:line-break/>sit usus </text:span><text:span text:style-name="T2">? </text:span><text:span text:style-name="T2">Secundo autem, quasnam hoc auxilium vires ha-<text:line-break/>beat, indagamus. Atqui horum utrius que proprie habentur<text:line-break/>demonstrationes. Quod enim, hunc venae sectione non sit<text:line-break/>usus,, testantur et munimenta illius et discipuli fide dignis-<text:line-break/>simi, Chrysippique universum auditorium.. Caeterurn de au.</text:span></text:p>
      <text:p text:style-name="P6"><text:span text:style-name="T2">xilii hujus facultatibus </text:span><text:span text:style-name="T2">non </text:span><text:span text:style-name="T2">eadem est ratio: nam de </text:span><text:span text:style-name="T2">his<text:line-break/></text:span><text:span text:style-name="T2">enuntiata quaedam quam verissima, necnon et </text:span><text:span text:style-name="T2">conclusiones<text:line-break/></text:span><text:span text:style-name="T2">selectae afferuntur. Praeterea siquis istis quoque </text:span><text:span text:style-name="T2">posthabitis,<text:line-break/></text:span><text:span text:style-name="T2">solum rerum ordinem sequi voluerit, </text:span><text:span text:style-name="T2">vel </text:span><text:span text:style-name="T2">sic scripta </text:span><text:span text:style-name="T2">Erasi-<text:line-break/>strati, </text:span><text:span text:style-name="T2">quia nihil tale in bis proditum sit modis </text:span><text:span text:style-name="T2">omnibus<text:line-break/></text:span><text:span text:style-name="T2">periclitabitur. Reputa igitur haec in animo, </text:span><text:span text:style-name="T2">praesertim ex-<text:line-break/></text:span><text:span text:style-name="T2">ordio illinc sumpto, ubi ille in libro de rejectione sanguinis<text:line-break/>Chrysippum laudibus extollens, quod loco venae sectionis<text:line-break/>membra </text:span><text:span text:style-name="T2">vinculis </text:span><text:span text:style-name="T2">excipere consuevisset, haec ad </text:span><text:span text:style-name="T2">verbum<text:line-break/>scripsit: </text:span><text:span text:style-name="T27">Jlocipsctm </text:span><text:span text:style-name="T27">autem facere volunt ii, qui </text:span><text:span text:style-name="T27">sanguinem<text:line-break/>'rejicientibus venam </text:span><text:span text:style-name="T27">secant. At Chrysippus multo </text:span><text:span text:style-name="T27">consultius<text:line-break/>agit, ut </text:span><text:span text:style-name="T27">qui </text:span><text:span text:style-name="T27">non </text:span><text:span text:style-name="T27">solum id quod instat prae oculis </text:span><text:span text:style-name="T27">habeat,<text:line-break/></text:span><text:span text:style-name="T27">verum, et </text:span><text:span text:style-name="T27">impendentis </text:span><text:span text:style-name="T27">periculi curam gerat:, </text:span><text:span text:style-name="T27">adhaeret<text:line-break/></text:span><text:span text:style-name="T27">enim his tempore refectionis ex inflammatione periculum, </text:span><text:span text:style-name="T27">in<text:line-break/></text:span><text:span text:style-name="T27">qsio afferre non sacile esi, </text:span><text:span text:style-name="T27">a </text:span><text:span text:style-name="T27">venae itutemsectione inediam<text:line-break/>longo tempora toleranti, ne virtus illius exdlvatur </text:span><text:span text:style-name="T27">pericit-<text:line-break/></text:span><text:span text:style-name="T27">lum imminet.</text:span><text:span text:style-name="T2"> Atqui hic causam non adjecit, oh quam </text:span><text:span text:style-name="T2">tem-<text:line-break/></text:span><text:span text:style-name="T2">pore inflammationis inediam injungat, utpote quae ab </text:span><text:span text:style-name="T2">illo<text:line-break/></text:span><text:span text:style-name="T2">declarata </text:span><text:span text:style-name="T2">est, quum in </text:span><text:span text:style-name="T2">hanc sententiam scriberet: </text:span><text:span text:style-name="T27">Conse-</text:span></text:p>
      <text:p text:style-name="P6"><text:span text:style-name="T27">quens esi, quod vulneratis circa inflammationis tempora,<text:line-break/>nihil sit offerendum: verute</text:span><text:span text:style-name="T2"> enim </text:span><text:span text:style-name="T27">evacuatae sanguinem, qui<text:line-break/>in arterias insilierit, facilius suscipient : quod ubi contige-<text:line-break/>rit, inflammationes minus</text:span><text:span text:style-name="T2"> contingent. Quapropter ille ine-<text:line-break/></text:span><text:span text:style-name="T27">dias</text:span><text:span text:style-name="T2"> tempore inflammationis ea causa laudat, quia illae venas<text:line-break/>evacuent, verum si ambas has sententias in unum redegeris,<text:line-break/>sermo integer talis erit: Chrysippus sane recte fecit, qui </text:span><text:span text:style-name="T27">non<text:line-break/></text:span><text:span text:style-name="T2">sceuerit venam iis qui sanguinem rejiciebant eo quod illi<text:line-break/>paulo post evacuatorio,auxilio, puta inedia, indigebant. Prae-<text:line-break/>terea idem iste sermo, fi compendiosius quoque dicatur, ejus-<text:line-break/>modi erit: Sanguinem rejicientes nequaquam sunt evacuandi,<text:line-break/>quia paulo post, inflammatione ingruente evacuatione opus<text:line-break/>habebunt. Etiam vero clarius is hoc pacto explicaretur: Ante<text:line-break/>inflammationis tempus venas evacuare non licet, ipsis quippe<text:line-break/>evacuatis inflammationes cessant. At sermo iste*evidenter<text:line-break/>sibi ipsi repugnat, nisi fiqnis suppetias illi laturus duo haec<text:line-break/>temere adjiciat, quod videlicet melius sit ut corpus per in-<text:line-break/>flammationis tempus evacuetur, non ante: quodque luedia</text:span></text:p>
      <text:p text:style-name="P6"><text:span text:style-name="T2">sit magis quam ipsa venae </text:span><text:span text:style-name="T2">sectio </text:span><text:span text:style-name="T2">usurpanda. Sed si haec<text:line-break/>dicat, nos hunc neque quod propositum suerat demonstrasse,<text:line-break/>neque sibimet consentanea dixisse, respondebimus: in hocque<text:line-break/>has partes discrepare dicemus, quod ordinem sermonum non<text:line-break/>observent. Omnibus enim hominibus, qui praesertim tantum<text:line-break/>mentis possident, ut consideratione etiam pauxillum quid<text:line-break/>consequi possint, perspicuum est quod huic qui sanguinem<text:line-break/>in arterias transilientem per evacuationem venarum ad pro-<text:line-break/>priurn locum reducere velit, id primo quoque tempore sit<text:line-break/>faciendum. Manifestum etiam est quod evacuatorio auxilio<text:line-break/>quam celerrime utendum fit, ut quo et brevissimo temporis<text:line-break/>spatio et sine ulla corporis perturbatione evacuationem<text:line-break/>quamvis perficere possimus. - Quantum enim inediae persaepe<text:line-break/>laedant, superius demonstratum est. Proinde in hunc modum,<text:line-break/>alicui dicere integrum erit </text:span><text:span text:style-name="T2">. </text:span><text:span text:style-name="T2">Arbitror equidem ridendos esse<text:line-break/>eos, qui Erasistratuin quandoque sanguinem rejicientibus ve-<text:line-break/>nam secuisse putant, quandaquidern ubi inediam tanquam<text:line-break/>evacuatorjum praesidium laudat, multo hercle magis ipsam</text:span></text:p>
      <text:p text:style-name="P24"><text:span text:style-name="T2">venae sectionem laudaturus'fuerit: ubi quoque inflammatio-<text:line-break/>nis tempore evacuatione opus esse arbitratur, sub illius ini-<text:line-break/>tium magis quam quum futura est ipsam laudaturum fuisse<text:line-break/>in confesso esu Neque etenim Erasistratus rerum adeo im-<text:line-break/>peritus erat, ut non multo citius sanguinem ex arteriis in<text:line-break/>venas reduci putaret, quum neque circa insultus initium ille<text:line-break/>vehementer esset densatus, neque </text:span><text:span text:style-name="T27">a</text:span><text:span text:style-name="T2"> calore febrili tantopere<text:line-break/>eliquatus, ut ob id crassiusculus efficeretur. Nam, qui hoe<text:line-break/>ipsum assereret femet potius deridendum quam illos quos ac-<text:line-break/>eusat exhibere: quandoquidem quum Erasistratus ipse scri-<text:line-break/>bat venae sectionis usum </text:span><text:span text:style-name="T2">ea </text:span><text:span text:style-name="T2">causa non esse usurpandum, quia<text:line-break/>inflammationis tempore longe melius sit, .ut assumptionem<text:line-break/>evitemus.<text:tab/>' </text:span><text:span text:style-name="T2">’ ,</text:span></text:p>
      <text:h text:style-name="Heading_20_2" text:outline-level="2">Cap. VIll.</text:h>
      <text:p text:style-name="P96"><text:span text:style-name="T2">Continere insanabile aut omnino curatu dis-<text:line-break/>sicile, qualia et haemorrhoidibus accidunt. At quum nos mem-<text:line-break/>brorum deligaturas diceremus repletionem absque venae se-<text:line-break/>ctioue adducere ad sese esse idoneas, illelioc ait impossibile in<text:line-break/>plethotis esse, ob quas ipse Erasistratus brachia .manusque ac</text:span></text:p>
      <text:p text:style-name="P6"><text:span text:style-name="T2">tibias aduri dixit, fierique </text:span><text:span text:style-name="T2">id, </text:span><text:span text:style-name="T2">quia vasa propter sanguinis<text:line-break/>multitudinem intenderentur. Qua rasione ergo in illa id quod<text:line-break/>in profundo est delabi amplius, quum et sineillo ne ipsa rum-<text:line-break/>pantur periclitari jam videntur ? Atqui jam declaravimus, quod<text:line-break/>Erasistratus Chrysippum laudaverit non apposita, ut ego nunc<text:line-break/>scribendo faciam, aliqua sermonis distinctione, verum abso-<text:line-break/>lute sententiam suam prodens. Oratio namque sic habet:'<text:line-break/>Deligationes vero laneis vinculis circa alas ipsas ac inguina<text:line-break/>faciendae. Deligationes enim, inquit; faciendae, neque lute-<text:line-break/>rim utrum hoc auxilium pletho</text:span><text:span text:style-name="T27">ricis solis</text:span><text:span text:style-name="T2"> nihil commodi af-<text:line-break/>ferat, aliisque e diverso emolumento sit futurum sermoni ad-<text:line-break/>didit, sed simpliciter pronuntiavit, quo de omnibus dictum<text:line-break/>istud intelligamus. Atqui, ajebat ille, si de omnibus, id inlel-<text:line-break/>ligendum esset, ipscmet istud declarasset in hunc-modum scri-<text:line-break/>bens: Deligationes in omnibus faciendae, verum simpliciter<text:line-break/>protulit, Deligationes laneis vinculis circa alas ingninaque<text:line-break/>faciendae, eo quod nos ipsi suspicari possemus orationem<text:line-break/>hanc de illis tantum habitam esse, in quibus admernbra 'san-<text:line-break/>guinem transferri possibile est: nam lu quibus id fieri nequit.</text:span></text:p>
      <text:p text:style-name="P6"><text:span text:style-name="T2">ne vincula quidem eorum membris sunt adjicienda. Cur er-<text:line-break/>go, ajebamus nos, hoc quod nunc dicis Erasistratus non<text:line-break/>scripsit? an quia iis, qui adeo repleti sunt, ut eis brachia<text:line-break/>tibiaeque ac cubiti adurantur, sanguinem subtrahere neces-<text:line-break/>sarium sit, caeteris vero sola membrorum deligatio sufficiat ?<text:line-break/>Quoniam, inquit, non hominibus vulgaribus scripsit, verum<text:line-break/>iis, qui ea quae res ipsas necessario consequuntur cognoscere<text:line-break/>atque operari possint, impossiblliaque nequaquam aggredi in<text:line-break/>animum inducant. Nonne ergo, inquiebamus, si aliquando<text:line-break/>plethorica dispositio corpus occupaverit, etiamsi Erasistratus<text:line-break/>istud non scripserit,, venae .sectione opus esse dices? In con-<text:line-break/>fesso enim est quod hoc omnibus cognitum sit ideoque ab<text:line-break/>Erasistrato non est descriptum: caeteros namque affectus<text:line-break/>quictfnque. sine repletione fiunt, Erasistratus.seorsum mederi<text:line-break/>jussit. Verum quum ille </text:span><text:span text:style-name="T2">ad </text:span><text:span text:style-name="T2">haec obstreperet, primum quidem<text:line-break/>hortatus eum sum, ut sententiam ex tertie de febribus de-<text:line-break/>scriptam audiret: deinde vero et eam, quae in priore de </text:span><text:span text:style-name="T27">Sa-<text:line-break/>lutaribus</text:span><text:span text:style-name="T2"> commentario habetur. Nam quae in tertio de Fe-<text:line-break/>brihus repetitur haec est: </text:span><text:span text:style-name="T27">fgitur circa aegritudinum prsu-</text:span></text:p>
      <text:p text:style-name="P6"><text:span text:style-name="T27">cipia ac insiammationum 'generationes omnis ciborum sua—<text:line-break/>bitionurnqiie oblatio subtrahenda esi, plerumque enim</text:span><text:span text:style-name="T2"> in-<text:line-break/></text:span><text:span text:style-name="T27">siammationes, quaescbres suscitant, ex repletione fiunt. ' Si<text:line-break/>ergo in hujusmodi temporibus ablationes dentur et eas con-<text:line-break/>coctio distributioque pro suarum actionum sacultate vidjsim<text:line-break/>distribuant, venaeque alimento impleantur, adhuc longe<text:line-break/>majores ac vehementiores insiamrnutiones</text:span><text:span text:style-name="T2">fuepenumero </text:span><text:span text:style-name="T27">fieri<text:line-break/>accidit.</text:span><text:span text:style-name="T2"> His verbis Erasistratus nomen repletionis aperte de-<text:line-break/>scripsit, modinnque illius curandi tradens inediae comme-<text:line-break/>minit, venae vero sectionem silentio plane praeteriit. Qua-<text:line-break/>propter ad Erasistrateum illum me convertens; Quater, in-<text:line-break/>quam, o amicissime, mentitus es, quandoquidem Erafistratum<text:line-break/>repletionis medicandae rationem separatim fcripfisse patet. .<text:line-break/>Idem namque vel in priore Salutarium libro, ipsaque illius<text:line-break/>praefatione recitat, quo cuique cognitum esse possit, illum<text:line-break/>quum repletionis remedia ordine scriberet, quidvis potius<text:line-break/>quam venae sectionis meminisse. Dictio autem sic habet:<text:line-break/></text:span><text:span text:style-name="T27">Summam in quibusdam sanitatis curam rationemque ha-<text:line-break/>bere oportet, ideoque qua via quis eum, qui in repletione</text:span></text:p>
      <text:p text:style-name="P6"><text:span text:style-name="T27">fieri consuevit, asisiectum</text:span><text:span text:style-name="T2"> cognofeere atque </text:span><text:span text:style-name="T27">observare postsit,<text:line-break/>in primis colligendum </text:span><text:span text:style-name="T27">esi. </text:span><text:span text:style-name="T27">Incipiente enim </text:span><text:span text:style-name="T27">ea, </text:span><text:span text:style-name="T27">a dijsiolven-<text:line-break/>tibus absumendum quam maxime'esi •. si autem illa nondum<text:line-break/>adsit, antequam aegritudinis initium fiat, illis utitor. At^<text:line-break/>quiplures modi extant, qurbus hujusmodi agscctus diffolvi<text:line-break/>potest, neque iidern cunctis quadrant. Sed de his jam<text:line-break/>ordine dicere constituimus. Qui ergo corpus laboribus<text:line-break/>exercere consueverunt, his midto praesiantijsemum suerit,<text:line-break/>ut illos paulp plures quam pro consuetudine ineant, ipsis-<text:line-break/></text:span><text:span text:style-name="T2">que </text:span><text:span text:style-name="T27">'affectum hunc dijsolvere tentent: ab exercitiis vero<text:line-break/>Judores in balneo proritent. Porro siquidsupercalefactione<text:line-break/>exiccaturn esi, tum pluribus lavacris uti, hisque omnibus<text:line-break/>peractis, in multa quiete longo tempore nullas oblationes asu<text:line-break/>siumentem degere, consuetum esi. Jllo enim tempore reple-<text:line-break/>tio summopere sustollit, praescrtirnque si posi exercitia et<text:line-break/>lavacra quis longo temporis spatio nulla oblatione utatur,<text:line-break/>piiescatque postea aliquamdiu. Prandium vero Juhtrahen-<text:line-break/>dum esi, scd et coena minor solito ajjumendu. Tum qui<text:line-break/>offeruntur cibi nutrimento sere oareant, veluti Jurit olera</text:span></text:p>
      <text:p text:style-name="P11"><text:span text:style-name="T2">i</text:span></text:p>
      <text:p text:style-name="P6"><text:span text:style-name="T27">pleraque tam cruda quarn cocta cucurbitaeque ac cucu-<text:line-break/>meres peponesque teneri et sicus recentes, .legumina item<text:line-break/>cum oleribus cocta: panis, quoque omni vitio careat. diam<text:line-break/>sic universa</text:span><text:span text:style-name="T2"> taiia </text:span><text:span text:style-name="T27">partim alvum lubricam reddent, partim.<text:line-break/>nutrimenta, quae ex illis fiunt, neque copiosa neque fortia<text:line-break/>ejsicient. Vorum a carnibus piscibusque ac omnibus, rebus<text:line-break/>cum lacte, chondropue et 'amylo elixatts et caeteris id ge-<text:line-break/>nus alimentis dicto tempore abstinendum, vdl prorsus pau-<text:line-break/>cis utendum. Huic autem victus rationi diligenter pb id<text:line-break/>insistendum, quo repletio jam consistens secure sustollatur-.<text:line-break/>Caeterum qui corpus laboribus exercere non sunt ajsueti,<text:line-break/>his plura exercitia commodum non est injungere, quam-<text:line-break/>quam haec dlioqui, prout plurima alia, evacuationes tutas<text:line-break/>f-aciant. Praeterea vero quicurique ad vomendum propen-<text:line-break/>si sunt,. ut</text:span><text:span text:style-name="T2"> a </text:span><text:span text:style-name="T27">coena vomitiories instituant, omnibus commu-<text:line-break/>niter utile esi. Ne autem ad aliquid aliud minus idonei fi-<text:line-break/>ant, vomiitus ab oblatione </text:span><text:span text:style-name="T27">non </text:span><text:span text:style-name="T27">multum temporis intercedat,<text:line-break/>sic enim cibi adhuc in superioribus partibus exsistentes faci-<text:line-break/>lius evomentur: praindeque alimenta, quae ex ipsis cibis</text:span></text:p>
      <text:p text:style-name="P6"><text:span text:style-name="T27">generantur non multo ante vomitionem distributa </text:span><text:span text:style-name="T27">sint. </text:span><text:span text:style-name="T27">Ad<text:line-break/></text:span><text:span text:style-name="T2">haec </text:span><text:span text:style-name="T27">postero die lavacra siudoresque</text:span><text:span text:style-name="T2"> ’ provocare </text:span><text:span text:style-name="T27">oportet.<text:line-break/>Quin etiam evacuato jam corpore atque repletione restau-<text:line-break/>rationem nacta, paulo post ad consueta redeundum.</text:span><text:span text:style-name="T2"> His<text:line-break/>ergo verbis Erasistratus clare per omnia indicavit quod ad<text:line-break/>repletionis affectum medicandum aliis omnibus'auxiliis usus<text:line-break/>sit, venae autem sectionem nunquam adhibuerit, istudque et.<text:line-break/>in sequente operis parte innuit, dum in hunc modum loqui-<text:line-break/>tur: </text:span><text:span text:style-name="T27">Haec vero animo tevolvenda sunt, quod non omnes<text:line-break/>homines 'ad quosvis affectus aequaliter propensi funt, scd<text:line-break/>ubi aliquando idem siymptoma, valuti repletio esu, intra<text:line-break/>plurimos contingat, in omnibus ad quae consuevit loca im-<text:line-break/>petu scrtur et in aliis quidem ad hepar, aliis rursum ad<text:line-break/>alvum, nec desunt quibus illa vel epilepticos affectus vel<text:line-break/>articulorum dolores conciliet, Opus esi ergo, . ut unusquis-<text:line-break/>que ea quae illi contingere consueverunt considerans cu-<text:line-break/>ram affectibus provenientibus idoneam instituat. Non enim<text:line-break/>eadem ratione ad epilapsiam inclinato, qua sanguinem spu-<text:line-break/>enti curatio exequenda: verum illi perpetuo labore desati~.</text:span></text:p>
      <text:p text:style-name="P6"><text:span text:style-name="T27">gari, huic autem a laboriosis exercitiis cavere operae pre-<text:line-break/>tium esi: verendum namque esi ne ex defatigatione initium<text:line-break/>ruptionis suboriatur. Sed </text:span><text:span text:style-name="T27">et </text:span><text:span text:style-name="T27">qui epilepticis affectibus</text:span><text:span text:style-name="T2"> obno-<text:line-break/></text:span><text:span text:style-name="T27">xius esi, in labore contmuo ac inedia et cibi paucitate sc<text:line-break/>contineat, frequentia </text:span><text:span text:style-name="T27">autem </text:span><text:span text:style-name="T27">lavacra, quaeve vehementem<text:line-break/>permutationem afferunt, modis omnibus evitet. Quos vero<text:line-break/>renales affectus plerumque .infestant, his cibi concoctu saci-<text:line-break/>les afferendi, ac lavacra ajsiatirn injungenda i potus, autem<text:line-break/>consiringendi facultate careat, ne lotium acrius redditum<text:line-break/>loca per quae excretio ipsa fertur, arrodat: ad haec exer-<text:line-break/>citiis diu insistere hujusmodi hominibus noxium esi. Qui-<text:line-break/>bus autem vel ad splenem vel sccur siuxio ferri consuevit, .<text:line-break/>his, a laboribus nimis scigidaque ablutione abstinendum,<text:line-break/>inediisque et paucitate potationum ac lavacris curatio in<text:line-break/>universum procuranda.</text:span></text:p>
      <text:h text:style-name="Heading_20_2" text:outline-level="2">Cap. IX.</text:h>
      <text:p text:style-name="P96"><text:span text:style-name="T2">In his rursum Erasistratus suam sententiam<text:line-break/>clare ostendit. Nam eos, quibus ex repletione vel sanguinis<text:line-break/>sputum vel epilepticus morbus imminet, neque fortiter pur-</text:span></text:p>
      <text:p text:style-name="P6"><text:span text:style-name="T2">gantibus .medicamentis: evacuare unqoam, neque frequenti<text:line-break/>frictione </text:span><text:span text:style-name="T2">uti </text:span><text:span text:style-name="T2">voluit: quae ipsaretsi ' debilior sit quam quae<text:line-break/>hujusmodi morbis adamussim opitulari possit, praestanticf<text:line-break/>tamen non paulo una inedia existit. Frequenti enim frictione<text:line-break/>non paucos .istorum evacuavimus; quum alias prae animi<text:line-break/>ignavia, neque purgans medicamentum assumere auderent<text:line-break/>neque venae scctionem sufferrent. Sique auxilium hoVin<text:line-break/>omnibus sufficeret; scrte quis ipso veha'e sectionis loeo sem-<text:line-break/>per uti posset.. Constat autem quod interdum' multo minus dea<text:line-break/>hiliusque reperiatur. quam quale corporis repletio-' exigat;<text:line-break/>rnaxirneque quia illi, qui frictionibus mrn assueverunt, si plus<text:line-break/>aequo perfricti fuerint, dolorosis affectionibus illico eoiria<text:line-break/>piantur..: Nonnulli e contra densam duramque cutim qnuni<text:line-break/>habeant, etiamsi plurimam subierint frictionem; nihilominus<text:line-break/>quam paucissimam evacuationem experiuntur. At st quiSatie-<text:line-break/>dicus iu artis roperibus diligenter versabitur; ipsa experlena<text:line-break/>tia-edoctus, quantopere stomachi, inanitio ad acfeeifendUm<text:line-break/>paroxysmum epilepticum faciat; sine negotio cognoscet; -'Di—<text:line-break/>spiitiet-retiam.rillbsalqui ob. folam. stomachi laesam aerionetii</text:span></text:p>
      <text:p text:style-name="P6"><text:span text:style-name="T2">epilepsiis corripiantur, ex inedia.vehementer laedi, velut et<text:line-break/>Diodoro grammatico usu venit. Is enim si quando in quodam<text:line-break/>ludo literario existens famem diutius sustineret, illico epi-<text:line-break/>lepfia convellebatur. Huic itaque, praesentaneo remedio suca<text:line-break/>currebamus jubentes ut cir.ea tertiam aut quartam diei ho-<text:line-break/></text:span><text:span text:style-name="T27">rata</text:span><text:span text:style-name="T2"> panem ex vino temperato assumeret: hocque praesse<text:line-break/>dio usus annis permultis sanus degebat,-quippe qui hujus so-<text:line-break/>lius rei curam gerebat, ut cibos, iiij coena assumptos quam<text:line-break/>optime concoqueret. Aliquando autem quum propter civilia<text:line-break/>quaedam negotia' lu foro ad meridiem usque sine cibo per-<text:line-break/>durare cogeretur, humi prostratus denuo convulsus est. Iste<text:line-break/>-igitur, veluti indicari, propter stomachi - vitium epilepsia<text:line-break/>vexabatur.- Manifestum etiam est quod stomachus laesus, .si<text:line-break/>modo ad hoc idoneus fuerit, alias partes </text:span><text:span text:style-name="T14">ήοη </text:span><text:span text:style-name="T2">paucas una fe-<text:line-break/>cum exacerbet, ac ad consensum trahat .Hoc loco autem ad—<text:line-break/>vertendum est, quod in hujusmodi affectibus os ventris sic-<text:line-break/>machus </text:span><text:span text:style-name="T27">a</text:span><text:span text:style-name="T2"> medicis appelletur. Caeterum </text:span><text:span text:style-name="T2">vel </text:span><text:span text:style-name="T2">multi ante nos:<text:line-break/>suerunt, qni hos affectus jam pernoverant, ideoque de his<text:line-break/>plenius tracture </text:span><text:span text:style-name="T27">alibi</text:span><text:span text:style-name="T2"> praestiterit: impraesentiarum veror hiiij</text:span></text:p>
      <text:p text:style-name="P11"><text:span text:style-name="T27">T-,r</text:span><text:span text:style-name="T2"> </text:span><text:span text:style-name="T2">lltHT </text:span><text:span text:style-name="T14">Ρ.'ϊ'ΖίΤ.ΤΛΛ </text:span><text:span text:style-name="T2">'</text:span></text:p>
      <text:p text:style-name="P6"><text:span text:style-name="T2">ttsque </text:span><text:span text:style-name="T2">dictum </text:span><text:span text:style-name="T2">de ipsis sit, </text:span><text:span text:style-name="T2">quo </text:span><text:span text:style-name="T2">obitel’ </text:span><text:span text:style-name="T2">declaremus multos </text:span><text:span text:style-name="T2">epi-<text:line-break/>lepticos ex lolo stomacho </text:span><text:span text:style-name="T2">longioribus </text:span><text:span text:style-name="T2">inediis, perturbato in</text:span><text:span text:style-name="T34">i<text:line-break/></text:span><text:span text:style-name="T2">exacerbationem incidere.'-' Proponatur ergo homo esse adeo'<text:line-break/>repletus, ut brachia et cubitos, coxas tibiasque inflammari’-<text:line-break/>fentiat; tempus vero’anni’ver’incipiens t neque enim' hoc</text:span><text:span text:style-name="T34">;<text:line-break/></text:span><text:span text:style-name="T2">ipsum exemplum perraro contingit. immo nos pei id lem-</text:span><text:span text:style-name="T34">;<text:line-break/></text:span><text:span text:style-name="T2">poris homines saepissime hoc pacto affici conspeximus» huic"<text:line-break/>accedat quod is exercitiorum ac frictionum: sit penitus ex=<text:line-break/>pers, facileque ab inediis laedatur i nobis porro investigaU-'<text:line-break/>dum suerit, qua ratione hunc evariiare debeamus. Numquid--<text:line-break/>ergo evacuationem instituemus lavacris frequentibus aut<text:line-break/>exercitiis aut mediis votnitionibusve a ecena factis? Nam ‘<text:line-break/>praeter haec apud Erafistratum nulla’alia repletionis reiue-<text:line-break/>diareperiuntui- A tqni ipse exercitiis uti iisy'qui-id nott con-<text:line-break/>sueverunt; nequaquam concedit: a lavacris etiam illos quia'<text:line-break/>epilepticis affectibus obnoxii fiunt, axiet i arcebit item iuea<text:line-break/>quidem sententia eosdem </text:span><text:span text:style-name="T2">a </text:span><text:span text:style-name="T2">vomitionibus, 'ut quae-capttt evi-<text:line-break/>denter -ieplero soleant; Caeleruni inedia luter ea quae cau<text:line-break/>put replent adeo eminet, ut. </text:span><text:span text:style-name="T2">ex </text:span><text:span text:style-name="T2">illa tensio' Vehemens 'circa</text:span></text:p>
      <text:p text:style-name="P6"><text:span text:style-name="T2">brachia manusque oriatur: neque tamen ea quoque ad eva-,<text:line-break/>cuandum satis virium obtinet, quin potius siqui stomachum<text:line-break/>assici aptum habuerint, iis insignem laesionem infert. Quo-<text:line-break/>modo igitur ipsam evacuationem adornabimus? num fri-<text:line-break/>ctionibus solis, quarum Erasistratus prorsus non meminit?<text:line-break/>Praeterea fieri non potest ut illae in insuetis tot tantaeque<text:line-break/>fiant, quae sufficienter evacuent. Aut postremo illum laneis<text:line-break/>vinculis excipiemus ? At Erasistratus hujus rei nullam hoc<text:line-break/>loco mentionem fecit, id remedium ad solam sanguinis reje-<text:line-break/>ctionem cohibendam referens. Concipiatur autem in animo,<text:line-break/>quod etiam de hoc ipso consideratio satis luculenta sit facta:,<text:line-break/>verum tamen illis, qui eo repletionis venerant ut et membra<text:line-break/>exteriora sibi aduri,putent, auxilium hoc quam molestissi-<text:line-break/>mum </text:span><text:span text:style-name="T27">ac</text:span><text:span text:style-name="T2"> nullius momenti esse antea dictum est. Neque<text:line-break/>etiam credibile illud est ab Erasistrato lu libro de sanguinis<text:line-break/>rejectione recitatum, quod scilicet rejectionis tempore,ex<text:line-break/>inflammatione periculum immineat: in quo ille ea propter<text:line-break/>aegros sine cibis degere jubet,, quoniam eorum quos curan-</text:span></text:p>
      <text:p text:style-name="P6"><text:span text:style-name="T2">dos suscepimus virtutem venae sectione prius dissolvere non<text:line-break/>liceat. Haudquaquani enim necesse est', ut iusiarnmatio reple-<text:line-break/>tionem insequatur, dum illam evacuare praeoccupaverimus.’<text:line-break/>Etquanquamid quoque,; si quis eminus consideret, in rebus<text:line-break/>salutaribus persuasibile magis quam verum videatur, Erasistra-<text:line-break/>tus tamen plenitudinem ;-r quae aut epilepsiam aut rejectio-<text:line-break/>nem sanguinis effectura est, evacuare per venae sectionem<text:line-break/>nunquam est ausus. Sic etenim in observandis Chrysippi pla-<text:line-break/>citis pertinax est, ut nieque’evacuare per venae sectionem<text:line-break/>neque fortiter purgantibus- medicamentis unquam uti in ani-<text:line-break/>niuniinduxerit.. Atqui tum venae sectione, tum .purgatione<text:line-break/>aliqua plenitudinem , commodissime evacuare poterat. Tamen<text:line-break/>Erasistratus de bis nihil scripsit, quemadmodum neque quum<text:line-break/>de paralysi vel de podagra ageret:, illic enim etiam in re-<text:line-break/>pletionem causam rejicit, acdeincepsneque venae sectione<text:line-break/>neque aliquo essicaeium illorum et purgantium medicamen-<text:line-break/>torurn utitur. Praeterea opinionem suam in libro de sangui-<text:line-break/>nis. rejectione longe clarius prodidit, idqne lu illa operis<text:line-break/>parte, ubi homlues quosdam ex consuetae excretionis reten-</text:span></text:p>
      <text:p text:style-name="P6"><text:span text:style-name="T2">tione, sanguinis rejectionis periculo subesse asserit. Quum<text:line-break/>namque luter.alia retentionum genera liaernorrhoidunr quoti<text:line-break/>que cohibitionem annumeraret; uron. simpliciter has evacua-<text:line-break/>tione indigere ait-: verum prout in caeleris operibus consue-<text:line-break/>vit, sic et ibi omnes quas ipse compertas habuerat medela-<text:line-break/>rurn species sola venae sectione excepta recensuiti' Dictio<text:line-break/>autem sic habet; </text:span><text:span text:style-name="T27">Praesentibus dgittvr iis, qxtibus sanguinis<text:line-break/>exuperantia frequenter fieri consuevit, sudorum et dotu ax-,<text:line-break/>cretiones quadrarent. Conveniret </text:span><text:span text:style-name="T45">sitiam siub.tr</text:span><text:span text:style-name="T27">actio' eorum<text:line-break/>quda offeruntur, ac deambulatKrnas in locis plamia</text:span><text:span text:style-name="T2">,i </text:span><text:span text:style-name="T27">non<text:line-break/>celeriter peractae.</text:span><text:span text:style-name="T2"> In his rursum, plenitudinem et sudoribus<text:line-break/>et lotio et inediis inambulationibusque evacuandam censens<text:line-break/>usum venae sectionis non adhibuit.; Praeterea si neque prius<text:line-break/>quam inflammatio fieret, neque quum facta jam essetrneque<text:line-break/>quum futuram - suspicarentur rvenae lectionem usurpandam<text:line-break/>in liod libro indicavit, Supervacaneum Iane suerat illum iu<text:line-break/>aliis operibus de eadem mentionem facere, praecipueque post-<text:line-break/>quam curationem inflammationis aut jam factae, veluti pri-</text:span></text:p>
      <text:p text:style-name="P25"><text:span text:style-name="T2">- ur sy . a . ijiliorj<text:tab/>.site •<text:tab/>D I tvP-s' , 'r</text:span></text:p>
      <text:p text:style-name="P11"><text:span text:style-name="T2">mo de febribus , aut futurae, ant d.e qua suspirio esset, aut,<text:line-break/>incipientis, ut .ex aliis patet, longe, antea descripserit. </text:span><text:span text:style-name="T2">,</text:span><text:span text:style-name="T2">Verum-,<text:line-break/>tamen hoc quidani ex Erafistrateis non animadvertentes dis-<text:line-break/>cere contendunt, , illum evacuatorio; auxilio, puta venae fe-<text:line-break/>ctione,' usum, suisse, quum tamen ipsemet Erasistratus mani-<text:line-break/>feste contrarium asserat. Nam simulatque circa inflammatio-,<text:line-break/>nis lempus offerre cibos perdifficile esse dixisset, ea de cauia<text:line-break/>futura jam inflammatione venae sectionis usum explosisse </text:span><text:span text:style-name="T13">se<text:line-break/></text:span><text:span text:style-name="T43">rndicavi.tr </text:span><text:span text:style-name="T2">'.'Ista ergo; oratione • palam declaratur, quod siuit<text:line-break/>bus inediam consulturi sumus, eisdenr a-venae sectione-modis<text:line-break/>omnibus; interdicere debeamus. Non'erga consentaneum^ est;<text:line-break/>ut , quis circa.unum eundemque,-aegrotum .utraque i auxilia,<text:line-break/>nempe inediam et venae Iectionem, usurpet. Hinc quoque<text:line-break/>perspicue palet Erafistratum, siquando is inedlam aegrotis<text:line-break/>injungit, </text:span><text:span text:style-name="T27">eo</text:span><text:span text:style-name="T2"> tempore venae fectionernon esse usum, ac.prov'<text:line-break/>pterea illius in aliis operibus,ut-et fuperius significatum est,<text:line-break/>nullam -mentionem' fecisse. aln: omnibus .euim issis, tveluti<text:line-break/>declaravimus; inedlam suadens -venae' fectionem;,; perperam</text:span></text:p>
      <text:p text:style-name="P6"><text:span text:style-name="T2">quidem istud ille faciens, e medio sane tollit, ut a nobis alio<text:line-break/>quoque prius in opere </text:span><text:span text:style-name="T2">demonstratum </text:span><text:span text:style-name="T2">estminus tamen pec-<text:line-break/>cat quam illi, qui </text:span><text:span text:style-name="T2">omnes illos, qui </text:span><text:span text:style-name="T2">inedia utuntur, statim et<text:line-break/>venae sectione opus habere existimant.- Ego enim sequenti<text:line-break/>commentario 'ostendere aperte conabor, quod non solum<text:line-break/>omnes illi venae sectione </text:span><text:span text:style-name="T27">non</text:span><text:span text:style-name="T2"> indigeant,-verum ne plethorici<text:line-break/>quidem ipsi, nisi prius qualem illa plenitudo naturam obti-<text:line-break/></text:span><text:span text:style-name="T27">neat</text:span><text:span text:style-name="T2"> discernatur, huicque </text:span><text:span text:style-name="T2">accesserit </text:span><text:span text:style-name="T2">de habitudine aetateque.<text:line-break/>aegrotantis,- </text:span><text:span text:style-name="T2">ac </text:span><text:span text:style-name="T2">de tempore et regione atque constitutione<text:line-break/>consideratio: tum quaecunque antecesserunt, quaeve ipsum<text:line-break/>aegrotum etiammnm molestant symptomata. Ob singula enim<text:line-break/>haec permultos .venae sectionem, nonnunquam citra noxam<text:line-break/>experini' nun posse ostendam Praeterea et alios plerosque<text:line-break/>tibi ob oculos ponam, qui absque repletione quum, sint,<text:line-break/>venae sectione nihilominus nipus habenti Posteaquarn autem<text:line-break/>de his sigillarim disseruero, tum et occasionem et mensuram<text:line-break/>venae 'sectionis ordlue explicabo. Addam etiam istis </text:span><text:span text:style-name="T27">eam,<text:line-break/></text:span><text:span text:style-name="T2">quae in secandis venis disserentia esu Declarabitur quoque </text:span><text:span text:style-name="T2">-,<text:line-break/></text:span><text:span text:style-name="T2">femelue .ati .pluries .sit subtrahendum. Ad. haec vero non</text:span></text:p>
      <text:p text:style-name="P6"><text:span text:style-name="T8">m</text:span><text:span text:style-name="T2">inore opera disquiretur, quibusnam, quum adhuc commoda<text:line-break/>valetudine si nuntur, veris tempore vel purgationem vel ve-»<text:line-break/>nae sectionem usurpare conferat.</text:span></text:p>
      <text:h text:style-name="P3" text:outline-level="1"><text:bookmark-start text:name="bookmark9"/>GALENI DE CVRANDI RATIONE<text:line-break/>PER UENAE SECTIONEM.<text:bookmark-end text:name="bookmark9"/></text:h>
      <text:h text:style-name="Heading_20_2" text:outline-level="2">Cap. I.</text:h>
      <text:p text:style-name="P96"><text:span text:style-name="T2">Qui de venae sectione speculantur unum<text:line-break/>sibi primumque proponunt, nempe ut quae corporis affe-<text:line-break/>ctiones evacuatione indigeant, considerent: ac deinde alle-<text:line-break/>rum quaenam ea, quae sanguinis fit detractione; nam multi<text:line-break/>sunt affectus, qui alia quapiam evacuatione quidem indi-<text:line-break/>geant, sed non sanguinis missione. Tertio post haec ut diju-<text:line-break/>dicent, qui innoxie hanc serre evacuationem possint: quippe<text:line-break/>quum saepe fiat, ut affectio venae sectionem desideret, cae-<text:line-break/>terurn laborans eam ferre nequeat sive propter aetatem, sive</text:span></text:p>
      <text:p text:style-name="P6"><text:span text:style-name="T2">propter anni tempus, sive propter regionis naturam, sive ob<text:line-break/>os ventriculi vitiatum, quod persaepe, per abusum stoma-<text:line-break/>chum appellitant: ac nos sane etiam compendii nimirum<text:line-break/>causa hac. appellatione toto’hoc uternur libro. Sed et sunt<text:line-break/>qui tametsi vel maxime quod ad morbum pertineat sectione<text:line-break/>venae indigeant, obtotius tamen corporis habitum ferre ne-<text:line-break/>queant. Quae si quis etiam definire aggrediatur, particularis<text:line-break/>excipiet contemplatio, sicuti in alio quovis auxilio. Mox<text:line-break/>autem de venis -quae veniunt secandae.: nam de istis quaesi-<text:line-break/>tum est multum nihilne referat quam quis secare venam vo-<text:line-break/>let,- omnes enim omnibus aeque affectibus prodesse: an sicut<text:line-break/>Hippocrati </text:span><text:span text:style-name="T27">ac</text:span><text:span text:style-name="T2"> prope medicorum clarissimo cuique visum est,<text:line-break/>multum intersit hanc an illam incideris. Porro hac quoque<text:line-break/>speculatione abscluta succedit de scopis sive intentionibus<text:line-break/>oratio, quibus videlicet quis animum attendens vacuationis<text:line-break/>mensuram conjectura queat assequi.. Ad haec omnia, in qui-<text:line-break/>bus semel auferre praestet, in quibus vero repetitam facere<text:line-break/>ablationem, quam </text:span><text:span text:style-name="T14">ἐπαφαἱρεσιν </text:span><text:span text:style-name="T2">nominant, expediat. Tum in</text:span></text:p>
      <text:p text:style-name="P6"><text:span text:style-name="T2">quibusinanire ad animi conveniat deliquium, in. </text:span><text:span text:style-name="T2">quibus </text:span><text:span text:style-name="T2">au-<text:line-break/>teniid tanquam lummum malum vitandum Haec igitur pro-<text:line-break/>spiciat.necesse est qui probe hoc </text:span><text:span text:style-name="T2">uti </text:span><text:span text:style-name="T2">remedio volet.</text:span></text:p>
      <text:h text:style-name="Heading_20_2" text:outline-level="2">Cap. ll.</text:h>
      <text:p text:style-name="P96"><text:span text:style-name="T2">Sane de omnibus istis in medendi methodo<text:line-break/>tractavrmus, sicut et seorsum adversus 'Erafistratum; quod<text:line-break/>perperam ab hoc abstinuit remedio. Deinde.alium etiam li-<text:line-break/>brum conscripsimus ad </text:span><text:span text:style-name="T27">eos</text:span><text:span text:style-name="T2"> Erasistrateos, qui usum esse hoc<text:line-break/>auxilio virum asserunt. Itaque </text:span><text:span text:style-name="T2">odio </text:span><text:span text:style-name="T2">sane dignissima est sce-<text:line-break/>lestorum tophistarum tum versutia, qui quum mentiri se<text:line-break/>sciant, aftu tamen contraria prae novarum rerum studio ad-<text:line-break/>struant: tum sapientiae vanae aucupium, qui.rerum utilissi-<text:line-break/>marum ignari, contraria tamen verbis asseverant. ' Horum<text:line-break/>alterum Chrysippo Caldio accidit, qui venae incisionem ex<text:line-break/>omni medicinalium praesidiorum numero. tollendam censuit.<text:line-break/>Secuti hunc sunt sui discipuli et ipsi apud Graecos clari.<text:line-break/>Medius et Aristogeaes. His etiam magis. Erasistratus, ad sum-</text:span></text:p>
      <text:p text:style-name="P6"><text:span text:style-name="T2">mos evectus honores, Chrysippi servavit sententiam. Post<text:line-break/>quem ipfius discipuli principio quidem praeceptoris decreto<text:line-break/>insistebant, scd temporis successu eorum ex numero quidam<text:line-break/>ah iis defecerunt, pudore affecti impudentissimo. Nam quid<text:line-break/>aliud in illos dicam, qui asserere sustinent phlebotomiae au-<text:line-break/>xiliurn recipere Erafistratum, tametsi nusquam in cornmen-<text:line-break/>tariis ullo in morbo hoc consulere conspicatur ? Immo con-<text:line-break/>sentaneum est, inquiunt, qui inediam tanquam evacuatorium<text:line-break/>auxilium adhibeat, multo magis phlebotomiam admittere.<text:line-break/>At qui haec afferunt, omnes .ad , ea tundendam esse venam<text:line-break/>ajunt, ad quae Erasistratus cibo abstinendum praecepit. Cum<text:line-break/>ergo ille in opere de febribus scribat, adhibendam morbo-<text:line-break/>rum principiis inediam, fequitur utique omnibus detrahen-<text:line-break/>dum esse sanguinem, </text:span><text:span text:style-name="T27">id quidem fane</text:span><text:span text:style-name="T2"> isti etiam arbitrantur*'<text:line-break/>illo utique lu tempore. Vernm maximum id malum fuerit, si<text:line-break/>ita sariendum adolescentibus artem discentibus persuadeatur:<text:line-break/>multoque etiam perniciosius, si non alia quoque, quae discer- </text:span><text:span text:style-name="T47">:<text:line-break/></text:span><text:span text:style-name="T2">nere convenit, respiciaut. , Quocirca alio libro ea exponere</text:span></text:p>
      <text:p text:style-name="P26"><text:span text:style-name="T2">necesse habui, quo videlicet adolescentibus commonstrarent<text:line-break/>et Erafistratum venae sectione haudquaquarn usum, id enim<text:line-break/>praestat eos eredere quam omnibus uno ordine venatu inci-<text:line-break/>dere, quibus ille ciborum usu interdicit, et maximum labo-<text:line-break/>rantibus inde provenire commodum,, fi quis recte utatur;<text:line-break/>Itaque aliud mihi denuo mea quidem sententia de phlebo-<text:line-break/>tomia scribendum non fuit, quum nimirum remedii hujus<text:line-break/>usus quidem in medendi fit methodo expositus, simulque in •<text:line-break/>opere </text:span><text:span text:style-name="T2">de </text:span><text:span text:style-name="T2">tuenda valetudine i -in duobus autem libellis, quo-<text:line-break/>rum alter ad -ipfum Erafistratum inscribitur, alter </text:span><text:span text:style-name="T27">ad</text:span><text:span text:style-name="T2"> Ro-<text:line-break/>mae degentes Erasistrateos, pravas illius opiniones indica-<text:line-break/>rim. Quum tamen precibus me suis obtundere </text:span><text:span text:style-name="T14">ηθη </text:span><text:span text:style-name="T2">cessarent<text:line-break/>complures amicorum; quos piget, ut milii videtur, curandi’<text:line-break/>librum perlegere, coactus tandem sum ad haed scribenda de-<text:line-break/>frendere, ne scilicet invidere illis videartrmox vero serio<text:line-break/>convenienti omnia,’quae de hoc auxilio proferri possint enar-<text:line-break/>rare. Atque adeo-jam-'tempus est orationem-uidiris<text:tab/>-</text:span></text:p>
      <text:h text:style-name="P4" text:outline-level="2">Cap. III.</text:h>
      <text:p text:style-name="P96"><text:span text:style-name="T2">Affectionis vocabulum, velut alibi diximus,<text:line-break/>ab afficiendo dictum, aeque atque illud de multis effertur re-'<text:line-break/>bus. Sed nunc recessus lu statum -praeter naturam, quales </text:span><text:span text:style-name="T2">-<text:line-break/></text:span><text:span text:style-name="T2">cunque ii fuerint, affectiones sive affectus toto hoc libro no—<text:line-break/>minabimus. Quaeremus autem omnium primum, quot qua-<text:line-break/>lesque eae sint vacuationem poscentes, deinde qnaenam ex iis<text:line-break/>venam incidi postulent. Quoniam autem omnia, quae in’<text:line-break/>quaestionem veniunt, duo inventionis organa obtinent nempe<text:line-break/>rationem et experientiam- idque cum in lartibus omnibus,<text:line-break/>tum per omnem prope vitam, necesse esse arbitror et nutic<text:line-break/>quoque, </text:span><text:span text:style-name="T27">rne'</text:span><text:span text:style-name="T2"> aut ratione sola aut sola experientia aut junctis<text:line-break/></text:span><text:span text:style-name="T2">ambobus </text:span><text:span text:style-name="T2">quae </text:span><text:span text:style-name="T2">• </text:span><text:span text:style-name="T2">proposita sunt scrutari. Porro quoniam ratio<text:line-break/>ipsa partim ex communibus tantum notionibus progrediens<text:line-break/></text:span><text:span text:style-name="T2">invenit </text:span><text:span text:style-name="T2">et demonstrat, partim vero etiam quae ex iliis in-<text:line-break/>venta sunt ad demonstrationem adhibet, utraque ratione<text:line-break/></text:span><text:span text:style-name="T2">omnes </text:span><text:span text:style-name="T2">uti artes demonstravimus: ac </text:span><text:span text:style-name="T2">nos </text:span><text:span text:style-name="T2">quoque </text:span><text:span text:style-name="T2">in' </text:span><text:span text:style-name="T2">praesen-<text:line-break/></text:span><text:span text:style-name="T2">tia utra </text:span><text:span text:style-name="T2">earum utilis reperietur, eam rebus nostris accom—<text:line-break/></text:span><text:span text:style-name="T2">modabimus; Sane.priori: </text:span><text:span text:style-name="T2">ratione omnes per </text:span><text:span text:style-name="T2">tusam</text:span><text:span text:style-name="T34">1</text:span><text:span text:style-name="T2"> vitam ho-</text:span></text:p>
      <text:p text:style-name="P6"><text:span text:style-name="T2">mines uti assolent, altera vero non omnes, nam proprie ad<text:line-break/>artifices attinet. Etenim geometra primum artis sua theore-’<text:line-break/>ma per solam priorem rationem demonstrat; deinde in </text:span><text:span text:style-name="T2">se-<text:line-break/></text:span><text:span text:style-name="T2">eundo non sola ea utitur, sed ad ejus demousirationem </text:span><text:span text:style-name="T2">quod<text:line-break/></text:span><text:span text:style-name="T2">ex prima probatum est-una adhibet. Quantum </text:span><text:span text:style-name="T2">vero dein-<text:line-break/></text:span><text:span text:style-name="T2">ceps </text:span><text:span text:style-name="T27">a primo recedit</text:span><text:span text:style-name="T2"> theoremate, tantum etiam a prima </text:span><text:span text:style-name="T2">ra-<text:line-break/></text:span><text:span text:style-name="T2">tione abscedit. Denique </text:span><text:span text:style-name="T2">vero </text:span><text:span text:style-name="T2">et paucissimis </text:span><text:span text:style-name="T2">utitur, per ea<text:line-break/></text:span><text:span text:style-name="T2">quae demonstrata, sunt alia demonstrans </text:span><text:span text:style-name="T2">et </text:span><text:span text:style-name="T2">per illa </text:span><text:span text:style-name="T2">rursmrti<text:line-break/></text:span><text:span text:style-name="T2">alia et iterum per illa alia, ut taUdem demonstratio </text:span><text:span text:style-name="T2">ad ea,<text:line-break/></text:span><text:span text:style-name="T2">quae plebi lucrediblla sunt, procedat, </text:span><text:span text:style-name="T2">nempe </text:span><text:span text:style-name="T2">ad solis, </text:span><text:span text:style-name="T2">lunae<text:line-break/></text:span><text:span text:style-name="T2">et terrae non solum , magnitudinum</text:span><text:span text:style-name="T2">, </text:span><text:span text:style-name="T2">.scd et </text:span><text:span text:style-name="T2">distantiarum,<text:line-break/></text:span><text:span text:style-name="T2">cognitionem.. Ex quibus tandem inventis horologia </text:span><text:span text:style-name="T2">coii-<text:line-break/>struunt </text:span><text:span text:style-name="T2">et clepsydras,alui hac videlicet </text:span><text:span text:style-name="T2">via incedunt lunae-<text:line-break/></text:span><text:span text:style-name="T2">que ac.solis deliquia praedicunt. , Sic igitur et nostra </text:span><text:span text:style-name="T2">artisi--<text:line-break/>cialis </text:span><text:span text:style-name="T2">ratio multis Aletur, quae in aliis </text:span><text:span text:style-name="T2">operibus </text:span><text:span text:style-name="T2">sunt </text:span><text:span text:style-name="T2">demon-,<text:line-break/>strata, puta, quod complures, </text:span><text:span text:style-name="T2">funt </text:span><text:span text:style-name="T2">facultates .quae animalis<text:line-break/></text:span><text:span text:style-name="T2">gubernant, </text:span><text:span text:style-name="T2">quantum,</text:span><text:span text:style-name="T2">-aliasnaturales,.</text:span><text:span text:style-name="T2">alias..animales appella-:</text:span></text:p>
      <text:p text:style-name="P6"><text:span text:style-name="T2">mus. Generationis atitem principia in rebus omnibus pro<text:line-break/>materia quatuor habent elementa, quae per sesc mutuo </text:span><text:span text:style-name="T2">tota<text:line-break/></text:span><text:span text:style-name="T2">misceri iuque invicem agere sunt nata. Quapropter nulla<text:line-break/></text:span><text:span text:style-name="T2">hoc </text:span><text:span text:style-name="T2">libro Asclepiadis fiet mentio, ut cujus elementa salsa<text:line-break/>ostendimus et in decimotertio de Demonstratione commen-<text:line-break/></text:span><text:span text:style-name="T2">tario </text:span><text:span text:style-name="T2">et in opere de Asclepiadis placitis, in quo. quintus et<text:line-break/>sextus elementorum ejus confutationem continent. Demon-<text:line-break/>stratum est etiam et in commentario de Elementis </text:span><text:span text:style-name="T2">ex Ilip-<text:line-break/>pocratis </text:span><text:span text:style-name="T2">sententia conscripto, de qualitatibus effectricibus;<text:line-break/></text:span><text:span text:style-name="T2">quarum </text:span><text:span text:style-name="T2">nomina sunt, caliditas, frigiditas, humiditas </text:span><text:span text:style-name="T27">et</text:span><text:span text:style-name="T2"> sic-?<text:line-break/></text:span><text:span text:style-name="T2">citas, et </text:span><text:span text:style-name="T2">de humorum tum differentia tum generatione. </text:span><text:span text:style-name="T2">Por-<text:line-break/>ro </text:span><text:span text:style-name="T2">de medicamentis humorem unumquemque purgantibus<text:line-break/></text:span><text:span text:style-name="T2">paucula </text:span><text:span text:style-name="T2">quaedatn in libro de Elementis, scd scparatim </text:span><text:span text:style-name="T2">in </text:span><text:span text:style-name="T2">alio<text:line-break/></text:span><text:span text:style-name="T2">libro </text:span><text:span text:style-name="T2">tractavimus. Utilis quoque in rem praesentem tractus<text:line-break/></text:span><text:span text:style-name="T2">tio </text:span><text:span text:style-name="T2">de. Temperamentis est, elementorum sequens tractatio</text:span><text:span text:style-name="T34">2</text:span><text:span text:style-name="T2">’<text:line-break/></text:span><text:span text:style-name="T2">nem: </text:span><text:span text:style-name="T2">verum omnium maxime liber de Plenitudine; in quo<text:line-break/></text:span><text:span text:style-name="T2">ostensa </text:span><text:span text:style-name="T2">est et ut ad vires plenitudo et ut ad capacitatem in</text:span></text:p>
      <text:p text:style-name="P6"><text:span text:style-name="T2">qua continetur. Atque haec plenitudo a mediris </text:span><text:span text:style-name="T14">κατἄ </text:span><text:span text:style-name="T21">το<text:line-break/>Ι'γχνμα</text:span><text:span text:style-name="T14"> </text:span><text:span text:style-name="T2">nuncupatur. Optimum ergo fuerit, ut qui scienter<text:line-break/>volet expendere quae hoc volumine dicenda veniunt, de<text:line-break/>Plenitudine librum prius, perlegat; quae vero et </text:span><text:span text:style-name="T2">ille </text:span><text:span text:style-name="T2">ante<text:line-break/>perlecta requiret, ipse indicabit. Nec vero mirum cuiquam<text:line-break/>nideri debet si tantis sit opus, ut probe de vena secanda<text:line-break/>contemplari liceat: non enim ad hujus | solius auxilii rnven-<text:line-break/>tionem, sed et aliorum omnium necessaria est eorum quae<text:line-break/>modo recitavimus cognitio. Nam si citra illorum notitiam<text:line-break/>recte curare possemus</text:span><text:span text:style-name="T2">, </text:span><text:span text:style-name="T2">haud esset _cur ea tanti faceremus.<text:line-break/>Sed haec praefari necesse fuit. Tempus autem nunc est ora-<text:line-break/>tionem ordiri, considerando quot sint affectiones vacuatione<text:line-break/>indigentes. Ergo si quis eas experientia collectas exponat,<text:line-break/>sola opus est ad explicationem memoria. At si via rationali,<text:line-break/>commune et generale inveniat necesse est: ex illius deinde<text:line-break/>in species disterentiasque sectione usque ad species ultimas<text:line-break/>affectuum numerus vacuationem indicantium investigandus</text:span></text:p>
      <text:p text:style-name="P6"><text:span text:style-name="T2">est. Sic enim constare universa </text:span><text:span text:style-name="T2">quae </text:span><text:span text:style-name="T2">peiy rationalem viam<text:line-break/>inventionem sortiuntur, monstrabimus.</text:span></text:p>
      <text:h text:style-name="Heading_20_2" text:outline-level="2">Cap. IV.</text:h>
      <text:p text:style-name="P96"><text:span text:style-name="T2">Igitur cum artis medicae, officium fit;<text:line-break/>omnes partium corporis functiones ubi corrumpuntur qui-<text:line-break/>dem recuperare, tueri autem ubi salvae suerint, haeque ad<text:line-break/>constitutionem sequantur naturalem: necesse est hanc, dum<text:line-break/>praesens est, servare, - intereuntem vero" recuperare. Quum<text:line-break/>ergo primarias actiones a similaribus corporibus perfici osten-<text:line-break/></text:span><text:span text:style-name="T2">sum sit, </text:span><text:span text:style-name="T2">ab instrumentariis vero secundarias, ridendum est<text:line-break/>tibi, qui in corpore continentur humores, quam aut utilita-<text:line-break/>tem aut noxam partibus ejus afferant Posteaquam igitur </text:span><text:span text:style-name="T2">in<text:line-break/>libro </text:span><text:span text:style-name="T2">de Plenitudine demonstratum est bifariam et fieri et<text:line-break/>diri plenitudinem; nempe uno significato ut -ad vites, altero<text:line-break/></text:span><text:span text:style-name="T2">ut </text:span><text:span text:style-name="T2">ad continentium humores vasorum laxitatem, quod qui-<text:line-break/></text:span><text:span text:style-name="T2">dem </text:span><text:span text:style-name="T2">vocant </text:span><text:span text:style-name="T14">κατὰ τὸ.ὲ/χνμα, </text:span><text:span text:style-name="T2">utrique evacuatione est opus;<text:line-break/></text:span><text:span text:style-name="T2">sive </text:span><text:span text:style-name="T2">in homine valetudinario sive valente evenerit. Sane'<text:line-break/>quemadmodum qui onus gestat, non protinus ubi gravatur</text:span></text:p>
      <text:p text:style-name="P6"><text:span text:style-name="T2">ac fatigatur jam cecidit et victus ab eo est, ad eundem </text:span><text:span text:style-name="T2">mo-<text:line-break/></text:span><text:span text:style-name="T2">durn ubi virtus a plenitudine gravatur, fieri potest ut </text:span><text:span text:style-name="T2">non-<text:line-break/></text:span><text:span text:style-name="T2">dum horno aegrotet Siquidem nonnulli, qui consueta </text:span><text:span text:style-name="T2">etiam-<text:line-break/>num </text:span><text:span text:style-name="T2">munia obeunt, sentire sese graves, pigros, segnes </text:span><text:span text:style-name="T2">atque,<text:line-break/></text:span><text:span text:style-name="T2">aegre mobiles referunt, atque ea est ut ad virtutem </text:span><text:span text:style-name="T27">pleni-<text:line-break/></text:span><text:span text:style-name="T27">tudo</text:span><text:span text:style-name="T2"> : velut ubi post exercitia tendi videantur, </text:span><text:span text:style-name="T2">quemadmo-<text:line-break/></text:span><text:span text:style-name="T2">dum Erasistratus dixit, implentur brachia et. cubitus, </text:span><text:span text:style-name="T2">non<text:line-break/></text:span><text:span text:style-name="T2">exigua est ea alterius plenitudinis nota,, quam </text:span><text:span text:style-name="T14">κατά το</text:span><text:span text:style-name="T14">'ἔγχνμα<text:line-break/></text:span><text:span text:style-name="T2">vocari </text:span><text:span text:style-name="T2">a quibusdam proposui, quandoquidem </text:span><text:span text:style-name="T14">κατά τονς </text:span><text:span text:style-name="T14">,ἐγκε-<text:line-break/></text:span><text:span text:style-name="T21">χυμίνους,ϊά</text:span><text:span text:style-name="T14"> </text:span><text:span text:style-name="T2">est infusis per vasa humoribus, consistit et </text:span><text:span text:style-name="T2">lutelli-<text:line-break/>gitur. </text:span><text:span text:style-name="T2">Dictum autem est in libris de sanitate tuenda, </text:span><text:span text:style-name="T2">ubi in<text:line-break/>toto </text:span><text:span text:style-name="T2">corpore sensus provenit ulcerosus, ac potissimum </text:span><text:span text:style-name="T2">dum<text:line-break/></text:span><text:span text:style-name="T2">movemur, talem affectum mali succi esse subolem. </text:span><text:span text:style-name="T2">Attamen,<text:line-break/>id </text:span><text:span text:style-name="T2">non paucis consuetas esiamdum res agentibus </text:span><text:span text:style-name="T2">usu venire<text:line-break/></text:span><text:span text:style-name="T2">conspicitur. Quamquam autem </text:span><text:span text:style-name="T27">et</text:span><text:span text:style-name="T2"> in partibus </text:span><text:span text:style-name="T2">quibusdam<text:line-break/></text:span><text:span text:style-name="T2">corporis, non in tota mole indicia exissent affectionum </text:span><text:span text:style-name="T2">illis<text:line-break/>in </text:span><text:span text:style-name="T2">partibus consistentium, similium iis quas in toto </text:span><text:span text:style-name="T2">corpore</text:span></text:p>
      <text:p text:style-name="P6"><text:span text:style-name="T2">consistere dictum nunc est. Nam caput aliquando solum gra-<text:line-break/>vari sentimus, aut ulcerosam quandam .affectionem habere,'<text:line-break/>aut musculos temporis, quos </text:span><text:span text:style-name="T14">κροταφίτας </text:span><text:span text:style-name="T2">nuncupant, intendi,<text:line-break/>idque aut simpliciter aut cum majore. quadam calidita</text:span><text:span text:style-name="T27">te.<text:line-break/>Sic</text:span><text:span text:style-name="T2"> et .in jecore, liene, ventre, costis, fepto transverso gra-<text:line-break/>vitatem saepenumero percipimus. Similiter iu ore ventri-<text:line-break/>culi aut gravitatem aut morsum aut nauseam aut ciborum'<text:line-break/>fastidium aut absurdum appetitum quandoque sentiscimus.<text:line-break/>Ad haec autem fixi in parte quapiam dolores, idque aut oh<text:line-break/>humorum copiam conlertim ingruentium, aut propter spiri-<text:line-break/>tum flatuosum vacuationem indicant, sicut qui ab acri hu-<text:line-break/>more partem exedente rodenteque proveniunt. Sunt autem<text:line-break/>qui ab intemperie nascantur, atque inter eos ipsos quidam<text:line-break/>ab ea sola citra humores, alii vero, cum humoribus. In<text:line-break/>omnibus itaque istis modo propositis infestantium tum hu-<text:line-break/>morum tum vaporum evacuationes a pathematis, id est paf-<text:line-break/>sionibirs hominem liberant. Non tamen vena secta prorsum<text:line-break/>est opus, sed sufficit purgatio, frictio, balneum et inunctio</text:span></text:p>
      <text:p text:style-name="P6"><text:span text:style-name="T2">cum digerente medicamine. Ergo qui vena innisa juventur<text:line-break/>affectus, deinceps dicamus.</text:span></text:p>
      <text:h text:style-name="Heading_20_2" text:outline-level="2">Cap. V.</text:h>
      <text:p text:style-name="P96"><text:span text:style-name="T2">Non solum nutrimentum animantis parti-<text:line-break/>bus ex sanguine est, sed calor quoque naturalis perfeveran-<text:line-break/>tiam ex sanguine obtinet; quemadmodum ex lignis comburi—<text:line-break/>idoneis, qni iu foco est ignis, a quo aedes totas calescere con-<text:line-break/>fpicimus. Itaque quemadmodum ignis hic offenditur, inter-<text:line-break/>dum quidem congestis in eum canfertim lignis, interdum vero<text:line-break/>tametsi non multis; tamen admodum madentibus, nonnun-<text:line-break/>quam autem omnino impositis aut valde exiguis; sic qui in<text:line-break/>corde est calor interdum Ie ipso minor efficitur aut propter<text:line-break/>sanguinis copiam, aut propter ingentem inopiam, aut propter<text:line-break/>qualitatem frigidam: interdum vero major aut propter cali-<text:line-break/>clam sanguinis qualitatem, aut propter pauculam inopiam.<text:line-break/>Quicquid autem cor in caliditate frigiditateque perpetitur,<text:line-break/>ejus protinus et aliae corporis partes participes fiunt. Evenit<text:line-break/>autem et una in parte perstrepe praeter naturam tum cali-<text:line-break/>ditas tutu frigiditas, sicuti.faepenumero in aliis commenta-</text:span></text:p>
      <text:p text:style-name="P6"><text:span text:style-name="T2">riis </text:span><text:span text:style-name="T2">demonstravimus: idque duplici ratione provenit, iu-.<text:line-break/></text:span><text:span text:style-name="T2">terdum </text:span><text:span text:style-name="T2">ob humores calidos aut frigidos, interdum vero oh so-<text:line-break/>Iam intemperiem, Caetenrm quae membratim accidunt cali-<text:line-break/>dilates </text:span><text:span text:style-name="T2">aut </text:span><text:span text:style-name="T2">frigiditates, eas quae parti quidem affectae vicinae,<text:line-break/></text:span><text:span text:style-name="T2">funt </text:span><text:span text:style-name="T2">una alterant, at in totum extendi corpus priusquam<text:line-break/></text:span><text:span text:style-name="T2">cor </text:span><text:span text:style-name="T2">mutent nequeunt. Eundem in modum et cordis corpus<text:line-break/>duplici modo aIterari ostensum est, aut per intemperiem aut<text:line-break/>propter huinores </text:span><text:span text:style-name="T2">calidos </text:span><text:span text:style-name="T2">vel frigidos aut ob alicujus horum<text:line-break/></text:span><text:span text:style-name="T2">inopiam. </text:span><text:span text:style-name="T2">Porro </text:span><text:span text:style-name="T2">humores </text:span><text:span text:style-name="T2">calidos frigidosque fieri demonstra-<text:line-break/></text:span><text:span text:style-name="T2">vimus pro </text:span><text:span text:style-name="T2">rihi potusque inodo et ob pleniorem corporis ani-<text:line-break/>inique tum motum tum quietem. Caeterum quemadmodum<text:line-break/></text:span><text:span text:style-name="T2">in </text:span><text:span text:style-name="T2">ventre frequenter pravae fiunt coctiones, iis quae assum-<text:line-break/>pta sunt in pituitam aut bilem conversis aliamve praeter<text:line-break/>naturam corruptionem perpessis, aut </text:span><text:span text:style-name="T2">crudis </text:span><text:span text:style-name="T2">et alterationis<text:line-break/>expertibus plurimo tempore manentibus et in flatum ver-<text:line-break/></text:span><text:span text:style-name="T2">sis; </text:span><text:span text:style-name="T2">ita ubi sanguinis fraudamur generatione , humorum in<text:line-break/></text:span><text:span text:style-name="T2">arteriis </text:span><text:span text:style-name="T2">venisque </text:span><text:span text:style-name="T2">affectiones </text:span><text:span text:style-name="T2">proportione respondebunt iis,'<text:line-break/>quae a frustrata in ventre concoctione proveniebant; </text:span><text:span text:style-name="T13">Quo-'</text:span></text:p>
      <text:p text:style-name="P6"><text:span text:style-name="T2">niam autem calida simul humidaque omnia celerrime putre-<text:line-break/>scere apparent,- et praecipue si in loris calidis sint, consequi-<text:line-break/>tur, necessario</text:span><text:span text:style-name="T2">, </text:span><text:span text:style-name="T2">quod ex ventre distribuitur nutrimentum,<text:line-break/>quando’ a natura non </text:span><text:span text:style-name="T2">superatur, </text:span><text:span text:style-name="T2">inque sanguinis boni </text:span><text:span text:style-name="T27">gene-<text:line-break/></text:span><text:span text:style-name="T2">rationem non convertitur, alias aliam perpeti putredinem.<text:line-break/>Atqui quum quae ex materia calida putrescunt calidiora<text:line-break/>etiam evadant, calidior qnoque erit proinde sanguis putre-<text:line-break/>fcens. Hic autem ubi calidior fuerit, calidior quoque scnsi-<text:line-break/>biliter pars in qua putrescit evadet. Porro autem, quoniam<text:line-break/></text:span><text:span text:style-name="T13">a </text:span><text:span text:style-name="T2">notabiliter calidis una quae vicina sunt incalescunt, una<text:line-break/>quoque cum sic affectis partibus quae circumquaque ulte-<text:line-break/>rius sunt incaleIcent, idque calore acri ac mordaci: ejns-<text:line-break/>modi enim est qui a putredine proficiscitur.- Ergo si pars,<text:line-break/>quae hoc pacto incaluit, insignis sit et calorem suum in eo pro-<text:line-break/>tendere valeat, sive quod vicina ipsi sit, sive quod ex prin-<text:line-break/>cipalibus, sive quod calida, una et ipsum accendet, ut quod<text:line-break/>natura calidissimum sit. Quod si Iemel illud accensum suerit,<text:line-break/>facileitotum ipsius jam ecrpus simul excalfiet, quemadmo-</text:span></text:p>
      <text:p text:style-name="P6"><text:span text:style-name="T2">dum ab ingenti in foco flamma quae illam continet domus.<text:line-break/>Vocant autem </text:span><text:span text:style-name="T2">id </text:span><text:span text:style-name="T2">pathema Graeci quidem </text:span><text:span text:style-name="T14">πύρετὸν, </text:span><text:span text:style-name="T27">Latini<text:line-break/>vero subrem.</text:span><text:span text:style-name="T2"> Sed et nonnunquam priusquam putrescere in-<text:line-break/></text:span><text:span text:style-name="T2">cipiat </text:span><text:span text:style-name="T2">sanguinis multitudo in partem aliquam consertirn<text:line-break/>decumbens aut prorsum eam extinxit, ut actio interiret, aut<text:line-break/>certe non contemnendam noxam inflixit. Nam hoc pacto<text:line-break/>apoplexiae proveniunt multo nimirum sanguine in princi-<text:line-break/></text:span><text:span text:style-name="T2">pinm </text:span><text:span text:style-name="T2">animantis' consertirn incumbente. Nam ubi in aliam<text:line-break/>partem praeceps ruit, tumorem inibi praeter naturam efficit:<text:line-break/>ex hoc genere est phlegmone. At ubi crassior est, melancho-<text:line-break/>liaeqne magis naturam refert, qui decubuit sanguis fcirrho-<text:line-break/>sus tumor efficitur: sicut si pituitosior sit fluxio, laxus: sin<text:line-break/>biliusa, erysipelas existit. Discriminata haec ad unguem habes<text:line-break/>in iis quae modo recensiumus operibus. Nunc autem, ut<text:line-break/>dixi, quae sunt demonstrata hypothefium loco, hoc in ser-<text:line-break/>mone assumens, consequentem illis esse sermonem de venae<text:line-break/>sectione demonstro.. Igitur quum plenitudo duplex sit, </text:span><text:span text:style-name="T2">opti--</text:span></text:p>
      <text:p text:style-name="P9"><text:span text:style-name="T2">inum </text:span><text:span text:style-name="T2">enim </text:span><text:span text:style-name="T2">fuerit hinc </text:span><text:span text:style-name="T2">auspicari, </text:span><text:span text:style-name="T2">et ea quae </text:span><text:span text:style-name="T2">ad </text:span><text:span text:style-name="T2">vires refer-<text:line-break/>tur facile in putredinem perveniat, atque etiam interdum in<text:line-break/>partes quasdam ingruens inibi tumores praeter naturam<text:line-break/>excitet: et altera quoque, quae </text:span><text:span text:style-name="T14">κατὰ τὸ </text:span><text:span text:style-name="T21">Ι'γχυμα</text:span><text:span text:style-name="T14"> </text:span><text:span text:style-name="T2">appellatur,<text:line-break/>saepe in partes decumbat' ac tumores creet, irnrno et apople-<text:line-break/>xias et ruptiones venarum moliatur: eam celeriter evacuare<text:line-break/>lentandum, priusquam magnum aliquod malum in homine<text:line-break/>admittat. Porro fusissime expositum est in tuendae valetudi-<text:line-break/>nis volumine, quo pacto utramque affectionem et agnoscere<text:line-break/>et fanare oporteat: sicut ubi febris aut sanguinis rejectio<text:line-break/>prae plenitudine invasit, aut apopIecticarrnn infirmitatum<text:line-break/>aliqua, quomodo et illas curare oporteat in Curandi nretho-<text:line-break/>do diximus. Quare de his nunc conscribere supervacaneum<text:line-break/>censeo. Nam si perinde ut illis tractatibus scripsi, ita et hic<text:line-break/>• scribam, bis eadem de re verba facere cogar, ac propterea in<text:line-break/>longum etiain sermonem extendere. Sin in compendium ser-<text:line-break/>monem hunc contraham, duorum alterum subibo periculum.</text:span></text:p>
      <text:p text:style-name="P6"><text:span text:style-name="T2">aut ut ob brevitatem obscurus fiam, aut distinctionem ali-<text:line-break/></text:span><text:span text:style-name="T2">quam </text:span><text:span text:style-name="T2">utilem praeteream. Verum quoniam haud mea volun-<text:line-break/></text:span><text:span text:style-name="T2">tate hunc aggressus sium </text:span><text:span text:style-name="T2">sermonem,</text:span><text:span text:style-name="T34">7</text:span><text:span text:style-name="T2"> si quod dictorum </text:span><text:span text:style-name="T2">pecca-<text:line-break/></text:span><text:span text:style-name="T2">turn </text:span><text:span text:style-name="T2">eveniat, </text:span><text:span text:style-name="T2">ipsi culpam </text:span><text:span text:style-name="T2">serent,. qui auctores suerunt ut hoe<text:line-break/></text:span><text:span text:style-name="T2">onus </text:span><text:span text:style-name="T2">susciperem </text:span><text:span text:style-name="T2">: sic ut </text:span><text:span text:style-name="T2">si recte atque </text:span><text:span text:style-name="T2">ex </text:span><text:span text:style-name="T2">sententia accidat,<text:line-break/></text:span><text:span text:style-name="T2">utilisque appareat, laudem </text:span><text:span text:style-name="T2">illis </text:span><text:span text:style-name="T2">omnem </text:span><text:span text:style-name="T2">cedo.</text:span></text:p>
      <text:h text:style-name="Heading_20_2" text:outline-level="2">Cap. VI.</text:h>
      <text:p text:style-name="P96"><text:span text:style-name="T2">Rursus </text:span><text:span text:style-name="T2">ergo orationi sumatur principium.<text:line-break/></text:span><text:span text:style-name="T2">Qui </text:span><text:span text:style-name="T2">res consuetas adhuc factitant, sed princeps illis pars ali-<text:line-break/></text:span><text:span text:style-name="T2">qua </text:span><text:span text:style-name="T2">aut totum corpus gravatur tenditurve, iis necessaria est<text:line-break/>evaeuatio. Porro </text:span><text:span text:style-name="T2">si </text:span><text:span text:style-name="T2">aetate nec puerili sint, nec senili, de secan-<text:line-break/></text:span><text:span text:style-name="T2">da </text:span><text:span text:style-name="T2">vena consilium inito, prae oculis </text:span><text:span text:style-name="T2">habens </text:span><text:span text:style-name="T2">principaleshosce<text:line-break/></text:span><text:span text:style-name="T2">scopos, </text:span><text:span text:style-name="T2">nempe </text:span><text:span text:style-name="T2">plenitudinis </text:span><text:span text:style-name="T2">tum </text:span><text:span text:style-name="T2">quantitatem tum </text:span><text:span text:style-name="T2">qualitatem </text:span><text:span text:style-name="T2">et<text:line-break/></text:span><text:span text:style-name="T2">virium </text:span><text:span text:style-name="T2">robur </text:span><text:span text:style-name="T2">atqqe </text:span><text:span text:style-name="T2">infirmitatem:, </text:span><text:span text:style-name="T2">deinde </text:span><text:span text:style-name="T2">naturalem totius<text:line-break/></text:span><text:span text:style-name="T2">corporis </text:span><text:span text:style-name="T2">habitum </text:span><text:span text:style-name="T2">tempusque </text:span><text:span text:style-name="T2">et regionem vitamque anteactam,<text:line-break/></text:span><text:span text:style-name="T2">tqm </text:span><text:span text:style-name="T2">an cibi potusque </text:span><text:span text:style-name="T2">copia </text:span><text:span text:style-name="T2">et. </text:span><text:span text:style-name="T2">praecipue affatim </text:span><text:span text:style-name="T2">nutrientium,<text:line-break/></text:span><text:span text:style-name="T2">qui </text:span><text:span text:style-name="T2">sie affectus est, fit usus, ad haec consuetudinem et res<text:line-break/>praeter consuetudinem actas, quosque motus exercuerit, quas<text:line-break/>excretiones habuerit, aut praeter folitum compescuerit: ad</text:span></text:p>
      <text:p text:style-name="P6"><text:span text:style-name="T2">omnia autem haec nnm gracilior aut crassior evaserit. Sane<text:line-break/>utriusque plenitudinis quantitas ex propriorum signorum<text:line-break/>magnitudine definietur. Quanto enim gravior sibi homo vide-<text:line-break/>tur, tantum et plenitudinem quoad vires crevisse constat. Ad<text:line-break/>eundem modum quantum auctus fuerit tunsionis sensus, tan-<text:line-break/>tum et alteram inauctam plenitudinem, quam a quibusdam<text:line-break/></text:span><text:span text:style-name="T14">κατα το ὲ^χνμα </text:span><text:span text:style-name="T2">vocari diximus. . At utriusque plenitudinis<text:line-break/>qualitatem partim ex coloribus agnosces, memor colorem<text:line-break/>humorum esse, siquidem modice a colore frigoreque externo<text:line-break/>affectum totum corpus fuerit, partim ex iis, quae humorum<text:line-break/>naturae conjuncta sunt. Etenim calidiores calidior totius'<text:line-break/>corporis sensus sequitur, frigidiores vero frigidior: tum eos<text:line-break/>qui iu venis quidem acervantur humores, tumor, vaforum-<text:line-break/>que distensio: qui vero in carne, sensus in ea aut gravitatis<text:line-break/>aut tensionis, sicut certe et caliditatis. Porro dispensantium'<text:line-break/>nos facultatum infirmitatem ac robur propriis indicari fun-<text:line-break/>ctionibus ostendimus : arbitrariis quidem ea quae in nervis</text:span></text:p>
      <text:p text:style-name="P6"><text:span text:style-name="T2">et horum principio cerebro: pulsativis autem ea quae lu<text:line-break/>arteriis et corde.; at a functione, quae in bona editur, nutri—<text:line-break/>tione, aut nutritione abolita, tum colore bono.aut malo, ter-<text:line-break/>tia facultas, nempe nutrix, quam a jecore proficisci demon-<text:line-break/>stravimns, agnitionem sortito est. Ubi ergo extantibus pleni-<text:line-break/>tudinis signis valentes facultates fuerint, venam incides, vi-<text:line-break/>delicet </text:span><text:span text:style-name="T2">si </text:span><text:span text:style-name="T2">tensiva quidem fit affectio, nullo discrimine magis-<text:line-break/>que etiam in phlegmonode; sin infesta sit degravans .plenitu-<text:line-break/>do, haud femper sanguinis molienda detractio est: fieri enim<text:line-break/>potest </text:span><text:span text:style-name="T2">ut </text:span><text:span text:style-name="T2">crudus per corpus collectus fit fticcus. In quo ad=*<text:line-break/>vertendum diligenter est quantum valeat robustaque sit vir-<text:line-break/>tus, quantum humor ipse sit refrigeratus: iram exoluta ab<text:line-break/>id genus affectibus,virtus, adhibita sanguinis missione, in ex-<text:line-break/>tremum malum recidere ‘solet, ut nequaquam poflea restitui<text:line-break/>possit. Quod ubi evenit, periculum non leve consequitur,<text:line-break/>potissimum si febris accedat statu aestivo, stomachoque male<text:line-break/>affecto, aut toto adeo corpore natura molli et temperie hu-</text:span></text:p>
      <text:p text:style-name="P6"><text:span text:style-name="T2">ruido</text:span><text:span text:style-name="T2">: </text:span><text:span text:style-name="T2">ejusmodi enim hominibus multa accidit per halitum<text:line-break/>digestioorepentinaqtte syncopa; etiam si febris haud‘-magna<text:line-break/>invadat. Si vero horum nihil fit, caeterum hiems fuerit<text:line-break/>regiove natura frigida, tum natura 'quoque hominis frigidior<text:line-break/>iis per sanguinis missionem et totum corpus graviter refrige-i<text:line-break/>ratur, et accidunt nonnulla quae ad gravem sequuntur re-<text:line-break/>frigerationem symptomata. Quocirca qui </text:span><text:span text:style-name="T27">sic</text:span><text:span text:style-name="T2"> affecti sunt,<text:line-break/>eos sanguinis missione vacuare non convenit, sed frictioni-<text:line-break/>bus, mediocriterque excalfacientibus unctionibus; tum po-<text:line-break/>tionibus humorum crassitudinem incidentibus, ac modice cal-<text:line-break/>facientibus. Nam quae valenter ealfaciuUt, nimis subito vi-<text:line-break/>res dejiciunt, ut in reliquam curationem non sufficiant:<text:line-break/>saepe etiam febrem auxere: itaque et inde viribus noxa ob-<text:line-break/>venit. Quapropter humorum incidentes crassitudinem tum<text:line-break/>cibi tum potus mediocris sunto in excalfaciendo facultatis.</text:span></text:p>
      <text:h text:style-name="Heading_20_2" text:outline-level="2">Cap. VII.</text:h>
      <text:p text:style-name="P96"><text:span text:style-name="T2">Porro qui sanguine ex pectore rejecto lu<text:line-break/>praesens quidem curati, caeterum eam sortiti sunt corporis<text:line-break/>structuram lu thoracis pulmonisque partibus, ut vel pauculo</text:span></text:p>
      <text:p text:style-name="P6"><text:span text:style-name="T2">plus collecto sanguine protinus, aut vasis alicujus oficulum<text:line-break/>reseretur aut ipsum rumpatur: iis etiam si nullum in cor-<text:line-break/>pore etiam dum symptoma extiterit, ineunte tamen vere san-<text:line-break/>guinem mittere oportet. Similiter qui prompte morbum<text:line-break/>comitialem aut apoplexiam incurrunt. Ad eundem modum<text:line-break/>si aliorum morborum cuipiam obnoxium esse hominem co-<text:line-break/>gnoverimus, putaperipneumouiae, pleuritidi, anginae, com-<text:line-break/>mittendum non est ut expectemus dum aliquod evidens ple-<text:line-break/></text:span><text:span text:style-name="T2">nitudinis </text:span><text:span text:style-name="T2">symptoma appareat,' scd antevertere sanguinis de--<text:line-break/>tractione praestat. Eodem modo quibus haemorrhoides </text:span><text:span text:style-name="T27">re-<text:line-break/>tentae</text:span><text:span text:style-name="T2"> sunt, potissimum si natura sint atrabilarla. Quique<text:line-break/>quotannis aestate plethoricis morbis corripi assolent, et hos<text:line-break/>quoque veris initio vacuare expedit Eadem ratione et qui,<text:line-break/>ipso etiam vere illius modi malis vexantur. Sunt autem qui-<text:line-break/>dam oculis imbecillioribus aut scotoinaticis, quas vocant,<text:line-break/>hoc est vertiginosis obnoxii passionibus, qui et ipsi principio<text:line-break/>veris inaniri poscunt. Sed illud prius videndum, quid fit<text:line-break/>quod lu illis acervetur. Siquidem nonnullis amara bilis</text:span></text:p>
      <text:p text:style-name="P6"><text:span text:style-name="T2">succus </text:span><text:span text:style-name="T2">plus </text:span><text:span text:style-name="T2">caeteris </text:span><text:span text:style-name="T2">'colligitur, </text:span><text:span text:style-name="T2">quibusdam bilis </text:span><text:span text:style-name="T2">atrae </text:span><text:span text:style-name="T2">aut<text:line-break/>pituitae, aliis ex aequo omnes 'in quibus sanguis abundate<text:line-break/>dicitur. Hos ergo omnes vacuabis. Sicut etiam podagri-<text:line-break/>cos et arthriticos veris </text:span><text:span text:style-name="T2">principio, </text:span><text:span text:style-name="T2">exhibito videlicet aut<text:line-break/>medicamento purgante </text:span><text:span text:style-name="T2">aut </text:span><text:span text:style-name="T2">sanguinis diminutione. Equis<text:line-break/></text:span><text:span text:style-name="T2">dem complures </text:span><text:span text:style-name="T2">ipse sanari, qui tribus </text:span><text:span text:style-name="T2">qnatuorve </text:span><text:span text:style-name="T2">annis </text:span><text:span text:style-name="T2">per<text:line-break/>intervalla </text:span><text:span text:style-name="T2">pedum laborassent doloribus, exundante </text:span><text:span text:style-name="T2">humore<text:line-break/>veris </text:span><text:span text:style-name="T2">initio expurgato aut sanguine diminuto. Caeterurn<text:line-break/></text:span><text:span text:style-name="T2">id neminem </text:span><text:span text:style-name="T2">latere </text:span><text:span text:style-name="T2">puto, </text:span><text:span text:style-name="T2">illos in omni deinceps victus </text:span><text:span text:style-name="T2">vitaen<text:line-break/>que ratione </text:span><text:span text:style-name="T2">agere moderatos. Nam </text:span><text:span text:style-name="T2">intemperantes vinosos.,<text:line-break/></text:span><text:span text:style-name="T2">que ac ventri gulaeque deditos neque purgatione </text:span><text:span text:style-name="T2">neque<text:line-break/></text:span><text:span text:style-name="T2">sanguinis missione magnopere adjuveris, nam per vitae </text:span><text:span text:style-name="T2">in-j<text:line-break/>temperantiam </text:span><text:span text:style-name="T2">crudorum humorum copiam ocissime </text:span><text:span text:style-name="T2">colli-<text:line-break/>gunti </text:span><text:span text:style-name="T2">verum his ne manum quidem admovere </text:span><text:span text:style-name="T2">tentandurn<text:line-break/>est. Eis </text:span><text:span text:style-name="T2">vero qui praeceptis salutaribus obscquentur, </text:span><text:span text:style-name="T2">sum-<text:line-break/>mopere </text:span><text:span text:style-name="T2">profueris, </text:span><text:span text:style-name="T2">fi </text:span><text:span text:style-name="T2">principio veris primum quidem </text:span><text:span text:style-name="T2">eva-<text:line-break/>cuaris, </text:span><text:span text:style-name="T2">deinde autem ad exercitia rictusque </text:span><text:span text:style-name="T2">rationem falu-'<text:line-break/>brem </text:span><text:span text:style-name="T2">deinceps perduxeris. Quae de istis dixi, haec </text:span><text:span text:style-name="T2">tibi di-<text:line-break/>cta </text:span><text:span text:style-name="T2">putato et de omnibus, qui morbis iis quos modo dice*</text:span></text:p>
      <text:p text:style-name="P6"><text:span text:style-name="T2">bam capi sunt apti, nempe aut comitiali; aut apoplexia, aut<text:line-break/>vertigine, aut sanguinis rejectione, aut melancholicis. </text:span><text:span text:style-name="T2">. </text:span><text:span text:style-name="T2">&gt;.</text:span></text:p>
      <text:h text:style-name="Heading_20_2" text:outline-level="2">Cap. VIII.</text:h>
      <text:p text:style-name="P96"><text:span text:style-name="T2">Porro non solum ubi adest plenitudo, sive<text:line-break/>ea ut ad vires sit, sive ut </text:span><text:span text:style-name="T14">κατὰ τό ὲ/χνμα, </text:span><text:span text:style-name="T2">mirifice prodest<text:line-break/>venae sectio,, verum etiam citra, plenitudinem initio </text:span><text:span text:style-name="T2">plile-<text:line-break/></text:span><text:span text:style-name="T2">gmones, </text:span><text:span text:style-name="T2">quae </text:span><text:span text:style-name="T2">aut propter ictum aut propter dolorem aut<text:line-break/>partium debilitatem provenit: quippe quum dolor </text:span><text:span text:style-name="T2">fangui-<text:line-break/></text:span><text:span text:style-name="T2">nem ad se trahat et saepe et partium debilitas </text:span><text:span text:style-name="T2">phlegmonem,<text:line-break/>absque ut in corpore </text:span><text:span text:style-name="T2">plenitudo </text:span><text:span text:style-name="T2">sit, procreet: ostensum </text:span><text:span text:style-name="T2">est<text:line-break/>enim </text:span><text:span text:style-name="T2">in </text:span><text:span text:style-name="T2">virtutum naturalium commentariis, infirmam </text:span><text:span text:style-name="T2">natura<text:line-break/></text:span><text:span text:style-name="T2">partem </text:span><text:span text:style-name="T2">prompte </text:span><text:span text:style-name="T2">gravari, si vel paulo </text:span><text:span text:style-name="T2">plus </text:span><text:span text:style-name="T2">acervetur </text:span><text:span text:style-name="T2">aliquan-<text:line-break/>do iu ea excrementi; </text:span><text:span text:style-name="T2">quin etiam quod pars quaelibet </text:span><text:span text:style-name="T2">vim<text:line-break/></text:span><text:span text:style-name="T2">possideat, sicut familiarium attractricern, ita quoque alieno-<text:line-break/>rum ex</text:span><text:span text:style-name="T2">cre</text:span><text:span text:style-name="T2">tricem:; tum quod duplex </text:span><text:span text:style-name="T2">sit </text:span><text:span text:style-name="T2">alienum, </text:span><text:span text:style-name="T2">alterum<text:line-break/>quantitate, alterum </text:span><text:span text:style-name="T2">qualitate: itaque </text:span><text:span text:style-name="T2">partem quamvis, quae<text:line-break/>licet </text:span><text:span text:style-name="T2">ab </text:span><text:span text:style-name="T2">humoribus </text:span><text:span text:style-name="T2">in fe contentis non gravetur, tamen </text:span><text:span text:style-name="T2">e.ec<text:line-break/>crementa </text:span><text:span text:style-name="T2">quaedam habeat in qualitate </text:span><text:span text:style-name="T2">praeter </text:span><text:span text:style-name="T2">naturam, ad<text:line-break/></text:span><text:span text:style-name="T2">eorum excretionem per, </text:span><text:span text:style-name="T2">venas inibi sitas tanquam per palea</text:span></text:p>
      <text:p text:style-name="P6"><text:span text:style-name="T2">insurgere. Porro si </text:span><text:span text:style-name="T2">quod </text:span><text:span text:style-name="T2">propellitur, pravus sit sanguis, sive<text:line-break/>alius quivis succus, ad propinquam primum veniat partem<text:line-break/>necesse est: ubi rursum duorum alterum eveniet, aut enim<text:line-break/>concoctus aut corruptus in aliam tertiam haud transfluet:<text:line-break/>aut si neutrum assequatur, denuo ex parte secunda in aliam<text:line-break/>labetur, atque iterum ex illa in'aliam: neque cessabit quoad<text:line-break/>in talem 'quampiam illabaturquae amplius ex se ptropel-<text:line-break/>lere quod, in ipsa redundat nequeat. Accidit autem id illis<text:line-break/>partibus, quae vim excretricern ricinis omnibus imbecilsio-<text:line-break/>rem obtinent: si quidem haud etiam in illas, quae prae vi-<text:line-break/>rium robore non admittant, repellere quod molestum est<text:line-break/>valent. Nam et hoc quoque nobis in- illis monstratum est<text:line-break/>commentariis , quod non solum pars quaelibet recrementum<text:line-break/>in vicinam protrudat, verum quod et recipiat quidem, sed<text:line-break/>contra Nepe remittat et contra repellat, in sisse haud ad-<text:line-break/>mittens; quo in certamine victoria potitur validiori Qua—<text:line-break/>propter partes infirmiores omnium primae excrementitiis<text:line-break/>morbis corripiuntur. Hujusmodi quapiam ratione rheumati-</text:span></text:p>
      <text:p text:style-name="P6"><text:span text:style-name="T2">cos vocatus affectus provenire scito, tote videlicet corpore<text:line-break/>infirmo, quae una est mali habitus species: principibus vero<text:line-break/>illius partibus, paulum licet insit ipsis fanguinis, gravari ta-<text:line-break/>men solitis, eumque ad carnosas cutis partes protrudentibus<text:line-break/>potissirnumque ad adenas excipiendis recrementis idoneos, '<text:line-break/>tuin ob substantiae laxitatem, tum. quia omnium partium<text:line-break/>minime robustas habeant naturales virtutes, sicut et pingue-<text:line-break/>do. Nam quum quatuor eae sint, ut ostensum est, priina at-<text:line-break/>tractrix,. secunda retentrix, tertia excretrix et quarta altera-<text:line-break/>trix, alias quidem tres imbecillimas, adenes carnesque chti-<text:line-break/>nent:-, at unam alteratricem haud ita multo caeteris partibus<text:line-break/>minorem. Post adenas sequitur pulmo, fluxioni recipiendae<text:line-break/>promptissimus. Nam et hic tres facultates infirmas possidet et<text:line-break/>corpus ipsum laxum. Deinde est lien. Porro cerebrum aut<text:line-break/>perinde ut illi aut etiam plus excipiendo fluxu est habile i<text:line-break/>caeterum hoc illis potius est, quod constructionem habeat re-<text:line-break/>jiciendis iis quae accepit promptissimam: .habet enim inu</text:span></text:p>
      <text:p text:style-name="P6"><text:span text:style-name="T2">gentes ventriculos, qui pronis meatibus evacuantur. Quibus<text:line-break/>ergo carnoso genere pulmo, lien ac cerebrum natura robu-<text:line-break/>stiora sunt, in iis ad adenas et carnes fluxiones perveni-<text:line-break/>unt, ubi totus nimirum habitus infirmus fuerit, velut in<text:line-break/>rheumaticis affectibus accidere solet. Merito ergo bis curan-<text:line-break/>dis scopus est </text:span><text:span text:style-name="T14">ηόη </text:span><text:span text:style-name="T2">evacuatio; Ied corporis totius roboratio,<text:line-break/>quamquam tamen curationis initium illis a misso oriatur san-<text:line-break/>guine: ac si excrementa pravam etiam qualitatem habuerint,'<text:line-break/>una adhibeatur purgatio: in quibus maxime corporibus neu-<text:line-break/>trius proprium expectandum plenitudinis symptoma est, puta<text:line-break/>gravitas quidem ejus, quae ut ad vires est, tensio vero ejus,<text:line-break/>quae ut </text:span><text:span text:style-name="T14">κἀτἄ τὸ ξνχυμά. </text:span><text:span text:style-name="T2">Eadem ratione lu iis quibus pars<text:line-break/>quaepiam graviter icta est, aut utcunque aliter incipientem<text:line-break/>habet phlegmonem, eam si magnam fore suspicamur, curatio-<text:line-break/>nem ah inanitione auspicamur, aut purgatorio medicamine<text:line-break/>exhibito, ant vena incisa, prout nimirum alterum altero ma-<text:line-break/>gis convenire judicamus.</text:span></text:p>
      <text:p text:style-name="P6"><text:span text:style-name="T2">'si </text:span><text:span text:style-name="T2">Cap. IX. Recte ergo admonemur in iis quae ad-<text:line-break/>jenta sunt libro de victus ratione acutorum, sanguinem,niit-<text:line-break/>jtere,/si magnus fit.inorbus et aeger florenti sit aetate rolrur-<text:line-break/>que . adsit. Perperanrque Menodotus in sola syndrome ple-<text:line-break/>thorica servari venae sectionem inquit. Contra enim pror-<text:line-break/>surn sanguinis mittendi scopi primum in sc plenitudinem<text:line-break/>non comprehendunt, sed </text:span><text:span text:style-name="T27">sientis</text:span><text:span text:style-name="T2"> passionis suspicionem. Nam<text:line-break/>fi eam magnam sore. apparet, omnino sanguinem mittemus,<text:line-break/>etiamsi nulla existat plenitudinis nola, tantum inspecta aeta-<text:line-break/>te, viribus et regione, quae, sola in iis quae adjecta sunt li-<text:line-break/>bro de rasione victus recenseri, conspiciuntur. Vigentes<text:line-break/>enim aetate propter pueros et senes.in distinctionem assurn-<text:line-break/>pfit. Caeternm primi principesque mittendi sanguinis scopi<text:line-break/>sunt morbi magnitudo’ et laborantis- robur: et, hanc esse<text:line-break/>primam dicendum est syndromen non plethoricam, in qua<text:line-break/>servata fit sanguinis missio: in illa enim et haec comprehen-<text:line-break/>ditur, ut quae morbi magnitudinem adaugeat. Quippe non<text:line-break/>solum ubi jam adsit morbus gravis sanguinis detrahendi</text:span></text:p>
      <text:p text:style-name="P6"><text:span text:style-name="T2">tempus est, sed ubi-suturum suspicamur. Antevertit enim<text:line-break/>Hippocratis doctrina, qua nos docet quaecunque morbis jam<text:line-break/>praefentibus recte perageremus, melius esse ut ipsa rnor-<text:line-break/>bis incipientibus aut imminentibus antevertendo faciamus.<text:line-break/>Quare et propositos scopos ad sanos transferre liceat. Siqui-<text:line-break/>dem et his sanguinem mittere expedit, ubi nimirum inagni<text:line-break/>alicuius morbi metus imminet, ratione habita et aetatis et<text:line-break/>virium. Nam si quis ut magnum incurrat morbum sit habi-<text:line-break/>lis, licet nullum etiam corpore symptoma acciderit, venam<text:line-break/>tamen secandam censemus. Satis est enim aetatem et vires<text:line-break/>inspexisse. Itaque tria sunt quae agnitionem continent, morbi<text:line-break/>magnitudo aut praesens aut imminens, aetas florens, et<text:line-break/>virium robur. Forte vero negligentius in iis, quam adjecta<text:line-break/>sunt libro de victus ratione acutorum, exposita videri possit<text:line-break/>una aetatis particula. Nec enim florentem duntaxat dixisse<text:line-break/>recte habet, scd addenda est-et quae illam praecedit et quae<text:line-break/>sequitur, uti videlicet duae tantum distinctioni eximantur,</text:span></text:p>
      <text:p text:style-name="P6"><text:span text:style-name="T2">nempe puerorum et fenum. Verum senum aetas lu virium<text:line-break/>verbo comprehendi potest: nulli enim qui ea aetate est;<text:line-break/>robur in est:. Quibusdam vero medicis ne pueris quidem </text:span><text:span text:style-name="T27">ro-<text:line-break/>bur</text:span><text:span text:style-name="T2"> inesse viium est, sed perperam rem intelligentibus, sicut<text:line-break/>alibi nos ostendiuius. Itaque si magnum fore morbum expe-<text:line-break/>Ctamus aut jam praesentem inspicimus aut incipientem, ve-<text:line-break/>nam tundemus virium habita ratione tantumque ex ofatione<text:line-break/>exemplis pueris, dicernusque minus perfecte positam</text:span><text:span text:style-name="T34">1</text:span><text:span text:style-name="T2"> aetatis<text:line-break/>dignotionern ab eo, qui conscripsit ea quae adjecta sunt<text:line-break/>libro de rictus ratiUUe acutorum: fatis enim sunt ad inci-<text:line-break/>dendani venam hi duntaxat. scopi. Neque enim ubi tanta<text:line-break/>crudorum humorum copia accumulata est, ut secandam ve-<text:line-break/>nam prohibeat, ratio redarguitur; nam istis virium robur<text:line-break/>non adesu Estque hoc indicium, eos Iraud posse sanguinis<text:line-break/>missionem </text:span><text:span text:style-name="T27">praeferre,</text:span><text:span text:style-name="T2"> quando una' cunr colore corporis totius,<text:line-break/>qui exciderit ab indicando sanguinem abundare, pulsus adest<text:line-break/>in vehementia et magnitudine inaequalis, exuperantibus per</text:span></text:p>
      <text:p text:style-name="P6"><text:span text:style-name="T2">ipsius inaequalitatem imbecillibus et parvis. Definitis itaque<text:line-break/>tribus mittendi sanguinis fccpis, nempe morbi magnitudine<text:line-break/>aut praesente aut imminente aut incipiente, aetate florente,<text:line-break/>vicium robore, extra puerorum aetatem; ad alia ante dicta<text:line-break/>mittendi sanguinis indicia, quae non pauci medici adjicienda<text:line-break/>censuerunt, nunc accedamus. ' Coindicant autem haec detra-<text:line-break/>ctionis quantitatem, non ipfam sanguinis detractionem. Ita-<text:line-break/>que ex morbo, aetate et viribus minuendus esse sanguis co-<text:line-break/>gnoscitur: at vacuationis quantitas non ex istis modo ; </text:span><text:span text:style-name="T2">fed<text:line-break/></text:span><text:span text:style-name="T2">ex aliis deprehenditur. Ea sunt plethorica vocata fyndrome;<text:line-break/>aeris nos ambientis temperies </text:span><text:span text:style-name="T2">in </text:span><text:span text:style-name="T2">tempus et locum divisa,<text:line-break/>eaque quae in anteacta acciderunt vita circa comesurum tum<text:line-break/>quantitatem tum qualitatem, excretiouesque ac, motiones<text:line-break/>aut factas aut non factas. Sed quaenam sit in his diversitas<text:line-break/>paulo postviderimus.</text:span></text:p>
      <text:h text:style-name="Heading_20_2" text:outline-level="2">Cap. X.</text:h>
      <text:p text:style-name="P96"><text:span text:style-name="T2">In praesenti autem de utriusque plenitudi-<text:line-break/>nis notis contemplabimur, an ubi eae in homine solita ne-<text:line-break/>gotia obeunte apparuerint, mittendus illi omnino sanguis sit,</text:span></text:p>
      <text:p text:style-name="P27"><text:span text:style-name="T2">’•<text:tab/>.• t r<text:tab/></text:span><text:span text:style-name="T27">' l‘-</text:span><text:span text:style-name="T2"><text:tab/></text:span><text:span text:style-name="T2">&lt; ali<text:tab/></text:span><text:span text:style-name="T2">- </text:span><text:span text:style-name="T2">•</text:span></text:p>
      <text:p text:style-name="P11"><text:span text:style-name="T2">an id. necessarium non fit, ubi nulla magni afluerit morbi<text:line-break/>expec.atio. Porro quid hac de re sentiam, neminem vestrum<text:line-break/>ambigere arbitror, ut qui saepe assueritis sanguinis missionem<text:line-break/>suadenti tum'podagricis tum arthriticis tum epilepticis, ad<text:line-break/>haec melancholicis, quique sanguinem antea expuissent, aut<text:line-break/>in thorace structuram sortiti essent ad id malum idoneam,<text:line-break/>praeterea vertiginosis, quique assidue corripi solent angina,<text:line-break/>peripneumonia, pleuritidibus</text:span><text:span text:style-name="T2">, </text:span><text:span text:style-name="T2">hepatidibus, opbthalmiis ve-<text:line-break/>hementibus, aut, ut in summa dicam, magno quopiam morbo.<text:line-break/>Nam lu illius modi omnibus necessarium esse remedium mi-<text:line-break/>nutionem sanguinis arbitror confestim adhibitam, posthabi-<text:line-break/>tam virium atque aetatis rationem. Haec,enim si forte, ali-<text:line-break/>qnando non dicantur, iubintelligere oportet. At qui nihil<text:line-break/>ejusmodi nunquam antea perpessi fuerint, omniumque </text:span><text:span text:style-name="T27">cor-<text:line-break/>poris</text:span><text:span text:style-name="T2"> partium inculpatam sortiti constructionem, geminam<text:line-break/>me vacuationis viam proponere nostis, per venae sectionem<text:line-break/>quidem, si in victu sint intemperantes: citra hanc, fi<text:line-break/>temperantes. Licet enim frictionibus multis balneisque</text:span></text:p>
      <text:p text:style-name="P6"><text:span text:style-name="T2">et ambulationibus </text:span><text:span text:style-name="T2">aliisque </text:span><text:span text:style-name="T2">motionibus, ad haec </text:span><text:span text:style-name="T2">unctio-<text:line-break/></text:span><text:span text:style-name="T2">nibus digerentibus, </text:span><text:span text:style-name="T2">celeriter </text:span><text:span text:style-name="T2">plenitudinem exhaurire, si<text:line-break/>utique videbitur non esse crassi sanguinis abundantis.. Ta-<text:line-break/>lis est ut plurimum melancholicus,, raro" vero crudorum<text:line-break/>quos vocant humorum. Caeterurn in redundantia humoris<text:line-break/>melancholici sanguinem mittere praestat, aut certe omni-<text:line-break/>no medicamento uti atram bilem expurgante. At ubi cru-<text:line-break/>di succi exuperant, antequam morbus, invaserit, caute va-<text:line-break/>cuabis: sed ubi jam febris corripuerit, ut. ante monui, ne-<text:line-break/>quaquam. Habebis vero eorum indicium tum colorem veluti<text:line-break/>plumbeum, aut ex pallido album ornuiaque potius quam<text:line-break/>rubrum, tum pulsuum inaequalitatem. Si vero etiam </text:span><text:span text:style-name="T2">admo-<text:line-break/></text:span><text:span text:style-name="T2">dum creverit talis plenitudo, tum et corporis illis gravitas<text:line-break/>inest, atque ad motus pigritia, tum mentis tarditas et sensirs<text:line-break/>liabetudo. Contra vero si quibus ex compressis haemorrhoidi-<text:line-break/>bus cumulatus in corpore sanguis extiterit, audacter venam<text:line-break/>incides, etiam si antea gravem experti morbum non fuerint.<text:line-break/>Fieri enim potest, ut apti quidem ad ejusmodi aliquem suet<text:line-break/>rit, caeterurn ob inanitionem, quae ex-hoemorrliordibus fit.</text:span></text:p>
      <text:p text:style-name="P6"><text:span text:style-name="T2">nondum perpessi. Porro si quae illis partes pravam sortitae<text:line-break/>structuram appareant, ac potissimum in thorace, omnino, eis<text:line-break/>ocissime sanguinem detrahes.</text:span></text:p>
      <text:h text:style-name="Heading_20_2" text:outline-level="2">Cap. XI.</text:h>
      <text:p text:style-name="P96"><text:span text:style-name="T2">Idem me sentire movistis et de mulieribus,<text:line-break/>quibus menstrua restitit purgatio. Neque enim prosecto pro-<text:line-break/>ioganda in his evacuatio est, non tamen necesse est illis ve-<text:line-break/>nam scindere: quippe quum malleorum scarificationes super-<text:line-break/>fluitati quandoque evacuandae satis esse queant: et quae et<text:line-break/>alioqui hoc etiam habent, quod menfintn evacuationem ciere<text:line-break/>possunt, sicut, etiam in malleolis' ac poplitibus incisae venae.<text:line-break/>Nam plenitudines a suppressis mensibus ortas omnino per<text:line-break/>crura evacuabis, sive venam secare oporteat sive scarificare.<text:line-break/>Sectae enim in cubito venae mulierum revellere purgationem<text:line-break/>assolent. Porro quae ex mulieribus albidiores sunt, fangui-<text:line-break/>nem acervare tenuem solent: quocirca adhibitis malleorum<text:line-break/>scarificationibus maxime juvantur. At quae nigriores sunt<text:line-break/>secta vena curato; crassiorem enim sanguinem ac magis me-<text:line-break/>lancholicum colligunt, magis vero etiam si magnas habere</text:span></text:p>
      <text:p text:style-name="P6"><text:span text:style-name="T2">venas appareant, </text:span><text:span text:style-name="T2">quod-illis accidit quae </text:span><text:span text:style-name="T2">graciliores </text:span><text:span text:style-name="T2">sunt </text:span><text:span text:style-name="T2">ac<text:line-break/>nigriores.. Carnosis vero et candidis parvae insunt venae,<text:line-break/>quibus malleolos scarificare quam venam secare praestiterit,<text:line-break/>quippe quum hae parvas ini cruribus venas habeant:'itaque<text:line-break/>etiam si probe sccentur, quod justum tamen sit non profluat.<text:line-break/>Caeterum non contemnenda venae sectio est, tanquam non<text:line-break/>sit auxilium revulsorium, quum me saepenumerp conspexe-<text:line-break/>xitis lu valida sanguinis a naribus eruptiona eo usum re-<text:line-break/>pente fluxionem sedasse. Expedit autem, uti vidistis, non eo<text:line-break/>usque sanguinem educere, dum ad extremum vires ducan-<text:line-break/>tur, sed quoad quod symmetrum moderatumqne fit eductum<text:line-break/>videatur prorumpentisque sanguinis impetus nondum flac-<text:line-break/>cescat, sed validus permaneat: sccare in cubito venam, si<text:line-break/>ex dextra nare prorumpat sanguis in brachio dextro: sin ex’<text:line-break/>altera, in sinistro. Simul autem cum hoc agis, artubus vin-<text:line-break/>cula injicito aut ex lana aut ex canabe: tum hypochondrio<text:line-break/>directe supposito cucurbitam admittito. Nam haec nos fa-<text:line-break/>clendo, ut scitis, semper erumpentem ex naribus sanguinem</text:span></text:p>
      <text:p text:style-name="P6"><text:span text:style-name="T2">compescuimus, quum antea </text:span><text:span text:style-name="T2">experiurndo </text:span><text:span text:style-name="T2">quae scribunt in<text:line-break/>nares inserenda medicamenta, atque </text:span><text:span text:style-name="T27">in</text:span><text:span text:style-name="T2"> frontem illinenda in- -<text:line-break/>firma omnia compereriin. Itaque ad ea quae supra de san-<text:line-break/>guinis missione dicta sunt.et hoc quoque Menodoti opinio-<text:line-break/>nem convincit, qui pntarit plethoricam vocatam syndromem<text:line-break/>remedii nos admonere. Nam quae dicta est affectio, pletliori-<text:line-break/>cae plane contraria esu Adhibemus, autem ad eam sanguinis<text:line-break/>missionem non ut evacuatorium, sed ut revulsorium re-<text:line-break/>medium. . .</text:span></text:p>
      <text:h text:style-name="Heading_20_2" text:outline-level="2">Cap. XII.</text:h>
      <text:p text:style-name="P96"><text:span text:style-name="T2">Nihil aeque artem medicam lu agendo<text:line-break/>conjecturalem efficit, uti cujusque remedii quantitas. Etenim<text:line-break/>quum frequenter .compertum habeamus tempus instare exhi-<text:line-break/>heu di, aut cibi. aut potus, ejusqne aut calidi aut frigidi<text:line-break/>quantum tamen dandum fit; certo haud novimus. Idemalli<text:line-break/>venit in purgantibus medicinis. Nam quod laboranti prae-<text:line-break/>beudum sit medicamen, aut bilem tum flavam tum atram<text:line-break/>aut pituitam aut serosum excrementum evacuans, exacte<text:line-break/>novimus: caeterum quantum praeberi, debeat nescimus.</text:span></text:p>
      <text:p text:style-name="P6"><text:span text:style-name="T2">Atqui talis exhibitio corrigi </text:span><text:span text:style-name="T2">postea </text:span><text:span text:style-name="T2">nequit. Nam quod semel<text:line-break/>in ventrem devoratum est medicamentum, quo minus<text:line-break/>omne devoratum fit fieri non potest: neque possibile<text:line-break/>est, ubi plus' quam conveniat jam,purgetur homo partem<text:line-break/>oblati auferre. At </text:span><text:span text:style-name="T27">in</text:span><text:span text:style-name="T2"> sanguinis missione summum id bonum<text:line-break/>est, evacuationem dum voles posse sistere, ac rursum, quo<text:line-break/>videatur tempore, fluere sinere, quoadusque recte habere<text:line-break/>appareat. Quapropter praestat, nisi quid urgeat, priori.mis-<text:line-break/>sione minus detrahere, iterurnque eam repetere, immo si lu-<text:line-break/>bet, et tertio. Ubi ergo mulla evacuatione est opus, verum<text:line-break/>vires sunt imbecilliores, in his evacuationem partiri expe-<text:line-break/>dit, uti nimirum et me fecisse vidistis in iis, quibus crudio-<text:line-break/>rum inerat buniorum copia. Nam pauculo sanguine detracto,<text:line-break/>protinus melicratum exhibeo probe coctum ciim incidentium<text:line-break/>medicaminum quopiam) velut hyssopo, origano, et interim<text:line-break/>etiam nepita, aut pulegio, aut certe cum melicrato .oxymeI<text:line-break/>aut oxyglycy: ac sic rursum sanguinem minuo vel ipso eo-<text:line-break/>dem nonnunquam die, interdum die postero, in quo rura</text:span></text:p>
      <text:p text:style-name="P6"><text:span text:style-name="T2">sum exhibito propositorum </text:span><text:span text:style-name="T2">medicamentorum </text:span><text:span text:style-name="T2">quopiam ite-<text:line-break/>rum de sanguine quid aufero'; aerumna tertio die similiter<text:line-break/>bis Caeteruin ubi fervescentis inest sanguinis plenitudo, acu-<text:line-break/>tissimam accendens febrem fubito ac simul evacuare expc-.<text:line-break/>dit: eamque inanire lentandum, vel ad animi deliquium us-<text:line-break/>que, virium modo inspecto robore. Itaque memini quibus- '<text:line-break/>dam sex detractas protinus cotylas aut .postridie aut tertio<text:line-break/>quartove: quibusdam primo etiam die, quum febris princi-<text:line-break/>pio noctis coepisset; aut medio,.ac quae pridie comederant<text:line-break/>probe fuissent concocta. Nonnullis autem pridie inaequali-<text:line-break/>talem aut sudorem aut dolorem capitis alterius ve alicuius<text:line-break/>partis se lentire querentibus, ac proinde parce esitantibus,<text:line-break/>ubi febris praecedente invasisset nocte, primo etiam die me<text:line-break/>fanguinem detraxisse memini. Nam in quibus tibi sanguinis<text:line-break/>ferventis copia apparet, quam ocissime eum vacuare cona-<text:line-break/>tor, priusquam in principem aliquam partem ingruat. Quam-<text:line-break/>obrem nec per noctem sanguinem aliquando mittere ve-<text:line-break/>rearis. Siquidem ridiculum est: quod quidam factitant, a</text:span></text:p>
      <text:p text:style-name="P6"><text:span text:style-name="T2">secunda diei </text:span><text:span text:style-name="T2">hora </text:span><text:span text:style-name="T2">ad quintam aut sextam solummodo san-<text:line-break/>guinenr mittentes, haud alio quovis tempore, quos fi non<text:line-break/>clysteres, cibum aliaque-exhibere remedia quocunque tem-<text:line-break/>pore‘noctis vidissem, </text:span><text:span text:style-name="T27">graviter prosecto in illos inveherer.<text:line-break/></text:span><text:span text:style-name="T2">Quoniam vero omnia agunt, haud praefinito uno horarum<text:line-break/>numero omnibus morbis communi, sed ut affectus moneat, in<text:line-break/>sola autem missione sanguinis dictum modo tempus semper<text:line-break/>observant, tolerabilis est illorum error. Sic itaque affectis<text:line-break/>aegrotis, , ut diximus, expedit et ad usque animi desectum<text:line-break/>sanguinem educere. Novi enim ex iis quosdam necessario<text:line-break/>ex animi deliquio refrigeratos, </text:span><text:span text:style-name="T2">ac </text:span><text:span text:style-name="T2">toto corpore assiuentibus<text:line-break/>madoribus et alvo rupta celerrime morbo liberatos. Utile<text:line-break/>est autem pulsuum dnninutionibus animum advertere, tau-<text:line-break/>gendo eos sanguine etiamnum fluente, sicut in aliis omnibus,<text:line-break/>dum sanguis mittitur, facere consueri, ne videlicet nobis nec<text:line-break/>opinantibus pro animi deliquio mors occupet, quod sane<text:line-break/>tribus evenisse medicis novi. Venam fecabat eorum unus mu-</text:span></text:p>
      <text:p text:style-name="P6"><text:span text:style-name="T2">lieri febricitanti, aliorum uterque viro, fed ad tantum animi<text:line-break/>duxere deliquium, ut vires recuperari non possent. Proinde<text:line-break/>satius est tam copiosis vacuationrbus abstinere, nisi magna<text:line-break/>incumbat necessitas. Quin et revulsionem, </text:span><text:span text:style-name="T2">non </text:span><text:span text:style-name="T2">leve et ipsam<text:line-break/>auxilium, quodque saepe secta adhibetur vena, quanto inajo-<text:line-break/>rern in numerum particulares auxeris detractiones, tanto esc<text:line-break/>ficaciorem effeceris. Haec itaque praenovisse praestabat. .</text:span></text:p>
      <text:h text:style-name="Heading_20_2" text:outline-level="2">Cap. XIII.</text:h>
      <text:p text:style-name="P96"><text:span text:style-name="T2">Rursum autem a principio ad propositam<text:line-break/>reversi speculaticnem exponamus quae summe necessaria<text:line-break/>esse compertum habemus iis; qui innoxie venae sectionem<text:line-break/>obire sernper volenti Primum omnium scire convenit, dum<text:line-break/>propositi scopi hujus praesidii augentur, majorem indicare<text:line-break/>evacuationem, </text:span><text:span text:style-name="T2">dum </text:span><text:span text:style-name="T2">vero exolvuntur; tantum detrahendum<text:line-break/>de sanguinis missione, quanto illi minores evaserint.. Morbi<text:line-break/>itaque magnitudo cum virium robore primi erant mittendi<text:line-break/>sanguinis scopi, ille quidem quae facienda sunt indicans, hic<text:line-break/>tanquam illum haud prohibens, id quod contra ludieaie’jur</text:span></text:p>
      <text:p text:style-name="P6"><text:span text:style-name="T2">niorum </text:span><text:span text:style-name="T2">medicorum quidam appellant. Nonnunquam </text:span><text:span text:style-name="T2">enim<text:line-break/>affectio mittendum sanguinem commonet, caeterum virium<text:line-break/>contra robur prohibet. Quibus ambobus scopis praesentibus<text:line-break/>constat, ut ante diximus, nullam esse crudorum humorum<text:line-break/>tantam talemque plenitudinem, quae hoc inhibere auxilium<text:line-break/>possit. Deinde considerandum quae . fit naturalis hominis<text:line-break/>temperies. Nam quibus amplae sunt venae, quique modice<text:line-break/>graciles sunt nec candidi, neque tenera carne praediti,'co-<text:line-break/>piosius evacuabis, contrarios autem parcius, quippe qui exi-<text:line-break/>guum habeant sanguinis carnemque facile tranfpirabilein.<text:line-break/>Hac ratione nec pueris venam tundes, usque ad . quartum<text:line-break/>decimum aetatis aunurn,. post quem si multus congestus fan-<text:line-break/>guis appareat, tempusque anni vernum suerit, regioque na-<text:line-break/>tura temperata et pueri natura bene sanguinea, sanguinem<text:line-break/>mluues, multoque magis si aut peripneurnoniae aut angi-<text:line-break/>nae aut pleuritidis </text:span><text:span text:style-name="T27">aut</text:span><text:span text:style-name="T2"> alterius acuti gravisque' morbi peri-<text:line-break/>culum lucumbat. Detrahes autem primum .ut summum ad<text:line-break/>cotylam usque. Quod si postea perpendenti vices permanere</text:span></text:p>
      <text:p text:style-name="P6"><text:span text:style-name="T2">validae videantur,- dimidium ejUs adjicies reiterata missione;<text:line-break/>Didicisti autem vehementi pulsui cum aequabilitate, tahquaui<text:line-break/>minime fallaci virium robustarum signo, fidem sempei ha-<text:line-break/>bendam esse, ex abundanti </text:span><text:span text:style-name="T2">autem </text:span><text:span text:style-name="T2">et magno. Itaquo et se-<text:line-break/>ptuagenariis modo dicti adsint pullus, si affectus jtibeat, ve-<text:line-break/>nam </text:span><text:span text:style-name="T2">sccabis. </text:span><text:span text:style-name="T2">Sunt enim quidam et in hac aetate multi fan-<text:line-break/>guinis viresque habent robustas, sicut alii sicci et pauci fan-<text:line-break/></text:span><text:span text:style-name="T2">guinis </text:span><text:span text:style-name="T2">et facile arescentes quavis pereusta parte.. Itaque poti<text:line-break/>numero annorirm solummodo animum advertes, quod quia<text:line-break/></text:span><text:span text:style-name="T2">lam </text:span><text:span text:style-name="T2">faciunt, scd et corporis habitui. .Nam sunt qui scxage-<text:line-break/>simo aetatis anno venae sectionem </text:span><text:span text:style-name="T34">n</text:span><text:span text:style-name="T2">on ferant, quum quidard<text:line-break/></text:span><text:span text:style-name="T2">qui </text:span><text:span text:style-name="T2">septuaginta </text:span><text:span text:style-name="T2">nati </text:span><text:span text:style-name="T2">sunt annos perferant. Veruntamen mi-<text:line-break/></text:span><text:span text:style-name="T2">nus </text:span><text:span text:style-name="T2">his </text:span><text:span text:style-name="T2">utique </text:span><text:span text:style-name="T2">dctrahes, etiam si eandem habere affectionem,<text:line-break/>quam florens corpus appareant.</text:span></text:p>
      <text:h text:style-name="Heading_20_2" text:outline-level="2">Cap. XIV.</text:h>
      <text:p text:style-name="P96"><text:span text:style-name="T2">Optimum autem fuerit, priusquam ape-t<text:line-break/></text:span><text:span text:style-name="T2">riatut </text:span><text:span text:style-name="T2">vena, haec omnia considerare et maxime haernorrhom<text:line-break/></text:span><text:span text:style-name="T2">dibus </text:span><text:span text:style-name="T2">suppressis aut muliebri purgatione; Ubi vero incilii<text:line-break/></text:span><text:span text:style-name="T2">vena </text:span><text:span text:style-name="T2">sanguis effluit, mutatione ejus et maxime quum adest</text:span></text:p>
      <text:p text:style-name="P6"><text:span text:style-name="T27">jam</text:span><text:span text:style-name="T2"> phlegmone, labafcentique fluxionis robori, potissimum<text:line-break/>autem pulsuum mutationi tanquam indicio haudquaqjiarn<text:line-break/>mendaci animus diligenter attendendus est, continuoque<text:line-break/>quiescendum pulsu alterascente aut in magnitudine aut in<text:line-break/>quavis inaequabilitate. Nam de mutatione in imbecillitatem<text:line-break/>quid attinet' dicere ? didicisti enim in hac qualitate certam<text:line-break/>fieri discretionem firmarum infirmarumque virium. In qui-.<text:line-break/>bus autem juxta sectem venam phlegmone est ingens, opti-<text:line-break/>mum est sanguinis et in colore et in consistentia mutationem<text:line-break/>expectare, sicut, indicavit Hippocrates in libro de acutorum<text:line-break/>nictu, quando de pleuritide verba facit; alius enim est qui<text:line-break/>in phlegmone est sanguis ab eo qui secundum naturam ut-<text:line-break/>pole plus excalfactus. Nam si antea crudior erat, rubrior<text:line-break/>modo et flavior ,efficitur, sin ejusmodi prius fuerat, ad atre-<text:line-break/>dinem vergit adustione. Proinde Hippocrates </text:span><text:span text:style-name="T2">de </text:span><text:span text:style-name="T2">pleuriticis<text:line-break/>hunc in modum scripsit: </text:span><text:span text:style-name="T27">Secanda vero in cubito vena in-<text:line-break/>terna': nec verearis multum detrahere, donec rubrior sia-</text:span></text:p>
      <text:p text:style-name="P28"><text:span text:style-name="T14">•<text:tab/>•<text:tab/>..<text:tab/>.• ... </text:span><text:span text:style-name="T2">. xo c..;»,. •<text:tab/>-.airit • -</text:span></text:p>
      <text:p text:style-name="P8"><text:span text:style-name="T2">viorque </text:span><text:span text:style-name="T27">multo fluat, aut pro puro et rubro lividus, utrtan-<text:line-break/>que enim evenit.</text:span><text:span text:style-name="T2"> Siquidem signum constituit assumpti ali-<text:line-break/>•cujus in sectam venam ex phlegmone ianguinis, mutatio-<text:line-break/>neni jn eo apparere. Non tamen omni ex parte haec.expe-<text:line-break/>ctanda est, ied est quando; antequam fiat mutatio, cessare<text:line-break/>conveniat, idque duplici nomine, ob infirmas videlicet vires<text:line-break/>• aut phlegmones malignitatem, interdum enim nihil ab </text:span><text:span text:style-name="T27">ea<text:line-break/></text:span><text:span text:style-name="T2">emittitur, scd inibi fortiter constrictus est. Si tamen vires<text:line-break/>exolvi evacuatione nondum videantur; id quod ex pulsu<text:line-break/>scies, et si cui sanguis mittitur, aetate, sit florenti, expectansia<text:line-break/>est mutatio, potissimum si ambiens sit temperatus. Duo enini<text:line-break/>haec sunt, ob quae maxime conjecturalis efficitur evacuatio-<text:line-break/>nis in hoc auxilio quantitas, laborantis, natura qualis sit,<text:line-break/>quam utique adamussim novisse non liceat: et ambientis tem-<text:line-break/>peries, qualis sit a misso sanguine futura. Nam quum febri-<text:line-break/>lis calor multum sanguinis digerit, atque abstinenter labo-<text:line-break/>rans victitat, necessario brevi illum nutrimentum </text:span><text:span text:style-name="T2">ex </text:span><text:span text:style-name="T2">fan-</text:span></text:p>
      <text:p text:style-name="P6"><text:span text:style-name="T2">gnine destituit, interimque virtus exulvitur. Absumitur au-<text:line-break/>tem ob laborantis quidem temperiem, si calida humidaqne sit,<text:line-break/>cujusmodi est puerorum;'ob ambientem vero, si regio sit </text:span><text:span text:style-name="T2">ea-<text:line-break/></text:span><text:span text:style-name="T2">lida et tempus aestivum. Prolude minns detrahimus quam<text:line-break/>plenitudo commonet, quod et aetates quidem attinet, inipue,<text:line-break/>ris, quod ad corporis habitus, lu candidis et quibus mollis<text:line-break/>teneraque est cero, quales Galli snnt, quod ad tempus, sub<text:line-break/>cane: siiniliter etiam in regionibus et constitutionibus. Alia<text:line-break/>vero ratione, ut et ante propositum esi, in contrariis, hoc est<text:line-break/>in frigidis tum temporibus tum locis largam evacuatio-<text:line-break/>nem sugimus, propter inscquentem nimirum refrigerationem'.<text:line-break/>Quapropter unum definire in quoque dictorum vacuationis<text:line-break/>modum scripto, non licet. Memini enim quibusdam ad fex<text:line-break/>usque libras sanguinem detractum fuisse, ita ut febris proti-<text:line-break/>nus extingueretur nec ulla sequeretur virium afflictio, qni-<text:line-break/>busdam vero sesquilibram haud citra leve saltem virium </text:span><text:span text:style-name="T2">de-<text:line-break/></text:span><text:span text:style-name="T2">trimenium, quibus si quis duas vacuasset, extreme </text:span><text:span text:style-name="T2">laesisset.<text:line-break/></text:span><text:span text:style-name="T2">Quapropter utiliter qnibusdani ttnamquoque detraxi</text:span><text:span text:style-name="T2">' ali-</text:span></text:p>
      <text:p text:style-name="P29"><text:span text:style-name="T2">quando, immo vero nonnunquam hac quoque minus, idque<text:line-break/>ex vena aut cubiti aut poplitis aut tali. Nam ex venis, quae<text:line-break/>ad magnos oculorum angulos conspiciuntur, aut sub lingua,,<text:line-break/>quod certe mentione dignum sit effluere non solet : sicut nec<text:line-break/>si quis summa in manu aut pede venam secet, quemadmodum<text:line-break/>putant qui lienem curari ajunt a .venae, quae ad secundum<text:line-break/>parvum digitum sila est, sectione, de qua fusius deinceps<text:line-break/>disseretur.<text:tab/>,</text:span></text:p>
      <text:h text:style-name="Heading_20_2" text:outline-level="2">Cap. XV.</text:h>
      <text:p text:style-name="P96"><text:span text:style-name="T2">Quaecunque igitur de hoc scemmate sive<text:line-break/>fpeculatione </text:span><text:span text:style-name="T27">a</text:span><text:span text:style-name="T2"> medicis dicta sunt, ea si scribere aggrediar,<text:line-break/>opus eritlibro iis fingillatim dicato,, eoque ingenti. Caeterum<text:line-break/>quemadmodum in aliis, quae hactenus definite sunt, esteci,<text:line-break/>ut scilicet et mentem meam vobis exponerem, qni eam a<text:line-break/>rebus ipsis probari vidistis, idem nunc quoque faciam sum-<text:line-break/>pto initio ab iis, quae quotidie in laborantibus ridentur,<text:line-break/>quae quidem Hippocrates diligenter observata memoriae<text:line-break/>prodidit; Est vero eorum unum primariumque caput, hoc<text:line-break/>scilicet: Qnibuscunque </text:span><text:span text:style-name="T14">κατ ἴξιν </text:span><text:span text:style-name="T2">eruptio sanguinis accidit.</text:span></text:p>
      <text:p text:style-name="P6"><text:span text:style-name="T2">summnin id commodum laborantibus affert. Hoc autem </text:span><text:span text:style-name="T21">κατ<text:line-break/></text:span><text:span text:style-name="T14">ΐξιν </text:span><text:span text:style-name="T2">quod in rectum intelligatur, omnibus confessum est,<text:line-break/>quum clarissime saepenumero hac voce </text:span><text:span text:style-name="T14">κατ’ ἰξιν </text:span><text:span text:style-name="T2">in hoc uta-<text:line-break/>ntur significato. Quibus vero coutra evenit, nihil juvat, aut<text:line-break/>etiam interdum nocet, quod vires scilicet citra morbi leva-<text:line-break/>men dejiciat atque exolvat. Non enim in liene turgente ex<text:line-break/>dextra nare erumpens sanguis, nec iu jecore ex sinistra ul-<text:line-break/>lam fert utilitatem sed revulsio quibus in directum adhibe-<text:line-break/>tur, evidentem utilitatem celeriter ostendit i quibus contra,<text:line-break/>haud etiam. Dextra igitur nare sanguis erumpens ad dex-<text:line-break/>trum hypochondrium fixa cucurbitula clare celeriterque si-<text:line-break/>stitur, sicut ad sinistrum ex sinistra erumpens. Porro revul-<text:line-break/>sionis causa, si venam feces, in directe quidem oppositis san-<text:line-break/>guinis eruptionibus citissime couspicuam videbis utilitatem,<text:line-break/>at si contra feces, nihil proluerit.</text:span></text:p>
      <text:h text:style-name="Heading_20_2" text:outline-level="2">Cap. XVI.</text:h>
      <text:p text:style-name="P96"><text:span text:style-name="T2">Sio affecto liene haud aeque adjuverit<text:line-break/>circa anularem digitum sinistrae manus incisa veua, atque<text:line-break/>si internam cubiti fecueris, multum enim juvat afflictum lis-</text:span></text:p>
      <text:p text:style-name="P6"><text:span text:style-name="T2">nem sanguinis ex sinistro brachio detractio. Praestat autem<text:line-break/>semel quantum conveniat extraxisse, sed in duos dies id<text:line-break/>partiri satius est. Invenire tamen nequeo, quain ob rem me-<text:line-break/>dici lienosis sanguinem detrahere neglexerint, siquidem ego<text:line-break/>ingentein perpetuo utilitatem provenire conspexi, si vel li-<text:line-break/>bra duntaxat una detracta foret. Vacuationis tamen men-<text:line-break/>fura ex dictis fcopis conjicienda est. Quin et pleuriticis<text:line-break/>quae e directo laborantis lateris adhibita fuit sanguinis missio<text:line-break/>clarissimam saepe utilitatem attulit, quae vero ex brachio<text:line-break/>opposito aut omnino obscuram aut certe post temporis in-,<text:line-break/>tervallum. Ad haec oculorum persaepe dolores gravissimos<text:line-break/></text:span><text:span text:style-name="T13">e </text:span><text:span text:style-name="T2">directo venae, quam humeralem nominant, sectio intra<text:line-break/>horae unius spatium compescuit. Conari autem in omnibus<text:line-break/>affectibus praestat, post modicam sanguinis missionem iterato<text:line-break/>mittere, interim eodem die, si ita expedire videatur, interim<text:line-break/>postridie, nisi quando, ut ante dictum est, ad animi deliquium<text:line-break/>evacuationem ducere conveniat. Itaque dolentibus oculis hn-</text:span></text:p>
      <text:p text:style-name="P6"><text:span text:style-name="T2">meratis vocata vena, quaeque ex </text:span><text:span text:style-name="T27">ea</text:span><text:span text:style-name="T2"> derivata est in 'cubito<text:line-break/>incisae, luculentum celeriter commodum afferunt: asserto<text:line-break/>vero lature aut pulmone aut septo transverso aut liene aut<text:line-break/>jecore aut ventriculo</text:span><text:span text:style-name="T2">, </text:span><text:span text:style-name="T2">ea quae </text:span><text:span text:style-name="T2">per </text:span><text:span text:style-name="T2">alas ad cubiti juncturam<text:line-break/>pertingit. Hoc autem casu maxime interior secanda'venit,<text:line-break/>quod si non, certe ea quae ab ipsa diducta in juncturae ap-<text:line-break/>paret flexura, Novistis sane paulo ante ab humerali vena<text:line-break/>praedictam diduri; ipsam connectentem. Nam hi tres sunt<text:line-break/>loci mittendi ex cubito sanguinis, interior, exterior, medius.<text:line-break/>Igitur interior utilis est rn iis, quibus inferiores collo partes<text:line-break/>patiuntur: ..exterior vero, iu iis, quibus quae his superiores<text:line-break/>sunt, 'ut facies aut caput. Medius locus interdum utrasque<text:line-break/>habet diductas venas in ulteriorem brachii partem tendentes,<text:line-break/>ac deinde hic coeuntes, interim vero celeriter in unum mu-<text:line-break/>tuo congredienles, in ipso videlicet juncturae flexu, ac non-<text:line-break/>nunquam obicuram earum alteram, claram vero alteram.<text:line-break/>Itaque ubi vena, quae parti affectae propria est, obfcurior</text:span></text:p>
      <text:p text:style-name="P6"><text:span text:style-name="T2">fuerit et ad mediarum aliquam accedas, conare quae </text:span><text:span text:style-name="T27">a</text:span><text:span text:style-name="T2"> pro-<text:line-break/>pria diducitur potius incidere. Est vero ubi et quae inferio-<text:line-break/>res sunt cubiti junctura, eas quae rn ulna existunt scilicet,<text:line-break/>nihil secare prohibeat, ubi nimirum quae in cubito sunt non<text:line-break/>appareant, sed eas certe quae in rectum sunt affectis. Porro<text:line-break/>tam perspicuum saepe celercque remedium, quae e directo<text:line-break/>affectis partibus venae secantur afferunt, ut et qui patiuntur<text:line-break/>et familiares ipsorum saepenmnero obstupescant.</text:span></text:p>
      <text:h text:style-name="Heading_20_2" text:outline-level="2">Cap. XVII.</text:h>
      <text:p text:style-name="P96"><text:span text:style-name="T2">Itaque ego olim rogatus sum a dinite<text:line-break/>quopiam iq fuburbiis Romanae urbis, ut rerum suarum oe-<text:line-break/>conoinum inviserem, cui caecitatis imminebat periculum,nam<text:line-break/>ita ille dicebat:. certe magno dolore vexabatur idque diebus<text:line-break/>jam viginti. Divitis aptem illius familiae praefectus erat me-<text:line-break/>dicns sectae Erasistrateae, anxie fernper venae sectionem re-<text:line-break/>fugiens. Ubi ergo laborante inspecto juvenem eum multi<text:line-break/>fanguinis cognovissem, ac oculos quidem nondum ulceratus</text:span></text:p>
      <text:p text:style-name="P6"><text:span text:style-name="T2">habere, caeterum phlegmonem maximam fluxionemque, tum<text:line-break/>in ambabus palpebris densitatem</text:span><text:span text:style-name="T2">, </text:span><text:span text:style-name="T2">atque in ' aItera quasdam<text:line-break/>etiam asperitates, a quibus oborta caligine aegrotus magis ma-<text:line-break/>gisque dolebat, ac phlegmone fluxioque acerbabantur: his,<text:line-break/>inquam, conspectis, cognitaque omni ratione curationis, qua<text:line-break/>medicus ille usus suerat: me quidem assidue lu suburbium<text:line-break/>venire posse negabam, caeterum ex usu esse, ut triduum ut<text:line-break/>minimum hominem parris temporum intervallis inspicerem.<text:line-break/>Permitte igitur illum, inquam, mihi, si ridetur, tres hosce<text:line-break/>dies, humo vero, inquit, ut facias obsecro, gratiamque ha-<text:line-break/>bebo: quin jam hominem teeum ad aedes tuas in urbem ad-<text:line-break/></text:span><text:span text:style-name="T27">duc.</text:span><text:span text:style-name="T2"> Vehit autem circiter horam quintam: ac prima proti-<text:line-break/>nus detractione tres sanguinis libras exhausi, deinde hora<text:line-break/>nona aliam. A quibus mirifice refectus inunctus est postero<text:line-break/>die mollium collyriorum quopiam, cui admixtum erat quod<text:line-break/>vinum habet, sicuti in ejusmodi facere confuevimus,' illitu<text:line-break/>sub palpebris facto, specilli cuspide in summo medicamen<text:line-break/>impositum ferente. Id primum quidem mane faciebam, dein-</text:span></text:p>
      <text:p text:style-name="P6"><text:span text:style-name="T2">de ad horam tertiam, postea ad nonam. Post quas inunctiones<text:line-break/>fub occasum solis in balneUmaluctus est. Postero deinde die<text:line-break/>palpebris extra versis bis inunctus est, majore copia collyrii<text:line-break/>illius quod vinum recipit molli illi collyrio admixta </text:span><text:span text:style-name="T14">ι </text:span><text:span text:style-name="T2">dein<text:line-break/>ad vesperam lotus est. Postridie vero inane obvius diviti illi<text:line-break/>egressus, eo loci ubi ex vehiculis descendere solent salutavit<text:line-break/>illum oculis apertis phlegmoneque ae fluxione plane libe-<text:line-break/>ris, qui ante biduum illos ne aperire quidem prae fluxione<text:line-break/>atque dolore potuerat. Itaque res incantationi similis nisa<text:line-break/>est, adeo ut et ipse ille curationis celeritatem admiratus<text:line-break/>exclamaret, unaque qui cum eo erant omnes in clamorem<text:line-break/>prorumperent, quum nos interim haud magnum quippiam<text:line-break/>fecissemus, nisi tantum ex medici illius'comparatione, qui<text:line-break/>summum malum attulerat venae sectionis metu» Porro ex<text:line-break/>palpebris restabant extergendae laboranti tum densitales il-<text:line-break/>lae tum asperitates, caeterum id fieri non poterat citra me-<text:line-break/>dicamentum mordax. Atqui ferre illud neutiquam potuisset,</text:span></text:p>
      <text:p text:style-name="P6"><text:span text:style-name="T2">nisi </text:span><text:span text:style-name="T2">prius vacuatus'foret</text:span><text:span text:style-name="T2">: </text:span><text:span text:style-name="T2">dictum enim saepe </text:span><text:span text:style-name="T2">a </text:span><text:span text:style-name="T2">nobis </text:span><text:span text:style-name="T2">siemon-<text:line-break/>stratumque est acria </text:span><text:span text:style-name="T2">omnia medicamenta </text:span><text:span text:style-name="T2">parti </text:span><text:span text:style-name="T2">cuivis </text:span><text:span text:style-name="T2">admo-<text:line-break/>ta, nisi vacuum </text:span><text:span text:style-name="T2">corpus </text:span><text:span text:style-name="T2">omne </text:span><text:span text:style-name="T2">fuerit atque </text:span><text:span text:style-name="T2">adamussira excre-<text:line-break/>menti expers fluxionem </text:span><text:span text:style-name="T2">attrahere </text:span><text:span text:style-name="T2">phlegmonemque efficere.<text:line-break/>Percontatus itaque tunc </text:span><text:span text:style-name="T2">dives, quaenam </text:span><text:span text:style-name="T2">ea fuisset incantatio;<text:line-break/>reque ornui intellecta, exinde Erafistrataeum illum medicum<text:line-break/></text:span><text:span text:style-name="T14">αἱμοφόβον, </text:span><text:span text:style-name="T2">quasi dicas" </text:span><text:span text:style-name="T27">ianguifagum,</text:span><text:span text:style-name="T2"> nominabat. Haec itaque<text:line-break/>nartatio utriusque indicationem continet, tum quod in affe-<text:line-break/>ctionibus ejusmodi venam secare oporteat, quod in praesenti<text:line-break/>oratione propositum'nobis liaud erat, tum quod e directu<text:line-break/>laborantium partium: praeterea humerales venas secandas,<text:line-break/>ubi fuperiores pectoris partes laborant.</text:span></text:p>
      <text:h text:style-name="Heading_20_2" text:outline-level="2">Cap. XV<text:span text:style-name="T56">II</text:span><text:span text:style-name="T58">I</text:span>.</text:h>
      <text:p text:style-name="P96"><text:span text:style-name="T2">Porro quemadmodum praedictae omnes<text:line-break/>partes rn cubito siecta vena juvantur, ut dictiun est, sic quae'<text:line-break/>his inferiores funt illis quae per poplites </text:span><text:span text:style-name="T27">et malleolos de-<text:line-break/></text:span><text:span text:style-name="T2">currunt. Sunt autem dictis inferiores coxendix, uterus, </text:span><text:span text:style-name="T27">ve-<text:line-break/></text:span><text:span text:style-name="T2">sica. At renes cui parti adfcribi debeant ambigunt, siquidem<text:line-break/>inferiores lunt iis quas prius recensuimus</text:span><text:span text:style-name="T27">, fuperiores</text:span><text:span text:style-name="T2"> vero</text:span></text:p>
      <text:p text:style-name="P6"><text:span text:style-name="T2">quam eae quas secundo loco. Itaque misso ex cubito san-<text:line-break/>guini interdum auscultant, ubi videlicet recens suerit phle-<text:line-break/>gmone copiaque sanguinis affuerit, quibus </text:span><text:span text:style-name="T27">vero</text:span><text:span text:style-name="T2"> affectio, inest,<text:line-break/>quam proprie nephritin nominant, eam quae in poplite est<text:line-break/>secare expedit, aut certe quae in malleolis fuUt, Porto uteri<text:line-break/>inflammationes magis etiam quam renum a venis in crure<text:line-break/></text:span><text:span text:style-name="T2">sectis </text:span><text:span text:style-name="T2">juvantur. Nam quae ex cubito fiunt evacuationes </text:span><text:span text:style-name="T2">aliud<text:line-break/></text:span><text:span text:style-name="T2">etiam habent, adjunrtum malum, nernpe quod purgationes<text:line-break/></text:span><text:span text:style-name="T2">menstruas </text:span><text:span text:style-name="T2">comprimant, sanguinem ad superiores corporis<text:line-break/></text:span><text:span text:style-name="T2">partes </text:span><text:span text:style-name="T2">retrahendo, quae vero fiunt ex cruribus, tantum </text:span><text:span text:style-name="T2">abest<text:line-break/>ut </text:span><text:span text:style-name="T2">retrahant, ut etiam menses promoveant, ac ubi id facere<text:line-break/></text:span><text:span text:style-name="T2">volueris, </text:span><text:span text:style-name="T2">tempus consueti musieri circuitus tribus quatuorve<text:line-break/></text:span><text:span text:style-name="T2">diebus </text:span><text:span text:style-name="T2">antevertens, aut vena incisa aut scarificatis malleolis<text:line-break/></text:span><text:span text:style-name="T2">cruris </text:span><text:span text:style-name="T2">unius pauculum evacuato, deinde postero die </text:span><text:span text:style-name="T2">simili-<text:line-break/>ter, </text:span><text:span text:style-name="T2">facito </text:span><text:span text:style-name="T2">lu </text:span><text:span text:style-name="T2">crure allero: ut tamen etiam istis diebus </text:span><text:span text:style-name="T2">in<text:line-break/>quibus </text:span><text:span text:style-name="T2">vacuas et ante eos, quatuor aut quinque extenuantem<text:line-break/></text:span><text:span text:style-name="T2">victum procures. .Conscriptus </text:span><text:span text:style-name="T2">est </text:span><text:span text:style-name="T2">autem </text:span><text:span text:style-name="T2">a nobisfeorsurn li-</text:span></text:p>
      <text:p text:style-name="P6"><text:span text:style-name="T2">ber de victu extenuante. Sed mulieribus sine hujusmodi vi-<text:line-break/>etus ratione menses abunde provocant et nepita et pule-<text:line-break/>gium. Exhibebis ea in melicrato cocta, sed antea contusa;<text:line-break/>arida, cribroque subtili discreta, ac rursum trita usque dum<text:line-break/>pollinem tenuitate reserant, ita denique melicrato insperge.<text:line-break/>Porro couvenientissimum potui tempus est balneo; involutis<text:line-break/>adhuc linteo. Atque haec quidem medicamenta mitia sunt.<text:line-break/>Valentiora fiunt savina et dictainum, caeterum usus ante<text:line-break/>dictis similis. Datur autem et hoc tempore medicamentuinj<text:line-break/>quod et proprie amarum appellatur, centum habens drach-<text:line-break/>mas aloes, mixtis aliorum medicaminutn cujusque sex. Opti-<text:line-break/>mum est, ubi cinnamomum acceperit. Sed haec oluter sint<text:line-break/>dicta, quamquam non’a re ipsa aliena, quandoquidem sans.<text:line-break/>guinis ex utero fluxui auxiliantur, cum evacuatione ex cru-<text:line-break/>ribus, quae fiat aut malleolis scarificatis aut incisa ih talo<text:line-break/>aut poplite vena. Memini me ischladas sive coxendices uiid<text:line-break/>die facta ex crure evacuatione curasse, nimirum ubi non eS</text:span></text:p>
      <text:p text:style-name="P6"><text:span text:style-name="T2">frigore, led impletis </text:span><text:span text:style-name="T2">sanguine; quae in </text:span><text:span text:style-name="T27">co±a</text:span><text:span text:style-name="T2"> funit, venis prb-<text:line-break/>venissent. Quare secta in poplite vena commodior ita affe-<text:line-break/>ctis est quam in malleolo.- </text:span><text:span text:style-name="T2">fcarificatio </text:span><text:span text:style-name="T2">autem nihil perspicuo<text:line-break/>illis prodest.</text:span></text:p>
      <text:h text:style-name="Heading_20_2" text:outline-level="2">Cap. XIX.</text:h>
      <text:p text:style-name="P96"><text:span text:style-name="T2">Porro, ut furmnatim dicam, incipientes<text:line-break/>pblegmonas revulsu evacuare oportet: quae vero inveteratae<text:line-break/>jam sunt,- ex ipsis; fi fieri potest,- affertis partibus t quod si ne-<text:line-break/>queat; saltem ex vicinis; Etenim ia incipientibus avertere'<text:line-break/>quod influit expedit, lu inveteratis autem ipsum tantum’<text:line-break/>quod affectae' parti infixum est evacnare. Evacuabitur porro<text:line-break/>id optime per-venas conjunctas cnrn iis, quae lu partibus<text:line-break/>ipsis sunt sitae.- Huic rationi experientia quoque subscribit.-<text:line-break/>Qnorirca qitae iu gutture et arleria grani torquentur in-<text:line-break/>flammatione; in principio quidem secta in cubito vena, post<text:line-break/>principium autem sub ipfa lingua magnifice prodest, incisis<text:line-break/>videlicet venis quae' iub ea sunt ambabus- Sic induratae*<text:line-break/>phlegmonarum in oculis reliquiae; secta quae ad magnum de-</text:span></text:p>
      <text:p text:style-name="P6"><text:span text:style-name="T2">currit angulum vena, mirifice juvantur t sicut capitis gravi-<text:line-break/>sates et inveteratos in eo ex plenitudine dolores levare'<text:line-break/>manifeste solet tusa in fronte 'venar at incipientes aut etiam<text:line-break/>rigentes per' cucurbitam in cervice procurata retractio, rn-<text:line-break/>terirn quidem solam, interim cum scarificatione. Caeterum<text:line-break/>praevacuatum esse corpus universum oportet. Eadem ratione<text:line-break/>incipientes in occipitio dolores aut etiam </text:span><text:span text:style-name="T27">vigentes</text:span><text:span text:style-name="T2"> incisa<text:line-break/>frontis vena juvat. Quippe revulsiones cum evacuatione ad-<text:line-break/>hiberi magis debent in fluxionibus incipientibus s quae vero -<text:line-break/>fiunt, ex ipsis partibus affectis aut illis vicinis in phlegmo-<text:line-break/>nis quae velut scirrhi naturam referunt. In quibus autem<text:line-break/>corporibus nulla dum particula affecta est, caeterum vacu-<text:line-break/>atlonem vere ineunte antevertimus, in iis, si quidem talis sit<text:line-break/>homo, qui quotannis aestivo tempore febrilibus morbis ob-<text:line-break/>noxius esse assolet, atque eorum suppeditationem evacuare<text:line-break/>studemus, aeque pars quaevis in sanguinis detractionem ac-<text:line-break/>commoda est, sicut sane etiam, si arthriticus sit, omnibus arti-</text:span></text:p>
      <text:p text:style-name="P6"><text:span text:style-name="T2">culis laborans. Quibus autem eximie pars quaepiam, ubi<text:line-break/>prius evacuati hon fuerint, infestetur, haud aeque liceat ex<text:line-break/>quavis parte evacuationem moliri, verum sicut in'iis, qni<text:line-break/>pati jam occspiunti Quamobrem podagricos ex cubito eva-<text:line-break/>cuato : comitialibus vero morbis vertiginibusque obnoxios<text:line-break/>potius ex cruribus. Caeterum si retentae haemorrhoides miti,<text:line-break/>tendi sanguinis occasio sint, siquidem cohibere eas voles,<text:line-break/>quae in brachio sunt, </text:span><text:span text:style-name="T2">sin </text:span><text:span text:style-name="T2">provocare; quae in cruribus sunt<text:line-break/>venas secare convenit: at in iis, quibus repressi sunt men- •<text:line-break/>ses, sernper in cruribus. Non enim ut in liaemorrhnidibus<text:line-break/>quidam ejusmodi liberari evacuatione volunt, quidam ha-<text:line-break/>bere etiam gaudent, ita quoque'se res habet in mensium pur-<text:line-break/>gatione. Quippe quum haeinorrhoidum evacuationem verea-<text:line-break/>mur, </text:span><text:span text:style-name="T27">ne</text:span><text:span text:style-name="T2"> in tantam evadat immoderationem, ut hominem veI<text:line-break/>protinus interimat vel hydropicum aut cachecticum, hoc<text:line-break/>est habitus mali reddat: at uteri purgationibus, ut quae se-<text:line-break/>cundum naturam sunt, tale nilus evenit. Accedit taineii ali-<text:line-break/>quando ut ex Utero per erosionem stinguis erumpat, in qui-</text:span></text:p>
      <text:p text:style-name="P9"><text:span text:style-name="T2">bus non idem est curationis' </text:span><text:span text:style-name="T2">fcopus</text:span><text:span text:style-name="T2">, siquidem haud effluere<text:line-break/>sanguinem volumus uti ex mensibus, sed plane sistere consi -</text:span></text:p>
      <text:p text:style-name="P13"><text:span text:style-name="T2">_ </text:span><text:span text:style-name="T2">lium est. Communis ergo in his omnibus, iis qui vere ine-<text:line-break/>unte ad Sanguinis missionem accedunt, haec ratio esu Si-<text:line-break/>quidem insigniter infirmam partem aliquam habeant, in<text:line-break/>quam quae colligitur plenitudo decumbat, per revulsionem<text:line-break/>evacuare: at si tale nihil sit, qua cuique magis placebit, ex-<text:line-break/>cepta tamen aut haemorrhoidis, aut mensium retentione, ut<text:line-break/>paulo ante definivimus.</text:span></text:p>
      <text:h text:style-name="Heading_20_2" text:outline-level="2">Cap. XX.</text:h>
      <text:p text:style-name="P96"><text:span text:style-name="T2">De hoc fane potestate et supra dictum est,<text:line-break/>veruntamen satius fuerit et hic quoque omnia percurrere,<text:line-break/>omnibus quae ante dicta sunt </text:span><text:span text:style-name="T2">in </text:span><text:span text:style-name="T2">unum collectis, et fi qua<text:line-break/>non distincta sunt, una discretis. Igitur univerfim hoc scien-<text:line-break/>dum, in sanguinis missione dierum numero primum haud<text:line-break/>esse attendendum, sicut quidam scripsere: ac nonnulli </text:span><text:span text:style-name="T27">ad-<text:line-break/>modum</text:span><text:span text:style-name="T2"> ridicule post tertiae diei paroxysmum, quando vi-<text:line-break/>delicet, ut ajuut, diguotio quaedam habetur, qualis sit in .</text:span></text:p>
      <text:p text:style-name="P6"><text:span text:style-name="T2">forma et moribus, atque adeo tota natura sua morbus. Alii<text:line-break/>extremum terminum mittendi sanguinis definiunt diem quar-<text:line-break/>tum: intra quem missionem sanguinis concedunt in paroxy-<text:line-break/>smorum intervallis adhibendam, electo quo libeat die. Alii<text:line-break/>detrahere festinant, quibus sanguinis detractionem ex usa<text:line-break/>esse statuerint, transfluente etiarnnurn eo, ac ubi nec dunj<text:line-break/>firmiter in parte aliqua superfluitatem recipiente inhaeserit,<text:line-break/>unum modo considerantes, num corruptio aliqua cilii in</text:span><text:span text:style-name="T34">-<text:line-break/></text:span><text:span text:style-name="T2">ventre concoquendi fit facta, </text:span><text:span text:style-name="T2">ut,</text:span><text:span text:style-name="T2">tarda concoctio aut etiam<text:line-break/>cibi in eo contineantur. Ergo quod maturandum sit in qui-<text:line-break/>bus' vacuatio ex usu est, nisi prius concoqui aut cibos aut<text:line-break/>rn primis venis contentos semicoctos succos oporteat, re-<text:line-break/>ctiffime praecipiunt habendaque fides. Verum quoniam quin-<text:line-break/>tum saepe diem aut fexturn ah initio expectant, priusquam<text:line-break/>nos ad curandum accersaut, expediet nihilo secius quoque<text:line-break/>sanguinem detrahere; etiamsi hujus auxilii primum tempus<text:line-break/>sit omissum. Quocunque enim die mittendi sanguinis fcopos</text:span></text:p>
      <text:p text:style-name="P6"><text:span text:style-name="T2">in laborante inveneris, in eo auxilium illud adhibeto, etiamsi<text:line-break/>Vel vigesimus' is 'ab initio extiteriiiijAt quinam fuerint hi<text:line-break/>fcopi? Morlius ingens .roburque virium, excepta aetate pue-<text:line-break/>rili et aere nos ambiente Valde calido. Porro autcm quo-<text:line-break/>niarn prius exolvitur temporis tractu in plerisque morbis<text:line-break/>virtus,'idcirco et mittendi sanguinis occasio dierum numero<text:line-break/>'deperditur, non tanquam primario, id dies efficiant, scd re<text:line-break/>aliqua' intercedente, nempe virium dissolutione. Itaque si<text:line-break/>quando vel fecundo a principio die vires exolvi videantur, </text:span><text:span text:style-name="T27">a<text:line-break/></text:span><text:span text:style-name="T2">vena secanda abstinebimus.</text:span></text:p>
      <text:h text:style-name="Heading_20_2" text:outline-level="2">Cap. XX<text:span text:style-name="T56">I</text:span>.</text:h>
      <text:p text:style-name="P96"><text:span text:style-name="T2">Sed enim quod in ipso rurfum die, in<text:line-break/>quo sanguinem mittimus, obscrvanda sit febris declinatio,<text:line-break/>alarere satis arbitror, quamquam quibusdam id non satisalt<text:line-break/>notum, qui mane tantum tundendam esse venam aut ad<text:line-break/>simmmm in horam- usque quintam aut sextam existimant. </text:span><text:span text:style-name="T34">c<text:line-break/></text:span><text:span text:style-name="T2">Verum si quis memoria tenet quae toto supra libro sunt<text:line-break/>dicta, nihil tale committet, sanguinem mittens quavis diei</text:span></text:p>
      <text:p text:style-name="P6"><text:span text:style-name="T2">noctisque hora, inodo respiciat in febrientibus quidem parti-<text:line-break/>oniarium paroxysinorum declinationem:: lu quibus antem<text:line-break/>.aut ob oculorurn lippitudinem, aut aliud simile, citra.febrem<text:line-break/>hoc opus est auxilio, non declinationem omnino , quum<text:line-break/>.omnino febris non adsit, scd. magnitudinem aut doloris, ani<text:line-break/>phlegmones, </text:span><text:span text:style-name="T2">aut </text:span><text:span text:style-name="T2">totius affectus, in quo scctn opus est vena,<text:line-break/>inspicere convenit. Quum autem nihil ejusmodi aut urgeat,<text:line-break/>aut prohibeat,, praestat mane venam incidere, haud protinus<text:line-break/>ex somno excitis, verum circiter horam unam jam antea,vi-<text:line-break/>gilantibus, Dictum est. autem, quod et lavacro uti quibus-<text:line-break/>'dam expedit: quod si verum est,.et praeeiinle quoque ambu-<text:line-break/>datione nonnullis. Caererumf n quibus vere ineunte venam<text:line-break/>incidere aggredimur, aut propter febris metum aut alterius<text:line-break/>cujuspiam affectus, scio me sanguinem misisse quibusdam<text:line-break/>etiam, posteaquam rerum sclitarum quippiaminbiissent, sive'<text:line-break/>in ludo litorario, sive lu officinis, sive lu foro, sive </text:span><text:span text:style-name="T2">lu </text:span><text:span text:style-name="T2">aedibus.<text:line-break/>-Iteratae tamen detractionis tempus in quibus simpliciter qni-<text:line-break/>dem vacuare conamur, eodem die esto: at lu quibus revni-</text:span><text:span text:style-name="T2">•</text:span></text:p>
      <text:p text:style-name="P6"><text:span text:style-name="T2">ler.e, si vel duobus deinceps diebus fiat, melius fuerit; Porro<text:line-break/>intento femper animo in omnibus id genus in laborantis vi- •<text:line-break/>pes esto,, manu jugiter arteriis illius admota : sunt enim, qni-<text:line-break/>dam tain ad patiendum apti ut confertam inanitionem non<text:line-break/>serant, quo, casu resccto primo die aegroto iterare fecundo<text:line-break/>detractionem expedit.</text:span></text:p>
      <text:h text:style-name="Heading_20_2" text:outline-level="2">Cap. XX<text:span text:style-name="T56">II</text:span>.</text:h>
      <text:p text:style-name="P96"><text:span text:style-name="T2">Quod autem arterias antiqui venas </text:span><text:span text:style-name="T27">ap-<text:line-break/>pellabant</text:span><text:span text:style-name="T2"> et a nobis alibi demonstratum est et ante nos aliis<text:line-break/>confessum extitit. Ob id ipsum ergo ac praeterea ob discipli-<text:line-break/>narum affinitatem- compendii gratia satius mihi visum est<text:line-break/>liaud alium conscribere librum de arteria secanda, sed ora-<text:line-break/>tioni de secanda vena annectere, atque id ipsum in hac parte,<text:line-break/>jn qua consideramus, quas venas ob quas partes affectas sc-<text:line-break/>pare oporteat. Sicut enim </text:span><text:span text:style-name="T2">alias venas </text:span><text:span text:style-name="T2">ob alias affectas partes<text:line-break/>ostendimus siccandas, sic quoque </text:span><text:span text:style-name="T2">et </text:span><text:span text:style-name="T2">quae lu temporibus sunt<text:line-break/>arterias et quae post aures incidere medicis mos est, in tem-<text:line-break/>po.ribus qnidem, infestantibus oculos fluxionibus tum calidis</text:span></text:p>
      <text:p text:style-name="P6"><text:span text:style-name="T2">tum fpirituosis: post aures vero in vertiginosis maxime et<text:line-break/>iis, qui diuturnis doloribus capitis calidis ac spirituosis assi-<text:line-break/>guntur. Jam vero et ob alios quoque affectus in capite con-<text:line-break/>sistentes diutinos fiunt qui arteriarum post cures utuntur </text:span><text:span text:style-name="T27">fer<text:line-break/></text:span><text:span text:style-name="T2">ctione. Non tamen in ulla alia particula patiente eam adlii-<text:line-break/>buerunt, tametsi multae sint, quibus hoc potius auxilio<text:line-break/>quam, venae sectione sit opus: ubi enim calidus spirituosus-<text:line-break/>que infestus est sanguis in arteriis acervatus, illic communi-<text:line-break/>bus parti affectae sectis arteriis est opus; verum propter dif-<text:line-break/>ficilem eruptionis sanguinis compressionem arterias medici<text:line-break/>incidere metuunt: quippe quum, </text:span><text:span text:style-name="T2">si </text:span><text:span text:style-name="T2">quis,in secanda sorte ve-<text:line-break/>na arteriam vulneravit, aegre statim sanguinis eruptionem<text:line-break/>compescat i ac ubi res optime cadat ad cicatricem perducta<text:line-break/>divisione, tamen aneurysma fiat.</text:span></text:p>
      <text:h text:style-name="Heading_20_2" text:outline-level="2">Cap. XXIII.</text:h>
      <text:p text:style-name="P96"><text:span text:style-name="T2">Quin et interiisse quosdam novi-ab ar—<text:line-break/>teria interiori lu cubito venae subjecta, nonnullos quidem<text:line-break/>protinus </text:span><text:span text:style-name="T2">ob </text:span><text:span text:style-name="T2">vinculum circumpositum, volentibus mediris si-<text:line-break/></text:span><text:span text:style-name="T2">r</text:span></text:p>
      <text:p text:style-name="P6"><text:span text:style-name="T2">flere sanguinis eruptionem, in gangraenam incidentes: alios<text:line-break/>postea in aneurysmate manu curando defunctos; necesse enim<text:line-break/>hic est laqueo vasculum constringere, ltaque majusculas<text:line-break/>proinde arterias medici refugiunt, parvas autem tanquam<text:line-break/>haud ita multum profuturas; quamquam et ipsae quoque<text:line-break/>nonnunquam haud parvum attulisse commodum visae sunt,<text:line-break/>quum hoc quod et citra aneurysma cicatrice claudantur i<text:line-break/>.Quin et si major fit arteria, et ipsa quoque citra aneurysma<text:line-break/>.cicatrice, includi potest, tota nimirum dissecta: idque ipsum<text:line-break/>saepenumero imminens ex sanguinis profluxio discrimen su-<text:line-break/>stuliti clare enim apparet, quum tota transversim per se to-<text:line-break/>tam discluditur, revulsis utriuque partibus ambabus, unam<text:line-break/>sursum, alleram deorium concedere. Atque id quidem et<text:line-break/>venis, verum moderate, usu venit, sed arteriis seinper plus<text:line-break/>quam venis. Sane vero quae mihi occasio </text:span><text:span text:style-name="T43">extiter.it </text:span><text:span text:style-name="T2">locandae<text:line-break/>arleriae, nunc jam tibi edisseram. Monitus per quaedam in-<text:line-break/>somnia, quorum duo perspicuo mini visa sunt, accessi ad</text:span></text:p>
      <text:p text:style-name="P6"><text:span text:style-name="T2">dextrae manu» arteriam inter indicem et pollicem sitam, fi-<text:line-break/>vique fluere, donec sponte sanguis resisteret, nam ita so-<text:line-break/>rnnium praeceperat</text:span><text:span text:style-name="T2">: </text:span><text:span text:style-name="T2">effluxit autem non tota libra. Subito ita-<text:line-break/>que diuturnus extinctus dolor est in illa maxime parte fixus,<text:line-break/>qua jecur septo transverso committitur. Mihi quidem hoc<text:line-break/>aetate juvenili evenit. At minister dei Pergami diutino la-<text:line-break/>teris cruciatu laborans liberatus est arteria in summa manu<text:line-break/>incisa, aggressus </text:span><text:span text:style-name="T2">et </text:span><text:span text:style-name="T2">ipse illud insomnii monitu. Porro alteri<text:line-break/>cui ex vulnere in malleolo inflicto dissecta arteria fuerat,<text:line-break/>sanguinis quidem cursus haud quievit, donec ego vocatus<text:line-break/>totam dissecui: ac medicamento ex aloe et manna et ovorum<text:line-break/>albumine, pilis leporum molliusculis imposito usus fui: ci-<text:line-break/>traque aneurysma curatum est vuluus, obducta videlicet </text:span><text:span text:style-name="T27">ar-<text:line-break/>teriae</text:span><text:span text:style-name="T2"> osculo carne. Vir autem ille quartum jam annum haud<text:line-break/>exiguis temporum intervallis coxae dolore vexatus exinde<text:line-break/>prorsum sanus extitit. Haec itaqne mihi persuaserunt, ut<text:line-break/>subinde in summis artubus, innuo et in capite arterias fe-</text:span></text:p>
      <text:p text:style-name="P6"><text:span text:style-name="T2">carem in omnibus doloribus, qui </text:span><text:span text:style-name="T27">a</text:span><text:span text:style-name="T2"> calida spiritnosaque sub-<text:line-break/>stantia nasci ridebantur: et maxime in membranis, quarum<text:line-break/>dolor'punctioni similis est, ac sensim expanditur pungente<text:line-break/>quidem sensu una in parte, tanquam in affecti loci centro<text:line-break/>infixo, tensionis vero sensum percipiente omni circumcirca<text:line-break/>ad centrum particula.</text:span></text:p>
      <text:h text:style-name="P3" text:outline-level="1"><text:bookmark-start text:name="bookmark11"/>GALENI DE HIRVDINIBVS, REVUL-<text:line-break/>SIONE, CUCURBITULA, INCISIONE<text:line-break/>ET SCARIFICATIONE.<text:bookmark-end text:name="bookmark11"/></text:h>
      <text:h text:style-name="Heading_20_2" text:outline-level="2">Cap. I.</text:h>
      <text:p text:style-name="P96"><text:span text:style-name="T2">Hirudines quidam venantes includunt, ac<text:line-break/>in multis ipsis utuntur. Nam hae cicuratae facile carnibus<text:line-break/>adhaerent. Recens autem captas diem unum asservare opor-<text:line-break/>tet, et pauculum sanguinis in alimoniam injicere. Sic enim<text:line-break/>quod iis inest virulentum exprimetur. In usu autem pars<text:line-break/>cui hirudo admovenda est, nitro prius perfricetur delina-<text:line-break/>turque, aut unguibus scalpatur; promptius enim adhaere-</text:span></text:p>
      <text:p text:style-name="P6"><text:span text:style-name="T2">scent. Injiciendae autem sunt </text:span><text:span text:style-name="T2">lu </text:span><text:span text:style-name="T2">aquam tepidam </text:span><text:span text:style-name="T2">et </text:span><text:span text:style-name="T2">vas mun-<text:line-break/>dum et amplum; deinde spongia comprehensas, sordidoque<text:line-break/>lentore earum absterso, manu admovebimus. Postquam in-<text:line-break/>haeserint,'superfundendum est parti oleum tepidum, ne </text:span><text:span text:style-name="T27">re-<text:line-break/>frigeretur. At</text:span><text:span text:style-name="T2"> si manibus pedibusve admovendae sint, ipsam<text:line-break/>partem aquae, in qua insunt hirudines, indere oportet.<text:line-break/>Quod fi pauco tempore adhaeserint, forfice caudam praeci-<text:line-break/>dito: nam effluente sanguine trahere non desinunt, donec<text:line-break/>ipsi aut salem aut cinerem ipsarum usculis insperserimus.<text:line-break/>Ubi vero deciderint, cucurbitula virulentum extrahendum<text:line-break/>est, aut saltem spongiis fovendum. Partes autem si elacry-<text:line-break/>ment, cuminum aut farinam infpergito, lanamque deinceps<text:line-break/>uleo pauxillo madidam involvito. Sin sanguis erumpat;<text:line-break/>lintea ex acetu injicito, aut gallam iiilain aut spongiam pice •<text:line-break/>liquida madentem posteaque crematam luiponitoj "Noscere<text:line-break/></text:span><text:span text:style-name="T2">enim </text:span><text:span text:style-name="T2">convenit, hirudines non eum, qui in alto </text:span><text:span text:style-name="T2">est;sasignivj..<text:line-break/></text:span><text:span text:style-name="T2">nem extrahere, scd eum tantum, quo caro imbuta est, </text:span><text:span text:style-name="T2">ex-</text:span><text:span text:style-name="T47">(</text:span><text:span text:style-name="T2"> </text:span><text:span text:style-name="T2">«<text:line-break/>ingere. Utimur eis lu vicem cucurbitularum. Porro detra-</text:span></text:p>
      <text:p text:style-name="P9"><text:span text:style-name="T2">himus eas, ubi dimidiam sanguinis partem extractam conji-<text:line-break/>cimus. Non autem sinimus decidere, donec quod satis sit<text:line-break/>excretum fuerit; quandoquidem pars ,tum ab hirudinibus<text:line-break/>natura frigidis tum ab aere nos ambiente refrigeratur.</text:span></text:p>
      <text:h text:style-name="Heading_20_2" text:outline-level="2">Cap. II.</text:h>
      <text:p text:style-name="P96"><text:span text:style-name="T2">Vehementissirnas humorum fluxiones revul-<text:line-break/>foriis praesidiis universim ingruere prohibemus. Revulsuris<text:line-break/>sunt praesidia humoris, quum is ad pectus aut ventriculum<text:line-break/>vergit, ad manus retractio ; vomitus, cum ad inferiora de-<text:line-break/>clinat; sicut cum ad vomitum impetus est, per acriores cly-<text:line-break/>steres revulsio. Duas vero has humoris propensiones, tum<text:line-break/>quae ad superiorem ventrem, tum quae ad inferiorem ver-<text:line-break/>gunt, ad urinam sudoresque revelles. Qulu et urina ad fu-<text:line-break/>dores et alvi dejectiones, retrahitur. Revulforium quoque<text:line-break/>auxilium est mammis admota cucurbitula. At hypochon-<text:line-break/>driis defixa ianguiuis ad nares impetum repellit, sicut et<text:line-break/></text:span><text:span text:style-name="T2">-' immodicum ex utero effluxum. Porro vergentes ad caput<text:line-break/></text:span><text:span text:style-name="T27">dat</text:span><text:span text:style-name="T2"> </text:span><text:span text:style-name="T2">viscera humores retrahunt acria in sinus intestinorum</text:span></text:p>
      <text:p text:style-name="P6"><text:span text:style-name="T2">data medicamenta. Sumrnatim revulsio lentanda est hpmori-<text:line-break/>b'ns sursum fluentibus ad inferiora; deorsum vero in' con-<text:line-break/>tiarium; intro autem urgentibus foras; </text:span><text:span text:style-name="T27">ac</text:span><text:span text:style-name="T2"> </text:span><text:span text:style-name="T2">rursum foras<text:line-break/>tendentibus intro. Sin ad dextrum inclinent, </text:span><text:span text:style-name="T27">ad</text:span><text:span text:style-name="T2"> sinistram </text:span><text:span text:style-name="T27">ij<text:line-break/></text:span><text:span text:style-name="T2">ad sinistram vero recedentibus, lu partem oppositam. Sic et<text:line-break/>quae retrorsum recedunt, in anteriorem revelles ; quae vero’<text:line-break/>antro rium vergunt, retrorsum ages. )</text:span></text:p>
      <text:h text:style-name="Heading_20_2" text:outline-level="2">Cap. <text:span text:style-name="T56">II</text:span>I.</text:h>
      <text:p text:style-name="P96"><text:span text:style-name="T2">Cucurbitula prius evacuatis conveniunt;<text:line-break/>nam in plethoricis illis non utimur. Eadem ratione in cerebri<text:line-break/>aut meningum inflammationibus per affectuum initia non<text:line-break/>utimur cucurlutulis, sicut nec alia in parte nulla inflamma-.<text:line-break/>tione obsessa; verum ubi nihil etiainnum influat, totum au-<text:line-break/>tem praevacuatum corpus fuerit, opusque fit aut movere,-<text:line-break/>aut vehementius agitando amoliri quod in inflammatione<text:line-break/>obsessa parte residet, aut foras extrahere. Porro dum na- </text:span><text:span text:style-name="T2">t<text:line-break/></text:span><text:span text:style-name="T2">feuntur adhuc affectibus, non lu ipsis jam laborare lucipien-</text:span></text:p>
      <text:p text:style-name="P6"><text:span text:style-name="T2">tibus partibus, sed continuis ipsis, revulsionis causa impo-<text:line-break/>nenda est cucurbitula. Cucurbitula potest materiam evacu-<text:line-break/>are, dolorem solvere, inflammationem minuere; inflationem<text:line-break/>discutere, appetitum restituere, ventriculo infirmo robur<text:line-break/>adjicere, animi defectione liberare, ex alto fluxiones trans-<text:line-break/>ferre ac ficcate, fanguinis eruptiones cohibere, corruptrices<text:line-break/>mensiuin facultates extrahere et menses levare.</text:span></text:p>
      <text:h text:style-name="Heading_20_2" text:outline-level="2">Cap. IV.</text:h>
      <text:p text:style-name="P96"><text:span text:style-name="T2">Scarificamus partes corporis aut inflamma-<text:line-break/>tione scirrhove affectas, aut tensas, aut dolore vexatas, aut<text:line-break/>fluxionem expertas, quae jam radices egerit et confirmata<text:line-break/>sit, aut acri materia iufestante, aut fi virulenta vis ab externo<text:line-break/>inciderit, aut nbj materiam ex alia parte in aliam traducere<text:line-break/>consilium est; verbi causa crura scarificamus affecto capite,<text:line-break/>aut quum materiam in corpore exuberantem minuere volu-=<text:line-break/>mus; potissimum ubi redundantia provenerit a suppressione<text:line-break/>materiae, quae evacuari consueverat; puta haemonhoidi-<text:line-break/>bus suppressis crura scarificamus ante lavaero usis, aut calle</text:span></text:p>
      <text:p text:style-name="P30"><text:span text:style-name="T2">da per spongiam fotis. Nam per annum venam faepius inci-<text:line-break/>dere haud expedire arbitror; quod unaonm sanguine vita-<text:line-break/>lis excernatur spiritus. Atqui fi hic copiosius absumatur, fit<text:line-break/>ut tota moles- reddatur frigidior, animalesque functiones de-<text:line-break/>terius perficiantur. Quamobrem ab ignobilioribus partibus,<text:line-break/>puta cruribus, detractio facienda est. Prodest autem scansi-,<text:line-break/>catio et oculis diuturna fluxione vexatis, tum capitis affecti-<text:line-break/>bus, tum iis qui pectori dorsoque eveniunt, ad haec angi-<text:line-break/>nae, atque impactis humoribus.<text:tab/>.</text:span></text:p>
      <text:h text:style-name="P3" text:outline-level="1"><text:bookmark-start text:name="bookmark13"/>GALENI DE PURGANTIUM MEDICA<text:line-break/>MENTORUM FACULTATE.<text:bookmark-end text:name="bookmark13"/></text:h>
      <text:h text:style-name="Heading_20_2" text:outline-level="2">Cap. <text:span text:style-name="T56">I</text:span>.</text:h>
      <text:p text:style-name="P96"><text:span text:style-name="T2">Eadem de causa medici vetustisiimi pravai<text:line-break/>opiniones irreprehensas </text:span><text:span text:style-name="T2">omisisse </text:span><text:span text:style-name="T2">videntur; qua gravissimi<text:line-break/>etiam delicta antiquissimi legumlatores inulta reliquerunt.-<text:line-break/>Quum ehim eo tempore moderatior esset hominum malitia;,<text:line-break/>ut qni neque maxima crimina perpetrare aggrediebantur;<text:line-break/>neque manifestissimis impudenter contradicere,' quomodd<text:line-break/>aliquis punitionem iis quae mohduin admissa erant 'prae-<text:line-break/>fcriberet, vel redargueret </text:span><text:span text:style-name="T2">ea </text:span><text:span text:style-name="T2">quae nemo prorsus dixerit'?<text:line-break/>A t quia temporis fpatio eo crevit hominum malitia, ul .nihil</text:span></text:p>
      <text:p text:style-name="P6"><text:span text:style-name="T2">non aut facere aut dicere ausi sint, legum conditores multas<text:line-break/>ac novas suppliciorum formas adversus sceleratos adinve-<text:line-break/>niunt; veritatis autem studiosi varias contra sophistas repre-<text:line-break/>hensionurn . species excogitant. Quod nunc etiam nos in<text:line-break/>praesentia facturi ridemur, eos qui medicamentorum pur-<text:line-break/>gantium facultatem attrantricem humorum, quos evacuant, e<text:line-break/>medio tollunt, commutatricem vero qnandam omnium ex<text:line-break/>aequo ad ipsa prope accedentium habere dicunt, reprehen-<text:line-break/>tes. Adversus quam opinionem Hippocrates nihil prodidit<text:line-break/>Nondum enim vel Asclepiades illius tempore vixerat, qui<text:line-break/>manifestis impudenter refragatus est, et. seu praemium ali-,<text:line-break/>quod contra veritatem reportaturus; vel Erasistratus, qui<text:line-break/>cum pudore aliquo totam illam summam, quae de medica i<text:line-break/>mentis purgantibus manifesto existit, subvertere tentaviti<text:line-break/>Etenim efficacissimarn familiarissimamque naturae facullatem<text:line-break/>attractric.em in nullo ipsius commentario Erasistratus </text:span><text:span text:style-name="T27">cogno-<text:line-break/>vit,</text:span><text:span text:style-name="T2"> sied consequentia potius ad id quod evacuatur ipsius<text:line-break/>loco utitur. At familiarium, attractricis facultatis pars est</text:span></text:p>
      <text:p text:style-name="P6"><text:span text:style-name="T2">ea, quae in purgantibus medicamentis continetur; quemad-<text:line-break/>modum etiam illa</text:span><text:span text:style-name="T2">, </text:span><text:span text:style-name="T2">qua bilis et urina secernitur, aliaque<text:line-break/>multa; quae in fecunda animalium valetudine-a- natura ob-<text:line-break/>euutur, et in morborum curationibus morbisque’ipsis, tum<text:line-break/>a medicis tum ab ipsa maxime natura perficiuntur. Quo-<text:line-break/>niam igitur Hippocrates nihil dixit adversus eos, qui ex re-<text:line-break/>rum natura attractionem tollunt, eo quod'neque tam - auda-<text:line-break/>cem patronum oratio tunc habebat, quales multi post eum<text:line-break/>extiterunt, aequum fuerit pro veritate Hippocratis loco nos<text:line-break/>eertamen suscipere. Ac primam sane qualenam dicant ad-<text:line-break/>monere viros oportet, deinde non recte ipfos dicentes<text:line-break/>ostendere. Sententia ipsorum ejusmodi esu Purgans me-<text:line-break/>dicamentum quemcunque humorem contigerit, hunolu pro-<text:line-break/>prlam ipsius speciem immutat; bilem quidem flavam essi-<text:line-break/>ciens, id choIagogon appellant; quemadmodum et pituitam,<text:line-break/>quod phlegmagogum dicitur; aquosam vero quandam natu-<text:line-break/>ram" efficiens , quod nominant hydragogum; aliud sane<text:line-break/>atram bilem reddens., quemcunque attigerit humorem, lu</text:span></text:p>
      <text:p text:style-name="P9"><text:span text:style-name="T2">llimma, omnnim humorum, qni lu venis </text:span><text:span text:style-name="T27">sunt,</text:span><text:span text:style-name="T2"> mutatio alte-<text:line-break/>ratioque est, non unius ipsorum vacuatio, quae appellatur<text:line-break/>purgatio. ,Sic horum Iententia habet. Sed age , si placet,<text:line-break/>dicamus jam ad ipsus, sive bilem ducens, sive pituitam,<text:line-break/>sive atram bilem, sive ferosam humiditatern, aliquis medi-<text:line-break/>camentum assumpserit, universos ex venis, humores vacuari.<text:line-break/>Atqui hac ratione sola purgatio ab ejusmodi medicamento<text:line-break/>petita differt a sanguinis evacuatione per venae sectionem,<text:line-break/>.quod in </text:span><text:span text:style-name="T27">hac</text:span><text:span text:style-name="T2"> ille qualis, prius erat excernitur; in purgatio-<text:line-break/>nibus.autem alteratur, non colore tantum, sed etiam con-<text:line-break/>sistentia. Quod enim aquosa ducit,.liquida et tenuia omnia<text:line-break/>quae in venis sunt efficit, etiamsi antea suerint crassissima;<text:line-break/>quod autem atram bilem educjt, e contrario omnia crassa<text:line-break/>sirmaque, etiamsi antea suissent liquidissima. Proinde nobis<text:line-break/>venae sectionis purgationisque secundum.alios sane quosdam<text:line-break/>scopos delectus erit; secundum ipsam vero eorum, quae<text:line-break/></text:span><text:span text:style-name="T2">.. </text:span><text:span text:style-name="T2">.evacuantur,. speciem non erit, Sed qui alii scopi existunt?</text:span></text:p>
      <text:p text:style-name="P6"><text:span text:style-name="T2">Multi quidem ad sanguinis missionem alnis promptiores exi-<text:line-break/>ftunt; nonnulli vero ad purgationem, sicut etiam alii quid-<text:line-break/>vis citius patientur quam venae lectionem. Nonnulli vero<text:line-break/>aliquam corporis partem potius praecidi sibi sustinent quam<text:line-break/>medicamentum bibant. Quin etiam aliquibus stomachus a<text:line-break/>medicamentis purgantibus subvertitur: alii citra molestiam<text:line-break/>assumunt. Ex hujusmodi itaque scopis aliis venam secabi-<text:line-break/>mus, aliis purgans medicamentum exhibebimus; non illis<text:line-break/>auscultantes opinionibus, quibus Afclepiadae sanguinis mis-<text:line-break/>sionem aequaliter omnes in venis hqmores evacuare puta-<text:line-break/>bant; purgationem vero non aeque, , scd unum aliquem,<text:line-break/>eumque solum cuicunque educendo efficax medicamentum<text:line-break/>esse dicatur. Quare et sanguinem, ab hujusmodi medica-<text:line-break/>mentis purgari, non evacuati, ut in venae sectione tradunt.<text:line-break/>Haec vestras hypothefes sequuntur, velitis nolitis.</text:span></text:p>
      <text:h text:style-name="Heading_20_2" text:outline-level="2">Cap. II.</text:h>
      <text:p text:style-name="P96"><text:span text:style-name="T2">Commemorabo autem ipsarum capita, Ascle-<text:line-break/>piadum sententia omnium qni in venis sunt humorum<text:line-break/>aequalis vacuatio per sanguinis missionem est; in purgatio-</text:span></text:p>
      <text:p text:style-name="P6"><text:span text:style-name="T2">nibus autem non aequalis, fed aliorum detraetio, ut sanguis<text:line-break/>purus evadat. Erasistrateorum judicio omnium ex aequo<text:line-break/>par est, ut in sanguinis missione, ita etiam iu purgationi-<text:line-break/>bus vaouatio; quas neque purgationes revera, fed evacua-<text:line-break/>tiones una cum corruptione et alteratione eorum quae<text:line-break/>evacuantur esse dictitant. Itaque fophistae, tum qui modice<text:line-break/>tum qui extreme impudentes funt, ad certamen venientes<text:line-break/>pugnent tanquam in stadio mecurn non verbis neque nu-<text:line-break/>gis longis; fed ipsis operibus. Ad quae in hac urbe popu-<text:line-break/>losissima provoco, quum quotidie in ea mille inveniri possint,<text:line-break/>qni arquato laborent, mille qui hydrope, Sufficat enim<text:line-break/>mihi de his primum sermonem instituere. Ducatur ali-<text:line-break/>quis horum ad me, qui citra febrem totum corpus amara bile &lt;<text:line-break/>refertum habeat, videatque quomodo, postquam' diebus aliquot<text:line-break/>hominem praeparaverim, ubi jam tempus esse videatur dato<text:line-break/>aliquo medicamento, quod per avum bilem ducat, ad na-<text:line-break/>turalem 'habitum hujusmodi purgatione hominem reducam,<text:line-break/>nihil prorsius adhuc de corpore sollicitus.. Atqui id nos non</text:span></text:p>
      <text:p text:style-name="P6"><text:span text:style-name="T2">semel aut bis, scd admodum ostendimus saepe scmimalis istis<text:line-break/>ac ’multus in meliorem sententiam perduximus. Non tamen<text:line-break/>fophistis hujus gratia, o sophista, fidem te vellem aceornodare<text:line-break/>testimoniis, fed te ipsum cum voles intueri; arquato laboran-<text:line-break/>tem ex una purgatione naturalem colorem recipere. Quum<text:line-break/>itaque id fieri videas, o generofe, audesne lu medio eonsi-<text:line-break/>stens, voce clara praeconis instar elnia longum sermonem<text:line-break/>producere, qualem saepe difcipulis loqueris, nempe unum-<text:line-break/>quodque purgans non familiare, fed id quod lu venis conti-<text:line-break/>netur totnm, qualecunque fuerit mutare, ad quod medica-<text:line-break/>menti facultas id alterare natura potest. Atque mine 'ille<text:line-break/>qui arquatum curavit, non quia humor sit evacuatus, scd<text:line-break/>communi evacuationis ratione juvit. Videte igitur, quo-<text:line-break/>modo ego ex iis qui ita habent alterum vel sanguinis mis-<text:line-break/>sione vel quodam alio quod ventri dneendo est exhibito,<text:line-break/>similiter juvero.- Haec locutus, deinceps e duobus arquato<text:line-break/>laborantibus alteri venam secato, alteri ejusmodi quodam</text:span></text:p>
      <text:p text:style-name="P9"><text:span text:style-name="T2">medicamento in alvum ciendam efficaci evacuato </text:span><text:span text:style-name="T2">; </text:span><text:span text:style-name="T2">quod uni-<text:line-break/>versi sane homines atram bilem vacuare, tu autem non<text:line-break/></text:span><text:span text:style-name="T2">' </text:span><text:span text:style-name="T2">jvacuare, sed generare persuasum habes. Deinde si juveris<text:line-break/></text:span><text:span text:style-name="T2">ipsum, </text:span><text:span text:style-name="T2">corpus reddens coloratum, quodcunque voles </text:span><text:span text:style-name="T2">me<text:line-break/></text:span><text:span text:style-name="T2">pati </text:span><text:span text:style-name="T2">tibi </text:span><text:span text:style-name="T2">concedam, sin autem nllnI homini </text:span><text:span text:style-name="T2">sueris opitula-<text:line-break/>tus, </text:span><text:span text:style-name="T2">scd summam intuleris noxam</text:span><text:span text:style-name="T2">, </text:span><text:span text:style-name="T2">in optimum statum<text:line-break/></text:span><text:span text:style-name="T2">restituito et Hippocratis artem </text:span><text:span text:style-name="T2">imitator. </text:span><text:span text:style-name="T2">Verutn </text:span><text:span text:style-name="T2">de </text:span><text:span text:style-name="T2">icteri-<text:line-break/></text:span><text:span text:style-name="T2">cis </text:span><text:span text:style-name="T2">sat inulta. </text:span><text:span text:style-name="T2">Ad eos qui hydrope laborant digressus </text:span><text:span text:style-name="T2">con-<text:line-break/>templator rursus </text:span><text:span text:style-name="T2">hunc quoque, an similiter </text:span><text:span text:style-name="T2">ex </text:span><text:span text:style-name="T2">venae sectione<text:line-break/></text:span><text:span text:style-name="T2">et medicamento </text:span><text:span text:style-name="T2">aquam ducente afficiatur. Nisi enim osten-<text:line-break/></text:span><text:span text:style-name="T2">dero </text:span><text:span text:style-name="T2">aquosam superfluitatem in inferiore ventre contentam<text:line-break/></text:span><text:span text:style-name="T2">a </text:span><text:span text:style-name="T2">medicamento evacuari, tunc vetus dogma damnare tibi<text:line-break/></text:span><text:span text:style-name="T2">licebit, </text:span><text:span text:style-name="T2">quod docet non hujusmodi humorem generari, ut<text:line-break/>tu dicis, fed a medicamento’ ex corpore attrahi.. Contra<text:line-break/>nos autem quod voles facito, si tamen medicamentum quod<text:line-break/>atrae </text:span><text:span text:style-name="T2">bili aut </text:span><text:span text:style-name="T2">flavae ducendae est dederis, non molem va-<text:line-break/>cuabis. </text:span><text:span text:style-name="T2">Atque </text:span><text:span text:style-name="T2">ita singula medicamenta proprium quendam<text:line-break/>humorem attrahunt Tu si arbitraris omnes similiter im-</text:span></text:p>
      <text:p text:style-name="P6"><text:span text:style-name="T2">\.</text:span></text:p>
      <text:p text:style-name="P11"><text:span text:style-name="T2">mutari et vacuationem esse communem, • non purgationem,<text:line-break/>id quod fit, integrum tibi est venam secare. Haec siquidem<text:line-break/>apud Indos aliquis agens scripta citaret, difficile esset eum<text:line-break/>reprehendere; quoniam vero homo quotidie a nobis conspi-<text:line-break/>citur, praeterea ex operibus reprehensio adducitur, haud<text:line-break/>novi quomodo vos non pudeat nugari. Omitto dicere<text:line-break/>quod multorum arqnato laborantium corpus una biliosi hu-<text:line-break/>proris purgatione purum reddidi; id quod mille etiam testa-<text:line-break/>buntur. At si. sophistae impudentissirni fingant se omnibus<text:line-break/>hominibus fidem non accommodare, videant ipsi id quod fit<text:line-break/>opus, quomodocnnque voluerint.</text:span></text:p>
      <text:h text:style-name="Heading_20_2" text:outline-level="2">Cap. III.</text:h>
      <text:p text:style-name="P96"><text:span text:style-name="T2">At quid dico videant? quum jam saepius<text:line-break/>id ipsis ostenderim merninerimque cuiusdam, qui id genus<text:line-break/>nugacitatem aliquam celebrat. Dixit enim non unam quau-<text:line-break/>dam humorum speciem a singulis .medicamentis attrahi,<text:line-break/>verum absolute singulos ipsos trahere hirudinis modo;<text:line-break/>attractionem vero id quod in humoribus tenuius est prius<text:line-break/>subsequi; post illud id quod crassius est; deinde ita crassissi-</text:span></text:p>
      <text:p text:style-name="P6"><text:span text:style-name="T2">uram. Quorum itaque medicamentorum robur citius dis-<text:line-break/>folvitur, in aquosis vacuationem sistere; quorum autem<text:line-break/>diutius perdurat, flavam etiam bilem evacuare; quae valen-<text:line-break/>tissima inter haec existunt, atram quoque bilem attrahere.<text:line-break/>Statim igitur talis bene dicere congerronibus visus est, ac<text:line-break/>omnes ipsi acclamarunt, magnoque cursu relictis nobis dis-<text:line-break/>cessit, intelligens, opinor, certo, quod si maneret,-repre-<text:line-break/>hensuni iri. Postridie quum librum quendam applausoribus<text:line-break/>ipsius exhiberemus, in quo tam labita facinora reprehende- </text:span><text:span text:style-name="T2">_<text:line-break/></text:span><text:span text:style-name="T2">rentur; dum is postea illis ipsis non similiter persuadebat,<text:line-break/>non habebant; quo proposita possent dissolvere. Haec enim<text:line-break/>in libello continebantur. Heri quidem disputationi te sub-<text:line-break/>traxisti, simile quid faciens pugili, qui corona arrepta ausu-<text:line-break/>gerit, antequam certaret. Hodie vero reprehensionem non<text:line-break/>effugies; comitabitur enim te libellus hio in manus chorum<text:line-break/>circa te ducentium incidens. Neque enim minus ad illos<text:line-break/>quam ad te est firmo, qui nunquam sane antea audiverint<text:line-break/>te-in ullo prorsius eorum, quae </text:span><text:span text:style-name="T2">in </text:span><text:span text:style-name="T2">rerum natura funt, attra-</text:span></text:p>
      <text:p text:style-name="P6"><text:span text:style-name="T2">ctionenr </text:span><text:span text:style-name="T2">esse </text:span><text:span text:style-name="T2">concedentem. Heri autem audiverunt omnia<text:line-break/>communitur in venis contenta a medicamento attrahi cousse<text:line-break/>tentem. Aequum enim erat, ipsos non solum admirari aut<text:line-break/>dictum plane efferre laudibus, sed expositionem eorum<text:line-break/>quae ab initio proposita erant expectare. Nam de urina-<text:line-break/>rum secretione flavae bilis et atrae aliisque' actionibus cor-<text:line-break/>poris multas frequenter habetis orationes, quidvis potius<text:line-break/>quam in unaquaque corporis parte familiarium sibi attra-<text:line-break/>ctionern, esse functionem quandam naturalem concedentes; .<text:line-break/>nunc autem non solum attractionem esse admittentes, Ied<text:line-break/>etiam omnium simpliciter; quae multo major est coufessio<text:line-break/>quam si dicas familiarium. Etenim sicut facultas . quaedam<text:line-break/>alienorum expultrix inest animalibus, ita familiarium unlo<text:line-break/>cuiqueorerurn attractricem aliquam esse omnibus hominibus<text:line-break/>consentaneum ridetur, qui nondum vestra sapientia sapiunt.<text:line-break/>At omnia aequaliter a quodam attrahi sive qualitatibus fami-<text:line-break/>liaria, sive muxime sint contraria, mirandam fatetur absurdi-<text:line-break/>tatem; ita non solum attractione concessa, sed etiam multo</text:span></text:p>
      <text:p text:style-name="P9"><text:span text:style-name="T2">deterius quaiu conveniebat </text:span><text:span text:style-name="T2">non </text:span><text:span text:style-name="T2">familiarium dUntaxat, sed<text:line-break/>absolute omnium admissa, </text:span><text:span text:style-name="T2">sic </text:span><text:span text:style-name="T2">sane videris mihi non magis<text:line-break/>dignus esse; qni a commilitonibus tuis lauderis quam qui<text:line-break/>reprehendaris. “ Porro quod neque unquam medicamentis<text:line-break/>purgantibus usus sis, scd imperitus ignarusve operum medi-<text:line-break/>cinalium , ego id quoque celeriter demonstrare posse vi-<text:line-break/>deor. Quae purgare solent hlleni atram, statim ab initio<text:line-break/>atram vacuanti Disterunt autem inter se vacuationes, quod<text:line-break/>liquidiora primum, deinde quae sequuntur scmper magis<text:line-break/></text:span><text:span text:style-name="T2">,, </text:span><text:span text:style-name="T2">crassiora sint. Id ipsum et pituitam et flavam bilem pur-</text:span></text:p>
      <text:p text:style-name="P8"><text:span text:style-name="T2">gantibus inest. Etenim initio haec singula familiarem' hu-<text:line-break/>morem trahunt, scd teinporis spatio crassiorem ;• </text:span><text:span text:style-name="T14">ηθη </text:span><text:span text:style-name="T2">tamen,<text:line-break/>Ut tu arbitraris, aliquis prius totam pelvim seroso elcre-<text:line-break/>metito implevit, deinde aliam bile flava, posteaaIiam pituita,<text:line-break/>postremo ita atram inanit. " Qiio constat a medicamento<text:line-break/>familiare attrahi, comitari autem ipsum aquosum quod<text:line-break/>redundat, id quod tibi etiam nunc videre licet, si nunquam<text:line-break/>antea videris, plurimum quidem aquosum et biliosum ex</text:span></text:p>
      <text:p text:style-name="P6"><text:span text:style-name="T2">hujusmodi medicamentorum usu homines evacuare, pgu-<text:line-break/>cissimam autem universam vacuationem ex iis, quae atram<text:line-break/>ducunt, ipsis fieri. Conveniebat autem scmper plurimum<text:line-break/>sane totum ex his, quae atram bilem purgant, secundum<text:line-break/>tuum institutum evacuari; paucissimum vero ex iis, quae'<text:line-break/>aquosa biliofaque movent. Etenim pro medicamentorum<text:line-break/>imbecillitate et robore ratio tua speciem eorum quae eva-<text:line-break/>cuantur discernit, ut in iisquae atram bilem educunt. Quia<text:line-break/>vero robore haec ab aliis educentibus differunt, permulta<text:line-break/>erit evacuatio; primo sane totiusaquosi excrementi, deinde<text:line-break/>biliosi, mox pituitosi, dein ipsius atrae bilis. At in blan-<text:line-break/>dis ventrem ducentibus </text:span><text:span text:style-name="T27">madieamentis</text:span><text:span text:style-name="T2"> sola ipsa aquosa eva-<text:line-break/>cuabuntur, sed nullum horum fieri apparet. Quare haec<text:line-break/>apparentia rationem tuam' subvertunt Aequum </text:span><text:span text:style-name="T27">vero</text:span><text:span text:style-name="T2"> est<text:line-break/>respondere te, cur quum, crassiora semper post tenuiora<text:line-break/>evacuentur, atra bilis prior sanguine trahitur, etsi veluti<text:line-break/>limus quidam sanguinis existat, veluti in vinis faex.</text:span></text:p>
      <text:h text:style-name="P4" text:outline-level="2"><text:span text:style-name="T2">Cap. </text:span><text:span text:style-name="T26">I</text:span><text:span text:style-name="T2">V.</text:span></text:h>
      <text:p text:style-name="P96"><text:span text:style-name="T2">Eorian igitur rogabis, an aliquod sit </text:span><text:span text:style-name="T2">me</text:span><text:span text:style-name="T2">.<text:line-break/>dicamentum, quod statim ab initio sanguinem ducat? Est;<text:line-break/>o praestantissime; verum nullus emutetur. Fortassis dices,.<text:line-break/>Quid ita? Quoniam hoc jugulare esset hominem, non </text:span><text:span text:style-name="T2">pur-<text:line-break/>gare; </text:span><text:span text:style-name="T2">etenim purgantia ob hoc ipsum ab omnibus nominan-<text:line-break/>tur purgantia, quod sanguinem a commemoratis excremen-<text:line-break/>tis purum reddant. Non tamen adeo quis sapiens est </text:span><text:span text:style-name="T2">medi-<text:line-break/></text:span><text:span text:style-name="T2">cus, ut totum quidem sanguinem velit evacuare, alios </text:span><text:span text:style-name="T2">autem<text:line-break/></text:span><text:span text:style-name="T2">humores in corpore relinquere; unde inter deleteria </text:span><text:span text:style-name="T2">id<text:line-break/>genus </text:span><text:span text:style-name="T2">omnia </text:span><text:span text:style-name="T2">annumerant, </text:span><text:span text:style-name="T2">quae sanguinis vacuationem </text:span><text:span text:style-name="T2">per<text:line-break/>venas </text:span><text:span text:style-name="T2">ventris et intestinorum moliuntur. Sed neque haeo<text:line-break/>secundum tuam hypotbesin sanguinem evacuare ab </text:span><text:span text:style-name="T2">luitio<text:line-break/></text:span><text:span text:style-name="T2">oportebat. </text:span><text:span text:style-name="T2">Nomina </text:span><text:span text:style-name="T2">hujusmodi medicamentorum</text:span><text:span text:style-name="T2">, neque si<text:line-break/>certo </text:span><text:span text:style-name="T2">scirem, . in libris vellem indicare; sed </text:span><text:span text:style-name="T2">illud solum<text:line-break/></text:span><text:span text:style-name="T2">tutum est dicere, quid mihi cum apud Thraces </text:span><text:span text:style-name="T2">Bithynos<text:line-break/></text:span><text:span text:style-name="T2">essem puero adhuc acciderit. Invenit aliquis homo </text:span><text:span text:style-name="T2">ber-<text:line-break/>barn </text:span><text:span text:style-name="T2">ejusmodi,- ut qui eam assumeret excerneret </text:span><text:span text:style-name="T2">sanguis<text:line-break/></text:span><text:span text:style-name="T2">nem atque ita </text:span><text:span text:style-name="T2">periret. </text:span><text:span text:style-name="T2">Quum igitur multi simili </text:span><text:span text:style-name="T2">modo</text:span></text:p>
      <text:p text:style-name="P6"><text:span text:style-name="T2">interirent, inquirendum diligentius </text:span><text:span text:style-name="T27">id quod fieret censpe-<text:line-break/></text:span><text:span text:style-name="T2">runt inveneruutque veneficum, duxefuiitque ad populi prae-<text:line-break/>fectuun Qni ubi studeret non solum ipsum hominem ocei-<text:line-break/>dere, sed etiam ssqnis alius vel docuisset vel ab eo didi-<text:line-break/>risset, ille'sane dixit a nullo le herbam didicisse, verum<text:line-break/>jecur quandoque porcinum in suburbium quoddam deferens<text:line-break/>coagulato ventre ipsum herbae superposuisse; deinde cum<text:line-break/>rurfus attolleret, sanies cruentas ex toto hepate ad herbam<text:line-break/>diffluentes conspexisse, inde surnta conjectura verisimile<text:line-break/>esse herbam sanguinem attrahere, dedisse alicui eorum ho-<text:line-break/>minum in quos inciderat experimenti gratia; postquam vero<text:line-break/>quod speravit invenisset, perperam in posterum usum esse.<text:line-break/>Quin nec se indicasse alicui mortalium herbam affirmavit.<text:line-break/>Haec dixit veneficus ille diutissime inquisitus. At populi<text:line-break/>praeses quoniam ex. narratione, quam de herba ferit, mul-<text:line-break/>tam ubique nasci dixit, oculis </text:span><text:span text:style-name="T2">• </text:span><text:span text:style-name="T2">obtectis neci traducendum<text:line-break/>jussit, ne alicui luterea offenderet. Quapropter, vir optime,<text:line-break/>multa sane veri fimile est, ejusmodi facultate praedita me-</text:span></text:p>
      <text:p text:style-name="P6"><text:span text:style-name="T2">dicimenta inveniri, quae statirn </text:span><text:span text:style-name="T2">ab </text:span><text:span text:style-name="T2">initio.sanguinem trahe-<text:line-break/>rent; verum ea subticeri ratio est, quemadmodum alia<text:line-break/>deleteria ab. omnibus qui mentem, habent supprimuntur.<text:line-break/>Fuerunt enim nonnulli, qui jam etiam de horum disciplina<text:line-break/>portentosam quandam communionem indicarunt, scripierunt-<text:line-break/>que cnj.usque deleterii praeparationem; sed non ex iis qui<text:line-break/>mentein habeat tales existunt,. sicut neque vos, sapitis, si nos.<text:line-break/>interrogetis, quae medicamenta sanguinem ducant. Rursus<text:line-break/>igitur sermonem ad id, quod ab initio institutum.est reduca-<text:line-break/>mus. Qui omnes </text:span><text:span text:style-name="T27">es.</text:span><text:span text:style-name="T2"> aequo humores attrahi dicit; fed<text:line-break/>maxime...fluxiles primos, mox alios excerni, grata, mini<text:line-break/>prodit; dum attractricem facultatem lu rerum substantia esse<text:line-break/>confitetur; pro qua chorus ipsius impudenter de bilis et<text:line-break/>urinae secretione, distributione, aliorumque ejusmodi ab-<text:line-break/>surda dicere sustinet; , praeterea apparentibus . contraria<text:line-break/>statuit, quemadmodum supra indicabimus. </text:span><text:span text:style-name="T2">Si </text:span><text:span text:style-name="T2">enim vera<text:line-break/>haec hypothefisr copiosissima' sane universa evacuatio ex<text:line-break/>his., . quae atram bilem ducunt, paucissima'vero in his quae.</text:span></text:p>
      <text:p text:style-name="P6"><text:span text:style-name="T2">serosa excrementa purgant erit Atqui indicabo tibi </text:span><text:span text:style-name="T2">millies,<text:line-break/></text:span><text:span text:style-name="T2">si voles, o. sophista, vel nunc fallem artis </text:span><text:span text:style-name="T2">opera contem-<text:line-break/></text:span><text:span text:style-name="T2">piari, vacuationem sane copiosissimam medicamenta aquam<text:line-break/>ducentia comitari, ea quae atram bilem purgant </text:span><text:span text:style-name="T2">paucis-<text:line-break/></text:span><text:span text:style-name="T2">sima; ostendam autem et per initia statim atram </text:span><text:span text:style-name="T2">illam<text:line-break/></text:span><text:span text:style-name="T2">evacuari. '</text:span></text:p>
      <text:h text:style-name="Heading_20_2" text:outline-level="2">Cap. V.</text:h>
      <text:p text:style-name="P96"><text:span text:style-name="T2">Qui igitur omnes ex aequo humores </text:span><text:span text:style-name="T2">attrahi<text:line-break/></text:span><text:span text:style-name="T2">pronuntiat, </text:span><text:span text:style-name="T2">adeo </text:span><text:span text:style-name="T2">stupidus-imperitiisque est, </text:span><text:span text:style-name="T2">qni alterari, vi-i<text:line-break/></text:span><text:span text:style-name="T2">deat rursus </text:span><text:span text:style-name="T2">quam </text:span><text:span text:style-name="T2">nihil ipso auctore intersit, </text:span><text:span text:style-name="T2">fangniuemne </text:span><text:span text:style-name="T2">•<text:line-break/></text:span><text:span text:style-name="T2">mittas, </text:span><text:span text:style-name="T27">an medicamento,</text:span><text:span text:style-name="T2"> quod bilem dunit,. arquato </text:span><text:span text:style-name="T2">laboran-.<text:line-break/></text:span><text:span text:style-name="T2">tetn purges. Eodem inodo idem par et aequale </text:span><text:span text:style-name="T2">est ex<text:line-break/></text:span><text:span text:style-name="T2">hydropico venam, secare et medicamento quodam </text:span><text:span text:style-name="T2">aquam<text:line-break/></text:span><text:span text:style-name="T2">ducente eum evacuare. Deinde non indecora </text:span><text:span text:style-name="T2">haeel Plerin<text:line-break/>que </text:span><text:span text:style-name="T2">medicos sibi invicem contradicere audientes </text:span><text:span text:style-name="T2">meritu<text:line-break/></text:span><text:span text:style-name="T2">derident </text:span><text:span text:style-name="T2">damnantque omnes scrmonem, atque eos, qui alni<text:line-break/>quid quomodocunque eloquuntur, nominant logiatros.<text:line-break/>Quod </text:span><text:span text:style-name="T2">enim </text:span><text:span text:style-name="T2">dicere </text:span><text:span text:style-name="T2">sernper consueri, </text:span><text:span text:style-name="T2">id </text:span><text:span text:style-name="T2">nunc </text:span><text:span text:style-name="T2">quoque occasio-<text:line-break/></text:span><text:span text:style-name="T2">nem habet, nempe quemlibet </text:span><text:span text:style-name="T2">idiotam linjitsmoni </text:span><text:span text:style-name="T2">sophista.</text:span></text:p>
      <text:p text:style-name="P6"><text:span text:style-name="T2">esse praestantiorem; </text:span><text:span text:style-name="T2">Si </text:span><text:span text:style-name="T2">enim nihil aliud , certe naturales<text:line-break/>notiones sophistae conservant, quum sophistae has- quoque<text:line-break/>ex prava consuetudine perdiderint. Ecce enim idiota quisl<text:line-break/>piam non mentis inops, exortis sibi derepente in plerisque<text:line-break/>partibus pustulis, tum ulcerosis tum discoloribus, venit ad<text:line-break/>medicum , cupiens quam celerrime purgari. Quum autem<text:line-break/>ille sunguinem detrahere potius ipsi praecipiat; an insanis?<text:line-break/>inquit, nam una cum vitiato bonum ac benignum evacuari<text:line-break/>consentaneum est. Atqui omnia potius quam Hippocrati-'<text:line-break/>cum sermonem verum esse volunt, communes notiones prae<text:line-break/>contendendi studio perdunt; acdeinde.nos insiliunt tanquam<text:line-break/>discerpturi; in ipsis'autem operibus reprehendi oderunt,<text:line-break/>quanquam aequum sit, ut nos illos incusantes quod Hippo-<text:line-break/>cratern ignorent toleramus, persuadere aggredimur, 'ita</text:span><text:span text:style-name="T34">1<text:line-break/></text:span><text:span text:style-name="T2">etiam ipsus Iustinere reprehensiones, ac maxime fi fieri<text:line-break/>possit, doceutesadamare ; sin minus,- certe non omnino odisse.<text:line-break/>Nuper enim quum aliquis ex hujusmodi attonitis medicis<text:line-break/>audivisset, me complures qni alopecia, laborarunt una pur-</text:span></text:p>
      <text:p text:style-name="P6"><text:span text:style-name="T2">gatione curasse, inde me odio coepit prniequi. Jam alius<text:line-break/>quidam, - quod cancrosas affectiones, incipientes et elephantes<text:line-break/>dictos, phagedaenas aliaque multa maligna ulcera similiter,<text:line-break/>odio habuit. Alius autem quod tenebricosa vertigine labo-<text:line-break/>rantes </text:span><text:span text:style-name="T2">solis </text:span><text:span text:style-name="T2">purgationibus persanassem; alius quod mania<text:line-break/>correptos, epjlepticos, melancholicos, praeterea cephalaea<text:line-break/>laborantes non paucos solis purgationibus medicatus sini,<text:line-break/>sicut et ischiadicos, pari modo dolores diuturnos multis<text:line-break/>locis dispersos. Item ex his colicum nuper, quum tribus<text:line-break/>jain menfibus.medici illum curarent et res in deterius- ver-<text:line-break/>geret, omnia illa abjicere jubens solis purgationibus curavi.<text:line-break/>Item fluxum muliebrem non ignobilis . cuiusdam Romanae<text:line-break/>mulieris, solis purgationibus curavi; sicut et aliarum, mul-<text:line-break/>tarum obscuriorum, tum, eundem hunc affectum tum alios<text:line-break/>quosdam in utero consistentes. Quid opus est dicere, eri-<text:line-break/>fypelatum nullum esse praelautius remedium, quam medi-<text:line-break/>camentum bilem educens, sicut maxime ipsis contrarium<text:line-break/>quod pituitam movet? Dies me deficeret, si alia miranda</text:span></text:p>
      <text:p text:style-name="P6"><text:span text:style-name="T2">opera quae purgationes comitantur vellem recensere, quae<text:line-break/>ignorare'verisimile est illos, qui nunquam circa purgantia<text:line-break/>medicamenta artem didicerunt. Ubi enim ne </text:span><text:span text:style-name="T2">esse </text:span><text:span text:style-name="T2">quidem<text:line-break/>prorfus aliquod medicamentum arbitrantur, an lu </text:span><text:span text:style-name="T2">quibus<text:line-break/></text:span><text:span text:style-name="T2">aut quomodo utendum sit scient? Propter hanc </text:span><text:span text:style-name="T2">causam<text:line-break/></text:span><text:span text:style-name="T2">alii nuda sulaque experientia ducti affectibus </text:span><text:span text:style-name="T2">medentur. Sa-<text:line-break/></text:span><text:span text:style-name="T2">prentes autem hi etiam ratione, non quod aliquid per </text:span><text:span text:style-name="T2">expe-<text:line-break/></text:span><text:span text:style-name="T2">rientiam inventis adjicere, scd etiam hunc </text:span><text:span text:style-name="T2">subvertere<text:line-break/></text:span><text:span text:style-name="T2">canentur, </text:span><text:span text:style-name="T2">multo </text:span><text:span text:style-name="T2">deterius medicantur quam qui </text:span><text:span text:style-name="T2">simplici<text:line-break/></text:span><text:span text:style-name="T2">Ioloque usu citrarationem nituntur ; quorum omnium </text:span><text:span text:style-name="T2">origo<text:line-break/></text:span><text:span text:style-name="T2">et scns unus </text:span><text:span text:style-name="T2">est </text:span><text:span text:style-name="T2">odium quod adversus Hippocratem </text:span><text:span text:style-name="T2">conce-<text:line-break/>perurit.- 'Unde </text:span><text:span text:style-name="T2">cum alia multa, tum haec ipsa </text:span><text:span text:style-name="T2">praefens.<text:line-break/></text:span><text:span text:style-name="T2">consideratio'dedttraetrice facultate emanavit, cujus </text:span><text:span text:style-name="T2">pars aut<text:line-break/>fpecies </text:span><text:span text:style-name="T2">aut quomodocunque appellare lubet, </text:span><text:span text:style-name="T2">purgantium<text:line-break/></text:span><text:span text:style-name="T2">medicamentorum facultas existit.</text:span></text:p>
      <text:h text:style-name="P1" text:outline-level="1"><text:bookmark-start text:name="bookmark15"/><text:span text:style-name="T2">GALENI QVOS, QUIBUS CAT</text:span><text:span text:style-name="T10">H</text:span><text:span text:style-name="T2">ARTI-<text:line-break/>CIS MEDICAMENTIS ET QU</text:span><text:span text:style-name="T55">A</text:span><text:span text:style-name="T2">NDO<text:line-break/>PURGARE OPORTEAT. </text:span><text:bookmark-end text:name="bookmark15"/></text:h>
      <text:h text:style-name="Heading_20_2" text:outline-level="2">Cap. I.</text:h>
      <text:p text:style-name="P96"><text:span text:style-name="T2">Sana </text:span><text:span text:style-name="T43">fortient.es </text:span><text:span text:style-name="T2">corpora purgare opernsum<text:line-break/>est: etenim vertigines incurrunt et torminibus cruciantur<text:line-break/>graviterque ipsis purgatio procedit, ac praeterea etiamnum<text:line-break/>celeriter exsolvuntur.,, Haec autem oboriuntur omnia-, dum<text:line-break/>purgaUs medicamentum familiarem sibi humorem attrahere<text:line-break/>desiderat.; quod autem eo destituatur,, sanguinem carnea que<text:line-break/>colliquat et absumit ; • ut ex illis proprium eliriatr .Qni autem</text:span></text:p>
      <text:p text:style-name="P6"><text:span text:style-name="T2">sani adhuc sunt, sed nisi vacuati fuerint, aegrotatnri, adprae-<text:line-break/>cautionem vacuandi sunt, ineunte vere aut venae sectione, si<text:line-break/>a plenitudine; aut purgatione, si ab humorum corruptione<text:line-break/>oborientibus morbis corripi consueverint. Nos itaque et<text:line-break/>podagram et arthritidem • incipientem, quae nondum circa<text:line-break/>articulos nodos produxerat, ejusmodi vacuatione annis jam<text:line-break/>multiasieri prohibuimus. Eodem modtr apoplexiam, epi-<text:line-break/>lepsiam , melancholiam aliosque ejusmodi diuturnos afleetus<text:line-break/>dicta vacuatione plerisque lu hominibus depulimus. Non-<text:line-break/>nullis itaque pituitosos humores evacuari confert; nonnullis<text:line-break/>biliosos; quibusdam melancholicos; quibusdam serosum<text:line-break/>excrementum pro affectuum, qui ipsis accidere coiisueve-<text:line-break/>runt', 'substantia. Jam primum melancholia quidam, nisi<text:line-break/>purgatus suerit, quotanuis corripitur; atque ipsum non fo-<text:line-break/>lum vere, sed autumno quoque purgo.: Ita et mulierem<text:line-break/>quandam </text:span><text:span text:style-name="T27">in mamma cancrum affectum habentem, singulis<text:line-break/></text:span><text:span text:style-name="T2">annis per veris initia-similiter vacuo, quam medicamento<text:line-break/>atram bilem purgante vehementer vacuatam persanavi. Ac</text:span></text:p>
      <text:p text:style-name="P6"><text:span text:style-name="T2">si quandoque purgatio adsnmta non suerit, dolor.'lu alto<text:line-break/></text:span><text:span text:style-name="T2">ipsi' </text:span><text:span text:style-name="T2">oboritur. Elephantem alteri incipientem per initia<text:line-break/></text:span><text:span text:style-name="T2">sane </text:span><text:span text:style-name="T2">venae sectione .</text:span><text:span text:style-name="T2">et purgatione</text:span><text:span text:style-name="T2">'sanavi</text:span><text:span text:style-name="T2">; huicque </text:span><text:span text:style-name="T2">unicapur-<text:line-break/></text:span><text:span text:style-name="T2">gatio </text:span><text:span text:style-name="T2">quotannis </text:span><text:span text:style-name="T2">iterando'sufficit; </text:span><text:span text:style-name="T2">ipsa </text:span><text:span text:style-name="T2">vero'</text:span><text:span text:style-name="T2">intermisse’ quam<text:line-break/></text:span><text:span text:style-name="T2">primum </text:span><text:span text:style-name="T2">affectus se pfodit. Proinde ejusmodi morbi nigrorum<text:line-break/>humorum purgatione indigent; epileptici </text:span><text:span text:style-name="T2">autem, </text:span><text:span text:style-name="T2">apoplectici et<text:line-break/>asthmatici pituitosorum; arthritici cum </text:span><text:span text:style-name="T2">multo </text:span><text:span text:style-name="T2">calore bilio-<text:line-break/>sorum; cum tumoribus frigidis pituitosorum. Alius quidam<text:line-break/>aestiva tempestate tertianis febribus semper corripi solitus<text:line-break/></text:span><text:span text:style-name="T2">multis </text:span><text:span text:style-name="T2">jam annis non febricitavit,.quod </text:span><text:span text:style-name="T2">sub </text:span><text:span text:style-name="T2">veris decessum<text:line-break/></text:span><text:span text:style-name="T2">flavam </text:span><text:span text:style-name="T2">bilem per nos purgari praeveniret. Ita namque<text:line-break/>satius est tales evacuare, quemadmodum epilepticos, arthri-<text:line-break/></text:span><text:span text:style-name="T2">ticos,' </text:span><text:span text:style-name="T2">melancholicos; item qui caeteri ob crassos humores<text:line-break/>aegrotant, eos inchoante vere, vacuari .praestat. At ante,<text:line-break/>purgantia medicamenta, tum humores crassos lentosque<text:line-break/></text:span><text:span text:style-name="T2">prius </text:span><text:span text:style-name="T2">attenuare acincidere, tum meatus per quos </text:span><text:span text:style-name="T27">ln</text:span><text:span text:style-name="T2"> traji- </text:span><text:span text:style-name="T2">i<text:line-break/>eiantur </text:span><text:span text:style-name="T2">trahanturque reserare ac aperire decet, li purgatio<text:line-break/></text:span><text:span text:style-name="T2">modis </text:span><text:span text:style-name="T2">omnibus successura sit, lis praesertim qui veratrum</text:span></text:p>
      <text:p text:style-name="P6"><text:span text:style-name="T2">assumunt. Contentio namque turbationum catharticarum<text:line-break/>quum humores affectis partibus contumaciter impactos </text:span><text:span text:style-name="T27">ejicit,<text:line-break/></text:span><text:span text:style-name="T2">ob idque diuturnos affectus juvet, id opus facilius attenua-<text:line-break/>tis prius humoribus perficiet. JIaec autem si negligant,<text:line-break/>molestae purgationes occurrent, interdum cum interiorum<text:line-break/>torsionibus, quibusdam singultibus, caliginosis vertiginibus,<text:line-break/>multa jactatione, pravo pulsu, virium defectione et molestia.<text:line-break/>Qui autem elleborum assumturi Iunt, eorum natura prius<text:line-break/>exploranda est, quomodo ad purgationes per superiora, hi 'e.<text:line-break/>per vomitus, fele habeat. Exploratio vero fiet vomitoriis<text:line-break/>medicamentis, quae moderata sini. Nisi enim facile purw<text:line-break/>gari videatur is homo, quin praeparatus fuerit, ad elleborum<text:line-break/>minime ducendus esu Id autem fiet, si tumrllis tum con-<text:line-break/>tinnis vomitibus elleborum assumturus prompte vomere<text:line-break/>assueverit. Opportunius quoque fiet praehumectatis corpo-<text:line-break/>ribus. Haec autem praehumectantur tum uberiore cibo<text:line-break/>tum quiete. Quod igitur ad quietem spectat patet. Quem-<text:line-break/>admodum enim exercitia siccare nata sunt, ita etiam quies.</text:span></text:p>
      <text:p text:style-name="P6"><text:span text:style-name="T2">h. e. otium et ab exercitiis vacatio, humiditates servare.<text:line-break/>At alimentum non simpliciter uberius huinectare solot, sed<text:line-break/>quod vehementis qualitatis expers, h. e. quod neque acerbum<text:line-break/>neque aere, neque salsum, neque amarum sit. Nonnum,<text:line-break/>quam radiculas .ex oxymelite dedimus, ipsis ellebori albi<text:line-break/>ramusculis per integrum diem </text:span><text:span text:style-name="T2">ac </text:span><text:span text:style-name="T2">noctem transfixas; fuerit-<text:line-break/>que haec imbecilla ex elleboro facta purgatio. Caeterum<text:line-break/>qui angustum habent pectus., ob idque </text:span><text:span text:style-name="T27">pulmonem</text:span><text:span text:style-name="T2"> coinpres-<text:line-break/>sum, ad eas, quae vomitoriis medicamentis fiunt purgationes,<text:line-break/>cum ad alias, tum maxime ex albo, veratro .comparatas'<text:line-break/>ineptissimi sunt; 'his enim vas spirabilium organorum ali-<text:line-break/>quod rumpitur. Praeterea biliosum humorem per superiora,-<text:line-break/>pituitam per inferiora purgare decet ; licet interdum contra-<text:line-break/>rrum moliendum fit, si in'ventriculo quidem pituitosus, in<text:line-break/>intestinis vero biliosus acervatus fit. At melancholicus per-<text:line-break/>petuo per inferiora educendus. De anni autem tempestati-<text:line-break/>bus in Hippocratis aphorismis scriptum est:. </text:span><text:span text:style-name="T27">Aestate supe*-</text:span></text:p>
      <text:p text:style-name="P6"><text:span text:style-name="T27">riores</text:span><text:span text:style-name="T21">, </text:span><text:span text:style-name="T27">hieme inferiores ventres purgandos este.</text:span><text:span text:style-name="T2"> Quod<text:line-break/>anni tempestatibus regionum est analogum, calore et frigore<text:line-break/>distinguentes considerare oportet: ita quoque de. aetatibus<text:line-break/>sentiendum. Ac certe etiam consuetudo ad vacuationis ju-.<text:line-break/>dicationem non parum confert. . Nam qui vomere consue-<text:line-break/>verunt , purgationes per superiorem ventrem minus moleste<text:line-break/>ferunt; insueti vero' haud citra periculum magisque in<text:line-break/>veratro. Praeterea morbi speciem spectare conducit. Nam<text:line-break/>lu leucophlegmatia hydrope medicamento pituitam edu-<text:line-break/>cente'opus est, primo sane per ventrem inferiorem, deinde<text:line-break/>vomitionibus, postremo apophlegmatismis. </text:span><text:span text:style-name="T2">, </text:span><text:span text:style-name="T2">Quum enim<text:line-break/>redundans </text:span><text:span text:style-name="T27">humor</text:span><text:span text:style-name="T2"> per universirm corpus est diffusus, omnes,<text:line-break/>evacuationes promovebimus. At in ascite hydrope hydra-<text:line-break/>gogurn aliquod medicamentum dabimus, quemadmodum<text:line-break/>etiam in ictericis cliolagogum. Atque his multifariam hilis<text:line-break/>sursum, deorsum, per urinas, per palatum et per nares pur-<text:line-break/>ganda esu Pari modo si melancholicus humor redundave-<text:line-break/>rit, ut in melancholia, cancro, et elephantiasi quod atram</text:span></text:p>
      <text:p text:style-name="P9"><text:span text:style-name="T2">bilem medicamentum evacuet offerimus. Epilepsias vero<text:line-break/>pituitam educentibus purgamus. Ex quibus constat, morbi<text:line-break/>constitutionem tum humorem vacuandum, tum locum per<text:line-break/>quem his humor vacuandus est, prodere. Exempli gratia,<text:line-break/>iis quibus hepar iusiammatur, ubi concocti suerint </text:span><text:span text:style-name="T27">humores,<text:line-break/></text:span><text:span text:style-name="T2">purgationem moliuntur; per inferiorem sane ventrem quum<text:line-break/>in concavis'ipsius partibus fuerit affectus; per urinas, quum<text:line-break/>in convexis. </text:span><text:span text:style-name="T27">Ita</text:span><text:span text:style-name="T2"> et in caeteris considerabis et humorem<text:line-break/>qui exuberat, etlocum affectum, ex quo tanquam causa mor-<text:line-break/>bus ortum durit. Haec enim tibi et humorem vacuandum<text:line-break/>et vacuationis modum et locum, </text:span><text:span text:style-name="T2">per. </text:span><text:span text:style-name="T2">quem vacuare deceat,’<text:line-break/>et cum his omnibus vacuandi occasionem indicabunt. Per<text:line-break/>initia namque serosos tenuesque humores vacuabis; in cras-<text:line-break/>fis autem ac </text:span><text:span text:style-name="T27">lentis, quales natura</text:span><text:span text:style-name="T2"> sunt et pituitae et atrae<text:line-break/>bilis, concoctionem expectabis. </text:span><text:span text:style-name="T27">Jam</text:span><text:span text:style-name="T2"> ab accessionibus con-<text:line-break/>silium sumes ad' modi vacuationis indicationem; per supe-<text:line-break/>riora quidem in accessionibus vacuationes moliens, per iule-</text:span></text:p>
      <text:p text:style-name="P9"><text:span text:style-name="T2">riora rn remissionibus quas appellant. Etenim quae fua<text:line-break/>spontem oventur alta juvant ; quum in accessionibus multi<text:line-break/>et vomant et per nares .sanguinem fundant; lu remissionibus<text:line-break/></text:span><text:span text:style-name="T2">. </text:span><text:span text:style-name="T2">autem urinae et dejectiones excernantur,- At.maxime lem-<text:line-break/>pus dierum accelloriorum et criticorum., quum - deorsum<text:line-break/>copiosa purgare aggrederis, cavere oportet. Ubi enim, hu-<text:line-break/>morum impetus sursum .vergit, medicamenti purgantis facul—'<text:line-break/>tas impedietur. »In iis autem qui jam aegrotant, si morbi '<text:line-break/>diuturni sunt</text:span><text:span text:style-name="T2">, </text:span><text:span text:style-name="T2">femper eorum maturatio exspectanda est:, sin<text:line-break/>autem acuti quum turgent humores, per initia medicamentis<text:line-break/>uti licet; idque ipsum multa cum religione et circumspe-<text:line-break/>ctioue efficiendum 'est. Nam in morbis acutis, male purgari<text:line-break/>periculum haud leve esu Quod omnia purgantia medica-<text:line-break/>menta calida facultatibus existant, febris autem</text:span><text:span text:style-name="T2">,</text:span><text:span text:style-name="T47">(</text:span><text:span text:style-name="T2"> </text:span><text:span text:style-name="T2">qua feliris<text:line-break/>est, fui ratione non schinr non siccantibus et calidis, .scd<text:line-break/>maxime ipsis contrariis</text:span><text:span text:style-name="T2">, </text:span><text:span text:style-name="T2">nempe humectaritibus refrigeranti-.<text:line-break/>husque indigeat. Quare nec ipsius febrilis caloris gratia<text:line-break/>purgatio nobis assumitur; hunc enim quantum per fe laedat</text:span></text:p>
      <text:p text:style-name="P9"><text:span text:style-name="T2">scimus, sed humorum causa, qui illum efficiunt. . Convenit<text:line-break/>igitur majus commodum ex noxiorum, humorum evacuatione<text:line-break/>provenire, quam laesionem, quae a medicamentis purganti-<text:line-break/>bns necessario corpori obvenit..: est autem commodum, si<text:line-break/>noxius humor et citra molestiam </text:span><text:span text:style-name="T27">et</text:span><text:span text:style-name="T2"> totus evacuetur. ‘Quod<text:line-break/>ut fiat, primum sane dispiciendum venit, Uum aeger ad ejus-<text:line-break/>modi purgationem fit idoneus. Nam qni ex cruditatibus<text:line-break/>multis aut lentis crassisve cibis laborant; item quibus hypo-<text:line-break/>chohdria distenta sunt luflataque, aut urina supra modum<text:line-break/>calida et ignea, aut si etiam inibi viscerum quaedam inflarn-<text:line-break/>matio affligat, omnes ni ad purgationes inepti sunt. Proinde<text:line-break/>et haec abesse et humores quam maxime licet aegrotantis<text:line-break/>fluidos esse oportet, h. e. tenues et nullius lentoris partici-<text:line-break/>pes, meatusque, per quos purgatio futura est, adapertus.<text:line-break/>Haec enim et nos antea praeparamus purgaturi aliquem. At<text:line-break/>in morbis acutis statim per initia vel primo dic vel non<text:line-break/>ultra fecundum, si purgationibus usuri fimus; quum pru-</text:span></text:p>
      <text:p text:style-name="P9"><text:span text:style-name="T2">riunt, hujusmodi praeparationem fieri non licet, nisi quis<text:line-break/>tempus forte habeat; ut mulsam, meracam potui det, in qua<text:line-break/>hyssopi aliquid; aut.thymi, aut origani, aut tragorigani,<text:line-break/>aut pulegii, aut cnjusdam ita .attenuantium decoctum sit.<text:line-break/>Quapropter bona ratione raro in acutis morbis per initia<text:line-break/>medicamentorum-usus nobis erit, quod neque frequenter<text:line-break/>noxii humores per initia turgeant pruriantque,neque si etiam<text:line-break/>hoc existat; aegrotus ad purgationem sit idoneus;,:.imo qui<text:line-break/>ne tempus quidem nobis praebeat praeparandi idoneum.’,'At<text:line-break/>humores turgere dicuntur, quum motu vehernentiori agitati<text:line-break/>et a partibus in. partes transfluentes per morbi initia homi-<text:line-break/>nem molestant; dolore afficientes, jactantes, irritantes et<text:line-break/>quiescere non permittentes. Tales igitur, h. e. qui in.motu<text:line-break/>sunt, agitatione et fluore evacuare convenit. Parii autem<text:line-break/>alicui infixos, neque alio quodam praesidio movere oportet<text:line-break/>neque medicamentis solicitare, priusquam suerint concoctu<text:line-break/>Tunc, enim </text:span><text:span text:style-name="T27">et</text:span><text:span text:style-name="T2"> naturam vacuationi opitulantem habebimus;<text:line-break/>siquidem ea secundum' concoctiones et humores discernere</text:span></text:p>
      <text:p text:style-name="P9"><text:span text:style-name="T2">et superfluum deponere.apparet; qno, tempore, etiam crises</text:span><text:span text:style-name="T34">1<text:line-break/></text:span><text:span text:style-name="T2">accidunt. At </text:span><text:span text:style-name="T2">ubi </text:span><text:span text:style-name="T2">absolute qnidem...ipsa movetur, nihih<text:line-break/></text:span><text:span text:style-name="T2">opus </text:span><text:span text:style-name="T2">est medicamentis; . ubi lenius imhecilliusque , </text:span><text:span text:style-name="T2">actio-<text:line-break/></text:span><text:span text:style-name="T2">nem obit, id quod deest nos medicamentis adjicere oportet,<text:line-break/></text:span><text:span text:style-name="T2">quo </text:span><text:span text:style-name="T2">utriusque, et naturoe expellentis </text:span><text:span text:style-name="T2">,</text:span><text:span text:style-name="T2">et, medicamenti</text:span><text:span text:style-name="T34">;</text:span><text:span text:style-name="T2">tra-<text:line-break/>hentis </text:span><text:span text:style-name="T2">opera fiat humoris molesti vacuati</text:span><text:span text:style-name="T2">o. </text:span><text:span text:style-name="T2">Caeterum<text:line-break/>sciendum est sturnorum transfluxiones ex alia.lu aliam par-<text:line-break/></text:span><text:span text:style-name="T2">tem </text:span><text:span text:style-name="T2">raro accederejj, sed saepnis.,una in parte quadam </text:span><text:span text:style-name="T2">ipios<text:line-break/>residere., in </text:span><text:span text:style-name="T2">qua </text:span><text:span text:style-name="T2">per. </text:span><text:span text:style-name="T2">totum morbi tempus ad solutionem<text:line-break/></text:span><text:span text:style-name="T2">usque moncoqunntur. </text:span><text:span text:style-name="T2">Quum igitur non acutus modo astvj.<text:line-break/></text:span><text:span text:style-name="T2">ctus </text:span><text:span text:style-name="T2">suerit, fed etiam cum </text:span><text:span text:style-name="T27">febre</text:span><text:span text:style-name="T2"> vehementissima, cavendum<text:line-break/></text:span><text:span text:style-name="T2">est purgans </text:span><text:span text:style-name="T2">medicamentum exhibere, praesertim </text:span><text:span text:style-name="T2">quum </text:span><text:span text:style-name="T2">quis<text:line-break/></text:span><text:span text:style-name="T2">laborantis </text:span><text:span text:style-name="T2">naturam.non compertam sialjeat. Nonnulli </text:span><text:span text:style-name="T2">siqniv<text:line-break/>dem </text:span><text:span text:style-name="T2">natura aegre .purgantur, nonnulli vero exigua medica-<text:line-break/></text:span><text:span text:style-name="T2">menti potione.aliunde, </text:span><text:span text:style-name="T2">pnrgantur.pjjmim itaque febris non<text:line-break/></text:span><text:span text:style-name="T2">vehemens fuerit </text:span><text:span text:style-name="T2">norisque </text:span><text:span text:style-name="T27">aegrotantis</text:span><text:span text:style-name="T2"> </text:span><text:span text:style-name="T2">naturam, </text:span><text:span text:style-name="T2">ad medica-<text:line-break/></text:span><text:span text:style-name="T2">menti </text:span><text:span text:style-name="T2">lofin descendes </text:span><text:span text:style-name="T2">,- </text:span><text:span text:style-name="T2">elleboro nigro utens aut aliquo con-<text:line-break/></text:span><text:span text:style-name="T2">simili; </text:span><text:span text:style-name="T2">in, </text:span><text:span text:style-name="T2">quorum, </text:span><text:span text:style-name="T27">grege</text:span><text:span text:style-name="T2"> est diacolocyntiridos, nominant</text:span></text:p>
      <text:p text:style-name="P9"><text:span text:style-name="T2">ipsam consueto nomine hieram. Quum autem varie ipsa prae-<text:line-break/>paretur, quae elleborum-recepit absque scammonio, opti-’<text:line-break/>mum est medicamentum ventri ducendo </text:span><text:span text:style-name="T34">:</text:span><text:span text:style-name="T2"> </text:span><text:span text:style-name="T2">idoneum. 'Uni<text:line-break/>purgatio assumta fuerit, confert ptisanam supersorbere, ui<text:line-break/>ait Hippocrates: ipsum etenim purgans medicamentum nit<text:line-break/>quod exiguum sit, ad ventriculi fundum pervenit; in transi-<text:line-break/>tu autem stomachus p quautum ad </text:span><text:span text:style-name="T34">r</text:span><text:span text:style-name="T2">fsiperibleiiij’veniriculr<text:line-break/>partem </text:span><text:span text:style-name="T27">aitinet</text:span><text:span text:style-name="T27">, </text:span><text:span text:style-name="T27">non modo</text:span><text:span text:style-name="T2"> qualitatis 'medicameriti piirgantis;<text:line-break/>fed etiam (obstantiae inler transeunduni</text:span><text:span text:style-name="T34">1:</text:span><text:span text:style-name="T2">adliaerescentisvj.ar;<text:line-break/>ticeps sactus; vehementer offenditur. Ad</text:span><text:span text:style-name="T27">- ijiuill</text:span><text:span text:style-name="T2"> igitur cre-</text:span><text:span text:style-name="T34">;<text:line-break/></text:span><text:span text:style-name="T2">mor ptisanae, si superbibatur, conducit," ut qni id quod<text:line-break/>in transitu affixum applicatnmque est, abstergere et deorsum'<text:line-break/>trahere; qualisalern vero medicamenti 'particulis infidenleni<text:line-break/>contemperare et alterare possit. Propter haec igitur post<text:line-break/>purgantis medicamenti'potionem ptisanam superiorbere ju-</text:span><text:span text:style-name="T34">:<text:line-break/></text:span><text:span text:style-name="T2">bet. At ubi purgationieri inceperit, ihon</text:span><text:span text:style-name="T34">;</text:span><text:span text:style-name="T2">'aniplins ptisanam'<text:line-break/>dari fuadet, timens'</text:span><text:span text:style-name="T34">:</text:span><text:span text:style-name="T2">ne pnrgahtis uoedicamensi actio dissol-<text:line-break/>vat&amp;r;' ’ Porxi 'alvus nonnunquam dato medicamento quod'-</text:span></text:p>
      <text:p text:style-name="P9"><text:span text:style-name="T2">purget non excernit, vel </text:span><text:span text:style-name="T2">ob </text:span><text:span text:style-name="T2">aegri naturae proprietatem, vel<text:line-break/>ob medicamenti adhibiti pauritatern. Multoties autem et<text:line-break/>stercus impactum, durum, in aliquo intestino, quod clystere<text:line-break/>evacuari posset, antequam purgans medicamentum exhibea-<text:line-break/>tur, vacuationem impedit. Jam fieri potest ut natura<text:line-break/>impetum ad urinas faciente purgans nihil proficiat. Inter-<text:line-break/>dum sane quum purgantia frustrata fuerint actione, praeter-<text:line-break/>quam quod nihil corpus laedunt, etiam alimentum animan-<text:line-break/>tis fiunt;quaedam ad corruptionem et deleterium conver-<text:line-break/>tuntur. At quum omnia purgantia medicamenta ventricu-<text:line-break/>lum vitient et praecipue ipsius os, eo quod maxime sit ner-<text:line-break/>vofum et sensile, odoratorum mixtura excogitata est, ne sola<text:line-break/>neque sincera ipsorum facultas os ventricusi attingat. Con-<text:line-break/>venit autem ea quae miscentur semina ejusmodi esse, quae<text:line-break/>et malignitatem possint obtundere et actionem ipsorum non<text:line-break/>prohibere, attenuante et incidente facultate praedita, qua<text:line-break/>crassos humores luridat et vias ipsorum, per quas evacuan-<text:line-break/>tur, adaperiant recludantque, At purgantia quae miscen-</text:span></text:p>
      <text:p text:style-name="P6"><text:span text:style-name="T2">tur</text:span><text:span text:style-name="T14">, </text:span><text:span text:style-name="T2">sibi, invicem congenera esse et nulla ex parte dissidere<text:line-break/>.pporteL Dissident autem non quum aliud bilem verbi<text:line-break/>causa,-aliud pituitam evacuat: ambo enim eodem modo<text:line-break/>evacuari possunt; verum ubi hoc statim, illud multo post-<text:line-break/>quam assumptum est, purgationem movere' solet: ita enim<text:line-break/>inaequalis fit evacuatio exnillis simul assumtis. Dico au-<text:line-break/>tem niaequalem, quum una jam cessante vacuatione altera<text:line-break/>rursus incipit.</text:span></text:p>
      <text:h text:style-name="P1" text:outline-level="1"><text:bookmark-start text:name="bookmark17"/>GALENI PRO PUERO EPILEPTICO<text:line-break/>CONSILIUM.<text:bookmark-end text:name="bookmark17"/></text:h>
      <text:h text:style-name="Heading_20_2" text:outline-level="2">Cap. I.</text:h>
      <text:p text:style-name="P96"><text:span text:style-name="T2">Ego te, Caeciliane, existimabam ad mor-<text:line-break/>bum filii tui nostris subsidiis haudquaquam indigere: nam qui<text:line-break/>jam ipsum vidit et tecurn Athenas iterum navigaturus est,<text:line-break/>Dionysius, quae deceat idoneus est et praesens facere, et,<text:line-break/>rursus discedens ad habitudinem morbi consentanea dbcu-<text:line-break/>menta relinquere. Ego autem , qni nunquam hunc puernrn<text:line-break/>nidi, forsan multum decipi possem, quum neque a principio,<text:line-break/>qualis fuerit ante morbum ipsius natura., neque nunc qua-<text:line-break/>lis in morbo sit cognoverim, scd a vobis hoc tantum audis-</text:span></text:p>
      <text:p text:style-name="P6"><text:span text:style-name="T2">rim, epilepticas ipsi fieri accessiones. Verum quum me ne-<text:line-break/>gligentem magis quam veridicum duceres, si scriptum fub-<text:line-break/>tersugerem; quod nunquam antea feci, id nunc-moliri non<text:line-break/>moleste facio, ut tibi rem gratam faciam, fcribendo quae-<text:line-break/>dam medicinalia praecepta pueri epileptici, in quibus necesse<text:line-break/>est medicae artis imperitum decipi et aberrare circa mensu-<text:line-break/>ram vel circa tempus utendi. Demonstratum enim a nobis est<text:line-break/>in aliis libris, quod non contingit quempiam -recte mederi ne<text:line-break/>minimis 'quidem morbis,medum </text:span><text:span text:style-name="T2">adeo </text:span><text:span text:style-name="T2">magnis, ut est epilepsia,<text:line-break/>nisi methodum aliquem medendi noverit. ' Atqui Dionysius<text:line-break/>inihi jam communicavit et mecum consideravit de tuta pueri<text:line-break/>curatione, ac priusquam tu me haec documenta conscri-<text:line-break/></text:span><text:span text:style-name="T2">bere </text:span><text:span text:style-name="T2">sis adhortatus; </text:span><text:span text:style-name="T2">sed </text:span><text:span text:style-name="T2">illi meam sententiam facile manife-<text:line-break/>stavi, quum intelligeret omnia quae dicerem, nihil obaudi-<text:line-break/>ret, ceu methodi cnrativae valde peritus. Teciun, vero<text:line-break/>neque quomodo sermonem instituam novi; nam accuratus<text:line-break/>lu eo distinctionibus multis ludiget </text:span><text:span text:style-name="T27">et</text:span><text:span text:style-name="T2"> obscurior est quam</text:span></text:p>
      <text:p text:style-name="P6"><text:span text:style-name="T2">imperito homini conveniat; concisus autem et manifestus<text:line-break/>haud quaquam accuratus esse potesit. Quapropter suhyere-<text:line-break/>bar tibi documenta conscribere, quamvis rem tibi gratam<text:line-break/>facere percuperem , existimans mini similejjuippiam eventu-<text:line-break/>rum, , quale Phidiae utique accidisset, si, postquam Palladis<text:line-break/>simulacrum absolvit, quispiam illum coegisset separatim digi-<text:line-break/>tum, manum, pedem,- nasum, aures singulasque corporis<text:line-break/>partes effingere. Ego vero methodum medendi tanquam<text:line-break/>quoddam simulacrum in pluribus commentariis a nobis fcri-<text:line-break/>ptum-fuisse arbitror, quae non modo imperitos homines,<text:line-break/>fed ne medicos quidem quoscunque juvare non potest. .Quo-<text:line-break/>niam autem tu eogis me de partu una artis curativae </text:span><text:span text:style-name="T27">suraior<text:line-break/></text:span><text:span text:style-name="T2">pem facere citra, aliam compagem, tuae cedo voluntati et<text:line-break/>pareo atque documenta scribo quae, tibi sufficient; fatis<text:line-break/>enim, est medicae..,artis, inexperto non magnum aliquid et<text:line-break/>irremediabile in medicorum praeceptis .committere, praeci-<text:line-break/>pue cum didiceris legitime versari in-his commentariis.<text:line-break/>Eruditis illis . medendi methodi negotium fcriptum est.^tibi<text:line-break/>autem, et aliis,. qui, nonunilarum rationalium, artium scicntes</text:span></text:p>
      <text:p text:style-name="P6"><text:span text:style-name="T2">estis, medicinae .autem ignari, arbitror, fortasse nonnihil<text:line-break/>utilitatis </text:span><text:span text:style-name="T2">et </text:span><text:span text:style-name="T2">in his commentariis proveniet.</text:span></text:p>
      <text:h text:style-name="Heading_20_2" text:outline-level="2"><text:span text:style-name="T2">Cap. </text:span><text:span text:style-name="T26">II.</text:span></text:h>
      <text:p text:style-name="P31"><text:span text:style-name="T2">Conabor autem quantum fieri poterit ma-<text:line-break/>nifestissime enarrare, quanam utens puer-victus ratione non<text:line-break/>parum juvetur et ab accidentibus quotidie ipsum inopinate<text:line-break/>invadentibus minime laedatur.<text:tab/>Conveni tigitur quantum </text:span><text:span text:style-name="T2">•</text:span></text:p>
      <text:p text:style-name="P11"><text:span text:style-name="T2">fieri.potest haec oblervare. Equidem puerum necesse est<text:line-break/>interdum occurrere magis frigoribus, immensis caloribus,<text:line-break/>ventis, validis, 'balneis malis, cibariis </text:span><text:span text:style-name="T27">'caput</text:span><text:span text:style-name="T2"> lentantibus,<text:line-break/>rotarum obvolutionibus, corruscationibustpraeterea et toni-<text:line-break/>truis </text:span><text:span text:style-name="T2">elt-</text:span><text:span text:style-name="T2">vigiliis et cruditatibus, tristitiaeque etiam et iracun-<text:line-break/>diae et lassitudini atque aliis -hujuscemodi rebns, </text:span><text:span text:style-name="T27">a quibus,<text:line-break/></text:span><text:span text:style-name="T2">ut summatim dicam , corpus vehementer moveri et pertur;<text:line-break/>bari solet, atque lu reminiscentiam morbi referri' et ad<text:line-break/>generationem paroxysnii'deduci/ Haecigiturconvenit multo<text:line-break/>ante caveri.. Etsi quandoque his praecedentibus paroxysmus<text:line-break/>succedet, tunc ab omni penitus motuoportet illum remoi-<text:line-break/>vere et domi continere et victu valde tenui illum nutrire.</text:span></text:p>
      <text:p text:style-name="P6"><text:span text:style-name="T2">donec </text:span><text:span text:style-name="T2">a paroxysmi labore corpus liberetur. Quis autem fit<text:line-break/>tenuis victus, quamvis arbitrer te cognoscere, tamen si ea<text:line-break/>quae sequuntur perlegeris, aliquid etiam de ipsio percipies.<text:line-break/>Tempus itaque est ut ego documenta jam aggrediar.</text:span></text:p>
      <text:h text:style-name="Heading_20_2" text:outline-level="2">Cap. IlI.</text:h>
      <text:p text:style-name="P96"><text:span text:style-name="T2">Accedente vere (nam morbos quae reverti<text:line-break/>solent, quodam modo tunc moveri contingit)'puerum pur-<text:line-break/>gandum affirmo mediocri purgatione. Huic autem purga-<text:line-break/>tioni. Dionysius praesens; moderabitur et quae opus erunt<text:line-break/>imperabit, accurate cognoscens quonam modo ad purgationem<text:line-break/>corpus praeparare oporteat et quo uti debeat medicamento,<text:line-break/>quave quantitate et in quo tempore; nam de his inter nos<text:line-break/>saepe consultum essi . Quare Athenis praesentem habes Dio-’<text:line-break/>nyfium, sed nihilominus cum ipso mentem simul etoonfi-<text:line-break/>lium habes meum. </text:span><text:span text:style-name="T2">. </text:span><text:span text:style-name="T2">Post purgationem autem quum'recesserit<text:line-break/>Dionysius et puer Athenis remanserit, hanc oportet 'ipsum<text:line-break/>victus rationem observet. Quum a cubili mane surrexif, an-<text:line-break/>tequam </text:span><text:span text:style-name="T2">ad </text:span><text:span text:style-name="T2">praeceptorem accedat, moderate deambulet<text:line-break/>gressu non admodum frequenti; posthac autem usque ad</text:span></text:p>
      <text:p text:style-name="P6"><text:span text:style-name="T2">palaestrae tempus disciplinis vacet quibus assuerit: quum<text:line-break/></text:span><text:span text:style-name="T2">primum </text:span><text:span text:style-name="T2">autem ab illis discesserit, ubi rursus deambulaverit,<text:line-break/></text:span><text:span text:style-name="T2">sic </text:span><text:span text:style-name="T2">ad paedotribam accedat. Hunc autem </text:span><text:span text:style-name="T27">praedotribam,<text:line-break/></text:span><text:span text:style-name="T2">suquenr alium ex iis, qui puero praesunt, </text:span><text:span text:style-name="T2">multum oportet<text:line-break/></text:span><text:span text:style-name="T2">este prudentem ;ied talem invenire difficile est, praesertim<text:line-break/>quum </text:span><text:span text:style-name="T2">• </text:span><text:span text:style-name="T2">electio fieri debeat ex hominibus ineruditis et ignaris,<text:line-break/></text:span><text:span text:style-name="T2">non </text:span><text:span text:style-name="T2">minus animam quam corpus hebetem et </text:span><text:span text:style-name="T2">crassam haben-<text:line-break/>tibus. </text:span><text:span text:style-name="T2">Non igitur tanquam’ parvum </text:span><text:span text:style-name="T2">hoc </text:span><text:span text:style-name="T2">te fugiat</text:span><text:span text:style-name="T2">; </text:span><text:span text:style-name="T2">neque<text:line-break/>cuivis e populo pueri curam tradas , probe cognoscens quod<text:line-break/></text:span><text:span text:style-name="T2">summa </text:span><text:span text:style-name="T2">curationis in hisce duobus versatur, in usu. </text:span><text:span text:style-name="T2">a ale<text:line-break/>tibi </text:span><text:span text:style-name="T2">dati medicamenti et rn exercitii-'modo; caelera </text:span><text:span text:style-name="T2">vero<text:line-break/>omnia </text:span><text:span text:style-name="T2">ad haec praeparatio est quaedam. .Paedotribam. </text:span><text:span text:style-name="T2">igitur<text:line-break/>hunc </text:span><text:span text:style-name="T2">.tecum simul </text:span><text:span text:style-name="T2">Dionysius </text:span><text:span text:style-name="T2">eliget. </text:span><text:span text:style-name="T2">Sint autem ipsi exerci-<text:line-break/>tiorum </text:span><text:span text:style-name="T2">scopi, quibus </text:span><text:span text:style-name="T2">ad </text:span><text:span text:style-name="T2">quantitatem quidem, </text:span><text:span text:style-name="T2">ut puerum, ante-<text:line-break/>quam </text:span><text:span text:style-name="T2">defatigetur, cessare faciat, nec non </text:span><text:span text:style-name="T2">ut universum cor-<text:line-break/>pus </text:span><text:span text:style-name="T2">calefaciat et' mediocriter evacuet. </text:span><text:span text:style-name="T2">. </text:span><text:span text:style-name="T2">A mb.o autem in<text:line-break/>eodeni tempore </text:span><text:span text:style-name="T2">ecntingent; quod </text:span><text:span text:style-name="T2">quum enim fuffirienter<text:line-break/>evacuatur </text:span><text:span text:style-name="T2">et </text:span><text:span text:style-name="T2">quantum </text:span><text:span text:style-name="T2">jam fatis </text:span><text:span text:style-name="T2">supervacaneum est,,, corpus</text:span></text:p>
      <text:p text:style-name="P6"><text:span text:style-name="T2">incalescit, tunc si </text:span><text:span text:style-name="T2">quis </text:span><text:span text:style-name="T2">ab exercitio </text:span><text:span text:style-name="T2">cessaverit, quiescet </text:span><text:span text:style-name="T2">ante-<text:line-break/>quam in defatigationem </text:span><text:span text:style-name="T2">iuctirrat. </text:span><text:span text:style-name="T2">Exercitium </text:span><text:span text:style-name="T2">vero </text:span><text:span text:style-name="T2">ab 'hoc<text:line-break/>tempore ultra, lu solida jam agit membra et corporis liabi-<text:line-break/></text:span><text:span text:style-name="T2">turn </text:span><text:span text:style-name="T2">colliquat; accumulat autem colliqnamenta iu articulis<text:line-break/>maxime et musculis; hincque sequitur facultatis lassitudo.,<text:line-break/></text:span><text:span text:style-name="T2">postea </text:span><text:span text:style-name="T2">ulcerosus sensus</text:span><text:span text:style-name="T2">, </text:span><text:span text:style-name="T2">quum aliquam corporis partem </text:span><text:span text:style-name="T2">mo-<text:line-break/>vere </text:span><text:span text:style-name="T2">lentaverit, et hoc est ipsa lassitudo. Non solum igitur<text:line-break/>paedotribam, prudentem esse oportet, sed etiam mediocris<text:line-break/>exercitii expertum, ne citius quam par est puerum ab exer-<text:line-break/></text:span><text:span text:style-name="T2">citio </text:span><text:span text:style-name="T2">.cessare faciat,. secuturam timens lassitudinem; </text:span><text:span text:style-name="T2">neve<text:line-break/></text:span><text:span text:style-name="T2">satagens calefacere et prorsus quod superflui est evacuare,<text:line-break/></text:span><text:span text:style-name="T2">in </text:span><text:span text:style-name="T2">lassitudinem puerum ducat. Mediocrium </text:span><text:span text:style-name="T2">igitur exerci-<text:line-break/></text:span><text:span text:style-name="T2">tiorum in quantitate hujuscemodi fuut. scopit lu </text:span><text:span text:style-name="T2">qualitate<text:line-break/>vero, ut </text:span><text:span text:style-name="T2">corroborentur .omnes corporis partes et </text:span><text:span text:style-name="T2">maxime<text:line-break/>caput </text:span><text:span text:style-name="T2">et ventriculus et hujus praecipue quod ori </text:span><text:span text:style-name="T2">rircnmilat.<text:line-break/>Ut autem </text:span><text:span text:style-name="T2">quispiam istud assequi possit, </text:span><text:span text:style-name="T2">nunc dicam. Primo<text:line-break/>quoniam </text:span><text:span text:style-name="T2">exercitia vehementia caput </text:span><text:span text:style-name="T2">replent, ab his absti-<text:line-break/>nere </text:span><text:span text:style-name="T2">praecipio. Secundo si quando his </text:span><text:span text:style-name="T2">usi necesse suerit,</text:span></text:p>
      <text:p text:style-name="P6"><text:span text:style-name="T2">capite erecto, quae infra sunt moveantur et ex his maxi--<text:line-break/>me crura. Tertio a parvis </text:span><text:span text:style-name="T2">et </text:span><text:span text:style-name="T2">tardis motionibus incipiat<text:line-break/>paedotriba et sic ad </text:span><text:span text:style-name="T43">.vehementior.es </text:span><text:span text:style-name="T2">et celeriores motus ita<text:line-break/>deveniat: nam subito ab intensis exercitiis incipere, non'<text:line-break/>iolum imbecillibus, sed etiam robustis corporibus summepe-<text:line-break/>riculolum est. Considerare praeterea .oportet, quod frica-<text:line-break/>tiones exercitii loco habentur, maxime in corporibus imbe-<text:line-break/>cillibus; imo saepenurnero solae, modo recte fiant, aliarum<text:line-break/>motionum vicem supplent. Opus autem est primum mani-<text:line-break/>bus molliter cum sidone </text:span><text:span text:style-name="T2">a </text:span><text:span text:style-name="T2">supernis partibus ad iufernas<text:line-break/>delatis corpus </text:span><text:span text:style-name="T2">ad </text:span><text:span text:style-name="T2">rubedinem deducere</text:span><text:span text:style-name="T27">, initio a</text:span><text:span text:style-name="T2"> brachiis et<text:line-break/>manibus facto atque ad pectus et ventrem devenire; subinde<text:line-break/>etiam crura multum fricare convenit, ut si quid ex supernis<text:line-break/>partibus illuc fuerit derivatum, commode absumatur;' po-<text:line-break/>stremo ad caput,deveniendum est, nam statim a principio ad<text:line-break/>ipsum accedere periculosum; corpore enim adhuc pleno'<text:line-break/>existente, ad id quod primo calefacit superfluitates attra—</text:span></text:p>
      <text:p text:style-name="P6"><text:span text:style-name="T2">huntur. UItimo igitur loco post alias corporis partes .caput<text:line-break/>confricari, oportet, ut nunc diximus, absque oleo i .quum<text:line-break/>autem et* oleum applicare libuerit, nihiI prohibet capitis<text:line-break/>fricationem simul cum aliis- fieri membris, ut unus, caput<text:line-break/>fricet, duo alii pectus et ventrem et totidem alii crura. Sic<text:line-break/>autem et post exercitia, imo vero magis tunc omnia simul<text:line-break/>confricentur membra; ile enim celerius ad quietem corpus<text:line-break/>deducitur et minus refrigeratur. Oportet autem si de qua-<text:line-break/>piam alia re, de hac ipsa magnam curam habere. Non<text:line-break/>laveri autem ut plurimum convenit, neque statim post exer-<text:line-break/>citium palaestram exire, sed postquam plane quieverit spi-<text:line-break/>ritus </text:span><text:span text:style-name="T2">et </text:span><text:span text:style-name="T2">ab exercitiis commotio prorsus cessaverit: atque<text:line-break/>tunc etiam sindone caput multum fricare convenit et saepe-<text:line-break/>numero pectine uti.</text:span></text:p>
      <text:h text:style-name="Heading_20_2" text:outline-level="2">Cap. IV.</text:h>
      <text:p text:style-name="P96"><text:span text:style-name="T2">Post haec autem ad prandium eat, et ante<text:line-break/>ipsum aliquid ex iis, quae ventrem molliunt, assumat, veI<text:line-break/>oIus, vel salsamentum, vel ptisanam, vel olivas cum tertia<text:line-break/>parte panis; reliquas vero duas in coenae tempus seponat</text:span></text:p>
      <text:p text:style-name="P6"><text:span text:style-name="T2">cum valentioribus obsoniis. Quae autem hujusmodi exi-<text:line-break/>staut paulo post dicentur; fiprius enarravero ex olerum<text:line-break/>genere omnia, quae absque laesione fumi possunt.’ Ex ole-<text:line-break/>ribus' nec a lactucis, nec a malva, nec ah atriplice, </text:span><text:span text:style-name="T27">nec a<text:line-break/></text:span><text:span text:style-name="T2">blito prorsus illum prohiberi jubeo; non tamen idem semper<text:line-break/>impiat; verum alias aliud moderate. Ex eodem etiam est<text:line-break/>genere beta et brassica ( oportet enim ex iis qnippiam mode-<text:line-break/>rate gustare. ,Pornim quin etiam interdum et apium </text:span><text:span text:style-name="T27">'et<text:line-break/></text:span><text:span text:style-name="T2">smyrnium degustare conferet;' et de horariis fructibus qui-<text:line-break/>cunque non sunt penitus crudi aut fuapte natura difficile<text:line-break/>coquuntur: ii namque et sua ipsorum excrementa et aliorum<text:line-break/>etiam esculentorum retinere consueverunt. Ergo et mora<text:line-break/>et quae praecocia nominantur </text:span><text:span text:style-name="T2">et </text:span><text:span text:style-name="T2">ficus et si qui sunt ejusmodi<text:line-break/>notae, fine molestia descendunt; </text:span><text:span text:style-name="T2">et </text:span><text:span text:style-name="T2">quae cucurbita dicitur,<text:line-break/>nihil ab oleribus ventrem mollientibus differre videtur; item<text:line-break/>pepones cucurnerini, nam qni tales non sirnt pravi sunt.<text:line-break/>Maturae etiam uvae aliquantulum quandoque puero concedi<text:line-break/>potest; mala vero et pyra raro etlu parva quantitate degu-</text:span></text:p>
      <text:p text:style-name="P6"><text:span text:style-name="T2">stet; et haec ipsa non solum nt in arbore sua sint bene<text:line-break/>cocta, scd etiam domi servata ad maturationem recte per-<text:line-break/>venerint. Scire autem oportet eadem poma </text:span><text:span text:style-name="T2">, </text:span><text:span text:style-name="T2">quae recenter<text:line-break/></text:span><text:span text:style-name="T2">a </text:span><text:span text:style-name="T2">matre sunt decerpta et quae domi deposita reservantur,<text:line-break/>permultum inter 'se differre nullam que inter"se similitudinem<text:line-break/>habere. Possunt autem conservari poma pyraque, nec </text:span><text:span text:style-name="T14">ηοή<text:line-break/></text:span><text:span text:style-name="T2">plurimi.etiam alii fructus </text:span><text:span text:style-name="T27">nt pruna,</text:span><text:span text:style-name="T2"> quae vocantur Dama-<text:line-break/></text:span><text:span text:style-name="T2">sceha.. </text:span><text:span text:style-name="T2">Ficus etiam, qnas earyeas vocant, ex hujuscemodi<text:line-break/></text:span><text:span text:style-name="T2">sunt </text:span><text:span text:style-name="T2">genere; et ex arbore palma dactyli, quorum comestio-<text:line-break/>nem penitus illi non interdico, fed opportune et moderate<text:line-break/>illis uti-permitto; assidue autem et multum illis uti minime<text:line-break/>velim; Atque ut semel concludam; quicunque mali succi<text:line-break/></text:span><text:span text:style-name="T2">sunt </text:span><text:span text:style-name="T2">cibi, vel alvum astringunt, vel inflant, vel difficulter<text:line-break/>concoquuntur, siassidue vel plus </text:span><text:span text:style-name="T2">quam </text:span><text:span text:style-name="T2">conveniat assumantur,<text:line-break/>non solum huic morbo, sed omnibus’ etiam aliis nocere so-<text:line-break/>lent.- </text:span><text:span text:style-name="T2">- </text:span><text:span text:style-name="T2">Atque hucusque sermo de diaetae'luodo protractus,<text:line-break/>aliis etiam </text:span><text:span text:style-name="T2">quam </text:span><text:span text:style-name="T2">plurimis morbis conveniens erit. Hu- .<text:line-break/>jusce'autem morbi peculiaris </text:span><text:span text:style-name="T2">et </text:span><text:span text:style-name="T2">proprius est, </text:span><text:span text:style-name="T2">ut, </text:span><text:span text:style-name="T2">caveamus<text:line-break/>ab iis praecipue esculentis, quae pituitam generant. Unde</text:span></text:p>
      <text:p text:style-name="P6"><text:span text:style-name="T27">in</text:span><text:span text:style-name="T2"> cibariis, quae tametsi in aliis non obsint, viscosus </text:span><text:span text:style-name="T2">aut<text:line-break/></text:span><text:span text:style-name="T2">frigidos aut crassos, lmmores generant, haudquaquarn </text:span><text:span text:style-name="T2">esse<text:line-break/></text:span><text:span text:style-name="T2">immoraudnm censeo. Hujusmodi autem sunt atriplex </text:span><text:span text:style-name="T2">et<text:line-break/>blitum et </text:span><text:span text:style-name="T2">malva, quos sane ut gustet </text:span><text:span text:style-name="T2">non prohibeo, assiduum<text:line-break/></text:span><text:span text:style-name="T2">autem eorum usum vehementer damno. Ex hoc genere<text:line-break/>sunt et cucurbitae multoque magis cucumeres et poma et'<text:line-break/>pyra et demum quaecunque humorem pituitosum gignunt;<text:line-break/>ani viscosum aut crassum, vel. quaecunque sunt </text:span><text:span text:style-name="T27">in genere<text:line-break/></text:span><text:span text:style-name="T2">pessimorum esculentorum, quales sunt qui vulgo appellantur<text:line-break/>fungi: ab iis eniin omnino abstinere consulo,' quemadmo-»<text:line-break/>dum et a, rapis et a quibuscunque -radicibus, quae mandi'<text:line-break/>solent; crassos enim habent succos et male concoquuntur;<text:line-break/>exceptis quibusdam , quae acrimoniam quandam et calidita-<text:line-break/>tem in se habent, quemadmodum sunt dauci et raphani; sed<text:line-break/>ex raphanis haudquaquarn illum degustare prohibeoverum<text:line-break/>quodam intercedente spatio; a dauco autem abstinere condi--<text:line-break/>scat magisque etiam </text:span><text:span text:style-name="T27">a</text:span><text:span text:style-name="T2"> rapis. In •esculentorum autem </text:span><text:span text:style-name="T2">usir<text:line-break/></text:span><text:span text:style-name="T2">abundent illa, quae acria sunt et facultatem incidendi habent,.</text:span></text:p>
      <text:p text:style-name="P6"><text:span text:style-name="T2">dtimmodo insigniter non sint mali succi odoremque- habeant;<text:line-break/>qui caput tenet; quorum ex genere sunt quaecqnque per<text:line-break/>ealiditatem replent caput, quemadmodum vinum et sinapi et<text:line-break/>petroscIinum et danens et cepe et</text:span><text:span text:style-name="T34">:</text:span><text:span text:style-name="T2"> smyminrn ; haec enim<text:line-break/>ultra modum aestuantia sunt et. malos.humores generantia.<text:line-break/>Sinapi vero licet conveniat ad humores crassos incidendos,<text:line-break/>tamen ab eoi abstinendum est, quoniam caput tentati, In<text:line-break/>oxymelitis autem usu sueme confidat, etiamsi quotidie su-<text:line-break/>mere velit. Potest autem cappares ex illo comesse et parva<text:line-break/>quaedam salsamenta oleo modico superinfuso, ut eoncinne-<text:line-break/>tnr obsonium; quod profecto hujuscemodi affectionis veluti<text:line-break/>medicamentum quoddam reputari potest, praecipue si sit<text:line-break/>acetum scillis conditum, hoc omnes vulgo </text:span><text:span text:style-name="T27">jam</text:span><text:span text:style-name="T2"> scilliticum<text:line-break/>vocant; quod ego si quippam aliud..in hoc casu sane laudo j<text:line-break/>horum vero' alterutrum singulis diebus assumere contende-<text:line-break/>rim, dico autem, vel cappares vel salsamenta oxymelite con-<text:line-break/>dita. Si vero puer oxyrnel bibere velit, id sit in promptu</text:span></text:p>
      <text:p text:style-name="P6"><text:span text:style-name="T2">et ante praeparatum</text:span><text:span text:style-name="T2">, </text:span><text:span text:style-name="T2">et non </text:span><text:span text:style-name="T2">ex </text:span><text:span text:style-name="T2">tempore ex utrisque crudis<text:line-break/>consectum; quo autem modo ipsum praeparare oportet,<text:line-break/>paulo post recensebimus; caeterum plurima aqua commi-<text:line-break/>sceatur , nam quod sic factum est suavius redditur, ac hieme<text:line-break/>quidem calidum accipiatur, aestate vero non prohibebitur<text:line-break/>etiam plerumque frigidum furni, si et vehementes fuerint<text:line-break/>calores, et i pie. vehementer sitiat, potuique frigido assueverit<text:line-break/>antea; nam inter alia sitim egregie </text:span><text:span text:style-name="T27">fetlat</text:span><text:span text:style-name="T2"> oxymel non valde<text:line-break/>dulce., praesertim si aquae srigidae misceatur. Mihique non<text:line-break/>semeI' contigit puerum a comitiali morbo penitus liberasse,<text:line-break/>non immutata pristina nictus ratione, qunmtpost primam<text:line-break/>purgationem oxymel sumere eoque uti medicamento jussis-<text:line-break/>som. Verum quoniam neque filii tui naturam novi, nescio-<text:line-break/>que quantum virium is sibi adfciverit morbus, et ipse assistere<text:line-break/>nequeo, divinare haudquaquam possum, quam paucissimis<text:line-break/></text:span><text:span text:style-name="T2">indigeat </text:span><text:span text:style-name="T2">remediis, melius mihi videtur' de omnibus ferrno-<text:line-break/>nem fecere. Igitur post exercitium in prandio oxymelite,</text:span></text:p>
      <text:p text:style-name="P6"><text:span text:style-name="T2">ut dictum est, utatur, et quibusdem oleribus et' niiviset filia<text:line-break/>cibus et ficubus-cum siccis tutu recentibus;' verum non<text:line-break/>simul quot'idie&gt;omnibus-,' unum enim sit et sunpleit quod<text:line-break/>assumat; fed ut victus ratio variari'possit'; d^omnibus verba<text:line-break/>feci. Eodem etiam tempore; ut dictum est;i si desideraverit<text:line-break/>puer, alii etiam fructus ooncedi illi possunt;-qutun alloqui<text:line-break/>ab ipsis melius sit abstinere, non solum moibi illius curandi<text:line-break/>causa, sed ad integram etiam totius valetudinis incolumia<text:line-break/>talem</text:span><text:span text:style-name="T2">, </text:span><text:span text:style-name="T2">quemadmodum vides nos serme ab omnibus horariis<text:line-break/>fructibus abstinere, . Sed enim philosophis' salubris victus<text:line-break/>praecepta non conscribimus, ut 'quod milii'perqtlamliptauo<text:line-break/>dum erat non solum, ad hujus aste'etiis </text:span><text:span text:style-name="T34">f</text:span><text:span text:style-name="T2">ciiraiionem;-sed ad<text:line-break/>tniiversam pueri tuivitam. -Est igitur illi|cosicedetrdum,<text:line-break/></text:span><text:span text:style-name="T2">ut </text:span><text:span text:style-name="T2">palam et tempestive eos comedat fructus, quicunque<text:line-break/>magni non fuerint nocumenti , uo clani etinteilive illos coii<text:line-break/>mederis magis Iaedaturi'qni enim palain ab aliqUa teninamt<text:line-break/>talde appetunt prohibentur,- ri quum data est </text:span><text:span text:style-name="T27">facilitas flui<text:line-break/>nimio ingurgitare su oohstieverunti</text:span><text:span text:style-name="T2">- </text:span><text:span text:style-name="T2">Quamohrein 'pueris</text:span></text:p>
      <text:p text:style-name="P6"><text:span text:style-name="T2">ego plura esculenta concedere soleo, ex iis,, quae non , valde<text:line-break/>nocent, ut tempestive et palam illis moderate. utentur po-<text:line-break/>tius, quam, ut diximus, propter vehemens desiderium</text:span><text:span text:style-name="T27">fur-<text:line-break/></text:span><text:span text:style-name="T2">tim ex his et voraciter assumere.festinent. Atque haec de<text:line-break/>clbi_ratione sufficienter sint dicta. .</text:span></text:p>
      <text:h text:style-name="Heading_20_2" text:outline-level="2">Cap. V.</text:h>
      <text:p text:style-name="P97"><text:span text:style-name="T2">Post cibum , autem </text:span><text:span text:style-name="T27">ubi paululum temporis<text:line-break/>intermiserit,</text:span><text:span text:style-name="T2"> priusquam ad studia disciplinarum accedat, levi-<text:line-break/>ter deambulet censeo; et rursum ut id ipsum a studiis<text:line-break/>rediens ante coenarn faciat, -sane consulo,; quo tempore duas<text:line-break/>reliquas panis portiones,:- quas reservaverat assumat, item<text:line-break/>aliorum unumquodque., sic, ut dictum est, carnes quidem<text:line-break/>sx omni fere axium genere praeter palustres; ab omnium<text:line-break/>autem quadrupedum efu praecipue abstineat. Quod fi quando<text:line-break/>illis uti necessitas fuerit, domestici quidem suis, extremitati—<text:line-break/>bus et stomacho vescatur, fylyestris vero carnibus universis<text:line-break/>liene uti potest: haedorum quin etiam carnes degustet et non-<text:line-break/>nunquam leporumetiam. </text:span><text:span text:style-name="T27">Carnes</text:span><text:span text:style-name="T2"> autem omnes sint vel sim-<text:line-break/>pliciter condi lue, vel sine nidore assae, </text:span><text:span text:style-name="T2">. </text:span><text:span text:style-name="T2">Simpliciter con-</text:span></text:p>
      <text:p text:style-name="P6"><text:span text:style-name="T2">diuntur,. </text:span><text:span text:style-name="T2">si aquae incoquantur, anethum, porrum, sal et<text:line-break/>oleum continenti. Quonam autem modo line nidore recte<text:line-break/>assetur caro, clibanum, quod apud me vidisti, exemplo tibi'<text:line-break/>esse potest. Ex marino autem genere crusta intecta qui-’<text:line-break/></text:span><text:span text:style-name="T2">dem. </text:span><text:span text:style-name="T2">omuia noxia. Ex piscibus vero optimi funt petrosi;<text:line-break/>sumere etlam poterit pelagicos. Ex cartilagineo autem tor-<text:line-break/>pedo fere sola convenit. Ex leguminibus ptifana quidem<text:line-break/>praecipua est; hanc sequitur lens, alica et pisum; caetera<text:line-break/>mala. Et ut universaliter dicatur, quaecunque lentum et<text:line-break/>crassum generant fuccum et flatulenta et'excrementitia sunt<text:line-break/></text:span><text:span text:style-name="T2">et </text:span><text:span text:style-name="T2">coctu difficilia, prout ante 'dicebamus, maxime sunt ca-<text:line-break/>venda. Ostrea etiani et cartilaginea et squamis carentia,<text:line-break/>praeterea bulbi et cochleae et casei et fungi bovinaeque car-<text:line-break/>nes et ova in aqua durata, quae difficilis sunt coctionis;<text:line-break/>imo crassos his utentibus generant humores. Alica vero et<text:line-break/>carnes suillae bonum quidem generant sanguinem, sed vi-<text:line-break/>scosum. Palustria autem omnia excrementusa sunt. Legu-<text:line-break/></text:span><text:span text:style-name="T2">mina </text:span><text:span text:style-name="T2">vero omnia flatulenta funt, etpraecipue fabae et cice-</text:span></text:p>
      <text:p text:style-name="P6"><text:span text:style-name="T2">res; ptifanaque non diligenter cocta flatulenta est, qnam-<text:line-break/>obrem bene coquere illam oportet, vel ea non uti; lens<text:line-break/>quoque bene decocta fletum omnem deponit; vernm illa<text:line-break/>non assidue crebrove uti oportet, quoniam humorem gene-<text:line-break/>rat crassum. Caeterum ad victus quotidiani rationem haec<text:line-break/>praecepta abunde sufficiunt. </text:span><text:span text:style-name="T2">- ..</text:span></text:p>
      <text:h text:style-name="Heading_20_2" text:outline-level="2">Cap. VI.</text:h>
      <text:p text:style-name="P96"><text:span text:style-name="T2">Medicamento autem ex fcllla, quod tibi<text:line-break/>tradidimus purgatione praemissa, quodque primo vere fieri<text:line-break/>jussimus, singulis diebus secure filius tuus,utatur, prlus-<text:line-break/>quam ad palaestram accedat; nam nisi valde magnus suerit<text:line-break/>morbus et contumax, sperandum sime est quadraginta diebus<text:line-break/>hoc medicamento illum perfecte cessaturum, ut jam </text:span><text:span text:style-name="T2">innu-<text:line-break/></text:span><text:span text:style-name="T2">meros nulla ellebori’opera curaxi. Verum post purgatio-<text:line-break/>pern prips quam hoc utatur medicamento semel aut bis<text:line-break/>absinthium sumere oportet. Oxymel autem, id certe ari-<text:line-break/>diffimum, quod ad mellis proportionem quartam aceti habet<text:line-break/>partem; dulcissimum </text:span><text:span text:style-name="T27">vero, octavam</text:span><text:span text:style-name="T2"> excipit: aliae autem </text:span><text:span text:style-name="T2">in-</text:span></text:p>
      <text:p text:style-name="P6"><text:span text:style-name="T2">termediae mensurae quanto ad extremorum alterutrum,<text:line-break/>appropinquant,, tanto ariditatis aut dulcedinvj.participantr,<text:line-break/>Oportet autem ipsum penitus decoquere,, ita enim mixta<text:line-break/>accurate in unum ambo deveniunt, et acidae facultatis vehe-<text:line-break/>mentia, quae in aceto est retunditur, et quod in mello<text:line-break/>flatulentum est reprimitur: spumam enim illius sane qui<text:line-break/>decoquit prorsus auferet. Nec me praeterea latet iu Grae-<text:line-break/>ria et in plerisque insulis oxymel, etiam ex fanis confici;<text:line-break/>quo etiam tibi secure uti licet, puero praesertim aestivo tem-<text:line-break/>pore Athenis degente. Minime autem ad me pertinet de-<text:line-break/>clarare, quando dulcius id aut acidius vel dilutius aut<text:line-break/>meracius exhibere oportet; neque in aliis particuliaribus<text:line-break/>immorari meum est, sed illius qui et praesens fuerit et cu-<text:line-break/>randiim corpus quotidie inspexerit et de humorum habitu<text:line-break/>recte conjectari poterit. In crassis enim et viscosis </text:span><text:span text:style-name="T27">humoris<text:line-break/>bus</text:span><text:span text:style-name="T2"> acidiori et meraciori oxymeiite utendum est-, lu iis<text:line-break/>autem qui hujusmodi </text:span><text:span text:style-name="T14">ηοη </text:span><text:span text:style-name="T2">luerint, dulciori et diluto magis.<text:line-break/>Eadem etiam modo reliqua quae dicta funt omnia, pro</text:span></text:p>
      <text:p text:style-name="P6"><text:span text:style-name="T2">quotidianis corporum constitutionibus, commutare et variare<text:line-break/>convenit, quemadmodum et omnibus aliis morbis. Qua-<text:line-break/>propter si quis methodi medendi ignaro et inexperto innu—<text:line-break/>mera etiam praescripserit documenta, haud quaquam illum<text:line-break/>sufficientem efficiet medicum non modo non maximorum<text:line-break/>morborum, sed ne minimorum . quidem. . lstud enim, ego<text:line-break/>saepenumero palam 'ostendi-, quum inveterata ulcera malas-<text:line-break/>que oculorum affectiones ad sanitatem redegissem iisdem<text:line-break/>fane medicamentis, quibus plerique ante me ufi nihil prose-<text:line-break/>cerant. ..Et profecto temporis opportunitas in usu cujusque,<text:line-break/>ut Hippocrati placuit, post quantitatem ad vires accurate<text:line-break/>accommodatam reliquum utilitatis adsert; nam medicae<text:line-break/>menta potius sunt auxiliorum materia quam auxilia, quem-<text:line-break/>admodum id etiam ab excellentibus asseveratur medicis, Et<text:line-break/>ut meus quidem unde exordium sumsit finein accipiat sermo;<text:line-break/>hiaudquaquarn fieri </text:span><text:span text:style-name="T27">posse</text:span><text:span text:style-name="T2"> ut .minimum quippiam quod ad<text:line-break/>artem pertinet pertractare'valeat is, qui artis penitus sit </text:span><text:span text:style-name="T2">„<text:line-break/></text:span><text:span text:style-name="T2">igqarus, scd illi fernper'astantis periti opus esse. </text:span><text:span text:style-name="T2">. </text:span><text:span text:style-name="T2">Verum,</text:span></text:p>
      <text:p text:style-name="P6"><text:span text:style-name="T2">quoniam plerique scillae succum male excipiunt, tibi discere .<text:line-break/>postulanti quomodo id ego </text:span><text:span text:style-name="T2">facio, </text:span><text:span text:style-name="T2">sermoni ipsius confectio-<text:line-break/>nem adjungam. Vas accipio, a quo extractum fuerit mel,<text:line-break/>meliterium id Graeci vocant, in quo scillam conjicio maui-<text:line-break/>bus prius illam in exiguas discerpens particulas; postea bene<text:line-break/>apto operculo illud obturans, extrinsecusque pelle circum-<text:line-break/>dans et diligenter oolligaus </text:span><text:span text:style-name="T2">in </text:span><text:span text:style-name="T2">loco quopiam meridiem spe-<text:line-break/>ctante colloco, qui </text:span><text:span text:style-name="T27">a</text:span><text:span text:style-name="T2"> borealibus omnino non perfletur ventis.<text:line-break/>Id autem facere soleo ea anni tempestate, in qua caniculam<text:line-break/>exoriri' omnes asseverunt Graeci: quadraginta autem hujns-<text:line-break/>cemodi sunt dies, viginti quidem ante, totidemque post<text:line-break/>exortum; paulatimque in iis diebus </text:span><text:span text:style-name="T27">vas</text:span><text:span text:style-name="T2"> illud ad solem con-<text:line-break/>vertere soleo, ut ex omnibus similiter partibus incalescat.<text:line-break/>Transacto postmodum praestituto temporis (patio</text:span><text:span text:style-name="T2">, </text:span><text:span text:style-name="T2">vas illud<text:line-break/>aperiens, in illo reperire soleo scillae partes elixis similes,<text:line-break/>succumque ex illis in vasis fundo quendam defluxum, quem<text:line-break/>colligens quam optimo melle concinno.’ Hujus singulis<text:line-break/>diebus cui dare voluero, cochlearis pleni mensuram praebeo.</text:span></text:p>
      <text:p text:style-name="P6"><text:span text:style-name="T2">pueris quidem minoris, adustis vero majoris. Quin etiam<text:line-break/>suillae ipsius carnes accurate contundens, illasque cum melle<text:line-break/>dissolvens et conterens, ex illis cochleare unum , ut dictum-<text:line-break/>est, praebere consuevi; quod sane quoad vires et efficaciam<text:line-break/>fecundum a praedicto locum obtinet. Caeterum quicunque<text:line-break/>fcillarn in aqua elixantes illam postea conterunt, illius pro-<text:line-break/>cul dubio, vires dissolvunt; quemadmodum, qui istud ipsum<text:line-break/>ex aceto faciunt, medicamentum quidem validum admodum<text:line-break/>ecnsicinnt, verum nervis non innoxium.</text:span></text:p>
      <text:h text:style-name="P1" text:outline-level="1"><text:bookmark-start text:name="bookmark19"/>GALENI DE SIMPLICIUM MEDICA-<text:line-break/>MENTORVM TEMPERAMENTIS AC<text:line-break/>FACVLTATIBUS LIBER I<text:bookmark-end text:name="bookmark19"/>.</text:h>
      <text:h text:style-name="Heading_20_2" text:outline-level="2">Cap. I.</text:h>
      <text:p text:style-name="P96"><text:span text:style-name="T2">Quantum conserat simplicium medicamen*<text:line-break/>torum facultates accurate cognoscere tum ad variorum<text:line-break/>compositionem tum ad jam inventorum opportunum usum,<text:line-break/>non opus habeo nunc ostendere. Nam id partim in opere<text:line-break/>de medicamentorum compositione,, partim in medendi me-<text:line-break/>thodo demonstrabitur. Verum, quod deinceps ad lempera-<text:line-break/>inentorum sequitur tractationem, id hic dicetur; ubi vide-</text:span></text:p>
      <text:p text:style-name="P6"><text:span text:style-name="T2">licet prius dictionum et vocabulorum, quibus in hoc utemur<text:line-break/>libro, significata definierimus. Medicamentum sane omne<text:line-break/>id dicimus, quod naturam nostram alterat; ficus, puto, et<text:line-break/>nutrimentum, quicquid substantiam auget; refertur enim<text:line-break/>utrunque ad aliquid. , At medicamentum simplex efipsum<text:line-break/>per oppositionem ad compositum nuncupatum est. Est autem<text:line-break/>id quod fecundum naturam fuarn sincerum est. • At facultas<text:line-break/>causa quaedam est effectrix. Eaque partim actu, partim-in<text:line-break/>suturo est; actu quidem ut calefaciendi in igne et refrige-<text:line-break/>randi in glacie; in futuro autem ut calefaciendi et in py-<text:line-break/>rethro et' castoreo et similibus; • refrigerandi lu alterco et<text:line-break/>mandragora et assimilibus. Sane quandam' esse facullatem<text:line-break/>in purgatoriis quidem medicamentis purgatoriam, vomito-<text:line-break/>riis vomitoriam ; sternutatoriis sternutatoriam , tussiculariis<text:line-break/>tussiculariam, et in unoquoque alio opere peragendo, quae<text:line-break/>denominetur ab eo quod ipfa efficit, fere non est qui </text:span><text:span text:style-name="T2">ambi-<text:line-break/></text:span><text:span text:style-name="T2">gat. </text:span><text:span text:style-name="T2">- </text:span><text:span text:style-name="T2">At quae fit hujus facultatis essentia, quidam certe</text:span></text:p>
      <text:p text:style-name="P6"><text:span text:style-name="T2">non posse .cognofri existimarunt, quales funt sceptici philo-<text:line-break/>sophi et qui inter medicos </text:span><text:span text:style-name="T2">vocati </text:span><text:span text:style-name="T2">sunt empirici. </text:span><text:span text:style-name="T2">Sed </text:span><text:span text:style-name="T2">et qui<text:line-break/>nosci posse arbitrantur, inter </text:span><text:span text:style-name="T2">sese </text:span><text:span text:style-name="T2">dissident. Quidam enim<text:line-break/>ad magnitudines et figuras et posituras corpusculorum ac<text:line-break/>meatuum referunt; alii ad caIiditatem, frigiditatem, humi-<text:line-break/>dilatem ac siccitatem pro sua videlicet utrique prima </text:span><text:span text:style-name="T2">ele-<text:line-break/></text:span><text:span text:style-name="T2">mentorurn constitutione, ut et iros. lu libro de., </text:span><text:span text:style-name="T2">elementis<text:line-break/></text:span><text:span text:style-name="T2">secundum Hippocratem ex calido., frigido, ficco et </text:span><text:span text:style-name="T2">hurnido<text:line-break/>cum </text:span><text:span text:style-name="T2">aliorum omnium corpora tum animantium </text:span><text:span text:style-name="T2">-constare<text:line-break/></text:span><text:span text:style-name="T2">ostendimus; has effectricum facultatum essentias </text:span><text:span text:style-name="T2">tum id<text:line-break/>aliis </text:span><text:span text:style-name="T2">omnibus, tum in medicamentis statuemus. Sic </text:span><text:span text:style-name="T2">autem<text:line-break/>et in </text:span><text:span text:style-name="T2">tertio de temperamentis demonstratum esu </text:span><text:span text:style-name="T2">- </text:span><text:span text:style-name="T2">Ac qui<text:line-break/>volet </text:span><text:span text:style-name="T2">quae nunc dicenda-sunt assequi, in eo </text:span><text:span text:style-name="T2">tractatu sc<text:line-break/>prius </text:span><text:span text:style-name="T2">exerceat,oportet; quippe quum lllic quae </text:span><text:span text:style-name="T2">univerfim<text:line-break/>de </text:span><text:span text:style-name="T2">medicamentis novisse conveniat .exposita fint. “ </text:span><text:span text:style-name="T2">Nec hic<text:line-break/>tote </text:span><text:span text:style-name="T2">utique </text:span><text:span text:style-name="T2">lu </text:span><text:span text:style-name="T2">genere quicquam novi dicemus; </text:span><text:span text:style-name="T2">verum quae<text:line-break/>allic </text:span><text:span text:style-name="T2">generatim </text:span><text:span text:style-name="T2">funt:</text:span><text:span text:style-name="T2">scripta, ea luic speciatim </text:span><text:span text:style-name="T2">elaborabimus.,</text:span></text:p>
      <text:h text:style-name="P4" text:outline-level="2">Cap. <text:span text:style-name="T58">II</text:span>.</text:h>
      <text:p text:style-name="P96"><text:span text:style-name="T2">In primis quidetu ac maxime futuendum<text:line-break/>est judicandae-facultatis experimentum ab ea re , ad'quam<text:line-break/>sticitur. .Siquidem non protinus, si hominem refrigeret<text:line-break/>ricutaet sturnum refrigerabit: aut si sturnum nutriat, nutriet<text:line-break/>et hominem. Eadeni ratione neque si hominem purget<text:line-break/>veratrum, jam purgabit et eotnrnices; neque etiam si hos<text:line-break/>nutrire valeat,. consequens statim. est ut et homines. Pro.<text:line-break/>ximum est ut quod ex accidenti est, distinguatur ab </text:span><text:span text:style-name="T27">eo</text:span><text:span text:style-name="T2"> quod<text:line-break/>primario </text:span><text:span text:style-name="T27">ac</text:span><text:span text:style-name="T2"> per se. Nam aqua frigida calorem quandoque<text:line-break/>revocat, cutem.refrigerando contrahendoque ac conden-<text:line-break/>sando;- ad id enim caloris consequitur revocatio, velut in<text:line-break/></text:span><text:span text:style-name="T43">tertio.de </text:span><text:span text:style-name="T2">temperamentis ostendimus. Rursum calida quo-<text:line-break/>que -ipfa saepenumero. refrigerat</text:span><text:span text:style-name="T2">, </text:span><text:span text:style-name="T2">calefacientem ' humorem<text:line-break/>discutiendo. • Nam si quis his </text:span><text:span text:style-name="T2">ad amussim </text:span><text:span text:style-name="T2">distinetis ad ejus<text:line-break/>quae .inquiritur facultatis explorationem accesserit; haud<text:line-break/>facile mea quidem lententia falli qneat. Caeterum a nullo<text:line-break/>alio desumi judicium quam ab eo ad quod dicitur, id quideni<text:line-break/>perfacile est; non an insecta animalia oleum interimat.</text:span></text:p>
      <text:p text:style-name="P6"><text:span text:style-name="T2">neque'an pingue, aut lentum, aut leve sit considerantes,<text:line-break/></text:span><text:span text:style-name="T2">quum </text:span><text:span text:style-name="T2">an calefacere,, aut refrigerare, aut hBmectare,' </text:span><text:span text:style-name="T2">aut<text:line-break/></text:span><text:span text:style-name="T2">siccare corpus humanum valeat inquiritur: eundem'in mo.-<text:line-break/>dum, neque an colore sit rubro rosa,, neque an albo cerussa;<text:line-break/>siquidem necessarium </text:span><text:span text:style-name="T2">non </text:span><text:span text:style-name="T2">est qnicqnid rubrum sit esse </text:span><text:span text:style-name="T2">calle,<text:line-break/></text:span><text:span text:style-name="T2">sium,, neque quicquid album esse frigidumr sed an </text:span><text:span text:style-name="T2">admotu<text:line-break/></text:span><text:span text:style-name="T2">corporibus nostris primario ac per se calefaciant, ac neque<text:line-break/>interveniente quopiam alio neque ex accidente; ac si litat<text:line-break/>quidem, facultate esse calida, ut,- si refrigerent, frigida; Nam,<text:line-break/>per deos, undenam dicere possumus an calidum sit facultate<text:line-break/>album piper et granum Cnidium et cnicus et calx et. vera-<text:line-break/>tium. album? aut unde quod frigidus sit Samius aster </text:span><text:span text:style-name="T2">et<text:line-break/></text:span><text:span text:style-name="T2">terra Selinusia et cerussa et nix et lac? omnia enim ista<text:line-break/>narrata colore quidem alba funt,- facultatibus vero maxime<text:line-break/>contraria. Sunt ergo nix et calx.calore simissima, faculta-<text:line-break/>tibus autem maxime ecntraria; fed repugnantiam </text:span><text:span text:style-name="T2">sensus<text:line-break/></text:span><text:span text:style-name="T2">dijudicat. Siquidem nivem applicatam protinus ac. </text:span><text:span text:style-name="T2">primoi</text:span></text:p>
      <text:p text:style-name="P32"><text:span text:style-name="T2">statim </text:span><text:span text:style-name="T2">occursu </text:span><text:span text:style-name="T2">frigidam </text:span><text:span text:style-name="T2">percipimus; </text:span><text:span text:style-name="T2">et </text:span><text:span text:style-name="T2">quoad </text:span><text:span text:style-name="T2">tangatur, </text:span><text:span text:style-name="T2">magis<text:line-break/></text:span><text:span text:style-name="T2">sumper magisque frigesacere sentimus'; videmus </text:span><text:span text:style-name="T2">autem ipsam<text:line-break/></text:span><text:span text:style-name="T2">neque durare neque servari posse; si. vel levis </text:span><text:span text:style-name="T2">calor eam<text:line-break/></text:span><text:span text:style-name="T2">•occupet. At calx neque primo occursu </text:span><text:span text:style-name="T2">refrigerare perci-<text:line-break/></text:span><text:span text:style-name="T2">pitur; et usque dum applicata manet, </text:span><text:span text:style-name="T2">perlpicuo magis ae<text:line-break/>-magis </text:span><text:span text:style-name="T2">calefacit..</text:span><text:span text:style-name="T14">-::Έχ </text:span><text:span text:style-name="T2">quo constat, ex eo </text:span><text:span text:style-name="T2">quod </text:span><text:span text:style-name="T2">femper. </text:span><text:span text:style-name="T2">unum<text:line-break/></text:span><text:span text:style-name="T2">idemque essiciat, quoad nos contingit </text:span><text:span text:style-name="T2">medicamentum; pro-<text:line-break/>priam </text:span><text:span text:style-name="T2">ejus judicandam esse facultatem.</text:span></text:p>
      <text:h text:style-name="Heading_20_2" text:outline-level="2"><text:span text:style-name="T2">Cap. </text:span><text:span text:style-name="T2">III.</text:span></text:h>
      <text:p text:style-name="P97"><text:span text:style-name="T2">Etenim quod ab </text:span><text:span text:style-name="T2">luitio </text:span><text:span text:style-name="T2">ad finem</text:span><text:span text:style-name="T2">; usque<text:line-break/>dmn. </text:span><text:span text:style-name="T2">applicatum est, magis femper calefacit, id </text:span><text:span text:style-name="T2">non ex acci-<text:line-break/></text:span><text:span text:style-name="T2">dente, fed ex sua natura est tale. • Sic </text:span><text:span text:style-name="T2">etiam 'quod a prin-<text:line-break/></text:span><text:span text:style-name="T2">einio ad finem usque refrigerat, ex fna </text:span><text:span text:style-name="T2">facultate est frigidum,-<text:line-break/></text:span><text:span text:style-name="T2">non ex accidente. At sane si nihllmoratus atque </text:span><text:span text:style-name="T2">ex poste-<text:line-break/></text:span><text:span text:style-name="T2">riore , ae post ablutionem facultatem .ejus expendere </text:span><text:span text:style-name="T2">voles,<text:line-break/></text:span><text:span text:style-name="T2">faepenumero falleris. Ac forte nonnunquam aquam </text:span><text:span text:style-name="T2">frigis<text:line-break/></text:span><text:span text:style-name="T2">dam .non frigidam modo, fed </text:span><text:span text:style-name="T2">et </text:span><text:span text:style-name="T2">calidam possidere faculla-<text:line-break/>tem.dices; ubi videlicet frigefacere perpetuo, dum nos </text:span><text:span text:style-name="T2">con-<text:line-break/></text:span><text:span text:style-name="T2">tigerit, .apparebit frigidam; ubi..vero, faepenumero. calorem</text:span></text:p>
      <text:p text:style-name="P6"><text:span text:style-name="T2">revocabit calidam. Quare haec indefinita relinquenda nosi<text:line-break/>sunt. Dandaque insuper opera ut quodcunque medica-<text:line-break/></text:span><text:span text:style-name="T2">mentum </text:span><text:span text:style-name="T2">in judicium vocare velis, id quod in libris de<text:line-break/>temperamentis-monuimus, omnis fit expers alienae tum fria<text:line-break/>gi </text:span><text:span text:style-name="T2">di tatis </text:span><text:span text:style-name="T2">tum caliditatis, ne videlicet nativam ejus faculta-<text:line-break/>tem adlcititia qualitas adulteret. Ad haec; quae et ipsa<text:line-break/>praecepimus, ' nutrimentum a medicamento distinguito,'<text:line-break/>atque </text:span><text:span text:style-name="T27">ea</text:span><text:span text:style-name="T2"> utraqne ad aliquid dici memento; tum circa ean-<text:line-break/>dem saepe substantiam consistere, velut etiam id quod de-<text:line-break/>tnonstravimus. Nec serius, quod quaedam tota substantia<text:line-break/></text:span><text:span text:style-name="T2">in </text:span><text:span text:style-name="T2">scsc mutuo et agant et patiantur, quaedam vero una dun-<text:line-break/>taxat aut duabus qualitatibus. Ad haec alia itidem esse<text:line-break/></text:span><text:span text:style-name="T2">tenuia, </text:span><text:span text:style-name="T2">alia crassa; tenuia quidem quae contra. Atque, ut<text:line-break/></text:span><text:span text:style-name="T2">semel </text:span><text:span text:style-name="T2">dicam, omnium meminisse distinctionum oportet, quas'<text:line-break/></text:span><text:span text:style-name="T2">in </text:span><text:span text:style-name="T2">tertio de temperamentis posuimus, ut secundum illas<text:line-break/>medicamentorum omnium fpeciei facultas explorari valeat.</text:span></text:p>
      <text:h text:style-name="Heading_20_2" text:outline-level="2">Cap. IV.</text:h>
      <text:p text:style-name="P96"><text:span text:style-name="T2">Esto sane prima nobis in contemplationeni<text:line-break/>proposita aqua; quod et communissima hominibus omnibus</text:span></text:p>
      <text:p text:style-name="P6"><text:span text:style-name="T2">fit, tum </text:span><text:span text:style-name="T2">sanis </text:span><text:span text:style-name="T2">tum </text:span><text:span text:style-name="T2">aegrotis' et ad </text:span><text:span text:style-name="T2">vitam maxime necessaria.<text:line-break/>Primumque temperamento corpori admoveatur neque frigida<text:line-break/>insigniter neque calida.- Deinde et natura intemperatis.<text:line-break/>Tertio ex affectu intemperatis. Nam hoc pacto exacte in<text:line-break/>omnibus propriam ejus facultatem utique perpenderi-<text:line-break/>mus. Igitur temperato admota plusculo tempore ipsum<text:line-break/>omnino refrigerabit; intemperato </text:span><text:span text:style-name="T27">vero</text:span><text:span text:style-name="T2"> citius quidem </text:span><text:span text:style-name="T27">frigi-<text:line-break/></text:span><text:span text:style-name="T2">dior refrigerabit, tardius vero calidior. Setnper aulem<text:line-break/>omnia refrigerabit, etiamsi non multis deinceps diebus, sed<text:line-break/>vel una quis hora aut pluribus ea utatur; nec enim talis •<text:line-break/>in ullo ipsorum calorem revocare poterit; Nam quae<text:line-break/>summe frigida est, si quadratae ac.juvenili corporis naturae<text:line-break/>pauculo tempore adhibeatur, caloris molietur revocationem;<text:line-break/>sin aliler utaris, femper refrigerabit. Quin etiam si iis quo-<text:line-break/>que qui simplici laborant morbo, sive calido temperatura<text:line-break/>sive frigido ejusmodi admoveatur aqua, hos etiam manifesto<text:line-break/>refrigerabit; nam simplex sit affectio oportet, quemadmo-<text:line-break/>dum in tertio de temperamentis definitum est, quo videlicet</text:span></text:p>
      <text:p text:style-name="P6"><text:span text:style-name="T2">qtlae adhibetur ex. sua natura refrigeret, uiin ex accidente;<text:line-break/>quippe quum frequenter, ubi compositus suerit affectus, aliud<text:line-break/>primario medicamentum efficiat, aliud ex accidente velut in<text:line-break/>phlegmone, est enim ea affectio calidae copiofaeque fluxionis<text:line-break/>suboles. At quae modice calefaciunt medicamenta, quum<text:line-break/>superfluitatem evacuant, protinus, opinor, et quod affectum<text:line-break/>est frigidius efficiunt. Verum quum simplex unaque fuerit<text:line-break/>affectio, quod ex accidende fit, in </text:span><text:span text:style-name="T27">ea</text:span><text:span text:style-name="T2"> provenire non potesu<text:line-break/>Ergo tibi hac ratione expendenti aqua poculenta uiidequaque<text:line-break/>videbitur frigida. Non est tamen eadem aliarum aqiiarum<text:line-break/>nativarum, quae..sulfur, bitumen aut nitrum qualitatibus<text:line-break/>suis referuut, facultas. Nam earum nulla, uln alienae tum<text:line-break/>calidi tatis tum frigiditatis expers adhibita suerit, refrigerare<text:line-break/>conspicitur. Quiu imo nec marinam ipsam, priusquam asci-<text:line-break/>titium frigus summum acceperit, admodum refrigerare,,<text:line-break/>apparet. Nam si quis in poculenta aqua totum diem inna-<text:line-break/>tet, ut etiam non admodum </text:span><text:span text:style-name="T2">sit </text:span><text:span text:style-name="T2">frigida, sed velut eii sole</text:span></text:p>
      <text:p text:style-name="P6"><text:span text:style-name="T2">tepens, necessario tamen refrigerabitur;-at mare complures<text:line-break/>juvenum interdum citra noxam pertulere non. per diem<text:line-break/>modo totam, scd etiam per noctem. Ex quo liquet aquam<text:line-break/>poeulentarn certe. et dulcem fecundum naturam suam scm-<text:line-break/>per esse frigidam, mare vero non aeque. Quod si non sem-<text:line-break/>per in sermone adjiciam poculentam, sed dicam simpliciter<text:line-break/>quantum ex fe est aquam esse frigidam, haud calumniari<text:line-break/>oportebit tanquam non plene </text:span><text:span text:style-name="T27">et</text:span><text:span text:style-name="T2"> indistincte loquutum. Nam<text:line-break/>quae exacte ac .sincere aqua est, omnis alterius substantiae<text:line-break/>mixtione vacans, ea ex necessitate fua facultate est frigida;<text:line-break/>si qua vero per bituminosa, sulsurosa, nitrosa aut alumi-*<text:line-break/>nosa loca distillans substantiae ejus aliquid absterserit<text:line-break/>secumque traxerit, mixta jam ea est, non autem exacte aqua;<text:line-break/>velut si ipse quoque volueris aut salem,- aut alumen, aut<text:line-break/>aliud id genus affatim aquae miscere poculentae ; sicut sane<text:line-break/>saepenumero facrnius in marinae inopia, quando muriam<text:line-break/>facere volumus, tunc enim salem aquae indimus. Ac tan-</text:span></text:p>
      <text:p text:style-name="P6"><text:span text:style-name="T2">tum </text:span><text:span text:style-name="T2">ipsa facultate jam dissidet,' ut si aqua dulcis videlicet<text:line-break/></text:span><text:span text:style-name="T2">quae </text:span><text:span text:style-name="T2">neque insigniter aut calida aut frigida sit, sed velut ex<text:line-break/>sole tepida erysipelati perfundatur,. noxam - ornnluo nullam<text:line-break/>hominis corpori sit allatura; at si marinam aquam, aut mu-<text:line-break/>riam, aut id genus aquam mixtam, bituminosam videlicet<text:line-break/>aut sulfurearn admoveas, usque adeo hominem offenderis,<text:line-break/>ut partem ipsam sis adusturus. Aqua igitur ipsa ex sese fri-<text:line-break/>gida est facultate. </text:span><text:span text:style-name="T2">Verum </text:span><text:span text:style-name="T2">si extraneum sibi calorem ade-<text:line-break/>ptarn corpori humano perfundas, putabis forsan simplex<text:line-break/>quoddam et naturale adbibitum medicamentum; at ea quo-<text:line-break/>sianr utique modo composita est, aut igneae essentiae partem<text:line-break/>aliquam nacta, aut certe omnino ipsam qualitatem. Ut enim<text:line-break/>si salem 'illi miscueris, ex consesso fuerit composita: sic<text:line-break/>multo magis, quum igneam aut essentiam aut qualitatem<text:line-break/>adjeceris, compositam quodammodo et nunc effeceris. Est<text:line-break/></text:span><text:span text:style-name="T2">porro </text:span><text:span text:style-name="T2">etiam aqua </text:span><text:span text:style-name="T2">limosa </text:span><text:span text:style-name="T2">quadantenus composita, velut est<text:line-break/></text:span><text:span text:style-name="T2">aqua </text:span><text:span text:style-name="T2">Nili; quae </text:span><text:span text:style-name="T2">in </text:span><text:span text:style-name="T2">Aegypto est; scd ea per fictilia vasa peri.</text:span></text:p>
      <text:p text:style-name="P6"><text:span text:style-name="T2">colata plane pura efficitur. Oportet autem non semel, sed<text:line-break/>bis et ter percolare, quando ne sic quidem forsan ad amnf-<text:line-break/>sirn puram queas efficere; vernm quando, qui aquae infertur<text:line-break/>limus omnem effugerit fensum, satis tunc est ut queas dicere<text:line-break/>tales ut ad usus ejusmodi puras et sinceras esse aquas,</text:span></text:p>
      <text:h text:style-name="Heading_20_2" text:outline-level="2">Cap. V.</text:h>
      <text:p text:style-name="P96"><text:span text:style-name="T2">Judicantur autem hae tribus sensibus, nem-<text:line-break/>pe gustu, visu et odoratu. Gustu pura est, si nullam osse-<text:line-break/></text:span><text:span text:style-name="T27">rat</text:span><text:span text:style-name="T2"> qualitatem, sed ad unguem qualitatis expers appareat;<text:line-break/>nisu pura est, quum sincera suerit ac plane perlucida. Sio<text:line-break/>nec odoratu ullam prae </text:span><text:span text:style-name="T27">fe ferre</text:span><text:span text:style-name="T2"> qualitatem debet, ut sunt<text:line-break/>quaedam extremae pravitatis, quae aut ariditatem, aut acri-<text:line-break/>tnoniam, aut salsedinem, aut putredinem, aut aliud abdi-<text:line-break/>tum aliquod vitium praeferunt. Igitur aqua quae absque<text:line-break/>his est omnibus, ut ad naturam certe ne ipfa quidem ad<text:line-break/>amussim sincera fuerit, sicut nec aliud ullum ex quatuor<text:line-break/>elementis sensibilibus, scd ut ad scnfum et usum sincera esu<text:line-break/>Talis ergo, ut est dictum, secundum suam naturam frigida<text:line-break/>etiam est; quippe si valde calefactam non modo aquam, sed</text:span></text:p>
      <text:p text:style-name="P6"><text:span text:style-name="T2">veI mandragoram, vel altercum j vel cicutam</text:span><text:span text:style-name="T2">, </text:span><text:span text:style-name="T2">vel meco- </text:span><text:span text:style-name="T2">.<text:line-break/></text:span><text:span text:style-name="T2">nium admoveris, non solum calefeceris, fed etiam usseris<text:line-break/>corpus humanum. Omnia itaque quae examinanda venient<text:line-break/>medicamenta, 'omnis extraneae valentisque tum calidi tatis,<text:line-break/>tum frigiditatis aliena sunto, nedum aqua.</text:span></text:p>
      <text:h text:style-name="Heading_20_2" text:outline-level="2">Cap. VI.</text:h>
      <text:p text:style-name="P96"><text:span text:style-name="T2">At quod aqua omnis dulcis manifeste resti—<text:line-break/>geret, hinc quoque didiceris. Ceratum humidunr fi ex<text:line-break/>aqua frigida subactum accurateque madefactum calido alicui<text:line-break/>affectui imponas, protinus ipsum ' refrigerabis. Oportet<text:line-break/>autem quam plurimum admiscere ipsius aquae mixtioque hoo<text:line-break/>maxime modo optime perficitur. Ceram quantum fieri rna-,<text:line-break/>xime potest purissimam, oleo liquantes humidam facere<text:line-break/>ceratum oportet; deinde refrigeratum ac rasum in inorla-<text:line-break/>rio manibus subigere, aquam affundendo frigidam quantum<text:line-break/>niniirum ceratum accipere valet, ac nondum aqua circum-<text:line-break/>fluat. Id refrigerat et eos, qui in sebre uruntur, si bypo-<text:line-break/>chondriis superponatur, et omnem phlegmonem, simlliter<text:line-break/>herpetes quoque et carbunculos, tum erysipelata et phy- .</text:span></text:p>
      <text:p text:style-name="P6"><text:span text:style-name="T2">gethla, ac breviter omnes morbos calidos. Ergo si non<text:line-break/>aquam dulcem, fed marinam ani muriam illi admiscens in<text:line-break/>uno praedictorum quovis uti volueris, non parvam omnino<text:line-break/>disserentium conspicies; quippe quum id medicamentum<text:line-break/>adeo nullam propositarum affectionum amplius refrigerabit,<text:line-break/>ut insuper accendat potius. Adeo multa est diversitas inter<text:line-break/>poculentas aquas et muriam marinamque aquam; aeque<text:line-break/>autem ac muria marinaque aqua sulsurofae aquae et bitumi-.<text:line-break/>nofae et nitrofae et quae chalcanthum et misy et chalcitim,<text:line-break/>vel aliquod simpliciter ex natura calidis medicamentis gustu<text:line-break/>refernnt;, inimicae sunt omnes calidis corporum nostrorum<text:line-break/>affectibus. Ex quo constat has omnes facultatibus esse cali-<text:line-break/>das, solam vero aquam poculentam frigidam.</text:span></text:p>
      <text:h text:style-name="Heading_20_2" text:outline-level="2">Cap. V<text:span text:style-name="T58">II</text:span>.</text:h>
      <text:p text:style-name="P96"><text:span text:style-name="T2">Quod autem haec quoque propositarum<text:line-break/>omnium aquarum sola 'sit hurnida, plane ex eadem disces<text:line-break/>methodo. Nam ulcera, quae supra modum squallida sicca-<text:line-break/>que sunt, si hac irriges, statim admodum humida flaccidaque<text:line-break/>reddes, quum aliae aquae, universae ulcera desiccent; tum</text:span></text:p>
      <text:p text:style-name="P6"><text:span text:style-name="T2">piscatorum ulcera adeo ridentur sicca ac si forent salita;<text:line-break/></text:span><text:span text:style-name="T2">pontra </text:span><text:span text:style-name="T2">eorum qui in balneis versantur humida apparent<text:line-break/>ac </text:span><text:span text:style-name="T2">flaccida. </text:span><text:span text:style-name="T2">Quin si imbutum linamentum ulceribus impo-<text:line-break/>nere libeat, humida quidem, a potulenta, sicca vero a muria<text:line-break/>marinaque reddi comperies. Aquae quin etiam aluminosae;<text:line-break/>quales sunt in Italia vocatae Albulae, cum aliis ulceribus<text:line-break/>idonea sunt, tum vero quaecnnqne fluxionibus lentantur,<text:line-break/>ea perfacile desiccant. Sic nec- caeterarum aquarum ulla<text:line-break/>humectare potest,- quod videlicet non sit exacte aqua, sed<text:line-break/>mixta et adulterata, accepto nimirum aut alumine, aut chal-<text:line-break/></text:span><text:span text:style-name="T2">cite, </text:span><text:span text:style-name="T2">aut sale, aut id genus aliquo. Quocirca earum non-<text:line-break/>nullae ulcera quoque exnsperant, nempe quae acres adruo-<text:line-break/>dum sunt et mordaces. Quin etiam sitienti dulcis aqua le-<text:line-break/>niens remedium est; caeterae vero acerbiorem etiam sitim<text:line-break/>relinquunt</text:span><text:span text:style-name="T2">. </text:span><text:span text:style-name="T2">Tum aqua inter cutem laborantibus adversissi-<text:line-break/>mum est ef poculum et lavacrum aqua dulris: salsae vero<text:line-break/>ac nitrosae et suliurofae bituininosaeque omnes sane peruti-<text:line-break/>|es. Imitari autem potes sicut marinam, sic aliarum quam-</text:span></text:p>
      <text:p text:style-name="P6"><text:span text:style-name="T2">libet, substantia videlicet admixta, quae in quaque vincere<text:line-break/>conspicitur; nam sulsure in aquam dulcem indito fulsurofam<text:line-break/>effeceris</text:span><text:span text:style-name="T2">; </text:span><text:span text:style-name="T2">alumine aluminosam; ac eodem modo aliarum<text:line-break/>unamquanque.</text:span></text:p>
      <text:h text:style-name="Heading_20_2" text:outline-level="2">Cap. VI<text:span text:style-name="T58">II</text:span>.</text:h>
      <text:p text:style-name="P96"><text:span text:style-name="T2">Haec ergo propria aquae natura humida<text:line-break/>est et, frigida. Adventitium autem calorem adepta calefa-<text:line-break/>cit quidem et humectat eos, quibus est admota; verum<text:line-break/>batid similiter ambo praestare simul potest; sed summe qui- '<text:line-break/>dem lmmectat, seu tepida sit, seu temperata, seu etiam<text:line-break/>calidior; summe vero non calefacit, nisi qnae extreme fer-<text:line-break/>veat. Quod dico, in temperata primum exploremus na-<text:line-break/>tura. . Igitur si huic aquam asseras temperate calidam, sive<text:line-break/>laves, sive perfundas partem aliquam in ipso quidem per.<text:line-break/>fusionis tempore humidiorem se ipsa ac calidiorem efficies,<text:line-break/>Quod fi deinde quiesces, nec corpus frigidae usu postea con- </text:span><text:span text:style-name="T2">'<text:line-break/></text:span><text:span text:style-name="T2">trahes, constipabis, ac densabis, paulo post se ipso frigidius<text:line-break/>fieri conspicies; quippe quum corpus, rarefactum, tranfpi--</text:span></text:p>
      <text:p text:style-name="P6"><text:span text:style-name="T2">nante immoderatius calore nativo, frigidius efficiatur. Non<text:line-break/>tamen sicut frigidius postea calidae usus, ita et siccius cor-<text:line-break/>pus efficit; quanquarn profecto videri id possit, tum ob<text:line-break/>meatuum raritatem, tum ob corporis mollitiem, tum ob<text:line-break/>substantiae fusionem.; plusculum siquidem in his affectibus<text:line-break/>evaporetur necesse est; atqui vapor humor est extenuatus.<text:line-break/></text:span><text:span text:style-name="T2">Verum </text:span><text:span text:style-name="T2">non ita habet rei veritas. Nam mollities </text:span><text:span text:style-name="T2">quam </text:span><text:span text:style-name="T2">cali- •<text:line-break/>dae aquae lotionibus acquirunt corpora, solius humilitabis<text:line-break/>proprium ac insuperabile signum est, in animantis videlicet<text:line-break/>corpore, velut in opere de temperamentis est demonstra-<text:line-break/></text:span><text:span text:style-name="T2">tura. </text:span><text:span text:style-name="T2">Sane ulceratarum partium caro id ipsum </text:span><text:span text:style-name="T2">-perspicuo<text:line-break/></text:span><text:span text:style-name="T2">ostendit, ut quae in istis ex aqua calida perfusionibus flac<text:line-break/></text:span><text:span text:style-name="T2">cida </text:span><text:span text:style-name="T2">atque algae ritu fluida efficitur; quanquarn sane corpus<text:line-break/>illiusinodi affectionibus inanitur, ut minus tunc in fesc ha-<text:line-break/>beat humoris quam anlea. Viderique venia digni possunt<text:line-break/>qui per calidas lotiones atque aquae moderate calidae per-<text:line-break/>fusiones siccari corpus existimant; nam similis horum est<text:line-break/>error atque iIlormn qui credunt senes adolescentibus esse</text:span></text:p>
      <text:p text:style-name="P6"><text:span text:style-name="T2">humidiores. Pluribus namque senes excrementis humidis<text:line-break/>redundant, sed genuinae organicaeque partes adolescentibus<text:line-break/>magis sunt hurnidae; ut id quoque in secundo de tempera-<text:line-break/>mentis </text:span><text:span text:style-name="T2">monstravimus. </text:span><text:span text:style-name="T2">Perinde'fe res </text:span><text:span text:style-name="T2">habet </text:span><text:span text:style-name="T2">in perfusioni-<text:line-break/>bus ac lavacris omnique adeo, ex' </text:span><text:span text:style-name="T43">aq.ua </text:span><text:span text:style-name="T2">calida irrigatione.<text:line-break/>Siquidem </text:span><text:span text:style-name="T2">humores </text:span><text:span text:style-name="T2">qui </text:span><text:span text:style-name="T2">in </text:span><text:span text:style-name="T2">vasis aliisque </text:span><text:span text:style-name="T2">inanibus </text:span><text:span text:style-name="T2">spatiis </text:span><text:span text:style-name="T2">sunt<text:line-break/></text:span><text:span text:style-name="T2">exhauriuntur omues, at ipsa vasorum-corpora et universum<text:line-break/>genus carnosum se ipso sit humidius, ‘Atque hanc solam<text:line-break/>facullatem, ut consentaneum est, nunquam aqua dulcis depo-<text:line-break/></text:span><text:span text:style-name="T2">nit.- </text:span><text:span text:style-name="T2">Neqne enim quum fervens corpora exurit, quae usta<text:line-break/>redduntur sicca, uti quae ab igne sunt assa</text:span><text:span text:style-name="T2">i*'</text:span><text:span text:style-name="T2">rursum </text:span><text:span text:style-name="T2">nec<text:line-break/></text:span><text:span text:style-name="T2">quum fiimmam adepta frigiditatem per </text:span><text:span text:style-name="T2">diem totum; aut<text:line-break/></text:span><text:span text:style-name="T2">etiam longiori tempore parti cuipiam perfundituf', eam sic-<text:line-break/>ciorem efficit, tametsi rugosa atque admodum exilis relin-.<text:line-break/>qnitur. </text:span><text:span text:style-name="T2">Verum </text:span><text:span text:style-name="T2">haec eveniunt, quod qui in vasis aliisque<text:line-break/>spatiis est humor, exhaustus sit; at partes genuinae folidae-<text:line-break/>que, nulla sua parte sicciores evadunt. </text:span><text:span text:style-name="T2">Hujusque </text:span><text:span text:style-name="T2">sernper<text:line-break/>meminisse oportet; tum toto sermone </text:span><text:span text:style-name="T2">perpetuo </text:span><text:span text:style-name="T2">observan-</text:span></text:p>
      <text:p text:style-name="P33"><text:span text:style-name="T2">dum, ex evidenter apparentibus colligendam cujusque me-<text:line-break/>dicamenti facultatem; ac femper, ad quod quid dicitur<text:line-break/>calidum, frigidum, hurnidum, aut siccum, ad id esse aesti-<text:line-break/>mandum.<text:tab/>•</text:span></text:p>
      <text:h text:style-name="Heading_20_2" text:outline-level="2">Cap. IX.</text:h>
      <text:p text:style-name="P96"><text:span text:style-name="T2">Porro si quis velit ex superabnndanti a<text:line-break/>rebus externis probationes ducere, ne id quidem prohibeo:<text:line-break/>verum animum diligenter advertat consulo. Nam multos<text:line-break/>obtinet pnialogismos. Sed hos in consequentibus edisseram,-<text:line-break/>Caeterum quod solum quis ab externis rebus sumpserit, ut<text:line-break/>id quod judicium subit medicamentum aut calefacere, aut<text:line-break/>refrigerarer probet, id in ignis commercio contactuque'<text:line-break/>conspicitur. Neque, enim, 'usque adeo absurdum </text:span><text:span text:style-name="T27">eft,-<text:line-break/></text:span><text:span text:style-name="T2">qUod facile lu ignem vertitur,, id calidum facultate pu-<text:line-break/>tare. Memoria enim, opinor, tenemus omnia hujus vocis<text:line-break/>facultate significata, quae in tertio de temperamentis defini-<text:line-break/>vimus'. Unum igiturex iis erat et id quod ex,propria ejus,<text:line-break/>quod dicitur</text:span><text:span text:style-name="T2">, </text:span><text:span text:style-name="T2">materia tale est facultate; si quid enim facile<text:line-break/>in ignem .vertitur, id facultate est ignis, non actu scilicet.</text:span></text:p>
      <text:p text:style-name="P6"><text:span text:style-name="T2">Nam hoc quod est facultate, </text:span><text:span text:style-name="T27">ei adverso </text:span><text:span text:style-name="T27">ei</text:span><text:span text:style-name="T2"> </text:span><text:span text:style-name="T2">diniditur quod<text:line-break/>est actu</text:span><text:span text:style-name="T2">; </text:span><text:span text:style-name="T2">alterum vero quod est per se; ei </text:span><text:span text:style-name="T2">quod </text:span><text:span text:style-name="T2">est ex acci-<text:line-break/>denle. Hanc ergo judicii rationem considerare ac' distin-<text:line-break/>guere convenit.</text:span></text:p>
      <text:h text:style-name="Heading_20_2" text:outline-level="2">Cap. X.</text:h>
      <text:p text:style-name="P96"><text:span text:style-name="T2">At quibus consilium est tuto a rebus extra-<text:line-break/>neis ad corpora transire animalium, videre primum debent<text:line-break/>an tenuis sit essentiae an crassae, quod explorandum venit.<text:line-break/>Secundo an libi continuum densumque ac iolidum</text:span><text:span text:style-name="T2">, </text:span><text:span text:style-name="T2">an inter-<text:line-break/>vallis interceptum ac rarum.. Quocirca his immorandum<text:line-break/>prolixius est; videtur enim id quoddam </text:span><text:span text:style-name="T27">esse</text:span><text:span text:style-name="T2"> principium ad<text:line-break/>velut elementum multam considerationem postulans.</text:span></text:p>
      <text:h text:style-name="Heading_20_2" text:outline-level="2">Cap. XI.</text:h>
      <text:p text:style-name="P96"><text:span text:style-name="T2">Igitur eorum quae in confesso est facultate<text:line-break/>esse calida, nullum olunino apparet nos calefacere prius-<text:line-break/>quam in tenuia fit comminutum. Nam si quis piper scli-<text:line-break/>dum cuti inspergat, nullam plane caliditatem percipiat;<text:line-break/>eadem ratione si quis vel linguae imponat, aut deglntiat,<text:line-break/>aut alio pacto utatur integro,. haudquaquam diligenter trito<text:line-break/>et cribrato, </text:span><text:span text:style-name="T27">ac non</text:span><text:span text:style-name="T2"> adeo comminuto ut polrinem'tenuitate</text:span></text:p>
      <text:p text:style-name="P6"><text:span text:style-name="T2">referat. Nam quod pollinis inster tenue cuti inspergitur,,<text:line-break/>calefacit, ac maxime si affricueris; praeterea quod linguae<text:line-break/>admotum fuerit, aut in ventrem devoratum,’ aut quod soli-<text:line-break/>dum integrumque imponitur, nec cutem calefacit et linguae-<text:line-break/>ventrique exiguum duntaxatcaliditatis sensum movet. Itaque<text:line-break/>quum tenuium esse partium dicantur quae facile in tenues<text:line-break/>partes comminuuntur, crassarum vero partium quae contra;<text:line-break/>tnm dura viscosaque aegre acdifficile aut omnino in tenues<text:line-break/>comminui non possint; friabilia vero et quae citra lentorem<text:line-break/>mollia funt, prompte in tenuissimas solvantur; hiuc con-<text:line-break/>stare arbitror multa esse facultate calida ac facile accendi,<text:line-break/>verum nos haud facile calefacere. Nam ignis, ut qui<text:line-break/>omnium est-tenuissimus sirnulque calidissimus et in profun-<text:line-break/>dum facile penetrat et comminuit et extenuat vincitqne et<text:line-break/>transmutat atque in suam denique naturam convertit, unde- </text:span><text:span text:style-name="T2">•<text:line-break/></text:span><text:span text:style-name="T2">quaque scilicet simile reddens, atque exnperans id quod<text:line-break/>contingit At nostra caliditas supra quam quod crassae sit<text:line-break/>essentiae et halituofa insuper lufirma est, ut non facile mutet</text:span></text:p>
      <text:p text:style-name="P6"><text:span text:style-name="T27">suod</text:span><text:span text:style-name="T2"> contingit. Ostensum est autem in tertio de tempera-<text:line-break/>mentis, quo sine quae hic dicuntur assequi est impossibile,<text:line-break/>nullum eorum quae nos </text:span><text:span text:style-name="T2">calefacere </text:span><text:span text:style-name="T2">apparent perinde ut<text:line-break/>ignem posse calefacere, verum ut materiam accendi facilem,-<text:line-break/>siquidem mutationis principium a nostra caliditale accipien-<text:line-break/>tia, ut calami aridi ab igne, nos contra recalefaciunt et<text:line-break/>velut partes fiunt quaedam caloris nativi, sicut illi ignis i<text:line-break/>nam quod prius erat calamus, id nunc fit ignis,, ut mutantis<text:line-break/>apium ignis essentiam totam adaugeat. Monstravimus autem<text:line-break/>quaedam, ubi vel levem fuerunt mutationem extrinsecus .<text:line-break/>adepta, secundum naturam deinde sinam ad' plurimam muta-'<text:line-break/>tionem procedere. Quamobretn mirandum non est, si<text:line-break/>quaedam medicamenta primae quidem mutationis principium<text:line-break/>a nostro calore nacta, inde jam pergant eum quoque qui<text:line-break/>mutabat superare. Nam quum corporis cuiusque proprie-<text:line-break/>tas alia habilis sit ad suscipiendum' calorem , alia inhabilis, sili<text:line-break/>ut paria principia non fequatur par incrementum.-</text:span></text:p>
      <text:h text:style-name="P4" text:outline-level="2">Cap. XI<text:span text:style-name="T58">I</text:span>.</text:h>
      <text:p text:style-name="P96"><text:span text:style-name="T2">Quin etiam quod corpus admodum exile<text:line-break/>facilius alteratur mutaturque ab eo cui admotum est, quod<text:line-break/>autem grandius est, non nisi temporis spatio </text:span><text:span text:style-name="T27">ac</text:span><text:span text:style-name="T2"> </text:span><text:span text:style-name="T2">vix tandem<text:line-break/>etiam sensibilem alterationem sustinet, id quum non modo<text:line-break/>a physicis naturam scrutantibus sit demonstratum, sed cuivis<text:line-break/>etiam homini rei ipsius experientia notum, satis magnum<text:line-break/>adfert testimonium iis quae modo dicebamus. Quippe si<text:line-break/>piperis particulae </text:span><text:span text:style-name="T27">a</text:span><text:span text:style-name="T2"> nobis accipere debent mutationis ini-'<text:line-break/>tium, • eoque accipiant facilius quo fuerint minutiores;<text:line-break/>mirandum non est, si </text:span><text:span text:style-name="T2">eas </text:span><text:span text:style-name="T2">tanto citius calefacere experiamur<text:line-break/>quanto accuratius in minimas fuerint, comminutae.'</text:span></text:p>
      <text:h text:style-name="Heading_20_2" text:outline-level="2">Cap. XllI.</text:h>
      <text:p text:style-name="P96"><text:span text:style-name="T2">Quin etiam quod extima cutis superficies<text:line-break/>callosa fit duraque et frigida</text:span><text:span text:style-name="T2">, </text:span><text:span text:style-name="T2">tum quod fub ea est totum<text:line-break/>quanto profundius subeas, tanto est calidius, nemo ambigit;<text:line-break/>Huic farte, rationi, si duo etiam principia in aliis a nobis<text:line-break/>tractationibus demonstrata adjecero, ita denique universum<text:line-break/>possis colligere. Alterum quidem </text:span><text:span text:style-name="T2">ad </text:span><text:span text:style-name="T2">demonstrationem prlu-</text:span></text:p>
      <text:p text:style-name="P6"><text:span text:style-name="T2">cipiorum, sive lemmatum, sive axiomatum, sive propositio-<text:line-break/>num, sive utcunque nuncupare libebit, in commentariis de<text:line-break/>temperamentis demonstratum est, cutem videlicet omnem<text:line-break/>in primo statim ortu sibi esse continuam; at temporis spatio,<text:line-break/>perforari, ac plurima nancisci spiramenta ritu cribrorum.<text:line-break/>Alterum utilium ad ratiocinationem propositionum est, cor-<text:line-break/>pus universum expirabile esse </text:span><text:span text:style-name="T27">ac,</text:span><text:span text:style-name="T2"> inspirabile, ut inquit<text:line-break/>Hippocrates. Fusius autem de hac dictum est in libro de<text:line-break/>usq pulsuum, ubi demonstravimus arterias, ubi se dilatantes<text:line-break/>undequaque et per omnes meatus attrahunt, non aerem<text:line-break/>modo halitumque attrahere., fed qnicquid etiam trahi facile<text:line-break/>ac tenue sit, adfpiritalis essentiae impetum expedite couse-<text:line-break/>qui. Quibus sic fe habentibus multae venae arteriaeque<text:line-break/>aperiuntur in cutis meatus et in ipsius superfierem inter-<text:line-break/>nam : ac in meatuum perforationes, haud, pauca pervenire<text:line-break/>venarum arteriarumque oscula existimandum est,, nihiloque<text:line-break/>secius ad. extimam superficiem, ita ut ipsae osculis, </text:span><text:span text:style-name="T27">ibi<text:line-break/>finiant</text:span><text:span text:style-name="T2"> ac terminentur. Tum qnicquid piperis ad exaetissi-</text:span></text:p>
      <text:p text:style-name="P6"><text:span text:style-name="T2">mum </text:span><text:span text:style-name="T2">redactum fuerit pollinem, simul </text:span><text:span text:style-name="T2">cum </text:span><text:span text:style-name="T2">ambiente </text:span><text:span text:style-name="T2">ae’re<text:line-break/>ab arteriis attrahi; ipsumqueprotinus* </text:span><text:span text:style-name="T27">a</text:span><text:span text:style-name="T2"> calore nativo trans-<text:line-break/>mulari, idque tum ob parvitatem tumnib ingenitam- ut a<text:line-break/>calore alteretur aptitudinem; siquidem'haud aliud-issi' erat<text:line-break/>facultate, esse calido, quam </text:span><text:span text:style-name="T27">facile</text:span><text:span text:style-name="T2"> posse incalescere. Quod<text:line-break/></text:span><text:span text:style-name="T2">si&gt; </text:span><text:span text:style-name="T2">semel idilli lusit nimirum nomestper omne corpus tem-<text:line-break/></text:span><text:span text:style-name="T2">pore </text:span><text:span text:style-name="T2">perlatum, ipsum recalefaceres </text:span><text:span text:style-name="T2">axr- </text:span><text:span text:style-name="T2">proinde'piimum<text:line-break/>inaximeque ab id. genus medicamentis incalescere partes,i<text:line-break/>quas primum contigeritr deinde quae his' sunt proximae et</text:span><text:span text:style-name="T34">;<text:line-break/></text:span><text:span text:style-name="T2">continentes-; ac-sic deinceps jam tertio, quartoque' </text:span><text:span text:style-name="T27">foco,</text:span><text:span text:style-name="T2"> pro-<text:line-break/></text:span><text:span text:style-name="T2">situs </text:span><text:span text:style-name="T2">videlicet </text:span><text:span text:style-name="T27">viduitate,</text:span><text:span text:style-name="T2"> cum: iis quae’ primo incaluerant'<text:line-break/>incalescerer Haec scientisica constant demonstratione,' </text:span><text:span text:style-name="T2">nonr<text:line-break/></text:span><text:span text:style-name="T2">tamen iis satis credibili,, qui lu'primis non fuerint exerci-'<text:line-break/>tatii Oportet enim in iis quae det elementis sunt ratioci—:<text:line-break/>nationibus esse'versatum, atque in commentariis de tetnpe-<text:line-break/>ramentis et usu pulsuum et ante haec omnia in demonstrandi<text:line-break/>methodis peritum. Sane paucis datum est omnia' percur-<text:line-break/></text:span><text:span text:style-name="T2">rere. . </text:span><text:span text:style-name="T2">Verum his quidem suffecerit, mea sententia, in levi-</text:span></text:p>
      <text:p text:style-name="P6"><text:span text:style-name="T2">dentibus duntaxat versari paucis attactis.cummunibus ratio-<text:line-break/>nibus ,,- sive epllogismis; Itaque causam., quamobrem nout<text:line-break/>calefaciunt .corpora humana ea quae erassa adhibentur, etiam,<text:line-break/>simatura sint calida; iis duntaxat qui rationem assequi valeant<text:line-break/>dictam . esse, reputent: sibique. satis esse, persuadeant,'quod<text:line-break/>evidenter sensibus apparet./.. Apparet autem evidenter craf-<text:line-break/>sorum omnium nullum, prius quam ad unguem comminuatur<text:line-break/>extenueturque, neque ipsium a. corpore nostro quicquam<text:line-break/>perpeti, neque rursum 'in nos posse agere. Nec enim solum,<text:line-break/>in pipere, napy, canchry . caeterisque,.omnibus quae nos<text:line-break/>calefaciunt ile fe res habet,., scd aeque,item in.facultate fri-1<text:line-break/>gidis. . Nam si quis: radicis 'mandragorae corticem in magnas<text:line-break/>partes confractam cuti imponat,.aut illinat, </text:span><text:span text:style-name="T2">aut </text:span><text:span text:style-name="T2">deglutiat,<text:line-break/>plane nihil efficiet; </text:span><text:span text:style-name="T2">at </text:span><text:span text:style-name="T2">si admodum fit; comminuta, refrige-<text:line-break/>rare .potest. Sic etiam papaveris femen et cicutae, quan-<text:line-break/>quam. hoc sit omnium refrigerantium valentisiimum, tamen<text:line-break/>antequam exacte comminuatur, cuti nostrae impositum plane</text:span></text:p>
      <text:p text:style-name="P6"><text:span text:style-name="T2">est imbecillum. Ne te ergo magira teneat admiratio, quod’<text:line-break/>calami aridi pilique- tametsi accendi promptissimi lunt, non<text:line-break/>tamen nos contactu calefaciant; quippe qui plane </text:span><text:span text:style-name="T27">a-</text:span><text:span text:style-name="T2"> nostro<text:line-break/>calore mutari nequeant, ut sic recalefaciant, quod videlicet<text:line-break/>pollinis ritu comminui non valeant; quandoquidem calamus<text:line-break/>Indicus, quem et aromaticum appellitant, quum'tundi, eri-<text:line-break/>brari, ac plane magis quam qui apud nos nafcitur commi-<text:line-break/>nui valeat, clare nos calefacere eonfpicitur', sicut iino ore<text:line-break/>omnes qui aetate nobis majores funt medici confitentur.</text:span></text:p>
      <text:h text:style-name="Heading_20_2" text:outline-level="2">Cap. XIV.</text:h>
      <text:p text:style-name="P96"><text:span text:style-name="T2">Porro considerandum est, quemadmo-<text:line-break/>dum proposui, non solum si erassarumsit partium an tenuium<text:line-break/>explorandum medicamentorum substantia, verum etiam </text:span><text:span text:style-name="T27">ra-<text:line-break/></text:span><text:span text:style-name="T2">rane an densa. Voco sane rarum, cujus partes spatiis ina-<text:line-break/>nibus interceptafunt, intelligentibus videlicet nobis ae sem-<text:line-break/>per recordantibus quo pacto dicatur spatium inane ab iis<text:line-break/>qui unitam, esse "dicunt substantiam, non quemadmodum<text:line-break/></text:span><text:span text:style-name="T2">Epieuro </text:span><text:span text:style-name="T2">et. Asclepiadi est visum, imo aere-plenum est in<text:line-break/></text:span><text:span text:style-name="T2">raris </text:span><text:span text:style-name="T2">corporibus spatium inane. Ubi ergo ejusmodi (patiis</text:span></text:p>
      <text:p text:style-name="P6"><text:span text:style-name="T2">multis corpus </text:span><text:span text:style-name="T2">suerit </text:span><text:span text:style-name="T2">distinctum, facilius quam densum accen-<text:line-break/>ditur, etiamsi quod ad caliditatis frigiditatisque attinet tem-<text:line-break/>periem, similiter llli sit affectum. Nam qui in iis spathis •<text:line-break/>continetur aer, quum sit ad patiendum promptissimus, primo,<text:line-break/>statim ignis occursu accenditur atque inflammatur.; una<text:line-break/>vero secum corpus universum accendit, unamquamque ejus<text:line-break/>partem nimirum undequaque. occupans. Ergo si, parva cor-<text:line-break/>pora, cingente ea circumquaque flamma prompte acceudun-<text:line-break/>tur, nam id clare .conspicimus, non sine ratione corpus-<text:line-break/>rarum celeriter accenditur, utpote quum profundas ejus<text:line-break/></text:span><text:span text:style-name="T27">partes omnes</text:span><text:span text:style-name="T2"> flamma contingat. Sic itaque calamos aridos<text:line-break/>ignis celeriter exurit, tametsi minus sunt alia substantia ca-<text:line-break/>lidi, idque oh meatuum multitudinem quos aer quidem<text:line-break/>prius occupabat :• ubi vero ignis contigit , flamma depascitur v<text:line-break/>aer enim accensus flamma est, terra vero carbo. Porro<text:line-break/>quod aeris plenos meatus multos aridus calamus obtineat,<text:line-break/>summum argumentum est ipsius lenitas; nam siccum natura<text:line-break/>corpus, leve esse alioqni nequeat/, nisi inanitate sit praeni-</text:span></text:p>
      <text:p text:style-name="P6"><text:span text:style-name="T2">fum. Eundem in modum pumex et spongia sicca alque<text:line-break/>omnia adeo quaecunque fistulosa sunt multumque vacui obti-<text:line-break/>nent, pondere sunt levia; sic sane et'calamus </text:span><text:span text:style-name="T27">non eo</text:span><text:span text:style-name="T2"> dum-<text:line-break/>taxat quod siccus est, fed quod plurimi aeris est particeps,<text:line-break/>prompte accenditur; ut </text:span><text:span text:style-name="T27">a</text:span><text:span text:style-name="T2"> nostro corpore aegre proinde ca-<text:line-break/>lefieri potest, quod essentiae sit crassae." Quando igitur- me-<text:line-break/>dicamenti cujuspiam exiguis commercio temperiem colligen-<text:line-break/>tes scrutari statuimus, an adversum’ nos eodem modo se<text:line-break/>gerati substantiae ejus respicienda constitutio est. Nam st<text:line-break/>tenuis quidem sit, sed sibi'ipsi continua, eandem ef in nos iia-<text:line-break/>turam'ostendet quam prius'in ignem : sin autem rarasit et<text:line-break/>crassa, fieri potest ut ah igne quidem’ perfacile alteretur, non<text:line-break/>famen a </text:span><text:span text:style-name="T2">calore </text:span><text:span text:style-name="T2">nostro, ac proinde nec nos recalefaciat.</text:span></text:p>
      <text:h text:style-name="Heading_20_2" text:outline-level="2">Cap. XV.</text:h>
      <text:p text:style-name="P96"><text:span text:style-name="T2">Posteaquain igitur haec eum in modum<text:line-break/>definita sunt, rursumlad sermonem de aqua redeamus. Nam<text:line-break/>quod tenuis sit essentiae, argumento est quod promptissime<text:line-break/>per pilos' </text:span><text:span text:style-name="T2">et </text:span><text:span text:style-name="T2">vestimenta perfluat; nam propter humiditatern</text:span></text:p>
      <text:p text:style-name="P6"><text:span text:style-name="T2">mollitiemque, quodque nihil habeat adjunctum lentoris, divi-<text:line-break/>sibiles partes obtinet et quae facile in minimas possint dis-.<text:line-break/>trahi. Talis quum sit, tamen neque nos ex sua natura<text:line-break/>calefacit, neque proprium est ignis nutrimentum, imo omnino<text:line-break/>contra adversatur et dissidet atque extingnit, ut quae illi sit<text:line-break/>adversissima: nec mirum est, ficum igne natura tum calle<text:line-break/>dissimo tum siccissimo pugnet aqua, quae frigida est et hu-<text:line-break/>mida. 'Conjectura igitur, ut dictum est, et ex ignis sumenda<text:line-break/>commercio, quo pacto quodque medicamentum in calore<text:line-break/></text:span><text:span text:style-name="T27">frigo reque</text:span><text:span text:style-name="T2"> se habeat: non tamen protinus existimandum tale<text:line-break/>et ad nos rideri, nisi tenuium sit partium et spissum. Sic<text:line-break/>oleum tametsi facile in flammam vertitur, non tamen admo-<text:line-break/>purn celeriter’ nos calefacit, nimirum lenta crassaque sub-<text:line-break/>stantia sua tenaciter iis inhaerens quae primum contigit;<text:line-break/>proindeque longissime omnibus perdurat, quibus fuerit illi-<text:line-break/>tum,. scilicet uec ab ambiente facile aut extenuari aut discuti<text:line-break/>potem, nec intro in corpus prompte transumi. Aqua vero</text:span><text:span text:style-name="T2">’’</text:span></text:p>
      <text:p text:style-name="P6"><text:span text:style-name="T2">e </text:span><text:span text:style-name="T2">contrario </text:span><text:span text:style-name="T2">et </text:span><text:span text:style-name="T2">celerrime in halitum solvitur atque expedite<text:line-break/>discutitur, proinde etiamsi </text:span><text:span text:style-name="T2">in </text:span><text:span text:style-name="T2">idem vas conjectam aquam<text:line-break/>oleumque decoquas, prior tamen aqua resolvitur et absumi- </text:span><text:span text:style-name="T2">-<text:line-break/></text:span><text:span text:style-name="T2">tur. Sic item si lithargyro; aut cerussa, aut id genus ali-<text:line-break/>quo cum aqua diligenter commixto, simul ambo decoquere<text:line-break/>voles, priorem discuti aquam experiere.</text:span></text:p>
      <text:h text:style-name="Heading_20_2" text:outline-level="2">Cap. XVI.</text:h>
      <text:p text:style-name="P96"><text:span text:style-name="T2">Non ergo simpliciter quod citius accen-<text:line-break/>ditur, protinus id etiam ad nos apparet calidius. Siquidem<text:line-break/>ante ostensum est, ut calefacientium actu aliud simpliciter<text:line-break/>erat calidum, ut ignis; aliud exnperantia calidum, velut qui<text:line-break/>in nobis est calor: sic eorum quae facultate sunt calida<text:line-break/>aliud esse ejusmodi, ut ad id quod primo et absolute est ca-<text:line-break/>lidum; aliud vero ut ad id quod per exuperantiam dicitur,<text:line-break/>Quamobrem non absolute ab ea quae adversus ignem est, in<text:line-break/>judicium venientium medicamentorum dispositione, ad nos<text:line-break/>transire expedit, sed adjecta limitatione proposita.</text:span></text:p>
      <text:h text:style-name="Heading_20_2" text:outline-level="2">Cap. XVII.</text:h>
      <text:p text:style-name="P96"><text:span text:style-name="T2">Eadem haec, limitatio itidem necessaria<text:line-break/>est, quoniam ex eo quod quid facile conglaciatur frigidum</text:span></text:p>
      <text:p text:style-name="P6"><text:span text:style-name="T2">esse colligimus. Nam lu </text:span><text:span text:style-name="T2">iis </text:span><text:span text:style-name="T2">quae eandem habent aut<text:line-break/>tenuitatem aut crassitudinem confistentiae, quod ocius a<text:line-break/>frigore congelatur, temperamenti est frigidioris. Nam si<text:line-break/>alterum sit tenuius, puta' exempli causa vinum; alterum<text:line-break/>crassius, ut oleum : non cst necesse* aut citius aut magis con-<text:line-break/>crescere quod est frigidius. Verum si quanto alterum est '<text:line-break/>frigidius, tanto alterum quoque crassius sit, sic similiter ambo<text:line-break/>concrescent. Caeterum magis concretum videatur</text:span><text:span text:style-name="T2">,' </text:span><text:span text:style-name="T2">ipsa<text:line-break/>videlicet confistentiae duritia, quod fuerit essentiae crassio-<text:line-break/>ris. Nam rationabile est, reor, similiter congelatorum quod<text:line-break/>crassioris fuerit essentiae, itidem fieri durius. - Atal vel<text:line-break/>altcrum plus fit frigidius quam reliquum essentiae crassioris:<text:line-break/>aut contra minus frigidius quidem ipioruin alterum ,&gt;reli-<text:line-break/>quum vero crassioris </text:span><text:span text:style-name="T2">essentiae, </text:span><text:span text:style-name="T2">haud etiam pari tempore<text:line-break/>congelascere est possibile; verum quod plus est frigidius<text:line-break/>quam alterum essentiae crassioris, minori temporis spatio;<text:line-break/>quod vero</text:span><text:span text:style-name="T34">7</text:span><text:span text:style-name="T2"> minus est' frigidius quam reliquum essentiae<text:line-break/>crassioris, majori. Sic' magis mluusque utrumvis ipsorum</text:span></text:p>
      <text:p text:style-name="P6"><text:span text:style-name="T2">videri durum</text:span><text:span text:style-name="T2">, </text:span><text:span text:style-name="T2">id pro </text:span><text:span text:style-name="T2">excessus proportione </text:span><text:span text:style-name="T2">evenire est </text:span><text:span text:style-name="T27">ner<text:line-break/></text:span><text:span text:style-name="T2">-cesse..</text:span></text:p>
      <text:h text:style-name="Heading_20_2" text:outline-level="2">Cap. XVIII.</text:h>
      <text:p text:style-name="P96"><text:span text:style-name="T2">Haec </text:span><text:span text:style-name="T2">ergo </text:span><text:span text:style-name="T2">memoriae mandare oportet;<text:line-break/>tum quod non idem sint congelari </text:span><text:span text:style-name="T2">et-</text:span><text:span text:style-name="T2">refrigerari et quod.illnd<text:line-break/>maxime a refrigeratione provenlat. Nam refrigerari est fri-<text:line-break/>gidam accipere qualitatem, at congelari est durescere prae<text:line-break/>frigore. Ergo, quaecunque corpora tenuis sunt essentiae,<text:line-break/>quum facile. perpetiantur, prompte tum incalescunt tum<text:line-break/>refrigerantur; at non aeque prompte congelantur, ut aer et<text:line-break/>ignis. Nam hic plane non. congelatur: ille autem nempe<text:line-break/>aer non perinde ut vitrum, ut pix, ut cera, resina, bitu-<text:line-break/>ijien; tametsi, bitumen fit vel calidissimum, verum quod<text:line-break/>ejus crassum est ae terreum , ad congelationis celeritatem<text:line-break/>ndjnvat; ac si tetigeris, calidum etlamnum, plane tamen con-<text:line-break/>gelatuui reperias: sicut, puto, et plumbum et stannum non<text:line-break/>aliter concreta sunt etiamnum ferventia. Sic aquam Hip-<text:line-break/>poerates, quae celeriter et. incalesceret et refrigeraretur,<text:line-break/>femper esse levissimam retulit: nam quanto tenuior suerit,</text:span></text:p>
      <text:p text:style-name="P6"><text:span text:style-name="T2">tanto pati promptior </text:span><text:span text:style-name="T2">est: atqui </text:span><text:span text:style-name="T2">quae tenuior est, minimum<text:line-break/>habet limi terrestris. Non </text:span><text:span text:style-name="T2">ergo absolute, nec </text:span><text:span text:style-name="T2">temere ex<text:line-break/>materiae passionibus ad </text:span><text:span text:style-name="T2">ignem, </text:span><text:span text:style-name="T2">conjicere ejus ad nos facul-<text:line-break/>tatem oportet, verum adjunctis limitationibus suprapositis.<text:line-break/>Quare nec aeque securum hoc judicium ac id quo ad nos<text:line-break/>ipsos quid examinamus: at qui hoc etiam ulterius transeunt,<text:line-break/>plane in multis errorum periculis versantur. Quamquam<text:line-break/>id faciunt medicorum complures, alii omne quod viscosum<text:line-break/></text:span><text:span text:style-name="T2">est, </text:span><text:span text:style-name="T2">calidum asserentes: alii qnicquid adstringit: </text:span><text:span text:style-name="T2">nonnulli<text:line-break/></text:span><text:span text:style-name="T2">qnicquid est dulce, quidam vero etiam quod austerum acer-<text:line-break/>hurnve est:, sunt autem qui singulis illorum contraria defen-<text:line-break/>dant; Sed qui in istis errores committantur poftea </text:span><text:span text:style-name="T2">narrabo.<text:line-break/>Nunc </text:span><text:span text:style-name="T2">autem praesentem sermonem consilium est absolvere:<text:line-break/>nempe ut fi quis ex ignis commercio materiam judicare </text:span><text:span text:style-name="T2">volet,<text:line-break/>non </text:span><text:span text:style-name="T2">absolute, neque oitra limitationem id faciendum </text:span><text:span text:style-name="T2">: neque<text:line-break/></text:span><text:span text:style-name="T2">perinde ad ignem' et hominem habere qnicquid </text:span><text:span text:style-name="T2">judicatur<text:line-break/></text:span><text:span text:style-name="T2">putandum. Nam aqua igni adversissima </text:span><text:span text:style-name="T2">est, ut quae facul-<text:line-break/>tatem </text:span><text:span text:style-name="T2">sortita sitfrigidam et humidam</text:span><text:span text:style-name="T2">: muria vero</text:span><text:span text:style-name="T2">, </text:span><text:span text:style-name="T2">marina</text:span></text:p>
      <text:p text:style-name="P34"><text:span text:style-name="T2">bituminosaque et fulsurosa aqua, </text:span><text:span text:style-name="T14">ηθη </text:span><text:span text:style-name="T2">aeque, quippe quum<text:line-break/>id .genus omnes ab, aqua </text:span><text:span text:style-name="T2">ad </text:span><text:span text:style-name="T2">calidius recesserint. Verum de,<text:line-break/>sponte natis aquis vel haec sufficiant. Siquidem ubi medie<text:line-break/>caminum uniuscujusque quorum qualitates accipere aquam<text:line-break/>ostensum est sermonem sigillatim tractabimus, si nunc aut<text:line-break/>obscurius quippiam aut imperfectius sit, dictum, id tunc asse<text:line-break/>jicietor. </text:span><text:span text:style-name="T2">.......<text:tab/></text:span><text:span text:style-name="T27">d:</text:span></text:p>
      <text:h text:style-name="Heading_20_2" text:outline-level="2">Cap. XIX.</text:h>
      <text:p text:style-name="P96"><text:span text:style-name="T2">Sed ad reliqua nunc liquidorum medica-,<text:line-break/>minum transibimus, inter quae vel maxima est controversia<text:line-break/>de areto, aliis frigidum, aliis contra calidum adstruentibust<text:line-break/>nonnullis calorem quidem quendam illi concedentibus, scd<text:line-break/>quendam etiam-auferentibus, velut qui acetum vintrm esse<text:line-break/>mortuum asserunt. Nam hi propriam vini caliditatem per-,<text:line-break/>didisse quidem, verum putredinofam assumpsisse aliam quan-<text:line-break/>dam contendnnt. Atque ego sane non multum abest quin,<text:line-break/>illorum laudem sententiam, in eamque prompte accedam,<text:line-break/>proque hac assertione atque opinione pericula omnia subeam,<text:line-break/>si quam rnachiuam aut artem invenire queam, sicut in lacte</text:span></text:p>
      <text:p text:style-name="P9"><text:span text:style-name="T2">contrariarum partium</text:span><text:span text:style-name="T34">1</text:span><text:span text:style-name="T2"> separationis, ita-hio quoque. Nunc<text:line-break/>autem quod </text:span><text:span text:style-name="T2">lac </text:span><text:span text:style-name="T2">universum non sit- hornoeomeres et similare,<text:line-break/>neque undequaque sibi-idem, clare monstrat ejus scissio ex-<text:line-break/>cogitata videlicet multis hominibus </text:span><text:span text:style-name="T27">ratione,</text:span><text:span text:style-name="T2"> qua partes ca-<text:line-break/>feofae a serosis separari possint. Atqui neque tale quid<text:line-break/>repertum in aceto est: neque manifesto demonstrare possis,'<text:line-break/>quod, quantum ejus </text:span><text:span text:style-name="T27">est tenue</text:span><text:span text:style-name="T2"> atque humidurn exacte, hoc<text:line-break/>quidem refrigeret: quod vero secundum faecis- substantiam<text:line-break/>in eo defertur , velut in vinis calefaciat-; nam ea suium ra-<text:line-break/>tione aperte quis probaverit ipsum ex partibus facultate con-<text:line-break/>trariis consistere sicut lac. Sane • in omnibus liquoribus,<text:line-break/>quos - exprimendis fructibus, conficiunt, crassum defertur<text:line-break/>quipplam, quod et temporis spatio fubsidit-: faex vocatur in<text:line-break/>vino, </text:span><text:span text:style-name="T27">in-oleo</text:span><text:span text:style-name="T2">-autem amurca; scd er in omnibus aliis inest,‘<text:line-break/>quod illis proportione respondet, tametsi proprium nomen<text:line-break/></text:span><text:span text:style-name="T2">* </text:span><text:span text:style-name="T2">fortitummon sit, quod velut faex est in illis; utique et in<text:line-break/>aceto est ejusmodi qusppiam' et forian ipsum est quod calo-<text:line-break/>ris est particeps-: quod vero frigoris,-id-quod tenueestyscr—</text:span></text:p>
      <text:p text:style-name="P6"><text:span text:style-name="T2">tussis verc. et in ipso, tenui exiguum quiddam defertur mullo,<text:line-break/>tempore praeparatum alterius naturae quam ipsum sit totum;<text:line-break/>narnquod majori parte frigidius sit quam calidius, liquido iis<text:line-break/>apparere arbitror, qui vere facultatem ejus expenderint.</text:span></text:p>
      <text:h text:style-name="Heading_20_2" text:outline-level="2">Cap. XX.</text:h>
      <text:p text:style-name="P96"><text:span text:style-name="T2">Ac miror qua ratione ducti quidam ita<text:line-break/>calidum esse acetum dixerint, ut cauterio ipsum assimilarint;<text:line-break/>nam, hac, inquiunt, ratione sanguinis eruptiones reprimit.<text:line-break/>Primum enim tanta caliditas sensum nostrum non sugeret.<text:line-break/>Deinde ad illorum calidorum imaginem omnino utique cru-<text:line-break/>stam efficeret., calidis medicamentis similiter. Nam id<text:line-break/>plane in his'conspicimus, ubi per ea sanguinem sistere sta-<text:line-break/>tutum-est, crustam, relinqui haud exiguam; siquidem, nisi<text:line-break/>crustam effeceris, sanguinem haud represseris, nam ea velut.<text:line-break/>operculum fit corporibus sanguinem profundentibus. Proin-<text:line-break/>de sane etiam cauteria plane candentia illis applicare con-<text:line-break/>spevimus, compertum nimirum habentes, quae non surrt<text:line-break/>ejusmodi praeterquam quod, nihil proficiant, insuper lae-<text:line-break/>dere ac sanguinis profluvium irritare. Nec sane ignis ex</text:span></text:p>
      <text:p text:style-name="P35"><text:span text:style-name="T2">sua ratione aut quod calefaciat, ipsum sistere potest: verum<text:line-break/>idcirco., quia quum urat quae contigerit, ' quod ex ustione<text:line-break/></text:span><text:span text:style-name="T2">reliquum </text:span><text:span text:style-name="T2">est, </text:span><text:span text:style-name="T2">operculum </text:span><text:span text:style-name="T2">subjectis partibus relinquat, id </text:span><text:span text:style-name="T2">quod'<text:line-break/></text:span><text:span text:style-name="T2">Graecis, appellari consuerit </text:span><text:span text:style-name="T14">ὲσχἀρα. </text:span><text:span text:style-name="T2">At acetum haud </text:span><text:span text:style-name="T2">per-<text:line-break/>inde </text:span><text:span text:style-name="T2">ut crustam facientia medicamenta, sed potius ut ad- -<text:line-break/>stringentia et refrigerantia citra crustam sanguinis </text:span><text:span text:style-name="T2">fluores'<text:line-break/>cohibet: </text:span><text:span text:style-name="T2">itaque hac quidem ratione non calefacere </text:span><text:span text:style-name="T2">extreme,<text:line-break/></text:span><text:span text:style-name="T2">sed refrigerare, </text:span><text:span text:style-name="T2">putetur. </text:span><text:span text:style-name="T2">Praestat autem. Ut et supra </text:span><text:span text:style-name="T2">monui-<text:line-break/></text:span><text:span text:style-name="T2">mus,- </text:span><text:span text:style-name="T2">a </text:span><text:span text:style-name="T2">talibus conjecturis recedere; utpote quae judicium ad<text:line-break/>sensum haud reserant, neque ex prope’positis aut vicinis,<text:line-break/>fed e longinquo et longis sumptionibus rationem colliganti<text:line-break/>Aperiam autem copiosius illarum absurditatem in </text:span><text:span text:style-name="T2">libris<text:line-break/>sequentibus.<text:tab/>-<text:tab/></text:span><text:span text:style-name="T2">_</text:span></text:p>
      <text:h text:style-name="Heading_20_2" text:outline-level="2">Cap. XXI.</text:h>
      <text:p text:style-name="P96"><text:span text:style-name="T2">Nos </text:span><text:span text:style-name="T2">autem secundum methodum </text:span><text:span text:style-name="T2">ah<text:line-break/></text:span><text:span text:style-name="T2">initio positam </text:span><text:span text:style-name="T2">vim ejus </text:span><text:span text:style-name="T2">experiemur, primum in iis qui-<text:line-break/></text:span><text:span text:style-name="T2">bus . </text:span><text:span text:style-name="T2">inculpata constat sanitas, mox in intemperatis,<text:line-break/></text:span><text:span text:style-name="T2">deinde </text:span><text:span text:style-name="T2">et in aegrotantibus. Itaque spongiam aut </text:span><text:span text:style-name="T2">lanam<text:line-break/></text:span><text:span text:style-name="T2">aceto madentem cuivis sani corporis parti </text:span><text:span text:style-name="T2">superpone-</text:span></text:p>
      <text:p text:style-name="P6"><text:span text:style-name="T2">mus: deinde ut </text:span><text:span text:style-name="T2">ante </text:span><text:span text:style-name="T2">est positum, protinus rogabimus,<text:line-break/>idiotas scilicet atque ex </text:span><text:span text:style-name="T2">plebe </text:span><text:span text:style-name="T2">'aliquem, nam'illorum in<text:line-break/>istiusmodi incorruptum est judicium, quia nulli videlicet<text:line-break/>dogmati serviliter, sunt addicti, nunquid calorem an frigus<text:line-break/>percipiant. Id vero satis constat, quod illud nec summe<text:line-break/>frigidum nec calidum admovebimus: nam et de hoc supra<text:line-break/>verba fecimus. Sane si tale fuerit quod applicatur acetum;<text:line-break/>potissimum si non admodum inveteratum, neque extreme<text:line-break/>acre, manifestum principio frigus percipient; itidem et post<text:line-break/></text:span><text:span text:style-name="T2">unam, </text:span><text:span text:style-name="T2">duas, tresve ac quatuor horas: postea vero post<text:line-break/>sublationem scilicet scnsirn nascentis in parte caloris opinio-<text:line-break/></text:span><text:span text:style-name="T2">nem </text:span><text:span text:style-name="T2">habebunt. Porro si vehementer acre acetum extiterit,<text:line-break/></text:span><text:span text:style-name="T2">et </text:span><text:span text:style-name="T2">hoc etiam refrigerari fe principio dicent; celeriter tamen<text:line-break/>recurrentem calorem fentient, non autem longo post tem-<text:line-break/>pore, velut in recentiore </text:span><text:span text:style-name="T2">ac </text:span><text:span text:style-name="T2">non valde acri aceto. Ex<text:line-break/>quibus constat omnino frigidum quidem esse acetum, fed<text:line-break/>quendam etiam obtinere calorem, qui acrimoniae ratione<text:line-break/></text:span><text:span text:style-name="T2">per </text:span><text:span text:style-name="T2">aliquod accidens spatio temporis mediocriter corpora </text:span><text:span text:style-name="T2">'</text:span></text:p>
      <text:p text:style-name="P6"><text:span text:style-name="T2">excalesaclat,, tametsi id non ubique, scd </text:span><text:span text:style-name="T2">in- </text:span><text:span text:style-name="T2">quibusdam dun-<text:line-break/>taxat possit efficere. Nam laxis ac doloris.expertibus tu-<text:line-break/>moribus neque protinus-neque postea caloris, scissum aceti<text:line-break/>usus commovet, mordicatio tamen in illis quaedam-perci-<text:line-break/>pitur, ob quam saepenumero iis qni vehementer utuntur<text:line-break/>tenuis quidam recurrit-rubor. Itaque neque primario neque<text:line-break/>proprio ordino calefacere rideri possit, sed acrimoniae<text:line-break/>morsu irritare. -Porro quandoquidem </text:span><text:span text:style-name="T27">a sanis</text:span><text:span text:style-name="T2"> corporibus ad<text:line-break/>affectus semel delapsi sumus, suggeramus quae in calidissi-<text:line-break/>mis et- frigidissimis • affectibus efficere queat. Ergo si quis<text:line-break/>ab illita thapsia-uratur, ardor aceto restinguitur; id quod<text:line-break/>cui libitum- est experientia discere licet, velut nos prosecto<text:line-break/>fecimus in'nobis ipsis, quo accurate medicamenti, potentiam<text:line-break/>experiremur. Illitis enim multis in loeis tibiis-, -ubi post<text:line-break/>quatuor quinqueve horas, accendi et inflammari coepissent,<text:line-break/>huic quidem parti acetum., illi, aquam.inspersimus;-alii vero .<text:line-break/>oleum, alii-rosaceum inunximus ; et aliis atque aliis </text:span><text:span text:style-name="T27">alia<text:line-break/>atque</text:span><text:span text:style-name="T2"> alia quae aut acrimoniam hebetare, aut calorem’ resui-</text:span></text:p>
      <text:p text:style-name="P6"><text:span text:style-name="T2">gerare creduntur; scd eorum omnium </text:span><text:span text:style-name="T2">acetum </text:span><text:span text:style-name="T2">compertum<text:line-break/>est efsicacissimum. </text:span><text:span text:style-name="T2">Quocirca </text:span><text:span text:style-name="T2">manifestum </text:span><text:span text:style-name="T2">est, non eo </text:span><text:span text:style-name="T2">quod<text:line-break/>acrimoniam ac mordacitatem obtundat, sieut oleum et rosa-<text:line-break/>cgum, nam id praestare haec possunt, sed quia refrigeret<text:line-break/>tale esse. Quippe si excitatas a thapsia phlegmonas aliter<text:line-break/>fanare non liceat, nisi aut refrigerando aut morsum sive<text:line-break/>acrimoniam obtundendo: nec alterum praestare valeat ace-<text:line-break/>tum: consequitur utique necessario per reliquam vim,sanasse.<text:line-break/>Alias porro reliquas calidas passiones , omnes, phlegmonas<text:line-break/>pura, herpetes, phygethla, erysipelata, carbunculos,,, alias<text:line-break/>plus, alias minus refrigerare consuerit. Quapropter nisi<text:line-break/>vebementiasilli atque asperitas facultatis molesta inesset, haud<text:line-break/>alio sane utendum ad refrigerandum foret.</text:span></text:p>
      <text:h text:style-name="Heading_20_2" text:outline-level="2">Cap. XXII.</text:h>
      <text:p text:style-name="P96"><text:span text:style-name="T2">Tametsi quidam reperiantur quimaxi-<text:line-break/>murnid caliditatis,ejus argumentum constituunt. Non enim,<text:line-break/>inquiunt, neque aere, neque mordax, neque asperum, ne-<text:line-break/>que erodens foret, nisi affatim illi inesset caliditas. Nam<text:line-break/>sicut frigidi proprium est contrahere ac condensare, ita ca-</text:span></text:p>
      <text:p text:style-name="P6"><text:span text:style-name="T2">lidi secare atque dividere: </text:span><text:span text:style-name="T2">id </text:span><text:span text:style-name="T2">quod in primis efficere acetum<text:line-break/>valet, quippe quod </text:span><text:span text:style-name="T2">secet </text:span><text:span text:style-name="T2">atque erodat non modo animan-<text:line-break/>tium corpora, sed et grumos, callos, lapides, fictile, aes,<text:line-break/>ferrum, plumbum; ac tantum non velut ignis cuncta per-<text:line-break/>vadat ac penetret, nec ulla possit substantia penetrationis<text:line-break/>ejus vehementiam aut fustinere, aut illi reluctari ac resi-<text:line-break/>stere; nam subtile haud secus esse atque ignem, non levi<text:line-break/>testimonio illi tactum esse.: quin et gustantibus ita videri et<text:line-break/>per subtilissima vestimenta promptius aqua perfluere omnia-<text:line-break/>que exedere, uti paulo supra diximus. Et quidnam obse-<text:line-break/>cro aliud ipsum actum his verbis quam ignem prouuu-<text:line-break/>ciaht? Non aliter quam </text:span><text:span text:style-name="T2">qni </text:span><text:span text:style-name="T2">frigore grumos ipsum solvere<text:line-break/>contendunt, premendo videlicet, densando ac omnia unde-<text:line-break/>quaque stringendo, ac fi quis digitis amplectens compresserit.<text:line-break/>Nam hi rursum adeo excedunt, ut et nive frigidius ipsum<text:line-break/>adstruant. Sed utrorumque castiganda immoderatib est.</text:span></text:p>
      <text:p text:style-name="P6"><text:span text:style-name="T2">Neque enim ut frigidum sit, jam nive frigidius.;, neque ut<text:line-break/>calidum, omnium calidissimum pronuntiandum est; siquidem<text:line-break/>nisi' juxta medium foret ac longe ab extremorum utroque<text:line-break/>dissitum, </text:span><text:span text:style-name="T27">non</text:span><text:span text:style-name="T2"> tanta incidisset </text:span><text:span text:style-name="T2">de.</text:span><text:span text:style-name="T2">facultate ejus controversia.<text:line-break/>Nam de cicutae aut. mandragorae viribus nemo ambigit,<text:line-break/>neque </text:span><text:span text:style-name="T2">de </text:span><text:span text:style-name="T2">nasturtii et canchryos</text:span><text:span text:style-name="T2">:. </text:span><text:span text:style-name="T2">verum illa omnibus medi-<text:line-break/>cis in consesso est facultate esse frigida, haec vero calida-<text:line-break/>eundem in modum altercum et meconium frigida, piper et<text:line-break/>napy calida. Ad haec innumera funt alla, quae facultate<text:line-break/>aut este calida </text:span><text:span text:style-name="T2">aut frigida, </text:span><text:span text:style-name="T2">uno ore medici omnes </text:span><text:span text:style-name="T2">fatcntur.!</text:span></text:p>
      <text:h text:style-name="Heading_20_2" text:outline-level="2">Cap. XXlil.</text:h>
      <text:p text:style-name="P96"><text:span text:style-name="T2">Caeterum-acetum, sicut </text:span><text:span text:style-name="T2">utique et rosa-<text:line-break/></text:span><text:span text:style-name="T2">eeum, neque esse summe calidum, neque rursum summe<text:line-break/>frigidum, ex ipsa dubitatione satis conflet:, neutrum </text:span><text:span text:style-name="T27">vero<text:line-break/></text:span><text:span text:style-name="T2">quodam, .modo, utrumque horum sit necesse est. Siquidem<text:line-break/></text:span><text:span text:style-name="T2">quum </text:span><text:span text:style-name="T2">neutra tripliciter dicantur, uti divisit Herophilus, par-<text:line-break/></text:span><text:span text:style-name="T2">tim </text:span><text:span text:style-name="T2">amborum extremorum participatione, partim' neutrius,<text:line-break/>partim nunc illius, nunc hujus, omnino et haec aut aliquo</text:span></text:p>
      <text:p text:style-name="P6"><text:span text:style-name="T2">significatorum aut aliquibus, ex neutrorum natura suerint.<text:line-break/>Mihi sane magis videntur utriusqtierextremorum participa-<text:line-break/>tione; et quod trunc sensibiliter calefacere videantur, nunc<text:line-break/>rursum refrigerare. - Sic ergo neutra dici possint acetum et<text:line-break/>rosaceum. Quod si quis ea neutra ostendere-conetur; quia<text:line-break/>neutrum extremoi’uni' participent, ne illi quidem etiam<text:line-break/>forte</text:span><text:span text:style-name="T34">1</text:span><text:span text:style-name="T2"> probabiles quaedam rationes "deerunt, scd non erunt<text:line-break/>‘dem.nisstra foriae ac scientificae'. Id me exacte compertum<text:line-break/>habere confido et maxime de aceto. Nam quod suae utris-<text:line-break/>que sint rationes probabiles , turn iis qui frigidissimum de-<text:line-break/>monstrant tum' iis qui calidissimum., non parvum indicium -<text:line-break/>est ipsum utriusque esse particeps: admodum tamen dissi-<text:line-break/>rile est rationi contrariorum participationem concedere,<text:line-break/>quum non liceat substantiam ejus aut solvere, aut. scindere,<text:line-break/>velut in lacte facimus et aliis compluribus quae omnia fers,<text:line-break/>monis progressus aperiet. Proinde evidentius magisque<text:line-break/>periculo vacans principium optamus assequi. Porro ut mihi<text:line-break/>quidem videntur, indagandum illud principium est ex na-</text:span></text:p>
      <text:p text:style-name="P6"><text:span text:style-name="T2">turae tum . tenuitate tum crassitie, de qua dictum quidem<text:line-break/>iupra est, verum nunc quoque copiosius de illa disserere<text:line-break/>expedit,quandoquidem et Plato de principiis longum haberi-<text:line-break/>sermonem oportere prodidit.</text:span></text:p>
      <text:h text:style-name="Heading_20_2" text:outline-level="2">Cap. XXIV.</text:h>
      <text:p text:style-name="P96"><text:span text:style-name="T2">Igitur nemo aerem non dicit esse te-<text:line-break/>nuium partium, quod videlicet in tenues facile partes,com-<text:line-break/>minuatur, quodque per corpora densissima expedite pene-<text:line-break/>tret, aut si ex alia re quapiam tenuitatis partium vocabulum<text:line-break/>illi attribuant-,, clare nos. deceat. Nec enim ex- corpusculis<text:line-break/>exilibus tenuibusque, ut alterius fectae principes, assernJnt. </text:span><text:span text:style-name="T27">et<text:line-break/>nos</text:span><text:span text:style-name="T2"> quoque aerem constitui fatebimur:</text:span><text:span text:style-name="T47">;</text:span><text:span text:style-name="T2"> nam continuus, est<text:line-break/>totusque unus, nihil usquam in se vacui continens. • Porro<text:line-break/>in ejusmodi corporis natura tenuitas partium intelligitur ex<text:line-break/>sola in tenuia divisionis celeritate. Verum si ea ratione aer<text:line-break/>est tenuium partium, haud omnis ignis tenuium erit par-<text:line-break/>tium, quippe quum aes, ferrum, lapis, lignum atque adeo<text:line-break/>qnicquid in carbonem verti potest;'sitignis; non tamen quam<text:line-break/>antea tenuiorum partium: flammae tamen, quum aliud sint</text:span></text:p>
      <text:p text:style-name="P6"><text:span text:style-name="T2">ignis genus, re vera tenuium partium funt. Quocirca non<text:line-break/>omnis ignis est tenuium partium, </text:span><text:span text:style-name="T2">neque </text:span><text:span text:style-name="T2">qnicquid tenuium<text:line-break/>partium, protinus et ignis suerit: siquidem et pruna ignis<text:line-break/>quidem est, sed non tenuium partium, et aer tenuium par-<text:line-break/>tium , verum non ignis. Quid </text:span><text:span text:style-name="T2">ergo </text:span><text:span text:style-name="T2">tam in promptu habent<text:line-break/>haice propositiones utrasque tum medici tum philosophi<text:line-break/>paulo minus omnes, omnem ignem esse tenuium partium et<text:line-break/>qnicquid tenuium partium sit esse igneum ? Nam si acrius<text:line-break/>quis attenderit animnmque diligenter .advertat, haudqua-<text:line-break/>quam dixerit prunam aere tenuiorum esse partium. Merno-<text:line-break/>rianamque repetamus ambientis nos aeris puritatem, ac<text:line-break/>partium tenuitatem in vehementi frigore et horeali constitu-<text:line-break/>tione: ipsamque, si lubet, cum ferro componamus ignito:<text:line-break/>manifesto enim ex illiusrnodi exemplis cognoscemus frigi-<text:line-break/>dum quid esse quod sit exacte tenuium partium</text:span><text:span text:style-name="T2">, </text:span><text:span text:style-name="T2">et calidum<text:line-break/>quod sit crassarum.</text:span></text:p>
      <text:h text:style-name="Heading_20_2" text:outline-level="2">Cap. XXV.</text:h>
      <text:p text:style-name="P96"><text:span text:style-name="T2">Quocirca haud-concedendum arbitror<text:line-break/>quibusdam qui acetum ex eo quod mordax sit, tenuium</text:span></text:p>
      <text:p text:style-name="P6"><text:span text:style-name="T2">partium et calidum esse colligunt; nec enim quidquid'te-<text:line-break/>nuium partium fuerit, id et calidum est: forte vero neci<text:line-break/>quicquid. mordax fuerit, et </text:span><text:span text:style-name="T2">tenuium </text:span><text:span text:style-name="T2">partium. Verum in<text:line-break/>praefens id illis detur, tametsi afferre liceret nivem, boream,<text:line-break/>aquam frigidam non oculis duntaxat, fed et ulceribus et<text:line-break/>raris corporibus omnibus mordaces, uti Hippocrates inquit,<text:line-break/></text:span><text:span text:style-name="T27">ulceribus frigidum mordax.</text:span><text:span text:style-name="T2"> Verum etiam fi quis et illud,<text:line-break/>ut dixi, concedat, quicquid mordax fuerit esse tenuium<text:line-break/>partium, non, statim et calidum concesserit. Itaque nec<text:line-break/>acetum proinde quod mordax sit calidum fuerit, sed tenuium<text:line-break/>partium, uti aer horealis, non tamen calidum.</text:span></text:p>
      <text:h text:style-name="Heading_20_2" text:outline-level="2">Cap. XXVI.</text:h>
      <text:p text:style-name="P96"><text:span text:style-name="T2">Undenam igitur quibusdam obfcurae<text:line-break/>cujusdam caliditatis sensus oboritur? Eortaffis, ut ante<text:line-break/>dixi, ex contrariis facultatibus compositum est perinde ut<text:line-break/>lac, forte vero caloris ipsius revocatione. Possit etiam,<text:line-break/>quum asperum molestumque habeat transitum, dolorem inde<text:line-break/>ciere atque eum in locum calidam elicere fluxionem, siqui-<text:line-break/>dem id palam est, partibus dolentibus quippiam influere.</text:span></text:p>
      <text:p text:style-name="P6"><text:span text:style-name="T2">ferum multum influere nequeat, quandoquidem acetum sii--<text:line-break/>gidum est et proinde </text:span><text:span text:style-name="T2">id </text:span><text:span text:style-name="T2">quod accurrit .repellens. At quod<text:line-break/>plane tenue est, id medicamenti ansas‘effugiens praeterlabi-<text:line-break/>tur atque in partte figitur, haud etiam retrorsum, sicut id<text:line-break/>quodvcrassum est, repulsum. Sane ad unguem tenuis'qui-<text:line-break/>dani efflorescere rubor in partibus, ab aceto irritatis confpi-<text:line-break/>citur. Forte vero alia causa est qluae i comprehendi nequeat. </text:span><text:span text:style-name="T2">'<text:line-break/></text:span><text:span text:style-name="T2">Nam ob id ipsum procul </text:span><text:span text:style-name="T14">’</text:span><text:span text:style-name="T2">-ordiendam.’ facultatum exploratio-<text:line-break/>nem prohibuimus, quia in naturalia ineidere problemata<text:line-break/>necesse est,-, eaque non levibus ambiguitatibus perplexa.<text:line-break/>Nobis autem haud statutum nunc est, sicut iis qui naturam<text:line-break/>rerum scrutantur, omnes omnium'rerum causas exquirere,<text:line-break/>verum medicaminum facultates cognnscere, quo et illis<text:line-break/>dextre uti' et boni compositorum evadere artifices possimus’.<text:line-break/>Nam quod fit impossibile; aut probe ipsum medicamentum<text:line-break/>componere, aut eo quod ab alio compositum est idonee uti;<text:line-break/>antequam simplicium medicaminum facultates pernoveris;<text:line-break/>abunde in libris tum de </text:span><text:span text:style-name="T2">curandi </text:span><text:span text:style-name="T2">ratione tum de medicami-</text:span></text:p>
      <text:p text:style-name="P6"><text:span text:style-name="T2">num compositione confcriptis ' ostenditur; Quum ergo'is<text:line-break/>nubis; in hac tractatione propositus</text:span><text:span text:style-name="T34">5</text:span><text:span text:style-name="T2"> sit 'scopus, ubi primum<text:line-break/>quod ab illis utile est invenerimus, a 'physicis problematis<text:line-break/>recedendum ‘est, quae innumeris dubitationibus sunt in tri-<text:line-break/>cata; quippe quum in qua in-uriiverstim temperatura, aci- /<text:line-break/>ditas, dulcedo; lentoramaritudo i faIscdo, austeritas, acri-<text:line-break/>monia et aliarum qualitatum singulec provenire'funt'natae,<text:line-break/>physici viri scrutari nituntur, haesitationes tum plurimae<text:line-break/></text:span><text:span text:style-name="T2">tum </text:span><text:span text:style-name="T2">maximae in oratione eristere assolenti Has ego non<text:line-break/>sccus vitandas censeo quam quaedam praecipitia, quum<text:line-break/>praesertim ad manum sit via regia, qua medicamenta judi-<text:line-break/>care liceat/ </text:span><text:span text:style-name="T2">" </text:span><text:span text:style-name="T2">Primum que, quod paulo ante praecepi, per-<text:line-break/>pendendum nullam in ambiguo esse facultatem eorum medi-<text:line-break/>ramentorum quae .vehementer aut excalfaciunt aut frige-<text:line-break/>faciunt; verum de quibus 'ambigitur-neutra sint' necesse<text:line-break/>esse: deinde pleraque ut ad sensum simplicia ex pugnanti-',<text:line-break/>bus constare facultatibus; non enim 'solumlac, sed etiam<text:line-break/>sulsurosae si bituminosae, nitrosae et quaecunque ejus sunt</text:span></text:p>
      <text:p text:style-name="P6"><text:span text:style-name="T2">generis sponte provenientium </text:span><text:span text:style-name="T2">aquarum, ex </text:span><text:span text:style-name="T2">pugnantium<text:line-break/>facultatum mixtura nascuntur</text:span><text:span text:style-name="T2">; siquidem </text:span><text:span text:style-name="T2">aqua ex fua natura<text:line-break/></text:span><text:span text:style-name="T2">frigida </text:span><text:span text:style-name="T2">est et humida, bitumen autem, fulfur, mify, chal-<text:line-break/></text:span><text:span text:style-name="T2">citis </text:span><text:span text:style-name="T2">et ejus generis alia </text:span><text:span text:style-name="T2">calida. </text:span><text:span text:style-name="T2">Meminisse vero etiam opor-<text:line-break/></text:span><text:span text:style-name="T2">tet </text:span><text:span text:style-name="T2">calidorum haud pauca </text:span><text:span text:style-name="T2">crassae </text:span><text:span text:style-name="T2">esse essentiae: nec </text:span><text:span text:style-name="T2">pau-<text:line-break/>ciora </text:span><text:span text:style-name="T2">frigidorum tenuis: ac fecundum haec principia </text:span><text:span text:style-name="T2">tulo<text:line-break/></text:span><text:span text:style-name="T2">de medicaminum viribus pronunciare. Sat igitur </text:span><text:span text:style-name="T2">fuerit<text:line-break/>tenuium </text:span><text:span text:style-name="T2">partium refrigeratorium exiccatcriumque </text:span><text:span text:style-name="T2">acetum<text:line-break/>dixisse, </text:span><text:span text:style-name="T2">omissis super illis rationibus nimis physicis, </text:span><text:span text:style-name="T2">nam ex<text:line-break/></text:span><text:span text:style-name="T2">illorum scientia, quo pacto aliis medicamentis misceri </text:span><text:span text:style-name="T2">ipsum<text:line-break/>liceat </text:span><text:span text:style-name="T2">cognoveris.</text:span></text:p>
      <text:h text:style-name="Heading_20_2" text:outline-level="2">Cap. XXVII.</text:h>
      <text:p text:style-name="P96"><text:span text:style-name="T2">Quocirca non possum </text:span><text:span text:style-name="T2">eos </text:span><text:span text:style-name="T2">non culpare<text:line-break/>qui de viribus ejus prolixa quaedam nugantur </text:span><text:span text:style-name="T2">et </text:span><text:span text:style-name="T2">garriunt:<text:line-break/></text:span><text:span text:style-name="T2">magis </text:span><text:span text:style-name="T2">etiam paulo minus medicos 'omnes quibus </text:span><text:span text:style-name="T2">curae non<text:line-break/></text:span><text:span text:style-name="T2">fuit simplicium omnium medicamentorum in majoris </text:span><text:span text:style-name="T2">mino-<text:line-break/></text:span><text:span text:style-name="T2">risque ratione vires discernere</text:span><text:span text:style-name="T2">; </text:span><text:span text:style-name="T2">fed fatis eis suit </text:span><text:span text:style-name="T2">haec qui-<text:line-break/></text:span><text:span text:style-name="T2">dem verbi causa calefacere dixisse, illa </text:span><text:span text:style-name="T2">vero refrigerare;</text:span></text:p>
      <text:p text:style-name="P11"><text:span text:style-name="T2">.tum haec hurnectare, ista exiccare. Nec enim absolute, sic</text:span></text:p>
      <text:p text:style-name="P6"><text:span text:style-name="T2">novisse expedit, sed quatenus psyllium refrigeret</text:span><text:span text:style-name="T27">, </text:span><text:span text:style-name="T27">quatenus<text:line-break/>solanum,</text:span><text:span text:style-name="T2"> aut scandix, </text:span><text:span text:style-name="T2">aut cerussa, </text:span><text:span text:style-name="T2">aut portulaca, aut lac-<text:line-break/>tuca: tum quatenus excallariat casia, quatenus cinnamo-<text:line-break/>mum, aut amomum, aut cardamomum, aut </text:span><text:span text:style-name="T27">majorana.</text:span><text:span text:style-name="T2"> Sio<text:line-break/>et in hurnectantibus et exiccantibus facultate pharmacis;<text:line-break/>non enim utile est generale solum novisse, verum quid pri-<text:line-break/>mum recesserit </text:span><text:span text:style-name="T27">a</text:span><text:span text:style-name="T2"> fyrnmetro et medio contrariorum faculta-<text:line-break/>tihus; deinde quid illi proximum, 'um tertium</text:span><text:span text:style-name="T34">1</text:span><text:span text:style-name="T2">, quartum<text:line-break/>quintumque, si fie.* potest, recessum 'sive ordinem planis<text:line-break/>limitibus discernentem definire oportet. Quandoquidem in<text:line-break/>tali facultatum notitia, tum artificialis fimplicium usus con-<text:line-break/>stitutus est,, tum </text:span><text:span text:style-name="T27">a</text:span><text:span text:style-name="T2"> ratione proficiscens ac methodo compo--<text:line-break/>sitio. Facitque praeter haec, ut quae composita jam sunt,<text:line-break/>rite usui, accommodare possis. Sane id quidem difficultatis<text:line-break/>atque laboris plenissimum est multam que poscens tnin dili-<text:line-break/>gentiam tum usum. Ab experientia vero auspicari in id<text:line-break/>genus omnibus necesse est, velut jam propofitum est: tum<text:line-break/>tuto ac diligenter colligere ambiguis quaestionibus se impli-</text:span></text:p>
      <text:p text:style-name="P36"><text:span text:style-name="T2">care cavendo,- Eo que mirari quispiam possit eos qui talia<text:line-break/>exquirunt, quum illos implicantes scse quaestionibus scri-<text:line-break/>ptisque animadvertat,. </text:span><text:span text:style-name="T27">quemadmodum .</text:span><text:span text:style-name="T2"> consuevit Hero-<text:line-break/>dotus.</text:span></text:p>
      <text:h text:style-name="Heading_20_2" text:outline-level="2">Cap. XXV<text:span text:style-name="T58">II</text:span>I.</text:h>
      <text:p text:style-name="P96"><text:span text:style-name="T2">Siquidem/ab omni vetustissima com-<text:line-break/>positorum medicaminum historia orsi ad expendenda quae<text:line-break/>in illis sunt simplicia transeunti Ac quoniam his, exempli<text:line-break/>caufa, calfacientibus medicamentis admixtum invenitur ace-,<text:line-break/>tum,, proinde etnipsum esse calidum ceitendunt. Neque<text:line-break/>enim an .recte admixtum fuerit,-.constare potest priusquam<text:line-break/>ejus scorsum. vim tutam perspexeris. Neque si id detur,<text:line-break/>etiam nota, est componendorum medicaminum ratio, per<text:line-break/>quam judicantes inveniemus qua </text:span><text:span text:style-name="T27">ratione</text:span><text:span text:style-name="T2"> multis excalfa-<text:line-break/>cientibus medicamentis unum admixtum sit frigidum': aut<text:line-break/>certe refrigerantibus quod calsariat. . Porro ubi etiam la-<text:line-break/>tentes affectus memorant, ad quos congruere rideantur., ac<text:line-break/>deinde dogmaticis opinionibus paralogismos.connectum; ex<text:line-break/>quaerendis quaerenda, ex obscuris obscura invicem colli-</text:span></text:p>
      <text:p text:style-name="P6"><text:span text:style-name="T2">gentes, tum profecto vel maxime </text:span><text:span text:style-name="T2">aliis suas </text:span><text:span text:style-name="T2">produnt ineptias<text:line-break/>ac nugas. •</text:span></text:p>
      <text:h text:style-name="Heading_20_2" text:outline-level="2">Cap. XXIX.</text:h>
      <text:p text:style-name="P96"><text:span text:style-name="T2">Nam omitto qnod. empiricis etiam re-<text:line-break/>prehensionis locum ipsi exhibent, ex quo prompte composi-<text:line-break/>tis facultatibus omnibus fidem, habeant: tanquam fieri non<text:line-break/>posset, ut pars magna earum errore non vacaret perperam-<text:line-break/>que esset composita. Dicent enim; arbitror, sicut sane dicunt,<text:line-break/>frustra nos primas essectricesque cujusque .medicaminis facul-<text:line-break/>tates exquirere, quram ab experientia inventa jam antea sit<text:line-break/>tum compositorum tum simplicium medicamentorum innu-<text:line-break/>mera multitudo, quibus et ipsi fidem habent qui frustra<text:line-break/>primas facultates exquirunt. Quippe fi particulares eorum<text:line-break/>usus omnes comperti sint, eosqne unanimiter omnes praedi-<text:line-break/>cent, caeterum de causis ob quas agunt, nondum conve-i<text:line-break/>niant, liquet non ex primarum facultatum notitia medica-<text:line-break/>mentorum tum compositionem tum usum esse inventa, sed<text:line-break/>ea composuisse experientiam, at rationem ad probabilitatem<text:line-break/>usque duntaxat procedere. Haec atque ejusmodi alia multa</text:span></text:p>
      <text:p text:style-name="P6"><text:span text:style-name="T2">qui experientiam profitentur medici rite in illos dicere<text:line-break/>videbuntur qui omnibus quomodocunque conscriptis phar-<text:line-break/>ruacis fidem habere non verentur, causas tamen probabiles<text:line-break/>interim titulis virium </text:span><text:span text:style-name="T2">ac </text:span><text:span text:style-name="T2">promissis eorum aptare nituntur.<text:line-break/>At ego nec illud quoque in illos addere gravabor, Herodo-<text:line-break/>tum alias sectas omnes .pravas reputare praeter eam quae<text:line-break/>spiritibus omnia tribuit, Metrodornrn omnes praeter Ascle-<text:line-break/>piadeam, et Zenonem praeterquam quae ah Heroplrilo inventa<text:line-break/>est, et Hermogenem praeter eam quae Erafistratum auctorem<text:line-break/>habet, et alium atque alium omnes damnantem extra suam.<text:line-break/>De compositis tantum medicamentis citra probationem atque<text:line-break/>experimentum scriptis omnibus fidem tribuere, five a sectae<text:line-break/>Iuae hominibus fint scripta sive diversae, five etiam </text:span><text:span text:style-name="T27">a</text:span><text:span text:style-name="T2"> quo-<text:line-break/>piam ex plebe. Quin vero etiam causas subinde reddere<text:line-break/>conantur probabiles medicamentorum pessima ratione com-<text:line-break/>positorum, et quod hoc est mirabilius, etiam fi nullum<text:line-break/>eorum quae laudant fecerint periculum, sed aliis duntaxat</text:span></text:p>
      <text:p text:style-name="P6"><text:span text:style-name="T2">credant; quemadmodum quum quidam nuper magnas mul-<text:line-break/>tasque podagrici medicamenti laudes jactasset, atque </text:span><text:span text:style-name="T27">eo<text:line-break/>etiamnum</text:span><text:span text:style-name="T2"> loquente forte fortuna advenisset podagricus quia<text:line-break/>dam; qui tam mediocriter laborabat ut incedere etiam pollet;<text:line-break/>nosque jussissemus in illo primum praeberet experimentum;<text:line-break/>ille acquiescens pedi pharmacum apposuit. At vir ille no-<text:line-break/>ctem totam insomnem egit, ac postero die tantum abest ut<text:line-break/>commode sicut antea incederet, ut ne gestari quidem posset;<text:line-break/>Adeo citra ullam explorationem ac temere tum aliis qui-<text:line-break/>dem fidem habent, tum </text:span><text:span text:style-name="T2">alios </text:span><text:span text:style-name="T2">alii scientes ac sponte fallere<text:line-break/>gaudent; Porro etiam si omnes medicamentorum quae<text:line-break/>memorant compositiones probe essent comparatae,, tameri<text:line-break/>speculationis eorum usum iis quae factitant evertunt. Ajunt<text:line-break/>enim ad praeparanda medicamenta composita eaque rite ,<text:line-break/>utenda simplicium facultates inspici ac considerari, in que<text:line-break/>eorum testimonium tantum non omnes veterum citant. Era--<text:line-break/>sistratum; Philotirnum, Dioclem; Praxagoram et ipsum<text:line-break/>etiam Hippocratem. ' Porro ubi ad exploranda ea accedunt;<text:line-break/>ita nobiscurn agunt, ac si omnes perspectas jam haberemus<text:line-break/>facultates compositas. Atqui luqniet, opinor , ad eos quis-</text:span></text:p>
      <text:p text:style-name="P6"><text:span text:style-name="T2">piam : quo pacto non frustra simplicium quaeratis facultates,<text:line-break/>ii omnes compositorum jam noscitis? nam si quorum gratia<text:line-break/>simplicium facultates inquiritis, eas omnes jam novistis, su-<text:line-break/>pervacaneurn est illas exquirere. Caeterum si vel hoc quo-<text:line-break/>que quis illis concedat, saltern-id quod et supra positum est<text:line-break/>nescio quo pacto quis perferat-, quum pugnantia cum<text:line-break/>evidenter apparentibus prolixis rationibus adstruere co-<text:line-break/>nantur.</text:span></text:p>
      <text:h text:style-name="Heading_20_2" text:outline-level="2">Cap. XXX.</text:h>
      <text:p text:style-name="P96"><text:span text:style-name="T2">Siquidem in quendam etiam </text:span><text:span text:style-name="T2">j</text:span><text:span text:style-name="T2">ani incidi<text:line-break/>tantae stupiditatis hominem</text:span><text:span text:style-name="T2">, </text:span><text:span text:style-name="T2">ut contemnendos esse sensus<text:line-break/>existimaret. Quem quum rogasset quis, nurn ipsi, piper<text:line-break/>album videretur calidum, </text:span><text:span text:style-name="T2">itaque </text:span><text:span text:style-name="T2">ut par erat annuisset, rur-<text:line-break/>surnque alter perconctaretur unde id sciret, ac ille respon-<text:line-break/>deret, tale apparere; merito ab iis qui praesentes erant<text:line-break/>derisus est, qui quod diceret non intelligeret.lu.Ipsum enim<text:line-break/>hoc apparere fidem haberi ab illo sensui indicabat, quem<text:line-break/>paulo ante tanquam fallacem contempserat. Nam per deos,<text:line-break/>unde ignem scimus calidum </text:span><text:span text:style-name="T2">?. </text:span><text:span text:style-name="T2">aut quo syllogismo docti, aut</text:span></text:p>
      <text:p text:style-name="P6"><text:span text:style-name="T2">qua demonstratione- </text:span><text:span text:style-name="T2">persuasi? </text:span><text:span text:style-name="T2">tum unde glaciem frigidam<text:line-break/>esse didicimus nisi ex sensu </text:span><text:span text:style-name="T2">? </text:span><text:span text:style-name="T2">' .Ac postea reperiantur qui<text:line-break/>ipso sensu neglecto physicis' problematis libros impleant. At<text:line-break/>non ilio ex genere est, quam, ob causam acetum terram fer-<text:line-break/>mentet: licet enim nobis, dicere, quod nos lateat sicut talium<text:line-break/>problematum pleraque, ‘ Si vero quis prompte dicat, quia<text:line-break/>aut calidum fit aut frigidum, utrunque enim dicunt,, lu<text:line-break/>ambiguas obscurasque rationes le ipsum conjiciet.</text:span></text:p>
      <text:h text:style-name="Heading_20_2" text:outline-level="2">Cap. XXXI.</text:h>
      <text:p text:style-name="P96"><text:span text:style-name="T2">Mecum certe probe actum putem, si<text:line-break/>quae senlui apparentibus viciua sunt atque in propinquo<text:line-break/>posita, exacte invenire possim, discernens in eis </text:span><text:span text:style-name="T27">ac'</text:span><text:span text:style-name="T2"> separans, ’<text:line-break/>quod ex fe est ab eo quod ex accidente provenit: velut'<text:line-break/>exempli gratia quoniam aestivo tempore oxycrati potu qui-<text:line-break/>dam plane refrigerantur atque expertes sitis permanent,’<text:line-break/>fed nondum constat an id aceti gratia eveniat, pauculum<text:line-break/>siquidem ejus copiosae aquae mixtum non calidum, sed quam<text:line-break/>fieri posset maxime frigidum ebibunt. Nam dixerit forte<text:line-break/>quispiam, quia tardiuscule permeet aqua et plurimum tem-</text:span></text:p>
      <text:p text:style-name="P9"><text:span text:style-name="T2">poris moretur in hypochondriis, nec deorsum concedens<text:line-break/>nec in corpus se diffundens, idcirco illi acetum misceri tau-<text:line-break/>quam in omnem partem ferendae futurum vehiculum: sic<text:line-break/>etiam si cum vino bibatur aqua, sitim efficacius extingui,<text:line-break/>quam sifola, vino scilicet ipsam ad distributionem promo-<text:line-break/>vente: itaque refrigerationem sitisque sudationem ab aqua<text:line-break/>provenire, ut quae frigidae naturae fit et humidae; cae-<text:line-break/>terum adminiculo esse, ac velut alas illi ad omnes corporis<text:line-break/>partes permeandas addere tum vinum tum acetum, quae<text:line-break/>ipsa nequaquam frigida funt et humida: siquidem praestare<text:line-break/>• sic sola exhiberi potius quam cum aqua, quod ea facile<text:line-break/>prae tenuitate in corpus distribuantur et ab hypochondriis<text:line-break/>recedant. Porro quoniam semel in hunc sermonem deve-<text:line-break/>nimus, nihil obstat quo minus omnem exacte perficiamus.<text:line-break/>Nam quod sseri possit, ut et aquam acetum deducat nec<text:line-break/>tamen ipsummet refrigeret, et non deducat folum, fed etiam<text:line-break/>refrigeret, certo certius est; verum utrum cum veritate<text:line-break/>conjunctum sit, id considerationem postulat. Distingui au-</text:span></text:p>
      <text:p text:style-name="P9"><text:span text:style-name="T2">tem id possit tantummodo,</text:span><text:span text:style-name="T2">. </text:span><text:span text:style-name="T2">sicut exhibeas acetum et vinum,'<text:line-break/>utrumque seorsum et per se. Apparet enim a vino homini<text:line-break/>femper sitim increscere, ab aceto vero epoto luterim quidem<text:line-break/>augeri, interim vero iedari.</text:span></text:p>
      <text:h text:style-name="Heading_20_2" text:outline-level="2">Cap. XXXll.</text:h>
      <text:p text:style-name="P96"><text:span text:style-name="T2">Quippe quum et sitis duplici ratione<text:line-break/>provenire soleat, partim humoris inopia, partim caloris<text:line-break/>copia. Quamobrem mirum rideri non debet, si priorem<text:line-break/>' quidem sanare nequeat, alteram possit; siquidem humeotare<text:line-break/>nequit ac refrigerat non instrenue. Quapropter neque a<text:line-break/>ficea dispositione provenientem sitim, neque a calida et sicca<text:line-break/>unquam fanare queat epotum acetum; at siquando in unum<text:line-break/>coeant humiditas atque caliditas, ejusce quidem suis optima<text:line-break/>medela acetum esu </text:span><text:span text:style-name="T2">i </text:span><text:span text:style-name="T2">Rara sane ejusmodi affectio est,, in<text:line-break/>aquae inter cutem affusionibus nonnunquam proveniens,<text:line-break/>congesta nimirum in ventre salsi humoris copia; tum etiam<text:line-break/>si quibus pituita salsa ventri illita inhaeserit. At qui aliter<text:line-break/>siti premuntur, puta in febribus ardentibus et aliis omnibus<text:line-break/>exurentibus febribus, quique aestate laborant ac gravi aestu.</text:span></text:p>
      <text:p text:style-name="P6"><text:span text:style-name="T2">composita iis est </text:span><text:span text:style-name="T2">affectio, </text:span><text:span text:style-name="T2">ex </text:span><text:span text:style-name="T2">caliditate videlicet </text:span><text:span text:style-name="T2">et siccitate;<text:line-break/>quare non injuria composita </text:span><text:span text:style-name="T2">illis medela </text:span><text:span text:style-name="T2">est acetum, ut quod<text:line-break/>strenue refrigeret et quovis </text:span><text:span text:style-name="T2">expedite </text:span><text:span text:style-name="T2">permeet; et aqua quae<text:line-break/>supra quam quod refrigeret, </text:span><text:span text:style-name="T2">omnium </text:span><text:span text:style-name="T2">fit vel hurnidissima;<text:line-break/>nihil est enim aqua bumidius.</text:span></text:p>
      <text:h text:style-name="Heading_20_2" text:outline-level="2">Cap. XXXIII.</text:h>
      <text:p text:style-name="P96"><text:span text:style-name="T2">Quemadmodum ergo haud fatis se-<text:line-break/>cura est , procul a'sensu </text:span><text:span text:style-name="T43">ducta.de </text:span><text:span text:style-name="T2">explorando medicamento<text:line-break/>ratiocinatio, ita nec ipsius alteri cuipiam permixti usus.<text:line-break/>Siquidem ipsum per se solum quod judicandum venit ex-<text:line-break/>pemlere oportet, tum in sanis corporibus iisque temperatis<text:line-break/>et intemperatis, tum in morbo alicui obnoxiis. Iu lernpe-<text:line-break/>ratis quidem, velut lupra positum est; in intemperatis sicut<text:line-break/>dixit Hippocrates, </text:span><text:span text:style-name="T27">naturis piarocholis utilifsimum ejse ace-<text:line-break/>tum, qui vero temperaturam sortiti suerint melancholicam,<text:line-break/>adversisiimurn. .</text:span><text:span text:style-name="T2"> Porro in morbo aliquo affectis, si simplex<text:line-break/>fuerit, in simplici exploretur affectu; sin,.mixtum alicui, ne-<text:line-break/>cesse est quod commiscetur temperatura sit medium , sicut in</text:span></text:p>
      <text:p text:style-name="P6"><text:span text:style-name="T2">aqua et cerato simplici superius declaratum esu Rationabile<text:line-break/>quippe arbitror,, quod nulli diversi temperamenti sitrmix-<text:line-break/>tum,. sed quam fieri queat medio conjunctum, ipsum eorum<text:line-break/>quae perficiuntur causam existere. Nam simplici cerato<text:line-break/>quod neque calefaciebat,neque refrigerabat, aqua admixta<text:line-break/>frigida refrigeravit, quippe quae temperiem habebat frigi-<text:line-break/>dam. Quod fi calefacientium quippiam ejusmodi cerato<text:line-break/>commiscuisses,, prosecto calidum id medicamentum evasis-<text:line-break/></text:span><text:span text:style-name="T2">fet, </text:span><text:span text:style-name="T2">quemadmodum in affectibus compluribus saepenumero<text:line-break/>euphoiliiurn aut castorium temperavimus. Sic si acetum<text:line-break/>simplici adamussim cerato commisceas, cerato ipfo longe fri-<text:line-break/>gidius medicamen effeceris: 'tanquam. nimirum .quod </text:span><text:span text:style-name="T27">ad-<text:line-break/></text:span><text:span text:style-name="T2">mixtum est sit frigidum. Eritque tibi id remedium vel<text:line-break/>optimum ad erysipelata, phlegmonas,- herpetes, carbuncu-<text:line-break/>los. Sin autem quod mixtum est tanquam simplex expen-<text:line-break/>das, nam id etiam moliuntur, longe maxime hallucluaberis.<text:line-break/>Nam ulcerum gluliuatorlum non </text:span><text:span text:style-name="T27">acetum,</text:span><text:span text:style-name="T2"> fed oxycratum<text:line-break/>dicendum est, aliam multo naturam ab aceto obtinens. Si-</text:span></text:p>
      <text:p text:style-name="P37"><text:span text:style-name="T2">quidem quemadmodum carnem producere in ulceribus ne-<text:line-break/>quit aerugo, fed ceratum exiguum quiddam habens aerugi-<text:line-break/>nis, ad eundem modum neque acetum conglutinat, fed<text:line-break/>aqua.aceti pauxillum accipiens; ipsum vero per sc ac sin-<text:line-break/>cerum acetum ulcera, quae glutinationem desiderant mirum<text:line-break/>in modum exasperat, utpote partium tenuitate erodens ae<text:line-break/>dolorem excitans. Qnamobrern haud- merito . nec conve-<text:line-break/>nienter talia dictitant nec melius item faciunt, quum ignotis<text:line-break/>ignota connectunt.<text:tab/></text:span><text:span text:style-name="T2">•</text:span></text:p>
      <text:h text:style-name="Heading_20_2" text:outline-level="2">Cap. XXXIV.</text:h>
      <text:p text:style-name="P96"><text:span text:style-name="T2">Quippe quum nihil-feorfum de gluti-<text:line-break/>nandis, aut cerne implendis aut cicatrice obducendis ulceri-<text:line-break/>bus demonstrarim, ex inductione tamen colligunt adstrin-<text:line-break/>gentia omnia dicentes ulcerum esse conglutiuatoria. Oportet<text:line-break/>autem non inductione, fed per demonstrationem in genere<text:line-break/>talia accipere, quemadmodum nos facturi fumus iu curandi<text:line-break/>rationis commentariis. Imo absolute-quidvis tale </text:span><text:span text:style-name="T2">dictum<text:line-break/></text:span><text:span text:style-name="T2">non modo indemonstratum est, scd etiam falsum. </text:span><text:span text:style-name="T2">Neque<text:line-break/></text:span><text:span text:style-name="T2">enim chalcitis, peque galla, neque malorum punicorum </text:span><text:span text:style-name="T2">pu-</text:span></text:p>
      <text:p text:style-name="P6"><text:span text:style-name="T27">latrina,</text:span><text:span text:style-name="T2"> neque omphacium, neque alumen, multoque minus<text:line-break/>aes ustum, neque aeris squama, neque misy- ulcera glutinare<text:line-break/>possunt; aliaque lunurnera sunt inter adstringentia quae glu-t<text:line-break/>tinare nequeant. Porro si quis non hoc, sed glutinatoris<text:line-break/>omnia adstringentia dixerit, proferentur et hic quoque non<text:line-break/>pauca quae citra adstrietionem conglutinent. Neutra igitur<text:line-break/>vera oratio est, si simpliciter atque indefinite efferatur, neque<text:line-break/>quum .dicunt adstringentia omnia ulceris glutinatoris: neque,<text:line-break/>quum ajunt, quaecunque glutinantur adstringentium bene-<text:line-break/>ficio glutinari. Porro multo sane etiam magis his tum<text:line-break/>absurda tum falsa, </text:span><text:span text:style-name="T2">ad </text:span><text:span text:style-name="T2">haec quae rnossissimas jucundissimas-<text:line-break/>que sortita funt qualitates, adstringere dictitant; tanquam<text:line-break/>ad sensorium gustus non pertineat quod adstringit, fed ex<text:line-break/>illorum impositione atque arbitrio debeat accipi. Malum<text:line-break/>enim granatum et malum verbi causa et mespilum et pyro-<text:line-break/>rum qnaedam genera et myrta et sorba vinumque turnArny-<text:line-break/></text:span><text:span text:style-name="T2">naeum </text:span><text:span text:style-name="T2">tum Mersum evidenter nos adstrlugunt; at triticum<text:line-break/></text:span><text:span text:style-name="T2">et </text:span><text:span text:style-name="T2">zea et milium Herodotum forsan adstringebant, niiorum</text:span></text:p>
      <text:p text:style-name="P38"><text:span text:style-name="T2">autem omnium, neminem. Sexcentos enim quandoque super<text:line-break/>lns fum perconctatus et inprimis super amyIo; nam ipsum<text:line-break/>adstringere:. ait Herodotus; ificut. et piperd quod nec ipsum<text:line-break/>ullum omnino </text:span><text:span text:style-name="T43">alio.ruin.hoiuin.um, </text:span><text:span text:style-name="T2">qui sincere et incorrupte<text:line-break/>qualitates- expendunt adstringit.. At Herodotus curjcta<text:line-break/>confundere in idem.nion est veritus, aitqbe et:quae acerrima<text:line-break/></text:span><text:span text:style-name="T2">funt </text:span><text:span text:style-name="T2">facultate ’ et quae fumme rodunt et quae mollissima fuut<text:line-break/>ac mitissima, omniandstringere-. tanquamin hoc ut quos-<text:line-break/>dani sensu defraudaret,: victoriam statueret. Verum non<text:line-break/>ita se res habet, quum ea </text:span><text:span text:style-name="T27">vel</text:span><text:span text:style-name="T2"> maxima futura .sit pravitatis<text:line-break/>dictorum ejni probatio. .<text:tab/></text:span><text:span text:style-name="T2">....</text:span></text:p>
      <text:h text:style-name="Heading_20_2" text:outline-level="2">Cap. XXXV.</text:h>
      <text:p text:style-name="P96"><text:span text:style-name="T2">Quin vero et Asclepiades Metrodorus,<text:line-break/>tanquam illum ctiauffuperare contenderet afferendis de. sensu<text:line-break/>mendaciis; cum alia quaedam tum resinam et bitumen cale-<text:line-break/>facere non denegat, atque adstringentia omnia refrigerare<text:line-break/>dictitat; quum si nihil aliud, saltem chalcitis, caehantlros et<text:line-break/>mify, quae valenter.astringunt, tantam assequuta sint calidi--<text:line-break/>.talem, ut nos etiam exurant. . Nihil est ergo mirandum, si</text:span></text:p>
      <text:p text:style-name="P39"><text:span text:style-name="T2">prolixa quaedam </text:span><text:span text:style-name="T43">nugentur.se </text:span><text:span text:style-name="T2">ipfosque nonnulli homines faf-<text:line-break/>lant, quum de manifesto apparentibus verum fateri uon<text:line-break/>audent.</text:span></text:p>
      <text:h text:style-name="Heading_20_2" text:outline-level="2">Cap. XXXV<text:span text:style-name="T58">I</text:span>.</text:h>
      <text:p text:style-name="P96"><text:span text:style-name="T2">Itaque ex iis-quidam, puta Herodo-<text:line-break/>tus et Dioscorides, medicamenta quaedam ex eo, quod diar-<text:line-break/>- rhoeis ac dysenteriis medentur, astringere ea colligunt<text:line-break/>quanquarn ne minimum quidem habeant astrictionis,' imo<text:line-break/>prorsum coUtra rarefacientia nimirum sint et laxantialqniim<text:line-break/>alioqui,'quae estringunt, corpora .contrahant, condensent;<text:line-break/>constipent atque constringant Nam semel sensibus pro ni-<text:line-break/>hilo habitis, everterunt coufirderuntque omnia quae&gt; plane<text:line-break/>sensu dignoscere est, haec prava ratione asserentes. ‘ Nam<text:line-break/>.adeps caprinus, omnibus quae aut gustu aut facultate fuiit<text:line-break/>astringentia adversissimus est, velut etiam farina triticea et<text:line-break/>amylum etinnumeraeorum quae vim habent tum emplasticam<text:line-break/>tum mitigatoriam atque acrimonias hebetandi, eaque ratione<text:line-break/>iis qui acria mordaciaque per alvum- excernunt auxiliantur.<text:line-break/>Quod si ob haec astringant, esto sane et olenm ex astaingen-</text:span></text:p>
      <text:p text:style-name="P6"><text:span text:style-name="T2">tium numero, quoniam saepius iis, qui graviter xnordicaban-<text:line-break/>tur; infusum prosuit. Esto vero etiam et cera et adeps<text:line-break/>suillus tum gallinaceus </text:span><text:span text:style-name="T2">et </text:span><text:span text:style-name="T2">anserinus chondri tragique sue-<text:line-break/>cus: nam haec quoque infundimus et ceratum quandoque<text:line-break/>iis qui vehementer mordicantur, sicuti et adipem caprinum,<text:line-break/>Verum efficacius auxilium affert caprinus, quia scilicet faci-<text:line-break/>lius et concrescit et intestinis inungitur, plurimoque tem-.<text:line-break/>pore inhaeret. Porro five ob crassitiem , sive aliam ob cau-<text:line-break/>sam celeriter concrescat, non est opus in praesentiainqui-<text:line-break/>rere, re ipsa evidenter apparente. Verum quemadmodum<text:line-break/>quod ocissime concrescat, atque intestinorum morsus obtun-<text:line-break/>dat ex rei evidentia credibilius est, sic sane etiam quod ei<text:line-break/>nulla insit aut frigiditas, aut astrictio. Atque hi quidem ex<text:line-break/>obscuris ratiocinantur de apparentibus, imo autem si verum<text:line-break/>fatendum est, sc ipfos potius decipiunt. At nos tanto decet<text:line-break/>magis ad sensum accedere, tantoque diligentius perpetuo illi<text:line-break/>attendere, quanto plura in eo.peccent sophistae omnes sal-<text:line-break/>saque de eo asserant. Rursum ergo ubi prius in memoriam</text:span></text:p>
      <text:p text:style-name="P40"><text:span text:style-name="T2">revocaverimus quae idiotas non sugiunt ipsisque haud ignota<text:line-break/>erant, quum nondum contendendi libidine in sensus pera,<text:line-break/>venissent contemptum, postea aulem per supervacaneam<text:line-break/>sapientiam amiserunt, ad id quod continuum orationi est .<text:line-break/>transibimus.<text:tab/></text:span><text:span text:style-name="T2">,<text:tab/></text:span><text:span text:style-name="T2">.</text:span></text:p>
      <text:h text:style-name="Heading_20_2" text:outline-level="2">Cap. XXXVII.</text:h>
      <text:p text:style-name="P96"><text:span text:style-name="T2">Unaquaeque sensilium natura priva-<text:line-break/>tim subjecta est, tactui quidem caliditas ac frigiditas, duri-<text:line-break/>ties et mollities</text:span><text:span text:style-name="T2">; </text:span><text:span text:style-name="T2">albedo vero, nigredo, flavedo, rubor, atquo<text:line-break/>ut summatim dicam*, universum colorum genus visui: ama-<text:line-break/>ror, dulcedo, austeritas, acerbitas i aeiditas, salsedo, acii-<text:line-break/>rnonia gustui: planeque demens videatur si quis gusttt<text:line-break/>colores judicare tentet, aut sapores visu. Eodem modo de<text:line-break/>tactu cognoscendum est reliquisque sensibus, si quidem tactu<text:line-break/>judicandae sunt differentiae tangibiles, auditu audibiles, odo-<text:line-break/>ratu odorabiles. Quae quum sic </text:span><text:span text:style-name="T2">fele </text:span><text:span text:style-name="T2">habeant, audiamus,<text:line-break/>quaeso, Platonem gustabiles differentias exponentem. Haud<text:line-break/></text:span><text:span text:style-name="T2">tamen </text:span><text:span text:style-name="T2">animus ipsius physiologiae attendendus esu’ Nec enim</text:span></text:p>
      <text:p text:style-name="P6"><text:span text:style-name="T2">nunc tempestive ejus rniminero, neque in hoc viri testimo-<text:line-break/>nium cito, scd tantum ut ostendam qua de re quodque<text:line-break/>nomen efferre Graecis mos est. Ausculta ergo disserentem<text:line-break/>Platonem. </text:span><text:span text:style-name="T27">Tenduntur a lingua venulae ad .cor saporum<text:line-break/>nttnciae, in quas si quae ita inciderint, ut humidam moL<text:line-break/>lernque carnis, partem penetrantia, terrestri siua</text:span><text:span text:style-name="T2"> natura<text:line-break/></text:span><text:span text:style-name="T27">liquescet a venulas contrahant atque desiccent, siquidem<text:line-break/>asperiora sint, acerba,. si minus aspera, austera nuncupans<text:line-break/>tur. Caeterum quae eas abstergunt totamque linguam<text:line-break/>abluunt,. si quidam id supra modum ejsiciarii simulque aU~<text:line-break/>quid absumant, ut de natura aUquid colliquent, qualis esi<text:line-break/>nitrorum sacultas, amara omnia appellantur. At quae<text:line-break/>nitri, virtute iuscriora sunt, ao moderata utuntur abster-,<text:line-break/>sione, salsa</text:span><text:span text:style-name="T2"> citra </text:span><text:span text:style-name="T27">asperam amaritudinem et grata nobis<text:line-break/>magis apparent. Quae vero libi oris cdliditati applicata<text:line-break/>ab eoque niollita et fervefacta ipsum vicljsim recalefaciunt<text:line-break/>atque accendunt, praeque </text:span><text:span text:style-name="T27">let </text:span><text:span text:style-name="T27">itate ad capitis feruntur scn-</text:span></text:p>
      <text:p text:style-name="P6"><text:span text:style-name="T27">sus ac quaeque obvia</text:span><text:span text:style-name="T2"> incidunt, </text:span><text:span text:style-name="T27">talia omnia has ob vires<text:line-break/>acria nuncupata sunt. Eadem vero-</text:span><text:span text:style-name="T2"> ista </text:span><text:span text:style-name="T27">interdum a putre-<text:line-break/>dine attenuata et angustas ingredientia venas, partes inibi<text:line-break/>tam terrenas quam- quodammodo aerias- mutuo incursu<text:line-break/>movent- ac misceri compellunt, commixto vero circumlabi<text:line-break/>Alias et alias ingredi</text:span><text:span text:style-name="T39">1</text:span><text:span text:style-name="T27">, ingrejsu suo penetratas concavas<text:line-break/>circuntenjasque afficere-, easque humore circumfuso cond-<text:line-break/>cava, interim terreno, interim puro vasicula aeris ex aqua<text:line-break/>concava rotundaque effici:</text:span><text:span text:style-name="T2"> ae </text:span><text:span text:style-name="T27">quae</text:span><text:span text:style-name="T2"> e.rpuro </text:span><text:span text:style-name="T27">constant-, per~<text:line-break/>lucida sunt et vocantur ampullae , quae vero ex terrestri<text:line-break/>agitato' dlatoque, ebullitio scrmentatioque nuncupatur,<text:line-break/>diarum affectionum causa acidum cognominatur. Omnibus<text:line-break/>vero quae de istis dicuntur</text:span><text:span text:style-name="T27">, </text:span><text:span text:style-name="T27">afsiectio contraria ab occasione<text:line-break/>nascitur- contraria.' Porro ubi ingredientiurn constitutio<text:line-break/>in hnmidis familiaris linguae habitui existit,</text:span><text:span text:style-name="T2"> quae </text:span><text:span text:style-name="T27">exaspe-<text:line-break/>rata quidam suerint lenit,</text:span><text:span text:style-name="T2"> quae vero </text:span><text:span text:style-name="T27">praeter naturam aut<text:line-break/>coierint consulerintque</text:span><text:span text:style-name="T27">, </text:span><text:span text:style-name="T27">autsusa laxaque jueriut , partim</text:span></text:p>
      <text:p text:style-name="P6"><text:span text:style-name="T27">contrahit, partim laxat, omniaque quam maxime ad natu-t<text:line-break/></text:span><text:span text:style-name="T2">rue </text:span><text:span text:style-name="T27">statum reducit, quicquid ejusmodi asi jucundumsiua-<text:line-break/>veque et cognatum esi amnibus violentapumque pastsionum<text:line-break/>remedium </text:span><text:span text:style-name="T27">ac </text:span><text:span text:style-name="T27">medela, nomiruiturque dulce'.</text:span><text:span text:style-name="T2"> His verbis<text:line-break/>Plato quae nos vocare solemus austera; quae acerba, quae<text:line-break/>salsa et nitrosa, quae amara, quae acria, quae acida; quae<text:line-break/>dulcia exposuit, ld videlicet quod a nobis astringens diri-<text:line-break/>tur, ipse austerum nuncupans: nam sic a vetustioribus<text:line-break/>Graecis appellari solet. Non tamen omnia in unum con-<text:line-break/>fundit, sicut ii faciunt qui et piper astringere dictitant, quum<text:line-break/>ex acrium sit natura;.et acetum quod ex acidis est, nec fand<text:line-break/>etiam veriti dulcissimorum quaedam astringentium numero<text:line-break/>ascribere. Ex quo fit, quum omnia confundant, ut pfoti-<text:line-break/>nus nec facultates invenire omnino valeant. Omnis enim<text:line-break/>inventionis dernonstrationisque principia sunt; quae sensui<text:line-break/>atque intellectui evidentia sunt. At isti haec ambo pertur-<text:line-break/>bant atque omnes in unum confundunt quum sensuum actus<text:line-break/>et passiones; tum multo etiam magis intellectus ae rationis,-</text:span></text:p>
      <text:p text:style-name="P6"><text:span text:style-name="T2">nimirum haudquaqnam in speculatione logica versati. Ita-<text:line-break/>qtie operae pretium est nugacem illorum loquacitatem omni-<text:line-break/>bus modis effugere, Ue quid nobis quoque attribuatur vitii ex<text:line-break/>tam prolixa illorum futiliqUe nugacitate. Porro haud leve<text:line-break/>negotium est dedocere </text:span><text:span text:style-name="T27">ac</text:span><text:span text:style-name="T2"> transmutare eos qui ab-illis usque,<text:line-break/>adeo perversi funt, ut et sensum contemnant et nequaquam</text:span><text:span text:style-name="T2">.,<text:line-break/></text:span><text:span text:style-name="T2">in speculatione logica se exercuerint'; planeque fodes sint<text:line-break/>rationum quas de natura philosophi considerant. Omnino<text:line-break/>enim faltem vel id didicissent; quae in illis sunt ambiguita-<text:line-break/>tes fugiendas este cauteque observandas, tum sensibus magis<text:line-break/>super simplicium medicaminum facultatibus, quam’ rationi-<text:line-break/>bus haud fatis integris committendum esse judicium.</text:span></text:p>
      <text:h text:style-name="Heading_20_2" text:outline-level="2">Cap. XXXV<text:span text:style-name="T58">II</text:span>I.</text:h>
      <text:p text:style-name="P96"><text:span text:style-name="T2">Verum tales dedocere ab velut<text:line-break/>transformare est impossibile. At alioruin tamen gratia nimi-<text:line-break/>rum quos conatus noster juvare poterit resumenda est, dili-<text:line-break/>genterque definienda tota de propriis linguae sensoriis </text:span><text:span text:style-name="T27">Ora-<text:line-break/></text:span><text:span text:style-name="T27">tio. Nuncupatur igitur </text:span><text:span text:style-name="T27">tuiu</text:span><text:span text:style-name="T2"> a Theophrasto; tum </text:span><text:span text:style-name="T2">ab Aristo-<text:line-break/>tele, tum a Mnefitheo </text:span><text:span text:style-name="T2">medico, gustandi </text:span><text:span text:style-name="T2">facultas </text:span><text:span text:style-name="T14">χνμὸς </text:span><text:span text:style-name="T2">le=</text:span></text:p>
      <text:p text:style-name="P6"><text:span text:style-name="T14">_ </text:span><text:span text:style-name="T2">eunda syllaba a </text:span><text:span text:style-name="T14">μ </text:span><text:span text:style-name="T2">littera incipiente, at ex hnmido siceoque<text:line-break/>consistentia, eorum videlicet qiiae a calore concocta sunt;</text:span></text:p>
      <text:p text:style-name="P11"><text:span text:style-name="T2">. </text:span><text:span text:style-name="T14">χνλὸς </text:span><text:span text:style-name="T2">a litera </text:span><text:span text:style-name="T14">λ </text:span><text:span text:style-name="T2">secunda incipiente syllaba. Tametsi ab ae-<text:line-break/></text:span><text:span text:style-name="T2">j </text:span><text:span text:style-name="T2">tate illis .majoribus non modo Atheniensibus, sed et </text:span><text:span text:style-name="T2">loni-<text:line-break/></text:span><text:span text:style-name="T2">bus utrumque per </text:span><text:span text:style-name="T14">μ </text:span><text:span text:style-name="T2">litteram scribi consueverit. Si </text:span><text:span text:style-name="T2">quidem<text:line-break/></text:span><text:span text:style-name="T2">et apud Platonem et apud Hippocratem veteresque comicos<text:line-break/>sic scriptum repentur. Vocetur autem a nobis in praesenti<text:line-break/>-quidem sermone clarioris doctrinae gratia. gustatoria facul-<text:line-break/>tas, sive qualitas, sive utcunque cuique appellare libet; per<text:line-break/>litteram </text:span><text:span text:style-name="T14">μ, χνμός; </text:span><text:span text:style-name="T2">huntor autem incrassatus tum in animan-<text:line-break/>tibus tum in plantis, </text:span><text:span text:style-name="T14">χνλὸς </text:span><text:span text:style-name="T2">fecunda syllaba a littera </text:span><text:span text:style-name="T14">λ </text:span><text:span text:style-name="T2">inci-<text:line-break/>piente. Sciendum ergo sapores, qui </text:span><text:span text:style-name="T2">tutu, </text:span><text:span text:style-name="T2">in unoquoque ani»<text:line-break/>_rnali ac planta,, tum in terra inveniuntur plurimos esse nec<text:line-break/>.facile specierum numero comprehensibiles, caeterum diffe-<text:line-break/>rentias gustabilea aliis octo visas aliis numero septem non-<text:line-break/>nullis autem et his quoque pauciores. At Plato in Timaeo<text:line-break/>in supraposita </text:span><text:span text:style-name="T27">dictione primum</text:span><text:span text:style-name="T2"> duos fapores memorat </text:span><text:span text:style-name="T2">ejus-<text:line-break/></text:span><text:span text:style-name="T2">dem speciei, scd lu ratione majoris ac inluoris differentes,</text:span></text:p>
      <text:p text:style-name="P6"><text:span text:style-name="T2">eorum altefuni austerum; alterum acerbum nominati Fuerit<text:line-break/>untem austerus is, quem astringentem nuncupamus': porio<text:line-break/>acerbus hujus intensione' provenit, velut et ipse Plato signi-<text:line-break/>ficavit, • atque hos lane pro una specie numerabimus.- Alterd<text:line-break/>est eorum quae illis opposita sunt, nitrosorum videlicet, fal-<text:line-break/>sorum et amarorum. Etlu his quoque amarus ex nitrosi pro-<text:line-break/>venit lutenfioiie: falsus'verd aut nitrosu imbecillior, aut<text:line-break/>astrictionis quoque assumens aliquid. Deinde a Platone acris<text:line-break/>expositu^ est, mox acidus, postremo dulcis. At a Theophra-<text:line-break/>sto additus, est pinguis, </text:span><text:span text:style-name="T27">a</text:span><text:span text:style-name="T2"> Platone quidem iu sermone de pro- &lt;<text:line-break/>priis linguae sensoriis praeteritus, verum paulo ante plan-<text:line-break/>tarum succis ascriptus; ubi vinosum ab oleoso et melleo dis-<text:line-break/>cernebat. Porro in illo serinone' tribus nunc memoratis'<text:line-break/>quartum adjecit succi genus una appellatione comprehen-<text:line-break/>sum, liquorem nominans. Ubi autem ad gustus scnsoria<text:line-break/>transiit; protinus in iis dulcem memoravit, nihil enim retu-</text:span></text:p>
      <text:p text:style-name="P6"><text:span text:style-name="T2">lerit, dulce an melleum dicas, velut nec pingue an </text:span><text:span text:style-name="T27">oleosum,<text:line-break/></text:span><text:span text:style-name="T2">omisit autem pinguem, ut qui ad </text:span><text:span text:style-name="T2">gustum </text:span><text:span text:style-name="T2">nihil attineret.</text:span></text:p>
      <text:h text:style-name="Heading_20_2" text:outline-level="2">Cap. XXXIX.</text:h>
      <text:p text:style-name="P96"><text:span text:style-name="T2">Qualis autem </text:span><text:span text:style-name="T2">eorum sit\unusquisque,<text:line-break/></text:span><text:span text:style-name="T2">exponere </text:span><text:span text:style-name="T2">quidem </text:span><text:span text:style-name="T2">exacte est impossibile, </text:span><text:span text:style-name="T2">quandoquidem nec<text:line-break/></text:span><text:span text:style-name="T2">aliam ullam sensoriam passionem </text:span><text:span text:style-name="T2">: verum </text:span><text:span text:style-name="T2">ei </text:span><text:span text:style-name="T2">qui </text:span><text:span text:style-name="T2">eodem </text:span><text:span text:style-name="T2">sen-<text:line-break/></text:span><text:span text:style-name="T2">su communicaverit, licet suggerere. </text:span><text:span text:style-name="T2">Ergo fi </text:span><text:span text:style-name="T2">quis aut cydo-<text:line-break/>nia, aut mala, </text:span><text:span text:style-name="T2">aut </text:span><text:span text:style-name="T2">mespila aut, </text:span><text:span text:style-name="T2">myrta gustaverit, </text:span><text:span text:style-name="T2">proculdu-<text:line-break/>hio cognoscet alium nobis ab his </text:span><text:span text:style-name="T2">in </text:span><text:span text:style-name="T2">lingua moveri sensum,<text:line-break/>alium ab astringentibus corporibus. Nam </text:span><text:span text:style-name="T2">quae </text:span><text:span text:style-name="T2">astringunt<text:line-break/>aut refrigerant, introrfum pellere contactam nostri partem<text:line-break/>ex omni parte </text:span><text:span text:style-name="T2">apparent, </text:span><text:span text:style-name="T2">idque aequabiliter, </text:span><text:span text:style-name="T2">velut </text:span><text:span text:style-name="T2">pellentia<text:line-break/>ac stipantia contrahentiaque. At austera </text:span><text:span text:style-name="T2">in </text:span><text:span text:style-name="T2">profundum etiam<text:line-break/>subire </text:span><text:span text:style-name="T2">ridentur, atque </text:span><text:span text:style-name="T2">asperum </text:span><text:span text:style-name="T2">quendam inaequabilemque<text:line-break/></text:span><text:span text:style-name="T2">movere sensum, tanquam reficcantia </text:span><text:span text:style-name="T2">et </text:span><text:span text:style-name="T2">humorem omnem<text:line-break/>corporum </text:span><text:span text:style-name="T2">sensilium </text:span><text:span text:style-name="T2">depascentia. </text:span><text:span text:style-name="T2">Ex' quo fit </text:span><text:span text:style-name="T2">ut alia fit </text:span><text:span text:style-name="T2">pas-<text:line-break/></text:span><text:span text:style-name="T2">sionum proprietas, quaeque haud facile lucideqne explicari<text:line-break/>possit tum ab </text:span><text:span text:style-name="T2">astringentibus </text:span><text:span text:style-name="T2">nos </text:span><text:span text:style-name="T2">corporibus, </text:span><text:span text:style-name="T2">tum ab austeris<text:line-break/>saporibus. Sed quisquis homo mentem habet, facile quod</text:span></text:p>
      <text:p text:style-name="P6"><text:span text:style-name="T2">dico comprehenderit. Porro quando quod linguae nostrae<text:line-break/>admotum fuerit </text:span><text:span text:style-name="T2">corpus, </text:span><text:span text:style-name="T2">valde desiccat, contrahit et in mul-<text:line-break/></text:span><text:span text:style-name="T2">sam </text:span><text:span text:style-name="T2">sprosunditatem </text:span><text:span text:style-name="T2">usque </text:span><text:span text:style-name="T2">illam </text:span><text:span text:style-name="T2">exafperat, </text:span><text:span text:style-name="T2">sicut pyra silo<text:line-break/></text:span><text:span text:style-name="T2">ve </text:span><text:span text:style-name="T2">stria </text:span><text:span text:style-name="T2">immatura </text:span><text:span text:style-name="T2">et corna, ejusmodi </text:span><text:span text:style-name="T2">omne acerbum </text:span><text:span text:style-name="T2">appel—<text:line-break/>latur, </text:span><text:span text:style-name="T2">ab austeris intensione </text:span><text:span text:style-name="T2">duntaxat </text:span><text:span text:style-name="T2">diversum. At </text:span><text:span text:style-name="T2">quod<text:line-break/></text:span><text:span text:style-name="T2">nos </text:span><text:span text:style-name="T2">astringens </text:span><text:span text:style-name="T2">vocitamus, </text:span><text:span text:style-name="T2">haud temere </text:span><text:span text:style-name="T2">a Theophrasto </text:span><text:span text:style-name="T2">di-<text:line-break/>etum reperias. </text:span><text:span text:style-name="T2">Videtur </text:span><text:span text:style-name="T2">autem idem </text:span><text:span text:style-name="T2">significare, </text:span><text:span text:style-name="T2">quod anile-<text:line-break/>rum, aut certe commune esse genus tum hujus, tum etiam<text:line-break/>acerbi. Quaecunque vero linguam, </text:span><text:span text:style-name="T2">dum' </text:span><text:span text:style-name="T2">contingunt, non<text:line-break/>contrahunt eam, neque constipant velut adfiringentia, imo<text:line-break/>contra plane </text:span><text:span text:style-name="T2">agere apparent, </text:span><text:span text:style-name="T2">nempe detergentia et abluen-<text:line-break/></text:span><text:span text:style-name="T2">tia; </text:span><text:span text:style-name="T2">etianr fi.</text:span><text:span text:style-name="T2">astringentium </text:span><text:span text:style-name="T2">quippiam adjunctum sit, haeo<text:line-break/>omnia salsa </text:span><text:span text:style-name="T2">cognominamus. At quae liis </text:span><text:span text:style-name="T2">etiam </text:span><text:span text:style-name="T2">magis </text:span><text:span text:style-name="T2">deter-<text:line-break/></text:span><text:span text:style-name="T2">gunt, </text:span><text:span text:style-name="T2">adeo ut </text:span><text:span text:style-name="T2">etiam moleste exasperent, </text:span><text:span text:style-name="T2">amara nominantur.<text:line-break/></text:span><text:span text:style-name="T2">Porro </text:span><text:span text:style-name="T2">quae </text:span><text:span text:style-name="T2">mordicant </text:span><text:span text:style-name="T2">roduntque, idque ourn </text:span><text:span text:style-name="T2">valida </text:span><text:span text:style-name="T2">quadam<text:line-break/>caliditate, </text:span><text:span text:style-name="T2">acria vocantur</text:span><text:span text:style-name="T2">; sin haec absit, acida, caeterum<text:line-break/></text:span><text:span text:style-name="T2">hac fermentandi quoque </text:span><text:span text:style-name="T2">vim obtineut. </text:span><text:span text:style-name="T2">At </text:span><text:span text:style-name="T2">quae velut inun-<text:line-break/>gunt atque </text:span><text:span text:style-name="T2">implent, </text:span><text:span text:style-name="T2">ac </text:span><text:span text:style-name="T2">in </text:span><text:span text:style-name="T2">statum suum restituunt exaspera-</text:span></text:p>
      <text:p text:style-name="P6"><text:span text:style-name="T2">tas, ac veluti erosas linguae partes, haec si cum voluptate,<text:line-break/>maniscsta contingant, dulcia, sin hac sine, pinguia vocitantur.<text:line-break/>Atque boc quidem pacto quantum in ine suit res explicatu<text:line-break/>longe difficillimas verbis.exponere sum conatus. Miror au-<text:line-break/>tem qui tam prompte omnia astringentia nominent, sive<text:line-break/>acria sint, sive ainara, sive dulcia, sive pinguia, sive acida,<text:line-break/>quuin jam olim rebus ipsis imposita sint nomina, atque af-<text:line-break/>fectuum sensibilium non exigua in nobis differentia fit. Prae-<text:line-break/>ltitisset fcrtassis, si quidein naturales scrutari rationes volu-<text:line-break/>erint, apparentia non evertere, nec appellationes confun-<text:line-break/>dere, verum inqnirere cujus temperamenti aut dispositio-<text:line-break/>nis aut corporis constitutionis, aut quomodocunque nomi-<text:line-break/>pare velint, suboles sit astrictio,, cujus salsedo, amaror, aci-<text:line-break/>ditas, acrimonia, dulcedo, pinguitudo, quae Plato, Aristo-<text:line-break/>teles, ac Theophrastus conati funt definire. Clarum quippe<text:line-break/>est si ex calido, frigido, hunjido siccoque coeuntibus omnia<text:line-break/>sunt mixta, etiam dictarum quamque qualitatum ex horum</text:span></text:p>
      <text:p text:style-name="P6"><text:span text:style-name="T2">constare mixtione. 'Itaque si quemadmodum dictorum sapo-<text:line-break/>rum quisque proveniat, exponere conarentur, lubens </text:span><text:span text:style-name="T2">eqni-si<text:line-break/></text:span><text:span text:style-name="T2">dem auscultarer gratiamque haberem non exiguam. </text:span><text:span text:style-name="T2">.At'si<text:line-break/></text:span><text:span text:style-name="T2">neque hoc efficiant, imo insuper sensorias omnes disserent<text:line-break/>tias in unum contundant,- ut -parum absit quin corpora omnia<text:line-break/>astringentia nuncupent, sane nec audire ipse velim illosque<text:line-break/>obsecrarem, ut inanem contentionem relinquerent.' </text:span><text:span text:style-name="T2">' </text:span><text:span text:style-name="T2">'r</text:span></text:p>
      <text:h text:style-name="Heading_20_2" text:outline-level="2">Cap. XL.</text:h>
      <text:p text:style-name="P96"><text:span text:style-name="T2">At nos equidem in sequentibus ostendere<text:line-break/>conabimur, cujusnarn temperamenti saporum quisque sit, fo-<text:line-break/>boles. In praesenti autem discipulos ad experientiam acceI-<text:line-break/>furos assuescere velim, ut id solum quod ad artem est utile<text:line-break/>prius seligant, ubi judicare velint quo pacto unumquodqrm<text:line-break/>nos medicamentorum afficiat. Quippe non quale ex se sit et<text:line-break/>ad, totam naturam consideramus. Nam hoc pacto,‘neque<text:line-break/>acetum, neque marinam aquam nos exiccare posse aut sicca<text:line-break/>este facultate dici manifestum </text:span><text:span text:style-name="T2">est, </text:span><text:span text:style-name="T2">siquidem utrumque illorum<text:line-break/>actu est humidum. Verum si nos exiccare appareant, sicca</text:span></text:p>
      <text:p text:style-name="P6"><text:span text:style-name="T2">dicentur, ad nos videlicet et nostram naturam parem sic-<text:line-break/>candt potestatem obtinentia. Quin etiam </text:span><text:span text:style-name="T2">et </text:span><text:span text:style-name="T2">calida et frigis<text:line-break/></text:span><text:span text:style-name="T2">da et </text:span><text:span text:style-name="T2">humida eodem dicentur modo, uni nos scilicet cale-<text:line-break/>faciant, refrigerent, atque hunrectent, eaque </text:span><text:span text:style-name="T2">ad </text:span><text:span text:style-name="T2">nos, non </text:span><text:span text:style-name="T2">ad<text:line-break/></text:span><text:span text:style-name="T2">totam substantiam nec ex se. Atqui si hujus duntaxat merui-<text:line-break/>nerimus, certissima amnium erit judicatrix </text:span><text:span text:style-name="T2">sola </text:span><text:span text:style-name="T2">experientia,<text:line-break/>quam qui relinquunt atque aliunde ratiocinantur, non so-<text:line-break/></text:span><text:span text:style-name="T2">lum falluntur;' </text:span><text:span text:style-name="T2">sed etiam tractationis utilitatem subvertunt.<text:line-break/>Proinde nobis propositum non est, quale sua </text:span><text:span text:style-name="T2">natura </text:span><text:span text:style-name="T2">quod-<text:line-break/>que fit medicamentum exquirere, verum‘quid in nobis ef-<text:line-break/>ficere possit. Atque </text:span><text:span text:style-name="T2">hic primi </text:span><text:span text:style-name="T2">libri </text:span><text:span text:style-name="T2">finis </text:span><text:span text:style-name="T2">esto. At in fecundo<text:line-break/>deinceps oleo ac rosaceo exemplorum </text:span><text:span text:style-name="T27">vice</text:span><text:span text:style-name="T2"> in sermone </text:span><text:span text:style-name="T2">po-<text:line-break/>sitis, </text:span><text:span text:style-name="T2">pravas et inibi ratiocinandi vlas monstrabimus, </text:span><text:span text:style-name="T2">quibus<text:line-break/>quum </text:span><text:span text:style-name="T2">medicorum complures utantur, </text:span><text:span text:style-name="T2">in primis quidem se<text:line-break/></text:span><text:span text:style-name="T2">ipsos decipiunt, secumque alios multos in </text:span><text:span text:style-name="T2">errorem pertra-<text:line-break/>liunt. </text:span><text:span text:style-name="T2">At </text:span><text:span text:style-name="T2">ubi </text:span><text:span text:style-name="T2">id erit absolutum, ad </text:span><text:span text:style-name="T2">tertium commentario-<text:line-break/></text:span><text:span text:style-name="T2">rum transiens quaestiones logicas, quae univerfam </text:span><text:span text:style-name="T2">de situs</text:span></text:p>
      <text:p text:style-name="P6"><text:span text:style-name="T2">plicibus medicamentis </text:span><text:span text:style-name="T2">enarrationem </text:span><text:span text:style-name="T2">antecedunt, explicare<text:line-break/>conabor. Ut videlicet in quarto ipsas jam facultates omnium<text:line-break/>definire liceat, quas protinus </text:span><text:span text:style-name="T2">a </text:span><text:span text:style-name="T2">principio tetigissem, nisi ple-<text:line-break/>• na paralogismis, atque erroribus omnium prope juniorum<text:line-break/>medicorum essent volumina, quos prius extergere atque' ex<text:line-break/>animis discentium delere oportet, ne quid veritati obsistat.<text:line-break/>Nam ut Hippocrates inquit, sic etilam ait Plato. </text:span><text:span text:style-name="T27">Non solum<text:line-break/>impura corpora quanto pius nutrias, tanto magis laedas,<text:line-break/>verum etiam impurisOnimis si nutrientes sermones ojsaras,<text:line-break/>non modo, nihil prosis, </text:span><text:span text:style-name="T27">verum </text:span><text:span text:style-name="T27">etiam magnopere obfueris.<text:line-break/></text:span><text:span text:style-name="T2">Itaque his de causis, tum etiam quia amicorum plerisque<text:line-break/>visum est,ut juniorum medicorum argueremus paralogilinos,<text:line-break/></text:span><text:span text:style-name="T2">non </text:span><text:span text:style-name="T2">tantum in congressibus quos quotidie cum illis habemus,<text:line-break/>fed etiam hisce commentariis, necesse mihi suit diutius prio-<text:line-break/>ribus istis duobus immorari, quo videlicet in tertio purum<text:line-break/>animi auditorem nactus, quique veras assequi rationes posc<text:line-break/>sit, tum ea exponam quae </text:span><text:span text:style-name="T2">de </text:span><text:span text:style-name="T2">hujus speculationis principiis</text:span></text:p>
      <text:p text:style-name="P6"><text:span text:style-name="T2">novisse oportet, tum deinceps omnes medicamenti cujusque<text:line-break/>facultates enarrem. Id autem fiet iu universum, ut reor;<text:line-break/>libris undecim ea ferine magnitudine constantibus, cujus est<text:line-break/>hic, qui eft omnium primus. Qui quum convenientem nunc,<text:line-break/>pactus-sit modum, finem per hanc dictionem accipiat.</text:span></text:p>
      <text:h text:style-name="P1" text:outline-level="1"><text:bookmark-start text:name="bookmark21"/><text:span text:style-name="T2">GALENI DE SIMPLICIUM MEDI</text:span><text:span text:style-name="T10">C</text:span><text:span text:style-name="T2">A-<text:line-break/>MENTORUM TEMPERAMENTIS AC<text:line-break/>FACULTATIBYS LIBER II.</text:span><text:bookmark-end text:name="bookmark21"/></text:h>
      <text:h text:style-name="Heading_20_2" text:outline-level="2">Cap. I.</text:h>
      <text:p text:style-name="P96"><text:span text:style-name="T2">Prolixa nobis ut sit de simplicium medica-<text:line-break/>mentorum facultatibus oratio, limites .suos excedentes so-<text:line-break/>phistae efficiunt. Nam quum procul principia ducunt, fen-<text:line-break/>sumque pro' nihilo habeant feseque in illa conjiciant quae<text:line-break/>philosophis etiam ambigua sunt, simul cum iis quae ipsi<text:line-break/>ignorant et ea quae aperte cognoscuntur subvertunt. Eaque<text:line-break/>plerique ecrmn faciunt non modo naturalis speculationis.</text:span></text:p>
      <text:p text:style-name="P6"><text:span text:style-name="T2">sed etiam </text:span><text:span text:style-name="T2">logicarum methodorum </text:span><text:span text:style-name="T2">imperitia, quibus-utatur<text:line-break/>necesse est quisquis </text:span><text:span text:style-name="T2">demonstrare </text:span><text:span text:style-name="T2">quid aggreditur. Itaque<text:line-break/>quum nesciant tum ea </text:span><text:span text:style-name="T2">quae bene </text:span><text:span text:style-name="T2">a physicis viris sunt in-<text:line-break/>venta, tum etiam ea de quibus non injuria illi dubitarunt,<text:line-break/>utrisque tamen contraria asserere saepenmnero audent. Sed<text:line-break/>deum immortalem age obsecro, fi nunc ego sic orsus dicere,<text:line-break/>quod quum quatuor sint elementa, aer, terra, aqua et ignis<text:line-break/>nulli tamen congenita sit albedo ac splendidus color nisi<text:line-break/>luci et igni, ac deinde </text:span><text:span text:style-name="T2">citato </text:span><text:span text:style-name="T2">Empedoclis </text:span><text:span text:style-name="T2">ac </text:span><text:span text:style-name="T2">nonnullorum<text:line-break/>physicorum aliorum testimonio splendida corpora - omnia<text:line-break/>plurimum in se ignis- habere dicam, haud curans aut nivem<text:line-break/>aut cerussam aut glaciem aut alia innumera tum splendidis-<text:line-break/>sima tum frigidissima inspicere, ac mox illa suggerente quo-'<text:line-break/>piam, procedente a sensu confutationem tergiversatus ad<text:line-break/>rationem accedi jubeam, </text:span><text:span text:style-name="T2">ac </text:span><text:span text:style-name="T2">per eam de rerum natura con-<text:line-break/>siderandum, haudquaquarn sensibus, ratione carentibus uni-<text:line-break/>verium committendum censeam, nunquid mentem habenti-<text:line-break/>bus insanire videar, haud intelligens unde rationis defump-</text:span></text:p>
      <text:p text:style-name="P6"><text:span text:style-name="T2">sissem </text:span><text:span text:style-name="T2">initium? </text:span><text:span text:style-name="T2">Nam mea </text:span><text:span text:style-name="T2">quidem </text:span><text:span text:style-name="T2">sententia ex sensu et per<text:line-break/>sensum'omnia id genus </text:span><text:span text:style-name="T2">cognosci </text:span><text:span text:style-name="T2">didicimus axiomata, nempe<text:line-break/>solem esse spendidum, flammas substavas, carbones pleros-<text:line-break/>que flavos. Ergo si a sensibus recedendum est, nulla fuppe=<text:line-break/>tet demonstratio, neque nobis eorum quae modo diximus,<text:line-break/>neque Empedocli, quum ait»</text:span></text:p>
      <text:p text:style-name="P11"><text:span text:style-name="T27">Undique siplendeniern solem calidiimque videre.</text:span></text:p>
      <text:p text:style-name="P11"><text:span text:style-name="T2">Quae si vera sunt, perspicuum est multo ante illa fidem ha-<text:line-break/>bendam sensibus. Imo, inquiunt, mortales quum simus, a<text:line-break/>iensibus auspicemur necesse est, verum illis haudquaquam<text:line-break/>perpetuo immorandum, sed ad partem diviniorem acceden-<text:line-break/>dum, nempe rationem. Nam sensum et animantibus rationis<text:line-break/>expertibus inesse, rationem solam hominibus esse cum diis<text:line-break/>communem. Atque hinc exorsi, in longum orationem cxtert-<text:line-break/>dunt. Quin etiam ex illis quidam et Anaxagoram in testium-<text:line-break/>nium evocant, qui nivem pronunciarit non esse albam : </text:span><text:span text:style-name="T27">Hic,<text:line-break/></text:span><text:span text:style-name="T2">inquiunt, vir </text:span><text:span text:style-name="T27">physicus supra sansam csi atque esus con-<text:line-break/>temnit phantasenatar ad nationem ire pergit, eaque duci</text:span></text:p>
      <text:p text:style-name="P6"><text:span text:style-name="T14">' </text:span><text:span text:style-name="T2">rerum naturam/crutatur. At si me quod in mentem venit<text:line-break/>sari oportet, qui liber sim </text:span><text:span text:style-name="T2">et </text:span><text:span text:style-name="T2">iu tota adeo vita veritatem<text:line-break/>-coluerim, ad insaniae cxtremum et ultra pervenisse illos<text:line-break/>arbitror qui talia nugantur. Nam fi quae per sensus exiden-<text:line-break/>ter apparent, evertant; unde sumant demonstrationum priu-<text:line-break/>cipia non habebunt. Sin autem ab iis, tanquam a fide di-<text:line-break/>gnis. exordiantur, quo jure iisdem postea diffident? Nam<text:line-break/>demonstrationum principia certiora sunt quam </text:span><text:span text:style-name="T27">ea quae per<text:line-break/></text:span><text:span text:style-name="T2">illa demonstrantur, quippe quum ista aliunde fidem mutuen-*<text:line-break/>tur; demonstrationum vero principia non solum ipsa per<text:line-break/>sese, verum etiam ad quaesitorum inventionem quibus crea<text:line-break/>datur idonea sint.</text:span></text:p>
      <text:h text:style-name="Heading_20_2" text:outline-level="2"><text:span text:style-name="T2">Cap. </text:span><text:span text:style-name="T26">II</text:span><text:span text:style-name="T2">.</text:span></text:h>
      <text:p text:style-name="P96"><text:span text:style-name="T2">Equidem optarim nullas non res clare sub'<text:line-break/>sensus nostros cadere, nec quicquarn esse quod illos sugeret;<text:line-break/>hoe enim pacto nihil dubium, nihil ambiguum, aut anceps<text:line-break/>usquam foret. Verum quoniam illos quaedam effugiunt, ra-<text:line-break/>tionem illis superinducere conandum est, sic tamen ut uod<text:line-break/>procul, ut illi factitant,- nec infinita colligamus; Vertun amle</text:span></text:p>
      <text:p text:style-name="P6"><text:span text:style-name="T2">omnia nbrninum significata diligenter dcfiniamus, he quis<text:line-break/>postea per aequi vocationem- falli possit; deinde quod ex fe<text:line-break/>quid agit ab eo quod per accidens, separetur. De quibus am-<text:line-break/>bobus supra accurate disseruimus, significataque eorum quae’<text:line-break/>potestate aut calida, aut frigida ani sicca aut humida aut<text:line-break/>quidvis aliud esse dicuntur discrevimus. Tum quo pacto<text:line-break/>propriam cujusque medicamenti facultatem ab iis quae ex<text:line-break/>accidenti funt, segregans invenire quis possit, universum<text:line-break/>quidem rn tertio de temperamentis cxpositum est, atque irt<text:line-break/>hoc tractatu particulatim enarrabimus, ceu in primo jam<text:line-break/>libro etiam fecimus in aqua et aceto et hic riirsus in oleo<text:line-break/>et rosaceo facturi sumus, indicantes piius, quantum delin-<text:line-break/>quant medicorum nonnulli qui longe demonstrationum du-<text:line-break/>cunt principia. Nam quid oportuit olei aut rofae respexisse<text:line-break/>colorem, quando rebus ipsis varie uti liceat nec in-sanis<text:line-break/>solum corporibus, sed et aegrotantibus? quippe quum ipsas<text:line-break/>per se rosas, aut lnccnm earum expressum corpori tum sanci</text:span></text:p>
      <text:p text:style-name="P6"><text:span text:style-name="T2">tum simplici' affecto morbo, ut supra diximus, liceat impeal<text:line-break/>nere, atque oleo dulci miscentes corporibus aut valenter re-<text:line-break/>frigeratis, aut excalesactis applicare sive fricando sive pef-<text:line-break/>fundendo, ac irrigando tum in corpus quoque assumere id-<text:line-break/>que aut superne per os aut inferne per sedem, ac sic tan-<text:line-break/>dem quid ad unumquenque usum’ proveniat inspicere. Nam<text:line-break/>hoc sane nomine medicamentorum omnium vires contem-<text:line-break/>plamur; ut sit quo uti oporteat hypochondriis aut capite<text:line-break/>ardore afflictis, aut refrigeratis aut exulceratis aut phle-<text:line-break/>gmone occupatis, aut id genus aliud perpessis tum ipsis tuin<text:line-break/>aliis omnibus corporis partibus. Ergo quum tam perspicua<text:line-break/>simul ac compendiofa adsit via </text:span><text:span text:style-name="T27">ad ea</text:span><text:span text:style-name="T2"> quae inquirimus, et-<text:line-break/>iamne colores aestimabimus, aut odores, aut confidentias; aut<text:line-break/>strepitus medicamenti cujusque? perinde factitantes atque<text:line-break/>ii qui ex imagine, aut ficta, aut picta cognoscere quempiam<text:line-break/>volunt, quum ipsum aspicere non denegetur, quem agno-<text:line-break/>scere cupiunt.</text:span></text:p>
      <text:h text:style-name="P4" text:outline-level="2">Cap. <text:span text:style-name="T58">II</text:span>I.</text:h>
      <text:p text:style-name="P96"><text:span text:style-name="T2">Atque hac </text:span><text:span text:style-name="T2">utique parte non leniter pec-<text:line-break/>care mihi videntur: multo etiam magis quum inconclusa<text:line-break/>atque indemonstrata nugantur, demonstrandi rationis plane<text:line-break/>imperiti. Nam dicamus ignem aut flavum aut rubrum esse<text:line-break/>aut utcunque voluerint, nec enim refert, quid ergo id facit<text:line-break/>ad hoc ut omne rubrum sit calidum? Nam omnem ignem<text:line-break/>verbi causa rubere dicendum est; at omne rubrum ignem<text:line-break/>dicere ridiculum est, multoque etiam plus, si omne rubrum<text:line-break/>calidum quis dixerit. Nam si principio assumptum esset in<text:line-break/>oratione omne calidum esse rubrum, licuisset fortassis mu-<text:line-break/>tua axiomatis conversione rubrum omne calidum conclu- •<text:line-break/>dere; licet non obscure et illic peccetur. Nam quae mutuo<text:line-break/>convertunlur, non quae simpliciter ccnvertuntur orationes,<text:line-break/>vere de se mutuo dicuntur, </text:span><text:span text:style-name="T34">:</text:span><text:span text:style-name="T2"> Verumtamen propinquus is<text:line-break/>fuerit paralogismus. Atqui quoniam </text:span><text:span text:style-name="T27">nec</text:span><text:span text:style-name="T2"> illud orationis ini-<text:line-break/>tio assumptum erat, nempe omne calidum esse rubrum, haud<text:line-break/>licet mutua conversione oinne rubrum calidum esse colligere.<text:line-break/>Tribus ergo modis in sermone peccant qui ajunt rusas tem-</text:span></text:p>
      <text:p text:style-name="P6"><text:span text:style-name="T2">peramento calidas, quod sint rubrae. Primum quod non<text:line-break/>demonstrata' hac propositione omnis ignis rubet convertere<text:line-break/>ex hac aliam, videlicet omne rubrum est ignis, tanquam ve-<text:line-break/>ram conantur. Secundo quod nesciunt propcsi tiones, quae<text:line-break/>inutuo cum veris convertuntur, non autem quae simpliciter<text:line-break/>convertuntur esse veras. Tertio quod etiam si mutuo con-<text:line-break/>verterentur, non tamen omne quod colore sit rubro cali-<text:line-break/>dum lasse ex mutua illa conversione sequatur, sed aliud<text:line-break/>hujusmodi axioma rubrum omne esse ignem. Porro quod<text:line-break/>talia in rem praesentem non modo sint inutilia, sed etiam<text:line-break/>palam falsa, cuivis notum esu Debemus enim non an omne<text:line-break/>rubrum sit ignis, sed quod omne rubrum calidum sit osten-<text:line-break/>dere. Nam si quicquid rubet, ignis, fuerit, erit nimirum et<text:line-break/>rosa nobis ignis. Caeterum logicas methodos ignorantes,<text:line-break/>opinor, medici -primum in hoc maxime peccant, quod pro-<text:line-break/>priis finibus excedant, nimirum quum sufficiens fit expe-<text:line-break/>rientia, junctis saltem paucis quibusdam </text:span><text:span text:style-name="T27">epllogismis medi-<text:line-break/>caminum</text:span><text:span text:style-name="T2"> vires exquirere. Deinde tam </text:span><text:span text:style-name="T27">.foede su rationibus</text:span></text:p>
      <text:p text:style-name="P6"><text:span text:style-name="T2">hallucinantur quam pueri </text:span><text:span text:style-name="T2">modo </text:span><text:span text:style-name="T2">speculationem logicam in-<text:line-break/>gressi. Eisdem erroribus tenentur qui ex odoribus medica-<text:line-break/></text:span><text:span text:style-name="T2">rnenlorum </text:span><text:span text:style-name="T2">facultates conjiciunt; Neb enim quicquid bcue<text:line-break/></text:span><text:span text:style-name="T2">olet </text:span><text:span text:style-name="T2">calidum est, quod quidam dictitant haud intelligentes<text:line-break/></text:span><text:span text:style-name="T2">quo </text:span><text:span text:style-name="T2">pactu inaudire oporteat quae ab </text:span><text:span text:style-name="T2">Aristotele </text:span><text:span text:style-name="T2">et, Theo-<text:line-break/>phrasto super hac re sunt prodita, ea quae </text:span><text:span text:style-name="T2">iios </text:span><text:span text:style-name="T2">in </text:span><text:span text:style-name="T2">quarto<text:line-break/>harum </text:span><text:span text:style-name="T2">commentationum definiemus; neque quicquid </text:span><text:span text:style-name="T2">calidum<text:line-break/>est </text:span><text:span text:style-name="T2">bene olet; </text:span><text:span text:style-name="T2">Quin etiam </text:span><text:span text:style-name="T2">neque si quid grave olens est, cali-<text:line-break/></text:span><text:span text:style-name="T2">dum </text:span><text:span text:style-name="T2">etiam fuerit, neque si calidum, etiam grave olens. </text:span><text:span text:style-name="T2">Sic<text:line-break/>nec </text:span><text:span text:style-name="T2">si quis quicquid graviter bleat frigidum dicat, nec</text:span><text:span text:style-name="T2">'si'<text:line-break/></text:span><text:span text:style-name="T2">quicquid </text:span><text:span text:style-name="T2">frigidumuit; </text:span><text:span text:style-name="T2">graviter olere; </text:span><text:span text:style-name="T2">verutn dixerit. Siqui-<text:line-break/></text:span><text:span text:style-name="T2">demjcalidorum </text:span><text:span text:style-name="T2">innumera </text:span><text:span text:style-name="T2">sunt partitu </text:span><text:span text:style-name="T2">bene olentia; partim<text:line-break/>graviter olentia, </text:span><text:span text:style-name="T27">partita</text:span><text:span text:style-name="T2"> </text:span><text:span text:style-name="T2">neutra, </text:span><text:span text:style-name="T2">similiter quoque frigidorum;<text:line-break/>Quamquam quid calida </text:span><text:span text:style-name="T2">dico ac </text:span><text:span text:style-name="T2">frigida </text:span><text:span text:style-name="T2">? </text:span><text:span text:style-name="T2">quum </text:span><text:span text:style-name="T2">debeam </text:span><text:span text:style-name="T2">;di-<text:line-break/></text:span><text:span text:style-name="T2">feere calefacientia nos ac refrigerantia, </text:span><text:span text:style-name="T2">quae </text:span><text:span text:style-name="T2">utique </text:span><text:span text:style-name="T2">etiam<text:line-break/>inquirimus. Nec </text:span><text:span text:style-name="T2">enim </text:span><text:span text:style-name="T2">qiiodabsolule. calidum </text:span><text:span text:style-name="T2">est, </text:span><text:span text:style-name="T2">aut quod<text:line-break/></text:span><text:span text:style-name="T2">ad </text:span><text:span text:style-name="T2">hoc </text:span><text:span text:style-name="T2">expenditur, </text:span><text:span text:style-name="T2">nunc </text:span><text:span text:style-name="T2">considerare </text:span><text:span text:style-name="T2">propositum est, sed<text:line-break/>qimd corpus humanum excalefaciat; nec-</text:span><text:span text:style-name="T2">sane </text:span><text:span text:style-name="T2">etiam quod<text:line-break/>absolute frigidum; </text:span><text:span text:style-name="T2">scd </text:span><text:span text:style-name="T2">quod inimihem refrigeret; -Denud</text:span></text:p>
      <text:p text:style-name="P6"><text:span text:style-name="T2">ergo hic hallucinantur </text:span><text:span text:style-name="T2">lu homonymis </text:span><text:span text:style-name="T2">haud distinctis </text:span><text:span text:style-name="T2">nomi-<text:line-break/></text:span><text:span text:style-name="T2">num significatis, tanquam fiquis de cane terrestri </text:span><text:span text:style-name="T2">disserens<text:line-break/></text:span><text:span text:style-name="T2">ad marinum se oratione transferat, existimans </text:span><text:span text:style-name="T2">ut animantis<text:line-break/></text:span><text:span text:style-name="T2">utriusque nomen unum, ita et naturam quoque ipforum<text:line-break/>unam esse. At nobis demonstratum aperte </text:span><text:span text:style-name="T2">est </text:span><text:span text:style-name="T2">in commenta-<text:line-break/>riis de temperamentis, quos et hanc </text:span><text:span text:style-name="T2">antecedere </text:span><text:span text:style-name="T2">tractatio-<text:line-break/>nem protinus initio commonefecimus, aliud esse facultate<text:line-break/>calidum, aliud actu</text:span><text:span text:style-name="T2">: </text:span><text:span text:style-name="T2">et hujus quod </text:span><text:span text:style-name="T2">actu </text:span><text:span text:style-name="T2">videlicet calidum<text:line-break/>est, aliud absolute </text:span><text:span text:style-name="T2">dici </text:span><text:span text:style-name="T2">calidum, aliud per exuperantiarn, aliud<text:line-break/>ad symmetrum sui generis, aliud ad quidvis obvium colla-<text:line-break/></text:span><text:span text:style-name="T2">tum. </text:span><text:span text:style-name="T2">Quin et hominem </text:span><text:span text:style-name="T2">non </text:span><text:span text:style-name="T2">absolute calidum, ut ignem, sed<text:line-break/>exuperantia calidum diximus, siquidem majorem in eo ca-<text:line-break/>lidi portionem esse quam frigidi. Ergo et quaecunque ad<text:line-break/>hunc dicuntur calida potestate </text:span><text:span text:style-name="T2">illum </text:span><text:span text:style-name="T2">excalefacere dicuntur,’<text:line-break/>facileque de illis inilur judicium </text:span><text:span text:style-name="T2">et, </text:span><text:span text:style-name="T2">per experientiam expen-<text:line-break/>ditur, paucis </text:span><text:span text:style-name="T2">indigens ut </text:span><text:span text:style-name="T2">supra commonui epilogismis- Quos<text:line-break/>quum sophistae excedant et tempus adolescentulorum fru-' </text:span><text:span text:style-name="T2">'</text:span></text:p>
      <text:p text:style-name="P6"><text:span text:style-name="T2">stra terunt et sophismatis cavillisque homines seducentes<text:line-break/>eorum solvendorum .imperitos, sallis eos dogmatis opinio-<text:line-break/>nibusque implenti Debebant enim neque colores memorare,<text:line-break/>neque odores, imo neqtie consiflentiam neque saevitatem aut<text:line-break/>asperitatem, aut ejus generis quodcunque. Nam quid refert<text:line-break/>oleum an lentum sit' aut laeve aut splendens aut liquidum<text:line-break/>aut' pallidum aut pingue aut lubricum,' aegreque corporibus<text:line-break/>illitum exiccare possit? quippe quum exnullo omnium ejus-<text:line-break/>modi colligere possis,ipsum esse facultate aut calidum aut<text:line-break/>frigidum aut hurnidum aut liccum. Siquidem ex genere<text:line-break/>fplendeutium, Iaeviumque et lentorum partim sunt quae<text:line-break/>plaUe nos calefaciant, partim quae refrigerent, tum alia<text:line-break/>quae exiecent, alia item quae humectent. Et eorum omnium<text:line-break/>quae accidunt non oleo solum, sed aliis omnibus nullum </text:span><text:span text:style-name="T2">est<text:line-break/></text:span><text:span text:style-name="T2">reperire quod solidum perpetuumque sit, ut in eo genera-<text:line-break/>lem constituere propositionem liceat.</text:span></text:p>
      <text:h text:style-name="Heading_20_2" text:outline-level="2">Cap. lV.</text:h>
      <text:p text:style-name="P96"><text:span text:style-name="T2">Nam omitto, </text:span><text:span text:style-name="T2">quod </text:span><text:span text:style-name="T2">nec scientificis in<text:line-break/>omnibus id genus sint usi rationibus sophistae ad invenienda</text:span></text:p>
      <text:p text:style-name="P6"><text:span text:style-name="T2">lemmata, sed ex inductione et quod omnium pessimum est,<text:line-break/>quod nec quae fit inductionis natura , unquam inspexerint.<text:line-break/>Quod fiquis eos in id provocet </text:span><text:span text:style-name="T2">neque </text:span><text:span text:style-name="T2">sequi audent, et si de<text:line-break/>demonstratione quis quid agat, increpant. Imo quod etiam<text:line-break/>deterius est, non ex inductione solum ratiocinari assueve-<text:line-break/>runt, fed nonnunquam etiam ab exemplis tanquam rheto-<text:line-break/>res. Nam qni frigidum esse oleum asserit, proinde quod<text:line-break/>lectum sit ut pituita, is per exemplum concludit par robur<text:line-break/>praebens demonstrationis atque </text:span><text:span text:style-name="T2">is </text:span><text:span text:style-name="T2">qni ipsum, calidum cou-<text:line-break/>teudit, quia lentum sit ut riscum. Nec secus is qui calidum<text:line-break/>dicit, quoniam facile in flammam vertatur uti bitumen, at,<text:line-break/>que is qni frigidum probat, qucd facile cogatur ac concre-<text:line-break/>scat, ut aqua. Nam differt ex exemplo aut exemplis quid<text:line-break/>suadeas an ex inductione. Siquidem qni ex exemplis fidem<text:line-break/>facit, unum aut duo generis ejusdem adfert aut certe plane<text:line-break/>paucula, plerisque scilicet praeteritis, qui vero ex indu-<text:line-break/>ctione, omnia comprehendere nititur quae, per experien-</text:span></text:p>
      <text:p text:style-name="P6"><text:span text:style-name="T2">tiarn funt cognita, nec quidquam praeterire quoad ejus fieri<text:line-break/>potest, quod apertum vulgo </text:span><text:span text:style-name="T2">ac </text:span><text:span text:style-name="T2">perspicuum sit. studet, scd<text:line-break/>quod occultum est et paucis comprehensum. Quamobrem<text:line-break/>violenta est et vehementer persuadet quae ab omnibus qqae<text:line-break/>experientia sunt cognita ducitur inductio, solisque iis </text:span><text:span text:style-name="T27">arro-<text:line-break/>gantia</text:span><text:span text:style-name="T2"> perspici potest qui in demonstrativis methodis funt<text:line-break/>exercitati. Quare n.os de ea copiosius lu demonstrationis li-<text:line-break/>bris disseruimus, ac forte </text:span><text:span text:style-name="T2">etiam </text:span><text:span text:style-name="T2">seorsum de ea librum<text:line-break/>componemus.</text:span></text:p>
      <text:h text:style-name="Heading_20_2" text:outline-level="2">Cap. V.</text:h>
      <text:p text:style-name="P96"><text:span text:style-name="T2">Palam anlem fiet nihilo secius et nunc<text:line-break/>quoque inductionis natura multoque magis et exempli. Nam<text:line-break/>omnia in summa percurrere statutum est quae de olei fa-<text:line-break/>cnitate </text:span><text:span text:style-name="T27">a</text:span><text:span text:style-name="T2"> medicis sunt prodita, eaque probabiliter quidem,<text:line-break/>quod ita viderentur, at non vere. 4c primum illud quod<text:line-break/>aDiocle in Archidamo scriptum est, quod Archidamus dure-<text:line-break/>Icere urique cntemnsqui oleo spicarentur, existimant,<text:line-break/>quapropter, etiam siccam frictionem praetulit, oleum enim</text:span></text:p>
      <text:p text:style-name="P6"><text:span text:style-name="T2">accendi atque exurere quuam </text:span><text:span text:style-name="T2">a </text:span><text:span text:style-name="T2">frictione incalefceret, puta-<text:line-break/>bat, ac propterea admodum humorem exhaurire atque sic-<text:line-break/>care, non Iecus atque ea assorum quae ungi solent, nam et<text:line-break/>ipsa magis durefcere quam si citra oleum assaveris. Praestat<text:line-break/>autem totam ascribere dictionem Dioclis. Habet autem ea<text:line-break/>hunc in modum. </text:span><text:span text:style-name="T27">At cum oleo scieare non perinde proba-<text:line-break/>bat, Primum enim inaequalem sieri ejusmodi strictionem<text:line-break/>putabat,</text:span><text:span text:style-name="T2"> quod </text:span><text:span text:style-name="T27">manus taberentur scilicet nec aeque carnem<text:line-break/>apprehendere propter pinguedinem nojscnt. Praeterea du-<text:line-break/>rescere, atque aduri cutem in illis magis, qui sio frica,<text:line-break/>rentur existimabat, quam qui sicca Merentur strictione, Ole~<text:line-break/></text:span><text:span text:style-name="T2">urn </text:span><text:span text:style-name="T27">quippe accendi et urere </text:span><text:span text:style-name="T21">α </text:span><text:span text:style-name="T27">frictione incalescens, quem-<text:line-break/>admodum in njsis quae uncta sunt magis quam non </text:span><text:span text:style-name="T27">un-<text:line-break/></text:span><text:span text:style-name="T27">cta, ubi oleo accenso incalescunt et valde exiccantur in-<text:line-break/>durescwntque. Similiter quae in oleo coquuntur et exusta<text:line-break/>et friabilia eststoi eandem</text:span><text:span text:style-name="T2"> ob </text:span><text:span text:style-name="T27">causam. Ad</text:span><text:span text:style-name="T2"> haec, </text:span><text:span text:style-name="T27">quemad-<text:line-break/>modum ligna et coria et alia complura quae ex. oleo fri-<text:line-break/>cantur, oleum intro imbibunt, ita putabat et corpora. Quod</text:span></text:p>
      <text:p text:style-name="P6"><text:span text:style-name="T27">quum fieret, multa quae J'blita ejscntrcum spiritu efsiuero,<text:line-break/>ac foras prorumpere, </text:span><text:span text:style-name="T27">tunc concludi </text:span><text:span text:style-name="T27">arbitrabatur, ceu quum<text:line-break/>dribris, linteis, lana, ornnibusquc adeo per quae percolari<text:line-break/>quid asiolet, perfunditur </text:span><text:span text:style-name="T27">ac </text:span><text:span text:style-name="T27">inungitur, non aeque liquores-<text:line-break/>siuere per ea valcni. Porro ubi ea excretio intercepta </text:span><text:span text:style-name="T27">esi,<text:line-break/></text:span><text:span text:style-name="T27">quaedam intro recurrere, quaedam acervata invicemque<text:line-break/>implicita meatus opplere, retenta, scilicet </text:span><text:span text:style-name="T27">ah </text:span><text:span text:style-name="T27">oleo, quod<text:line-break/>visco quid simile habeatsicut in aliis omnibus apparet,<text:line-break/>quod pingue esi, pulveres ae festucas omniaque esus^<text:line-break/></text:span><text:span text:style-name="T27">modi </text:span><text:span text:style-name="T27">consectari. Denique ubi obstructi jam meatus suerint,<text:line-break/>perpetuo ac sensim omnia deterius persiai ejsc necefso<text:line-break/>quam rn iis quae </text:span><text:span text:style-name="T27">pro </text:span><text:span text:style-name="T27">consueto geruntur naturae rnodo.<text:line-break/>Putavit quoque </text:span><text:span text:style-name="T27">oleo </text:span><text:span text:style-name="T27">inejse aliquam mordacitatem, cusus'<text:line-break/></text:span><text:span text:style-name="T27">vi </text:span><text:span text:style-name="T27">oculi illachryrnarent et guttur in tujsim cieretur </text:span><text:span text:style-name="T27">, </text:span><text:span text:style-name="T27">tum<text:line-break/>alvus raderetur, excrementaque redderentur sanguinolenta<text:line-break/></text:span><text:span text:style-name="T27">eo. </text:span><text:span text:style-name="T27">bibito : proinde qui citra frictionem ungerentur, nihil<text:line-break/></text:span><text:span text:style-name="T27">dsisigi</text:span><text:span text:style-name="T27">, infirmiorem</text:span><text:span text:style-name="T2"> enim </text:span><text:span text:style-name="T27">ejje mordicationem quam quae<text:line-break/></text:span><text:span text:style-name="T27">J</text:span><text:span text:style-name="T27">ensium aliquem movere poscet. At si per strictionem car—</text:span></text:p>
      <text:p text:style-name="P6"><text:span text:style-name="T27">nern subintret, mordicationem</text:span><text:span text:style-name="T2"> /nostri </text:span><text:span text:style-name="T27">maligniorem, velut<text:line-break/>multa me.dioamentorum, ubi enirn illinuntur,</text:span><text:span text:style-name="T2">. minus </text:span><text:span text:style-name="T27">valent,<text:line-break/>at comprejsa inirogue subeuntia magis agunt, sicut sane<text:line-break/>si urticis et aliis multis sensim quempiam contingas, nihil<text:line-break/>laef 'eris, . sin serias aut premas, uiiqne ostenderis.</text:span><text:span text:style-name="T2"> Haec<text:line-break/>ergo sunt quae DiocIes in Archidarno prodidit, quorum si-*<text:line-break/>mul tum probabilitatem tum pravitatem conspicere est. Si-<text:line-break/>quidem quod quicquid in oleo coquitur propriam amittat<text:line-break/>humiditatern ac friabile fragileque celeriter reddatur, quum<text:line-break/>alioqni nihil in aqua tale perpetiatur, ipsa nos docuit ex-<text:line-break/>perientia. Quamobrein lrac utique parte nihil Archidamus<text:line-break/>mentitus est. Defiebat tamen, sicut Aristoteles et Tbeophra-<text:line-break/>stus aliique non pauci philusophi ejusmodi problemata in<text:line-break/>physicis quaestionibus et proponunt etsolvunt, ipfe quoque,<text:line-break/>si quidem-omnium rerum quae fiunt causas scrutari voluit;<text:line-break/>perinde ut illi uti proponere, sic quoque solvere. At<text:line-break/>quum id minus facere apparet, iu hoc vel maxime mini<text:line-break/>delinquere videtur. Nam quod apparet evidenter, id femper</text:span></text:p>
      <text:p text:style-name="P9"><text:span text:style-name="T2">primum ponendum est, </text:span><text:span text:style-name="T2">ac deinde si cui libeat causam -ejus<text:line-break/></text:span><text:span text:style-name="T2">nispicere </text:span><text:span text:style-name="T2">debet, </text:span><text:span text:style-name="T2">physica </text:span><text:span text:style-name="T2">problemata </text:span><text:span text:style-name="T2">hunc </text:span><text:span text:style-name="T2">in modum </text:span><text:span text:style-name="T2">com-<text:line-break/>ponens. </text:span><text:span text:style-name="T2">Cur </text:span><text:span text:style-name="T2">oleum quae </text:span><text:span text:style-name="T2">in ipso </text:span><text:span text:style-name="T2">coquuntur </text:span><text:span text:style-name="T2">sicca et friabilia<text:line-break/>etfragibllia efficiat, aqua vero humida et mollia, aut : Quam-<text:line-break/></text:span><text:span text:style-name="T2">pbrem </text:span><text:span text:style-name="T2">oleo </text:span><text:span text:style-name="T2">cocta siccescant, at quae aliter in eo madefa-<text:line-break/>cta sunt magis </text:span><text:span text:style-name="T2">propriam </text:span><text:span text:style-name="T2">servent humiditatem quam si<text:line-break/></text:span><text:span text:style-name="T2">ninnind </text:span><text:span text:style-name="T2">non essent madefacta. Qna ratione scillae et urticae<text:line-break/></text:span><text:span text:style-name="T2">„ morsus sanet, qua de causa his medeatur, quum ipsum ocu-</text:span></text:p>
      <text:p text:style-name="P11"><text:span text:style-name="T2">los </text:span><text:span text:style-name="T2">mordicet? Qui </text:span><text:span text:style-name="T2">fiat ut </text:span><text:span text:style-name="T2">reliquum corpus universum non<text:line-break/>mordicet, sed oculos duntaxat? Quare guttur exasperet, ul-<text:line-break/></text:span><text:span text:style-name="T2">cera </text:span><text:span text:style-name="T2">vero leniat? </text:span><text:span text:style-name="T2">Quo </text:span><text:span text:style-name="T2">pacto ventrem subdncat? Quomodo<text:line-break/>lassitudines sanet ? Quamobrem inunctos tueatur </text:span><text:span text:style-name="T27">a</text:span><text:span text:style-name="T2"> frigore ? -<text:line-break/></text:span><text:span text:style-name="T2">Quare </text:span><text:span text:style-name="T2">animalia </text:span><text:span text:style-name="T2">insecta </text:span><text:span text:style-name="T2">interficiat? </text:span><text:span text:style-name="T2">Cur </text:span><text:span text:style-name="T2">lora et coria emol-<text:line-break/></text:span><text:span text:style-name="T2">liat, at </text:span><text:span text:style-name="T2">quae in </text:span><text:span text:style-name="T2">ipso </text:span><text:span text:style-name="T2">concoquuntur </text:span><text:span text:style-name="T2">duriora </text:span><text:span text:style-name="T2">omnia </text:span><text:span text:style-name="T2">-efficiat </text:span><text:span text:style-name="T2">?•<text:line-break/></text:span><text:span text:style-name="T27">A</text:span><text:span text:style-name="T2"> tque </text:span><text:span text:style-name="T2">hoc unum est problematum </text:span><text:span text:style-name="T2">genus </text:span><text:span text:style-name="T2">ad physicum dun-<text:line-break/></text:span><text:span text:style-name="T2">taxat </text:span><text:span text:style-name="T2">attinens. Alterum vero, quod commune quoque eo-<text:line-break/></text:span><text:span text:style-name="T2">rum </text:span><text:span text:style-name="T2">est, qni artem quamvis exercent, est tale, Quam oli</text:span></text:p>
      <text:p text:style-name="P6"><text:span text:style-name="T2">causam carnes piscesque assantes coci oleo prius illinant?<text:line-break/>Qui fit quod athletas </text:span><text:span text:style-name="T2">oleo fricent </text:span><text:span text:style-name="T2">gymnastae? Quid etiam<text:line-break/>quod pueros paedotribae? Nam cujusque talium problema-<text:line-break/>tum ab experientia profectam causam assignare liceat, coris<text:line-break/>nimirum responsuris, propterea se pisces ac carnes oblinere,<text:line-break/></text:span><text:span text:style-name="T2">quod </text:span><text:span text:style-name="T2">siccae adustaeque externae </text:span><text:span text:style-name="T2">eorum </text:span><text:span text:style-name="T2">reddantur partes, si<text:line-break/>citra pinguedinem astentur. Athletas vero, se ex oleo fricare<text:line-break/>dicturis gymnasiis, tum quod quae </text:span><text:span text:style-name="T2">ante </text:span><text:span text:style-name="T2">inerant lassitudines<text:line-break/>ipsum exiolvat et quae futurae </text:span><text:span text:style-name="T2">sunt </text:span><text:span text:style-name="T2">mitiget, tum quod fri-<text:line-break/>ctionern aequalem 'et mitem plane effiriat, corpusque ad mo-<text:line-break/></text:span><text:span text:style-name="T2">tus </text:span><text:span text:style-name="T2">futuros praeparet. Eas ob res </text:span><text:span text:style-name="T2">ipsi </text:span><text:span text:style-name="T2">quoque paedotribae<text:line-break/>pueros fe et ante et post exercitia </text:span><text:span text:style-name="T2">inungere </text:span><text:span text:style-name="T2">dicent. </text:span><text:span text:style-name="T2">Cur </text:span><text:span text:style-name="T27">au-<text:line-break/>tem</text:span><text:span text:style-name="T2"> oleum lassitudini medeatur, haud etiam novit </text:span><text:span text:style-name="T2">nec </text:span><text:span text:style-name="T2">gym-<text:line-break/></text:span><text:span text:style-name="T2">nastes, </text:span><text:span text:style-name="T2">nec paedotriba nec medicus </text:span><text:span text:style-name="T2">experientia curans </text:span><text:span text:style-name="T2">nec<text:line-break/></text:span><text:span text:style-name="T2">tamen </text:span><text:span text:style-name="T2">quia id nesciant ab evidenter apparentibus </text:span><text:span text:style-name="T2">recedent.<text:line-break/></text:span><text:span text:style-name="T2">Siquidem tametsi ignorant, quamobrern veratrum album sur-<text:line-break/></text:span><text:span text:style-name="T2">fum </text:span><text:span text:style-name="T2">purget, nigrum deorsum detrahat, neque compertum</text:span></text:p>
      <text:p text:style-name="P6"><text:span text:style-name="T2">habentes quare cnicus pituitam ducat, atram vero bilem<text:line-break/>epithymurn, tamen medicamentis ad ea utuntur ad quae<text:line-break/></text:span><text:span text:style-name="T2">utenda </text:span><text:span text:style-name="T2">docuit </text:span><text:span text:style-name="T2">experientia </text:span><text:span text:style-name="T2">et 'eos </text:span><text:span text:style-name="T2">quibus opus </text:span><text:span text:style-name="T2">curant et<text:line-break/>evidenter </text:span><text:span text:style-name="T2">apparentibus </text:span><text:span text:style-name="T2">fidem habent, </text:span><text:span text:style-name="T2">eosque </text:span><text:span text:style-name="T2">qui contraria<text:line-break/>rationi astruunt derident. </text:span><text:span text:style-name="T2">'</text:span></text:p>
      <text:h text:style-name="Heading_20_2" text:outline-level="2">Cap. VI.</text:h>
      <text:p text:style-name="P96"><text:span text:style-name="T2">At </text:span><text:span text:style-name="T2">Archidamus supraquam </text:span><text:span text:style-name="T2">quod in </text:span><text:span text:style-name="T2">multis<text:line-break/>quae perspicuo apparent contemnit, insuper </text:span><text:span text:style-name="T2">et </text:span><text:span text:style-name="T2">hac quoque<text:line-break/>parte arguendus </text:span><text:span text:style-name="T2">mihi </text:span><text:span text:style-name="T2">jure ridetur, quod dicat meliorem<text:line-break/>esse frictionem </text:span><text:span text:style-name="T2">ficcam </text:span><text:span text:style-name="T2">quam quae cum oleo adbibetur, quis<text:line-break/>corpus durius et siccius </text:span><text:span text:style-name="T2">iis </text:span><text:span text:style-name="T2">qui unguntur efficiatur, mollius<text:line-break/>autem iis qui </text:span><text:span text:style-name="T2">fricantur </text:span><text:span text:style-name="T2">sicci. Dicit </text:span><text:span text:style-name="T2">porro nihilo </text:span><text:span text:style-name="T2">secius </text:span><text:span text:style-name="T2">et<text:line-break/></text:span><text:span text:style-name="T2">illa ipsa dictione </text:span><text:span text:style-name="T2">paulum </text:span><text:span text:style-name="T2">progressus, </text:span><text:span text:style-name="T2">lignar pelles, </text:span><text:span text:style-name="T2">aliaque<text:line-break/>quae ex oleo </text:span><text:span text:style-name="T2">fricantur, ipsum </text:span><text:span text:style-name="T2">in </text:span><text:span text:style-name="T2">profundum </text:span><text:span text:style-name="T2">transmittere,<text:line-break/>idque maximum </text:span><text:span text:style-name="T2">esse </text:span><text:span text:style-name="T2">testimonium, quod </text:span><text:span text:style-name="T2">in corporibus </text:span><text:span text:style-name="T2">no-<text:line-break/></text:span><text:span text:style-name="T2">stris </text:span><text:span text:style-name="T2">intro subiens 'meatus oblinat ac humidorum prohibeat<text:line-break/>effluxus. Atque ego quidem quomodo haec consonent </text:span><text:span text:style-name="T2">ne-<text:line-break/></text:span><text:span text:style-name="T2">fcio. </text:span><text:span text:style-name="T2">Si </text:span><text:span text:style-name="T2">enim humorum effluxus prohiberet oleum, haud-<text:line-break/></text:span><text:span text:style-name="T2">* </text:span><text:span text:style-name="T2">quaquam siccum dicendum foret, ac proinde frustra id tan-<text:line-break/></text:span><text:span text:style-name="T27">' i</text:span></text:p>
      <text:p text:style-name="P6"><text:span text:style-name="T2">quam desiccans rn frictionibus repudiat. Falli praeterea iii<text:line-break/>-hoc mihi ridetur, quod similiter affici putet tum ea quae<text:line-break/>lu illo eoqunntur tum </text:span><text:span text:style-name="T2">eos </text:span><text:span text:style-name="T2">qui fricantur; Nec enim eadem<text:line-break/>agere dixerim oleum calidum, frigidum, temperatum, tepi-<text:line-break/>dum aut fervens sicut nec aquam ipsam. Apparet enim et<text:line-break/>ipsam; si frigida applicetur, condenfare, constipare, contra-<text:line-break/>here; eonstringereque et repellere, 'sicut si extreme fervida;<text:line-break/>adurere, at si temperata adhibeatur et moderate calida; la-<text:line-break/>xare, rarefacere, fundere, digerere; porro si nec insigniter<text:line-break/>calida nec frigida admoveatur, sed velut quae fontana vul-<text:line-break/>go dicitur, tunc propositorum nihil efficiet; verum pro-:<text:line-break/>priam suam facultatem exeret. Sic si quis oleum expendere<text:line-break/>volet, ob omni prius liberum alieno tum calore; tum sri-<text:line-break/>gore ipsum efficiat, atque </text:span><text:span text:style-name="T27">ita</text:span><text:span text:style-name="T2"> demum ad explorandum ance-<text:line-break/>dat, quippe quod summe frigidum fuerit non ex sua dun-<text:line-break/>taxat facultate;' sed ex alienae qualitatis excessu nonnihil<text:line-break/>in contactis operabitur; ita quoque; quod magnopere cali?</text:span></text:p>
      <text:p text:style-name="P6"><text:span text:style-name="T2">dum,' at si utroque ipsum liberans sic demum examinare </text:span><text:span text:style-name="T27">va-<text:line-break/></text:span><text:span text:style-name="T27">des,</text:span><text:span text:style-name="T2"> </text:span><text:span text:style-name="T2">hoe duntaxat pacto propriam olei vim inveneris.' Qua-<text:line-break/>propter quum quis ex more oleo fricatur, sicut gymnastici<text:line-break/>omnes, in solo fricatur oleo, quod nimirum absque omni sit<text:line-break/>aliena qualitate; at st admodum excalefacto aut summe uta-<text:line-break/>tur refrigerato, jam compositam eni actionem necesse est;<text:line-break/>nempe ex propria olei facultate et aliena qualitate. Saepe<text:line-break/>vero propriam cujusque medicamenti facultatem obscurari<text:line-break/>necesse est, ubi valentem aliunde qualitatem asciverit. </text:span><text:span text:style-name="T2">Ita-<text:line-break/></text:span><text:span text:style-name="T2">que qui simile suerit herbas lu oleo fervente coquere ac<text:line-break/></text:span><text:span text:style-name="T2">exercitantium </text:span><text:span text:style-name="T2">corpora fricare ? </text:span><text:span text:style-name="T2">maxime </text:span><text:span text:style-name="T2">siquidem, uti </text:span><text:span text:style-name="T2">supra<text:line-break/>ostendimus, extrinsecus </text:span><text:span text:style-name="T2">ductas probationes sugere </text:span><text:span text:style-name="T2">oportet;<text:line-break/>quum </text:span><text:span text:style-name="T2">liceat nimirum propriam cuique adhibere </text:span><text:span text:style-name="T2">experien-<text:line-break/>tiam. Quod </text:span><text:span text:style-name="T2">fi quando tamen id quispiam facere volet, certe<text:line-break/></text:span><text:span text:style-name="T2">similia comparare </text:span><text:span text:style-name="T2">conabitur, sicut </text:span><text:span text:style-name="T2">in </text:span><text:span text:style-name="T2">coriis faciebat </text:span><text:span text:style-name="T2">et loris;<text:line-break/></text:span><text:span text:style-name="T2">nec </text:span><text:span text:style-name="T2">enim quispiam oleo </text:span><text:span text:style-name="T2">lu igne praecalefacto, neque </text:span><text:span text:style-name="T2">in nive<text:line-break/></text:span><text:span text:style-name="T2">refrigerato, </text:span><text:span text:style-name="T2">sed obvio </text:span><text:span text:style-name="T2">quoque accepto corium ac </text:span><text:span text:style-name="T2">lora con-</text:span></text:p>
      <text:p text:style-name="P41"><text:span text:style-name="T2">fricat. Ita puto et paedotribae factitant, quolibet obvio<text:line-break/>oleo pueros fricantes', neutiquam aut in igne excalefacto<text:line-break/>aut rn nive refrigerato. Alloqui sane et </text:span><text:span text:style-name="T2">nos </text:span><text:span text:style-name="T2">non raro caput<text:line-break/>ardore gravatum olei admodum frigidi, perfusione refrigera-<text:line-break/>vimus. Porro si falis nihil oleo fit inditum, tanto magis<text:line-break/>refrigerabit. Sin etiam crudum suerit, multo profecto etiam'<text:line-break/>amplius.<text:tab/>' -</text:span></text:p>
      <text:h text:style-name="Heading_20_2" text:outline-level="2">Cap. V<text:span text:style-name="T58">II</text:span>.</text:h>
      <text:p text:style-name="P96"><text:span text:style-name="T2">Porro praeparare illud solemus non aliter<text:line-break/>atque aquam, nempe prius excalefacientes, ac delude aqua<text:line-break/>mergentes summe frigida. At </text:span><text:span text:style-name="T2">fi </text:span><text:span text:style-name="T2">etiam fons in ipsum cum<text:line-break/>strepitu decidat vasculo nimirum, cui inest oleum ante di-<text:line-break/>ligenter occluso, magis quoque ac magis ita reddetur frigi-<text:line-break/>dum. Multum item stigefeceris si praecalefactum in puteum<text:line-break/>ita demittas ut aquam contingat: quamquam quod aquatu<text:line-break/>nondum tangit, frigidum item evaserit sed minus. Atque<text:line-break/>hoc pacto praeparando frigidum reddimus oleum, contrario<text:line-break/>autem modo calidum. Quo sane modo etiam utimur in re- .</text:span></text:p>
      <text:p text:style-name="P6"><text:span text:style-name="T2">frigeratis corporibus </text:span><text:span text:style-name="T2">in </text:span><text:span text:style-name="T2">alveum olei calidi dimittentes; qui-<text:line-break/>bus pars quaepiam obstupuit, aut tremuli sunt, aut convul-<text:line-break/>sione aut palpitatione tentantur, aut motu scnsuve privan-<text:line-break/>tur, aut etiam aegre sentire possunt, aut ejusmodi quippiam<text:line-break/>perpessos. - Ergo si quis ex universo usu de medicamentorum<text:line-break/>facultate pronunciet, putabit, nunquid excalesacere et re-<text:line-break/>frigerare, tum exiccare et humectare nos oleum queat; vel-<text:line-break/>ut Dioclis Archidamus; siquidem pugnantias </text:span><text:span text:style-name="T14">ηθη </text:span><text:span text:style-name="T2">animasse<text:line-break/>vertat. Nam quum exiccari et fragilia effici quae in oleo<text:line-break/>coquuntur dicit, exsiccantem et digerentem ejus facultatem<text:line-break/>ostendit. At ubi intro in coria subire porosque nostros<text:line-break/>oblinere ac naturales humorum effluxus prohibere, rursum<text:line-break/>sane maxime contrariam </text:span><text:span text:style-name="T27">ejus facultatem</text:span><text:span text:style-name="T2"> demonstrat tum di-<text:line-break/>gerentibus tum exiccantibus, atque in istis vel adhuc quae<text:line-break/>apparent proferens; de illis non recte ratiocinatur. At ubi<text:line-break/>de mordicatione agitur, non ea omnia commemorat. Nam<text:line-break/>quod oculos mordicet, quod guttur exnsperet, sive ad tussim</text:span></text:p>
      <text:p text:style-name="P6"><text:span text:style-name="T2">provocet, quod ventretu radat atque, dejectiones sanguino-<text:line-break/>lentas efficiat, abunde magna testimonia sunt mordacem illi<text:line-break/>inesse facultatem. At quod ulcera dolore liberet et ventris<text:line-break/>mordicationes aut irrigatum aut infusum omnino 'sanet,<text:line-break/>quique dentium prurigine, irritantur mitiget, quum et ipsa<text:line-break/>non parva sint contrariae .ipsius facultatis indicia, plane<text:line-break/>omissa sunt. Caeterum si utrisque prepositis quis ratiocinari<text:line-break/>volet, duorum alterum, eveniet: aut enim id faciet ut em-<text:line-break/>piricus, dicetque fe ,in collatione ad aliquid cujusque medi-<text:line-break/>camenti facultatem, per experientiam cognoscere, ipsius au-<text:line-break/>tem per fe propriam ignorare nataram, aut ut rationalis<text:line-break/>contrarias,inesse medicamento facultates, et mordicantem et .<text:line-break/>lenientem, ac deinde ingenti tenebitur anxietate causam di-<text:line-break/>cturus cur interim altera earum agat sensibiliter,. interim<text:line-break/>altera aut perdita, aut non.clare apparente. Quarum otnni-<text:line-break/>um dubitationum solutiones si quidem ut physica propo- ..<text:line-break/>nantur problemata, sane quam difficiles sunt; sin ut ad usum.</text:span></text:p>
      <text:p text:style-name="P6"><text:span text:style-name="T2">referantur artis, multam requirunt experientiam, epilogis-</text:span><text:span text:style-name="T34">1</text:span><text:span text:style-name="T2">-<text:line-break/>mos autem non ita multos, scd exa’ctos ac definitos. Nam<text:line-break/>primum an omne oleum bculis mordax sit;necne, expe-<text:line-break/>rientia incunctanter definire praestat,, haudquaquam CX tem-<text:line-break/>pore in utramque partem rhetorum more disserere : tum ani<text:line-break/>Omne aeque guttur exasperet, aut ventrem subducat, aut<text:line-break/>radat, ut nonnunquam cruentas moveat excretiones; </text:span><text:span text:style-name="T27">an-<text:line-break/></text:span><text:span text:style-name="T2">bleorum hbc quidem haec </text:span><text:span text:style-name="T2">faciat, </text:span><text:span text:style-name="T2">illud vero non; et aliud<text:line-break/>magis, aliud minus. Olei differentias nunc dico </text:span><text:span text:style-name="T14">ηθη </text:span><text:span text:style-name="T2">eas, ut<text:line-break/>quispiam suspicaretur, quae sunt heterogeneic, sicut cicini;<text:line-break/>rhaphanini, caryini, balanini; ac similium, nam et horiun<text:line-break/>vires medicus horit oportet; sed in praesentia eas menio-<text:line-break/>rare non expedit. Satis est enim mea quidem sententia<text:line-break/>principio propriissimum, et quod maxime ab omnibus ho-<text:line-break/>minibus vocatur oleum considerasse, quando et ipse fructus<text:line-break/>ex quo fit oleum solus ex omnibus oliva nuncupetur et </text:span><text:span text:style-name="T27">ar-<text:line-break/></text:span><text:span text:style-name="T2">bor olea, Graece utrumque </text:span><text:span text:style-name="T14">ἐλαία </text:span><text:span text:style-name="T2">vocatus, ipsum oleum </text:span><text:span text:style-name="T14">ὲλαιογί</text:span></text:p>
      <text:p text:style-name="P6"><text:span text:style-name="T2">ipsumque simpliciter ac primario oleum dicitur, at reliqua<text:line-break/>omnia per tranflationem et abusum.</text:span></text:p>
      <text:h text:style-name="Heading_20_2" text:outline-level="2">Cap. VIII.</text:h>
      <text:p text:style-name="P96"><text:span text:style-name="T47">z</text:span><text:span text:style-name="T2"> 'Hujus sane quod proprie oleum appel-<text:line-break/>lant, de quo omnis in praesenti sermo habetur, plures dico<text:line-break/>esse differentias. Secundum aetatem quidem, quum aut re-<text:line-break/>cens est et velut mustum, aut aetate vigente aut vetus. Se-<text:line-break/>cundum praeparandi modum, quum aut simplex solumque<text:line-break/>et impermixtum fuerit, aut cum sale praeparatum. Secun-<text:line-break/>dum fructus ipsius diversitatem, quum is aut immaturus aut<text:line-break/>maturus extiterit. Secundum inductam </text:span><text:span text:style-name="T27">arte</text:span><text:span text:style-name="T2"> alterationem,<text:line-break/>quum aut quomodo ab initio praeparatum fuit, ita servatur,<text:line-break/>aut candidum efficitur. Scriptum vero est de ejus dealba-<text:line-break/>tione et ab aliis non paucis, et nos quoque in sequentibus<text:line-break/>trademus. Horum omnium oleorum facultates ipse quidem<text:line-break/>experiri studui: quid autem in quoque fieri deprehenderim<text:line-break/>postea exponam. Af nunc absolvere statui primum quod "<text:line-break/>erat lu manibus. Perperam </text:span><text:span text:style-name="T2">enim </text:span><text:span text:style-name="T2">mihi ridentur melicorum</text:span></text:p>
      <text:p text:style-name="P6"><text:span text:style-name="T2">plerique tum experiri medicamenta tum </text:span><text:span text:style-name="T2">de </text:span><text:span text:style-name="T2">viribus eorum<text:line-break/>ratiocinari.</text:span></text:p>
      <text:h text:style-name="Heading_20_2" text:outline-level="2">Cap. IX.</text:h>
      <text:p text:style-name="P96"><text:span text:style-name="T2">Quippe quum experiri Polum oporteat<text:line-break/>quae impermixta funt et ah omni extranea qualitate aliena,<text:line-break/>eaque primum in optima corporis constitutione, deinde in<text:line-break/>intemperatis, demum in morbis simplicibus, sicut iu libro<text:line-break/>hunc antecedente et in tertio de temperamentis definitum<text:line-break/>est; ratiocinari vero id quod ex accidente est, femper ab<text:line-break/></text:span><text:span text:style-name="T27">eo quod</text:span><text:span text:style-name="T2"> perfe est distinguentem.</text:span></text:p>
      <text:h text:style-name="Heading_20_2" text:outline-level="2"><text:span text:style-name="T2">Cap. </text:span><text:span text:style-name="T14">Χ.</text:span></text:h>
      <text:p text:style-name="P96"><text:span text:style-name="T2">At nonnulli medicorum non in istis modo<text:line-break/>hallucinantur, verum etiam in opinionibus quas habent de<text:line-break/>affectibus. Nam oleum quod lassitudinibus remedio sit omnes<text:line-break/>propemodum fatentur, caeterum quis' affectus fit lassitudo,<text:line-break/>non consentiunt. Hic enim articulorum esse ait siccitatem<text:line-break/>ex motionibus desiccatorum. Alter et mufculorum adjicit.<text:line-break/>Alius porro contra quam hi humiditatern multam et tensio-<text:line-break/>nem et caliditatern, fluxione nimirum partibus vehementer<text:line-break/>agitatis affusa. Alius non humorum multitudinem, scd qua-</text:span></text:p>
      <text:p text:style-name="P6"><text:span text:style-name="T2">litatem solarn causatur, provenire inqniens in motionibus<text:line-break/>immoderatis pinguedinis carni.sque tenerae colliquationes<text:line-break/>quasdam, quarum pars </text:span><text:span text:style-name="T2">foras </text:span><text:span text:style-name="T2">transpiret, pars vero retinea-<text:line-break/>turin.corpore,, </text:span><text:span text:style-name="T27">et</text:span><text:span text:style-name="T2"> hoc quum acre mordaxqne sit affectionem<text:line-break/>efficere veluti ulcerosam. Itaque etiam si in lioc consentia-<text:line-break/>mus, quod lassitudines sanet oleum, attamen oh ancipitejn<text:line-break/>atque ambiguum corporis affectum nihil queat certi de<text:line-break/>olei facultate colligi. Atqu.e id sane non tantum in lassitu-<text:line-break/>dine usu venit, verum etiam ubi doloris causa aut rnordi-<text:line-break/>catiqnis aut phlegmones gratia- bibendum oleum exhibe-<text:line-break/>mus, aut per sedem infundimus, aut •itidem, perfundimus.<text:line-break/>Siquidem ulceribus phlegmone affectis non solum, scd et<text:line-break/>cum aqua moderate calida, perfundimus; ur in,lassitudinibus<text:line-break/>cum lavacro aquae dulcis. Sed nec quae fit in phlegmone<text:line-break/>affectio consentiunti Porro uni per sedem ipsum ingeri-<text:line-break/>mus aut bibendum offerimus, ne tunc quidem ecgnnscinnis<text:line-break/>..evidenter, cninam corpori ipsum applicemus, an pituitae; ur<text:line-break/>-feriis; nii aliorum aliquorum excrementorum pleno, ponstat</text:span></text:p>
      <text:p text:style-name="P6"><text:span text:style-name="T2">enim non perinde hominem affecturum, ubi pituitae visco-<text:line-break/>sae intestinum omne simulonm ventre plenum' offendet at-<text:line-break/>que ubi biliosis excrementis refertum </text:span><text:span text:style-name="T27">,&lt; aut</text:span><text:span text:style-name="T2"> aliis quibusdam<text:line-break/>acribus humoribus aut stercore multo aut horum quidem<text:line-break/>nullo, fed lucidat iU ventrem intestinaque - undequaque<text:line-break/>pura aut praeterquam quod pura etiam' exasperata reperta!</text:span></text:p>
      <text:h text:style-name="Heading_20_2" text:outline-level="2">Cap. XI.</text:h>
      <text:p text:style-name="P96"><text:span text:style-name="T2">Itaque negligenter admodum et segniter de<text:line-break/>his omnibus medicorum plerique ratiocinantur, haud indi-<text:line-break/>cantes nec quo pacto affecto homini oleum exhibeant, nec<text:line-break/>qualenaiu ipsum. Ac mox tamen dicunt alii mordicare et<text:line-break/>radere prorfum partes corporis internas; alii 'vero etiam si<text:line-break/>praefuerit mordicatio, et bane lenire. </text:span><text:span text:style-name="T27">' Nec</text:span><text:span text:style-name="T2"> enim parum<text:line-break/>interest an injiciatur in ‘ventrem pituita scatentem oleum<text:line-break/>expers fasss et quod re vera oleum esu an quod plurimum<text:line-break/>accepit falis in ventrem purum. Utrumque'enim alvum'<text:line-break/>subducit, diversis tamen facultatibus. Nempe illud quod<text:line-break/>fale vacabat in pituitoso ventre per lubricitatem, simili mo-<text:line-break/>do cum malvis, blitis, moris, quod vero salem habet in puro</text:span></text:p>
      <text:p text:style-name="P6"><text:span text:style-name="T2">per acrimoniam, perinde ut muria et marina aqua. Et lane.<text:line-break/>hoc quidem radet, alterum non radet. Ergo nec absolute<text:line-break/>oleuin quodvis interna omnino, radere diximus, aut dejectio-<text:line-break/>nes moliri</text:span><text:span text:style-name="T2">. </text:span><text:span text:style-name="T2">cruentas, neque mordicationes lenire, verum id<text:line-break/>cui sal est inditus in puro ventre radere, cui autem non, in<text:line-break/>pituitoso iiou radere.</text:span></text:p>
      <text:h text:style-name="Heading_20_2" text:outline-level="2">Cap. XII.</text:h>
      <text:p text:style-name="P96"><text:span text:style-name="T2">Nonnunquam vero mordicationes ex ac-<text:line-break/>cidente quod salsuginosum </text:span><text:span text:style-name="T27">eft</text:span><text:span text:style-name="T2"> sanaverit, veIut et meli-<text:line-break/>cratum, salsugo, serum lactis. Educunt enim fecum haec<text:line-break/>nonnunquam fuccum mordicationem facientem, ac morda-<text:line-break/>citatis redduntur medela, perinde ut caetera omnia quae<text:line-break/>abluunt et abstergunt. Sed non statim ubi immissa sunt<text:line-break/>hoc genus medicamenta, morsum sanant, quin potius tunc<text:line-break/>etiam erasperant, siquidem evacuationis, haud mixtionis ra-<text:line-break/>tione sanationem moliuntur. Quippe ceratum ex rosaceo<text:line-break/>et adipe aut pinguedine iulusum saepenumero morsibus con-<text:line-break/>tinuo fuccurrit, idque temperationis ratione, sed et oleum</text:span></text:p>
      <text:p text:style-name="P6"><text:span text:style-name="T2">ipsum solum, sed dulcissimum, id frequenter praestitit; sicut<text:line-break/>certe etiam adeps lurci, aut succus chondri, aut ceratum ex<text:line-break/>oleo dulci. Nos autem saepenumero quibus ex frigore in-<text:line-break/>terna dolore torquebantur ingesto oleo calido dolore mox<text:line-break/>liberavimus, ac fi majus esse frigus conjiciebamus, addidi-<text:line-break/>mus et anethum, oleum excalefacicntes, si vero adhuc etiam ,<text:line-break/>majus, rutam quoque et bitumen. Ejusmodi igitur auxilia<text:line-break/>omnia quod frigori medeantur dolores mitigant, non pro-<text:line-break/>pterea quod laedentem humorem attemperent aut educant.<text:line-break/>At in idem universia confusa sunt a plerisque medicorum,<text:line-break/>qui nec norunt dolorem ab intemperie natum ab eo qui<text:line-break/>ex cacocbymia oritur distinguere:-nec quod medicamento-<text:line-break/>rum, quae doloris gratia injiciuntur alia excalefaciendo par-<text:line-break/>tem refrigeratam sanant, alia humorem mordicantem </text:span><text:span text:style-name="T27">eva-<text:line-break/>cuando,</text:span><text:span text:style-name="T2"> alia temperando. Sed et subinde mixtae existunt<text:line-break/>affectiones ex intemperie videlicet et mordicatione: in qui-<text:line-break/>bus nos consuerimus anethinum, aut rutae oleum infundere,<text:line-break/>anserino in eo liquato adipe: is fi non adsit, saltem galli-<text:line-break/>naceo, si nec is quoque, vel aliorum aliquo ; quod si horum</text:span></text:p>
      <text:p text:style-name="P6"><text:span text:style-name="T2">nullus </text:span><text:span text:style-name="T2">ad </text:span><text:span text:style-name="T2">manum suerit, ceram miscemus mordacitatis ex-<text:line-break/>pertem, </text:span><text:span text:style-name="T2">voco </text:span><text:span text:style-name="T2">autem sic eam quae lota est; aut certe oleum<text:line-break/>ipsum quod effectum est candidum infundimus: nam id<text:line-break/>cerae mordacitatis .experti proportionale est. Temeraria ita-<text:line-break/>que pronunciatio est atque indefinita tum e.orum qui oleum<text:line-break/>omni tempore mordicans astruunt tum eorum qui leniens;<text:line-break/>nam quod salem accepit mordax </text:span><text:span text:style-name="T27">eft,</text:span><text:span text:style-name="T2"> quod autem eo caret<text:line-break/>et dulce est, quod quidem ex fe est lenire' potest: nam ri-<text:line-break/>deri possit et ipsum quandoque pro affectibus quibus ap-<text:line-break/>plicatur,' haud etiam esse ejusmodi. Unumquodque enim<text:line-break/>temperantium medicamentorum, ubi valentius evasit humo-<text:line-break/>ribus mordicantibus, morsum eorum retundit; verum si aut<text:line-break/>valentioribus facultatibus, aut multis paucum mixtum sue-<text:line-break/>rit, una. et ipsum corrumpitur alitque cacochymiam- Quarn-<text:line-break/>obrem protinus evacuandi sunt qui ab iis quae temperandi<text:line-break/>naturam habent irritantur, utpote qui multa nec facile mo- </text:span><text:span text:style-name="T2">,<text:line-break/></text:span><text:span text:style-name="T2">bili corruptione sint repleti.</text:span></text:p>
      <text:h text:style-name="P4" text:outline-level="2">Cap. XIII.</text:h>
      <text:p text:style-name="P96"><text:span text:style-name="T2">Sic sane </text:span><text:span text:style-name="T2">lac </text:span><text:span text:style-name="T2">frequenter simulatque sum-•<text:line-break/>ptum luerit, aliis acescit aliis in nidorem vertitur, prius<text:line-break/>quam probe concoctum corruptionem temperet. In quibus<text:line-break/>.utique primum maxima cacochymiae pars evacuari debet,<text:line-break/>atque inde sumendus chondrus et ptisana et lac et alia quae<text:line-break/>ubi probe suerint cocta consernnt ad euchymiani. Non'ta-<text:line-break/>men quod ad hoc attinet, omnia existimare oportet aut de-<text:line-break/>teriores aut contrarias lu scsc obtinere facultates, neque in<text:line-break/>sermone scientem eorum quae eveniunt partem alleram<text:line-break/>omittere, id quod fecit Archidamus in, oleo. Si quidem me-<text:line-break/>morabat oculos ab eo mordicari, guttur ad tussim excitari et<text:line-break/>ventrem radi, caeterum quod stomachum saepe quurn va-<text:line-break/>lenter morderetur; oleum protinus dulcissimum epotum sa-<text:line-break/>navit ef injectum totius ventris mordicationes leniit et a<text:line-break/>-thapfia, urtica et scilla iu cute excitatas inunctum sedavit:<text:line-break/>eornm mentionem non fecit. Ego vero non ambigo, neque<text:line-break/>fidem uon habeo iis qui ajunt rebus propemodum omnibus<text:line-break/>jjnnitas ac diversas Inesse facultates, quin ostensurum me id</text:span></text:p>
      <text:p text:style-name="P6"><text:span text:style-name="T2">ipfum polliceor in libro sequenti. Attamen non proinde<text:line-break/>astruo, eam quae iu quoque exuperat non posse cognosci,,<text:line-break/>verum si quod ex acoidente est, ab eo quod per sese </text:span><text:span text:style-name="T27">difflui,<text:line-break/>xeris omnia clare</text:span><text:span text:style-name="T2"> cognosces. Contemplator enim utrumque<text:line-break/>in exemplis, propositis videlicet exempli causa duobus ho-<text:line-break/>minilurs, quibus similiter os ventris mordicetur et qui pari-<text:line-break/>ter aut succum ptisanae, aut chondrum, aut panem lotum<text:line-break/>sumpserint, deinde alteri mordicationem restinctam, alteri<text:line-break/>vero inauctarn ponito, oblecro, minquid succus- ptisanae<text:line-break/>aut chondrus aut panis ex se mordax est, per accidens au-<text:line-break/>tem in altero hominum morfum non modo non inanxit, sed<text:line-break/>mitigavit, an quantum ex se quidem erat mitigavit, per ac-<text:line-break/>cidens vero in altero irritavit? Ego sane ex sua natura epi-<text:line-break/>cerasticum esse dico succum ptisanae et chondrum et panem<text:line-break/>et per Jovem lac quoque, caeterum in altero homine -mor-<text:line-break/>fum auxisse, quod properasset </text:span><text:span text:style-name="T27">a</text:span><text:span text:style-name="T2"> </text:span><text:span text:style-name="T2">corruptione superari. At-<text:line-break/>que ea utique est, certo scio, veterum prope oiunium senten-</text:span></text:p>
      <text:p text:style-name="P6"><text:span text:style-name="T2">tia; sed et receptiorum optimi , </text:span><text:span text:style-name="T2">quique </text:span><text:span text:style-name="T2">ita sapiunt. Verum<text:line-break/>si quis suerit quem ego nesciam, nec enim quicquam est<text:line-break/>quod non audeant juniorum medicorum quidam, qui con-<text:line-break/>tendat ex fua natura corruptiones augere chondrum, panem<text:line-break/>aut ptisanam, caeterum in quibusdam ex accidente nimirum<text:line-break/>mitigare, is, inquam, qui talia jactabit nullam assertionis<text:line-break/>suae demonstrationem afferre poterit. At nos dicimus quod<text:line-break/>si ptisana natura foret mali succi, haud unquam mordica-<text:line-break/>tionem mitigaret. Atqui conspicitur frequenter tum suv<text:line-break/>perne sumpta tnm per sedem injecta mitigare, ex quo pa-<text:line-break/>tet per suam quidem naturam boni esse succi, verum inter=<text:line-break/>dum una cum </text:span><text:span text:style-name="T27">iis</text:span><text:span text:style-name="T2"> succis qui mordicationes excitant cor-<text:line-break/>rumpi et ipsum augere symptoma.</text:span></text:p>
      <text:h text:style-name="Heading_20_2" text:outline-level="2">Cap. XIV.</text:h>
      <text:p text:style-name="P96"><text:span text:style-name="T2">Forte igitur nos roget quispiam an ulo<text:line-break/>lum unquam eorum, quae mali succi, mordicationem cura-<text:line-break/>verit? Equidem id non raro factum cognovi, verum ea<text:line-break/>dico non temperando, verum id quod mordicabat una se-<text:line-break/>cum educendo, mordicationes sanasse. Ac proinde et 'statim</text:span></text:p>
      <text:p text:style-name="P6"><text:span text:style-name="T2">et usque dum evacuentur hominem </text:span><text:span text:style-name="T27">mordicare</text:span><text:span text:style-name="T2"> et. insuper<text:line-break/>evacuata asperum relinquere sensum in partibus aliud.me-<text:line-break/>dicameu requirentem. Quod non faciunt quae boni sunt<text:line-break/>succi et dulcis, etenim et protinus mitigant et praeterquam<text:line-break/>quod evacuationem non faciunt, etiam sensum asperum nul-<text:line-break/>lum inducunt, quin potius ipsa contra sensuum medentur </text:span><text:span text:style-name="T2">s<text:line-break/></text:span><text:span text:style-name="T2">asperitati. Itaque chondrum, lac, ptisanam in ejusmodi af-<text:line-break/>fectibus et edenda praebemus et per fiedem injicimus, </text:span><text:span text:style-name="T2">ubi<text:line-break/></text:span><text:span text:style-name="T2">videlicet meile aut quopiam ejusmodi, quod infestabat;<text:line-break/>exterserimus, quo tempore opportunus est et adeps et cera-<text:line-break/>tum dulce et oleum dulce. Porro et in praesenti et in le-<text:line-break/>quenti deinceps sermone omnia me dulcia dicere existimato,<text:line-break/>tum </text:span><text:span text:style-name="T27">ea</text:span><text:span text:style-name="T2"> quae salem non sunt experta tum ea quae sunt<text:line-break/>elota. Quatuor itaque indiciis quum possis quod per fe le-<text:line-break/>nit distinguere ab eo quod per accidens, facile cujusque ta-<text:line-break/>lium medicamentorum facultatem invenies. Primum indi-<text:line-break/>cium est, an statim .mitiget an non.- Secundum; an simul '</text:span></text:p>
      <text:p text:style-name="P6"><text:span text:style-name="T2">vacuet, molestantia an </text:span><text:span text:style-name="T2">non. </text:span><text:span text:style-name="T2">Tertium, </text:span><text:span text:style-name="T2">an </text:span><text:span text:style-name="T2">asperitatem quan-<text:line-break/>dam in corporibus relinquat an.non. Et quartum an ita<text:line-break/>affectis utile et commodum videatur nec ne. Nam quum<text:line-break/>nec protinus mordicationem sanat, verum majore cum<text:line-break/>vehementia excernitur, neque intus medendo remanet et<text:line-break/>molestam corporibus asperitatem relinquit, quam si denuo<text:line-break/>offeratur exasperat, argumentum est rodentis ac mordican-<text:line-break/>tis esse naturae, caeterum ex accidente quandoque morsus<text:line-break/>sanare. At quod et continuo mitigat et nullam excretionem<text:line-break/>provocat, scd nec exasperat dum intus manet, imo exaspe..<text:line-break/>ratorum medela existit, ipsum quidem natura .bonum est,<text:line-break/>verum interdum a cacochymia, quae ipsum alterat corrum-<text:line-break/>pitqne, mordax efficitur. Atque haec ita </text:span><text:span text:style-name="T27">a me dicta sunt, ut<text:line-break/></text:span><text:span text:style-name="T2">simul utriusque medicamentorum generis et tempus et uten-<text:line-break/>di modum, simulque facultatis inveniendae rationem docue-<text:line-break/>rit oratio: demonstraveritque et ptisanae succum et chon-<text:line-break/>drurn et . tragum et lac et panem elotum ex genere esse<text:line-break/>euchymorurn, quin et pinguedinem et adipem et oleum dulce</text:span></text:p>
      <text:p text:style-name="P6"><text:span text:style-name="T2">et ceram dulcem ex </text:span><text:span text:style-name="T2">mitigantium </text:span><text:span text:style-name="T2">esse </text:span><text:span text:style-name="T2">natura. </text:span><text:span text:style-name="T2">Enerit autem<text:line-break/>cera dulris, quae et natura est talis, nam quaedam gustanti s<text:line-break/>bus amarae sunt, et quae praeterquam quod est talis in aqua<text:line-break/>bona eluta esu</text:span></text:p>
      <text:h text:style-name="Heading_20_2" text:outline-level="2">Cap. XV.</text:h>
      <text:p text:style-name="P96"><text:span text:style-name="T2">Lavanda porro est non tantummodo ce-<text:line-break/>ra, scd et pix et resina et oleum et qnicquid aliud aquae<text:line-break/>non miscetur. Primumque modice concalefactum, mox in<text:line-break/>vas-lati oris ac magnum, cuique insit aquae copia purissi-<text:line-break/>mae simul et omnis qualitatis maxime expertis infundito </text:span><text:span text:style-name="T27">s<text:line-break/></text:span><text:span text:style-name="T2">nam in ea quicquid sit id quod abluitur acrimoniam suam<text:line-break/>exuit. Deinde conterito, tundito, frangito, manibusque<text:line-break/>impense subigito, ut unaquaeque videlicet abluendi medica •<text:line-break/>menti particula aquam postit contingere. Denique effusa<text:line-break/>priore aqua rursum quod lavatur excalefaciens in aliam<text:line-break/>aquam aeque sinceram injicito, rursumque diutissime con-<text:line-break/>tundito, donec qualitatem fuarn in aquam deponat, id au-<text:line-break/>tem gustanti datur cognnscere, mox vero et tertio et quarto</text:span></text:p>
      <text:p text:style-name="P6"><text:span text:style-name="T2">et saepius deinceps idem faciendum; donec aqua mullam<text:line-break/>etiam ex abluto medicamento qualitatem recipiat. • Atque<text:line-break/>hunc in modum omnia quae excalefieri et fundi sustinent<text:line-break/>lavabis. At fi qua sint lapidosa et dura velut cadmia et<text:line-break/>aeris squama et aes ustum, ea exacte in tenuia comminuen-<text:line-break/>tem plurimum'in aqua terere fontali purissimaque oportet;<text:line-break/>subinde priore; effusa, quoad nihil in aqua innatet, maneat-<text:line-break/>que aqua prorsum a contriti medicamenti qualitate immu-<text:line-break/>nis; Nam quarndiu aut qualitatis ejus quippiam in gustii<text:line-break/>appareat, aut aliquid innatet; tamdiu terendum atque effun-<text:line-break/>dendum est:' uam fi hoc pacto quidvis eorum quae lavari<text:line-break/>possunt, abluas, mordacitatis expers evadet. Et </text:span><text:span text:style-name="T27">fane</text:span><text:span text:style-name="T2"> oleum<text:line-break/>non tantum mordacitatem exuit; scd etiam candidius lu-<text:line-break/>terea efficitur. Oportet vero ipsum non' perinde vehemen-<text:line-break/>ter verberare 'ut picem aut ceram’ aut resinam, ne videlicet<text:line-break/>adeo aquae misceatur, ut aegre postea separari possit; scd<text:line-break/>ita ut ubi quiescere paulisper siveris, facile possis innatans<text:line-break/>detrahere. 'Sunt </text:span><text:span text:style-name="T27">et alii modi</text:span><text:span text:style-name="T2"> quibus oleum efficere possis</text:span></text:p>
      <text:p text:style-name="P6"><text:span text:style-name="T2">candidum; quos scriptus invenies </text:span><text:span text:style-name="T2">apud eos </text:span><text:span text:style-name="T2">qui praeparatio-<text:line-break/>num libros conscripsere et </text:span><text:span text:style-name="T2">qui </text:span><text:span text:style-name="T2">de materia prodidere, ut et<text:line-break/>apud Dioscoridem in primo. Verum plerique eorum con-<text:line-break/>sumentes quod in oleo aquenm ac rusum est, reliquum<text:line-break/>candidum efficiunt.- At hic abluendo, veluti ipsum abster-<text:line-break/>gendo ac detergendo, candidum efficit.</text:span></text:p>
      <text:h text:style-name="Heading_20_2" text:outline-level="2">Cap. XVI.</text:h>
      <text:p text:style-name="P96"><text:span text:style-name="T2">De medicamentorum quae lavari candi-<text:line-break/>daque effici solent dispositione rursus etiam dicetur.<text:line-break/>Nunc ad propositum revertor. Oleum quod non sit ornpha-<text:line-break/>cinurn vocatum, id enim astringit, neque cum sale praepara-<text:line-break/>tum neque recens ac velut etiamnum fervens, ad haec<text:line-break/>omnia accurate lotum, id neque epotum neque infusum mor-<text:line-break/>surn efficiet. Quod fi guttur ad tussim provocet,-non idcirco<text:line-break/>mordax dicendum ferit. Nam quicquid mordax est et acre,<text:line-break/>tussim etiam provocat, non tamen qnicquid tussim provocat,- -<text:line-break/>mordax est et acre. Hoc enim duntaxat pacto mordax esse<text:line-break/>oleum ostensum est, si quicquid tussim movet mordax esse<text:line-break/>concessum suerit. Occurrit itaque denuo hic error non levis,</text:span></text:p>
      <text:p text:style-name="P6"><text:span text:style-name="T2">sed pernicinsus in conclusi conversione commissus; Conces-<text:line-break/>sum enim est onine mordax tussim movere, et concessum' est<text:line-break/>oleum omne tussim movere, verum his suppositis non cona</text:span><text:span text:style-name="T34">5<text:line-break/></text:span><text:span text:style-name="T2">ficitur oleum esse mordax; neque si categoricas neque si<text:line-break/>hypotheticas efficiamus propositiones,' quod scilicet ex dua-<text:line-break/>bus universalibus affirmativis nihil concludi in sccunda 'fi-<text:line-break/>gura possit, neqUe conclusio ei necessitate sit '-vera. Eient </text:span><text:span text:style-name="T27">au-<text:line-break/>tem in</text:span><text:span text:style-name="T2"> syllogismo categorico duae propositiones issee omne<text:line-break/>mordax tussim ciet; omne oleum tussim ciet; </text:span><text:span text:style-name="T27">efi</text:span><text:span text:style-name="T2"> quibus con--<text:line-break/>cessis nihil concludi poterit. Hypotheticam vero propositio-<text:line-break/>nem, quam Chrysippus: axioma condustnn nuncupat; veram<text:line-break/>accipere non licet, neque a sensu neque ex consequentis logica;<text:line-break/>A scnsn enim aut per lensum,aut uteunqueuominare placebit;<text:line-break/>id genus axiomata desumpta funt; </text:span><text:span text:style-name="T27">hanista, briina</text:span><text:span text:style-name="T2"> mordax<text:line-break/>tussim ciet, et; si quid mordax est; itidem et tussim ciet; et<text:line-break/>non, si omne mordax tussim' ciet, protinus quicquid tussim<text:line-break/>tiet mordax erit.- Neque bmninot ad </text:span><text:span text:style-name="T14">Αοό, </text:span><text:span text:style-name="T2">si quid iaordax</text:span></text:p>
      <text:p text:style-name="P6"><text:span text:style-name="T2">est, hoc et tussim ciet, feqnitur in Universum istud, si quid<text:line-break/>tussim ciet ipsum.et mordax esse, sed id quidem, si non ciet<text:line-break/>tussim; haudquaquam mordax esse; id verum est, quippe<text:line-break/>quum mutuo conversantur. Non tamen si quid tussim </text:span><text:span text:style-name="T27">ciet,<text:line-break/></text:span><text:span text:style-name="T2">continuo et mordax est, </text:span><text:span text:style-name="T27">simpliciter</text:span><text:span text:style-name="T2"> enim hoc convertitur.<text:line-break/>Demonstratum autem in methodis logicis est, quae ex mu-<text:line-break/>tuo veris convertuntur orationes, ipsas quoque veras esse; at<text:line-break/>quae simpliciter convertuntur non perpetuo esse veras. </text:span><text:span text:style-name="T27">Igi-<text:line-break/>tur si. non ex necessitate</text:span><text:span text:style-name="T2"> verum est, si quid tussim movet,<text:line-break/>idem statim. mordax esse, neque .sane oleum proinde quod<text:line-break/>tussim moveat, mordax esse concludi poterit. . Hoc enim<text:line-break/>duntaxat pacto, nempe si </text:span><text:span text:style-name="T27">in coafeifo esset omne quod</text:span><text:span text:style-name="T2"> tusu<text:line-break/>sim moveat itidem mordax esse; vere talem confici conclu-<text:line-break/>sionem inveniretur:, si tussim movet oleum, utique et mor-<text:line-break/>dax est, quo ad hanc sequatur orationem facta tali assum-’<text:line-break/>ptione, atqui tussim' movet oleum, sequitur ergo juxta pri-<text:line-break/>mam orationem indemonstratam conclusio : • mordax igitur<text:line-break/>oleum esu Verumeniuivero non </text:span><text:span text:style-name="T27">hoc</text:span><text:span text:style-name="T2"> pacto. colligendum il-</text:span></text:p>
      <text:p text:style-name="P6"><text:span text:style-name="T2">lis fuerit, quod si quid mordax esset, continuo et tussim mo-<text:line-break/>veret, sed quod sola mordacia tussim,provocant; ita'enim<text:line-break/>concluderetur quicquid tussim moveret esse mordax. 'At<text:line-break/>hoc ipsum, sola videlicet mordacia tussim ciere videri’et<text:line-break/>aliena </text:span><text:span text:style-name="T2">a </text:span><text:span text:style-name="T2">sensu dicitur, quippe quum et pinguia movere tus-<text:line-break/>sim appareamt, et quod quaeritur prompte assumptum est'<text:line-break/>neque ex sensu, neque </text:span><text:span text:style-name="T2">ex </text:span><text:span text:style-name="T2">demonstratione confirmatum.<text:line-break/>Praeterea hominum ignorantium, quaenam sit tussim moven-<text:line-break/>di aflectio, quam fortassis ipsis exponere praestiterit. </text:span><text:span text:style-name="T2">''-</text:span></text:p>
      <text:h text:style-name="Heading_20_2" text:outline-level="2">Cap. XVII.</text:h>
      <text:p text:style-name="P96"><text:span text:style-name="T2">Contingit autem tussim cieri inaequali-<text:line-break/>tate quadam lu gutture praeter naturam proveniente, qnip-<text:line-break/>pe quum spiritus per puram laevemque femper ferri viam<text:line-break/>consuetus, si quando in eminentia quaedam impingat, tumul-<text:line-break/>tum quendam ac veluti inaequalem concussionem in gutture<text:line-break/>efficit, atque ita ad tussim animal provocat. Nam ut alias<text:line-break/>quoque multas natura hominibus salutis gratia ingenitas<text:line-break/>indidit passiones, ad eundem modum et sternutationem </text:span><text:span text:style-name="T2">et<text:line-break/></text:span><text:span text:style-name="T2">tussim; sternutationem quidem, uti ea quae lu naribus in-</text:span></text:p>
      <text:p text:style-name="P6"><text:span text:style-name="T2">festa molestaque funt propelleret, tussim vero ut quae ini<text:line-break/>gutture. Porro duplex ea affectio est, aut resiccata exaspe-<text:line-break/>ralave quae in arteria est meinbrana, aut inaequali in ea<text:line-break/>corpore delato, sive id liquidum sit five solidum,. Hinc<text:line-break/>seu panis micula, aut alterius cujuspiam edulii nobis invitis<text:line-break/>in spiritus meatum decidat, tussire adigimur: sim si bibenti-<text:line-break/>bus affatim, ipsius potus qurppiam eo influat, similiter </text:span><text:span text:style-name="T27">i</text:span><text:span text:style-name="T2"> </text:span><text:span text:style-name="T2">iri-<text:line-break/>famur, atque ad tussim compellimur. Percolatur enrnr per-<text:line-break/>petuo per asperam arteriam in pulmonem ipsius potus tam<text:line-break/>cxisc quippiam, ni protinus., ab instrumentis raptum perfa-<text:line-break/>cile quocunque distribuatur, nec tamen uspiam acervatihr in<text:line-break/>spiritus semita consistat, neque animal ad tussim irritet. At<text:line-break/>ubi yel rsi ipsum plusculum, vel aliud quodpiam seu liqui-<text:line-break/>dum (eu solidum corpus in aspera defertur arteria, jam<text:line-break/>inde tussire necesse est, donec a spiritus vehementia, quod<text:line-break/>molestat propulsatum ejiciatur. Proportionale quippiam<text:line-break/>buie accidit, ubi in membranam ipsam internam arteriae</text:span></text:p>
      <text:p text:style-name="P6"><text:span text:style-name="T2">exasperatam spiritus impingit, nisi quod haec affectio alia </text:span><text:span text:style-name="T27">a<text:line-break/></text:span><text:span text:style-name="T2">jam dicta sit. Nunc enim ab arteriae membrana aufertur<text:line-break/>abraditurqae quippiam, intus vero adhaeret aliquid in priore<text:line-break/>affectu. Porro utrique communis est spiritalis viae inae-<text:line-break/>qualitas, de quibus fusius in causis symptomatum disseruimus.<text:line-break/>Caeterum in praesentia cognovisse sufficit quod mordacia<text:line-break/>gutturis exasperatione,.oleosa vero et pinguia illitu inae-<text:line-break/>qualitatem et ad tussim impetum efficiant. Quicquid enim<text:line-break/>extra naturam in arteriae </text:span><text:span text:style-name="T2">incidit </text:span><text:span text:style-name="T2">tunicam tenaciterque illi<text:line-break/>inhaeret, tum organis ipsis </text:span><text:span text:style-name="T2">et </text:span><text:span text:style-name="T2">qui per ea desertnr spiritui<text:line-break/>insolens est, tum animanti quoque molestum. Nec id nunc<text:line-break/>dico, quin pleraque ex oleis qualitate mordicantia sint<text:line-break/>Nam </text:span><text:span text:style-name="T2">et </text:span><text:span text:style-name="T2">quae admixtum habent salem et prorsus recentia<text:line-break/>sunt, ea omnino mordacia quoque funt, non propria sua<text:line-break/>essentia, sed quantum omnibus plantarum succis geminum iu-,.<text:line-break/>sit excrementum, quod abunde indicavit Theophrastus, et nos<text:line-break/>postea commonstrabimus, alterum crassius ac velut terre-</text:span></text:p>
      <text:p text:style-name="P42"><text:span text:style-name="T2">strius, alterum tenuius et velut </text:span><text:span text:style-name="T2">'aquosius. </text:span><text:span text:style-name="T2">Sane </text:span><text:span text:style-name="T2">et oleo<text:line-break/>ambo haec insunt, ad concoctionem et secretionem </text:span><text:span text:style-name="T2">tempus<text:line-break/></text:span><text:span text:style-name="T2">postulantia. Porro tempore quidem alterum </text:span><text:span text:style-name="T2">residet, alte-<text:line-break/></text:span><text:span text:style-name="T2">rurn vero consumitur- Ac primum quidem, quod videlicet<text:line-break/>et terrestre est et crassum, subfidit, amurca nuncupatum,<text:line-break/>alterum vero tenuius ac velut aquosius quodammodo </text:span><text:span text:style-name="T2">et.<text:line-break/></text:span><text:span text:style-name="T2">ipsum compositum est, ex aerea scilicet essentia et tenni<text:line-break/>ferula.<text:tab/></text:span><text:span text:style-name="T2">,</text:span></text:p>
      <text:h text:style-name="Heading_20_2" text:outline-level="2">Cap. XVIll.</text:h>
      <text:p text:style-name="P96"><text:span text:style-name="T2">Caeterum serosum istud rufi coloris est,<text:line-break/>a crasso illo terrestrique fubfidentefcilicet qualitate abstersa.<text:line-break/>At oleum ipsum tum minime mordax, tum candidum sua<text:line-break/>natura existiti Quapropter ubi tenue hoc excrementum fe-<text:line-break/>paratum suerit, candidius etiam dulciusque essiritur. Sepa-<text:line-break/>ratur veroi multis modis. Aut enim in sille fervente lati<text:line-break/>oris vasculo olei pleno deposito, conchis in </text:span><text:span text:style-name="T2">altum </text:span><text:span text:style-name="T2">fublatis<text:line-break/>subinde id cum strepitu defuper conturbant</text:span><text:span text:style-name="T2">, aut </text:span><text:span text:style-name="T2">calidos<text:line-break/>vasculis oleum continentibus cineres subjiciunt, folarem</text:span></text:p>
      <text:p text:style-name="P6"><text:span text:style-name="T2">quam fieri possit maxime calorem imitati, majorem enim<text:line-break/>idcirco </text:span><text:span text:style-name="T2">vitant, </text:span><text:span text:style-name="T2">quod ipsum in qualitate transmutet prompte-<text:line-break/></text:span><text:span text:style-name="T2">que nidorem </text:span><text:span text:style-name="T2">excitet, aut nucleos olivarum aut frumentum<text:line-break/></text:span><text:span text:style-name="T2">circumcirca </text:span><text:span text:style-name="T2">apponunt, aut medicamenta quaedam vasis ipsis<text:line-break/></text:span><text:span text:style-name="T2">injiciunt. </text:span><text:span text:style-name="T2">In summa, quod aqueurn est' exigunt atque con-<text:line-break/></text:span><text:span text:style-name="T2">sumunt,- </text:span><text:span text:style-name="T2">reliquum autem servant, ltaque si tam dulce can-<text:line-break/>didumque acceptum oleum, cuique nec ab initio sal inditus<text:line-break/>est, ipsum insuper, ut ante positum est, laves, id tibi me-<text:line-break/>dicamentorum omnium minime mordax erit. Ac nos qui-<text:line-break/>dem persaepe oleum ejusmodi bibendum nonnullis exhibui-<text:line-break/>mus, nosque ipsi experimenti gratia sumpsimus, prorsnmque<text:line-break/>nullam intestinis mordaci talem attulit, gutturique minime ad<text:line-break/>tussim impetum commovit, quumque oculis; esset infusum,<text:line-break/>sensum movit exiguum, ipsa potius novitate atque insolen-<text:line-break/></text:span><text:span text:style-name="T2">tia quam </text:span><text:span text:style-name="T2">acrimonia molestum. Atque ejusmodi sane, oleum,<text:line-break/>ad </text:span><text:span text:style-name="T2">unguem </text:span><text:span text:style-name="T2">oleum existens 'cuncta tum humectat tum emol-<text:line-break/>lit, ubi nec summe, ut monuimus, frigidum, nec calidum ap-<text:line-break/></text:span><text:span text:style-name="T2">plicetur. </text:span><text:span text:style-name="T2">Porro cpi injectus sal est, nonnulla quoque inest</text:span></text:p>
      <text:p text:style-name="P6"><text:span text:style-name="T2">necessario mordacitas. Verum mirer sane, si quis tantum<text:line-break/>indat salis, ut oleosam pinguemque substantiam exuperet;<text:line-break/>utque Archidamum scilicet referat, qui ait cutem aduri<text:line-break/></text:span><text:span text:style-name="T27">iis qui in</text:span><text:span text:style-name="T2"> oleo fricantur, quandoquidem et id saepenumero,<text:line-break/>factum nidi, quum aliorum nonnullorum gratia tum poda-<text:line-break/>grae et arthritidis</text:span><text:span text:style-name="T2">; </text:span><text:span text:style-name="T2">fricant enim quidam partes affectas trita<text:line-break/>in pauculo oleo sale multo, idque per intermissiones haud-<text:line-break/>quaquam in paroxysmis, tum ut superfluum omne exiccent,<text:line-break/>atque discutiant, tum ut partibus infirmis bonam cornpa-<text:line-break/>rent habitudinem ac robur. Atque in hoc quidem sal eru-<text:line-break/>perat, in oleo vero superatur, potiusque eurum quae in oleo,<text:line-break/>rigata sunt facienda comparatio est quam quae in eo de-<text:line-break/>cocta, utpote qui hominem ferventi nequaquam oleo deco-<text:line-break/>cturi lumus, verum temperato uncturi. Praestat enim, id<text:line-break/>quod aliquoties Iupra monuimus, ipsum rei eventum sensu<text:line-break/>perceptibilem et exacte manifestum inspicere, neque enim<text:line-break/>sane extrinsecus quaesitis opus exemplis est, in rebus nimi-<text:line-break/>rum quae tam clare cognosci possunti Quin si quando forte</text:span></text:p>
      <text:p text:style-name="P6"><text:span text:style-name="T2">obscurum sit quod quaeritur, adeo ut ex aliis sibi fidem po-<text:line-break/>scat, neque illic sane remotissima dissimjllimaque propinquis<text:line-break/></text:span><text:span text:style-name="T2">praeteritis, </text:span><text:span text:style-name="T2">accersenda sunt quaerendae facuitatis testimonia.<text:line-break/></text:span><text:span text:style-name="T2">Sane </text:span><text:span text:style-name="T2">evidens luceque clarius omnibus hominibus est, quod<text:line-break/></text:span><text:span text:style-name="T2">frictio </text:span><text:span text:style-name="T2">ex oleo magis quam sicca lassitudinem aufert, corpo-<text:line-break/></text:span><text:span text:style-name="T2">raque </text:span><text:span text:style-name="T2">emollit, cohibens occludensque quicquid e nobis foras</text:span></text:p>
      <text:p text:style-name="P11"><text:span text:style-name="T2">. effluere est natum, haudquaquam digerens et exiccans. Id<text:line-break/></text:span><text:span text:style-name="T2">ipsum et Diocles confessus est, ut qui oblinere poros oleum<text:line-break/></text:span><text:span text:style-name="T2">"• </text:span><text:span text:style-name="T2">dixerit,- quaeque effluunt cohibere, tum coria emollire.</text:span></text:p>
      <text:p text:style-name="P11"><text:span text:style-name="T2">Quod </text:span><text:span text:style-name="T2">si rerum evidentia illi non sufficiebat, ac proinde<text:line-break/>extrinsecus adducere conjecturas potius illi visum est, </text:span><text:span text:style-name="T27">ea<text:line-break/></text:span><text:span text:style-name="T2">quae </text:span><text:span text:style-name="T2">lu-'oleo frigido rigantur inemorere, non quae in ser-<text:line-break/></text:span><text:span text:style-name="T2">yenti </text:span><text:span text:style-name="T2">decoquuntur afferre debebat.</text:span></text:p>
      <text:h text:style-name="Heading_20_2" text:outline-level="2">Cap. XIX.</text:h>
      <text:p text:style-name="P96"><text:span text:style-name="T2">Quemadmodum in talibus rerum trans-,<text:line-break/>gressus est evidentiam, ita illic quoque, dum ait inaequalem<text:line-break/></text:span><text:span text:style-name="T2">esse ex </text:span><text:span text:style-name="T2">oleo frictionem, manibus videlicet lubrice labentibus.<text:line-break/></text:span><text:span text:style-name="T2">Nam </text:span><text:span text:style-name="T2">contrarium omnes manifesto percipimus, nimirum</text:span></text:p>
      <text:p text:style-name="P6"><text:span text:style-name="T2">quum quae ex oleo fit frictio, aequalis existat, inaequalis .<text:line-break/>vero sicca. Cutem enim in frictionibus siccis manus coad-<text:line-break/>ducunt, ac velut duplicant violenterque ac praeter naturam<text:line-break/>complicant, dein ubi non amplius prior velut duplicatio </text:span><text:span text:style-name="T2">la-<text:line-break/></text:span><text:span text:style-name="T2">bentes sequi manus potest, ipsa quidem recurrit, atque </text:span><text:span text:style-name="T2">ad<text:line-break/></text:span><text:span text:style-name="T2">continuum revellitur, manus vero semel ac uno impetu in<text:line-break/>alteram culis partem transeunt inferiorem transgressae du-<text:line-break/>plicationis partem. Ac proinde inaequalem, duram, labo- '<text:line-break/>riosarn talem sentimus, frictionem. Duram quidem; quan-<text:line-break/>tum cutis violenter et tenditur et concutitur: eisdem de<text:line-break/>causis et laboriosam, porro inaequalem, quandoquidem non<text:line-break/>in omnes cutis partes fricantes incidunt manus, verum in-<text:line-break/>scrnam duplicationis partem perpetuo transiliunt, id quod<text:line-break/>fit tum ob naturales cutis asperitates, idque potissimum in<text:line-break/>natu grandioribus, tum quod laxa est cum aliis prope omnis<text:line-break/>bus cutis, tum gracilibus maxime et senibus. Quippe si<text:line-break/>laevis aequabiliter tota et tensa exacte cutis foret, haud fai.</text:span></text:p>
      <text:p text:style-name="P6"><text:span text:style-name="T2">cile </text:span><text:span text:style-name="T2">plicari posset, nec inaequales in </text:span><text:span text:style-name="T27">fe</text:span><text:span text:style-name="T2"> mannum efficere<text:line-break/>decursus, verum facile, r-eor, antrorfum percurrerent </text:span><text:span text:style-name="T13">a<text:line-break/></text:span><text:span text:style-name="T2">primis </text:span><text:span text:style-name="T2">ad reliqua prompte delabentes, nimirum quum nul-<text:line-break/></text:span><text:span text:style-name="T2">lam </text:span><text:span text:style-name="T2">fecum cutis partem ducerent. Atqui quum laxa fit et<text:line-break/></text:span><text:span text:style-name="T2">aspera, </text:span><text:span text:style-name="T2">externo quopiam medicamento indiget, quod et ru-<text:line-break/>gas ejus impleat et fricantibus manibus lubricitatem prae-'<text:line-break/>beat; quas ad res oleo nihil aptius invenias. Mirerisque<text:line-break/>profecto Archidanmrn, qui nec rei fit </text:span><text:span text:style-name="T2">veritus </text:span><text:span text:style-name="T2">evidentiam, </text:span><text:span text:style-name="T2">nec<text:line-break/>quae </text:span><text:span text:style-name="T2">ejus </text:span><text:span text:style-name="T2">sit causa </text:span><text:span text:style-name="T2">invenerit, fed </text:span><text:span text:style-name="T2">in </text:span><text:span text:style-name="T2">utrisque pronunciarit<text:line-break/>contraria, quippe quum inaequalis ficca appareat </text:span><text:span text:style-name="T2">frictio,<text:line-break/></text:span><text:span text:style-name="T2">aequalis vero quae administratur cum oleo: nec minime ea<text:line-break/>testimonio suo adstruit ratio quae causam exponit.</text:span></text:p>
      <text:h text:style-name="Heading_20_2" text:outline-level="2">Cap. XX.</text:h>
      <text:p text:style-name="P96"><text:span text:style-name="T2">Verum de Archrdamo et Diocle satis in<text:line-break/>praesentia. Volo enim, quandoquidem scrnel aggressus sum<text:line-break/>pravam facultatis inveniendae viam ostendere, oleo pio<text:line-break/>exemplo usus, omnem </text:span><text:span text:style-name="T2">celerrime </text:span><text:span text:style-name="T2">orationem absolvere, lgi--<text:line-break/></text:span><text:span text:style-name="T2">tur </text:span><text:span text:style-name="T2">quum veteres philosophi calidum este oleum asseverant.</text:span></text:p>
      <text:p text:style-name="P6"><text:span text:style-name="T2">non parvo, ut putant,' argumento, quod celeriter scilicet<text:line-break/></text:span><text:span text:style-name="T27">is</text:span><text:span text:style-name="T2"> flammam vertatur, contradicentes quidam id illi acci-<text:line-break/>dere ajunt, quoniam tenue est et aereum: caeterum frigi-<text:line-break/>ditatern ejus inde adeo monstrari,’ quod hieme ocissime<text:line-break/>concrescat, nec enim vino solum aeetoque, sed etiam aqua<text:line-break/>ipsa promptius a frigore devinci. Ad ea rursus objicien-,<text:line-break/>tes alii, quod aereum quidem sit non negant,' idque ex levi-<text:line-break/>tate perspicuo apparere dicunt: non tamen' frigidum esse<text:line-break/>fatentur, quippe quum aer omnis sit natura 'calidus; uti </text:span><text:span text:style-name="T27">ge-<text:line-break/>neratio</text:span><text:span text:style-name="T2"> quoque ejus indicio est, nimirum-, extenuata soluta-<text:line-break/>que calore aqua aer efficiatur. Constatque </text:span><text:span text:style-name="T27">jain inde</text:span><text:span text:style-name="T2"> ma-<text:line-break/>ximam eos ingredi quaestionem clarissimis’philosophiis dubi-<text:line-break/>tatarn. Siquidem Aristoteles quique eum sectantur'calidum<text:line-break/>esse aera existimant, at Stoici frigidum. Porro ad celerem<text:line-break/>olei congelationem, quod visum est illis qui frigidum ipsum’<text:line-break/>asserunt, hi qui calidum contra contendunt, non tam valide<text:line-break/>concrescere^ ut aquam, contra opponunt ; neque enim con- .</text:span></text:p>
      <text:p text:style-name="P6"><text:span text:style-name="T2">gelationem </text:span><text:span text:style-name="T2">in eo esse ajunt, si quis </text:span><text:span text:style-name="T2">recte </text:span><text:span text:style-name="T2">expendat, scd velut<text:line-break/></text:span><text:span text:style-name="T2">coufistentiam et </text:span><text:span text:style-name="T2">incrassationem, hocque fieri ajunt, quia cras-<text:line-break/></text:span><text:span text:style-name="T2">sum </text:span><text:span text:style-name="T2">est </text:span><text:span text:style-name="T2">e.t </text:span><text:span text:style-name="T2">viscosum, non quia frigidum. Itaque rursum<text:line-break/></text:span><text:span text:style-name="T2">utrinque </text:span><text:span text:style-name="T2">in ambiguum oratio perducitur; illis quidem ex eo<text:line-break/></text:span><text:span text:style-name="T2">quod </text:span><text:span text:style-name="T2">celerius a frigore vincatur oleum quam aqua: his<text:line-break/></text:span><text:span text:style-name="T2">vero ex </text:span><text:span text:style-name="T2">eo quod aqua oleo plus congeletur, contraria astru-<text:line-break/>entibus. Ad hoc itaque quod de his addubitent, neque<text:line-break/></text:span><text:span text:style-name="T2">quod </text:span><text:span text:style-name="T2">aereum fit omnibus confessum esu Etenim levitas<text:line-break/>quidem,inquiunt,</text:span><text:span text:style-name="T2">luijus </text:span><text:span text:style-name="T2">indicium foret: at crassities non par- </text:span><text:span text:style-name="T2">•<text:line-break/>vam adfert conjecturam </text:span><text:span text:style-name="T2">ipsum esse terreum. Porro </text:span><text:span text:style-name="T2">quidem<text:line-break/>ambo </text:span><text:span text:style-name="T2">componentes, 'aereum fimul et terreum constituunt.<text:line-break/></text:span><text:span text:style-name="T2">Sunt qui </text:span><text:span text:style-name="T2">hos deridentes, id quod praecipue oleo inest,<text:line-break/></text:span><text:span text:style-name="T2">nempe </text:span><text:span text:style-name="T2">hurniditatem, adimere perfecte ipsos oratione di-<text:line-break/></text:span><text:span text:style-name="T2">cant. Ad </text:span><text:span text:style-name="T2">haec nonnulli ex eo quod viscosum fit, frigidum<text:line-break/></text:span><text:span text:style-name="T2">esse contendunt, </text:span><text:span text:style-name="T2">alii vero calidum, nonnulli siccum, </text:span><text:span text:style-name="T2">postre-<text:line-break/>mo </text:span><text:span text:style-name="T2">quidam etiam humidum. Etenim nisi contractae com-<text:line-break/>pactaeque partes ejus forent et invicem exacte adhaererent,</text:span></text:p>
      <text:p text:style-name="P6"><text:span text:style-name="T2">vllcosum haud fore, atqui illos clunes frigiditatis esse affe-<text:line-break/>ctus, nam fundere, extenuare, solvere, partes a Ie invicem<text:line-break/>separare, esse calidi naturam. At alii contra, viscolum ni--<text:line-break/>hil fieri prouunciant citra calidi victoriam, veluti in succo-<text:line-break/>rum .omnium patet decoctione; tum eorum qui ei herbis<text:line-break/>exprimuntur, tum qui ex fructibus, quippe qui quum aquei<text:line-break/>principio sint, ac consistentia tenui liquidaque, ubi decocti<text:line-break/>fuerint, crassi viscosique evadant Quin et ex particulari-<text:line-break/>bus utriqne exemplis </text:span><text:span text:style-name="T27">contraria</text:span><text:span text:style-name="T2"> probabiliter astruunt. Alii<text:line-break/>viscum, mel, picem liquidam, resinam et alia id genus quae<text:line-break/>viscosa satemur et calida proponentes. Alii cicutae; psyllii,<text:line-break/>atriplicis blitique Iuccuin memorantes, et ad haec veluti<text:line-break/>colophonern quendam orationi pituitam proferentes, liquido<text:line-break/>enim ipsis ea et viscosa esse et frigida 'videtur. Quin ex<text:line-break/>eo quod quibus venae Pectione sanguis detrahitur, oleum<text:line-break/>instillatum fluidum reddat sanguinem, utrosque contraria<text:line-break/>astruere videre est; Assi enim tanquam ealore fundens,</text:span><text:span text:style-name="T34">1</text:span></text:p>
      <text:p text:style-name="P9"><text:span text:style-name="T2">alii veto tanquam frigore lubricitatern praebens, non sucus<text:line-break/>ac glacie flexibilitatem ipsum facere asserunt. Atque inde<text:line-break/>alio versi de lubricorum omnium natura disceptant, ad ex-<text:line-break/>tremam usque garrulitatem orationem promoventes. Cou-<text:line-break/>dernnantes antern horum errorem, ut ajunt, alii pinguedinem<text:line-break/>proponunt; quae proxime ulei naturam aecedit et eviden-<text:line-break/>' ter deprehendi potest cujus fit temperamenti, quippe quae</text:span></text:p>
      <text:p text:style-name="P8"><text:span text:style-name="T2">in nobisrnetipsis consistat, nec fallere nos queat. Nam in<text:line-break/>sanis; inquiunt, et bene curatis corporibus multa prOveuii<text:line-break/>pinguedo, quae ne insanus quidem frigida dixerit; talia enim<text:line-break/>fieri robusta natura, quam bmnes naturales philoscphi cali-<text:line-break/>dam. esse rem confitentur. Sed his e diverfo quidam in<text:line-break/>frigidis temperamentis pinguedinem provenire ajunt, velut<text:line-break/>foeminae indicant, quique oriolam vitam transigunt.- Jam<text:line-break/>vero et inter gentes ubi </text:span><text:span text:style-name="T27">frigus quidem</text:span><text:span text:style-name="T2"> superat, pingues; ubi<text:line-break/>vero calor, graciles provenire' homines asserunt, proferunt--<text:line-break/>que exempla, .Celtas, Thraces, Bithynos, Ponticos, Galatas;</text:span></text:p>
      <text:p text:style-name="P6"><text:span text:style-name="T2">sicut frigidae regionis incolas, ita quoque in universum pin-<text:line-break/>gues; Arabes vero, Libyos, Aegyptios, Aethiopes, quique<text:line-break/>terrain inhabitant calidam, graciles et aridos omnes. Non-<text:line-break/>nulli vero citra particularia exempla universali inter scfe<text:line-break/>ratione contendunt, partim pinguem in nobis succum pro-<text:line-break/>venire non posse, nisi probe a natura cibi conficiantur asse-<text:line-break/>rentes, partim in cibis quidem contineri confitentes, a nostro<text:line-break/>tamen calore consumi velut a flamma oleum, qui ubi infir-<text:line-break/>mior est redditus, in corpore acervari. Sunt qui animantia<text:line-break/>quoque in medium afferant, ut quae natura frigidiora funt,<text:line-break/>pinguiora omnia reperiantur, ut ursi, oves, sues; quae cali-<text:line-break/>diora itidem et sicciora gracilioraque et pinguitudine vacan-<text:line-break/>tia, ut leones, pardales, canes. Praeterea inde adeo, quod<text:line-break/>madefactae oleo apes, muscae, vespae, formicaeque inter--<text:line-break/>eant, alii quidem calidum, alii frigidum comprobare ipsum<text:line-break/>lentant, ac rursum alii humidttm atque alii siccum. Etenim<text:line-break/>quum jam dictae animantes exangues sint, ac proinde iri-</text:span></text:p>
      <text:p text:style-name="P9"><text:span text:style-name="T2">gidae; quidam eas celeriter refrigerari ajnnt atque ita mori;<text:line-break/>quidam contra, dum excalefiunt, haud posse lu contrarium<text:line-break/>mutationem perferre. Quin et quod immoderate exiccan-<text:line-break/>tur, alii, quippe quum natura jam antea exiccata sint, im-<text:line-break/>moderationis ratione offendi: alii vero quod hurnectehtur;<text:line-break/>idque iiaturae </text:span><text:span text:style-name="T27">co</text:span><text:span text:style-name="T2">ntrarietate- Atque quod in insectis ani-<text:line-break/>rnantibus contraria invicem colligant, miriun fortassis videri<text:line-break/>non debet; fed quod ex iis quae nobisinetipfis accidunt iu<text:line-break/>UtramqUe partem .disserunt; id vero admiratione dignum </text:span><text:span text:style-name="T27">eftr<text:line-break/></text:span><text:span text:style-name="T2">Quippe aliis' plui; aliis minus fudare nos inquiunt, si quiS-<text:line-break/>' in balneo ungatur. Nec tamen hi qui plus asserunt de fa-<text:line-break/>cultate ejus universali infer sese conveniunt, neque hi qui<text:line-break/>minus. Verum ex iis qui plus nos fndare asserunt, qui-<text:line-break/>dam calori acceptum relerunt, quidam vero viscositati; prio-<text:line-break/>tes quidem calidum siniores provocare natum dicentes, vi ico-<text:line-break/>sutu vero alteris quippe venandi et acervandi eorutn, quae<text:line-break/>hactenus celeriter defluebant, proindeqiie sensum fallebant.</text:span></text:p>
      <text:p text:style-name="P6"><text:span text:style-name="T2">facultatem obtinens,, manifestam ita sudorum copiam essi-,<text:line-break/>cece». Porro-qui minus sudare volunt eos qui aut in hal-<text:line-break/>neis, aut exercitiis unguntur, alii quidem illinendi faculta-<text:line-break/>tein, alii vero refrigerandi vim illi attribuunt. Quin etiam<text:line-break/>ex apparentibus alii resiccare, alii humectare ipsum dicunt-:<text:line-break/>humectare quidem, quotquot plus sudare inunctos censent,<text:line-break/>resiccare vero alii. Quin imo. et quod a srigore tueatur<text:line-break/>inunctos, aliis quidem crassitie viscositateque instar,vesti-<text:line-break/>menti aut munimenti frigus arcere, alii vero per calorem<text:line-break/>naturalem contracta concalefacere reserunt. Porro etiam<text:line-break/>ex eo quod quae in libris de atramento 'conscripta funt,<text:line-break/>nihil vitiet aut deleat, haudaliter quam arena cluisque, quum<text:line-break/>reliqua liquida omnia deleant, quidam siccam et velut exue-<text:line-break/>cam ejus naturam adstruunt, quidam vero partium </text:span><text:span text:style-name="T27">craillo-<text:line-break/></text:span><text:span text:style-name="T2">runi ac. minus elaboratarum. Sic et quod aliis non com-<text:line-break/>misceatur, hoc alii quidem levitati partiumque tenuitati,<text:line-break/>alii yero- crassitudini viscositatique' adscribunt, quum succis<text:line-break/>sui similibus misceatur; ut malvae.decocto. Eadem asserunt</text:span></text:p>
      <text:p text:style-name="P6"><text:span text:style-name="T2">et </text:span><text:span text:style-name="T2">de </text:span><text:span text:style-name="T2">hoc, quod terra non probe oleo irrigetur, tametsi aliis<text:line-break/>liquoribus madescat, ut vino, aqua, aceto. Ae nonnulli qui-<text:line-break/>dem hic essentiae causantur siccitatem, alii tenuitatem, funt<text:line-break/>qui erassitiem. Etenim qui tenuitatem pro causa afferunt;<text:line-break/>intactos transire meatus ajunt: at qui crassitiern , omnino ne<text:line-break/>ingredi quidem illos asserunt. Neutros vero arguere queas,<text:line-break/>quum utraque de causa quaedam ne propinquis eommiscean-<text:line-break/>trn prohiberi possint: siquidem physicorum nonnullis mea-<text:line-break/>tuum eommoderatio mixtionis esse causa videtur. Atque<text:line-break/></text:span><text:span text:style-name="T2">ego </text:span><text:span text:style-name="T2">nunc sane illa in summa tantum relatis solis ratioei-<text:line-break/>nationum occasionibus commemoro. Quod fi quis figillatim<text:line-break/>unumquodque extendere velit, atque hinc inde in'utramque<text:line-break/>partem disserere, non unum ille volumen, fed etiam eorn-<text:line-break/>plura nieo judicio explebit. Licet enim vef jam nunc pro-<text:line-break/>fpicere, quod non longus solum orationis hic evasurus sit<text:line-break/></text:span><text:span text:style-name="T2">error, </text:span><text:span text:style-name="T2">tolerari enim posset, verum quod summam etiam in-<text:line-break/></text:span><text:span text:style-name="T2">lerirn </text:span><text:span text:style-name="T2">attinget physiologiam, quandoque </text:span><text:span text:style-name="T2">vero' et </text:span><text:span text:style-name="T2">difficilis<text:line-break/></text:span><text:span text:style-name="T2">qui </text:span><text:span text:style-name="T2">discernatur. Porro si cui etiam constaret omnino -inuti-</text:span></text:p>
      <text:p text:style-name="P43"><text:span text:style-name="T2">lem esse medicis, longe etiam magis eam rationum viam, ar-<text:line-break/>bitror, effugeret. Non enim absolute an calidum, frigidum,<text:line-break/>hunndum, siccumye unumquodque medicamentorum fit in-<text:line-break/>quirimus ; neque an formicas, apes, vespas, aut aliud ani-<text:line-break/>mallum humectare valeat aut resiccare, calefacere, aut frige-.<text:line-break/></text:span><text:span text:style-name="T27">facere,</text:span><text:span text:style-name="T2"> fed quomodo ad corpus fe habeat humanum. Quum<text:line-break/>liceat igitur in hominibus ipsis experimentum capere, non<text:line-break/>Xecle ad alia convertuntur,<text:tab/>'<text:tab/></text:span><text:span text:style-name="T2">'<text:tab/>,</text:span></text:p>
      <text:h text:style-name="Heading_20_2" text:outline-level="2">Cap. XXI.</text:h>
      <text:p text:style-name="P96"><text:span text:style-name="T2">At recta experiundi ratio in primis<text:line-break/>quidem ea est quae in corporibus habetur temperatis, deinde<text:line-break/>ea quae lu intemperatis, mox ut laepenumero antea monui-<text:line-break/>mus, quae in calidis, frigidis, humidis </text:span><text:span text:style-name="T27">ac</text:span><text:span text:style-name="T2"> siccis morbis. Ubi<text:line-break/>animum advertere jussimus, ut quod per fefe quid ageret ab<text:line-break/>eo quod ex accidenti distingueretur. Id quod suturum est<text:line-break/>primum quidem si, quain fieri potest simplicibus affectibus<text:line-break/>admoveas; deinde si an protinus ab initio quod sensu possit<text:line-break/>percipi, suam vim exerat consideres, an post temporis alis<text:line-break/>quantum, aut denique ubi ablatum.fuerit, velut aqua frigida.</text:span></text:p>
      <text:p text:style-name="P6"><text:span text:style-name="T2">quae </text:span><text:span text:style-name="T2">caloris efficit revocationem, ad haec alienae </text:span><text:span text:style-name="T2">qualitatis<text:line-break/>mixturae expers ut fit </text:span><text:span text:style-name="T2">danda </text:span><text:span text:style-name="T2">quam maxime opera est. Quo-<text:line-break/>modo ergo oleum quis tale </text:span><text:span text:style-name="T2">efficiat </text:span><text:span text:style-name="T2">supra positum est: verum<text:line-break/>quomodo simplici morbo applicari queat, nunc dicemus, id<text:line-break/>modo prius commemorantes quod in morborum differentiis<text:line-break/>ostensum est, corpora quaedam ad calidius versa videri citra<text:line-break/>aut cacochymlam quaudam, aut pectoris visceris </text:span><text:span text:style-name="T2">ve </text:span><text:span text:style-name="T2">instarn-<text:line-break/>mationem, velut in ingentibus exustionibus evenite solet;<text:line-break/>Quaedam vero ad frigidius, ut in vocatis jam passim con-<text:line-break/>fueto nomine perfrictionibus, ln talibus utique affectioni-<text:line-break/>bus fi oleum adhibeas, manifesto comperies refrigerare nos<text:line-break/>an calefacere fit natum. Sed illud tamen constet, ut omni<text:line-break/>prorsum aliena vacet qualitate vehementi; id enim perpe-<text:line-break/>tuo in omni medicamento memoria tenere oportet. Atque<text:line-break/>haec quidem summa est rationis. At opus spfum quod per-<text:line-break/>ficitur experientia commonstrat. Nam qui ardore tenentur<text:line-break/>tantum abest ut a colore liberentur, ut etiam fastidiosiores<text:line-break/></text:span><text:span text:style-name="T2">et </text:span><text:span text:style-name="T2">procedente tempore calidiores evadant. At' algentibus ex</text:span></text:p>
      <text:p text:style-name="P6"><text:span text:style-name="T2">olei inunctione clara nulla aut noxa aut utilitas affertur,<text:line-break/>unde liquet quod et li calefacere fit natum, certe non ad-<text:line-break/>modum id posse nec evidenter ficnti resina, pix, bitumen.<text:line-break/>Inaudienda est nunc pix non sicca: itidem nec resina, nec<text:line-break/>bitumen siccum: nec enim in ipsis inungi quis possit, neque<text:line-break/>item quae sol liquavit, quippe </text:span><text:span text:style-name="T2">haec </text:span><text:span text:style-name="T2">nec simplicia nec fponte<text:line-break/>jiata sunt medicamenta, verum resina quae sponte fluens di-<text:line-break/>citur aut terebinthina aut lentiscina, quae liquida etiam-.<text:line-break/>puni ac recens sit, aut </text:span><text:span text:style-name="T27">e^.</text:span><text:span text:style-name="T2"> pinea, quae in fictilibus superne<text:line-break/>olei ritu innatat: pix autem liquida, aut potius quod oleo-<text:line-break/>sum in ea superne fluitat, quod ntique picis florem nun.cu-<text:line-break/>pant, est enim revera tanquam picis fles; sic bitumen ad-<text:line-break/>huc liquidum, quod ex Medea exportatur; omnia eniin haec<text:line-break/>pinguia sunt plurimum que oleosae naturae possident, veluti<text:line-break/>myrrha, stacte et picinum, juniperinum, cedrinum, lauri-<text:line-break/>stumque oleum et alia ejusmodi clarissime refrigeratus tusa-</text:span></text:p>
      <text:p text:style-name="P6"><text:span text:style-name="T2">lefaciunt, exaestuantes vero fnmme excruciant. Atque haec<text:line-break/>quidein utrisque excalefacere confessum est. At oleum<text:line-break/>neutris admodum, neque refrigeratos scilicet excalefacere<text:line-break/>nec excalelaetos offendere. Non tamen obscure iis qui ex<text:line-break/>ardore febricitant, fastidii cujusdam causa est caloremque<text:line-break/>augere apparet, quemadmodum in exquisitis erysipelatis, -<text:line-break/>quippe quae biliosae sunt fluxiones; manifesto enim in his<text:line-break/>calorem adauget, etiamsi applicetur vel frigidissimum. Et-<text:line-break/>enim lu arboribus, fi salis fit expers et alioqui etiam candi-<text:line-break/>dum,- uonnnllum sane solatium, si modo frigidum perfun-<text:line-break/>datur, affert, lu erysipelatis autem quantumvis sit frigidum<text:line-break/>nihil, juverit Caeterum laedere omnes quae ex pura bile<text:line-break/></text:span><text:span text:style-name="T2">funt </text:span><text:span text:style-name="T2">fluxiones vel maxime est natum; at quae ex sanguine<text:line-break/>illi permixto conflant, has quidem minus, non tamen vul-<text:line-break/>gariter. Porro istis etiam minus, scd tamen perfpicuo, afr<text:line-break/>fligit iusiarnmationes etiamnum ferventes. Ex quibus omni-<text:line-break/>bus conjecturam ducenti visum est tandem calorem parem</text:span></text:p>
      <text:p text:style-name="P6"><text:span text:style-name="T2">eis quibus applicatur </text:span><text:span text:style-name="T2">accendere. </text:span><text:span text:style-name="T2">Apparet enim corporibus<text:line-break/>mediocriter calidis admotum moderate illa excalefacere,<text:line-break/>vehementer autem calidis, validum accendere calorem.</text:span></text:p>
      <text:h text:style-name="Heading_20_2" text:outline-level="2">Cap. XXII.</text:h>
      <text:p text:style-name="P96"><text:span text:style-name="T2">Dictum est igitur in tertio de tempera-<text:line-break/>mentis venitque nunc iterum dicendum, quod unumquod-<text:line-break/>que medicamentorum quae corpori applicantur, quae qui-<text:line-break/>dem calida esse facultatibus diximus, caloris sui principium<text:line-break/>a nobis accipiens, partim similiter nos recalefacit, partim<text:line-break/>valentius. Atque ex iis quae nos aequaliter recalefaciunt<text:line-break/>oleum mihi esse visum est, particulares ejus vires infpi-<text:line-break/>cienti; comperi enim perpetuo calorem efficere tepidum in<text:line-break/>iis quae mediocriter essent calida, ferventem in ferventibus.<text:line-break/>Proindeque mihi est visum neque convulsiones neque tre-<text:line-break/>mores neque sensum tum difficilem tum deperditum ma-<text:line-break/>gnopere aut juvare aut laedere, quippe juvare nequibat,<text:line-break/>quum valenter excalefacere non posset, nec laedere item<text:line-break/>valebat, quum omnino non refrigeraret- At ubi adsoiti-<text:line-break/>tium comparasset calorem vehementem, multum prodesse,</text:span></text:p>
      <text:p text:style-name="P6"><text:span text:style-name="T2">nempe ubi in alveolos olei calidi, in quo radices quaedam,<text:line-break/>aut herbae calefaciendi facultate pollentes incoctae erant, ita<text:line-break/>affectos demisissemus. Unde merito velut materia quaedam<text:line-break/>caeterorum . fuerit medicamentorum; nam si frigida illi<text:line-break/>commisceas, frigidum efficietur, quod mixtum erit, sin calida,<text:line-break/>calidum. Quod enim ex media temperie est, ntrisque<text:line-break/>fummis inservit,- utpote quod si calido commisceatur, id<text:line-break/>quod ex ambobus mixtum erit, frigidum efficere non valeat,<text:line-break/>nempe quum ipsum non sit frigidum neque si frigido, cali-<text:line-break/>dum, quippe quum ipsum non fit calidum. Itaque non<text:line-break/>immerito alii calefacere ipsirm ajunt, alii vero negant. </text:span><text:span text:style-name="T27">Ca-<text:line-break/>lefacere</text:span><text:span text:style-name="T2"> enim videatur, quum ad parem calefacienti corpori<text:line-break/>calorem pervenit; hac enim ratione recalefacere rursum<text:line-break/>potest, quod vero quam acceperat augere caliditatern non<text:line-break/>potest, haudquaquarn calefacere videatur, quippe quum non<text:line-break/>quam acceperit servare, scd augere calefacientis fit opus.</text:span></text:p>
      <text:h text:style-name="Heading_20_2" text:outline-level="2">Cap. XXIII.</text:h>
      <text:p text:style-name="P96"><text:span text:style-name="T2">Ejusmodi porro ambiguitatis tria sunt<text:line-break/>principia. Quod non distinxerint genera eorum, quae nos</text:span></text:p>
      <text:p text:style-name="P6"><text:span text:style-name="T2">excalefacere dicuntur </text:span><text:span text:style-name="T2">et quod </text:span><text:span text:style-name="T2">homonymiis utantur confuse,<text:line-break/>et quod nihil relinquant </text:span><text:span text:style-name="T2">medium. </text:span><text:span text:style-name="T2">Itaque calefacere nos<text:line-break/>dicuntur et quae energia sunt calida, ut ignis, et quae po-<text:line-break/>testate. Tum quae potestate sunt calida, partim alimenta<text:line-break/>sunt, partim medicamenta, partim tegumenta. Porro ca-<text:line-break/>lidum quoque ipsum et quod actu tale est, ita nominare con-<text:line-break/>suevimus, et quod potestate, velut subinde ante monuimus. '<text:line-break/>Sed et calidum actu est et quod simpliciter est calidum, ut<text:line-break/>ignis, et quod per exuperantiam, ut animal, 'et quod ad sui<text:line-break/>generis fymmetrum comparatur, et quod ad quid obvium.<text:line-break/>At quod potestate dicitur, primum quidem distinguitur con-<text:line-break/>tra id, quod est ex accidenti, deinde totidem habet fignifi-<text:line-break/>eationum differentias, quot actu calidum. Etenim quum<text:line-break/>sit velut apta quaedam materia ei quod est, actu calidum,<text:line-break/>partim ad ea, quae absolute calida nuncupantur,, partim ad<text:line-break/>ea, quae per excellentiam quandam, tum ad quiddam sui ge-<text:line-break/>neris aut speciei, denique et ad obvium quidvis collatum<text:line-break/>propria ntique fuerit materia. . Quocirca quum </text:span><text:span text:style-name="T27">.ea</text:span><text:span text:style-name="T2"> confi-</text:span></text:p>
      <text:p text:style-name="P6"><text:span text:style-name="T2">deremus calida, quae referuntur ad hominem, ut alia pror-<text:line-break/>sum omittantur, aequum existirnaifius. In istis ergo omni-<text:line-break/>bus peccare solent qui de medicamentorum facultatibus<text:line-break/>considerant: et praeterea quod mediocritates tum in </text:span><text:span text:style-name="T27">natu-<text:line-break/></text:span><text:span text:style-name="T2">ralibiis nostris temperamentis, ut iir opere de temperamentis<text:line-break/>ostendimus, tum in medicamentis expendendis praetereant.<text:line-break/>Siquidem' tanquam necessario id cujus perpenditur facultas,<text:line-break/>medicamentum aut calidum, aut frigidum, aut humidum aut<text:line-break/>siccum este debeat, ita verba ipsi faciunt</text:span><text:span text:style-name="T2">, </text:span><text:span text:style-name="T2">ac fi non fieri<text:line-break/>posset 'ut in calefacientium nos ac refrigerantium medio<text:line-break/>quiddam consistat, atque aliud rursus inter exiccantia et<text:line-break/>humectantia. Adeo invenire est quosdam stupidos, ut ne<text:line-break/>ubi audierint quidelu veritatem, assequi possint. Itaque<text:line-break/>quosdam etiam novi qui contra contendere astruereque co-<text:line-break/>narentur, nihil temperamento esse niedium.</text:span></text:p>
      <text:h text:style-name="Heading_20_2" text:outline-level="2">Cap. XXIV.</text:h>
      <text:p text:style-name="P96"><text:span text:style-name="T2">Vermn hos </text:span><text:span text:style-name="T2">in libris de temperamentis<text:line-break/>jnstis confutavimus </text:span><text:span text:style-name="T2">rationibus, </text:span><text:span text:style-name="T2">nihllaecius idem in </text:span><text:span text:style-name="T2">sequen-<text:line-break/>tibus </text:span><text:span text:style-name="T2">facturi. </text:span><text:span text:style-name="T2">Hic </text:span><text:span text:style-name="T2">autem </text:span><text:span text:style-name="T2">libro </text:span><text:span text:style-name="T2">finem </text:span><text:span text:style-name="T2">jam </text:span><text:span text:style-name="T2">imponere </text:span><text:span text:style-name="T2">studens</text:span></text:p>
      <text:p text:style-name="P6"><text:span text:style-name="T2">ad oleum revertor. Accidit eniin illi ut fortassis tanquam<text:line-break/>alimentum nos calefaciat, ubi scilicet intra corpus assumi-<text:line-break/>tur: probatis enim quibusdam tum medicis tum </text:span><text:span text:style-name="T2">philosu-<text:line-break/></text:span><text:span text:style-name="T2">phis sicut ex cibis, ita ex oleo corpori fieri appositionem<text:line-break/>visum esu Accidit vero illi ut tanquam medicamentum<text:line-break/>medium sit nos calefacientium et refrigerantium: tum etiam<text:line-break/>velut tegmen' nos calefaciat naturaeque ejus </text:span><text:span text:style-name="T2">vel </text:span><text:span text:style-name="T2">maxime<text:line-break/>propria esse imago ridetur ejusmodi. Nam quemadmodum<text:line-break/>vestimenta a nobis ipsis calefacta rursum nos recalefacere<text:line-break/>consueverunt, ita et,oleum. Sed quemadmodum illa cale-<text:line-break/>faciente corpore calidiora - non evadunt, ita quoque neti’<text:line-break/>oleum. Recte autem perpendas rem toleni; non ad prae-'<text:line-break/>fens modo,'scd,et ad futura omnia utilem, fi aeris nos am-<text:line-break/>bientis memineris, qui interim eo qui in nobis est calore<text:line-break/>usque adeo redditur frigidior, Ut munimentis quibusdam ad-<text:line-break/>versus enffl tegminibusque sit opus, interdum vero usque<text:line-break/>adeo rursum calidior evadit ut ferre nequeas sugiasque sub</text:span></text:p>
      <text:p text:style-name="P6"><text:span text:style-name="T2">tectum aliquod vel umbram. Est autem </text:span><text:span text:style-name="T2">etiam </text:span><text:span text:style-name="T2">quando tanta<text:line-break/>est moderatione praeditus, ut neque tepefacientia, neque<text:line-break/></text:span><text:span text:style-name="T2">refrigerantia </text:span><text:span text:style-name="T2">exposcas, fed citra omnem molestiam fenfum-<text:line-break/></text:span><text:span text:style-name="T2">que in eo </text:span><text:span text:style-name="T2">versaris. Tertiam hanc temperiem, qnam modo<text:line-break/></text:span><text:span text:style-name="T2">dicebam, </text:span><text:span text:style-name="T2">fymmetram moderatamque voco atque aliarum<text:line-break/>mediam esse statuo, ac corpus nostrum neque calefacere<text:line-break/>neque refrigerare, </text:span><text:span text:style-name="T2">quum </text:span><text:span text:style-name="T2">aliarum duarum altera nos calefa-<text:line-break/></text:span><text:span text:style-name="T2">ciat </text:span><text:span text:style-name="T2">, altera </text:span><text:span text:style-name="T2">vero </text:span><text:span text:style-name="T2">refrigeret. Similemque esse dico mediae<text:line-break/>aeris </text:span><text:span text:style-name="T2">nos </text:span><text:span text:style-name="T2">ambientis temperiei tum qui a vestimentis tum<text:line-break/></text:span><text:span text:style-name="T2">qni </text:span><text:span text:style-name="T2">ab oleo provenit, calorem. Porro si ne fic quidem<text:line-break/>etiam clarum evasit quod indicare volo, </text:span><text:span text:style-name="T2">at </text:span><text:span text:style-name="T2">illo saltem modo<text:line-break/>apertius opinor intelliges. Duos mihi animo intelligito<text:line-break/>homines corpore similiter temperatos mutuo scle contin-<text:line-break/>gentes, vel pectore et ventre solo vel manibus et cruribus.,<text:line-break/>Quod si eandem, duobus istis hominibus nactus sit temperiem<text:line-break/>aer illos ambiens, ut in tribus his corporibus par insit calor,<text:line-break/>neuter ab altero nunc calefieri dici queat; nam quae similia,<text:line-break/>undequaque corpora sunt, a </text:span><text:span text:style-name="T27">fefe</text:span><text:span text:style-name="T2"> mutuo nullam accipiunt-</text:span></text:p>
      <text:p text:style-name="P6"><text:span text:style-name="T2">inutatioirem. At si frigidus sit ambiens, mutuo </text:span><text:span text:style-name="T27">fe caleia-.<text:line-break/></text:span><text:span text:style-name="T2">cere hi homines dicentur, tametsi haudquaquarn calefaciant;<text:line-break/>scd </text:span><text:span text:style-name="T2">frigus </text:span><text:span text:style-name="T2">modo, arceant. Vulgo itaque assueti abuti </text:span><text:span text:style-name="T2">voci-<text:line-break/></text:span><text:span text:style-name="T2">bus, id quod frigus arcet calefacere ajunt, haud fane recte.<text:line-break/>Atqui permittendum ipsis est ut prout velint appellent, </text:span><text:span text:style-name="T27">cae-<text:line-break/>terum</text:span><text:span text:style-name="T2"> per calefaciendi verbum in utraque dictione idem<text:line-break/>significari, id vero neutiquam concedendum, haud enim<text:line-break/>idem est an ex fe quid cuipiam calorem praebeat; an frigus<text:line-break/>prohibeat. Quibus sic ie habentibus quaecunque foris no-<text:line-break/>bis injecta eandem corpori caliditatem obtinent, five a fele<text:line-break/>ipsis, sive ab aliis, sive a ncssiismetipsis eam nacta suerint;<text:line-break/>exacta loquendi ratione neque calefacere neque refrigerare<text:line-break/>dicendum; at fi cui abuti libeat, non repugnandum, modo in<text:line-break/></text:span><text:span text:style-name="T2">dictione </text:span><text:span text:style-name="T2">significationum differentiam </text:span><text:span text:style-name="T2">commemoret: </text:span><text:span text:style-name="T2">siquidem<text:line-break/>aIio quodam modo calefacere nos dicitur aer calidior, atque .<text:line-break/></text:span><text:span text:style-name="T2">alio modo qui fit moderatus. , Respondet autem proportione<text:line-break/></text:span><text:span text:style-name="T2">aeri </text:span><text:span text:style-name="T2">calidiori pyrethrum, napy, piper</text:span><text:span text:style-name="T2">;• </text:span><text:span text:style-name="T2">moderato autem</text:span></text:p>
      <text:p text:style-name="P6"><text:span text:style-name="T2">pinguedo et oleum; actu enim aeres funt calidi; potentia<text:line-break/>vero medicinae. Aera enim calidum haud ipsi efficimus;<text:line-break/>fed quoniam in eo versando </text:span><text:span text:style-name="T2">talem </text:span><text:span text:style-name="T2">ipfum experimur; ita<text:line-break/>nuncupamus. At medicamenta, sicuti in tertio de tempera-<text:line-break/>mentis demonstratum est, principium calefactionis a nobis<text:line-break/>accipientia, partim aeque nos recalefacere funt nata, partim<text:line-break/>plus, partim minus; Ex </text:span><text:span text:style-name="T2">genere </text:span><text:span text:style-name="T2">autem eorum, qaae aeque<text:line-break/>nos recalefaciunt, oleum est; cui eidem quoque a viscosi-<text:line-break/>tate, ac quod difficulter item defluat, tum ‘quod meatus in-<text:line-break/>farciat obstruatque; duplici ratione ut angere calorem vi-'<text:line-break/>deatur evenit, tum inde adeo; quod infler vestimenti auf<text:line-break/>munimenti illinatur, tum quod meatus infarciat prohibeat—<text:line-break/>que foras effluere magnam vaporosi intus caloris partem;<text:line-break/>Eadem ratione nec ut resicceUtur corpora nostra permittit;<text:line-break/>nisi sane applicetur calidum idque plusculo tempore.- Has ita-<text:line-break/>que vires ejus qunin homines omnes experientia compertas<text:line-break/>habeant; quos largius sudare volunt five a balueo, sive balnei</text:span></text:p>
      <text:p text:style-name="P6"><text:span text:style-name="T2">expertes, iis non protinus </text:span><text:span text:style-name="T2">ab </text:span><text:span text:style-name="T2">initio </text:span><text:span text:style-name="T2">oleum </text:span><text:span text:style-name="T2">admovent. Ve-<text:line-break/>rum iniis,qui morbo laborarunt, ubifudare inceperint; tum;<text:line-break/>calefactum perstmdunt; in iis vero, qui etiamnum laborant,<text:line-break/>ubi abunde jam satis sudarint. Porro.in fanis, siquidem ex<text:line-break/>longo itinere, autexercitatione, aliove quovis pacto corpus<text:line-break/>ipsis exhaustum est,- eis inungi et ante sudorem permittunt.<text:line-break/>Verum qui non concoxerint, aut corpus habent plethori- -<text:line-break/>cum, his, neque,lu bnineo inungi concedunt.</text:span></text:p>
      <text:h text:style-name="Heading_20_2" text:outline-level="2">Cap. XXV.</text:h>
      <text:p text:style-name="P96"><text:span text:style-name="T2">Atque luc: quoque.mihi; videtur oleum<text:line-break/>esse medium inter hnmeclantia nos et resiccautia, vilut lu-<text:line-break/>ter calefacientia et refrigerantia medium consistere supra de--<text:line-break/>monstravimus, hnmectat enim-aqua, exiccat vero tum lauri-<text:line-break/>num tum cedrinum oleum. At quod simpliciter sic admo-<text:line-break/>vetur, citraallam videlicet ex arte conciliatam, a nobis aut<text:line-break/>caliditatem aut frigiditatem, hujus enim usque meminisse-<text:line-break/>oportet, talem servat nostram temperiem,, qualem scilicet<text:line-break/>accepit, quam fieri possit maxime vaporosas omnes corporis<text:line-break/>expirationes. prohibens. Porro si plusculum membra frices</text:span></text:p>
      <text:p text:style-name="P6"><text:span text:style-name="T2">oleo, calorem ex frictione adscititium comparabis. Atque<text:line-break/></text:span><text:span text:style-name="T2">hac </text:span><text:span text:style-name="T2">luterim ratione lassos non parum juvabis, partim quod<text:line-break/></text:span><text:span text:style-name="T2">in minutos </text:span><text:span text:style-name="T2">corporis meatus pingue ingrediatur et quae in-<text:line-break/></text:span><text:span text:style-name="T2">durata </text:span><text:span text:style-name="T2">sunt </text:span><text:span text:style-name="T2">emolliat, </text:span><text:span text:style-name="T2">partim quod humiditatern acrem ac<text:line-break/></text:span><text:span text:style-name="T2">subtilem, </text:span><text:span text:style-name="T2">quae in </text:span><text:span text:style-name="T2">lassitudine </text:span><text:span text:style-name="T2">ex colliquatione proveniens sub<text:line-break/></text:span><text:span text:style-name="T2">cute latebat, per </text:span><text:span text:style-name="T2">halitum caliditate digerat. Conspiciuntur<text:line-break/></text:span><text:span text:style-name="T2">enim </text:span><text:span text:style-name="T2">exercentibus tum foras affluere sudores tum intus 'in<text:line-break/></text:span><text:span text:style-name="T2">venirem non pauca </text:span><text:span text:style-name="T2">defluere excrementa, quae velut colli-'<text:line-break/></text:span><text:span text:style-name="T2">quationes Iunt. </text:span><text:span text:style-name="T2">Ex . hisce autem colligendum est, complu-<text:line-break/></text:span><text:span text:style-name="T2">ra toto in corpore ejusmodi </text:span><text:span text:style-name="T2">relinqui, quae evacuationem<text:line-break/></text:span><text:span text:style-name="T2">deposcant, quippe </text:span><text:span text:style-name="T2">duplex in lassitudinibus affectio nascitur,<text:line-break/></text:span><text:span text:style-name="T2">sicut </text:span><text:span text:style-name="T2">alibi </text:span><text:span text:style-name="T2">ostendimus. </text:span><text:span text:style-name="T2">Nam similares quidem animantis<text:line-break/></text:span><text:span text:style-name="T2">partes resiccantur, </text:span><text:span text:style-name="T2">humectantur vero vacua spatiola non<text:line-break/></text:span><text:span text:style-name="T2">utili </text:span><text:span text:style-name="T2">et </text:span><text:span text:style-name="T2">naturali humore, </text:span><text:span text:style-name="T2">nam sic </text:span><text:span text:style-name="T2">foret </text:span><text:span text:style-name="T2">plethora, scd tenui'<text:line-break/></text:span><text:span text:style-name="T2">et acri </text:span><text:span text:style-name="T2">rnordacique: proindeque remediis indigent duplici-<text:line-break/></text:span><text:span text:style-name="T2">bns, tum </text:span><text:span text:style-name="T2">iis quae siccitatem corporis irrigent, tum iis quae<text:line-break/></text:span><text:span text:style-name="T2">humorem </text:span><text:span text:style-name="T2">acrem evacuent. Itaque ad haec aptissima funt</text:span></text:p>
      <text:p text:style-name="P6"><text:span text:style-name="T2">dulcium aquarum lavacra, nimirum quae lrumiditate sua<text:line-break/>instrumentorum corrigant siccitatem et caliditate tenuem ale.<text:line-break/>que acrem humorem digerant. At si corporibus inhaerere<text:line-break/>posset aqua, nec facile deflueret, ipsa quidem per se sussi-<text:line-break/>ceret. Atqui quum, ea quae foris circumfunditur facile<text:line-break/>defluat, et quae in poros ingressa corporis nullam habens<text:line-break/>ansam prompte effluat, in hoc sane ipium utiliter miscetur<text:line-break/>oleum, maximeque juvat, si ex utroque quis diutius srice-<text:line-break/>tur; id quod veteres Graeci </text:span><text:span text:style-name="T21">χυτλουσ&amp;αι</text:span><text:span text:style-name="T14"> </text:span><text:span text:style-name="T2">nominabant: cui<text:line-break/>oppositum imposuerunt vocabulum </text:span><text:span text:style-name="T14">ξηραλειφειν, </text:span><text:span text:style-name="T2">quod </text:span><text:span text:style-name="T2">est sicca<text:line-break/>uti frictione. Est fane et hoc quoque quodammodo lassitu-<text:line-break/>dinem sanare potens, sed multum relinquitur ab eo, </text:span><text:span text:style-name="T2">quod<text:line-break/></text:span><text:span text:style-name="T14">χντλούσθαι </text:span><text:span text:style-name="T2">nuncupant. Nam ut reliqua taceam, ubi </text:span><text:span text:style-name="T2">cum<text:line-break/></text:span><text:span text:style-name="T2">oleo aqua contunditur teriturque, haud facile solubili mix-<text:line-break/>tione coit, ut quibus ita corporibus inungatur oleum necesse<text:line-break/>sit et plusculum inhaerere aquam. Quare hic item </text:span><text:span text:style-name="T2">velut<text:line-break/></text:span><text:span text:style-name="T2">materia est quaedam oleum hnmectantium exiccantiumqite,<text:line-break/>sicut ante ostensum est calefacientium et refrigerantium.</text:span></text:p>
      <text:p text:style-name="P6"><text:span text:style-name="T2">Quippe quod, si exiccanti commisceas, totum effeceris exic-<text:line-break/></text:span><text:span text:style-name="T2">cans</text:span><text:span text:style-name="T2">: sin humectauti, et ipsum hurnectans reddideris</text:span><text:span text:style-name="T2">: sae-<text:line-break/></text:span><text:span text:style-name="T2">peque quod ex ambobus constat, majorem adipiscitur </text:span><text:span text:style-name="T2">liu-<text:line-break/></text:span><text:span text:style-name="T2">mectandi facultatem </text:span><text:span text:style-name="T2">quam, </text:span><text:span text:style-name="T2">id quod primario est hurnectans</text:span><text:span text:style-name="T2">: '<text:line-break/></text:span><text:span text:style-name="T2">quod in aqua accidit. Nam ea primario madefacit: vernm<text:line-break/></text:span><text:span text:style-name="T2">quum </text:span><text:span text:style-name="T2">haud ita diu inhaereat, nec actionem obtineat </text:span><text:span text:style-name="T2">diuti-<text:line-break/>nam, leviter utique </text:span><text:span text:style-name="T2">prodest. </text:span><text:span text:style-name="T2">Quum ergo </text:span><text:span text:style-name="T2">illic </text:span><text:span text:style-name="T2">velut vin-<text:line-break/>culum </text:span><text:span text:style-name="T2">fiat oleum cogatque plurimum, quibus </text:span><text:span text:style-name="T2">auxilio ejus<text:line-break/>opus </text:span><text:span text:style-name="T2">est, inhaerere, longe </text:span><text:span text:style-name="T2">omnium optimum redditur reme-<text:line-break/>diiim exiccatis </text:span><text:span text:style-name="T2">fquallidisque corporibus. Sed </text:span><text:span text:style-name="T2">fi </text:span><text:span text:style-name="T2">exiccans<text:line-break/></text:span><text:span text:style-name="T2">oleo </text:span><text:span text:style-name="T2">medicamentum commifceas, puta cbalcitin, pyrethrum,<text:line-break/></text:span><text:span text:style-name="T2">gallam, </text:span><text:span text:style-name="T2">struthion, siccans erit quod ex utroque </text:span><text:span text:style-name="T2">commix-<text:line-break/>tum fuerit. Itaque quum omnibus </text:span><text:span text:style-name="T2">quae sibi </text:span><text:span text:style-name="T2">commiscentur,<text:line-break/>subserviat oleum, recta ratione velut omnium nxistit ma-<text:line-break/>teiia: tametsi utique necessario propriam eorum actionem<text:line-break/>retundit quidem ac minuit,.non tamen utilitatem i imo est<text:line-break/>ubi </text:span><text:span text:style-name="T2">eam quoque adaugeat. Haud </text:span><text:span text:style-name="T2">est enim idem, quod sorte<text:line-break/>quis </text:span><text:span text:style-name="T2">autumet, actionem augere </text:span><text:span text:style-name="T2">cujuspiain et utilitatem;</text:span></text:p>
      <text:p text:style-name="P6"><text:span text:style-name="T2">quippe cum actio </text:span><text:span text:style-name="T2">secundum propriam </text:span><text:span text:style-name="T2">cujusque facultatem,<text:line-break/>utilitas vero nonnunquam </text:span><text:span text:style-name="T2">ex </text:span><text:span text:style-name="T2">accidenti agat. Disseremus<text:line-break/>autem postea uberius de utilitate quae per accidens evenit,<text:line-break/>et nunc quoque hactenus de </text:span><text:span text:style-name="T2">ea </text:span><text:span text:style-name="T2">dicetur, quatenus in praes-<text:line-break/>enti est commodum. Quippe contusa cum oleo aqua, quod<text:line-break/>hydrelaeum vocant," magis auxilio est lassitudinibus quam<text:line-break/>si esset sola: non quidem quod suae vires intendantur, sed<text:line-break/>quod quibus opus est diutius inhaereat.</text:span></text:p>
      <text:h text:style-name="Heading_20_2" text:outline-level="2">Cap. XXVI.</text:h>
      <text:p text:style-name="P96"><text:span text:style-name="T2">Quod autem nisi mediam habeat tern-<text:line-break/>periem id quod ea quae primario quibus opus </text:span><text:span text:style-name="T2">est </text:span><text:span text:style-name="T2">auxilian-<text:line-break/>tur, velut devinciet, saepenumero ipsorum repugnabit actio-<text:line-break/>nibus, ex ipsa medicamentorum natura generatim addiscere<text:line-break/>liceat, ipeciatim autem ex medicamentorum historia. Gene-<text:line-break/>ratim quidem quoniam id quod miscetur, si in contrarium<text:line-break/>retrahat, admixti sibi facultatem medicamenti vincere inie-<text:line-break/>rim poterit et in aliam plane speciem quod ex ambabus<text:line-break/>miscetur transferre. _ Siquidem quod materiae rationem in<text:line-break/>mixtione' praestabit, nullam insignem neque- speciem neque</text:span></text:p>
      <text:p text:style-name="P9"><text:span text:style-name="T2">facultatem exerat oportet. In particularibus vero experi- •<text:line-break/>undis hoc maxime pacto addisces, non debere id quod ma&lt;-<text:line-break/>teriae rationem obtinebit aut calefacere aut srigelacere aut<text:line-break/>humectare aut resiccare; si primum quidem in memoriam<text:line-break/>revoces quae supra de resina et pice liquida, myrrha, bitu-'<text:line-break/>mine tum cedrino et laurino caeterisque quae calefaciunt<text:line-break/>commemoravimus. Haec enim ‘omnia in aqua trita ad mo-<text:line-break/>dum olei calefaciunt </text:span><text:span text:style-name="T2">magis </text:span><text:span text:style-name="T2">quam refrigerant, desiccant-<text:line-break/>plus quam humectant: quamobrem lassitudinis sensus </text:span><text:span text:style-name="T2">non</text:span></text:p>
      <text:p text:style-name="P13"><text:span text:style-name="T2">• </text:span><text:span text:style-name="T2">admodum solvere valent. Haud enim eandem cum aqua vim<text:line-break/>obtinent, quo scilicet auxilio magis sint quam adversentur,<text:line-break/>neque mediam inter extrema naturam sortita sunt, ut vi-'<text:line-break/>delicet tanquam materia quaedam inserviant primario agenti:<text:line-break/>desiccant enim et calefaciunt potius, non humectant, ac'<text:line-break/>refrigerant, velut aqua. Si vero calefacientium admodum<text:line-break/>reficcantiumque cuipiam aquam commisceas, non modo ni-<text:line-break/>lril eorum quae agere nata est fieri videbis,- fed prorsum<text:line-break/>obscuratam, tanquam omnino admixta non esset. Si qui—</text:span></text:p>
      <text:p text:style-name="P6"><text:span text:style-name="T2">dem chalcitis, fandarache, mify, caeteraque quae nos vehe-<text:line-break/>menter tum calefaciunt tum resiccant, validas etiamnum<text:line-break/>fuas vires etiam aquae permixtu obtinent. Omnino ergo,<text:line-break/>constat mediam obtinere temperiem debere, quod utrisque<text:line-break/>extremis tanquam materia in fer viet, quem in ordinem<text:line-break/>oleum fi statuas, nihil utique peccaveris, quippe quum omnia<text:line-break/>sigillatitn&lt; opera tibi consentiant. Et accusabis prolixitatis<text:line-break/>non nos utique, scd qui recta via praeterita pravam proli-<text:line-break/>xamque sectantur: quorum sane causa hunc nos sermonem<text:line-break/>extendere sumus coacti. Ipsa enim veritas celerrimam in-<text:line-break/>ventiunem obtinet, ut quae ab evidenter apparentibus exo-,<text:line-break/>rlatur. Haudquaqnam tamen eo usque orationem produxi,<text:line-break/>quousque licuerat ei qui omnia quae prave ab iis prodita<text:line-break/>erant scripturum se causasque errorum edocturum suerat<text:line-break/>pollicitus. Sane causias dixisse necesse fortassis fuerit, nempe<text:line-break/>quo qui ex ipsis proveniunt, paralogisrnos in tota particu-<text:line-break/>larium medicamentorum judicandi ratiope cavere possis, ve-</text:span></text:p>
      <text:p text:style-name="P9"><text:span text:style-name="T2">ramque doctrinam cum </text:span><text:span text:style-name="T2">majori scientia </text:span><text:span text:style-name="T2">percipere. Crescit<text:line-break/>enim nobis de rebus fides, ubi non solum ipsam veritatem<text:line-break/>cognorimus,- scd etiam paralogismorum omnium causas edi-<text:line-break/>dicerimus </text:span><text:span text:style-name="T2">: </text:span><text:span text:style-name="T2">quod sane in sequentibus efficiemus.</text:span></text:p>
      <text:h text:style-name="Heading_20_2" text:outline-level="2">Cap. XXVII.</text:h>
      <text:p text:style-name="P96"><text:span text:style-name="T2">Nunc autem ubi pauca de rosaceo ad<text:line-break/>ea quae ab initio sunt dicta adjecerimus, orationem hoc in<text:line-break/>loco sistemus. Igitur dictum est quod neque odoribus,<text:line-break/>neque coloribus, neque aliis omnino accidentium animum<text:line-break/>adhibere in expendendis facultatibus rationabile fit, fed iis<text:line-break/>quae perspicuo apparent tum in sanis corporibus tum in<text:line-break/>aegris. Ostensum etiam est oleum, ubi salis expers pu-<text:line-break/>r-umque ad unguem fuerit, ex media esse materia. Consi-<text:line-break/>ciendum itaque rosaceum, quod exactum simul ac simplex,<text:line-break/>reque vera rosaceum erit ex hoc videlicet oleo: dandaque<text:line-break/>opera ne quid in se medicamentosi contineat: uti apparare<text:line-break/>solent unguentarii, quo videlicet tamen magis duret, tum<text:line-break/>odoratius evadat, oleum videlicet prius quam rosas inji—<text:line-break/>ciant, odoramentis praccondientes, Ac praestiterit fortassis</text:span></text:p>
      <text:p text:style-name="P6"><text:span text:style-name="T2">ipsis etiam nominibus ea </text:span><text:span text:style-name="T2">distinguere, </text:span><text:span text:style-name="T2">quod veteres fecisse<text:line-break/>constat. -Oleum etenim rosaceum nominare adsclent quod<text:line-break/>absque odoramentis praeparatum est: cui autem et horum<text:line-break/>aliquid inditum fuerit, non id etiam oleum, fed unguentum<text:line-break/>cognominant. Itaque quum oleum velut materia quaedam<text:line-break/>sit excalesacientium resrigerantiumque medicamentorum ex<text:line-break/>media videlicet temperie, constetque ex oleo et rosarum<text:line-break/>fncco rosaceum, est utique et ipfum talis temperiei, qualis<text:line-break/>est rusarum succus. Sane vero facillimum fuerit .non mo-<text:line-break/>do rosarum succi per se, sed oleo quoque rosaceo consecto<text:line-break/>in sanis pariter atque aegrotis, ut jam frequenter monui-<text:line-break/>mus, virium ejus periculum facere. Experieris </text:span><text:span text:style-name="T27">ergo eos, qui<text:line-break/></text:span><text:span text:style-name="T2">adustione tentantur, ab eo refrigerari protinusque utilitatem<text:line-break/>aliquam percipere, qui vero refrigerati sunt, omnes evi-i<text:line-break/>denter laedi: facile ex utroque intelligas vires ejus refri-<text:line-break/>gerare magis quam excalefacere. Non tamen valida a ro-<text:line-break/>saceo apparet tibi refrigeratio ;• </text:span><text:span text:style-name="T2">sed </text:span><text:span text:style-name="T2">quae proxima videatur</text:span></text:p>
      <text:p text:style-name="P6"><text:span text:style-name="T2">temperiei mediae. Voco autem id genus medicamenta luri-<text:line-break/>dioris. doctrinae gratia </text:span><text:span text:style-name="T2">ex </text:span><text:span text:style-name="T2">prima 'natura ordineque refri-<text:line-break/>gerantiurn : sicut rursum quae paululum a media temperie<text:line-break/>ad calidiorem declinarunt ex primo recessa et ordine exca-<text:line-break/>lesacientiuni. Atque haec quidem inpraescntiarum de ro-<text:line-break/>saceo novisse oportet. Necesse enim erit et in sequenti </text:span><text:span text:style-name="T2">li-<text:line-break/></text:span><text:span text:style-name="T2">bro ipsius medicamenti meminisse et quae reliqua sunt di-<text:line-break/>ctis adjicere.</text:span></text:p>
      <text:h text:style-name="P1" text:outline-level="1"><text:bookmark-start text:name="bookmark23"/>GALENI DE SIMPLICIUM MEDICA-<text:line-break/>MENTORUM TEMPERAMENTIS AC<text:line-break/>FACULTATIBUS LIBER III.<text:bookmark-end text:name="bookmark23"/></text:h>
      <text:h text:style-name="Heading_20_2" text:outline-level="2">Cap. I.</text:h>
      <text:p text:style-name="P96"><text:span text:style-name="T2">Quod equidem nihil nisi'quod utile cur<text:line-break/>randis morbis foret hoc tractatu describere decreverim, pri-<text:line-break/>ino' potiffimumque deos hujus rei testes habeo: deinde et<text:line-break/>amicos meos, qui me tum ut hoc opus aggrederer tum ut<text:line-break/>quae ab aliis perperam de medicamentorum facultatibus<text:line-break/>sunt prodita, quoad licet, commemorarem, assidue hortari<text:line-break/>non destiterunt. At si quis erit, qui orationis nimia grave-</text:span></text:p>
      <text:p text:style-name="P6"><text:span text:style-name="T2">tur prolixitate, non id </text:span><text:span text:style-name="T2">mihi </text:span><text:span text:style-name="T2">jure imputaverit, sed iis medi-<text:line-break/>cis qni probabilia quidem </text:span><text:span text:style-name="T2">at </text:span><text:span text:style-name="T2">non vera scripserunt. Nam et<text:line-break/>ego nunc quidem etiam magnopere vereor, ne quia paucio-<text:line-break/>ribus illos confutavimus, sophismata quaedam conversantes<text:line-break/>cum illis adulescentulos a recta opinione dejiciant, quando-<text:line-break/>quidem fi in dialecticis methodis exercitati, aut captionum<text:line-break/>solvendarum periti ad libros legendos accederent, tum sane<text:line-break/>eos cognoscerent qni perperam ratiocinantur in demonstra-<text:line-break/>tionihus et nos qui veritatem compendio tradimus. Quo--,<text:line-break/>niam vero vel ipsorum medicorum plerique nequaquam in<text:line-break/>istis sunt exercitati7 tum inter illos quoque nonnulli repe- </text:span><text:span text:style-name="T2">•<text:line-break/></text:span><text:span text:style-name="T2">riuntur ingenio natura tardiusculo, hi nisi nostris fuppetiis,-<text:line-break/>qui sophismata arguimus, juventur, non aegre persuasi in<text:line-break/>sophistarum sententiam perducentur.'' Itaque quod ad istos<text:line-break/>attinet, deesse huic etiam operi quippiam videatur. Verum<text:line-break/>enimvero quandoquidem ad omnes mihi orationem acconi-<text:line-break/>modare non licet, quum tanta fit eorum qui haec legent non<text:line-break/>modo naturarum, sed etiam aetatis et habituum diversitas,</text:span></text:p>
      <text:p text:style-name="P6"><text:span text:style-name="T2">quod utique visum' </text:span><text:span text:style-name="T2">est </text:span><text:span text:style-name="T2">fore </text:span><text:span text:style-name="T2">maximae parti </text:span><text:span text:style-name="T2">utilissimum </text:span><text:span text:style-name="T2">ora-<text:line-break/></text:span><text:span text:style-name="T2">tionis genus, id superioribus duobus commentariis scquuti<text:line-break/>sumus. In quorum priore quidem de aquae acetique viri-<text:line-break/>bus contemplati sumus. In secundo maximam partem de<text:line-break/>oleo peregimus, pauculis postea,de rosaceo adjectis. At in<text:line-break/>hoc tertio libro ejusmodi utemur oratione, qualem ab initio<text:line-break/>protinus- habere institueramus, idque definitis primum vocis<text:line-break/>cujusque significatis. Deinde tractatus hujus velut elementa<text:line-break/>tradituri mox velut ad syllabas accedemus, ex quibus ope-<text:line-break/>ris finis, ad quem contendimus, prompte sequetur. </text:span><text:span text:style-name="T2">\</text:span></text:p>
      <text:h text:style-name="Heading_20_2" text:outline-level="2">Cap. II.</text:h>
      <text:p text:style-name="P96"><text:span text:style-name="T2">Caeterum vocum divisio nihil accuratius<text:line-break/>edocebit quam quae in tertio de temperamentis simulque rn<text:line-break/>primo commentariorum istorum sunt prodita, repetam </text:span><text:span text:style-name="T27">ta-<text:line-break/>men</text:span><text:span text:style-name="T2"> eam nihilo secius et in praesentia. Corporum unum-<text:line-break/>quodque aut calidum aut frigidum aut humidurn aut sic-<text:line-break/>cum et dicitur et apparet, interdum quidem ex sua natura,<text:line-break/>interdum autem adventitia qualitate assumpta. Consuevi-<text:line-break/>mus autem quod ex- sua iratura est primario et secundum</text:span></text:p>
      <text:p text:style-name="P6"><text:span text:style-name="T2">sc et per se potentia tale et esse et videri dicere, quod vero<text:line-break/>adscititiam acquisierit qualitatem, ex accidenti quopiam esse<text:line-break/>viderique ejusmodi. Porro eorum quae propria sua natura<text:line-break/>aut calida aut frigida aut sicca aut humida dicuntur quae--<text:line-break/>dam actu seu energia talia existunt, alia potentia; differente<text:line-break/>quidem hoc potentiae modo, quem nunc diximus ab eo<text:line-break/>quem paulo ante dicebamus; illic enim ex adverso divide-<text:line-break/>batur ei quod ex accidenti dicitur, hic vero ei quod actu.<text:line-break/>Sed et eorum quae actu dicuntur aliud quidem absolute est ,<text:line-break/>calidum, frigidum, siccum, aut humidum, velut elementa,<text:line-break/>aliud excessu, ut homo, equus, bos, canis et universa ani-<text:line-break/>malia, aliud ad symmetrum seu generis sui seu speciei, ut<text:line-break/>verbi causa leo cum homine comparatus, homo autem ae-<text:line-break/>tate florens cum puero, aliud ad quidvis obvium, ut Dion<text:line-break/>ad Theonem. Quin et corpora quae potentia talia ut talia<text:line-break/>dicuntur, unumquodque ut ad </text:span><text:span text:style-name="T2">id </text:span><text:span text:style-name="T2">quod est actu relatum dici<text:line-break/>necessario monuimus, id quidem quod facile accenditur ad</text:span></text:p>
      <text:p text:style-name="P6"><text:span text:style-name="T2">id quod actu est absolute calidum, hoc vero quod alia cale-<text:line-break/>sacit ad id quod per exuperantiam; sic quod hominem ea-<text:line-break/>lefacit esse ut ad hominem potentia calidum, quod vero,<text:line-break/>bovem aut equum, nit ad bovem et equum, similiter hoc<text:line-break/>huic, verbi causa, homini, illud vero’illi calidum, frigidum,<text:line-break/>siccum; aut humnium est, illius naturae comparatum.</text:span></text:p>
      <text:h text:style-name="Heading_20_2" text:outline-level="2">Cap. <text:span text:style-name="T57">III</text:span>.</text:h>
      <text:p text:style-name="P96"><text:span text:style-name="T2">Ex hac nominum distinctione et ad asse-<text:line-break/>quendam temperamenti cognitionem sumus adjuti: Siqui-<text:line-break/>dem fi ad hominem quid dicatur calidum, a caeteris omni-<text:line-break/>bus animalibus recedendum et in ipso duntaxat homine pe-s<text:line-break/>ricnlum sumendum explorandurnque censnimusi Si vero<text:line-break/>quid ad equum, bovem, cervum, aut aliorum animalium<text:line-break/>quodvis,, in ipso rursum periculum faciendum erit. Interim .<text:line-break/>vero et illos quoque castigabimus qui ex consistentia, eolore,<text:line-break/>odore, sapore, gravitate levitateqne cujusque medicamenti<text:line-break/>existentem iu singulis facultatem invenire lentarunt. • Atque'<text:line-break/>haec utique rectae nominum distinctioni consentanea viden-<text:line-break/>tur, . At quae velut elementa hujus esse speculationis pro-</text:span></text:p>
      <text:p text:style-name="P6"><text:span text:style-name="T2">posuimus, iu primarum consistere qualitatum cognitione<text:line-break/>ostendimus. Quas quidem in libro 'de elementis fecundum<text:line-break/>Hippocratem humiditatern, siccitatem; caliditatemfrigidi-<text:line-break/>tatemque esse demonstravimus,, propeque harnin </text:span><text:span text:style-name="T2">- </text:span><text:span text:style-name="T2">quoque<text:line-break/>inventionem assequebamur ex significatis‘nominum recte di-<text:line-break/>stinguendis. Etenim quum medicamentum</text:span><text:span text:style-name="T34">r</text:span><text:span text:style-name="T2">ab alimento dis^<text:line-break/>cerneremus, quod medicamentum </text:span><text:span text:style-name="T2">in </text:span><text:span text:style-name="T2">-qualitate alteraret, ali-<text:line-break/>mentum vero substantiae corporis adfimilaretnr, recte hine<text:line-break/>ad. alterantium nos qualitatum inventionem</text:span><text:span text:style-name="T34">:</text:span><text:span text:style-name="T2"> </text:span><text:span text:style-name="T2">perducti fuhiusr</text:span></text:p>
      <text:h text:style-name="Heading_20_2" text:outline-level="2">Cap. IV.</text:h>
      <text:p text:style-name="P96"><text:span text:style-name="T2">Porro quum duplices'sint lu genere 'altert’<text:line-break/>rationes aliae specificae, quae proprie sane et primario</text:span><text:span text:style-name="T2">' </text:span><text:span text:style-name="T2">di—<text:line-break/>cuntur alteratioiies; aliae vero quae eenteitdunt et contra-<text:line-break/>hunt corporis nostri partes, quas utique- potius per abulum-<text:line-break/>quam proprie nominantes alterationea- vecant, lu' primo<text:line-break/>genere medicamentorum continerifabultates diximus. Nec<text:line-break/>enim quicquam ex specie lu-speciem mutari queat citra ca-<text:line-break/>lefactionem ;..refrigerationem; humrietationem et exiccatiur</text:span></text:p>
      <text:p text:style-name="P6"><text:span text:style-name="T2">nem. Dico autem ex specie in speciem, velut quum ex<text:line-break/>pane, ptisana, lente, sanguis, pituita, bilis tum flava' tum<text:line-break/>atra, atque...</text:span><text:span text:style-name="T27">'ex his iterum adeps, os, nervus,</text:span><text:span text:style-name="T2"> caro, arteria,<text:line-break/>vena; • atque, adeo caeterarum animantis partium-unaquaeque<text:line-break/>gignitur. At si.secando nus quippiam, velut. vitrum et ensis;<text:line-break/>aut contundendo,,.. ut„ lapis et plumbum, aut segregata '<text:line-break/>coarctando 'jtj.utjxineninm, quada.ntenus-* partes- alteret, ea<text:line-break/>haud pharmaca fuerint, quippe quum ejusmodi. altera tione&gt;<text:line-break/>nullae, rerum omnium ex propria recedant natura. Etenim:<text:line-break/>sive minutim panem.frangas concidasque, sive minntirn </text:span><text:span text:style-name="T14">:έοή-<text:line-break/></text:span><text:span text:style-name="T2">cisum colligas in unum., ,ncn. tamen propriam ideo formam<text:line-break/>exuet, neque caro ex pane fiet per contusionem neque os-<text:line-break/>exempli gratis per coarctationem ,5 verum dum in ventre,<text:line-break/>venisque concoquitur, .in. fanguirtem pituitamque abit atque<text:line-break/>inde ex istis in os, carnem et alias corporis partes tota sua<text:line-break/>substantia alteraturrveteremque naturam exuit, in allam<text:line-break/>transiens speciem. </text:span><text:span text:style-name="T2">- </text:span><text:span text:style-name="T2">-Nec tamen ab' alio .quopiam quam ca-<text:line-break/>lore, frigore, humiditate, siccitateque eas quae fiunt in</text:span></text:p>
      <text:p text:style-name="P6"><text:span text:style-name="T2">aliam essentiae speciem, alterdtiones mutationesque singuli<text:line-break/>affectus corporis accipiunt, </text:span><text:span text:style-name="T2">ut </text:span><text:span text:style-name="T2">demonstratum esu Atque<text:line-break/>hac ratione primas et elementarias fpeeificas qualitates qua-<text:line-break/>tuor'esse diximus; lrumiditatem; siccitatem; caliditatem et<text:line-break/>frigiditatem, quaerimusque quam harum • medicamentuni<text:line-break/>unumquodque in mixtione pollentem possideat. Atque pro-<text:line-break/>tinus in lioc primum plerique eas inquirentium lapsi xiden-<text:line-break/>tur, quod videlicet pollentem absolute tanquam naturales<text:line-break/>quidam philosophi considerarent. Praeterea fcomplured<text:line-break/>quoque eorum decipi videntur, quod sine certa methodd<text:line-break/>Aristotelis Theophrastique libros perlegant.</text:span></text:p>
      <text:h text:style-name="Heading_20_2" text:outline-level="2">Cap. V.</text:h>
      <text:p text:style-name="P96"><text:span text:style-name="T2">Siquidem permagni refert; an totius na-<text:line-break/>hirae respectu an hominum duntaxat </text:span><text:span text:style-name="T27">de</text:span><text:span text:style-name="T2"> calido; </text:span><text:span text:style-name="T27">frigido,</text:span><text:span text:style-name="T27">,<text:line-break/></text:span><text:span text:style-name="T2">humisto siccoque definiamus. Nam totius naturae refpectii<text:line-break/>bifariam horum unumquodque dicitur, partim absolute, par-<text:line-break/>tim per’ exuperantiam, absolute quidem unumquodque elen<text:line-break/>mentormn, horno</text:span><text:span text:style-name="T34">1</text:span><text:span text:style-name="T2"> vero',' equiti et bos per exuperaaatlam;</text:span></text:p>
      <text:p text:style-name="P6"><text:span text:style-name="T2">lam autem quum ad aliquid respiciendo exploratio fiat, illud<text:line-break/>modo; considerandum erit,' quodnam sit .lliud ad qnoddici-,<text:line-break/>tuf.; Nos vero non id quaerimus; an in aqua rnarinadiu-<text:line-break/>midi simpliciter plus sic quam sicci, id enim clare conspici;<text:line-break/>mus: sed si ad hominem conferendo, neque .tamen rursum<text:line-break/>ad hunc simpliciter, ac si leonem illi compares, quippe quum<text:line-break/>sic homine humidior marina fuerit. :Quonam igitur pactu<text:line-break/>scrutabimur an. sicca sit facultate marina? Quonam alio,<text:line-break/>obsecro, quam au corpus humanum inaequalitate quadam<text:line-break/>exiccare valeat lltaque in. hoc Unum modo caeteris relictis<text:line-break/>intendendum. Atqui, contra faciunt medicorum plerique,<text:line-break/>nam ad quidvis potius respiciunt quam, ad hoc. Quomodo<text:line-break/>ergo ad hominem </text:span><text:span text:style-name="T27">'converti,</text:span><text:span text:style-name="T2"> reliquis praetermissis, quanam<text:line-break/>in hoc agendi facultate polleat marina, cognoscemus an vi-<text:line-break/>delicet corpori .applicantes, sicque ejus periculum sumentes<text:line-break/>lavando lu' marina, rigando,, fovendoque, tum subinde,la—<text:line-break/>nam aut spongiam murina madentem..par.tibus applicando;<text:line-break/>ad haec, ernp.lastriecceratisque miscendo, atque in.nis omni-</text:span></text:p>
      <text:p text:style-name="P6"><text:span text:style-name="T2">bus ab eo quod ex accidenti quandoque evenit, id quod a<text:line-break/></text:span><text:span text:style-name="T2">propria </text:span><text:span text:style-name="T2">medicamenti vi proficiscitur, distinguendo ? Nam<text:line-break/>iu hoc omnis inventionis-lumma consistit, quam </text:span><text:span text:style-name="T2">nix </text:span><text:span text:style-name="T2">quis-<text:line-break/>quam illorum attingit: scd eos philosophorum verba declo</text:span><text:span text:style-name="T2">'<text:line-break/>piunt haud </text:span><text:span text:style-name="T2">potentes </text:span><text:span text:style-name="T2">homonymiam </text:span><text:span text:style-name="T2">percipere.</text:span></text:p>
      <text:h text:style-name="Heading_20_2" text:outline-level="2">Cap. VI.</text:h>
      <text:p text:style-name="P96"><text:span text:style-name="T2">Nam -non solum, ut </text:span><text:span text:style-name="T2">modo diximus; </text:span><text:span text:style-name="T2">aliud<text:line-break/>simpliciter, aliud </text:span><text:span text:style-name="T2">per exuperantiam </text:span><text:span text:style-name="T2">ah. ipsis dicitur ;fimpli-<text:line-break/>citer </text:span><text:span text:style-name="T2">enim </text:span><text:span text:style-name="T2">ignis calidus </text:span><text:span text:style-name="T2">est, </text:span><text:span text:style-name="T2">per </text:span><text:span text:style-name="T2">exuperantiam </text:span><text:span text:style-name="T2">horno. </text:span><text:span text:style-name="T27">Ve-<text:line-break/>rum</text:span><text:span text:style-name="T2"> </text:span><text:span text:style-name="T2">quod per exuperantiam dicitur, bifariam quoque dici<text:line-break/>autumant, partim secundum subllantiae molem, velut et </text:span><text:span text:style-name="T2">nos<text:line-break/>quoque </text:span><text:span text:style-name="T2">in </text:span><text:span text:style-name="T2">libris </text:span><text:span text:style-name="T2">de temperamentis divisimus; </text:span><text:span text:style-name="T2">ut si cados<text:line-break/>duos aquae </text:span><text:span text:style-name="T2">summe ferventis uni </text:span><text:span text:style-name="T2">cado aquae </text:span><text:span text:style-name="T2">maxime </text:span><text:span text:style-name="T2">algentis<text:line-break/>permiscueris</text:span><text:span text:style-name="T2">, </text:span><text:span text:style-name="T2">partim' </text:span><text:span text:style-name="T2">vero </text:span><text:span text:style-name="T2">secundum qualitatum affectum.<text:line-break/>Atque </text:span><text:span text:style-name="T2">hoc quod ad dogma consequitur, ita </text:span><text:span text:style-name="T2">dicunt, non ex'<text:line-break/></text:span><text:span text:style-name="T2">iis </text:span><text:span text:style-name="T2">quae </text:span><text:span text:style-name="T2">evidenter apparent accipientes. </text:span><text:span text:style-name="T2">Namfupponen-<text:line-break/>tes </text:span><text:span text:style-name="T2">frigidum omne contrahere constipareque et substantiam<text:line-break/></text:span><text:span text:style-name="T2">reddere </text:span><text:span text:style-name="T2">immobilem aut aegre mobilem; calidum vero ra-</text:span></text:p>
      <text:p text:style-name="P6"><text:span text:style-name="T2">nefacere, fundere, coquere, movere, rationabiliter in plan-r<text:line-break/>tis omnibus vincere caliduin prcnunriant, siquidem haud<text:line-break/>aliter neque nutrimenti </text:span><text:span text:style-name="T2">ex </text:span><text:span text:style-name="T2">terra digestionem longissimam<text:line-break/>neque alterationem ejusdem, neque concoctionem, quin nec<text:line-break/>incrementum prorsum plantarum, neque germinationem ne-<text:line-break/>que fructuum generationem perfici posse, nisi calidum su-<text:line-break/>peraret, atque ita rursum inter plantas alias calidiores, alias<text:line-break/>frigidiores constituunt. Ex eadem ista hypotbesi pendet ea<text:line-break/>ratio, qua rosas esse calidas contenderunt:, siquidem in illis<text:line-break/>si in aliis ullis plantis, plurimum </text:span><text:span text:style-name="T2">vincit </text:span><text:span text:style-name="T2">caliditas. Ex altera<text:line-break/>rurfum hypothesi dependet quod </text:span><text:span text:style-name="T2">de </text:span><text:span text:style-name="T2">oleo et adipe astruunt.<text:line-break/>Nam quod ocissime inflammentur, idcircc calida esse ea sa-<text:line-break/>cultate judicant. Et alib rurfum modo quaecunque dulcia<text:line-break/>sunt, calida </text:span><text:span text:style-name="T34">e</text:span><text:span text:style-name="T2">ss</text:span><text:span text:style-name="T34">e</text:span><text:span text:style-name="T2"> dicunt, siquidem quod familiarissima </text:span><text:span text:style-name="T2">sint<text:line-break/></text:span><text:span text:style-name="T2">simillimaqne naturis nostris quae calida funt, ideo et </text:span><text:span text:style-name="T2">ipsa<text:line-break/></text:span><text:span text:style-name="T2">quoque calida esse volunt. Atque phllosopnis quidem, </text:span><text:span text:style-name="T2">ut<text:line-break/>puta </text:span><text:span text:style-name="T2">qui de tota </text:span><text:span text:style-name="T2">natura </text:span><text:span text:style-name="T27">fcruiantar,</text:span><text:span text:style-name="T2"> recte talia et </text:span><text:span text:style-name="T2">quaerun-<text:line-break/>tur </text:span><text:span text:style-name="T2">et dicuntur, at medicis, qnihu? alius </text:span><text:span text:style-name="T2">est </text:span><text:span text:style-name="T2">scopus </text:span><text:span text:style-name="T2">proposi-</text:span></text:p>
      <text:p text:style-name="P6"><text:span text:style-name="T2">tus; haud perinde recte, quippe quum in rusarum affectibus<text:line-break/>calidum non vincat, neque sane quodyis aliud plantae ge-<text:line-break/>nus eo quod plantae est, calidum dici debet, quoniam nos<text:line-break/>haud ita calidum quaerimus, scd ut ad hominem, siquidem<text:line-break/>si, quia in actionibus superat caliditas, propterea calidum<text:line-break/>quid dices, planta unaquaeque calida erit multoque magis<text:line-break/>animalia omnia. </text:span><text:span text:style-name="T2">Dicant </text:span><text:span text:style-name="T2">igitur, si lubet, papaver, mandra-<text:line-break/>goram, cicutam, salamandram esse calida, verum nemo id<text:line-break/>dicit, sed velut uno </text:span><text:span text:style-name="T2">ore omnes </text:span><text:span text:style-name="T2">esse frigida pronunciant. At-<text:line-break/>qui animal est salamandra, quod et nutritur et crescit et<text:line-break/>movetur, quae sane calido lu mixtione vincente provenire<text:line-break/>asserunt. Quid ergo in istis quidem ad hominem respi-<text:line-break/>ciunt, in aliis vero ad totam naturam, aut primarum qua-<text:line-break/>litatum actiones? At ego non salamandram modo aut ci-<text:line-break/>cutam ut ad </text:span><text:span text:style-name="T2">hominem </text:span><text:span text:style-name="T2">frigida esse dici oportere censeo, scd<text:line-break/>alia omnia ad’ </text:span><text:span text:style-name="T2">eundem </text:span><text:span text:style-name="T2">modum judicanda. Siquidem cicuta<text:line-break/></text:span><text:span text:style-name="T2">sturnos </text:span><text:span text:style-name="T2">non </text:span><text:span text:style-name="T2">modo non </text:span><text:span text:style-name="T2">refrigerat </text:span><text:span text:style-name="T2">et enecat uti </text:span><text:span text:style-name="T2">nos, scd et</text:span></text:p>
      <text:p text:style-name="P6"><text:span text:style-name="T2">alit quoque et nimirum etiam calefacit. Quicquid </text:span><text:span text:style-name="T2">enim sub-<text:line-break/>stantiam alit calidam, calorem </text:span><text:span text:style-name="T2">ejus </text:span><text:span text:style-name="T2">quadantenus et auget ef.<text:line-break/>tuetur, atqui corporis sturnorum calida est substantia non<text:line-break/>modo qua animalia sunt, led etiam qua sanguine praedita,<text:line-break/>Sane subinde in aliis tractatibus demonstratum a nobis est<text:line-break/>familiaritates quasdam pugnantiasque qualitatum omnibus<text:line-break/>rebus inesse, ac quod familiare est expedite assirnilari, quod<text:line-break/>vero contrarium, ad internecionem ducere tum animantia<text:line-break/>tnm plantas. Praeterea familiaritates illas </text:span><text:span text:style-name="T27">a</text:span><text:span text:style-name="T2"> totius fubstan-<text:line-break/></text:span><text:span text:style-name="T27">tiae</text:span><text:span text:style-name="T2"> proprietate oriri, id quod saepenurnero </text:span><text:span text:style-name="T27">a</text:span><text:span text:style-name="T2"> me et dictum<text:line-break/>est et.ostensum. At isti quum aegre id capere possint, se-<text:line-break/>gniter et falso de complurium medicamentorum viribus pro-.<text:line-break/>nunciant. Una enim duntaxat illorum examinandorum re-<text:line-break/>gula est, nempe ea quae ad hominem fit exploratio, id quod<text:line-break/>fecundum accidens ab eo quod est per sc setnper distin-<text:line-break/>guendo. Cui si quis animum intendat, is nec acetum nec<text:line-break/>rosaceum calidum unquam dixerit, quippe quum utrum-<text:line-break/>que nos primario et per </text:span><text:span text:style-name="T27">fe</text:span><text:span text:style-name="T2"> refrigeret, acetum quidem va- -</text:span></text:p>
      <text:p text:style-name="P6"><text:span text:style-name="T2">lide,- leniter autem rofaoeurn. Porro qnidnarn hoc fit levi-<text:line-break/>ter, ego exponam:. una enim cum eo tota medii tempera-<text:line-break/>menti medicamentorum omnium ratio conspicietur, cujus et<text:line-break/>rn praecedente libro mentionem fecimus, ubi de oleo dif-<text:line-break/>ferehatur.</text:span></text:p>
      <text:h text:style-name="Heading_20_2" text:outline-level="2">Cap. VlI.</text:h>
      <text:p text:style-name="P96"><text:span text:style-name="T2">Si quippiam est ex applicatis nobis seu<text:line-break/>corporibus seu medicamentis, quod actu fic calidum sit ut<text:line-break/></text:span><text:span text:style-name="T2">nos, </text:span><text:span text:style-name="T2">aut ex contactu similiter calidum evadat, id ex media<text:line-break/>est temperie, cum nobis nimirum collatum, siquidem sccun-<text:line-break/>dum fe queat per exuperantiam dici calidum, velut et nos<text:line-break/>quoque. At si quid nondum adeo calidum est ut nos, ne-<text:line-break/>que admodum tale redditur, id temperie humana frigidius<text:line-break/>est, quantumcunque in eo caliditas exuperet: etenim adruo-<text:line-break/>tum 'calorem, qui in nobis praeerat,- auferet detrahetque.<text:line-break/>Quippe fi datis duabus aquis calidis, quarum altera plus,<text:line-break/>altera minus caleat, misceas minus calentem magis calenti,<text:line-break/>hujqs certe caliditatem exoleeris; sic si in caliditatem ro-</text:span></text:p>
      <text:p text:style-name="P6"><text:span text:style-name="T2">facei, quae tepida est ut ad temperiem humanam, calidita-<text:line-break/>tum indideris humanam, prorsum ab hac quid detrahes et<text:line-break/>refrigerabis.</text:span></text:p>
      <text:h text:style-name="Heading_20_2" text:outline-level="2">Cap. VllI.</text:h>
      <text:p text:style-name="P96"><text:span text:style-name="T2">Non ergo mirari oportet si quicquam<text:line-break/>eorum quae proprie et per fe strut calida cum'calidiore<text:line-break/>commixtum frigidius' efficere ipsum queat. </text:span><text:span text:style-name="T2">Ea </text:span><text:span text:style-name="T2">est enim<text:line-break/>communis alterabilium corporum omnium natura, uti iu se-<text:line-break/></text:span><text:span text:style-name="T2">se et </text:span><text:span text:style-name="T2">agant et patiantur admota, quodque minus est calidum<text:line-break/></text:span><text:span text:style-name="T2">a </text:span><text:span text:style-name="T2">magis calido calidius evadit: quod vero magis calidum a<text:line-break/>minus calido contra efficitur. Nam id vel ex ipso tactu<text:line-break/>clarissime discas; etenim eadem subinde illi tum calida tum<text:line-break/>frigida esse videntur, calidiori quidem facto frigida, frigi-<text:line-break/>di ori vero calisia. Proposuit autem mihi dudum quispiam,<text:line-break/>quamobrem in balneis frigidum mejamus, foris vero cali-<text:line-break/></text:span><text:span text:style-name="T2">dum, </text:span><text:span text:style-name="T2">haud intelligeus in balneis urinam quidem perinde<text:line-break/></text:span><text:span text:style-name="T27">ac</text:span><text:span text:style-name="T2"> </text:span><text:span text:style-name="T2">foris tepidam esse, veruin nos non aeque extrinfeca cor-<text:line-break/>puris superficie et dum lavamur et ante affectos este. Nam</text:span></text:p>
      <text:p text:style-name="P6"><text:span text:style-name="T2">in balneo ipso calidior </text:span><text:span text:style-name="T27">ea</text:span><text:span text:style-name="T2"> nobis est quam urina, extra autem<text:line-break/>frigidior: quare et urina non abs re illi calida extra haI-<text:line-break/>neum apparet, in balneo autem frigida: quod enim minus<text:line-break/>quam ipsa calidum sentitur, velut refrigerans habet: quod<text:line-break/>autem magis calidum, tanquam calefaciens. Liceat vero tibi<text:line-break/>periculi saciundi causa, postquam ‘abunde lavando incalueris,<text:line-break/>pelvi aquae modice tepidae intro, fassu tuo allata, in eam<text:line-break/>ma'nnm aut 'pedem immittere: apparebit enim aqua non<text:line-break/>tepida, sed admodum frigida. At si . protinus baIneum in- •<text:line-break/>gressus aquam pelvis tetigeris, minus videbitur frigida: per-<text:line-break/>petuo enim quanto plus fueris praecalefactus, tanto apparer<text:line-break/>bit frigidior. Nec mirum videri debet, si putealium aqua-<text:line-break/>rum plaraeque, quae videlicet fontes' profundos admodum<text:line-break/>habeant; contactae hieme videantur tepidae. At si a balo<text:line-break/>neo manibus contingas calidis, multoque magis si etiamnum<text:line-break/>in lavacro consistens, haud profecto apparebis tepida. • Ita-<text:line-break/>qne tactum calidi frigidique dignoscendi normam ponentes,</text:span></text:p>
      <text:p text:style-name="P6"><text:span text:style-name="T2">ac </text:span><text:span text:style-name="T2">ejus dispositioni judicium omne </text:span><text:span text:style-name="T2">tribuentes, </text:span><text:span text:style-name="T2">merito </text:span><text:span text:style-name="T2">sane<text:line-break/>crebro fallimur,' ut qui quod haud ex </text:span><text:span text:style-name="T27">fe</text:span><text:span text:style-name="T2"> est frigidum, id<text:line-break/>frigidum esse dicamus, quod vero calidum ex fe non est, id<text:line-break/>esse calidum pronunciemus. Hinc fit ut dum lavamur, fri-. -<text:line-break/>gidam esse urinam credamus, contraque frigore rigentes,<text:line-break/>aquam e puteis haustam calidam existimemus. At si affe-<text:line-break/>ctionum, in quibus eramus, dum utramque contingeremus,<text:line-break/>obliviscamur, ae solius ejus qui in nobis factus est sensus<text:line-break/>meminerimus, periculum est ne forte aquam aliquando ab-<text:line-break/>sclnte dicamus calidam, urinam vero absolute frigidam. At-<text:line-break/>qui neutra absolute aut calida aut frigida est, sed ut ad nos:<text:line-break/>nec ut ad nos rursum absolute, verum hoc videlicet pacto<text:line-break/>affectos... Absolute autem utraque qualis ad nos est diri<text:line-break/>possit ,ad mediam eandemque optimam nostri temperiem<text:line-break/>collata: ut si ad.hominem absolute expendatur, omnino sane<text:line-break/>ad temperatum et.eucratum expendi oporteat. Sane et<text:line-break/>haec quoque peccata omnia a nominum distinctione pendent,<text:line-break/>quam .paulo minus omnes habent contemptui. Etenim quum.</text:span></text:p>
      <text:p text:style-name="P6"><text:span text:style-name="T2">calidum et frigidum - partim absolute dicatur, partim per.<text:line-break/>exuperantiam, partim ut adsymmetrum sui generis, compara-<text:line-break/>tum,' partim ut ad quidvis obvium collatum, jure optimo in<text:line-break/>homonymiis identidem fallimur, nescii quidem quonam ho-<text:line-break/>rnm modorum quid calidum judicemus ad alterum tamen<text:line-break/>transeuntes. ' Verum sexcenties jam . dictum est diceturque<text:line-break/>quod in quarto et ultimo eorum quae modo recensuimus<text:line-break/>significatorum; de , medicamentorum viribus considerare<text:line-break/>oporteat. '</text:span></text:p>
      <text:h text:style-name="Heading_20_2" text:outline-level="2">Cap. IX.</text:h>
      <text:p text:style-name="P96"><text:span text:style-name="T2">Non enim an absolute unumquodque ca-<text:line-break/>lidum sit, ut ignis, nam id omnino etiam foret impossibile </text:span><text:span text:style-name="T27">i<text:line-break/></text:span><text:span text:style-name="T2">aut an per exuperantiam, ut sanguis, considerare propoli-<text:line-break/>tum est n neque an ut ad symmetrum sui generis aut speciei<text:line-break/>dicatur calidum, ut leo in animantibus, et quod florentis ae-<text:line-break/>tatis est in quavis specie ad aetatem provectum: sed an ad<text:line-break/>hominem sit calidum, frigidum, bumidum, aut siccum me-<text:line-break/>dicamentorum unumquodque.inquirere statutum esu Neque<text:line-break/>rursum ad hunc tanquam id quod ad aliquid aliud compa=</text:span></text:p>
      <text:p text:style-name="P6"><text:span text:style-name="T2">ratur, sed si facultate, </text:span><text:span text:style-name="T27">hoc</text:span><text:span text:style-name="T2"> </text:span><text:span text:style-name="T2">est si </text:span><text:span text:style-name="T2">admotum </text:span><text:span text:style-name="T2">ipsi </text:span><text:span text:style-name="T2">eam </text:span><text:span text:style-name="T2">parteni<text:line-break/>quam tetigerit reddat </text:span><text:span text:style-name="T2">aut </text:span><text:span text:style-name="T2">calidiorem aut frigidiorem auf<text:line-break/>humidiorem aut sicciorem. Itaque in experientia et judi-'<text:line-break/>candi et dignoscendi eonsiflet ratio, licet reperiantur medi-<text:line-break/>eorum plerique, qui experientia posthabita, an rubra sit<text:line-break/>rosa an bene olens considerant, negligentes ubi caput ipsis<text:line-break/>exaestuat coronis ex rosa contextis capitique impositis aut<text:line-break/>succo </text:span><text:span text:style-name="T27">ejus</text:span><text:span text:style-name="T2"> aut oleo rosaceo, fio vel ipsa experientia id quod<text:line-break/>res est discere. Nam si calefiant, magis etiam calida fuerit i<text:line-break/>sin refrigerentur, frigida, quod perinde est atque resrige-<text:line-break/>randae lunnanae naturae facultate pollere; nam id perpetud<text:line-break/>memoria tenere oportet; quod tametsi sexcenties dicere non.<text:line-break/>gravatus sim, tamen inulti ne sic quidem id capiunt, atque<text:line-break/>ignoscendum sane illis est, ut quos fophistae prolixis suis<text:line-break/>nugis perverterunt.’ Et profecto experientiae quidem ratio<text:line-break/>tam facilis est quum </text:span><text:span text:style-name="T27">in</text:span><text:span text:style-name="T2"> rosarum tum in caeterorum medi-<text:line-break/>cementorum omnium facultate. Nam rosis aut coronari<text:line-break/>liceat, aut eis contritis hominis aestuantis os ventriculi illi-</text:span></text:p>
      <text:p text:style-name="P6"><text:span text:style-name="T2">nere, aut siccum earum expressum ebibere, aut oleo aquae-<text:line-break/>ve mixtis aliquam corporis partem confricare. /Sed quid<text:line-break/>haec multis, commemoro, quum nonnulli mixtum opobal-<text:line-break/>samo! rosarum succum sub canis ardoribus refrigerii causia<text:line-break/>corporibus inungant, usu'videlicet ipso docti, cum hoc fe-<text:line-break/>cerinf, abunde refrigerare? At Hercidotus medicus prae<text:line-break/>eximia videlicet, sapientia ne mixtum quidem aceto rosa-’<text:line-break/>ceum, quod proprie oxyrhodinon vocant, refrigerare nos<text:line-break/>concesserit. Postea memor illo se uti in principiis morbo-<text:line-break/>rum'phreniticorum, nec ignorans quantam sibi contradicen--.<text:line-break/>tiurn -turbam inde, cieret, quippe omnibus prope medicis<text:line-break/>confessum est, adeo ut vel Thessali sequaces, hominis ini-<text:line-break/>pudentissimi, negare non audeant repellendum refrigeran-<text:line-break/>dumque ilu principiis esse potius quam calefaciendum aut<text:line-break/>laxandum; non refrigerare ipsum inquit,-scd astringere- At-<text:line-break/>qui difficile sane illi nentiquam fuisset, si quando aestu nimio’'<text:line-break/>affligebatur, nam et homo erat eisdem obnoxius passionibus<text:line-break/>quibus et nos, caput oxyrhodino persuadere, sicqne expe-</text:span></text:p>
      <text:p text:style-name="P44"><text:span text:style-name="T2">rientia medicamenti affectum cognoscere. ' Imo </text:span><text:span text:style-name="T2">facilius, </text:span><text:span text:style-name="T2">pu-<text:line-break/>to, suerat refrigeratum eo uti, caput perfundendo auribusque<text:line-break/>instillando, ac naribus insundendo, totarnque adeo frontem<text:line-break/>perfricando, quemadmodum amaracino, irino, caeterisque<text:line-break/>ejus generis unguentis calidis uti assuevimus, quum non<text:line-break/>mediocriter quidem secundum eum calefaciat oxyrhodinon;'<text:line-break/>ex duobus calidissimis scilicet confectum medicamentis. Cae-<text:line-break/>terum si Herodctus eo uti ausus non est, aequum arbitror,<text:line-break/>ut qni, nunc vivunt; ejus lu scfe periculum faciant, ubi aut<text:line-break/>algent aut aestu laborant, velut nos saepe in nobismetipsis<text:line-break/>experti fumus, aliorum que complurium aestuantium eaput<text:line-break/>perfudimus. Praestat enim ipsos prius in scsc quae pro-<text:line-break/>ferunt expertos; ita denique ea nobis consulere ac litteris<text:line-break/>posteritati prodere.<text:tab/></text:span><text:span text:style-name="T27">d</text:span></text:p>
      <text:h text:style-name="Heading_20_2" text:outline-level="2">Cap. X.</text:h>
      <text:p text:style-name="P96"><text:span text:style-name="T2">Verum enim vero tametsi contradicere<text:line-break/>nemini statueram; tamen nescio quo pacto hue illorum me<text:line-break/>impudentia adegerit. Rursum itaque redeo ad id quod ab;<text:line-break/>initio proposueram, nempe experientis judicandas medica-</text:span></text:p>
      <text:p text:style-name="P6"><text:span text:style-name="T2">inentOrnm facultates, idque tum in iis, qui inculpata fani-<text:line-break/>tate fruuntur, illis utendo, tum in iis,’ qui quoad fieri licet;:<text:line-break/>qrlam maxime simplicibus tenentur morbis, aut calidis auri<text:line-break/>frigidis aut huinidis aut siccis. Ita enim si judicaveris,:<text:line-break/>olenm neque calidum neque frigidum, ut ad hominem tem—<text:line-break/>peratum, invenies,, rosaceum vero, aliquatenus jam eo fri-i<text:line-break/>gidius, nbn autem, vehementer [frigidum, verum, ut ego<text:line-break/>nominare consueri, , in primo recessu et ordine refrigeraii—<text:line-break/>tinni. Nam ut; aqua, verbi causa; alia ad, unguem tempe-<text:line-break/>rata est, alia aut calidior aut frigidior, non adeo tamen;,<text:line-break/>ut possis extreme frigidam aut calidam dicere</text:span><text:span text:style-name="T47">:</text:span><text:span text:style-name="T2">, ita in 'medi-<text:line-break/>camentis quoque oleum quidem ex inedia existit temperie,<text:line-break/>at rosarum succus ex frigidiore quidem; scd non ita multo,’<text:line-break/>verum caloris est, ut diximus, tepidi. Ejusdem cum illo<text:line-break/>ordinis est, quod ad calorem tepidum attinet, linospermod<text:line-break/>quod vocant: verum essentiae suae crassitie non parvo dis-<text:line-break/>crimine ab illius natura recedit; quum rosarum fuceus ex-,<text:line-break/>quisite tenuis fit essentiae, </text:span><text:span text:style-name="T2">cui </text:span><text:span text:style-name="T2">rei indicio est;quod celer-</text:span></text:p>
      <text:p text:style-name="P6"><text:span text:style-name="T2">rime arescat, nec quicquarn obtineat viscositatis, tum cae-<text:line-break/>tororum unguentorum odores exolvat. Neque enim alia<text:line-break/>re efficere id ridetur quam quod odoratus- meatus opplere<text:line-break/>praeoccupet: nam quum transire ac penetrare illa cnnctan-<text:line-break/>tur, ante ipse occupat atque illos implet. Est et chaniae-<text:line-break/>inelum tenuitate quidem'rosae persimile, calore vero adoiei-<text:line-break/>vires niagis accedens, homini tum familiares tum </text:span><text:span text:style-name="T27">tempe-<text:line-break/>ratas. Quapropter-lassitudini ut</text:span><text:span text:style-name="T2"> si- qui aliud cum primis-<text:line-break/>consert doloresque -'mitigat: praeterea tensa remittit et </text:span><text:span text:style-name="T27">la-<text:line-break/>xat:. quaeque, tnediocriter dura sunt</text:span><text:span text:style-name="T2"> emollit, quaeque con-<text:line-break/>stipata rarefacit., At haec febres quae citra visceris alicujus<text:line-break/>inflammationem infestant solvit-: </text:span><text:span text:style-name="T2">ac </text:span><text:span text:style-name="T2">praesertim quae ex husi<text:line-break/>moribus biliosis aut cutis densitate proveniunt. Qua de<text:line-break/>re et ab, Aegyptiorum sapientissimis fioli consecratum est, fe-<text:line-break/>briumque omnium putatur remedium. Verum hac quidem<text:line-break/>lu re a veritate aberranti Solas enim quas dixi febres sa-<text:line-break/>nare potest easque percoctas, licet sane pulchre etiam reli-</text:span></text:p>
      <text:p text:style-name="P6"><text:span text:style-name="T2">quas omnes adjuvet, quae melancholicae sunt, aut pituitosae,<text:line-break/>aut ex visceris inflammatione prognatae. Nam et </text:span><text:span text:style-name="T2">harum<text:line-break/></text:span><text:span text:style-name="T2">remedium cbamaemelum est, vel strennissimurn,</text:span><text:span text:style-name="T2">' </text:span><text:span text:style-name="T2">ubi 'conco-<text:line-break/>ctis adbibetur scilicet: quapropter et hypochondriis </text:span><text:span text:style-name="T2">“ut'si<text:line-break/>'quid </text:span><text:span text:style-name="T2">aliud gratum existiti Quin et tale quoque esse lini-sed<text:line-break/>, inen' vetus sermo praedicat. Nam </text:span><text:span text:style-name="T27">et’</text:span><text:span text:style-name="T2"> ipsum quoque re vera<text:line-break/>quae circa hypochondria sunt visceribus gratum est, </text:span><text:span text:style-name="T2">minus<text:line-break/></text:span><text:span text:style-name="T2">famen chamaemelo r quippe quum et minus calidum </text:span><text:span text:style-name="T2">sit, ut<text:line-break/></text:span><text:span text:style-name="T2">est dictum, et praeterea essentiae' crassae.</text:span><text:span text:style-name="T34">e </text:span><text:span text:style-name="T34">:</text:span><text:span text:style-name="T2">'Vermn fissa </text:span><text:span text:style-name="T2">illis<text:line-break/></text:span><text:span text:style-name="T2">nequaquam his </text:span><text:span text:style-name="T2">in </text:span><text:span text:style-name="T2">rebus propinqua est: tametsi quod ad ca-<text:line-break/>loris tepiditatem </text:span><text:span text:style-name="T2">et </text:span><text:span text:style-name="T2">essentiae tenuitatem attinet, perquam<text:line-break/></text:span><text:span text:style-name="T2">sane </text:span><text:span text:style-name="T2">et ipsa inflammationibus in hypochondriis consistenti-<text:line-break/>biis utilis esse possit, </text:span><text:span text:style-name="T2">nisi </text:span><text:span text:style-name="T2">astrictio, quae una quoque </text:span><text:span text:style-name="T2">illi inest;<text:line-break/>multifariam' </text:span><text:span text:style-name="T2">laederet: quae maxime iis obest, </text:span><text:span text:style-name="T2">in quibus<text:line-break/>cbamaemelum </text:span><text:span text:style-name="T2">'praecellit, nempe' </text:span><text:span text:style-name="T2">condensata </text:span><text:span text:style-name="T2">corpora </text:span><text:span text:style-name="T2">rare-<text:line-break/></text:span><text:span text:style-name="T27">faciens,</text:span><text:span text:style-name="T2"> </text:span><text:span text:style-name="T2">indurata molliens, tensa </text:span><text:span text:style-name="T2">relaxans : nam </text:span><text:span text:style-name="T2">iis </text:span><text:span text:style-name="T2">binnisius<text:line-break/>inimica astrictio esu' </text:span><text:span text:style-name="T2">Attamen </text:span><text:span text:style-name="T2">adlascensus augmentaque' iu-<text:line-break/></text:span><text:span text:style-name="T2">stammationum </text:span><text:span text:style-name="T2">; </text:span><text:span text:style-name="T2">de potissimum </text:span><text:span text:style-name="T2">eartiin -</text:span><text:span text:style-name="T2">quae </text:span><text:span text:style-name="T2">inexteridiiims’</text:span></text:p>
      <text:p text:style-name="P6"><text:span text:style-name="T2">membris, ectant,.. chamaemelo rofaoeum praefertur: quipp,e<text:line-break/>quum; hae, tepida caliditate cum leni astrictione indigeant.<text:line-break/>In principio enim quae refrigerant atque astringunt, per lu-<text:line-break/>crementa vero tepida , et mediocriter constringentia, at in<text:line-break/>vigoribus inflammationum quaecunque tum moderate cale-<text:line-break/>facere laxareque, per declinationes- autem quae tum cale-<text:line-break/>facere </text:span><text:span text:style-name="T27">tam</text:span><text:span text:style-name="T2"> valenter discutere valent magis competunt.. Ac<text:line-break/>de istis omnibus fusius in libris de medendi methodo tra-<text:line-break/>clabimus. Nunc ad propositum revertor.</text:span></text:p>
      <text:h text:style-name="Heading_20_2" text:outline-level="2">Cap. XI.</text:h>
      <text:p text:style-name="P96"><text:span text:style-name="T2">Etenim quae mediae iunt temperiei, et<text:line-break/>quae utramvis in partem leviter declinant medicamenta, in-<text:line-break/>terirn calefacere videbuntur, rurfumque refrigerare, lute-<text:line-break/>rim vero neque calefacere, neque refrigerare, fed ficuti cor-<text:line-break/>pora acceperunt, ita ea fervare. Nec id illis abs re accidit,<text:line-break/>si quidem aqua tepida et urina lu balneis quidem frigidae,,<text:line-break/>algentibus vero calidae,nobis apparent. Quum ergo ex,eo<text:line-break/>quod affecta corpora variis fuhinde modis disponantur; ip-<text:line-break/>fum quod afficit varie quoque agere contingat, liquet ex</text:span></text:p>
      <text:p text:style-name="P45"><text:span text:style-name="T2">hoc </text:span><text:span text:style-name="T2">non </text:span><text:span text:style-name="T2">rosam, non oleum; Simi chamaemelum, non-linife-».<text:line-break/>men, sed neque anethum neque farinam, aut foeni graeci,<text:line-break/>aut triticeam, neque alia </text:span><text:span text:style-name="T2">sexcenta, </text:span><text:span text:style-name="T2">quae partim ad amussim<text:line-break/>mediam temperiem sortiuntur, partim paulum ab ea rece-<text:line-break/>dniit,- eandem ubique ' editura esse actionemquando • nec<text:line-break/>sani eandem omnes temperiem obtinemus, Uec eisdem mtr-<text:line-break/>bis affligimur aegroti.Jam-rosaceiim'melllam inter oIeiun<text:line-break/>et rosarum succum temperiem possidens, illo'enim mirius est<text:line-break/>calidum, hoc autem magis, refrigerat quidem exustos, idque<text:line-break/>caliditatis suae tepore, algentes vero paulum etiam calefacit;<text:line-break/>quod videlicet is 'quoqueastectus caloris sit tepidi', qitemad—<text:line-break/>modum balneae rigentes quidem calefaciunt, aestuantes vero'<text:line-break/>fiigefaciunt.<text:tab/></text:span><text:span text:style-name="T2">.</text:span></text:p>
      <text:h text:style-name="Heading_20_2" text:outline-level="2">Cap. XI<text:span text:style-name="T59">I</text:span>.</text:h>
      <text:p text:style-name="P96"><text:span text:style-name="T2">Quocirca 'si aut refrigerantibus medica- •<text:line-break/>mentis, aut calefacientibus rosaceum indideris, sicutiiec<text:line-break/>magnopere obfueris, ita nec admodum profueris, nam cali-<text:line-break/>ditas tepida mec est sufficiens'quae refrigerata sunt laedeie;</text:span></text:p>
      <text:p text:style-name="P11"><text:span text:style-name="T2">. nec eadem, curare potens. Etenim qnicquid curari debet.</text:span></text:p>
      <text:p text:style-name="P6"><text:span text:style-name="T2">tanquam quod ab immoderatione ad comjnoderati.onem re-<text:line-break/>ducitur, non id quod bene temperatum sit requirit, veruur<text:line-break/>id quod contrariam habeat intemperiem. Siquidem si<text:line-break/>aquam frigidam temperatam efficere studes,- temperatam, ei<text:line-break/>misceri non oportet, sic enim tepidum .evadet quod ex utris-<text:line-break/>que commixtum erit, fed fervens petenda est, eaque frigidae<text:line-break/>miscenda; liacteniisque moderata calidior esse debet ea qua<text:line-break/>frigidam temperare voles, quatenus videlicet et frigida ipsa<text:line-break/>fymmetram frigiditate exuperat. Nam sicut quae leviter tan-<text:line-break/>tum symmetra frigidior est, ab ea, quae multo est calidior,<text:line-break/>mediam non recipiet temperiem, sic nec quae longe frigi-<text:line-break/>dior ab ea quae paulo calidior. Verum si quod curationem<text:line-break/>postulat multo est frigidius, necesse </text:span><text:span text:style-name="T27">est</text:span><text:span text:style-name="T2"> quod ipfum curabit<text:line-break/>multo quoque-calidius existat; sin paulo frigidius, paulo<text:line-break/>etiam quod curabit calidius'erit. ljt autem uno yerbo ex-<text:line-break/>primarn tanto abesse a madio quod medebitur quanto ipsum<text:line-break/>cui medela adhibebitur oportet, nimirum quum in con-<text:line-break/>trarium utriusque vergat excessus... Nam quod eandem in</text:span></text:p>
      <text:p text:style-name="P6"><text:span text:style-name="T2">partem cum corpore curando, idque aequo temperamento<text:line-break/>recessit, </text:span><text:span text:style-name="T2">id </text:span><text:span text:style-name="T2">quidem idoneum non est, quod alterationem ul-<text:line-break/>lam invehat, quare affectum neque laedet neque juvabit,<text:line-break/>quod autem minus aut plus recessit, alterabit quidem omni-<text:line-break/>no affectum: scd quod plus distat,protinus etiam nocebit: at<text:line-break/>quod minus est juvabit quidem, non tamen persanabit.<text:line-break/>Ergo si affectio quidem frigida fit, at calor medicamenti te-<text:line-break/>pidus, omnino necesse est affectum juvet quidem, verum<text:line-break/>haudquaquam ad naturalem symmetriam. reducere poterit,<text:line-break/>quare nec perfanabit. Rursum 'si affectio quidem sit parva,<text:line-break/>nempe ut a symmetra naturae caliditate ad teprditatem de-<text:line-break/>clinet, sitque medicamen frigidum, omnino refrigerari affe-<text:line-break/>ctum laedique a frigore necesse erit. Eodem quoque modo<text:line-break/>si calidior sit moderata temperie affectus, a similibus ipsius<text:line-break/>medicamentis in eodem statu servabitur, laedetur autem a<text:line-break/>calidioribus </text:span><text:span text:style-name="T14">ι </text:span><text:span text:style-name="T2">porro juvabitur quidem ab iis quae fe funt<text:line-break/>minus calida, non tamen penitus persanabitur. Sane et<text:line-break/>hic quoque rurfum homonymis in totam extensa vitam cre-<text:line-break/>broque nos fallens occurrit. Etenim quod iynunetro tein-</text:span></text:p>
      <text:p text:style-name="P6"><text:span text:style-name="T2">peramento est praeditum, id subinde calidum appellamus,<text:line-break/>sicut balneum quod est ejusmodi </text:span><text:span text:style-name="T2">ac </text:span><text:span text:style-name="T2">poculum, tum id quod<text:line-break/>ab hoc </text:span><text:span text:style-name="T2">non </text:span><text:span text:style-name="T2">multum etiam deficit, ad haec quoque et quic-<text:line-break/></text:span><text:span text:style-name="T2">quid calidius </text:span><text:span text:style-name="T2">est. At si exquisita nominum </text:span><text:span text:style-name="T2">uteremur </text:span><text:span text:style-name="T2">ap-<text:line-break/></text:span><text:span text:style-name="T2">pellatione, </text:span><text:span text:style-name="T2">quod symmetrum est non calidum, sed tempera-<text:line-break/>tum nuncuparemus. Quod autem ab hujus excederet, mo-<text:line-break/></text:span><text:span text:style-name="T2">do, si ad calidius </text:span><text:span text:style-name="T2">quidem immoderatione </text:span><text:span text:style-name="T2">sua </text:span><text:span text:style-name="T2">accederet </text:span><text:span text:style-name="T2">tum<text:line-break/>plus tum </text:span><text:span text:style-name="T2">minus calidum, </text:span><text:span text:style-name="T2">sin </text:span><text:span text:style-name="T2">ad </text:span><text:span text:style-name="T2">frigidius, </text:span><text:span text:style-name="T2">plus </text:span><text:span text:style-name="T2">minusque<text:line-break/>frigidum. </text:span><text:span text:style-name="T2">Sic, opinor, in medicamentis,' si exquisite loquere-<text:line-break/>mur, quiddam vocaremus temperatum exquisite et medium;<text:line-break/></text:span><text:span text:style-name="T2">velut oleum </text:span><text:span text:style-name="T2">: si quid autem eo esset calidius, calidum, ut foe-<text:line-break/></text:span><text:span text:style-name="T2">num graecum, sin </text:span><text:span text:style-name="T2">frigidius, frigidum, ut rofam. Caeterum<text:line-break/></text:span><text:span text:style-name="T2">hujusmodi </text:span><text:span text:style-name="T2">nominum abusus causa extitit, quod non omnia<text:line-break/>corpora ob id genus medicamentis refrigerentur, quale est<text:line-break/>videlicet rosaceum. - Nam quum alia peraeque:ac illud fri-</text:span><text:span text:style-name="T34">1<text:line-break/></text:span><text:span text:style-name="T2">gida </text:span><text:span text:style-name="T2">sint, </text:span><text:span text:style-name="T2">alia etiam frjgidlora, illa quidem prorsum ne al-<text:line-break/>terat quidem, haec vero aliam calefacit, saneque absurdum<text:line-break/>nideri possit,, si quum quid ealesaoere fateamur, tamen frigi-</text:span></text:p>
      <text:p text:style-name="P6"><text:span text:style-name="T2">dum vocitemus, </text:span><text:span text:style-name="T2">ac </text:span><text:span text:style-name="T2">si quis </text:span><text:span text:style-name="T2">aquam putealem, </text:span><text:span text:style-name="T2">quae hieme rna-<text:line-break/>'nibns refrigeratis tepida videtur, frigidam appellitet. His<text:line-break/>ergo occasionibus perturbatus nominum usus rerum quo-<text:line-break/>que una perturbat notitiam. Similiter vero et de sicco et<text:line-break/>liumido confusis ipsorum nominibus rerum quoque notitia<text:line-break/>confusa est. Ac tametsi exile videatur nominum significata<text:line-break/>probe distinguere, attamen maximum habere momentum et .<text:line-break/>facultatem ad rerum cognitionem deprehenditur. Sed de<text:line-break/>humido et sicco paulo post dicetur, ubi videlicet omnem<text:line-break/>de calido et frigido sermonem perfecerimus. Nam non<text:line-break/>multum etiam de ejus distinctionibus reliquum esse ridetur,<text:line-break/>ubi videlicet jam semel apparuit nihil miri esse, ab eodem<text:line-break/>medicamento corpora diversa alia quidem calefieri, alia </text:span><text:span text:style-name="T27">ve-<text:line-break/>ro</text:span><text:span text:style-name="T2"> refrigerari, alia autem neutrum omnino perpeti. Etenim<text:line-break/>in eo, quod ad aliquid,- facillimum est ad particularia acce-<text:line-break/>dentem dicere; quod ejusmodi corpori admotum rosaceum,<text:line-break/>in qua ipsum temperie natum est, in ea </text:span><text:span text:style-name="T27">servare</text:span><text:span text:style-name="T2"> potest: ale<text:line-break/>teri vero illrusmedi applicatum calefacere; alii autem resci-</text:span></text:p>
      <text:p text:style-name="P6"><text:span text:style-name="T2">gerere. ,At‘in universum de facultate ejus pronuntiare, id<text:line-break/>vero difficile est, nisi nomina distinguas atque de iis conve-<text:line-break/>nias. Fuerit autem tum distinctio tum conventio talis,.<text:line-break/>Quandoquidem corpora humana tum ea quam ab ortu<text:line-break/>nacta sunt temperie, tum ea quam ex aetate postea acqui-<text:line-break/>runt, tum ea quae ex vitae consuetudine plurimum inter<text:line-break/>se differunt, ab eisdem ea medicamentis varie alterentur<text:line-break/>necesse esu Quippe si juvenem natura calidum, ex vitae<text:line-break/>instituto artificem exercentem, vetulae mulierculae eidern-<text:line-break/>que natura frigidae compares, non minus illum excellere<text:line-break/>comperies quam si valide calefacientium medicamentorum<text:line-break/>quippiam cum refrigerantibus componas.</text:span></text:p>
      <text:h text:style-name="Heading_20_2" text:outline-level="2">Cap. XIII.</text:h>
      <text:p text:style-name="P96"><text:span text:style-name="T2">Medium </text:span><text:span text:style-name="T27">ergo</text:span><text:span text:style-name="T2"> horum mini quempiam in-,<text:line-break/>telligas, qni et natura sit temperatus et moribus ac consue-<text:line-break/>tudine convenienti hanc tueatur eucrafiam. Dein tres hos-<text:line-break/>ce tanquam temperiei scopos animo commendes, ac circun-<text:line-break/>fpicias, quod in genere calidum est, aut frigidum, aut sic-<text:line-break/>cum, aut humidum, cujus ex ipsis temperiei respectu tale</text:span></text:p>
      <text:p text:style-name="P6"><text:span text:style-name="T2">-appellare sit melius , nonne ad temperatissimam, quae unica<text:line-break/>est pariterque reliquarum media, an </text:span><text:span text:style-name="T2">ad </text:span><text:span text:style-name="T2">immoderatas etin-<text:line-break/>.temperatas atque indefinitas ac .propemodum numero infi-<text:line-break/>nitas ? Sane mihi ne conferenda quidem distinctio videtur,<text:line-break/>neque ulla prope consideratione indigere,, fed homini vel<text:line-break/>paulum etiam ingenii habenti perspicuum esse, corpus omni-<text:line-break/>hus numeris absolutum et decorum simplexque et unum<text:line-break/>velut regulam quandam .et scopum proponendum, ac ad<text:line-break/>ipsum alia omnia dirigenda esse. Esto ergo nobis corpus<text:line-break/>hoc medicamentorum facultatis regula: quodque similem<text:line-break/>illius temperiei caliditatem accendit, vocetur temperatum,<text:line-break/>etiamsi vel maxime calefacere senem refrigeratum videatur,<text:line-break/>quod vero calefacit, autj refrigerat corpus ejusmodi, illud<text:line-break/>quidem calidum, hoc vero vocetur frigidum. Ego autem,<text:line-break/>quo haec .dilucidius tradantur, ipsorum excessuum ordo., ad<text:line-break/>frigidum quidem primus cujus esse dicas rosaceum, secun-<text:line-break/>dus cujus sit ipsa rusa, post hunc tertius et quartus, quoad</text:span></text:p>
      <text:p text:style-name="P6"><text:span text:style-name="T2">sermone ad </text:span><text:span text:style-name="T2">frigidissima pervenerimus, nempe cicutam suc-<text:line-break/>cum-papaveris, mandrugorain, hyofcyamnm. Rursum ad<text:line-break/>calidum; anethum quidem </text:span><text:span text:style-name="T2">et </text:span><text:span text:style-name="T2">foenum graecum primus, se-<text:line-break/>eundus vero deinceps, quicunque videatur secundus tertius-<text:line-break/>que et quartus, • donec ad exurentia perventum fit. ' Ad<text:line-break/>eundem modum in medicamentis humectantibus lac siccan-<text:line-break/>tibus rursus a symrnetro exorsi ordines deinceps ad summa<text:line-break/>usque constituamus, nam hujus notitiae ad medendi metlio- </text:span><text:span text:style-name="T2">'<text:line-break/></text:span><text:span text:style-name="T2">sium non parvus est usus: imo nisi quis hoc pacto definiat,<text:line-break/>officiet magis legentibus quam proderit. -Siquidem medici,<text:line-break/>qui nunc quidem simplicium medicamentorum vires expo-<text:line-break/>nunt, praeter alia multa quae delinquunt hoc maxime no-<text:line-break/>xium est. cernere, nempe quod in calidis verbi gratia ane-<text:line-break/>thurn et foenum graecum et mify et - calcem’indifferenter<text:line-break/>numerent, in-frigidis rosaceum, mandragoram et cicutam :<text:line-break/>tanquam scilicet propinquum sit aut calci foenum graecum<text:line-break/>aufcicutae rosaceum, ac non multis eorum quae in medio<text:line-break/>fuutmedicamentorum ordinibus disjuncta. Veram nos pro-</text:span></text:p>
      <text:p text:style-name="P7"><text:span text:style-name="T2">viribus rem tam immensam tainque operosam in ordinem<text:line-break/>redigere lentemus-.et exponamns quae viribus propinqua<text:line-break/>suut, quaeque longe dissita. Atqne id quidem efficiamus,'<text:line-break/>non,probabiles sermones; fed certam ac definitam experien s<text:line-break/>tiam pro judice lumentes, velut et id quoque superius sae-<text:line-break/>penumero admonuimus. Enimvero ejusmodi judicium ut<text:line-break/>tutissimum quidem erit, ita prolixum quoque ac plenum la-<text:line-break/>boris, dum propositi finem conscquamur: eos tamen, qni<text:line-break/>haec relegere volent, hoc unicum </text:span><text:span text:style-name="T2">ac </text:span><text:span text:style-name="T2">solum essormare atque<text:line-break/>artificiosos reddere poterit ac velut oculum, qno verita—<text:line-break/>tem agnoscant, praebere, - Ergo quae adhuc reliqua sunt,<text:line-break/>ad totam velut elementarem constitutionem, postquam ea,<text:line-break/>hoc libro confecerimus, lu quarto de saporum viribus disse-t'<text:line-break/>rernus: quandoquidem et hoc quoque ita visum amicis esu<text:line-break/>In quinto autem de omnibus in genere simplicium medica-<text:line-break/>mentorum sccundis quidem ac compositis facultatibus. Ale<text:line-break/>que ita ad particularia in iis quae dehinc sequentur libris<text:line-break/>transibimus.<text:tab/></text:span><text:span text:style-name="T2">.,</text:span></text:p>
      <text:h text:style-name="P4" text:outline-level="2">Cap. XlV.</text:h>
      <text:p text:style-name="P96"><text:span text:style-name="T2">Reliquum aulem est id, cujus subinde<text:line-break/>jam ante necessario mentionem quidem fecimus, verum ab-<text:line-break/>solute 'nondum exposuimus. Est autem istud, nempe omnia<text:line-break/>propemodnm medicamenta, licet seniu simplicia appareant,<text:line-break/>natura tamen esse composita: quin et subinde quoque ad ver-.<text:line-break/>sissimas in iese continere facultates, nempe excernendi' et<text:line-break/>sistendi, incrassandi et extenuandi, rarefaciendi et conden-<text:line-break/>landi, illinendi atque abstergendi, contrahendi et laxandi,’<text:line-break/>caeterasque oppositiones universas, ut in sequenti hunc li-*<text:line-break/>liro patebit. At mirum hoc videri minime debet in id gei.<text:line-break/>nus facultatibus, qnum uni et eidem medicamento vim ca-<text:line-break/>Iefacientli et refrigerandi inesse appareat,"’ aut exiccandi et<text:line-break/>humectandi, auttennium partium et crassarum: quippe nisi<text:line-break/>primae efficacissimaeqne virtutes hoc pacto conplicarentur,'<text:line-break/>siaud sane quae ex illis sequuntur similiter conplicatae 'so-<text:line-break/>fent. Quin si nos ipfirbu succum verbi gratia'melli conni<text:line-break/></text:span><text:span text:style-name="T27">misceamus,</text:span><text:span text:style-name="T2"> quod ex ambobus mixtis consectum est, uon mo-<text:line-break/>do astringendi, sed etiam abstergendi possidere facultatenr</text:span></text:p>
      <text:p text:style-name="P6"><text:span text:style-name="T2">concedemus i nec cohibendi solum ventris, scd et evacnandi. •<text:line-break/>At in </text:span><text:span text:style-name="T2">lacte </text:span><text:span text:style-name="T2">duas 'contineri fucultates, nempe proritandi ac<text:line-break/>ventrem sistendi, ' haud itidem concedimus, tametsi id perfa-<text:line-break/>cile in'serum ac caseum segregetur, confessumque fit omni-<text:line-break/>bus illud" quidem ventrem subducere, hunc vero eundem<text:line-break/>cohibere. </text:span><text:span text:style-name="T2">-</text:span><text:span text:style-name="T34">3</text:span><text:span text:style-name="T2">'</text:span></text:p>
      <text:h text:style-name="Heading_20_2" text:outline-level="2">Cap. XV.</text:h>
      <text:p text:style-name="P96"><text:span text:style-name="T2">Neque id quidem etiam iu brassica facile<text:line-break/>concedimus. ’ Nam si succum ejus expressum aut solum aut<text:line-break/>cum rnelle hauserimus, purgare ipsum cernimus: attamen<text:line-break/>quoniam quod reliquum est edere nequeamus, astrictorium<text:line-break/>este dissidimus. Sed-si totam ipsam concoquas primamque<text:line-break/>ejus aquam, in quam succum deposuit, effundas, iterumque<text:line-break/>eam alteri aquae purae injicias rurfumque concoctam essun-<text:line-break/>das, succum quidem purgare ostendes, brassicam vero ipsam<text:line-break/>ventrem estringere, multoque magis fi non-bis duntaxat, scd<text:line-break/>ter aut quater aquam effuderis, nam quanto exquisitius in<text:line-break/>aquam succum suum deposuerit, tanto et illi quidem majo-<text:line-break/>rem purgandi vim adjiciet et reliquam’ suam substantiam,</text:span></text:p>
      <text:p text:style-name="P11"><text:span text:style-name="T2">a</text:span></text:p>
      <text:p text:style-name="P6"><text:span text:style-name="T2">quae velut oleris ipsius caro est, restringentem efficiet; Ea--'<text:line-break/>dem est ratio'in beta, atque adeo in omnibus ferme quibus<text:line-break/>sapor aut acris aut nitrosus aut salsus inest. Quippe, et<text:line-break/>lenticula ipfa, tametsi satis magnam astringendi potentiam<text:line-break/>gustu referat, tamen ejusmodi quid fiortita est: nam et hu-<text:line-break/>jus decoctum ventris solvendi vim obtinet Verum liie.<text:line-break/>succus, etiam fi degustes; perspicuam misturam repraesen-<text:line-break/>tat, tanquam si nitroso austerum quid commisceas. Sedet<text:line-break/>conchularum maris caeterorumque fere ostreorum succus<text:line-break/>plane tum salfus est, tum ventrem solvendi virn obtinet,<text:line-break/>quamvis eorum caro ventrem reprimat. Verum quod dico<text:line-break/>deprehendes fi ea quoque quomodo brassicam eensuirnus,<text:line-break/>praeparare non graveris. Nam et gallorum veterum jus<text:line-break/>ventrem ducit, tametsi </text:span><text:span text:style-name="T2">caro </text:span><text:span text:style-name="T2">eundem sistere potest. In aeris<text:line-break/>autem squama sieut duplex qualitas, ita gemina quoque fa</text:span><text:span text:style-name="T34">J<text:line-break/></text:span><text:span text:style-name="T2">cultas inest, nam et astringit et mordicat: quare astrictione<text:line-break/>quidem siccatas ulceratarum carnium cicatrice obducit, mor-<text:line-break/>dicatione vero praehumidas eolliquatr Quod si intro in cor-</text:span></text:p>
      <text:p text:style-name="P6"><text:span text:style-name="T2">pus </text:span><text:span text:style-name="T2">sumatur, purgat quidem ventrem, </text:span><text:span text:style-name="T2">verum non cohibet i '<text:line-break/>vincitur enim ea astringendi facultas ab acri purgatoriaque<text:line-break/>potentia, tanquam si. rbu succum scammonio commisceas;<text:line-break/>nam quod ex ambobus mixtum erit, solvet ventrem,, haud<text:line-break/>sistet, licet gustu austeritas exuperet. Sic autem non. pauca<text:line-break/>purgantium medicamentorum cnm came mali cydonii exhi-<text:line-break/>bita gustu quidem fallunt, at affectu solo</text:span><text:span text:style-name="T34">1</text:span><text:span text:style-name="T2"> quid valent com-<text:line-break/>monstrant. Dantur vero quaedam cum palmulae carne, alia<text:line-break/>autem cum myrtis, alia cum mastice Chia aut alio quopiam<text:line-break/>eorum, quae tum grata sunt stomacho tum astringunt, quo<text:line-break/>scilicet gustum fallant simulque stomachum minus evertant.</text:span></text:p>
      <text:p text:style-name="P11"><text:span text:style-name="T2">' Verum tametsi ea quae gustu percipitur qualitate purgantia<text:line-break/>ab astringentibus vincantur, alia tamen facultate ipsa vin-<text:line-break/>cunt: persaepe enim lingua a materiae victa </text:span><text:span text:style-name="T27">est copia, cae-<text:line-break/>terum actio pro</text:span><text:span text:style-name="T2"> facultatis viribus ac robore perficitur. Ita-<text:line-break/>que cum substantia exigua quidem, fed validis praedita viri-<text:line-break/>feus, mixta aIteri substantiae plurimae eidemque imbecillae<text:line-break/>in corpus intro pervenit, gustum quidem fallit, attamen ef-</text:span></text:p>
      <text:p text:style-name="P6"><text:span text:style-name="T2">fectum, quam illa efficaciorem exihibet. Sane permultos<text:line-break/>hujus rei admiratio detinet, remque rationis expertem ah-<text:line-break/>furdamque existimant, </text:span><text:span text:style-name="T2">si </text:span><text:span text:style-name="T2">corpus quodpiam astringens pur-<text:line-break/>gare queat, velut aloe et aeris squama atque aes ustum:<text:line-break/>nam contrarium potius oportebat, nempe ventrem reprimere,<text:line-break/>haudquaquam ciere- Caeterum quod malum verbi causa<text:line-break/>cui.inditum est scammonium astringens purget, nemo mira-<text:line-break/>tur, tametsi hinc orsis facilius erat et in aloe mixtam inesse<text:line-break/>facultatem colligere. Ac si' quod ex ea purgat ab eo quod<text:line-break/>non purgat segregari posset, sicuti iu lacte facimus et bras-<text:line-break/>sica aliisque permultis, non etiam admiratione- afficeret: </text:span><text:span text:style-name="T2">--<text:line-break/></text:span><text:span text:style-name="T2">quamquam id sane quodammodo praestari queat. Nam si<text:line-break/>aloe accurate lavetur, aut debiliter aut plane nihil ven-<text:line-break/>trem firbducit. Idem </text:span><text:span text:style-name="T27">nfu</text:span><text:span text:style-name="T2"> venit aeris squamae aerique usto,<text:line-break/>quippe quae nos diligenter elota obscuram modo purgandi<text:line-break/>vitn retinuisse sumus experti. Quin imo ipsius quoque qua-<text:line-break/>litatis medicamentis sapor primo statim gustu facultatis mix- </text:span><text:span text:style-name="T2">'</text:span></text:p>
      <text:p text:style-name="P6"><text:span text:style-name="T2">tionem demonstrat. Nam si unica semper qualitas unicui-<text:line-break/></text:span><text:span text:style-name="T2">que </text:span><text:span text:style-name="T2">gustu astringentium medicamentorum inesset, haud sane’<text:line-break/>inter ipsa alia esui apta alia medicamentosa forent, sed tan-<text:line-break/>tum'in eo quod magis vel minus astringant differrent. </text:span><text:span text:style-name="T2">At<text:line-break/></text:span><text:span text:style-name="T2">non ita se res habet. Nam haec quidem astrictio mitis ac<text:line-break/>suavis apparet, alia ingrata </text:span><text:span text:style-name="T2">et </text:span><text:span text:style-name="T2">medicamentosa, velut pyri<text:line-break/>quidem mali et mali punici suavis, squamae vero aeris </text:span><text:span text:style-name="T27">et<text:line-break/></text:span><text:span text:style-name="T2">aloes ingrata atque medicamentosa, tametsi malo cydonid<text:line-break/>aeris squama minus astringat. Quamobrern nec estrictionis<text:line-break/>vehementia </text:span><text:span text:style-name="T2">eam </text:span><text:span text:style-name="T2">qualitatis absurditatem invehit; </text:span><text:span text:style-name="T2">quando<text:line-break/>inurnera prope </text:span><text:span text:style-name="T2">alia eorum quae edendo sunt, aloe, aeris<text:line-break/></text:span><text:span text:style-name="T2">squama et </text:span><text:span text:style-name="T2">ipso etiam aere usto, plus astringant; Atque </text:span><text:span text:style-name="T2">in<text:line-break/>hisce </text:span><text:span text:style-name="T2">utique substantiae mistura clare perspicitur; . At </text:span><text:span text:style-name="T2">iu<text:line-break/>aliis </text:span><text:span text:style-name="T2">etiam si non appareat, tamen eam ratione colligere<text:line-break/></text:span><text:span text:style-name="T2">oportet, </text:span><text:span text:style-name="T2">ac non putare aliud in_ aloe estrictionern moliri;<text:line-break/></text:span><text:span text:style-name="T2">aliud in </text:span><text:span text:style-name="T2">malo: unum enim in omnibus efficere pro sua<text:line-break/></text:span><text:span text:style-name="T2">netura </text:span><text:span text:style-name="T2">non adstrictionem modo, scd et aliarum qualitatum<text:line-break/></text:span><text:span text:style-name="T2">unamquamque, rationi consentaneum esu </text:span><text:span text:style-name="T2">Caeteruin </text:span><text:span text:style-name="T2">quia’</text:span></text:p>
      <text:p text:style-name="P6"><text:span text:style-name="T2">nullum, </text:span><text:span text:style-name="T2">omnino ab aliis </text:span><text:span text:style-name="T2">qualitatibus sincerum repefitur, </text:span><text:span text:style-name="T27">id-<text:line-break/>circo diversi</text:span><text:span text:style-name="T2"> efiectus </text:span><text:span text:style-name="T2">ab </text:span><text:span text:style-name="T2">aliis atque aliis astringentium edi<text:line-break/>conspiciuntur. </text:span><text:span text:style-name="T2">Nam alius est </text:span><text:span text:style-name="T2">eflectus mespili, alius aeris,<text:line-break/>alius </text:span><text:span text:style-name="T2">aloes, </text:span><text:span text:style-name="T2">alius mororum exempli gratia aut gallae aut<text:line-break/>corticis </text:span><text:span text:style-name="T2">mali </text:span><text:span text:style-name="T2">granati aut aluminis aut rhu, praestitissetque<text:line-break/></text:span><text:span text:style-name="T2">forsitan, qui de </text:span><text:span text:style-name="T2">astringentium medicamentorum viribus pro-<text:line-break/>nunciare iunt aufi, in genere de ipsa potius, astrictione,<text:line-break/>haudquaquam de astringentibus dixisse. Nam quod astrin-<text:line-break/>git non astringit modo, </text:span><text:span text:style-name="T2">sed et </text:span><text:span text:style-name="T2">praeter astrictionem acre est<text:line-break/>aut pingue aut </text:span><text:span text:style-name="T2">dulce </text:span><text:span text:style-name="T2">aut amarum aut salsum aut acidum:<text:line-break/>at astrictio unum id solum perpetuo est quod est, uti et sal-<text:line-break/>sitas et dulcor et aliarum qualitatum una quaelibet. Quod<text:line-break/>fi, ut </text:span><text:span text:style-name="T2">astrictio </text:span><text:span text:style-name="T2">una, ita astringens unum esset, sane unum<text:line-break/>quoque perenniter ejus esset opus. Verum quum praeter<text:line-break/>astrictionem, insuper alias qualitates recipiat non paucas,<text:line-break/>femper </text:span><text:span text:style-name="T2">quidem omnibus illis </text:span><text:span text:style-name="T2">aget, sed evidentibus alias per<text:line-break/>aliam nempe vincentem, </text:span><text:span text:style-name="T2">idque </text:span><text:span text:style-name="T2">ut ad corporis scilicet cui<text:line-break/>admotum est affectionem</text:span><text:span text:style-name="T2">; </text:span><text:span text:style-name="T2">quippe quum et lac et lens et</text:span></text:p>
      <text:p text:style-name="P6"><text:span text:style-name="T2">brassica, horum interim ciere alvum illorum vero sistere<text:line-break/></text:span><text:span text:style-name="T2">cernantur. </text:span><text:span text:style-name="T2">Et causam quidem quarnobrern non perpetue<text:line-break/></text:span><text:span text:style-name="T2">evidenter </text:span><text:span text:style-name="T2">agat in corpore’ unoquoque unica duntaxat quali-<text:line-break/></text:span><text:span text:style-name="T2">tas visque </text:span><text:span text:style-name="T2">medicamenti, eam quidem jam mox in sequenti.<text:line-break/></text:span><text:span text:style-name="T2">sermone </text:span><text:span text:style-name="T2">edisseram. In praesentia </text:span><text:span text:style-name="T27">vero</text:span><text:span text:style-name="T2"> id quod res habet '<text:line-break/>commemorare solummodo propufui, ne quis plerisque- me- .<text:line-break/>dicarnentis contrarias tum qualitates tum facultates inesse<text:line-break/></text:span><text:span text:style-name="T2">diffidat. </text:span><text:span text:style-name="T2">Sed et id quoque multam considerationem </text:span><text:span text:style-name="T2">et </text:span><text:span text:style-name="T2">di-<text:line-break/></text:span><text:span text:style-name="T2">stiuctioiies </text:span><text:span text:style-name="T2">non. paucas requirit, tametsi omnibus perfacile,<text:line-break/></text:span><text:span text:style-name="T2">videatur </text:span><text:span text:style-name="T2">contrarias </text:span><text:span text:style-name="T2">invicem et qualitates </text:span><text:span text:style-name="T2">et </text:span><text:span text:style-name="T2">facultates in-<text:line-break/></text:span><text:span text:style-name="T2">venire. Ergo citra </text:span><text:span text:style-name="T2">controversiam omnes propemodum astrin-<text:line-break/></text:span><text:span text:style-name="T2">gens contrarium </text:span><text:span text:style-name="T2">ei quod purgat esse statuunt. Verum<text:line-break/></text:span><text:span text:style-name="T2">neque illud huic -contrarium </text:span><text:span text:style-name="T2">est, quod nos procedente ser-<text:line-break/></text:span><text:span text:style-name="T2">mone </text:span><text:span text:style-name="T2">declarabimus.. </text:span><text:span text:style-name="T2">At in praesentia ex superabundanti<text:line-break/></text:span><text:span text:style-name="T2">illud </text:span><text:span text:style-name="T2">quoque monstravimus, </text:span><text:span text:style-name="T2">etiam si ea quis esse contraria<text:line-break/></text:span><text:span text:style-name="T2">ponat ,£</text:span><text:span text:style-name="T2">nihil inde sequi </text:span><text:span text:style-name="T2">absurdum, cum- fieri possit ut in<text:line-break/></text:span><text:span text:style-name="T2">unam </text:span><text:span text:style-name="T2">substantiam conveniant, </text:span><text:span text:style-name="T2">vel maxime contrariae tum<text:line-break/></text:span><text:span text:style-name="T2">qualitates </text:span><text:span text:style-name="T2">tum </text:span><text:span text:style-name="T2">facultates, </text:span><text:span text:style-name="T2">quippe cum supra ostenderimus lu.</text:span></text:p>
      <text:p text:style-name="P6"><text:span text:style-name="T2">succis aliud esse quod gravissimum est, aliud quod levissi-<text:line-break/>mnm, aliud tertium toti succo permixtum. Nec miri quic-<text:line-break/>quam est, si et in rosae succo aliud quideni est gravissimum,<text:line-break/>amurcse et faeci proportionale, aliud levissimum et ipfiun<text:line-break/>proportione refpondens floribus in quoque succo supernatan-<text:line-break/>tibus: aliud tertium, qtiale est quod in musto fervet, ad<text:line-break/>haec quartum ipsum videlicet purissimum ac sincerissimum,<text:line-break/>cnjus haec tria excrementa existunt. Evenit autem alios<text:line-break/>quidem succos et acescere et corruptos putrescere, sola<text:line-break/>vero oleuin, mel et vinum in longum temporis spatium per-<text:line-break/>durant. Itaque neque per ebullitionem, neque per fecre-<text:line-break/>tionem, in aliis succis has excrementorum differentias inve-<text:line-break/>nire perspicuo licet, verum protinus ab initio coctione<text:line-break/>quadam illis est opus, aut saltem alicujus perdurantis succi<text:line-break/>mixtura:- nam sio rosae succum melli miscentes aut oleo<text:line-break/>incoquentes, aut totas ei immergentes reponimus. Caete-<text:line-break/>rnin quod et in his 'quoque probabile sit, quatuor illa inesse</text:span></text:p>
      <text:p text:style-name="P6"><text:span text:style-name="T2">genera, </text:span><text:span text:style-name="T2">proprium ipsius succi videlicet et tria excrementa<text:line-break/>intellectu clarum est, ac potissimum’' quia qualitas earutir<text:line-break/>non simplex est, imo astrictionem quoque quandam obtinere;</text:span></text:p>
      <text:p text:style-name="P11"><text:span text:style-name="T2">.ssirofam dentibus mandere voles, videtur.- Habet autem et<text:line-break/>dulcedinem et amaritudinem; quasique mordicationem quan-'<text:line-break/>darn levem. Verum satis erat, etiamsi-horum’ nihil gustauv<text:line-break/>tibus deprehendi posset, tamen ex eo quod non extremet<text:line-break/>astringat, aliorum quoque saporum mixturam intelligere.<text:line-break/>Etenim si solus sit austerus, summus itidem fuerit: at sinorr<text:line-break/>summus, sequitur quod neque etiam' solus. Quam enim<text:line-break/>proposui adstrictionis generationem eain si stolam citra alias'<text:line-break/>inesse cogites, summa haec sit necesse estj quomodo si stola'<text:line-break/>curpori cuipiam caliditas summe inesset, id ignis utique </text:span><text:span text:style-name="T27">fo-<text:line-break/>retft</text:span><text:span text:style-name="T2"> nam contrariorum mixturae summitates ipsas frangunt.</text:span></text:p>
      <text:h text:style-name="Heading_20_2" text:outline-level="2">Cap. XVI.</text:h>
      <text:p text:style-name="P96"><text:span text:style-name="T2">Atque in similaribus quidem corporibus<text:line-break/>calor, frigiditas, siccitas, hnrniditas, particulares differentias<text:line-break/>efficiunt: in dissimilaribus vero acrimoniae, ariditates, au-<text:line-break/>steritates, acerbitates; dulcedines, amaritates, salsitates, aqrio-</text:span></text:p>
      <text:p text:style-name="P6"><text:span text:style-name="T2">sitates et unctnositates. Itaque unaquaeque similarium in<text:line-break/>ipsis partium non multas, scd unamqualitatem obtinet: quod<text:line-break/>vero totum est dissijnilare, complures. .Nam si mille exempli<text:line-break/>gratia hoc in cyatho hujus fucci corpora contineantur si-<text:line-break/>milaria, fieri potest ut centum adstringant, sexaginta mordi-<text:line-break/>cent, sexcenta sint dulcia, ducenta </text:span><text:span text:style-name="T27">amara,</text:span><text:span text:style-name="T2"> quadraginta salsa,<text:line-break/>sicque mutua mixtione omnia temperata, ut partem nullam<text:line-break/>accipere sit quantumvis parvam, quae non sit omnium par-<text:line-break/>ticeps, ut in linguae contactu omnes quidem agant,, diversa<text:line-break/>tamen unaquaeque ejus, parte, nempe cui ipsam appropin-<text:line-break/>quare contigerit; ipsa vero, affectio ex </text:span><text:span text:style-name="T27">eo</text:span><text:span text:style-name="T2"> quod primo affe-<text:line-break/>ctum est, in- totam eam diffundatur; veluti si in frigore in-<text:line-break/>genti digitum in aquam gelidam repente immittas, tota in-<text:line-break/>terim manu horrebis, faepenumero vero et corpore toto.<text:line-break/>Nam velox est ex eo quod primo affectum </text:span><text:span text:style-name="T2">est </text:span><text:span text:style-name="T2">in corporibus<text:line-break/></text:span><text:span text:style-name="T2">sensilibus, </text:span><text:span text:style-name="T2">in totum animal diffusio, </text:span><text:span text:style-name="T2">ut </text:span><text:span text:style-name="T2">videlicet cum cale-<text:line-break/>facto una concalescat, refrigerato </text:span><text:span text:style-name="T2">simul </text:span><text:span text:style-name="T2">refrigescat, siccato</text:span></text:p>
      <text:p text:style-name="P6"><text:span text:style-name="T2">pariter siccescat, </text:span><text:span text:style-name="T2">humectato cohurnescat, </text:span><text:span text:style-name="T2">atque </text:span><text:span text:style-name="T2">adeo </text:span><text:span text:style-name="T2">fre-<text:line-break/>quenter etiam </text:span><text:span text:style-name="T27">contraria</text:span><text:span text:style-name="T2"> uno tempore perpetiatur. Quo.<text:line-break/>autem id facilius quod dicitur intelligas, alteri etiam exem-<text:line-break/>plo adhibere animum praestiterit. Vidisti opinor quando-<text:line-break/></text:span><text:span text:style-name="T2">que </text:span><text:span text:style-name="T2">conjecto in aquam quietam lapide ex hoc quidem mo-<text:line-break/>veri aquam incipientem, in orbem autem motum extenden-<text:line-break/>tem, tanquam centrum fit id quod percussit. Quum ergo<text:line-break/>uno tempore in diversas placidae tranqulllaeque aquae par-<text:line-break/>tes duo lapides conjecti duos effecerint circulos, qui per scsc<text:line-break/>invicem serantur, contrarios conspicies in quavis aquae par-<text:line-break/>ticula motus. Quae res viris etiam naturae studiosis dnbi-<text:line-break/>tationem non parvam attulit, num aliae partes ab utroque,<text:line-break/>motuum, an eaedem ab utroque moverentur: nam.quod<text:line-break/>circulos circulum non sistat, nec ultra prosurnque ferri pro-,<text:line-break/></text:span><text:span text:style-name="T2">hibeat, </text:span><text:span text:style-name="T2">id manifestissime cernitur. </text:span><text:span text:style-name="T2">Id </text:span><text:span text:style-name="T2">ipsum item fieri mi-<text:line-break/>hi iutellige, quum eodem tempore </text:span><text:span text:style-name="T2">pedes quidem in </text:span><text:span text:style-name="T2">calidam,<text:line-break/>manus vero in frigidam indideris</text:span><text:span text:style-name="T2">; in tutum enim </text:span><text:span text:style-name="T2">corpus<text:line-break/>utriusque astectionis motus pervadit, subcontrariique rnvj.</text:span></text:p>
      <text:p text:style-name="P6"><text:span text:style-name="T2">cem occurrunt, referatque forsan nihil, etiam si contraria<text:line-break/>non incedant semita, sed unus ab uno, alter ab altero pede<text:line-break/>proficiscatur. Tunc enim nec nihil pati corpus nec ab al-<text:line-break/>tero duntaxat dicere queas, nam et manifesto patitur et ab<text:line-break/>ambobus patitur, incalescens ac frigescens. Quod utique'<text:line-break/></text:span><text:span text:style-name="T2">et </text:span><text:span text:style-name="T2">lu febribus lypeiriis </text:span><text:span text:style-name="T2">et </text:span><text:span text:style-name="T2">epialis evenire autumo, nisi quod'<text:line-break/>in istis non extrinsecus, sed ex ipso corpore caliditatis sii-<text:line-break/>giditatisque affectus exoritur. Quod siquis dicta assequi'<text:line-break/>nequeat, certe ex eo quod jam dicetur facillime periculum<text:line-break/>facere possit:. etenim non longe ab iis quae inquirimus<text:line-break/>abest, fed ex linguae affectuum numero existit. Nam si pa-<text:line-break/>rem absinthii: portionem melli exquisite commixtam linguae<text:line-break/>imponas dulcamarum, quemadmodum poetae amorem co-<text:line-break/>gnominant, quod ex ambobus mixtum fuerit videbitur:<text:line-break/>nimirum quum haud alio tempore mellis faporein lingua<text:line-break/>suntiat, alio vero absinthii, neque </text:span><text:span text:style-name="T2">alterum </text:span><text:span text:style-name="T2">solum, verum </text:span><text:span text:style-name="T2">per-<text:line-break/></text:span><text:span text:style-name="T2">petuo ex utrisque insolentem quandarn </text:span><text:span text:style-name="T2">mixtionem permix-</text:span></text:p>
      <text:p text:style-name="P6"><text:span text:style-name="T2">tam.- </text:span><text:span text:style-name="T2">Tale quid evenit quum in unum succum coierint<text:line-break/>austera et. nitrosa facultas, sive id natura miscuerit sive a<text:line-break/></text:span><text:span text:style-name="T2">medico </text:span><text:span text:style-name="T2">fuerit compositum. Nani eodem tempore lingua<text:line-break/>utriusque succi qualitatem percipit: ac si percipit, nimirum<text:line-break/></text:span><text:span text:style-name="T2">et </text:span><text:span text:style-name="T2">afficitur, idque pro familiaribus illorum viribus.. Necesse-<text:line-break/>que est quamque aliarum corporis partium suniliter affici,;<text:line-break/>etiam si qualitates ipsas non sentiat: neque enim in patien-.<text:line-break/>do, ani. non patiendo, ab aliis linguam differre putandum,<text:line-break/></text:span><text:span text:style-name="T2">verum </text:span><text:span text:style-name="T2">eo quod ipsam nihil familiarium affectuum ob exqni-<text:line-break/>sitam sentiendi facultatem latere possit. Quod </text:span><text:span text:style-name="T2">si </text:span><text:span text:style-name="T2">ad id non-<text:line-break/>nihil faciat ipsius raritas, quippe succi facilius in profun-<text:line-break/></text:span><text:span text:style-name="T2">durn. </text:span><text:span text:style-name="T2">penetrantes atque in molliculas partes actionem </text:span><text:span text:style-name="T2">exe-<text:line-break/></text:span><text:span text:style-name="T2">rentes, tum validam quidem affectionem tum vero sensum<text:line-break/></text:span><text:span text:style-name="T2">ejus </text:span><text:span text:style-name="T2">imprimunt evidentiorem i verumtamen major </text:span><text:span text:style-name="T2">vis </text:span><text:span text:style-name="T2">in<text:line-break/></text:span><text:span text:style-name="T2">fern </text:span><text:span text:style-name="T2">accurato potius quam in affectionis robore consistit;,<text:line-break/>quum affectionis robur nihilo secius et in exulceratis parti-<text:line-break/></text:span><text:span text:style-name="T2">iiijs </text:span><text:span text:style-name="T2">stat, fed quia exacta fentiendi </text:span><text:span text:style-name="T2">vi </text:span><text:span text:style-name="T2">carent, idcirco. suo-s</text:span></text:p>
      <text:p text:style-name="P6"><text:span text:style-name="T2">corum qualitates non percipiunt. Liceat </text:span><text:span text:style-name="T2">vero </text:span><text:span text:style-name="T2">quum in<text:line-break/>illis tum etiam ante illas, nondum videlicet cute exulcerata<text:line-break/>mixtam ex contrariis facultatibus actionem simul in </text:span><text:span text:style-name="T27">cor-<text:line-break/>pore</text:span><text:span text:style-name="T2"> </text:span><text:span text:style-name="T2">fieri colligere. Et</text:span><text:span text:style-name="T34">e</text:span><text:span text:style-name="T2">ni</text:span><text:span text:style-name="T34">m</text:span><text:span text:style-name="T2"> si parti inflammatae </text:span><text:span text:style-name="T2">solani,<text:line-break/>succum </text:span><text:span text:style-name="T2">imponas, densari eam constiparique et </text:span><text:span text:style-name="T2">cohiberi<text:line-break/>tranfpiratus </text:span><text:span text:style-name="T2">conspicies. Itaque si </text:span><text:span text:style-name="T2">plusculo </text:span><text:span text:style-name="T2">id ipsum </text:span><text:span text:style-name="T2">tem-<text:line-break/>pore </text:span><text:span text:style-name="T2">facias, </text:span><text:span text:style-name="T2">non </text:span><text:span text:style-name="T2">rubram servabis </text:span><text:span text:style-name="T2">particulam, </text:span><text:span text:style-name="T2">sed aut </text:span><text:span text:style-name="T2">livi-<text:line-break/>dam aut atram 'efficies; </text:span><text:span text:style-name="T2">id </text:span><text:span text:style-name="T2">quod assidue </text:span><text:span text:style-name="T2">in </text:span><text:span text:style-name="T2">erysipelatis </text:span><text:span text:style-name="T2">a<text:line-break/></text:span><text:span text:style-name="T2">medicis </text:span><text:span text:style-name="T2">plerisque </text:span><text:span text:style-name="T2">fieri </text:span><text:span text:style-name="T2">videre </text:span><text:span text:style-name="T2">est, nam et </text:span><text:span text:style-name="T2">ea </text:span><text:span text:style-name="T2">tempore dura<text:line-break/></text:span><text:span text:style-name="T2">atraque</text:span><text:span text:style-name="T2">, immodice refrigerando efficiunt. Quod, fi ergo<text:line-break/>non solanum, sed anthernida parti inflammatae , imposueris,<text:line-break/>eam prorsum contra effici videbis, quippe qnae rara, fusa,<text:line-break/>mollis laxaque evadet, multumque illius superfluitatis, quae<text:line-break/>sub ipsa continetur, transpirabit, nec livida amplius atrave<text:line-break/>erit, etiam si vel plurimis deinceps diebus chamaemelo uta-<text:line-break/></text:span><text:span text:style-name="T2">ris. </text:span><text:span text:style-name="T2">Fundere-enim </text:span><text:span text:style-name="T2">hoc ac digerere </text:span><text:span text:style-name="T2">per halitum potest, haud-<text:line-break/></text:span><text:span text:style-name="T2">quaquam contrahere, condeniareve, aut </text:span><text:span text:style-name="T2">tranfpiratus prohi-<text:line-break/></text:span><text:span text:style-name="T2">here. </text:span><text:span text:style-name="T2">Quod </text:span><text:span text:style-name="T2">ergo solano </text:span><text:span text:style-name="T2">chamaemelurn </text:span><text:span text:style-name="T2">contrarium sit, </text:span><text:span text:style-name="T2">il-</text:span></text:p>
      <text:p text:style-name="P6"><text:span text:style-name="T2">linc liquet, quod vero etiam si 'utramque commisceas, evi-&gt;<text:line-break/>deo ter tamen utriusque vires perspicias, ego sane expertus<text:line-break/>edisseram,, quamquam te quoque malim ipsa experientia<text:line-break/>eventum coguolbere quam narranti mihi fidem habere: id<text:line-break/>quod scio efficiet quisquis veritatis amore tenetur. Opor"<text:line-break/>tet vero, ut in re jam patenti oratiojiem absolvere. Si enim<text:line-break/>simul impositis solano et anthemale neque ita densa, dura,<text:line-break/>tensa, lividaque reddatur, atque si folo ufus solano esses,<text:line-break/>neque adeo rara, mollis, laxa, rubensque, ac si chamae-<text:line-break/>melo solo usus fores, sed dictorum mediam accipere afie-<text:line-break/>ctionem particula conspiciatur, consentaneum est utrumque,<text:line-break/>medicamentum secundum -suam operatum esse facultatem.<text:line-break/>Nam si neutrum quicqnam egisset, fed quievisset utrumque,<text:line-break/>quam ah initio affectionem particula habebat, eam haud du-<text:line-break/>bie scrvasset,. non fecus ac si omnino nihil impositum foreti<text:line-break/>sin autem alterum quidemleorum operatum fuisset, alterum<text:line-break/>vero penitus devictum, non mediam affectionem, fed extre-<text:line-break/>marum alteram perpesse particula esset. At si utrum que</text:span></text:p>
      <text:p text:style-name="P6"><text:span text:style-name="T2">agit, eaque contraria facultatibus fuere; contraria utiquo<text:line-break/>eodem tempore corpus perpessum est, nec enim partitis in-<text:line-break/>ter fe agehdi viribus operabantur, tanquam si utrisque ex-<text:line-break/>empli causa totum diem impositis, fex horis prioribus me-<text:line-break/>dicamentorum aIterum, reliquis vero fex alterum fuo vi-<text:line-break/>eissim munere fungeretur: nugax enim haec est hypothefis;<text:line-break/>nec solum demonstratione, sed probabilitate quoque omni<text:line-break/>destituta. Quamque profecto </text:span><text:span text:style-name="T2">nec </text:span><text:span text:style-name="T2">ita quidem fundi con-<text:line-break/>trabique subjectam contingit substantiam velut in iis’qui </text:span><text:span text:style-name="T2">in<text:line-break/></text:span><text:span text:style-name="T2">balneis lavantur posteaque ingrediuntur frigidam, fed po-<text:line-break/>tius ita ut si lavanti frigidam aquam adfpergas, sic enim<text:line-break/>non diversis temporibus, fed eodem contraria perpetietur.<text:line-break/>Igitur quemadmodum in medicamentis compositis mirum non<text:line-break/>est, fi contrarii simul affectus corporibus infligantur,- ita ne-<text:line-break/>que in simplicibus, quum et ipfa fenfu quidem omni atque<text:line-break/>cognitione simplicia appareant, verum natura sint compo-<text:line-break/>sita. Quin etiam quemadmodum in iis quae nos compo-<text:line-break/>nimus </text:span><text:span text:style-name="T2">ac </text:span><text:span text:style-name="T2">commiscemus,- interim, </text:span><text:span text:style-name="T27">fl- ita</text:span><text:span text:style-name="T2"> visum est, plus ad--</text:span></text:p>
      <text:p text:style-name="P6"><text:span text:style-name="T2">stringentis succi indimus, interim </text:span><text:span text:style-name="T2">plus </text:span><text:span text:style-name="T2">dulcis aut amari aut<text:line-break/>salsi aut acris aut alterius cujnspiam contrariorum, non-<text:line-break/>nunquam vero utrosque partibus paribus, ita quoque natu-<text:line-break/>ram in arboribus, fruticibus, herbis et animalibus et in ipsa<text:line-break/>quoque terra contrarios temperare succos paribus aut por-<text:line-break/>tionibus aut viribus alienum non est, potest etiam quando-<text:line-break/>que alterum vincentem efficere. Itaque actiones eorum in<text:line-break/>misturis paribus similes evadent, in imparibus autem drver-<text:line-break/>fae. Ne quis ergo putet, quod et supra monuimus, nihil’<text:line-break/>referre adstringentem furcum dicas an adstrictionem, nam<text:line-break/>adstrictic una res simplex intelligitur, corpus autem adstrin—<text:line-break/>gens duplex, ficut et calefaciens partim simplex et summum<text:line-break/>ut ignis, partim per exuperantiam caloris ut sanguis. Si'<text:line-break/>adstringens quoque aliud summum est, ut exempli causa</text:span><text:span text:style-name="T34">1<text:line-break/></text:span><text:span text:style-name="T2">alumen et melanteria, sive atramentum sutorium et galla et<text:line-break/>rhus, aliud quia adstrictionis cujusdarn est particeps velut<text:line-break/>pyrum, vinum, malum, rofa, nam minimum omnino est<text:line-break/>in rosa quod adstringit multis numeris eo, quod non est</text:span></text:p>
      <text:p text:style-name="P6"><text:span text:style-name="T2">ejusmodi </text:span><text:span text:style-name="T27">tuperante.</text:span><text:span text:style-name="T2"> Quapropter non ab re exigui quoque<text:line-break/>adstrictionis affectus funt tanti, scilicet dum a relaxandi<text:line-break/>facultate, quae rosae inest, corporum illi admotorum robur<text:line-break/>non exolvatur. Itaque mirandam non est, medelam esse<text:line-break/>eam inflammationum, ac potissimum dum increscunt atque<text:line-break/>augentur plusque etiam dum incipiunt.</text:span></text:p>
      <text:h text:style-name="Heading_20_2" text:outline-level="2">Cap. XVII.</text:h>
      <text:p text:style-name="P96"><text:span text:style-name="T2">Rosaceum vero, utpote cujus natura<text:line-break/>olei rosaeque in medio est, in inflammationum augmentis<text:line-break/>optimum est remedium. At oleum commodum est, ubi in-<text:line-break/>flammationes maxime vigent, id quod experimenta docent:<text:line-break/>causam autem nos in tractationibus de medendi ratione<text:line-break/>exponemus. Porro rosaceum, ut quod in medio eorum ex<text:line-break/>quibus confectum est consistit, utique et in medio tempore<text:line-break/>utilitatem ostendit. Nam per initia repellere comprimere-<text:line-break/>que influxus oportet, in </text:span><text:span text:style-name="T27">vigore autem</text:span><text:span text:style-name="T2"> ita per halitum di-<text:line-break/>gerere ut morsus absit, at in incrementis repellere simul ac<text:line-break/>digerere, ld quod siquis nudum eitraque jam nictas ratio-</text:span></text:p>
      <text:p text:style-name="P9"><text:span text:style-name="T2">feluationes audiat; fortassis fidem flon habebit; nunc autem<text:line-break/>mirer, fi quis adeo fit stupidus, ut rationi nondum acquie-<text:line-break/>scati Etenim indicationes in inflammationum incrementis<text:line-break/>contrarias esse necesse est, nam semel unoque impetu.ab<text:line-break/>adstringentibus contrahentibusque substantiam ad laxantia<text:line-break/>lundentiaque transire plane absurdum est, sicuti sane ae--<text:line-break/>quum est in intermedio principii' statusque spatio; dum vi-<text:line-break/>delicet morbi adhuc increscunt, nec plane repellere sicut lu<text:line-break/>' principiis; nec itidem digerere; sicut in rigoribus; sed perin-</text:span></text:p>
      <text:p text:style-name="P8"><text:span text:style-name="T2">de ut morbi conditio media est inter contraria, ita medici-,<text:line-break/>nam quoque medism esse </text:span><text:span text:style-name="T27">oportet,</text:span><text:span text:style-name="T2"> quae videlicet non ut lu,<text:line-break/>principiis adstringat; nec ut in vigoribus digerat. Atqui<text:line-break/>medium omne ex contrariis mixtum est, iisque'totis pef tota<text:line-break/>temperatis; aut per exiguas particulas sensum estugientes<text:line-break/>eorum quibus apponuntur. Porro hoc, an illo inodo ro-<text:line-break/>saceum mixtum esse velis, mea quidem certe ninil refert,<text:line-break/>Uain utroque modo propositum demonstrari potest. Satis<text:line-break/>autem certo scio si ratiocinationes omnes; tum quas Theo-,,</text:span></text:p>
      <text:p text:style-name="P6"><text:span text:style-name="T2">phrastua memoriae, prodidit, tum quas nos toto hoc tra-<text:line-break/>ctatu complectimur, multum animo versaveris, te secundum<text:line-break/>mixtionis modum reperturum. Quin et in prosundum pe-<text:line-break/>netrare et- corpora urentia magis quam oleum humectare<text:line-break/>rosaceum potest, arbitrorque. subinde rosaceo te praedensas<text:line-break/>coriaceas tunicas turi vidisse, quoniam neque oleum neque<text:line-break/>hydrelaeum, quod ex aqua et oleo mixtis constat, eam pro-<text:line-break/>he. mollire ac madefacere possit-, quia videlicet crassiorum<text:line-break/>sunt partium quam ut penitus imbibi- ac penetrare queant,<text:line-break/>rosaceo vero praeter caetera, quae potest, paucula quaedam'<text:line-break/>inest adsbrictio, haud parum huic </text:span><text:span text:style-name="T27">rei</text:span><text:span text:style-name="T2"> conferens. Nam, quae </text:span><text:span text:style-name="T2">i<text:line-break/></text:span><text:span text:style-name="T2">magnopere austera acerbaque funt, primo, statim contactu<text:line-break/>superficiem condensantia humorem ingredi imbibique pio-<text:line-break/>hibent, at quae paulum quidem adstrrugunt, caeterum plu-<text:line-break/>rimum in se continent essentiae tum tenuis tum tepidae, tan-<text:line-break/>tum abest ut prae adstrietione ingredi altius corpora admota<text:line-break/>prohibeantur, ut etiam ab </text:span><text:span text:style-name="T27">ea</text:span><text:span text:style-name="T2"> </text:span><text:span text:style-name="T2">magis scilicet impellente </text:span><text:span text:style-name="T27">ju-<text:line-break/>ventur.</text:span><text:span text:style-name="T2"> Quae autem penitus tenuia calidaque sunt, magis</text:span></text:p>
      <text:p text:style-name="P6"><text:span text:style-name="T2">digerunt difcutluntque humores ex corporibus, quibus ad-<text:line-break/>rnoventur, quam alios ipsa apponant. . Porro quae frigida<text:line-break/>sunt et crassioris essentiae, omnino- nullum introducere<text:line-break/>humorem queunt. In quibus vero humiditas inest tenuis<text:line-break/>pariter et lepida, haec per essentiae quidem tenuitatem et<text:line-break/>tepiditatem prompte mobilia, corporum quae contingunt<text:line-break/>meatus subire nihil prohibet. Quod vero non -admodum<text:line-break/>calefaciunt ex eo liquet, quod existentem lu illis humidita-<text:line-break/>tem </text:span><text:span text:style-name="T2">non </text:span><text:span text:style-name="T2">digerant. Si vero praeterquam, quod sint ejus-<text:line-break/>modi, insuper exiguam adstrietiunem possideant, quae tenues<text:line-break/>particulas meatum jam ingressas lu profundum propellere<text:line-break/>valeat, iplamque extrinsecus superficiem quadantenus con-<text:line-break/>stringere ac condensare, ea inter omnia humectantia essica-<text:line-break/>cissime humectant. Ad strictionis enim natura est ut mea-<text:line-break/>tus occludere, praeoccupans, vicluamque substantiam ad fo<text:line-break/>contrahens constipansque iis quae humectare valent' im-<text:line-break/>pedimento existat. At quae adeo infirma, est ut in rosaceo,<text:line-break/>quae, vincatur ipsu potius- quam alneatsi tenues- calidasque.</text:span></text:p>
      <text:p text:style-name="P6"><text:span text:style-name="T2">rosaceo particulas praevertere quidem nequit, fed ubi illae<text:line-break/>altius penetraverint, in ipsam jam tum superficiem agere<text:line-break/>incipit, pro viribus constipando, contrahendo ac conden-<text:line-break/>sando. Ex quo necessario sequitur, ut quae ingredi meatus<text:line-break/>anteverterint exigua corpuscula intro propellantur, ac mea”<text:line-break/>tibus praeclusis foras regredi inhibeantur.</text:span></text:p>
      <text:h text:style-name="Heading_20_2" text:outline-level="2">Cap. XVHI.</text:h>
      <text:p text:style-name="P96"><text:span text:style-name="T2">Sane ad, opera ejusmodi non medio-<text:line-break/>criter confert innata corporibus nostris calidisas, quippe<text:line-break/>quae intro ad scse attrahat et comminuendo extenuet. Hinc<text:line-break/>est, quod et quae natura frigida Iunt, medicamenta nempe,<text:line-break/>quae deleteria nuncupantur, ut puta cicuta, papaver, hyos-<text:line-break/>cyami femen, mandragora et quae ejus sunt generis citius<text:line-break/>mugisque in calidis naturis vim suam exerant, cujus et tu<text:line-break/>tametsi unum ex ambiguorum dissiriliumque problematum<text:line-break/>numero habitum id fuerit haud difficulter, modo non segni-,<text:line-break/>ter </text:span><text:span text:style-name="T2">iis </text:span><text:span text:style-name="T2">quae dicimus adverteris animum, solutionem inve-<text:line-break/>neris. .. Etenim quum sit impossibile ut talia interficiant<text:line-break/>nisi prius cor refrigerent, sane intro comminuta extenuata-</text:span></text:p>
      <text:p text:style-name="P6"><text:span text:style-name="T2">que ingrediantur necesse est: </text:span><text:span text:style-name="T2">id </text:span><text:span text:style-name="T2">quod ex sira natura prae-<text:line-break/>state nequeunt, quippe quae crassarum sunt partium nec<text:line-break/>facile moveri possunt: nec ut minutim concidantur- pror-<text:line-break/>sumqne ferantur ex sua natura obtinent, verum adsciti-<text:line-break/>tiam caliditatem requirunt,- quae, in minuta secet; extenuet,<text:line-break/>atque comminuat, : quaeque velut manu ducat atque </text:span><text:span text:style-name="T2">in </text:span><text:span text:style-name="T2">sub-<text:line-break/>tiles partium omnium meatus deducat.: Itaque fi quando ea<text:line-break/>absit, cunctantur tardantque, in majoribus meatibus hae-<text:line-break/>rentia et venis, atque arteriis velut innatantia ac temporis<text:line-break/>spatio interim per longos errores ac multas jactationes ab '<text:line-break/>humoribus quae in eis sunt vicissim nonnihil perpetiuntur.<text:line-break/>Ostensum. est enim jam saepenumero in sese mutuo quali-<text:line-break/>tates omnes quadantenus agere, nam et Iapis ab assiduo<text:line-break/>aquae stillicidio excavatur, gladiusque ceram secando he-<text:line-break/>betatur. Monstratum etiam est actiones a folidis animantium<text:line-break/>parlibus perfici, quare cum hae nondum a refrigerantibus<text:line-break/>medicamentis refrixerint, animans supersit necesse esu Porro<text:line-break/>refrigerari nequeunt prnis quam illa in proprios istarum</text:span></text:p>
      <text:p text:style-name="P6"><text:span text:style-name="T2">meatus subierint, atqui ex sua id natura crassioribus frigi-»<text:line-break/>disque medicamentis datum non est, nisi succurrat, quod ve-<text:line-break/>lut deducat. Deducit porro, ut causa primaria arteriarum<text:line-break/>attractio ;, ostendimus enim ipsas inter dilatandum vicinum<text:line-break/>omne attrahere, ut secundaria vero et materialis essentiae<text:line-break/>tenuitas, quam quum, ex natura sua </text:span><text:span text:style-name="T27">non obtineant frigi-<text:line-break/>dicra erassiorumque</text:span><text:span text:style-name="T2"> partium medicamenta, iis utique opus<text:line-break/>habent quae praebeant. Corpora itaque quaecunque tempe-<text:line-break/>ramenti sunt frigidioris, ea arteriarum tractum imbecillio-<text:line-break/>rem possident, id qnod etiam demonstratum est, atque in<text:line-break/>minutas particulas medicamentorum substantiam redigere<text:line-break/>nequeunt. Proinde medicamentum </text:span><text:span text:style-name="T27">et ipsum cunctando</text:span><text:span text:style-name="T2"> tar-<text:line-break/>dandoque temporis spatio aliquid perpetiatur par est. Ita-<text:line-break/>que interim accidit ut concoquatur velut lactucae succus,<text:line-break/>nam et is tempore .concoquitur, at si integer ad cor pergere<text:line-break/>properaret, non secus, atque cicuta hominem interficeret.<text:line-break/>Evenit autem id ipsum. aliis quoque omnibus admodum re-</text:span></text:p>
      <text:p text:style-name="P6"><text:span text:style-name="T2">frigerantibus </text:span><text:span text:style-name="T2">succis, nam nisi celeriter interimere </text:span><text:span text:style-name="T2">possint,<text:line-break/>sane ex sicc omnino nullius effectus redduntur. At quae<text:line-break/>aut erosione aut putredine </text:span><text:span text:style-name="T2">enecant, </text:span><text:span text:style-name="T2">iis iit tempore inva-<text:line-break/></text:span><text:span text:style-name="T2">lescant </text:span><text:span text:style-name="T2">accidit, siquidem </text:span><text:span text:style-name="T2">temporis </text:span><text:span text:style-name="T2">spatio putrescunt omnia,<text:line-break/></text:span><text:span text:style-name="T2">•idque </text:span><text:span text:style-name="T2">magis in humido </text:span><text:span text:style-name="T2">calidoque loco. </text:span><text:span text:style-name="T2">Merito ergo’ fit ut<text:line-break/>quae frigore suo hoxarn inferunt</text:span><text:span text:style-name="T2">, </text:span><text:span text:style-name="T2">iis actionis celeritas ad<text:line-break/>perniciem proficiat, quippe quae alloqui spatio excalefacta,<text:line-break/>vim per quam agebant deperdant, at quibus actio consistit<text:line-break/></text:span><text:span text:style-name="T2">in </text:span><text:span text:style-name="T2">putredine, iis tempus actionem adauget, quoniam scilicet<text:line-break/></text:span><text:span text:style-name="T2">et </text:span><text:span text:style-name="T2">putredinem. Ne'e enim animal nilum interire </text:span><text:span text:style-name="T2">potest,<text:line-break/>quin </text:span><text:span text:style-name="T2">cor </text:span><text:span text:style-name="T2">ab </text:span><text:span text:style-name="T2">agendi munere cesset, fieri porro iit cesset </text:span><text:span text:style-name="T2">ne-<text:line-break/>quit </text:span><text:span text:style-name="T2">citra maximam intemperiem; siquidem </text:span><text:span text:style-name="T2">non </text:span><text:span text:style-name="T2">simpliciter<text:line-break/></text:span><text:span text:style-name="T2">quam </text:span><text:span text:style-name="T2">par est aut calidius aut frigidius </text:span><text:span text:style-name="T2">moveri </text:span><text:span text:style-name="T2">desinet, </text:span><text:span text:style-name="T2">eo-<text:line-break/></text:span><text:span text:style-name="T2">dem </text:span><text:span text:style-name="T2">modo si </text:span><text:span text:style-name="T2">modice siccum aut humi dum evadat. </text:span><text:span text:style-name="T2">Minus<text:line-break/></text:span><text:span text:style-name="T2">enim suo fungetur ob hasce quidem intemperies </text:span><text:span text:style-name="T2">hiuhert;<text:line-break/>caeterum </text:span><text:span text:style-name="T2">motu non vacabit prius quam immensam </text:span><text:span text:style-name="T2">aiit </text:span><text:span text:style-name="T2">ca-<text:line-break/></text:span><text:span text:style-name="T2">liditatem </text:span><text:span text:style-name="T2">aut frigiditatum aut reliquarum qualitatum </text:span><text:span text:style-name="T2">ali-<text:line-break/>quiim </text:span><text:span text:style-name="T2">acceperit. Porro medicamentis, quae frigofe </text:span><text:span text:style-name="T2">ocri-</text:span></text:p>
      <text:p text:style-name="P6"><text:span text:style-name="T2">dunt, ubi ad oor pergere cunctantur, simile </text:span><text:span text:style-name="T2">quid </text:span><text:span text:style-name="T2">acridit,<text:line-break/>quod lignis humidis viridibus frequenter evenit. </text:span><text:span text:style-name="T2">Haec </text:span><text:span text:style-name="T2">si-<text:line-break/>quidem si multa acervatim in ignem conjiciantur, </text:span><text:span text:style-name="T2">eum </text:span><text:span text:style-name="T2">celer-<text:line-break/>rime extinguunt, sin undequaque in orbe composita </text:span><text:span text:style-name="T2">prius </text:span><text:span text:style-name="T2">sic-<text:line-break/>centur ac incalescant, et delude sensim injiciantur, tantum<text:line-break/>abest ut extluguant, ut etiam alimento ulli efficiantur. Sic<text:line-break/>hominem quidem cicuta necat tum ob meatuum amplitudi-<text:line-break/>nem calorisque multitudinem, tum ob attractionis arteria-<text:line-break/>rurn 'robur validum etiamnurn ad cor pertingens; sturnos<text:line-break/>vero ob causas contrarias haud enecat, utpote cum et reti-<text:line-break/>neatur et cunctetur, </text:span><text:span text:style-name="T27">ac fefe</text:span><text:span text:style-name="T2"> temporis tractu concoqui, prae-<text:line-break/>pararique' a corde, tanquam a foco incalescens sinat non se-<text:line-break/></text:span><text:span text:style-name="T2">cus </text:span><text:span text:style-name="T2">ac ligna extrinsecus. Quare, </text:span><text:span text:style-name="T2">nec </text:span><text:span text:style-name="T2">id quidem mirum<text:line-break/>dubiumque relinquitur, sed est quale lactucis accidit, quippe<text:line-break/>quae, moderato esu hominem nutriant; at si quispiam ex-<text:line-break/>pressum earum succum largiter hauserit, non secus pro-<text:line-break/>fenio morietur quam qui aut cicutam autpapaver surnpse-</text:span></text:p>
      <text:p text:style-name="P6"><text:span text:style-name="T2">iit. Sicuti ergo lactuca, si cor refrigeravit, interimit, sin<text:line-break/>concoquatur, alimentum animali efficitur, ad eundem, arbi-<text:line-break/>tror, modum cicuta hominem quidem celeritate distributionis<text:line-break/>interficit, sturnos vero tarditate ipsa nutrit. Si vero exi-<text:line-break/>guum quiddam sumatur, mortem homini nequaquam inseret.<text:line-break/>Id quod anus Atheniensis experimento docuit, cnjus apud<text:line-break/>omnes percelebris memoria esu Etenim </text:span><text:span text:style-name="T27">ea </text:span><text:span text:style-name="T27">a</text:span><text:span text:style-name="T2"> </text:span><text:span text:style-name="T2">minima cis<text:line-break/>cutae portione auspicata, nullo detrimento ad permagnam<text:line-break/>progressa est copiam, principio enim pancum exiguitate ipsa<text:line-break/>devictum est, at consuetudo naturale reddidit. Nec enim<text:line-break/>nunc locus est ut cur plurimum possit consuetudo, curque<text:line-break/>velut altera ac adscititia natura fit, ut a veteribus, prodi-<text:line-break/>tum est, causiam reddam, nam ita majus evaderet operis<text:line-break/>accessorium quam ipsum opus, ut omittam quod scparatirn<text:line-break/>de hoc tractavimus. </text:span><text:span text:style-name="T2">• </text:span><text:span text:style-name="T2">Verum connectendus est perficiendus-<text:line-break/>quo praesens sermo-</text:span></text:p>
      <text:h text:style-name="Heading_20_2" text:outline-level="2">Cap. XIX.</text:h>
      <text:p text:style-name="P96"><text:span text:style-name="T2">Eorum ergo medicamentorum qnae fri-<text:line-break/>gore interimunt nullum genere dethale ,est, sed sola quap.</text:span></text:p>
      <text:p text:style-name="P6"><text:span text:style-name="T2">titate; </text:span><text:span text:style-name="T2">at </text:span><text:span text:style-name="T2">in </text:span><text:span text:style-name="T2">erodentibus; </text:span><text:span text:style-name="T2">putrefacientibus atque calefacient.<text:line-break/>tibus haud ita se res habet, </text:span><text:span text:style-name="T2">sed </text:span><text:span text:style-name="T2">de his paulo post dicetur.<text:line-break/>QUaecunque autem frigiditate occidunt, ea exigua quanti-<text:line-break/>tate sumpta mortem non afferent, non magis quam si conio-<text:line-break/>sae flammae pauxillum aquae instilles, aut lignum injicias<text:line-break/>humidum ac viride. Quemadmodum itaque nisi calorem<text:line-break/>habeant abundantem, qui tum comminuat tum ad cor usque<text:line-break/>perducat interficere non poterunt, sic si quod' comminuit<text:line-break/>ac deducit, multo valentius suerit, prorsum devincet muta-<text:line-break/>bilque ac alimento ut sibi sit medicamentum efficiet.</text:span></text:p>
      <text:h text:style-name="Heading_20_2" text:outline-level="2">Cap. XX.</text:h>
      <text:p text:style-name="P96"><text:span text:style-name="T2">Quamobrern ejus quoque nunc protinus<text:line-break/>meminisse oportet, veteres medicamenta natura frigida </text:span><text:span text:style-name="T14">ρσ-<text:line-break/></text:span><text:span text:style-name="T2">testate dixisse frigida, nam ea quoque quadantenus refrige-<text:line-break/>randi potentiam </text:span><text:span text:style-name="T27">a</text:span><text:span text:style-name="T2"> nobis accipiunt, </text:span><text:span text:style-name="T2">fictit </text:span><text:span text:style-name="T2">calefaciendi </text:span><text:span text:style-name="T2">calida.<text:line-break/></text:span><text:span text:style-name="T2">Quod fi alio modo illa, alio vero ista, nibil utique </text:span><text:span text:style-name="T2">refert;<text:line-break/></text:span><text:span text:style-name="T2">generale enim idem communeque utrisque est, </text:span><text:span text:style-name="T2">nempe alte-<text:line-break/></text:span><text:span text:style-name="T2">'rationis principium ex passuro corpbre in acturum </text:span><text:span text:style-name="T2">medica-<text:line-break/></text:span><text:span text:style-name="T2">mentuiu procedens. Nam quae potestate quidem finit ca-</text:span></text:p>
      <text:p text:style-name="P6"><text:span text:style-name="T2">lida alterantur eo duntaxat, quod incalescant a nobis, at<text:line-break/>quae natura frigida, tum quod comminuantur tum quod ad.-<text:line-break/>fcititium accipiant motum. Quum itaque ipsis tanquam fri-<text:line-break/>gidis agere absque corporis patientis auxilio non licet, jure<text:line-break/>potestate frigida dicuntur, nam ut actu nos refrigerent non<text:line-break/>prorsum ex sese obtinent, verum a nobis prius perpetian-<text:line-break/>tur* ut refrigerent oportet, etenim in minuta conteri et<text:line-break/>adventitium motum accipere affectus funt medicam entorum.<text:line-break/>Attamen-si cui libeat ea actu frigida nominare, haud equidem<text:line-break/>repugnem, modo omnis in verbo dissensio sit, res autem<text:line-break/>utrisque confessa, siquidem, quod paulo supra monuimus, id<text:line-break/>genus omnia calidum corpus, quo agere possint, postulanti<text:line-break/>Ea propter meconlum' hoc est succus papaveris et cicuta, si<text:line-break/>vino mixta bibantur, ocius necant, licet non quovis tempe-<text:line-break/>rata modo. Si enim ipsa paucissima plurimo alno miscean-<text:line-break/>tur, prorsum devinci possint, si vero pauculo multa, dedu-<text:line-break/>cuntur quidem ad </text:span><text:span text:style-name="T27">cor,</text:span><text:span text:style-name="T2"> vinci autem nequeunt. Si quis vero<text:line-break/>papaveris succum quantus interficere potest hauserit, ac</text:span></text:p>
      <text:p text:style-name="P6"><text:span text:style-name="T2">etiamnum tamen supersit,’ recta ratione et hunc quoque, sa-<text:line-break/>nabit large epotum vinum vetus, magisque etiam, si genero-<text:line-break/>sumfuerit, nam id quoque magis,calefacit. Quod vero cot<text:line-break/>nondum admodum refrixerit, quandoquidem adhuc homo<text:line-break/>vivit, tum autem distributionis in corpus tarditate quadam-<text:line-break/>tenus', niutatmn jam a corpore esse medicamentum, ficuti li-<text:line-break/>gnum viride, ubi proxime ignem aliquandiu jacuerit,'nec<text:line-break/>id quidem obscurum est. Calidum itaque id temporis vi-<text:line-break/>num ebibitum praelautissimum est remedium, nosque etiam<text:line-break/>quendam extreme jam refrigeratum vini Lesbii potione fer-<text:line-break/>vavimus. Potestque idem Falernum, Surrentinum, Ariusium,<text:line-break/>Tmolites austerum; ac quotquot calida simul exquisite vinosa<text:line-break/>fuerint vina, eundem cum Lesbio praestare valent effectum.<text:line-break/>In summa quod tenui perlucidaque substantia est, colore<text:line-break/>vermiculo aut </text:span><text:span text:style-name="T27">flavo, odore</text:span><text:span text:style-name="T2"> gratum, quodque dum tempera-<text:line-break/>tur plurimam aquam exposcit, id tum admodum excalefa-<text:line-break/>cere est natum, tum </text:span><text:span text:style-name="T2">facile </text:span><text:span text:style-name="T2">undique per corpus universum<text:line-break/>deferri.. Tale ergo natura vluum, aelate..vetus, ineracnis</text:span></text:p>
      <text:p text:style-name="P46"><text:span text:style-name="T2">temperatum, ebs etiam </text:span><text:span text:style-name="T2">qui </text:span><text:span text:style-name="T2">refrigerati jam:sunt persanat;'<text:line-break/>nec solum </text:span><text:span text:style-name="T27">a</text:span><text:span text:style-name="T2"> papaveris</text:span><text:span text:style-name="T2">, aut </text:span><text:span text:style-name="T2">alio quopiam refrigerantium<text:line-break/>medicamentorum, verum etiam qui in morbis aut ex sto-<text:line-break/></text:span><text:span text:style-name="T2">machi </text:span><text:span text:style-name="T2">aut ex cordis affectu syncopen patiuntur. At quod .<text:line-break/></text:span><text:span text:style-name="T2">cum </text:span><text:span text:style-name="T2">refrigerantibus medicamentis, </text:span><text:span text:style-name="T2">quo celeriorem </text:span><text:span text:style-name="T2">mortem<text:line-break/></text:span><text:span text:style-name="T2">asserant; bibitur, </text:span><text:span text:style-name="T2">id nec multum est nec generosum, scd<text:line-break/>quod comminuere ea </text:span><text:span text:style-name="T2">ac </text:span><text:span text:style-name="T2">distributionis sui impetu in cor<text:line-break/>perducere modo valeat. Atque de </text:span><text:span text:style-name="T2">his </text:span><text:span text:style-name="T2">quidem haec sus-<text:line-break/>ficiant.<text:tab/>i</text:span></text:p>
      <text:h text:style-name="Heading_20_2" text:outline-level="2">Cap. XXL.</text:h>
      <text:p text:style-name="P96"><text:span text:style-name="T2">Quoniam autem de iis etiam medica-<text:line-break/></text:span><text:span text:style-name="T2">mentis • </text:span><text:span text:style-name="T2">quae </text:span><text:span text:style-name="T2">erosione </text:span><text:span text:style-name="T2">ac putredine </text:span><text:span text:style-name="T2">interimere </text:span><text:span text:style-name="T2">sunt </text:span><text:span text:style-name="T2">nata di-<text:line-break/></text:span><text:span text:style-name="T2">cturum me, </text:span><text:span text:style-name="T2">quod </text:span><text:span text:style-name="T2">tempore perniciosiora reddantur et </text:span><text:span text:style-name="T2">ipso<text:line-break/></text:span><text:span text:style-name="T2">genere naturam </text:span><text:span text:style-name="T2">nostram </text:span><text:span text:style-name="T2">corrumpere possint, non ut refri-<text:line-break/>gerantia </text:span><text:span text:style-name="T2">duntaxat multitudine, </text:span><text:span text:style-name="T2">sum pollicitus, </text:span><text:span text:style-name="T2">tempus nunc<text:line-break/></text:span><text:span text:style-name="T2">est promissis satisfacere. Conjuncta est enim quadantenua<text:line-break/></text:span><text:span text:style-name="T2">quae </text:span><text:span text:style-name="T2">de </text:span><text:span text:style-name="T2">his habetur </text:span><text:span text:style-name="T2">oratio iis,- quae de medicamentis </text:span><text:span text:style-name="T2">pote-<text:line-break/>state </text:span><text:span text:style-name="T2">calidis </text:span><text:span text:style-name="T2">dicuntur, </text:span><text:span text:style-name="T2">verisimile siquidem est pleraque </text:span><text:span text:style-name="T2">eo=<text:line-break/>rum </text:span><text:span text:style-name="T2">etiam actu esse calida, sed iccirco nos- sugere. quoniam</text:span></text:p>
      <text:p text:style-name="P6"><text:span text:style-name="T2">aut ipsi plurimum habeamus caloris aut crassa eorum essen-' .<text:line-break/>tia siti Redigamus enim eadem rursum in memoriam,,<text:line-break/>nempe quod in balneo frigida videatur urina, itidemque<text:line-break/>memoria repetamus, quod quum in lolium calidum descen-<text:line-break/>dere non valeremus, aliud prius minus -calidum ingressi<text:line-break/>nullo negotio, quod </text:span><text:span text:style-name="T2">antea </text:span><text:span text:style-name="T2">intolerandum videbatur,- postea<text:line-break/>pertulerimus. Quin et </text:span><text:span text:style-name="T2">aqua </text:span><text:span text:style-name="T2">fontium tempore hiberno qui-<text:line-break/>bus manus algent </text:span><text:span text:style-name="T2">tepida </text:span><text:span text:style-name="T2">apparet, quum aliis minime videa-<text:line-break/>tur ejusmodi. In summa enim, idquod antea quoque </text:span><text:span text:style-name="T2">dixi-<text:line-break/></text:span><text:span text:style-name="T2">mus, </text:span><text:span text:style-name="T2">pro </text:span><text:span text:style-name="T2">suo unumquodque aflectu corpora admota sentire<text:line-break/></text:span><text:span text:style-name="T2">consuevit; </text:span><text:span text:style-name="T2">sic ergo </text:span><text:span text:style-name="T2">fi </text:span><text:span text:style-name="T2">manum habens </text:span><text:span text:style-name="T2">frigidam, </text:span><text:span text:style-name="T2">eam in </text:span><text:span text:style-name="T2">tritici<text:line-break/></text:span><text:span text:style-name="T2">acervum immiseris, luculenter calorem percipies, sin cali-<text:line-break/>dam nequaquam. At fi stercori columbino accumulato po-<text:line-break/>tissimum sylvestrium columbarum, manum inseras, etiam si<text:line-break/>calidam, manifestam tamen senties caliditatem. Sic mrsy,<text:line-break/>sory, chalcitis, aerugo, calx, aliaque id genus </text:span><text:span text:style-name="T2">innumera, st-<text:line-break/>illis acervatis </text:span><text:span text:style-name="T2">manum altius injicias, protinus </text:span><text:span text:style-name="T2">videbuntur<text:line-break/></text:span><text:span text:style-name="T2">esse </text:span><text:span text:style-name="T2">calida. </text:span><text:span text:style-name="T2">Caeterum si holum ex eis unam </text:span><text:span text:style-name="T2">acceperis, cu-</text:span></text:p>
      <text:p text:style-name="P6"><text:span text:style-name="T2">jns extrinIeca superficies </text:span><text:span text:style-name="T2">ab </text:span><text:span text:style-name="T2">ambiente extrinsecus aere fit<text:line-break/>refrigerata, merito nullum percipies calorem, quippe qui re-<text:line-break/>frigeratas tantum ejus partes contingas, idque antequam in<text:line-break/>minutas redactae sint. Ad eundem modum hieme saepe-<text:line-break/>numero tum putealis, ttim magis fontalis, calida tangentibus<text:line-break/>est visa, verum fiquis. calefactis prius manibus contigerit,<text:line-break/>frigida videbitur. Memorarique sane possint alia id.genus<text:line-break/>infinita, quibus, facile adduci quivis possit ut credat, medi-<text:line-break/>camenta potestate ut ad uos calida, alteri animantium generi-<text:line-break/>actu esse calida.</text:span></text:p>
      <text:h text:style-name="Heading_20_2" text:outline-level="2">Cap. XXII.</text:h>
      <text:p text:style-name="P96"><text:span text:style-name="T2">Atque haec quidem obiter dicta sunti<text:line-break/>Caeterum quae nos contactu aut per putredinem aut per<text:line-break/>erosionem interficiunt, nam de his habebatur oratio, ea re-<text:line-break/>cta quidem ratione humanae naturae deleteria toto genere<text:line-break/>existimata sunt, non ut refrigerantia duntaxat quantitate,<text:line-break/>haec interdum vincuntur </text:span><text:span text:style-name="T2">et </text:span><text:span text:style-name="T2">nutrimentum animali reddun-<text:line-break/>tur, putrefacientia autem, </text:span><text:span text:style-name="T2">etiam </text:span><text:span text:style-name="T2">si quantitate minima su-<text:line-break/>mantur, omnino tamen corrumpunt, quia videlicet quae</text:span></text:p>
      <text:p text:style-name="P6"><text:span text:style-name="T2">putredini obnoxia sunt;, calore humiditateqne putrescere'<text:line-break/>solent, atqui calidus humidusque sanguis est. Itaque pu-<text:line-break/>trescere nunquam cessare possunt, simulque vicissim putrefa-<text:line-break/>eere, quae </text:span><text:span text:style-name="T27">GqttiSovaiSq</text:span><text:span text:style-name="T2"> a putrefactione vocantur medica-<text:line-break/>menta. Proinde longo etiam , post tempore; a quo sumpta<text:line-break/>sunt, nonnulla interimunt; potissimum quae crassa terrenaque<text:line-break/>essentia sunt. Haec enim corporibus nostris inhaerentia in-<text:line-break/>sidentiaque; dein temporis spatio putrescentia, erodunt cor-,<text:line-break/>rumpuntque vicinas corporis partes;</text:span></text:p>
      <text:h text:style-name="Heading_20_2" text:outline-level="2">Cap. XXllI.</text:h>
      <text:p text:style-name="P96"><text:span text:style-name="T2">At quae tenuiora sunt etiam excerni<text:line-break/>interim cum exerernentis possint, fereque accidit ut duas oli<text:line-break/>causas istas quandoque medicamenta putredine erosionevene-<text:line-break/>cantia interficiant, imam videlicet quam modo admodum dicere<text:line-break/>desii, nempe quum una cum excrementis excernuntur prius<text:line-break/>quam injuria corpus afficiant, alteram si cui accipienti bona<text:line-break/>faveat fortuna, videlicet aut cibis, aut quae alloqui confe-t<text:line-break/>funt utenti, aut medicum qui curando praesit nacto; nani<text:line-break/>ubi gravis- ab. iis noxa illata, est, malum neque vietus ra-t ,</text:span></text:p>
      <text:p text:style-name="P6"><text:span text:style-name="T2">tione neque generosorum medicamentorum, medicique au-<text:line-break/>xiliantis ope sisti potest. Quod si prorsum exile sit delete-<text:line-break/>riurn, nihil repugnat quo minus quoque nihil perficiat pro-<text:line-break/>pterea quod cum recrementis excerni possit, aut idonea' vi-<text:line-break/>ctus statione superari; ut puta si cantharidis sit centesima<text:line-break/>drachmae particula; nam id priusquam noxam animali in-<text:line-break/>ferat, una eum lirinis excernitur. -Sane cantharides uri-<text:line-break/>nam cientibus medicinis miscentur, sicut pleraque alia lea<text:line-break/>thalia alexipharmacis, hoc est amuletis. Atque id genus<text:line-break/>medicamenta composita; si apte mixta fuerint, omnino essica-<text:line-break/>cissima sunt, quoniam admodum quod ex cantharide consi- •<text:line-break/>citur, urinae movendae accommodum est. Feruntur 'enim<text:line-break/>alloqui sponte sua cantharides per urinam ad vesicam, at-<text:line-break/>que sic rodendo eam exulcerant, verum ubi paucum 'ex ini<text:line-break/>lis multis miscetur bonis atque utilibus, illa quidem velut<text:line-break/>manu ducunt, rodere tamen nequeunt. Opus est enim ut'<text:line-break/>quicquid agat, etiam si sit valentissimum, aliquam tamen et’<text:line-break/>magnitudinem habeat, quando nimirum et ignis ipse, fipror-</text:span></text:p>
      <text:p text:style-name="P47"><text:span text:style-name="T2">fum .minimus sit, praeterquam quod </text:span><text:span text:style-name="T27">ndn urei, nec</text:span><text:span text:style-name="T2"> calefaciet<text:line-break/>quidem, quippe, quum et 'centesima scintillae portiuncula<text:line-break/>sensu nobis fit imperceptibilis. Ex quibus patet, quaecun-<text:line-break/>que frigiditate interimunt, fi paucula sumantur,, nutrire cor-<text:line-break/>pus posse, velut lactucae succum, at qjiae. putresariendo ero-<text:line-break/>dendoqne, - ea nunquam nutrire,/ Ue si prae parvitate quidem<text:line-break/>innoxie corpus permeent, geuore.namque talia humanae ad?<text:line-break/>yersantur naturae, </text:span><text:span text:style-name="T2">r.-tr: •'<text:tab/>— &lt;</text:span></text:p>
      <text:h text:style-name="Heading_20_2" text:outline-level="2">Cap. XXIV.</text:h>
      <text:p text:style-name="P96"><text:span text:style-name="T2">Quemadmodum autem in saporibus<text:line-break/>ante monuimus, niullum prope-eorum alienae esse qualitatis<text:line-break/>expertem, verum, sive in arboribus, sive in herbis, five .lu<text:line-break/>fructibus, mixtos femper alterius generis esse saporibus, ita<text:line-break/>in medicameutis intelligere oportet -multas, diversi generis<text:line-break/>mixtas este substantias, -id quod invenias, si consideres gra-<text:line-break/>num Cnidiurn hoc a cnico differre, quod plurimum habeat<text:line-break/>calididitatis. Nam similitudinem utriusque substantiae ta-<text:line-break/>ctu visuque cognoscere liceat, praetorque ea tertium est,<text:line-break/>quod ambo pituitam detrahant,ostensumest siquidetmnobis in</text:span></text:p>
      <text:p text:style-name="P48"><text:span text:style-name="T2">commenturus denaturalibussacnitatibusqilod qualitatum quite<text:line-break/>in substantiis sunt proprietatibus attractiones perficiantur-<text:line-break/>Attamen grano Cnidio multum permixtum caloris est, qua re<text:line-break/></text:span><text:span text:style-name="T27">a</text:span><text:span text:style-name="T2"> cnico distat. Idcirco purgantium medicamentoruinq ubi<text:line-break/>sorte purgatione irnstairtur, quaedam extra quam quod no</text:span><text:span text:style-name="T34">3<text:line-break/></text:span><text:span text:style-name="T2">xam corpori nullam </text:span><text:span text:style-name="T47">:</text:span><text:span text:style-name="T2">asserunt, etiam alimentum hominiprae-<text:line-break/>bent, alia vero in • corruptionem ac tanquam in venenum<text:line-break/>vertuntur. 'Prorsum 'enim medicamentum purgans vel<text:line-break/>cum uno fustem .humorum, </text:span><text:span text:style-name="T2">qni </text:span><text:span text:style-name="T2">in corpore sunt nostro, fi-<text:line-break/>militudiuenr obtinet, non, </text:span><text:span text:style-name="T2">autem </text:span><text:span text:style-name="T2">perpetuo permixta est .vis<text:line-break/>aliqua venenosa, quamdbrem:inie perpetuo, licet non. purget,<text:line-break/>injuria afficiet, verum concoctionem recipiet talemque pro-<text:line-break/>ducet humorem qualeiu trahere natiim erat.<text:tab/></text:span><text:span text:style-name="T2">/i </text:span><text:span text:style-name="T27">vrr</text:span></text:p>
      <text:h text:style-name="Heading_20_2" text:outline-level="2">Cap. XXV.</text:h>
      <text:p text:style-name="P96"><text:span text:style-name="T2">Non </text:span><text:span text:style-name="T2">autem </text:span><text:span text:style-name="T2">me fugit, quilu naturalium<text:line-break/>facultatum commentariis exercitatus ante non sit, hasce ra-<text:line-break/>tiocinationes non fatis consequi posse. Demonstratum enim<text:line-break/>ibi est plerasque persici attractiones qualitatum familiaritate,<text:line-break/>prolude quamque sigillatim animantis .particulam familiare</text:span></text:p>
      <text:p text:style-name="P6"><text:span text:style-name="T2">sibi nutrimentum attrahere. </text:span><text:span text:style-name="T2">Ad </text:span><text:span text:style-name="T2">quam sententiam seu do-<text:line-break/>gma sequitur medicamenta </text:span><text:span text:style-name="T2">purgantia </text:span><text:span text:style-name="T2">esse quidem detrahen-<text:line-break/>dis humoribus, familiaria , verum quae attrahunt quodain-<text:line-break/>modo esse essicaciora valentioraque, sicuti Magnes lapis ferro,<text:line-break/>quippe qui ad ferri naturam accedat, inque ferri metallis<text:line-break/>reperiatur eiqneunagnopere specie persimilis sit, verum for-<text:line-break/>tior est quodam modo, ut attrahere sit aptior quam attra-<text:line-break/>hi. Quin nec cnicum.quoqne </text:span><text:span text:style-name="T2">a </text:span><text:span text:style-name="T2">pituitae natufa alienum esse<text:line-break/>dissidendum est, uti colore suo prae </text:span><text:span text:style-name="T27">fe</text:span><text:span text:style-name="T2"> fert, fed tamen colore<text:line-break/>ipso quam pituita valentior est, ut trahere quam trahi ma-<text:line-break/>gis par sit. Ad eundem modum granum Cnidi um, siquando<text:line-break/>forte a corpore nostro vincatur, id quod assidue cnico ufu<text:line-break/>venit, rarius autem grano Cnidio, niuiirum ob robur, vice<text:line-break/>purgationis alimentum efficitur, velut veratrum femper co-<text:line-break/>turnicibus. .,Volo autem, quandoquidem in hunc sermonem<text:line-break/>descendimus, logici cujnspiani meminisse theorematis, quod<text:line-break/>et in commentariis de demonstratione monstravimus, caete-<text:line-break/>rum in rem praefentem haud inutilis. Est autem </text:span><text:span text:style-name="T27">theorema</text:span></text:p>
      <text:p text:style-name="P6"><text:span text:style-name="T2">ejusmodi. Demonstrationum aliae, quod ex necessitate hoc<text:line-break/>illi insit, concludunt, aliae quod inesse possibile est. Harum<text:line-break/>ipsarum .quaedam in id quod ex necessitate inest recidunt,,<text:line-break/>quando videlicet ex necessariis consequuntur principiis, vel-;<text:line-break/>ut' in hoc ipso quod modo monstravimus. , Siquidem, in<text:line-break/>grano Cnidio et cnico pituitosum inesse succum evidenter<text:line-break/>monstrare non est, tamen posse esse ,-ac probabile verisimi--<text:line-break/>leque este, ratione colligitur. Sed quia attractiones sub-.-<text:line-break/>stantiarum fieri similitudine ostendimus, demonstratum enitui<text:line-break/>subinde est in .purgationibus attractionem esse eorum quae<text:line-break/>purgantibus medicamentis similia funt, haud,vera omnium<text:line-break/>simul succorum alterationem, similitudinem inesse quandam<text:line-break/>utrisque substantiis, et ejus videlicet quod purgat et ejus<text:line-break/>quod purgatur, necesse est, Porro quum quod purgatur<text:line-break/>pituita est, quod trahit pituitosum sit oportet.. Pituitosum<text:line-break/>autem esse oportere; quod trahit diximus, non autem plane<text:line-break/>pituitam, etenim ..similitudinem inesse substantiis diximus,<text:line-break/>non identitatem, contrarium enim cernimus. Nam neque</text:span></text:p>
      <text:p text:style-name="P6"><text:span text:style-name="T2">feriunt attrahit ferrum neque ecro carnem, Ied lapis fide-<text:line-break/>litis serrum, caro sanguinem. Differunt enim: mea quidem<text:line-break/>sententia idein et simile, quippe pituitae pituita eadem est ot<text:line-break/>cnicuin cnico, similis, autem pituitae cnicns, non tamen<text:line-break/>idem. Neque eiiiur quaecu.nque edulia aut biliosa aut pi-<text:line-break/>tuitosa dicimus, perinde tanquam bilem aut pituitam conti-<text:line-break/>merent sic nuncupamus, Hujus enim opinionis absurdita--<text:line-break/>tum deteximus quum in naturalium facultatum commenta-<text:line-break/>riis tum multis alibi locis.</text:span></text:p>
      <text:h text:style-name="Heading_20_2" text:outline-level="2">Cap. XXVI.</text:h>
      <text:p text:style-name="P96"><text:span text:style-name="T2">Quapropter praetereunda sunt omnia<text:line-break/>hujusmodi, lllud vero rursus repetendum est, quod pur-<text:line-break/>gantium medicamentorum quaedam jam etiam' possident rdo-<text:line-break/>neam ad attractionem similitudinem, quaedam non persecte;<text:line-break/>quidem eam obtinent, verum in animantis corpore </text:span><text:span text:style-name="T2">acci-'<text:line-break/></text:span><text:span text:style-name="T2">piunt non secus atque urentia medicamenta, quae caustica<text:line-break/>Graeci vocant. Itaque duplex quoque in his similitudo.est,<text:line-break/>una actu, altera potentia, velut et in aliis omnibus. Quin<text:line-break/>nt permixtae sunt similibus in unoquoque succis alii dissimi-</text:span></text:p>
      <text:p text:style-name="P6"><text:span text:style-name="T2">les, qui partim qnidein medicamentosifunt, partim non.<text:line-break/>Quare ubi purgatioirem haud assequuntur,, quaedam purgan-<text:line-break/>tium malum corporibus nostris inferunt, quaedam vero ali-<text:line-break/>mentum exhibent.</text:span></text:p>
      <text:h text:style-name="Heading_20_2" text:outline-level="2">Cap. XXVIL.</text:h>
      <text:p text:style-name="P96"><text:span text:style-name="T2">Porro quoniam semel fermentan de<text:line-break/>purgantibus medicamentis attigimus, praestiterit fortassis^<text:line-break/>nonnihil </text:span><text:span text:style-name="T2">quoque </text:span><text:span text:style-name="T2">dicere </text:span><text:span text:style-name="T2">de, </text:span><text:span text:style-name="T2">nimiis purgationibus, quas </text:span><text:span text:style-name="T14">ύπερ-<text:line-break/>καθαρσεις </text:span><text:span text:style-name="T2">Graeci vocant, quasi superpurgationes. dicas- Eve-<text:line-break/>nire, igitur </text:span><text:span text:style-name="T2">eae </text:span><text:span text:style-name="T2">folent, quum purgans medicamentum usque<text:line-break/>adeo invaluit; ut in vasorum ad ventrem pertinentium oscu—<text:line-break/>lis mordicationem apertionemqne multam relinquat, assidue-<text:line-break/>que irritans convellensqne corpora quae iu vasis sunt vires<text:line-break/>dissolvat. ' Nam quod in ventre evenire conspicimus, ubi<text:line-break/>vires ejus in extremam‘ inciderunt infirmitatem., idem in<text:line-break/>venis accidere, putandum. Quid porro est quod in ventre<text:line-break/>evenit? vomitus totius ejus, quod deglulllt, ubi videlicet<text:line-break/>fuperiores ejus partes debilitas occupavit, intestinorum, vero<text:line-break/>.laeyitasubi inferiores.' Ostensum est autem et de hisce</text:span></text:p>
      <text:p text:style-name="P6"><text:span text:style-name="T2">latius in tractatu de vacuandorum causis.- </text:span><text:span text:style-name="T2">Hujusmodi </text:span><text:span text:style-name="T2">asse-<text:line-break/>etnm existere in venis existimandum est in superpurgationi-<text:line-break/>bus. Quum autem per initia modica etiarnnum fit et aper-<text:line-break/>tio et imbecillitas, tum </text:span><text:span text:style-name="T2">quod </text:span><text:span text:style-name="T2">et tenuissimum est minirneque<text:line-break/>naturae familiare excernitur, sed ubi utraque adaucta est,<text:line-break/>jam tum etiam crassa et </text:span><text:span text:style-name="T2">quae </text:span><text:span text:style-name="T2">naturae familiarissima sunt<text:line-break/>evacuantur, quamobrem flava bilis primo, pituita 'seonndo<text:line-break/>loco, tertio loco atra bilis, </text:span><text:span text:style-name="T2">post </text:span><text:span text:style-name="T2">haec postremus onrnium in<text:line-break/>fuperpurgationibus effunditur fanguis, ntpote qui naturae<text:line-break/>fuccus sit familiarissimus. Ante hunc, vero primus quidem<text:line-break/>qui tenuissimus, postremus qni crassissimus. Disseruit au-<text:line-break/>tem et Hippocrates lu libro qui de natura humana inscribi-<text:line-break/>tur, de ordine qui in istis evacuandis fervari solet. Ao<text:line-break/>nunc quoque ne quid huic sermoni defit, dicendum est. Et-<text:line-break/>enim si quod pituitam ducat medicamentum exhibeas, prima<text:line-break/>quidem in superpurgationibus flava, mox atra, tertio looo<text:line-break/>fanguis ejicitur. At li quod flavam bilem detrahat, pituita<text:line-break/>conscquetur, tertia atra, quartus demum reddetur fanguis..</text:span></text:p>
      <text:p text:style-name="P6"><text:span text:style-name="T2">Quin et si atram bllem purgare sit natum, eam quidem pri-<text:line-break/>rnam evacuabit, post quam flavam,deinde pituitam,, omnium-<text:line-break/>que postremus sequetur sanguis, tanquam </text:span><text:span text:style-name="T27">e</text:span><text:span text:style-name="T39">s</text:span><text:span text:style-name="T27"> inanimis,</text:span><text:span text:style-name="T2"> jam<text:line-break/>vasculis effluens, ut quae summa jam debilitas occupet,<text:line-break/>quaeque ad extremam osculorum apertionem pervenerint.<text:line-break/>Ex quibus manifestum est postremum in superpurgationibus<text:line-break/>evacuari humorem, qni idem et familiarissimus est, aliorum<text:line-break/>autem unumquemque prout aut crassus est aut tenuis,</text:span></text:p>
      <text:h text:style-name="Heading_20_2" text:outline-level="2">Cap. XXVIII.</text:h>
      <text:p text:style-name="P96"><text:span text:style-name="T2">Caeterum causae quamohrem omni-<text:line-break/>no et qui alieni funt a purgante medicamento succi una ex-<text:line-break/>cernantur, in hisce tribus consistunt, vasculorum scilicet im-<text:line-break/>becillitate, osculorum laxitate et purgantis mordicatione.<text:line-break/>Quum enim vascula non amplius in sese continere succos<text:line-break/>possint et oscula eorum reclusa fuerint, nec irritare medica-<text:line-break/>mentum desinat, possitque non amplius familiarem trahere<text:line-break/>succum, necesse omnino, est reliquos quoque quo dicimus<text:line-break/>ordine excerni. Satis enim erat unica mordicatio, quae<text:line-break/>organa ad excretionem excitare posset, multo ergo magis id</text:span></text:p>
      <text:p text:style-name="P6"><text:span text:style-name="T2">fiet, ubi et apertio et imbecillitas vasorum coierit. Ert au-<text:line-break/>tem, ut supra diximus, apertio ob medicamenti facultatem,<text:line-break/>ob quam videlicet mordicatio item provenit, vasorum autem<text:line-break/>imbecillitas tum. oh ingentem defatigationem,, quam scilicet,<text:line-break/>dum a purgante medicamento mordicarentur, ac veluti emul-<text:line-break/>gerentur acquisierant, tum ob intemperantiam, quae in fu-<text:line-break/>perpurgationib.us occupati Quemcunque- enim humorum<text:line-break/>penitus evacuaveris-, intemperantiam consequatur- necesse<text:line-break/>esu Itaque 'quod a purgante et • alieni* quoque vacuentur<text:line-break/>fucci, eas habeto caulas; quod vero supradicto ordine, va-<text:line-break/>cuandorum humorum tum tenuitas tum crassitudo in causa<text:line-break/>est,- et-ad haec prout magis et minus animantium constitu-<text:line-break/>tioni succus quilibet familiaris es</text:span><text:span text:style-name="T10">t.</text:span></text:p>
      <text:h text:style-name="P1" text:outline-level="1"><text:bookmark-start text:name="bookmark25"/>GALENI DE SIMPLICIUM MEDICA-<text:line-break/>MENTORUM TEMPERAMENTIS AC<text:line-break/>FACULTATIBUS LIBER IV<text:bookmark-end text:name="bookmark25"/></text:h>
      <text:h text:style-name="Heading_20_2" text:outline-level="2">Cap. L.</text:h>
      <text:p text:style-name="P96"><text:span text:style-name="T2">Qou pacto, igitur dicatur frigidum vel<text:line-break/>calidum vel siccum, vel hjimidum facultate medicamentum,<text:line-break/>tum qua ratione id explorare oporteat, supra definitum- esu<text:line-break/>Quum autem nonnullum, emolliens dicatur, relaxans, rare-<text:line-break/>faciens, condensans, emplasticum ac discutiens, aliaque per—<text:line-break/>multa his similia, praestiterit et de his disserere, una vero<text:line-break/>cum istis, aut etiam anle ea, de (aporum omnium et esten-</text:span></text:p>
      <text:p text:style-name="P6"><text:span text:style-name="T2">tia et facultate, de qua et in fine primi horum commenta-<text:line-break/>riorurn verba </text:span><text:span text:style-name="T27">fecimus,</text:span><text:span text:style-name="T2"> quando scilicet Platonis ex Timaeo<text:line-break/>dictionem adscrspfimus. Verum ibi quidem gratia passio-;<text:line-break/>nurn sensibilium, quas lingua in quoque eorum perpeti est<text:line-break/>nata, at hic de essentia et facultate sermo habebitur, quan-.<text:line-break/>doquidem et aliae animantis partes similiter ut lingua per-<text:line-break/>petiuntur, scd passionum scnsum nqn exacte 'percipiunt. At<text:line-break/>lingua praeterquam quod perpetiatur, sensus etiam perse-<text:line-break/>ctionern possidens, earum omnium naturas dignoscere potest.<text:line-break/>Nec enim hoc dicendum est, calidum, frigidum, humidum,<text:line-break/>siccumque linguam calefacere, refrigerare, siccare, aut hu-<text:line-break/>mectare posse, aliarum vero, quamvis non.posse, imo uti. •<text:line-break/>hanc, ita et alias omnes singula afficiunt et alterant, tantum<text:line-break/>diversitate in ipsis existente pro minoris majorisque ratio-<text:line-break/>ne, haudquaquam in ipfo, ut sic dicam, alfici, aut non affici..<text:line-break/>Quippe quod lingua non secus atque alia quaevis, animantis<text:line-break/>partium calidum, frigidum, siccum, humidumque dignoscere</text:span></text:p>
      <text:p text:style-name="P6"><text:span text:style-name="T2">corpus valeat, cuivis clarum est, amarorem vero, dulcedi-<text:line-break/>nem, salsedinem, ariditatem, austeritatem, acerbitatem, acri-<text:line-break/>muniam, haec sola discernere creditur, tametsi passionum<text:line-break/>similitudinem invenire est cum in partibus omnibus tum<text:line-break/>maxime in ulceratis. Nam cutis durities densitasque ex-<text:line-break/>eludit, resistit, prohibetque quo minus foris incidentium sa-<text:line-break/>cultates.introin carnem ipsam penetrent.</text:span></text:p>
      <text:p text:style-name="P8"><text:span text:style-name="T2">Cap; 1L Sic enim et illud ab Hippocrate dictum est,<text:line-break/></text:span><text:span text:style-name="T27">ulceribus scigidum mordax,</text:span><text:span text:style-name="T2"> tametsi cuti priusquam ulcera-<text:line-break/>retur mordax nequaquam esset. Est vero et oculis et<text:line-break/>naribus et ori externis partibus animalis frigidum mordax,<text:line-break/>nec' minus internis, ventri </text:span><text:span text:style-name="T2">et </text:span><text:span text:style-name="T2">intestinis, ut difficile sit non-<text:line-break/>nunquam diicernere; an a frigore quis, an ab humorum rnor-<text:line-break/>dicetur acrimonia. Eveniunt autem haec non ab re. Si-.<text:line-break/>quidem quum frigidum quaecunque contingit, eorum et con-<text:line-break/>trahat substantiam et condenset constringatque, primum te-<text:line-break/>nues </text:span><text:span text:style-name="T2">tum </text:span><text:span text:style-name="T2">excernantur humiditates necesse est, sicut ex ocu-</text:span></text:p>
      <text:p text:style-name="P6"><text:span text:style-name="T2">lis lachryma, </text:span><text:span text:style-name="T2">ex </text:span><text:span text:style-name="T2">nuribus niucus, postea </text:span><text:span text:style-name="T27">vero etiam mordax<text:line-break/>appareat,</text:span><text:span text:style-name="T2"> licet alia ratione quam in calido. Nec enim ero-<text:line-break/>dendo; quod continuum est, sed divellendo, molestum ec<text:line-break/>mordax est frigidum. Quare nec duris, corporibus tale ap-<text:line-break/>paret. Nam dum, mollia contrahuntur comprimuntnrque;<text:line-break/>humidum; - xprimi contingit simulque partes divelli, humi-,<text:line-break/>dum quidem, -sicut in spongia a manibus, nostris contracta<text:line-break/>eompressaque; divelli autem, sicut in iis quae distrahuntur<text:line-break/>divellunturque five a nostris manibus five aliunde. Tale<text:line-break/>quid rara molliaque corpora </text:span><text:span text:style-name="T27">a frigido</text:span><text:span text:style-name="T2"> perpetiantur necesse<text:line-break/>est, raritate frigus prompte intro recipiente multoque etiam<text:line-break/>promptius partibus in da mollibus quae in profundo sunt<text:line-break/>a frigido concrescentibus. Erigidum itaque spiramenta cuna<text:line-break/>cta in raris .corporibus subiens, qualia sunt ulcerata omnia,'<text:line-break/>oculique et nares ac os. venterque, omnes resrigerando-<text:line-break/>rnm corporum partes circumquaque amplectitur et quodam-</text:span></text:p>
      <text:p text:style-name="P49"><text:span text:style-name="T27">J<text:tab/>/</text:span></text:p>
      <text:p text:style-name="P6"><text:span text:style-name="T2">modo multis circumquaque ansis eas contrahens, atque con-<text:line-break/>densans </text:span><text:span text:style-name="T27">a</text:span><text:span text:style-name="T2"> continuis avellit. Quae dum .patiuntur; multa<text:line-break/>fieri spatia inania necesse est, non 'tantum quia tenues ex-<text:line-break/>primantur humiditates, verum etiam- quia substantia mollis<text:line-break/>in arctum contrahatur.. Atqui spatium inane in sibi conti-<text:line-break/>nuis; corporibus servata etiamnum continuitate sieri non<text:line-break/>pStesu Ergo'si fieri ill canflet; clarum est allam deperdi, .ad<text:line-break/>corpus continuum'siistihhi,. ex quo molesta inordaxque scsse»<text:line-break/>sus exoritur affectio. Tametsi non' eadem utrisque qualitas<text:line-break/>est tum iis, quae'frigtire mordicant tum.iis quae 'calore, 'scd<text:line-break/>lu illis protinus et contractionis condensationisque fenfUs<text:line-break/>perdipitur, iri .his dissolutionis et fusionis/ - ‘Quin, nec par.<text:line-break/>est utriusque affectus celeritas, verum &gt;lu refrigerantibus<text:line-break/>quodammodo tardior et cunctantior est mordacitas, at in<text:line-break/>excalefarientibus celerrime penetrat. Quando igitur abunde,<text:line-break/>definitum est tum ipsa ferum natura tum etiam qui irt<text:line-break/>nobis fit sensu, clareqne expositum est quo pacto'calidum</text:span></text:p>
      <text:p text:style-name="P6"><text:span text:style-name="T2">quoque frigidum mordax </text:span><text:span text:style-name="T2">appareat, colligere </text:span><text:span text:style-name="T2">quemque apud<text:line-break/>sese nunc oportet, , vel antequam </text:span><text:span text:style-name="T2">a </text:span><text:span text:style-name="T2">nobis id audiat, mordi-<text:line-break/>cautium medicamentorum </text:span><text:span text:style-name="T2">alia </text:span><text:span text:style-name="T2">calida facultate, alia frigida<text:line-break/>necessario esse. A nobis autem distinctiones eorum exacte<text:line-break/>addiscere licebit, ubi prius commonefecerimus poculum et<text:line-break/>balneum, quum temperata stint, calida a nobis dici nonnun-<text:line-break/>quam appellationis abusu, quandoquidem temperata dici de=*<text:line-break/>bebant, ac symmetra potius quam calida. Ergo quae siq<text:line-break/>calida funt grata amiciaque sunt, funditur enim quod in<text:line-break/>corporibus nostris constiterat atque concretum fuerat, quo<text:line-break/>maxime affectu voluptas animantibus constat, at si moram-<text:line-break/>etiam trahant, sensim quoque et ipsa, molesta evadunt, ad<text:line-break/>tantam enim fusionis immoderationem sic recidunt ut sub-<text:line-break/>stantiam nostram etiam digerant, dissolvant, atque disper-<text:line-break/>ganti Verum nec sic quidem mordicatione infestant,' fed<text:line-break/>animi aflerunt deliquium viresque dejiciunt, ut mors quo-<text:line-break/>que tandem sequatur.; At quae hia magis sunt calida,- se-.<text:line-break/>cant, distrahunt, dividuntque substantiam, quare necessario</text:span></text:p>
      <text:p text:style-name="P6"><text:span text:style-name="T2">mordacia videntur, velut aqua fervens ac ipse ignis. Eun-<text:line-break/>dum in modum frigida quae contrahunt, nondum tamen<text:line-break/>contracti corporis continuitatem divellunt, frigida duntaxat<text:line-break/>sunthaud etiam mordacia. At quae supra quam quod<text:line-break/>contrahunt, etiam convellunt, ea utiqueomnia violenta con-r .<text:line-break/>densatione utuntur,, quocirca et mordacia apparent. Igitur,<text:line-break/>subjectam materiam contrahere et condensare frigidi sempen<text:line-break/>proprium est, fundere autem atque liquare calidi, utrius-<text:line-break/>que vero immoderatius aucti communis est mordicatio.<text:line-break/>Etenim quae summe frigida calidaque suerint praeter omnes<text:line-break/>alias, quas modo memorabam, raras mollesque partes.cu-<text:line-break/>tem etiam nostram invadunt. Memini me quandoque. per<text:line-break/>uivem iter fecisse tam altam et copiosam, ut nulla terrae<text:line-break/>pars nuda conspiceretur, aer exactissime purus erat, spira-<text:line-break/>batque a nive quidam ventus adeo frigidus, ut non oculos<text:line-break/>modo et nares et totam adeo faciem mordicaret; verum<text:line-break/>etiam siquis forte manum protulisset, similiter illam affice-<text:line-break/>rei. At quae a summa frigiditate autcaliditate absunt,: eu- </text:span><text:span text:style-name="T2">.</text:span></text:p>
      <text:p text:style-name="P6"><text:span text:style-name="T2">tem non mordicant, frigida quidem; quoniam continuitatem<text:line-break/>ejus db' duritiem .distrahere nequeant, nec. in pr.ofjindmm<text:line-break/>subire prae superficiei densitate valeant, calida autem tum<text:line-break/>quost non erodant, fed duntaxat fundant, tum quod inter-i<text:line-break/>dum meatus prompte, penetrent. Plurimum autem ad id.<text:line-break/>genus passiones sacit- essentiae medicamentorum vel tenuitas,<text:line-break/>vel .crassities. Siquidem frigida quae tenuium partium sunt,<text:line-break/>quum magis in profundum' transeant, vehementius </text:span><text:span text:style-name="T2">etiam ,<text:line-break/></text:span><text:span text:style-name="T2">proinde mordidant,.calida vero quae craisarum sunt partium,<text:line-break/>quoniam plus ulcerant,</text:span><text:span text:style-name="T2">, </text:span><text:span text:style-name="T2">violentius idcirco etiam affligant.<text:line-break/>Tenuiorum itaque partium aer est, .crassiorum terra,medium:<text:line-break/>eorum tenet aqua Sed aer accensus fit flamma, terra au-<text:line-break/>tem pruna, at aqua vehementem sane caliditatem accipit,<text:line-break/>sed nec flamma .nec pruna -propter innatam humiditatern<text:line-break/>efficitur. Siquidem .flamma et pruna ignis sunt genera,<text:line-break/>ignis autem omnis calidus est et siccus, at aqua sicca ut sit<text:line-break/>fieri nequit, iproindeque ipsius ignis exacte qualitatem sicut -<text:line-break/>aer et terra non’ accipit.:.. Nullum est itaque aeque- calidum</text:span></text:p>
      <text:p text:style-name="P6"><text:span text:style-name="T2">pharmacum, ut anfaflamma. aut pruna aut fervens aqua,<text:line-break/>imo ut sit'vel calidissimum, omnino .tamen plurimum ab il-<text:line-break/>lis vincitur. Procetlit autem’ ad'ustionem usque medica-<text:line-break/>mentorum caliditas, ubi videlicet in crassa consistit essentia,<text:line-break/>quae vero tenuium partium sunt calida^ nonnunquam omni-i<text:line-break/>no non mordicant; fed calefaciunt duntaxat. Est autem<text:line-break/>ubi et mordicent, .non tamen urant.</text:span></text:p>
      <text:h text:style-name="Heading_20_2" text:outline-level="2">Cap. HI.</text:h>
      <text:p text:style-name="P96"><text:span text:style-name="T2">i Sed quid tenuium partium'.qnidve crassao ,<text:line-break/>' rum esse lutelligamus, commemorare oportet Nempe quae<text:line-break/>celeriter in tetrnia solvuntur;- tenniiim appellantur partium,<text:line-break/>at quae id perpeti nequeunt, crassarum.. Quod ergo ea sol-:<text:line-break/>vantur, calor' qui est in animantis corpore;,cui unumquod-.<text:line-break/>que applicari contingit, in causa est, quod ' autem in tenues-<text:line-break/>crassasve partes comminuantur, id a sua ipsorum natura ob-<text:line-break/>tinent. Quocirca refrigerantium^ medicamentorum </text:span><text:span text:style-name="T27">ea</text:span><text:span text:style-name="T2"> quae<text:line-break/>crassarum sunt partium mordicare nequeunt, utpote quae<text:line-break/>extimam cutisfuperfieiem penetrare non valeant. </text:span><text:span text:style-name="T27">Ai quae<text:line-break/></text:span><text:span text:style-name="T2">tenuium sunt, partium, </text:span><text:span text:style-name="T27">:et</text:span><text:span text:style-name="T2"> perfacile penetrare possunt et in</text:span></text:p>
      <text:p text:style-name="P6"><text:span text:style-name="T2">profundum subeuntia, molles animantis portes mordicant.<text:line-break/>Mordicant etiam, magis, quae quum tenuium sint partium,<text:line-break/>insuper inaequabilem obtinent temperiem. Sed supra de-,<text:line-break/>monstratum est inaequabilia esse propemodum omnia, quipi-.<text:line-break/>pe aut impossibile est aut perdissirile ullam invenire sub-<text:line-break/>stantiam quae adamussirn similarium sit partium. Vluum<text:line-break/>namque diximus unum quidem habere in fe recrementum<text:line-break/>crassarum partium, unde, dum temporis spatio secernitur<text:line-break/>ferturque deorsum, faex consistit, aliud vero secundum, quod<text:line-break/>florem nuncupant, quod'dum vinum fervet, supernatat, sed.<text:line-break/>postea ad faeces subsidit, tertium aqueum, quod toti vino<text:line-break/>permixtum est, hoc primario potissimumque </text:span><text:span text:style-name="T27">fervet,</text:span><text:span text:style-name="T2"> . quar-<text:line-break/>tum praeter haec est ipsum revera •vluum. Ostensum vero<text:line-break/>etiam est quod tum in oleo tum iu lacte tum in aliis om-.<text:line-break/>nibus succis eadem sit recrementorum natura, multoque:<text:line-break/>magis in totis plantis metallicisque omnibus. ' Quae meino-.<text:line-break/>ria tenentes .nunc tempestivum-est de medicamentis omni-'<text:line-break/>bus considerare. Ac primum omnium cavendum est ne no-;.</text:span></text:p>
      <text:p text:style-name="P6"><text:span text:style-name="T2">bis quoque, quod plerisque oaraibus qui talia scrutantur<text:line-break/>accidat .Nam qnasi omnia similarium forent partium, ita<text:line-break/>disserunt, nec concedunt neque vinum neque oleum neque<text:line-break/>reliquorum ullum ex diversis facultate partibus .cousistere;<text:line-break/>imo multo magis micantur, si de aceto audeamus dicere<text:line-break/>ipsum ingenitam vini caliditatem perdidisse, caeterum ex<text:line-break/>putredine aliam adeptum, cujus sane sententiae est tum Ari-<text:line-break/>stoteles tum Theophrastus. Nam vinosae vini partes, dum<text:line-break/>ipsum </text:span><text:span text:style-name="T2">in </text:span><text:span text:style-name="T2">acetum transit, refrigerantur, at aqueum re-<text:line-break/>crementum putrescens adfcititiam caliditatem obtinet, velut<text:line-break/>caetera omnia quae putrefcunt, sitque acetum quiddam ex<text:line-break/>contrariae facultatis partibus compositum, partim refrige-<text:line-break/>rantibus partim calidis, sieuti ustorum lignorum omnes<text:line-break/>cineres. Etenim in illis aliquid velut fomes quidam igneus<text:line-break/>per exiguas partes dispersum est,- quod et valde calidum est,<text:line-break/>reliquum omne tum terreum est tum frigidum. Iccirco<text:line-break/>quum cinis, aqua maceratur, </text:span><text:span text:style-name="T2">ac </text:span><text:span text:style-name="T2">per quaedam corpora mo-<text:line-break/>dice rara colatur, fit ut calidae acresque partes una ferau-</text:span></text:p>
      <text:p text:style-name="P6"><text:span text:style-name="T2">tnr; </text:span><text:span text:style-name="T2">reliquum, </text:span><text:span text:style-name="T2">quod </text:span><text:span text:style-name="T2">est, non amplius calidum est, nempe<text:line-break/>quod igneas liras particulas , lu aquam deposuerit. Vocant<text:line-break/></text:span><text:span text:style-name="T2">eam </text:span><text:span text:style-name="T2">aquam homines lixivium, idque. proportione quadam<text:line-break/>aquae .marinae et muriae, 'dispositionis,, generationis et fa-<text:line-break/>cultatis ergo respondet, illa enim ex aqua saleque constant;<text:line-break/>at aqua quae cluerem abluit, tum ex ipia tum ex partibus<text:line-break/>quas fecum rapuit, composita, hoc pacto, effecit nominatum<text:line-break/></text:span><text:span text:style-name="T2">lixivium, </text:span><text:span text:style-name="T2">quod nisi antea frias ex aqua ac fuliginosis cine-<text:line-break/>ris; partibus, effectum, forsitan simplex et incompositum esse<text:line-break/></text:span><text:span text:style-name="T2">ooipus </text:span><text:span text:style-name="T2">existimes. Ejusmodi quiddam ili aceto nobis .eyer<text:line-break/></text:span><text:span text:style-name="T2">nit.. </text:span><text:span text:style-name="T2">Nam </text:span><text:span text:style-name="T2">quum </text:span><text:span text:style-name="T2">nequeamus lenfu cernere, ipsius genera-<text:line-break/></text:span><text:span text:style-name="T2">tionem, </text:span><text:span text:style-name="T2">rationi dissidimus. </text:span><text:span text:style-name="T43">Caeterum.fi </text:span><text:span text:style-name="T2">nihil </text:span><text:span text:style-name="T27">allad,</text:span><text:span text:style-name="T2"> saltem<text:line-break/>considerantes omphacis cum eo differentiam ; aequum esse<text:line-break/></text:span><text:span text:style-name="T2">credere </text:span><text:span text:style-name="T2">sciemus, quod non acidus modo, sed et acris </text:span><text:span text:style-name="T2">quin<text:line-break/>dam alius </text:span><text:span text:style-name="T2">ei permixtus fit sapor, - Quanrobrem perfecte<text:line-break/></text:span><text:span text:style-name="T2">omphacis </text:span><text:span text:style-name="T2">succus .refrigerat, hinc est quod summe ardori-<text:line-break/></text:span><text:span text:style-name="T2">luis prosit, </text:span><text:span text:style-name="T2">sive </text:span><text:span text:style-name="T2">ori </text:span><text:span text:style-name="T2">ventris impositum sive totis hypochon-<text:line-break/></text:span><text:span text:style-name="T2">driis, sive </text:span><text:span text:style-name="T2">cuilibet alii quod refrigerare libeat. Secus, vero</text:span></text:p>
      <text:p text:style-name="P50"><text:span text:style-name="T2">habet acetum; .nec.enim </text:span><text:span text:style-name="T2">ad </text:span><text:span text:style-name="T2">unguem unum est, neque tau-<text:line-break/>tiun aridum,, scd et </text:span><text:span text:style-name="T2">acris </text:span><text:span text:style-name="T2">alius quidam ei sapor permixtus<text:line-break/>est. ltaque quod tantum est acidum,’ qnicquid id suerit;<text:line-break/>plane frigidum est, sive pyrum; sive maluin, sive acinus uvae;<text:line-break/>sive rubi, five ipsius mori, five. fructus mali punici,-five<text:line-break/>quivis alius tum fructus tum succus tum planta, utoxyla-?<text:line-break/>pallium et oxalis, quam eandem, oxyda quoque nominanti<text:line-break/>Quippe si gustanti vehemens atque manifesta illi inesse' aci,<text:line-break/>ditas appareat, nec quicquam </text:span><text:span text:style-name="T43">prae.su</text:span><text:span text:style-name="T2">-ferat acrimoniae, omni-<text:line-break/>no hunc fuccurn refrigerantem ieperies; quin confidenter<text:line-break/>utitor, sive ad ardores uti consilium est hypochondriis im-<text:line-break/>posito, five ad erysipelas, sive ad alium affectum .calidum.<text:line-break/>Similiter quoque frigidos morbos ab, eo omnes palam laedi<text:line-break/>cornperies. - Porro ubi mixta tibi: qualitas appareat cum<text:line-break/>acrimonia, conjiciendum est caliditatem quoque inesse, sin<text:line-break/>juncta sit astrictio, aliud est frigiditatis genus-; nam arida frisi<text:line-break/>giditas tenuium est partium, at adstrin gens crassarum.-</text:span><text:span text:style-name="T2">‘<text:tab/>:</text:span></text:p>
      <text:h text:style-name="P4" text:outline-level="2">Cap. IV.</text:h>
      <text:p text:style-name="P96"><text:span text:style-name="T2">Sed </text:span><text:span text:style-name="T2">horum paulo post probationes assere-<text:line-break/>mus lu medium. At: quod prius consilium dari oportet iis,<text:line-break/>qui talia </text:span><text:span text:style-name="T2">absque </text:span><text:span text:style-name="T2">sophistica arrogantia, imo unius veritatis<text:line-break/>gratia scrutantur, id nunc ternpestivunr est expromere,<text:line-break/>. nempe quod non sola ratione exerceri per eas methodos<text:line-break/>logicas, ad quas nunquam hortari delino, quasque in coni-<text:line-break/>rnentariis; de demonstratione tradidi, sed etiam gustandi<text:line-break/>exercere sensum, in laporibus </text:span><text:span text:style-name="T27">oporteat,</text:span><text:span text:style-name="T2"> principioque in iis<text:line-break/>exquirendis solicitos esse, quae unam quampiam habeant<text:line-break/>qualitatem manifestissimam. Ut si. acrimoniam cogitatione<text:line-break/>complecti clare velis, id in allio, caepis et quae ipsis similia<text:line-break/>sunt, efficies, assidue </text:span><text:span text:style-name="T27">gallando</text:span><text:span text:style-name="T2"> plurimumque dentibus rnan-<text:line-break/>dendo, tum ita longo usu passionis existentis sensum memo-<text:line-break/>riae diligenter mandando atque infigendo. Slu adstrictio-<text:line-break/>nem, in galla, rhu et similibus. </text:span><text:span text:style-name="T2">Si </text:span><text:span text:style-name="T2">vera amarorem, nitri<text:line-break/>fellisque gustu. Sin autem dulcedinem, gustu siraei et mel-<text:line-break/>lis. Ad haec sive insipidum, sive qualitate; quod ad gu-<text:line-break/>sium attineat, inedium voles comprehendere, aquam gustare</text:span></text:p>
      <text:p text:style-name="P6"><text:span text:style-name="T2">jubec, et hanc ubi gustaveris, diligenter memoriae commen-<text:line-break/></text:span><text:span text:style-name="T27">dare eamque potissimum,</text:span><text:span text:style-name="T2"> quae nullam dictarum praeferat<text:line-break/>qualitatum, neque dulcedinem neque amarorem neque acri-<text:line-break/>moniam neque ariditatem, praeter haec, quae neque supra<text:line-break/>modum sit aut calida aut frigida. Nam hinc exorsus<text:line-break/>promptius et ad aliorum obscurorum omnium saporum agni-<text:line-break/>tionem pervenies, et ad eorum quos ego quidem dulces, alii<text:line-break/>vero quidam aqueos appellitant, qualis utique est calamo-<text:line-break/>rum viridium et graminis, ad haec tritici, hordei, zeae,<text:line-break/>aliorumque multorum quae Theophrastus recenfet, inqui-<text:line-break/>rens an plures sintiponendae dulcium saporum species, an<text:line-break/>vero in majoris tantum ac minoris inter fe differre ratione<text:line-break/>existimandi sint. Sed de his alibi definiam.</text:span></text:p>
      <text:h text:style-name="Heading_20_2" text:outline-level="2">Cap. V.</text:h>
      <text:p text:style-name="P96"><text:span text:style-name="T2">Porro si qualem praebet sensum aqua<text:line-break/>plane qualitatis omnis expers, talem in re sicca invenias, ea<text:line-break/>nimirum extra omnem est insignem tum caliditatem tum fri—<text:line-break/>giditatem, mediam quoad fieri queat constitutionem obti-</text:span></text:p>
      <text:p text:style-name="P6"><text:span text:style-name="T2">nens, aut </text:span><text:span text:style-name="T2">certe </text:span><text:span text:style-name="T2">paulum </text:span><text:span text:style-name="T2">ad </text:span><text:span text:style-name="T2">frigidius declinans. At si talis<text:line-break/>quum sit </text:span><text:span text:style-name="T2">iu </text:span><text:span text:style-name="T2">caloris . frigorisque disterentia, insuper consi-<text:line-break/></text:span><text:span text:style-name="T2">st.entiam </text:span><text:span text:style-name="T2">nacta sit siccam, terrestris fit ac citra morsum de-<text:line-break/></text:span><text:span text:style-name="T2">siccet </text:span><text:span text:style-name="T2">necesse esu . Appellilant ejus generis medicamenta<text:line-break/></text:span><text:span text:style-name="T2">omnia </text:span><text:span text:style-name="T2">medici emplastica, velut pleraque quae exacte lota<text:line-break/></text:span><text:span text:style-name="T2">funt, </text:span><text:span text:style-name="T2">amylum, pompholyx, cerussa, calx, cadmeia, terra<text:line-break/></text:span><text:span text:style-name="T2">Cretensis, </text:span><text:span text:style-name="T2">Cimolia, chondrus, Samius aster et fullonum<text:line-break/></text:span><text:span text:style-name="T2">terra ex </text:span><text:span text:style-name="T2">emplasticis sunt </text:span><text:span text:style-name="T2">pharmacis. </text:span><text:span text:style-name="T2">Sunt vero ex </text:span><text:span text:style-name="T2">eis<text:line-break/>nonnulla </text:span><text:span text:style-name="T2">non terrena solum, secLaquea </text:span><text:span text:style-name="T2">natura. </text:span><text:span text:style-name="T2">Quin etiam<text:line-break/></text:span><text:span text:style-name="T2">quaedam non parum </text:span><text:span text:style-name="T2">in se aeris continent, omnia quidem<text:line-break/></text:span><text:span text:style-name="T2">glutinosa </text:span><text:span text:style-name="T2">ac proinde emplastica.</text:span></text:p>
      <text:p text:style-name="P8"><text:span text:style-name="T2">C.a p.” Vl. Duplex </text:span><text:span text:style-name="T2">si </text:span><text:span text:style-name="T2">quidem </text:span><text:span text:style-name="T2">est emplasticorum medi-<text:line-break/></text:span><text:span text:style-name="T2">eamentorum natura; </text:span><text:span text:style-name="T2">altera exacle terrea </text:span><text:span text:style-name="T2">et </text:span><text:span text:style-name="T2">sicca, altera </text:span><text:span text:style-name="T2">ni-<text:line-break/></text:span><text:span text:style-name="T2">scopa quidem </text:span><text:span text:style-name="T2">omnino; </text:span><text:span text:style-name="T2">sed ex aqua et terra et plerumque<text:line-break/></text:span><text:span text:style-name="T2">etiam </text:span><text:span text:style-name="T2">aere mixta, sicut oleum' dulce. Dictum autem retro<text:line-break/></text:span><text:span text:style-name="T2">est quid </text:span><text:span text:style-name="T2">dulce vocitem. . Ergo </text:span><text:span text:style-name="T2">hoc </text:span><text:span text:style-name="T2">ex aerea, terrea, aque-<text:line-break/></text:span><text:span text:style-name="T2">aque subssautia temperatum </text:span><text:span text:style-name="T2">esu. At </text:span><text:span text:style-name="T2">ovi </text:span><text:span text:style-name="T2">albumen ex </text:span><text:span text:style-name="T2">-iis-<text:line-break/>dem </text:span><text:span text:style-name="T2">quodammodo, sed magis tamen terrenum aleo esu</text:span></text:p>
      <text:p text:style-name="P6"><text:span text:style-name="T2">Quin et quod lactis est caseolum, ernplasticum quoque est et<text:line-break/></text:span><text:span text:style-name="T2">suillus </text:span><text:span text:style-name="T2">adeps. </text:span><text:span text:style-name="T2">;. </text:span><text:span text:style-name="T2">Nam.tauri sane.</text:span><text:span text:style-name="T2">-etchirci'</text:span><text:span text:style-name="T2">pinguedo acrimo-<text:line-break/></text:span><text:span text:style-name="T2">niam et multam et </text:span><text:span text:style-name="T2">igneam </text:span><text:span text:style-name="T2">possidet, bovis autem </text:span><text:span text:style-name="T2">capraeque<text:line-break/></text:span><text:span text:style-name="T2">minus quidem, jam </text:span><text:span text:style-name="T2">vero </text:span><text:span text:style-name="T2">quodammodo et </text:span><text:span text:style-name="T2">horum adeps<text:line-break/></text:span><text:span text:style-name="T2">acris est, </text:span><text:span text:style-name="T2">nam </text:span><text:span text:style-name="T2">.talium animantium pinguedo </text:span><text:span text:style-name="T2">ob crassitiem<text:line-break/></text:span><text:span text:style-name="T2">adeps </text:span><text:span text:style-name="T2">appellatur, est enim non </text:span><text:span text:style-name="T2">calidior </text:span><text:span text:style-name="T2">tantum, sed et magis<text:line-break/>terrena suum pinguedine, 'anseris, </text:span><text:span text:style-name="T2">autem </text:span><text:span text:style-name="T2">et gallinacei cali-<text:line-break/></text:span><text:span text:style-name="T2">dior est </text:span><text:span text:style-name="T2">pinguedo </text:span><text:span text:style-name="T34">:</text:span><text:span text:style-name="T2">et siccior </text:span><text:span text:style-name="T2">quam </text:span><text:span text:style-name="T2">spuin, quin et tenuium<text:line-break/></text:span><text:span text:style-name="T2">partium </text:span><text:span text:style-name="T2">et </text:span><text:span text:style-name="T2">minimum </text:span><text:span text:style-name="T2">.terrestris;,</text:span><text:span text:style-name="T2">sicut </text:span><text:span text:style-name="T2">et avium omnium,<text:line-break/></text:span><text:span text:style-name="T2">quandoquidem ei corporis ipsarum substantia </text:span><text:span text:style-name="T2">non parum ha-<text:line-break/></text:span><text:span text:style-name="T2">bet aeris. Sed-de sus </text:span><text:span text:style-name="T2">alibi </text:span><text:span text:style-name="T2">tractabitur. </text:span><text:span text:style-name="T2">Quaecunque ergo<text:line-break/></text:span><text:span text:style-name="T2">pinguedines nondum </text:span><text:span text:style-name="T2">ullam iiaetae </text:span><text:span text:style-name="T2">sunt </text:span><text:span text:style-name="T2">acrimoniam, empla-<text:line-break/></text:span><text:span text:style-name="T2">sticam </text:span><text:span text:style-name="T2">et illinendi poros facullatem </text:span><text:span text:style-name="T2">obtinent, </text:span><text:span text:style-name="T2">eamque tanto<text:line-break/></text:span><text:span text:style-name="T2">essicaciorem, quanto </text:span><text:span text:style-name="T2">sicciores </text:span><text:span text:style-name="T2">magisque </text:span><text:span text:style-name="T2">terrenae suerint.<text:line-break/></text:span><text:span text:style-name="T2">Hujusmodi est cera </text:span><text:span text:style-name="T2">elota, deponit </text:span><text:span text:style-name="T2">siquidem et </text:span><text:span text:style-name="T2">ipsa quam<text:line-break/></text:span><text:span text:style-name="T2">habebat </text:span><text:span text:style-name="T2">a </text:span><text:span text:style-name="T2">inelle acrimoniam. </text:span><text:span text:style-name="T2">Satis </text:span><text:span text:style-name="T2">vero </text:span><text:span text:style-name="T2">constat haec </text:span><text:span text:style-name="T27">a</text:span><text:span text:style-name="T2"> me<text:line-break/></text:span><text:span text:style-name="T2">non </text:span><text:span text:style-name="T2">dicta esse </text:span><text:span text:style-name="T2">de </text:span><text:span text:style-name="T2">cera, quae natura </text:span><text:span text:style-name="T2">sua amara </text:span><text:span text:style-name="T2">est, qualis est<text:line-break/>Pontica, ex. absinthio;, namque ea amaritudinem obtinet, </text:span><text:span text:style-name="T2">ac</text:span></text:p>
      <text:p text:style-name="P6"><text:span text:style-name="T2">si vel sexcenties eam laveris, prorsum tamen omnem ama-<text:line-break/>rorem haud elueris. Fugienda vero etiam illa cera est,<text:line-break/>quae ex acri et thymoso meile conficitur,- quum plane ab<text:line-break/>omni mordacitate alienum praeparare voles medicamentum.<text:line-break/>Quocirca- ad lavandum idonea est quae ex melle facta est<text:line-break/>tum aquosiore tum. minime mordaci.</text:span></text:p>
      <text:h text:style-name="Heading_20_2" text:outline-level="2">Cap. VII.</text:h>
      <text:p text:style-name="P96"><text:span text:style-name="T2">Atque emplastica quidem medicamenta<text:line-break/>ejusmodi sunt, sed ad acida astringentiaque revertor.. Ad-<text:line-break/>stringentia certe terrena funtet crassa corporis consistentia,,<text:line-break/>qualitate vero frigida, acida autem tenuitate pollent corporis,<text:line-break/>fed perinde ut astringentia refrigerant. Utrique gemina<text:line-break/>probatio est, nempe ex sensu, </text:span><text:span text:style-name="T2">quae </text:span><text:span text:style-name="T2">ab inductione </text:span><text:span text:style-name="T27">eft,</text:span><text:span text:style-name="T2"> et<text:line-break/>ex ratione, quae ex substantia </text:span><text:span text:style-name="T2">eorum </text:span><text:span text:style-name="T2">colligitur- Prior au-<text:line-break/>tem probatio ea dicetur, quae vulgo quidem est apertior,<text:line-break/>caeterum ad scientificam demonstrationem minus habet vi-<text:line-break/>rium. Arborum fructus quotquot nobis, ubi maturuerint,<text:line-break/>dulces apparent, nuper enati acerbi siccique funt eousi-</text:span></text:p>
      <text:p text:style-name="P6"><text:span text:style-name="T2">flentia, </text:span><text:span text:style-name="T2">pro </text:span><text:span text:style-name="T2">generantis </text:span><text:span text:style-name="T2">arboris quisque </text:span><text:span text:style-name="T2">natura, ceu quodam<text:line-break/>ait loco Theophrestns, olivae, uvae, mala punica, mora, pal-<text:line-break/>mulae, pyra, at progressu temporis humidiores redduntur,<text:line-break/>adjiciunt acerbitati ariditatem, quam sensim exuentes, postea<text:line-break/>dum maturescunt </text:span><text:span text:style-name="T27">ac</text:span><text:span text:style-name="T2"> perficiuntur dulces evadunt. Sunt<text:line-break/>qui non in arboribus, </text:span><text:span text:style-name="T2">scd </text:span><text:span text:style-name="T2">postea quum decerpti conditique<text:line-break/>aliquandiu fuerint dulcedinem accipiunt. Alii funt, qni.<text:line-break/>non interveniente ariditate, fed palam ab acerbitate in dul-<text:line-break/>cedinem transeunt, sicut </text:span><text:span text:style-name="T2">olivae. </text:span><text:span text:style-name="T2">Quin quod calido, matu-<text:line-break/>rescunt coquunturque omnes, clarum est. Tum quod id<text:line-break/>ipsum duplex sit, alterum proprium et cuique iugeui-<text:line-break/>tum, alterum externum, a sole videlicet, sed tamen , na-<text:line-break/>turae ipsorum conveniens </text:span><text:span text:style-name="T2">ac </text:span><text:span text:style-name="T2">familiare, si quidem me,,<text:line-break/>minimus quae nobis </text:span><text:span text:style-name="T2">perpetuo </text:span><text:span text:style-name="T2">proposita sunt elementa,<text:line-break/>et ipsum utique clare cognovimus. Porro si, quum<text:line-break/>initio acerbi essent,' </text:span><text:span text:style-name="T2">tempore </text:span><text:span text:style-name="T2">maturescentes dulcescunt,<text:line-break/>loquitur ex calore ipsis provenire dulcedinem, acerbi-<text:line-break/>tatem </text:span><text:span text:style-name="T27">vero</text:span><text:span text:style-name="T2"> aciditatemque constitisse ex frigore. Quum</text:span></text:p>
      <text:p text:style-name="P6"><text:span text:style-name="T2">autem principio: lignosi quum sint, ut et Theophrastus<text:line-break/>dixit, sicci quoque sint fimulque acerbi, verum affluentis<text:line-break/>postea humoris copia acidos efficiat, palam est saporem:<text:line-break/>acerbum- magis esse terrenum, aridum autem magis hu-<text:line-break/>midum. Itaque et Plato recte definiit dicens. Quae-<text:line-break/>cunque partes ejusmodi "lu succis deferuntur terrestres,<text:line-break/>eae liquefactae contrahunt atque exiccant humidas,'lin-<text:line-break/>guae sensibiles partes,, ac si exasperant, acerbae, sin<text:line-break/>minus id faciant, austerae apparent. Recte autem et nos<text:line-break/>praeter haec dicemus frigidum esse temperie saporem ejus-<text:line-break/>modi. Nam si terreuus fuisset duntaxat, emplasticus, non<text:line-break/>acerbus foret. Jamque oratio quodammodo ad essentiam<text:line-break/>ipsam transgressa saporum, demonstrationem attingit sci en v<text:line-break/>tisicam. • Quippe si acerbo sapore manifeste linguam contra-<text:line-break/>hi, siccari asperarique contingit, ossensumque superioribus<text:line-break/>libris est ab unico frigido contrahi denfarique corpora, li-<text:line-break/>quet plane frigidum esse saporem acerbum. Quoniam pofro</text:span></text:p>
      <text:p text:style-name="P6"><text:span text:style-name="T2">inaequabiliter desiccat, </text:span><text:span text:style-name="T2">id </text:span><text:span text:style-name="T2">est enim quod exasperat,fuerit sane<text:line-break/>omnino etiam terrenus. Siquidem aqueum corpus, omnia-<text:line-break/>aequabiliter',penetrat atque pervadit, eique inseparabile </text:span><text:span text:style-name="T2">est,<text:line-break/></text:span><text:span text:style-name="T2">etiamsi divulsum sit, ut rursum uniatur, at terreno corpori,<text:line-break/>quod in saporibus: defertur, jam antea, -inest divulsio, simul-<text:line-break/>que ut nunquam deinceps facile eueatr; Quin fi ejus recor-<text:line-break/>fleris, quod utriusque fingulatim passionis est proprium, iis-<text:line-break/>dem ipsum subscribet. ac testificabitur. Velox siquidem<text:line-break/>acidorum Iaporuni transitus lu sentientibus partibus fieri<text:line-break/>conspicitur, acerboeum autem tardus, tum acida quidem </text:span><text:span text:style-name="T2">in<text:line-break/></text:span><text:span text:style-name="T2">alto magis agere apparent, in superficie autem acerba- </text:span><text:span text:style-name="T2">Haec<text:line-break/></text:span><text:span text:style-name="T2">itaque omnia crassarum esse partium acerba indicant, arida<text:line-break/>verof enuium. ' Multum ergo interfe haec conveniunt, tum<text:line-break/>ea . quae a rerum dicta sunt essentia, tum ea quae per </text:span><text:span text:style-name="T2">in-<text:line-break/></text:span><text:span text:style-name="T2">ductionem eorum; quae scnsu sunt inventa. Porro, nihilo<text:line-break/>deterius fuerit mentionem rurfum de nominum ufu sacien-<text:line-break/>tes; haec quoque adjicere, nempe quod utraque </text:span><text:span text:style-name="T2">adstringere..<text:line-break/></text:span><text:span text:style-name="T2">dicantur,'tum quaeracerba funti tum quae austera,-.sed </text:span><text:span text:style-name="T2">in</text:span></text:p>
      <text:p text:style-name="P6"><text:span text:style-name="T2">majoris minorisqne ratione inter se differant, tum quod<text:line-break/>mullae insint medicamentis qualitates, non diversae tantum;<text:line-break/>sed et pugnantes, atque interim etiam omnino subcontrariae.<text:line-break/>Id quod retro satis ostensum est, caeterum ab eo nunc </text:span><text:span text:style-name="T27">rui—<text:line-break/>sus</text:span><text:span text:style-name="T2"> ordiri necesse esu Nam fi gustanti tibi idem adstrin-<text:line-break/>gens et mordax appareat, id missum facias medicamentum<text:line-break/>jubeo, </text:span><text:span text:style-name="T2">atque </text:span><text:span text:style-name="T2">illud quaeras quod absque mordacitate ad-<text:line-break/>stringat. </text:span><text:span text:style-name="T2">Ac </text:span><text:span text:style-name="T2">si neque acidum appareat, neque dulce, neque<text:line-break/>amarum, </text:span><text:span text:style-name="T2">scd </text:span><text:span text:style-name="T2">quam fieri maxime possit unam possideat qua &gt;•<text:line-break/>litatem a mixtione alienam, nempe adstrictionem, ita deni-.,<text:line-break/>que experientia examinabis, quomodo faepenurnero facien-<text:line-break/>dum ante proposui. . Sin adstringit simul ac mordicat aut<text:line-break/>aliam quamvis qualitatem seu facultatem adstrictioni jun-<text:line-break/>etam habeat, frusira est ac supervacaneum, ubi adstrictionis<text:line-break/>actionem explorare consilium est, ad experimentum tale du-<text:line-break/>cere pharmacum; incertum est enim num ob adstrictionem<text:line-break/>an ob aliam quampiam admixtarum illi qualitatum, an ob<text:line-break/>utrasque, sic in corpore sibi applicato.egerit. Etenim chal-</text:span></text:p>
      <text:p text:style-name="P6"><text:span text:style-name="T2">citis, mily, chalcanthos, </text:span><text:span text:style-name="T2">sori, aeris </text:span><text:span text:style-name="T2">squama, cum simul ad-<text:line-break/>stringant et mordicent, secundum utrasque qualitates </text:span><text:span text:style-name="T2">lu<text:line-break/></text:span><text:span text:style-name="T2">quovis admotorum corporum actionem exerunt, nec tamen<text:line-break/>docere nos aperte queunt, </text:span><text:span text:style-name="T2">an </text:span><text:span text:style-name="T2">ab adstrictione urendi vim<text:line-break/>habeant, an ab acrimonia. Mittere itaque illa praestiterit<text:line-break/>et multa deinceps alia gustare, sinceram seorsum adstrictio-<text:line-break/>nem intuentem, ac quoad fieri possit per scsc existentem,<text:line-break/>ac </text:span><text:span text:style-name="T2">ubi </text:span><text:span text:style-name="T2">tandem quampiam repereris, ita denique medicamenn<text:line-break/>tum,judicare iis methodis quas supra a me frequenter audi-<text:line-break/>visti. Utpote si gustanti tibi balaustium; aut galla, aut cy-<text:line-break/>tinus, 'aut hypocystis, aut solanum, aut glauciurn, aut </text:span><text:span text:style-name="T27">acacia;<text:line-break/></text:span><text:span text:style-name="T2">aut succus rhu, aut id genus aliud, exacte quidem esse ap-<text:line-break/>pareat edstringens, nec ullam manifestam habens aliam qua-<text:line-break/></text:span><text:span text:style-name="T2">litatem, </text:span><text:span text:style-name="T2">in hoc </text:span><text:span text:style-name="T27">jatn</text:span><text:span text:style-name="T2"> expendere ac diligenter explorare ad-<text:line-break/></text:span><text:span text:style-name="T2">strictionis </text:span><text:span text:style-name="T2">actionem oportet. Porro exploratio ipsa fieri,<text:line-break/></text:span><text:span text:style-name="T2">ut saepe </text:span><text:span text:style-name="T2">diximus, debet tum in optima </text:span><text:span text:style-name="T2">corporum </text:span><text:span text:style-name="T2">constitu-<text:line-break/></text:span><text:span text:style-name="T2">tione ad </text:span><text:span text:style-name="T2">unguem sanorum, tum in simplicibus affectibus<text:line-break/></text:span><text:span text:style-name="T2">seu calidis </text:span><text:span text:style-name="T2">leu frigidis, seu humidis seu siccis. Nam st cor-</text:span></text:p>
      <text:p text:style-name="P6"><text:span text:style-name="T2">pus fanum manifesto refrigerare cernatur' et- calidis prosit<text:line-break/>affectibus et evidentem quoque laboranti ipsi frigidam </text:span><text:span text:style-name="T27">af-<text:line-break/>ferat</text:span><text:span text:style-name="T2"> qualitatem, audendum erit de adstrictione quod refri-<text:line-break/>geret pronunciare, sin contra appareat, fanaque ab eo cor*<text:line-break/>pora incalescant et calidi affectus exasperentur frigidique<text:line-break/>juventur, non refrigerare, fed excalefacere medicamentum<text:line-break/>ejusmodi putandum esu Eodem modo de acribus sumen-<text:line-break/>dum experimentum lu caepis, allio, pipere, pyrethro, zin-<text:line-break/>zibere, struthio, helenio, calce. Etenim quemadmodum qui<text:line-break/>folam succum piperi mifcuit, neutrum satis explorare potest,<text:line-break/>sic nec quae a natura funt mixta. </text:span><text:span text:style-name="T2">»</text:span><text:span text:style-name="T2">Eundem in modum con-<text:line-break/>tetnplandum de acida qualitate, de amara, de dulci censeo,<text:line-break/>vehementes nimirum et quae quantum licet solae sint in<text:line-break/>explorationem ducendo et experientia vires eorum scru-<text:line-break/>tando. Quippe quidvis te, quo modo sit aut acerbum aut<text:line-break/>austerum aut amarum, iu experimentum ducere, tanquam<text:line-break/>hi eo acerbitatis, austeritatis, vel amaroris facturum peri-<text:line-break/>culum, plane absurdum arbitror. Nam si unam duntaxat</text:span></text:p>
      <text:p text:style-name="P6"><text:span text:style-name="T2">qualitatem possideat, idem erit medicamenti ipsius 'et quali-<text:line-break/>latis experimentum; sin multas, ex omnibus nimirum mix-<text:line-break/>tam medicamentorum actionem edet, quare unius adhuc ejus;<text:line-break/>quae in judicium veniebat actio ohfcura et incerta perma-f<text:line-break/>net. Itaque si ut prius dictum est, judicare oporteat, nod<text:line-break/>tecte senserunt qui nihil prorsum pronuntiari posse de sa •<text:line-break/>porum, facultatibus existimarunt, quique aliter judicium<text:line-break/>ineuhdnm censent, siquidem st de ipsis 'aliquid asseri potest;<text:line-break/>nec judicium aliter quam nunc est dictum iniri conveniat;<text:line-break/>Sane si id modo dixissent, plane opus non esse saporum con-<text:line-break/>sideratione, quum vires medicamentorum expendimus, nam<text:line-break/>absque his medicamentorum vires experientia invenire licet;<text:line-break/>laude' illos potius quam vituperatione dignos putarem, ve-<text:line-break/>fum Ubi tanquam de re necessaria quidem illa, sed incom-<text:line-break/>prehensibili disserunt, bis reprehendendos judico; tum quod<text:line-break/>rem non necessariam habeant pro necessaria; tum quod con-<text:line-break/>feqni eam </text:span><text:span text:style-name="T27">fe polle</text:span><text:span text:style-name="T2"> desperent.- Nam’ saenitatis medicamenti</text:span></text:p>
      <text:p text:style-name="P6"><text:span text:style-name="T2">cujusvis judicinm abtmde citra saporum dignotionem loIa<text:line-break/>repetitur experientia eum in modum habita, quem sexcen-<text:line-break/>ties jam antea posui. Atque ego iane non, quasi aliter in-<text:line-break/>veniri quod investigatur non posset ad sermonem de sa-<text:line-break/>poribus descendi, </text:span><text:span text:style-name="T2">sed </text:span><text:span text:style-name="T2">partim propter eam, qnae ad princi-<text:line-break/>pia est, sequelam, nt videlicet ostenderem omnia ad alimen-<text:line-break/>torum rationes consequi, nec quicqnam usquam inveniri '<text:line-break/>pugnans, partim vero etiam ut illos coarguerem, qui ad-<text:line-break/>stringentia omnia excalefacere contendunt. Quinirno fuerit<text:line-break/>'etiam nonnullus ejus ad praesens negocium usus. Sed haec<text:line-break/>postea monstrare conabor. At nunc acl rem propositam re-<text:line-break/>vertor et hortor qui veritatis funt amatores, ut ipfimet ad-<text:line-break/>stringentia omnia degustent, uti nos fecimus, lac ubi in ve-<text:line-break/>nerint aliquo in corpore persectam adstrictionem, quoad-li-<text:line-break/>ceat, ab aliarum qnalitatum mixtione alienam, tum denique<text:line-break/>experientia expendere teutent, frigidum sit an calidum,<text:line-break/>humidum an siccum, corpus ejusmodi. Sed hoc quisquis<text:line-break/>sapiet seorsum ipse faciet. Ego vero, ut aliquid de mea .</text:span></text:p>
      <text:p text:style-name="P6"><text:span text:style-name="T2">afferam pronunciemque., experientia fortassis necessarium<text:line-break/>suerit, atque iu hoc quidem. libro ni genere, singillatim au-<text:line-break/>tem in commentariis sequentibus. Fuerit autem. generalis<text:line-break/>de omnibus sermo ejusmodi. Corpus omne adstriugens ab<text:line-break/>aliis,, quod-sensu..animadverti posset, qualitatibus sincerum<text:line-break/>perpetuo- comperi experiendo refrigerarer Quin etiam non-<text:line-break/>nulla ex iis,-, quae qualitatibus mixta erant, nempe quae mo-<text:line-break/>dice dulcis, aut amara, aut acria,nipertu quoque refrigeraur<text:line-break/>tia reperi, scilicet quum in eis adstringendi refrigerandique<text:line-break/>facultas ita vincerent, ut alias obscurarent. Eadem ratione<text:line-break/>acida universa, tum ea quae simpliciter acida essent, sicut<text:line-break/>oxalida et oxylapathum, tum mixtis quoque aliis qualitati-<text:line-break/>bus quaedam'sive dulcibus, sive acribus, sive amaris, nihilo<text:line-break/>secius refrigerantia expertus </text:span><text:span text:style-name="T2">sum, </text:span><text:span text:style-name="T2">qualia funt mala punica,<text:line-break/>mala, pruna, uvae, mora, ficus, cerasa, ipsumque adeo ace-<text:line-break/>turn. Sed huic, ut fupra dictum est, permixta est quaedam<text:line-break/>acrimonia, fructibus autem dulcedines quaedam et acerbi-<text:line-break/>tates, quibusdam vero etiam amarores quidam obscuri ac</text:span></text:p>
      <text:p text:style-name="P51"><text:span text:style-name="T2">leves'. Tum iteni qsianiadstrlugunt paritun atque acida sinit,<text:line-break/>ea omnia quoque manifesto refrigerare experientia cognovi.<text:line-break/>Sola vero dulria omnia pro dulcedinis modo protinus, etiam<text:line-break/>baloremrcontinent; quocirca eerunr quae' admodum dulcsa<text:line-break/>siint nullum omnino -esi' frigidum. Fuerint tamen: quaal<text:line-break/>dam modice dulcia itidem" frigida, scilicet quando plnriura<text:line-break/>corporis ipsius substantia'-aquea exsilerit, sed non adeo ta-<text:line-break/>nien frigida, ut id qnodi Valde acerbum est aut acidum, sed<text:line-break/>sicut alicubi retro diximus de illis quae tepidum calorem .<text:line-break/>possident. </text:span><text:span text:style-name="T2">' </text:span><text:span text:style-name="T2">Porro, amara omnia calida sunt, utibilis, nitrum,<text:line-break/>vina valde vetusta, ac numerosa seminum copia. ' Nam et<text:line-break/>semen </text:span><text:span text:style-name="T27">rutae,</text:span><text:span text:style-name="T2"> potissimum silvestris, et tordili et spondyli,<text:line-break/>melanthiique et lupini magisque agrestes, orobi, et inter hos<text:line-break/>potius agrestes, quique </text:span><text:span text:style-name="T2">a</text:span><text:span text:style-name="T2">-secure pelecinus nuncupatus </text:span><text:span text:style-name="T27">esu<text:line-break/>Teperitrtr</text:span><text:span text:style-name="T2"> autem </text:span><text:span text:style-name="T27">in</text:span><text:span text:style-name="T2"> tritico, amygdalae quaedam quae ob id<text:line-break/>ipsum amarae vocitantur, cucumerum quaedam semina et<text:line-break/>femen mali medici et ad haec infinita alia amara apparent<text:line-break/>gustantibus. '<text:tab/>•</text:span></text:p>
      <text:h text:style-name="P4" text:outline-level="2">Cap. VIII.</text:h>
      <text:p text:style-name="P96"><text:span text:style-name="T2">Sed-lusra copiosius de amaris agemus.<text:line-break/></text:span><text:span text:style-name="T2">Nunc </text:span><text:span text:style-name="T2">rurfum </text:span><text:span text:style-name="T2">resumpto </text:span><text:span text:style-name="T2">de adstringentibus atque acidis </text:span><text:span text:style-name="T2">,fer-<text:line-break/>mone, convenientem ei </text:span><text:span text:style-name="T2">finem .imponamus. Ergo </text:span><text:span text:style-name="T2">austerum,<text:line-break/></text:span><text:span text:style-name="T2">quod fit acerbum </text:span><text:span text:style-name="T2">exolutum, </text:span><text:span text:style-name="T2">senstim ad memoriam revocare<text:line-break/>•qportet. At quae </text:span><text:span text:style-name="T2">sit </text:span><text:span text:style-name="T2">ejus generatio nunc dicam. </text:span><text:span text:style-name="T2">Quan-<text:line-break/></text:span><text:span text:style-name="T2">doquidem corpus acerbum terreum est ac frigidum, </text:span><text:span text:style-name="T2">triplir<text:line-break/></text:span><text:span text:style-name="T2">citer necessario exolvitur, aut incalescens, </text:span><text:span text:style-name="T2">aut liumescens.,<text:line-break/></text:span><text:span text:style-name="T2">aut </text:span><text:span text:style-name="T2">utrunque simul </text:span><text:span text:style-name="T2">perpetiens. Itaque </text:span><text:span text:style-name="T2">si </text:span><text:span text:style-name="T2">calescat </text:span><text:span text:style-name="T2">duntaxat,<text:line-break/></text:span><text:span text:style-name="T2">id nec hurnidius </text:span><text:span text:style-name="T2">est </text:span><text:span text:style-name="T2">nec mollius, sed </text:span><text:span text:style-name="T2">.durum </text:span><text:span text:style-name="T2">manens </text:span><text:span text:style-name="T2">solam<text:line-break/></text:span><text:span text:style-name="T2">acquiret dulcedinem, </text:span><text:span text:style-name="T2">velut </text:span><text:span text:style-name="T2">quercinae glandes, .ac </text:span><text:span text:style-name="T2">potissimum<text:line-break/></text:span><text:span text:style-name="T2">quae vocantur castaneae. .Sin tantum humescat, siquidem<text:line-break/>ea crassarum sit partium et aquea humiditas, austerum </text:span><text:span text:style-name="T2">eva-<text:line-break/></text:span><text:span text:style-name="T2">det, cujusque </text:span><text:span text:style-name="T2">enim </text:span><text:span text:style-name="T2">saporis vires aquea retundit ac </text:span><text:span text:style-name="T2">hehetat<text:line-break/></text:span><text:span text:style-name="T2">humiditas. </text:span><text:span text:style-name="T2">Sivero </text:span><text:span text:style-name="T2">tenuium partium </text:span><text:span text:style-name="T2">et </text:span><text:span text:style-name="T2">aerea sit, acescet;<text:line-break/>ostensum namque est frigidum fubtile acidam efficere qua-<text:line-break/>litatem. At si pariter et humescat </text:span><text:span text:style-name="T2">et </text:span><text:span text:style-name="T2">calefiat, humilitate<text:line-break/></text:span><text:span text:style-name="T2">quidem </text:span><text:span text:style-name="T2">aquea in dulcedinem, aerea vero transibit.in pin-</text:span></text:p>
      <text:p text:style-name="P6"><text:span text:style-name="T2">guedinem. Perfpieuum ergo hinc jam evasit, quo pactu<text:line-break/>fructus principio </text:span><text:span text:style-name="T2">acerbi </text:span><text:span text:style-name="T2">quum sint, processu temporis-quis,<text:line-break/>dem plane dulcefcant, quidam acescant, nonnulli fiant au-<text:line-break/>fleri, aliqui etiam acerbi permaneant, tum quidam etiam<text:line-break/>-pingues reddantur. Et sane secundum propositarum qua-<text:line-break/>litatum mixturas variam sortiuntur mutationem. Acerbus<text:line-break/>-ad extremum perseverat fructus ilicis, arbuti, fagi, corni, si-<text:line-break/>quidem frigidus siccusque, qualis erat ab initio, permanet,<text:line-break/>tantummodo mole increscens, nulla praeterea magna </text:span><text:span text:style-name="T27">accen-<text:line-break/>dente alteratione,</text:span><text:span text:style-name="T2"> nam et arbores ipsae tum densissimae funt,<text:line-break/>tum siccissimae ac frigidissimae. Acerbus simul et dulcis<text:line-break/>myrti fructus est, et pyri agrestis ac roboris. Magis tamen<text:line-break/>dulcis quam acerbus fructus castaneae quem nominanti<text:line-break/>Tantum austerus vitis amineae tum fructus tum vinum,, ac </text:span><text:span text:style-name="T2">,<text:line-break/></text:span><text:span text:style-name="T2">quotquot his similia funt. Austerus unaque dulcis fructus<text:line-break/>palmae, et inter vina Surrentinum, Sabinum, Albates, ut<text:line-break/>Vocant, ef quae ejus funt generis. Solummodo dulce, The-</text:span></text:p>
      <text:p text:style-name="P6"><text:span text:style-name="T2">raeum et Scybelilicum et siraeum et alia quaecunqne<text:line-break/>pum istis conveniunt. Pinguis exacte tum fructus tum fuc-<text:line-break/>cus oleae, tum etiam alii omnes ex quibus oleum conficitur,<text:line-break/>sicut ricini, raphanidis et ipsa sesama nucesque et amygdala.<text:line-break/>Nam id genus omnia vetustate prorsum efficiuntur pinguia,<text:line-break/>quippe in quibus aquea quidem excrernentitiaque humiditas<text:line-break/>digeritnr, propria vero </text:span><text:span text:style-name="T27">a</text:span><text:span text:style-name="T2"> colore nativo elaboratur atque<text:line-break/>exacte concoquitur.</text:span></text:p>
      <text:h text:style-name="Heading_20_2" text:outline-level="2">Cap. IX.</text:h>
      <text:p text:style-name="P96"><text:span text:style-name="T2">Qnicnnque ergo fructus oleosi sunt solum-<text:line-break/>modo, edendo li sunt et dulces, quibus vero dum alterantur<text:line-break/>amaror quidam advenit, ii edi non postunt. Quippe ama-<text:line-break/>rum omne esui ineptum est, taleque efficitur a caloris ex-<text:line-break/>cessu, sicuti postea docebimus. Verum dulce omne cali-<text:line-break/>dum est, nec immodice calorem nostrum exuperat, imo<text:line-break/>sicut aqua calida, cujus contactus voluptati est, maxime<text:line-break/>pbi frixerimus, hactenus videlicet nos excalcfaciens, dum</text:span></text:p>
      <text:p text:style-name="P9"><text:span text:style-name="T2">concratas frigore in nobis particulas fundat, </text:span><text:span text:style-name="T2">non </text:span><text:span text:style-name="T2">tamen<text:line-break/>solvat aut sedet distrahat ve' continuum,. ea,, inquam, ut<text:line-break/>summa afficit voluptate </text:span><text:span text:style-name="T2">ac </text:span><text:span text:style-name="T2">utilissima est, sic omne edu-<text:line-break/>lium dulce calidum sane omnino est, sed non tantum ca-<text:line-break/>lore excedit, ut, is laedat, ac molestus .sit,, fed inter limi-<text:line-break/>tes se continet fundentis, laevi gantis ac mollientis- Rur-<text:line-break/>sum mihi hic. meinoria repete quae iaepe ante dixi,<text:line-break/>quaedam esse quae vel una vel duabus in sese qualitati-<text:line-break/>bus et agunt et patiuntur, quaedam veto quae totis sub-<text:line-break/>stantiis suis, quorum in numero et medicamenta notr pauca<text:line-break/>dixi et nutrimenta universa. </text:span><text:span text:style-name="T2">' </text:span><text:span text:style-name="T2">Horum duplex esse genus<text:line-break/>apparet, prout significavit et Theophrastus. Nam quaedam<text:line-break/>funt pinguia, velut pinguedo, quaedam dulcia magis minus ve,<text:line-break/>velut fructus omnes quibus vefeimur et animalium car-<text:line-break/>nes, tum herbae item multae ac radices, floresque et<text:line-break/>. germina. Nam tametfi sunt inter ea quaedam acerba, sic-i<text:line-break/>ut pyra fylvestria et </text:span><text:span text:style-name="T2">corna, </text:span><text:span text:style-name="T2">omnino tamen dulcedine par-<text:line-break/>ticspant, nisi summe, sinf acerba, velut galla, rhua; verum</text:span></text:p>
      <text:p text:style-name="P6"><text:span text:style-name="T2">'cb haec-jani pro medicamentis iis magis quam pro cibis<text:line-break/>•utimur. Apparent' enim- quae.pica laborant mulieres,<text:line-break/>'quique impleti' sunt.et quilius exoletus.; ess stomachus, ea<text:line-break/>appetere degustare,, alioqui ii esuriant,' contra respuunt pov<text:line-break/>itiusrtum acerba tum acida, expetunt autem ac sumunt<text:line-break/>quae dulcia sunt et pinguia hiaque-expleri desiderant, </text:span><text:span text:style-name="T2">i a</text:span></text:p>
      <text:h text:style-name="Heading_20_2" text:outline-level="2">Cap. X.</text:h>
      <text:p text:style-name="P96"><text:span text:style-name="T2">Est autem fortassis et pingue ipsum ‘dulce<text:line-break/>et qnicquid nutrit ex genere est dulcium. Evenit autem<text:line-break/>id illis non abs re, sed fecundum ipsam quantunf ireri<text:line-break/>potest nutrimenti substantiam, quippe nutritio est evacuati<text:line-break/>repletio. Atqui quod evacuatum est familiare erat, quam-<text:line-break/>obrem et quod . nutrit familiare fit - necesse esti Porro<text:line-break/>si familiare, necessario jucundum amicumque suerit, pro-<text:line-break/>tinus etiam ut ad id quod nutritur moderate caliduin.<text:line-break/>Sed in hoc non parva est majoris minorisque ratio, quan-<text:line-break/>do nimirum nen ad cibos accedimus plane secundum na-<text:line-break/>turam affecti, solum enim corpus eorum qui cibum desi-<text:line-break/>derant, inanitnm sit oportet^ si exacti futuri sint familiaris</text:span></text:p>
      <text:p text:style-name="P6"><text:span text:style-name="T2">ipforuin qualitatis cognitores. Nam si praeter idi calidiores<text:line-break/>quam conveniat:;,iaut frigidiores evaserint , seu toto cor-<text:line-break/>pore seu pertinentibus </text:span><text:span text:style-name="T2">ad </text:span><text:span text:style-name="T2">linguam : ac ventrem locis, non<text:line-break/>Polum quae nutriant.; verum etiam quae refrigerent,-put<text:line-break/>excalefariant postulabunt. Proinde sane cibi quoque llli<text:line-break/>alias alii videntur jucundiores. , Nam quum duplex sit<text:line-break/>genere jucundum, alterum quod impleat .id quod eva-<text:line-break/>cuatum est, cniusmodi est nutrimentum, alterum quod me--<text:line-break/>datur ei quod alteratum est, id quod jam'medicamentum<text:line-break/>est, evenit utique cibis, ubi non modo vacuatis exhibentur<text:line-break/>corporibus, sed enim qualitate aliqoa mutatis, ut duobus<text:line-break/>nominibus delectent, ut cibi scilicet et .ut medicinae. Sed<text:line-break/>ni medicamenta quidem refrigerando quaedam et excaIe-<text:line-break/>faciendo </text:span><text:span text:style-name="T2">et </text:span><text:span text:style-name="T2">exiccando et humectando, ex ratione juva-<text:line-break/>bunt et proderunt, ut nutrimenta vero sola ea quae co-<text:line-break/>gnata sunt </text:span><text:span text:style-name="T2">et </text:span><text:span text:style-name="T2">familiaria totis nutriendorum substantiis.<text:line-break/>Protinus </text:span><text:span text:style-name="T27">vero</text:span><text:span text:style-name="T2"> istis adest, ut moderate fcilicet sint ad ea<text:line-break/>quae nutriuntur calida. Quamobrem nec eduliorum, nec</text:span></text:p>
      <text:p text:style-name="P6"><text:span text:style-name="T2">medicamentorum una </text:span><text:span text:style-name="T2">est animantibus omnibus </text:span><text:span text:style-name="T2">species,<text:line-break/>siquidem </text:span><text:span text:style-name="T2">pro </text:span><text:span text:style-name="T2">sua </text:span><text:span text:style-name="T2">quaeque </text:span><text:span text:style-name="T2">familiari substantia simul </text:span><text:span text:style-name="T27">et af-<text:line-break/>fectione</text:span><text:span text:style-name="T2"> tum delectantur tum juvantur ab utrisque. Sed<text:line-break/>si haec sic habent, id quod lu cibis minus erit dulce, mi-<text:line-break/>nus quoque erit calidum, quod dulcius, tanto nimirum erit<text:line-break/>calidius, quanto videlicet dulcius.. Sin ad immodicum re-<text:line-break/></text:span><text:span text:style-name="T2">cidat </text:span><text:span text:style-name="T2">calorem, nec ejusmodi dulce erit, fed jam amarum<text:line-break/>apparebit, velut </text:span><text:span text:style-name="T2">, </text:span><text:span text:style-name="T2">mel vetustum atque decoctum itidemqne<text:line-break/>aliorum dulcium unumquodque. '</text:span></text:p>
      <text:h text:style-name="Heading_20_2" text:outline-level="2">Cap. XI.</text:h>
      <text:p text:style-name="P96"><text:span text:style-name="T2">Etenim ut a moderato calore bifariam<text:line-break/>cuique corpori </text:span><text:span text:style-name="T2">dulcedo </text:span><text:span text:style-name="T2">provenit; partim enim sunt pro-<text:line-break/></text:span><text:span text:style-name="T2">prio </text:span><text:span text:style-name="T2">et insito </text:span><text:span text:style-name="T2">calore </text:span><text:span text:style-name="T2">dulcia, partim vero ascititio: ad ,<text:line-break/>eqndem modum </text:span><text:span text:style-name="T2">amara. </text:span><text:span text:style-name="T2">Alia enim funt, quae fuapte nas<text:line-break/>tura immoderate excalefacinnt per eas, quae temporis spa-<text:line-break/>tio eveniunt, </text:span><text:span text:style-name="T2">mutationes, </text:span><text:span text:style-name="T2">aliis autem id accidit ab </text:span><text:span text:style-name="T2">acqui-<text:line-break/></text:span><text:span text:style-name="T2">sititio calore accensis. At de amaris postea dicetur. Cae-<text:line-break/>teram dulcia calore proxime accedunt ad ea, quibus ap-<text:line-break/>parent dulcia. Fiunt autem, talia, ut </text:span><text:span text:style-name="T2">dictum </text:span><text:span text:style-name="T2">est, bifariam </text:span><text:span text:style-name="T14">|</text:span></text:p>
      <text:p text:style-name="P6"><text:span text:style-name="T2">quaedam proprio calofe, ut mel, quaedam </text:span><text:span text:style-name="T2">afcititio, </text:span><text:span text:style-name="T2">ut<text:line-break/>sunt omnia quae </text:span><text:span text:style-name="T2">ab igne </text:span><text:span text:style-name="T2">praeparantur, ac proinde dum<text:line-break/>calida sunt suaviora iis, quibus opus est instauratione ap-<text:line-break/>parent. Porro mustum non suo modo, sed et acquifititio<text:line-break/>calore dulce esse videtur; - Multum enim ceji ardoris ve-<text:line-break/>stigia, ut Aristoteles </text:span><text:span text:style-name="T2">et </text:span><text:span text:style-name="T2">Theophrastus censuere, </text:span><text:span text:style-name="T2">ex </text:span><text:span text:style-name="T2">solari<text:line-break/>calore tum acinis tum aliis inest fructibus, a quo id quod<text:line-break/>illis aqueum ac velut etiamnum semicoctum reliquum est<text:line-break/>ad concoctionem ducitur conficiturque; ac transmutanti<text:line-break/>simile redditur; Nam ex quibnscunqne pomis', si succum<text:line-break/>exprimas, -eum protinus non secus atque mustum fervere<text:line-break/>deprehendes;tanto tamen fervoris discrimine, quanta erit<text:line-break/>unius fructus ab alio in calore diversitas.- Sed ubi jam<text:line-break/>quod aquosum, ac semicoctum erat transmutatum fuerit<text:line-break/>atque confectum, et is qui fervorem conci labat calor </text:span><text:span text:style-name="T27">eva-s<text:line-break/></text:span><text:span text:style-name="T2">nuerit, jam tum denique quae propriae sunt succorum pro-<text:line-break/>prietates sincerae conspiciuntur. Itaque tunc quae pro</text:span><text:span text:style-name="T34">3</text:span></text:p>
      <text:p text:style-name="P6"><text:span text:style-name="T2">pria vinotuin natura sit agnoscimus. Qua in re animum<text:line-break/>diligenter adverte, austera sensim austeritatem deponant;<text:line-break/>lernper enim quae inveterantur vina dulcedinem quan-<text:line-break/>dam et acredinem adsciscunt, quae vero prius inerat illis<text:line-break/>adstrictio, eam tempore abjiciunt. Est autem, in quibus-<text:line-break/>darn vinis; postquam efferbuerint, dulcedo quaedam since-<text:line-break/>ra, iuavis et propria ipsius succi naturae, non qualis ante<text:line-break/>erat, mixta follicet </text:span><text:span text:style-name="T27">ex-</text:span><text:span text:style-name="T2"> proprio atque eo qui circa scmi-<text:line-break/>coctum aquosumque excrementum erat fervore. Igitur si<text:line-break/>confessum est, vina omnia vetustate fieri calidiora, austera<text:line-break/>vero primum quidem tempore dulcedinem quandam atque<text:line-break/>acrimoniam deposita adstrictione acquirere, ac deinde lu-<text:line-break/></text:span><text:span text:style-name="T27">crefcenie</text:span><text:span text:style-name="T2"> acrimonia sensim dulcedinem deponere, ac sub-<text:line-break/>inde rursum majori tempore acria admodum evadere assi-<text:line-break/>diteque amarescere, ac denique ubi crassescunt penitus fieri<text:line-break/>amara, sane constat dulce acerbo esse calidius ac dulci</text:span></text:p>
      <text:p text:style-name="P6"><text:span text:style-name="T2">amarum. Atqui </text:span><text:span text:style-name="T2">si verum </text:span><text:span text:style-name="T2">est </text:span><text:span text:style-name="T2">dulcedinem </text:span><text:span text:style-name="T2">a moderatione pro-<text:line-break/>venire caloris, patet </text:span><text:span text:style-name="T2">acerbitatem a </text:span><text:span text:style-name="T2">frigido vincente perfici;</text:span></text:p>
      <text:h text:style-name="Heading_20_2" text:outline-level="2">Cap. XII.</text:h>
      <text:p text:style-name="P96"><text:span text:style-name="T2">Quod autem </text:span><text:span text:style-name="T2">et: </text:span><text:span text:style-name="T2">ariditas a frigore pro-»<text:line-break/></text:span><text:span text:style-name="T2">ereetur </text:span><text:span text:style-name="T2">et antea ostendimus. Veruntamen, quandoquidem<text:line-break/></text:span><text:span text:style-name="T2">in praesenti </text:span><text:span text:style-name="T2">disputatione de naturali vinorum, quae tem-<text:line-break/></text:span><text:span text:style-name="T2">poris spatio </text:span><text:span text:style-name="T2">fiat, alteratione docuimus; </text:span><text:span text:style-name="T2">non'nihil </text:span><text:span text:style-name="T2">quoque </text:span><text:span text:style-name="T2">et<text:line-break/>de </text:span><text:span text:style-name="T2">non naturali dicamus. Itaque </text:span><text:span text:style-name="T2">ut </text:span><text:span text:style-name="T2">tinum acerbum,<text:line-break/></text:span><text:span text:style-name="T2">tempore </text:span><text:span text:style-name="T2">dulcius, primum, inox acrius amariuaque efficitur,<text:line-break/></text:span><text:span text:style-name="T2">denique </text:span><text:span text:style-name="T2">plane etiam amarum redditur, </text:span><text:span text:style-name="T2">ad eundem </text:span><text:span text:style-name="T2">modum<text:line-break/></text:span><text:span text:style-name="T2">quod </text:span><text:span text:style-name="T2">rigorem perpessum est, acidius protinus redditur, ac<text:line-break/></text:span><text:span text:style-name="T2">fi prorsum </text:span><text:span text:style-name="T2">refrigeretur, penitus acescit. Itemque </text:span><text:span text:style-name="T2">quod lu<text:line-break/>fructuum collectione </text:span><text:span text:style-name="T2">vindemlaque per </text:span><text:span text:style-name="T2">assiduam pluviam<text:line-break/>aliena humiditate </text:span><text:span text:style-name="T2">impletum fuerit, quodque </text:span><text:span text:style-name="T2">alio quovis<text:line-break/>modo </text:span><text:span text:style-name="T2">humiditatern acceperit, levi occasione ea </text:span><text:span text:style-name="T2">omnia<text:line-break/>prompte acescunt. Contra </text:span><text:span text:style-name="T2">evenit </text:span><text:span text:style-name="T2">iis </text:span><text:span text:style-name="T2">quae igni </text:span><text:span text:style-name="T2">admo-<text:line-break/>ventur. Nam et </text:span><text:span text:style-name="T2">protinus statim et </text:span><text:span text:style-name="T2">temporis </text:span><text:span text:style-name="T2">progressu<text:line-break/></text:span><text:span text:style-name="T2">postea se.mper dulcioris </text:span><text:span text:style-name="T2">evadunt. Quod si </text:span><text:span text:style-name="T2">multo etiam<text:line-break/>tempore duraverint; et ipsa nihilominus </text:span><text:span text:style-name="T2">quam </text:span><text:span text:style-name="T2">eaetera ama-</text:span></text:p>
      <text:p text:style-name="P6"><text:span text:style-name="T2">resuunt, videturqne id </text:span><text:span text:style-name="T2">sibi </text:span><text:span text:style-name="T2">quodammodo secundum natu-<text:line-break/>ralem consentaneum esse rationem. Nam si uva acerba<text:line-break/>acida est, -uva vero dulcis, ac fructibus omnibus maturatio<text:line-break/>a solari provenit calore’, planum est imperfectius et frigi- -<text:line-break/>dius esse quod ecidum</text:span><text:span text:style-name="T2">, </text:span><text:span text:style-name="T2">perfectius vero et calidius quod -<text:line-break/>dulce fuerit. Quum ergo vinum perfrictione rursum ace-<text:line-break/>scat, manifestum' est lu eum illud humorem converti, ex<text:line-break/>quo provenerat. Diversis tamen hactenus viribus uvae<text:line-break/>acerbae succus acetumque constant, quod aceto accedat ex<text:line-break/>putrido calore acrimonia quaedam, proinde Aristoteles re-<text:line-break/>cte dixit, acetum proprio quidem vini calore esse frigidum,<text:line-break/>adfcititio calidum. At uvae acerbae succus calorem adsci»<text:line-break/>titirnn non habet, ac proinde nec acrimoniam.. Accedit<text:line-break/>vero et in substantiae tenuitate diversitas. ' Siquidem uvae<text:line-break/>acerbae succo acetum tenuius est, cui rei et sensus adsti-<text:line-break/>pulatur, excellit enim quae ab aceto infligitur frigiditas<text:line-break/>eam quae ab uvae acerbae succo vehementia et mixtione.</text:span></text:p>
      <text:p text:style-name="P6"><text:span text:style-name="T2">Imbecillior </text:span><text:span text:style-name="T2">enim </text:span><text:span text:style-name="T2">est </text:span><text:span text:style-name="T2">quae ab </text:span><text:span text:style-name="T2">uva acerba fit refrigeratio, '<text:line-break/>quum etiam alienae in se caliditatis ne minimum quidem<text:line-break/>contineat. At quae ab aceto proficiscitur, tanto est vali-<text:line-break/>dior' quanto et tenuior, </text:span><text:span text:style-name="T2">inest </text:span><text:span text:style-name="T2">vero et illi acrimonia quae-<text:line-break/>dam excalefaciens , quae tamen satis non sit ad superan-<text:line-break/>dam ab.aciditate provenientem frigiditatem, verum quae ad<text:line-break/>transitus celeritatem fubserviat. Nam quanto calidum fri-<text:line-break/>gido facilius penetrat, tanto aeris succus aptiorest, qui </text:span><text:span text:style-name="T27">fen-<text:line-break/></text:span><text:span text:style-name="T2">sibilium corporum meatus transeat, qtiam acidus. Itaque<text:line-break/>ille velut praecedens vlam sternit, hic vero hattd longe in-<text:line-break/>sequitur, quo teinpore sensus perficitur mixtus, et qui ae- •<text:line-break/>gre exponi queat. Utpotequi neb plane frigidum esse ace-*<text:line-break/>tum denuntiet, quippe quum in eo ignea quaedam percis<text:line-break/>piatur acrimonia, nec plane calidum, nam perpetuo quod •<text:line-break/>ex praecedente fit acrimonia calefactionem frigus ab insc-<text:line-break/>qnente aviditate occupans obscurat protinusque extingnit,<text:line-break/>quod sit, ut </text:span><text:span text:style-name="T27">major multo</text:span><text:span text:style-name="T2"> ex frigore percipiatur sensus<text:line-break/>quam ex calore. 'Porro si plurimo melli aceti, paulum.</text:span></text:p>
      <text:p text:style-name="P6"><text:span text:style-name="T2">admisceas, statim. et calorem et frigus manifeste.percipies.;<text:line-break/>Nam si paulum mellis aceto permisceas, magis frigidunt<text:line-break/>quod suerit mixtum quam calidum videbitur,- lin m.ultu,<text:line-break/>melli pauxillum misceas aceti, plus' calefacere quam refral<text:line-break/>gerare conspicietur, et si pari mole utraque miscueris, ace.,<text:line-break/>tum tamen etiam viribus superare consperies.. Quod. sir<text:line-break/>ut est dictum, plus sit inulto mellis quam aceti, aequalia<text:line-break/>rursum frigus </text:span><text:span text:style-name="T27">ac cuiorem</text:span><text:span text:style-name="T2"> in ea mixtura conspicies; mule<text:line-break/>tis enim numeris acetum plus ab iis quae moderate sunt<text:line-break/>calida ad frigiditatem recessit quam mel ad caliditatem.<text:line-break/>Proinde et. supra demonstravimus fieri non posse ut ve-<text:line-break/>hemens coeat cum dulcedine caIiditas, vetusqne </text:span><text:span text:style-name="T27">illud ver-<text:line-break/></text:span><text:span text:style-name="T2">bnm pulchre dictum est, veta inter scsc omnia consen-<text:line-break/>tanea esse ae convenire. Etenim ad hypochondria ar-<text:line-break/>dentia piaestantior est succus uvae acerbae quam. ipsum<text:line-break/>acetum,; quod nec violentam 3c.ferientem habeat .siigidi.ta-<text:line-break/>tem, nec eam iuord.ani admixtani calidiiati. Debent.enim<text:line-break/>qni sic laborant alne, vnilentla mitigari; ut. nib dietimr; nec</text:span></text:p>
      <text:p text:style-name="P6"><text:span text:style-name="T2">foris ullam adsciscere mordacem caliditatem aut acrimo-<text:line-break/>nlam. Atque haec quidem jam curandi attingunt rnetho-<text:line-break/>dum, quae multis in • locis huic tractationi communis est,’<text:line-break/>quare iis denuo relictiis ad propositum revertamur, efta-<text:line-break/>que uvae acerbae succus non acidus modo est, sed et acer-<text:line-break/>bus. Nam, ut supra propositum est, omnes prope arbo-<text:line-break/>rum fructus ortus, fui principio, testimonio etiam Theo-<text:line-break/>phrasti, gustantibus acerbi sunt, - dein,, ubi humore implen-<text:line-break/>tur, accedit quidem ariditas, decedit vero acerbitas. • Haud<text:line-break/>tamen et quod accedit et </text:span><text:span text:style-name="T2">quod </text:span><text:span text:style-name="T2">amittitur par est in fru-<text:line-break/>etibns omnibus,- neque si </text:span><text:span text:style-name="T2">speciem </text:span><text:span text:style-name="T2">neque si genus respicias.<text:line-break/>Etenim-inter uvas acerbas aliae plus-acerbitatis; aliae aci-<text:line-break/>ditatis robtinent, sunt et quae pari portione ambas sortitae<text:line-break/>sint, omnes tamen ad refrigerandos ardores non ahs re<text:line-break/>conveniunt, quippe quum non solum quod acidum est<text:line-break/>frigidum sit, sed et- quod acerbum, velut et ante a nobis<text:line-break/>dictum-est. Recedit sane et hic rursum oratio ad cu-<text:line-break/>randi methotsum,-: quare et-rursum ad propositum illam</text:span></text:p>
      <text:p text:style-name="P6"><text:span text:style-name="T2">revocemus. Porro propositum, ut' reoi, ab initio in hoc<text:line-break/>libro fuerat de saporibus' 'omnibus disserere, ac nunc qni-<text:line-break/>dem fere de, omnibus verba fecimus, interim tamen ora-<text:line-break/>tionis affinitate; et alia attingere coacti. Nec enim de acer-<text:line-break/>bo modo et austero et acido jam diximus, scd et persaepe<text:line-break/>de dulci et amaro et acri, reliqua tamen, quo tota oratio<text:line-break/>perfecta evadat,, adjicienda etiam funt. Atque in adstrinr<text:line-break/>gentibus haud ita multum etiam reliquum est,, quod non<text:line-break/>ex jam dictis clarum evadat.</text:span></text:p>
      <text:h text:style-name="Heading_20_2" text:outline-level="2">Cap. XIII.</text:h>
      <text:p text:style-name="P96"><text:span text:style-name="T2">At in acidis deesse fortassis etiamnnm<text:line-break/>rideatur,' quod eximios quosdam medicos fefellit. Nam<text:line-break/>eo . quod, yina invalida vere atque aestate alterentur,at-<text:line-break/>que acescant, hieme vero fuas fervent qualitates, hinc adeo<text:line-break/>quibusdam a calore ariditatem nasci visum est. Quorum<text:line-break/>auget opinionem et quod vehementius motum est vinmn.<text:line-break/>etiquod'longius 'in navigiis advectum, talla enim omnia<text:line-break/>quum infirma fuerint, celerrime acescunt. Quin etiam</text:span></text:p>
      <text:p text:style-name="P6"><text:span text:style-name="T2">quidam, qui de'rustica feriplere, dolia lu aedibus ad aquis<text:line-break/>lunem expositis defodienda censent, tanquam frigus scilla<text:line-break/>cet qualitatem eorum'fervet, mutet autem caliditas. Sane<text:line-break/>verum et id saepenuniero ipsa experientia comprobatum<text:line-break/>constat, acescunt enim vina quaedam prompte, ubi in me-<text:line-break/>ridianis et soli- expositis locis reposita fuerint. Videorqne<text:line-break/>dictorum’ hinc jam orfus solutionemr. Etenim quod non<text:line-break/>omnia ealiditale acescant ; sed quae initio tantum frigis<text:line-break/>diora Iunt, nec id veteri alicui accidat,- id nobis ad veri-<text:line-break/>tatem viam inveniet</text:span></text:p>
      <text:h text:style-name="Heading_20_2" text:outline-level="2">Cap. XIV.</text:h>
      <text:p text:style-name="P96"><text:span text:style-name="T2">Quippe causam ferino scrutabitur, pro-<text:line-break/>pter quam vluum natura frigidum atque invalidum ah ex-<text:line-break/>trinfeco arguatur calore, ' Quamquam per verbum argna-<text:line-break/>tur jam dictum omnes prius dictae ambiguitates diffinis<text:line-break/>vantur. Persimile' enim quid vinis accidit, quae natura<text:line-break/>frigidiora aquofioraqne sunt, quale flammis* exiguis’ etjim-<text:line-break/>becillis; quippe: g eas ad. folem efervidnin exponas aut</text:span></text:p>
      <text:p text:style-name="P9"><text:span text:style-name="T2">prorsus obscurari aut denique etiam extingui conspicies.<text:line-break/>Sic quoque si ardentem lucernam aut juxta flammam ve-<text:line-break/>hementem magnamque deponas, aut ad solem fervidum<text:line-break/>exponas, marcescere utique ac dissipari protinus videbis,<text:line-break/>quin etiam si validius ventilaveris infirmam parvamque<text:line-break/>flammam, citius eam extinxeris quam inauxeris, natura<text:line-break/></text:span><text:span text:style-name="T14">τ </text:span><text:span text:style-name="T2">enim infirma</text:span><text:span text:style-name="T34">1</text:span><text:span text:style-name="T2"> validum neque motum neque calorem susti-<text:line-break/>net, verum ab iis dissipatur potius quam augetur. Quam-<text:line-break/>quam ex industria multis in locis vina et commovent et<text:line-break/>transportant, sicuti sane et in solem efferunt atque exca-<text:line-break/>Iesaciuut, ut etiam quaedam insuavia fiant fumi 'contra-<text:line-break/>hentia qualitatem. Apud nos sane in Asia in tecta aedium<text:line-break/>aestate omne prope in lagenas transfusum imponunt, postea<text:line-break/>in aedita cubicula, lub quibus inferne inulta flamma luceat,<text:line-break/>transportant, ln summa autem ad meridiem solemque<text:line-break/>cellas obvertunt, in quibus et ritius ea maturescant et<text:line-break/>potui idonea evadant ; nem quod inulto tempore aliis, hoc</text:span></text:p>
      <text:p text:style-name="P6"><text:span text:style-name="T2">iis, quae sic excalefacta sunt, brevissimo advenit. . Porro<text:line-break/>nihil mirum est eos, qui de colendis agris scripserunt ob<text:line-break/>eam, quam de .sua regione habebant, experientiam auda-<text:line-break/>cius atque inconsiderantius de vinis omnibus definivisse.<text:line-break/>At Theophrastus atque Aristoteles experientiam etiam ul-<text:line-break/>teriorem nacti et in perscrutandis naturac. rationibus exer-<text:line-break/>citatiores ac diligentius omnia distinguentes, cum multa<text:line-break/>hujusmodi, tum veto de nimis nos docuerunt, quod simile<text:line-break/>illis atque corporibus nostris accidat. An non enim et<text:line-break/>ipsa quoque, prout aut robusta funt aut imbecilla, ab iis-<text:line-break/>dem tum juvari tum laedi conspicimus? Etenim ut exer-<text:line-break/>citia valida et sol calida atque robusta corpora etiani va-<text:line-break/>lidiora efficiunt, prosternunt autem et digerunt refrige-<text:line-break/>rantque quae non sunt ejuscemodi, sic vina natura calida<text:line-break/>motus velut ventilans, sol excalefaciens, flammaeque juxta<text:line-break/>ardentes., celerius concoquunt. Quae vero frigidiora sunt<text:line-break/>et dilutiora, eorum arguunt omnia id. genus imbecillita-<text:line-break/>tem celerlusque perpeti cogunt quae alloqui post passura</text:span></text:p>
      <text:p text:style-name="P9"><text:span text:style-name="T2">essent. Quippe quum ita comparatum,sit, ut res quaeli--<text:line-break/>bet in' propria servetur natura calore proprio, corrum-<text:line-break/>patur autem ab immoderatione extrinleca, nempe caloris</text:span></text:p>
      <text:p text:style-name="P13"><text:span text:style-name="T2">. alieni aut frigoris abundantia. Atque quod' ab utroque<text:line-break/>efficitur unum est, non tamen unus generationis modus,<text:line-break/>quare non aeque idiotis omnibus facilis cognitu est haec<text:line-break/>corruptionis ratio. Etenim ubi quid rerum calidarum a<text:line-break/>frigore devictum est, ne vulgo quidem ignotum esu At<text:line-break/>ubi a circumsistente foris calore validiore digestum ac dissi-<text:line-break/>patum est, eos sane qui circa naturam exercitati non sunt,<text:line-break/>latet, ignorantes caliditatem moderatam omnibus esse uti-<text:line-break/>lem, immoderatam vero non minus frigiditate noxjam.</text:span></text:p>
      <text:h text:style-name="Heading_20_2" text:outline-level="2">Cap. XV.</text:h>
      <text:p text:style-name="P96"><text:span text:style-name="T2">Caeterum in genere hoc uosse pulchrum<text:line-break/>est, quod ariditas in saporibus nasci potissimum videtur,<text:line-break/>dum a calido quidem mutatur, ut tamen non superet, id<text:line-break/>quod ex acidis ructibus vel maxime conjicias. Nam haud.--<text:line-break/>quaquam, ubi nulla prorsum facta, in ventre est ciborum '<text:line-break/>alteratio, provenire solent, quemadmodum nec ubi optime</text:span></text:p>
      <text:p text:style-name="P9"><text:span text:style-name="T2">'concocti, fed</text:span><text:span text:style-name="T34">f</text:span><text:span text:style-name="T2"> tantumnbi semicocti, ut ita dixerim, suerint.<text:line-break/>Voco autem semicoctos, qui a ventriculi calore alteratio-<text:line-break/>nem perpessi, non etiam persecte ab eo superati fuerint.<text:line-break/>Sic lac, ptisanae succus et quaecunque ejus sunt generis,<text:line-break/>"tempore aestivo citius acefcunt quam hieme, postulantque<text:line-break/>aedes frigidas, ut in iis reposita plusculo tempore perclu-<text:line-break/>rent, Ex quibus omnibus patet, quod a calore mutante<text:line-break/>'quidem, non tamen prorsum vincente ariditatis generetur<text:line-break/>qualitas, atque ob id plerisque inest fructibus priusquam<text:line-break/>maturuerint, idque etiam iis quae ab initio de fapoiibus<text:line-break/>'acidis diximus consentaneum videtur. Etenim si simile<text:line-break/>quid illis usu venit, quod borealstius constitutionibus acci-<text:line-break/>dit, ut tenuium partium sint, simulque frigidi nasci eos<text:line-break/>haud sine calore fatis constat, sicut nec illum ipsum ae-<text:line-break/>'rem. Proinde quoque quae summe nos refrigerant ae<text:line-break/>interimunt, veluti cicuta, papaveris spccns, hyoscyamus,<text:line-break/>mandragora, minime, omnium acida funt, quippe licet- fri-<text:line-break/>gidi sint sapores acidr onines, liatrd tamen eo usque reiri-</text:span></text:p>
      <text:p text:style-name="P6"><text:span text:style-name="T2">gerant ut interficiant, non enim tenuis forent essentiae,<text:line-break/>si extreme essent frigidi. Itaque non modo jam quod<text:line-break/>frigidus sit sapor acidus, sed et quatenus </text:span><text:span text:style-name="T2">jam </text:span><text:span text:style-name="T2">apparuit<text:line-break/>Exploranda porro- ejus natura est in oxylapatho et oxa-<text:line-break/>fide, quam etiam oxyda nuncupant, est autem haec olus<text:line-break/>silvestre ,- in ’ istis enim maxime mihi sincerus est visus ac<text:line-break/>simplex, nullius particeps acerbitatis, ut folent arborum<text:line-break/>fructus; perspicuo enim hi cnm acerbitate quadam admix-<text:line-break/>tam habent' ariditatem, sicut cum </text:span><text:span text:style-name="T27">acriaiouia</text:span><text:span text:style-name="T2"> acetum. Ita-<text:line-break/>que quod proprie in saporibus appellatur acidum, a scla<text:line-break/>lingua percipi potest, sicut et acre, caeterum quod utri que<text:line-break/>commune est, nempe mordacitas, etiam' a tactu sentitur,<text:line-break/>Utraque vero lingua agnofcere est;' nam quae communia<text:line-break/>sunt, sicut et reliqua corpora sensilia, quae vero propria,<text:line-break/>tanquam gustus organum percipit. Idque mihi videtur illi<text:line-break/>eximium aer peculiare este juxta totarum substantiarum<text:line-break/>tum proprietatem tum alienitalem. -Dictum autem dea</text:span></text:p>
      <text:p text:style-name="P9"><text:span text:style-name="T2">monstratumque </text:span><text:span text:style-name="T2">saepenumero </text:span><text:span text:style-name="T2">est, nec secius </text:span><text:span text:style-name="T2">alias quoque<text:line-break/></text:span><text:span text:style-name="T2">repetam, quid fit secundum totas substantias agere aut pa-<text:line-break/>ti, imo vero et hactenus ejus nunc meminero, quod lu.<text:line-break/>rem praesentem satis sit, hinc sumpto initio. Ex. qua-<text:line-break/>tuor elementis particulatim corporibus omnibus constant<text:line-break/>generationes impares mixtura ac diversae. Siquidem quae-<text:line-break/>dam ignis quam aliorum elementorum, in se plus conti-<text:line-break/>nent,, quaedam aquae, sicut alia, fi sors ita tulit, terrae,<text:line-break/>nonnulla aeris. Et ejusmodi itaque imparitate proprie-<text:line-break/>tates corporum particularium sunt persectae, ex elementis<text:line-break/>quidem plantarum, ex his autem animalium, sicut in libris<text:line-break/></text:span><text:span text:style-name="T2">de </text:span><text:span text:style-name="T2">elementis demonstratum esu ,- Porro transeunt quaedam<text:line-break/>quidem protinus in sese mutuo nonnulla, vero medlanti-<text:line-break/>bus aliis, velut terra in triticum,, hordeum et alia id ge--<text:line-break/>nus,. rursum horum unumquodque lu carnem humanam,<text:line-break/>quum tamen ipsa </text:span><text:span text:style-name="T27">terra caro</text:span><text:span text:style-name="T2"> ut fiat sit impossibile., eam<text:line-break/>videlicet quae in medio est mutationem transiliendo.- At-<text:line-break/>tamen eorum</text:span><text:span text:style-name="T2">, </text:span><text:span text:style-name="T2">quae in sesc mutuo transeunt, quaedam<text:line-break/>promptam celerernque, quaedam., diuturnam' allerationem.</text:span></text:p>
      <text:p text:style-name="P6"><text:span text:style-name="T2">obtinent, at quae similitudinibus propinqua sunt celerem,<text:line-break/>quae vero remotiora tardiorem. Oportebat itaque meo<text:line-break/>quidem judicio innasci animantibus organum, quod natu-<text:line-break/>rae similitudines ac dissimilitudines discernendi potestate,<text:line-break/>polleret, quod agnoscens rerum naturas familiaria, quidem<text:line-break/>eligeret, aliena vero refugeret. Ejusmodi ergo lingua est,,<text:line-break/>quae exuberanti scnfu non calida modo frigidaque, hu-<text:line-break/>mida atque sicca, scd etiam, quae familiaria quaeque non<text:line-break/>familiaria sunt agnoscit. In hanc enim duntaxat parti-<text:line-break/>cularn fex inferuntur nervj. quum aliae omnes aut unius<text:line-break/>tantum aut duorum </text:span><text:span text:style-name="T2">sint </text:span><text:span text:style-name="T2">participes, nec' ita magnorum ta-<text:line-break/>men. Porro quum quaedam naturae nostrae magis sint<text:line-break/>familiaria, quaedam minus, ac partim in hac temperamenti<text:line-break/>conjugatione, partim in illa, necessario plures gustus qua-<text:line-break/>litates extiteruut. Caeterum omnium quae nutriunt com-<text:line-break/>munis dulcedo est; nam quicquid nutrit, aut plus aut mi-<text:line-break/>nus est dulce. His vero quae non nutriunt commune est<text:line-break/>id quod per negationem dulcis aut privationem sic dici-*-</text:span></text:p>
      <text:p text:style-name="P6"><text:span text:style-name="T2">tur, velut non dulce et insiuice. Particulares autem dif- </text:span><text:span text:style-name="T2">-<text:line-break/></text:span><text:span text:style-name="T2">ferentiae complures merito evaserunt, quia id, quod cui-,,<text:line-break/></text:span><text:span text:style-name="T2">que rerum </text:span><text:span text:style-name="T2">familiare est; Unum est, nempe quia et natura<text:line-break/></text:span><text:span text:style-name="T2">'ejus </text:span><text:span text:style-name="T2">familiaris una, aliena vero plurima, partim plus </text:span><text:span text:style-name="T2">par-<text:line-break/>tim minus </text:span><text:span text:style-name="T2">a substantia, ejus dissidentia. Quae itaque summe<text:line-break/></text:span><text:span text:style-name="T2">acida </text:span><text:span text:style-name="T2">funt, acerba, aut </text:span><text:span text:style-name="T27">amara,</text:span><text:span text:style-name="T2"> aut simpliciter aliam quam-<text:line-break/></text:span><text:span text:style-name="T2">vis </text:span><text:span text:style-name="T2">qualitatem praeter dulcem sortite sunt, ea omnia nuo<text:line-break/>trire nequeunt; sicut quae solum dulcia sunt omnia’nu-</text:span><text:span text:style-name="T47">:<text:line-break/></text:span><text:span text:style-name="T43">triun.tr </text:span><text:span text:style-name="T2">Inter ea autem;.quae mixta sunt, quotquot dulcia<text:line-break/></text:span><text:span text:style-name="T2">simul et </text:span><text:span text:style-name="T2">acerba sunt, et crassioris </text:span><text:span text:style-name="T2">sunt </text:span><text:span text:style-name="T2">essentiae et tempe-<text:line-break/>riei </text:span><text:span text:style-name="T2">frigidae, velut </text:span><text:span text:style-name="T2">paulo ante </text:span><text:span text:style-name="T2">ostendimus. -Quotquot </text:span><text:span text:style-name="T2">vero<text:line-break/></text:span><text:span text:style-name="T2">acida simul </text:span><text:span text:style-name="T2">ac dulcia tenuiora </text:span><text:span text:style-name="T2">quidem sunt </text:span><text:span text:style-name="T2">quam acerba,<text:line-break/></text:span><text:span text:style-name="T2">sed et ipsa temen </text:span><text:span text:style-name="T2">refrigerant. </text:span><text:span text:style-name="T2">Quiri etiam </text:span><text:span text:style-name="T2">amara quidem<text:line-break/></text:span><text:span text:style-name="T2">calida sunt; fed </text:span><text:span text:style-name="T2">aeria his etiam </text:span><text:span text:style-name="T2">calidiora. Nutriunt </text:span><text:span text:style-name="T2">ergo<text:line-break/></text:span><text:span text:style-name="T2">haec omnia, si </text:span><text:span text:style-name="T2">junctam habeant </text:span><text:span text:style-name="T2">dulcedinem, </text:span><text:span text:style-name="T2">caeterum per<text:line-break/></text:span><text:span text:style-name="T2">se dictorum nullum </text:span><text:span text:style-name="T2">ut nutriat satis est. Porro duplici<text:line-break/></text:span><text:span text:style-name="T2">ratione mixta </text:span><text:span text:style-name="T2">esse assolent, nempe ut dissimilaria </text:span><text:span text:style-name="T2">sint </text:span><text:span text:style-name="T2">et<text:line-break/></text:span><text:span text:style-name="T2">diversas habeant </text:span><text:span text:style-name="T2">qualitates ini </text:span><text:span text:style-name="T2">diversis partibus, </text:span><text:span text:style-name="T27">aut</text:span><text:span text:style-name="T2"> </text:span><text:span text:style-name="T2">simplis;</text:span></text:p>
      <text:p text:style-name="P6"><text:span text:style-name="T2">cia et similaria,,, sed quae • in • inutira eorum quae multum<text:line-break/>dissident alteratione consistant. Neque enim mel extern-<text:line-break/>plo fit amarum, sed aut mulla coctione aut vetustate<text:line-break/>amaritudinem induit, nec id tamen illi nisi pedetentim. ac-<text:line-break/>cidit. Neque quotquot ex fructibus dulces ex amaris<text:line-break/>evadunt, sicut quidam cucumeres et .melopepones, et ipsi<text:line-break/>repente sernelque ab initio qualitatem abjiciunt; nam iis<text:line-break/>omnibus, quae a natura-.mutantur..scnsim fiunt mutationes,<text:line-break/>potissimum ubi .in multum dissidentes, aut plahe.contra-<text:line-break/>rias qualitates alteratio tranfinisque perficitur’. Sicut ergo<text:line-break/>quod est summe dulce aptum esui est, quod vero sincere,<text:line-break/>amaiuin efui ineptum, sic quae in medio lunt. eorum nu-<text:line-break/>triunt quidem etiam; verum minus quam dulce. Eadem<text:line-break/>ratio est in aliis qualitatibus, nam nutrire praeter dulcem<text:line-break/>nullae omnino possunt. At elementa multo sane etiam •<text:line-break/>minus nutriunt, nullamqiie gustui qualitatem, offerunt,, proin-<text:line-break/>de et terra et aqua,' sunt enim ambo gustui insipida, mi-<text:line-break/>nirne nutrire idonea sunt, sicut nec aer nec ignis. Ita-</text:span></text:p>
      <text:p text:style-name="P6"><text:span text:style-name="T2">que pro horum admixtione dulcium saepe qualitas exolvi-<text:line-break/>tur, aquea fere essentia </text:span><text:span text:style-name="T2">in </text:span><text:span text:style-name="T2">terrestrium plantarum prope<text:line-break/>omnium fructibus superante, nam triticum, hordeum, fa-<text:line-break/>bae, cicer et quae ejus sunt generis, quum propter humi- •<text:line-break/>ditatem principio qualitatum prope expertia sint, temporis<text:line-break/>lnccessu maturata ac siccata dulciora evadunt, terrestri vero<text:line-break/>et sicca in paleis, foeno, gramine et arundinibus siccis et<text:line-break/>lignis. Quorum tamen quaedam priusquam’ aruerint, dul-<text:line-break/>cia nobis funt, nutrimentum que interdum corpori eshi-<text:line-break/>bent, velut palmae cerebrum; sic enim nominant summum<text:line-break/>ejus particulam et gramen et molles malvarum' radices,<text:line-break/>maxime quae, in ‘Aegypto proveniunt, ad haec plerarum-<text:line-break/>que arborum germina. Siquidem quod nutrit a similis<text:line-break/>tudine, quae illi est ad id quod nutritur, dulce apparet,<text:line-break/>dissimilitudine vero non dulce. Porro multae quum sint<text:line-break/>dissimilitudines, multas proinde necesse est qualitates esse<text:line-break/>non dulces,- quas verbis quidem afferri est impossibile, ale<text:line-break/>tamen memoriam earum movere suggerereque quodam-</text:span></text:p>
      <text:p text:style-name="P9"><text:span text:style-name="T2">modo licet, quum omnes homines certissime uorint alium<text:line-break/>fieri in lingua sensum atque affectum ab acerbis, alium<text:line-break/>_ ab aridis et alium a salsis aliumque </text:span><text:span text:style-name="T2">ab </text:span><text:span text:style-name="T2">amaris.</text:span></text:p>
      <text:h text:style-name="Heading_20_2" text:outline-level="2">Cap. XVI.</text:h>
      <text:p text:style-name="P96"><text:span text:style-name="T2">Itaque quemadmodum edulia, quaecun-<text:line-break/>que nutriendorum naturae simillima sunt, ea et dulcedi-<text:line-break/>nem summam prae se ferunt, nec ullam praeparationem<text:line-break/>postulant, sic quae temperiem nacta sunt remotiorem alia<text:line-break/>condimentis, alia coctione, alia utroque indigenti Nec vero.<text:line-break/>mirum est, quum condimentorum nullum 'edendo sit, ad<text:line-break/>suavitatem tamen iis conferre quae per ipsa praeparau-<text:line-break/>tur, quippe quum fieri possit ut immoderatis duobus coe-<text:line-break/>untibus, id quod ex ambobus mixtum sit coinmoderatum<text:line-break/>evadat, ac prolude quoque dulce appareat, quum immo-<text:line-break/>derata minime, sint talia. Postea vero quam </text:span><text:span text:style-name="T27">et</text:span><text:span text:style-name="T2"> per eli- •<text:line-break/>xationem et per assationem et omnino per calidum quid-<text:line-break/>dam praeparatio fit ciborum, nihil etiam absurdum est, aut<text:line-break/>ambiguum, quae prius .non erant suavia tunc fieri -suavis-<text:line-break/>sima. ; Apparet enim calidi natura quibus admota fuerit ea</text:span></text:p>
      <text:p text:style-name="P6"><text:span text:style-name="T2">celeriter aIterare atque lu aliam speciem mutare. Quo-<text:line-break/>circa nec' id quoque dubium est, quaedam suaviora, quae-<text:line-break/>dam vero insuaviora effici igni applicata, tum quaedam<text:line-break/>tempore minimo, quaedam plurimo coqui debere. Etenim<text:line-break/>quae nutriendorum corporum temperamentis simillima sunt,<text:line-break/>ea vel citra coctionem aut - praeparationem jam dulcia ap-<text:line-break/>parent, quae vero dissimilis funt omnia insuavia sunt an-<text:line-break/>tequam praeparentur. Porro quae nimis quain calida sunt<text:line-break/>frigido corrigi debent, quae vero multum frigida calido-<text:line-break/>rum mixtura ciborum et igni; ad eundem modum hurni-<text:line-break/>ditate quae terrea sunt et sicea, siccitate quae plus quam<text:line-break/>conveniat aquea sunt et humida. Siccitates ergo humi—<text:line-break/>dorum admixtio, humilitates vero siccorum mixtura ignis-<text:line-break/>que emendant. Maximam, </text:span><text:span text:style-name="T2">rei </text:span><text:span text:style-name="T2">dictae fidem affert quae in<text:line-break/></text:span><text:span text:style-name="T27">ope</text:span><text:span text:style-name="T2"> fit mutatio. Nam </text:span><text:span text:style-name="T2">qui </text:span><text:span text:style-name="T2">plusculum sustinuerunt jeju-<text:line-break/>nium, iis saliva salsa redditur, qui vero plurimum, non<text:line-break/>salsa modo, sed et.amara; sic </text:span><text:span text:style-name="T2">etiam </text:span><text:span text:style-name="T2">corpus universum bi-<text:line-break/>liosum habitum contrahit, ac si perinde ut lingua fensu</text:span></text:p>
      <text:p text:style-name="P6"><text:span text:style-name="T2">polleret, salcedinem quoque quae in ipso est atque arna-<text:line-break/>ritudinem perfacile, reor, perciperet, ad haec, etiam ipsam<text:line-break/>dulcedinem quae naturali inest sanguini. At mtnc ubi vase<text:line-break/>quopiam aut rupto aut aperto affatim calidus sanguis in<text:line-break/>linguam effunditur dulcissimus apparet, utique st secundum<text:line-break/>naturam, ut dictum est, habuerit; nam morbidus amarus<text:line-break/>aut salsus est, aliam ve ejus generis qualitatem prae se serti<text:line-break/>At qui </text:span><text:span text:style-name="T2">iii </text:span><text:span text:style-name="T2">tuto est corpore nos fugit, non aliter’ quam aut<text:line-break/>bilis aut pituita, quamquam et bilis quidem flava vel mi-<text:line-break/>nima quapiam parte linguam contingens perpetuo amara<text:line-break/>appareat, atra vero acida. Porro, ubirpituita linguam at-<text:line-break/>tingit, partim quidem dulcis, partim acida, partim salsa<text:line-break/>saepe est manifesto visa, quum et ipfa in toto animali in--<text:line-break/>cognita sit.</text:span></text:p>
      <text:h text:style-name="Heading_20_2" text:outline-level="2">Cap. XVII.</text:h>
      <text:p text:style-name="P96"><text:span text:style-name="T2">Nihil mirum igitur, neque cur rerum<text:line-break/>omnium duleissimum mel succum generet amarissimum, ne-<text:line-break/>quo cur id maxime aetate florentibns et calidis natura et<text:line-break/>febrientibus accidat Nam ut foris, qunm plusculum igni</text:span></text:p>
      <text:p text:style-name="P6"><text:span text:style-name="T2">admovetur' amarum efficitur, ad eundem modum et in ani-<text:line-break/>mantium corporibus, ubi sincerum validumque nactum ca-<text:line-break/>Iorem fuerit, biliosum succum procreati At in tempera-<text:line-break/>meiitis frigidioribus, five propter aetatem five propter </text:span><text:span text:style-name="T2">•-<text:line-break/></text:span><text:span text:style-name="T27">naturam</text:span><text:span text:style-name="T2"> corporis five etiam ob morbum, facile in bonum<text:line-break/>et moderatum sanguinem convertitur. Quippe quum ne-<text:line-break/>que nimirum in iis corporibus aut excalefiat aut altere-<text:line-break/>tur, verum ei quod modice coctum suerit fimile quiddam<text:line-break/>perpetiatur, plane illis assimilatur prorsumque servat: dul-<text:line-break/>cedinem. Et quid, obsecro, miri, si a valentiore animan-<text:line-break/>tis calore aut longiore coctione • veterem mel dulcedinem<text:line-break/>exuat, quum etiam citra haec per ' suum ipsius calorem<text:line-break/>spatio temporis amarum evadat? Nam in mutationis dun-<text:line-break/>taxat celeritate haudquaquain. quod aliam perpetiatur pas-<text:line-break/>fionern ab- alia causa differentia consistit, quippe et passio<text:line-break/>est eadem et causa quae mutat, passio quidem amaror, causa<text:line-break/>vero caliditas immodica. Porro immodicum quod ad al-'-<text:line-break/>terationem ducit duplex est," </text:span><text:span text:style-name="T2">aut </text:span><text:span text:style-name="T2">enim in </text:span><text:span text:style-name="T2">admoti </text:span><text:span text:style-name="T2">consistit</text:span></text:p>
      <text:p text:style-name="P9"><text:span text:style-name="T2">robore, aut in* temporis diuturnitate,, alterum ex nobis et<text:line-break/>igni, alterum ex fe ipso mel accipit. Et merito sane<text:line-break/>tempore majore id fit ex ipso, siquidem, quod mutat im-<text:line-break/>becillius esu Ergo quod a minore causa longiori fit<text:line-break/>teinpore, quid mirum est a majore breviori perfici ? Cae-<text:line-break/>terum lac etsi, gustu sit dulce, tanien ex fele nunquam<text:line-break/>- amarum efficitur, vincitur enim in eo a frigore magis ca-<text:line-break/>liditas quam ipfa vincat, proinde etiam repositum. acescit.<text:line-break/>Ex tribus enim substantiis qualitate dissidentibus, velut fu-<text:line-break/>pra quoque dictum est constat, prima quidem crassa, ex<text:line-break/>qua. caseus conficitur, altem pinguis, ex qua butyrum, et<text:line-break/>tertia aquea, quod, ferum nuncupamus. Verum ex hifce<text:line-break/>pinguis quidem vel maxime.temperata est, crassa vero pau-<text:line-break/>lum ab </text:span><text:span text:style-name="T2">ea </text:span><text:span text:style-name="T2">declinat, at excrementum illud serosum et fri-<text:line-break/>gidum et humidum esu Quare, lac universum, a modicae<text:line-break/>caliditatis. corpo,re longo intervallo relinquitur, quapropter<text:line-break/>ex se acescit potius quam amarescit Ac si gustari posset.</text:span></text:p>
      <text:p text:style-name="P6"><text:span text:style-name="T2">ubi in ventre et per venas concoctum est, ipso etiam<text:line-break/>rnelle dulcius inveniretur; nam </text:span><text:span text:style-name="T2">quod </text:span><text:span text:style-name="T2">loris et ex sese mel<text:line-break/>obtinet-, id dum coquitur lac accipit et quum admodum<text:line-break/>ingens in animante calor extiterit, tantam acquirit lac<text:line-break/>dulcedinem quantam mel deperdit, rectaque id ratione eve-<text:line-break/>nit. Etenim quod' summe dulce -est, </text:span><text:span text:style-name="T2">ac , </text:span><text:span text:style-name="T2">proinde etiam<text:line-break/>nihil apponi ad </text:span><text:span text:style-name="T2">ejus </text:span><text:span text:style-name="T2">dulcedinem potest, id ut in conse-<text:line-break/>quentem verti </text:span><text:span text:style-name="T2">pergat </text:span><text:span text:style-name="T2">qualitatem necesse est, at cui quid<text:line-break/>deest, id per concoctionem acquirit. Proinde </text:span><text:span text:style-name="T2">sane </text:span><text:span text:style-name="T2">lac ubi<text:line-break/>cruditatem in ventre perpetitur, duplicem suscipit aItera-<text:line-break/>tionem: in frigidiore namque ventre acescit, in calidiore<text:line-break/>nidorosum amarumque efficitur. Non tamen mel coquen-<text:line-break/>do unquam ariditatem admittit, quippe quum calidius sit<text:line-break/>quam ut ubi non superetur acescat, Ilaque utraque lin-<text:line-break/>guam mordicant, tum quod acidum est tum quod amarum,<text:line-break/>non tamen id tanquam proprium linguae .sensus possidet,<text:line-break/>quippe si in allam quamvis carnem .cute spoliatam ipsa</text:span></text:p>
      <text:p text:style-name="P52"><text:span text:style-name="T2">injeceris, et illam sane etiam mordebit. Ex quo constat<text:line-break/>mordacitatem </text:span><text:span text:style-name="T2">a </text:span><text:span text:style-name="T2">tactu proprie, non a gustu sentiri/ Quin<text:line-break/>et quae acria appellantur, velut pyrethrum, allium, </text:span><text:span text:style-name="T2">caepa,<text:line-break/></text:span><text:span text:style-name="T2">non linguam modo mordicant, scd et omnem </text:span><text:span text:style-name="T2">reliquam<text:line-break/></text:span><text:span text:style-name="T2">nostram carnem. Communisque est mordicatio tribus </text:span><text:span text:style-name="T2">istis<text:line-break/></text:span><text:span text:style-name="T2">saporibus, arido, amaro, acri, verum acido quidem ut </text:span><text:span text:style-name="T2">fri-<text:line-break/></text:span><text:span text:style-name="T2">gido simul et subtili, nam et id saepe monstratum </text:span><text:span text:style-name="T2">est,<text:line-break/></text:span><text:span text:style-name="T2">amaro vero et acri ut calidis. </text:span><text:span text:style-name="T2">-<text:tab/>'</text:span></text:p>
      <text:h text:style-name="Heading_20_2" text:outline-level="2">Cap. XVIII.</text:h>
      <text:p text:style-name="P96"><text:span text:style-name="T2">Quod itaque sapor amarus calidus </text:span><text:span text:style-name="T2">sit<text:line-break/></text:span><text:span text:style-name="T2">modo cflendimus. At de </text:span><text:span text:style-name="T2">acri </text:span><text:span text:style-name="T2">vocato principio' ne de-<text:line-break/>moustratione quidem est opus, praevenit enim </text:span><text:span text:style-name="T2">sensus evi-<text:line-break/></text:span><text:span text:style-name="T2">dentia rationis fidem. Quare </text:span><text:span text:style-name="T2">'</text:span><text:span text:style-name="T2">nec quisquam de </text:span><text:span text:style-name="T2">ipso dtp-<text:line-break/></text:span><text:span text:style-name="T2">bitaverit, imo et Plato de eo tanquam omnium calidissimo<text:line-break/>pronunciat, tum Aristoteles quoque et Theophrastus. </text:span><text:span text:style-name="T2">At-<text:line-break/></text:span><text:span text:style-name="T2">que adeo nec veterum nec recentiorum medicorum </text:span><text:span text:style-name="T2">quis-<text:line-break/></text:span><text:span text:style-name="T2">quam est, qni secus sentiat, quippe quum excalesactio ex<text:line-break/>e ssentiae ejus sit ratione., Itaque ‘si </text:span><text:span text:style-name="T2">vel </text:span><text:span text:style-name="T2">ex plebe </text:span><text:span text:style-name="T2">-quem-</text:span></text:p>
      <text:p text:style-name="P9"><text:span text:style-name="T2">pilam roges, quid vocet edulium acre, dixerit sane, puto,<text:line-break/>quod fortiter dum gustatur' excalesacit, velut- piper, py-<text:line-break/>rethrum, nasturtium, allium, caepa et id genus omnia,<text:line-break/>xideturque id adeo saporum genus, cum appellatione </text:span><text:span text:style-name="T27">ca-<text:line-break/>leret propria,</text:span><text:span text:style-name="T2"> communi per excellentiam usum. Nam<text:line-break/>quum et sapor amarus et sapor acidus ambo etiam acres<text:line-break/>sint, in quocunque tamen corpore- vehementem' comperi-<text:line-break/>mns acrimoniam, tametsi neque amarum sit neque aci-.<text:line-break/>dum, acre appellare consuerimus, quamquam multa in spe-<text:line-break/>cie sint corpora ejusmodi, alia enim edi possunt, alia esui<text:line-break/>sunt inepta. Ea igitur quae idonea sunt esui dulcem<text:line-break/>qnandam saltem obscuram admixtam habeant qualitatem<text:line-break/>necesse est; proinde multis ipsorum pro' opsonio utimur,<text:line-break/>multis vero ut condimentis tantum, at ut cibo ipsorum<text:line-break/></text:span><text:span text:style-name="T2">’ </text:span><text:span text:style-name="T2">omnino nullo, idque ob virium vehementiam. Porro<text:line-break/>eorum quae non eduntur alia mortifera sunt, alia simpli-<text:line-break/>citer medicamenta, omnia saltem cuti nostrae imposita ul-<text:line-break/></text:span><text:span text:style-name="T2">* </text:span><text:span text:style-name="T2">cus celeriter moliuntur. Quin </text:span><text:span text:style-name="T27">et</text:span><text:span text:style-name="T2"> horum quoque nonnulla</text:span></text:p>
      <text:p text:style-name="P9"><text:span text:style-name="T2">qualitatem quandam amaram prae </text:span><text:span text:style-name="T2">se </text:span><text:span text:style-name="T2">fertrnt, quernadrno-<text:line-break/>dum esculentorum quaedam dulcem; non tamen vocantur<text:line-break/>amara, quandoquidem haec in eis lenis est. et infirma, va-<text:line-break/>lida autem vis acrimoniae. . Sunt et quae ne gustare qui-<text:line-break/>dem audeas, cujusmodi est vel thapfia vel cantharides vel<text:line-break/>aliquod 'aliud eorum quae erosione aut putrefactione in-<text:line-break/>terimunt, sed et horum gustum esse acrem ex iis conjicere<text:line-break/>licet quae in toto agunt corporer Multa vero etiam ipsi*<text:line-break/>statim odore aliena sunt, planeque pugnantium eum ho-<text:line-break/>urine indicant, velut et haec ipsa quae nunc dicta sunt et<text:line-break/>cicutae, papaveris; mandragorae et hyoscyami succus. Quin<text:line-break/>et nuper quoque herbam quandam conspeximus, quam<text:line-break/>centurio quidam ex. barbarica cicca Aegyptum regione<text:line-break/>comportaverat, odore adeo gravi adeoque inamoeno, ut ne<text:line-break/>gustare quidem auderem, sed lethalem esse conjicerem. Ute-<text:line-break/>batur autem ad urgentes articulorum dolores, atque ipsis<text:line-break/>etiam laborantibus refrigerandi pollere facultate est visa.<text:line-break/>Est' • autem colore subflavo, odore tam gravi quam cicuta.</text:span></text:p>
      <text:p text:style-name="P6"><text:span text:style-name="T2">nisi qncd levem quandam </text:span><text:span text:style-name="T2">instar aromatum </text:span><text:span text:style-name="T2">odoris adferat<text:line-break/>gratiam. Nomen herbae ex </text:span><text:span text:style-name="T2">qna succus </text:span><text:span text:style-name="T2">hic exprimitur,<text:line-break/>lycopersium esse dicebat. Verum </text:span><text:span text:style-name="T2">de </text:span><text:span text:style-name="T2">facultatibus deleteriis<text:line-break/>rursus tractabitur. Scire autem oportet, acres sapores<text:line-break/>omnes, nam de istis agebatur; summe esse calidos, ac dein-<text:line-break/>ceps post illos esse </text:span><text:span text:style-name="T2">amaros</text:span><text:span text:style-name="T2">, deinde vero dulces. Quum<text:line-break/>vero in omnibus ampla sit latitudo, is, qui magis aut<text:line-break/>acris aut amarus aut dulcis est, magis quoque est calidus,<text:line-break/>qui vero minus, tantum amittit caloris quantum abest ab<text:line-break/>exacta gustus qualitate. Terminus autem seu finis sa-<text:line-break/>poris amari est abstergere, acris vero urere, at dulcis nu-<text:line-break/>trire, ubi videlicet in 'sua quisque natura absolutus </text:span><text:span text:style-name="T27">fue-<text:line-break/>rit,</text:span><text:span text:style-name="T2"> hoc est, ubi quoad fieri possit, minime alienis per-<text:line-break/>mixti -sint qualitatibus; velut amarus prorsum quidem est<text:line-break/>calidus,, verum qui modo admoduin ex dulci mutatione<text:line-break/>natus est, etnuinus amarus est et minus calidus, at qui<text:line-break/>jam diu mutatus est, summe amarus est et proxime ad</text:span></text:p>
      <text:p text:style-name="P6"><text:span text:style-name="T2">acrem pertingit, ut non abstergat solum, sed etiam exe-<text:line-break/></text:span><text:span text:style-name="T2">dat </text:span><text:span text:style-name="T2">et mordicet, velut aristolochia quidem, iris et panax<text:line-break/>id modo possunt, - nempe ulcera abstergere atque expur-<text:line-break/>gare. At vitis agrestis nihilo ab istis amarore vincitur,<text:line-break/>nisi vel ipsa quoque vincat, est enim jam etiam acris id-<text:line-break/>que valde, tum multum qnoque calida, ut non sordem ul-<text:line-break/>ceribus auferat modo, sed et ipsam quoque carnem colli-<text:line-break/>quare possit. Porro quod iu ulceribus nati sunt praestare .<text:line-break/>amari sapores, id ipsum in corpus assumpti efficere va-<text:line-break/>lent. Abstergunt enim expurgantque et quae in venis est<text:line-break/>craffitlem incidunt. Quamohrern menIes movent educen-<text:line-break/>doque ex pectore pulmoneque puri auxiliantur, et in<text:line-break/>summa, sive crassa in eis pituita sive pus sive aliud qnip-<text:line-break/>piam contineatur ej.usmodi, expurgant, eaque ratione et<text:line-break/>comitiali morbo competunt, quicunque certe naturam non<text:line-break/>habent deleteriam, illi enim tuto genere praeter naturam<text:line-break/>sunt. Sed et iis qui sanguinem spuunt noxii sunt, quippe</text:span></text:p>
      <text:p text:style-name="P6"><text:span text:style-name="T2">quum isti adstringentia </text:span><text:span text:style-name="T2">et viscosa, </text:span><text:span text:style-name="T2">non incidentia dividen-<text:line-break/>tiaque exposcant.. </text:span><text:span text:style-name="T2">Atque </text:span><text:span text:style-name="T2">haec quidem ,jam quadantenus<text:line-break/>curandi attingunt methodum.</text:span></text:p>
      <text:h text:style-name="Heading_20_2" text:outline-level="2">Cap. XlX.</text:h>
      <text:p text:style-name="P96"><text:span text:style-name="T2">Postea vero quam de saporibus amaris<text:line-break/>definivimus diximusque quod incidendi vim habeant et<text:line-break/>extenuandi, tum abstergendi ae nimirum etiam calefaciendi,<text:line-break/>hactenus tamen ut non urant, rursum ad acres orationem<text:line-break/>vertamus. Ac primum exacte ipsos calidos dicimus, deinde<text:line-break/>exedentes, urentes, crustam molientes ac denique etiam<text:line-break/>eolliquantes, eosque omnes vel cuti impositos esse hujus-<text:line-break/>modi, sin intro iu corpus sumantur, siquidem tota sub-<text:line-break/>stantia animanti cuipiam summe adversentur, putrefacientes<text:line-break/>omnes deleteriosque ejus generis animantium, sin caloris<text:line-break/>duntaxat immoderatione, si crassae terreaeque sint, essen-<text:line-break/>tiae interiora exulcerandi pollere facultate, sin tenuis, uri-<text:line-break/>nam movendi sudoresque ciendi vim habere, in summa<text:line-break/>autem incidendi et digerendi per halitum, ex quo.ge-<text:line-break/>nere quidam tum expuitionibus ex thorace tum mensium</text:span></text:p>
      <text:p text:style-name="P6"><text:span text:style-name="T2">motibus auxiliantur. Caeterum quando sit, quo modo et<text:line-break/>qua methodo utendum, non eft praesentis tractationis ex-<text:line-break/>ponere; de omnibus siquidem ejusmodi in curandi methodo<text:line-break/>disseretur. Quare de acrium saporum natura plura scri-<text:line-break/>bere supersedebo; sat enim fuerit distinctiones adjicere ex-<text:line-break/>actiores, quibus ab amaris differunt. Nec enim fola cali-<text:line-break/>ditate'vehementi ab illis diversi esse consueverunt, fed quod<text:line-break/>amari omnes non. modo calidam habeant facultatem,. scd.<text:line-break/>et siccam, cineri, uti eos quis optime comparet, assimiles.<text:line-break/>Acres autem quicunque utique amari non funt, multam<text:line-break/>interim humiditatern' admixtam habent, proindeque cor-,<text:line-break/>porum ejusmodi non pauca a nobis esitantur. Porro quod<text:line-break/>non calidus modo, sed et siccus est omnis sapor amarus,<text:line-break/>in primis nos rnaximeque discreta docet experientia, de<text:line-break/>qua saepenumero verba supra fecimus, iis vero qui prae-<text:line-break/>ter , experientiam per rationem etiam scrutantur similiter<text:line-break/>acnidit. Admodum </text:span><text:span text:style-name="T2">itaque </text:span><text:span text:style-name="T2">calefactis dulcibus, sive id ab</text:span></text:p>
      <text:p text:style-name="P6"><text:span text:style-name="T2">igne sive </text:span><text:span text:style-name="T2">a </text:span><text:span text:style-name="T2">calore ingenito, amarorum corporum constare<text:line-break/>generationem indicavimus, quae protinus consistentia quo-<text:line-break/>que sicciore apparent, tum vero quoniam absumatur sem-.<text:line-break/>per ac defluat ab eis hmnor in vaporem a calore solutus,<text:line-break/>necesse est reliquum terrenius sicciusque effici, quippe<text:line-break/>quum dulce, praeterquam quod calidum fit five plus sive,<text:line-break/>minus, necessario sane et humidum plus minusve existat.<text:line-break/>Si autem corporis, nostri naturae maxime est simile, ipsa<text:line-break/>vero sit temperate tum calida tum humida, id quod ex<text:line-break/>dulci superastato provenit, perinde ut calx cinisque cali-<text:line-break/>dum siccumque necessario efficitur, proinde abstergere quo-<text:line-break/>que, comminuere, secare crassos viscososque humores sicut<text:line-break/>cinis et nitrum est naturn. Nec enim aerea est neque<text:line-break/>tenuis neque aquea eorum consistentia, sed, ut paulo ante<text:line-break/>dictum est, terrena, exacte </text:span><text:span text:style-name="T27">a </text:span><text:span text:style-name="T27">calore elaborata,</text:span><text:span text:style-name="T2"> aq velut<text:line-break/>fuperassata ipsorum essentia.In comparatione ergo ad-<text:line-break/>stringentium quidem non parum iis tenuiora sunt medi- .</text:span></text:p>
      <text:p text:style-name="P6"><text:span text:style-name="T2">camenta amara, ut. ad acria vero, crassiora, quamobrern ne-<text:line-break/>que facile crassos viscofosque humores pertranfeun.t,. velut<text:line-break/>ea quae sunt tenuiore essentia, nec incidere perinde ut:<text:line-break/>crassiora nequeunt. In medio autem utriusque excessus<text:line-break/>sint oportet, quae incisura sunt, nempe ut neque' prompte<text:line-break/>penetrent perinde ut flamma, neqiie dum cunctantur tar-<text:line-break/>dantque dissecare non possint. Veium de istis in sequenti<text:line-break/>libro qui ex ordine est quintus tractabitur. Nunc autem<text:line-break/>tantum novifsc iussecerit, quod qualitas omnis amara casi-<text:line-break/>dis simul, siccisque substantiis accidit et praeter haec te-<text:line-break/>nuibus et terrenis. Inaudiendum est autem totum quod<text:line-break/>dicitur conjunctim, haudquaquam utrumque scparatim le-<text:line-break/>gendum, nam sic pugnv-re cum terreno videatur tenue..<text:line-break/>Verum non simpliciter tenue, sed ut in ’ terrena consisten-<text:line-break/>tia tale esse amarum assero, velut calx et cinis et quicquid,<text:line-break/>exacte perastatum fuerit cinisque redditum, forte autem<text:line-break/>verius assimiles fuligini </text:span><text:span text:style-name="T2">ac </text:span><text:span text:style-name="T2">ipsius flammae favillae, quippe</text:span></text:p>
      <text:p text:style-name="P6"><text:span text:style-name="T2">quae gustantibus apparet amara.' Ergo crassum et terre-<text:line-break/>nurn est corpus ferrum ac lapis, favilla autem et cinis<text:line-break/>tenue. Ignita itaque ferrum lapisque calce cinereque<text:line-break/>sunt crassiora, multoque magis quam favilla, ad haec quo-<text:line-break/>que et calidiora. Sed ferro lapidique ignito ea quae per<text:line-break/>erosionem interimunt medicamenta similia sunt, quae a<text:line-break/>corporis nimirum calore huc perducuntur-, velut chalcitis,<text:line-break/>misy, sory, ad haec arsenicum; hydrargyros, lithargyros<text:line-break/>et alia innumera. Crassarum enim sunt partium id genus<text:line-break/>omnia, ac potestate calida, ac proinde temporis spatio<text:line-break/>accensa per eam, quae est in animante, mutationem non<text:line-break/>aliter quam lapis ferrumque ignitum ventrem tum exul-<text:line-break/>eerant tum exurunt, quum scilicet-in corpus distribui prae<text:line-break/>gravitate haud possint. Istis autem tenuiora sunt, tametsi<text:line-break/>et ipsa terrenae sint confistentiae, calx, cantharis, lepus<text:line-break/>marinus, quorum quaedam usque ad jecoris pertingunt<text:line-break/>regionem, quaedam </text:span><text:span text:style-name="T27">vero</text:span><text:span text:style-name="T2"> usque ad vesicam et pectus,, in</text:span></text:p>
      <text:p text:style-name="P6"><text:span text:style-name="T2">tanto interim itineris fpatio </text:span><text:span text:style-name="T2">igneam </text:span><text:span text:style-name="T2">acquirentia naturam;<text:line-break/></text:span><text:span text:style-name="T2">Porro </text:span><text:span text:style-name="T2">aristolochia </text:span><text:span text:style-name="T2">et </text:span><text:span text:style-name="T2">iris </text:span><text:span text:style-name="T2">his </text:span><text:span text:style-name="T2">e fiam subtiliores sunt, quippe<text:line-break/>quae tum humidae essentiae tum aeriae plus quam illa<text:line-break/></text:span><text:span text:style-name="T2">obtinent, </text:span><text:span text:style-name="T2">quod hinc constat; quod neque adeo sint sicca<text:line-break/>duraque neque adeo gravia, quapropter et deleterium effu-<text:line-break/>gere genus. ' Sane vero et cantharis parce, interim sumpta;<text:line-break/>quibusque oporteat admixta,-- praeterquam quod vesicam<text:line-break/>nihilniffendat, etiam renes expurgat, imo et quae efficariora<text:line-break/></text:span><text:span text:style-name="T2">conficiuntur ad urinas </text:span><text:span text:style-name="T2">.movendas medicamenta, nonnihil<text:line-break/></text:span><text:span text:style-name="T2">habent </text:span><text:span text:style-name="T2">cantharidis; Sed de hisce alias habebitur sermo; ’</text:span></text:p>
      <text:p text:style-name="P8"><text:span text:style-name="T2">Cap. </text:span><text:span text:style-name="T47">v</text:span><text:span text:style-name="T2">XX. </text:span><text:span text:style-name="T2">At amarus sapor quod siccis temperio<text:line-break/></text:span><text:span text:style-name="T2">corporibus </text:span><text:span text:style-name="T2">insit, hinc colligere licet, quod et minime<text:line-break/></text:span><text:span text:style-name="T2">omnium </text:span><text:span text:style-name="T2">amara putrescant, mluirneque vermes aliaque'<text:line-break/></text:span><text:span text:style-name="T2">nonnulla </text:span><text:span text:style-name="T2">animaIcuIa, qualia in radicibus herbisque ac frn-<text:line-break/></text:span><text:span text:style-name="T2">ctibus</text:span><text:span text:style-name="T2">putrescentibus provenire solent; procreent, maxime<text:line-break/></text:span><text:span text:style-name="T2">namquc </text:span><text:span text:style-name="T2">videmus in hurnidis nasci corporibus’ vermes ac<text:line-break/></text:span><text:span text:style-name="T2">putrilaginem. At </text:span><text:span text:style-name="T2">quae exacte amara sunt, voco autem ita<text:line-break/></text:span><text:span text:style-name="T2">qnaemulla sensu </text:span><text:span text:style-name="T2">notabili alia participant qualitate, </text:span><text:span text:style-name="T2">omni-</text:span></text:p>
      <text:p text:style-name="P6"><text:span text:style-name="T2">btis prope animantibus, nedum hominibus, esui inepta funt,<text:line-break/>quippe quum animal onrne plus ininusque sit bumidum,<text:line-break/>amura autem, sicca, haud aliter quam cinis et pulvis. Ita-&gt;<text:line-break/>que neque cinerem neque pulverem neque favillam ne-<text:line-break/>qng calcem animal ullum esitat, neque eorum quae plane<text:line-break/>amara sunt quicqnarn. Absinthium enim non solum ama-<text:line-break/>rum est, Ied et adstringit, marina vero aqua salsa potius<text:line-break/>est quam amara , plurimum in se .habens .aquae potabilis,<text:line-break/>ni quod et ab Aristotele olim satis est demonstratum. At<text:line-break/>aqua, quae est in lacu Palaestinae in cava Syria, quem<text:line-break/>alii quidem,mare vocant .mortuum, alii stagnum bitnmi-<text:line-break/>nofum, gustantibus non falsa modo, scd et amara esu Sa-<text:line-break/>lein vero etiam habet ex sese natum perinde amarum.<text:line-break/>Primoque statiin aspectu una cum. uni ver fo mari tum can--<text:line-break/>didior tum crassior apparet, merae salsugini seu muriae<text:line-break/>similis, lu quam si salem injicias ne liquari quidem etiam<text:line-break/>possit, plurimum enim ejus in se habet, ac siqnis in eam<text:line-break/>su mergat, continuo fale tenuissimo velut conspersus undi-</text:span></text:p>
      <text:p text:style-name="P6"><text:span text:style-name="T2">que emergere conspicitur: Quapropter etiam aqua illa<text:line-break/>quam alia marina gravior est, idque tanto pondere, quan-<text:line-break/>to fluviali marina. Itaque ne </text:span><text:span text:style-name="T27">si teipsum quidem dimit-<text:line-break/>tere</text:span><text:span text:style-name="T2"> velis in profundum, deferri deorsum possis, ita attollit<text:line-break/>elevatque aqua: non sane quia natura levis sit, quod qui-<text:line-break/>dam veterum sophistarum prodidit, sed, ut censnit Aristote-<text:line-break/>les, propter gravitatem, instar luti, quae levlora sunt<text:line-break/>gestans. Proinde si hominem ligatis manibus pedibusque in<text:line-break/>stagni illius aquam conjeceris, deorsum haud feretur. Quin<text:line-break/>vero, sicut naves in mari onera plura quam in fluviis citra<text:line-break/>submersionem portare valent, eundem in modum in stagno<text:line-break/>mortuo multo plura quam in mari; tanto enim est quae in<text:line-break/>illo est aqua marina gravior, quanto marina lacustri aut<text:line-break/>fluviali; inest enim ei falis substantia, quae terrea gravigque<text:line-break/>est. Ipsique tibi marinam, </text:span><text:span text:style-name="T27">ll labet,</text:span><text:span text:style-name="T2"> efficere licet, sale in<text:line-break/>aqua fluviali colIiquato, cognoscereque quanto gravior red-<text:line-break/>dalur aqua eiusmodi, quam sit dulcis, Quin et modttnj jam</text:span></text:p>
      <text:p text:style-name="P6"><text:span text:style-name="T2">invenerunt moderatam ad saliendum conficiendi salsuginem,'<text:line-break/>si ovum in ea videatur natare; -nam ubi etiamnum sidit, </text:span><text:span text:style-name="T27">ac<text:line-break/></text:span><text:span text:style-name="T2">nondum super salsuginis superficiem innatat, aquosa magis<text:line-break/>esset dulcis J graviter vero salsa est, ubi tanta est salis copia<text:line-break/>indita, ut amplius liquari qui postea adiicitur nequeat. .<text:line-break/>Quam aquam si pendere non gravaberis; omnium aquarum<text:line-break/>comperies gravissimam. Itaque/ ego quandoque inanem esse<text:line-break/>divitis cujusdam ambitionem ostendi, qui tantam in Italiam<text:line-break/>maris mortui aquam devexit;quae cisternam implere posset;<text:line-break/>nam id ipsum ego expedite praestiti, sale plurimo in aquauf<text:line-break/>potabilem conjecto. Longe etiam graviorem ejusmodi effe-<text:line-break/>ceris aquam, si quamplurimiun salis liquatum sub Canis ex-<text:line-break/>ortum, ubi potissimum aestus jam fuerit vaIentiffimus, tor-<text:line-break/>reri siveris, haud aliter quam in stagno bituminoso; sic enim<text:line-break/>haec, aqua perinde ut illa gravis efficietur', ac si ligatum<text:line-break/>hominem, aut aliud animal, in. ipsam conjeceris, instari<text:line-break/>navis stiper aquamfertur.' Quin vero ei amarior protinus</text:span></text:p>
      <text:p text:style-name="P6"><text:span text:style-name="T2">quoque eiusmodi erit aqua, </text:span><text:span text:style-name="T2">si </text:span><text:span text:style-name="T2">decoquere ipsam super ignem’<text:line-break/>lubeat;. nam quicquid salsum plusculum excalefeceris; ama-<text:line-break/>rum tibi evadet. Sic et ipsius bituminosi lacus aqua in cava<text:line-break/>calidaque regione contenta, dum sole torretur, amara essi-<text:line-break/>citur; proindeque aestate' quam hieme amarior esu Ac<text:line-break/>si quid ejus haustum in vase cavo regioneque aprica, quem-<text:line-break/>admodum nos effecimus, aestivo tempore deponas, continua<text:line-break/>amarior scsc reddita videbitur. Verum haec omnia iis,<text:line-break/>quae paulo superius de amari generatione diximus, abunde<text:line-break/>subscribunt. Caeterum cuius gratis oratio ad bituminosum<text:line-break/>digressa est stagnum, id nondum omne expositum esu Nul-<text:line-break/>lum enim in eo neque </text:span><text:span text:style-name="T2">animal </text:span><text:span text:style-name="T2">neque planta inesse- conspi-<text:line-break/>eitur; imo quum duo in eum fluvii confluant longe maximi<text:line-break/>pisciumque copia scatentes, maxime qni prope'Jerichoutem<text:line-break/>fluit, quem Jordanem nominant, nullus omnino piscium<text:line-break/>fluviorum ostia excedit, ac li captos quis lu lacum injiciat,<text:line-break/>eeleriter mori conspicit; adeo est amnibus tum hominibus</text:span></text:p>
      <text:p text:style-name="P6"><text:span text:style-name="T2">tum </text:span><text:span text:style-name="T2">plantis inimicum quod exacte amarum est et quod<text:line-break/>squallidum pariter et siccum est, </text:span><text:span text:style-name="T2">atque </text:span><text:span text:style-name="T2">natura velut fuligi-<text:line-break/></text:span><text:span text:style-name="T2">nem </text:span><text:span text:style-name="T2">ab exassatione referens. Quanquarn ne illius quidem<text:line-break/>stagni aqua exacte amara sit; quippe quum nec ipse sal, </text:span><text:span text:style-name="T2">vo-<text:line-break/></text:span><text:span text:style-name="T2">cant autem eum .Sodomenum, a circumjacentibus stagnum<text:line-break/>montibus, quos Sodoma appellitant, multique ipsum accolae<text:line-break/>ad omnia, ad quae nos alio utimur sale, accommodant. </text:span><text:span text:style-name="T2">Vis<text:line-break/></text:span><text:span text:style-name="T2">ejus non modo plus quam cujusvis alterius falis exiccatoria<text:line-break/></text:span><text:span text:style-name="T2">est, </text:span><text:span text:style-name="T2">sed et extenuare nata, quia scilicet plus quam alius<text:line-break/>exassatus est. Omni enim sali obscura quaedam adstringen-<text:line-break/></text:span><text:span text:style-name="T2">di </text:span><text:span text:style-name="T2">vis inest, qua eas, quae condiuntur carnes </text:span><text:span text:style-name="T2">constringit<text:line-break/></text:span><text:span text:style-name="T2">densatque potissimum, ubi durus et minime fragilis extiterit.<text:line-break/></text:span><text:span text:style-name="T2">Talis </text:span><text:span text:style-name="T2">est exactissimus quidem fossilis fere omnis, minus,</text:span><text:span text:style-name="T2">au-&gt;<text:line-break/></text:span><text:span text:style-name="T27">feta</text:span><text:span text:style-name="T2"> illo marinus;- tum qui multis in locis aquis leviter falsis<text:line-break/>alescentibus provenit, tertium locum obtinet abstergere, ma-<text:line-break/></text:span><text:span text:style-name="T2">gis </text:span><text:span text:style-name="T2">quam adstringere contrahereque potens; proximas </text:span><text:span text:style-name="T2">his<text:line-break/>vires </text:span><text:span text:style-name="T2">habet Sodomiticus, aeque atque murinus durus; cae-</text:span></text:p>
      <text:p text:style-name="P6"><text:span text:style-name="T2">terum oh admixtum amarorem facultatem valentius abster-<text:line-break/>gentem ac digerentem quam marinus possidet. </text:span><text:span text:style-name="T34">?,,</text:span><text:span text:style-name="T2">Sic et hi-<text:line-break/>trum ipsum, et ipsius spuma et </text:span><text:span text:style-name="T27">ipiod</text:span><text:span text:style-name="T2"> cOmpofita appellatio-<text:line-break/>ne vocatur aphronitrurn, caeteris magis extergere possunt,<text:line-break/>nempe quia minime adstringunt et exacte funt amara;</text:span></text:p>
      <text:h text:style-name="Heading_20_2" text:outline-level="2">Cap. XXL.</text:h>
      <text:p text:style-name="P96"><text:span text:style-name="T2">Etenim propinquus est sapor salsus ama-<text:line-break/>ro, quippe terreni ambo sunt et calidi; non obscura tamen<text:line-break/>diversitate dissident; quod videlicet amarus a calore arido<text:line-break/>plus sit extenuatus et elaboratus. Sic in genere salis, qui<text:line-break/>durior est et densior terrestriorque, qualis fere est univer-<text:line-break/>sus fossilis, minus calidus est fubtiliumque minos partiumJ,<text:line-break/>qui vero rumpi facilis laxusque, tenuior simul et'calidior<text:line-break/>est; in quo genere est et qui subamarus est, mediam quo-<text:line-break/>dammodo naturam inter salem durum et aphronitrum obti-<text:line-break/>nens. Sane et inter aphronitra quaedam sunt durae crassae-<text:line-break/>qne essentiae, quaeque nec </text:span><text:span text:style-name="T27">facile-</text:span><text:span text:style-name="T2"> liquari in aqua queant.</text:span></text:p>
      <text:p text:style-name="P6"><text:span text:style-name="T2">Verum de pravis non est in hoc loconobisaermo, scd de<text:line-break/>iis,-quae juxta, nominis rationem essentiam habent'spumov<text:line-break/>'sam, qualis utique est et </text:span><text:span text:style-name="T2">ipsa </text:span><text:span text:style-name="T2">nitri .spuma. Est enim ea<text:line-break/>omnium, modq dictornm-tenuissima, velut et Asiae petrae<text:line-break/>flos,. multum enim et hic quoque tenuis est, sed aphronitro<text:line-break/>minus calidus. Quare utique carnium excrescentiam minore<text:line-break/>cruciatu eclliquat; mordicat autem eas nitri flos; mordicat<text:line-break/>vero et aphronitrmn; nec. secius quoque et ipsum nitrum,<text:line-break/>tametsi..,illis sit miniis calidum, Verum supra monuimus<text:line-break/>essentiam crassam plus erodere, ubi nimirum calorem quen-<text:line-break/>siam nacta fuerit. .Nulla enim ejus pars, sine cruciatu cele-<text:line-break/>riterque transit, sicut ejus quae subtilis est, ver.um retenta<text:line-break/>et immorans </text:span><text:span text:style-name="T27">ac</text:span><text:span text:style-name="T2"> tardans plusculoque tempore uni corporis<text:line-break/>nostri particulae inhaerens, haud immerito molesta redditur,<text:line-break/>instar pali carni infixi.</text:span></text:p>
      <text:h text:style-name="Heading_20_2" text:outline-level="2">Cap. XXII.</text:h>
      <text:p text:style-name="P96"><text:span text:style-name="T2">Caeterum ubi de saporibus omnibus<text:line-break/>quae convenire visa sunt expofnimus, reliquum suerit de</text:span></text:p>
      <text:p text:style-name="P53"><text:span text:style-name="T14">Ί ι'.ν ι </text:span><text:span text:style-name="T2">“ ' ’ </text:span><text:span text:style-name="T14">ι </text:span><text:span text:style-name="T2">.<text:tab/>”<text:tab/></text:span><text:span text:style-name="T27">- 'r tu “V~<text:tab/>'</text:span></text:p>
      <text:p text:style-name="P11"><text:span text:style-name="T2">vaporibus disserere; quippe quum, hujus sensibilium generis<text:line-break/>gratia odoris sensum natura crearis. Sane plerique fimi-<text:line-break/>liter saporibus nos assiciunt. “ Siquidem arida- omnia et ante<text:line-break/>ista ipsum adeo acetum similiter odoratum gustumque mq-<text:line-break/>vet; tum </text:span><text:span text:style-name="T27">acria</text:span><text:span text:style-name="T2"> quoque.,, velut allia, caepae et ipsa non minna<text:line-break/>quam'gustum, odoratum quoque, offendunt mordicantque.<text:line-break/>Sic in aliis sigillatim similis propemodnm est odoris Pensus<text:line-break/>sensui gustus. ltaqne quoruUdarn corporum etiam non<text:line-break/>gustantes qualitatem cognoscimus, veluti, fimi;, proinde </text:span><text:span text:style-name="T2">omni-<text:line-break/></text:span><text:span text:style-name="T2">no ne gustare quidem aggredimur,, quia,scilicet admodum<text:line-break/>fides habeatur odoratui. 'Quin etiam si qua boni odoris<text:line-break/>edulia putrilagine corrupta odore alos suo offendunt,; pro-<text:line-break/>tinus ea abjicimus, haud gustare dignati, . Eereque in omni-<text:line-break/>bus mutuo consentiunt odoratus et gustus; attamen in odore<text:line-break/>Inanissimis, velut rosa, plurimum dissernnt dissidentqueptan,<text:line-break/>tum enim abest, ut gustantibus suavialint,, ut amaritudinem<text:line-break/>uon paucam prae se serant, tametsi amarum .nunquam osio^</text:span></text:p>
      <text:p text:style-name="P6"><text:span text:style-name="T2">ratum </text:span><text:span text:style-name="T2">est, </text:span><text:span text:style-name="T2">neque </text:span><text:span text:style-name="T2">ut </text:span><text:span text:style-name="T2">medicamentum nobis suave, neque ut<text:line-break/>cibus: Quaenam igitur </text:span><text:span text:style-name="T2">hujus </text:span><text:span text:style-name="T2">sit dissonantiae causa, licet<text:line-break/>Theophrastus quaesierit, tamen praestiterit et quae nos &lt;le<text:line-break/>ea cognoscimus exponere. Amari saporis generationem ex<text:line-break/>dulcibus a calore extenuatis provenire jam clare docuimus;<text:line-break/>apparuitque calidiora simul et tenuiora temperie esse amara;<text:line-break/>quam dulcia. Sed et odoris sensus in ipsis cerebri est </text:span><text:span text:style-name="T27">ve</text:span><text:span text:style-name="T2">n- .<text:line-break/>tricolis; velut et id quoque alibi a nobis demonstratum est;<text:line-break/>et odorabilium vaporosa est substantia. Ea enim quae a<text:line-break/>corporibus defluunt, ambienti permixta ac deinde per na-<text:line-break/>rium inspirationem in -cerebrum delata, sensum movent.<text:line-break/>Recta ergo ratione quaecunque odorata eadem et calida<text:line-break/>scmt, quippe quum vaporum copia </text:span><text:span text:style-name="T27">a</text:span><text:span text:style-name="T2"> calore proveniat'; non<text:line-break/>tamen protinus quicquid odoratum est suave esse colligi-<text:line-break/>tur, siquidem non omne id spiritui in cerebri ventriculis<text:line-break/>contento familiare esu Etenim quemadmodum qui linguae<text:line-break/>obveniunt sapores, ii qui familiarissima, iidem, et dulces<text:line-break/>erant; qui vero non familiares, complures habebant differen-</text:span></text:p>
      <text:p text:style-name="P6"><text:span text:style-name="T2">tias, ita odores,' qui familiares sunt cerebri spiritui, ii dem et<text:line-break/>grati sunt et suaves, qni vero non familiares multis differ<text:line-break/>rentiis a fele mutuo dissident; caeterum non omnibus impo-<text:line-break/>sita funt nomina, perinde ut saporibus. Dicimus enini<text:line-break/>quippiam acidum acrem que habere odorem, scd austernni,<text:line-break/>acerbum, falsum aut amarum haud etiam dicimus. Veritm<text:line-break/>in hasce duas appellationes odorabilium pleraque reducimus;<text:line-break/>beneolentia et graveolentia appellantes; beneolentia quidem<text:line-break/>proportione quadam ad ea quae linguae sunt dulciap gra-<text:line-break/>venientia vero ad ea quae non dulcia; uiio enim nomine<text:line-break/>totum hoc in saporibus genus appellari nequit. Videtur<text:line-break/>autem a corporibus non odoratis aut omnino paucum de-<text:line-break/>fluere, aut quod pro mole fua sit immoderatum, sicut in. iis<text:line-break/>quae exacte tum salsa tum acerba sunt Exacte autem<text:line-break/>quum tale aut tale quid dicimus, sincerum et quantum<text:line-break/>fieri possit alterius qualitatis expers dicimus. Siquidem<text:line-break/>crassa utrisque essentia est et praeter hoc acerborum etiam,</text:span></text:p>
      <text:p text:style-name="P6"><text:span text:style-name="T2">frigida; quare verisimile est quod ab iis defluit paucum<text:line-break/>esse ef crassum et mole sua terreum, ac proinde per rnspi-<text:line-break/>rationem lu cerebrum non incidere.</text:span></text:p>
      <text:p text:style-name="P11"><text:span text:style-name="T2">V </text:span><text:span text:style-name="T2">Cap. XXIII. Itaque hapd tutum est ex.odore de seu-<text:line-break/>sibilium temperie conjicere perinde ut. ex' gustu. Nam<text:line-break/>quae odore carent crassam quidem essentiam obtinent, cae-<text:line-break/>terum quae sit eorum, in calore frigoreque natura, id vero<text:line-break/>nondum constat. At quae odorata sunt tenuia utique sunt<text:line-break/>quadantenus et calida, verum ejus tenuitatis caliditatisque<text:line-break/>quantitas haud etiam indicatur. „ Porro maxima potissima-<text:line-break/>que causa cur in odoratis nihil evidens de temperie indicari<text:line-break/>queat inaequalitas est substantiae, de qua saepenumero.<text:line-break/>verba mihi jam habita sunt, ubi demonstrabam corpora ple-<text:line-break/>raque dissimilari esse subsistentis. Ac nunc quoque, etiam<text:line-break/>claritatis gratia unum exemplum proponam, nempe rosam,<text:line-break/>quae non eq modo ratione dissimilaris est, qua pars quidem<text:line-break/>ejus continet, pars vero, continetur, continens quidem du-<text:line-break/>rum ,et terreum, quod continetur succus est hurnidus, imo</text:span></text:p>
      <text:p text:style-name="P6"><text:span text:style-name="T2">et sucdi ipsius tria sunt excrementa, quemadmodum supra<text:line-break/>necessarium esse demonstratum est, unum terreum, quale<text:line-break/>est in vinis faex , alterum aereum , quod ipsum quoque' vini<text:line-break/>flori proportione respondet, tertium aqdeum, quod lu<text:line-break/>omnibus ebullitionem efficere corruptionem que dlicinnis, ubi .<text:line-break/>nimirum neque devictum neque plane alteratum ebulli-<text:line-break/>tionibus tempore fuerit Sane hujus excrementi gratis qui-<text:line-break/>darn succos non nisi coctos reponunt, alii in sole ferventi’<text:line-break/>praesiccatos; nam propter terrenum asireumque noa admo-<text:line-break/>dum corrumpendos metuunt, quum ea et separari rideant,<text:line-break/>aegreque corruptibilem sortita substantiam, quandoquidem<text:line-break/>temperamentum nacta sunt siccum. Sed de istis supra ab-<text:line-break/>unde disseruimus. Caetertnnin rosae natura aliud gustanti-<text:line-break/>bus acerbuHf est, quod terrenin ut sit et crassum frigidum-<text:line-break/>que necesse est,' aliud vero amarum, quod tenue est et<text:line-break/>calidum, et tertium iii iis aqueum necessario quidem frigi-<text:line-break/>dum, sed in tenuitatis crassitieiquc dppositione quadafttenus'</text:span></text:p>
      <text:p text:style-name="P6"><text:span text:style-name="T2">summorum medium, </text:span><text:span text:style-name="T2">cujus </text:span><text:span text:style-name="T2">mixtura, neque ipsum illud<text:line-break/>acerbum, neque </text:span><text:span text:style-name="T27">ipfum</text:span><text:span text:style-name="T2"> amarum, summe est tale, qnale di-<text:line-break/>citur, qualitates enim omnes exolvit aquae admixtio.<text:line-break/>Ipsum itaque hoc aqueum elaboratum extenuatumque<text:line-break/>atque excalefactnnKquodanmiodo ridetur, </text:span><text:span text:style-name="T2">ac </text:span><text:span text:style-name="T2">proinde facile<text:line-break/>iir vaporem solvi et hac ratione rosa, tum odorata esse,<text:line-break/>tum celerrime resiccari. Atque haec omnia de eo ex gustu<text:line-break/></text:span><text:span text:style-name="T27">conjicias,</text:span><text:span text:style-name="T2"> at per odorem haud aeque, quippe quum non<text:line-break/>aeque omnes ejus partes evaporent, nec perinde sensum<text:line-break/>moveant. In gustu autem omnes similiter gustabilinm cor-<text:line-break/>porum particulae in linguam incidunt, sensumque movent<text:line-break/>pro sua natura singulae. Quare certum tutumque, ut dixi-<text:line-break/>mus, non est de tuta medicamentorum facultate ex hdore<text:line-break/>conjicere; nam ea sola agnosci possunt, quae modo posui-<text:line-break/>mus. Multo minus ex coloribus </text:span><text:span text:style-name="T27">de</text:span><text:span text:style-name="T2"> medicamentorum viri-<text:line-break/>bus colligere quid valeas, quippe quum in singulis caloribus<text:line-break/>calida, frigida, humida siccaque reperias, quemadmodum</text:span></text:p>
      <text:p text:style-name="P6"><text:span text:style-name="T2">lu primis hujus operis commentariis ostendimus. In quo-<text:line-break/>que tamen sigillatim genere aut seminis aut radicis aut:<text:line-break/>succi ex colore indicationem </text:span><text:span text:style-name="T2">quandam </text:span><text:span text:style-name="T2">liceat sumere, utpote<text:line-break/>caepa, scilla, vinum, quanto suerint albidiora, tanto et<text:line-break/>minus iunt calida,-quae vero subflava fulvaque, calidiora.<text:line-break/>Idem usu venit tritico, milio, ochris, phaselis, ciceri,<text:line-break/>ireos radici asphodeliqtie, aliisque compluribus; in quoque<text:line-break/>enim genere in universum fulva, flava rnbraque omnia albis<text:line-break/>sunt calidiora. Itaque etsi hinc quoque de medicamentorum<text:line-break/>viribus conjectura fieri queat, tamen sermoni adjiciatur,<text:line-break/>optimum sane esse, ut et dictum et ostensum saepeuumero<text:line-break/>est, per experientiam discretam facultates invenire; in hac<text:line-break/>enim falli non possint, quanquarn prius quam experientia<text:line-break/>rirtutern agnoscas, 'gustus pleraque indicet, pauculum etiam,<text:line-break/>ut dictum est, approbante ipsu odore.</text:span></text:p>
      <text:h text:style-name="P1" text:outline-level="1"><text:bookmark-start text:name="bookmark27"/>GALENI DE SIMPLICIUM MEDICA-<text:line-break/>MENTORVM TEMPERAMENTIS AC<text:line-break/>FACVLTATIBVS LIBER V.<text:bookmark-end text:name="bookmark27"/></text:h>
      <text:h text:style-name="Heading_20_2" text:outline-level="2">Cap. I.</text:h>
      <text:p text:style-name="P97"><text:span text:style-name="T2">Quintum librum de simplicium medica-<text:line-break/>mentorum facultatibus'orsu rus, ea'primum repetam qoae<text:line-break/>supra demonstrata lu rem praefentem censentur accommoda,<text:line-break/>sumpto ab elementis principio, aqua videlicet, igne, aere<text:line-break/>ac terra, quae nonnulli a qualitatibus denominantes, humi-<text:line-break/>dum, calidum, siccum et frigidum esse ajunt. Sunt ergo<text:line-break/>qualitates hae, humiditas, siccitas, caliditas, frigiditas.</text:span></text:p>
      <text:p text:style-name="P6"><text:span text:style-name="T2">Quae vero ab illis denominantur corpora, ea</text:span><text:span text:style-name="T2">funt </text:span><text:span text:style-name="T2">tum com-<text:line-break/>muniaomnium elementa, tum </text:span><text:span text:style-name="T2">ea </text:span><text:span text:style-name="T2">quae per harum excellen-<text:line-break/>tiam aut humida, aut sicca, aut calida, aut frigida nuncu-<text:line-break/>pantur; tum ea quae ad symmetrum generis ejusdem aut<text:line-break/>speciei conferuntur, quaeque ad quidvis obvium. Sane de<text:line-break/>horum disserentia frequenter tractavimus. Nec minus dixi-<text:line-break/>mus quatenus differat nutrimentum a medicamento, et quod<text:line-break/>nutrimentum vincitur ac'superatur ah eo quod nutritur,<text:line-break/>medicamentum autem contra, ipsum enim vincit atque su-<text:line-break/>perat corpus, cujus fuerit medicamentum, quippe quum<text:line-break/>utriusque referatur ad aliquid notio. Ostensum praeterea<text:line-break/>est medicamentum alterare natum esse, aut una quapiam<text:line-break/>qualitate, nempe aut calefaciendo, aut. refrigerando, aut- hn-<text:line-break/>mertando, aut. siccando, aut dictorum conjugatione'qua-<text:line-break/>piam, aut tota sua substantia, sicuti complura deleteriorum,<text:line-break/>seu lethalium medicamentorum, nec pauca alexiterioruni,.<text:line-break/>seu amuletorum; tum purgantia omnia, ac pleraque eorum<text:line-break/>quae attrahentia nuncupant. Sed de istis quae, reliqua</text:span></text:p>
      <text:p text:style-name="P6"><text:span text:style-name="T2">funt, infra adjiciam. Quae vero una dnabusve qualitatibus<text:line-break/>in universum corpus nostrum agunt, ea hoc in libro' expo-<text:line-break/>nam,- rursum hic sumpta hypothefi superius demonstrata,<text:line-break/>quod simplicium medicamentorum pleraque dissimilarium'<text:line-break/>sint partium, reque vera composita, caeterum appellantur'<text:line-break/>simplicia, - quod cujusmodi funt, talia natura sint, nec quic-<text:line-break/>quam ei nostra ‘industria assumpscrint, quin etiam quod<text:line-break/>quaedam crassarum sint partium et terrena suis substantiis,<text:line-break/>quaedam tenuia et aerea, alia vero aquea et dictorum'<text:line-break/>media. Haec quum sint fuperioribus libris demonstrata,<text:line-break/>hypothefes mihi funto </text:span><text:span text:style-name="T2">ad ea quae </text:span><text:span text:style-name="T2">nunc dicenda veniunt.<text:line-break/>His ergo suppositis ordienda </text:span><text:span text:style-name="T2">jam </text:span><text:span text:style-name="T2">oratio est.</text:span></text:p>
      <text:h text:style-name="Heading_20_2" text:outline-level="2">Cap. II.</text:h>
      <text:p text:style-name="P96"><text:span text:style-name="T2">Ufus est frequenter hominibus medicamen-<text:line-break/>torum ob id ipsum tantummodo, ut aut refrigerent; aut<text:line-break/>humectent, aut calefaciant, aut siccent, aut per conjuga-<text:line-break/>tioneni horum quid agant. 'Interim vero, ut quod stupra<text:line-break/>modum laxatum est contendant atque contrahant, aut</text:span></text:p>
      <text:p text:style-name="P6"><text:span text:style-name="T2">quod intensum est laxent, aut quini condensatum est rarefa-<text:line-break/>ciant, aut rarum condensent, aiit ddtum emolliant, aut<text:line-break/>immodicam mollitiem ad' duritiem rbvotenit; aut 'plennin<text:line-break/>evacuent; aut vaunum irnpleaht, iads generis ejus aliud quid<text:line-break/>agant. Nam'quisquis perfrixerit, ndn 'medietis </text:span><text:span text:style-name="T27">fanttiin,</text:span><text:span text:style-name="T39">:</text:span><text:span text:style-name="T27">’fad<text:line-break/></text:span><text:span text:style-name="T2">quinis etiam ex plebe ab ipfa iei natuid ductus caleTaciniis<text:line-break/>medicamentum‘invenire "desiderat, aut ardenti febre ae-<text:line-break/>stuans, quod refrigeret. Sit privafusiiijuispiain si ulcus ha-<text:line-break/>beat nimis molle ac lrumitium; id medicum desiccare jubef,<text:line-break/>aut si siccum ei exticbtim; humectare/</text:span><text:span text:style-name="T14">'</text:span><text:span text:style-name="T41">ε</text:span><text:span text:style-name="T14"> </text:span><text:span text:style-name="T2">Quin etiam’qsiuni<text:line-break/>siccitatem pariter atque caliditatem'toto corpore percipiunt;<text:line-break/>cenet qui aestuant, sive ’ sisti luntvj.dt qni defatigati suiit,-<text:line-break/>lavari expetunt, frigrdamque bibunt, tnin quicquist'resiige-<text:line-break/>rare* simul et humectare potest, studiose nitqniruns; vnitiqud<text:line-break/>saepe compotes fiunti ' </text:span><text:span text:style-name="T34">:</text:span><text:span text:style-name="T2">Atque'ipsanatnia </text:span><text:span text:style-name="T27">dusie'</text:span><text:span text:style-name="T2"> eorum reme-<text:line-break/>dia plerique idiotarum inveniunt; at phlegmones, scirrhi,<text:line-break/>oedematis, erysipelatis, putredinis, herpetis; gangraenae; </text:span><text:span text:style-name="T2">.</text:span></text:p>
      <text:p text:style-name="P6"><text:span text:style-name="T2">nullus ex illis sibi remedium pervestigandum </text:span><text:span text:style-name="T2">sumit, </text:span><text:span text:style-name="T2">tan-<text:line-break/>quam unumquodque, eorum majus jam sit quam pro captu<text:line-break/>hominis plebei,, ac scientiam requirat venerabiliorem.. Eam<text:line-break/>scientiam nuncnpaut. medicinam, </text:span><text:span text:style-name="T2">et. </text:span><text:span text:style-name="T2">qni'eam exercet medi-<text:line-break/>cum , atque hucusque et ipsi procedunt, ut sciant ulcus ca-<text:line-break/>vum carne impleri, sordidum purgari debere, aequabile<text:line-break/>cicatrice induci; non tamen norunt quid - carne impleat,<text:line-break/>quid purget, quid cicatricem inducat. Sic sane etiam si<text:line-break/>musculum habeant sturum ac tensum laxumve,' quod duro<text:line-break/>quidem.mollientibus sit.opus, tenso, autem laxantibus, laxo<text:line-break/>vero .contendentibus-, id satis perspiciunt, non' tamen com-<text:line-break/>pertum habent medicamentum, quod aut emolliat, aut laxet,<text:line-break/>aut contendat, sed ea. invenire, opus est medici. • Siquidem<text:line-break/>invenias, ex plebe quosdam,</text:span><text:span text:style-name="T47">;</text:span><text:span text:style-name="T2"> qui non secus atque medici<text:line-break/>medicamentorum pollent.,inventione, scd hactenus, dum<text:line-break/>calida modo ac frigida, humida ac sicca perquiruntur, ve-<text:line-break/>rum in iis quae .modo dicebamus prorsum, rudes </text:span><text:span text:style-name="T27">reperias.<text:line-break/></text:span><text:span text:style-name="T2">Tametsi, ceu ante monnimus, haud omnium tum calefacien-..</text:span></text:p>
      <text:p text:style-name="P6"><text:span text:style-name="T2">tium; tum refrigerantium, tum humectantium atque exic- </text:span><text:span text:style-name="T2">..<text:line-break/></text:span><text:span text:style-name="T2">cautium, </text:span><text:span text:style-name="T2">aeqrie </text:span><text:span text:style-name="T2">facilis 'est atque</text:span><text:span text:style-name="T34">r</text:span><text:span text:style-name="T2"> expeditadnventiof </text:span><text:span text:style-name="T2">-</text:span><text:span text:style-name="T34">T</text:span><text:span text:style-name="T2"> </text:span><text:span text:style-name="T2">Quippe<text:line-break/>quod napy pyrethrumque calefaciunt’ </text:span><text:span text:style-name="T2">et </text:span><text:span text:style-name="T2">portulaca folanum-n<text:line-break/>que refrigerant, tum aqtia' et oleum humectant’, et acetum<text:line-break/>et marina aqua desiccant, pene omnibus non medicis duu-<text:line-break/>taxat; fed et idiotis confessum est. Afiofaceum an caleface-'<text:line-break/>re,-an refrigerare dicendum, similiter acetum,</text:span><text:span text:style-name="T34">1</text:span><text:span text:style-name="T2">'oleum et ejus<text:line-break/>generis non pauca, ingenti controversia jactata sunt. Verum<text:line-break/>de talium facultate ’in quatuor ante hunc libris difputavimus,<text:line-break/>lu' primo ac secundo sophistarum- redarguentes ’ argumenta<text:line-break/>monstrantesque veram methodum, cujus quis ductu mediea-i'<text:line-break/>mentorum facultates inveniat. lu tertio' missis sophistis’<text:line-break/>omnes ab initio logicas exposuimus quaestiones, quibus maxi-r<text:line-break/>me insistas quibusque, al sic dicam, artificiose essorrnatus</text:span><text:span text:style-name="T34">r<text:line-break/></text:span><text:span text:style-name="T2">idoneus sis ac "sussiciens-y:qni medieamentorurn 'omnium fa-t<text:line-break/>cultores investiges, In quarto de propriis linguae sensoriis<text:line-break/>disserui, quos sapores appellitant; id Indicans quo pacto<text:line-break/>hinc orsus primas invenias tum qualitates tum facultates.</text:span></text:p>
      <text:p text:style-name="P9"><text:span text:style-name="T27">altx- } </text:span><text:span text:style-name="T2">j . </text:span><text:span text:style-name="T2">• </text:span><text:span text:style-name="T2">-s </text:span><text:span text:style-name="T2">ImiWjlajuvlll </text:span><text:span text:style-name="T2">- • ' </text:span><text:span text:style-name="T2">lliuj, isetusri;.... </text:span><text:span text:style-name="T27">'l.,xr</text:span><text:span text:style-name="T2"> AiD </text:span><text:span text:style-name="T2">.11 </text:span><text:span text:style-name="T2">\ </text:span><text:span text:style-name="T2">&gt;<text:line-break/></text:span><text:span text:style-name="T2">Aiiijgr pprrc aliain fn exiremoalhro qualitates odoratus, do-<text:line-break/>cens </text:span><text:span text:style-name="T2">, </text:span><text:span text:style-name="T2">quantpmr itjdenr et hinc juvari queas ad primarum in--<text:line-break/>ventiopem, facnifatmp.r</text:span><text:span text:style-name="T47">;</text:span><text:span text:style-name="T2"> </text:span><text:span text:style-name="T2">At in boo quinto libro aliud mihi<text:line-break/>propqsitqm est ;sapninitutn .genus .expromere, quas vocare<text:line-break/>poles; fecundas».essi'.lerti?</text:span><text:span text:style-name="T34">s</text:span><text:span text:style-name="T2"> post primas etionmlum comxnu—<text:line-break/>nes. </text:span><text:span text:style-name="T2">, j </text:span><text:span text:style-name="T2">Siquidem ,quum particniatim unumquodque non pari<text:line-break/>modp. ex illis temperatum sit, aliud puto ex iis laxans eva-<text:line-break/>sit, alin,d constringens, aliud emolliens, aut indurans, aut.-<text:line-break/>rarefacjens aut condensans. Tum ex operibus, quae edere:<text:line-break/>nani.rssntjjfucnitates luse habere dicta funt rarefaciendi,<text:line-break/>ecndensand;, emoIliendi, indurandi, illinendi, extergendi,<text:line-break/>attrabendn; repellendi,. qd </text:span><text:span text:style-name="T2">haec </text:span><text:span text:style-name="T2">laxandi, constringendi, ora<text:line-break/>jalerandi ac contrahendiincrassandiextenuandi, dolo-<text:line-break/>res. sedandi ac ciendi, concoquendi, puris movendi, dige-<text:line-break/>rendr per halitum, sudoris provocandi; soporis conciliandi, •<text:line-break/>stupefaciendi,- sunmi provocandi, animum alienandi, putre-<text:line-break/>facjeudi, urendi, crpsiuodi,, crustam sapiendi, fundendi,</text:span></text:p>
      <text:p text:style-name="P6"><text:span text:style-name="T2">densandi, succum pravum, procreanditemperandi, pure<text:line-break/>gandi, sistendi, exasperandi, leniendi, obstruendi, decb-<text:line-break/>struendi. A.C quum ulterius etiam procedunt ac prope<text:line-break/>particulatim opera appellant, .urinas ciendi, vomitus prori-<text:line-break/>fandi, subducendi ventris ac lubricandi, per nares et os<text:line-break/>purgandi, menses movendi aut comprimendi, similiter la-<text:line-break/>otis. ac seminis tum generandi et extinguendi, tum provo-<text:line-break/>candi et reprimendi. Magisque etiam quum quasdam hepa-<text:line-break/>ticas , splenicas, oticas, ophtalmicas, odonticas, ischiadicas,<text:line-break/>nephriticas, podagricas, arthriticas, pleuriticas, bechicas,<text:line-break/>lapides comminuentes facultates vocitant, </text:span><text:span text:style-name="T2">ad </text:span><text:span text:style-name="T2">particulares<text:line-break/>perveniunt. Pari modo quaedam dicta est </text:span><text:span text:style-name="T27">- a</text:span><text:span text:style-name="T2"> procreanda </text:span><text:span text:style-name="T13">in<text:line-break/></text:span><text:span text:style-name="T2">ulceribus carne facultas farcotica, ab inducenda cicatrice<text:line-break/>epulotica, a glutinando colletica, a purgatione cathartica,. ab<text:line-break/>excrescentia carnis detrahenda cathaeretica, fereque nume-<text:line-break/>rari nequeant omnes particulatim facultates, si ab unoquo-<text:line-break/>que sigillatim eorum, quae perficiuntur,, deducta illis im-<text:line-break/>p onere nomina. aggrediantur'. Sed praedurius sane ac</text:span></text:p>
      <text:p text:style-name="P6"><text:span text:style-name="T2">methodo dignius est, si-missam -facientes </text:span><text:span text:style-name="T2">orationem </text:span><text:span text:style-name="T2">tum<text:line-break/>prolixam tnrn confusam commodis fpeclebus compositas<text:line-break/>medicamentorum facultates compendio definiamus, non- pu-<text:line-break/>ris movendi, ani mitigandi, aut doloris sedandi, aut per<text:line-break/>halitum digerendi, aut laxandi in triticeae farinae catapla-<text:line-break/>fmate facultatem inqsse dictitantes, scd modice tum humidam,<text:line-break/>tum calidam, superius </text:span><text:span text:style-name="T2">namque </text:span><text:span text:style-name="T2">dictum est, in. quo significato<text:line-break/>ejusmodi dictionem' efferamus. Similiter quoque et irim<text:line-break/>non urinas aut menses provocans, aut bechicum esse me-<text:line-break/>dicamentum, aut pleuriticis, aut peripneumonicis, aut pu- .<text:line-break/>rulentis congruere, aut morbis comitialibus et convulsioni-<text:line-break/>bus; at palpitationibus, et tremoribus, et ruptionibus, et<text:line-break/>evulsicnibus prodesse, neque carne implere aut purgare<text:line-break/>sinuosa ulcera, aut lateris, jecoris lienis ve dolores sedare,<text:line-break/>neque-strumas discutere aut ex ossibus carnes educere, ad<text:line-break/>eundem modum neque seminis effluvio congruere ;• aut in<text:line-break/>uteri fomenta utiliter misceri emollientem et reserantem,<text:line-break/>quin nec quod nervos et ephelides detergat, et inveteratum</text:span></text:p>
      <text:p text:style-name="P6"><text:span text:style-name="T2">capitis dolorem sanet, aut foetum corrumpat excutiatque.-<text:line-break/>Sed fulficit hactenus dixisse </text:span><text:span text:style-name="T2">calidam, </text:span><text:span text:style-name="T2">hactenus siccam et<text:line-break/>eatenqs tenuium partium illis obvenisse temperiem, sicque<text:line-break/>tum omnia quae nunc memorata funt tum longe item<text:line-break/>plura indicasse; quin alio quoque modo de ea dixisse fat est<text:line-break/>amaram esse, fed non extreme, </text:span><text:span text:style-name="T27">imo</text:span><text:span text:style-name="T2"> ita ut dulcedo quaedam<text:line-break/>admixta appareat. At primus doctrinae modus empirico-<text:line-break/>rum proprius' est, fecundus virum potissimum rationalem<text:line-break/>decet, atque hunc mihi nunc exponere statutum esu</text:span></text:p>
      <text:h text:style-name="Heading_20_2" text:outline-level="2">Cap. III.</text:h>
      <text:p text:style-name="P96"><text:span text:style-name="T2">Caeterum universa ea quae quatuor su-<text:line-break/>perioribus libris sunt dicta propria sunt ipsius de medica-<text:line-break/>mentis speculationis, nifi si quando per affinitatem curandi<text:line-break/>methodum sermo attigit. At in quo nunc versamur, ad<text:line-break/>illam magis pertinet, quapropter saepe eonfilium mihi suit<text:line-break/>omnino intactum praeterire. Verum quandoquidem nisum<text:line-break/>est praeexercendos eos, qui assequi deberent curandi ratio-<text:line-break/>nis intentiones, et plerique ex amicis potissimumque ii,</text:span></text:p>
      <text:p text:style-name="P6"><text:span text:style-name="T2">quorum in gratiam hunc tractatum conscribere sum aggref-<text:line-break/>sus, ita me </text:span><text:span text:style-name="T2">facere </text:span><text:span text:style-name="T2">censuerunt; </text:span><text:span text:style-name="T2">idcirco </text:span><text:span text:style-name="T2">sermonem hunc hoc<text:line-break/>lu libro absolvam, sumpto exordio </text:span><text:span text:style-name="T2">ab </text:span><text:span text:style-name="T2">emollientibus et pus<text:line-break/>moventibus, quum utraque sint calida humidaque, diverso<text:line-break/>tamen utraque modo; haec enim ceu simillimum corpori in<text:line-break/>pus movendo calorem producentia, absque ulla existentis in<text:line-break/>eo humiditatis aut consumptione aut adjectione, illa vero<text:line-break/>oeu majorem quam pro natura accedentia, ac nonnihil qrioa<text:line-break/>que humiditatis contrahentia. Porro perspicua est notaque<text:line-break/>omnibus pus moventium notio: siquidem suppuratio in pus<text:line-break/>est mutatio.</text:span></text:p>
      <text:h text:style-name="Heading_20_2" text:outline-level="2">Cap. IV.</text:h>
      <text:p text:style-name="P96"><text:span text:style-name="T2">Sed de emollientibus medicamentis ipsa-<text:line-break/>que adeo, emollitione </text:span><text:span text:style-name="T27">non</text:span><text:span text:style-name="T2"> perinde simpliciter loqui licet,<text:line-break/>quia videlicet nec de </text:span><text:span text:style-name="T2">duro </text:span><text:span text:style-name="T2">mollique corpore. Siquidem<text:line-break/>partim absolute durum dicitur, ut terra, partim per exc,es-<text:line-break/>si m, ut unguis, calcar, cornu, partim ad fymmetrum sui ge-<text:line-break/>neris, aut speciei, ut hoc animal, puta elephas, aut hi calo-<text:line-break/>mo, puta Hercules, partim ad quidvis obvium collatum, ut</text:span></text:p>
      <text:p text:style-name="P6"><text:span text:style-name="T2">Diogenes ad Aristotelem. Pari modo dicitur molle, aut ut<text:line-break/>summe' ejusmodi, aut per excessum, aut'ad Iymmetron sui<text:line-break/>generis aut speciei, </text:span><text:span text:style-name="T2">aut ad </text:span><text:span text:style-name="T2">quidvis obvium.' Quod vero<text:line-break/>tripliciter quoque id genus omnia dicere'Iiceat, partim ut. a<text:line-break/>mixtura aliena summasque habentia qualitates, a quibus nun-<text:line-break/>cupata sunt, partim ut ad syrnmetron sui generis aut speciei,<text:line-break/>partim ad quidvis obvium collata, et quod nihil retulerit,<text:line-break/>illo an lioc modo dixeris, frequenter mihi ostensum' est.<text:line-break/>Omissis itaque 'caeteris significatis de mollibus durisque ut<text:line-break/>ad optime comparatum hominem contemplemur, quem sane<text:line-break/>regulam -ac mensuram statuimus omnium quae - eum in<text:line-break/>modum dicuntur, nec tamen , </text:span><text:span text:style-name="T2">ad </text:span><text:span text:style-name="T2">illius partem quamcunque,<text:line-break/>puta os adipemve,_ scd quae temperie media est, nempe cu-<text:line-break/>lem maximeque eam quae in manibus est, ubi perfecta est<text:line-break/>tangendi potentia. In' unum autem redit, si quod per ex-<text:line-break/>cessmn ad totam substantiam dicitur, sic molle durumque<text:line-break/>appellites, quandoquidem medium quoddam est tactus noster.</text:span></text:p>
      <text:p text:style-name="P54"><text:span text:style-name="T14">ΐ<text:tab/>" </text:span><text:span text:style-name="T2">J ‘<text:tab/></text:span><text:span text:style-name="T14">_<text:tab/>*</text:span></text:p>
      <text:p text:style-name="P11"><text:span text:style-name="T2">uti et Aristoteli risum est et Plato quoque sensisse videtur,<text:line-break/>quum ait. Dura </text:span><text:span text:style-name="T27">quidem quibus caro nostra cedit, mollia<text:line-break/>vero quae cedunt carni.</text:span><text:span text:style-name="T2"> Nam cutem hominis eo ipso in:<text:line-break/>libro, Timaeo scilicet, genere esse carnem ostendit, Quin et:<text:line-break/>Aristoteles quum ait </text:span><text:span text:style-name="T27">molle</text:span><text:span text:style-name="T2"> este </text:span><text:span text:style-name="T27">'quod in se cedit, durum-<text:line-break/>quod non cedit,</text:span><text:span text:style-name="T2"> idem quod Plato sensisse ridetur, et maxime<text:line-break/>quod ad tactum ea judicanda censet, tanquam ad medimni:<text:line-break/>Quod vero in comparatione ad quidvis 'obvium durum est'<text:line-break/>ac molle, id in eo quod magis rninusque cedat, aut non ce-<text:line-break/>dat, judicari ridetur- Quin et ipsam cutem nostram,' aut'<text:line-break/>musculum, aut partem aliam quamlibet quum induratam di-'<text:line-break/>cimus, cum naturali ejus statu.adventitium affectum 'conse-'<text:line-break/>rentes, ita nominamus.' Sane corporum hoc pacto affecto-<text:line-break/>rum ad statum naturalem reditus emollitio </text:span><text:span text:style-name="T2">est.</text:span></text:p>
      <text:h text:style-name="Heading_20_2" text:outline-level="2">Cap. V.</text:h>
      <text:p text:style-name="P55"><text:span text:style-name="T2">Porro quum varie- quidque durius efficia-<text:line-break/>tur, -nempe aut siccescens, ani concrescens, aut nimia re-’<text:line-break/></text:span><text:span text:style-name="T2">‘<text:tab/></text:span><text:span text:style-name="T2">*<text:tab/></text:span><text:span text:style-name="T14">.Γ.</text:span></text:p>
      <text:p text:style-name="P6"><text:span text:style-name="T2">pletlone adeo, ut vehementer distendatur, aut conjugatione<text:line-break/>quapiam, sequitur ut et propria suaque cuique emolliendi<text:line-break/>sit ratio.. Itaque de omnibus deinceps distinguamus, interim<text:line-break/>illud prius commonefacientes, nominum verborum que co-<text:line-break/>piam plerumque non esse indecoram, fed potius ejus con?<text:line-break/>trarinm esse illiberale, quando scilicet non est necesse de<text:line-break/>illis distinguere. Nam ita et Plato prodidit, et nobis in<text:line-break/>praefinis necessitas incumbit de duii significatis definire, prin-<text:line-break/>eipio rursum ab iis- desumpto quae modo dicere desiimus.<text:line-break/>Nam quod in se cedit molle est, si quidem corpus simplex<text:line-break/>suerit, siquidem quod ex pluribus constat aut sesc contin-<text:line-break/>gentibus, sicut tritici acervus, aut invicem implicatis, ut<text:line-break/>lana et pili, simul et cedere potest nec tamen esse molle.<text:line-break/>Contra in iis quae summe plena sunt, velut utres vesicae-<text:line-break/>que, neutrum latus in se cedit, nec tamen quod continetur<text:line-break/>durum est, sicut nec quod continet,ubi impletum est,, durius<text:line-break/>fe ipso evasit, aut.adventitiam alium affectum est adeptum.</text:span></text:p>
      <text:p text:style-name="P6"><text:span text:style-name="T2">nisi quod nunc tensum </text:span><text:span text:style-name="T2">est, quod </text:span><text:span text:style-name="T2">hactenus suerat laxum.<text:line-break/>Quamobrem ego id </text:span><text:span text:style-name="T2">renitens </text:span><text:span text:style-name="T2">non </text:span><text:span text:style-name="T2">'durum </text:span><text:span text:style-name="T2">appello, quando ni-<text:line-break/>mirum accuratius loqui propono, permitto tamen qui velit<text:line-break/>durum appellare, quin et ipse persaepe sic nuncupo. Sed<text:line-break/>illud tamen moneo; • non unam ' esse induratorum naturam,<text:line-break/>neque unam medelam; nam quod a siccitate induratum est,<text:line-break/>humectari postulat, quod vero a congelatione, excalefieri,<text:line-break/>quod autem a repletione, inaniri, quod denique a sicritate<text:line-break/>simul concretioneque, humectari simul ac concalescere, quod<text:line-break/>vero a congelatione pariter et impletione, pariter quoque<text:line-break/>et calefieri et evacuari; Siccantur itaque corpora 'citra<text:line-break/>congelationem tum in'validis exercitiis, tum in sole fer-<text:line-break/>venti , tum lu inedia ingenti; tum in febre ardenti et me-<text:line-break/>dicamentis, quae ita siccant ut non refrigerent quoque.<text:line-break/>Congelantur a vehementi duntaxat frigore, sicut sane et im-<text:line-break/>plentur a largi humoris afstuxu. At siccantur simul et coni*<text:line-break/>gelantur coeuntibus quae simul convenire postunt, causis;<text:line-break/>ut si quis supra modum laboret in frigore. Sic quoque re=</text:span></text:p>
      <text:p text:style-name="P6"><text:span text:style-name="T2">plentur simul et'congelantur ab influxu frigido, aut partis<text:line-break/>refrigeratione. Frigoris rursus ipsius causa triplex est: una<text:line-break/>foris incidentibus, puta aere, aqua, medicamento, quemad-<text:line-break/>modum saepe factitant in erysipelatis, altera 'est propria pa-<text:line-break/>tientis particulae temperies, tertia ab influente in ipsam<text:line-break/>humore provenit;nam is faepenumero fe ipso calidior esse-<text:line-break/>ctus est, aut putrescens, aut contractu calidarum natura<text:line-break/>partium alterafcens, quum interim quod partibus natura<text:line-break/>frigidioribus effricuit frigus plurimo perduret tempore. </text:span><text:span text:style-name="T2">At-<text:line-break/></text:span><text:span text:style-name="T2">que tot quidem modis corpora tum indurantur tum mol-<text:line-break/>liuntur. At medicamentum emolliens non de omnibus his<text:line-break/>modis efferre videntur, scd peculiariter de iis quae conge-<text:line-break/>latione induruerunt, magisque etiam si in eis contentus sit<text:line-break/>humor praeter naturam, velut in scirrhosis. Quippe si a<text:line-break/>siccitate induruerit, humectare potius, non mollire id prae-<text:line-break/>cipiunt, sicut impleta evacuare, non emollire. Sed de no-<text:line-break/>minibus </text:span><text:span text:style-name="T2">neque </text:span><text:span text:style-name="T2">contendere honestum est, neque curiofum</text:span></text:p>
      <text:p text:style-name="P6"><text:span text:style-name="T2">esse est necesse, verum rerum insistere diversitatibus praestat,<text:line-break/>in quibus si quid peccatur, ingens aegrotis damnum malum-<text:line-break/>que provenit. , Itaque quod resiccatum est, humectantia<text:line-break/>poscit remedia, de quibus supra abunde disserui. At quod<text:line-break/>a frigore congelatum est, excalesarientia postulat, quae nec<text:line-break/>ipsa obscura sunt. .At quod impletum est, aut refrigerantia<text:line-break/>requirit, aut calefacientia, aut quae proprie vocantur sic-<text:line-break/>cautia, universa siquidem haec humorem superfluum, eva-<text:line-break/>cuant, sed sua ac peculiari quodque ratione, frigida quidem<text:line-break/>duobus modis, nempe repellentia simulque cum calore mul-<text:line-break/>tam educentia humiditatern, sicut Aristoteles docuit; quae<text:line-break/>vero cxcalesaciunt, dum contentum in calescentibus corpo-<text:line-break/>ribus humorem in vapores dissolvunt, quae autem desiccant,<text:line-break/>velut quae vocantur diaphoretica, hoc est per halitum di-<text:line-break/>gerentia , et ipsa duplici ratione, aut humores ebibentia,<text:line-break/>quum poris quibusdam insunt, aut totain alterantia partem.<text:line-break/>Verum quando tempestivus cujusque fit usus non est praes-<text:line-break/>entis negocii definire, scd ad curandi attinet methodum.</text:span></text:p>
      <text:p text:style-name="P6"><text:span text:style-name="T2">Quae vero </text:span><text:span text:style-name="T2">a </text:span><text:span text:style-name="T2">frigore pariter et siccitate induruere, ea exca-<text:line-break/>lefacere pariter et madefacere expedit, non sicut pus mo-<text:line-break/>ventia, calore etliumiditate fecundum naturam temperatis;'<text:line-break/>scd tanto </text:span><text:span text:style-name="T2">esse </text:span><text:span text:style-name="T2">medicamentum expedit calidius, quanto ex-i<text:line-break/>uperavit frigiditas, tantoque humidius, quanto et vicit sic-,<text:line-break/>citas, in quibus mensuram finire ad curandi itidem metho-.<text:line-break/>dum pertinet. Sufficiat autem hic medicamentorum speciei.<text:line-break/>formulam quandam exponere, idque pauculis exemplis;i<text:line-break/>Igitur oleum et aqua calida humectant simul et excalefa-</text:span><text:span text:style-name="T2">,<text:line-break/></text:span><text:span text:style-name="T2">ciuut. Quod si ambo in unum misceantur, multo magis<text:line-break/>tum excalefaciet . tum humectabit quod ex ambobus erit.,<text:line-break/>inixtum, sicut aquae potabilis balnea cum oleo copioso.<text:line-break/>Idem efficit eduliorum qualitas, si similiter habeat. Itaque,,,<text:line-break/>ingentis famis illiusmodi sunt remedia; est enim ea affectio,<text:line-break/>frigiditas juncta siccitati, et sanatio ejus per contraria perfla<text:line-break/>citur. Enimvero cataplasma quod ex farina triticea confi-r<text:line-break/>citirr, in temperatis naturis pus movens, hec quicquatn na=<text:line-break/>turalis partium humiditatis auscrt quod quidem relatu sit</text:span></text:p>
      <text:p text:style-name="P6"><text:span text:style-name="T2">dignum, multoque magis </text:span><text:span text:style-name="T2">nec </text:span><text:span text:style-name="T2">apponit, sicut nec calorem<text:line-break/>intendere potest, nec hebetare, sed tantum in substantia<text:line-break/>ipsa augere. Caeterum non idetu est qualitatem intendere<text:line-break/>et augere substantiam. Sed haec paulo post accuratius<text:line-break/>ostendam. Attamen id genus medicamenta humida calida—<text:line-break/>que dicimus, non ceu calidiora humidioraque quam nostra<text:line-break/>sit substantia, scd ceu similem habentia nobis temperiem,<text:line-break/>quae calida et humida est juxta veterum sermonem , velut<text:line-break/>in libris De temperamentis ostendimus. Nec tamen sic</text:span><text:span text:style-name="T34">1<text:line-break/></text:span><text:span text:style-name="T2">aquam humidam aut galbanum calidum dicimus, scd illam<text:line-break/>tanquam quae carnem nostram riget, hoc tanquam quod ca-<text:line-break/>lefaclat. Nam tametsi aqua calida evacuare partes, quae<text:line-break/>per humorum influxum conturnuerunt, valeat, similares<text:line-break/>tamen saltem omnino humectat, sicut ih primo libro </text:span><text:span text:style-name="T27">a</text:span><text:span text:style-name="T2"> me<text:line-break/>monstratum esu</text:span></text:p>
      <text:h text:style-name="Heading_20_2" text:outline-level="2">Cap. VI.</text:h>
      <text:p text:style-name="P96"><text:span text:style-name="T2">Medicamenta itaque quae pus movent eo<text:line-break/>quod perinde ut aqua calida excalefaciant superfluum in</text:span></text:p>
      <text:p text:style-name="P6"><text:span text:style-name="T2">spatiis vacuis contentum humorem discutiunt; sicut in libel-<text:line-break/>lo De inaequali intemperie monstravimus. Ipsis tamen si-<text:line-break/>milaribus corporibus secundum naturam affectis humiditatis<text:line-break/>nihil neque adjiciunt neque adimunt, quod quidem mani-<text:line-break/>festum sit et. sentiri queat, 'quippe.; quum temperiem, pbssi—<text:line-break/>fleant • aequalem, earum substantiam tueri potius quam al=&gt;<text:line-break/>terare possunt. Natu in suppurationibus humiditas quidem,<text:line-break/>alteratur, iteinque si qua fit caro contusa, caetera vero quae.<text:line-break/>secundum naturam habent substantiam suam servant. Et-:<text:line-break/>enim quum tres in animalium corpore fiant alte ratio nes;<text:line-break/>una plane secundum naturam est, quum videlicet in ventre<text:line-break/>cibus; coquitur, aut rn visceribus </text:span><text:span text:style-name="T27">et' vasis qui inibi genera-<text:line-break/></text:span><text:span text:style-name="T2">tur succus, nude rursum pars Unaquaeque nutriatur, altera<text:line-break/></text:span><text:span text:style-name="T27">contra</text:span><text:span text:style-name="T2"> plane praeter naturam, nempe' in putreficentibUs-<text:line-break/>omnibus; atque hae quodammodo, invicem sibi contrariae<text:line-break/>funt; tertia ex utraque mixta </text:span><text:span text:style-name="T27">et</text:span><text:span text:style-name="T2"> media est, partim quic-<text:line-break/>quam obtinens primae ac secundum naturam, partim hujus<text:line-break/>contrariae, quae est praeter naturam. Siquidem alteratibni</text:span></text:p>
      <text:p text:style-name="P6"><text:span text:style-name="T2">secundum naturam duo haec insunt , ut et ex familiari aui-t<text:line-break/>mantis materia fiat alteratio et ab ingenito calore plane </text:span><text:span text:style-name="T2">su-<text:line-break/></text:span><text:span text:style-name="T2">peretur, ei vero quae praeter naturam est</text:span><text:span text:style-name="T27">, et</text:span><text:span text:style-name="T2"> ab aliena </text:span><text:span text:style-name="T2">ca-<text:line-break/></text:span><text:span text:style-name="T2">liditate mutatio provenit et ad nihil.utile; at media earum,<text:line-break/>quae scilicet suppurationes comitatur, ab ingenito, quidem </text:span><text:span text:style-name="T2">fit.<text:line-break/></text:span><text:span text:style-name="T2">calore, sed non plane vincente, neque eniin.ex materia </text:span><text:span text:style-name="T27">per-<text:line-break/>agitur, quae</text:span><text:span text:style-name="T2"> prorsum benigna sit, neque tamen ex omnino<text:line-break/>aliena. Itaque quemadmodum alterationes sccundmn natu-<text:line-break/>rarn, quae ab innato proveniunt calore, a simili </text:span><text:span text:style-name="T2">extrinsecus<text:line-break/></text:span><text:span text:style-name="T2">juvantur; pari modo et quae in movendo pure conspicitur.<text:line-break/>Nam nihil aeque concoctioni ventris conferre </text:span><text:span text:style-name="T2">novimus at-<text:line-break/></text:span><text:span text:style-name="T2">que corpus humanum illum contingens.. Proinde </text:span><text:span text:style-name="T2">quidam<text:line-break/></text:span><text:span text:style-name="T2">puellos noctu admoventes per quietem longe </text:span><text:span text:style-name="T2">evidentissi-<text:line-break/></text:span><text:span text:style-name="T2">rnum adjumentum sentiunt,. confert siquidem amplius </text:span><text:span text:style-name="T2">ma-<text:line-break/></text:span><text:span text:style-name="T2">gisque multo familiaris est eo calore qui a fomentis </text:span><text:span text:style-name="T2">paratur.<text:line-break/></text:span><text:span text:style-name="T2">Ejusdem gratia utilitatis quidam parvos catellos per </text:span><text:span text:style-name="T2">quietem<text:line-break/></text:span><text:span text:style-name="T2">ventri imponunt, copiam coquentis cibos caliditatis </text:span><text:span text:style-name="T2">adau--<text:line-break/></text:span><text:span text:style-name="T2">gentes, non qualitatem. Tale esse debet quod ad </text:span><text:span text:style-name="T2">moven-</text:span></text:p>
      <text:p text:style-name="P6"><text:span text:style-name="T2">dum pus adhibebitur. </text:span><text:span text:style-name="T2">xnedicamentum</text:span><text:span text:style-name="T2">, </text:span><text:span text:style-name="T2">qualis </text:span><text:span text:style-name="T2">est in. naturis<text:line-break/>temperatis calor </text:span><text:span text:style-name="T2">nativus. At si justo </text:span><text:span text:style-name="T2">calidior natura fuerit,<text:line-break/>lu eo corpore</text:span><text:span text:style-name="T2">, </text:span><text:span text:style-name="T2">quod pus </text:span><text:span text:style-name="T2">movebit </text:span><text:span text:style-name="T2">medicamentum calidius sit<text:line-break/>oporlet, tanto nimirum </text:span><text:span text:style-name="T2">temperato </text:span><text:span text:style-name="T2">calidius , quanto et na-<text:line-break/>tura ejus temperatam in caliditate exuperat. Itaque clarum<text:line-break/>jam illud est ex curandi methodo., cujusque.sigillatim homi-<text:line-break/>nis, suum an. proprium esse puris movendi medicamentum.<text:line-break/>Nec minus illud conflat, quod saepenumero jam demonstra-<text:line-break/>tum horum comprobatur testimonio, omnes medicamento-<text:line-break/>rum facultates ut. ad optime temperatum hominem explo-<text:line-break/>randas. Siquidem nulla constitui ars possit, nisi prius velut<text:line-break/>regula' ac scopo generi materiae, in qua id versatur, consti-<text:line-break/>tuto, ad illum.jam particularia omnia dirigantur. Rursum<text:line-break/>erigo proposito tanquam, scopo quodam in hoc sermone<text:line-break/>optime temperato homine, ejns respectu,aliud esse dicimus<text:line-break/>medicamentum pus movens quam quod indurata emollit,<text:line-break/>esseque eorum temperaturas quas superius esse posuimus.</text:span></text:p>
      <text:p text:style-name="P6"><text:span text:style-name="T2">ejus quidem, </text:span><text:span text:style-name="T2">quod </text:span><text:span text:style-name="T2">naturae in movendo pure auxilio est,<text:line-break/>commoderatam et similem ei corpori, cui admovetur; ac<text:line-break/>proinde quod natura nuftra humida sit et calida, humida<text:line-break/>calidaque medicamenta ejusmodi frequenter appellari; ejus<text:line-break/>vero quod indurata emollit, temperata natura multo cali-<text:line-break/>diorem, non tamen jam valde calidam.</text:span></text:p>
      <text:h text:style-name="Heading_20_2" text:outline-level="2">Cap. VII.</text:h>
      <text:p text:style-name="P97"><text:span text:style-name="T2">Oritur autem induraturum affectio ex<text:line-break/>fluxione lenta et crassa, parvis particulae poris sive meati-<text:line-break/>bus impacta; digesta vero per halitum , quae iu ea parte est,<text:line-break/>tenui humiditate ac deinde quod reliquum est refrigerato, ac<text:line-break/>velut congelato, vocata sequitur scirrhosis. Ac proinde fri-<text:line-break/>gidum affectum ajunt et per calefacientia curari. Porro<text:line-break/>quoniam cum frigiditate humiditas redundat superflua, id-<text:line-break/>circo etiam compositam ejus esse medelam, ob refrigeratio-<text:line-break/>nem scilicet calefacientia poscente affectu, ob alienam vero,<text:line-break/>et supervacaneam humiditatern evacuantia. Unde fit ut eo-<text:line-break/>rum quae scirrhi lu morem indurata sunt nullum curari<text:line-break/>valeat, n_eque </text:span><text:span text:style-name="T27">a</text:span><text:span text:style-name="T2"> valide exiccantibus,- neque a' fortiter exca-</text:span></text:p>
      <text:p text:style-name="P6"><text:span text:style-name="T2">lesacientibus, neque ab iis quae ntraque haec praestare pof-<text:line-break/>sunt. Nam quae valide excalefaoiunt haerens ac conten-<text:line-break/>tum in particula humidurn violenter digerentia atque eli-<text:line-break/>cientia, reliquum omne exiccant et incurabile constituunt,<text:line-break/>quae vero fortiter exiccant, etiamsi non excalesaciant, tamen<text:line-break/>ipsa non per medium, evacuando scilicet quod subtile est,<text:line-break/>fed ex professo ac ex natura sua, ad lummam duritiem in-<text:line-break/>fixam particulae fluxionem adigunt. Sola igitur ea, quae<text:line-break/>calefaciunt, sed non admodum unaque exiccant.non magno-<text:line-break/>pere </text:span><text:span text:style-name="T2">, </text:span><text:span text:style-name="T2">ejusmodi sanare' affectus possunt, vocanturque ea<text:line-break/>medicamenta emollientia eodem tempore utrumque agentia,<text:line-break/>nempe quod congelatum est fundentia et sensim per halitum<text:line-break/>digerentia.- •</text:span></text:p>
      <text:h text:style-name="Heading_20_2" text:outline-level="2">Cap. VIII.</text:h>
      <text:p text:style-name="P96"><text:span text:style-name="T2">Quapropter calida .iunt id genus medica-<text:line-break/>rnensa, </text:span><text:span text:style-name="T27">'nec</text:span><text:span text:style-name="T2"> admodum sicca atque </text:span><text:span text:style-name="T27">a</text:span><text:span text:style-name="T2"> pus moventibus eo<text:line-break/>•.diffidentia, quod calidiora sint et sicciora. 'Illa enim cogna-<text:line-break/>tam ac simillimam corporibus nostris caliditatem possident,<text:line-break/>emollientia vero licet validiorem habeant, npn tantam ta-</text:span></text:p>
      <text:p text:style-name="P6"><text:span text:style-name="T2">men, </text:span><text:span text:style-name="T13">ut </text:span><text:span text:style-name="T2">attractionis violentia reliquum desiccent. Prae-<text:line-break/>terea ea quae </text:span><text:span text:style-name="T2">pus </text:span><text:span text:style-name="T2">movent, humorem qui praefuit in parti-<text:line-break/>bus induratis servant, emollientia vero paulum quiddam<text:line-break/>ejus absumunto Proinde quamvis innumera sint calefacien- </text:span><text:span text:style-name="T2">'<text:line-break/></text:span><text:span text:style-name="T2">tia simul atque exsiccantia medicamenta, sola tamen ea,<text:line-break/>quae convenientem ac symmetrum calorem possident una-<text:line-break/>que illi respondentem sortita sunt siccitatem, mollire quae<text:line-break/>scirrhi instar indurata sunt possunt, quale est bdellium,<text:line-break/>styrax, galbanum, ammoniacum, thymiama, medulla tum<text:line-break/>cervina tum vitulina, adeps caprinus et taurinus et quae<text:line-break/>ejus sunt generis. Nam nunc consilium non est omnem ex-<text:line-break/>promere materiam, sed solum de id genus facultatibus omni-<text:line-break/>bus generalem constituere doctrinam. Praestat namque in<text:line-break/>genere de pus moventibus atque emollientibus cognoscere,<text:line-break/>•quod illa aequalem accendunt calorem ei qni est in homine<text:line-break/>secundum naturam, quae vero emolliunt, multo majorem.<text:line-break/>Quorirca illa quidem quantitate potius quam qualitate calo-<text:line-break/>ris agere funt nasa, at quae indurata emolliunt, qualitate</text:span></text:p>
      <text:p text:style-name="P6"><text:span text:style-name="T2">potius. Itaque si in parte</text:span><text:span text:style-name="T2">, </text:span><text:span text:style-name="T2">quae suppuratione indiget, assi-.<text:line-break/>due impositas servare manus, aut aliam quamvis partem<text:line-break/>possibile foret, celerrime fic suppuratio procederet. Pari<text:line-break/>quoque modo si medicamentum hominis temperiei sit quam-<text:line-break/>simillimum,, ocissime concoquet quod in pus verti debet,<text:line-break/>ut est nonnunquam caro, nimirum ubi contusa fuerit, inter-<text:line-break/>dum vero humor, qui phlegmonern produxit.</text:span></text:p>
      <text:h text:style-name="Heading_20_2" text:outline-level="2">Cap. IX.</text:h>
      <text:p text:style-name="P96"><text:span text:style-name="T2">Quin etiam quod emplasticum esse debeat<text:line-break/>ejus generis medicamentum, ut exacte suppuratorium fit, et<text:line-break/>ipsum, liquida mihi apparere videtur. Nam si substantiam<text:line-break/>innati caloris augere , non intendere qualitatem ipsam con-<text:line-break/>veniat, pcros corporis obstructos esse necessurn est, quo vi-<text:line-break/>delicet halituofos tranfpiratus includant. Siquidem ea ca-<text:line-break/>taplasmata, quae aut detergentia aut validius calefacientia<text:line-break/>halitus difflari permittunt, exiccant quidem, scd pus non<text:line-break/>inovent, Talis est hordeacea, cicerum, foenigraeci faba-</text:span></text:p>
      <text:p text:style-name="P6"><text:span text:style-name="T2">ceaque farina, amplius </text:span><text:span text:style-name="T2">etiam </text:span><text:span text:style-name="T2">lolii, ervi, panici, lupino-<text:line-break/>rum, milii ornniumque </text:span><text:span text:style-name="T2">adeo </text:span><text:span text:style-name="T2">exsiccantium, quippe quum<text:line-break/>tum per ea quae detergunt, etiamsi, non admodum calefa-<text:line-break/>ciant, scd quia obstructione liberant rescrantque meatus,<text:line-break/>una quoque calor particulae evolet, ut naturalis haudqua-<text:line-break/>quam scrvetm commoderatio, tum ab admodum calefacien-<text:line-break/>tibus.hujus etiam non parum vacuetur et qui reliquus est<text:line-break/>incalesceat, ex quo fit ut nativi caloris substantia minuatur,<text:line-break/>fed qualitas intendatur, quorum neutrum fieri expedit, ve-<text:line-break/>rum halituosurn et calidum spiritum contineri quarnpluri-<text:line-break/>mum </text:span><text:span text:style-name="T27">et</text:span><text:span text:style-name="T2"> ad unguem caliditate symmetrum, quippe quum hic<text:line-break/>in pueris copiosissimus omnes actiones naturales adaugeat.<text:line-break/>Sed sunt quos id fugit, et cum hoc ‘quod ignorent Hippo-<text:line-break/>cratem insuper accusare non verentur,. quod dixerit, quae<text:line-break/>crescunt plurimum habere, caloris innati. Sed nos dicta<text:line-break/>ejus haud perperam capere oportet, ac cognoscere innatum<text:line-break/>dixisse calorem quein in quoque animantium et nativum</text:span></text:p>
      <text:p text:style-name="P6"><text:span text:style-name="T2">spiritum nominamus, de quo et Aristoteles scriptum reli-<text:line-break/>quit. Verum nihil prohibet sanguineam substantiam fi-<text:line-break/>mulque aeream una cum spiritu calidum inaudire innatum. •<text:line-break/>Ac Stoici quidem hunc ipsum spiritum animae esse subsum-<text:line-break/>tiam autumant. Nos sane </text:span><text:span text:style-name="T2">de </text:span><text:span text:style-name="T2">animae substantia non admo-<text:line-break/>dum pronunciare quippiam audemus et </text:span><text:span text:style-name="T2">ad </text:span><text:span text:style-name="T2">praesens super-<text:line-break/>vacaneurn arbitramur, quanquarn nos jam ante spiritum<text:line-break/>innatum, etiam si non sit animae essentia, pallem primum<text:line-break/>ejus esse instrumentum in commentariis de Hippocratis Pla-<text:line-break/>tonisque placitis demonstravimus. Et certe dirirnus eum<text:line-break/>spiritum in omnibus animantis contineri partibus, scd non<text:line-break/>undequaque esse sui similem, veluti nec sanguinem, esse ne-<text:line-break/>cesse; tum in spatiis inanibus 'non parvam ejus inesse sub-<text:line-break/>stantiam , imo. potius velut materiam quandam, leviculam<text:line-break/>etiamnum mutationem expofcentem ad innati spiritus quali-<text:line-break/></text:span><text:span text:style-name="T2">tatibus </text:span><text:span text:style-name="T2">suis absoluti generationem, nihilo secius tamen jam<text:line-break/></text:span><text:span text:style-name="T2">tum </text:span><text:span text:style-name="T2">etiam admodum ad naturalia opera conducentem. </text:span><text:span text:style-name="T2">Porro<text:line-break/></text:span><text:span text:style-name="T2">autem unum ex naturalibus operibus est ea quae rn </text:span><text:span text:style-name="T2">pus sit</text:span></text:p>
      <text:p text:style-name="P6"><text:span text:style-name="T2">conversio; nam </text:span><text:span text:style-name="T2">et </text:span><text:span text:style-name="T2">illic</text:span><text:span text:style-name="T2">' </text:span><text:span text:style-name="T2">quaedam </text:span><text:span text:style-name="T2">perficitur coctio; quum<text:line-break/>autem quicquarn coquere consilium est, quamplurinium meo<text:line-break/>judicio spiritum servari intus oportet. Atqui digeritur<text:line-break/>tum a detergentibus, qualis est hordeacea fabaceaque fariua,<text:line-break/></text:span><text:span text:style-name="T2">tum </text:span><text:span text:style-name="T2">a reliccantibus, qualis est panici, lupinorum, </text:span><text:span text:style-name="T2">milii, tum<text:line-break/></text:span><text:span text:style-name="T2">a </text:span><text:span text:style-name="T2">calefacientibus,. </text:span><text:span text:style-name="T2">qualis est foeuigraeci; </text:span><text:span text:style-name="T2">quiu </text:span><text:span text:style-name="T2">multo etiam<text:line-break/>magis </text:span><text:span text:style-name="T2">ab </text:span><text:span text:style-name="T2">iis, quae simul et calefacere </text:span><text:span text:style-name="T2">et </text:span><text:span text:style-name="T2">resiccare possunt,<text:line-break/></text:span><text:span text:style-name="T2">puta lolio,-ervo, </text:span><text:span text:style-name="T2">cicere, ochris. </text:span><text:span text:style-name="T2">Igitur </text:span><text:span text:style-name="T2">omnium </text:span><text:span text:style-name="T2">ad puris<text:line-break/>geuerationem </text:span><text:span text:style-name="T2">aptissimum est ex iis utique quae </text:span><text:span text:style-name="T2">persundun- </text:span><text:span text:style-name="T2">-<text:line-break/></text:span><text:span text:style-name="T2">tur </text:span><text:span text:style-name="T2">aqua temperatu, aut cui additum oleum est, </text:span><text:span text:style-name="T2">quod liy-<text:line-break/>drelaeum Graeci </text:span><text:span text:style-name="T2">vocaut. Ex iis </text:span><text:span text:style-name="T2">vero quae irrigantur<text:line-break/>oleum temperatum, </text:span><text:span text:style-name="T2">at ex cataplasmatibus tum farina triticea<text:line-break/></text:span><text:span text:style-name="T2">ex hydrelaeo, tum </text:span><text:span text:style-name="T2">panis ipse, scd id modice </text:span><text:span text:style-name="T2">coctum sit<text:line-break/>oportet. Nam </text:span><text:span text:style-name="T2">quod plurimum coctum </text:span><text:span text:style-name="T2">est, quodammodo<text:line-break/>siccius est aptum </text:span><text:span text:style-name="T2">que phlegmonis, quae aegrius concoctio-<text:line-break/></text:span><text:span text:style-name="T2">nem admittant, quod </text:span><text:span text:style-name="T2">vero minus, iis quae admodum </text:span><text:span text:style-name="T2">calidae<text:line-break/>sunt atque, ut sic dixerim, </text:span><text:span text:style-name="T2">fervent, </text:span><text:span text:style-name="T2">congruit. Tum cui plus<text:line-break/></text:span><text:span text:style-name="T2">additum olei fuerit pertinacius coctioni adversantibus </text:span><text:span text:style-name="T2">con-</text:span></text:p>
      <text:p text:style-name="P6"><text:span text:style-name="T2">venit, cui minus, ferventibus magis competit. Et sane quod<text:line-break/>ex pane conficitur cataplasma, difficulter coctioni cedenti-»<text:line-break/>hus phlegmonis idoneum est, siquidem pani tum sal tum<text:line-break/>fermentum admixtum est, quod vero ex triticea farina<text:line-break/>praeparatum est, calidioribus utilius est. , Et ipsius etiam tri-.<text:line-break/>ticeae farinae, quae pura est, tum panis quoque qui purus<text:line-break/>est puri, movendo competentior est, nimirum quum furfur<text:line-break/>minus sit calidum et magis desiccet, farina autem pura,-<text:line-break/>quaeque alere est nata, humida est et calida, qualia cerle ad<text:line-break/>pus producendum conferre ostendimus. Itaque medicamen--<text:line-break/>ta quae phlegmone tentatis imponuntur partibus, si calida'<text:line-break/>sint et humida, ad pus movendum conducunt, ut adeps suile<text:line-break/>Ius et vitulinus. Nam tauri et caprae acriores esse ostendi-<text:line-break/>mus, quarnohrem .phlegmonis tum frigidioribus tum du-<text:line-break/>rioribus magis congruunt. At suillus et vitulinus iis, quae<text:line-break/>proprie phlegmonae appellantur, familiarissimus est. Est et<text:line-break/>adeps gallinaceorum familiarissimus, magisque etiam ause-<text:line-break/>rum, quodammodo tamen ad digerendum polentior; est</text:span></text:p>
      <text:p text:style-name="P6"><text:span text:style-name="T2">enim substantia </text:span><text:span text:style-name="T2">sua </text:span><text:span text:style-name="T2">tenuior, sicut et bubulus, et caprarum<text:line-break/>crassior et terrenus magis. Quin et agrestium animalium<text:line-break/>omnium acrior est adeps simul que siccior multo quam do-<text:line-break/>mesticorum, rnaximeque pardalis et leonis; quare horum<text:line-break/>nullus omnino puri movendo idoneus est, sed, ut dixi, suil-.<text:line-break/>lus et vitulinus. Porro pus movent et pix et resina, nempe<text:line-break/>oleo quopiam, aut rosaceo subaclae. Sed etliic ad serven-•<text:line-break/>tes phlegmonas ex rosaceo eas liquare oportet, ad frigidio-<text:line-break/>res vero calefacientium quopiam</text:span><text:span text:style-name="T2">, </text:span><text:span text:style-name="T2">puta cicino, raphanino,<text:line-break/>veteri et sicyonio. Quod siquando </text:span><text:span text:style-name="T27">Lola</text:span><text:span text:style-name="T2"> utaris cera, aliis ad<text:line-break/>manum nullis; ad pus movendum; et ipsam in calefacientium<text:line-break/>quopiam dissolvere oportebit, quippe quum ipsa per se </text:span><text:span text:style-name="T27">mi-<text:line-break/></text:span><text:span text:style-name="T2">nus fit calida quam ut pus movere possit.; siquidem illinen-:<text:line-break/>di certe vim obtinet. Solis itaque ferventibus phlegmonis<text:line-break/>apta est, ex calidorum oleorum quopiam liquata. Verum<text:line-break/>quemadmodum haec mediocritate inferior est, ut ad mediss<text:line-break/>temperie phlegmonas, hominumque et partium naturas, sic</text:span></text:p>
      <text:p text:style-name="P6"><text:span text:style-name="T2">paulum quiddam excedunt resina et pix. Quapropter haec<text:line-break/>oernia simul .'mixta moderate pus movent, </text:span><text:span text:style-name="T27">o</text:span><text:span text:style-name="T2"> </text:span><text:span text:style-name="T2">Sed haec jam<text:line-break/>ad tractatum de medicamentorum compositione attinent,<text:line-break/>quem ut aliquatenus attingeremus,' speculationis ipsius nos;<text:line-break/>sequela adegit. Rurfum ergo </text:span><text:span text:style-name="T2">ad </text:span><text:span text:style-name="T2">propositum ^revertor; </text:span><text:span text:style-name="T2">est<text:line-break/></text:span><text:span text:style-name="T2">autem propositum definire quae fit in genere </text:span><text:span text:style-name="T2">pusjmoven-<text:line-break/></text:span><text:span text:style-name="T2">tium natura. </text:span><text:span text:style-name="T2">Dictum </text:span><text:span text:style-name="T2">vero est</text:span><text:span text:style-name="T2">, </text:span><text:span text:style-name="T2">quod modice humectantem<text:line-break/></text:span><text:span text:style-name="T2">et calefacientem </text:span><text:span text:style-name="T2">esse eam oporteat, </text:span><text:span text:style-name="T2">quod </text:span><text:span text:style-name="T2">aliis </text:span><text:span text:style-name="T2">verbis est, .ut’<text:line-break/></text:span><text:span text:style-name="T2">neque excellat neque inferior sit temperie corporis ipsam<text:line-break/>immutantis, Ied quoad fieri possit,simillima. ' </text:span><text:span text:style-name="T2">Caeterum<text:line-break/>qttod medicamentum </text:span><text:span text:style-name="T2">puri movendo idoneum tale </text:span><text:span text:style-name="T2">sit</text:span><text:span text:style-name="T2">facul—<text:line-break/></text:span><text:span text:style-name="T2">fate </text:span><text:span text:style-name="T2">et actu, sive energia fiat ejusmodi, dum corpori </text:span><text:span text:style-name="T2">nostro<text:line-break/>admotum </text:span><text:span text:style-name="T2">est, faepenumero jam ante dictum est, </text:span><text:span text:style-name="T2">fed nuutJ<text:line-break/></text:span><text:span text:style-name="T2">nihil secius </text:span><text:span text:style-name="T2">id </text:span><text:span text:style-name="T2">repetimus, quandoquidem utrobique </text:span><text:span text:style-name="T2">ejus<text:line-break/>meminisse oportet. </text:span><text:span text:style-name="T2">Atque ejusmodi est pus moventis </text:span><text:span text:style-name="T2">rne-<text:line-break/>dicamenti temperies. </text:span><text:span text:style-name="T2">Porro corporis ipsius constitutio em-<text:line-break/>plastica </text:span><text:span text:style-name="T2">est, qua </text:span><text:span text:style-name="T2">maxime pollent </text:span><text:span text:style-name="T2">quae </text:span><text:span text:style-name="T2">lenta et </text:span><text:span text:style-name="T2">viscosa sunt,<text:line-break/>velut </text:span><text:span text:style-name="T2">adeps porcinus, butyrum,'thus et quod ex sarina tri-</text:span></text:p>
      <text:p text:style-name="P6"><text:span text:style-name="T2">ticea conficitur cataplasma, quippe quae moderate tum ca-<text:line-break/>lida tum humida Ientaque sunt, ac proinde puri movendo<text:line-break/>idonea. Chondrus tamen farina triticea siccior, est, quan-<text:line-break/>quam nihilominus lentus sit, .nisi forte etiam amplius; unde<text:line-break/>fit ut in mediis temperie phlegmonis puri movendo in-,;<text:line-break/>eptior, in humidioribus etiam triticea farina praestantior sit»<text:line-break/>Verum et haec jam praesentis commentationis limites exce-,<text:line-break/>dunt. Itaque denuo ad medicamenta duritiem emollientia<text:line-break/>revertor, hactenus et hic • curandi methodum attingens,<text:line-break/>quantum dicendorum claritati conducat. Scirrhum vocant. .<text:line-break/>tumorem praeter naturam doloris expertem , sed durum..<text:line-break/>Sunt autem inter eos quidam , qui ubi plurimum increve-<text:line-break/>riut, simulatque indurati fuerint, non modo dolore carent,<text:line-break/>veriim etiam sensum exiguum, aut etiam nullum habent re-<text:line-break/>liquum. . Porro nascuntur ex humore crasso et frigido, qua-<text:line-break/>les iunt in animalium corporibus duntaxat duo, bilis vide*<text:line-break/>licet atra et superexiceata pituita. Proinde tumores scirrhosi</text:span></text:p>
      <text:p text:style-name="P6"><text:span text:style-name="T2">omnino, aut pituitosae sunt substantiae, aut atrabilariae,<text:line-break/>aut ex utraque mixti. Sed de agnitione eorum non est nunc<text:line-break/>tempestivum disserere, verum de medicamentis emollienti-<text:line-break/>bus', illud ut nunc dicam. opportunum esu . Nempe quod<text:line-break/>proprie vocantur emollientia quae medentur Irirrhosis tu-<text:line-break/>moribus ex pituita resiccata crassaque prognatis, consuere--<text:line-break/>runt autem ii potissimum in musculorum capitibus et qui ex<text:line-break/>eis prodeunt tendonibus consistere. At quae ab atrabilario<text:line-break/>succo indurantur, canerosa funt omnia et ab emollientibus<text:line-break/>medicinis asperantur, sed his quo pacto prospicere oporteat,<text:line-break/>in commentariis methodi curandi docebimus. Quae veto a<text:line-break/>lento crassoque humore congelato indurata sunt, calida po-<text:line-break/>scunt ficcaque medicamenta, sed non tamen, quae valida sunt<text:line-break/>ac violenta,- scd suffirit interim ut fecundi aut tertii sint<text:line-break/>ordinis excalefacientium, primi exiccantium. Porro quum<text:line-break/>non exigua sit in corporibus sic induratis majoris minorisque</text:span></text:p>
      <text:p text:style-name="P6"><text:span text:style-name="T2">latitudo, necesse utique est et medicamentorum illis meden-<text:line-break/>tium non parvam esse latitudiuem. Siquidem adeps capri-<text:line-break/>nus et gallinarum, quae sic indurata fuere juvarunt. Ve-<text:line-break/>rum, illi quidem imbecilliores sunt et moderatam duritiem<text:line-break/>emolliunt.- Valentior gallinarum galloriimque adipe anse-<text:line-break/>rinus est, caprarum yero hircinus ,. validior quoque et tau-<text:line-break/>riuus, sed ininus tamen quam hircinus. Quin etiam'.me.<text:line-break/>dulla cervina modice emollit et post eam vitulina, quippe<text:line-break/>quum id genus omnia medicamenta calida sint et mediocriter<text:line-break/>sicca, multoque magis excalefacere quam exiccare nata.<text:line-break/>Unde si quis sorte ea quandoque calida dicat et humida,-non<text:line-break/>repugnandum, nam paulum absunt ab, iis quae neque hu-<text:line-break/>mectant neque desiccant.. Eodem- ex genere lunt, quau-<text:line-break/>quam validiora; ammonracum .thymiama et styrax et gal-<text:line-break/>banum, et bdellium Scythicum. Sed ad emolliendum prae-<text:line-break/>sta ntiora ex iis sunt quae recentia sunt, siquidem inveterata<text:line-break/>validius quam oportet desiccant. Id ipsum usu venit in me-<text:line-break/>dulla et adipe,/quippe quae et ipsa vetustate se ipsis tum</text:span></text:p>
      <text:p text:style-name="P6"><text:span text:style-name="T2">acriora tum sicciora evadunt. ' Quin et oleum, quoque Si-<text:line-break/>cyoniurn ex hoc est genere, nec lu postremis </text:span><text:span text:style-name="T27">id quod inve-a<text:line-break/>teratum est,</text:span><text:span text:style-name="T2"> et ea quae praeparantur ut.susinum. Sed de<text:line-break/>compositis hic dicere statutum non est- Porro radix althaeae<text:line-break/>et cucumeris agrestis nonnullaeque aliae plantae partim </text:span><text:span text:style-name="T27">ia;<text:line-break/></text:span><text:span text:style-name="T2">oleo , partim lu aqua decoctae emollientium medicamento-,<text:line-break/>rum facultatem induunt, sicut. malvae agrestis folia tum<text:line-break/>cruda tum cocta; atque hoc simplex medicamentum est,<text:line-break/>sicut porcinus adeps vetustatem passus, fed salis nihil opor-<text:line-break/>tet adjicere, sicut nec aliis quae emolliunt, valde enim de</text:span><text:span text:style-name="T34">1</text:span><text:span text:style-name="T2">-,<text:line-break/>siccat sali Porro quaecunque alia emolIice possunt, seu<text:line-break/>simplicia, seu composita sint medicamenta, alibi enim ea re-<text:line-break/>censebimus, calida sunt ex secundo et interdum ex tertio<text:line-break/>ordine, leviter vero sicca,- scd et his sane illinendi vis insit,<text:line-break/>necesse est, non aliter quam iis quae pus movent. Sed<text:line-break/>quanto majore evacuandi facultate, pollere debent, tanto<text:line-break/>utique minus etiam meatus illitu obstruere.</text:span></text:p>
      <text:h text:style-name="P4" text:outline-level="2">Cap. X.</text:h>
      <text:p text:style-name="P96"><text:span text:style-name="T2">Sane emollientium facultas medicamento-<text:line-break/>rum,'.abunde jam exposita estyproinde deinceps ide iuduran.<text:line-break/>tibus verba faciam. Frigida inique haec sint oportet et hu-<text:line-break/>mida, velut sempervivum,, portulaca,, psylliurn, lenticula,,<text:line-break/>palustris, solanum, aut hoc quidem certe non est tempera-?,<text:line-break/>mento humido, sed medium absolute humeclantis et exic-<text:line-break/>cantis, ex contrariis facultatibus'compositum, exiccante vi-:<text:line-break/>delicet et humectante, nimirum quum et duplicem lu fe<text:line-break/>habeat substantiam , terrenam et aqueam. • Sed jam non est<text:line-break/>mihi consilium ad particularem materiam sermonem dessuce-i'<text:line-break/>re, verum gcnerales duntaxat breviter facultates definire..<text:line-break/>Sane fi quid firnul et refrigeret et desiccet, et ipsum .prosecto.<text:line-break/>omnino indurabit;scd-non est ex iis, quae proprie indurant,<text:line-break/>siquidem congelatione potius quam evacuatione durum efsi-&gt;<text:line-break/>citur corpus, prout supra posuimus. At si quid fit quod<text:line-break/>proinde, quia nativum humorem non retinet, induratum esi;<text:line-break/>id siccum potius quam durum appellabimus, constatque ejus</text:span></text:p>
      <text:p text:style-name="P6"><text:span text:style-name="T2">sanatio rigatione et humectatione</text:span><text:span text:style-name="T2">, </text:span><text:span text:style-name="T2">non emollitione, sicut<text:line-break/>'certe et tensio curatur laxatione et laxatio tensione.</text:span></text:p>
      <text:h text:style-name="Heading_20_2" text:outline-level="2">Cap. XI.</text:h>
      <text:p text:style-name="P96"><text:span text:style-name="T2">Sed haec ut se habeant liquido conspi-<text:line-break/>ciuntur, quum in cute, quemadmodum'et ab Hippocrate di-<text:line-break/>ctum est, </text:span><text:span text:style-name="T27">Cutis durae mollisiodtio, tensae laxatio,</text:span><text:span text:style-name="T2"> tum<text:line-break/>etiam frequenter in articulis. Igitur laxatio provenit hu-<text:line-break/>rnectatis immodice, quae circa eos sunt ligamentis pariter et<text:line-break/>tendonlbus, tensio vero non etiam simpliciter, sed aut plu-<text:line-break/>sculum exiccatis;aut refrigeratis,-aut phlegmone affectis,<text:line-break/>aut scirrho. Atque ita quidem in articulis, in eu te vero<text:line-break/></text:span><text:span text:style-name="T14">ηθίί </text:span><text:span text:style-name="T2">tantum ita, sed musculis quoque, qui ei fubjecti sunt,<text:line-break/>quoquo modo in tumorem sublatis; nam et prae carnis saepe<text:line-break/>"copia quibusdam tenditur; quod vero et-in phlegmonis id<text:line-break/>ipium illi accidat, sapra positum est. Quamobrem non sim-<text:line-break/>pliciter una est species laxantium remediorum, utpote quum<text:line-break/>alia humectandoalia calefaciendo, alia vero emolliendo,<text:line-break/>quaedam evacuando-, nonnulla tumores praeter naturam<text:line-break/>purgando, alia etiam per conjugationem horum quaedam</text:span></text:p>
      <text:p text:style-name="P6"><text:span text:style-name="T2">agentia, laxare assolent. At Thessalus fereque sequaces ejus<text:line-break/>.universi sicut in aliis multis, .ita in et his appellationes simul<text:line-break/></text:span><text:span text:style-name="T2">.cum </text:span><text:span text:style-name="T2">rebus consundunt, quicquid obvium est, citra ullam<text:line-break/>examinationem conscribentes.. Quamobrem ubi quae in<text:line-break/></text:span><text:span text:style-name="T2">manibus </text:span><text:span text:style-name="T2">sunt absolverimus, necesse nobis forsan suerit ali-<text:line-break/>quando infeos stilum - convertere.' In praesenti </text:span><text:span text:style-name="T2">alitem </text:span><text:span text:style-name="T2">quod<text:line-break/></text:span><text:span text:style-name="T2">dicta </text:span><text:span text:style-name="T2">continuo sequitur persequamur; rursum </text:span><text:span text:style-name="T2">sumpto prin-<text:line-break/>cipio </text:span><text:span text:style-name="T2">ab iis medicamentis quae </text:span><text:span text:style-name="T2">vocantur emplastica, quia<text:line-break/></text:span><text:span text:style-name="T2">saepe jam ante et de iis diximus. • </text:span><text:span text:style-name="T2">Breviter </text:span><text:span text:style-name="T2">ergo </text:span><text:span text:style-name="T2">ernplasti-<text:line-break/>cum </text:span><text:span text:style-name="T2">medicamentum est quod tenaciter corporis </text:span><text:span text:style-name="T2">poris sive<text:line-break/></text:span><text:span text:style-name="T2">meatibus illitum inhaeret. Porro abunde dictum </text:span><text:span text:style-name="T2">est </text:span><text:span text:style-name="T2">nobis<text:line-break/>de </text:span><text:span text:style-name="T2">pororum quos </text:span><text:span text:style-name="T2">nos statuimus natura in </text:span><text:span text:style-name="T2">libris De </text:span><text:span text:style-name="T2">tem-<text:line-break/>peramentis. </text:span><text:span text:style-name="T2">• </text:span><text:span text:style-name="T2">Demcnstratum autem est et in libro hunc prae-<text:line-break/></text:span><text:span text:style-name="T2">cedente- mordacitate </text:span><text:span text:style-name="T2">vacare omnino debere </text:span><text:span text:style-name="T2">medicamentum<text:line-break/>emplasticum; </text:span><text:span text:style-name="T2">nam si qua. illi inerit mordacitas, haerere in<text:line-break/>poris </text:span><text:span text:style-name="T2">non </text:span><text:span text:style-name="T2">poterit, scd omnino facile excernetur, aut par-<text:line-break/>tinm aliquam liquando, aut certe humorem aliquem ex alto</text:span></text:p>
      <text:p text:style-name="P6"><text:span text:style-name="T2">attrahendo. </text:span><text:span text:style-name="T2">Sed </text:span><text:span text:style-name="T2">et illud satis constat, </text:span><text:span text:style-name="T2">terrenae </text:span><text:span text:style-name="T2">consisten-<text:line-break/>tiae</text:span><text:span text:style-name="T2">, aut </text:span><text:span text:style-name="T2">viscosum esse oportere emplasticum.</text:span></text:p>
      <text:h text:style-name="Heading_20_2" text:outline-level="2">Cap. XII.</text:h>
      <text:p text:style-name="P96"><text:span text:style-name="T2">Sed de istis supra abunde dictum esu<text:line-break/>Quod vero illi contrarium est, </text:span><text:span text:style-name="T2">dici </text:span><text:span text:style-name="T2">queat poros repurgans<text:line-break/>et infarctu liberans, sicut </text:span><text:span text:style-name="T2">et </text:span><text:span text:style-name="T2">ipsum emplasticum non modo<text:line-break/>cmplasticum dicitur, sed et emphracticum, id </text:span><text:span text:style-name="T27">est infarciens.<text:line-break/></text:span><text:span text:style-name="T2">Fuerit autem id sicut effectu contrarium, ita et corporis na-<text:line-break/>tura neque vifcosum neque mordacitatis expers, scd ni-<text:line-break/>trosurn et subtile. . Nam in ratione majoris ac. minoris inter<text:line-break/>setdifferunt, substantiae genere minime diversa, tum em-<text:line-break/>plastica ab iis quae sordem nutriunt, tum poros repnrgan-<text:line-break/>tia ab extergentibus. Nam quae in superficie sordem ause--<text:line-break/>runt-, five in cute, sive in ulceribus ea extergentia, rhyptica<text:line-break/>nominantur. Quae vero poros etiam expurgant, ea subti-<text:line-break/>lioruin his partium sunt et emplasticis contraria, proinde<text:line-break/>pororum infarctu liberantia et expurgantia appellantur;<text:line-break/>sunt-autem haec tum nitrosa tum amara. Atque cuti exti-</text:span></text:p>
      <text:p text:style-name="P6"><text:span text:style-name="T2">mae imposita folam </text:span><text:span text:style-name="T2">nitrosam </text:span><text:span text:style-name="T2">qualitatem </text:span><text:span text:style-name="T2">possideant </text:span><text:span text:style-name="T2">exactam<text:line-break/></text:span><text:span text:style-name="T2">est opiis ad ea peragenda, quae dicta sunt,' at intro in'cor-<text:line-break/>pus assumpta, etiamsi adjuncta sit quaedam adstrictio, possint<text:line-break/>tamen sic quoque magnos purgare ahstergereque meatus, cu-<text:line-break/>jusmodi sunt in vasis. Nam foris meatuum exiguitas prius<text:line-break/>ab astrictione occlusa quam probe queat expurgari, non<text:line-break/>etiam inde in altum abstergentem substantilarn- recipit, nec<text:line-break/>expurgatur; at quae circa ventrem sunt partes'omnes, quae- -<text:line-break/>que in </text:span><text:span text:style-name="T27">jecinore,</text:span><text:span text:style-name="T2"> liene aliisque omnibus visceribus, quum<text:line-break/>maximos in se meatus habeant, majus accipiunt commodum<text:line-break/>ex vasorum corroboratione quam propter osculorum exi-<text:line-break/>guitatem laedantur. Proin intus absinthium repurgare<text:line-break/>potest:, foris non potest, quippe quod compositum' est, ut<text:line-break/>supra dixi, ex amara acerbaque facultate, Quamobrem ejus<text:line-break/>generis medicamenta particulatim ut perfequar non </text:span><text:span text:style-name="T2">est </text:span><text:span text:style-name="T2">ne-<text:line-break/>cesse.</text:span><text:span text:style-name="T2">. </text:span><text:span text:style-name="T2">Quaecunque enim repereris nitrosa et amara, ea ad<text:line-break/>purgandos meatus omnes valere noveris. At cutis univer-<text:line-break/>fae ac ulcernm sordes non haec tantum, fed viribus minora</text:span></text:p>
      <text:p text:style-name="P6"><text:span text:style-name="T2">auferre possunt, qualia sunt dulcia, quae tenuium sunt par-<text:line-break/>tnnn, puta mel et ex cerealibus . seminibus quaedam, ut<text:line-break/>ervum, fabae, hordeum, lupini; quanquarn in ipsis faba-<text:line-break/>cea hordeaceaque farina tantum extergit, non etiam mea-<text:line-break/>tus fafctu liberat, ervi autem et lupinorum potissimum, si<text:line-break/>amara fuerint, supra quam quod extergunt nonnihil quoque<text:line-break/>meatus purgare valent. Simile quiddam amygdalis accidit;<text:line-break/>nam et horum ipsorum ea quae amara sunt et detergunt et<text:line-break/>meatus expurgant, quae </text:span><text:span text:style-name="T27">vero edendo sunt, detergunt</text:span><text:span text:style-name="T2"> qui-<text:line-break/>dem, non tamen infarctu liberanti Quin et urticae semen<text:line-break/>non secus atque ervum antygdalaque amara meatus pur-<text:line-break/>gati Ex eodern'genere scilicet sunt scilla et iris et quaecun-<text:line-break/>que alis vincentem in se qualitatem amaram possident. Si-<text:line-break/>quidem nitrum ipsum per se et spuma nitri et seriphon et<text:line-break/>abrotonum et id genus reliqua, cum cibo potuque assumpta<text:line-break/>eandem vim obtinent. Protinus enim his inest ut crassos</text:span></text:p>
      <text:p text:style-name="P6"><text:span text:style-name="T2">lentosque </text:span><text:span text:style-name="T2">humores </text:span><text:span text:style-name="T2">extenuandi vini obtineant, </text:span><text:span text:style-name="T2">sicut </text:span><text:span text:style-name="T2">empla-<text:line-break/>sticis omnibus crassos lentosque corporis succos reddendi.<text:line-break/>Quamobrem lentis ac pituitosis thoracis pulmonisque humo-<text:line-break/>ribus aut puri et incidendis et extenuandis et educendis<text:line-break/>aptiora invenire alia prae istis medicamenta nequeas. Iis-<text:line-break/>dem istis et jecinoris obstructiones expurges et modicas<text:line-break/>etiam lienis; nam quae majores sunt, vehernentiora deside-<text:line-break/>rant, nempe capparis corticem, radices tamaricis, scolo-<text:line-break/>pendrirnn et scillam et eam, quae </text:span><text:span text:style-name="T27">id</text:span><text:span text:style-name="T2"> ipsum nomine reprae-<text:line-break/>sentat, asplenos appellata. Sed tamen istis utendum in<text:line-break/>quoque viscerum est, ad jecur ipsis per sesc duntaxat, ad<text:line-break/>lienem vero mixtis aceto, aut' ei incoctis, ad thoracem<text:line-break/>pulmonemque melicrato, ptisanae, oxymeliti, aut dul-<text:line-break/>cium vinorum cuipiam. Sed haec ad curandi pertinent<text:line-break/>methodum , prolude in praefens rationibus ea confirmare<text:line-break/>omitto. Nam et in illo opere et in alio quod de compo-<text:line-break/>nendis medicamentis inscribetur eas explicabo.</text:span></text:p>
      <text:h text:style-name="P4" text:outline-level="2">Cap. X.</text:h>
      <text:p text:style-name="P96"><text:span text:style-name="T2">ssi. Porro quae necesse est ut dictis adji-<text:line-break/>ciam, ea duntaxat expromam, nempe quum plurimam mo-<text:line-break/>vere'urinam volumus, non admodum dictis utendum phar-<text:line-break/>macis, sed quae acriora sunt et magis calefaciunt, dictum<text:line-break/>siquidem supra est, acre omne esse calidum. Ejus generis<text:line-break/>sunt semen.apii, petroselini, foeniculi, dhuci, agrioselini,<text:line-break/>frnymii et sane ipsum quoque seseli et ammi et phu et<text:line-break/>rneon et asaron et acoron, a quibus sanguis non extenuatur<text:line-break/>duntaxat, sed et funditur ac secernitur non secus atque<text:line-break/>lac quod coagulatur; seroso videlicet et tenui serosum se-<text:line-break/>gregato, crasso vero in scse coeunte. Siquidem quo facilli-<text:line-break/>me ad se attrahunt renes, quod in sanguine aqueum tenue- •<text:line-break/>que ac serosum est, utraque haec conferunt, nempe totius<text:line-break/>sanguinis primum fusio, deinde segregatio, quorum neutrum<text:line-break/>absque valido calore peragi queat. Quamobrem puris ex<text:line-break/>thorace expuitioni ea omnia adversa sunt, quippe quum<text:line-break/>natura eorum sit tum calefactoria exiccatoriaque, tum etiam</text:span></text:p>
      <text:p text:style-name="P6"><text:span text:style-name="T2">coactoria et secretoria. Cogitur quidem in sese quod cras-<text:line-break/>sum est, excernitur vero ac secernitur in ipso coactu quod<text:line-break/>in sanguine serosum ac tenue defertur, atque hoc ad fesu<text:line-break/>trahere renes antevertunt, quod vero coactum est atque<text:line-break/>exiccatum, haud etiam facile expuitur. . Proinde , ut modo<text:line-break/>dixi, incidendi vim habeat ejusmodi medicamentum oportet,<text:line-break/>fed non tamen insigniter calidam, ne'videlicet valide'desic-<text:line-break/></text:span><text:span text:style-name="T2">cet, </text:span><text:span text:style-name="T2">ac ejusdem profecto commoditatis gratia cum sorbitio-<text:line-break/>nibus potionibusque' humectantibus exhiberi postulat; </text:span><text:span text:style-name="T2">at<text:line-break/></text:span><text:span text:style-name="T2">quae renes expurgant et ipsa quidem incidentia sunt, verum<text:line-break/>larga humiditate non indigent. 'Porro quae callosas, five<text:line-break/>tophaceas confistentias incidere sunt idonea, et ipsa utique,<text:line-break/>admodum incidunt, sed minimum caloris possident, quan-<text:line-break/>doquidem caliditas pornrn exiccando contrahit, non incidit,<text:line-break/>neque dividit. At quae minus sunt calida, cum hoc quod<text:line-break/>incidere valeant meliora quoque sunt, velut radices regio-<text:line-break/>rum asparagorum et rubi et betonica et polium, tum ochra</text:span></text:p>
      <text:p text:style-name="P6"><text:span text:style-name="T2">et nitrum ustum et ex scilla confectum acetum et quaesunt<text:line-break/>ejus generis. At Thessalus . insulsissimus atque imperitissi--<text:line-break/>mus sicut pleraque alia artis contumeliis actprobris immerito<text:line-break/>afficit; ita et haec quoque discerpere contendit, nullum esset<text:line-break/>medicamentum censens quod. proprie fit aut hepaticum,<text:line-break/>aut nephriticum, aut pleuriticum.</text:span></text:p>
      <text:h text:style-name="Heading_20_2" text:outline-level="2">Cap. XIV.</text:h>
      <text:p text:style-name="P96"><text:span text:style-name="T2">Sed illius errores aliis libris detexi. In:<text:line-break/>praesenti autem libro reliquas simplicium medicamentorum<text:line-break/>facultates edisseram, exordio rursus ab aperientibus ac </text:span><text:span text:style-name="T27">ra-<text:line-break/></text:span><text:span text:style-name="T2">refacientibus desumpto, ' Videirtur enim et haec quodam<text:line-break/>sano modo jam dictis esse ricina, nempe quae extergere, in-<text:line-break/>ridere, obstructiones tollere, dividereque diximus, quan-<text:line-break/>quam non mrdequaque esse similia. Sane et horum ante<text:line-break/>omnia distinguenda notio est, </text:span><text:span text:style-name="T2">ac </text:span><text:span text:style-name="T2">sic inquirenda substantia.<text:line-break/>Quae cutis meatus referant rarefacientia dicimus, quae vero<text:line-break/>vasorum oscula, aperientia. Quin et illis contrariorum, si<text:line-break/>quod poros contrahit, condensans appellitant, si quod autem<text:line-break/>ofculum occludit, haud etiam proprio designant nomine, fed</text:span></text:p>
      <text:p text:style-name="P9"><text:span text:style-name="T2">generalioribus quibusdam et contrahens, occludens, con-<text:line-break/>stringens, atque obstruens nominant.. Porro utriusque na-<text:line-break/>tura sic habet, rarefacientium quidem tum modice calida est,,<text:line-break/>tum mluime desiccans, tum tenuium partium, aperientium.<text:line-break/></text:span><text:span text:style-name="T27">vero</text:span><text:span text:style-name="T2"> tum crassarum partium, tnm aeris ac mordax. His<text:line-break/>porro contrariorum condensantium quidem frigida sane, sed.<text:line-break/>non terrea, neque </text:span><text:span text:style-name="T27">aerea, fed potius aquea, eorum autem<text:line-break/></text:span><text:span text:style-name="T2">quae apertiones sive anastomoseis occludunt, crassarum par-<text:line-break/>tium et frigida. Exempla horum, sunt, rarefacientis quidem.<text:line-break/>naturae chamaemelum et althaea et quod ex ipsis praepara-<text:line-break/></text:span><text:span text:style-name="T47">x</text:span><text:span text:style-name="T2"> </text:span><text:span text:style-name="T2">tur oleum, nec minus quod ex agrestibus conficitur cucu-<text:line-break/>merlbus, quin et vetus et cicinum et raphaninum oleum ex<text:line-break/>eadem sunt nota. Aperientis vero. facultatis quaecunque<text:line-break/>omnia acria sunt fimulque terrena, cyclamrnus, allia, caepe,,<text:line-break/>fel taurinum, unguentorum que omnium subsidentiae, quae<text:line-break/>simul crassarum sunt partinrn et calida, cujusmodi est iri-<text:line-break/>num et amararinurn, quae utique et occaecatas aperiunt<text:line-break/>haemorriroidas. Porro quae uteri os a phlegmone, aut</text:span></text:p>
      <text:p text:style-name="P56"><text:span text:style-name="T2">'J </text:span><text:span text:style-name="T14">•<text:tab/></text:span><text:span text:style-name="T2">’</text:span></text:p>
      <text:p text:style-name="P11"><text:span text:style-name="T2">scirrho, aut ariditate occlusum aperire dicuntur, ex acci-<text:line-break/>denti, nou autem primario et per fe ejusmodi habere faculta-<text:line-break/>tem censentur, velut nec ea quae labiorum a phlegmone<text:line-break/>occlusorum, aut genarum, aut narium, aut gutturis, aut<text:line-break/>praeputii, aut sedis, aut alterius ejusmodi osculi instrumenti<text:line-break/>phlegmonem sanant, atque occlusionem; corrigunt, ea nam-<text:line-break/>que phlegmonem solvere dici possint,, haudquaquam ape-<text:line-break/>rientia, sive anastomotica. Peccat sane in istis Dioscorides,<text:line-break/>nonnunquam aperientis inquiens facultatis medicamentum<text:line-break/>quod laxat, aut emollit, aut humectat, aut phlegmonem<text:line-break/>folviti Atque rarefacientium et aperientium ejusmodi sunt<text:line-break/>essentiae. At eorum quae ipsis contraria funt condensan-<text:line-break/>tium quidem aquae est frigidae; fempervivi, portulacae,<text:line-break/>tribuli viridis, pfyllii, herbae quam muris aurem vocitant,<text:line-break/>lenticulae palustris, et, ut fernel dicam, quaecunque refrige-'<text:line-break/>rant, fed non adstringuut. Proinde et mandragora, cicuta,'<text:line-break/>altercum, papaver, ipsas nunc dico herbas, fi quis modice</text:span></text:p>
      <text:p text:style-name="P6"><text:span text:style-name="T2">utatur, condensandi vim obtinent, sin liberalius, </text:span><text:span text:style-name="T2">non </text:span><text:span text:style-name="T2">modo<text:line-break/>condensandi, scd et obstupefaciendi, si vero etiam plurimum,<text:line-break/>non tantum obstupefaciendi, sed et enecandi. At eorum<text:line-break/>quae aperientibus adversantur substantia quum sit crassarunt<text:line-break/>partium et frigida, astringentium est omnium, quae quidem<text:line-break/>admixtam non habent acrimoniam. Quorum sane materiae<text:line-break/>abunde multa posuimus in quarto hujus exempla, in quo et<text:line-break/>essentiam ejusmodi medicamentorum terrenam frigidam que<text:line-break/>exposuimus. Mirum ergo rideri non debet, si sola contra-<text:line-break/>here occludereque possit aperta praeter naturam vasorum<text:line-break/>oscula; soli enim'huic quaecunque requirunt ea, quae con-<text:line-break/>trahi debent, omnia adsunt, nimirum quae confistentiae cras-,<text:line-break/>sitie foris incumbat, nec parvos meatus penetrare possit, tum<text:line-break/>frigiditate sua intro premat, atque undequaque in sese con-<text:line-break/></text:span><text:span text:style-name="T27">tacta</text:span><text:span text:style-name="T2"> vicinaque corpora cogat ac contrahat, ac proinde<text:line-break/>quod desiccet, ejusmodi enim esse ostensum est qnicquid<text:line-break/>astringit, humorem depascatur et. partem roboret. Itaque<text:line-break/>si haec omnia conveniant, osculum claudetur ceu a manibus</text:span></text:p>
      <text:p text:style-name="P6"><text:span text:style-name="T2">foris, ipsis nimirum astringentis substantiae partibus </text:span><text:span text:style-name="T27">contra-<text:line-break/>ctum.</text:span><text:span text:style-name="T2"> Ea vero medicamenta </text:span><text:span text:style-name="T2">quae </text:span><text:span text:style-name="T2">frigida quidem funt aut<text:line-break/>aeque aut amplius, fed substantiam sortita funt aqueam, ea,<text:line-break/>inquam, debiliter et contrahunt et constringunt, nimirum<text:line-break/>propter mollitiem; quippe quicquid valenter tum constipare<text:line-break/>tum constringere debet, robur quoddam renitens et durum<text:line-break/>habeat oportet, quo quum careant medicamenta naturae<text:line-break/>magis aqueae, tenues quidem poros in unoquoque corpore’<text:line-break/>contrahunt atqne condensant, caeterum instrumentum un-<text:line-break/>dequaque totum constringere nequeunt. Quamobrem merito<text:line-break/>talia condensantia quidem sunt, non tamen obstruentia.<text:line-break/>Inlelligas nunc velim obstruentia sive ftegnotica me dicere<text:line-break/>corpora quae sensibiles excretiones cohibent; corpus enim<text:line-break/>flegnoticum, quod </text:span><text:span text:style-name="T27">trtspii,</text:span><text:span text:style-name="T2"> five claudit ac continet in fe,<text:line-break/>nec quicquam quod sensu queat percipi ex (ese emittit,<text:line-break/>Graece </text:span><text:span text:style-name="T27">oTtsugv</text:span><text:span text:style-name="T2"> nuncupatur. Atque haec ejusmodi sunt<text:line-break/>tum temperamenti tum facultatis. Ac rarefacientia pror-<text:line-break/>sum quidem calefaciunt,- nec enim aliter diffundere et laxare<text:line-break/>possent-substantiam, ad quod consequitur ut et pori dllaten=</text:span></text:p>
      <text:p text:style-name="P57"><text:span text:style-name="T13">tur. </text:span><text:span text:style-name="T2">Debent autem non admodum esse calida temperie, si-<text:line-break/>quidem, ea jam acria sunt,et inhorrere faciunt, neque, item<text:line-break/>exiccatoria, nam et haec sensibilia corpora colliquant, dolo-,<text:line-break/>remque in ipsis excitant.<text:tab/></text:span><text:span text:style-name="T34">1</text:span><text:span text:style-name="T2"><text:tab/></text:span><text:span text:style-name="T47">s</text:span></text:p>
      <text:h text:style-name="Heading_20_2" text:outline-level="2">Cap. XV.</text:h>
      <text:p text:style-name="P96"><text:span text:style-name="T2">Itaque quae citra molestiam calefaciunt,<text:line-break/>ea sola omnium sunt, rarefacienti a. Si vero non modo cali-<text:line-break/>da fuerint,,, scd etiam, consistentia crassa,, siquidem veheinen-.<text:line-break/>tia sint et caustica, boc est urentia, et ignis instar corpus,<text:line-break/>colliquant et saepe crustas ritu cauterii efficiunt Porro, si<text:line-break/>debilius quam ut, urere possint calefaciant, anastomoticam,<text:line-break/>sive aperiendi vim obtinent. Itaque medicamentum omne;<text:line-break/>anastomoticum, essentiae . quidem terreae simulque igneae<text:line-break/>est, hactenus tamen calefaciens,- ut nondum ur-ati Si porro<text:line-break/>causticum sit, non tamen vehementer praeterea essentiae te-<text:line-break/>Unioris, id plane ab omni aberit. mordacitate, aut cnm<text:line-break/>exiguo tum dolore tum morsin carnosas partes eliquabit.<text:line-break/>Nam quod non consertirn alterat, uti quae vehementer sunt<text:line-break/>calida, quodque non aegre penetrat, sicut quae crassae sunt</text:span></text:p>
      <text:p text:style-name="P6"><text:span text:style-name="T2">essentiae, latentem ea actionem </text:span><text:span text:style-name="T2">obtinenti </text:span><text:span text:style-name="T2">Siquidem altera-<text:line-break/>tiones quae </text:span><text:span text:style-name="T2">subitae </text:span><text:span text:style-name="T2">conscrtaeque sunt, mutationes maxima<text:line-break/>sensibiles: sunt, tum penetrationes quae violentae funfc.<text:line-break/>Quippe quod </text:span><text:span text:style-name="T2">in </text:span><text:span text:style-name="T2">crassa essentia causticum est, id cuicunque<text:line-break/>inhaeserit parti stipitis ritu infixum excruciat, verum hoe<text:line-break/>quidem eschar oticum est perinde ut caustica. Caeterum<text:line-break/>de quibus nunc agitur crustam non faciunt et vocantur<text:line-break/>loptica, hoc est putrefacientia, haud quidem appellatione&gt;<text:line-break/>propria, nam quae vere fiunt Peptica hurnectaut simul et ca-<text:line-break/>lesacrunt, vqruntamen fymptomatis similitudo, ut sic appel-<text:line-break/>lemus, efficit, utpote quum ab utrisque </text:span><text:span text:style-name="T2">nullo </text:span><text:span text:style-name="T2">doloris sensu,<text:line-break/>fiat corruptio. </text:span><text:span text:style-name="T2">Multis </text:span><text:span text:style-name="T2">enim modis corrumpi quid potest.<text:line-break/>Siquidem quae </text:span><text:span text:style-name="T2">nimio </text:span><text:span text:style-name="T2">plus refrigerata </text:span><text:span text:style-name="T2">.sunt</text:span><text:span text:style-name="T2">,: aut </text:span><text:span text:style-name="T27">calefacta,<text:line-break/></text:span><text:span text:style-name="T2">tum </text:span><text:span text:style-name="T2">exiccata, aut hunreetata, </text:span><text:span text:style-name="T2">ea </text:span><text:span text:style-name="T2">omnia corrumpuntur; cae~'<text:line-break/>terum non qnicquid corrumpitur putrescere dicimus, fed<text:line-break/>quibus </text:span><text:span text:style-name="T2">id </text:span><text:span text:style-name="T2">cum faetore accidit. Sed </text:span><text:span text:style-name="T2">de </text:span><text:span text:style-name="T2">nominibus, non ad--<text:line-break/>modum esse sollicitum oportet, </text:span><text:span text:style-name="T2">vertim </text:span><text:span text:style-name="T2">novisse expedit ea<text:line-break/>medicamenta, quae septa et septica</text:span><text:span text:style-name="T2">'nuncupantur, </text:span><text:span text:style-name="T2">ut </text:span><text:span text:style-name="T2">sunt</text:span></text:p>
      <text:p text:style-name="P6"><text:span text:style-name="T2">arsenicum, fandaraca, chrysocolla, dryopteris, pityocampe,<text:line-break/>aconitum, - omnia tum eliquare tum colliquare, ac potissi-<text:line-break/>mum carnem tenellam, idque absque dolore. Sed simt<text:line-break/>inter ea quaedam, quae proprie vocant cathaeretica, eisque<text:line-break/>utuntur ad inducendam ulceribus excrescentibus cicatricem.<text:line-break/>Sunt tamen et ipsa ejusdem genere facultatis, feptices scilicet,<text:line-break/>verum tantulo imbecillioris, quod extimam modo superfis<text:line-break/>ciem quam contigerint detrahant, non tamen in altum sub-<text:line-break/>ire valeant, velut Asiae petrae flos. Quamquam nec talia<text:line-break/>ipsius revera facultatis cicatricem inducentis • sunt. Siqui-<text:line-break/>dem quae hujus sunt facultatis non detrahere neque liquare<text:line-break/>carnem funt nata, verum indurare et desiccare, cujusmodi<text:line-break/>funt alumen, galla omphacitis vocata, aes combustum, prae-<text:line-break/>serlitn lotum; nam quod lotum non est, quiddam obtinet<text:line-break/>cathaereticurn, velut </text:span><text:span text:style-name="T27">et</text:span><text:span text:style-name="T2"> aeris squama, quod autem lotam est,<text:line-break/>omnium medicamentorum cicatricem inducentium longe<text:line-break/>praestantissimum est, quippe quod probe cicatricem inducit,<text:line-break/>modice astringat oportet atque desiccet. Quapropter 'fpi-</text:span></text:p>
      <text:p text:style-name="P6"><text:span text:style-name="T2">nae Aegyptiae fructus </text:span><text:span text:style-name="T2">et </text:span><text:span text:style-name="T2">mali granati putamina sicca et ejus<text:line-break/>generis </text:span><text:span text:style-name="T2">universa </text:span><text:span text:style-name="T2">cicatrici inducendae sunt medicamenta, </text:span><text:span text:style-name="T2">'r</text:span></text:p>
      <text:h text:style-name="Heading_20_2" text:outline-level="2">Cap. XVI.</text:h>
      <text:p text:style-name="P96"><text:span text:style-name="T2">Caeterum confusa est apud plerosque<text:line-break/>medicorum non solum appellatio; verum etiam omnium id<text:line-break/>genus medicamentorum facultatis cognitio. Siquidem quae<text:line-break/>carnem detrahere ac colliquare sunt nata</text:span><text:span text:style-name="T2">, </text:span><text:span text:style-name="T2">ea nonnunquam<text:line-break/>nominant epulotica, </text:span><text:span text:style-name="T2">scilicet </text:span><text:span text:style-name="T2">quod horum saepe usu ulcera<text:line-break/>ad cicatricem perveniant, </text:span><text:span text:style-name="T2">sed </text:span><text:span text:style-name="T2">id neque primario, neque<text:line-break/>peculiari ipsorum facultate, neque </text:span><text:span text:style-name="T2">in omni </text:span><text:span text:style-name="T2">usu sequitur.<text:line-break/>Siquidem ad exactum pulveris laevorem redacta id genus<text:line-break/>medicamenta per specilli cuspidem carnem leviter.contingen-<text:line-break/>tia ad cicatricem ulcera perducunt; at </text:span><text:span text:style-name="T2">fi paulo </text:span><text:span text:style-name="T2">largius utare,<text:line-break/>mordicant </text:span><text:span text:style-name="T2">colliquantque </text:span><text:span text:style-name="T2">carnem </text:span><text:span text:style-name="T2">et ulcus </text:span><text:span text:style-name="T2">cavum efficiunt,<text:line-break/></text:span><text:span text:style-name="T2">contra’ quam in iis </text:span><text:span text:style-name="T2">quae revera </text:span><text:span text:style-name="T2">sunt epulotica, siquidem<text:line-break/></text:span><text:span text:style-name="T2">nili fatis magnam eorum quantitatem </text:span><text:span text:style-name="T2">imponas, </text:span><text:span text:style-name="T2">nihil proficies.<text:line-break/>Id enim </text:span><text:span text:style-name="T2">est in </text:span><text:span text:style-name="T2">planis ulceribus ad cicatricem ducendis consi-<text:line-break/>lium , ut caro alteretur fiatque cutis, id quod perficitur per</text:span></text:p>
      <text:p text:style-name="P6"><text:span text:style-name="T2">ea, quae illam contrahere, constringere, constipare', den-<text:line-break/>fare, praeterea siccare et calli instar indurare valeant,, quip-<text:line-break/>pe quum cutis velut in callum durata caro sit. Quae igitur<text:line-break/>medicamenta sic agerefpossunt, primario proprieque dicun-<text:line-break/>tur epniotica, sive ad cicatricem perducentia; caetera vero,<text:line-break/>nempe cathaeretica, secundario et per accidens, sicut,et ea<text:line-break/>quae , absque astrictione desiccandi vim habent mordacitatis<text:line-break/>expertem... Nam et haec, quoque ex accidente cicatricem<text:line-break/>inducunt, cujnsmodi utique medicamentum est myrrha </text:span><text:span text:style-name="T2">et-<text:line-break/></text:span><text:span text:style-name="T2">lithargyrus et combustum ostreum et diphryges, quandoqui-<text:line-break/>dem et ipfa, saepenumero cicatricem inducunt sicca illita.<text:line-break/>Caeterum scire oportet, ubi tum in his libris tum aliis<text:line-break/>omnibus hanc vocem, saepenumero, adjicio, id me velle<text:line-break/>significare, quod aliquando promissa frustrentur, propterea<text:line-break/>quod nec primario nec sua facultate efficiant. Porro epu-<text:line-break/>lotica medicamenta ulcus omne planum claudere cicatrice<text:line-break/>valent; sicut mediocriter citraque morsum abstergentia </text:span><text:span text:style-name="T27">ca-<text:line-break/>vitates</text:span><text:span text:style-name="T2"> implere.. Caeterum de hoc genus medicamentorum</text:span></text:p>
      <text:p text:style-name="P6"><text:span text:style-name="T2">facultate fusius dicetur in commentariis De ratione curandi,<text:line-break/>cum quo multis locis magna est: hujus libri affinitas, ceu<text:line-break/>etiam ab initio praefatus sum. Proinde suspenso de istis<text:line-break/>sermone, ad alterum genus facultatum, nempe attrahentium<text:line-break/>et dictarum repellentium, transeundum censeo.</text:span></text:p>
      <text:h text:style-name="Heading_20_2" text:outline-level="2">Cap. XVII.</text:h>
      <text:p text:style-name="P96"><text:span text:style-name="T2">lgitur attrahentes sunt quae ex alto ve-<text:line-break/>hementius extrahunt, repellentes vero quae in aItunr occur-<text:line-break/>rentes sibi sucoos repellunt. At essentia illis quidem calida<text:line-break/>est: et tenuium partium, his vero frigida et crassarum. At-<text:line-break/>trahit enim perpetuo calidum, repellit vero frigidum ; verum<text:line-break/>quod cum caliditate conjunctam habet partium tenuitatem<text:line-break/>trahit vehementius, quod </text:span><text:span text:style-name="T2">vero </text:span><text:span text:style-name="T2">cum frigiditate partiiim craf-<text:line-break/>situdinem, veluti astringens, id violentius propellit. Itaque<text:line-break/>ex actionis vehementia nomen utrique impositum est. Atque<text:line-break/>astringentium quidem nota est essentia. Attrahentium autem<text:line-break/>alia sponte natu est, alia vero ex putrefactione acescente ge-<text:line-break/>nerationem sortita sponte nata, ut dictamni essentia et pro-</text:span></text:p>
      <text:p text:style-name="P6"><text:span text:style-name="T2">poleos et thapsiae et fagapeni et succorum Cyrenaici et Me-<text:line-break/>dici et si qua his similis exsilerit; ex putrefactione, qualis est<text:line-break/>fermenti et pforici quod vocanti Quod fi fimis quoque ex<text:line-break/>putrefactione generatio constat, utique omnes attrahendi fa-<text:line-break/>cuItate pollebunt Sed non parva illis inest diversitas.<text:line-break/>Nam columbinus admodum attrahit, ex aequo autem utrin-<text:line-break/>que ab hoc recesserunt ad calidius quidem anserinus, ad<text:line-break/>frigidius vero gallinaceus, hoo etiam magis vincuntur'lur-<text:line-break/>manns et suillus. At canum stercus simile .est medicamentis<text:line-break/>extergentibus, maxime si vescantur ossibus. Crocodilorum<text:line-break/>autem terrestrium stercus magis etiam id' perficit atque ab-<text:line-break/>solvit. Sed et aliud est attrahentium genus medicamento-<text:line-break/>rum, quod qualitatis familiaritate attrahit, id'quod aliud est<text:line-break/>nihil quam totius essentiae similitudine; ceu quae nutriun-<text:line-break/>tur familiaria nutrimenta attrahunt. Talium medicamen-<text:line-break/>torum sunt purgantia omnia et nonnulla alexeterionrm, sive<text:line-break/>amuletorum. • Caeterum calida ut sint id genus omnia ne-<text:line-break/>cesse est, Nam interea quae essentiis similia sunt,, quod</text:span></text:p>
      <text:p text:style-name="P6"><text:span text:style-name="T2">calidius est, id </text:span><text:span text:style-name="T2">potentius </text:span><text:span text:style-name="T2">attrahit, utpote quod similitudini<text:line-break/>auxiliarium adjunxerit calorem</text:span><text:span text:style-name="T2">, </text:span><text:span text:style-name="T2">siquidem quum ipsum dua-<text:line-break/>bus causis attrahat, superabit id quod una duntaxat trahit.<text:line-break/>Porro nihil reseri attrahentem, five attractoriam vel alli-<text:line-break/>cientem facultatem dicas.</text:span></text:p>
      <text:h text:style-name="Heading_20_2" text:outline-level="2">Cap. XVllI.</text:h>
      <text:p text:style-name="P96"><text:span text:style-name="T2">Verum </text:span><text:span text:style-name="T43">quandoquidem.de </text:span><text:span text:style-name="T2">istis abunde<text:line-break/>dictum est, transeamus ad facultates quas vocant alexete-<text:line-break/>rias et alexipbarmacas. Est autem harum natura duplex.<text:line-break/>Siquidem quaedam alterant, quaedam vero evacuant ex cor-<text:line-break/>pore patiente,' sep venenum corrumpens, seu deleterium<text:line-break/>medicamentum. Alterant igitur aut una qualitate, aut dua-<text:line-break/>rum conjugatione, aut denique tota substantia, evacuant<text:line-break/>totius substantiae similitudine et caliditate tenuium partium.<text:line-break/>Quatuor itaque sunt universae differentiae proficiscentis ab<text:line-break/>illis utilitatis, duae alterantes et duae vacuantes. Atque ea<text:line-break/>sane qune qualitatis cuntrarietate auxilio est, manifesta est.<text:line-break/>Nam fi frigidum sit medicamentum deleterium, aut venenum<text:line-break/>animantis, ab excalesacientibus, petendum remedium, sin</text:span></text:p>
      <text:p text:style-name="P6"><text:span text:style-name="T2">calidum, </text:span><text:span text:style-name="T2">a refrigerantibus, fi verohumidum, ab exiccantibus,<text:line-break/></text:span><text:span text:style-name="T2">sin </text:span><text:span text:style-name="T2">siccum ,• ab humectantibus</text:span><text:span text:style-name="T2">; </text:span><text:span text:style-name="T2">sic etiam si bumidum </text:span><text:span text:style-name="T2">sit </text:span><text:span text:style-name="T27">et<text:line-break/></text:span><text:span text:style-name="T2">frigidum, </text:span><text:span text:style-name="T2">ab exiccantibus et calefacientibus, sin calidum et<text:line-break/></text:span><text:span text:style-name="T2">siccum, </text:span><text:span text:style-name="T2">ab humectantibus et refrigerantibus, et in </text:span><text:span text:style-name="T2">reliquis<text:line-break/>duabus </text:span><text:span text:style-name="T2">conjugationibus ex proportione. Sed nec obscura<text:line-break/></text:span><text:span text:style-name="T2">est alteratio, </text:span><text:span text:style-name="T2">quae fit per totius substantiae facultatem, uti-<text:line-break/></text:span><text:span text:style-name="T2">que </text:span><text:span text:style-name="T2">iis, qni memoria tenent quae demonstrata </text:span><text:span text:style-name="T2">sunt </text:span><text:span text:style-name="T2">in com-<text:line-break/></text:span><text:span text:style-name="T2">mentariis De. </text:span><text:span text:style-name="T2">naturalibus facultatibus et in </text:span><text:span text:style-name="T2">illis quae in-'<text:line-break/>scribuntur De </text:span><text:span text:style-name="T2">temperamentis. Siquidem facultates</text:span><text:span text:style-name="T2">, </text:span><text:span text:style-name="T2">quae-<text:line-break/></text:span><text:span text:style-name="T2">deleteria </text:span><text:span text:style-name="T2">medicamenta alterant, naturam habent mediam<text:line-break/></text:span><text:span text:style-name="T2">inter </text:span><text:span text:style-name="T2">corpora perpellentia et medicamenta ipsa laedentia, ut<text:line-break/></text:span><text:span text:style-name="T2">videlicet </text:span><text:span text:style-name="T2">eadem </text:span><text:span text:style-name="T2">sit </text:span><text:span text:style-name="T2">proportio corporis ad facultatem alexete-<text:line-break/></text:span><text:span text:style-name="T2">riam </text:span><text:span text:style-name="T2">quae illius ad deleterianr, et rursum </text:span><text:span text:style-name="T2">deleterii </text:span><text:span text:style-name="T2">ad<text:line-break/>alexeterium quae alexeterii ad corpus. </text:span><text:span text:style-name="T2">Ea </text:span><text:span text:style-name="T2">propter prope-<text:line-break/></text:span><text:span text:style-name="T2">modum </text:span><text:span text:style-name="T2">omnia </text:span><text:span text:style-name="T2">quae </text:span><text:span text:style-name="T2">deleteriisadversantur, si largius sumpta<text:line-break/>fuerint, graviter animantis corpus oblaedunt. Quamobrem<text:line-break/></text:span><text:span text:style-name="T2">ea </text:span><text:span text:style-name="T2">moderatione quantitatis omnes id genus facultates </text:span><text:span text:style-name="T2">exlii-</text:span></text:p>
      <text:p text:style-name="P6"><text:span text:style-name="T2">bere oportet, ut neque copia nimia corpus offendant neque<text:line-break/>exiguitate sua </text:span><text:span text:style-name="T2">a </text:span><text:span text:style-name="T2">deleteriis vincantur. Sed hoc jam attinet<text:line-break/>ad curandi methodum, nunc autem quae reliqua sunt perse-<text:line-break/>quamur. Omne deleterium venenum a foris impositis me- ’,<text:line-break/>dicamentis evacuatur, nempe aut ealiditate attractionem<text:line-break/>molientibus, aut totius substantiae similitudine. Sed et </text:span><text:span text:style-name="T27">hic<text:line-break/></text:span><text:span text:style-name="T2">quoad fieri poterit, maxime medium natura alexeterium sit<text:line-break/>oportet, corporis videlicet quod ematur et veneni laedentis;<text:line-break/>nain si adversissimum foret corpori, lu ipsum ageret potius<text:line-break/>ceu deleterium, haud evacuaret venenum. Etenim ut clari-<text:line-break/>tatis 'gratia summam repetamus, scire oportet deleterias </text:span><text:span text:style-name="T27">fa-<text:line-break/>cultates</text:span><text:span text:style-name="T2"> universas temperie esse adversissimas corporibus<text:line-break/>quae ab ipsis laeduntur. Itaque si a similibus temperie nie-<text:line-break/>dicamentis evacuentur, erunt et haec corporum naturis<text:line-break/>contraria. Sane et sunt quadantenus contraria, non tamen<text:line-break/>adep, ut interimant, scd ambigant potius in medio, sita<text:line-break/>eorum quae aperte corpus animantis laedunt et quae juvant.</text:span></text:p>
      <text:p text:style-name="P6"><text:span text:style-name="T2">Porro </text:span><text:span text:style-name="T2">nihil </text:span><text:span text:style-name="T2">intererit </text:span><text:span text:style-name="T2">deleterias </text:span><text:span text:style-name="T2">facultates, an corruptivas,<text:line-break/>an corruptionem efficientes, an alio quovis modo appellare<text:line-break/>voles,- similiter nec an alexeterias, an alexipharmacas.<text:line-break/>Attamen si qui ea, quae venenatarum bestiarum ictus, aut<text:line-break/>venena fanant, alexeteria nominare velint, quae vero,me-<text:line-break/>dentur deleteriis aIexipbarmaca, ceu quidam cenfuere, dis-<text:line-break/>oeptandurn cum istis ac pugnandum de nominibus non est,<text:line-break/>nec enim ex istis comparatur curandi morbos peritia, scd ex<text:line-break/>rerum ipsarum cognitione.</text:span></text:p>
      <text:h text:style-name="Heading_20_2" text:outline-level="2">Cap. XIX.</text:h>
      <text:p text:style-name="P96"><text:span text:style-name="T2">Porro quandoquidem et de his, quod ad<text:line-break/>praesens conveniat, satis jam expositum est, transeundum<text:line-break/>deinceps est ad sermonem de facultatibus dolorem sedantibus<text:line-break/>et lenientibus aut mitigantibus, aut utcunque nuncupare<text:line-break/>libebit. Facultas igiturianodyna alia re vera est, alia tan-<text:line-break/>tum dicitur, tanquam si quisquarn hominem mortuum dicat<text:line-break/>anodynon, quia dolore vacet. Caeterum facultas re vera<text:line-break/>anodyna est eorum quae </text:span><text:span text:style-name="T2">primo </text:span><text:span text:style-name="T2">ordine calefaciunt, si pti-<text:line-break/>que lu essentia tenui contineatur, at facultas eorum quae</text:span></text:p>
      <text:p text:style-name="P6"><text:span text:style-name="T2">dicuntur’ frigidiorum est, quae absoluto utentia frigore par-<text:line-break/>tem obstupefaciunt; est autem stupor, paulo' minus quam<text:line-break/>sensus privatio. Porro quae affectum sanando dolorem<text:line-break/>sedant, nec ea merito anodyna dici possunt, nam id. com-q<text:line-break/>mune est omnium quae curant. Itaque quaere vera sunt<text:line-break/>anodyna, partium sint tenuium et calidiora quam quae<text:line-break/>symmetra sunt, necesse est, ut scilicet evacuent ac digerant,<text:line-break/>tum rarefaciant, extenuent, concoquant et aequabile red-<text:line-break/>dant quicquid in partibus dolore vexatis aut humorum<text:line-break/>acrium, aut lentorum, aut'crassorum, aut multorum, te-<text:line-break/>nuibus spiramentis infarctorum</text:span><text:span text:style-name="T2">, </text:span><text:span text:style-name="T2">aut etiam vaporosi, aut<text:line-break/>crassi, aut admodum frigidi spiritus, exitum commodum<text:line-break/>non invenientis inhaesit atque inclusum. esu . Itaque nihil<text:line-break/>prorsum astrictionis habeant oportet, ne si pars' quidem aut<text:line-break/>etiam affectus exposcant. Ex quibus liquet, quod interdum<text:line-break/>affectionem non juvabunt, fed dolorem tantummodo miti-<text:line-break/>gabunt, quando videlicet re vera dicentur anodyna; inter-<text:line-break/>dum vero etiam affectum ipsum adjuvabunt et facultatein</text:span></text:p>
      <text:p text:style-name="P6"><text:span text:style-name="T2">habebunt duplicem, nempe anodyiram et sanantem. Sed<text:line-break/>de talibns copiosius agetur in curandi voluminibus. At in<text:line-break/>praesenti hoc dixisse sufficiat, nempe quod horum anody-<text:line-break/>norum; proprie nuncupatorum medicamentorum quaedam,-<text:line-break/>ut est ante dictum, primi sunt ordinis, calefacientium</text:span><text:span text:style-name="T2">,. </text:span><text:span text:style-name="T2">quae'-<text:line-break/>sane proprie sunt anodyna, ceu olenm anethinnm </text:span><text:span text:style-name="T2">; </text:span><text:span text:style-name="T2">quaedam<text:line-break/>vero similiter ut corpus nostrum, velut pus moventia nnn-<text:line-break/>cjipata, de quorum materia supra dissertum esu Sed de ipso-<text:line-break/>rum usu lu libris de curandi ratione definietur. At ea quae<text:line-break/>soporem epota moliuntur, ac proinde anodyna et scmnum<text:line-break/>conciliantia a plerisque .appellantur, temperiem sortiuntur-<text:line-break/>vel summe adverfarn iis, quae re. vera sunt anodyna. Re-<text:line-break/>frigerant siquidem omnia corpns et lenium eousque obstupe-<text:line-break/>faciunt, ut fi paulo liberalius ebibantur mortem asserant.<text:line-break/>Caeterum ad usum propositum optima sunt quae desiccant,<text:line-break/>nam quae frigida quum sint, humiditatis item copiam obti-<text:line-break/>nent, ceu cicuta, ea. potui non funt utilia; talis est mandra-</text:span></text:p>
      <text:p text:style-name="P58"><text:span text:style-name="T27">saAc-</text:span><text:span text:style-name="T2"><text:tab/>.1. p' . - </text:span><text:span text:style-name="T2">• .</text:span></text:p>
      <text:p text:style-name="P11"><text:span text:style-name="T2">gora excepto cortice ejus sicco,. et.alteroum praeter femec </text:span><text:span text:style-name="T2">j-<text:line-break/></text:span><text:span text:style-name="T2">scd tamen et.lu' his candidum semen </text:span><text:span text:style-name="T2">atro </text:span><text:span text:style-name="T2">praestat At sunt<text:line-break/>quae-tota essentia </text:span><text:span text:style-name="T2">nobis </text:span><text:span text:style-name="T2">contraria siint, proinde si vel mini-<text:line-break/>tuum eorum assumptum fuerit, omnino laedat necesse est, ceu<text:line-break/>dryopteris et pityocampe et thapsia et .solanum imanicum et&gt;<text:line-break/>hydrargyros et fungorum nonnulli, praeterea saliva et </text:span><text:span text:style-name="T13">fel<text:line-break/></text:span><text:span text:style-name="T2">venenatorum animalium; nam talia omnia genere funt dele-<text:line-break/>teria, non quantitate, ac proinde .nihil, eorum in alexeterias<text:line-break/>antidotos inditur, veluti papaveris fuccus.et myrrha etsty- •<text:line-break/>rax et crocus/ Siquidem haec si langius bibantur, quaedam-<text:line-break/>dementant, quaedam mortem inferunt, verum convenienti<text:line-break/>quadam mensura aliis admixta adjuvant. Porro quaecun-i<text:line-break/>que inter ea mentem laedunt, coutinud etiam pleraque caput<text:line-break/>degravant, vaporum pravorum congerie ipsum implentia.</text:span></text:p>
      <text:p text:style-name="P11"><text:span text:style-name="T2">S.ed et quaedam os ventriculi tentant, atque assiigunt, ut et<text:line-break/>inde caput per consensum laedatur. Communiter vero uni-<text:line-break/>versa duobus modis cerebrum affligunt laeduntque, aut</text:span></text:p>
      <text:p text:style-name="P6"><text:span text:style-name="T2">quum tota substantis </text:span><text:span text:style-name="T2">sunt </text:span><text:span text:style-name="T2">contraria, </text:span><text:span text:style-name="T2">aut </text:span><text:span text:style-name="T2">quum una duabusve,<text:line-break/>qualitatibus temperiem immutant. </text:span><text:span text:style-name="T27">- 'r</text:span></text:p>
      <text:h text:style-name="Heading_20_2" text:outline-level="2">Cap. XX.</text:h>
      <text:p text:style-name="P96"><text:span text:style-name="T2">Caeterum quoniam de his 'sufficienter<text:line-break/>dictum jam est, quod quidem ad praesentia faciat, tempesti-'<text:line-break/>vum nunc est resumptis dictorum capitibus ea adjicere<text:line-break/>quae sermoni reliqua esse videantur,. Nam in veritate qui-<text:line-break/>dem nihil est reliquum , nimirum quum: secundae jam facul-<text:line-break/>tates omnes sint expositae, quales sint genere scilicet, nec<text:line-break/>paucae speciatim superius explanatae;ceu exempla, unde quis<text:line-break/>orsus quorumque auxilio reliquas ipse queas assequi.. Ve-<text:line-break/>rum nihilo sese res deterius habebit, si claritatis gratia, bre-<text:line-break/>vibus iterum capitibus ea suero complexus. Primum enim<text:line-break/>facultatem omnes purgatoriam in ore habent, nosi.tamen<text:line-break/>omnes perinde intelligunt quod vocabulum duo significat,<text:line-break/>alterum commune omnium quae quovis modo animalis ex—<text:line-break/>crementa expurgant, alterum vero quod per-excellentiam<text:line-break/>de iis tantummodo dicitur quae aut per vomitum aut per<text:line-break/>ventris dejectionem purgent; neque quod ejusdem est gene-</text:span></text:p>
      <text:p text:style-name="P6"><text:span text:style-name="T2">ris, tum ea quae fit per </text:span><text:span text:style-name="T2">nares</text:span><text:span text:style-name="T2">, tum </text:span><text:span text:style-name="T2">ea </text:span><text:span text:style-name="T2">quae per os fit pur-<text:line-break/>gatio. Vocant </text:span><text:span text:style-name="T2">ea </text:span><text:span text:style-name="T2">medicamenta, quae naribus capitis pur-<text:line-break/>gandi gratia infunduntur, errhina, </text:span><text:span text:style-name="T2">at </text:span><text:span text:style-name="T2">quae in ore colluuntur,<text:line-break/>aut dentibus manduntur, omnia una nomenclatura compre- '<text:line-break/>hendentes apophlegmatizonta nuncupant, ac eorum saculta-<text:line-break/>tes apophlegmaticas appellant. Ejusdem cum istis sunt </text:span><text:span text:style-name="T27">ge-<text:line-break/>neris</text:span><text:span text:style-name="T2"> quae vulvae admota expurgant. Quaecunque siqui-<text:line-break/>dem' purgare memoravi, ea trahendi vim possident,, alia<text:line-break/>unum quempiam succum, alia duos, aut etiam plures, et id<text:line-break/>illis inter </text:span><text:span text:style-name="T27">fefe</text:span><text:span text:style-name="T2"> commune est. Nam quae crassis lentisque<text:line-break/>humoribus extenuandis aut urinam'riere pessnnt, aut ex<text:line-break/>pectore pulmoneque ejiciendis excreationibus auxiliari, pur-<text:line-break/>gant sane et ea quidem quodammodo, verum antedictis non<text:line-break/>similiter nuncupantur, scd alia vocantur diuretica, alia be-<text:line-break/>chica, alia menses moventia, hac re a superioribus diversa,<text:line-break/>quod non habeant vim familiarium succorum attractricem<text:line-break/>ut illa. Quamobrem et in hisce sermo aliam distinctionem<text:line-break/>postulat, nempe hujusmodi. Quae in pessis, aut fomentis,<text:line-break/>aut, quovis modo similia, vulvae admoventur, ea duplici</text:span></text:p>
      <text:p text:style-name="P6"><text:span text:style-name="T2">ratione agere consueverunt. Nam </text:span><text:span text:style-name="T2">alia </text:span><text:span text:style-name="T2">calefaciendo dun-<text:line-break/>taxat provocant, alia facultatibus attractoriis et purgatoriis<text:line-break/>quas vocant, quas demonstravimus trahendorum familiari-<text:line-break/></text:span><text:span text:style-name="T27">tate</text:span><text:span text:style-name="T2"> vacuationes peragere. At quae hoc nomine bibuntur,<text:line-break/>ut sanguinem extenuent et meatus obstructione liberent ape- '<text:line-break/>riantque, ea trahendi facultate vacuationem non perficiunt.<text:line-break/>Atque priora quidem cum purgantibus ejusdem funt generis,<text:line-break/>fecunda vero cum </text:span><text:span text:style-name="T27">iis quae lac et</text:span><text:span text:style-name="T2"> sanguinem generant,-de.<text:line-break/>quibus paulo infra verba faciemus, ubi ’ prius de bechicis<text:line-break/>dissertum a nobis suerit, quandoquidem et haec bifarium -<text:line-break/>nominata funt, partim qnia tussim provocent, partim quia<text:line-break/>sedent. Atqui contrariae horum facultates sunt, alia enim<text:line-break/>extenuandi naturam habent, alia incrassandi. Atque exte-<text:line-break/>nuandi quidem facultas in calidis et tenuium partium sub-<text:line-break/>stantiis sita est, incrassandi vero in frigidis et crassarum par-<text:line-break/>tinm essentiis inest. Atque </text:span><text:span text:style-name="T27">hic ferino</text:span><text:span text:style-name="T2"> hoc lu loco finem<text:line-break/>habeat. Convenit autem transire ad id quod paulo ante<text:line-break/>distulimus. Est enim societas et similitudo 'quaedam tum</text:span></text:p>
      <text:p text:style-name="P6"><text:span text:style-name="T2">operum tum facultatum in iis quae provocant Iedantqne<text:line-break/>menses, lac et semen. Sed et affinia illis quodammodo<text:line-break/>vicinaque sunt quae urinas movent et befchica. Proinde<text:line-break/>de quolibet seorsum disserendum esu</text:span></text:p>
      <text:h text:style-name="Heading_20_2" text:outline-level="2">Cap. XXL.</text:h>
      <text:p text:style-name="P96"><text:span text:style-name="T2">Lactis et seminis effectrices facultates<text:line-break/>funt partim in medicamentis tantum, partim lu alimentis;<text:line-break/>in medicamentis, quum succos pituitosos excalefarientes in<text:line-break/>sanguinem vertimus, in alimentis * autem fecundum sub-<text:line-break/>stantiae totius similitudinem, obi videlicet boni simt fucei<text:line-break/>et moderate humida, ac tepide calida, ceu ipsum lac. Si-<text:line-break/>quidem sanguis caloris est particeps animali mediocris; plus<text:line-break/>quam vero mediocris flava bilis; sicut pituita frigiditatis.<text:line-break/>In medio autem pituitae et sanguinis est lac, utique quod<text:line-break/>ad calorem attinet, hou tamen aeque ab utroque abest, sed<text:line-break/>longius abest a pituita, propius accedit ad sanguinem:<text:line-break/>Quum ergo minus quam expediat ad ubera lac venit, velis<text:line-break/>autem iiopiose provenire, ipfum contemplator sarignitlemi<text:line-break/>Auteium paucior est quam conveniat aut deteriori Itaque</text:span></text:p>
      <text:p text:style-name="P6"><text:span text:style-name="T2">qui paucior est, universam </text:span><text:span text:style-name="T2">victus </text:span><text:span text:style-name="T2">rationem exposcit hnrne-<text:line-break/>ctantem et calefacientem, qui autem deterior est, siquidem<text:line-break/>biliosus suerit,. primum purgationem desiderat, mox rictum,<text:line-break/>quem modo dicebamus; sin pituitosus, medicamenta requirit<text:line-break/>calefacientia aut primo aut secundo ordine, non tamen<text:line-break/>desiccantia. Verum inter </text:span><text:span text:style-name="T27">ea</text:span><text:span text:style-name="T2"> potiora sunt quae non tantum<text:line-break/>sunt medicamenta, sed. et nutrimenta, velut eruca, saeni-<text:line-break/>culum, anethum. Dico autem ipsas.herbas etiamnum vi-<text:line-break/>rentes et hnmidas, nam siccae plus quam . oporteat et cale-<text:line-break/>facimrt et desiccant. Hujus generis et smyrninm, apium,<text:line-break/>sion, polium, eaque virentia, prius quam siccentur, quip-<text:line-break/>pe quum ea quae desiccant, humorem sanguinis depascentia,<text:line-break/>ipsum crassiorem simul paucioremque efficiant, tum si na-<text:line-break/>tura quoque sint calida, justo etiam calidiorem, sin. frigida,<text:line-break/>frigidiorem, debet enim esse modice calidus, ac neutiquam<text:line-break/>crassus, ut lac generet. Quocirca quae funt hujusmodi<text:line-break/>extinguunt magis lac quam procreant, at quae sic ut dictum<text:line-break/>est calefaciunt, nullam </text:span><text:span text:style-name="T2">que </text:span><text:span text:style-name="T2">insignem adjunctam habent sic-</text:span></text:p>
      <text:p text:style-name="P6"><text:span text:style-name="T2">citatem, </text:span><text:span text:style-name="T2">lactis </text:span><text:span text:style-name="T2">procreatricem </text:span><text:span text:style-name="T2">habere </text:span><text:span text:style-name="T2">facullatem </text:span><text:span text:style-name="T2">merito </text:span><text:span text:style-name="T2">dicta<text:line-break/>funt.. Verum eo numero funt perquam exigua. Nec enim<text:line-break/>profecto facile inventu est </text:span><text:span text:style-name="T2">quod </text:span><text:span text:style-name="T2">propositam in temperie<text:line-break/>sortitum fit mediocritatem, caeterum infinita sunt,, ut ita<text:line-break/>quispiam dicat, et multitudine incomprehensa quae laclae-<text:line-break/>dant. Etenim quaecunque plus quum expediat calefaciunt,<text:line-break/>quaeque desiccant aut refrigerant, partim qualitatem ipsius<text:line-break/>sanguinis vitiantia, partim ipsum rnluorem. reddentia, lac<text:line-break/>provenire prohibent.</text:span></text:p>
      <text:h text:style-name="Heading_20_2" text:outline-level="2">Cap. XXII.</text:h>
      <text:p text:style-name="P96"><text:span text:style-name="T2">Porrd dictis similem vim obtinent qnae-<text:line-break/>cunque provocare, aut sedare menses possunt, utrorumque<text:line-break/>enim communis materia est, nempe sanguis in venis con-<text:line-break/>tentus. Itaque ubi hic fluxilis fuerit et quantitate contern-'<text:line-break/>peratus, utique abundantem suppeditat copiam. Commu-<text:line-break/>nes quin etiam uberibus, uteroque venae sunt non exiles,<text:line-break/>at quaenam eae sint, alibi dictum est. Itaque ubi ad alter-<text:line-break/>utram partium sanguis defertur, altera siccescit.. Proinde<text:line-break/>quibus menses mediocriter seruntur, iis lac in mantissis non.</text:span></text:p>
      <text:p text:style-name="P6"><text:span text:style-name="T2">colligitur, quibus </text:span><text:span text:style-name="T2">.vero </text:span><text:span text:style-name="T2">lioc large suppetit, iis plane menses<text:line-break/>supprimuntur. Itaque -mirandum non est, </text:span><text:span text:style-name="T2">si </text:span><text:span text:style-name="T2">tum vietus<text:line-break/>tum medicamenta similia sunt, nempe et ea quae generant<text:line-break/>fedantque in menses singulos ex utero purgationem, et ea<text:line-break/>qiiae lactis in uberibus generationem provocant ac suppri-.<text:line-break/>munt. Quamquam hactenus disserant, quod et calidioribus<text:line-break/>et magis incidentibus purgatio menstrua nonnunquam indi-<text:line-break/>geat, quippe quum ea parte sitae venae magis aperiri de-<text:line-break/>lieant quam quae tendunt in mammas, et sanguinem fluxi-<text:line-break/>lem magis requirant, nimirum quum uterus ad delationem<text:line-break/>ejus nihil conferat. Mittuntur enim in venas quae illi<text:line-break/>committuntur, haud attrahuntur menses.-. At fanguis in<text:line-break/>usiera non tantum mittitur, sed et attrahitur,'ac.proinde<text:line-break/>leviore subsidio medicamentorum opus habet, quum- non<text:line-break/>abnusie in mammas confluit. Et medicinae ’quae juvant, '<text:line-break/>ut fanguis in mammillas eat, deficientes atque imperfectas<text:line-break/>purgationes etiam adjuvant. Sin autem multum oblaesae<text:line-break/>sint, aut plane retensae, nulla ex ejusmodi eas sanare</text:span></text:p>
      <text:p text:style-name="P6"><text:span text:style-name="T2">potest, </text:span><text:span text:style-name="T2">verum sabina et inejum et iris et balamlutha et </text:span><text:span text:style-name="T2">pu-<text:line-break/></text:span><text:span text:style-name="T2">legium, tum dictamnum, asaron, costus’, cassia, cinnamo-<text:line-break/>mum, amomum, aristolochia, buniurn et ejus generis reli-<text:line-break/>qua, absolutas uteri purgationum retentiones sanant, nam<text:line-break/>talia quoque urinam promovent. ' Sed ab ipsis diureticis<text:line-break/>vocatis medicamentis hoc solo differunt, quod non vehe-<text:line-break/>ni en ter desiccent. Siquidem calefactio tribus generibus me-<text:line-break/>dicarnentorum communis est, puta quae lacti procreando<text:line-break/>succurrunt, quaeque mensibus ciendis et urinae conveniunt.<text:line-break/>Differunt tamen caloris mensura, tum etiam quod quaedam<text:line-break/>desiccant, quaedam non. Siquidem quae non desiccant et<text:line-break/>modice calefaciunt, lacti generando utilia funt, quae vero<text:line-break/>plus calefaciunt.,' non tamen valenter desiccant, mensibus<text:line-break/>eliciendis funt congrua. Verum et utraque haec urinas<text:line-break/>provocant et ad haec cum primis </text:span><text:span text:style-name="T27">ea,</text:span><text:span text:style-name="T2"> quae calefaciunt et<text:line-break/>desiccant. Et propter hoc ea peculiariter dicuntur dinre-<text:line-break/>tica, sive urinam moventia, non quia sola moveant urinas,<text:line-break/>fed quis solas, et non etiam menses aut lac. Nam praeter</text:span></text:p>
      <text:p text:style-name="P6"><text:span text:style-name="T2">alia et reddendis ex pectore pulmoneque excreationlbns </text:span><text:span text:style-name="T2">in-<text:line-break/></text:span><text:span text:style-name="T2">comrnoda sunt desiccantia, poscunt enim </text:span><text:span text:style-name="T27">et</text:span><text:span text:style-name="T2"> ipsa incidi qui-<text:line-break/>dem </text:span><text:span text:style-name="T2">, </text:span><text:span text:style-name="T2">at non siccari, ceu et renum veficaeque calculi. </text:span><text:span text:style-name="T2">Ve-<text:line-break/></text:span><text:span text:style-name="T2">rum de talibus medicamentis supra disserui-.</text:span></text:p>
      <text:h text:style-name="Heading_20_2" text:outline-level="2">Cap. XXIII.</text:h>
      <text:p text:style-name="P96"><text:span text:style-name="T2">Ut-lac ita </text:span><text:span text:style-name="T2">et </text:span><text:span text:style-name="T2">semen quaedam generare<text:line-break/>dicuntni et quae his sunt contraria extinguere, tum quae-<text:line-break/>dam provocare </text:span><text:span text:style-name="T27">et ipsis</text:span><text:span text:style-name="T2"> contraria supprimere, ac generare<text:line-break/>quidem quae procreant quod antea non erat, extinguere..<text:line-break/>vero quae corrumpunt, provocare autem quae quod </text:span><text:span text:style-name="T2">in<text:line-break/></text:span><text:span text:style-name="T2">alto delitescebat in apertum proferunt, et his contraria quae<text:line-break/>supprimunt, lgitur semen generant cibi quidem, qui bene<text:line-break/>nutriunt et flatuosi sunt totisque substantiis familiares, </text:span><text:span text:style-name="T27">me-<text:line-break/>dicamenta vero</text:span><text:span text:style-name="T2"> flatuosa et calida, extinguunt autem desic-<text:line-break/>cantia et refrigerantia omnia et quae totis substantiis sunt<text:line-break/>contraria. Porro provocant quaecunque calida sunt et </text:span><text:span text:style-name="T2">fla-<text:line-break/></text:span><text:span text:style-name="T2">tuosa absque deficcatione, supprimunt vero contraria. </text:span><text:span text:style-name="T2">Et-</text:span></text:p>
      <text:p text:style-name="P9"><text:span text:style-name="T2">enim quum seminis substantia ex utili recremento genera tio-<text:line-break/>nem sortiatur, sitque </text:span><text:span text:style-name="T2">etiam </text:span><text:span text:style-name="T2">flatuosa, bene nutriant et flatuofa<text:line-break/>. sint necesse est, quaecunque femen aut procreare., aut</text:span></text:p>
      <text:p text:style-name="P11"><text:span text:style-name="T2">provocare possunt. Itaque bulbi, cicer, fabae, polypodes,<text:line-break/>conus, edulia dicuntur </text:span><text:span text:style-name="T2">multi </text:span><text:span text:style-name="T2">seminis et sunt, at scincus et<text:line-break/>satyrion medicamenta sunt, porro simul cibi ac medica-<text:line-break/>menta multi seminis sunt lini semen et eruca.. Caeterum<text:line-break/>quae refrigerare sunt nata tum edulia, tum medicamenta,<text:line-break/>femen cogentia, incrassantia et stabile reddentia, vim habent<text:line-break/>ipsum supprimentem, non autem corrumpentem, nempe<text:line-break/>lactuca, blitum, atriplex, cucurbita, mora, melopepones,<text:line-break/>cucumeres, seu pepones, seu non pepones. Porro quae<text:line-break/>resiccant, prorsum ne esse quidem semen permittunt, etiam<text:line-break/>si calida sunt natura, velut ruta. Si autem non calefaciunt,<text:line-break/>multo minus, ut nymphaea, atque haec sime rationi consen-<text:line-break/>taneum est substantiae proprietate contrarie affecta esse<text:line-break/>femini. , Eandem proportionem tum esculentorum tum</text:span></text:p>
      <text:p text:style-name="P6"><text:span text:style-name="T2">medicamentorum est invenire in lacte et mensibus. Porro<text:line-break/>alio modo sub idem genus cadunt quae respirantium in-<text:line-break/>strumentorum excreationibus• auxiliantur, quaeque urinam<text:line-break/>ciere possunt r haec enim amnia extenuandi facultatem </text:span><text:span text:style-name="T2">ob-<text:line-break/></text:span><text:span text:style-name="T2">tinent, uti contraria incrassandi. Sed de victu extenuante<text:line-break/>privatirn conscriptum est, nihilo secius in eodem volumine<text:line-break/>indicatis quae incrassanti Verum extenuantia et incrassan-<text:line-break/>tia medicamenta ex libris, qui deinceps sequentur, seligito,<text:line-break/>in extenuantibus quidem fcopum habens caliditatem junctam<text:line-break/>partium tenuitati </text:span><text:span text:style-name="T27">,jn</text:span><text:span text:style-name="T2"> incrassantibus vero contraria. Osten-<text:line-break/>sum enim est in superioribus libris quod propria quaedam<text:line-break/>sit medicamentorum essentiae tenuis natura, non solis ca-<text:line-break/>lefacientibus conjuncta. Eadem ratione et incrassantium<text:line-break/>natura non solis inest refrigerantibus. Caeterum 'ut talibus<text:line-break/>facultatibus proportio quaedam inest, eundem in modum<text:line-break/>quaerendum in omnibus</text:span><text:span text:style-name="T2">, </text:span><text:span text:style-name="T2">etiam </text:span><text:span text:style-name="T2">si </text:span><text:span text:style-name="T2">nomen non sit impositum.<text:line-break/>Vocantur enim quaedam oxydercicae facultates nisum acnen-</text:span></text:p>
      <text:p text:style-name="P6"><text:span text:style-name="T2">tes, quae oculos, ulri nullum illis insit sensibile pathema,<text:line-break/>male tamen munere suo fungentes, corrigunt et in integrum<text:line-break/>restituunt. Ac nimirum et in auribus et in naribus </text:span><text:span text:style-name="T27">et per<text:line-break/></text:span><text:span text:style-name="T2">quemque aliorum sensuum sigillatim proportione talis quae-<text:line-break/>dam sit facultas necesse est, nec tamen facultas nominata est<text:line-break/>ab.acumine auditus oxyecoos, sicut nec in oIfactu, nec in<text:line-break/>gustn, nec in tactu , quum tamen in rebus ipsis sensilibus<text:line-break/>ex proportione insiti Porro si quis similitudinem plus etiam<text:line-break/>extendat, per quamque nostri particulam, talem </text:span><text:span text:style-name="T2">existere<text:line-break/></text:span><text:span text:style-name="T2">medicamentorum facultatem necesse est, a qua videlicet<text:line-break/>melior reddatur partis ipsius actio, ut verbi causa ventris<text:line-break/>actio. Siquidem talem ejus imbecillitatem invenire est<text:line-break/>faepenuniero, qualis est in oculis amblyopia, id est </text:span><text:span text:style-name="T27">hebe-<text:line-break/>tudo visus,</text:span><text:span text:style-name="T2"> quum ii nec phlegmone teneantur, nec lu-<text:line-break/>fluxu torqueantur, nec ulcerati sint, nec aliud quidvis<text:line-break/>inali perpessi. . Et. sane in medicamentis quae affe-<text:line-break/>ctum ventris ejusmodi emendant, peptica, sive conco-<text:line-break/>quentia nuncupantur, appellationis quidem figura </text:span><text:span text:style-name="T2">nihil</text:span></text:p>
      <text:p text:style-name="P11"><text:span text:style-name="T2">/</text:span></text:p>
      <text:p text:style-name="P6"><text:span text:style-name="T2">proportionale habentia </text:span><text:span text:style-name="T2">oxydercicis</text:span><text:span text:style-name="T2">, caeterum </text:span><text:span text:style-name="T2">opere </text:span><text:span text:style-name="T2">ipso .<text:line-break/>et facultate similia.</text:span></text:p>
      <text:h text:style-name="Heading_20_2" text:outline-level="2">Cap. XXIV.</text:h>
      <text:p text:style-name="P96"><text:span text:style-name="T2">Porro quoniam et quasdam appellatas<text:line-break/>a corporis partibus facultates esse diximus, nihilo fuerit<text:line-break/>deterius et de his disserere. Nec enim, quod quispiam for-<text:line-break/>san existimet, omnibus partis affectibus congruunt</text:span><text:span text:style-name="T34">-</text:span><text:span text:style-name="T2">, nec ita<text:line-break/>uni, ut alii nihil prosint., fed quoniam frequentissime aut<text:line-break/>maxime agant ea in parte a qua nomen funt mutuatae.<text:line-break/>Ophthalmicae quidem, quandoquidem maxime ac plurimum<text:line-break/>ad oculos ipsas usurpamus, velnt collirium </text:span><text:span text:style-name="T14">διἅ ῥόδων </text:span><text:span text:style-name="T2">et<text:line-break/>aliud </text:span><text:span text:style-name="T14">διὰ </text:span><text:span text:style-name="T21">πομφόλυγοζ</text:span><text:span text:style-name="T14"> </text:span><text:span text:style-name="T2">et cnicus appellatus 'et libanium et<text:line-break/>alia omnia, quibus, uti quidem liceat et ad. aures affectas,<text:line-break/>aut </text:span><text:span text:style-name="T27">os,</text:span><text:span text:style-name="T2"> aut nares, praeterea pudendum et Janum, verum<text:line-break/>non ita frequenter, nec tanto cum fructu. Rursus autem<text:line-break/>alias nuncupamus hepaticas, alias splenicas, pleuriticasque<text:line-break/>et stomachicas, nimirum quum et ipsas ei parti, quam no-<text:line-break/>mine designant, saepissime simul ac potissime prodesse con-<text:line-break/>spiciamus. Porro quae sit profectus et adjumenti causa, in</text:span></text:p>
      <text:p text:style-name="P6"><text:span text:style-name="T2">opere </text:span><text:span text:style-name="T2">de </text:span><text:span text:style-name="T2">curandi ratione explicabimus, in quo caetera quo-<text:line-break/>que omnia de medicamentorum </text:span><text:span text:style-name="T2">usu </text:span><text:span text:style-name="T2">exponentur. Itaque<text:line-break/>nihil etiam hic haerendum </text:span><text:span text:style-name="T2">atque </text:span><text:span text:style-name="T2">immorandum est, nisi<text:line-break/>quod vocabulorum nonnihil declarandus esi; usus, quem<text:line-break/>cum aliis nonnulli recentiorum medicorum</text:span><text:span text:style-name="T2">, </text:span><text:span text:style-name="T2">tum praesertim<text:line-break/>qui vocantur methodici, inaniter innovarunt. -</text:span></text:p>
      <text:h text:style-name="Heading_20_2" text:outline-level="2">Cap. XXV.</text:h>
      <text:p text:style-name="P96"><text:span text:style-name="T2">Nam quod stalticas quasdam facultates,<text:line-break/>hoc est sistentes fisu supprimentes </text:span><text:span text:style-name="T2">et </text:span><text:span text:style-name="T2">constringentes et </text:span><text:span text:style-name="T14">Οοη-<text:line-break/></text:span><text:span text:style-name="T2">trahentes et repellentes, aut alias id genus proferant, id<text:line-break/>nequaquam absurdum est nec obscurum. At quum meta-<text:line-break/>syncriticas tum materias tum facultates nominant, nec<text:line-break/>apertum est quod dicunt, nec verum, nec etiam sectae con- •<text:line-break/>gruens eorum, qui se fugitare profitentur quae a dogma-<text:line-break/>ticis opinionibus proficiscitur indicationem. Sufficere nam-<text:line-break/>que ajunt sibi apparentes communitates. Atqui excedentibus<text:line-break/>corporis meatibus ex statu naturali in statum praeter natu-<text:line-break/>ram, in proprietate excedendi existerc quosdam affectus,<text:line-break/>ea dogmatica opinio esu Sequitur </text:span><text:span text:style-name="T27">vero</text:span><text:span text:style-name="T2"> ad hanc, quasdam</text:span></text:p>
      <text:p text:style-name="P9"><text:span text:style-name="T2">esse facultates </text:span><text:span text:style-name="T2">ejusmodi </text:span><text:span text:style-name="T2">affectuum, metasyncriticas, videlicet<text:line-break/>quae commutent'meatuum alienam </text:span><text:span text:style-name="T2">a </text:span><text:span text:style-name="T2">natura confusionem,<text:line-break/>. nam sic usurpant nomina.Thessali sequaces, atque ad ea<text:line-break/>quae diutina fluxione vexantur facultates, ejusceinodi ad-<text:line-break/>hibent, quum nec monstrariUt meatuum alteratiohes in </text:span><text:span text:style-name="T27">ta-<text:line-break/>libus provenire affectibus,</text:span><text:span text:style-name="T2"> neque quod haec medicamenta<text:line-break/>transmutare vitiatum meatuum statum possunt, demoiistrare<text:line-break/>valeant. Natu per deos immortales, cur, obsecro, napy,<text:line-break/>thapfia, pyrethrum, capparis radix </text:span><text:span text:style-name="T27">et</text:span><text:span text:style-name="T2"> absolute quaecunque<text:line-break/></text:span><text:span text:style-name="T2">urere </text:span><text:span text:style-name="T2">possunt; si diutius corpore inhaereant; meatuum fla-<text:line-break/></text:span><text:span text:style-name="T2">tum </text:span><text:span text:style-name="T2">commutant. Nam quod partes quae lentantur assidua<text:line-break/></text:span><text:span text:style-name="T2">fluxione,- </text:span><text:span text:style-name="T2">ab hoc genus medicamentis juventur, perfpicuo<text:line-break/></text:span><text:span text:style-name="T2">videtur, . </text:span><text:span text:style-name="T2">at quamobrem juventur, naturalis speculationis<text:line-break/></text:span><text:span text:style-name="T2">problema </text:span><text:span text:style-name="T2">esu • Ae nos quidem dicimus earum frigidam<text:line-break/></text:span><text:span text:style-name="T2">simul atque </text:span><text:span text:style-name="T2">humidam esse temperiem, </text:span><text:span text:style-name="T27">ac</text:span><text:span text:style-name="T2"> proinde poscere<text:line-break/></text:span><text:span text:style-name="T2">medicamenta </text:span><text:span text:style-name="T2">quae simul et calefaciant et desiccent. Atque<text:line-break/></text:span><text:span text:style-name="T2">aliam causam </text:span><text:span text:style-name="T2">proferunt; pro opinione nimirum </text:span><text:span text:style-name="T2">quam<text:line-break/>conceperunt </text:span><text:span text:style-name="T2">de corporis elementis. </text:span><text:span text:style-name="T2">Nec </text:span><text:span text:style-name="T2">tamen usurpari</text:span></text:p>
      <text:p text:style-name="P6"><text:span text:style-name="T2">convenit metasyncriseos vocabulum a quoquam alterius<text:line-break/>sectae, praeterquam </text:span><text:span text:style-name="T2">eorum </text:span><text:span text:style-name="T2">qui animantium corpora et<text:line-break/>existimant et appellitant syncrimata, seu confusiones ex<text:line-break/>corpusculis insecabilibus minimisque et partitionis exper-<text:line-break/>tibus ac similaribus, quanquarn nec istis omnibus, sed iis<text:line-break/>duntaxat qni, uti Thessalus in canone, meatuum altera-<text:line-break/>tioni id genus morbos ascribunt. Non enim qua rnethodi-<text:line-break/>cus est Thessalus id dicit, siquidem ubi tanquam methodicus •<text:line-break/>disserit, illic ab obscurorum recedit indicatione, sed qua<text:line-break/>dogmaticus, scilicet ab iisdem quae Asclepiades ponit ele-<text:line-break/>mentis exorsus, caeterum haud ubique sequens. Sed nunc<text:line-break/>tempus non est super talibus prolixius disserere, nam quae-<text:line-break/>dam curandi methodo magis sunt propria, quaedam vero<text:line-break/>in opere de Themisonis et Thessali secta exactius expro-<text:line-break/>mentur. Tempestivum itaque nunc est huncce librum niti<text:line-break/>finire, si modo duo illi praeterea capita adjecero; alterum<text:line-break/>superius dilatum, nempe de facultatibus contrariis, alte-<text:line-break/>rum ad infequenlem sermonem necessarium, definiturus</text:span></text:p>
      <text:p text:style-name="P6"><text:span text:style-name="T2">scilicet cujusque tum calefacientium</text:span><text:span text:style-name="T2">, </text:span><text:span text:style-name="T2">tum refrigerantium,<text:line-break/>tum exiccantium atque humectantium medicamentorum or-<text:line-break/>dinem.</text:span></text:p>
      <text:h text:style-name="Heading_20_2" text:outline-level="2">Cap. XXVI.</text:h>
      <text:p text:style-name="P96"><text:span text:style-name="T2">Igitur contrarias judicare facultates ex<text:line-break/>operibus oportet, sicut toto hoc libro saepenumero osten-<text:line-break/>dimus, dicentes quasdam facultates emplasticas et his con-<text:line-break/>trarias extergentes, tum farctu liberantes et infarcientes,<text:line-break/>praeterea emollientes et indurantes , ac laxantes et conten-<text:line-break/>dentes; nam astringentes, aut acres, aut amaras, aut aci-<text:line-break/>das, aut dulces, non facultates medicamentorum, fed gustus<text:line-break/>esse qualitates monstravimus. Itaque in his aut prorsus<text:line-break/>quaerenda non est contrarietas, aut non ut in facultatibus<text:line-break/>quaerenda. Scopus autem in istis duplex est, nempe earum<text:line-break/>actiones et temperamenta. Actiones quidem in densando<text:line-break/>et rarefaciendo, aut quippiam ex alto extrahendo, aut re-<text:line-break/>pellendo, incrassando materias, aut extenuando, aut mea-<text:line-break/>tus obstruendo, aut ipsorum obstructiones expediendo-<text:line-break/>Temperamenta vero in calido, frigido, humido_ et sicco.<text:line-break/>De quibus omnibus abunde in quarto libro determinatum est,</text:span></text:p>
      <text:p text:style-name="P6"><text:span text:style-name="T2">monstrantibus nobis quod astringens terrestre sit et frigi- ,<text:line-break/>dum, acidum vero tenue frigidum, amarum .autem ter-<text:line-break/>restre tenue, 'quod vero ,est absque ulla insigni qualitate,<text:line-break/>frigiduin</text:span><text:span text:style-name="T2">.</text:span><text:span text:style-name="T2">aqneum. Sic acre igneum ostendimus, falsum<text:line-break/>vero terrestre calidum, nondum tamen igneum; similiter<text:line-break/>dulce calidum,,'scd nondum urens, quae vero oleosa sunt,<text:line-break/>omnia aquea sunt et aeria. Sequuta sane funt tempera-<text:line-break/>menta eorum et opera. Nam astringens contrahere, con-<text:line-break/>stringere, densare,' repellere et incrassare, et ante haec<text:line-break/>omnia refrigerare exiccareque natum est, acidum vero in-<text:line-break/>cidere, extenuare, dividere, obstructiones expedire; ex-<text:line-break/>purgare, citra calefactionem; acre vero similiter ut acidum<text:line-break/>agere,' quod ad extenuationem expurgationemque attinet,<text:line-break/>caeterum-hoc differt, quod acidum refrigeret, acre vero </text:span><text:span text:style-name="T27">ca-<text:line-break/></text:span><text:span text:style-name="T2">lefaciat, ad haec quod illud repellat, hoc attrahat et digerat.’<text:line-break/>Sic amarum quoque meatus expurgat, abstergit, extenuat.</text:span></text:p>
      <text:p text:style-name="P6"><text:span text:style-name="T2">incidit humorum crassitiem rabsque manifesta calefactione,<text:line-break/>frigidum vero aqueum incrassat, cogit, contrahit,, con-<text:line-break/>stringit, obstupefacit atque extinguit. Porro acre extenuat,<text:line-break/>expurgat, digerit, disrumpit, attrahit et crustam efficit.<text:line-break/>At salsum contrahit, constringit, condiendo servat, desiccat<text:line-break/>citra apertam aut caliditatem, aut frigiditatem. Dulce<text:line-break/>vero concoquit, laxat, rarefacit. Oleosum denique hume-<text:line-break/>ctat, emollit, laxat. Facilius itaque jam erit ex </text:span><text:span text:style-name="T2">modo<text:line-break/></text:span><text:span text:style-name="T2">dictis ponderantem sapores invenire, qui temperamento<text:line-break/>quique operibus'sint contrarii-.:-</text:span></text:p>
      <text:h text:style-name="Heading_20_2" text:outline-level="2">Cap. XXVII.</text:h>
      <text:p text:style-name="P96"><text:span text:style-name="T2">Porro congruens jam tempus est, de-<text:line-break/>finitis temperamentorum et facultatum quae in medicamen-<text:line-break/>tis funt'ordinibus, lumc librum absolvere. Igitur symme-<text:line-break/>trum medicamentum et . quod sit similis temperamenti eum<text:line-break/>eo, cui admovetur, quuin neque calefaciat;neque frigefa-<text:line-break/>ctat, neque exsiccet,-neque humectet, id nec calidum, nec<text:line-break/>frigidum, nec siccum, nec humidam appellare convenit.<text:line-break/>Quod vero aut calidius, aut humidiits, aut frigidius, aut</text:span></text:p>
      <text:p text:style-name="P6"><text:span text:style-name="T2">siccius est, a vincente seu excedente cognominatur facul-<text:line-break/>tate. Porro per unumquemque excessum quatuor posuisse<text:line-break/>ordines,- quod ad usum </text:span><text:span text:style-name="T27">fpectat,</text:span><text:span text:style-name="T2"> sufficit, calidum </text:span><text:span text:style-name="T27">quidern<text:line-break/></text:span><text:span text:style-name="T2">nominantes primi ordinis quod nos calefacit,' non tamen<text:line-break/>evidenter, verum ut opus sit insuper aliqua demonstratione<text:line-break/>rationali; sic frigidum, humidum et siccum, quod demon-<text:line-break/>strationem requirat etiam, nondum actionem valentem ne-<text:line-break/>que evidentem adeptum. Quae vero manifeste aut cale-<text:line-break/>facere, aut frigesacere, aut humectare, aut exsiccare pos-<text:line-break/>sunt, ea secundi esse ordinis dicentur. At quae jam vehe-<text:line-break/>mentes quidem, non tamen summe, tertii. Qui autem adeo<text:line-break/>calefacere possunt, ut escharam moliantur et urant, quarti;<text:line-break/>sic quoque quae vehementius refrigerant, adeo ut extlu-<text:line-break/>guant, et ipsa quarti sunt ordinis. Caeterum nullum inve-<text:line-break/>nire est quod quarto ordine exiccet, quod non etiam urat,<text:line-break/>nam quod summe exiccat, omnino id etiam deurit. Atta-<text:line-break/>men tertii ordinis exiccantium esse quippiam queat, quod<text:line-break/>non urat, ceu omnia </text:span><text:span text:style-name="T2">quae </text:span><text:span text:style-name="T2">vehementer astringunt, ex qui-</text:span></text:p>
      <text:p text:style-name="P59"><text:span text:style-name="T2">bus est omplracion, rhus, alumen, balaustium, galla om-<text:line-break/>phacitis.; In his autem ipsis quaedam vicina jam sunt ad-<text:line-break/>. urentibus, ut squama aeris-et aes ustum, quasi inter tertium<text:line-break/>quartumque ordinem dubie haereant. In’ medio tertii est<text:line-break/>aes ustum, st lotum sitm. In principio tertii hypocystis. . Sic<text:line-break/>autem et in fecundo et quarto differentias constituere li-<text:line-break/>cet triplices; nec enim perinde exiccat cauterium </text:span><text:span text:style-name="T27">et</text:span><text:span text:style-name="T2"> napy,<text:line-break/></text:span><text:span text:style-name="T2">licet </text:span><text:span text:style-name="T2">ambo quarti sint ordinis? De his lanea omnibus in<text:line-break/>fequentibus /libris per singula seorsum medicamenta deter-<text:line-break/>minabitur.</text:span></text:p>
      <text:h text:style-name="P1" text:outline-level="1"><text:bookmark-start text:name="bookmark29"/>GALENI DE SIMPLICIUM MEDICA-<text:line-break/>MENTORVM TEMPERAMENTIS AC<text:line-break/>FACULTATIBUS LIBER VI.<text:bookmark-end text:name="bookmark29"/></text:h>
      <text:h text:style-name="Heading_20_2" text:outline-level="2">Prooemium.</text:h>
      <text:p text:style-name="P95"><text:span text:style-name="T2">De simplicium medicamentorum for-<text:line-break/></text:span><text:span text:style-name="T2">ma </text:span><text:span text:style-name="T2">pariter et facultate scribere quum suscepissemus, primis<text:line-break/>duobus libris </text:span><text:span text:style-name="T2">anle </text:span><text:span text:style-name="T2">omnia parvos modos ratiocinationum, qui-<text:line-break/>hus recentiorum medicorum plerique usi gravissime hallncinan-<text:line-break/></text:span><text:span text:style-name="T2">tur</text:span><text:span text:style-name="T2">, indicare est visum. </text:span><text:span text:style-name="T2">In </text:span><text:span text:style-name="T2">tertio velut elementa quaedam<text:line-break/></text:span><text:span text:style-name="T2">totius. doctrinae tradidimus. </text:span><text:span text:style-name="T2">Deinde vero in quarto de su-<text:line-break/></text:span><text:span text:style-name="T2">.porum natura </text:span><text:span text:style-name="T2">disquifivirnus, studio inveniendorum omnium.</text:span></text:p>
      <text:p text:style-name="P6"><text:span text:style-name="T2">quae ex illis ad facultatum conducere cognitionem possent;<text:line-break/>disseruimus autem in extremo ipsius libri de qualitatibus<text:line-break/>medicamentorum quae ad odoratum attinent. Porro in<text:line-break/>quinto ad reliquum facultatum genus transgressi, quod qni- </text:span><text:span text:style-name="T2">-<text:line-break/></text:span><text:span text:style-name="T2">dem ab ipsis operibus quae peragere natae funt, denomi-<text:line-break/>natur et illic quoque cujusque substantiam ostendimus. Et<text:line-break/>sane universalis sermo de simplicium medicamentorum facul-<text:line-break/>tate universus jam finem fortitus ridetur. Tempus vero<text:line-break/>est ad fermones particulares, seu fperiaIes, feu utcunque<text:line-break/>nominare cuique visum erit, transire. Et sane hi privatim<text:line-break/>in unoquoque medicamento peragentur, ceu protinus initio<text:line-break/>fecimus, in primo-quidem horum commentariorum de aqua<text:line-break/>et aceto contemplati, in secundo vero de oleo et rosaceo,<text:line-break/>nisi quod illic velut in exemplis sermonem transegimus ad-<text:line-break/>versus eos, qui non recte de illorum facultate quid protu-<text:line-break/>lissent,. hic autem breviter de unoquoque disseram, non<text:line-break/>amplius curans siquis male de quovis eorum .quippiam</text:span></text:p>
      <text:p text:style-name="P6"><text:span text:style-name="T2">pronunciarit, id tantum </text:span><text:span text:style-name="T2">scripturus quod mihi </text:span><text:span text:style-name="T2">videbitur<text:line-break/>verissmmm, omissa </text:span><text:span text:style-name="T2">adversus </text:span><text:span text:style-name="T2">illos qui </text:span><text:span text:style-name="T2">quid </text:span><text:span text:style-name="T2">peccarunt con-<text:line-break/>eertatione. Porro quod non </text:span><text:span text:style-name="T2">modo </text:span><text:span text:style-name="T2">obscura futura est oratio<text:line-break/>iis qui superiora ignorant, verum demonstrationis distiluta<text:line-break/>quoque fide, vel me tacente clarum arbitror. Sed tamen<text:line-break/>et in memoriam reduxisse </text:span><text:span text:style-name="T2">forsan </text:span><text:span text:style-name="T2">praestiterit, primum qni-,<text:line-break/>dem quod in natura temperatissima faciendum est medica-<text:line-break/>mentorum facultatis periculum, deinde iu intemperata,<text:line-break/>postea deinceps in morbis simplicibus. At si quis ex quali-<text:line-break/>tatibns quae gustu percipiuntur indicaturis conjectari velit<text:line-break/>de eorum facultate, iu quarto monstravimus quaenam sit<text:line-break/>in his methodus. Si quis ergo aut negligeuter lectis supe-<text:line-break/>rioribus aut plane non lectis statim ad hunc librum per-<text:line-break/>gat, festinans quamprimum medicamentorum facultatis pe-<text:line-break/>ritus effici, haud certam eorum 'habebit notitiam. Caete-<text:line-break/>rum quoniam medicamenta omnia partim funt partes ani-<text:line-break/></text:span><text:span text:style-name="T2">maliuin, </text:span><text:span text:style-name="T2">aut </text:span><text:span text:style-name="T2">plantarum, aut </text:span><text:span text:style-name="T2">fructuum, aut horum liquores,<text:line-break/>aut fucci, partim vero ex metallis sumuntur, melius mini</text:span></text:p>
      <text:p text:style-name="P6"><text:span text:style-name="T2">risum est de plantis ante omnia disserere, tum quod nume-<text:line-break/>rosissimum illarum est genus, tum quod virium robore<text:line-break/>praecellentissimum, inde de </text:span><text:span text:style-name="T2">metallicis </text:span><text:span text:style-name="T2">tractare, atque hinc<text:line-break/>ad animalium partes transire. Quin etiam, eo illas ordine<text:line-break/>perscribere decrevi, qui in elementis visitur, eas plantarum<text:line-break/>primo loco collocans, quarum nomina initium'habent ah<text:line-break/>elemento A, fecundo vero loco quae a B incipiunt, et fic 'ter-<text:line-break/>tio; quarto quintoque loco, atque ita deinceps pro lite-<text:line-break/>rarum videlicet ordine. Nam et Pamphilus eum in modum<text:line-break/>tractatum de herbis composuit. Verum iis ad fabulas versus<text:line-break/>aniles est, fimulque praestigias quasdam deliras Aegyptias,<text:line-break/>junctis nonnullis incantationibus, quas quum herbas colli-<text:line-break/>gunt admurmurant. Et sane utitur ad periapta et veneficia<text:line-break/>non solum curiosa et </text:span><text:span text:style-name="T27">a</text:span><text:span text:style-name="T2"> medicina aliena, sed etiam salsa<text:line-break/>universa. At nos neque horum quicquam, neque nugaces<text:line-break/>istorum narrabimus transformationes, nec enim vel parvis</text:span></text:p>
      <text:p text:style-name="P6"><text:span text:style-name="T2">admodum pueris utiles </text:span><text:span text:style-name="T2">tales esse fabulas existimamus, nedum<text:line-break/>iis qui medicinae opera properant obice. Et profecto<text:line-break/>protinus in aphorismorum initio ab Hippocrate dictum mihi<text:line-break/>videtur, </text:span><text:span text:style-name="T27">vita brevis, ars vero longa,</text:span><text:span text:style-name="T2"> ne tempus in inutili-<text:line-break/>bus tereremus, verum quam maximo studio festinaremus<text:line-break/>viam incedere compendiosissimam, nempe per ea quae funt ,<text:line-break/>in arte utilissima. Pleraque vero ista herbarum nomina,<text:line-break/>aut Aegyptiaca</text:span><text:span text:style-name="T2">, </text:span><text:span text:style-name="T2">aut Babylonia, quaeque nonnulli aut pri-<text:line-break/>vatirn, aut notae gratia illis imposuerunt, hic adscribere<text:line-break/>•mini visum est supervacuum. Nam praestat, si quis haec<text:line-break/>•volet curiosius persequi, seorsum et per sc apud illos, legere<text:line-break/>qui transtulere, nam ita et libros illos inscribunt, ut qui<text:line-break/>eos non composuerint, velut Xenocrates Aphrodisiensis fecit,<text:line-break/>vir cum in aliis supra modum curiosus tum a praestigiis<text:line-break/>non alienus. 'At Pamphilus, is scilicet qui libros de herbis<text:line-break/>composuit, plane ex iis quae vel ipfe scribit prae se fert<text:line-break/>grammaticum, indicatque se nec conspexisse herbas, de<text:line-break/>quibus conscribit, nec yires earum expertum, sed iis qui</text:span></text:p>
      <text:p text:style-name="P6"><text:span text:style-name="T2">ante ipsum scripsere</text:span><text:span text:style-name="T2">, </text:span><text:span text:style-name="T2">fidem habuisse citra .ullam exploratio-<text:line-break/>nem.- Sic sane libros explevit addito ad quamque herbam<text:line-break/>nominum acervo</text:span><text:span text:style-name="T2">, </text:span><text:span text:style-name="T2">deinde etiam exponens, si qua ex homine<text:line-break/>ferebatur transformatio, tum incantationes et libationes<text:line-break/>atque thymiamata quae in colligendis illis adhibebamur<text:line-break/>ascribens, nec non et alias ejusmodi praestigias nugaces.<text:line-break/>At Anazarbensis Dioscorides quinque libris materiam omnem<text:line-break/>utilem absolvit, non herbarum tantum, sed et arborum et<text:line-break/>fructuum et succorum et liquorum, memorans insuper et<text:line-break/>metallica omnia et partes animalium. Et mihi utique vi-<text:line-break/>detur omnium perfectissime tractatum de materia </text:span><text:span text:style-name="T27">medica-<text:line-break/>mentorum</text:span><text:span text:style-name="T2"> confecisse.' Nam licet a majoribus eo plurima<text:line-break/>de illis bene scripta extent, tamen a nemine omnium aeque<text:line-break/>de 'omnibus, nisi fiquis Tanitrum praedicet Asclepiadis,<text:line-break/>nam et huic caetera recte dicta esse probantur extra ratio-<text:line-break/>cinationes, quas super causis affert. Atque haec nimirum<text:line-break/>perlegere debet quisquis peritus medicamentorum' materiae<text:line-break/>evadere studet, ad haec quoque quae scripta reliquit Hera-</text:span></text:p>
      <text:p text:style-name="P6"><text:span text:style-name="T2">elides Tarantinus </text:span><text:span text:style-name="T2">et </text:span><text:span text:style-name="T2">Crateuas et Mantias. Verum illi non<text:line-break/>similiter scripserunt, nec in unum.congesserunt omnia, .ceu<text:line-break/>Dioscorides, 'qui de materia quinque libris fecit titulum,<text:line-break/>verum seorsum, verbi causa de praeparatione, aut proba-<text:line-break/>tione medicamentorum scripserunt., ut Heraclides Taranti-</text:span><text:span text:style-name="T2">'<text:line-break/></text:span><text:span text:style-name="T2">nus, seorsum vero de purgantibus, aut propotismis, aut<text:line-break/>clyimis,</text:span><text:span text:style-name="T2">- </text:span><text:span text:style-name="T2">ut fecit Mantias, scparatim de facile parabilibus<text:line-break/>remediis, uti Apollonius</text:span><text:span text:style-name="T2">, </text:span><text:span text:style-name="T2">aut de iis quae seciindum locos,<text:line-break/>ut Mantias. Porro plerumque medicamentorum usum ve-</text:span><text:span text:style-name="T34">1<text:line-break/></text:span><text:span text:style-name="T2">teres in curandi tractatibus prodiderunt, ut et juniorum me-<text:line-break/>dicorum prope omnes. Nam et, ab Hippocrate dicta funt<text:line-break/>multa et ab Euryphonle et Dieuche et Diocle et PIistonico<text:line-break/>et Praxagora et Herophilo. Nec est veterum medicorum<text:line-break/>quisquam quinon aliquid plus minusve arti contulerit ad<text:line-break/>medicamentorum scientiam, idque citra praestigias aut men-<text:line-break/>dacium, Jqiiae postea invexit Aiidreas. Itaque cui. otium<text:line-break/>suppetit legendis utiliter de medicamentis scriptis libris.</text:span></text:p>
      <text:p text:style-name="P6"><text:span text:style-name="T2">multos quidem habet, ut </text:span><text:span text:style-name="T2">est </text:span><text:span text:style-name="T2">dictum, antiquorum, scd nec<text:line-break/>paucos juniorum, adusque Pamphilum et Archigenem.<text:line-break/>Quin et Rufus Ephesius, quum multa medicamenta in cu-<text:line-break/>randi libris conscripserit, tum de herbis versibus hexametris<text:line-break/>quatuor libros composuit. Nec metus est defecturos libros<text:line-break/>utiles, etiamsi in tota vita quis aliud nihil quam de me-<text:line-break/>dicamentis'legere volet. Verum abstinendum ab Andrea<text:line-break/>est aliisque similiter mendacibus, multoque etiam magis<text:line-break/>fugiendus Pamphilus, qui ne per somnium quidem herbas<text:line-break/>vidit, quarum aggreditur figuras perscribere. Nam id<text:line-break/>genus hominum, quo modo assimilavit eos Heraclides Ta-,<text:line-break/>rantinus, simissimum est praeconibus, qui formam ac notas<text:line-break/>fugitivi mancipii, licet ipsi non viderint unquam, praeconio<text:line-break/>tamen publicant; notas enim ab aliis qui norunt accipiunt<text:line-break/>et ceu cantilenam eas proferunt, ut si forte is, quem prae-<text:line-break/>conio indicant, prope adfisteret, agnoscere tamen non pof-<text:line-break/>fent. Equidem non possem non accusare et illos quoque,<text:line-break/>qni primi herbarum formas' scriptis docere funt conati,</text:span></text:p>
      <text:p text:style-name="P9"><text:span text:style-name="T2">quum melius existimem ab </text:span><text:span text:style-name="T2">ipso </text:span><text:span text:style-name="T2">praeceptore oculis discere,’<text:line-break/>ac non' assimilari iis qui eix libris -prodeunt, gubernatores;<text:line-break/>nam sic et verior et manifestior esset doctrina non herba-t<text:line-break/>rum modo et fruticum arborumque, sed et aliorum omnium<text:line-break/>medicamentorum. ' Verum euirnvero si omnino libris est<text:line-break/>opus, quis adeo miser est ut praeteritis scriptis Dioscoridis,<text:line-break/></text:span><text:span text:style-name="T27">Nigri,</text:span><text:span text:style-name="T2"> Heraclidis, Crateuae et aliorum innumerorum , qni<text:line-break/>in arte ipsa consenuerunt, libros grammaticos scribentis<text:line-break/>incantationes, transformationes et decanorum daemonio-<text:line-break/>ramque herbas sacras perferat? Nam quod hominibus istis<text:line-break/>praestigiatoribus unicum luerit studium ut vulgus imperi-<text:line-break/>tum talia scribentes in fui admirationem verterent, veles<text:line-break/>ipsis Pamphili libris discere liceat, qui primam inter herbas<text:line-break/>conscripsit abrotonon omnibus nobis, cognitam, ac deinde<text:line-break/>. viticem .et ipsam admodum notam, inde agrostin herbam,<text:line-break/>nec vulgo ignotam, niox anchusam, quam nec ipsam quis-<text:line-break/>piam ignorat, sicut.nec adianton, quae illi''deinceps scripta<text:line-break/>legitur, atque in his utique nihil, quod quidem sciam, super-</text:span></text:p>
      <text:p text:style-name="P60"><text:span text:style-name="T2">vacuum scribit. Verum postea herbae meminit nomine, ut<text:line-break/>ait, aquilae, de qua fatetur, Graecorum nulli quicquarn esse<text:line-break/>proditum, verum scriptam se reperisse in' libello quopiam<text:line-break/>ex iis qui inscribuntur Mercurio Aegyptio, continente itri-<text:line-break/>ginta sex. sueras horoscoporum herbas; Quas clarum est<text:line-break/>esse omnes nugas meras atque auctoris ipsius figmenta<text:line-break/>similia Ophionicis Conchlacis; nec enim prorsum quispiam<text:line-break/>extitit Conchlax; ad risum enim fictum numen est,’ sicut<text:line-break/>pleraque alia rn libro ejus conscripta, nec triginta sex her-<text:line-break/>bae illae ultra nomen ipsum quicquarn sunt, nec ulla ipsis<text:line-break/>res subjacet. Verum Pamphilo, sicut et plerisque aliis, </text:span><text:span text:style-name="T47">?<text:line-break/></text:span><text:span text:style-name="T2">otium fortassis supererat inutiles fabulas libris intexere, at<text:line-break/>nos nunc quoque tempus nos perdidisse arbitramur, qui<text:line-break/>prolixius eorum meminimus.--- Itaque quae utilia sunt jam<text:line-break/>nunc ordiamur. ’<text:tab/></text:span><text:span text:style-name="T2">. -<text:tab/></text:span><text:span text:style-name="T2">.<text:tab/>. </text:span><text:span text:style-name="T2">a<text:tab/></text:span><text:span text:style-name="T2">...</text:span></text:p>
      <text:h text:style-name="Heading_20_2" text:outline-level="2">Cap. I.</text:h>
      <text:p text:style-name="P96"><text:span text:style-name="T2">1. </text:span><text:span text:style-name="T27">De dbrotono et</text:span><text:span text:style-name="T2"> absinthio et </text:span><text:span text:style-name="T27">utriusque<text:line-break/>sipeciebstssu-</text:span><text:span text:style-name="T2"> Abrotoni herbae nec speciem formamve seri-</text:span></text:p>
      <text:p text:style-name="P9"><text:span text:style-name="T2">bere post </text:span><text:span text:style-name="T2">tot </text:span><text:span text:style-name="T2">tantosque </text:span><text:span text:style-name="T2">viros </text:span><text:span text:style-name="T2">oportet, nec particulares<text:line-break/>actiones, ceu illi factitarunt; </text:span><text:span text:style-name="T2">quas </text:span><text:span text:style-name="T2">si non definite distincte-<text:line-break/>que, faltem dare significarunt, verum et nos quoque eas<text:line-break/>beopiofius exponemus in opere </text:span><text:span text:style-name="T2">de </text:span><text:span text:style-name="T2">componendis pharmacis,<text:line-break/>simulque de paratu facilibus, intermr vero etiam.lu culandi<text:line-break/>methodi libris, nimirum ubi exposcet usus. Verum quod<text:line-break/>unicum ab initio propositum suit, nempe universales dun-<text:line-break/>taxat medicamentorum omnium facultates inspicere,' id qui-<text:line-break/>dem et in aliis' consentaneum est et nunc sane etiam facien-<text:line-break/>dum dicendumque, abrotonon esse calidum ei siccum </text:span><text:span text:style-name="T27">fa-<text:line-break/>cultate, in</text:span><text:span text:style-name="T2"> tertio ordine sive recessu </text:span><text:span text:style-name="T2">a </text:span><text:span text:style-name="T2">symmetria situm,<text:line-break/>discutientem quandam ac incidentem habens facultatem,<text:line-break/>cujus facultatis est pulvis hujns sumptus, tum farcoticam<text:line-break/>tum mordentern. Porro quod ejusmodi ordo ut 'ad tem-<text:line-break/>peratam naturam expenditur saepe ante diximus.. Sedet<text:line-break/>inveniemus temperamentum ejus non minime quidem et<text:line-break/>ex gustuduota “conjectura', utpote quum fit admodum ama-<text:line-break/>rum. Porro saporem ejusmodi., quum'terrenae sit -essen-</text:span></text:p>
      <text:p text:style-name="P6"><text:span text:style-name="T2">tiae, a -largo calore extenuatum ostendimus,- ita ut non<text:line-break/>instrenue calefaciat pariter et desiccet. , Qninimo et cum<text:line-break/>distincta illa experientia, de qua stupra frequenter dictum<text:line-break/>est, diligenter explorassemus, ex eadem temperie medica-<text:line-break/>mentum hoc competimus. Nam sive comam cum floribus,<text:line-break/>nam reliqua ejus palea inutilis est, contusam ulceri puro<text:line-break/>illinas, mordax et irTitan.s videbitur, sive eo in oleo mace-<text:line-break/>rato. caput voles ant ventrem perfundere, admodum calefa-<text:line-break/>cere reperies. Quin et si qui per circuitum rigoribus cor-<text:line-break/>ripinntur , eos ante invasionem hoc voles confricare,’ minus<text:line-break/>utique rigore concutientur; imo et sensus quidem protinus,<text:line-break/>ubi admotum fuerit, ipsum calefacere percipit. . Porro<text:line-break/>quod lumbricos interimat: par est, nimirum quum fit ama-<text:line-break/>rum, a e prolude, vel antequam experiaris, manifestum, est<text:line-break/>quidem memoria teneas quae in horum commentariorum<text:line-break/>quarto de amari saporis natura prodidimus. Scicsque pro-<text:line-break/>tinus quod et digerendi et incidendi quandam vim habeat.,<text:line-break/>Sed et quod magiis quam absinthio id ipsi necessario insit,</text:span></text:p>
      <text:p text:style-name="P6"><text:span text:style-name="T2">in promptu erit colligete, primum quidem ex gustu, paua<text:line-break/>cissirnae siquidem acerbitatis particeps ahrotonon est, noti<text:line-break/>pancae vero absinthium; deinde ex eo quod inimicum<text:line-break/>quidem sit stomacho ahrotonon, velut etiam scriphou, gra-<text:line-break/>tum vero et amicum absinthium. Siquidem de istis supra<text:line-break/>ostensum est quod amarum ipsum per se omnifariam infen-<text:line-break/>sum sit stomacho, austerum vero, aut acerbum, aut in summi<text:line-break/>estringens stomacho amicum. Porro ubi qualitates hae in-<text:line-break/>vicem permixtae suerint, quae vehementior suerit; ea utique'<text:line-break/>vicerit. Atque haec fatis est in hoc tractatu novisse.. Mona<text:line-break/>strabitur autem in libris de ratione curandi, quo pacto quis<text:line-break/>optime medicamento ejusmodi uti possit. Ac proinde quae-<text:line-break/>rendum haud etiam est quamobrem cum malo cydonio<text:line-break/>cocto illitum ant pane oculorum sanet phlegmonas, neque<text:line-break/>quid cum farina hordeacea tritum ac-coctum digerat </text:span><text:span text:style-name="T2">phy-<text:line-break/></text:span><text:span text:style-name="T2">mata, neutrum siquidem horum, nec aliorum quidvis huic<text:line-break/>proposito nobis tractatui proprium est, fed qui empiricam<text:line-break/>profitentur doctrinam, ‘ii in paratu facilibus medicamentis</text:span></text:p>
      <text:p text:style-name="P6"><text:span text:style-name="T2">ea conscribunt, at qui ex ratione artem tractare volunt, iis<text:line-break/>opus est inethodo curandi; nam alioqui damnum magis<text:line-break/>quam utilitatem ex tali consequantur narratione. Sane<text:line-break/>Hippocrati, qui in aphorismis scripsit, Doiores </text:span><text:span text:style-name="T27">oculorum<text:line-break/>solvit meri potio , aut lavacrum, aut fotus, aut fanguinis<text:line-break/>mustio, aut purgatio,</text:span><text:span text:style-name="T2"> nec adjecit quosnam dolores vini<text:line-break/>potio, </text:span><text:span text:style-name="T2">quos </text:span><text:span text:style-name="T2">lavacrum, quos fotus, quos sanguinis missio et<text:line-break/>quos purgatio, ignoscendum forsan quis arbitretur , tribus,<text:line-break/>ut arbitror, de causis. Siquidem aphoristicam faciebat do-<text:line-break/>ctrinam, in qua propter brevitatem et compendium plera-<text:line-break/></text:span><text:span text:style-name="T2">que </text:span><text:span text:style-name="T2">ita dici concessum esu Et omnia quae dolore solvunt<text:line-break/>enumeravit, tametsi non definiit ad quem dolorem quod-<text:line-break/></text:span><text:span text:style-name="T2">nam ex </text:span><text:span text:style-name="T2">illis congrueret. Tum multis in locis aliorum li-<text:line-break/></text:span><text:span text:style-name="T2">hrorurn </text:span><text:span text:style-name="T2">occasiones nobis praestitit, </text:span><text:span text:style-name="T2">distinctiones </text:span><text:span text:style-name="T2">in iis quae<text:line-break/></text:span><text:span text:style-name="T2">hoc </text:span><text:span text:style-name="T2">pacto dicuntur inveniendi. A.t qui neque in aliis libris<text:line-break/></text:span><text:span text:style-name="T2">de </text:span><text:span text:style-name="T2">talibus scripsere </text:span><text:span text:style-name="T2">distinctionibus, </text:span><text:span text:style-name="T2">aut </text:span><text:span text:style-name="T2">in. </text:span><text:span text:style-name="T2">euarratorio et<text:line-break/></text:span><text:span text:style-name="T2">prolixo, </text:span><text:span text:style-name="T2">tractatu aphoristice tamen ac breviter fcribunt, aut</text:span></text:p>
      <text:p text:style-name="P6"><text:span text:style-name="T2">insuper etiam ex multis unum tantum indicant, ii pius nos<text:line-break/>laedunt quam juvant. Nam quum sint multae in ophthal-<text:line-break/>miis differentiae, atque una duntaxat ex eis ' praedictum<text:line-break/>poscat cataplasma, aliae vero omnes ab eo laedantur, si<text:line-break/>quis id ad omnes fine discrimine adhibeat, multo plus lae-<text:line-break/>dat quam juvabit. Ad hunc itaque modum </text:span><text:span text:style-name="T2">non </text:span><text:span text:style-name="T2">tantum<text:line-break/>de abrotono, fed de aliis quoque omnibus scribendum nobis<text:line-break/>est; eas quidem facultates quae sunt in calefaciendo, frige-<text:line-break/>faciendo, humectando, siccandoque iis quas saepenumero<text:line-break/>memoravimus methodis reperientibus, quae vero secundum<text:line-break/>totius substantiae proprietatem perficiuntur, stola experientia.<text:line-break/>Et de his ostensum est quod deleteriae sint et deleteriarum<text:line-break/>alexeteriae et purgatoriae. Nam has ex ratione invenire<text:line-break/>est impossibile, praeterquam quod in quibusdam sulpicionem<text:line-break/>duntaxat probabilem invenire liceat, neque enim in omnis<text:line-break/>luis, sicut hoc lu superioribus monsti-atum fuit. At de fa-<text:line-break/>cultatibus, qtiae hoc pacto inveniuntur, separatim postea<text:line-break/>disseremus, ubi videlicet prius sigillatim per quodque medis</text:span></text:p>
      <text:p text:style-name="P6"><text:span text:style-name="T2">cameutum de iis, quae calefaciendo frigesaclendo , hume-<text:line-break/>ctando, siccandoque agunt, tum da iis, quae ad has confe-<text:line-break/>quuntnr, narrationem absolvero. Porro ubi unum modo<text:line-break/>adjecero, finem faciam de abrotono dicendi, nempe quod<text:line-break/>summe suspiciendus ille Pamphilus, etiamsi hanc primam<text:line-break/>lierbarum• recensuit, ac forsan ut nullam deinceps aliam,<text:line-break/>tamen hanc sallein' oculis suis conspicari voluerit, attamen<text:line-break/>vel maxime hallucinatur, existimans hanc herbam a Roma-<text:line-break/>nis appellari santonicum, differt enim ab abrotono santo-<text:line-break/>nicum, velut etiam Dioscorides exactissime scripsit in tertio<text:line-break/>de materia, et omnes id norunt tum medici tum pharma-<text:line-break/>copolae. Nam abrotoni duae- sunt species, altera quam<text:line-break/>marem, aItera quam foerninam nuncupant, quod ipsum de-<text:line-break/>finitum est tum apud Dioscoridem tum apud ipsum Parn-<text:line-break/>philum aliosque innumeros. • At aliud est ab eo absinthium,<text:line-break/>cujus rursum tres statuendae funt species, quarum unam<text:line-break/>eodem cum. genere ipso nomine appellitant, cujusmodi po-<text:line-break/>tissimum est ponticum, alterum santonicum, tertium seri-</text:span></text:p>
      <text:p text:style-name="P6"><text:span text:style-name="T2">phuin. Si vero aliud'placet appellere absinthium; aliud<text:line-break/>vero seriphurn, aliud autem santonicum, nihilinterest, quod<text:line-break/>ad praescus certe attinet, nec enim nomen divisuri venimus,<text:line-break/>fed' studium - nobis est ipsis de rebus. Porro quoniam haec<text:line-break/>tum specie tum gustu tum facultatibus inter fese‘ diverfa<text:line-break/>funt, non obscure uno, si ita subet, omnia nomine nuncupes/<text:line-break/>verum exacte vires eorum </text:span><text:span text:style-name="T2">edoceas. </text:span><text:span text:style-name="T2">Ac nos' sane sufficien-<text:line-break/>ter ipsas formas a Diofcoride explicatas esse aliisque non’<text:line-break/>paucis jam diximus, itaque denuo eadem scribenda non sunt;<text:line-break/>quae:'majoribus rehtefdnt prodita.' Afasiquid illi lu facula<text:line-break/>talibus omisere indistinctum, cujus profecto gratia ad </text:span><text:span text:style-name="T27">htiniS<text:line-break/>narrationem venimus; ea </text:span><text:span text:style-name="T27">nos</text:span><text:span text:style-name="T2"> </text:span><text:span text:style-name="T2">adjicere tentabimus. Absin-<text:line-break/>thium quidem dictis' minus </text:span><text:span text:style-name="T2">est </text:span><text:span text:style-name="T2">calidum, 'nempe plurimam<text:line-break/>obtinens astrictionem, quod quum fit et nijinus quoque te-<text:line-break/>nuium quam illa partium </text:span><text:span text:style-name="T2">et </text:span><text:span text:style-name="T2">utique miuori etiam quani<text:line-break/>illa ad eundem modum extenuandi facultate, attamen non<text:line-break/>minus deficcatorimn est. At caeterormn far.tonicum qui—<text:line-break/>dem a Santonia regione, lu qua nascitur; nomen sortitum</text:span></text:p>
      <text:p text:style-name="P6"><text:span text:style-name="T2">proximam habet -facultatem seriplio,r paulo imbecillius in.<text:line-break/>calefaciendo et extenuando deliccandoque. Porro ipsum<text:line-break/>seriphcn abrotono minus est calidum, verum calidius ab-,<text:line-break/>sinthio.,. stomacsio impendio inimicum, nempe cum amarore<text:line-break/>salsedinem quandam, P</text:span><text:span text:style-name="T34">rae</text:span><text:span text:style-name="T2"> sc ferens, fed et quandam licet<text:line-break/>miuimam astrictionem cbtinet. Sic et ahrotonon et santo-<text:line-break/>nicum admodum infesta sunt stomacho, siclum autem inter<text:line-break/>ea absinthium et maxime ponticuin .gratum est stomacho,<text:line-break/>quia plurimam astrictionem continet. Abrotonum vero<text:line-break/>ustum calidum siccumque facultate est, magis etiam quain<text:line-break/>cucurbita sicca usta et anethi radix. Illa enim ulceribus<text:line-break/>hurnidis simul et citra phlegmonem, callo induratis conve-<text:line-break/>niunt, ac proinde maxime, ulceribus,. quae in pudendorum<text:line-break/>praeputiis fiunt, competere </text:span><text:span text:style-name="T27">videntur.</text:span><text:span text:style-name="T2"> At pinis abrotoni ul-<text:line-break/>ceribus omnibus mordax est, ac idcirco cum oleo tenui,<text:line-break/>cicino scilicet ani raphanino, aut Sicyonio, aut veteri, et<text:line-break/>maxime Sabino'; ad alopecias accommodatur. Tum barbam<text:line-break/>fegnius tardiusque ennscentem cum aliquo dictorum oleorum</text:span></text:p>
      <text:p text:style-name="P6"><text:span text:style-name="T2">elicit, scd nec - minus illis lentiscino maceratum. Quippe<text:line-break/>pro eo quod tenuium est partium, rarefaciendi vim obtinet<text:line-break/>et mordax </text:span><text:span text:style-name="T2">est et calidum, </text:span><text:span text:style-name="T2">quas utique maxime ejus </text:span><text:span text:style-name="T2">faculia-,<text:line-break/></text:span><text:span text:style-name="T2">tes novisse </text:span><text:span text:style-name="T2">oportet, </text:span><text:span text:style-name="T2">nec quicquhm etiam particulare in </text:span><text:span text:style-name="T2">hoc -,<text:line-break/></text:span><text:span text:style-name="T2">tractatu requirere. ,</text:span></text:p>
      <text:p text:style-name="P8"><text:span text:style-name="T2">[2. </text:span><text:span text:style-name="T2">De </text:span><text:span text:style-name="T27">agno casio, scu</text:span><text:span text:style-name="T2"> vitice.] Agnus </text:span><text:span text:style-name="T2">castus vel<text:line-break/></text:span><text:span text:style-name="T2">vitex, planta fruticosa, calidus quidem est et </text:span><text:span text:style-name="T2">siccus </text:span><text:span text:style-name="T2">tertio<text:line-break/>ordine, verum multum tenuis substantiae, tum </text:span><text:span text:style-name="T2">gustu </text:span><text:span text:style-name="T2">acris<text:line-break/>simul et astringens, ipsas quidem vitices ad </text:span><text:span text:style-name="T2">medicinam habet;<text:line-break/></text:span><text:span text:style-name="T2">inutiles, caeterum folia femenque calida siccaque </text:span><text:span text:style-name="T2">facultate<text:line-break/>funt’, </text:span><text:span text:style-name="T2">substantia vero tenui.. Nam et utentibus </text:span><text:span text:style-name="T2">ita apparet<text:line-break/>et </text:span><text:span text:style-name="T2">gestantibus acre simul et fubastringens </text:span><text:span text:style-name="T2">percipitur tum<text:line-break/></text:span><text:span text:style-name="T2">solium tum flos tum fructus. Edendo tamen etiam </text:span><text:span text:style-name="T2">fru-<text:line-break/></text:span><text:span text:style-name="T2">ctus est, verumtamen perspicuo calefacit et simul </text:span><text:span text:style-name="T2">capitii'<text:line-break/></text:span><text:span text:style-name="T2">dolorem perit. At fi frigatur, nam et fic </text:span><text:span text:style-name="T2">editur cum tra-<text:line-break/></text:span><text:span text:style-name="T2">gematis</text:span><text:span text:style-name="T2">, </text:span><text:span text:style-name="T2">minus caput tentat. Porro flatus </text:span><text:span text:style-name="T2">ventris discutit<text:line-break/></text:span><text:span text:style-name="T2">et quum non frictus, et multo magis quum frictus fuerit.</text:span></text:p>
      <text:p text:style-name="P6"><text:span text:style-name="T2">Cohibet purro impetus in venerem, tum frictionis expers,<text:line-break/>tum etiam ipsam expertus. Folia </text:span><text:span text:style-name="T27">item floresque</text:span><text:span text:style-name="T2"> ipsius<text:line-break/>fruticis id ipsum praestare possunt, itaque non tantum esa<text:line-break/>potaque ad castitatem conferre creduntur, verum etiam<text:line-break/>substrata. Hinc est quod Athenis in Thesmophoriis, id est<text:line-break/></text:span><text:span text:style-name="T27">siadris Cereris,</text:span><text:span text:style-name="T2"> mulieres totum sibi fruticem substernunt.<text:line-break/>Hinc illi quoque nomen inditum agni casti. Ex quibus<text:line-break/>omnibus manifestum est, siquidem memoria teneamus quae<text:line-break/>superioribus commentariis sunt dicta, agnum calefacere, si-<text:line-break/>rnulque exiccare, tum omnium maxime flatus discutere.<text:line-break/>Porro qpod tenuium sit partium, facultas ejus indicio esu<text:line-break/>Nam quod caput tenlat, non magis a multitudine vaporum<text:line-break/>ab eo prognatorum quam </text:span><text:span text:style-name="T27">a</text:span><text:span text:style-name="T2"> caliditate ejus </text:span><text:span text:style-name="T2">ac </text:span><text:span text:style-name="T2">tenuitate<text:line-break/>partium fieri rationabile esu Nam si flatuosum spiritum<text:line-break/>procreare posset, sane et ventrem inflaret et venerem sti-<text:line-break/>mularet, perinde ut </text:span><text:span text:style-name="T27">eruca ;</text:span><text:span text:style-name="T2"> verum quum non tantum non<text:line-break/>excitare, imo etiam.reprimere queat, fuerit profecto secun-</text:span></text:p>
      <text:p text:style-name="P6"><text:span text:style-name="T2">dum rutae maxime facultatem tum in calefaciendo tum in<text:line-break/>reficcando. Non tamen illi par est, nam utroque paulo est<text:line-break/>inferior, siquidem ruta tum magis est calefactoria tum magis<text:line-break/>deficcatoria. Differt etiam qualitatis simul ac facultatis<text:line-break/>mixtione. Nam agni femen ac germina modicam </text:span><text:span text:style-name="T27">ferunt<text:line-break/></text:span><text:span text:style-name="T2">astrictionem, at ruta ubi aruerit, exacte amara est et acris,<text:line-break/>ubi vero humida, subamara. Non tamen austeritas, aut<text:line-break/>acerbitas; illi inest, aut si cui rideatur inesse, ea utique<text:line-break/>omnino obscura, fclo, videbitur, nec par ei quae est in<text:line-break/>agno. Quocirca et ad jecur et lienem indurata et obstructa<text:line-break/>agni semen potius quam ruta competiti Sed haec ad cu-<text:line-break/>randi jam methodum pertinent, quam quidem ut omnino<text:line-break/>non attingam de medicamentorum pronuntians facultatibus<text:line-break/>fieri non potest, verum celeriter his omissis </text:span><text:span text:style-name="T27">ad reni pro-<text:line-break/></text:span><text:span text:style-name="T2">positam reverti viri est utique temperati. Magisque etiam<text:line-break/>id in sequentibus medicamentis efficere conabor, hoc est<text:line-break/>tibi ex quibusdam paucis evidentibus universalem facultatem</text:span></text:p>
      <text:p text:style-name="P6"><text:span text:style-name="T2">collegero, particulares postea actiones omittam. Nam in<text:line-break/>praesens id novisse snificit, quod agnus calidus est et siccus<text:line-break/>facultate, idque non mediocriter, sed tertio excessu, tum<text:line-break/>admodum tenuium partium; Haec qui norit ac postea<text:line-break/>methodum curandi didicerit, ipsemet inveniet quo pacto<text:line-break/>menses hinc cieat, quo pacto partes induratas digerat, quo<text:line-break/>pacto lassitudinem solvens</text:span><text:span text:style-name="T2">, </text:span><text:span text:style-name="T2">acopum et • calefactorium ex eo<text:line-break/>unguentum praeparetur.</text:span></text:p>
      <text:p text:style-name="P8"><text:span text:style-name="T2">[3. </text:span><text:span text:style-name="T27">De ctgrosii seu graminea</text:span><text:span text:style-name="T2"> Graminis radix mo-<text:line-break/>dice frigida est et sicca, mordacitatum quandam exiguam et<text:line-break/>partium tenuitatem obtinens. At herba ipsa primo quidem<text:line-break/>excessu refrigerat,, in humiditate vero. et siccitate moderata.<text:line-break/>Porro semen alibi quidem imbecillum est, in Parnasso vero<text:line-break/>desiccatorium et tenuium partium et subacerbum. Gramen<text:line-break/>esculentam habet radicem, ubi mollis suerit; dulcis quidem<text:line-break/>aquosa, sed acre quiddam exiguum et subacerbum obtinens.<text:line-break/>Haec herba plane aquea </text:span><text:span text:style-name="T2">gustantibus </text:span><text:span text:style-name="T2">est. Ex qnibus aper-</text:span></text:p>
      <text:p text:style-name="P6"><text:span text:style-name="T2">tum est radicem modice esse tum frigidam tum siccam,' ac<text:line-break/>proinde cruenta ulcera glutinare. j-At ipsa herba illita non<text:line-break/>vehementer refrigerat, in medio constituta humiditatis ,et<text:line-break/>siccitatis. Porro mordacitas et tenuitas, quae radici inest,<text:line-break/>exigua est quidem, sed interdum tamen lapidem frangere<text:line-break/>assolet, .siquis eam decoctam ebibat. At semen alterius<text:line-break/>quidem imbecillum.est, ejus vero,, quae in Parnasso nascitur,<text:line-break/>urinam ciet; et fluxus ventris et stomachi reficcat, vis enim<text:line-break/>ejus est exiccaniria, tenuium partium et fubacerba.</text:span></text:p>
      <text:p text:style-name="P8"><text:span text:style-name="T2">(4. De </text:span><text:span text:style-name="T27">anchusu et cmchnsis quatuor.j</text:span><text:span text:style-name="T2"> Anchusae<text:line-break/>quadruplex species esu Quarum onoclea quidem radicem<text:line-break/>habet admodum refrigerantem et desiccantem, tum astrin-<text:line-break/>gentem et subamaram, tum quae sufficiat- extenuandis et<text:line-break/>extergendis humoribus biliosis, corporibusque condensandis,<text:line-break/>Caeterum folia habet imbecilliora quidem radice, astringunt<text:line-break/>tamen et ipsa, et desiccant.. Porro lycopsos cognominata<text:line-break/>refrigerat et desiccat, magisque ejus radix quam 'onoclea<text:line-break/>astringit. sit onocheilos calidior est et magis, medicata.</text:span></text:p>
      <text:p text:style-name="P9"><text:span text:style-name="T2">nam plusculum habet et gustu ipso protinus acrimoniae.</text:span></text:p>
      <text:p text:style-name="P13"><text:span text:style-name="T2">• </text:span><text:span text:style-name="T2">Hac vero etiam calidior est reliqua et parva, quae et ama-<text:line-break/>rior et magis etiam medicata est. Anchusae non omnes<text:line-break/>easdem vires obtinent. Nam onoclea quam vocant ra-<text:line-break/>dicem habet simul astringentem et subamaram, corporibus<text:line-break/>condensandis et modice extenuandis idoneam, tum abster-<text:line-break/>gendis quoque et abluendis biliosis et salsis succis. Dictum<text:line-break/>enim supra est quod qualitas acerba mixta amaritudini ea<text:line-break/>praestare queat. Sic sane aurigini et lienosis et renum affe-<text:line-break/>ctibus est utilis. Sed et refrigerare idonea est, et sane cum<text:line-break/>polenta illita juvat erysipelata. Et abstergit non modo<text:line-break/>epota, scd et foris imposita, proinde vitiligines et lepras<text:line-break/>fanat cum aceto. Ac radicis quidem haec opera sunt et<text:line-break/>operum facultates quas diximus. At folia ipsius herbae<text:line-break/>radice quidem funt imbecilliora, non tamen aliena funt a<text:line-break/>resiccatione et astrictione. Itaque etiam diarrhoeam sanant<text:line-break/>pota cum vino. Et quaelycopsos nominatur, eodem modo.</text:span></text:p>
      <text:p text:style-name="P61"><text:span text:style-name="T2">erysipelatis congruit, et radicem habet quam onoclea<text:line-break/>magis astringentem.. At Onocheili et Alcibiadiae cognomi-<text:line-break/>natae vis magis est medicata. Nam et gustu protinus majo-<text:line-break/>rem habet acrimoniam, et </text:span><text:span text:style-name="T2">eos </text:span><text:span text:style-name="T2">qui </text:span><text:span text:style-name="T2">a </text:span><text:span text:style-name="T2">viperis morsi sunt, -<text:line-break/>admodum juvat-tum illita, tum suspensa, tum esa. </text:span><text:span text:style-name="T2">, </text:span><text:span text:style-name="T2">Reli-<text:line-break/>qua vero, nempe quarta, quae parva est et.fere; nomine caret<text:line-break/>ex illis sola, Alcibiadiae quidem persimilis est, verum, et<text:line-break/>amarior et niagis medicamentosa</text:span><text:span text:style-name="T2">, </text:span><text:span text:style-name="T2">ac proinde, ad latos lum-<text:line-break/>bricos idonea, oxyhaphi mensura eum hyssopo et nesturtio<text:line-break/>epota.<text:tab/></text:span><text:span text:style-name="T2">,<text:tab/></text:span><text:span text:style-name="T2">~ , c- - -<text:tab/></text:span><text:span text:style-name="T2">.</text:span></text:p>
      <text:p text:style-name="P8"><text:span text:style-name="T2">[5. </text:span><text:span text:style-name="T27">De agarici radice.j</text:span><text:span text:style-name="T2"> Agarici radix, lroc est quae<text:line-break/>trunco innascitur, primo quidem gustu dulcis quodammodo;<text:line-break/>sed paulo post, subamara apparet et acrimoniae quandam<text:line-break/>speciem temporis spatio .inducit, leviculaeque astrictionis.<text:line-break/>Est et consistentia laxa. Ex quibus omnibus manifestum est,<text:line-break/>siquidem quae in superioribus commentariis dicta funt,<text:line-break/>rnemin,erimus, quod medicamentum hoc compositum est ex<text:line-break/>fnbllantia aerea et terrea a caliditatc extenuata, porro mi-</text:span></text:p>
      <text:p text:style-name="P6"><text:span text:style-name="T2">nimnm habet essentiae aqueae. Hac ratione et digerendi,<text:line-break/>vim habet et crassitiem incidendi, tum infarctus viscerum<text:line-break/>expurgandi. ' Proinde regio morbo laborantes sanat, eos<text:line-break/>utique qui sic ab infarctu jecoris laborant. Juvat et co-<text:line-break/>initiali obnoxios eadem facultate, tuin rigores per circuitum<text:line-break/>recurrentes ex crassis aut viscosis humoribus natos sanat. .<text:line-break/>Juvat nt morsos'a bestiis frigore laedentibus aut compunctos,<text:line-break/>tum foris in affecta parte impositum, tum intro'in corpus<text:line-break/>sumptum pondere drachmae unius cum vino diluto. Est et<text:line-break/>purgatorium. </text:span><text:span text:style-name="T2">nnim</text:span></text:p>
      <text:p text:style-name="P8"><text:span text:style-name="T2">[si; De ageratoi] Ageratum facultatem digerendi<text:line-break/>habet et leniter quadantenus phlegmone liberandi.</text:span></text:p>
      <text:p text:style-name="P11"><text:span text:style-name="T2">•</text:span><text:span text:style-name="T34">v</text:span><text:span text:style-name="T2">' </text:span><text:span text:style-name="T2">" </text:span><text:span text:style-name="T2">[7. </text:span><text:span text:style-name="T27">JJe adiantosp</text:span><text:span text:style-name="T2"> Adiantum in caliditate quidem et<text:line-break/>frigiditate symmetrum est, verum desiccat et extenuat et<text:line-break/>digerit. Etenim caput ex alopecia glabrum capillis convestit<text:line-break/>et strumas et abscessus digerit, lapidesque frtmgit epotum<text:line-break/>et viscosorum crassorumque e'pectore pulmoneque humo-</text:span></text:p>
      <text:p text:style-name="P6"><text:span text:style-name="T2">rum excreationibus non mediccriter confert et ventris pro-<text:line-break/>fluvium sistit, non tamen ullam manifestam caliditatem<text:line-break/>affert, sicut nec frigiditatem. Verum posuerit ipsum quis-<text:line-break/>piam secundum hanc oppositionem et temperiem lu ordine<text:line-break/>medio.</text:span></text:p>
      <text:p text:style-name="P8"><text:span text:style-name="T2">f8., De </text:span><text:span text:style-name="T27">aetzoo seu scmperviduij</text:span><text:span text:style-name="T2"> Sempervivum<text:line-break/>ntrumque, tum majus tum minus, desiccat quidem leniter,<text:line-break/>quandoquidem et mediocriter astringit, omnis alterius ve-<text:line-break/>hementis qualitatis expers. Quare in eo plus caeteris ab-<text:line-break/>undat essentia aquea, caeterum non mediocriter refrigerat.<text:line-break/>Est enim ex tertio ordine et recessu refrigerantium. HinU<text:line-break/>etiam ad erysipelata et herpetes et phlegmonas </text:span><text:span text:style-name="T27">a</text:span><text:span text:style-name="T2"> fluxione<text:line-break/>natas accommodatur.</text:span></text:p>
      <text:p text:style-name="P8"><text:span text:style-name="T27">[st- </text:span><text:span text:style-name="T39">De</text:span><text:span text:style-name="T27"> aegilopeij</text:span><text:span text:style-name="T2"> Aegilops digerendi vim possi-<text:line-break/>det, id quod ex gustu patet, leniter enim est acris. Vei-<text:line-break/>rum et ex eo liquet, </text:span><text:span text:style-name="T2">quod </text:span><text:span text:style-name="T2">phlegmonas induratas et ae-<text:line-break/>gilopas fanat.</text:span></text:p>
      <text:p text:style-name="P9"><text:span text:style-name="T2">[io. De </text:span><text:span text:style-name="T27">nern</text:span><text:span text:style-name="T2"> suiio.] Lolium desiccat et calefacit<text:line-break/>efficaciter, </text:span><text:span text:style-name="T2">ut </text:span><text:span text:style-name="T2">propinqua </text:span><text:span text:style-name="T2">sit </text:span><text:span text:style-name="T2">acribus magis quam iris, fed<text:line-break/>non est perinde, ut illa tenuium partium, verum multum<text:line-break/>in hoc deficit. Secundum hoc ponat' ipsum quispiam lu<text:line-break/>principio tertii ordinis calesacientium, extremo vero sc-<text:line-break/>cundi exiccantium.</text:span></text:p>
      <text:p text:style-name="P8"><text:span text:style-name="T2">tlo. ale aegiro </text:span><text:span text:style-name="T27">populo</text:span><text:span text:style-name="T2"> nigra.] Populi nigrae fleres<text:line-break/>calidi quidem funt primo recessu a temperatis, at in distem<text:line-break/>rentia, quae habent in siccando et hurnectando, paulum<text:line-break/>quiddam ad ficcius deflexerunt, scd et tenuiorum potius<text:line-break/>quam crassiorum funt partium. Et folia quoque ipGus<text:line-break/>quodammodo floribus similia funt, nifi quod ad omnia im-<text:line-break/>becilliora minusque efficacia. Sed et resina ejus floribus<text:line-break/>similem facultatem obtinet, atque etiam calidiorem. Porrd<text:line-break/>scmen tum resina tum-floribus et subtiliorum est partium<text:line-break/>et magis exiccans, non tamen admodum calidius.</text:span></text:p>
      <text:p text:style-name="P8"><text:span text:style-name="T2">[12. De Acacia. J Acaciae et planta ipsa acerba est<text:line-break/>et fructus et succus, qui lotus quidem et imbecillior </text:span><text:span text:style-name="T27">et '</text:span></text:p>
      <text:p text:style-name="P6"><text:span text:style-name="T2">mordax redditur, utpote acrimoniam quandam in lotione<text:line-break/>deponens. Porro si parti alicui sanae illinatur, protinus<text:line-break/>eam et fictiorem et contractam efficiet, nullum quidem ca-<text:line-break/>loris sensum invehens, scd nec frigoris admodum valentem,<text:line-break/>Unde constat medicamentum id esse frigidum </text:span><text:span text:style-name="T27">et terreum,<text:line-break/>immixta</text:span><text:span text:style-name="T2"> quadam etiam essentia aquea. Et sane conjectura<text:line-break/>est non esse similare. </text:span><text:span text:style-name="T27">veram</text:span><text:span text:style-name="T2"> quasdam in scsc dispersas ha-<text:line-break/>bere partes tenues et calidas, quae in ipsa ablutione segre-<text:line-break/>gentur. Estoque et hoc tertii ordinis exiccantium et secun-<text:line-break/>di refrigerantium, ubi quidem elotum suerit, illotum </text:span><text:span text:style-name="T27">vero<text:line-break/></text:span><text:span text:style-name="T2">primi.</text:span></text:p>
      <text:p text:style-name="P8"><text:span text:style-name="T27">[13. De Acalephe sive</text:span><text:span text:style-name="T2"> urticaj Urtica. Et hujus<text:line-break/>herbae tum fructus tum folia, nam haec potissimum sunt<text:line-break/>usui, admodum digerentis sunt facultatis, adeo ut et phy-<text:line-break/>mata et parotidas sanent. Sed </text:span><text:span text:style-name="T2">et </text:span><text:span text:style-name="T2">quiddam flatuosum obti-<text:line-break/>nent,. quc et venerem stimulant et maxime ubi cum musto<text:line-break/>semen bibitur. • Porro quod non vehementer calefaciat.</text:span></text:p>
      <text:p text:style-name="P6"><text:span text:style-name="T2">sed multum tenuium sit partium, testimonio est crassorum<text:line-break/>visicosorumque humorum ex pectore pulmoneque eductio,<text:line-break/>tum quod partes quas contigerit pruriant. Porro flatuosurn<text:line-break/>ejus cujus esse particeps dicta est, dum concoquitur, nafci-<text:line-break/>tur, non enim actu flatuosa est, scd facultate. Ventrem<text:line-break/>autem modice subducit ipsa duntaxat absterfione, </text:span><text:span text:style-name="T2">ac </text:span><text:span text:style-name="T2">veluti<text:line-break/>titillatione, non purgatione. Et gangraenosa et cancrosa et<text:line-break/>in totum' quae exiccari citra mordicationem postulant, ea<text:line-break/>convenienter sanat, nimirum quum subtilium partium sit<text:line-break/>et temperiei siccae, non tamen tantum habens caliditatis<text:line-break/>ut jam mordicet.</text:span></text:p>
      <text:p text:style-name="P8"><text:span text:style-name="T2">fi4. </text:span><text:span text:style-name="T27">De Acantho spina vulgaria</text:span><text:span text:style-name="T2"> Spina vulgariis. Alii<text:line-break/>quidem melamphylium nominant, alii vero paederota. Folia<text:line-break/>quidem mediocriter discutientem facultatem obtinent, </text:span><text:span text:style-name="T2">ac </text:span><text:span text:style-name="T2">ra-<text:line-break/>dix ericcatoria est et leviter iuciforia et tenuium partium.</text:span></text:p>
      <text:p text:style-name="P8"><text:span text:style-name="T2">[r5. </text:span><text:span text:style-name="T27">De Acanthio.\</text:span><text:span text:style-name="T2"> Acanthium. Radix hujus et<text:line-break/>folia facultatis funt tenuium partium et calefactoriae, ut et<text:line-break/>iis qui convelluntur auxilientur.</text:span></text:p>
      <text:p text:style-name="P9"><text:span text:style-name="T2">[rsi. De </text:span><text:span text:style-name="T27">spina alba, acantho albusp</text:span><text:span text:style-name="T2"> Spina alba.<text:line-break/>Hanc quidam leucacanthon nominant. Radix desiccaturis<text:line-break/>est et modice astringens, quamobrem et coeliacos et stoma-<text:line-break/>chicos juvat et' sanguinis rejectiones cohibet, oedemataque<text:line-break/>illitu contrahit, ac dentes dolentes juvat, si decocto ejus<text:line-break/>colluantur. Semen tenuium partium et calidae facultatis<text:line-break/>esu Itaque potui dari iis qui convelluntur convenit.</text:span></text:p>
      <text:p text:style-name="P8"><text:span text:style-name="T2">[ry. </text:span><text:span text:style-name="T27">De Acantha Aegyptiae</text:span><text:span text:style-name="T2"> Spina Aegyptia. Qui-<text:line-break/>dam Arabicam vocant. Similis autem est spinae albae<text:line-break/>nostrati, verum facultate validius astringente pariter et de-<text:line-break/>siccante. ' Itaque profluvium muliebre radix ejus juvat et<text:line-break/>alia, quibus auxilio'est, quae apud nos nascitur spina, fed<text:line-break/>efficacius tamen omnia adjuvat tum radix tum fructus.<text:line-break/>Hic vero et iis quae in columella et iis quae in sede inflata<text:line-break/>funt prodest, tum ulcera ad cicatricem ducit, mediocrem<text:line-break/>habens et non molestam astrictionem.</text:span></text:p>
      <text:p text:style-name="P8"><text:span text:style-name="T2">[i8. </text:span><text:span text:style-name="T27">JDe acoro.j</text:span><text:span text:style-name="T2"> Acorus. Hujus utimur radice,<text:line-break/>quae gustn acri est et modice amaro, odoreque non inju-</text:span></text:p>
      <text:p text:style-name="P6"><text:span text:style-name="T2">cundo. Itaque constat facultatis calidae esse et confistentiae<text:line-break/>tenuium partium. Huic consentaneum est ut urinam mo-<text:line-break/>veat et lienes induratos juvet, tum ceratoidis crassitiem de-<text:line-break/>tergeat simul atque extenuet, scd ad hoc melior est ipsius<text:line-break/>succus. Omnino vero exiccatorium esse clarum esu Et<text:line-break/>sane ordinis esto tertii lu utroque, iu calefaciendo scilicet<text:line-break/>et desiccando.</text:span></text:p>
      <text:p text:style-name="P8"><text:span text:style-name="T2">[ig. De </text:span><text:span text:style-name="T27">aconito sive parduilianchscj</text:span><text:span text:style-name="T2"> Aconitum<text:line-break/>sive pardaliancbes. Hoc ,septicae et. deleteriae facultatis est<text:line-break/>Itaque in cibo potuque. fugiendum. Attamen ad putrefa-<text:line-break/>ciendum quaedam extra os at sedem aptum est. Herbae<text:line-break/>autem radix ad haec est utilis.</text:span></text:p>
      <text:p text:style-name="P62"><text:span text:style-name="T2">..[20. • </text:span><text:span text:style-name="T27">De aconito sive</text:span><text:span text:style-name="T2"> iycoctono.j Aconitum seu<text:line-break/>Licoctonum. Est et hoc similis alteri facultatis, scd pecu-<text:line-break/>liariter lupos interficit, sicut-illud pardos.<text:tab/></text:span><text:span text:style-name="T2">.</text:span></text:p>
      <text:p text:style-name="P8"><text:span text:style-name="T2">[21. 2/e acte, .fumbuco et ebuio.J Sambucus tum<text:line-break/>magnus ille et arboreus, tum herbaceus, quem et ebulum</text:span></text:p>
      <text:p text:style-name="P6"><text:span text:style-name="T2">appellant/ uterque potentiam habet tum desiccandi tum<text:line-break/>conglutinandi modiceque discutiendi.</text:span></text:p>
      <text:p text:style-name="P8"><text:span text:style-name="T2">[22. De. Aiimo.] Alimum. • Haec planta frutex est»<text:line-break/>plurimo in Cilicia praecipue proventu, ubi et germina ejus<text:line-break/>recentia esitant et reponunt quoque in posterum usui.<text:line-break/>Semen pariter-et lac planta, ipsa generat, estque gustus salsi<text:line-break/>et subastringentis. Ex quibus omnibus palam est ipsam<text:line-break/>esse dissimilarem. Major autem pars substantiae ejus ca-<text:line-break/>Iida est temperate, cum humiditate inconfecta et leniter<text:line-break/>flatnofa.</text:span></text:p>
      <text:p text:style-name="P8"><text:span text:style-name="T27">[usi. De</text:span><text:span text:style-name="T2"> Aioe.j Aloe. Haec herba non admodum<text:line-break/>apud nos provenit, et quae nascitur in magna Syria aquo- •<text:line-break/>sior est et facultatis imbecillioris,’ attamen usque adeo de-<text:line-break/>siccare potest ut vulnera glutinet. 'At lu regionibus cali-<text:line-break/>dioribus , qualis est Coelofyria et Arabia, multo est melior.<text:line-break/>Optima autem Indica, cujus liquor est id quod ad nos<text:line-break/>importatur cognominatum aloe, medicamentum ad pluri-</text:span></text:p>
      <text:p text:style-name="P63"><text:span text:style-name="T2">mas res propter exiccationern mordicationis expertem<text:line-break/>utile. Est autem non simplicis naturae, sed, ut 'testatur<text:line-break/>gustus, astringit simul et amara est, astringit quidem modice,<text:line-break/>sed vehementer amara est. Subducit et ventrem, quum fit<text:line-break/>ex numero' medicamentorum, quae eccoprotica vocantur.<text:line-break/>Itaque ex dictis patet, siquidem memoris tenemus quae<text:line-break/>in quarto libro sunt demonstrata, quod tertii fit ordinis<text:line-break/>exiccantiium, calefacientium autem, aut primi intensi, aut »<text:line-break/>secundi remissi. Sed et ipsius facultatis mixturam attestan-<text:line-break/>tur particularia ejus opera. Nam et gratum stomacho me-<text:line-break/>dicamentnm est ut si quid aliud et sinus glutinat. Sanat<text:line-break/>et ulcera quae aegre ad cicatricem duci possunt, et maxime<text:line-break/>quae in ano funt et pudendo. Juvat et eorum phlegmonas<text:line-break/>aqua subacta et vulnera eundem ad modum glutinat. Con-<text:line-break/>gruit similiter utenti et </text:span><text:span text:style-name="T2">ad </text:span><text:span text:style-name="T2">phlegmonas in ore ac naribus<text:line-break/>et oculis. In summa repellere et digerere simul potest,<text:line-break/>cum hoc ut paulum extergeat, quantum videlicet ulceribus<text:line-break/>puris non sit molestum-<text:tab/></text:span><text:span text:style-name="T2">'</text:span></text:p>
      <text:p text:style-name="P9"><text:span text:style-name="T2">[a4. De Aiysib.] Aspsson. Nuncupata est haec<text:line-break/>herba alysson, quod mirifice juvet morsos a cane rabido.<text:line-break/></text:span><text:span text:style-name="T2">Sed </text:span><text:span text:style-name="T2">et rabienti quoque data sola saepe in totum sanavit,<text:line-break/></text:span><text:span text:style-name="T2">atque hoc ex </text:span><text:span text:style-name="T2">totius substantiae similitudine efficit. </text:span><text:span text:style-name="T2">- </text:span><text:span text:style-name="T2">Dictum-<text:line-break/>que prius est </text:span><text:span text:style-name="T2">talem facultatem ex sola percipi </text:span><text:span text:style-name="T2">experientia<text:line-break/>et plane </text:span><text:span text:style-name="T2">nulla constare methodo. Quod </text:span><text:span text:style-name="T2">fi </text:span><text:span text:style-name="T2">quis ad mulla<text:line-break/></text:span><text:span text:style-name="T2">experiatur, </text:span><text:span text:style-name="T2">cognoscet facultatem habere </text:span><text:span text:style-name="T2">mediocriter exie-<text:line-break/>cantem et discutientenr</text:span><text:span text:style-name="T2">, cum hoc ut </text:span><text:span text:style-name="T2">abstersorinm nonnihil<text:line-break/>etiam </text:span><text:span text:style-name="T2">obtineat. Hac ratione et vitiliginem et </text:span><text:span text:style-name="T2">ephelin </text:span><text:span text:style-name="T2">ex-<text:line-break/></text:span><text:span text:style-name="T2">purgat.</text:span></text:p>
      <text:p text:style-name="P8"><text:span text:style-name="T2">(25. De </text:span><text:span text:style-name="T27">Alsine, auricula</text:span><text:span text:style-name="T2"> muris.] </text:span><text:span text:style-name="T2">Auricula muris.<text:line-break/>Similem haec facultatem </text:span><text:span text:style-name="T2">helxinae </text:span><text:span text:style-name="T2">obtinet, nempe refrige-<text:line-break/>rantem </text:span><text:span text:style-name="T2">et humectantem. Est enim essentiae </text:span><text:span text:style-name="T2">aqueae </text:span><text:span text:style-name="T2">frigidae,<text:line-break/></text:span><text:span text:style-name="T2">quare </text:span><text:span text:style-name="T2">et </text:span><text:span text:style-name="T2">citra astrictionem </text:span><text:span text:style-name="T2">refrigerat. </text:span><text:span text:style-name="T2">Quocirca atl ferven-'<text:line-break/>tes phlegmonas et </text:span><text:span text:style-name="T2">mediocria </text:span><text:span text:style-name="T2">eryfipelata competit.</text:span></text:p>
      <text:p text:style-name="P8"><text:span text:style-name="T2">[26. </text:span><text:span text:style-name="T27">De Amaraco, masoranajj</text:span><text:span text:style-name="T2"> </text:span><text:span text:style-name="T2">Majorana calefacit<text:line-break/>non'instrenue, </text:span><text:span text:style-name="T2">non valde autem </text:span><text:span text:style-name="T2">deficcat, </text:span><text:span text:style-name="T2">fed </text:span><text:span text:style-name="T2">in </text:span><text:span text:style-name="T2">calidilate<text:line-break/></text:span><text:span text:style-name="T2">quidem tertii est </text:span><text:span text:style-name="T2">ordinis, in siccitate </text:span><text:span text:style-name="T2">vero fecundi.</text:span></text:p>
      <text:p text:style-name="P9"><text:span text:style-name="T2">[a </text:span><text:span text:style-name="T14">7. </text:span><text:span text:style-name="T27">De Ambrosiae</text:span><text:span text:style-name="T2"> Ambrosia illita vim habet<text:line-break/>astringentem </text:span><text:span text:style-name="T27">ac</text:span><text:span text:style-name="T2"> repellentem,</text:span></text:p>
      <text:p text:style-name="P8"><text:span text:style-name="T2">[28. De Arni.] .Ami. Herbae quam vocant ami,<text:line-break/>semen maxime est utile. Eacultatis est calefactoriae et de-<text:line-break/>siccatoriae tenuiumque partium. Sed et gustu subamarum<text:line-break/>est et acre. Et clarum est quod et digerat et urinam mo-<text:line-break/>veat Fuerit autem in calefaciendo reficcandoque ex </text:span><text:span text:style-name="T27">or-<text:line-break/>dine</text:span><text:span text:style-name="T2"> tertio intenso.</text:span></text:p>
      <text:p text:style-name="P8"><text:span text:style-name="T2">[29. </text:span><text:span text:style-name="T27">De Amaranthoi\</text:span><text:span text:style-name="T2"> Arnaranthus facultatis est in-<text:line-break/>ridentis et extenuantis. Coma igitur ejus mensus cuin vino<text:line-break/>pota educit. Sed et grumos sanguinis liquare creditur, non<text:line-break/>solum in ventre, fed et in vesica, scd tunc potius cum<text:line-break/>nrulso bibenda. Et omnes simpliciter fluxiones pota desic-<text:line-break/>cat, stomacho infestae</text:span></text:p>
      <text:p text:style-name="P8"><text:span text:style-name="T2">[3o. </text:span><text:span text:style-name="T27">De Amorge,</text:span><text:span text:style-name="T2"> amurca.] Amurca terrestris est<text:line-break/>substantiae calidae, non tamen tantum possidet caliditatis<text:line-break/>ut palam mordicet. Quod si coquatur quoque, multo etiam</text:span></text:p>
      <text:p text:style-name="P64"><text:span text:style-name="T2">magis crassarum partium et sicca redditur. Et fuerit sane<text:line-break/>ex secundo ordine calefacientium et siccantium intenso quo-<text:line-break/>dam modo magis. </text:span><text:span text:style-name="T2">Sic </text:span><text:span text:style-name="T2">et ulcera corporum temperamento<text:line-break/>siccorum curat, quae vero in aliis omnibus sunt exasperati<text:line-break/>Siquidem contendit perinde, ut- resina et pix sicca et bitu-<text:line-break/>meli, quae et ipsa in corporibus admodum duris, quae vul-<text:line-break/>uus habent, aut sinum, glutinatoria funt, alia vero omnia<text:line-break/>contendunt atque irritanti </text:span><text:span text:style-name="T2">..<text:tab/>, •</text:span><text:span text:style-name="T2">'</text:span></text:p>
      <text:p text:style-name="P8"><text:span text:style-name="T2">[3r. De Ampeioprafe.J Ampeloprason. Si inter<text:line-break/>allium et porrum medium quiddam concipias, facultatem<text:line-break/>ampeloprasi inveneris. Est enim agreste ut sic dicam por-<text:line-break/>rum, quamobrem et acrius eo et siccius)est, sicut agrestia<text:line-break/>omnia reliqua hortensibus, </text:span><text:span text:style-name="T2">ac </text:span><text:span text:style-name="T2">proinde stomacho quam illud<text:line-break/>nocentius. Sed et crassos et lentos humores potentius in-•<text:line-break/>cidrt, valentiusque infarcta organa obstructione liberat.<text:line-break/>Hac quoque ratione urinas et menstrua saepe provocavit,<text:line-break/>ubi a crassis et lentis retinebantur humoribus. Adeo vero<text:line-break/>est calidum ut illitum cataplasmatis modo exulceret. </text:span><text:span text:style-name="T2">t)i-</text:span></text:p>
      <text:p text:style-name="P6"><text:span text:style-name="T2">ctum </text:span><text:span text:style-name="T27">est</text:span><text:span text:style-name="T2"> autem retro quod, quae eum in modum sunt ca-<text:line-break/>lida, extremi sunt ordinis.</text:span></text:p>
      <text:p text:style-name="P8"><text:span text:style-name="T2">[32. </text:span><text:span text:style-name="T27">De ampelo</text:span><text:span text:style-name="T27">, </text:span><text:span text:style-name="T27">vite</text:span><text:span text:style-name="T2"> agresti.] Vitis agrestis racemi<text:line-break/>extergendi vim habent, ut ephelidas et nervos et id genus<text:line-break/>omnia in, extima cute existentia curare possint. Sed et<text:line-break/>astrictionem quandam extrema gerinina obtinent, quae et'<text:line-break/>sale condiri assolent.</text:span></text:p>
      <text:p text:style-name="P8"><text:span text:style-name="T2">[33. De </text:span><text:span text:style-name="T27">ampelo, vite sativa.j</text:span><text:span text:style-name="T2"> Vitis cultae assimilis<text:line-break/>facultas est agresti, sed ad omnia imbecillior.</text:span></text:p>
      <text:p text:style-name="P8"><text:span text:style-name="T2">[34. De </text:span><text:span text:style-name="T27">ampelo, alba vitei\ .</text:span><text:span text:style-name="T2"> Vitis albae, quam et<text:line-break/>bryoniam et psilothrum vocant, prima quidem germina ah -<text:line-break/>omnibus pro more edi vere solent, utpote edulium stoma-<text:line-break/>cho propter astrictionem acceptum, sed et subamaram et<text:line-break/>modice acrem astrictionem possident, quare et urinam,.mo-<text:line-break/>dice cieut. At. radix et abstergentem et desiccantem et te-<text:line-break/>nuium partium vim habet et moderate calidam. Quarnob-<text:line-break/>rem et lienes induratos liquat tum epota tum suris cum</text:span></text:p>
      <text:p text:style-name="P6"><text:span text:style-name="T2">ficubus imposita, et pscrarn et lepram fanat. Porro fructus<text:line-break/>ejus, racemi speciem praeferens, iis qui coria densant est<text:line-break/>utilis.</text:span></text:p>
      <text:p text:style-name="P65"><text:span text:style-name="T2">[35. </text:span><text:span text:style-name="T27">De ampelo, scu vite</text:span><text:span text:style-name="T2"> mgra.] Vitis nigra. Vo-<text:line-break/>catur autem haec proprie bryonia, fupradictae tamen ad<text:line-break/>omnia similis, nisi quod imbecillior.<text:tab/></text:span><text:span text:style-name="T2">,</text:span></text:p>
      <text:p text:style-name="P8"><text:span text:style-name="T2">£36. </text:span><text:span text:style-name="T27">De Amygdalisij</text:span><text:span text:style-name="T2"> Amygdala, quae quidem pa-<text:line-break/>lam amara sunt, omnino extenuandi vim possident, quod<text:line-break/>et qualitas ipsa indicat et experientia comprobat. Ac de<text:line-break/>amara quidem qualitate in quarto horum commentariorum<text:line-break/>proditum est. Caeterum duo experientiae exempla proponi<text:line-break/>satis est, unde vim eorum possis dignoscere. • Siquidem<text:line-break/>ephelin expurgant et excreationibus ex pectore pulmone-<text:line-break/>que crassorum lentorumque humorum impendio conserunt.<text:line-break/>Porro haec ostensa sunt genere quidem attenuantis, specie<text:line-break/>vero extergentis esse facultatis. Quin et quod per accidens<text:line-break/>facultatem item habeant ab obstructione liberandi et ipsum<text:line-break/>supra demonstratum esu Sed et experientia monstrat.</text:span></text:p>
      <text:p text:style-name="P6"><text:span text:style-name="T2">Nam in jecore crassorum viscoscrumque humorum in ex-<text:line-break/>trernis vasis impactorum--obstructiones, abunde expurgant<text:line-break/>expediuntque. Quin et laterum dolores ab hujusmodi<text:line-break/>causa natos et lienis et coli et renum sanant. Porro et </text:span><text:span text:style-name="T2">ipsa<text:line-break/></text:span><text:span text:style-name="T2">arbor tota • similem sortita vim est. 'Nam hujus radices<text:line-break/>coctae atque illitae epheleis purgant. Quotquot vero sunt<text:line-break/>amygdala dulcia et ipsa leviculam amaritudinem possident;<text:line-break/>quae tamen dulcedine superante occultatur, </text:span><text:span text:style-name="T2">caeterum id<text:line-break/></text:span><text:span text:style-name="T2">temporis spatio clarum fit. Demonstratum autem retro </text:span><text:span text:style-name="T2">est<text:line-break/></text:span><text:span text:style-name="T2">qualitatem dulcem moderate esse calidam.</text:span></text:p>
      <text:p text:style-name="P8"><text:span text:style-name="T2">[S7. De Ammoniaco.] Ammoniacum liquor est fe-<text:line-break/>rulae cujusdam. Hoc habet emolliendi facultatem intensam,<text:line-break/>adeo ut et articulorum tophos dissolvat et lienes induratos </text:span><text:span text:style-name="T2">..<text:line-break/></text:span><text:span text:style-name="T2">sanet et strumas per halitum digerat.</text:span></text:p>
      <text:p text:style-name="P8"><text:span text:style-name="T2">, </text:span><text:span text:style-name="T2">[38. De </text:span><text:span text:style-name="T27">Arnomoi}</text:span><text:span text:style-name="T2"> Amomum acoro similem faculta-<text:line-break/>tem obtinet, nisi quod acorum siccius fit, majore autem<text:line-break/>quadantenus concoquendi facultate amomum.</text:span></text:p>
      <text:p text:style-name="P9"><text:span text:style-name="T2">[3g. De Anagaiiide.J Anagallis utraque,- tum ea<text:line-break/>quae coeruleum habet florem tum ea quae purpureum,<text:line-break/>admodum extergentis' funt facultatis. Habent vero non-<text:line-break/>nihil etiam caloris et quandam’trahendi facultatem, adeo<text:line-break/>ut et infixa corpori extrahant. Succus earum ex naribus<text:line-break/>purgat eadem de causa. </text:span><text:span text:style-name="T2">In </text:span><text:span text:style-name="T2">summa autem desiccandi vim<text:line-break/>habent citra mordicationem. Quamobrem et vulnera gIu-<text:line-break/>tinant et putrida adjuvant.</text:span></text:p>
      <text:p text:style-name="P8"><text:span text:style-name="T2">[40. De </text:span><text:span text:style-name="T27">Anagyro ] </text:span><text:span text:style-name="T2">Anagyrus frutex est graviter<text:line-break/>olens, acris et digerentis calesacientisque facultatis. Sed<text:line-break/>folia etiamnum virentia, quum propter humiditatis admix-<text:line-break/>tionem minus sint acria, idcirco tumentia reprimunt, at<text:line-break/>reficcata incidentis funt exiccantisque valenter facultatis.<text:line-break/>Similem fere facultatem habet radicis ejus cortex. Semen<text:line-break/>autem magis tenuiorum est partium. Sed et vomitum pro-<text:line-break/>vocat.</text:span></text:p>
      <text:p text:style-name="P8"><text:span text:style-name="T2">(41. De Andro/aemo.] Androfaemum plauta fru-<text:line-break/>ticofa natura duplex, unum enim ascyron et afcyroeides</text:span></text:p>
      <text:p text:style-name="P6"><text:span text:style-name="T2">nuncupatum est species hyperici, alterum vero a quibus-<text:line-break/>dam dionyfias appellatur. Est autem fructus eorum pur- </text:span><text:span text:style-name="T2">'<text:line-break/></text:span><text:span text:style-name="T2">gatorius, foliorum vero facultas modice extergens et de-<text:line-break/>siccans , ut et ambusta curare credantur. Caeterum in vino .<text:line-break/>austero decocta, vinum ipsum vulnerum grandium gluti-<text:line-break/>natorium efficiunt.</text:span></text:p>
      <text:p text:style-name="P8"><text:span text:style-name="T2">[42, De Andro/aee.] Androsace amara et acris<text:line-break/>herba. Potest autem resiccata ebibitaque tum ipsa, tum<text:line-break/>fructus ejus magnopere urinam provocare, et nimirum<text:line-break/>etiam discutere et desiccare.</text:span></text:p>
      <text:p text:style-name="P8"><text:span text:style-name="T2">[43. </text:span><text:span text:style-name="T27">De Andradhne portulacae</text:span><text:span text:style-name="T2"> Andrachne por-<text:line-break/>tillaca frigida et aquea temperie est, paucae particeps auste-<text:line-break/>ritatis. Proinde fluxiones repellit et maxime biliosas et<text:line-break/>calidas, rum eo quod </text:span><text:span text:style-name="T2">eas </text:span><text:span text:style-name="T2">mutet et in qualitate alteret,<text:line-break/>magnopere refrigerans. Et fuerit sane in refrigerandi<text:line-break/>quidem facultate tertii excessus </text:span><text:span text:style-name="T2">a </text:span><text:span text:style-name="T2">temperatis ac mediis, in<text:line-break/>humectandi vero secundi. Hac ratione et aestuantes ut<text:line-break/>si quid aliud adjuvat tum ventris osculo imposita tum</text:span></text:p>
      <text:p text:style-name="P6"><text:span text:style-name="T2">totis hypochondriis, maxime in febribus'hecticis. Prae-<text:line-break/>terea dentium stuporem, fanat, nempe quae ab acidorum<text:line-break/>succorum contactu aspere exiccata suerant, leniens atque<text:line-break/>replens, utpote quum viscosam habeat humiditatern. Si-<text:line-break/>militer vero et succus ejus.' Itaque non foris modo impo-<text:line-break/>situs , sed epotus quoque refrigerat. Hoc sane et toti her-<text:line-break/>bae comesae accidit Quoniam autem subastrlugit, utiliter<text:line-break/>dysentericis editur et muliebri profluvio et fanguinis reje-<text:line-break/>ctionibus. Sed ad haec quidem multo est quam herba<text:line-break/>succus ipsius elficacicr.</text:span></text:p>
      <text:p text:style-name="P8"><text:span text:style-name="T2">[4.4. De Anemone.] Anemonae omnes acres et<text:line-break/>extergendi et attrahendi et ora vasorum reserandi fa-<text:line-break/>cultatem obtinent itaque radix commansa pituitam evo-<text:line-break/>cati Et succus ex naribus purgat et oculorum cica-<text:line-break/>trices extenuat. Insuper sordida ulcera anemonae </text:span><text:span text:style-name="T27">ex-<text:line-break/>purgant et</text:span><text:span text:style-name="T2"> lepras detrahunt, menscsque appositae eliciunt et<text:line-break/>lac trahunt.</text:span></text:p>
      <text:p text:style-name="P11"><text:span text:style-name="T2">' </text:span><text:span text:style-name="T2">*</text:span></text:p>
      <text:p text:style-name="P9"><text:span text:style-name="T14">[45. </text:span><text:span text:style-name="T27">Da</text:span><text:span text:style-name="T2"> Anetho.) Anethum adeo calefacit ut </text:span><text:span text:style-name="T2">ha-<text:line-break/></text:span><text:span text:style-name="T2">bendum sit aut secundi ordinis intensi, aut </text:span><text:span text:style-name="T2">tertii remissi,<text:line-break/></text:span><text:span text:style-name="T2">exiccantium vero ordinis est secundi incipientis, </text:span><text:span text:style-name="T2">aut primi<text:line-break/></text:span><text:span text:style-name="T2">finientis. Itaque merito in oleo decoctum digerit, dolorem<text:line-break/>fedat, somnum conciliat et crudos et incoctos tumores </text:span><text:span text:style-name="T2">con-<text:line-break/></text:span><text:span text:style-name="T2">coquit; fit enim ex eo oleum, cujus propinqua sit </text:span><text:span text:style-name="T2">tempe-<text:line-break/></text:span><text:span text:style-name="T2">ries </text:span><text:span text:style-name="T2">pus </text:span><text:span text:style-name="T2">moventibus et concoquentibus vocatis </text:span><text:span text:style-name="T2">medicamen-<text:line-break/></text:span><text:span text:style-name="T2">tis, nisi quatenus paulo illis tum calidius tum tenuius </text:span><text:span text:style-name="T2">est,<text:line-break/></text:span><text:span text:style-name="T2">ac proinde discutiens. Ustum autem tertii ordinis </text:span><text:span text:style-name="T2">tum-<text:line-break/></text:span><text:span text:style-name="T2">calefacientium tum desiccantium fit. Et proinde </text:span><text:span text:style-name="T2">ulceribus<text:line-break/></text:span><text:span text:style-name="T2">nimis humidis mollibusque inspersum prodest, potissimum<text:line-break/>iis quae rn pndendis consistunt, at quae rn praeputio </text:span><text:span text:style-name="T2">sunt<text:line-break/></text:span><text:span text:style-name="T2">inveterata, ea probe cicatrice includit. Caeterum </text:span><text:span text:style-name="T2">viride<text:line-break/>adhuc </text:span><text:span text:style-name="T2">et succulentum humidius est scilicet et minus </text:span><text:span text:style-name="T2">calidum.<text:line-break/></text:span><text:span text:style-name="T2">Itaque magis concoquit et somnum conciliat magis quam<text:line-break/>siccum , sed </text:span><text:span text:style-name="T2">minus </text:span><text:span text:style-name="T2">discutit. Idcirco'nulri videntur </text:span><text:span text:style-name="T2">veteres<text:line-break/></text:span><text:span text:style-name="T2">coronis ex eo plexis in conviviis usi fuisse.</text:span></text:p>
      <text:p text:style-name="P9"><text:span text:style-name="T2">[4si., </text:span><text:span text:style-name="T27">De Antliyllidescj</text:span><text:span text:style-name="T2"> Anthyllis duplex est, sed<text:line-break/>utraque modice desiccat, ut et ulcera glutinet. Caeterum<text:line-break/>altera ea scilicet, quae chamaepityi assimilis est, quadante-<text:line-break/>nus tenuiorum eft partium quam altera, adeo ut et comi-<text:line-break/>tialibus competat. Quin et ipsa magis quam altera exter-<text:line-break/>gere potest.</text:span></text:p>
      <text:p text:style-name="P8"><text:span text:style-name="T2">[si 7. </text:span><text:span text:style-name="T2">De </text:span><text:span text:style-name="T27">Anthemide scu chamaemelo.\</text:span><text:span text:style-name="T2"> Anthemis<text:line-break/>aut chamaemelum, dictum quidem ,in tertio libro copio-<text:line-break/>sius est de hac herba, diceturque nunc summatim quod<text:line-break/>calefacit et desiccat in primo ordine.. ' Est et tenuium<text:line-break/>partium, ac proinde discutiendi, laxandi et rarefaciendi vim<text:line-break/>obtinet. ,</text:span></text:p>
      <text:p text:style-name="P8"><text:span text:style-name="T2">[48. </text:span><text:span text:style-name="T2">De Anise.j </text:span><text:span text:style-name="T2">.Anisi semen maxime, utile eft,<text:line-break/>aere et subamarum ; ut prope ad urentium accedat calidi-<text:line-break/>tatem. Est autem ,in siccando tertii ordinis, sicut et in ca-<text:line-break/></text:span><text:span text:style-name="T2">lesaciendo,. Proinde </text:span><text:span text:style-name="T2">et urinam ciet </text:span><text:span text:style-name="T2">et </text:span><text:span text:style-name="T2">digerit </text:span><text:span text:style-name="T2">et </text:span><text:span text:style-name="T2">inflationes<text:line-break/></text:span><text:span text:style-name="T2">ventris reprimit. ,</text:span></text:p>
      <text:p text:style-name="P9"><text:span text:style-name="T2">[4g. </text:span><text:span text:style-name="T27">De Antirrhinostj</text:span><text:span text:style-name="T2"> Antirrhinum, aut Anarrlri-<text:line-break/>num fructum habet vituli naribus simile, ad fucationes lu-<text:line-break/>utile. Ipsum autem similis est cum bubonio facultatis, sed<text:line-break/>multo minoris. Itaque ex illo de hoc conjicito.</text:span></text:p>
      <text:p text:style-name="P8"><text:span text:style-name="T2">[5o. De Aparine.J Aparine quidam philanthropon,<text:line-break/>alii omphacocarpum cognominant, modice extergit et de-<text:line-break/>siccat, habetque nonnihil tenuium partium.</text:span></text:p>
      <text:p text:style-name="P8"><text:span text:style-name="T2">[5x. </text:span><text:span text:style-name="T27">De apto,</text:span><text:span text:style-name="T2"> pyro.] Pyri folia pariter ac turiones<text:line-break/>auflera funt, fructus dulcedinis etiam, quiddam obtinet<text:line-break/>aqueae. Ex quibus clara quoque temperies est, inaequalis<text:line-break/>secundum partes, nam pars una terrea est, alia aquea, </text:span><text:span text:style-name="T27">cae-<text:line-break/>terum</text:span><text:span text:style-name="T2"> utraque frigida, tum alia temperata. Proinde esu pyra<text:line-break/>stomacho grata funt- et sitim prohibent, illita autem desic-<text:line-break/>cant et modice refrigerant. Nam ego iis illitis vulnus glu-<text:line-break/>tluasse me memini, quum aliud ad manum esset nihil.</text:span></text:p>
      <text:p text:style-name="P8"><text:span text:style-name="T2">ffiu. De </text:span><text:span text:style-name="T27">Adhradib-us seu pyris sclvesiribusr\</text:span><text:span text:style-name="T2"> Achra-<text:line-break/>des vocatae magis quam pyra reliqua astringunt et desic-</text:span></text:p>
      <text:p text:style-name="P6"><text:span text:style-name="T2">canti Et proinde sane majora vulnera glutinant fluxusque<text:line-break/>repellunt.</text:span></text:p>
      <text:p text:style-name="P8"><text:span text:style-name="T2">£53. De </text:span><text:span text:style-name="T27">Apocyno, aut</text:span><text:span text:style-name="T2"> cynoorumbe.] Apooynurn aut<text:line-break/>cynocrainbe. Vocant autem quidam eam Cynomorum,<text:line-break/>quandoquidem canes celerrime interimit, sicut Iycoetonoa<text:line-break/>lupos. Est autem hominibus venenurn, herba multum gra-<text:line-break/>viter olens, proinde omnino, calida est non instrenue, non<text:line-break/>tamen proportione desiccati. Itaque illita admodum dige-<text:line-break/>rentis est facultatis.</text:span></text:p>
      <text:p text:style-name="P8"><text:span text:style-name="T2">_ [54. De Argemane.J Argenrone. Et hujus herbae<text:line-break/>facultas detersuria est et digerens.</text:span></text:p>
      <text:p text:style-name="P8"><text:span text:style-name="T2">[55. De Arisero.] Arisarum multo minus est aro.<text:line-break/>Radicem habet olivae magnitudine, fed multo est ipsa acriu?.</text:span></text:p>
      <text:p text:style-name="P8"><text:span text:style-name="T2">[56. De Aristoiocstia.] . Aristolochiae radix multo<text:line-break/>est ad, medicationes utilissima, amara et subacris. Sed ex<text:line-break/></text:span><text:span text:style-name="T2">illis </text:span><text:span text:style-name="T2">omnium subtilissima est rotunda et ad omnia elficacior.<text:line-break/>Aliarum voro duarum, quae clematitis appellatur, fragran-</text:span></text:p>
      <text:p text:style-name="P6"><text:span text:style-name="T2">tiorest, itaque ea ad unguenta utuntur unguentarii, sed ad<text:line-break/>sanationes infirmior. At longa minus quidem tenuitatis<text:line-break/>partium obtinet quam rotunda, sed nec ipsa inefficax </text:span><text:span text:style-name="T27">eft,<text:line-break/></text:span><text:span text:style-name="T2">verum abstergendi atque. calefaciendi facultatem possidet,<text:line-break/>minus quidem quam rotunda abstergens ac digerens, sed<text:line-break/>non mluus calefaciens, imo forsan plus quoque. Itaque<text:line-break/>iu quibus usus est modicae abstersimus, commodior est longa,<text:line-break/>puta in ulceribus carne explendis et fomentationibus uteri;<text:line-break/>at in quibus crassum humorem validius extenuare oportet,<text:line-break/>illic usus est rotundae. Proinde dolores ab infarctu, ani<text:line-break/>crassitie crudorum spirituum natos magis curat rotunda et<text:line-break/>spicula extrahit et putredines sanat et sordida ulcera repur-<text:line-break/>gat, . dentes et gingivas candidas efficit. Auxilio est et<text:line-break/>asthmaticis, singultientibus, comitialibus, 'podagricis, si<text:line-break/>cum aqtia bibatur. Tum ruptis etmonvulsis ut si quod<text:line-break/>aliud medicamentum idoneum esu :</text:span></text:p>
      <text:p text:style-name="P8"><text:span text:style-name="T2">[5/. </text:span><text:span text:style-name="T27">De Arceutho, sunigeno.~\</text:span><text:span text:style-name="T2"> Juniperus'calida et</text:span></text:p>
      <text:p text:style-name="P66"><text:span text:style-name="T14">, έ -<text:tab/></text:span><text:span text:style-name="T14">..<text:tab/>..<text:tab/></text:span><text:span text:style-name="T14">*•<text:tab/></text:span><text:span text:style-name="T41">7</text:span></text:p>
      <text:p text:style-name="P11"><text:span text:style-name="T2">sicca utrinque tertii ordinis.. At fructus similiter quidem<text:line-break/>calidus est, scd non similiter siccat, </text:span><text:span text:style-name="T2">verum </text:span><text:span text:style-name="T2">in hoc primi fue-<text:line-break/>rit ordinis.</text:span></text:p>
      <text:p text:style-name="P8"><text:span text:style-name="T2">[58. De </text:span><text:span text:style-name="T27">Arctio, lappa minoreij</text:span><text:span text:style-name="T2"> </text:span><text:span text:style-name="T2">• </text:span><text:span text:style-name="T2">Aretium illud, quod.<text:line-break/>tapso verbasco </text:span><text:span text:style-name="T2">est simile </text:span><text:span text:style-name="T2">radice </text:span><text:span text:style-name="T2">tenera, </text:span><text:span text:style-name="T2">candida, dulci,<text:line-break/>caule oblongo </text:span><text:span text:style-name="T2">et molli</text:span><text:span text:style-name="T2">,„ semine cumino </text:span><text:span text:style-name="T2">simili</text:span><text:span text:style-name="T2">, facultatis est<text:line-break/>admodum tenuium partium et ob id exiccantis extergentis-<text:line-break/>que tamen modice. Quamobrem radix ac semen ejus<text:line-break/>cocta_ cum vino quadantenus dolores dentium mitigant..<text:line-break/>Porro ambusta et perniones, non </text:span><text:span text:style-name="T2">horum </text:span><text:span text:style-name="T2">modo decoctum<text:line-break/>perfusum, sed et </text:span><text:span text:style-name="T2">caules.</text:span><text:span text:style-name="T2">teneriores sanare possunt.</text:span></text:p>
      <text:p text:style-name="P8"><text:span text:style-name="T2">Lsini' </text:span><text:span text:style-name="T27">Le Arctso </text:span><text:span text:style-name="T27">lappa rnasore</text:span><text:span text:style-name="T27">, barda,ia.\</text:span><text:span text:style-name="T2"> </text:span><text:span text:style-name="T2">Alterum<text:line-break/>vero arctium, quod personaciam vocant, cujusque folia<text:line-break/>cucurbitae </text:span><text:span text:style-name="T2">simillima </text:span><text:span text:style-name="T2">sunt, nisi quatenus tum majora.,tum<text:line-break/>duriora, </text:span><text:span text:style-name="T2">digerit simul'</text:span><text:span text:style-name="T2">et desiccat, sed </text:span><text:span text:style-name="T2">et </text:span><text:span text:style-name="T2">astringit nonnihil.'<text:line-break/>Quamobrem folia </text:span><text:span text:style-name="T2">ejus </text:span><text:span text:style-name="T2">veteribus ulceribus mederi possunt.</text:span></text:p>
      <text:p text:style-name="P9"><text:span text:style-name="T2">[sio. </text:span><text:span text:style-name="T2">.De </text:span><text:span text:style-name="T27">arnoglofsa, plantaginem</text:span><text:span text:style-name="T2"> Arnoglossmn.<text:line-break/></text:span><text:span text:style-name="T2">Mixtae </text:span><text:span text:style-name="T2">et hoc est temperiei, habet enim quiddam aqueurn<text:line-break/></text:span><text:span text:style-name="T2">frigidum, habet vero </text:span><text:span text:style-name="T27">et</text:span><text:span text:style-name="T2"> austerum quiddam id qnod terreum<text:line-break/>est , siceum frigidum. Itaque refrigerat simul 'et desiccat et<text:line-break/></text:span><text:span text:style-name="T2">in </text:span><text:span text:style-name="T2">utroque secundi </text:span><text:span text:style-name="T2">excessus a mediis </text:span><text:span text:style-name="T2">est. Porre medica-<text:line-break/>msititit, qttae ecm lioc quod refrigerant, una etiam ultrin-<text:line-break/>gunt, ea et ad uleeia rebellia omnia et ad fluxiones etpu-<text:line-break/>tredines conveniant, ab proinde et est dysenterias. Nam<text:line-break/>et sanguinis profluvia sistunt et siquid aduratur refrigerant.<text:line-break/>Tum sinus quoque glutinant et alia ulcera recentia simul et<text:line-break/>veteris. In omnibus fere id genus medicamentis primas<text:line-break/>tenet,. aut feerte nulli secundum est, plantago, idque tempe-<text:line-break/>riei commoderatione. Nam siccitatem obtinet morsus ex-<text:line-break/>pertem .et frigiditatem, quae nondum obstupefaciat. Et<text:line-break/>fructus et radix similis sunt facultatis, nisi quod .tum sic-<text:line-break/>cioris tum minus frigidae. Sed fructus quidem tenuiorum<text:line-break/>est partium, radices autem crassiorum partium. Et ipsa<text:line-break/>herbae folia exiccata tenuiorum funt partium et minus fri-</text:span></text:p>
      <text:p text:style-name="P6"><text:span text:style-name="T2">gidae facultatis, mempe difflato ex eis </text:span><text:span text:style-name="T27">'ac</text:span><text:span text:style-name="T2"> digesto </text:span><text:span text:style-name="T2">exire-<text:line-break/></text:span><text:span text:style-name="T2">mento aquea.' Hac natieaie et -radicibus nituntur </text:span><text:span text:style-name="T2">iad den--<text:line-break/></text:span><text:span text:style-name="T2">tiam dolores tum mandentes trnn collutionibus </text:span><text:span text:style-name="T2">incoqueu-<text:line-break/></text:span><text:span text:style-name="T2">tes. Praeterea ad jecinoris et renum </text:span><text:span text:style-name="T2">obstructiones aa®n<text:line-break/></text:span><text:span text:style-name="T2">has tantum adhibent, sed-folia iquoque </text:span><text:span text:style-name="T2">et ,</text:span><text:span text:style-name="T2">inulto magis fru-<text:line-break/>ctus, Haec enim omnia ‘quandam in se ahssergernli </text:span><text:span text:style-name="T2">faseniv<text:line-break/></text:span><text:span text:style-name="T2">talem obtinent, quam ret lu herba xiridi inesse </text:span><text:span text:style-name="T2">sutis conjici<text:line-break/></text:span><text:span text:style-name="T2">potest, verum ab humiditatis copia devinci.</text:span></text:p>
      <text:p text:style-name="P8"><text:span text:style-name="T2">ipla- </text:span><text:span text:style-name="T27">De</text:span><text:span text:style-name="T2"> </text:span><text:span text:style-name="T2">lArxiJ Aron terrena </text:span><text:span text:style-name="T2">et </text:span><text:span text:style-name="T2">.ipsum -essentia<text:line-break/>eonstat calida. Proinde extergendi </text:span><text:span text:style-name="T2">vim </text:span><text:span text:style-name="T2">‘obtinet, </text:span><text:span text:style-name="T2">verum<text:line-break/></text:span><text:span text:style-name="T2">non valentem, sicut dracontium. Est 'itaque in exsiccando<text:line-break/></text:span><text:span text:style-name="T2">et </text:span><text:span text:style-name="T2">calefaciendo primi ordinis. Radices ejus </text:span><text:span text:style-name="T2">maxime </text:span><text:span text:style-name="T2">sunt<text:line-break/>utiles, siquidem comesae 'eralsitiem </text:span><text:span text:style-name="T2">/humorum .mediocriter<text:line-break/></text:span><text:span text:style-name="T2">incidunt, adeo uternxcreationibus ex pectore idoneae </text:span><text:span text:style-name="T2">sint,<text:line-break/>fed magis tamer. aptum est </text:span><text:span text:style-name="T2">dracontium.</text:span></text:p>
      <text:p text:style-name="P8"><text:span text:style-name="T2">ijjsio.- De </text:span><text:span text:style-name="T27">Artemisiae</text:span><text:span text:style-name="T2"> Arteiuifia. Dnplex quidem<text:line-break/></text:span><text:span text:style-name="T2">est herba Artemisia, </text:span><text:span text:style-name="T2">- </text:span><text:span text:style-name="T2">fed utraque calefacit et modice </text:span><text:span text:style-name="T2">defic-</text:span></text:p>
      <text:p text:style-name="P6"><text:span text:style-name="T2">oat, et sint </text:span><text:span text:style-name="T2">quod ad </text:span><text:span text:style-name="T2">calefactionem attinet, excessus fecundi,<text:line-break/>quod vero ad reficcationem</text:span><text:span text:style-name="T2">, </text:span><text:span text:style-name="T2">aut. primi intensi aut fecun- -<text:line-break/>di incipientis. Sunt autem et modice tenuium </text:span><text:span text:style-name="T2">partium.<text:line-break/></text:span><text:span text:style-name="T2">Itaque ad renum calculos mediocriter commodae sunt et ad<text:line-break/>fomentationes uteri.</text:span></text:p>
      <text:p text:style-name="P67"><text:span text:style-name="T2">[63. De A/aro.] Asarum. Hujus herbae radices<text:line-break/>utiles sunt facultate similes radicibus acori, intensiores </text:span><text:span text:style-name="T27">ta-<text:line-break/>men.</text:span><text:span text:style-name="T2"> Itaque ex </text:span><text:span text:style-name="T2">iis, </text:span><text:span text:style-name="T2">quae </text:span><text:span text:style-name="T2">de </text:span><text:span text:style-name="T2">illis prodita sunt, luic faciem<text:line-break/>da conjectura.<text:tab/></text:span><text:span text:style-name="T2">.....</text:span></text:p>
      <text:p text:style-name="P68"><text:span text:style-name="T2">[64. </text:span><text:span text:style-name="T27">Ha Asclepiade.']</text:span><text:span text:style-name="T2"> Afclepias. In tertio Diosco-<text:line-break/></text:span><text:span text:style-name="T2">rides </text:span><text:span text:style-name="T2">de hac herba conscripsit, </text:span><text:span text:style-name="T2">at </text:span><text:span text:style-name="T2">nos ejus nondum peri-<text:line-break/>culum ferimus.<text:tab/></text:span><text:span text:style-name="T2">.</text:span><text:span text:style-name="T2">,.<text:tab/></text:span><text:span text:style-name="T2">• :</text:span></text:p>
      <text:p text:style-name="P8"><text:span text:style-name="T2">[65. </text:span><text:span text:style-name="T27">De </text:span><text:span text:style-name="T27">Aspalathoi\</text:span><text:span text:style-name="T2"> Aspalathus gustu </text:span><text:span text:style-name="T2">quidem </text:span><text:span text:style-name="T2">acris<text:line-break/>simul et astringens est, facultate'</text:span><text:span text:style-name="T27">vero</text:span><text:span text:style-name="T2"> </text:span><text:span text:style-name="T2">ex- dissimllaribus con-<text:line-break/></text:span><text:span text:style-name="T2">stat, nempe' partibus suis acribus calefaciens, </text:span><text:span text:style-name="T2">partibus<text:line-break/></text:span><text:span text:style-name="T2">vero aliis, austeris scilicet, refrigerans. </text:span><text:span text:style-name="T2">Itaque utriusque<text:line-break/>ratione desiccat </text:span><text:span text:style-name="T2">et refrigerat, et </text:span><text:span text:style-name="T2">proinde ad putredines </text:span><text:span text:style-name="T2">et<text:line-break/></text:span><text:span text:style-name="T2">fluxiones est utilis.</text:span></text:p>
      <text:p text:style-name="P9"><text:span text:style-name="T2">\ ’</text:span></text:p>
      <text:p text:style-name="P8"><text:span text:style-name="T2">[66. De A/parago.] Asparagus petraeus aut mya-<text:line-break/>oanthinus abstergendi vim habet, idque citra manifestam<text:line-break/>aut caliditatem aut. frigiditatem. Hinc renes ac jecur<text:line-break/>infarctu liberat et maxime herbae ipsius radices et femen.<text:line-break/>Quin et dentium dolores fanat siccitatis nomine citra cale-<text:line-break/>factionem</text:span><text:span text:style-name="T2">, </text:span><text:span text:style-name="T2">quam vel maxime dentes ' requirunt. Porro<text:line-break/>Athenienses per ph dicunt Aspharagus.</text:span></text:p>
      <text:p text:style-name="P8"><text:span text:style-name="T2">£67. </text:span><text:span text:style-name="T2">De </text:span><text:span text:style-name="T27">Asplenon</text:span><text:span text:style-name="T2"> Asplenum tenuium quidem par-<text:line-break/>tiurn, non tamen calida est herba. Hac utique ratione et<text:line-break/>Iapides frangit </text:span><text:span text:style-name="T2">et lienes </text:span><text:span text:style-name="T2">liquati . '</text:span></text:p>
      <text:p text:style-name="P69"><text:span text:style-name="T2">£68. </text:span><text:span text:style-name="T2">De </text:span><text:span text:style-name="T27">Astragalos</text:span><text:span text:style-name="T2"> </text:span><text:span text:style-name="T2">Astragalus fruticellus est exi-<text:line-break/></text:span><text:span text:style-name="T2">guus, </text:span><text:span text:style-name="T2">radices habens astrictorias. Quamobrem etiam </text:span><text:span text:style-name="T2">ex<text:line-break/></text:span><text:span text:style-name="T2">numero est </text:span><text:span text:style-name="T2">non instrenue </text:span><text:span text:style-name="T2">ericcantium. Nam ulcera vetera<text:line-break/>ad cicatricem ducit et alvum fluxu tentatam sistit, siquis in<text:line-break/></text:span><text:span text:style-name="T2">vino </text:span><text:span text:style-name="T2">decoctam radicem bibat. Plurimus hujus 'fruticis pro-<text:line-break/>ventus est in </text:span><text:span text:style-name="T2">Pheneo </text:span><text:span text:style-name="T2">Arcadiae. .<text:tab/>-</text:span></text:p>
      <text:p text:style-name="P8"><text:span text:style-name="T2">• [69. </text:span><text:span text:style-name="T27">De Astere</text:span><text:span text:style-name="T2"> Attico.] Aster Atticus. Alii Bubo-<text:line-break/>nium </text:span><text:span text:style-name="T2">vocant, </text:span><text:span text:style-name="T2">non ob </text:span><text:span text:style-name="T2">id tantum, </text:span><text:span text:style-name="T2">quod illitmn, </text:span><text:span text:style-name="T2">fed etiam</text:span></text:p>
      <text:p text:style-name="P6"><text:span text:style-name="T2">quod suspensum. bubones -sanare credatur ; habet quiddam.<text:line-break/>e'tlam digerens, habet vero non minime et refrigerans<text:line-break/>quiddam ae reprimens., ut mixtae fit facultatis uti rosa,<text:line-break/>verum id -non astringit.</text:span></text:p>
      <text:p text:style-name="P8"><text:span text:style-name="T2">fao. De .Asiapntde ava.j. Astaphis culta quidem<text:line-break/>concoquendi, astringendi et leviter digerendi facultatem<text:line-break/>possidet. -At Agrestis veheorerfter aerem obtinet, adeo ut<text:line-break/>ex oaprte </text:span><text:span text:style-name="T27">pituitam</text:span><text:span text:style-name="T2"> eliciat abstergatque valentur. - Itaque ad<text:line-break/>pforam accommoda esu Sed et urendi vim habet.</text:span></text:p>
      <text:p text:style-name="P70"><text:span text:style-name="T27">[sii,. iDe Asphodelo</text:span><text:span text:style-name="T2">Asphodelus. Et hujus radix<text:line-break/>utilis est-, sicut ari; asari et. dracontii, nempe extergentis<text:line-break/>et digerentis'facultatis. ‘ -Ustae autem cinis calidior et exic-<text:line-break/>etmtior subtiliorque et digerere putentior -efficitur, ac pro-<text:line-break/>lude et alopecias sanati .<text:tab/>.</text:span></text:p>
      <text:p text:style-name="P8"><text:span text:style-name="T2">[72. </text:span><text:span text:style-name="T2">De. </text:span><text:span text:style-name="T27">Atractylidescj -</text:span><text:span text:style-name="T2"> Atractylis aut cnicos agre-<text:line-break/>stis. Haec planta 'ex spinarum est genere. Facullatem<text:line-break/>habet &lt;lesiccuodi </text:span><text:span text:style-name="T27">'et</text:span><text:span text:style-name="T2"> tnodice mtlidam. • </text:span><text:span text:style-name="T27">i.</text:span></text:p>
      <text:p text:style-name="P71"><text:span text:style-name="T2">[ysi. </text:span><text:span text:style-name="T27">De Atriplice.]</text:span><text:span text:style-name="T2"> Atriplex- humida et frigida<text:line-break/>temperie est, humida quidem fecundi ordinis </text:span><text:span text:style-name="T27">a</text:span><text:span text:style-name="T2"> mediis., fri-<text:line-break/>gida vero primi, quam Utique tepidam esse caliditatem<text:line-break/>posuimus, cujusmosii rosis inest, non tamen astrictionis est<text:line-break/>particeps, scsi aquea est </text:span><text:span text:style-name="T2">et </text:span><text:span text:style-name="T2">minimum terrena, quemadmodum<text:line-break/>malva. Quin et ventrem celeriter permeat, ut illa, ob lu-<text:line-break/>bricitatem. Porro paululum omnino ejus est, quod dige-<text:line-break/>rendi obtinet potentiam- Hortenses autem atriplex et<text:line-break/>malva quam agrestes tum hurnidiores sunt tum frigidiores.<text:line-break/>Proinde phlegmonis et phygethlis incipientibus gliscenti-<text:line-break/>busque et e mollibus etiamnum ac velut ferventibus hor-<text:line-break/>tenses, vigentibus autem </text:span><text:span text:style-name="T2">et </text:span><text:span text:style-name="T2">declinantibus ac indurescenti-<text:line-break/>bus commodiores sunt agrestes. Semen ejus abstergendi<text:line-break/>vim habet. Itaque ad auriginern ex jecoris infarctu pro-,<text:line-break/>gnatam utilis est.<text:tab/></text:span><text:span text:style-name="T2">;</text:span></text:p>
      <text:p text:style-name="P8"><text:span text:style-name="T27">, </text:span><text:span text:style-name="T27">[so- Da Aphace.~\</text:span><text:span text:style-name="T2"> Aphace vim habet astringendi,<text:line-break/>sicut et ipsa lenticula. Sed et similiter, ut lenticulae, edi</text:span></text:p>
      <text:p text:style-name="P6"><text:span text:style-name="T2">solet, caeterum aegrius quam illae concoquitur. Valentius<text:line-break/>autem desiccat et moderati caloris est.</text:span></text:p>
      <text:p text:style-name="P8"><text:span text:style-name="T2">[75. De </text:span><text:span text:style-name="T27">Absinthios</text:span><text:span text:style-name="T2"> Absinthium astrictoriam </text:span><text:span text:style-name="T2">et<text:line-break/></text:span><text:span text:style-name="T2">amaram et acrem simul qualitates possidet, calefaciens </text:span><text:span text:style-name="T2">pa-<text:line-break/></text:span><text:span text:style-name="T2">riter et extergens et roborans et desiccans. Proinde </text:span><text:span text:style-name="T2">bllio-<text:line-break/></text:span><text:span text:style-name="T2">fos ventris humores per egestionem infernam propellit </text:span><text:span text:style-name="T2">ac<text:line-break/></text:span><text:span text:style-name="T2">per urinas evacuat. Magis autem quod in venis est bilio-<text:line-break/>fum per urinas expurgat. Ob haec contentam </text:span><text:span text:style-name="T2">in ventre<text:line-break/></text:span><text:span text:style-name="T2">pituitam nihil adjuvat sumptum, sic sane </text:span><text:span text:style-name="T2">si lu thorace; aut<text:line-break/></text:span><text:span text:style-name="T2">pulmone contineatur, nam astringens in eo facultas </text:span><text:span text:style-name="T2">quam<text:line-break/></text:span><text:span text:style-name="T2">amara valentior est. Porro quod insit quoque acrimonia,<text:line-break/>idcirco majori portione calidum est quam frigidum. </text:span><text:span text:style-name="T2">At si<text:line-break/></text:span><text:span text:style-name="T2">opus est universaliter comprehensam ejus temperiem </text:span><text:span text:style-name="T2">secun-<text:line-break/></text:span><text:span text:style-name="T2">dum primas circunscribere facultates, . etsi dissimilare </text:span><text:span text:style-name="T2">sit,<text:line-break/></text:span><text:span text:style-name="T2">calidum ipsum dixerim primi excessus, siccum tertii. Succus<text:line-break/>autem ejus longe quam herba.ipsa calidior est.</text:span></text:p>
      <text:h text:style-name="Heading_20_2" text:outline-level="2">Cap. ll.</text:h>
      <text:p text:style-name="P96"><text:span text:style-name="T2">x. De </text:span><text:span text:style-name="T27">Balano myrepsica , glande un-</text:span></text:p>
      <text:p text:style-name="P6"><text:span text:style-name="T2">guentaria.J Glans unguentaria aufertur ex barbarica re-<text:line-break/>gione. Utuntur unguentarii carnis, ejus succo, qui facultate<text:line-break/>calidus est. Reliquiae autem, unde expressus-est succus,<text:line-break/>terrestres scilicet et durae vincentem habent qualitatem<text:line-break/>amaram,- Sed et admixta eft quaedam astrictio. Proinde<text:line-break/>extergentem simul et incidentem, contralrentemque et sti-<text:line-break/>pantetn effectum possident. Itaque ad jontbos, lentes,<text:line-break/>epbelin et pruritum, deinde et ad pforam et lepram conve-<text:line-break/>niunt. Verum enim vero et lienes liquant, jecurque indu-<text:line-break/>rescentia. Quod si quis carnem ejus' drachmae pondere cum<text:line-break/>melicrato bibat, medicamentum experietur vomitorium.<text:line-break/>Saepe etiam per infernam alvum largiter subducit. Itaque<text:line-break/>quum hoc medicamento utimur ad viscerum expurgationem<text:line-break/>et maxime jecinoris lienisque, ex oxycrato ipsum exhibere<text:line-break/>consuevimus. Gaudet vero vel maxime 'alioqui aceto ad<text:line-break/>actiones extrinsecas. Adeo enim efficax efficitur, ut et<text:line-break/>ploras et lepras extergeat; et multo etiam magis quae his<text:line-break/>sunt minora, lentes, vitiliginem, jonthos, ephelin, exan-</text:span></text:p>
      <text:p text:style-name="P9"><text:span text:style-name="T2">themata, achoras, tum ulcernsa et quae crassi sunt succi<text:line-break/>omnia. Sed. et cicatricibus </text:span><text:span text:style-name="T2">decorem </text:span><text:span text:style-name="T2">affert. Porro quod<text:line-break/>quum illinenda est lieni, praestet admixtam esse farinarum<text:line-break/>quampiam exiccantium, cujusrnodi est ervi, ac lolii farina,<text:line-break/>id jam potius ad componendorum medicamentorum tracta-<text:line-break/>tionem, haudquaquam ad praesens institutum pertinet, scd'<text:line-break/>et in paratu facilibus ipsum dicetur, Verum in. praescns<text:line-break/>sufficit abstergentem et inrideutem cum astrictione quapiam<text:line-break/>propositi medicaminis, dixisse facultatem, ac fio ad aliud<text:line-break/>transgredi. Cortex tamen ejus admodum astringit. Itaque<text:line-break/>et hunc quoque possis, ubi validae ustis est astrictionis, ac-<text:line-break/>commodare.</text:span></text:p>
      <text:p text:style-name="P8"><text:span text:style-name="T2">[2. De </text:span><text:span text:style-name="T27">Balsama^</text:span><text:span text:style-name="T2"> Balsamum desiccat et calefacit<text:line-break/>fecundo excessu. Est autem et tenuium partium, adeo ut<text:line-break/>odoratum sit. Sed liquor ejus tenuiorum etiam partium<text:line-break/>est quanr ipsa planta, non tamen adeo calidus,, ut quidam<text:line-break/>existimant,, tenuitate partium falsi. Porro structus. ejus</text:span></text:p>
      <text:p text:style-name="P72"><text:span text:style-name="T2">persimilis </text:span><text:span text:style-name="T2">genere </text:span><text:span text:style-name="T2">facultatis est, caeterum </text:span><text:span text:style-name="T2">longe </text:span><text:span text:style-name="T2">in tenuitate<text:line-break/></text:span><text:span text:style-name="T2">,- </text:span><text:span text:style-name="T2">partium inferior,<text:tab/>“'</text:span></text:p>
      <text:p text:style-name="P8"><text:span text:style-name="T2">[3. </text:span><text:span text:style-name="T27">De Buiausiiosp</text:span><text:span text:style-name="T2"> Balausiium flos est agrestis pu-<text:line-break/>nisae, sicut domesticarum cytinus. Valenter gustum astrin-<text:line-break/>git. Et- sane desiccantis et refrigerantis facultatis est et<text:line-break/>nimirum etiam crassae essentiae, siquidem memores sumus<text:line-break/>eorum quae in quarto horum commentariorum funt. pro-<text:line-break/>dita, ubi ostendimus omne astringens terrestre esse, frigidum.<text:line-break/>Aliarum autem qualitatum nullius prae se fert indicium.<text:line-break/>Prolude ipsum quis censeat strenue et. exiccare, et refrige-<text:line-break/>rare. Siquidem non perperam lu quanto horum volutui-<text:line-break/>num terreis frigidis corporibus astringentem inesse qualita-<text:line-break/>tem demonstratum esu Sane vero, et eventus ipse ecmprobat.<text:line-break/>Nam si intertriginibus et aliis ulceribus ipsum illinas, celer-<text:line-break/>rime illa ridebis cicatricem contrahere. Hoc sane nomine </text:span><text:span text:style-name="T27">et<text:line-break/>ad</text:span><text:span text:style-name="T2"> sanguinem rejicientes et ad dysenteriam, tum ad ventris<text:line-break/>uterique profluvia, non est quispiam, medicorum, qui curandi<text:line-break/>tractatus conscripsere, qui hoc non utatur medicamento.</text:span></text:p>
      <text:p text:style-name="P9"><text:span text:style-name="T14">[4. </text:span><text:span text:style-name="T2">De </text:span><text:span text:style-name="T27">bato,</text:span><text:span text:style-name="T2"> .Rubo,] Rubi folia, germina, flos,<text:line-break/>fructus et radix qualitatis astringentis participes sunt, ejus-<text:line-break/>que non obscurae. Sed hoc inter sc disserunt; quod folia,<text:line-break/>ae praecipue mollia et recens nata plurimuni lu fe habeant<text:line-break/>substantiae aqueae, paucum vero astrictionis, eadem ratione<text:line-break/>et germina. , Itaque si mandantur, aphthas et alia oris ul-<text:line-break/>cera fanant. Quin et alia vulnera glutinare valent, est<text:line-break/>enim eorum' temperies et ex terrea frigida essentia et aquea<text:line-break/>tepida. At fructus, siquidem maturus fuerit, non parum<text:line-break/>habet succi calidi temperati, qui dulcis est, uti monstravimus.<text:line-break/>Itaque ob hoc -et modicam astrictionem esui non insuaris<text:line-break/>esu At immaturus a frigida substantia terrea vincitur, ae<text:line-break/>proinde acerbus est et valde exiccatorius. Et sane uterque<text:line-break/>siccatus reconditur, .validius quam recens desiccans. Sed<text:line-break/>et flos eandem vim fructui immaturo possidet, </text:span><text:span text:style-name="T2">n </text:span><text:span text:style-name="T2">Utraque ad<text:line-break/>dysenterias et ventris profluvium et imbecillitates et fan-<text:line-break/>guinis expuitionem idonea remedia. Porro radix praeter</text:span></text:p>
      <text:p text:style-name="P73"><text:span text:style-name="T27">/<text:tab/>' J</text:span></text:p>
      <text:p text:style-name="P6"><text:span text:style-name="T2">astrictionem non paucam habet substantiam lu sese tenuem,<text:line-break/>per quam et lapides renum comminuit.</text:span></text:p>
      <text:p text:style-name="P74"><text:span text:style-name="T2">[5. De </text:span><text:span text:style-name="T27">BatrachioJj</text:span><text:span text:style-name="T2"> Batrachinm quatuor habet spe-<text:line-break/>ciatim differentias; Omnia vero vehementer acrem quali-<text:line-break/>tatem possident, adeo ut cum dolore exulcerent. Hac ra-<text:line-break/>tione si moderate utare, psoras et lepras excoriant et ungues<text:line-break/>divellunt, tum leprosis stigmata digerunt et acrochordonas<text:line-break/>et myrmecias detrahunt. Quin et alopecias juvant pauco<text:line-break/></text:span><text:span text:style-name="T47">t</text:span><text:span text:style-name="T2">tempore admota; nam si diutius inhaereant; non excoriatur<text:line-break/>solum ipsa cutis, sed et </text:span><text:span text:style-name="T2">in </text:span><text:span text:style-name="T2">crustam uritur. Atque haec-<text:line-break/>.omnia caulis et foliorum sunt opera, si imponas virentia.<text:line-break/>Porro radix-arefacta sternutationem provocat similiter aliis<text:line-break/>omnibus quae valenter desiccant. Sed et dentes dolentes<text:line-break/>juvat; ut et frangat eos, valenti scilicet exiccatione. Et ut<text:line-break/>femel dicam, calida et </text:span><text:span text:style-name="T2">sicca </text:span><text:span text:style-name="T2">valde est tum radix tum uni-<text:line-break/>versa adeo herba. </text:span><text:span text:style-name="T2">?<text:tab/>'<text:tab/>-<text:tab/>: '</text:span></text:p>
      <text:p text:style-name="P8"><text:span text:style-name="T2">[si. De </text:span><text:span text:style-name="T27">Bdellio?^</text:span><text:span text:style-name="T2"> Bdellium quod Scythicum' nomi-</text:span></text:p>
      <text:p text:style-name="P75"><text:span text:style-name="T14">,</text:span><text:span text:style-name="T2">nant, quod sane et atrius est et resinosum, magis emollien-<text:line-break/>tis admodum et efficacis facultatis est. - At alterum, nempe<text:line-break/>..Arabicum, quod dilucidius est, magis deficcat quam emol--<text:line-break/>-lient ia. Igitur recens et hurnidum est et contusum..facile<text:line-break/>mollescit, ad omnia, ad quae Scythicum, idoneum, at quod<text:line-break/>antiquius est et admodum gustu amarum et acre et ficcum ab<text:line-break/>.eorum, quae indurata molliunt, mediocritate excidit. Utun-<text:line-break/>tur autem quidam illis et potissimum Arabico et ad broncho-<text:line-break/>celas et hydrocelas,; saliva matutina jejunaque subigentes,<text:line-break/>ut 0mplastri confistentiam accipiat. Porro arabicum et cal-<text:line-break/>.culos renum in potu sumptum frangere apparet, tum urinas<text:line-break/>ciere et crudorum flatuum, discursus, praeterea laterum<text:line-break/>dolores et rupturas persanare. •<text:tab/>.</text:span></text:p>
      <text:p text:style-name="P8"><text:span text:style-name="T2">[7. </text:span><text:span text:style-name="T27">Le Bedhib, tujsilaginesu</text:span><text:span text:style-name="T2"> Bechiurn lude adeo sic<text:line-break/>nuncupatum eft,, quod bechas; hoc est tusses; et orthopnoeas,<text:line-break/>juvare fit creditum, fi quis folia arida, aut radicem in pru'*<text:line-break/>nis urens ascendentem inde fuliginem inspiratu attrahat.</text:span></text:p>
      <text:p text:style-name="P6"><text:span text:style-name="T2">Est autem modice acris, ut sine </text:span><text:span text:style-name="T2">molestia </text:span><text:span text:style-name="T2">noxave omnes<text:line-break/>thoracis abscessus credita sit rumpere. Sane folia virentia<text:line-break/>partes cruda phlegmone obsessas illitu extrinsecus adjuvant,<text:line-break/>nempe ob aqueae humiditatis admixtionem, quam omnia<text:line-break/>viridia teneraque obtinent, alia plus, alia minus, nam<text:line-break/>sicca bechii folia acriora funt quam ut phlegmonis con-<text:line-break/>tremant.</text:span></text:p>
      <text:p text:style-name="P76"><text:span text:style-name="T2">[8. De </text:span><text:span text:style-name="T27">.Blito.]</text:span><text:span text:style-name="T2"> Blitum olus est esculentum, humidae<text:line-break/>frigidaeque temperiei, 'in fecundo maxime excessu a tem-<text:line-break/>peratis.<text:tab/></text:span><text:span text:style-name="T2">'</text:span></text:p>
      <text:p text:style-name="P8"><text:span text:style-name="T2">[9. </text:span><text:span text:style-name="T27">JDe Balbo</text:span><text:span text:style-name="T2"> /ativo.] Bulbus esculentus qnidem</text:span><text:span text:style-name="T34">J<text:line-break/></text:span><text:span text:style-name="T2">frigidiorem et'crassiorem lentumque succum procreat. Nam<text:line-break/>'et coctu difficilis est et statuosus et venerem provocans.<text:line-break/>Attamen illitus ob amarorem, simul et astrictionem abstergit’<text:line-break/>simul et glutinat, et nimirum etiam ericcat Est enim ostem-<text:line-break/>Eum amarorem in extergentibus esse substantiis, astrictionem<text:line-break/>veroin glutinantibus. At. siccitas utramque consequitur.</text:span></text:p>
      <text:p text:style-name="P9"><text:span text:style-name="T2">sto. </text:span><text:span text:style-name="T27">De Bulbo</text:span><text:span text:style-name="T2"> vomitorio.) Bulbus vomitorius<text:line-break/>multo est calidioris temperiei quam superior.</text:span></text:p>
      <text:p text:style-name="P8"><text:span text:style-name="T2">[rr. </text:span><text:span text:style-name="T27">JDe Bdbonio.j</text:span><text:span text:style-name="T2"> Buhonium aut aster Atticus<text:line-break/>nuncupatum est ita, quia creditum est bubonas sanare, tum'<text:line-break/>illitum tum inguini alligatum. Est autem mediocriter di-<text:line-break/>gerentis facultatis, quia videlicet et modice calidum est, nec<text:line-break/>vehementer, nec ita desiccat ut contendat, maxime quum<text:line-break/>etiarnnum molle ac recens fuerit.</text:span></text:p>
      <text:p text:style-name="P8"><text:span text:style-name="T2">[12. </text:span><text:span text:style-name="T27">De Buglojjuij</text:span><text:span text:style-name="T2"> Buglossurn humidae caIidaeque<text:line-break/>temperiei est. Itaque, vinis injectum laetitiae ac hilaritatis<text:line-break/>causa esse, creditum est. Sed et </text:span><text:span text:style-name="T27">iis,</text:span><text:span text:style-name="T2"> qui ob pharyngis aspe-<text:line-break/>ritatem tussiunt, coctum in melicrato convenit.</text:span></text:p>
      <text:p text:style-name="P8"><text:span text:style-name="T2">[rfi. </text:span><text:span text:style-name="T27">De Bunio.j</text:span><text:span text:style-name="T2"> Bunium, alii Arcticum, adeo calesa<text:line-break/>cit, ut et urinam moveat et menses provocet. Sed et pseu-<text:line-break/>dobunium finistis illi caliditatis est.</text:span></text:p>
      <text:p text:style-name="P8"><text:span text:style-name="T2">ni 4. De </text:span><text:span text:style-name="T27">Buphthdlmo.j</text:span><text:span text:style-name="T2"> BuplithaIinum sic appellatam<text:line-break/>est a floribus, qni figura quidem boum oculis videantur</text:span></text:p>
      <text:p text:style-name="P6"><text:span text:style-name="T2">assimiles, colore autem anthemidis floribus simillimi funt,<text:line-break/>scd multo tum majores tum acriores. Proinde et vehe-<text:line-break/>mentius/digerunt, adeo ut et duritias sanent cerato mixti.</text:span></text:p>
      <text:p text:style-name="P8"><text:span text:style-name="T2">[15. </text:span><text:span text:style-name="T27">De Brathy sabinastj</text:span><text:span text:style-name="T2"> Sabina ex numero est for-<text:line-break/>liter exiccantium, idque fecundum tres qualitates, quas in<text:line-break/>gustu prae sc fert, similiter ut cupressus, nisi quod ea et<text:line-break/>acrior est et ut sic dixerim odoratior. Igitur hujus quam<text:line-break/>modo dixi qualitatis est particeps, nempe acrimoniae con-<text:line-break/>sistentis in temperamento, calido, praeterea amaroris et astri-<text:line-break/>ctionis obscurioris quam in cupresso,' quantum enim ipsa<text:line-break/>cupressum superat in acrimonia,, tantum ab ipso superatur<text:line-break/>in astrictione. Quo manifestum est quod omnino calidior<text:line-break/>est cupresso et ob id etiam potentius digerit. Itaqne glu-v<text:line-break/>tinare nequit vulnera ob siccitatis et caliditatis robur, nam<text:line-break/>illiltantum utriusque inest, ut etiam contendat et inflamma-<text:line-break/>tionem asserat. At putredinibus similiter ut cupressus ac-<text:line-break/>comrnodari potest, maxime ubi rebelliores fuerint et diu--<text:line-break/>tmniores; nam hae citra noxam vim medicamenti perscrunt.</text:span></text:p>
      <text:p text:style-name="P6"><text:span text:style-name="T2">Quin et quae atra sunt reddita et admodum sordida, ea cum<text:line-break/>mella, expurgati. Carbunculos item solvit. Porro partium<text:line-break/>tenuitate menses quoque provocat ut fiquid aliud, et san-<text:line-break/>guinem per urinas movet. Foetum etiam viventem inter-<text:line-break/>ficit et mortuum educit. Esto, autem hoc medicamentum<text:line-break/>tertii ordinis , tum calefacientium tum desiccantium ex<text:line-break/>numero eorum, quae vel maxime tenuium funt partium.<text:line-break/>Et hoc utique nomine unguentis inditur ei maxime gleucino<text:line-break/>et iiu multas antidotos injicitur. Quidam vero etiam cin-<text:line-break/>namomi vice duplum ejus subjiciunt. Est enim extenuandi<text:line-break/>et digerendi facultatis, si epotum luerit.</text:span></text:p>
      <text:p text:style-name="P77"><text:span text:style-name="T2">fisi. </text:span><text:span text:style-name="T27">De jBritanioastj</text:span><text:span text:style-name="T2"> Britanicae herbae folia astfin-<text:line-break/>gentia funt et.vulnerum glutinatoria, similia agrestium la-<text:line-break/>pathorum foliis, nisi quatenus acriora funt et hirsutiora.<text:line-break/>Sed et expressus ex illis succus perinde natus est astringere,<text:line-break/>itaque coctum- quidam reponunt tanquam inter ori dicata<text:line-break/>medicamenta efficacissinmm. Videtur enim fanare jam<text:line-break/>etiam putrefccntia.<text:tab/></text:span><text:span text:style-name="T2">. </text:span><text:span text:style-name="T2">’</text:span></text:p>
      <text:p text:style-name="P78"><text:span text:style-name="T2">[r </text:span><text:span text:style-name="T14">7- </text:span><text:span text:style-name="T27">&lt;De</text:span><text:span text:style-name="T2"> .eronto.] Rromus unum est ex leguminibus, [<text:line-break/>verum ut medicamentum similem hordeo vim obtinet.<text:line-break/>N.am illitum desiccat et digerit mediocriter et sine morsu..<text:line-break/>Temperiem autem habet,paulo frigidiorem. Nonnihil etiam </text:span><text:span text:style-name="T2">;<text:line-break/></text:span><text:span text:style-name="T2">astrictionis obtinet, ut ventris profluvia juvet.<text:tab/></text:span><text:span text:style-name="T2">,»</text:span></text:p>
      <text:p text:style-name="P79"><text:span text:style-name="T34">:</text:span><text:span text:style-name="T2"> i.-; [i8.r </text:span><text:span text:style-name="T27">OsByro</text:span><text:span text:style-name="T2"> Aiga.] .. Alga composita est ex terrena<text:line-break/></text:span><text:span text:style-name="T2">et aquea essentia, utraque frigida. • Siquidem et gustum r<text:line-break/>astriagit, et calidis quibusvis illitum, ea evidenter refrige-<text:line-break/>rat et adjuvat.<text:tab/></text:span><text:span text:style-name="T2">al </text:span><text:span text:style-name="T2">’<text:tab/></text:span><text:span text:style-name="T2">/<text:tab/>,</text:span></text:p>
      <text:p text:style-name="P8"><text:span text:style-name="T2">spg. ;De. .siYro </text:span><text:span text:style-name="T27">muscosa</text:span><text:span text:style-name="T2"> Muscus</text:span><text:span text:style-name="T27">-,r'</text:span><text:span text:style-name="T2"> quidam vero;,<text:line-break/>splanchnon. Invenitur autem in quercubus et piceis et'<text:line-break/>populis albis. Vim habet astringentem invalidam. . Nec<text:line-break/>enim multum est frigidum,, scd proxime ferme mediis,, quia<text:line-break/>videlicet • et digerendi et molliendi facultatis est particeps;,<text:line-break/>maxime quod in,- cedrinis lignis repetitur. :</text:span></text:p>
      <text:h text:style-name="Heading_20_2" text:outline-level="2">Cap. lll.</text:h>
      <text:p text:style-name="P96"><text:span text:style-name="T2">fa. De Gaiiio.] Gallium </text:span><text:span text:style-name="T43">inde-adeo .no-,<text:line-break/></text:span><text:span text:style-name="T2">men sortituni est suum, quod lac coagulet. Assimile autem;</text:span></text:p>
      <text:p text:style-name="P6"><text:span text:style-name="T27">est</text:span><text:span text:style-name="T2"> ap ari nae, </text:span><text:span text:style-name="T27">facultatem obtinens</text:span><text:span text:style-name="T2"> exiccatoriam et fubaerem.<text:line-break/>Pios ejus sanguinis profluviis competere videtur et combustis<text:line-break/>mederi. Est autem boni odoris et coloris lulei.</text:span></text:p>
      <text:p text:style-name="P8"><text:span text:style-name="T2">[2. De Gentiana.] Gentiana. Hujus herbae radix<text:line-break/>multum est efficax, quum opus est extenuatione, purgatione,<text:line-break/>abstersione,- obstructionis liberatione. Nec mirum si haec<text:line-break/>possit, quum impense sit amara.</text:span></text:p>
      <text:p text:style-name="P8"><text:span text:style-name="T27">[3. He Gigartis, acinarum uvae nucleis.] Acinorum<text:line-break/>uvae</text:span><text:span text:style-name="T2"> nuclei ex secundo ordine sunt exiccantium, refrige-<text:line-break/>rantium vero primo. Substantia eorum crassarum partium<text:line-break/>est et terrena, cui gustus indicio est, ninurum quum acerbi r<text:line-break/>appareant. Quin et experientia comprobat. Nam omni-<text:line-break/>bus ventris cum profluxio junctis affectibus impendio con-<text:line-break/>ferunt.</text:span></text:p>
      <text:p text:style-name="P8"><text:span text:style-name="T2">[4. De </text:span><text:span text:style-name="T27">Gingidioj</text:span><text:span text:style-name="T2"> Gingidium sicut gustu amarorem<text:line-break/>et astrictionem praefert, sic temperie quoque ipsa calidita-<text:line-break/>tem et frigiditatem. Secundum utranque vero qualitatem<text:line-break/>desiecatorium est. Sed enim stomacho amicum est, utpote<text:line-break/>non parvam obtinens astrictionem, Quamobrem non ad-</text:span></text:p>
      <text:p text:style-name="P80"><text:span text:style-name="T2">modum conspicuam caliditatem possidet, fecundo autem<text:line-break/>recessu desiccat.<text:tab/></text:span><text:span text:style-name="T2">'</text:span></text:p>
      <text:p text:style-name="P81"><text:span text:style-name="T2">[5. </text:span><text:span text:style-name="T27">De Glaucio.^</text:span><text:span text:style-name="T2"> Glaucium astringit cum quadam<text:line-break/>insuavitate. . Tum adeo manifeste refrigerat, • ut solum faepe<text:line-break/>erysipelata, utique si valentia non fuerint, curare possit<text:line-break/>Mixtura ejus composita lest ex aquea terreaqne substantia,</text:span><text:span text:style-name="T27">l<text:line-break/></text:span><text:span text:style-name="T2">utraque sane frigida, verum non fumme, scd ceu aqua<text:line-break/>fontana. </text:span><text:span text:style-name="T2">......<text:tab/>•<text:tab/></text:span><text:span text:style-name="T2">;</text:span><text:span text:style-name="T2"><text:tab/></text:span></text:p>
      <text:p text:style-name="P8"><text:span text:style-name="T2">[6. De Giauee.j Glaux herba. Et ipsa lactis gene-</text:span><text:span text:style-name="T34">1<text:line-break/></text:span><text:span text:style-name="T2">raudi vim obtinere ridetur. Quod si sit, calida quodammo-<text:line-break/>do humidaque temperamento fuerit.</text:span></text:p>
      <text:p text:style-name="P82"><text:span text:style-name="T2">'<text:tab/>[7. De </text:span><text:span text:style-name="T27">Gdico, Pulegio</text:span><text:span text:style-name="T2"> Pulegium. Et haec herba,</text:span></text:p>
      <text:p text:style-name="P83"><text:span text:style-name="T2">quandoquidem acris et subamara est, valde tum calefacit,’<text:line-break/></text:span><text:span text:style-name="T2">tum</text:span><text:span text:style-name="T2">-extenuati Porro quod calefaciat, abunde magnum </text:span><text:span text:style-name="T2">est<text:line-break/></text:span><text:span text:style-name="T2">indicium quod illa lubrificat, et siquis diutius toleret, exui-</text:span><text:span text:style-name="T34">1<text:line-break/></text:span><text:span text:style-name="T2">cerat quoque. Quod vero extenuet, satis indicat, quunr<text:line-break/>humida, crassa et lenta, ex thorace et pulmone excreatu-<text:line-break/>sacilia faciat mensesque .noveat, - -<text:tab/>. </text:span><text:span text:style-name="T2">.<text:tab/>• </text:span><text:span text:style-name="T27">r</text:span></text:p>
      <text:p text:style-name="P9"><text:span text:style-name="T14">[8. </text:span><text:span text:style-name="T2">De Gioeo, </text:span><text:span text:style-name="T27">strigmentis balneorum.j</text:span><text:span text:style-name="T2"> Gloeos </text:span><text:span text:style-name="T2">mo-<text:line-break/></text:span><text:span text:style-name="T2">dice emolliendi vim obtinet. </text:span><text:span text:style-name="T2">'</text:span></text:p>
      <text:p text:style-name="P8"><text:span text:style-name="T2">fg. De </text:span><text:span text:style-name="T27">Glycyrhiza, dulci</text:span><text:span text:style-name="T2"> radice.] Glycyrhiza.,<text:line-break/>Hujus scuticis radicum succus in primis utilis est, similiter<text:line-break/>ut ejus radices, dulcis fimulque leviter adstringens. </text:span><text:span text:style-name="T27">Pro-<text:line-break/>inde</text:span><text:span text:style-name="T2"> asperitates lenire potest,'nec mosio in arteria, verum<text:line-break/>etiam vesica scabra, idque temperiei mediocritate. Quo-<text:line-break/>circa suerit sane natura ejus familiaris nostrae temperiei;<text:line-break/></text:span><text:span text:style-name="T2">nam </text:span><text:span text:style-name="T2">tale monstratum est esse dulce, fed quum adftriclio.<text:line-break/>quaedam adjuncta sit, universum ejus </text:span><text:span text:style-name="T47">x</text:span><text:span text:style-name="T2">temperamentum<text:line-break/>quantum ex caliditate' et adstrictione est, tepidae potissimuni<text:line-break/>caliditatis fuerit, quam proxime accedens ad temperamen-<text:line-break/>tum. Porro -quoniam temperie quoque est humidum id,<text:line-break/>quod modice est dulce, jure sane etiam siti congruens me-.,<text:line-break/>dicamentum est, nimirum modice humidum , limul et hu-<text:line-break/>mana.na turaf rigidius. Refert Diosecrides radicem siccam;<text:line-break/>ad laevorem redactam, pterygiorum </text:span><text:span text:style-name="T27">unguium oculorum,<text:line-break/></text:span><text:span text:style-name="T2">idoneum.esse illitu remedium. _ . . .</text:span></text:p>
      <text:p text:style-name="P8"><text:span text:style-name="T2">[1Q. </text:span><text:span text:style-name="T27">De G-lycyside, Paeoniae</text:span><text:span text:style-name="T2"> Glycysida, quam pen-</text:span></text:p>
      <text:p text:style-name="P26"><text:span text:style-name="T2">torobon et paeoniam nuncupant, radicem, habet leviter<text:line-break/>adstringentem cum quadam dulcedine,, ac si plusculum den-r<text:line-break/>tibus mandas,, acrimoniam item quampiam subamaram sub-<text:line-break/>esse percipies. Proinde menses ciet ex melicrato amygdali<text:line-break/>pota quantitate, sane tundere eam necesse est, ac ita cri-<text:line-break/>bratam inspergere.- Expurgat porro etiam jecur obstructum<text:line-break/>et renes, sed haec efficere nata est., qua acris et subamara<text:line-break/>est,'qua vero quiddam etiam adstrictorium obtinet, in ven-<text:line-break/>tre provenientes fluxiones sistere potest, caeterum eam tunc<text:line-break/>in austerorum vinorum quopiam decoctam potare convenit.<text:line-break/>Est porro omnino, reficcatoria. Eapropter' haud desperave-<text:line-break/>rim eam, quod merito creditum est, ex-collo pueris suspen-<text:line-break/>sam. comitialem morbum sanare. Equidem vidi' puellum<text:line-break/>quandoque octo totis mensibus morbo •comitiali liberum,<text:line-break/>ex quo hanc radicem gestavit, ac postea forte fortuna quum<text:line-break/>quod a collo suspensum erat decidisset, protinus denuo c.on-<text:line-break/>vulsione . correptum,. </text:span><text:span text:style-name="T2">. </text:span><text:span text:style-name="T2">rurfiisque suspenso, in locum illius<text:line-break/>alio inculpate postea egisse, Porre visum est mihi fatius<text:line-break/></text:span><text:span text:style-name="T2">\<text:tab/></text:span><text:span text:style-name="T2">'</text:span><text:span text:style-name="T34">1</text:span><text:span text:style-name="T34">1</text:span><text:span text:style-name="T2">. </text:span><text:span text:style-name="T2">*</text:span></text:p>
      <text:p text:style-name="P6"><text:span text:style-name="T2">esse rursum id collo detrahere, certioris experientiae gratia.<text:line-break/>Id quum fecissem; ac puer iterum esset convulsus, magnam<text:line-break/>recentis radicis partem ex collo ejus sufpendimus, ac dein-<text:line-break/>ceps prorsum sanus effectus est puer; nec postea convulsus<text:line-break/>esu Rationabile itaque erat, aut partes quaspiam a radice<text:line-break/>defluentes, ac deinde per inspirationem attractas, affectos<text:line-break/>ita locos curare, aut aerem </text:span><text:span text:style-name="T2">a </text:span><text:span text:style-name="T2">radice assidue mutari </text:span><text:span text:style-name="T27">et al-<text:line-break/>terari, </text:span><text:span text:style-name="T2">, Nam hoc pacto succus Cyrenaicus columellam ,<text:line-break/>phlegmone affectam juvat, et melanthium frictum palam<text:line-break/>catarrhos et coryzas desiccat, fi quis id in calidum linteum<text:line-break/>rarum liget, assidneque calorem ex eo per inspirationem in<text:line-break/>nares attrahat. Qulu etiam si compluribus linis, et maxime<text:line-break/>marinae purpurae, collo viperae injectis, illis viperam<text:line-break/>praefoces, eaque postea cujuspiam collo obvinclas, mirifice<text:line-break/>profuerit tum paristhmiis tum omnibus iis quae in collo<text:line-break/>expullulanti Sane de talibus privatim aliquando forte<text:line-break/>conferibam. . Ac nunc paeoniae cognoscendum tempera-<text:line-break/>urentum est tum exiccatorium tum- tenuium esse, partium.</text:span></text:p>
      <text:p text:style-name="P84"><text:span text:style-name="T2">haud tamen insigniter calidum, sed aut symmetrum, aut<text:line-break/>pauxillo calidius.<text:tab/>. </text:span><text:span text:style-name="T2">,</text:span></text:p>
      <text:p text:style-name="P85"><text:span text:style-name="T2">1.</text:span><text:span text:style-name="T2"><text:tab/></text:span><text:span text:style-name="T2">De </text:span><text:span text:style-name="T27">Gnaphalio.j</text:span><text:span text:style-name="T2"> Gnaphalium inde adeo nominatum<text:line-break/>est, quod foliis ejus mollibus pro fomento utantur. Sunt au-<text:line-break/>tem candida et modice astiingunt. Ac proinde quidam id<text:line-break/>exhibent ex austerorum vinorum quopiam dysentericis.</text:span></text:p>
      <text:p text:style-name="P8"><text:span text:style-name="T2">[12. De </text:span><text:span text:style-name="T27">Gongylide,</text:span><text:span text:style-name="T2"> rapa.] Gongylidis femen vene-<text:line-break/>rem excitat, utpote spiritum flatuosum procreans. Sic et<text:line-break/>radix coctu difficilis est, inflatque et femen generati</text:span></text:p>
      <text:h text:style-name="Heading_20_2" text:outline-level="2">Cap. IV.</text:h>
      <text:p text:style-name="P96"><text:span text:style-name="T2">i. De </text:span><text:span text:style-name="T27">Darrutsanio scu alismate.\</text:span><text:span text:style-name="T2"> Da-<text:line-break/>mafonium aut alisrna. De hac herba in tertio libro tradit<text:line-break/>Dioscorides, quod radix ejus epota dysenterias sanet et<text:line-break/>alvum sistat, atque oedemata mitigef. Sed nos ea quidem<text:line-break/>experti non fumus. Quod autem constitutos in renibus<text:line-break/>calculos aqua, in qua decocta suerit, pota comminuat, id<text:line-break/>certe experti sumus. Ex quo liquet quod absterscriam<text:line-break/>quandam facultatem obtinet.</text:span></text:p>
      <text:p text:style-name="P9"><text:span text:style-name="T14">[2. </text:span><text:span text:style-name="T27">Da</text:span><text:span text:style-name="T2"> Dauco.] Daucns, quem quidam etiam sta-<text:line-break/>phylinum nuncupant, agrestis quidem domestico 'minus est<text:line-break/>esui idoneus, caeterum in' omnibus vehementior, at do-<text:line-break/>mesticus esui aptior, scd imbecillior. Acrem et calefaciendi<text:line-break/>facultatem obtinet, ac proinde etiam extenuandi. Certe<text:line-break/>radix praeter jam comprehensa flatuofum quiddam obtinet<text:line-break/>ac venereum. </text:span><text:span text:style-name="T34">1</text:span><text:span text:style-name="T2"> </text:span><text:span text:style-name="T2">Semen autem domestici quidem et ipsum<text:line-break/>quandam ad venerem ciendi potentiam possidet. Agrestis<text:line-break/>vero plane flatu caret, ac'proinde urinam mensesque ciet.<text:line-break/></text:span><text:span text:style-name="T34">u</text:span><text:span text:style-name="T2"> </text:span><text:span text:style-name="T2">[3. </text:span><text:span text:style-name="T27">De Tiauci sieminestj.</text:span><text:span text:style-name="T2"> Dauci herbae semen caIe-<text:line-break/>faelendi vehementer facultatem habet , adeo ut inter prima<text:line-break/>efficax fit tum minae movendae medicamentum, tum mensi-<text:line-break/>hUs provocandis. Multum etiam digerere per halitum foris<text:line-break/>impositum valet. Ipsa </text:span><text:span text:style-name="T27">vero</text:span><text:span text:style-name="T2"> herba similem quidem vim ob-<text:line-break/>tinet, tamen femine infirmiorem, nimirum ob aqueae hu-<text:line-break/>nuditatis mixturam, quanquarn utique et ipsa calida sit<text:line-break/>temperie.</text:span></text:p>
      <text:p text:style-name="P9"><text:span text:style-name="T14">[4. </text:span><text:span text:style-name="T2">De </text:span><text:span text:style-name="T27">daphne,</text:span><text:span text:style-name="T2"> /auro.] Lauri arboris et folia et<text:line-break/>fructus desiccant et calefaciunt vehementer, plusque etiam<text:line-break/>fructus quam folia. At radicis cortex minus quidem acris<text:line-break/>est et calidus, plus tamen amarus, habetque etiam astrictionis<text:line-break/>nonnihil. Quamobrem et calculos confringit </text:span><text:span text:style-name="T2">et </text:span><text:span text:style-name="T2">jecori<text:line-break/>prodesu Bibitur ex vino fragrante trium obolorum pon-<text:line-break/>dere.</text:span></text:p>
      <text:p text:style-name="P8"><text:span text:style-name="T2">[5. De </text:span><text:span text:style-name="T27">daphne herbast,</text:span><text:span text:style-name="T2"> Daphnes herbae, quam et<text:line-break/>Daphnen Alexandrinam appellitant, temperamentum evi-<text:line-break/>denter est calidum, et gustantibus ea acris fimus est et sub-<text:line-break/>amara, potaque tum urinas tum mensus prolicit. Porro<text:line-break/>chamaedaphnes germina tenera edi quoque assolenti Est<text:line-break/>autem perfimilis viribus Daphnae Alexandrinae, ficut sane<text:line-break/>et quod Daphnoides nuncupant.</text:span></text:p>
      <text:p text:style-name="P8"><text:span text:style-name="T2">£6. De dictamno.] Dictamnum tenuiore essentia<text:line-break/>constat quam pulegium, caetera illi simile. At quod vocant<text:line-break/>pseudodictamnum, ad omnia imbecillius dictamno est. •</text:span></text:p>
      <text:p text:style-name="P9"><text:span text:style-name="T2">[j. -De dipfuco.] Dipsaci spinae radix est secundo<text:line-break/>ordine cxiccatoria, habetque nonnihil </text:span><text:span text:style-name="T2">et </text:span><text:span text:style-name="T2">absterscrium.</text:span></text:p>
      <text:p text:style-name="P8"><text:span text:style-name="T2">[8. De </text:span><text:span text:style-name="T27">dorycnicsp</text:span><text:span text:style-name="T2"> Dorycnium temperamento papa-<text:line-break/>veri simile est et mandragorae ‘ac caeteris quae parem ha-<text:line-break/>bent refrigerandi potentiam,, excellit et frigiditate aquea<text:line-break/>admodum efficaci... Quamobrem pauculum quidem, soporem<text:line-break/>conciliat, plusculum vero sumptum interimit.</text:span></text:p>
      <text:p text:style-name="P8"><text:span text:style-name="T2">[g. De </text:span><text:span text:style-name="T27">dracunculos</text:span><text:span text:style-name="T2"> Dracontium quiddam aro .per-<text:line-break/>simile obtinet tum foliis tum radice, caeterum illo tum<text:line-break/>acrius est tum amarius, ac proinde calefactorium magis et<text:line-break/>tenuiorum partium. Habet etiam leviculam quandam astri-<text:line-break/>ctionem, ; quae quandoquidem cum comprehensis duabus<text:line-break/>qualitatibus, acri et amara, conjuncta est, medicamentum<text:line-break/>factum est ut quae maxime efficax. Nam radix viscera<text:line-break/>omnia expurgat, crassos potissimum et lentos succos e x te-<text:line-break/>unans, optimumque remedium est contumacium ulcerum.<text:line-break/>Expurgat quoque, extergitque profecto strenue tum alia,<text:line-break/>quae extorsionem desiderant, tum vitiliginem eum acetor</text:span></text:p>
      <text:p text:style-name="P86"><text:span text:style-name="T2">tum folia item, utpote similem facultatem habentia, ulceribus<text:line-break/>vulneribusque </text:span><text:span text:style-name="T2">recens </text:span><text:span text:style-name="T2">inflictis accommoda funt,, et quanto,<text:line-break/>niinus suerint sicca, tanto </text:span><text:span text:style-name="T2">magis </text:span><text:span text:style-name="T2">conglutinant. Nam quae<text:line-break/>fictiora funt, viribus funt acrioribus quam ut vulneribus<text:line-break/>conveniant. Creditum quoque est caseum htunidurn, si<text:line-break/>illis foris tectus reponatur, ob temperiei illorum siccitatem<text:line-break/>a putredine conservari. Fructus valentior est non foliis<text:line-break/>tantum, sed et radice.. Itaque et cancros et polypodas eli—<text:line-break/>quare creditus est. Succus quoque ejus vitia oculorum<text:line-break/>expurgat.<text:tab/></text:span><text:span text:style-name="T2">..</text:span></text:p>
      <text:p text:style-name="P8"><text:span text:style-name="T2">&gt;[to. De </text:span><text:span text:style-name="T27">JDryopteride, </text:span><text:span text:style-name="T45">siUcula.su</text:span><text:span text:style-name="T27">.</text:span><text:span text:style-name="T2"> Dryopteris gustu<text:line-break/>mixtam qualitatem praefert, dulcem, acrem., subamaram,<text:line-break/>in radice vero item acerbam. Facultatem habet septicam,,<text:line-break/>proinde etiam pilis glabram cutem efficit.</text:span></text:p>
      <text:p text:style-name="P8"><text:span text:style-name="T2">[ii. De Drye, quereu.] Quercus partes omnes astrin-<text:line-break/>gentis qualitatis participes sunt-, scd plus tamen habet quae ,<text:line-break/>in trunci cortice membrana, subesi, tum quae, sub glandis<text:line-break/>ipsius caliculo, ea videlicet, quae fructus carnem convestit,</text:span></text:p>
      <text:p text:style-name="P6"><text:span text:style-name="T2">Quamobrem ad proflnviunraluliebre et sanguinis expuitio-<text:line-break/>nes, tum 'dysenterias et diuturnos ventris fluxus commo-<text:line-break/>dam esse credunt. Maxime vero ea utuntur decocta. Va-<text:line-break/>leutius tamen- astringunt fagus et ilex, seu quis eas species-<text:line-break/>esse roboris velit, scu toto genere diversas. Quin et folia<text:line-break/>harum plantarum tenella illita non, instrenue desiccare va-<text:line-break/>lent, minus autem quae sunt alterius roboris, nimirum<text:line-break/>quanto minus scrtita funt astrictionis.- Siquidem ego quan-<text:line-break/>doque, glutinasse nie vulnus memini sccuri inflictum</text:span><text:span text:style-name="T2">, </text:span><text:span text:style-name="T2">quum<text:line-break/>nullum adesset ad manum medicamentum praeter ipfius<text:line-break/>quercus folia. • Trivi' ea in laevi petra et vulnus 'omnem-<text:line-break/>que ricinum locum contexi. Eandem foliis vim habet et<text:line-break/>fructus roboris, eoque medici nonnulli ad incipientes et<text:line-break/>crescentes utuntur .phlegmonas, nam quae jam vehementes<text:line-break/>funt, astringentia respuunt. Sed talia ad curandi potius<text:line-break/>rationem quam praesentem tractatum attinent. Caeterum;<text:line-break/>lu praesentia novisse quod eatenus astringentem, quatenus<text:line-break/>dictum est, facultatem quercus obtineat sufficit, ac proinde</text:span></text:p>
      <text:p text:style-name="P87"><text:span text:style-name="T2">desiccandi atque astringendi, </text:span><text:span text:style-name="T2">calefaciendi autem </text:span><text:span text:style-name="T2">paulo </text:span><text:span text:style-name="T2">infra<text:line-break/></text:span><text:span text:style-name="T2">media in genere scilicet </text:span><text:span text:style-name="T2">eorum, </text:span><text:span text:style-name="T2">quae, </text:span><text:span text:style-name="T2">ut sic </text:span><text:span text:style-name="T2">dicam, tepida<text:line-break/>funt.<text:tab/>’•</text:span></text:p>
      <text:h text:style-name="Heading_20_2" text:outline-level="2">Cap. V.</text:h>
      <text:p text:style-name="P96"><text:span text:style-name="T14">ζι. </text:span><text:span text:style-name="T27">Da Ebisco, Althaea.^</text:span><text:span text:style-name="T2"> Ebiscus sive<text:line-break/>althaea. Habet autem malva agrestis facultatem digerendi,<text:line-break/>laxandi, phlegmone levandi/ mitigandi, concoquendi diffi-<text:line-break/>cilia coctu phymata. Radix porro ejus et semen caetera<text:line-break/>quidem pari foliis viridibus modo agunt, verum tenuiorum<text:line-break/>partium, magisque exiccatoriam, ad haec magis exterforiam<text:line-break/>facultatem ostendunt, ut et vitiligines detergant et femen<text:line-break/>renum calculos confringat. At radicis decoctum ad dysen-<text:line-break/>teriam, diarrhoeam et sanguinis rejectionem aptum est,<text:line-break/>nempe quutu astringentem quandam facultatem possideat.-</text:span></text:p>
      <text:p text:style-name="P8"><text:span text:style-name="T2">[2. </text:span><text:span text:style-name="T27">Da Ebenos</text:span><text:span text:style-name="T2"> Ebenus ex iis lignis est, quae trita<text:line-break/>cum aqua lu succum folvuntur, sicuti nonnulli lapides.<text:line-break/>Facultas ei inest calefaciendi, extergendi et tenuium'par-<text:line-break/>tium. Quamobrem </text:span><text:span text:style-name="T27">quae</text:span><text:span text:style-name="T2"> pupillas obscurant; extergere<text:line-break/>creditur. Mifcetur aliis 'remediis ocularibus, quae ad ul-</text:span></text:p>
      <text:p text:style-name="P88"><text:span text:style-name="T2">cera antiqua, fluxiones et bullas, five pustulas accommoda<text:line-break/>sunt.<text:tab/>-</text:span></text:p>
      <text:p text:style-name="P8"><text:span text:style-name="T2">[3. De </text:span><text:span text:style-name="T27">Elaea, oleastj</text:span><text:span text:style-name="T2"> 'Olivae rami quantum,habent<text:line-break/>astrictionis, tantae et frigiditatis participes funt' </text:span><text:span text:style-name="T2">Fructus<text:line-break/></text:span><text:span text:style-name="T2">vero fi quidem ad unguem maturuit, moderate calidus </text:span><text:span text:style-name="T2">esi,<text:line-break/></text:span><text:span text:style-name="T2">sin immaturus est, magis tum astringit tum refrigerat.</text:span></text:p>
      <text:p text:style-name="P8"><text:span text:style-name="T2">[4. De </text:span><text:span text:style-name="T27">Elaeo, oleo.j</text:span><text:span text:style-name="T2"> Oleum quod </text:span><text:span text:style-name="T2">ex olivis confi-<text:line-break/></text:span><text:span text:style-name="T2">citur, quod sane propriissimo nomine oleum </text:span><text:span text:style-name="T2">appellamus,''<text:line-break/></text:span><text:span text:style-name="T2">cujusmodi fit temperiei, - superioribus libris definitum </text:span><text:span text:style-name="T2">esu<text:line-break/></text:span><text:span text:style-name="T2">Quippe hurnectatorium esse et moderate calidum </text:span><text:span text:style-name="T2">ostendimus.<text:line-break/></text:span><text:span text:style-name="T2">Ejusmodi est, quod est dulcissimum; fitque </text:span><text:span text:style-name="T2">potissimum ex<text:line-break/></text:span><text:span text:style-name="T2">fructu oleae. Caeterum quod ornotribes et </text:span><text:span text:style-name="T2">omphacinum<text:line-break/></text:span><text:span text:style-name="T2">nuncupant, id quantum in se habet </text:span><text:span text:style-name="T2">astrictionis;, tantum<text:line-break/></text:span><text:span text:style-name="T2">etiam illi inest frigiditatis. Porro oleum </text:span><text:span text:style-name="T2">vetus, quod qui-<text:line-break/></text:span><text:span text:style-name="T2">dem ex dulci inveterato efficitur et calidius </text:span><text:span text:style-name="T2">est et ad discu-<text:line-break/></text:span><text:span text:style-name="T2">tiendum potentius, quod vero ex crudo, </text:span><text:span text:style-name="T2">id dum reliquum<text:line-break/></text:span><text:span text:style-name="T2">quippiam scrvaverit astrictionis, mixtae permanet </text:span><text:span text:style-name="T2">facultatis, •<text:line-break/></text:span><text:span text:style-name="T2">ubi vero illam prorsum abjecerit,' reliquo </text:span><text:span text:style-name="T2">fit </text:span><text:span text:style-name="T2">Iinrile. </text:span><text:span text:style-name="T2">Quin</text:span></text:p>
      <text:p text:style-name="P6"><text:span text:style-name="T2">etiam quicunque in praeparando </text:span><text:span text:style-name="T2">ramos </text:span><text:span text:style-name="T2">injiciunt, ii ot ipsi<text:line-break/>omphacino simile oleum efficiunt. - Caeterum rogandum<text:line-break/>non est, quo pacto sit praeparatum, sed gustandum est<text:line-break/>potius, 'ac si prae se ferat astrictionis quippiam-, eatenus<text:line-break/>etiam frigidum, esse existimandum</text:span><text:span text:style-name="T2">, </text:span><text:span text:style-name="T2">ceu illud quod ab.Iberia<text:line-break/>portatur, quod Hispanicum nominanti Quod si nequaquam<text:line-break/>gustantibus astringere appareat, sed adamussim rideatur<text:line-break/>dulce, id modice esse calidum putandum. Porro si tenue<text:line-break/>quoque cernatur, tale.est quod purum est, quodque, in-<text:line-break/>tuenti translucidum videtur, ac modicum ejus latissime per<text:line-break/>cutem extensum libi maneat continuum, celeriterque a cute<text:line-break/>combibatur, id utique pro optimo ducendum, ac ulei vir-<text:line-break/>tute, quammaxime pollere, quale est Sabinum. Porro<text:line-break/>quod oleum lotum minime omnium mordacitatem continet,<text:line-break/>fupra etiam dictum est. Caeterum quo. potissimum modo<text:line-break/>id probissime leves, in sequenti tradam opere, quod inscri-<text:line-break/>betur de medicamentorum compositione, ubi et de Sicyonio<text:line-break/>et si quod ejus generis praeterea oleum est agetur; nunc</text:span></text:p>
      <text:p text:style-name="P6"><text:span text:style-name="T2">iermo mini est de simplicibus, adjiciam que et de aliis olei<text:line-break/>speciebas. Vocatur enim quoddarn cicinum oleum, in'<text:line-break/>Aegypto maxime proveniens ex fructu ricini, tumrapha-<text:line-break/>niirum, sesaminum, amygdalinum, caryinum, ad haec<text:line-break/>sinapinuin, lentiscinum, laurinum, melanthinum, terebin-<text:line-break/>thinum, mastichinum, myrtinam, balaninum., hyofcyami-<text:line-break/>num, nec pauca praeter haec ex fructibus expressa omnia,<text:line-break/>caeterum tantum inter sese discrepantia, quantum et fructus<text:line-break/>ipsi a se invicem dissidenti Est enim cicinum tum tenuio-<text:line-break/>rum partium tum ad discutiendum potentius quam simile<text:line-break/>limnm oleo ex oliva vetusto. Quamobrem siquando in<text:line-break/>medicamenti compositione cicinum oleum afcriptum suerit,<text:line-break/>si ipsum non adsit, communi utendum oleo, maxime fi suerit<text:line-break/>Sabinum, Raphaninum autem caetera huic simile est, sed<text:line-break/>calidius tamen, at hoc etiam calidius sinapinum. Huic<text:line-break/>simile est quod ex melanthio, hoc' est gitli, conficitur.<text:line-break/>Pugnant curn istis myrtinum et sesaminum, tum quod<text:line-break/>astringant tum quod crassarum sint partium. Mixtae sa-.</text:span></text:p>
      <text:p text:style-name="P9"><text:span text:style-name="T2">cultatis est lentiscinum et terebinthinum et mestichinurn,<text:line-break/>non enim tantum emolliunt, sed et astringunt. Amygda-<text:line-break/>linum porro, amarorem exuperantem possidet, caeterum<text:line-break/>cujusdam etiam astrictionis, est particeps, non tamen caryi-<text:line-break/>nnm, sed id vel maxime simplicis eft digerendi facultatis.<text:line-break/>Calidius </text:span><text:span text:style-name="T27">eo</text:span><text:span text:style-name="T2"> est ac. inagis digerens laurinum, et hoc etiam<text:line-break/>magis cedrinum. Proximum ei est quod ex nigra, pice<text:line-break/>conficitur dadinum, minus quidem laurino calidum , verum<text:line-break/>valentius desiccans. IIyoscyaminiun vero mixtae facultatis<text:line-break/>est,, emolliendi videlicet et refrigerandi. Oleum porro<text:line-break/>cicinum ventrem subducit. Hoc vero magis quod, fit ex<text:line-break/>Cnidio grano, tanto nimirum quanto granum potenticrem<text:line-break/>purgandi vim obtinet quam ricinus. . Jam quod ex agresti<text:line-break/>oliva oleum exprimitur, non simplicem temperiem obtinet,<text:line-break/>- Ted extergit simulque astringit. Squalidissimum id. est ex</text:span></text:p>
      <text:p text:style-name="P11"><text:span text:style-name="T2">omni olei genere, et post Istricum quoque, deinceps post illa<text:line-break/>est llifpanum. Pinguissimum est Libycum et Cilicium, simul</text:span></text:p>
      <text:p text:style-name="P6"><text:span text:style-name="T2">autem pingue tenue Sabinum. </text:span><text:span text:style-name="T2">In </text:span><text:span text:style-name="T2">medio comprehensorum<text:line-break/>omnium sunt,* tum id quod per Cyclades insulas nascitur,<text:line-break/>tum quod per Graeciam Afiamque. Porro oleum pingue<text:line-break/>aestimatur judicaturque viscositate, tenue vero si perluceat,<text:line-break/>si purum fit,- si plurimum a minima </text:span><text:span text:style-name="T2">ejus </text:span><text:span text:style-name="T2">portione inunga-<text:line-break/>tur, si facile </text:span><text:span text:style-name="T27">a</text:span><text:span text:style-name="T2"> cute combibatur. </text:span><text:span text:style-name="T2">Ex </text:span><text:span text:style-name="T2">dictis cognoscere jam<text:line-break/>liceat et de aliis olei generibus, quae aequivoce ipsis dicup-<text:line-break/></text:span><text:span text:style-name="T2">tur </text:span><text:span text:style-name="T2">unguentis, puta rosaceo, melino, liliaceo, et quaecun-<text:line-break/>que id genus floribus, fructibus, germinibus, foliis in </text:span><text:span text:style-name="T2">oleo<text:line-break/></text:span><text:span text:style-name="T2">maceratis conficiuntur. Horum quodque </text:span><text:span text:style-name="T2">ubi una cum aro-<text:line-break/></text:span><text:span text:style-name="T2">rnatibus praeparantur, unguentum </text:span><text:span text:style-name="T2">efficitur. De his copio-<text:line-break/></text:span><text:span text:style-name="T2">sius dicetur in opere De componendis medicamentis-. </text:span><text:span text:style-name="T2">Porro<text:line-break/></text:span><text:span text:style-name="T2">ubi quod in praesentia utile est exposuero, </text:span><text:span text:style-name="T2">desinam. Pro<text:line-break/></text:span><text:span text:style-name="T2">cujusque injectorum natura oleum </text:span><text:span text:style-name="T2">variari contingit. Ex<text:line-break/></text:span><text:span text:style-name="T2">iis ergo quae in toto hoc opere </text:span><text:span text:style-name="T2">de quoque injiciendorum<text:line-break/>universaliter </text:span><text:span text:style-name="T2">disces, sigillatim quoque </text:span><text:span text:style-name="T2">consectum ex iisdem<text:line-break/></text:span><text:span text:style-name="T2">oleum cogirofcere dabitur.</text:span></text:p>
      <text:p text:style-name="P9"><text:span text:style-name="T14">[5. </text:span><text:span text:style-name="T2">De Diatine.J Elatine modice tum refrigerat<text:line-break/>tum' astringit.</text:span></text:p>
      <text:p text:style-name="P8"><text:span text:style-name="T2">[6./ </text:span><text:span text:style-name="T27">De Llaphdboscostj</text:span><text:span text:style-name="T2"> Elaphoboscus facultatis est<text:line-break/>calefactoriae et tenuium partium, ac proinde exiccatoriae<text:line-break/>secundo maxime excessuum ordine.</text:span></text:p>
      <text:p text:style-name="P8"><text:span text:style-name="T2">- [7. De </text:span><text:span text:style-name="T27">Elenio, enula</text:span><text:span text:style-name="T2"> campana.} Elenii herbae radix<text:line-break/>maxime est utilis, non primo statim occursu calefaciens, ac<text:line-break/>proinde dicenda est non calida et sicca exacte, ceu piper</text:span><text:span text:style-name="T2">*<text:line-break/></text:span><text:span text:style-name="T2">tum atrum, tum candidum, scd cum excrementitid humore.<text:line-break/>Quapropter eclegmatis, quae faciunt ad educendos ex pe-<text:line-break/>ctore pulmoneque crassos lentosque humores, convenienter<text:line-break/>commiscetur. . Rubrificant illa quoque partes frigidis ac<text:line-break/>diuturnis vexatas affectibus, cujusmodi sunt nonnullae<text:line-break/>coxarum, passiones, ischiadas vocant, et hemicraniae assi-<text:line-break/>duaeque articulorum quorundam prae humilitatu prociden-<text:line-break/>tiae ac luxationes.</text:span></text:p>
      <text:p text:style-name="P89"><text:span text:style-name="T2">[8. De </text:span><text:span text:style-name="T27">Elelisiphaco,salviaij</text:span><text:span text:style-name="T2"> Salvia evidenter calefe-<text:line-break/>cit ao leniter fubastriugit,<text:tab/></text:span><text:span text:style-name="T27">..<text:tab/></text:span><text:span text:style-name="T27">,p_</text:span></text:p>
      <text:p text:style-name="P9"><text:span text:style-name="T2">[ssi -De </text:span><text:span text:style-name="T27">Elleboro,</text:span><text:span text:style-name="T2"> veratro.] Elleborus uterque tum<text:line-break/>albus, tum niger, extergentis est et calefacientis facultatis.<text:line-break/>Quamobrem ad alphos, lichenas, pforas, leprasque acccrn-<text:line-break/>modi sunt. Quin etiam niger si in fistulam callo induratam<text:line-break/>immissus suerit duobus tribusve diebus, callum detrahit.<text:line-break/>Dentibus prodest cum aceto colluentibus. Sunt autem in<text:line-break/>tertio ordine calefacientium et desiccantium. Porro niger<text:line-break/>gustu calidior est, candidus subamarus.</text:span></text:p>
      <text:p text:style-name="P8"><text:span text:style-name="T2">[ i 0. De </text:span><text:span text:style-name="T27">Helxinesc,</text:span><text:span text:style-name="T2"> Helxine. Alii .perdicium no-<text:line-break/>minant, alii parthenium, alii sideritin, sunt qui.heracleam<text:line-break/>appellitent. Caeterum facultas ei inest: abstergendi et levi- </text:span><text:span text:style-name="T2">.<text:line-break/></text:span><text:span text:style-name="T2">ter constringendi cum humiditate subfrigida. Quamobrem<text:line-break/>phlegmonas omnes in, initio et augmento sanat usque ad<text:line-break/>statum, et maxime si calidae fuerint. Quia etiam incipien-<text:line-break/>tibus phygethlis cataplasmatis ritu illinitur. Tum etiam ad<text:line-break/>aurium dolores phlegmonosos succus ejus cum rosaceo me-<text:line-break/>diocriter profuerit. Gargarizandum item nonnulli exhibet<text:line-break/>ad paristhmia. Sunt vero etiam ex medicis quidam, qui</text:span></text:p>
      <text:p text:style-name="P9"><text:span text:style-name="T2">iis, qui diutina tussi vexantur, illam exhibuerint. Certe<text:line-break/>eridens extergendi experimentum praebet et in vasis vitreis.</text:span></text:p>
      <text:p text:style-name="P8"><text:span text:style-name="T2">[ir.' </text:span><text:span text:style-name="T27">De Helxine nigrast\</text:span><text:span text:style-name="T2"> Helxine, ' quae et cissam-<text:line-break/>pelos nuncupatur, digerendi facultatem obtinet.</text:span></text:p>
      <text:p text:style-name="P8"><text:span text:style-name="T2">[12. </text:span><text:span text:style-name="T27">De, JElgmo,</text:span><text:span text:style-name="T2"> panico.] Panicum. Vocatur autem<text:line-break/>,et meline,, ex leguminum genere est, milio specie simile,<text:line-break/>facultate certe pauci nutrimenti et exiccatoria. Sistit quo-<text:line-break/>que nonnihil ventris fluxus, ceu ipsum, ellam milium. Si<text:line-break/>vero foris illinatur, exiccat atque refrigerat.</text:span></text:p>
      <text:p text:style-name="P90"><text:span text:style-name="T2">£13, De </text:span><text:span text:style-name="T27">Empetruij</text:span><text:span text:style-name="T2"> Empetron ad solas purgationes<text:line-break/>esse videtur commodum , bilem ac pituitam educens. Gustu<text:line-break/>falsum est, proinde ad alia quoque utaris licet, ad quae<text:line-break/>pollere ostendimus substantiam salsam. Nominatur item<text:line-break/>prafoeides.<text:tab/></text:span><text:span text:style-name="T2">»<text:tab/></text:span><text:span text:style-name="T2">•</text:span></text:p>
      <text:p text:style-name="P91"><text:span text:style-name="T2">[t4. De </text:span><text:span text:style-name="T27">Epithymo.\</text:span><text:span text:style-name="T2"> Epithymum thymi facultatem<text:line-break/>lrabet, ad omnia efficacius. Exiccat et calefacit in tertio<text:line-break/>gradu.<text:tab/></text:span><text:span text:style-name="T2">'<text:tab/>"<text:tab/>'.</text:span></text:p>
      <text:p text:style-name="P9"><text:span text:style-name="T2">['i 5. De </text:span><text:span text:style-name="T27">Epimedioij</text:span><text:span text:style-name="T2"> Epimedii facultas est moderate<text:line-break/>refrigeratoria cum aquea humiditate, quare nullam habet .<text:line-break/>insignem qualitatem. Uberibus illitum ea recta fiervare</text:span></text:p>
      <text:p text:style-name="P11"><text:span text:style-name="T2">-potest. Ajunt vero, si potu hauriatur, sterilitatem parerer</text:span></text:p>
      <text:p text:style-name="P8"><text:span text:style-name="T2">[16. De </text:span><text:span text:style-name="T27">Epimdtide, mespilo,</text:span><text:span text:style-name="T2"> unedone.} Mespilus. ..<text:line-break/>Acerba haec planta est, utque dixerit quispiam pomus syl-<text:line-break/>vestris. Vocatur autem ab Italiae rusticis unedon. Ingens<text:line-break/>ejus in Calabria proventus. Eructus ejus acerbus quidem<text:line-break/>est, nihilo minus tamen stomacho ingratus et capitis movens<text:line-break/>dolores. Admixta siquidem ei est aliena quaepiam qualitas.</text:span></text:p>
      <text:p text:style-name="P8"><text:span text:style-name="T2">[17. De </text:span><text:span text:style-name="T27">Tirebintho, cicere.</text:span><text:span text:style-name="T2">Cicer legumen est sta-<text:line-break/>tuofum, copiosi nutrimenti, alvo movendae habile,alendae<text:line-break/>urinae idoneum, lacti et semini generando aptum, projicit<text:line-break/>vero et menses. Porro quod vocatur arietinum caeteris ,<text:line-break/>efficacius urinam provocat. Decoctum ejus calculos renum<text:line-break/>confringit. Reliquum autem cicerum genus, vocatur autem<text:line-break/>orobiaeum, eadem ni pollet, puta, attrahendi, digerendi.</text:span></text:p>
      <text:p text:style-name="P9"><text:span text:style-name="T2">incidendi, extergendi. Sunt enim calidi et modice sicci,<text:line-break/>participes item sunt amaroris, cujus vi lienem et jecur et<text:line-break/>renes expurgant, psorasque et lichenes extergunt, tum<text:line-break/>abscessus post aures provenientes et testes induratos discu-<text:line-break/>tiunt. Tum etiam ulcera maligna cum malle sananti</text:span></text:p>
      <text:p text:style-name="P8"><text:span text:style-name="T2">[18. De </text:span><text:span text:style-name="T27">Erebintluo cicere agresiiij</text:span><text:span text:style-name="T2"> Cicer agreste ad<text:line-break/>omnia efficacius domestico est, hoc est tum calidius tum<text:line-break/>siccius, quanto et acrius et amarius.</text:span></text:p>
      <text:p text:style-name="P8"><text:span text:style-name="T2">[ 19. De iETiee.] Erice digerendi per halitum facul-<text:line-break/>satem obtinet. Flore ejus potissimum ac foliis utendunr.</text:span></text:p>
      <text:p text:style-name="P92"><text:span text:style-name="T2">[20. De </text:span><text:span text:style-name="T27">Erpselo, Serpyllmj</text:span><text:span text:style-name="T2"> Serpyllum usque adeo<text:line-break/>calefacit ut et menses et urinas moveat Gusin multum<text:line-break/></text:span><text:span text:style-name="T27">eft'acre,<text:tab/></text:span><text:span text:style-name="T27">'<text:tab/>,. ’</text:span></text:p>
      <text:p text:style-name="P8"><text:span text:style-name="T2">tat. De </text:span><text:span text:style-name="T27">Erysirno^\</text:span><text:span text:style-name="T2"> Erysimi femen ficut gustu nastur-<text:line-break/>tio apparet simile, ita facultate igneum est et calefactorium.<text:line-break/>Porro ubi in eclegmate uti ex usu est, praestat aqua ma-<text:line-break/>ceratum refrigerare, aut linteolo involutum et crusta pisto-</text:span></text:p>
      <text:p text:style-name="P6"><text:span text:style-name="T2">ria circumlitum torrere. Utile est cum eclegmatis ad pio-<text:line-break/>movendas crassorum lentorumque pectoris pulmonisque<text:line-break/>humorum expuitiones. Quin et parotides induratas et du-<text:line-break/>ritiem antiquam uberum et testiculorum juvat. Rescrt<text:line-break/>Dioscorides, quod cum aqua et melle cataplasmatis in mo-<text:line-break/>rem illitum occultis prosit cancris.</text:span></text:p>
      <text:p text:style-name="P8"><text:span text:style-name="T2">[22. </text:span><text:span text:style-name="T27">De Erythrodano, rubia pajsivaij</text:span><text:span text:style-name="T2"> Erythroda-<text:line-break/>num. Est autem tinctorum rubia radix acerba gustu et<text:line-break/>subamara. Itaque quaecunque agere dicta funt superiore<text:line-break/>libro, ubi in unum ejusmodi coiverint facultates, ea omnia<text:line-break/>in hac radice luculenter conspicies. Quippe, quum et lie-<text:line-break/>nem et jecur expurget, et urinas crassas multasque, ad<text:line-break/>nonnunquam etiam sanguinolentas vacuet. Quin et inen-<text:line-break/>ses ciet, et mediocriter quae exterfionem postulant ex-<text:line-break/>tergit, proinde, vitiligines albas cum aceto illita juvati<text:line-break/>Sunt qui eam ischiadicis et resolutis in potu cum melicrato<text:line-break/>exhibeant.</text:span></text:p>
      <text:p text:style-name="P9"><text:span text:style-name="T14">[2 </text:span><text:span text:style-name="T14">3. </text:span><text:span text:style-name="T2">De Dupatorio.j Eupatorium herba ipsa te-<text:line-break/>nuium partium, incidendi extergendique facultatem citra<text:line-break/>manifestam caliditatem obtinet. Quocirca obstructiones<text:line-break/>jecoris expurgat. Inest itidem ei et astrictio quaedam, per<text:line-break/>quam robur visceri addit.</text:span></text:p>
      <text:p text:style-name="P8"><text:span text:style-name="T2">[a4. De </text:span><text:span text:style-name="T27">Euphorbio.j</text:span><text:span text:style-name="T2"> Euphorbiurn causticae, sive<text:line-break/>urentis facultatis est et tenuium partium aliis succis si-<text:line-break/>militer.</text:span></text:p>
      <text:p text:style-name="P8"><text:span text:style-name="T2">[a5. De </text:span><text:span text:style-name="T27">Ephamero.j,</text:span><text:span text:style-name="T2"> Ephernerum non illud lethale<text:line-break/></text:span><text:span text:style-name="T27">ac</text:span><text:span text:style-name="T2"> deleterium, quod et Colchicum nominant, scd alterum,<text:line-break/>quod et irin agrestem cognominant, folia et caulem lilio<text:line-break/>similem, obtinet, radicem oblongam non rotundam, ceu<text:line-break/>Colchicum,' digiti potissimum crassitudine, astringentem et<text:line-break/>boni fuavisque odoris. Ex quibus palam fit facultatis tem-<text:line-break/>peiieique esse mixtae, nempe repellentis et per halitum<text:line-break/>digerentis. Testantur opera quae particulatim edit. Si-<text:line-break/>quidem non inefficaciter radix ejus in dentium doloribus<text:line-break/>colluitur. Tum phymatum augmento et statui folia con-</text:span></text:p>
      <text:p text:style-name="P6"><text:span text:style-name="T2">gruunt, oportet autem ea in vino decocta prius quam </text:span><text:span text:style-name="T2">pus<text:line-break/></text:span><text:span text:style-name="T2">moveas illinere. '</text:span></text:p>
      <text:p text:style-name="P8"><text:span text:style-name="T2">[26. De </text:span><text:span text:style-name="T27">Jlchino</text:span><text:span text:style-name="T2"> 7ierba.] Echini herbae fructus acer-<text:line-break/>bus est, ac'proinde repellentis et exiccatoriae facultatis.<text:line-break/>Utuntur eo ad oculorum fluxiones et ad aures.</text:span></text:p>
      <text:h text:style-name="Heading_20_2" text:outline-level="2">Cap. VI.</text:h>
      <text:p text:style-name="P96"><text:span text:style-name="T2">r. De Zeia. j Zeia </text:span><text:span text:style-name="T2">universa </text:span><text:span text:style-name="T2">fua </text:span><text:span text:style-name="T2">facula<text:line-break/></text:span><text:span text:style-name="T2">tate quodammodo in medio est tritici et </text:span><text:span text:style-name="T2">hordei. Itaque ex<text:line-break/></text:span><text:span text:style-name="T2">illis cognoscatur.</text:span></text:p>
      <text:p text:style-name="P8"><text:span text:style-name="T2">[2. </text:span><text:span text:style-name="T2">De </text:span><text:span text:style-name="T27">Zingibere^</text:span><text:span text:style-name="T2"> Zingiberis </text:span><text:span text:style-name="T2">radix utilis est, uti-.<text:line-break/></text:span><text:span text:style-name="T2">que quam ex </text:span><text:span text:style-name="T2">Barbaria ad </text:span><text:span text:style-name="T2">nos convehunt Calefacit </text:span><text:span text:style-name="T2">valen-<text:line-break/></text:span><text:span text:style-name="T2">ter, fed non primo statim occursu velut piper</text:span><text:span text:style-name="T2">, </text:span><text:span text:style-name="T2">unde </text:span><text:span text:style-name="T2">sane<text:line-break/></text:span><text:span text:style-name="T2">et minus esse subtilium partium quam piper </text:span><text:span text:style-name="T2">existimandum,<text:line-break/></text:span><text:span text:style-name="T2">siquidem in tenues solveretur partes et celerrime </text:span><text:span text:style-name="T2">actu, ut<text:line-break/></text:span><text:span text:style-name="T2">illud, fieret calidum. Apparet enim illaborata et </text:span><text:span text:style-name="T2">crassior<text:line-break/></text:span><text:span text:style-name="T2">adhuc quaedam ei inesse substantia, nec ea sicca et </text:span><text:span text:style-name="T2">terrestris,<text:line-break/></text:span><text:span text:style-name="T2">sed humida potius atque aquea. Quo fit ut facile </text:span><text:span text:style-name="T2">perfo-<text:line-break/></text:span><text:span text:style-name="T2">retur, quum scilicet excrementitia insit humiditas; neque</text:span></text:p>
      <text:p text:style-name="P6"><text:span text:style-name="T2">enim quicquarn eorum,' </text:span><text:span text:style-name="T2">quae </text:span><text:span text:style-name="T2">aut plane sicca sunt</text:span><text:span text:style-name="T47">f</text:span><text:span text:style-name="T2"> aut hu-,<text:line-break/>mida, sed elaboratam et familiarem continent humiditatern,<text:line-break/>tale aliquid patitur-. Idem usu venit piperi longo. Atque<text:line-break/>hinc est quod diutius perseverat quae proficiscitur a zingi-<text:line-break/>bere aut pipere longo caliditas’ quam quae ab albo aut<text:line-break/>nigro. Nam sicut ab aridis calamis flamma simul celerrime<text:line-break/>accenditur et undequaque dispergitur, eundem in modum,<text:line-break/>quae a,siccis potestate medicamentis editur, caliditas; at quae<text:line-break/>prodit ab humidioribus, ceu ligna.sunt viridia, et tardnis-<text:line-break/>accenditur et durat diutius. Ex quo fit ut utriusque mje-q<text:line-break/>dicanrenti diversus sit usus. Siquidem ubi totutn corpus<text:line-break/>celeriter </text:span><text:span text:style-name="T27">calefacere</text:span><text:span text:style-name="T2"> consilium est; ea tunc exhibenda, sunt,»<text:line-break/>quae et celerrime a caloris nostri' contactu incalescant et<text:line-break/>promptissime undequaque ferantur; Verum ubi partem<text:line-break/>quamvis refrigeratam calefacere studemus-, contra agendum,-<text:line-break/>nimiruin quae turde calescentia plurimo tempore perdurent,<text:line-break/>ea praebendo.• Caeterum licet zingiber et piper longum<text:line-break/>hac ratione a nigro pipere differant, non magna tamen .est</text:span></text:p>
      <text:p text:style-name="P9"><text:span text:style-name="T2">differentia, at nasturtium, napy, thapsia et agrestium co-<text:line-break/>lumbarum stercus majori tempore perfecte accenduntur et<text:line-break/>plurimo tempore perdurant.</text:span></text:p>
      <text:p text:style-name="P8"><text:span text:style-name="T2">[3. De Zyt/io.J Zythus aerior est non paulo hordeo<text:line-break/>et succi pravi, utpote qui ex putredine: proveniat, est et<text:line-break/>flatuofus,' tum partim acris </text:span><text:span text:style-name="T2">est </text:span><text:span text:style-name="T2">et calidus, partim vero plu-<text:line-break/></text:span><text:span text:style-name="T2">'• </text:span><text:span text:style-name="T2">rimam frigidus, aqueus, aridus.</text:span></text:p>
      <text:p text:style-name="P13"><text:span text:style-name="T2">7 </text:span><text:span text:style-name="T2">-q </text:span><text:span text:style-name="T2">[4. ’ De Zyme furmeato.] Fermentum' tenuium </text:span><text:span text:style-name="T2">est<text:line-break/></text:span><text:span text:style-name="T2">partium et mediocriter calidum. Proinde sane fine mo-<text:line-break/>lestia ac mordacitate quae in profundo sunt tum extrahit<text:line-break/>tum digerit. Caeterum ex contrariis et ipsum facultatibus<text:line-break/>temperatum est, ficut alia multa. Particeps namque est<text:line-break/>ariditatis cujusdam frigidae et caliditatis putredinosae, cui<text:line-break/>accidit et ea quae ex. sale et farina provenit, quae sccun-.<text:line-break/>dum naturam esu</text:span></text:p>
      <text:h text:style-name="Heading_20_2" text:outline-level="2">Cap. i.</text:h>
      <text:p text:style-name="P96"><text:span text:style-name="T2">VII. [i. </text:span><text:span text:style-name="T27">De Hedy.osimo, Menthai]</text:span><text:span text:style-name="T2"> IIedy-<text:line-break/>ulmus. • Alsi vero minthen odoratam nuncupant. Est enim<text:line-break/>et alia quaedam mnthe non odorata, quam calamiuthen</text:span></text:p>
      <text:p text:style-name="P6"><text:span text:style-name="T2">vocant. Utraque gustu </text:span><text:span text:style-name="T2">acri et facultate calida </text:span><text:span text:style-name="T2">est, ex tertio<text:line-break/>ordine calefacientium. Infirmior tamen est mentha odorata<text:line-break/>quam calamintha et minus calefacit. Ut enim in univer-<text:line-break/>sum dicam, haec ceu fylvestris quaedam est, illa ceu do-<text:line-break/>mestica. Quamobrem sane ob eam</text:span><text:span text:style-name="T2">, </text:span><text:span text:style-name="T2">quae ex cultu accedit<text:line-break/>humiditatern, mediocriter item </text:span><text:span text:style-name="T2">ad </text:span><text:span text:style-name="T2">venerem excitat, ld<text:line-break/>quod omnibus commune est, quae humiditatern semicoctam<text:line-break/>et flatuofam continent. Ob talem ipsius herbae temperiem<text:line-break/>in abscessibus ea quidem cum - polenta mixta utuntur; id<text:line-break/>quod in calamintha facere nequeas, propterea quod valen-<text:line-break/>tius tum calefaciat tum desiccet quam id genus poscant.<text:line-break/>Habet vero etiam' quoddam amarnrn in fe et acerbum, illo<text:line-break/>quidem lumbricos interficit, acerbitate vero, fi cum oxy-<text:line-break/>crato bibatur, recentes sanguinis - rejectiones reprimit.<text:line-break/>Substantiae est ut liqua alia herba tenuium partium.</text:span></text:p>
      <text:p text:style-name="P8"><text:span text:style-name="T2">(2. De </text:span><text:span text:style-name="T27">JIedysiarog\</text:span><text:span text:style-name="T2"> Hedysarum aut pelecinus. Hu-<text:line-break/>jus fruticis semen colore rusum est, utrinque anceps uti<text:line-break/>secures. Amarum et subacerbum apparet. Quamobrem</text:span></text:p>
      <text:p text:style-name="P6"><text:span text:style-name="T2">potum gratum est stomacho et viscerum obstruetiones ex-<text:line-break/>purgat. Idem praestant totius fruticis germina. </text:span><text:span text:style-name="T2">&gt;</text:span></text:p>
      <text:p text:style-name="P8"><text:span text:style-name="T2">[3. De </text:span><text:span text:style-name="T27">Hemerocalle^</text:span><text:span text:style-name="T2"> Hemerocalles radicem habet<text:line-break/>lilii radici similem non figura tantum, scd et facultatibus'.<text:line-break/>Prodest non secus atque illa igni ambustis, - quippej quae<text:line-break/>leniter digerentem facultatem habeat et cum hoc nonnihil<text:line-break/>repellentis.</text:span></text:p>
      <text:p text:style-name="P8"><text:span text:style-name="T2">[4. De .Semionititie.J Hemionitis simul et astrictio-<text:line-break/>nem et amarorem possidet. Quamobrem cum aceto pole<text:line-break/>lienosis auxilio esu</text:span></text:p>
      <text:p text:style-name="P8"><text:span text:style-name="T2">[5. </text:span><text:span text:style-name="T27">De Herigeronteij</text:span><text:span text:style-name="T2"> Herigeron facultatem mixtam<text:line-break/>obtinet, simul refrigeratoriam et modice digerentem.</text:span></text:p>
      <text:p text:style-name="P8"><text:span text:style-name="T2">[si. De </text:span><text:span text:style-name="T27">Eryngio.]</text:span><text:span text:style-name="T2"> Eryngium caIiditate aut parum,<text:line-break/>aut nihil quod temperatum est superat, Caeterum non<text:line-break/>parvam habet siccitatem in tenui essentia consistentem.</text:span></text:p>
      <text:h text:style-name="Heading_20_2" text:outline-level="2">Cap. Vlli.</text:h>
      <text:p text:style-name="P96"><text:span text:style-name="T2">1. De </text:span><text:span text:style-name="T27">Thaliectro.'}</text:span><text:span text:style-name="T2"> Thaliectrum folia<text:line-break/>habet coriandro similia, caulem crassitudine rutae. Vis ei</text:span></text:p>
      <text:p text:style-name="P41"><text:span text:style-name="T2">inest exiccatoria citra morsum. Itaque ulcera inveterata ad<text:line-break/>cicatricem perducit.<text:tab/>'</text:span></text:p>
      <text:p text:style-name="P93"><text:span text:style-name="T2">[2. De 77iapsia.] Thapsia aerem habet ac valen--<text:line-break/></text:span><text:span text:style-name="T2">ter: </text:span><text:span text:style-name="T2">calefacientem facultatem cum hurniditate conjunctam.<text:line-break/>Quamobrem ex alto </text:span><text:span text:style-name="T47">;</text:span><text:span text:style-name="T2"> violenter extrahit et quod extraxit,di-,<text:line-break/>gerit. Verum plusculum ad ea efficienda tempus postulat,,<text:line-break/></text:span><text:span text:style-name="T2">ut </text:span><text:span text:style-name="T2">quae larga hurniditate excrementitia impleta est, cujus<text:line-break/>villo etiam fit ut celeriter corrumpatur.<text:tab/>‘</text:span></text:p>
      <text:p text:style-name="P8"><text:span text:style-name="T2">[3. </text:span><text:span text:style-name="T2">De </text:span><text:span text:style-name="T27">Thermo, lupinscj .</text:span><text:span text:style-name="T2">Lupinius edi potest coctus,<text:line-break/>multis ante .diebus per macerationem amarore an aqua de-<text:line-break/>posito. Fitque tunc nutrimentum succi crassi. Caeterum<text:line-break/>hic, 'ut medicamentum quidem, ex genere </text:span><text:span text:style-name="T2">est emplasticorum.':<text:line-break/>At </text:span><text:span text:style-name="T2">ubi nativus etiamnum manet amaror, extergendi dige-r<text:line-break/>rendique vim obtinet. Interficit lumbricos tum illitus<text:line-break/>tum addito messe linctus tum ex pofca epotus. </text:span><text:span text:style-name="T2">Quin et<text:line-break/></text:span><text:span text:style-name="T2">decoctum ejus lumbricos ejicere potest, tum .etiam </text:span><text:span text:style-name="T2">foris itis<text:line-break/>dem </text:span><text:span text:style-name="T2">perfusum vitiligines, achoras, </text:span><text:span text:style-name="T2">pustulas, ploras, gan-<text:line-break/></text:span><text:span text:style-name="T2">graenas, ulcera maligna juvat,'partim extergendo, partim</text:span></text:p>
      <text:p text:style-name="P9"><text:span text:style-name="T2">citra mordacitatem digerendo siccandoqne. Expurgat jecur<text:line-break/>et lienem cum ruta et pipere suavitatis gratia assumptum.<text:line-break/>Elicit menses ac foetum eum rnyrrha et mella impositum.<text:line-break/>Porro lupinorum farina sine mordicatione digerit. </text:span><text:span text:style-name="T2">Nec<text:line-break/></text:span><text:span text:style-name="T2">enim livida tantum, sed </text:span><text:span text:style-name="T2">et </text:span><text:span text:style-name="T2">strumas et phymata dura curat,<text:line-break/></text:span><text:span text:style-name="T2">- </text:span><text:span text:style-name="T2">fed tunc in aceto aut oxymelite, aut posca coquatur oportet,<text:line-break/>idque pro laborantium temperamento et affectus diversitate,<text:line-break/>quod ex usu est eligendo. Sed non est praesentis </text:span><text:span text:style-name="T2">instituti<text:line-break/></text:span><text:span text:style-name="T2">talia distinguere. Digerit item quae livida sunt. Et quae-<text:line-break/>eunque modo diximus praestare posse decoctum, </text:span><text:span text:style-name="T2">eadem<text:line-break/></text:span><text:span text:style-name="T2">omnia efficit et farina. Sunt vero etiam qui eam ischiadi-<text:line-break/>cis cataplasmatis modo illinunt.</text:span></text:p>
      <text:p text:style-name="P8"><text:span text:style-name="T2">[4. </text:span><text:span text:style-name="T27">De Thermo, lupino</text:span><text:span text:style-name="T2"> agresti.] Lupinus </text:span><text:span text:style-name="T2">agrestis<text:line-break/>amarior </text:span><text:span text:style-name="T2">est et </text:span><text:span text:style-name="T2">ad </text:span><text:span text:style-name="T2">omnia valentior domestico, ejusdem </text:span><text:span text:style-name="T2">ge-<text:line-break/>nere cum ipso </text:span><text:span text:style-name="T2">facultatis.</text:span></text:p>
      <text:p text:style-name="P8"><text:span text:style-name="T2">[5. De </text:span><text:span text:style-name="T27">Thlaspsisc\.</text:span><text:span text:style-name="T2"> </text:span><text:span text:style-name="T2">Thlaspi semen. ' </text:span><text:span text:style-name="T2">Habet </text:span><text:span text:style-name="T2">et </text:span><text:span text:style-name="T2">ipsum<text:line-break/>facultatem </text:span><text:span text:style-name="T2">acrem, </text:span><text:span text:style-name="T2">adeo </text:span><text:span text:style-name="T2">utinternos abscessus potum </text:span><text:span text:style-name="T2">disrum-</text:span></text:p>
      <text:p text:style-name="P6"><text:span text:style-name="T2">pat. Menses ciet et foetum necat. Per sedem infusum<text:line-break/>fanguinolenta evacuans ischiadibus prodest. . Est enim<text:line-break/>alloqui tum superne tum inferne biliosorum humorum<text:line-break/>evacuatorium oxybaphi mensura epotum.</text:span></text:p>
      <text:p text:style-name="P8"><text:span text:style-name="T2">[6. De </text:span><text:span text:style-name="T27">Thridace,</text:span><text:span text:style-name="T2"> ia.ctuca.) Lactuca humidum est<text:line-break/>frigidumque olus, non tamen extreme', siquidem edendo<text:line-break/>non </text:span><text:span text:style-name="T2">foret, </text:span><text:span text:style-name="T2">verum maxime secundum aquae, ut sic dicam,<text:line-break/>fontanae frigiditatem. Proinde ad calidas phlegmonas ac-<text:line-break/>commodum est et ad parva et levia erysipelata, non tamen<text:line-break/>majoribus satisfacere idonea est. Est etiam edulium siti<text:line-break/>adversirrn. At femen potum geniturae profluvium cohibet,<text:line-break/>quamobrem etiam iis qui libidinosis fomuiis vexantur datur;'<text:line-break/>sic et agrestis lactucae femen, cujus colligitur fuocus, ar-<text:line-break/>gemas et caligines expurgans, tum ad adustiones cum lacte<text:line-break/>mulierum inungi folitus.</text:span></text:p>
      <text:p text:style-name="P8"><text:span text:style-name="T27">De Thymo?\</text:span><text:span text:style-name="T2"> Thymum incidit et oalefacit vehe-<text:line-break/>menter, Ob id et urinam et menscs provocat, foetum</text:span></text:p>
      <text:p text:style-name="P94"><text:span text:style-name="T2">evellit, 'viscera potum expurgat, educendis ex thorace et<text:line-break/>pulmone confert. Itaque </text:span><text:span text:style-name="T2">in </text:span><text:span text:style-name="T2">calefaciendo exiccandoque in<text:line-break/>tertio ordine statuendum est.<text:tab/></text:span><text:span text:style-name="T2">. . ' •</text:span></text:p>
      <text:h text:style-name="Heading_20_2" text:outline-level="2">Cap. IX.</text:h>
      <text:p text:style-name="P96"><text:span text:style-name="T2">i. De </text:span><text:span text:style-name="T27">Idaea</text:span><text:span text:style-name="T2"> radice.] Idaea radix gustu<text:line-break/>admodum acerba est, ac si opere periculumfacias, eandem<text:line-break/>vim praefert. Nimirum sanguinis profluvia, alvi </text:span><text:span text:style-name="T2">fluxus,<text:line-break/></text:span><text:span text:style-name="T2">dysenterias., profluvium mulierum et quaecunque ejus </text:span><text:span text:style-name="T2">sunt<text:line-break/></text:span><text:span text:style-name="T2">generis tum pota tum foris imposita curans.</text:span></text:p>
      <text:p text:style-name="P8"><text:span text:style-name="T2">• [2. De </text:span><text:span text:style-name="T27">Ixo,</text:span><text:span text:style-name="T2"> viseo.] Viscum ex plurima </text:span><text:span text:style-name="T2">aerea et<text:line-break/></text:span><text:span text:style-name="T2">aquea calida,, paucissima terrena. substantia constati </text:span><text:span text:style-name="T2">Nam<text:line-break/></text:span><text:span text:style-name="T2">acrimonia in </text:span><text:span text:style-name="T27">eo</text:span><text:span text:style-name="T2"> amarorem excellit. Itaque etiam effectus<text:line-break/>ei secundum essentiam insunt. Siquidem valenter ex alto<text:line-break/>humores extrahit, nec eos tantum tenues, sed et crassiores,<text:line-break/>eosque, diffundit ac digerit Est autem ex eorum </text:span><text:span text:style-name="T2">genere<text:line-break/></text:span><text:span text:style-name="T2">quae </text:span><text:span text:style-name="T2">non </text:span><text:span text:style-name="T2">protinus admota calefaciunt, sed quae </text:span><text:span text:style-name="T2">tempus<text:line-break/></text:span><text:span text:style-name="T2">requirunt velut thapfia. Sed et fupra hoc commonuimus</text:span></text:p>
      <text:p text:style-name="P6"><text:span text:style-name="T2">inesse calidis </text:span><text:span text:style-name="T2">facultate </text:span><text:span text:style-name="T2">medicamentis, ubi largum continent<text:line-break/>humorem excrementitium.</text:span></text:p>
      <text:p text:style-name="P8"><text:span text:style-name="T2">[3. De </text:span><text:span text:style-name="T27">Io, violase</text:span><text:span text:style-name="T2"> Violae folia aqueam </text:span><text:span text:style-name="T27">et</text:span><text:span text:style-name="T2"> fubfrigidarn<text:line-break/>substantiam superantem possident. Proinde tum per se tum<text:line-break/>cum polenta illita calidas phlegmonas mitigant. Imponun-<text:line-break/>tur et ori ventriculi aestuanti </text:span><text:span text:style-name="T27">et </text:span><text:span text:style-name="T27">oculis.</text:span></text:p>
      <text:p text:style-name="P8"><text:span text:style-name="T2">[4. De </text:span><text:span text:style-name="T27">hippuride,</text:span><text:span text:style-name="T2"> </text:span><text:span text:style-name="T2">cauda </text:span><text:span text:style-name="T2">equinaJ Cauda equina<text:line-break/>astringentem cum amarore qualitatem possidet, ac proinde<text:line-break/>valenter fimulque citra mordacitatem exiccantem. Itaque<text:line-break/>vulnera, vel maxima illita conglutinat, etiamsi praesectos<text:line-break/>esse nervos contigerit, praeterea Vocatas enterocelas gluti-<text:line-break/>nat. Ad haec ad sanguinis rejectionem, ad profluvium<text:line-break/>muliebre potissimum rubrum,, ad dysenterias et reliquos<text:line-break/>ventris fluxus strenuum ac generosinn est remedium herba<text:line-break/>ipsa, aut ex aqua, aut ex vino epota. Sunt: qui de ea<text:line-break/>scriptum reliquerunt, quod'nonnunquam etiam vesioae ac<text:line-break/>tenuium intestinorum vulnera sanavial' Ejus vero succus<text:line-break/>prodest etiam profluvio sanguinis: prorumpenti e-naribus.</text:span></text:p>
      <text:p text:style-name="P6"><text:span text:style-name="T2">tum fluxibilibus in ventre </text:span><text:span text:style-name="T2">passionibus </text:span><text:span text:style-name="T2">ex austerorum tino-<text:line-break/>rum quopiam potus, a</text:span><text:span text:style-name="T47">c</text:span><text:span text:style-name="T2"> </text:span><text:span text:style-name="T2">si </text:span><text:span text:style-name="T2">febre teneantur, ex aqua.</text:span></text:p>
      <text:p text:style-name="P8"><text:span text:style-name="T2">[5. De </text:span><text:span text:style-name="T27">JiippoTnarathroij</text:span><text:span text:style-name="T2"> Hippomarathrurn. Una<text:line-break/>cum foeniculo et de ipfo ditrei«rnu</text:span><text:span text:style-name="T47">S</text:span><text:span text:style-name="T2">.</text:span></text:p>
      <text:p text:style-name="P8"><text:span text:style-name="T27">[si. De IJatide^\</text:span><text:span text:style-name="T2"> Isatis domefttca quidem, qua<text:line-break/>utuntur tinctores, facultatis est valenter exiccantis, nondum<text:line-break/>tamen mordentis, . est enim simul amara atque astringens.<text:line-break/>Proinde magna vulnera corporum durorum glutinat, etiamsi<text:line-break/>in capitibus musculorum suerint, et sanguinis profluvio<text:line-break/>laborantibus partibus utiliter illinitur. Tumores oedema-<text:line-break/>todeis mirifice digerit simul ac reprimit, et adversus omnia<text:line-break/>ulcera maligna mirabiliter resistit, etiamsi putrescant, etiamsi<text:line-break/>exedantur ac erodantur. Quod fi quando quam pro la-<text:line-break/>borantis natura valentior appareat, follis ejus tritis miscere<text:line-break/>oportebit aut panem, aut hordeaceam farinam, aut tri-<text:line-break/>ticeam, aut polentam, provincente nimirum in unoquoque<text:line-break/>affectu. At isatis silvestris manifeste jam acre quiddam<text:line-break/>tum gustu tum actione praefert. Proinde quam domestica</text:span></text:p>
      <text:p text:style-name="P9"><text:span text:style-name="T2">valentins desiccans, valentius humidis etiatu putredinibus<text:line-break/></text:span><text:span text:style-name="T2">„ </text:span><text:span text:style-name="T2">obsistit. Ad caetera </text:span><text:span text:style-name="T27">vero</text:span><text:span text:style-name="T2"> jam comprehensa deterior, im-<text:line-break/>moderatius enim jam mordaciterque </text:span><text:span text:style-name="T2">desiccat, </text:span><text:span text:style-name="T2">talia autem<text:line-break/>irritantur hoc pacto et phlegmone gravari incipiunt. Cae--<text:line-break/>terum ob facultatis robur lienosis- 'quoque utilis suerit, quum<text:line-break/>altera nondum prodesse possit.</text:span></text:p>
      <text:p text:style-name="P8"><text:span text:style-name="T2">.[7- </text:span><text:span text:style-name="T27">Iscpy</text:span><text:span text:style-name="T39">r</text:span><text:span text:style-name="T27">°-\</text:span><text:span text:style-name="T2"> Isopyrum aut phafiolum• semen<text:line-break/>habet amarum et subacerbum. Extergit itaque et incidit<text:line-break/>humores crassos, cum hoc ut corpora contrahat et constrin-<text:line-break/>gat. Quamobrem excreationiluts pectoris, conducit et jecur<text:line-break/>expurgat, et sanguinem spuentibus non est adversum, imo<text:line-break/>etiam juvare creditur-, nam propter temperiei mixtionem'<text:line-break/>contrariis etiam congruere ridetur.</text:span></text:p>
      <text:p text:style-name="P8"><text:span text:style-name="T2">[8. De </text:span><text:span text:style-name="T27">itea, salicem</text:span><text:span text:style-name="T2"> Salicis foliis ad cruenti vulneris<text:line-break/>glutinationem uti possis. Vertrm floribus ejus maxime pro-<text:line-break/>pe omnes utuntur medici ad exiceantis emplastri praepara-<text:line-break/>tionem, est enim facultas eorum desiccatoria et morsus ex-<text:line-break/>pers, habent vero etiam quandam astrictionem; Sunt vero</text:span></text:p>
      <text:p text:style-name="P6"><text:span text:style-name="T2">etiam qui succum ex eis expressum medicamentum servent,<text:line-break/>mordacitatis expers et exiccatorium, ad mulsas res utile.<text:line-break/>Haud enim invenias quid </text:span><text:span text:style-name="T2">ad </text:span><text:span text:style-name="T2">plures res utilius medicamento<text:line-break/>citra mordacitatem </text:span><text:span text:style-name="T2">exiccante, </text:span><text:span text:style-name="T2">quod paulum etiam 'astringat,<text:line-break/>sicut in opere de medicamentorum compositione exactius<text:line-break/>docebimus. Porro arboris cortex similem facultatem ob-<text:line-break/>tinet tum floribus tum foliis, nisi quod temperiei sit sic-<text:line-break/>cioris, velut omnes cortices. .Sed hunc quidam comburunt,<text:line-break/>ejusque cinere utuntur ad ea omnia quae valenter desiccare,<text:line-break/>oportet. Nam clavos quos vocant, callos, rnyrmecias<text:line-break/>tollunt, aceto acri ipsum macerantes. Nonnulli autem<text:line-break/>dum floret salix, corticem ejus incidunt et succum quendam<text:line-break/>colligunt, usunturque ad </text:span><text:span text:style-name="T27">ea</text:span><text:span text:style-name="T2"> q</text:span><text:span text:style-name="T47">nae</text:span><text:span text:style-name="T2"> </text:span><text:span text:style-name="T27">pupillas offuscant</text:span><text:span text:style-name="T2"> exter-<text:line-break/>gente videlicet simulqne tenuium partium ' medicamento.<text:line-break/>Uti vero; illo ad multa, quis possit, siquidem talis fuer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leni opera omnia / vol. 11</dc:title>
    <meta:initial-creator>Galien</meta:initial-creator>
    <meta:generator>LibreOffice/7.2.1.2$Linux_X86_64 LibreOffice_project/20$Build-2</meta:generator>
    <dc:date>2021-10-30T17:25:15.076962841</dc:date>
    <meta:editing-duration>PT19M40S</meta:editing-duration>
    <meta:editing-cycles>2</meta:editing-cycles>
    <meta:document-statistic meta:table-count="0" meta:image-count="0" meta:object-count="0" meta:page-count="892" meta:paragraph-count="1540" meta:word-count="127113" meta:character-count="881654" meta:non-whitespace-character-count="756085"/>
  </office:meta>
</office:document-meta>
</file>